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8.76pt"/>
    </style:style>
    <style:style style:name="co2" style:family="table-column">
      <style:table-column-properties fo:break-before="auto" style:column-width="103.61pt"/>
    </style:style>
    <style:style style:name="co3" style:family="table-column">
      <style:table-column-properties fo:break-before="auto" style:column-width="72.26pt"/>
    </style:style>
    <style:style style:name="co4" style:family="table-column">
      <style:table-column-properties fo:break-before="auto" style:column-width="66.76pt"/>
    </style:style>
    <style:style style:name="co5" style:family="table-column">
      <style:table-column-properties fo:break-before="auto" style:column-width="65.2pt"/>
    </style:style>
    <style:style style:name="co6" style:family="table-column">
      <style:table-column-properties fo:break-before="auto" style:column-width="65.96pt"/>
    </style:style>
    <style:style style:name="co7" style:family="table-column">
      <style:table-column-properties fo:break-before="auto" style:column-width="61.2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calibrateCSV_ice_20191203_1102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number-columns-repeated="6" table:default-cell-style-name="Default"/>
        <table:table-column table:style-name="co3" table:number-columns-repeated="10" table:default-cell-style-name="Default"/>
        <table:table-column table:style-name="co4" table:number-columns-repeated="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econds</text:p>
          </table:table-cell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TempC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ad2</text:p>
          </table:table-cell>
          <table:table-cell office:value-type="string" calcext:value-type="string">
            <text:p><text:s/>ad3</text:p>
          </table:table-cell>
          <table:table-cell office:value-type="string" calcext:value-type="string">
            <text:p><text:s/>ad4</text:p>
          </table:table-cell>
          <table:table-cell office:value-type="string" calcext:value-type="string">
            <text:p><text:s/>ad5</text:p>
          </table:table-cell>
          <table:table-cell office:value-type="string" calcext:value-type="string">
            <text:p><text:s/>ad6</text:p>
          </table:table-cell>
          <table:table-cell office:value-type="string" calcext:value-type="string">
            <text:p><text:s/>ad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m1.0</text:p>
          </table:table-cell>
          <table:table-cell office:value-type="string" calcext:value-type="string">
            <text:p><text:s/>m1.1</text:p>
          </table:table-cell>
          <table:table-cell office:value-type="string" calcext:value-type="string">
            <text:p><text:s/>m1.2</text:p>
          </table:table-cell>
          <table:table-cell office:value-type="string" calcext:value-type="string">
            <text:p><text:s/>m1.3</text:p>
          </table:table-cell>
          <table:table-cell office:value-type="string" calcext:value-type="string">
            <text:p><text:s/>m1.4</text:p>
          </table:table-cell>
          <table:table-cell office:value-type="string" calcext:value-type="string">
            <text:p><text:s/>m1.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mv.0</text:p>
          </table:table-cell>
          <table:table-cell office:value-type="string" calcext:value-type="string">
            <text:p><text:s/>mv.1</text:p>
          </table:table-cell>
          <table:table-cell office:value-type="string" calcext:value-type="string">
            <text:p><text:s/>mv.2</text:p>
          </table:table-cell>
          <table:table-cell office:value-type="string" calcext:value-type="string">
            <text:p><text:s/>mv.3</text:p>
          </table:table-cell>
          <table:table-cell office:value-type="string" calcext:value-type="string">
            <text:p><text:s/>mv.4</text:p>
          </table:table-cell>
          <table:table-cell office:value-type="string" calcext:value-type="string">
            <text:p><text:s/>mv.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KR.0</text:p>
          </table:table-cell>
          <table:table-cell office:value-type="string" calcext:value-type="string">
            <text:p><text:s/>KR.1</text:p>
          </table:table-cell>
          <table:table-cell office:value-type="string" calcext:value-type="string">
            <text:p><text:s/>KR.2</text:p>
          </table:table-cell>
          <table:table-cell office:value-type="string" calcext:value-type="string">
            <text:p><text:s/>KR.3</text:p>
          </table:table-cell>
          <table:table-cell office:value-type="string" calcext:value-type="string">
            <text:p><text:s/>KR.4</text:p>
          </table:table-cell>
          <table:table-cell office:value-type="string" calcext:value-type="string">
            <text:p><text:s/>KR.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K0.0</text:p>
          </table:table-cell>
          <table:table-cell office:value-type="string" calcext:value-type="string">
            <text:p><text:s/>K0.1</text:p>
          </table:table-cell>
          <table:table-cell office:value-type="string" calcext:value-type="string">
            <text:p><text:s/>K0.2</text:p>
          </table:table-cell>
          <table:table-cell office:value-type="string" calcext:value-type="string">
            <text:p><text:s/>K0.3</text:p>
          </table:table-cell>
          <table:table-cell office:value-type="string" calcext:value-type="string">
            <text:p><text:s/>K0.4</text:p>
          </table:table-cell>
          <table:table-cell office:value-type="string" calcext:value-type="string">
            <text:p><text:s/>K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2019-12-03 11:02:13</text:p>
          </table:table-cell>
          <table:table-cell office:value-type="float" office:value="24.286" calcext:value-type="float">
            <text:p>24.286</text:p>
          </table:table-cell>
          <table:table-cell office:value-type="string" calcext:value-type="string">
            <text:p><text:s/></text:p>
          </table:table-cell>
          <table:table-cell office:value-type="float" office:value="0.137940662" calcext:value-type="float">
            <text:p>0.137940662</text:p>
          </table:table-cell>
          <table:table-cell office:value-type="float" office:value="0.03426135" calcext:value-type="float">
            <text:p>0.03426135</text:p>
          </table:table-cell>
          <table:table-cell office:value-type="float" office:value="0.134213583" calcext:value-type="float">
            <text:p>0.134213583</text:p>
          </table:table-cell>
          <table:table-cell office:value-type="float" office:value="0.140485184" calcext:value-type="float">
            <text:p>0.140485184</text:p>
          </table:table-cell>
          <table:table-cell office:value-type="float" office:value="0.128432528" calcext:value-type="float">
            <text:p>0.12843252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6966" calcext:value-type="float">
            <text:p>0.001126966</text:p>
          </table:table-cell>
          <table:table-cell office:value-type="float" office:value="0.000279913" calcext:value-type="float">
            <text:p>0.000279913</text:p>
          </table:table-cell>
          <table:table-cell office:value-type="float" office:value="0.001096516" calcext:value-type="float">
            <text:p>0.001096516</text:p>
          </table:table-cell>
          <table:table-cell office:value-type="float" office:value="0.001147755" calcext:value-type="float">
            <text:p>0.001147755</text:p>
          </table:table-cell>
          <table:table-cell office:value-type="float" office:value="0.001049285" calcext:value-type="float">
            <text:p>0.00104928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4787" calcext:value-type="float">
            <text:p>0.000854787</text:p>
          </table:table-cell>
          <table:table-cell office:value-type="float" office:value="0.000007734" calcext:value-type="float">
            <text:p>7.734E-06</text:p>
          </table:table-cell>
          <table:table-cell office:value-type="float" office:value="0.000824337" calcext:value-type="float">
            <text:p>0.000824337</text:p>
          </table:table-cell>
          <table:table-cell office:value-type="float" office:value="0.000875576" calcext:value-type="float">
            <text:p>0.000875576</text:p>
          </table:table-cell>
          <table:table-cell office:value-type="float" office:value="0.000777107" calcext:value-type="float">
            <text:p>0.000777107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307105921" calcext:value-type="float">
            <text:p>24.307105921</text:p>
          </table:table-cell>
          <table:table-cell office:value-type="float" office:value="24.28618689" calcext:value-type="float">
            <text:p>24.28618689</text:p>
          </table:table-cell>
          <table:table-cell office:value-type="float" office:value="24.306353928" calcext:value-type="float">
            <text:p>24.306353928</text:p>
          </table:table-cell>
          <table:table-cell office:value-type="float" office:value="24.307619316" calcext:value-type="float">
            <text:p>24.307619316</text:p>
          </table:table-cell>
          <table:table-cell office:value-type="float" office:value="24.305187513" calcext:value-type="float">
            <text:p>24.305187513</text:p>
          </table:table-cell>
          <table:table-cell office:value-type="float" office:value="25.287663748" calcext:value-type="float">
            <text:p>25.287663748</text:p>
          </table:table-cell>
          <table:table-cell/>
          <table:table-cell office:value-type="float" office:value="0.021667202" calcext:value-type="float">
            <text:p>0.021667202</text:p>
          </table:table-cell>
          <table:table-cell office:value-type="float" office:value="0.000195999" calcext:value-type="float">
            <text:p>0.000195999</text:p>
          </table:table-cell>
          <table:table-cell office:value-type="float" office:value="0.020895362" calcext:value-type="float">
            <text:p>0.020895362</text:p>
          </table:table-cell>
          <table:table-cell office:value-type="float" office:value="0.022194147" calcext:value-type="float">
            <text:p>0.022194147</text:p>
          </table:table-cell>
          <table:table-cell office:value-type="float" office:value="0.019698163" calcext:value-type="float">
            <text:p>0.019698163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2019-12-03 11:02:15</text:p>
          </table:table-cell>
          <table:table-cell office:value-type="float" office:value="24.27589" calcext:value-type="float">
            <text:p>24.27589</text:p>
          </table:table-cell>
          <table:table-cell office:value-type="string" calcext:value-type="string">
            <text:p><text:s/></text:p>
          </table:table-cell>
          <table:table-cell office:value-type="float" office:value="0.138090269" calcext:value-type="float">
            <text:p>0.138090269</text:p>
          </table:table-cell>
          <table:table-cell office:value-type="float" office:value="0.03331602" calcext:value-type="float">
            <text:p>0.03331602</text:p>
          </table:table-cell>
          <table:table-cell office:value-type="float" office:value="0.133982317" calcext:value-type="float">
            <text:p>0.133982317</text:p>
          </table:table-cell>
          <table:table-cell office:value-type="float" office:value="0.1405883" calcext:value-type="float">
            <text:p>0.1405883</text:p>
          </table:table-cell>
          <table:table-cell office:value-type="float" office:value="0.129107848" calcext:value-type="float">
            <text:p>0.12910784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8188" calcext:value-type="float">
            <text:p>0.001128188</text:p>
          </table:table-cell>
          <table:table-cell office:value-type="float" office:value="0.00027219" calcext:value-type="float">
            <text:p>0.00027219</text:p>
          </table:table-cell>
          <table:table-cell office:value-type="float" office:value="0.001094627" calcext:value-type="float">
            <text:p>0.001094627</text:p>
          </table:table-cell>
          <table:table-cell office:value-type="float" office:value="0.001148597" calcext:value-type="float">
            <text:p>0.001148597</text:p>
          </table:table-cell>
          <table:table-cell office:value-type="float" office:value="0.001054803" calcext:value-type="float">
            <text:p>0.00105480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601" calcext:value-type="float">
            <text:p>0.00085601</text:p>
          </table:table-cell>
          <table:table-cell office:value-type="float" office:value="0.000000011" calcext:value-type="float">
            <text:p>1.1E-08</text:p>
          </table:table-cell>
          <table:table-cell office:value-type="float" office:value="0.000822448" calcext:value-type="float">
            <text:p>0.000822448</text:p>
          </table:table-cell>
          <table:table-cell office:value-type="float" office:value="0.000876418" calcext:value-type="float">
            <text:p>0.000876418</text:p>
          </table:table-cell>
          <table:table-cell office:value-type="float" office:value="0.000782624" calcext:value-type="float">
            <text:p>0.000782624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97028371" calcext:value-type="float">
            <text:p>24.297028371</text:p>
          </table:table-cell>
          <table:table-cell office:value-type="float" office:value="24.275888222" calcext:value-type="float">
            <text:p>24.275888222</text:p>
          </table:table-cell>
          <table:table-cell office:value-type="float" office:value="24.296199523" calcext:value-type="float">
            <text:p>24.296199523</text:p>
          </table:table-cell>
          <table:table-cell office:value-type="float" office:value="24.29753239" calcext:value-type="float">
            <text:p>24.29753239</text:p>
          </table:table-cell>
          <table:table-cell office:value-type="float" office:value="24.295216017" calcext:value-type="float">
            <text:p>24.295216017</text:p>
          </table:table-cell>
          <table:table-cell office:value-type="float" office:value="25.277564941" calcext:value-type="float">
            <text:p>25.277564941</text:p>
          </table:table-cell>
          <table:table-cell/>
          <table:table-cell office:value-type="float" office:value="0.021698185" calcext:value-type="float">
            <text:p>0.021698185</text:p>
          </table:table-cell>
          <table:table-cell office:value-type="float" office:value="0.000000225" calcext:value-type="float">
            <text:p>2.25E-07</text:p>
          </table:table-cell>
          <table:table-cell office:value-type="float" office:value="0.02084747" calcext:value-type="float">
            <text:p>0.02084747</text:p>
          </table:table-cell>
          <table:table-cell office:value-type="float" office:value="0.022215501" calcext:value-type="float">
            <text:p>0.022215501</text:p>
          </table:table-cell>
          <table:table-cell office:value-type="float" office:value="0.019838016" calcext:value-type="float">
            <text:p>0.019838016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2019-12-03 11:02:16</text:p>
          </table:table-cell>
          <table:table-cell office:value-type="float" office:value="24.27589" calcext:value-type="float">
            <text:p>24.27589</text:p>
          </table:table-cell>
          <table:table-cell office:value-type="string" calcext:value-type="string">
            <text:p><text:s/></text:p>
          </table:table-cell>
          <table:table-cell office:value-type="float" office:value="0.138283388" calcext:value-type="float">
            <text:p>0.138283388</text:p>
          </table:table-cell>
          <table:table-cell office:value-type="float" office:value="0.035051112" calcext:value-type="float">
            <text:p>0.035051112</text:p>
          </table:table-cell>
          <table:table-cell office:value-type="float" office:value="0.134372727" calcext:value-type="float">
            <text:p>0.134372727</text:p>
          </table:table-cell>
          <table:table-cell office:value-type="float" office:value="0.140494721" calcext:value-type="float">
            <text:p>0.140494721</text:p>
          </table:table-cell>
          <table:table-cell office:value-type="float" office:value="0.128357426" calcext:value-type="float">
            <text:p>0.12835742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9766" calcext:value-type="float">
            <text:p>0.001129766</text:p>
          </table:table-cell>
          <table:table-cell office:value-type="float" office:value="0.000286365" calcext:value-type="float">
            <text:p>0.000286365</text:p>
          </table:table-cell>
          <table:table-cell office:value-type="float" office:value="0.001097816" calcext:value-type="float">
            <text:p>0.001097816</text:p>
          </table:table-cell>
          <table:table-cell office:value-type="float" office:value="0.001147833" calcext:value-type="float">
            <text:p>0.001147833</text:p>
          </table:table-cell>
          <table:table-cell office:value-type="float" office:value="0.001048672" calcext:value-type="float">
            <text:p>0.00104867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7587" calcext:value-type="float">
            <text:p>0.000857587</text:p>
          </table:table-cell>
          <table:table-cell office:value-type="float" office:value="0.000014186" calcext:value-type="float">
            <text:p>1.4186E-05</text:p>
          </table:table-cell>
          <table:table-cell office:value-type="float" office:value="0.000825638" calcext:value-type="float">
            <text:p>0.000825638</text:p>
          </table:table-cell>
          <table:table-cell office:value-type="float" office:value="0.000875654" calcext:value-type="float">
            <text:p>0.000875654</text:p>
          </table:table-cell>
          <table:table-cell office:value-type="float" office:value="0.000776493" calcext:value-type="float">
            <text:p>0.000776493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97067336" calcext:value-type="float">
            <text:p>24.297067336</text:p>
          </table:table-cell>
          <table:table-cell office:value-type="float" office:value="24.276238312" calcext:value-type="float">
            <text:p>24.276238312</text:p>
          </table:table-cell>
          <table:table-cell office:value-type="float" office:value="24.296278295" calcext:value-type="float">
            <text:p>24.296278295</text:p>
          </table:table-cell>
          <table:table-cell office:value-type="float" office:value="24.297513509" calcext:value-type="float">
            <text:p>24.297513509</text:p>
          </table:table-cell>
          <table:table-cell office:value-type="float" office:value="24.295064606" calcext:value-type="float">
            <text:p>24.295064606</text:p>
          </table:table-cell>
          <table:table-cell office:value-type="float" office:value="25.277564941" calcext:value-type="float">
            <text:p>25.277564941</text:p>
          </table:table-cell>
          <table:table-cell/>
          <table:table-cell office:value-type="float" office:value="0.021738178" calcext:value-type="float">
            <text:p>0.021738178</text:p>
          </table:table-cell>
          <table:table-cell office:value-type="float" office:value="0.000359555" calcext:value-type="float">
            <text:p>0.000359555</text:p>
          </table:table-cell>
          <table:table-cell office:value-type="float" office:value="0.02092832" calcext:value-type="float">
            <text:p>0.02092832</text:p>
          </table:table-cell>
          <table:table-cell office:value-type="float" office:value="0.022196122" calcext:value-type="float">
            <text:p>0.022196122</text:p>
          </table:table-cell>
          <table:table-cell office:value-type="float" office:value="0.01968261" calcext:value-type="float">
            <text:p>0.01968261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2019-12-03 11:02:17</text:p>
          </table:table-cell>
          <table:table-cell office:value-type="float" office:value="24.27589" calcext:value-type="float">
            <text:p>24.27589</text:p>
          </table:table-cell>
          <table:table-cell office:value-type="string" calcext:value-type="string">
            <text:p><text:s/></text:p>
          </table:table-cell>
          <table:table-cell office:value-type="float" office:value="0.138110535" calcext:value-type="float">
            <text:p>0.138110535</text:p>
          </table:table-cell>
          <table:table-cell office:value-type="float" office:value="0.034333472" calcext:value-type="float">
            <text:p>0.034333472</text:p>
          </table:table-cell>
          <table:table-cell office:value-type="float" office:value="0.13483824" calcext:value-type="float">
            <text:p>0.13483824</text:p>
          </table:table-cell>
          <table:table-cell office:value-type="float" office:value="0.14019491" calcext:value-type="float">
            <text:p>0.14019491</text:p>
          </table:table-cell>
          <table:table-cell office:value-type="float" office:value="0.128219143" calcext:value-type="float">
            <text:p>0.12821914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8354" calcext:value-type="float">
            <text:p>0.001128354</text:p>
          </table:table-cell>
          <table:table-cell office:value-type="float" office:value="0.000280502" calcext:value-type="float">
            <text:p>0.000280502</text:p>
          </table:table-cell>
          <table:table-cell office:value-type="float" office:value="0.00110162" calcext:value-type="float">
            <text:p>0.00110162</text:p>
          </table:table-cell>
          <table:table-cell office:value-type="float" office:value="0.001145383" calcext:value-type="float">
            <text:p>0.001145383</text:p>
          </table:table-cell>
          <table:table-cell office:value-type="float" office:value="0.001047542" calcext:value-type="float">
            <text:p>0.00104754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6175" calcext:value-type="float">
            <text:p>0.000856175</text:p>
          </table:table-cell>
          <table:table-cell office:value-type="float" office:value="0.000008323" calcext:value-type="float">
            <text:p>8.323E-06</text:p>
          </table:table-cell>
          <table:table-cell office:value-type="float" office:value="0.000829441" calcext:value-type="float">
            <text:p>0.000829441</text:p>
          </table:table-cell>
          <table:table-cell office:value-type="float" office:value="0.000873204" calcext:value-type="float">
            <text:p>0.000873204</text:p>
          </table:table-cell>
          <table:table-cell office:value-type="float" office:value="0.000775363" calcext:value-type="float">
            <text:p>0.000775363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9703246" calcext:value-type="float">
            <text:p>24.29703246</text:p>
          </table:table-cell>
          <table:table-cell office:value-type="float" office:value="24.276093514" calcext:value-type="float">
            <text:p>24.276093514</text:p>
          </table:table-cell>
          <table:table-cell office:value-type="float" office:value="24.296372219" calcext:value-type="float">
            <text:p>24.296372219</text:p>
          </table:table-cell>
          <table:table-cell office:value-type="float" office:value="24.297453017" calcext:value-type="float">
            <text:p>24.297453017</text:p>
          </table:table-cell>
          <table:table-cell office:value-type="float" office:value="24.295036705" calcext:value-type="float">
            <text:p>24.295036705</text:p>
          </table:table-cell>
          <table:table-cell office:value-type="float" office:value="25.277564941" calcext:value-type="float">
            <text:p>25.277564941</text:p>
          </table:table-cell>
          <table:table-cell/>
          <table:table-cell office:value-type="float" office:value="0.021702381" calcext:value-type="float">
            <text:p>0.021702381</text:p>
          </table:table-cell>
          <table:table-cell office:value-type="float" office:value="0.000210935" calcext:value-type="float">
            <text:p>0.000210935</text:p>
          </table:table-cell>
          <table:table-cell office:value-type="float" office:value="0.021024722" calcext:value-type="float">
            <text:p>0.021024722</text:p>
          </table:table-cell>
          <table:table-cell office:value-type="float" office:value="0.022134034" calcext:value-type="float">
            <text:p>0.022134034</text:p>
          </table:table-cell>
          <table:table-cell office:value-type="float" office:value="0.019653973" calcext:value-type="float">
            <text:p>0.019653973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2019-12-03 11:02:18</text:p>
          </table:table-cell>
          <table:table-cell office:value-type="float" office:value="24.27083" calcext:value-type="float">
            <text:p>24.27083</text:p>
          </table:table-cell>
          <table:table-cell office:value-type="string" calcext:value-type="string">
            <text:p><text:s/></text:p>
          </table:table-cell>
          <table:table-cell office:value-type="float" office:value="0.137961523" calcext:value-type="float">
            <text:p>0.137961523</text:p>
          </table:table-cell>
          <table:table-cell office:value-type="float" office:value="0.033661131" calcext:value-type="float">
            <text:p>0.033661131</text:p>
          </table:table-cell>
          <table:table-cell office:value-type="float" office:value="0.134865062" calcext:value-type="float">
            <text:p>0.134865062</text:p>
          </table:table-cell>
          <table:table-cell office:value-type="float" office:value="0.140115635" calcext:value-type="float">
            <text:p>0.140115635</text:p>
          </table:table-cell>
          <table:table-cell office:value-type="float" office:value="0.128903404" calcext:value-type="float">
            <text:p>0.12890340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7137" calcext:value-type="float">
            <text:p>0.001127137</text:p>
          </table:table-cell>
          <table:table-cell office:value-type="float" office:value="0.000275009" calcext:value-type="float">
            <text:p>0.000275009</text:p>
          </table:table-cell>
          <table:table-cell office:value-type="float" office:value="0.001101839" calcext:value-type="float">
            <text:p>0.001101839</text:p>
          </table:table-cell>
          <table:table-cell office:value-type="float" office:value="0.001144736" calcext:value-type="float">
            <text:p>0.001144736</text:p>
          </table:table-cell>
          <table:table-cell office:value-type="float" office:value="0.001053132" calcext:value-type="float">
            <text:p>0.00105313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4958" calcext:value-type="float">
            <text:p>0.000854958</text:p>
          </table:table-cell>
          <table:table-cell office:value-type="float" office:value="0.00000283" calcext:value-type="float">
            <text:p>2.83E-06</text:p>
          </table:table-cell>
          <table:table-cell office:value-type="float" office:value="0.00082966" calcext:value-type="float">
            <text:p>0.00082966</text:p>
          </table:table-cell>
          <table:table-cell office:value-type="float" office:value="0.000872557" calcext:value-type="float">
            <text:p>0.000872557</text:p>
          </table:table-cell>
          <table:table-cell office:value-type="float" office:value="0.000780954" calcext:value-type="float">
            <text:p>0.000780954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91948526" calcext:value-type="float">
            <text:p>24.291948526</text:p>
          </table:table-cell>
          <table:table-cell office:value-type="float" office:value="24.270903891" calcext:value-type="float">
            <text:p>24.270903891</text:p>
          </table:table-cell>
          <table:table-cell office:value-type="float" office:value="24.291323761" calcext:value-type="float">
            <text:p>24.291323761</text:p>
          </table:table-cell>
          <table:table-cell office:value-type="float" office:value="24.292383156" calcext:value-type="float">
            <text:p>24.292383156</text:p>
          </table:table-cell>
          <table:table-cell office:value-type="float" office:value="24.290120891" calcext:value-type="float">
            <text:p>24.290120891</text:p>
          </table:table-cell>
          <table:table-cell office:value-type="float" office:value="25.272515538" calcext:value-type="float">
            <text:p>25.272515538</text:p>
          </table:table-cell>
          <table:table-cell/>
          <table:table-cell office:value-type="float" office:value="0.021671523" calcext:value-type="float">
            <text:p>0.021671523</text:p>
          </table:table-cell>
          <table:table-cell office:value-type="float" office:value="0.000071696" calcext:value-type="float">
            <text:p>7.1696E-05</text:p>
          </table:table-cell>
          <table:table-cell office:value-type="float" office:value="0.021030277" calcext:value-type="float">
            <text:p>0.021030277</text:p>
          </table:table-cell>
          <table:table-cell office:value-type="float" office:value="0.022117617" calcext:value-type="float">
            <text:p>0.022117617</text:p>
          </table:table-cell>
          <table:table-cell office:value-type="float" office:value="0.019795677" calcext:value-type="float">
            <text:p>0.019795677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2019-12-03 11:02:20</text:p>
          </table:table-cell>
          <table:table-cell office:value-type="float" office:value="24.27589" calcext:value-type="float">
            <text:p>24.27589</text:p>
          </table:table-cell>
          <table:table-cell office:value-type="string" calcext:value-type="string">
            <text:p><text:s/></text:p>
          </table:table-cell>
          <table:table-cell office:value-type="float" office:value="0.138048546" calcext:value-type="float">
            <text:p>0.138048546</text:p>
          </table:table-cell>
          <table:table-cell office:value-type="float" office:value="0.033341054" calcext:value-type="float">
            <text:p>0.033341054</text:p>
          </table:table-cell>
          <table:table-cell office:value-type="float" office:value="0.134143249" calcext:value-type="float">
            <text:p>0.134143249</text:p>
          </table:table-cell>
          <table:table-cell office:value-type="float" office:value="0.140094774" calcext:value-type="float">
            <text:p>0.140094774</text:p>
          </table:table-cell>
          <table:table-cell office:value-type="float" office:value="0.129126326" calcext:value-type="float">
            <text:p>0.12912632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7848" calcext:value-type="float">
            <text:p>0.001127848</text:p>
          </table:table-cell>
          <table:table-cell office:value-type="float" office:value="0.000272394" calcext:value-type="float">
            <text:p>0.000272394</text:p>
          </table:table-cell>
          <table:table-cell office:value-type="float" office:value="0.001095942" calcext:value-type="float">
            <text:p>0.001095942</text:p>
          </table:table-cell>
          <table:table-cell office:value-type="float" office:value="0.001144565" calcext:value-type="float">
            <text:p>0.001144565</text:p>
          </table:table-cell>
          <table:table-cell office:value-type="float" office:value="0.001054954" calcext:value-type="float">
            <text:p>0.00105495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5669" calcext:value-type="float">
            <text:p>0.000855669</text:p>
          </table:table-cell>
          <table:table-cell office:value-type="float" office:value="0.000000215" calcext:value-type="float">
            <text:p>2.15E-07</text:p>
          </table:table-cell>
          <table:table-cell office:value-type="float" office:value="0.000823763" calcext:value-type="float">
            <text:p>0.000823763</text:p>
          </table:table-cell>
          <table:table-cell office:value-type="float" office:value="0.000872386" calcext:value-type="float">
            <text:p>0.000872386</text:p>
          </table:table-cell>
          <table:table-cell office:value-type="float" office:value="0.000782775" calcext:value-type="float">
            <text:p>0.000782775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97019952" calcext:value-type="float">
            <text:p>24.297019952</text:p>
          </table:table-cell>
          <table:table-cell office:value-type="float" office:value="24.275893273" calcext:value-type="float">
            <text:p>24.275893273</text:p>
          </table:table-cell>
          <table:table-cell office:value-type="float" office:value="24.296231994" calcext:value-type="float">
            <text:p>24.296231994</text:p>
          </table:table-cell>
          <table:table-cell office:value-type="float" office:value="24.297432813" calcext:value-type="float">
            <text:p>24.297432813</text:p>
          </table:table-cell>
          <table:table-cell office:value-type="float" office:value="24.295219745" calcext:value-type="float">
            <text:p>24.295219745</text:p>
          </table:table-cell>
          <table:table-cell office:value-type="float" office:value="25.277564941" calcext:value-type="float">
            <text:p>25.277564941</text:p>
          </table:table-cell>
          <table:table-cell/>
          <table:table-cell office:value-type="float" office:value="0.021689544" calcext:value-type="float">
            <text:p>0.021689544</text:p>
          </table:table-cell>
          <table:table-cell office:value-type="float" office:value="0.00000541" calcext:value-type="float">
            <text:p>5.41E-06</text:p>
          </table:table-cell>
          <table:table-cell office:value-type="float" office:value="0.020880797" calcext:value-type="float">
            <text:p>0.020880797</text:p>
          </table:table-cell>
          <table:table-cell office:value-type="float" office:value="0.022113297" calcext:value-type="float">
            <text:p>0.022113297</text:p>
          </table:table-cell>
          <table:table-cell office:value-type="float" office:value="0.019841842" calcext:value-type="float">
            <text:p>0.019841842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2019-12-03 11:02:21</text:p>
          </table:table-cell>
          <table:table-cell office:value-type="float" office:value="24.27083" calcext:value-type="float">
            <text:p>24.27083</text:p>
          </table:table-cell>
          <table:table-cell office:value-type="string" calcext:value-type="string">
            <text:p><text:s/></text:p>
          </table:table-cell>
          <table:table-cell office:value-type="float" office:value="0.138072984" calcext:value-type="float">
            <text:p>0.138072984</text:p>
          </table:table-cell>
          <table:table-cell office:value-type="float" office:value="0.033322577" calcext:value-type="float">
            <text:p>0.033322577</text:p>
          </table:table-cell>
          <table:table-cell office:value-type="float" office:value="0.134080664" calcext:value-type="float">
            <text:p>0.134080664</text:p>
          </table:table-cell>
          <table:table-cell office:value-type="float" office:value="0.140312927" calcext:value-type="float">
            <text:p>0.140312927</text:p>
          </table:table-cell>
          <table:table-cell office:value-type="float" office:value="0.129250899" calcext:value-type="float">
            <text:p>0.12925089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8047" calcext:value-type="float">
            <text:p>0.001128047</text:p>
          </table:table-cell>
          <table:table-cell office:value-type="float" office:value="0.000272243" calcext:value-type="float">
            <text:p>0.000272243</text:p>
          </table:table-cell>
          <table:table-cell office:value-type="float" office:value="0.00109543" calcext:value-type="float">
            <text:p>0.00109543</text:p>
          </table:table-cell>
          <table:table-cell office:value-type="float" office:value="0.001146347" calcext:value-type="float">
            <text:p>0.001146347</text:p>
          </table:table-cell>
          <table:table-cell office:value-type="float" office:value="0.001055971" calcext:value-type="float">
            <text:p>0.00105597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5868" calcext:value-type="float">
            <text:p>0.000855868</text:p>
          </table:table-cell>
          <table:table-cell office:value-type="float" office:value="0.000000064" calcext:value-type="float">
            <text:p>6.4E-08</text:p>
          </table:table-cell>
          <table:table-cell office:value-type="float" office:value="0.000823251" calcext:value-type="float">
            <text:p>0.000823251</text:p>
          </table:table-cell>
          <table:table-cell office:value-type="float" office:value="0.000874169" calcext:value-type="float">
            <text:p>0.000874169</text:p>
          </table:table-cell>
          <table:table-cell office:value-type="float" office:value="0.000783793" calcext:value-type="float">
            <text:p>0.000783793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91971016" calcext:value-type="float">
            <text:p>24.291971016</text:p>
          </table:table-cell>
          <table:table-cell office:value-type="float" office:value="24.27083558" calcext:value-type="float">
            <text:p>24.27083558</text:p>
          </table:table-cell>
          <table:table-cell office:value-type="float" office:value="24.291165495" calcext:value-type="float">
            <text:p>24.291165495</text:p>
          </table:table-cell>
          <table:table-cell office:value-type="float" office:value="24.292422963" calcext:value-type="float">
            <text:p>24.292422963</text:p>
          </table:table-cell>
          <table:table-cell office:value-type="float" office:value="24.290191004" calcext:value-type="float">
            <text:p>24.290191004</text:p>
          </table:table-cell>
          <table:table-cell office:value-type="float" office:value="25.272515538" calcext:value-type="float">
            <text:p>25.272515538</text:p>
          </table:table-cell>
          <table:table-cell/>
          <table:table-cell office:value-type="float" office:value="0.021694605" calcext:value-type="float">
            <text:p>0.021694605</text:p>
          </table:table-cell>
          <table:table-cell office:value-type="float" office:value="0.000001583" calcext:value-type="float">
            <text:p>1.583E-06</text:p>
          </table:table-cell>
          <table:table-cell office:value-type="float" office:value="0.020867836" calcext:value-type="float">
            <text:p>0.020867836</text:p>
          </table:table-cell>
          <table:table-cell office:value-type="float" office:value="0.022158474" calcext:value-type="float">
            <text:p>0.022158474</text:p>
          </table:table-cell>
          <table:table-cell office:value-type="float" office:value="0.01986764" calcext:value-type="float">
            <text:p>0.01986764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2019-12-03 11:02:22</text:p>
          </table:table-cell>
          <table:table-cell office:value-type="float" office:value="24.27083" calcext:value-type="float">
            <text:p>24.27083</text:p>
          </table:table-cell>
          <table:table-cell office:value-type="string" calcext:value-type="string">
            <text:p><text:s/></text:p>
          </table:table-cell>
          <table:table-cell office:value-type="float" office:value="0.137975232" calcext:value-type="float">
            <text:p>0.137975232</text:p>
          </table:table-cell>
          <table:table-cell office:value-type="float" office:value="0.034174923" calcext:value-type="float">
            <text:p>0.034174923</text:p>
          </table:table-cell>
          <table:table-cell office:value-type="float" office:value="0.134937183" calcext:value-type="float">
            <text:p>0.134937183</text:p>
          </table:table-cell>
          <table:table-cell office:value-type="float" office:value="0.140319483" calcext:value-type="float">
            <text:p>0.140319483</text:p>
          </table:table-cell>
          <table:table-cell office:value-type="float" office:value="0.128247753" calcext:value-type="float">
            <text:p>0.12824775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7249" calcext:value-type="float">
            <text:p>0.001127249</text:p>
          </table:table-cell>
          <table:table-cell office:value-type="float" office:value="0.000279207" calcext:value-type="float">
            <text:p>0.000279207</text:p>
          </table:table-cell>
          <table:table-cell office:value-type="float" office:value="0.001102428" calcext:value-type="float">
            <text:p>0.001102428</text:p>
          </table:table-cell>
          <table:table-cell office:value-type="float" office:value="0.001146401" calcext:value-type="float">
            <text:p>0.001146401</text:p>
          </table:table-cell>
          <table:table-cell office:value-type="float" office:value="0.001047776" calcext:value-type="float">
            <text:p>0.00104777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507" calcext:value-type="float">
            <text:p>0.00085507</text:p>
          </table:table-cell>
          <table:table-cell office:value-type="float" office:value="0.000007028" calcext:value-type="float">
            <text:p>7.028E-06</text:p>
          </table:table-cell>
          <table:table-cell office:value-type="float" office:value="0.000830249" calcext:value-type="float">
            <text:p>0.000830249</text:p>
          </table:table-cell>
          <table:table-cell office:value-type="float" office:value="0.000874222" calcext:value-type="float">
            <text:p>0.000874222</text:p>
          </table:table-cell>
          <table:table-cell office:value-type="float" office:value="0.000775597" calcext:value-type="float">
            <text:p>0.000775597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91951293" calcext:value-type="float">
            <text:p>24.291951293</text:p>
          </table:table-cell>
          <table:table-cell office:value-type="float" office:value="24.27100756" calcext:value-type="float">
            <text:p>24.27100756</text:p>
          </table:table-cell>
          <table:table-cell office:value-type="float" office:value="24.291338313" calcext:value-type="float">
            <text:p>24.291338313</text:p>
          </table:table-cell>
          <table:table-cell office:value-type="float" office:value="24.292424286" calcext:value-type="float">
            <text:p>24.292424286</text:p>
          </table:table-cell>
          <table:table-cell office:value-type="float" office:value="24.289988601" calcext:value-type="float">
            <text:p>24.289988601</text:p>
          </table:table-cell>
          <table:table-cell office:value-type="float" office:value="25.272515538" calcext:value-type="float">
            <text:p>25.272515538</text:p>
          </table:table-cell>
          <table:table-cell/>
          <table:table-cell office:value-type="float" office:value="0.021674362" calcext:value-type="float">
            <text:p>0.021674362</text:p>
          </table:table-cell>
          <table:table-cell office:value-type="float" office:value="0.0001781" calcext:value-type="float">
            <text:p>0.0001781</text:p>
          </table:table-cell>
          <table:table-cell office:value-type="float" office:value="0.021045213" calcext:value-type="float">
            <text:p>0.021045213</text:p>
          </table:table-cell>
          <table:table-cell office:value-type="float" office:value="0.022159832" calcext:value-type="float">
            <text:p>0.022159832</text:p>
          </table:table-cell>
          <table:table-cell office:value-type="float" office:value="0.019659898" calcext:value-type="float">
            <text:p>0.019659898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2019-12-03 11:02:24</text:p>
          </table:table-cell>
          <table:table-cell office:value-type="float" office:value="24.27083" calcext:value-type="float">
            <text:p>24.27083</text:p>
          </table:table-cell>
          <table:table-cell office:value-type="string" calcext:value-type="string">
            <text:p><text:s/></text:p>
          </table:table-cell>
          <table:table-cell office:value-type="float" office:value="0.138078944" calcext:value-type="float">
            <text:p>0.138078944</text:p>
          </table:table-cell>
          <table:table-cell office:value-type="float" office:value="0.033243899" calcext:value-type="float">
            <text:p>0.033243899</text:p>
          </table:table-cell>
          <table:table-cell office:value-type="float" office:value="0.134057419" calcext:value-type="float">
            <text:p>0.134057419</text:p>
          </table:table-cell>
          <table:table-cell office:value-type="float" office:value="0.140261667" calcext:value-type="float">
            <text:p>0.140261667</text:p>
          </table:table-cell>
          <table:table-cell office:value-type="float" office:value="0.1290548" calcext:value-type="float">
            <text:p>0.129054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8096" calcext:value-type="float">
            <text:p>0.001128096</text:p>
          </table:table-cell>
          <table:table-cell office:value-type="float" office:value="0.0002716" calcext:value-type="float">
            <text:p>0.0002716</text:p>
          </table:table-cell>
          <table:table-cell office:value-type="float" office:value="0.00109524" calcext:value-type="float">
            <text:p>0.00109524</text:p>
          </table:table-cell>
          <table:table-cell office:value-type="float" office:value="0.001145929" calcext:value-type="float">
            <text:p>0.001145929</text:p>
          </table:table-cell>
          <table:table-cell office:value-type="float" office:value="0.001054369" calcext:value-type="float">
            <text:p>0.00105436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5917" calcext:value-type="float">
            <text:p>0.000855917</text:p>
          </table:table-cell>
          <table:table-cell office:value-type="float" office:value="-0.000000578" calcext:value-type="float">
            <text:p>-5.78E-07</text:p>
          </table:table-cell>
          <table:table-cell office:value-type="float" office:value="0.000823062" calcext:value-type="float">
            <text:p>0.000823062</text:p>
          </table:table-cell>
          <table:table-cell office:value-type="float" office:value="0.00087375" calcext:value-type="float">
            <text:p>0.00087375</text:p>
          </table:table-cell>
          <table:table-cell office:value-type="float" office:value="0.00078219" calcext:value-type="float">
            <text:p>0.00078219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91972218" calcext:value-type="float">
            <text:p>24.291972218</text:p>
          </table:table-cell>
          <table:table-cell office:value-type="float" office:value="24.270819705" calcext:value-type="float">
            <text:p>24.270819705</text:p>
          </table:table-cell>
          <table:table-cell office:value-type="float" office:value="24.291160805" calcext:value-type="float">
            <text:p>24.291160805</text:p>
          </table:table-cell>
          <table:table-cell office:value-type="float" office:value="24.292412621" calcext:value-type="float">
            <text:p>24.292412621</text:p>
          </table:table-cell>
          <table:table-cell office:value-type="float" office:value="24.290151437" calcext:value-type="float">
            <text:p>24.290151437</text:p>
          </table:table-cell>
          <table:table-cell office:value-type="float" office:value="25.272515538" calcext:value-type="float">
            <text:p>25.272515538</text:p>
          </table:table-cell>
          <table:table-cell/>
          <table:table-cell office:value-type="float" office:value="0.021695839" calcext:value-type="float">
            <text:p>0.021695839</text:p>
          </table:table-cell>
          <table:table-cell office:value-type="float" office:value="-0.000014661" calcext:value-type="float">
            <text:p>-1.4661E-05</text:p>
          </table:table-cell>
          <table:table-cell office:value-type="float" office:value="0.020863022" calcext:value-type="float">
            <text:p>0.020863022</text:p>
          </table:table-cell>
          <table:table-cell office:value-type="float" office:value="0.022147859" calcext:value-type="float">
            <text:p>0.022147859</text:p>
          </table:table-cell>
          <table:table-cell office:value-type="float" office:value="0.01982703" calcext:value-type="float">
            <text:p>0.01982703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2019-12-03 11:02:25</text:p>
          </table:table-cell>
          <table:table-cell office:value-type="float" office:value="24.27083" calcext:value-type="float">
            <text:p>24.27083</text:p>
          </table:table-cell>
          <table:table-cell office:value-type="string" calcext:value-type="string">
            <text:p><text:s/></text:p>
          </table:table-cell>
          <table:table-cell office:value-type="float" office:value="0.138075964" calcext:value-type="float">
            <text:p>0.138075964</text:p>
          </table:table-cell>
          <table:table-cell office:value-type="float" office:value="0.034886603" calcext:value-type="float">
            <text:p>0.034886603</text:p>
          </table:table-cell>
          <table:table-cell office:value-type="float" office:value="0.134326236" calcext:value-type="float">
            <text:p>0.134326236</text:p>
          </table:table-cell>
          <table:table-cell office:value-type="float" office:value="0.140280144" calcext:value-type="float">
            <text:p>0.140280144</text:p>
          </table:table-cell>
          <table:table-cell office:value-type="float" office:value="0.128482596" calcext:value-type="float">
            <text:p>0.12848259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8072" calcext:value-type="float">
            <text:p>0.001128072</text:p>
          </table:table-cell>
          <table:table-cell office:value-type="float" office:value="0.000285021" calcext:value-type="float">
            <text:p>0.000285021</text:p>
          </table:table-cell>
          <table:table-cell office:value-type="float" office:value="0.001097437" calcext:value-type="float">
            <text:p>0.001097437</text:p>
          </table:table-cell>
          <table:table-cell office:value-type="float" office:value="0.00114608" calcext:value-type="float">
            <text:p>0.00114608</text:p>
          </table:table-cell>
          <table:table-cell office:value-type="float" office:value="0.001049694" calcext:value-type="float">
            <text:p>0.00104969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5893" calcext:value-type="float">
            <text:p>0.000855893</text:p>
          </table:table-cell>
          <table:table-cell office:value-type="float" office:value="0.000012842" calcext:value-type="float">
            <text:p>1.2842E-05</text:p>
          </table:table-cell>
          <table:table-cell office:value-type="float" office:value="0.000825258" calcext:value-type="float">
            <text:p>0.000825258</text:p>
          </table:table-cell>
          <table:table-cell office:value-type="float" office:value="0.000873901" calcext:value-type="float">
            <text:p>0.000873901</text:p>
          </table:table-cell>
          <table:table-cell office:value-type="float" office:value="0.000777516" calcext:value-type="float">
            <text:p>0.000777516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91971617" calcext:value-type="float">
            <text:p>24.291971617</text:p>
          </table:table-cell>
          <table:table-cell office:value-type="float" office:value="24.271151156" calcext:value-type="float">
            <text:p>24.271151156</text:p>
          </table:table-cell>
          <table:table-cell office:value-type="float" office:value="24.291215043" calcext:value-type="float">
            <text:p>24.291215043</text:p>
          </table:table-cell>
          <table:table-cell office:value-type="float" office:value="24.292416349" calcext:value-type="float">
            <text:p>24.292416349</text:p>
          </table:table-cell>
          <table:table-cell office:value-type="float" office:value="24.290035985" calcext:value-type="float">
            <text:p>24.290035985</text:p>
          </table:table-cell>
          <table:table-cell office:value-type="float" office:value="25.272515538" calcext:value-type="float">
            <text:p>25.272515538</text:p>
          </table:table-cell>
          <table:table-cell/>
          <table:table-cell office:value-type="float" office:value="0.021695222" calcext:value-type="float">
            <text:p>0.021695222</text:p>
          </table:table-cell>
          <table:table-cell office:value-type="float" office:value="0.000325486" calcext:value-type="float">
            <text:p>0.000325486</text:p>
          </table:table-cell>
          <table:table-cell office:value-type="float" office:value="0.020918692" calcext:value-type="float">
            <text:p>0.020918692</text:p>
          </table:table-cell>
          <table:table-cell office:value-type="float" office:value="0.022151685" calcext:value-type="float">
            <text:p>0.022151685</text:p>
          </table:table-cell>
          <table:table-cell office:value-type="float" office:value="0.019708532" calcext:value-type="float">
            <text:p>0.019708532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2019-12-03 11:02:26</text:p>
          </table:table-cell>
          <table:table-cell office:value-type="float" office:value="24.26578" calcext:value-type="float">
            <text:p>24.26578</text:p>
          </table:table-cell>
          <table:table-cell office:value-type="string" calcext:value-type="string">
            <text:p><text:s/></text:p>
          </table:table-cell>
          <table:table-cell office:value-type="float" office:value="0.138008611" calcext:value-type="float">
            <text:p>0.138008611</text:p>
          </table:table-cell>
          <table:table-cell office:value-type="float" office:value="0.033652786" calcext:value-type="float">
            <text:p>0.033652786</text:p>
          </table:table-cell>
          <table:table-cell office:value-type="float" office:value="0.134894864" calcext:value-type="float">
            <text:p>0.134894864</text:p>
          </table:table-cell>
          <table:table-cell office:value-type="float" office:value="0.140165107" calcext:value-type="float">
            <text:p>0.140165107</text:p>
          </table:table-cell>
          <table:table-cell office:value-type="float" office:value="0.128816382" calcext:value-type="float">
            <text:p>0.12881638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7521" calcext:value-type="float">
            <text:p>0.001127521</text:p>
          </table:table-cell>
          <table:table-cell office:value-type="float" office:value="0.000274941" calcext:value-type="float">
            <text:p>0.000274941</text:p>
          </table:table-cell>
          <table:table-cell office:value-type="float" office:value="0.001102082" calcext:value-type="float">
            <text:p>0.001102082</text:p>
          </table:table-cell>
          <table:table-cell office:value-type="float" office:value="0.00114514" calcext:value-type="float">
            <text:p>0.00114514</text:p>
          </table:table-cell>
          <table:table-cell office:value-type="float" office:value="0.001052421" calcext:value-type="float">
            <text:p>0.00105242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5342" calcext:value-type="float">
            <text:p>0.000855342</text:p>
          </table:table-cell>
          <table:table-cell office:value-type="float" office:value="0.000002762" calcext:value-type="float">
            <text:p>2.762E-06</text:p>
          </table:table-cell>
          <table:table-cell office:value-type="float" office:value="0.000829903" calcext:value-type="float">
            <text:p>0.000829903</text:p>
          </table:table-cell>
          <table:table-cell office:value-type="float" office:value="0.000872961" calcext:value-type="float">
            <text:p>0.000872961</text:p>
          </table:table-cell>
          <table:table-cell office:value-type="float" office:value="0.000780243" calcext:value-type="float">
            <text:p>0.000780243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8690416" calcext:value-type="float">
            <text:p>24.28690416</text:p>
          </table:table-cell>
          <table:table-cell office:value-type="float" office:value="24.265848243" calcext:value-type="float">
            <text:p>24.265848243</text:p>
          </table:table-cell>
          <table:table-cell office:value-type="float" office:value="24.286275904" calcext:value-type="float">
            <text:p>24.286275904</text:p>
          </table:table-cell>
          <table:table-cell office:value-type="float" office:value="24.287339273" calcext:value-type="float">
            <text:p>24.287339273</text:p>
          </table:table-cell>
          <table:table-cell office:value-type="float" office:value="24.285049456" calcext:value-type="float">
            <text:p>24.285049456</text:p>
          </table:table-cell>
          <table:table-cell office:value-type="float" office:value="25.267466136" calcext:value-type="float">
            <text:p>25.267466136</text:p>
          </table:table-cell>
          <table:table-cell/>
          <table:table-cell office:value-type="float" office:value="0.021681274" calcext:value-type="float">
            <text:p>0.021681274</text:p>
          </table:table-cell>
          <table:table-cell office:value-type="float" office:value="0.000069968" calcext:value-type="float">
            <text:p>6.9968E-05</text:p>
          </table:table-cell>
          <table:table-cell office:value-type="float" office:value="0.021036449" calcext:value-type="float">
            <text:p>0.021036449</text:p>
          </table:table-cell>
          <table:table-cell office:value-type="float" office:value="0.022127862" calcext:value-type="float">
            <text:p>0.022127862</text:p>
          </table:table-cell>
          <table:table-cell office:value-type="float" office:value="0.019777656" calcext:value-type="float">
            <text:p>0.019777656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2019-12-03 11:02:28</text:p>
          </table:table-cell>
          <table:table-cell office:value-type="float" office:value="24.26578" calcext:value-type="float">
            <text:p>24.26578</text:p>
          </table:table-cell>
          <table:table-cell office:value-type="string" calcext:value-type="string">
            <text:p><text:s/></text:p>
          </table:table-cell>
          <table:table-cell office:value-type="float" office:value="0.138184445" calcext:value-type="float">
            <text:p>0.138184445</text:p>
          </table:table-cell>
          <table:table-cell office:value-type="float" office:value="0.034039621" calcext:value-type="float">
            <text:p>0.034039621</text:p>
          </table:table-cell>
          <table:table-cell office:value-type="float" office:value="0.134187357" calcext:value-type="float">
            <text:p>0.134187357</text:p>
          </table:table-cell>
          <table:table-cell office:value-type="float" office:value="0.140138285" calcext:value-type="float">
            <text:p>0.140138285</text:p>
          </table:table-cell>
          <table:table-cell office:value-type="float" office:value="0.128608361" calcext:value-type="float">
            <text:p>0.12860836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8958" calcext:value-type="float">
            <text:p>0.001128958</text:p>
          </table:table-cell>
          <table:table-cell office:value-type="float" office:value="0.000278101" calcext:value-type="float">
            <text:p>0.000278101</text:p>
          </table:table-cell>
          <table:table-cell office:value-type="float" office:value="0.001096302" calcext:value-type="float">
            <text:p>0.001096302</text:p>
          </table:table-cell>
          <table:table-cell office:value-type="float" office:value="0.001144921" calcext:value-type="float">
            <text:p>0.001144921</text:p>
          </table:table-cell>
          <table:table-cell office:value-type="float" office:value="0.001050722" calcext:value-type="float">
            <text:p>0.00105072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6779" calcext:value-type="float">
            <text:p>0.000856779</text:p>
          </table:table-cell>
          <table:table-cell office:value-type="float" office:value="0.000005923" calcext:value-type="float">
            <text:p>5.923E-06</text:p>
          </table:table-cell>
          <table:table-cell office:value-type="float" office:value="0.000824123" calcext:value-type="float">
            <text:p>0.000824123</text:p>
          </table:table-cell>
          <table:table-cell office:value-type="float" office:value="0.000872742" calcext:value-type="float">
            <text:p>0.000872742</text:p>
          </table:table-cell>
          <table:table-cell office:value-type="float" office:value="0.000778543" calcext:value-type="float">
            <text:p>0.000778543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86939638" calcext:value-type="float">
            <text:p>24.286939638</text:p>
          </table:table-cell>
          <table:table-cell office:value-type="float" office:value="24.265926296" calcext:value-type="float">
            <text:p>24.265926296</text:p>
          </table:table-cell>
          <table:table-cell office:value-type="float" office:value="24.286133151" calcext:value-type="float">
            <text:p>24.286133151</text:p>
          </table:table-cell>
          <table:table-cell office:value-type="float" office:value="24.287333861" calcext:value-type="float">
            <text:p>24.287333861</text:p>
          </table:table-cell>
          <table:table-cell office:value-type="float" office:value="24.285007484" calcext:value-type="float">
            <text:p>24.285007484</text:p>
          </table:table-cell>
          <table:table-cell office:value-type="float" office:value="25.267466136" calcext:value-type="float">
            <text:p>25.267466136</text:p>
          </table:table-cell>
          <table:table-cell/>
          <table:table-cell office:value-type="float" office:value="0.021717687" calcext:value-type="float">
            <text:p>0.021717687</text:p>
          </table:table-cell>
          <table:table-cell office:value-type="float" office:value="0.00015008" calcext:value-type="float">
            <text:p>0.00015008</text:p>
          </table:table-cell>
          <table:table-cell office:value-type="float" office:value="0.020889931" calcext:value-type="float">
            <text:p>0.020889931</text:p>
          </table:table-cell>
          <table:table-cell office:value-type="float" office:value="0.022122307" calcext:value-type="float">
            <text:p>0.022122307</text:p>
          </table:table-cell>
          <table:table-cell office:value-type="float" office:value="0.019734577" calcext:value-type="float">
            <text:p>0.019734577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2019-12-03 11:02:29</text:p>
          </table:table-cell>
          <table:table-cell office:value-type="float" office:value="24.27589" calcext:value-type="float">
            <text:p>24.27589</text:p>
          </table:table-cell>
          <table:table-cell office:value-type="string" calcext:value-type="string">
            <text:p><text:s/></text:p>
          </table:table-cell>
          <table:table-cell office:value-type="float" office:value="0.138029473" calcext:value-type="float">
            <text:p>0.138029473</text:p>
          </table:table-cell>
          <table:table-cell office:value-type="float" office:value="0.034961705" calcext:value-type="float">
            <text:p>0.034961705</text:p>
          </table:table-cell>
          <table:table-cell office:value-type="float" office:value="0.134729759" calcext:value-type="float">
            <text:p>0.134729759</text:p>
          </table:table-cell>
          <table:table-cell office:value-type="float" office:value="0.140099542" calcext:value-type="float">
            <text:p>0.140099542</text:p>
          </table:table-cell>
          <table:table-cell office:value-type="float" office:value="0.128064767" calcext:value-type="float">
            <text:p>0.12806476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7692" calcext:value-type="float">
            <text:p>0.001127692</text:p>
          </table:table-cell>
          <table:table-cell office:value-type="float" office:value="0.000285635" calcext:value-type="float">
            <text:p>0.000285635</text:p>
          </table:table-cell>
          <table:table-cell office:value-type="float" office:value="0.001100733" calcext:value-type="float">
            <text:p>0.001100733</text:p>
          </table:table-cell>
          <table:table-cell office:value-type="float" office:value="0.001144604" calcext:value-type="float">
            <text:p>0.001144604</text:p>
          </table:table-cell>
          <table:table-cell office:value-type="float" office:value="0.001046281" calcext:value-type="float">
            <text:p>0.00104628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5513" calcext:value-type="float">
            <text:p>0.000855513</text:p>
          </table:table-cell>
          <table:table-cell office:value-type="float" office:value="0.000013456" calcext:value-type="float">
            <text:p>1.3456E-05</text:p>
          </table:table-cell>
          <table:table-cell office:value-type="float" office:value="0.000828554" calcext:value-type="float">
            <text:p>0.000828554</text:p>
          </table:table-cell>
          <table:table-cell office:value-type="float" office:value="0.000872425" calcext:value-type="float">
            <text:p>0.000872425</text:p>
          </table:table-cell>
          <table:table-cell office:value-type="float" office:value="0.000774102" calcext:value-type="float">
            <text:p>0.000774102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97016104" calcext:value-type="float">
            <text:p>24.297016104</text:p>
          </table:table-cell>
          <table:table-cell office:value-type="float" office:value="24.276220272" calcext:value-type="float">
            <text:p>24.276220272</text:p>
          </table:table-cell>
          <table:table-cell office:value-type="float" office:value="24.296350332" calcext:value-type="float">
            <text:p>24.296350332</text:p>
          </table:table-cell>
          <table:table-cell office:value-type="float" office:value="24.297433775" calcext:value-type="float">
            <text:p>24.297433775</text:p>
          </table:table-cell>
          <table:table-cell office:value-type="float" office:value="24.295005557" calcext:value-type="float">
            <text:p>24.295005557</text:p>
          </table:table-cell>
          <table:table-cell office:value-type="float" office:value="25.277564941" calcext:value-type="float">
            <text:p>25.277564941</text:p>
          </table:table-cell>
          <table:table-cell/>
          <table:table-cell office:value-type="float" office:value="0.021685594" calcext:value-type="float">
            <text:p>0.021685594</text:p>
          </table:table-cell>
          <table:table-cell office:value-type="float" office:value="0.000341039" calcext:value-type="float">
            <text:p>0.000341039</text:p>
          </table:table-cell>
          <table:table-cell office:value-type="float" office:value="0.021002257" calcext:value-type="float">
            <text:p>0.021002257</text:p>
          </table:table-cell>
          <table:table-cell office:value-type="float" office:value="0.022114284" calcext:value-type="float">
            <text:p>0.022114284</text:p>
          </table:table-cell>
          <table:table-cell office:value-type="float" office:value="0.019622004" calcext:value-type="float">
            <text:p>0.019622004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2019-12-03 11:02:30</text:p>
          </table:table-cell>
          <table:table-cell office:value-type="float" office:value="24.26578" calcext:value-type="float">
            <text:p>24.26578</text:p>
          </table:table-cell>
          <table:table-cell office:value-type="string" calcext:value-type="string">
            <text:p><text:s/></text:p>
          </table:table-cell>
          <table:table-cell office:value-type="float" office:value="0.137898342" calcext:value-type="float">
            <text:p>0.137898342</text:p>
          </table:table-cell>
          <table:table-cell office:value-type="float" office:value="0.033627156" calcext:value-type="float">
            <text:p>0.033627156</text:p>
          </table:table-cell>
          <table:table-cell office:value-type="float" office:value="0.13484718" calcext:value-type="float">
            <text:p>0.13484718</text:p>
          </table:table-cell>
          <table:table-cell office:value-type="float" office:value="0.14005007" calcext:value-type="float">
            <text:p>0.14005007</text:p>
          </table:table-cell>
          <table:table-cell office:value-type="float" office:value="0.128927842" calcext:value-type="float">
            <text:p>0.12892784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662" calcext:value-type="float">
            <text:p>0.00112662</text:p>
          </table:table-cell>
          <table:table-cell office:value-type="float" office:value="0.000274732" calcext:value-type="float">
            <text:p>0.000274732</text:p>
          </table:table-cell>
          <table:table-cell office:value-type="float" office:value="0.001101693" calcext:value-type="float">
            <text:p>0.001101693</text:p>
          </table:table-cell>
          <table:table-cell office:value-type="float" office:value="0.0011442" calcext:value-type="float">
            <text:p>0.0011442</text:p>
          </table:table-cell>
          <table:table-cell office:value-type="float" office:value="0.001053332" calcext:value-type="float">
            <text:p>0.00105333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4442" calcext:value-type="float">
            <text:p>0.000854442</text:p>
          </table:table-cell>
          <table:table-cell office:value-type="float" office:value="0.000002553" calcext:value-type="float">
            <text:p>2.553E-06</text:p>
          </table:table-cell>
          <table:table-cell office:value-type="float" office:value="0.000829514" calcext:value-type="float">
            <text:p>0.000829514</text:p>
          </table:table-cell>
          <table:table-cell office:value-type="float" office:value="0.000872021" calcext:value-type="float">
            <text:p>0.000872021</text:p>
          </table:table-cell>
          <table:table-cell office:value-type="float" office:value="0.000781153" calcext:value-type="float">
            <text:p>0.000781153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86881911" calcext:value-type="float">
            <text:p>24.286881911</text:p>
          </table:table-cell>
          <table:table-cell office:value-type="float" office:value="24.265843072" calcext:value-type="float">
            <text:p>24.265843072</text:p>
          </table:table-cell>
          <table:table-cell office:value-type="float" office:value="24.286266283" calcext:value-type="float">
            <text:p>24.286266283</text:p>
          </table:table-cell>
          <table:table-cell office:value-type="float" office:value="24.287316062" calcext:value-type="float">
            <text:p>24.287316062</text:p>
          </table:table-cell>
          <table:table-cell office:value-type="float" office:value="24.285071946" calcext:value-type="float">
            <text:p>24.285071946</text:p>
          </table:table-cell>
          <table:table-cell office:value-type="float" office:value="25.267466136" calcext:value-type="float">
            <text:p>25.267466136</text:p>
          </table:table-cell>
          <table:table-cell/>
          <table:table-cell office:value-type="float" office:value="0.021658439" calcext:value-type="float">
            <text:p>0.021658439</text:p>
          </table:table-cell>
          <table:table-cell office:value-type="float" office:value="0.00006466" calcext:value-type="float">
            <text:p>6.466E-05</text:p>
          </table:table-cell>
          <table:table-cell office:value-type="float" office:value="0.021026574" calcext:value-type="float">
            <text:p>0.021026574</text:p>
          </table:table-cell>
          <table:table-cell office:value-type="float" office:value="0.022104039" calcext:value-type="float">
            <text:p>0.022104039</text:p>
          </table:table-cell>
          <table:table-cell office:value-type="float" office:value="0.019800738" calcext:value-type="float">
            <text:p>0.019800738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2019-12-03 11:02:32</text:p>
          </table:table-cell>
          <table:table-cell office:value-type="float" office:value="24.27083" calcext:value-type="float">
            <text:p>24.27083</text:p>
          </table:table-cell>
          <table:table-cell office:value-type="string" calcext:value-type="string">
            <text:p><text:s/></text:p>
          </table:table-cell>
          <table:table-cell office:value-type="float" office:value="0.138025896" calcext:value-type="float">
            <text:p>0.138025896</text:p>
          </table:table-cell>
          <table:table-cell office:value-type="float" office:value="0.033278469" calcext:value-type="float">
            <text:p>0.033278469</text:p>
          </table:table-cell>
          <table:table-cell office:value-type="float" office:value="0.134153382" calcext:value-type="float">
            <text:p>0.134153382</text:p>
          </table:table-cell>
          <table:table-cell office:value-type="float" office:value="0.139973776" calcext:value-type="float">
            <text:p>0.139973776</text:p>
          </table:table-cell>
          <table:table-cell office:value-type="float" office:value="0.129417792" calcext:value-type="float">
            <text:p>0.12941779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7663" calcext:value-type="float">
            <text:p>0.001127663</text:p>
          </table:table-cell>
          <table:table-cell office:value-type="float" office:value="0.000271883" calcext:value-type="float">
            <text:p>0.000271883</text:p>
          </table:table-cell>
          <table:table-cell office:value-type="float" office:value="0.001096024" calcext:value-type="float">
            <text:p>0.001096024</text:p>
          </table:table-cell>
          <table:table-cell office:value-type="float" office:value="0.001143577" calcext:value-type="float">
            <text:p>0.001143577</text:p>
          </table:table-cell>
          <table:table-cell office:value-type="float" office:value="0.001057335" calcext:value-type="float">
            <text:p>0.00105733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5484" calcext:value-type="float">
            <text:p>0.000855484</text:p>
          </table:table-cell>
          <table:table-cell office:value-type="float" office:value="-0.000000296" calcext:value-type="float">
            <text:p>-2.96E-07</text:p>
          </table:table-cell>
          <table:table-cell office:value-type="float" office:value="0.000823846" calcext:value-type="float">
            <text:p>0.000823846</text:p>
          </table:table-cell>
          <table:table-cell office:value-type="float" office:value="0.000871398" calcext:value-type="float">
            <text:p>0.000871398</text:p>
          </table:table-cell>
          <table:table-cell office:value-type="float" office:value="0.000785156" calcext:value-type="float">
            <text:p>0.000785156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91961515" calcext:value-type="float">
            <text:p>24.291961515</text:p>
          </table:table-cell>
          <table:table-cell office:value-type="float" office:value="24.270826681" calcext:value-type="float">
            <text:p>24.270826681</text:p>
          </table:table-cell>
          <table:table-cell office:value-type="float" office:value="24.291180167" calcext:value-type="float">
            <text:p>24.291180167</text:p>
          </table:table-cell>
          <table:table-cell office:value-type="float" office:value="24.292354534" calcext:value-type="float">
            <text:p>24.292354534</text:p>
          </table:table-cell>
          <table:table-cell office:value-type="float" office:value="24.290224678" calcext:value-type="float">
            <text:p>24.290224678</text:p>
          </table:table-cell>
          <table:table-cell office:value-type="float" office:value="25.272515538" calcext:value-type="float">
            <text:p>25.272515538</text:p>
          </table:table-cell>
          <table:table-cell/>
          <table:table-cell office:value-type="float" office:value="0.021684854" calcext:value-type="float">
            <text:p>0.021684854</text:p>
          </table:table-cell>
          <table:table-cell office:value-type="float" office:value="-0.000007501" calcext:value-type="float">
            <text:p>-7.501E-06</text:p>
          </table:table-cell>
          <table:table-cell office:value-type="float" office:value="0.020882895" calcext:value-type="float">
            <text:p>0.020882895</text:p>
          </table:table-cell>
          <table:table-cell office:value-type="float" office:value="0.022088239" calcext:value-type="float">
            <text:p>0.022088239</text:p>
          </table:table-cell>
          <table:table-cell office:value-type="float" office:value="0.019902202" calcext:value-type="float">
            <text:p>0.019902202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2019-12-03 11:02:33</text:p>
          </table:table-cell>
          <table:table-cell office:value-type="float" office:value="24.26578" calcext:value-type="float">
            <text:p>24.26578</text:p>
          </table:table-cell>
          <table:table-cell office:value-type="string" calcext:value-type="string">
            <text:p><text:s/></text:p>
          </table:table-cell>
          <table:table-cell office:value-type="float" office:value="0.138079541" calcext:value-type="float">
            <text:p>0.138079541</text:p>
          </table:table-cell>
          <table:table-cell office:value-type="float" office:value="0.033283238" calcext:value-type="float">
            <text:p>0.033283238</text:p>
          </table:table-cell>
          <table:table-cell office:value-type="float" office:value="0.134252922" calcext:value-type="float">
            <text:p>0.134252922</text:p>
          </table:table-cell>
          <table:table-cell office:value-type="float" office:value="0.140116828" calcext:value-type="float">
            <text:p>0.140116828</text:p>
          </table:table-cell>
          <table:table-cell office:value-type="float" office:value="0.129494086" calcext:value-type="float">
            <text:p>0.12949408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8101" calcext:value-type="float">
            <text:p>0.001128101</text:p>
          </table:table-cell>
          <table:table-cell office:value-type="float" office:value="0.000271922" calcext:value-type="float">
            <text:p>0.000271922</text:p>
          </table:table-cell>
          <table:table-cell office:value-type="float" office:value="0.001096838" calcext:value-type="float">
            <text:p>0.001096838</text:p>
          </table:table-cell>
          <table:table-cell office:value-type="float" office:value="0.001144745" calcext:value-type="float">
            <text:p>0.001144745</text:p>
          </table:table-cell>
          <table:table-cell office:value-type="float" office:value="0.001057958" calcext:value-type="float">
            <text:p>0.00105795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5922" calcext:value-type="float">
            <text:p>0.000855922</text:p>
          </table:table-cell>
          <table:table-cell office:value-type="float" office:value="-0.000000257" calcext:value-type="float">
            <text:p>-2.57E-07</text:p>
          </table:table-cell>
          <table:table-cell office:value-type="float" office:value="0.000824659" calcext:value-type="float">
            <text:p>0.000824659</text:p>
          </table:table-cell>
          <table:table-cell office:value-type="float" office:value="0.000872566" calcext:value-type="float">
            <text:p>0.000872566</text:p>
          </table:table-cell>
          <table:table-cell office:value-type="float" office:value="0.000785779" calcext:value-type="float">
            <text:p>0.000785779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86918471" calcext:value-type="float">
            <text:p>24.286918471</text:p>
          </table:table-cell>
          <table:table-cell office:value-type="float" office:value="24.265773679" calcext:value-type="float">
            <text:p>24.265773679</text:p>
          </table:table-cell>
          <table:table-cell office:value-type="float" office:value="24.28614638" calcext:value-type="float">
            <text:p>24.28614638</text:p>
          </table:table-cell>
          <table:table-cell office:value-type="float" office:value="24.287329532" calcext:value-type="float">
            <text:p>24.287329532</text:p>
          </table:table-cell>
          <table:table-cell office:value-type="float" office:value="24.285186196" calcext:value-type="float">
            <text:p>24.285186196</text:p>
          </table:table-cell>
          <table:table-cell office:value-type="float" office:value="25.267466136" calcext:value-type="float">
            <text:p>25.267466136</text:p>
          </table:table-cell>
          <table:table-cell/>
          <table:table-cell office:value-type="float" office:value="0.021695963" calcext:value-type="float">
            <text:p>0.021695963</text:p>
          </table:table-cell>
          <table:table-cell office:value-type="float" office:value="-0.000006514" calcext:value-type="float">
            <text:p>-6.514E-06</text:p>
          </table:table-cell>
          <table:table-cell office:value-type="float" office:value="0.020903509" calcext:value-type="float">
            <text:p>0.020903509</text:p>
          </table:table-cell>
          <table:table-cell office:value-type="float" office:value="0.022117864" calcext:value-type="float">
            <text:p>0.022117864</text:p>
          </table:table-cell>
          <table:table-cell office:value-type="float" office:value="0.019918002" calcext:value-type="float">
            <text:p>0.019918002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2019-12-03 11:02:34</text:p>
          </table:table-cell>
          <table:table-cell office:value-type="float" office:value="24.27083" calcext:value-type="float">
            <text:p>24.27083</text:p>
          </table:table-cell>
          <table:table-cell office:value-type="string" calcext:value-type="string">
            <text:p><text:s/></text:p>
          </table:table-cell>
          <table:table-cell office:value-type="float" office:value="0.138105171" calcext:value-type="float">
            <text:p>0.138105171</text:p>
          </table:table-cell>
          <table:table-cell office:value-type="float" office:value="0.033305291" calcext:value-type="float">
            <text:p>0.033305291</text:p>
          </table:table-cell>
          <table:table-cell office:value-type="float" office:value="0.134073512" calcext:value-type="float">
            <text:p>0.134073512</text:p>
          </table:table-cell>
          <table:table-cell office:value-type="float" office:value="0.140121596" calcext:value-type="float">
            <text:p>0.140121596</text:p>
          </table:table-cell>
          <table:table-cell office:value-type="float" office:value="0.129366532" calcext:value-type="float">
            <text:p>0.12936653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831" calcext:value-type="float">
            <text:p>0.00112831</text:p>
          </table:table-cell>
          <table:table-cell office:value-type="float" office:value="0.000272102" calcext:value-type="float">
            <text:p>0.000272102</text:p>
          </table:table-cell>
          <table:table-cell office:value-type="float" office:value="0.001095372" calcext:value-type="float">
            <text:p>0.001095372</text:p>
          </table:table-cell>
          <table:table-cell office:value-type="float" office:value="0.001144784" calcext:value-type="float">
            <text:p>0.001144784</text:p>
          </table:table-cell>
          <table:table-cell office:value-type="float" office:value="0.001056916" calcext:value-type="float">
            <text:p>0.00105691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6131" calcext:value-type="float">
            <text:p>0.000856131</text:p>
          </table:table-cell>
          <table:table-cell office:value-type="float" office:value="-0.000000077" calcext:value-type="float">
            <text:p>-7.7E-08</text:p>
          </table:table-cell>
          <table:table-cell office:value-type="float" office:value="0.000823193" calcext:value-type="float">
            <text:p>0.000823193</text:p>
          </table:table-cell>
          <table:table-cell office:value-type="float" office:value="0.000872605" calcext:value-type="float">
            <text:p>0.000872605</text:p>
          </table:table-cell>
          <table:table-cell office:value-type="float" office:value="0.000784737" calcext:value-type="float">
            <text:p>0.000784737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9197751" calcext:value-type="float">
            <text:p>24.29197751</text:p>
          </table:table-cell>
          <table:table-cell office:value-type="float" office:value="24.270832093" calcext:value-type="float">
            <text:p>24.270832093</text:p>
          </table:table-cell>
          <table:table-cell office:value-type="float" office:value="24.291164052" calcext:value-type="float">
            <text:p>24.291164052</text:p>
          </table:table-cell>
          <table:table-cell office:value-type="float" office:value="24.292384359" calcext:value-type="float">
            <text:p>24.292384359</text:p>
          </table:table-cell>
          <table:table-cell office:value-type="float" office:value="24.290214335" calcext:value-type="float">
            <text:p>24.290214335</text:p>
          </table:table-cell>
          <table:table-cell office:value-type="float" office:value="25.272515538" calcext:value-type="float">
            <text:p>25.272515538</text:p>
          </table:table-cell>
          <table:table-cell/>
          <table:table-cell office:value-type="float" office:value="0.021701271" calcext:value-type="float">
            <text:p>0.021701271</text:p>
          </table:table-cell>
          <table:table-cell office:value-type="float" office:value="-0.000001946" calcext:value-type="float">
            <text:p>-1.946E-06</text:p>
          </table:table-cell>
          <table:table-cell office:value-type="float" office:value="0.020866355" calcext:value-type="float">
            <text:p>0.020866355</text:p>
          </table:table-cell>
          <table:table-cell office:value-type="float" office:value="0.022118851" calcext:value-type="float">
            <text:p>0.022118851</text:p>
          </table:table-cell>
          <table:table-cell office:value-type="float" office:value="0.019891587" calcext:value-type="float">
            <text:p>0.019891587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2019-12-03 11:02:35</text:p>
          </table:table-cell>
          <table:table-cell office:value-type="float" office:value="24.27083" calcext:value-type="float">
            <text:p>24.27083</text:p>
          </table:table-cell>
          <table:table-cell office:value-type="string" calcext:value-type="string">
            <text:p><text:s/></text:p>
          </table:table-cell>
          <table:table-cell office:value-type="float" office:value="0.138196366" calcext:value-type="float">
            <text:p>0.138196366</text:p>
          </table:table-cell>
          <table:table-cell office:value-type="float" office:value="0.034116511" calcext:value-type="float">
            <text:p>0.034116511</text:p>
          </table:table-cell>
          <table:table-cell office:value-type="float" office:value="0.134904997" calcext:value-type="float">
            <text:p>0.134904997</text:p>
          </table:table-cell>
          <table:table-cell office:value-type="float" office:value="0.140184181" calcext:value-type="float">
            <text:p>0.140184181</text:p>
          </table:table-cell>
          <table:table-cell office:value-type="float" office:value="0.128315106" calcext:value-type="float">
            <text:p>0.12831510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9055" calcext:value-type="float">
            <text:p>0.001129055</text:p>
          </table:table-cell>
          <table:table-cell office:value-type="float" office:value="0.00027873" calcext:value-type="float">
            <text:p>0.00027873</text:p>
          </table:table-cell>
          <table:table-cell office:value-type="float" office:value="0.001102165" calcext:value-type="float">
            <text:p>0.001102165</text:p>
          </table:table-cell>
          <table:table-cell office:value-type="float" office:value="0.001145296" calcext:value-type="float">
            <text:p>0.001145296</text:p>
          </table:table-cell>
          <table:table-cell office:value-type="float" office:value="0.001048326" calcext:value-type="float">
            <text:p>0.00104832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6876" calcext:value-type="float">
            <text:p>0.000856876</text:p>
          </table:table-cell>
          <table:table-cell office:value-type="float" office:value="0.000006551" calcext:value-type="float">
            <text:p>6.551E-06</text:p>
          </table:table-cell>
          <table:table-cell office:value-type="float" office:value="0.000829986" calcext:value-type="float">
            <text:p>0.000829986</text:p>
          </table:table-cell>
          <table:table-cell office:value-type="float" office:value="0.000873117" calcext:value-type="float">
            <text:p>0.000873117</text:p>
          </table:table-cell>
          <table:table-cell office:value-type="float" office:value="0.000776147" calcext:value-type="float">
            <text:p>0.000776147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9199591" calcext:value-type="float">
            <text:p>24.29199591</text:p>
          </table:table-cell>
          <table:table-cell office:value-type="float" office:value="24.270995774" calcext:value-type="float">
            <text:p>24.270995774</text:p>
          </table:table-cell>
          <table:table-cell office:value-type="float" office:value="24.291331818" calcext:value-type="float">
            <text:p>24.291331818</text:p>
          </table:table-cell>
          <table:table-cell office:value-type="float" office:value="24.292396987" calcext:value-type="float">
            <text:p>24.292396987</text:p>
          </table:table-cell>
          <table:table-cell office:value-type="float" office:value="24.290002191" calcext:value-type="float">
            <text:p>24.290002191</text:p>
          </table:table-cell>
          <table:table-cell office:value-type="float" office:value="25.272515538" calcext:value-type="float">
            <text:p>25.272515538</text:p>
          </table:table-cell>
          <table:table-cell/>
          <table:table-cell office:value-type="float" office:value="0.021720156" calcext:value-type="float">
            <text:p>0.021720156</text:p>
          </table:table-cell>
          <table:table-cell office:value-type="float" office:value="0.000166003" calcext:value-type="float">
            <text:p>0.000166003</text:p>
          </table:table-cell>
          <table:table-cell office:value-type="float" office:value="0.021038547" calcext:value-type="float">
            <text:p>0.021038547</text:p>
          </table:table-cell>
          <table:table-cell office:value-type="float" office:value="0.022131812" calcext:value-type="float">
            <text:p>0.022131812</text:p>
          </table:table-cell>
          <table:table-cell office:value-type="float" office:value="0.019673847" calcext:value-type="float">
            <text:p>0.019673847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2019-12-03 11:02:37</text:p>
          </table:table-cell>
          <table:table-cell office:value-type="float" office:value="24.27589" calcext:value-type="float">
            <text:p>24.27589</text:p>
          </table:table-cell>
          <table:table-cell office:value-type="string" calcext:value-type="string">
            <text:p><text:s/></text:p>
          </table:table-cell>
          <table:table-cell office:value-type="float" office:value="0.138225572" calcext:value-type="float">
            <text:p>0.138225572</text:p>
          </table:table-cell>
          <table:table-cell office:value-type="float" office:value="0.03352106" calcext:value-type="float">
            <text:p>0.03352106</text:p>
          </table:table-cell>
          <table:table-cell office:value-type="float" office:value="0.134707109" calcext:value-type="float">
            <text:p>0.134707109</text:p>
          </table:table-cell>
          <table:table-cell office:value-type="float" office:value="0.14022054" calcext:value-type="float">
            <text:p>0.14022054</text:p>
          </table:table-cell>
          <table:table-cell office:value-type="float" office:value="0.12910308" calcext:value-type="float">
            <text:p>0.1291030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9294" calcext:value-type="float">
            <text:p>0.001129294</text:p>
          </table:table-cell>
          <table:table-cell office:value-type="float" office:value="0.000273865" calcext:value-type="float">
            <text:p>0.000273865</text:p>
          </table:table-cell>
          <table:table-cell office:value-type="float" office:value="0.001100548" calcext:value-type="float">
            <text:p>0.001100548</text:p>
          </table:table-cell>
          <table:table-cell office:value-type="float" office:value="0.001145593" calcext:value-type="float">
            <text:p>0.001145593</text:p>
          </table:table-cell>
          <table:table-cell office:value-type="float" office:value="0.001054764" calcext:value-type="float">
            <text:p>0.00105476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7115" calcext:value-type="float">
            <text:p>0.000857115</text:p>
          </table:table-cell>
          <table:table-cell office:value-type="float" office:value="0.000001686" calcext:value-type="float">
            <text:p>1.686E-06</text:p>
          </table:table-cell>
          <table:table-cell office:value-type="float" office:value="0.000828369" calcext:value-type="float">
            <text:p>0.000828369</text:p>
          </table:table-cell>
          <table:table-cell office:value-type="float" office:value="0.000873414" calcext:value-type="float">
            <text:p>0.000873414</text:p>
          </table:table-cell>
          <table:table-cell office:value-type="float" office:value="0.000782585" calcext:value-type="float">
            <text:p>0.000782585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9705567" calcext:value-type="float">
            <text:p>24.29705567</text:p>
          </table:table-cell>
          <table:table-cell office:value-type="float" office:value="24.275929593" calcext:value-type="float">
            <text:p>24.275929593</text:p>
          </table:table-cell>
          <table:table-cell office:value-type="float" office:value="24.296345762" calcext:value-type="float">
            <text:p>24.296345762</text:p>
          </table:table-cell>
          <table:table-cell office:value-type="float" office:value="24.297458188" calcext:value-type="float">
            <text:p>24.297458188</text:p>
          </table:table-cell>
          <table:table-cell office:value-type="float" office:value="24.295215054" calcext:value-type="float">
            <text:p>24.295215054</text:p>
          </table:table-cell>
          <table:table-cell office:value-type="float" office:value="25.277564941" calcext:value-type="float">
            <text:p>25.277564941</text:p>
          </table:table-cell>
          <table:table-cell/>
          <table:table-cell office:value-type="float" office:value="0.021726204" calcext:value-type="float">
            <text:p>0.021726204</text:p>
          </table:table-cell>
          <table:table-cell office:value-type="float" office:value="0.000042688" calcext:value-type="float">
            <text:p>4.2688E-05</text:p>
          </table:table-cell>
          <table:table-cell office:value-type="float" office:value="0.020997567" calcext:value-type="float">
            <text:p>0.020997567</text:p>
          </table:table-cell>
          <table:table-cell office:value-type="float" office:value="0.022139342" calcext:value-type="float">
            <text:p>0.022139342</text:p>
          </table:table-cell>
          <table:table-cell office:value-type="float" office:value="0.019837028" calcext:value-type="float">
            <text:p>0.019837028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2019-12-03 11:02:38</text:p>
          </table:table-cell>
          <table:table-cell office:value-type="float" office:value="24.28094" calcext:value-type="float">
            <text:p>24.28094</text:p>
          </table:table-cell>
          <table:table-cell office:value-type="string" calcext:value-type="string">
            <text:p><text:s/></text:p>
          </table:table-cell>
          <table:table-cell office:value-type="float" office:value="0.138213055" calcext:value-type="float">
            <text:p>0.138213055</text:p>
          </table:table-cell>
          <table:table-cell office:value-type="float" office:value="0.03403366" calcext:value-type="float">
            <text:p>0.03403366</text:p>
          </table:table-cell>
          <table:table-cell office:value-type="float" office:value="0.134133713" calcext:value-type="float">
            <text:p>0.134133713</text:p>
          </table:table-cell>
          <table:table-cell office:value-type="float" office:value="0.140227096" calcext:value-type="float">
            <text:p>0.140227096</text:p>
          </table:table-cell>
          <table:table-cell office:value-type="float" office:value="0.128672734" calcext:value-type="float">
            <text:p>0.12867273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9192" calcext:value-type="float">
            <text:p>0.001129192</text:p>
          </table:table-cell>
          <table:table-cell office:value-type="float" office:value="0.000278053" calcext:value-type="float">
            <text:p>0.000278053</text:p>
          </table:table-cell>
          <table:table-cell office:value-type="float" office:value="0.001095864" calcext:value-type="float">
            <text:p>0.001095864</text:p>
          </table:table-cell>
          <table:table-cell office:value-type="float" office:value="0.001145646" calcext:value-type="float">
            <text:p>0.001145646</text:p>
          </table:table-cell>
          <table:table-cell office:value-type="float" office:value="0.001051248" calcext:value-type="float">
            <text:p>0.00105124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7013" calcext:value-type="float">
            <text:p>0.000857013</text:p>
          </table:table-cell>
          <table:table-cell office:value-type="float" office:value="0.000005874" calcext:value-type="float">
            <text:p>5.874E-06</text:p>
          </table:table-cell>
          <table:table-cell office:value-type="float" office:value="0.000823685" calcext:value-type="float">
            <text:p>0.000823685</text:p>
          </table:table-cell>
          <table:table-cell office:value-type="float" office:value="0.000873467" calcext:value-type="float">
            <text:p>0.000873467</text:p>
          </table:table-cell>
          <table:table-cell office:value-type="float" office:value="0.000779069" calcext:value-type="float">
            <text:p>0.000779069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302107012" calcext:value-type="float">
            <text:p>24.302107012</text:p>
          </table:table-cell>
          <table:table-cell office:value-type="float" office:value="24.281086985" calcext:value-type="float">
            <text:p>24.281086985</text:p>
          </table:table-cell>
          <table:table-cell office:value-type="float" office:value="24.301283941" calcext:value-type="float">
            <text:p>24.301283941</text:p>
          </table:table-cell>
          <table:table-cell office:value-type="float" office:value="24.302513377" calcext:value-type="float">
            <text:p>24.302513377</text:p>
          </table:table-cell>
          <table:table-cell office:value-type="float" office:value="24.300182101" calcext:value-type="float">
            <text:p>24.300182101</text:p>
          </table:table-cell>
          <table:table-cell office:value-type="float" office:value="25.282614344" calcext:value-type="float">
            <text:p>25.282614344</text:p>
          </table:table-cell>
          <table:table-cell/>
          <table:table-cell office:value-type="float" office:value="0.021723612" calcext:value-type="float">
            <text:p>0.021723612</text:p>
          </table:table-cell>
          <table:table-cell office:value-type="float" office:value="0.000148845" calcext:value-type="float">
            <text:p>0.000148845</text:p>
          </table:table-cell>
          <table:table-cell office:value-type="float" office:value="0.020878822" calcext:value-type="float">
            <text:p>0.020878822</text:p>
          </table:table-cell>
          <table:table-cell office:value-type="float" office:value="0.022140699" calcext:value-type="float">
            <text:p>0.022140699</text:p>
          </table:table-cell>
          <table:table-cell office:value-type="float" office:value="0.019747908" calcext:value-type="float">
            <text:p>0.019747908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2019-12-03 11:02:39</text:p>
          </table:table-cell>
          <table:table-cell office:value-type="float" office:value="24.27589" calcext:value-type="float">
            <text:p>24.27589</text:p>
          </table:table-cell>
          <table:table-cell office:value-type="string" calcext:value-type="string">
            <text:p><text:s/></text:p>
          </table:table-cell>
          <table:table-cell office:value-type="float" office:value="0.138018148" calcext:value-type="float">
            <text:p>0.138018148</text:p>
          </table:table-cell>
          <table:table-cell office:value-type="float" office:value="0.033444766" calcext:value-type="float">
            <text:p>0.033444766</text:p>
          </table:table-cell>
          <table:table-cell office:value-type="float" office:value="0.134615914" calcext:value-type="float">
            <text:p>0.134615914</text:p>
          </table:table-cell>
          <table:table-cell office:value-type="float" office:value="0.140194314" calcext:value-type="float">
            <text:p>0.140194314</text:p>
          </table:table-cell>
          <table:table-cell office:value-type="float" office:value="0.129260436" calcext:value-type="float">
            <text:p>0.12926043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7599" calcext:value-type="float">
            <text:p>0.001127599</text:p>
          </table:table-cell>
          <table:table-cell office:value-type="float" office:value="0.000273242" calcext:value-type="float">
            <text:p>0.000273242</text:p>
          </table:table-cell>
          <table:table-cell office:value-type="float" office:value="0.001099803" calcext:value-type="float">
            <text:p>0.001099803</text:p>
          </table:table-cell>
          <table:table-cell office:value-type="float" office:value="0.001145378" calcext:value-type="float">
            <text:p>0.001145378</text:p>
          </table:table-cell>
          <table:table-cell office:value-type="float" office:value="0.001056049" calcext:value-type="float">
            <text:p>0.00105604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542" calcext:value-type="float">
            <text:p>0.00085542</text:p>
          </table:table-cell>
          <table:table-cell office:value-type="float" office:value="0.000001063" calcext:value-type="float">
            <text:p>1.063E-06</text:p>
          </table:table-cell>
          <table:table-cell office:value-type="float" office:value="0.000827624" calcext:value-type="float">
            <text:p>0.000827624</text:p>
          </table:table-cell>
          <table:table-cell office:value-type="float" office:value="0.0008732" calcext:value-type="float">
            <text:p>0.0008732</text:p>
          </table:table-cell>
          <table:table-cell office:value-type="float" office:value="0.00078387" calcext:value-type="float">
            <text:p>0.00078387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97013819" calcext:value-type="float">
            <text:p>24.297013819</text:p>
          </table:table-cell>
          <table:table-cell office:value-type="float" office:value="24.275914199" calcext:value-type="float">
            <text:p>24.275914199</text:p>
          </table:table-cell>
          <table:table-cell office:value-type="float" office:value="24.296327362" calcext:value-type="float">
            <text:p>24.296327362</text:p>
          </table:table-cell>
          <table:table-cell office:value-type="float" office:value="24.297452897" calcext:value-type="float">
            <text:p>24.297452897</text:p>
          </table:table-cell>
          <table:table-cell office:value-type="float" office:value="24.295246804" calcext:value-type="float">
            <text:p>24.295246804</text:p>
          </table:table-cell>
          <table:table-cell office:value-type="float" office:value="25.277564941" calcext:value-type="float">
            <text:p>25.277564941</text:p>
          </table:table-cell>
          <table:table-cell/>
          <table:table-cell office:value-type="float" office:value="0.021683249" calcext:value-type="float">
            <text:p>0.021683249</text:p>
          </table:table-cell>
          <table:table-cell office:value-type="float" office:value="0.000026888" calcext:value-type="float">
            <text:p>2.6888E-05</text:p>
          </table:table-cell>
          <table:table-cell office:value-type="float" office:value="0.020978681" calcext:value-type="float">
            <text:p>0.020978681</text:p>
          </table:table-cell>
          <table:table-cell office:value-type="float" office:value="0.02213391" calcext:value-type="float">
            <text:p>0.02213391</text:p>
          </table:table-cell>
          <table:table-cell office:value-type="float" office:value="0.019869615" calcext:value-type="float">
            <text:p>0.019869615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2019-12-03 11:02:41</text:p>
          </table:table-cell>
          <table:table-cell office:value-type="float" office:value="24.286" calcext:value-type="float">
            <text:p>24.286</text:p>
          </table:table-cell>
          <table:table-cell office:value-type="string" calcext:value-type="string">
            <text:p><text:s/></text:p>
          </table:table-cell>
          <table:table-cell office:value-type="float" office:value="0.138208287" calcext:value-type="float">
            <text:p>0.138208287</text:p>
          </table:table-cell>
          <table:table-cell office:value-type="float" office:value="0.035040383" calcext:value-type="float">
            <text:p>0.035040383</text:p>
          </table:table-cell>
          <table:table-cell office:value-type="float" office:value="0.134413258" calcext:value-type="float">
            <text:p>0.134413258</text:p>
          </table:table-cell>
          <table:table-cell office:value-type="float" office:value="0.140228884" calcext:value-type="float">
            <text:p>0.140228884</text:p>
          </table:table-cell>
          <table:table-cell office:value-type="float" office:value="0.128387824" calcext:value-type="float">
            <text:p>0.12838782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9153" calcext:value-type="float">
            <text:p>0.001129153</text:p>
          </table:table-cell>
          <table:table-cell office:value-type="float" office:value="0.000286278" calcext:value-type="float">
            <text:p>0.000286278</text:p>
          </table:table-cell>
          <table:table-cell office:value-type="float" office:value="0.001098148" calcext:value-type="float">
            <text:p>0.001098148</text:p>
          </table:table-cell>
          <table:table-cell office:value-type="float" office:value="0.001145661" calcext:value-type="float">
            <text:p>0.001145661</text:p>
          </table:table-cell>
          <table:table-cell office:value-type="float" office:value="0.00104892" calcext:value-type="float">
            <text:p>0.0010489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6974" calcext:value-type="float">
            <text:p>0.000856974</text:p>
          </table:table-cell>
          <table:table-cell office:value-type="float" office:value="0.000014099" calcext:value-type="float">
            <text:p>1.4099E-05</text:p>
          </table:table-cell>
          <table:table-cell office:value-type="float" office:value="0.000825969" calcext:value-type="float">
            <text:p>0.000825969</text:p>
          </table:table-cell>
          <table:table-cell office:value-type="float" office:value="0.000873482" calcext:value-type="float">
            <text:p>0.000873482</text:p>
          </table:table-cell>
          <table:table-cell office:value-type="float" office:value="0.000776741" calcext:value-type="float">
            <text:p>0.000776741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307159918" calcext:value-type="float">
            <text:p>24.307159918</text:p>
          </table:table-cell>
          <table:table-cell office:value-type="float" office:value="24.286344074" calcext:value-type="float">
            <text:p>24.286344074</text:p>
          </table:table-cell>
          <table:table-cell office:value-type="float" office:value="24.306394215" calcext:value-type="float">
            <text:p>24.306394215</text:p>
          </table:table-cell>
          <table:table-cell office:value-type="float" office:value="24.307567604" calcext:value-type="float">
            <text:p>24.307567604</text:p>
          </table:table-cell>
          <table:table-cell office:value-type="float" office:value="24.305178493" calcext:value-type="float">
            <text:p>24.305178493</text:p>
          </table:table-cell>
          <table:table-cell office:value-type="float" office:value="25.287663748" calcext:value-type="float">
            <text:p>25.287663748</text:p>
          </table:table-cell>
          <table:table-cell/>
          <table:table-cell office:value-type="float" office:value="0.021722625" calcext:value-type="float">
            <text:p>0.021722625</text:p>
          </table:table-cell>
          <table:table-cell office:value-type="float" office:value="0.000357333" calcext:value-type="float">
            <text:p>0.000357333</text:p>
          </table:table-cell>
          <table:table-cell office:value-type="float" office:value="0.020936713" calcext:value-type="float">
            <text:p>0.020936713</text:p>
          </table:table-cell>
          <table:table-cell office:value-type="float" office:value="0.02214107" calcext:value-type="float">
            <text:p>0.02214107</text:p>
          </table:table-cell>
          <table:table-cell office:value-type="float" office:value="0.019688906" calcext:value-type="float">
            <text:p>0.019688906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2019-12-03 11:02:42</text:p>
          </table:table-cell>
          <table:table-cell office:value-type="float" office:value="24.28094" calcext:value-type="float">
            <text:p>24.28094</text:p>
          </table:table-cell>
          <table:table-cell office:value-type="string" calcext:value-type="string">
            <text:p><text:s/></text:p>
          </table:table-cell>
          <table:table-cell office:value-type="float" office:value="0.138193981" calcext:value-type="float">
            <text:p>0.138193981</text:p>
          </table:table-cell>
          <table:table-cell office:value-type="float" office:value="0.033510927" calcext:value-type="float">
            <text:p>0.033510927</text:p>
          </table:table-cell>
          <table:table-cell office:value-type="float" office:value="0.134090201" calcext:value-type="float">
            <text:p>0.134090201</text:p>
          </table:table-cell>
          <table:table-cell office:value-type="float" office:value="0.140112655" calcext:value-type="float">
            <text:p>0.140112655</text:p>
          </table:table-cell>
          <table:table-cell office:value-type="float" office:value="0.128974334" calcext:value-type="float">
            <text:p>0.12897433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9036" calcext:value-type="float">
            <text:p>0.001129036</text:p>
          </table:table-cell>
          <table:table-cell office:value-type="float" office:value="0.000273782" calcext:value-type="float">
            <text:p>0.000273782</text:p>
          </table:table-cell>
          <table:table-cell office:value-type="float" office:value="0.001095508" calcext:value-type="float">
            <text:p>0.001095508</text:p>
          </table:table-cell>
          <table:table-cell office:value-type="float" office:value="0.001144711" calcext:value-type="float">
            <text:p>0.001144711</text:p>
          </table:table-cell>
          <table:table-cell office:value-type="float" office:value="0.001053712" calcext:value-type="float">
            <text:p>0.00105371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6857" calcext:value-type="float">
            <text:p>0.000856857</text:p>
          </table:table-cell>
          <table:table-cell office:value-type="float" office:value="0.000001603" calcext:value-type="float">
            <text:p>1.603E-06</text:p>
          </table:table-cell>
          <table:table-cell office:value-type="float" office:value="0.000823329" calcext:value-type="float">
            <text:p>0.000823329</text:p>
          </table:table-cell>
          <table:table-cell office:value-type="float" office:value="0.000872532" calcext:value-type="float">
            <text:p>0.000872532</text:p>
          </table:table-cell>
          <table:table-cell office:value-type="float" office:value="0.000781533" calcext:value-type="float">
            <text:p>0.000781533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302103164" calcext:value-type="float">
            <text:p>24.302103164</text:p>
          </table:table-cell>
          <table:table-cell office:value-type="float" office:value="24.280981513" calcext:value-type="float">
            <text:p>24.280981513</text:p>
          </table:table-cell>
          <table:table-cell office:value-type="float" office:value="24.301275162" calcext:value-type="float">
            <text:p>24.301275162</text:p>
          </table:table-cell>
          <table:table-cell office:value-type="float" office:value="24.302490287" calcext:value-type="float">
            <text:p>24.302490287</text:p>
          </table:table-cell>
          <table:table-cell office:value-type="float" office:value="24.300242954" calcext:value-type="float">
            <text:p>24.300242954</text:p>
          </table:table-cell>
          <table:table-cell office:value-type="float" office:value="25.282614344" calcext:value-type="float">
            <text:p>25.282614344</text:p>
          </table:table-cell>
          <table:table-cell/>
          <table:table-cell office:value-type="float" office:value="0.021719662" calcext:value-type="float">
            <text:p>0.021719662</text:p>
          </table:table-cell>
          <table:table-cell office:value-type="float" office:value="0.00004059" calcext:value-type="float">
            <text:p>4.059E-05</text:p>
          </table:table-cell>
          <table:table-cell office:value-type="float" office:value="0.020869811" calcext:value-type="float">
            <text:p>0.020869811</text:p>
          </table:table-cell>
          <table:table-cell office:value-type="float" office:value="0.022117" calcext:value-type="float">
            <text:p>0.022117</text:p>
          </table:table-cell>
          <table:table-cell office:value-type="float" office:value="0.019810366" calcext:value-type="float">
            <text:p>0.019810366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2019-12-03 11:02:43</text:p>
          </table:table-cell>
          <table:table-cell office:value-type="float" office:value="24.286" calcext:value-type="float">
            <text:p>24.286</text:p>
          </table:table-cell>
          <table:table-cell office:value-type="string" calcext:value-type="string">
            <text:p><text:s/></text:p>
          </table:table-cell>
          <table:table-cell office:value-type="float" office:value="0.138104574" calcext:value-type="float">
            <text:p>0.138104574</text:p>
          </table:table-cell>
          <table:table-cell office:value-type="float" office:value="0.033313636" calcext:value-type="float">
            <text:p>0.033313636</text:p>
          </table:table-cell>
          <table:table-cell office:value-type="float" office:value="0.13407232" calcext:value-type="float">
            <text:p>0.13407232</text:p>
          </table:table-cell>
          <table:table-cell office:value-type="float" office:value="0.140128748" calcext:value-type="float">
            <text:p>0.140128748</text:p>
          </table:table-cell>
          <table:table-cell office:value-type="float" office:value="0.129198447" calcext:value-type="float">
            <text:p>0.12919844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8305" calcext:value-type="float">
            <text:p>0.001128305</text:p>
          </table:table-cell>
          <table:table-cell office:value-type="float" office:value="0.00027217" calcext:value-type="float">
            <text:p>0.00027217</text:p>
          </table:table-cell>
          <table:table-cell office:value-type="float" office:value="0.001095362" calcext:value-type="float">
            <text:p>0.001095362</text:p>
          </table:table-cell>
          <table:table-cell office:value-type="float" office:value="0.001144843" calcext:value-type="float">
            <text:p>0.001144843</text:p>
          </table:table-cell>
          <table:table-cell office:value-type="float" office:value="0.001055543" calcext:value-type="float">
            <text:p>0.00105554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6127" calcext:value-type="float">
            <text:p>0.000856127</text:p>
          </table:table-cell>
          <table:table-cell office:value-type="float" office:value="-0.000000009" calcext:value-type="float">
            <text:p>-9E-09</text:p>
          </table:table-cell>
          <table:table-cell office:value-type="float" office:value="0.000823183" calcext:value-type="float">
            <text:p>0.000823183</text:p>
          </table:table-cell>
          <table:table-cell office:value-type="float" office:value="0.000872664" calcext:value-type="float">
            <text:p>0.000872664</text:p>
          </table:table-cell>
          <table:table-cell office:value-type="float" office:value="0.000783364" calcext:value-type="float">
            <text:p>0.000783364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307138993" calcext:value-type="float">
            <text:p>24.307138993</text:p>
          </table:table-cell>
          <table:table-cell office:value-type="float" office:value="24.285995671" calcext:value-type="float">
            <text:p>24.285995671</text:p>
          </table:table-cell>
          <table:table-cell office:value-type="float" office:value="24.306325426" calcext:value-type="float">
            <text:p>24.306325426</text:p>
          </table:table-cell>
          <table:table-cell office:value-type="float" office:value="24.3075474" calcext:value-type="float">
            <text:p>24.3075474</text:p>
          </table:table-cell>
          <table:table-cell office:value-type="float" office:value="24.305342049" calcext:value-type="float">
            <text:p>24.305342049</text:p>
          </table:table-cell>
          <table:table-cell office:value-type="float" office:value="25.287663748" calcext:value-type="float">
            <text:p>25.287663748</text:p>
          </table:table-cell>
          <table:table-cell/>
          <table:table-cell office:value-type="float" office:value="0.021701147" calcext:value-type="float">
            <text:p>0.021701147</text:p>
          </table:table-cell>
          <table:table-cell office:value-type="float" office:value="-0.000000218" calcext:value-type="float">
            <text:p>-2.18E-07</text:p>
          </table:table-cell>
          <table:table-cell office:value-type="float" office:value="0.020866108" calcext:value-type="float">
            <text:p>0.020866108</text:p>
          </table:table-cell>
          <table:table-cell office:value-type="float" office:value="0.022120333" calcext:value-type="float">
            <text:p>0.022120333</text:p>
          </table:table-cell>
          <table:table-cell office:value-type="float" office:value="0.019856778" calcext:value-type="float">
            <text:p>0.019856778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2019-12-03 11:02:45</text:p>
          </table:table-cell>
          <table:table-cell office:value-type="float" office:value="24.2961" calcext:value-type="float">
            <text:p>24.2961</text:p>
          </table:table-cell>
          <table:table-cell office:value-type="string" calcext:value-type="string">
            <text:p><text:s/></text:p>
          </table:table-cell>
          <table:table-cell office:value-type="float" office:value="0.138122456" calcext:value-type="float">
            <text:p>0.138122456</text:p>
          </table:table-cell>
          <table:table-cell office:value-type="float" office:value="0.033773188" calcext:value-type="float">
            <text:p>0.033773188</text:p>
          </table:table-cell>
          <table:table-cell office:value-type="float" office:value="0.134137885" calcext:value-type="float">
            <text:p>0.134137885</text:p>
          </table:table-cell>
          <table:table-cell office:value-type="float" office:value="0.140124576" calcext:value-type="float">
            <text:p>0.140124576</text:p>
          </table:table-cell>
          <table:table-cell office:value-type="float" office:value="0.128835455" calcext:value-type="float">
            <text:p>0.12883545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8451" calcext:value-type="float">
            <text:p>0.001128451</text:p>
          </table:table-cell>
          <table:table-cell office:value-type="float" office:value="0.000275925" calcext:value-type="float">
            <text:p>0.000275925</text:p>
          </table:table-cell>
          <table:table-cell office:value-type="float" office:value="0.001095898" calcext:value-type="float">
            <text:p>0.001095898</text:p>
          </table:table-cell>
          <table:table-cell office:value-type="float" office:value="0.001144809" calcext:value-type="float">
            <text:p>0.001144809</text:p>
          </table:table-cell>
          <table:table-cell office:value-type="float" office:value="0.001052577" calcext:value-type="float">
            <text:p>0.00105257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6273" calcext:value-type="float">
            <text:p>0.000856273</text:p>
          </table:table-cell>
          <table:table-cell office:value-type="float" office:value="0.000003746" calcext:value-type="float">
            <text:p>3.746E-06</text:p>
          </table:table-cell>
          <table:table-cell office:value-type="float" office:value="0.000823719" calcext:value-type="float">
            <text:p>0.000823719</text:p>
          </table:table-cell>
          <table:table-cell office:value-type="float" office:value="0.00087263" calcext:value-type="float">
            <text:p>0.00087263</text:p>
          </table:table-cell>
          <table:table-cell office:value-type="float" office:value="0.000780398" calcext:value-type="float">
            <text:p>0.000780398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317250338" calcext:value-type="float">
            <text:p>24.317250338</text:p>
          </table:table-cell>
          <table:table-cell office:value-type="float" office:value="24.296196324" calcext:value-type="float">
            <text:p>24.296196324</text:p>
          </table:table-cell>
          <table:table-cell office:value-type="float" office:value="24.316446399" calcext:value-type="float">
            <text:p>24.316446399</text:p>
          </table:table-cell>
          <table:table-cell office:value-type="float" office:value="24.317654291" calcext:value-type="float">
            <text:p>24.317654291</text:p>
          </table:table-cell>
          <table:table-cell office:value-type="float" office:value="24.315376564" calcext:value-type="float">
            <text:p>24.315376564</text:p>
          </table:table-cell>
          <table:table-cell office:value-type="float" office:value="25.297762559" calcext:value-type="float">
            <text:p>25.297762559</text:p>
          </table:table-cell>
          <table:table-cell/>
          <table:table-cell office:value-type="float" office:value="0.02170485" calcext:value-type="float">
            <text:p>0.02170485</text:p>
          </table:table-cell>
          <table:table-cell office:value-type="float" office:value="0.000094903" calcext:value-type="float">
            <text:p>9.4903E-05</text:p>
          </table:table-cell>
          <table:table-cell office:value-type="float" office:value="0.020879686" calcext:value-type="float">
            <text:p>0.020879686</text:p>
          </table:table-cell>
          <table:table-cell office:value-type="float" office:value="0.022119468" calcext:value-type="float">
            <text:p>0.022119468</text:p>
          </table:table-cell>
          <table:table-cell office:value-type="float" office:value="0.019781606" calcext:value-type="float">
            <text:p>0.019781606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2019-12-03 11:02:46</text:p>
          </table:table-cell>
          <table:table-cell office:value-type="float" office:value="24.2961" calcext:value-type="float">
            <text:p>24.2961</text:p>
          </table:table-cell>
          <table:table-cell office:value-type="string" calcext:value-type="string">
            <text:p><text:s/></text:p>
          </table:table-cell>
          <table:table-cell office:value-type="float" office:value="0.13811888" calcext:value-type="float">
            <text:p>0.13811888</text:p>
          </table:table-cell>
          <table:table-cell office:value-type="float" office:value="0.035243039" calcext:value-type="float">
            <text:p>0.035243039</text:p>
          </table:table-cell>
          <table:table-cell office:value-type="float" office:value="0.134485976" calcext:value-type="float">
            <text:p>0.134485976</text:p>
          </table:table-cell>
          <table:table-cell office:value-type="float" office:value="0.140213983" calcext:value-type="float">
            <text:p>0.140213983</text:p>
          </table:table-cell>
          <table:table-cell office:value-type="float" office:value="0.128376499" calcext:value-type="float">
            <text:p>0.12837649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8422" calcext:value-type="float">
            <text:p>0.001128422</text:p>
          </table:table-cell>
          <table:table-cell office:value-type="float" office:value="0.000287933" calcext:value-type="float">
            <text:p>0.000287933</text:p>
          </table:table-cell>
          <table:table-cell office:value-type="float" office:value="0.001098742" calcext:value-type="float">
            <text:p>0.001098742</text:p>
          </table:table-cell>
          <table:table-cell office:value-type="float" office:value="0.001145539" calcext:value-type="float">
            <text:p>0.001145539</text:p>
          </table:table-cell>
          <table:table-cell office:value-type="float" office:value="0.001048828" calcext:value-type="float">
            <text:p>0.00104882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6243" calcext:value-type="float">
            <text:p>0.000856243</text:p>
          </table:table-cell>
          <table:table-cell office:value-type="float" office:value="0.000015754" calcext:value-type="float">
            <text:p>1.5754E-05</text:p>
          </table:table-cell>
          <table:table-cell office:value-type="float" office:value="0.000826563" calcext:value-type="float">
            <text:p>0.000826563</text:p>
          </table:table-cell>
          <table:table-cell office:value-type="float" office:value="0.00087336" calcext:value-type="float">
            <text:p>0.00087336</text:p>
          </table:table-cell>
          <table:table-cell office:value-type="float" office:value="0.000776649" calcext:value-type="float">
            <text:p>0.000776649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317249616" calcext:value-type="float">
            <text:p>24.317249616</text:p>
          </table:table-cell>
          <table:table-cell office:value-type="float" office:value="24.296492891" calcext:value-type="float">
            <text:p>24.296492891</text:p>
          </table:table-cell>
          <table:table-cell office:value-type="float" office:value="24.316516631" calcext:value-type="float">
            <text:p>24.316516631</text:p>
          </table:table-cell>
          <table:table-cell office:value-type="float" office:value="24.31767233" calcext:value-type="float">
            <text:p>24.31767233</text:p>
          </table:table-cell>
          <table:table-cell office:value-type="float" office:value="24.315283963" calcext:value-type="float">
            <text:p>24.315283963</text:p>
          </table:table-cell>
          <table:table-cell office:value-type="float" office:value="25.297762559" calcext:value-type="float">
            <text:p>25.297762559</text:p>
          </table:table-cell>
          <table:table-cell/>
          <table:table-cell office:value-type="float" office:value="0.02170411" calcext:value-type="float">
            <text:p>0.02170411</text:p>
          </table:table-cell>
          <table:table-cell office:value-type="float" office:value="0.000399302" calcext:value-type="float">
            <text:p>0.000399302</text:p>
          </table:table-cell>
          <table:table-cell office:value-type="float" office:value="0.020951772" calcext:value-type="float">
            <text:p>0.020951772</text:p>
          </table:table-cell>
          <table:table-cell office:value-type="float" office:value="0.022137984" calcext:value-type="float">
            <text:p>0.022137984</text:p>
          </table:table-cell>
          <table:table-cell office:value-type="float" office:value="0.01968656" calcext:value-type="float">
            <text:p>0.01968656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2019-12-03 11:02:47</text:p>
          </table:table-cell>
          <table:table-cell office:value-type="float" office:value="24.29105" calcext:value-type="float">
            <text:p>24.29105</text:p>
          </table:table-cell>
          <table:table-cell office:value-type="string" calcext:value-type="string">
            <text:p><text:s/></text:p>
          </table:table-cell>
          <table:table-cell office:value-type="float" office:value="0.138096826" calcext:value-type="float">
            <text:p>0.138096826</text:p>
          </table:table-cell>
          <table:table-cell office:value-type="float" office:value="0.035282974" calcext:value-type="float">
            <text:p>0.035282974</text:p>
          </table:table-cell>
          <table:table-cell office:value-type="float" office:value="0.134694592" calcext:value-type="float">
            <text:p>0.134694592</text:p>
          </table:table-cell>
          <table:table-cell office:value-type="float" office:value="0.14035465" calcext:value-type="float">
            <text:p>0.14035465</text:p>
          </table:table-cell>
          <table:table-cell office:value-type="float" office:value="0.128208414" calcext:value-type="float">
            <text:p>0.12820841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8242" calcext:value-type="float">
            <text:p>0.001128242</text:p>
          </table:table-cell>
          <table:table-cell office:value-type="float" office:value="0.00028826" calcext:value-type="float">
            <text:p>0.00028826</text:p>
          </table:table-cell>
          <table:table-cell office:value-type="float" office:value="0.001100446" calcext:value-type="float">
            <text:p>0.001100446</text:p>
          </table:table-cell>
          <table:table-cell office:value-type="float" office:value="0.001146688" calcext:value-type="float">
            <text:p>0.001146688</text:p>
          </table:table-cell>
          <table:table-cell office:value-type="float" office:value="0.001047454" calcext:value-type="float">
            <text:p>0.00104745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6063" calcext:value-type="float">
            <text:p>0.000856063</text:p>
          </table:table-cell>
          <table:table-cell office:value-type="float" office:value="0.000016081" calcext:value-type="float">
            <text:p>1.6081E-05</text:p>
          </table:table-cell>
          <table:table-cell office:value-type="float" office:value="0.000828267" calcext:value-type="float">
            <text:p>0.000828267</text:p>
          </table:table-cell>
          <table:table-cell office:value-type="float" office:value="0.000874509" calcext:value-type="float">
            <text:p>0.000874509</text:p>
          </table:table-cell>
          <table:table-cell office:value-type="float" office:value="0.000775276" calcext:value-type="float">
            <text:p>0.000775276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312191298" calcext:value-type="float">
            <text:p>24.312191298</text:p>
          </table:table-cell>
          <table:table-cell office:value-type="float" office:value="24.291446985" calcext:value-type="float">
            <text:p>24.291446985</text:p>
          </table:table-cell>
          <table:table-cell office:value-type="float" office:value="24.31150485" calcext:value-type="float">
            <text:p>24.31150485</text:p>
          </table:table-cell>
          <table:table-cell office:value-type="float" office:value="24.312646845" calcext:value-type="float">
            <text:p>24.312646845</text:p>
          </table:table-cell>
          <table:table-cell office:value-type="float" office:value="24.310196172" calcext:value-type="float">
            <text:p>24.310196172</text:p>
          </table:table-cell>
          <table:table-cell office:value-type="float" office:value="25.292713153" calcext:value-type="float">
            <text:p>25.292713153</text:p>
          </table:table-cell>
          <table:table-cell/>
          <table:table-cell office:value-type="float" office:value="0.021699542" calcext:value-type="float">
            <text:p>0.021699542</text:p>
          </table:table-cell>
          <table:table-cell office:value-type="float" office:value="0.000407572" calcext:value-type="float">
            <text:p>0.000407572</text:p>
          </table:table-cell>
          <table:table-cell office:value-type="float" office:value="0.020994975" calcext:value-type="float">
            <text:p>0.020994975</text:p>
          </table:table-cell>
          <table:table-cell office:value-type="float" office:value="0.022167114" calcext:value-type="float">
            <text:p>0.022167114</text:p>
          </table:table-cell>
          <table:table-cell office:value-type="float" office:value="0.019651752" calcext:value-type="float">
            <text:p>0.019651752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/>2019-12-03 11:02:49</text:p>
          </table:table-cell>
          <table:table-cell office:value-type="float" office:value="24.30116" calcext:value-type="float">
            <text:p>24.30116</text:p>
          </table:table-cell>
          <table:table-cell office:value-type="string" calcext:value-type="string">
            <text:p><text:s/></text:p>
          </table:table-cell>
          <table:table-cell office:value-type="float" office:value="0.138096826" calcext:value-type="float">
            <text:p>0.138096826</text:p>
          </table:table-cell>
          <table:table-cell office:value-type="float" office:value="0.034064655" calcext:value-type="float">
            <text:p>0.034064655</text:p>
          </table:table-cell>
          <table:table-cell office:value-type="float" office:value="0.134953873" calcext:value-type="float">
            <text:p>0.134953873</text:p>
          </table:table-cell>
          <table:table-cell office:value-type="float" office:value="0.140309351" calcext:value-type="float">
            <text:p>0.140309351</text:p>
          </table:table-cell>
          <table:table-cell office:value-type="float" office:value="0.128399149" calcext:value-type="float">
            <text:p>0.12839914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8242" calcext:value-type="float">
            <text:p>0.001128242</text:p>
          </table:table-cell>
          <table:table-cell office:value-type="float" office:value="0.000278306" calcext:value-type="float">
            <text:p>0.000278306</text:p>
          </table:table-cell>
          <table:table-cell office:value-type="float" office:value="0.001102564" calcext:value-type="float">
            <text:p>0.001102564</text:p>
          </table:table-cell>
          <table:table-cell office:value-type="float" office:value="0.001146318" calcext:value-type="float">
            <text:p>0.001146318</text:p>
          </table:table-cell>
          <table:table-cell office:value-type="float" office:value="0.001049013" calcext:value-type="float">
            <text:p>0.00104901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6063" calcext:value-type="float">
            <text:p>0.000856063</text:p>
          </table:table-cell>
          <table:table-cell office:value-type="float" office:value="0.000006127" calcext:value-type="float">
            <text:p>6.127E-06</text:p>
          </table:table-cell>
          <table:table-cell office:value-type="float" office:value="0.000830385" calcext:value-type="float">
            <text:p>0.000830385</text:p>
          </table:table-cell>
          <table:table-cell office:value-type="float" office:value="0.000874139" calcext:value-type="float">
            <text:p>0.000874139</text:p>
          </table:table-cell>
          <table:table-cell office:value-type="float" office:value="0.000776834" calcext:value-type="float">
            <text:p>0.000776834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322299035" calcext:value-type="float">
            <text:p>24.322299035</text:p>
          </table:table-cell>
          <table:table-cell office:value-type="float" office:value="24.301309098" calcext:value-type="float">
            <text:p>24.301309098</text:p>
          </table:table-cell>
          <table:table-cell office:value-type="float" office:value="24.321664907" calcext:value-type="float">
            <text:p>24.321664907</text:p>
          </table:table-cell>
          <table:table-cell office:value-type="float" office:value="24.322745439" calcext:value-type="float">
            <text:p>24.322745439</text:p>
          </table:table-cell>
          <table:table-cell office:value-type="float" office:value="24.320342411" calcext:value-type="float">
            <text:p>24.320342411</text:p>
          </table:table-cell>
          <table:table-cell office:value-type="float" office:value="25.302811965" calcext:value-type="float">
            <text:p>25.302811965</text:p>
          </table:table-cell>
          <table:table-cell/>
          <table:table-cell office:value-type="float" office:value="0.021699542" calcext:value-type="float">
            <text:p>0.021699542</text:p>
          </table:table-cell>
          <table:table-cell office:value-type="float" office:value="0.000155264" calcext:value-type="float">
            <text:p>0.000155264</text:p>
          </table:table-cell>
          <table:table-cell office:value-type="float" office:value="0.021048669" calcext:value-type="float">
            <text:p>0.021048669</text:p>
          </table:table-cell>
          <table:table-cell office:value-type="float" office:value="0.022157733" calcext:value-type="float">
            <text:p>0.022157733</text:p>
          </table:table-cell>
          <table:table-cell office:value-type="float" office:value="0.019691251" calcext:value-type="float">
            <text:p>0.019691251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/>2019-12-03 11:02:50</text:p>
          </table:table-cell>
          <table:table-cell office:value-type="float" office:value="24.30621" calcext:value-type="float">
            <text:p>24.30621</text:p>
          </table:table-cell>
          <table:table-cell office:value-type="string" calcext:value-type="string">
            <text:p><text:s/></text:p>
          </table:table-cell>
          <table:table-cell office:value-type="float" office:value="0.137962715" calcext:value-type="float">
            <text:p>0.137962715</text:p>
          </table:table-cell>
          <table:table-cell office:value-type="float" office:value="0.033792261" calcext:value-type="float">
            <text:p>0.033792261</text:p>
          </table:table-cell>
          <table:table-cell office:value-type="float" office:value="0.135012881" calcext:value-type="float">
            <text:p>0.135012881</text:p>
          </table:table-cell>
          <table:table-cell office:value-type="float" office:value="0.140472071" calcext:value-type="float">
            <text:p>0.140472071</text:p>
          </table:table-cell>
          <table:table-cell office:value-type="float" office:value="0.128562466" calcext:value-type="float">
            <text:p>0.12856246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7146" calcext:value-type="float">
            <text:p>0.001127146</text:p>
          </table:table-cell>
          <table:table-cell office:value-type="float" office:value="0.000276081" calcext:value-type="float">
            <text:p>0.000276081</text:p>
          </table:table-cell>
          <table:table-cell office:value-type="float" office:value="0.001103046" calcext:value-type="float">
            <text:p>0.001103046</text:p>
          </table:table-cell>
          <table:table-cell office:value-type="float" office:value="0.001147648" calcext:value-type="float">
            <text:p>0.001147648</text:p>
          </table:table-cell>
          <table:table-cell office:value-type="float" office:value="0.001050347" calcext:value-type="float">
            <text:p>0.00105034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4968" calcext:value-type="float">
            <text:p>0.000854968</text:p>
          </table:table-cell>
          <table:table-cell office:value-type="float" office:value="0.000003902" calcext:value-type="float">
            <text:p>3.902E-06</text:p>
          </table:table-cell>
          <table:table-cell office:value-type="float" office:value="0.000830868" calcext:value-type="float">
            <text:p>0.000830868</text:p>
          </table:table-cell>
          <table:table-cell office:value-type="float" office:value="0.000875469" calcext:value-type="float">
            <text:p>0.000875469</text:p>
          </table:table-cell>
          <table:table-cell office:value-type="float" office:value="0.000778168" calcext:value-type="float">
            <text:p>0.000778168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327325846" calcext:value-type="float">
            <text:p>24.327325846</text:p>
          </table:table-cell>
          <table:table-cell office:value-type="float" office:value="24.306308104" calcext:value-type="float">
            <text:p>24.306308104</text:p>
          </table:table-cell>
          <table:table-cell office:value-type="float" office:value="24.326730685" calcext:value-type="float">
            <text:p>24.326730685</text:p>
          </table:table-cell>
          <table:table-cell office:value-type="float" office:value="24.327832137" calcext:value-type="float">
            <text:p>24.327832137</text:p>
          </table:table-cell>
          <table:table-cell office:value-type="float" office:value="24.32542924" calcext:value-type="float">
            <text:p>24.32542924</text:p>
          </table:table-cell>
          <table:table-cell office:value-type="float" office:value="25.307861372" calcext:value-type="float">
            <text:p>25.307861372</text:p>
          </table:table-cell>
          <table:table-cell/>
          <table:table-cell office:value-type="float" office:value="0.02167177" calcext:value-type="float">
            <text:p>0.02167177</text:p>
          </table:table-cell>
          <table:table-cell office:value-type="float" office:value="0.000098853" calcext:value-type="float">
            <text:p>9.8853E-05</text:p>
          </table:table-cell>
          <table:table-cell office:value-type="float" office:value="0.021060889" calcext:value-type="float">
            <text:p>0.021060889</text:p>
          </table:table-cell>
          <table:table-cell office:value-type="float" office:value="0.022191431" calcext:value-type="float">
            <text:p>0.022191431</text:p>
          </table:table-cell>
          <table:table-cell office:value-type="float" office:value="0.019725072" calcext:value-type="float">
            <text:p>0.019725072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/>2019-12-03 11:02:51</text:p>
          </table:table-cell>
          <table:table-cell office:value-type="float" office:value="24.30621" calcext:value-type="float">
            <text:p>24.30621</text:p>
          </table:table-cell>
          <table:table-cell office:value-type="string" calcext:value-type="string">
            <text:p><text:s/></text:p>
          </table:table-cell>
          <table:table-cell office:value-type="float" office:value="0.137962715" calcext:value-type="float">
            <text:p>0.137962715</text:p>
          </table:table-cell>
          <table:table-cell office:value-type="float" office:value="0.033453111" calcext:value-type="float">
            <text:p>0.033453111</text:p>
          </table:table-cell>
          <table:table-cell office:value-type="float" office:value="0.134804861" calcext:value-type="float">
            <text:p>0.134804861</text:p>
          </table:table-cell>
          <table:table-cell office:value-type="float" office:value="0.140542405" calcext:value-type="float">
            <text:p>0.140542405</text:p>
          </table:table-cell>
          <table:table-cell office:value-type="float" office:value="0.129095927" calcext:value-type="float">
            <text:p>0.12909592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7146" calcext:value-type="float">
            <text:p>0.001127146</text:p>
          </table:table-cell>
          <table:table-cell office:value-type="float" office:value="0.00027331" calcext:value-type="float">
            <text:p>0.00027331</text:p>
          </table:table-cell>
          <table:table-cell office:value-type="float" office:value="0.001101347" calcext:value-type="float">
            <text:p>0.001101347</text:p>
          </table:table-cell>
          <table:table-cell office:value-type="float" office:value="0.001148222" calcext:value-type="float">
            <text:p>0.001148222</text:p>
          </table:table-cell>
          <table:table-cell office:value-type="float" office:value="0.001054705" calcext:value-type="float">
            <text:p>0.00105470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4968" calcext:value-type="float">
            <text:p>0.000854968</text:p>
          </table:table-cell>
          <table:table-cell office:value-type="float" office:value="0.000001131" calcext:value-type="float">
            <text:p>1.131E-06</text:p>
          </table:table-cell>
          <table:table-cell office:value-type="float" office:value="0.000829168" calcext:value-type="float">
            <text:p>0.000829168</text:p>
          </table:table-cell>
          <table:table-cell office:value-type="float" office:value="0.000876043" calcext:value-type="float">
            <text:p>0.000876043</text:p>
          </table:table-cell>
          <table:table-cell office:value-type="float" office:value="0.000782526" calcext:value-type="float">
            <text:p>0.000782526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327325846" calcext:value-type="float">
            <text:p>24.327325846</text:p>
          </table:table-cell>
          <table:table-cell office:value-type="float" office:value="24.306239675" calcext:value-type="float">
            <text:p>24.306239675</text:p>
          </table:table-cell>
          <table:table-cell office:value-type="float" office:value="24.326688714" calcext:value-type="float">
            <text:p>24.326688714</text:p>
          </table:table-cell>
          <table:table-cell office:value-type="float" office:value="24.327846327" calcext:value-type="float">
            <text:p>24.327846327</text:p>
          </table:table-cell>
          <table:table-cell office:value-type="float" office:value="24.325536872" calcext:value-type="float">
            <text:p>24.325536872</text:p>
          </table:table-cell>
          <table:table-cell office:value-type="float" office:value="25.307861372" calcext:value-type="float">
            <text:p>25.307861372</text:p>
          </table:table-cell>
          <table:table-cell/>
          <table:table-cell office:value-type="float" office:value="0.02167177" calcext:value-type="float">
            <text:p>0.02167177</text:p>
          </table:table-cell>
          <table:table-cell office:value-type="float" office:value="0.000028616" calcext:value-type="float">
            <text:p>2.8616E-05</text:p>
          </table:table-cell>
          <table:table-cell office:value-type="float" office:value="0.02101781" calcext:value-type="float">
            <text:p>0.02101781</text:p>
          </table:table-cell>
          <table:table-cell office:value-type="float" office:value="0.022205996" calcext:value-type="float">
            <text:p>0.022205996</text:p>
          </table:table-cell>
          <table:table-cell office:value-type="float" office:value="0.019835547" calcext:value-type="float">
            <text:p>0.019835547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2019-12-03 11:02:52</text:p>
          </table:table-cell>
          <table:table-cell office:value-type="float" office:value="24.31632" calcext:value-type="float">
            <text:p>24.31632</text:p>
          </table:table-cell>
          <table:table-cell office:value-type="string" calcext:value-type="string">
            <text:p><text:s/></text:p>
          </table:table-cell>
          <table:table-cell office:value-type="float" office:value="0.138015167" calcext:value-type="float">
            <text:p>0.138015167</text:p>
          </table:table-cell>
          <table:table-cell office:value-type="float" office:value="0.03374875" calcext:value-type="float">
            <text:p>0.03374875</text:p>
          </table:table-cell>
          <table:table-cell office:value-type="float" office:value="0.135008709" calcext:value-type="float">
            <text:p>0.135008709</text:p>
          </table:table-cell>
          <table:table-cell office:value-type="float" office:value="0.140497105" calcext:value-type="float">
            <text:p>0.140497105</text:p>
          </table:table-cell>
          <table:table-cell office:value-type="float" office:value="0.128632799" calcext:value-type="float">
            <text:p>0.12863279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7575" calcext:value-type="float">
            <text:p>0.001127575</text:p>
          </table:table-cell>
          <table:table-cell office:value-type="float" office:value="0.000275725" calcext:value-type="float">
            <text:p>0.000275725</text:p>
          </table:table-cell>
          <table:table-cell office:value-type="float" office:value="0.001103012" calcext:value-type="float">
            <text:p>0.001103012</text:p>
          </table:table-cell>
          <table:table-cell office:value-type="float" office:value="0.001147852" calcext:value-type="float">
            <text:p>0.001147852</text:p>
          </table:table-cell>
          <table:table-cell office:value-type="float" office:value="0.001050922" calcext:value-type="float">
            <text:p>0.00105092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5396" calcext:value-type="float">
            <text:p>0.000855396</text:p>
          </table:table-cell>
          <table:table-cell office:value-type="float" office:value="0.000003546" calcext:value-type="float">
            <text:p>3.546E-06</text:p>
          </table:table-cell>
          <table:table-cell office:value-type="float" office:value="0.000830833" calcext:value-type="float">
            <text:p>0.000830833</text:p>
          </table:table-cell>
          <table:table-cell office:value-type="float" office:value="0.000875673" calcext:value-type="float">
            <text:p>0.000875673</text:p>
          </table:table-cell>
          <table:table-cell office:value-type="float" office:value="0.000778743" calcext:value-type="float">
            <text:p>0.000778743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337444169" calcext:value-type="float">
            <text:p>24.337444169</text:p>
          </table:table-cell>
          <table:table-cell office:value-type="float" office:value="24.316407258" calcext:value-type="float">
            <text:p>24.316407258</text:p>
          </table:table-cell>
          <table:table-cell office:value-type="float" office:value="24.336837588" calcext:value-type="float">
            <text:p>24.336837588</text:p>
          </table:table-cell>
          <table:table-cell office:value-type="float" office:value="24.337944923" calcext:value-type="float">
            <text:p>24.337944923</text:p>
          </table:table-cell>
          <table:table-cell office:value-type="float" office:value="24.335551188" calcext:value-type="float">
            <text:p>24.335551188</text:p>
          </table:table-cell>
          <table:table-cell office:value-type="float" office:value="25.317960187" calcext:value-type="float">
            <text:p>25.317960187</text:p>
          </table:table-cell>
          <table:table-cell/>
          <table:table-cell office:value-type="float" office:value="0.021682632" calcext:value-type="float">
            <text:p>0.021682632</text:p>
          </table:table-cell>
          <table:table-cell office:value-type="float" office:value="0.000089842" calcext:value-type="float">
            <text:p>8.9842E-05</text:p>
          </table:table-cell>
          <table:table-cell office:value-type="float" office:value="0.021060025" calcext:value-type="float">
            <text:p>0.021060025</text:p>
          </table:table-cell>
          <table:table-cell office:value-type="float" office:value="0.022196615" calcext:value-type="float">
            <text:p>0.022196615</text:p>
          </table:table-cell>
          <table:table-cell office:value-type="float" office:value="0.019739638" calcext:value-type="float">
            <text:p>0.019739638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2019-12-03 11:02:54</text:p>
          </table:table-cell>
          <table:table-cell office:value-type="float" office:value="24.31632" calcext:value-type="float">
            <text:p>24.31632</text:p>
          </table:table-cell>
          <table:table-cell office:value-type="string" calcext:value-type="string">
            <text:p><text:s/></text:p>
          </table:table-cell>
          <table:table-cell office:value-type="float" office:value="0.138121264" calcext:value-type="float">
            <text:p>0.138121264</text:p>
          </table:table-cell>
          <table:table-cell office:value-type="float" office:value="0.033295159" calcext:value-type="float">
            <text:p>0.033295159</text:p>
          </table:table-cell>
          <table:table-cell office:value-type="float" office:value="0.134199874" calcext:value-type="float">
            <text:p>0.134199874</text:p>
          </table:table-cell>
          <table:table-cell office:value-type="float" office:value="0.140500681" calcext:value-type="float">
            <text:p>0.140500681</text:p>
          </table:table-cell>
          <table:table-cell office:value-type="float" office:value="0.12943925" calcext:value-type="float">
            <text:p>0.1294392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8442" calcext:value-type="float">
            <text:p>0.001128442</text:p>
          </table:table-cell>
          <table:table-cell office:value-type="float" office:value="0.000272019" calcext:value-type="float">
            <text:p>0.000272019</text:p>
          </table:table-cell>
          <table:table-cell office:value-type="float" office:value="0.001096404" calcext:value-type="float">
            <text:p>0.001096404</text:p>
          </table:table-cell>
          <table:table-cell office:value-type="float" office:value="0.001147881" calcext:value-type="float">
            <text:p>0.001147881</text:p>
          </table:table-cell>
          <table:table-cell office:value-type="float" office:value="0.00105751" calcext:value-type="float">
            <text:p>0.0010575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6263" calcext:value-type="float">
            <text:p>0.000856263</text:p>
          </table:table-cell>
          <table:table-cell office:value-type="float" office:value="-0.00000016" calcext:value-type="float">
            <text:p>-1.6E-07</text:p>
          </table:table-cell>
          <table:table-cell office:value-type="float" office:value="0.000824225" calcext:value-type="float">
            <text:p>0.000824225</text:p>
          </table:table-cell>
          <table:table-cell office:value-type="float" office:value="0.000875703" calcext:value-type="float">
            <text:p>0.000875703</text:p>
          </table:table-cell>
          <table:table-cell office:value-type="float" office:value="0.000785331" calcext:value-type="float">
            <text:p>0.000785331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337465575" calcext:value-type="float">
            <text:p>24.337465575</text:p>
          </table:table-cell>
          <table:table-cell office:value-type="float" office:value="24.31631574" calcext:value-type="float">
            <text:p>24.31631574</text:p>
          </table:table-cell>
          <table:table-cell office:value-type="float" office:value="24.336674398" calcext:value-type="float">
            <text:p>24.336674398</text:p>
          </table:table-cell>
          <table:table-cell office:value-type="float" office:value="24.337945644" calcext:value-type="float">
            <text:p>24.337945644</text:p>
          </table:table-cell>
          <table:table-cell office:value-type="float" office:value="24.335713897" calcext:value-type="float">
            <text:p>24.335713897</text:p>
          </table:table-cell>
          <table:table-cell office:value-type="float" office:value="25.317960187" calcext:value-type="float">
            <text:p>25.317960187</text:p>
          </table:table-cell>
          <table:table-cell/>
          <table:table-cell office:value-type="float" office:value="0.021704603" calcext:value-type="float">
            <text:p>0.021704603</text:p>
          </table:table-cell>
          <table:table-cell office:value-type="float" office:value="-0.000004045" calcext:value-type="float">
            <text:p>-4.045E-06</text:p>
          </table:table-cell>
          <table:table-cell office:value-type="float" office:value="0.020892523" calcext:value-type="float">
            <text:p>0.020892523</text:p>
          </table:table-cell>
          <table:table-cell office:value-type="float" office:value="0.022197356" calcext:value-type="float">
            <text:p>0.022197356</text:p>
          </table:table-cell>
          <table:table-cell office:value-type="float" office:value="0.019906646" calcext:value-type="float">
            <text:p>0.019906646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/>2019-12-03 11:02:55</text:p>
          </table:table-cell>
          <table:table-cell office:value-type="float" office:value="24.33148" calcext:value-type="float">
            <text:p>24.33148</text:p>
          </table:table-cell>
          <table:table-cell office:value-type="string" calcext:value-type="string">
            <text:p><text:s/></text:p>
          </table:table-cell>
          <table:table-cell office:value-type="float" office:value="0.138110535" calcext:value-type="float">
            <text:p>0.138110535</text:p>
          </table:table-cell>
          <table:table-cell office:value-type="float" office:value="0.035219793" calcext:value-type="float">
            <text:p>0.035219793</text:p>
          </table:table-cell>
          <table:table-cell office:value-type="float" office:value="0.134543793" calcext:value-type="float">
            <text:p>0.134543793</text:p>
          </table:table-cell>
          <table:table-cell office:value-type="float" office:value="0.1404828" calcext:value-type="float">
            <text:p>0.1404828</text:p>
          </table:table-cell>
          <table:table-cell office:value-type="float" office:value="0.128363386" calcext:value-type="float">
            <text:p>0.12836338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8354" calcext:value-type="float">
            <text:p>0.001128354</text:p>
          </table:table-cell>
          <table:table-cell office:value-type="float" office:value="0.000287743" calcext:value-type="float">
            <text:p>0.000287743</text:p>
          </table:table-cell>
          <table:table-cell office:value-type="float" office:value="0.001099214" calcext:value-type="float">
            <text:p>0.001099214</text:p>
          </table:table-cell>
          <table:table-cell office:value-type="float" office:value="0.001147735" calcext:value-type="float">
            <text:p>0.001147735</text:p>
          </table:table-cell>
          <table:table-cell office:value-type="float" office:value="0.00104872" calcext:value-type="float">
            <text:p>0.0010487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6175" calcext:value-type="float">
            <text:p>0.000856175</text:p>
          </table:table-cell>
          <table:table-cell office:value-type="float" office:value="0.000015565" calcext:value-type="float">
            <text:p>1.5565E-05</text:p>
          </table:table-cell>
          <table:table-cell office:value-type="float" office:value="0.000827035" calcext:value-type="float">
            <text:p>0.000827035</text:p>
          </table:table-cell>
          <table:table-cell office:value-type="float" office:value="0.000875556" calcext:value-type="float">
            <text:p>0.000875556</text:p>
          </table:table-cell>
          <table:table-cell office:value-type="float" office:value="0.000776542" calcext:value-type="float">
            <text:p>0.000776542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352625021" calcext:value-type="float">
            <text:p>24.352625021</text:p>
          </table:table-cell>
          <table:table-cell office:value-type="float" office:value="24.331865957" calcext:value-type="float">
            <text:p>24.331865957</text:p>
          </table:table-cell>
          <table:table-cell office:value-type="float" office:value="24.351905408" calcext:value-type="float">
            <text:p>24.351905408</text:p>
          </table:table-cell>
          <table:table-cell office:value-type="float" office:value="24.353103641" calcext:value-type="float">
            <text:p>24.353103641</text:p>
          </table:table-cell>
          <table:table-cell office:value-type="float" office:value="24.35065847" calcext:value-type="float">
            <text:p>24.35065847</text:p>
          </table:table-cell>
          <table:table-cell office:value-type="float" office:value="25.333108416" calcext:value-type="float">
            <text:p>25.333108416</text:p>
          </table:table-cell>
          <table:table-cell/>
          <table:table-cell office:value-type="float" office:value="0.021702381" calcext:value-type="float">
            <text:p>0.021702381</text:p>
          </table:table-cell>
          <table:table-cell office:value-type="float" office:value="0.000394488" calcext:value-type="float">
            <text:p>0.000394488</text:p>
          </table:table-cell>
          <table:table-cell office:value-type="float" office:value="0.020963745" calcext:value-type="float">
            <text:p>0.020963745</text:p>
          </table:table-cell>
          <table:table-cell office:value-type="float" office:value="0.022193653" calcext:value-type="float">
            <text:p>0.022193653</text:p>
          </table:table-cell>
          <table:table-cell office:value-type="float" office:value="0.019683845" calcext:value-type="float">
            <text:p>0.019683845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/>2019-12-03 11:02:56</text:p>
          </table:table-cell>
          <table:table-cell office:value-type="float" office:value="24.32643" calcext:value-type="float">
            <text:p>24.32643</text:p>
          </table:table-cell>
          <table:table-cell office:value-type="string" calcext:value-type="string">
            <text:p><text:s/></text:p>
          </table:table-cell>
          <table:table-cell office:value-type="float" office:value="0.138059871" calcext:value-type="float">
            <text:p>0.138059871</text:p>
          </table:table-cell>
          <table:table-cell office:value-type="float" office:value="0.035206084" calcext:value-type="float">
            <text:p>0.035206084</text:p>
          </table:table-cell>
          <table:table-cell office:value-type="float" office:value="0.134704725" calcext:value-type="float">
            <text:p>0.134704725</text:p>
          </table:table-cell>
          <table:table-cell office:value-type="float" office:value="0.140553134" calcext:value-type="float">
            <text:p>0.140553134</text:p>
          </table:table-cell>
          <table:table-cell office:value-type="float" office:value="0.128161326" calcext:value-type="float">
            <text:p>0.12816132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794" calcext:value-type="float">
            <text:p>0.00112794</text:p>
          </table:table-cell>
          <table:table-cell office:value-type="float" office:value="0.000287631" calcext:value-type="float">
            <text:p>0.000287631</text:p>
          </table:table-cell>
          <table:table-cell office:value-type="float" office:value="0.001100529" calcext:value-type="float">
            <text:p>0.001100529</text:p>
          </table:table-cell>
          <table:table-cell office:value-type="float" office:value="0.00114831" calcext:value-type="float">
            <text:p>0.00114831</text:p>
          </table:table-cell>
          <table:table-cell office:value-type="float" office:value="0.00104707" calcext:value-type="float">
            <text:p>0.0010470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5761" calcext:value-type="float">
            <text:p>0.000855761</text:p>
          </table:table-cell>
          <table:table-cell office:value-type="float" office:value="0.000015453" calcext:value-type="float">
            <text:p>1.5453E-05</text:p>
          </table:table-cell>
          <table:table-cell office:value-type="float" office:value="0.00082835" calcext:value-type="float">
            <text:p>0.00082835</text:p>
          </table:table-cell>
          <table:table-cell office:value-type="float" office:value="0.000876131" calcext:value-type="float">
            <text:p>0.000876131</text:p>
          </table:table-cell>
          <table:table-cell office:value-type="float" office:value="0.000774891" calcext:value-type="float">
            <text:p>0.000774891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347560929" calcext:value-type="float">
            <text:p>24.347560929</text:p>
          </table:table-cell>
          <table:table-cell office:value-type="float" office:value="24.326809225" calcext:value-type="float">
            <text:p>24.326809225</text:p>
          </table:table-cell>
          <table:table-cell office:value-type="float" office:value="24.346884003" calcext:value-type="float">
            <text:p>24.346884003</text:p>
          </table:table-cell>
          <table:table-cell office:value-type="float" office:value="24.348063963" calcext:value-type="float">
            <text:p>24.348063963</text:p>
          </table:table-cell>
          <table:table-cell office:value-type="float" office:value="24.345563823" calcext:value-type="float">
            <text:p>24.345563823</text:p>
          </table:table-cell>
          <table:table-cell office:value-type="float" office:value="25.328059005" calcext:value-type="float">
            <text:p>25.328059005</text:p>
          </table:table-cell>
          <table:table-cell/>
          <table:table-cell office:value-type="float" office:value="0.021691889" calcext:value-type="float">
            <text:p>0.021691889</text:p>
          </table:table-cell>
          <table:table-cell office:value-type="float" office:value="0.000391649" calcext:value-type="float">
            <text:p>0.000391649</text:p>
          </table:table-cell>
          <table:table-cell office:value-type="float" office:value="0.020997073" calcext:value-type="float">
            <text:p>0.020997073</text:p>
          </table:table-cell>
          <table:table-cell office:value-type="float" office:value="0.022208218" calcext:value-type="float">
            <text:p>0.022208218</text:p>
          </table:table-cell>
          <table:table-cell office:value-type="float" office:value="0.019642" calcext:value-type="float">
            <text:p>0.019642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2019-12-03 11:02:58</text:p>
          </table:table-cell>
          <table:table-cell office:value-type="float" office:value="24.33654" calcext:value-type="float">
            <text:p>24.33654</text:p>
          </table:table-cell>
          <table:table-cell office:value-type="string" calcext:value-type="string">
            <text:p><text:s/></text:p>
          </table:table-cell>
          <table:table-cell office:value-type="float" office:value="0.138008015" calcext:value-type="float">
            <text:p>0.138008015</text:p>
          </table:table-cell>
          <table:table-cell office:value-type="float" office:value="0.033442382" calcext:value-type="float">
            <text:p>0.033442382</text:p>
          </table:table-cell>
          <table:table-cell office:value-type="float" office:value="0.134769098" calcext:value-type="float">
            <text:p>0.134769098</text:p>
          </table:table-cell>
          <table:table-cell office:value-type="float" office:value="0.140570419" calcext:value-type="float">
            <text:p>0.140570419</text:p>
          </table:table-cell>
          <table:table-cell office:value-type="float" office:value="0.129171029" calcext:value-type="float">
            <text:p>0.12917102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7516" calcext:value-type="float">
            <text:p>0.001127516</text:p>
          </table:table-cell>
          <table:table-cell office:value-type="float" office:value="0.000273222" calcext:value-type="float">
            <text:p>0.000273222</text:p>
          </table:table-cell>
          <table:table-cell office:value-type="float" office:value="0.001101055" calcext:value-type="float">
            <text:p>0.001101055</text:p>
          </table:table-cell>
          <table:table-cell office:value-type="float" office:value="0.001148451" calcext:value-type="float">
            <text:p>0.001148451</text:p>
          </table:table-cell>
          <table:table-cell office:value-type="float" office:value="0.001055319" calcext:value-type="float">
            <text:p>0.00105531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5338" calcext:value-type="float">
            <text:p>0.000855338</text:p>
          </table:table-cell>
          <table:table-cell office:value-type="float" office:value="0.000001043" calcext:value-type="float">
            <text:p>1.043E-06</text:p>
          </table:table-cell>
          <table:table-cell office:value-type="float" office:value="0.000828876" calcext:value-type="float">
            <text:p>0.000828876</text:p>
          </table:table-cell>
          <table:table-cell office:value-type="float" office:value="0.000876272" calcext:value-type="float">
            <text:p>0.000876272</text:p>
          </table:table-cell>
          <table:table-cell office:value-type="float" office:value="0.00078314" calcext:value-type="float">
            <text:p>0.00078314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357658209" calcext:value-type="float">
            <text:p>24.357658209</text:p>
          </table:table-cell>
          <table:table-cell office:value-type="float" office:value="24.336561314" calcext:value-type="float">
            <text:p>24.336561314</text:p>
          </table:table-cell>
          <table:table-cell office:value-type="float" office:value="24.357004739" calcext:value-type="float">
            <text:p>24.357004739</text:p>
          </table:table-cell>
          <table:table-cell office:value-type="float" office:value="24.358175188" calcext:value-type="float">
            <text:p>24.358175188</text:p>
          </table:table-cell>
          <table:table-cell office:value-type="float" office:value="24.355875297" calcext:value-type="float">
            <text:p>24.355875297</text:p>
          </table:table-cell>
          <table:table-cell office:value-type="float" office:value="25.338157826" calcext:value-type="float">
            <text:p>25.338157826</text:p>
          </table:table-cell>
          <table:table-cell/>
          <table:table-cell office:value-type="float" office:value="0.021681151" calcext:value-type="float">
            <text:p>0.021681151</text:p>
          </table:table-cell>
          <table:table-cell office:value-type="float" office:value="0.000026394" calcext:value-type="float">
            <text:p>2.6394E-05</text:p>
          </table:table-cell>
          <table:table-cell office:value-type="float" office:value="0.021010404" calcext:value-type="float">
            <text:p>0.021010404</text:p>
          </table:table-cell>
          <table:table-cell office:value-type="float" office:value="0.022211798" calcext:value-type="float">
            <text:p>0.022211798</text:p>
          </table:table-cell>
          <table:table-cell office:value-type="float" office:value="0.0198511" calcext:value-type="float">
            <text:p>0.0198511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2019-12-03 11:02:59</text:p>
          </table:table-cell>
          <table:table-cell office:value-type="float" office:value="24.32643" calcext:value-type="float">
            <text:p>24.32643</text:p>
          </table:table-cell>
          <table:table-cell office:value-type="string" calcext:value-type="string">
            <text:p><text:s/></text:p>
          </table:table-cell>
          <table:table-cell office:value-type="float" office:value="0.138034241" calcext:value-type="float">
            <text:p>0.138034241</text:p>
          </table:table-cell>
          <table:table-cell office:value-type="float" office:value="0.033398871" calcext:value-type="float">
            <text:p>0.033398871</text:p>
          </table:table-cell>
          <table:table-cell office:value-type="float" office:value="0.13467075" calcext:value-type="float">
            <text:p>0.13467075</text:p>
          </table:table-cell>
          <table:table-cell office:value-type="float" office:value="0.140547769" calcext:value-type="float">
            <text:p>0.140547769</text:p>
          </table:table-cell>
          <table:table-cell office:value-type="float" office:value="0.129325405" calcext:value-type="float">
            <text:p>0.12932540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7731" calcext:value-type="float">
            <text:p>0.001127731</text:p>
          </table:table-cell>
          <table:table-cell office:value-type="float" office:value="0.000272867" calcext:value-type="float">
            <text:p>0.000272867</text:p>
          </table:table-cell>
          <table:table-cell office:value-type="float" office:value="0.001100251" calcext:value-type="float">
            <text:p>0.001100251</text:p>
          </table:table-cell>
          <table:table-cell office:value-type="float" office:value="0.001148266" calcext:value-type="float">
            <text:p>0.001148266</text:p>
          </table:table-cell>
          <table:table-cell office:value-type="float" office:value="0.00105658" calcext:value-type="float">
            <text:p>0.0010565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5552" calcext:value-type="float">
            <text:p>0.000855552</text:p>
          </table:table-cell>
          <table:table-cell office:value-type="float" office:value="0.000000688" calcext:value-type="float">
            <text:p>6.88E-07</text:p>
          </table:table-cell>
          <table:table-cell office:value-type="float" office:value="0.000828072" calcext:value-type="float">
            <text:p>0.000828072</text:p>
          </table:table-cell>
          <table:table-cell office:value-type="float" office:value="0.000876087" calcext:value-type="float">
            <text:p>0.000876087</text:p>
          </table:table-cell>
          <table:table-cell office:value-type="float" office:value="0.000784401" calcext:value-type="float">
            <text:p>0.000784401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347555758" calcext:value-type="float">
            <text:p>24.347555758</text:p>
          </table:table-cell>
          <table:table-cell office:value-type="float" office:value="24.326444599" calcext:value-type="float">
            <text:p>24.326444599</text:p>
          </table:table-cell>
          <table:table-cell office:value-type="float" office:value="24.346877149" calcext:value-type="float">
            <text:p>24.346877149</text:p>
          </table:table-cell>
          <table:table-cell office:value-type="float" office:value="24.348062881" calcext:value-type="float">
            <text:p>24.348062881</text:p>
          </table:table-cell>
          <table:table-cell office:value-type="float" office:value="24.345798685" calcext:value-type="float">
            <text:p>24.345798685</text:p>
          </table:table-cell>
          <table:table-cell office:value-type="float" office:value="25.328059005" calcext:value-type="float">
            <text:p>25.328059005</text:p>
          </table:table-cell>
          <table:table-cell/>
          <table:table-cell office:value-type="float" office:value="0.021686582" calcext:value-type="float">
            <text:p>0.021686582</text:p>
          </table:table-cell>
          <table:table-cell office:value-type="float" office:value="0.000017383" calcext:value-type="float">
            <text:p>1.7383E-05</text:p>
          </table:table-cell>
          <table:table-cell office:value-type="float" office:value="0.020990037" calcext:value-type="float">
            <text:p>0.020990037</text:p>
          </table:table-cell>
          <table:table-cell office:value-type="float" office:value="0.022207107" calcext:value-type="float">
            <text:p>0.022207107</text:p>
          </table:table-cell>
          <table:table-cell office:value-type="float" office:value="0.01988307" calcext:value-type="float">
            <text:p>0.01988307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/>2019-12-03 11:03:00</text:p>
          </table:table-cell>
          <table:table-cell office:value-type="float" office:value="24.33654" calcext:value-type="float">
            <text:p>24.33654</text:p>
          </table:table-cell>
          <table:table-cell office:value-type="string" calcext:value-type="string">
            <text:p><text:s/></text:p>
          </table:table-cell>
          <table:table-cell office:value-type="float" office:value="0.138206498" calcext:value-type="float">
            <text:p>0.138206498</text:p>
          </table:table-cell>
          <table:table-cell office:value-type="float" office:value="0.034846072" calcext:value-type="float">
            <text:p>0.034846072</text:p>
          </table:table-cell>
          <table:table-cell office:value-type="float" office:value="0.134393589" calcext:value-type="float">
            <text:p>0.134393589</text:p>
          </table:table-cell>
          <table:table-cell office:value-type="float" office:value="0.140435712" calcext:value-type="float">
            <text:p>0.140435712</text:p>
          </table:table-cell>
          <table:table-cell office:value-type="float" office:value="0.128449813" calcext:value-type="float">
            <text:p>0.12844981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9138" calcext:value-type="float">
            <text:p>0.001129138</text:p>
          </table:table-cell>
          <table:table-cell office:value-type="float" office:value="0.00028469" calcext:value-type="float">
            <text:p>0.00028469</text:p>
          </table:table-cell>
          <table:table-cell office:value-type="float" office:value="0.001097987" calcext:value-type="float">
            <text:p>0.001097987</text:p>
          </table:table-cell>
          <table:table-cell office:value-type="float" office:value="0.001147351" calcext:value-type="float">
            <text:p>0.001147351</text:p>
          </table:table-cell>
          <table:table-cell office:value-type="float" office:value="0.001049427" calcext:value-type="float">
            <text:p>0.00104942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6959" calcext:value-type="float">
            <text:p>0.000856959</text:p>
          </table:table-cell>
          <table:table-cell office:value-type="float" office:value="0.000012511" calcext:value-type="float">
            <text:p>1.2511E-05</text:p>
          </table:table-cell>
          <table:table-cell office:value-type="float" office:value="0.000825808" calcext:value-type="float">
            <text:p>0.000825808</text:p>
          </table:table-cell>
          <table:table-cell office:value-type="float" office:value="0.000875172" calcext:value-type="float">
            <text:p>0.000875172</text:p>
          </table:table-cell>
          <table:table-cell office:value-type="float" office:value="0.000777248" calcext:value-type="float">
            <text:p>0.000777248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357698254" calcext:value-type="float">
            <text:p>24.357698254</text:p>
          </table:table-cell>
          <table:table-cell office:value-type="float" office:value="24.336844521" calcext:value-type="float">
            <text:p>24.336844521</text:p>
          </table:table-cell>
          <table:table-cell office:value-type="float" office:value="24.356928978" calcext:value-type="float">
            <text:p>24.356928978</text:p>
          </table:table-cell>
          <table:table-cell office:value-type="float" office:value="24.35814801" calcext:value-type="float">
            <text:p>24.35814801</text:p>
          </table:table-cell>
          <table:table-cell office:value-type="float" office:value="24.355729787" calcext:value-type="float">
            <text:p>24.355729787</text:p>
          </table:table-cell>
          <table:table-cell office:value-type="float" office:value="25.338157826" calcext:value-type="float">
            <text:p>25.338157826</text:p>
          </table:table-cell>
          <table:table-cell/>
          <table:table-cell office:value-type="float" office:value="0.021722254" calcext:value-type="float">
            <text:p>0.021722254</text:p>
          </table:table-cell>
          <table:table-cell office:value-type="float" office:value="0.000317092" calcext:value-type="float">
            <text:p>0.000317092</text:p>
          </table:table-cell>
          <table:table-cell office:value-type="float" office:value="0.02093264" calcext:value-type="float">
            <text:p>0.02093264</text:p>
          </table:table-cell>
          <table:table-cell office:value-type="float" office:value="0.022183902" calcext:value-type="float">
            <text:p>0.022183902</text:p>
          </table:table-cell>
          <table:table-cell office:value-type="float" office:value="0.019701743" calcext:value-type="float">
            <text:p>0.019701743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/>2019-12-03 11:03:02</text:p>
          </table:table-cell>
          <table:table-cell office:value-type="float" office:value="24.33654" calcext:value-type="float">
            <text:p>24.33654</text:p>
          </table:table-cell>
          <table:table-cell office:value-type="string" calcext:value-type="string">
            <text:p><text:s/></text:p>
          </table:table-cell>
          <table:table-cell office:value-type="float" office:value="0.138166563" calcext:value-type="float">
            <text:p>0.138166563</text:p>
          </table:table-cell>
          <table:table-cell office:value-type="float" office:value="0.035110716" calcext:value-type="float">
            <text:p>0.035110716</text:p>
          </table:table-cell>
          <table:table-cell office:value-type="float" office:value="0.13445975" calcext:value-type="float">
            <text:p>0.13445975</text:p>
          </table:table-cell>
          <table:table-cell office:value-type="float" office:value="0.140360611" calcext:value-type="float">
            <text:p>0.140360611</text:p>
          </table:table-cell>
          <table:table-cell office:value-type="float" office:value="0.128404513" calcext:value-type="float">
            <text:p>0.12840451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8812" calcext:value-type="float">
            <text:p>0.001128812</text:p>
          </table:table-cell>
          <table:table-cell office:value-type="float" office:value="0.000286852" calcext:value-type="float">
            <text:p>0.000286852</text:p>
          </table:table-cell>
          <table:table-cell office:value-type="float" office:value="0.001098527" calcext:value-type="float">
            <text:p>0.001098527</text:p>
          </table:table-cell>
          <table:table-cell office:value-type="float" office:value="0.001146737" calcext:value-type="float">
            <text:p>0.001146737</text:p>
          </table:table-cell>
          <table:table-cell office:value-type="float" office:value="0.001049056" calcext:value-type="float">
            <text:p>0.00104905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6633" calcext:value-type="float">
            <text:p>0.000856633</text:p>
          </table:table-cell>
          <table:table-cell office:value-type="float" office:value="0.000014673" calcext:value-type="float">
            <text:p>1.4673E-05</text:p>
          </table:table-cell>
          <table:table-cell office:value-type="float" office:value="0.000826349" calcext:value-type="float">
            <text:p>0.000826349</text:p>
          </table:table-cell>
          <table:table-cell office:value-type="float" office:value="0.000874558" calcext:value-type="float">
            <text:p>0.000874558</text:p>
          </table:table-cell>
          <table:table-cell office:value-type="float" office:value="0.000776878" calcext:value-type="float">
            <text:p>0.000776878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357690197" calcext:value-type="float">
            <text:p>24.357690197</text:p>
          </table:table-cell>
          <table:table-cell office:value-type="float" office:value="24.336897916" calcext:value-type="float">
            <text:p>24.336897916</text:p>
          </table:table-cell>
          <table:table-cell office:value-type="float" office:value="24.356942326" calcext:value-type="float">
            <text:p>24.356942326</text:p>
          </table:table-cell>
          <table:table-cell office:value-type="float" office:value="24.358132858" calcext:value-type="float">
            <text:p>24.358132858</text:p>
          </table:table-cell>
          <table:table-cell office:value-type="float" office:value="24.355720647" calcext:value-type="float">
            <text:p>24.355720647</text:p>
          </table:table-cell>
          <table:table-cell office:value-type="float" office:value="25.338157826" calcext:value-type="float">
            <text:p>25.338157826</text:p>
          </table:table-cell>
          <table:table-cell/>
          <table:table-cell office:value-type="float" office:value="0.021713984" calcext:value-type="float">
            <text:p>0.021713984</text:p>
          </table:table-cell>
          <table:table-cell office:value-type="float" office:value="0.000371898" calcext:value-type="float">
            <text:p>0.000371898</text:p>
          </table:table-cell>
          <table:table-cell office:value-type="float" office:value="0.020946341" calcext:value-type="float">
            <text:p>0.020946341</text:p>
          </table:table-cell>
          <table:table-cell office:value-type="float" office:value="0.022168349" calcext:value-type="float">
            <text:p>0.022168349</text:p>
          </table:table-cell>
          <table:table-cell office:value-type="float" office:value="0.019692362" calcext:value-type="float">
            <text:p>0.019692362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/>2019-12-03 11:03:03</text:p>
          </table:table-cell>
          <table:table-cell office:value-type="float" office:value="24.33654" calcext:value-type="float">
            <text:p>24.33654</text:p>
          </table:table-cell>
          <table:table-cell office:value-type="string" calcext:value-type="string">
            <text:p><text:s/></text:p>
          </table:table-cell>
          <table:table-cell office:value-type="float" office:value="0.138072388" calcext:value-type="float">
            <text:p>0.138072388</text:p>
          </table:table-cell>
          <table:table-cell office:value-type="float" office:value="0.033563976" calcext:value-type="float">
            <text:p>0.033563976</text:p>
          </table:table-cell>
          <table:table-cell office:value-type="float" office:value="0.13487281" calcext:value-type="float">
            <text:p>0.13487281</text:p>
          </table:table-cell>
          <table:table-cell office:value-type="float" office:value="0.140287297" calcext:value-type="float">
            <text:p>0.140287297</text:p>
          </table:table-cell>
          <table:table-cell office:value-type="float" office:value="0.128943339" calcext:value-type="float">
            <text:p>0.12894333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8042" calcext:value-type="float">
            <text:p>0.001128042</text:p>
          </table:table-cell>
          <table:table-cell office:value-type="float" office:value="0.000274215" calcext:value-type="float">
            <text:p>0.000274215</text:p>
          </table:table-cell>
          <table:table-cell office:value-type="float" office:value="0.001101902" calcext:value-type="float">
            <text:p>0.001101902</text:p>
          </table:table-cell>
          <table:table-cell office:value-type="float" office:value="0.001146138" calcext:value-type="float">
            <text:p>0.001146138</text:p>
          </table:table-cell>
          <table:table-cell office:value-type="float" office:value="0.001053459" calcext:value-type="float">
            <text:p>0.00105345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5864" calcext:value-type="float">
            <text:p>0.000855864</text:p>
          </table:table-cell>
          <table:table-cell office:value-type="float" office:value="0.000002037" calcext:value-type="float">
            <text:p>2.037E-06</text:p>
          </table:table-cell>
          <table:table-cell office:value-type="float" office:value="0.000829723" calcext:value-type="float">
            <text:p>0.000829723</text:p>
          </table:table-cell>
          <table:table-cell office:value-type="float" office:value="0.000873959" calcext:value-type="float">
            <text:p>0.000873959</text:p>
          </table:table-cell>
          <table:table-cell office:value-type="float" office:value="0.00078128" calcext:value-type="float">
            <text:p>0.00078128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357671196" calcext:value-type="float">
            <text:p>24.357671196</text:p>
          </table:table-cell>
          <table:table-cell office:value-type="float" office:value="24.336585846" calcext:value-type="float">
            <text:p>24.336585846</text:p>
          </table:table-cell>
          <table:table-cell office:value-type="float" office:value="24.357025664" calcext:value-type="float">
            <text:p>24.357025664</text:p>
          </table:table-cell>
          <table:table-cell office:value-type="float" office:value="24.358118066" calcext:value-type="float">
            <text:p>24.358118066</text:p>
          </table:table-cell>
          <table:table-cell office:value-type="float" office:value="24.355829359" calcext:value-type="float">
            <text:p>24.355829359</text:p>
          </table:table-cell>
          <table:table-cell office:value-type="float" office:value="25.338157826" calcext:value-type="float">
            <text:p>25.338157826</text:p>
          </table:table-cell>
          <table:table-cell/>
          <table:table-cell office:value-type="float" office:value="0.021694482" calcext:value-type="float">
            <text:p>0.021694482</text:p>
          </table:table-cell>
          <table:table-cell office:value-type="float" office:value="0.000051576" calcext:value-type="float">
            <text:p>5.1576E-05</text:p>
          </table:table-cell>
          <table:table-cell office:value-type="float" office:value="0.021031882" calcext:value-type="float">
            <text:p>0.021031882</text:p>
          </table:table-cell>
          <table:table-cell office:value-type="float" office:value="0.022153166" calcext:value-type="float">
            <text:p>0.022153166</text:p>
          </table:table-cell>
          <table:table-cell office:value-type="float" office:value="0.019803947" calcext:value-type="float">
            <text:p>0.019803947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/>2019-12-03 11:03:04</text:p>
          </table:table-cell>
          <table:table-cell office:value-type="float" office:value="24.33654" calcext:value-type="float">
            <text:p>24.33654</text:p>
          </table:table-cell>
          <table:table-cell office:value-type="string" calcext:value-type="string">
            <text:p><text:s/></text:p>
          </table:table-cell>
          <table:table-cell office:value-type="float" office:value="0.138112323" calcext:value-type="float">
            <text:p>0.138112323</text:p>
          </table:table-cell>
          <table:table-cell office:value-type="float" office:value="0.033374433" calcext:value-type="float">
            <text:p>0.033374433</text:p>
          </table:table-cell>
          <table:table-cell office:value-type="float" office:value="0.134548561" calcext:value-type="float">
            <text:p>0.134548561</text:p>
          </table:table-cell>
          <table:table-cell office:value-type="float" office:value="0.140115039" calcext:value-type="float">
            <text:p>0.140115039</text:p>
          </table:table-cell>
          <table:table-cell office:value-type="float" office:value="0.129550115" calcext:value-type="float">
            <text:p>0.12955011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8369" calcext:value-type="float">
            <text:p>0.001128369</text:p>
          </table:table-cell>
          <table:table-cell office:value-type="float" office:value="0.000272667" calcext:value-type="float">
            <text:p>0.000272667</text:p>
          </table:table-cell>
          <table:table-cell office:value-type="float" office:value="0.001099253" calcext:value-type="float">
            <text:p>0.001099253</text:p>
          </table:table-cell>
          <table:table-cell office:value-type="float" office:value="0.001144731" calcext:value-type="float">
            <text:p>0.001144731</text:p>
          </table:table-cell>
          <table:table-cell office:value-type="float" office:value="0.001058416" calcext:value-type="float">
            <text:p>0.00105841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619" calcext:value-type="float">
            <text:p>0.00085619</text:p>
          </table:table-cell>
          <table:table-cell office:value-type="float" office:value="0.000000488" calcext:value-type="float">
            <text:p>4.88E-07</text:p>
          </table:table-cell>
          <table:table-cell office:value-type="float" office:value="0.000827074" calcext:value-type="float">
            <text:p>0.000827074</text:p>
          </table:table-cell>
          <table:table-cell office:value-type="float" office:value="0.000872552" calcext:value-type="float">
            <text:p>0.000872552</text:p>
          </table:table-cell>
          <table:table-cell office:value-type="float" office:value="0.000786237" calcext:value-type="float">
            <text:p>0.000786237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357679253" calcext:value-type="float">
            <text:p>24.357679253</text:p>
          </table:table-cell>
          <table:table-cell office:value-type="float" office:value="24.336547604" calcext:value-type="float">
            <text:p>24.336547604</text:p>
          </table:table-cell>
          <table:table-cell office:value-type="float" office:value="24.356960244" calcext:value-type="float">
            <text:p>24.356960244</text:p>
          </table:table-cell>
          <table:table-cell office:value-type="float" office:value="24.358083312" calcext:value-type="float">
            <text:p>24.358083312</text:p>
          </table:table-cell>
          <table:table-cell office:value-type="float" office:value="24.355951779" calcext:value-type="float">
            <text:p>24.355951779</text:p>
          </table:table-cell>
          <table:table-cell office:value-type="float" office:value="25.338157826" calcext:value-type="float">
            <text:p>25.338157826</text:p>
          </table:table-cell>
          <table:table-cell/>
          <table:table-cell office:value-type="float" office:value="0.021702752" calcext:value-type="float">
            <text:p>0.021702752</text:p>
          </table:table-cell>
          <table:table-cell office:value-type="float" office:value="0.000012322" calcext:value-type="float">
            <text:p>1.2322E-05</text:p>
          </table:table-cell>
          <table:table-cell office:value-type="float" office:value="0.020964733" calcext:value-type="float">
            <text:p>0.020964733</text:p>
          </table:table-cell>
          <table:table-cell office:value-type="float" office:value="0.022117494" calcext:value-type="float">
            <text:p>0.022117494</text:p>
          </table:table-cell>
          <table:table-cell office:value-type="float" office:value="0.019929605" calcext:value-type="float">
            <text:p>0.019929605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/>2019-12-03 11:03:06</text:p>
          </table:table-cell>
          <table:table-cell office:value-type="float" office:value="24.33654" calcext:value-type="float">
            <text:p>24.33654</text:p>
          </table:table-cell>
          <table:table-cell office:value-type="string" calcext:value-type="string">
            <text:p><text:s/></text:p>
          </table:table-cell>
          <table:table-cell office:value-type="float" office:value="0.138220804" calcext:value-type="float">
            <text:p>0.138220804</text:p>
          </table:table-cell>
          <table:table-cell office:value-type="float" office:value="0.03524125" calcext:value-type="float">
            <text:p>0.03524125</text:p>
          </table:table-cell>
          <table:table-cell office:value-type="float" office:value="0.134735123" calcext:value-type="float">
            <text:p>0.134735123</text:p>
          </table:table-cell>
          <table:table-cell office:value-type="float" office:value="0.140003579" calcext:value-type="float">
            <text:p>0.140003579</text:p>
          </table:table-cell>
          <table:table-cell office:value-type="float" office:value="0.128171459" calcext:value-type="float">
            <text:p>0.12817145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9255" calcext:value-type="float">
            <text:p>0.001129255</text:p>
          </table:table-cell>
          <table:table-cell office:value-type="float" office:value="0.000287919" calcext:value-type="float">
            <text:p>0.000287919</text:p>
          </table:table-cell>
          <table:table-cell office:value-type="float" office:value="0.001100777" calcext:value-type="float">
            <text:p>0.001100777</text:p>
          </table:table-cell>
          <table:table-cell office:value-type="float" office:value="0.00114382" calcext:value-type="float">
            <text:p>0.00114382</text:p>
          </table:table-cell>
          <table:table-cell office:value-type="float" office:value="0.001047152" calcext:value-type="float">
            <text:p>0.00104715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7076" calcext:value-type="float">
            <text:p>0.000857076</text:p>
          </table:table-cell>
          <table:table-cell office:value-type="float" office:value="0.00001574" calcext:value-type="float">
            <text:p>1.574E-05</text:p>
          </table:table-cell>
          <table:table-cell office:value-type="float" office:value="0.000828598" calcext:value-type="float">
            <text:p>0.000828598</text:p>
          </table:table-cell>
          <table:table-cell office:value-type="float" office:value="0.000871641" calcext:value-type="float">
            <text:p>0.000871641</text:p>
          </table:table-cell>
          <table:table-cell office:value-type="float" office:value="0.000774974" calcext:value-type="float">
            <text:p>0.000774974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35770114" calcext:value-type="float">
            <text:p>24.35770114</text:p>
          </table:table-cell>
          <table:table-cell office:value-type="float" office:value="24.336924252" calcext:value-type="float">
            <text:p>24.336924252</text:p>
          </table:table-cell>
          <table:table-cell office:value-type="float" office:value="24.356997884" calcext:value-type="float">
            <text:p>24.356997884</text:p>
          </table:table-cell>
          <table:table-cell office:value-type="float" office:value="24.358060824" calcext:value-type="float">
            <text:p>24.358060824</text:p>
          </table:table-cell>
          <table:table-cell office:value-type="float" office:value="24.355673627" calcext:value-type="float">
            <text:p>24.355673627</text:p>
          </table:table-cell>
          <table:table-cell office:value-type="float" office:value="25.338157826" calcext:value-type="float">
            <text:p>25.338157826</text:p>
          </table:table-cell>
          <table:table-cell/>
          <table:table-cell office:value-type="float" office:value="0.021725217" calcext:value-type="float">
            <text:p>0.021725217</text:p>
          </table:table-cell>
          <table:table-cell office:value-type="float" office:value="0.000398931" calcext:value-type="float">
            <text:p>0.000398931</text:p>
          </table:table-cell>
          <table:table-cell office:value-type="float" office:value="0.021003368" calcext:value-type="float">
            <text:p>0.021003368</text:p>
          </table:table-cell>
          <table:table-cell office:value-type="float" office:value="0.022094411" calcext:value-type="float">
            <text:p>0.022094411</text:p>
          </table:table-cell>
          <table:table-cell office:value-type="float" office:value="0.019644099" calcext:value-type="float">
            <text:p>0.019644099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/>2019-12-03 11:03:07</text:p>
          </table:table-cell>
          <table:table-cell office:value-type="float" office:value="24.33654" calcext:value-type="float">
            <text:p>24.33654</text:p>
          </table:table-cell>
          <table:table-cell office:value-type="string" calcext:value-type="string">
            <text:p><text:s/></text:p>
          </table:table-cell>
          <table:table-cell office:value-type="float" office:value="0.138173716" calcext:value-type="float">
            <text:p>0.138173716</text:p>
          </table:table-cell>
          <table:table-cell office:value-type="float" office:value="0.033683185" calcext:value-type="float">
            <text:p>0.033683185</text:p>
          </table:table-cell>
          <table:table-cell office:value-type="float" office:value="0.13500394" calcext:value-type="float">
            <text:p>0.13500394</text:p>
          </table:table-cell>
          <table:table-cell office:value-type="float" office:value="0.139924901" calcext:value-type="float">
            <text:p>0.139924901</text:p>
          </table:table-cell>
          <table:table-cell office:value-type="float" office:value="0.128830091" calcext:value-type="float">
            <text:p>0.12883009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887" calcext:value-type="float">
            <text:p>0.00112887</text:p>
          </table:table-cell>
          <table:table-cell office:value-type="float" office:value="0.000275189" calcext:value-type="float">
            <text:p>0.000275189</text:p>
          </table:table-cell>
          <table:table-cell office:value-type="float" office:value="0.001102973" calcext:value-type="float">
            <text:p>0.001102973</text:p>
          </table:table-cell>
          <table:table-cell office:value-type="float" office:value="0.001143177" calcext:value-type="float">
            <text:p>0.001143177</text:p>
          </table:table-cell>
          <table:table-cell office:value-type="float" office:value="0.001052533" calcext:value-type="float">
            <text:p>0.00105253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6691" calcext:value-type="float">
            <text:p>0.000856691</text:p>
          </table:table-cell>
          <table:table-cell office:value-type="float" office:value="0.000003011" calcext:value-type="float">
            <text:p>3.011E-06</text:p>
          </table:table-cell>
          <table:table-cell office:value-type="float" office:value="0.000830795" calcext:value-type="float">
            <text:p>0.000830795</text:p>
          </table:table-cell>
          <table:table-cell office:value-type="float" office:value="0.000870998" calcext:value-type="float">
            <text:p>0.000870998</text:p>
          </table:table-cell>
          <table:table-cell office:value-type="float" office:value="0.000780355" calcext:value-type="float">
            <text:p>0.000780355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35769164" calcext:value-type="float">
            <text:p>24.35769164</text:p>
          </table:table-cell>
          <table:table-cell office:value-type="float" office:value="24.336609898" calcext:value-type="float">
            <text:p>24.336609898</text:p>
          </table:table-cell>
          <table:table-cell office:value-type="float" office:value="24.35705212" calcext:value-type="float">
            <text:p>24.35705212</text:p>
          </table:table-cell>
          <table:table-cell office:value-type="float" office:value="24.358044951" calcext:value-type="float">
            <text:p>24.358044951</text:p>
          </table:table-cell>
          <table:table-cell office:value-type="float" office:value="24.35580651" calcext:value-type="float">
            <text:p>24.35580651</text:p>
          </table:table-cell>
          <table:table-cell office:value-type="float" office:value="25.338157826" calcext:value-type="float">
            <text:p>25.338157826</text:p>
          </table:table-cell>
          <table:table-cell/>
          <table:table-cell office:value-type="float" office:value="0.021715466" calcext:value-type="float">
            <text:p>0.021715466</text:p>
          </table:table-cell>
          <table:table-cell office:value-type="float" office:value="0.000076263" calcext:value-type="float">
            <text:p>7.6263E-05</text:p>
          </table:table-cell>
          <table:table-cell office:value-type="float" office:value="0.021059037" calcext:value-type="float">
            <text:p>0.021059037</text:p>
          </table:table-cell>
          <table:table-cell office:value-type="float" office:value="0.022078118" calcext:value-type="float">
            <text:p>0.022078118</text:p>
          </table:table-cell>
          <table:table-cell office:value-type="float" office:value="0.019780495" calcext:value-type="float">
            <text:p>0.019780495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/>2019-12-03 11:03:08</text:p>
          </table:table-cell>
          <table:table-cell office:value-type="float" office:value="24.33654" calcext:value-type="float">
            <text:p>24.33654</text:p>
          </table:table-cell>
          <table:table-cell office:value-type="string" calcext:value-type="string">
            <text:p><text:s/></text:p>
          </table:table-cell>
          <table:table-cell office:value-type="float" office:value="0.138232724" calcext:value-type="float">
            <text:p>0.138232724</text:p>
          </table:table-cell>
          <table:table-cell office:value-type="float" office:value="0.033303503" calcext:value-type="float">
            <text:p>0.033303503</text:p>
          </table:table-cell>
          <table:table-cell office:value-type="float" office:value="0.134485976" calcext:value-type="float">
            <text:p>0.134485976</text:p>
          </table:table-cell>
          <table:table-cell office:value-type="float" office:value="0.139787214" calcext:value-type="float">
            <text:p>0.139787214</text:p>
          </table:table-cell>
          <table:table-cell office:value-type="float" office:value="0.129494086" calcext:value-type="float">
            <text:p>0.12949408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9352" calcext:value-type="float">
            <text:p>0.001129352</text:p>
          </table:table-cell>
          <table:table-cell office:value-type="float" office:value="0.000272087" calcext:value-type="float">
            <text:p>0.000272087</text:p>
          </table:table-cell>
          <table:table-cell office:value-type="float" office:value="0.001098742" calcext:value-type="float">
            <text:p>0.001098742</text:p>
          </table:table-cell>
          <table:table-cell office:value-type="float" office:value="0.001142052" calcext:value-type="float">
            <text:p>0.001142052</text:p>
          </table:table-cell>
          <table:table-cell office:value-type="float" office:value="0.001057958" calcext:value-type="float">
            <text:p>0.00105795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7173" calcext:value-type="float">
            <text:p>0.000857173</text:p>
          </table:table-cell>
          <table:table-cell office:value-type="float" office:value="-0.000000091" calcext:value-type="float">
            <text:p>-9.1E-08</text:p>
          </table:table-cell>
          <table:table-cell office:value-type="float" office:value="0.000826563" calcext:value-type="float">
            <text:p>0.000826563</text:p>
          </table:table-cell>
          <table:table-cell office:value-type="float" office:value="0.000869874" calcext:value-type="float">
            <text:p>0.000869874</text:p>
          </table:table-cell>
          <table:table-cell office:value-type="float" office:value="0.000785779" calcext:value-type="float">
            <text:p>0.000785779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357703545" calcext:value-type="float">
            <text:p>24.357703545</text:p>
          </table:table-cell>
          <table:table-cell office:value-type="float" office:value="24.336533294" calcext:value-type="float">
            <text:p>24.336533294</text:p>
          </table:table-cell>
          <table:table-cell office:value-type="float" office:value="24.356947618" calcext:value-type="float">
            <text:p>24.356947618</text:p>
          </table:table-cell>
          <table:table-cell office:value-type="float" office:value="24.358017172" calcext:value-type="float">
            <text:p>24.358017172</text:p>
          </table:table-cell>
          <table:table-cell office:value-type="float" office:value="24.355940475" calcext:value-type="float">
            <text:p>24.355940475</text:p>
          </table:table-cell>
          <table:table-cell office:value-type="float" office:value="25.338157826" calcext:value-type="float">
            <text:p>25.338157826</text:p>
          </table:table-cell>
          <table:table-cell/>
          <table:table-cell office:value-type="float" office:value="0.021727686" calcext:value-type="float">
            <text:p>0.021727686</text:p>
          </table:table-cell>
          <table:table-cell office:value-type="float" office:value="-0.000002317" calcext:value-type="float">
            <text:p>-2.317E-06</text:p>
          </table:table-cell>
          <table:table-cell office:value-type="float" office:value="0.020951772" calcext:value-type="float">
            <text:p>0.020951772</text:p>
          </table:table-cell>
          <table:table-cell office:value-type="float" office:value="0.022049604" calcext:value-type="float">
            <text:p>0.022049604</text:p>
          </table:table-cell>
          <table:table-cell office:value-type="float" office:value="0.019918002" calcext:value-type="float">
            <text:p>0.019918002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/>2019-12-03 11:03:09</text:p>
          </table:table-cell>
          <table:table-cell office:value-type="float" office:value="24.34664" calcext:value-type="float">
            <text:p>24.34664</text:p>
          </table:table-cell>
          <table:table-cell office:value-type="string" calcext:value-type="string">
            <text:p><text:s/></text:p>
          </table:table-cell>
          <table:table-cell office:value-type="float" office:value="0.138254182" calcext:value-type="float">
            <text:p>0.138254182</text:p>
          </table:table-cell>
          <table:table-cell office:value-type="float" office:value="0.03366888" calcext:value-type="float">
            <text:p>0.03366888</text:p>
          </table:table-cell>
          <table:table-cell office:value-type="float" office:value="0.134171263" calcext:value-type="float">
            <text:p>0.134171263</text:p>
          </table:table-cell>
          <table:table-cell office:value-type="float" office:value="0.139873044" calcext:value-type="float">
            <text:p>0.139873044</text:p>
          </table:table-cell>
          <table:table-cell office:value-type="float" office:value="0.128802672" calcext:value-type="float">
            <text:p>0.12880267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9528" calcext:value-type="float">
            <text:p>0.001129528</text:p>
          </table:table-cell>
          <table:table-cell office:value-type="float" office:value="0.000275073" calcext:value-type="float">
            <text:p>0.000275073</text:p>
          </table:table-cell>
          <table:table-cell office:value-type="float" office:value="0.00109617" calcext:value-type="float">
            <text:p>0.00109617</text:p>
          </table:table-cell>
          <table:table-cell office:value-type="float" office:value="0.001142754" calcext:value-type="float">
            <text:p>0.001142754</text:p>
          </table:table-cell>
          <table:table-cell office:value-type="float" office:value="0.001052309" calcext:value-type="float">
            <text:p>0.00105230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7349" calcext:value-type="float">
            <text:p>0.000857349</text:p>
          </table:table-cell>
          <table:table-cell office:value-type="float" office:value="0.000002894" calcext:value-type="float">
            <text:p>2.894E-06</text:p>
          </table:table-cell>
          <table:table-cell office:value-type="float" office:value="0.000823992" calcext:value-type="float">
            <text:p>0.000823992</text:p>
          </table:table-cell>
          <table:table-cell office:value-type="float" office:value="0.000870575" calcext:value-type="float">
            <text:p>0.000870575</text:p>
          </table:table-cell>
          <table:table-cell office:value-type="float" office:value="0.000780131" calcext:value-type="float">
            <text:p>0.000780131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367815617" calcext:value-type="float">
            <text:p>24.367815617</text:p>
          </table:table-cell>
          <table:table-cell office:value-type="float" office:value="24.346714948" calcext:value-type="float">
            <text:p>24.346714948</text:p>
          </table:table-cell>
          <table:table-cell office:value-type="float" office:value="24.366991873" calcext:value-type="float">
            <text:p>24.366991873</text:p>
          </table:table-cell>
          <table:table-cell office:value-type="float" office:value="24.368142228" calcext:value-type="float">
            <text:p>24.368142228</text:p>
          </table:table-cell>
          <table:table-cell office:value-type="float" office:value="24.365908739" calcext:value-type="float">
            <text:p>24.365908739</text:p>
          </table:table-cell>
          <table:table-cell office:value-type="float" office:value="25.34825665" calcext:value-type="float">
            <text:p>25.34825665</text:p>
          </table:table-cell>
          <table:table-cell/>
          <table:table-cell office:value-type="float" office:value="0.021732129" calcext:value-type="float">
            <text:p>0.021732129</text:p>
          </table:table-cell>
          <table:table-cell office:value-type="float" office:value="0.000073301" calcext:value-type="float">
            <text:p>7.3301E-05</text:p>
          </table:table-cell>
          <table:table-cell office:value-type="float" office:value="0.020886598" calcext:value-type="float">
            <text:p>0.020886598</text:p>
          </table:table-cell>
          <table:table-cell office:value-type="float" office:value="0.022067379" calcext:value-type="float">
            <text:p>0.022067379</text:p>
          </table:table-cell>
          <table:table-cell office:value-type="float" office:value="0.019774817" calcext:value-type="float">
            <text:p>0.019774817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/>2019-12-03 11:03:11</text:p>
          </table:table-cell>
          <table:table-cell office:value-type="float" office:value="24.34159" calcext:value-type="float">
            <text:p>24.34159</text:p>
          </table:table-cell>
          <table:table-cell office:value-type="string" calcext:value-type="string">
            <text:p><text:s/></text:p>
          </table:table-cell>
          <table:table-cell office:value-type="float" office:value="0.138276236" calcext:value-type="float">
            <text:p>0.138276236</text:p>
          </table:table-cell>
          <table:table-cell office:value-type="float" office:value="0.035109524" calcext:value-type="float">
            <text:p>0.035109524</text:p>
          </table:table-cell>
          <table:table-cell office:value-type="float" office:value="0.134820358" calcext:value-type="float">
            <text:p>0.134820358</text:p>
          </table:table-cell>
          <table:table-cell office:value-type="float" office:value="0.139945166" calcext:value-type="float">
            <text:p>0.139945166</text:p>
          </table:table-cell>
          <table:table-cell office:value-type="float" office:value="0.128419415" calcext:value-type="float">
            <text:p>0.12841941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9708" calcext:value-type="float">
            <text:p>0.001129708</text:p>
          </table:table-cell>
          <table:table-cell office:value-type="float" office:value="0.000286843" calcext:value-type="float">
            <text:p>0.000286843</text:p>
          </table:table-cell>
          <table:table-cell office:value-type="float" office:value="0.001101474" calcext:value-type="float">
            <text:p>0.001101474</text:p>
          </table:table-cell>
          <table:table-cell office:value-type="float" office:value="0.001143343" calcext:value-type="float">
            <text:p>0.001143343</text:p>
          </table:table-cell>
          <table:table-cell office:value-type="float" office:value="0.001049178" calcext:value-type="float">
            <text:p>0.00104917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7529" calcext:value-type="float">
            <text:p>0.000857529</text:p>
          </table:table-cell>
          <table:table-cell office:value-type="float" office:value="0.000014664" calcext:value-type="float">
            <text:p>1.4664E-05</text:p>
          </table:table-cell>
          <table:table-cell office:value-type="float" office:value="0.000829295" calcext:value-type="float">
            <text:p>0.000829295</text:p>
          </table:table-cell>
          <table:table-cell office:value-type="float" office:value="0.000871164" calcext:value-type="float">
            <text:p>0.000871164</text:p>
          </table:table-cell>
          <table:table-cell office:value-type="float" office:value="0.000776999" calcext:value-type="float">
            <text:p>0.000776999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362766195" calcext:value-type="float">
            <text:p>24.362766195</text:p>
          </table:table-cell>
          <table:table-cell office:value-type="float" office:value="24.341951642" calcext:value-type="float">
            <text:p>24.341951642</text:p>
          </table:table-cell>
          <table:table-cell office:value-type="float" office:value="24.362068955" calcext:value-type="float">
            <text:p>24.362068955</text:p>
          </table:table-cell>
          <table:table-cell office:value-type="float" office:value="24.363102909" calcext:value-type="float">
            <text:p>24.363102909</text:p>
          </table:table-cell>
          <table:table-cell office:value-type="float" office:value="24.360777534" calcext:value-type="float">
            <text:p>24.360777534</text:p>
          </table:table-cell>
          <table:table-cell office:value-type="float" office:value="25.343207238" calcext:value-type="float">
            <text:p>25.343207238</text:p>
          </table:table-cell>
          <table:table-cell/>
          <table:table-cell office:value-type="float" office:value="0.021736696" calcext:value-type="float">
            <text:p>0.021736696</text:p>
          </table:table-cell>
          <table:table-cell office:value-type="float" office:value="0.000371652" calcext:value-type="float">
            <text:p>0.000371652</text:p>
          </table:table-cell>
          <table:table-cell office:value-type="float" office:value="0.021021019" calcext:value-type="float">
            <text:p>0.021021019</text:p>
          </table:table-cell>
          <table:table-cell office:value-type="float" office:value="0.022082315" calcext:value-type="float">
            <text:p>0.022082315</text:p>
          </table:table-cell>
          <table:table-cell office:value-type="float" office:value="0.019695448" calcext:value-type="float">
            <text:p>0.019695448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/>2019-12-03 11:03:12</text:p>
          </table:table-cell>
          <table:table-cell office:value-type="float" office:value="24.34159" calcext:value-type="float">
            <text:p>24.34159</text:p>
          </table:table-cell>
          <table:table-cell office:value-type="string" calcext:value-type="string">
            <text:p><text:s/></text:p>
          </table:table-cell>
          <table:table-cell office:value-type="float" office:value="0.138154642" calcext:value-type="float">
            <text:p>0.138154642</text:p>
          </table:table-cell>
          <table:table-cell office:value-type="float" office:value="0.033742789" calcext:value-type="float">
            <text:p>0.033742789</text:p>
          </table:table-cell>
          <table:table-cell office:value-type="float" office:value="0.135039703" calcext:value-type="float">
            <text:p>0.135039703</text:p>
          </table:table-cell>
          <table:table-cell office:value-type="float" office:value="0.140070336" calcext:value-type="float">
            <text:p>0.140070336</text:p>
          </table:table-cell>
          <table:table-cell office:value-type="float" office:value="0.128737703" calcext:value-type="float">
            <text:p>0.12873770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8714" calcext:value-type="float">
            <text:p>0.001128714</text:p>
          </table:table-cell>
          <table:table-cell office:value-type="float" office:value="0.000275676" calcext:value-type="float">
            <text:p>0.000275676</text:p>
          </table:table-cell>
          <table:table-cell office:value-type="float" office:value="0.001103266" calcext:value-type="float">
            <text:p>0.001103266</text:p>
          </table:table-cell>
          <table:table-cell office:value-type="float" office:value="0.001144365" calcext:value-type="float">
            <text:p>0.001144365</text:p>
          </table:table-cell>
          <table:table-cell office:value-type="float" office:value="0.001051779" calcext:value-type="float">
            <text:p>0.00105177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6536" calcext:value-type="float">
            <text:p>0.000856536</text:p>
          </table:table-cell>
          <table:table-cell office:value-type="float" office:value="0.000003498" calcext:value-type="float">
            <text:p>3.498E-06</text:p>
          </table:table-cell>
          <table:table-cell office:value-type="float" office:value="0.000831087" calcext:value-type="float">
            <text:p>0.000831087</text:p>
          </table:table-cell>
          <table:table-cell office:value-type="float" office:value="0.000872187" calcext:value-type="float">
            <text:p>0.000872187</text:p>
          </table:table-cell>
          <table:table-cell office:value-type="float" office:value="0.0007796" calcext:value-type="float">
            <text:p>0.0007796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362741663" calcext:value-type="float">
            <text:p>24.362741663</text:p>
          </table:table-cell>
          <table:table-cell office:value-type="float" office:value="24.341675892" calcext:value-type="float">
            <text:p>24.341675892</text:p>
          </table:table-cell>
          <table:table-cell office:value-type="float" office:value="24.362113209" calcext:value-type="float">
            <text:p>24.362113209</text:p>
          </table:table-cell>
          <table:table-cell office:value-type="float" office:value="24.363128163" calcext:value-type="float">
            <text:p>24.363128163</text:p>
          </table:table-cell>
          <table:table-cell office:value-type="float" office:value="24.360841751" calcext:value-type="float">
            <text:p>24.360841751</text:p>
          </table:table-cell>
          <table:table-cell office:value-type="float" office:value="25.343207238" calcext:value-type="float">
            <text:p>25.343207238</text:p>
          </table:table-cell>
          <table:table-cell/>
          <table:table-cell office:value-type="float" office:value="0.021711516" calcext:value-type="float">
            <text:p>0.021711516</text:p>
          </table:table-cell>
          <table:table-cell office:value-type="float" office:value="0.000088607" calcext:value-type="float">
            <text:p>8.8607E-05</text:p>
          </table:table-cell>
          <table:table-cell office:value-type="float" office:value="0.021066444" calcext:value-type="float">
            <text:p>0.021066444</text:p>
          </table:table-cell>
          <table:table-cell office:value-type="float" office:value="0.022108236" calcext:value-type="float">
            <text:p>0.022108236</text:p>
          </table:table-cell>
          <table:table-cell office:value-type="float" office:value="0.019761362" calcext:value-type="float">
            <text:p>0.019761362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/>2019-12-03 11:03:13</text:p>
          </table:table-cell>
          <table:table-cell office:value-type="float" office:value="24.34159" calcext:value-type="float">
            <text:p>24.34159</text:p>
          </table:table-cell>
          <table:table-cell office:value-type="string" calcext:value-type="string">
            <text:p><text:s/></text:p>
          </table:table-cell>
          <table:table-cell office:value-type="float" office:value="0.138174908" calcext:value-type="float">
            <text:p>0.138174908</text:p>
          </table:table-cell>
          <table:table-cell office:value-type="float" office:value="0.033434037" calcext:value-type="float">
            <text:p>0.033434037</text:p>
          </table:table-cell>
          <table:table-cell office:value-type="float" office:value="0.134673135" calcext:value-type="float">
            <text:p>0.134673135</text:p>
          </table:table-cell>
          <table:table-cell office:value-type="float" office:value="0.140278952" calcext:value-type="float">
            <text:p>0.140278952</text:p>
          </table:table-cell>
          <table:table-cell office:value-type="float" office:value="0.129312888" calcext:value-type="float">
            <text:p>0.12931288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888" calcext:value-type="float">
            <text:p>0.00112888</text:p>
          </table:table-cell>
          <table:table-cell office:value-type="float" office:value="0.000273154" calcext:value-type="float">
            <text:p>0.000273154</text:p>
          </table:table-cell>
          <table:table-cell office:value-type="float" office:value="0.001100271" calcext:value-type="float">
            <text:p>0.001100271</text:p>
          </table:table-cell>
          <table:table-cell office:value-type="float" office:value="0.00114607" calcext:value-type="float">
            <text:p>0.00114607</text:p>
          </table:table-cell>
          <table:table-cell office:value-type="float" office:value="0.001056478" calcext:value-type="float">
            <text:p>0.00105647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6701" calcext:value-type="float">
            <text:p>0.000856701</text:p>
          </table:table-cell>
          <table:table-cell office:value-type="float" office:value="0.000000975" calcext:value-type="float">
            <text:p>9.75E-07</text:p>
          </table:table-cell>
          <table:table-cell office:value-type="float" office:value="0.000828092" calcext:value-type="float">
            <text:p>0.000828092</text:p>
          </table:table-cell>
          <table:table-cell office:value-type="float" office:value="0.000873891" calcext:value-type="float">
            <text:p>0.000873891</text:p>
          </table:table-cell>
          <table:table-cell office:value-type="float" office:value="0.000784299" calcext:value-type="float">
            <text:p>0.000784299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362745751" calcext:value-type="float">
            <text:p>24.362745751</text:p>
          </table:table-cell>
          <table:table-cell office:value-type="float" office:value="24.341613598" calcext:value-type="float">
            <text:p>24.341613598</text:p>
          </table:table-cell>
          <table:table-cell office:value-type="float" office:value="24.362039252" calcext:value-type="float">
            <text:p>24.362039252</text:p>
          </table:table-cell>
          <table:table-cell office:value-type="float" office:value="24.363170252" calcext:value-type="float">
            <text:p>24.363170252</text:p>
          </table:table-cell>
          <table:table-cell office:value-type="float" office:value="24.360957797" calcext:value-type="float">
            <text:p>24.360957797</text:p>
          </table:table-cell>
          <table:table-cell office:value-type="float" office:value="25.343207238" calcext:value-type="float">
            <text:p>25.343207238</text:p>
          </table:table-cell>
          <table:table-cell/>
          <table:table-cell office:value-type="float" office:value="0.021715712" calcext:value-type="float">
            <text:p>0.021715712</text:p>
          </table:table-cell>
          <table:table-cell office:value-type="float" office:value="0.000024666" calcext:value-type="float">
            <text:p>2.4666E-05</text:p>
          </table:table-cell>
          <table:table-cell office:value-type="float" office:value="0.020990531" calcext:value-type="float">
            <text:p>0.020990531</text:p>
          </table:table-cell>
          <table:table-cell office:value-type="float" office:value="0.022151438" calcext:value-type="float">
            <text:p>0.022151438</text:p>
          </table:table-cell>
          <table:table-cell office:value-type="float" office:value="0.019880477" calcext:value-type="float">
            <text:p>0.019880477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/>2019-12-03 11:03:15</text:p>
          </table:table-cell>
          <table:table-cell office:value-type="float" office:value="24.34664" calcext:value-type="float">
            <text:p>24.34664</text:p>
          </table:table-cell>
          <table:table-cell office:value-type="string" calcext:value-type="string">
            <text:p><text:s/></text:p>
          </table:table-cell>
          <table:table-cell office:value-type="float" office:value="0.138248222" calcext:value-type="float">
            <text:p>0.138248222</text:p>
          </table:table-cell>
          <table:table-cell office:value-type="float" office:value="0.03352106" calcext:value-type="float">
            <text:p>0.03352106</text:p>
          </table:table-cell>
          <table:table-cell office:value-type="float" office:value="0.134143249" calcext:value-type="float">
            <text:p>0.134143249</text:p>
          </table:table-cell>
          <table:table-cell office:value-type="float" office:value="0.140373724" calcext:value-type="float">
            <text:p>0.140373724</text:p>
          </table:table-cell>
          <table:table-cell office:value-type="float" office:value="0.128899232" calcext:value-type="float">
            <text:p>0.12889923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9479" calcext:value-type="float">
            <text:p>0.001129479</text:p>
          </table:table-cell>
          <table:table-cell office:value-type="float" office:value="0.000273865" calcext:value-type="float">
            <text:p>0.000273865</text:p>
          </table:table-cell>
          <table:table-cell office:value-type="float" office:value="0.001095942" calcext:value-type="float">
            <text:p>0.001095942</text:p>
          </table:table-cell>
          <table:table-cell office:value-type="float" office:value="0.001146844" calcext:value-type="float">
            <text:p>0.001146844</text:p>
          </table:table-cell>
          <table:table-cell office:value-type="float" office:value="0.001053098" calcext:value-type="float">
            <text:p>0.00105309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73" calcext:value-type="float">
            <text:p>0.0008573</text:p>
          </table:table-cell>
          <table:table-cell office:value-type="float" office:value="0.000001686" calcext:value-type="float">
            <text:p>1.686E-06</text:p>
          </table:table-cell>
          <table:table-cell office:value-type="float" office:value="0.000823763" calcext:value-type="float">
            <text:p>0.000823763</text:p>
          </table:table-cell>
          <table:table-cell office:value-type="float" office:value="0.000874665" calcext:value-type="float">
            <text:p>0.000874665</text:p>
          </table:table-cell>
          <table:table-cell office:value-type="float" office:value="0.000780919" calcext:value-type="float">
            <text:p>0.000780919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367814414" calcext:value-type="float">
            <text:p>24.367814414</text:p>
          </table:table-cell>
          <table:table-cell office:value-type="float" office:value="24.346685124" calcext:value-type="float">
            <text:p>24.346685124</text:p>
          </table:table-cell>
          <table:table-cell office:value-type="float" office:value="24.366986221" calcext:value-type="float">
            <text:p>24.366986221</text:p>
          </table:table-cell>
          <table:table-cell office:value-type="float" office:value="24.368243242" calcext:value-type="float">
            <text:p>24.368243242</text:p>
          </table:table-cell>
          <table:table-cell office:value-type="float" office:value="24.36592822" calcext:value-type="float">
            <text:p>24.36592822</text:p>
          </table:table-cell>
          <table:table-cell office:value-type="float" office:value="25.34825665" calcext:value-type="float">
            <text:p>25.34825665</text:p>
          </table:table-cell>
          <table:table-cell/>
          <table:table-cell office:value-type="float" office:value="0.021730895" calcext:value-type="float">
            <text:p>0.021730895</text:p>
          </table:table-cell>
          <table:table-cell office:value-type="float" office:value="0.000042688" calcext:value-type="float">
            <text:p>4.2688E-05</text:p>
          </table:table-cell>
          <table:table-cell office:value-type="float" office:value="0.020880797" calcext:value-type="float">
            <text:p>0.020880797</text:p>
          </table:table-cell>
          <table:table-cell office:value-type="float" office:value="0.022171064" calcext:value-type="float">
            <text:p>0.022171064</text:p>
          </table:table-cell>
          <table:table-cell office:value-type="float" office:value="0.019794813" calcext:value-type="float">
            <text:p>0.019794813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s/>2019-12-03 11:03:16</text:p>
          </table:table-cell>
          <table:table-cell office:value-type="float" office:value="24.34159" calcext:value-type="float">
            <text:p>24.34159</text:p>
          </table:table-cell>
          <table:table-cell office:value-type="string" calcext:value-type="string">
            <text:p><text:s/></text:p>
          </table:table-cell>
          <table:table-cell office:value-type="float" office:value="0.138209479" calcext:value-type="float">
            <text:p>0.138209479</text:p>
          </table:table-cell>
          <table:table-cell office:value-type="float" office:value="0.035235886" calcext:value-type="float">
            <text:p>0.035235886</text:p>
          </table:table-cell>
          <table:table-cell office:value-type="float" office:value="0.134623067" calcext:value-type="float">
            <text:p>0.134623067</text:p>
          </table:table-cell>
          <table:table-cell office:value-type="float" office:value="0.140482204" calcext:value-type="float">
            <text:p>0.140482204</text:p>
          </table:table-cell>
          <table:table-cell office:value-type="float" office:value="0.128164903" calcext:value-type="float">
            <text:p>0.12816490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9162" calcext:value-type="float">
            <text:p>0.001129162</text:p>
          </table:table-cell>
          <table:table-cell office:value-type="float" office:value="0.000287875" calcext:value-type="float">
            <text:p>0.000287875</text:p>
          </table:table-cell>
          <table:table-cell office:value-type="float" office:value="0.001099862" calcext:value-type="float">
            <text:p>0.001099862</text:p>
          </table:table-cell>
          <table:table-cell office:value-type="float" office:value="0.00114773" calcext:value-type="float">
            <text:p>0.00114773</text:p>
          </table:table-cell>
          <table:table-cell office:value-type="float" office:value="0.001047099" calcext:value-type="float">
            <text:p>0.00104709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6984" calcext:value-type="float">
            <text:p>0.000856984</text:p>
          </table:table-cell>
          <table:table-cell office:value-type="float" office:value="0.000015696" calcext:value-type="float">
            <text:p>1.5696E-05</text:p>
          </table:table-cell>
          <table:table-cell office:value-type="float" office:value="0.000827683" calcext:value-type="float">
            <text:p>0.000827683</text:p>
          </table:table-cell>
          <table:table-cell office:value-type="float" office:value="0.000875552" calcext:value-type="float">
            <text:p>0.000875552</text:p>
          </table:table-cell>
          <table:table-cell office:value-type="float" office:value="0.00077492" calcext:value-type="float">
            <text:p>0.00077492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362752726" calcext:value-type="float">
            <text:p>24.362752726</text:p>
          </table:table-cell>
          <table:table-cell office:value-type="float" office:value="24.341977136" calcext:value-type="float">
            <text:p>24.341977136</text:p>
          </table:table-cell>
          <table:table-cell office:value-type="float" office:value="24.362029151" calcext:value-type="float">
            <text:p>24.362029151</text:p>
          </table:table-cell>
          <table:table-cell office:value-type="float" office:value="24.363211259" calcext:value-type="float">
            <text:p>24.363211259</text:p>
          </table:table-cell>
          <table:table-cell office:value-type="float" office:value="24.360726185" calcext:value-type="float">
            <text:p>24.360726185</text:p>
          </table:table-cell>
          <table:table-cell office:value-type="float" office:value="25.343207238" calcext:value-type="float">
            <text:p>25.343207238</text:p>
          </table:table-cell>
          <table:table-cell/>
          <table:table-cell office:value-type="float" office:value="0.021722872" calcext:value-type="float">
            <text:p>0.021722872</text:p>
          </table:table-cell>
          <table:table-cell office:value-type="float" office:value="0.00039782" calcext:value-type="float">
            <text:p>0.00039782</text:p>
          </table:table-cell>
          <table:table-cell office:value-type="float" office:value="0.020980162" calcext:value-type="float">
            <text:p>0.020980162</text:p>
          </table:table-cell>
          <table:table-cell office:value-type="float" office:value="0.02219353" calcext:value-type="float">
            <text:p>0.02219353</text:p>
          </table:table-cell>
          <table:table-cell office:value-type="float" office:value="0.019642741" calcext:value-type="float">
            <text:p>0.019642741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/>2019-12-03 11:03:17</text:p>
          </table:table-cell>
          <table:table-cell office:value-type="float" office:value="24.33654" calcext:value-type="float">
            <text:p>24.33654</text:p>
          </table:table-cell>
          <table:table-cell office:value-type="string" calcext:value-type="string">
            <text:p><text:s/></text:p>
          </table:table-cell>
          <table:table-cell office:value-type="float" office:value="0.138024704" calcext:value-type="float">
            <text:p>0.138024704</text:p>
          </table:table-cell>
          <table:table-cell office:value-type="float" office:value="0.033599142" calcext:value-type="float">
            <text:p>0.033599142</text:p>
          </table:table-cell>
          <table:table-cell office:value-type="float" office:value="0.134925858" calcext:value-type="float">
            <text:p>0.134925858</text:p>
          </table:table-cell>
          <table:table-cell office:value-type="float" office:value="0.140637176" calcext:value-type="float">
            <text:p>0.140637176</text:p>
          </table:table-cell>
          <table:table-cell office:value-type="float" office:value="0.128964201" calcext:value-type="float">
            <text:p>0.12896420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7653" calcext:value-type="float">
            <text:p>0.001127653</text:p>
          </table:table-cell>
          <table:table-cell office:value-type="float" office:value="0.000274503" calcext:value-type="float">
            <text:p>0.000274503</text:p>
          </table:table-cell>
          <table:table-cell office:value-type="float" office:value="0.001102335" calcext:value-type="float">
            <text:p>0.001102335</text:p>
          </table:table-cell>
          <table:table-cell office:value-type="float" office:value="0.001148997" calcext:value-type="float">
            <text:p>0.001148997</text:p>
          </table:table-cell>
          <table:table-cell office:value-type="float" office:value="0.001053629" calcext:value-type="float">
            <text:p>0.00105362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5474" calcext:value-type="float">
            <text:p>0.000855474</text:p>
          </table:table-cell>
          <table:table-cell office:value-type="float" office:value="0.000002324" calcext:value-type="float">
            <text:p>2.324E-06</text:p>
          </table:table-cell>
          <table:table-cell office:value-type="float" office:value="0.000830157" calcext:value-type="float">
            <text:p>0.000830157</text:p>
          </table:table-cell>
          <table:table-cell office:value-type="float" office:value="0.000876818" calcext:value-type="float">
            <text:p>0.000876818</text:p>
          </table:table-cell>
          <table:table-cell office:value-type="float" office:value="0.00078145" calcext:value-type="float">
            <text:p>0.00078145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357661576" calcext:value-type="float">
            <text:p>24.357661576</text:p>
          </table:table-cell>
          <table:table-cell office:value-type="float" office:value="24.336592942" calcext:value-type="float">
            <text:p>24.336592942</text:p>
          </table:table-cell>
          <table:table-cell office:value-type="float" office:value="24.357036366" calcext:value-type="float">
            <text:p>24.357036366</text:p>
          </table:table-cell>
          <table:table-cell office:value-type="float" office:value="24.358188656" calcext:value-type="float">
            <text:p>24.358188656</text:p>
          </table:table-cell>
          <table:table-cell office:value-type="float" office:value="24.355833568" calcext:value-type="float">
            <text:p>24.355833568</text:p>
          </table:table-cell>
          <table:table-cell office:value-type="float" office:value="25.338157826" calcext:value-type="float">
            <text:p>25.338157826</text:p>
          </table:table-cell>
          <table:table-cell/>
          <table:table-cell office:value-type="float" office:value="0.021684607" calcext:value-type="float">
            <text:p>0.021684607</text:p>
          </table:table-cell>
          <table:table-cell office:value-type="float" office:value="0.000058859" calcext:value-type="float">
            <text:p>5.8859E-05</text:p>
          </table:table-cell>
          <table:table-cell office:value-type="float" office:value="0.021042867" calcext:value-type="float">
            <text:p>0.021042867</text:p>
          </table:table-cell>
          <table:table-cell office:value-type="float" office:value="0.022225623" calcext:value-type="float">
            <text:p>0.022225623</text:p>
          </table:table-cell>
          <table:table-cell office:value-type="float" office:value="0.019808268" calcext:value-type="float">
            <text:p>0.019808268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/>2019-12-03 11:03:19</text:p>
          </table:table-cell>
          <table:table-cell office:value-type="float" office:value="24.34664" calcext:value-type="float">
            <text:p>24.34664</text:p>
          </table:table-cell>
          <table:table-cell office:value-type="string" calcext:value-type="string">
            <text:p><text:s/></text:p>
          </table:table-cell>
          <table:table-cell office:value-type="float" office:value="0.1380253" calcext:value-type="float">
            <text:p>0.1380253</text:p>
          </table:table-cell>
          <table:table-cell office:value-type="float" office:value="0.033303503" calcext:value-type="float">
            <text:p>0.033303503</text:p>
          </table:table-cell>
          <table:table-cell office:value-type="float" office:value="0.134258286" calcext:value-type="float">
            <text:p>0.134258286</text:p>
          </table:table-cell>
          <table:table-cell office:value-type="float" office:value="0.140866654" calcext:value-type="float">
            <text:p>0.140866654</text:p>
          </table:table-cell>
          <table:table-cell office:value-type="float" office:value="0.129435674" calcext:value-type="float">
            <text:p>0.12943567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7658" calcext:value-type="float">
            <text:p>0.001127658</text:p>
          </table:table-cell>
          <table:table-cell office:value-type="float" office:value="0.000272087" calcext:value-type="float">
            <text:p>0.000272087</text:p>
          </table:table-cell>
          <table:table-cell office:value-type="float" office:value="0.001096881" calcext:value-type="float">
            <text:p>0.001096881</text:p>
          </table:table-cell>
          <table:table-cell office:value-type="float" office:value="0.001150871" calcext:value-type="float">
            <text:p>0.001150871</text:p>
          </table:table-cell>
          <table:table-cell office:value-type="float" office:value="0.001057481" calcext:value-type="float">
            <text:p>0.00105748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5479" calcext:value-type="float">
            <text:p>0.000855479</text:p>
          </table:table-cell>
          <table:table-cell office:value-type="float" office:value="-0.000000091" calcext:value-type="float">
            <text:p>-9.1E-08</text:p>
          </table:table-cell>
          <table:table-cell office:value-type="float" office:value="0.000824703" calcext:value-type="float">
            <text:p>0.000824703</text:p>
          </table:table-cell>
          <table:table-cell office:value-type="float" office:value="0.000878693" calcext:value-type="float">
            <text:p>0.000878693</text:p>
          </table:table-cell>
          <table:table-cell office:value-type="float" office:value="0.000785302" calcext:value-type="float">
            <text:p>0.000785302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367769439" calcext:value-type="float">
            <text:p>24.367769439</text:p>
          </table:table-cell>
          <table:table-cell office:value-type="float" office:value="24.346641231" calcext:value-type="float">
            <text:p>24.346641231</text:p>
          </table:table-cell>
          <table:table-cell office:value-type="float" office:value="24.36700943" calcext:value-type="float">
            <text:p>24.36700943</text:p>
          </table:table-cell>
          <table:table-cell office:value-type="float" office:value="24.368342693" calcext:value-type="float">
            <text:p>24.368342693</text:p>
          </table:table-cell>
          <table:table-cell office:value-type="float" office:value="24.366036449" calcext:value-type="float">
            <text:p>24.366036449</text:p>
          </table:table-cell>
          <table:table-cell office:value-type="float" office:value="25.34825665" calcext:value-type="float">
            <text:p>25.34825665</text:p>
          </table:table-cell>
          <table:table-cell/>
          <table:table-cell office:value-type="float" office:value="0.02168473" calcext:value-type="float">
            <text:p>0.02168473</text:p>
          </table:table-cell>
          <table:table-cell office:value-type="float" office:value="-0.000002317" calcext:value-type="float">
            <text:p>-2.317E-06</text:p>
          </table:table-cell>
          <table:table-cell office:value-type="float" office:value="0.02090462" calcext:value-type="float">
            <text:p>0.02090462</text:p>
          </table:table-cell>
          <table:table-cell office:value-type="float" office:value="0.022273145" calcext:value-type="float">
            <text:p>0.022273145</text:p>
          </table:table-cell>
          <table:table-cell office:value-type="float" office:value="0.019905905" calcext:value-type="float">
            <text:p>0.019905905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s/>2019-12-03 11:03:20</text:p>
          </table:table-cell>
          <table:table-cell office:value-type="float" office:value="24.34159" calcext:value-type="float">
            <text:p>24.34159</text:p>
          </table:table-cell>
          <table:table-cell office:value-type="string" calcext:value-type="string">
            <text:p><text:s/></text:p>
          </table:table-cell>
          <table:table-cell office:value-type="float" office:value="0.137713568" calcext:value-type="float">
            <text:p>0.137713568</text:p>
          </table:table-cell>
          <table:table-cell office:value-type="float" office:value="0.034533147" calcext:value-type="float">
            <text:p>0.034533147</text:p>
          </table:table-cell>
          <table:table-cell office:value-type="float" office:value="0.134941356" calcext:value-type="float">
            <text:p>0.134941356</text:p>
          </table:table-cell>
          <table:table-cell office:value-type="float" office:value="0.141146796" calcext:value-type="float">
            <text:p>0.141146796</text:p>
          </table:table-cell>
          <table:table-cell office:value-type="float" office:value="0.128198877" calcext:value-type="float">
            <text:p>0.12819887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5111" calcext:value-type="float">
            <text:p>0.001125111</text:p>
          </table:table-cell>
          <table:table-cell office:value-type="float" office:value="0.000282134" calcext:value-type="float">
            <text:p>0.000282134</text:p>
          </table:table-cell>
          <table:table-cell office:value-type="float" office:value="0.001102462" calcext:value-type="float">
            <text:p>0.001102462</text:p>
          </table:table-cell>
          <table:table-cell office:value-type="float" office:value="0.00115316" calcext:value-type="float">
            <text:p>0.00115316</text:p>
          </table:table-cell>
          <table:table-cell office:value-type="float" office:value="0.001047376" calcext:value-type="float">
            <text:p>0.00104737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2932" calcext:value-type="float">
            <text:p>0.000852932</text:p>
          </table:table-cell>
          <table:table-cell office:value-type="float" office:value="0.000009955" calcext:value-type="float">
            <text:p>9.955E-06</text:p>
          </table:table-cell>
          <table:table-cell office:value-type="float" office:value="0.000830283" calcext:value-type="float">
            <text:p>0.000830283</text:p>
          </table:table-cell>
          <table:table-cell office:value-type="float" office:value="0.000880981" calcext:value-type="float">
            <text:p>0.000880981</text:p>
          </table:table-cell>
          <table:table-cell office:value-type="float" office:value="0.000775198" calcext:value-type="float">
            <text:p>0.000775198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362652674" calcext:value-type="float">
            <text:p>24.362652674</text:p>
          </table:table-cell>
          <table:table-cell office:value-type="float" office:value="24.341835353" calcext:value-type="float">
            <text:p>24.341835353</text:p>
          </table:table-cell>
          <table:table-cell office:value-type="float" office:value="24.362093367" calcext:value-type="float">
            <text:p>24.362093367</text:p>
          </table:table-cell>
          <table:table-cell office:value-type="float" office:value="24.363345343" calcext:value-type="float">
            <text:p>24.363345343</text:p>
          </table:table-cell>
          <table:table-cell office:value-type="float" office:value="24.36073304" calcext:value-type="float">
            <text:p>24.36073304</text:p>
          </table:table-cell>
          <table:table-cell office:value-type="float" office:value="25.343207238" calcext:value-type="float">
            <text:p>25.343207238</text:p>
          </table:table-cell>
          <table:table-cell/>
          <table:table-cell office:value-type="float" office:value="0.021620174" calcext:value-type="float">
            <text:p>0.021620174</text:p>
          </table:table-cell>
          <table:table-cell office:value-type="float" office:value="0.000252287" calcext:value-type="float">
            <text:p>0.000252287</text:p>
          </table:table-cell>
          <table:table-cell office:value-type="float" office:value="0.021046077" calcext:value-type="float">
            <text:p>0.021046077</text:p>
          </table:table-cell>
          <table:table-cell office:value-type="float" office:value="0.02233116" calcext:value-type="float">
            <text:p>0.02233116</text:p>
          </table:table-cell>
          <table:table-cell office:value-type="float" office:value="0.019649777" calcext:value-type="float">
            <text:p>0.019649777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s/>2019-12-03 11:03:21</text:p>
          </table:table-cell>
          <table:table-cell office:value-type="float" office:value="24.34159" calcext:value-type="float">
            <text:p>24.34159</text:p>
          </table:table-cell>
          <table:table-cell office:value-type="string" calcext:value-type="string">
            <text:p><text:s/></text:p>
          </table:table-cell>
          <table:table-cell office:value-type="float" office:value="0.137517469" calcext:value-type="float">
            <text:p>0.137517469</text:p>
          </table:table-cell>
          <table:table-cell office:value-type="float" office:value="0.033747558" calcext:value-type="float">
            <text:p>0.033747558</text:p>
          </table:table-cell>
          <table:table-cell office:value-type="float" office:value="0.134857909" calcext:value-type="float">
            <text:p>0.134857909</text:p>
          </table:table-cell>
          <table:table-cell office:value-type="float" office:value="0.141342299" calcext:value-type="float">
            <text:p>0.141342299</text:p>
          </table:table-cell>
          <table:table-cell office:value-type="float" office:value="0.129187719" calcext:value-type="float">
            <text:p>0.12918771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3509" calcext:value-type="float">
            <text:p>0.001123509</text:p>
          </table:table-cell>
          <table:table-cell office:value-type="float" office:value="0.000275715" calcext:value-type="float">
            <text:p>0.000275715</text:p>
          </table:table-cell>
          <table:table-cell office:value-type="float" office:value="0.00110178" calcext:value-type="float">
            <text:p>0.00110178</text:p>
          </table:table-cell>
          <table:table-cell office:value-type="float" office:value="0.001154757" calcext:value-type="float">
            <text:p>0.001154757</text:p>
          </table:table-cell>
          <table:table-cell office:value-type="float" office:value="0.001055455" calcext:value-type="float">
            <text:p>0.00105545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133" calcext:value-type="float">
            <text:p>0.00085133</text:p>
          </table:table-cell>
          <table:table-cell office:value-type="float" office:value="0.000003537" calcext:value-type="float">
            <text:p>3.537E-06</text:p>
          </table:table-cell>
          <table:table-cell office:value-type="float" office:value="0.000829601" calcext:value-type="float">
            <text:p>0.000829601</text:p>
          </table:table-cell>
          <table:table-cell office:value-type="float" office:value="0.000882579" calcext:value-type="float">
            <text:p>0.000882579</text:p>
          </table:table-cell>
          <table:table-cell office:value-type="float" office:value="0.000783276" calcext:value-type="float">
            <text:p>0.000783276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36261311" calcext:value-type="float">
            <text:p>24.36261311</text:p>
          </table:table-cell>
          <table:table-cell office:value-type="float" office:value="24.341676854" calcext:value-type="float">
            <text:p>24.341676854</text:p>
          </table:table-cell>
          <table:table-cell office:value-type="float" office:value="24.362076532" calcext:value-type="float">
            <text:p>24.362076532</text:p>
          </table:table-cell>
          <table:table-cell office:value-type="float" office:value="24.363384787" calcext:value-type="float">
            <text:p>24.363384787</text:p>
          </table:table-cell>
          <table:table-cell office:value-type="float" office:value="24.360932543" calcext:value-type="float">
            <text:p>24.360932543</text:p>
          </table:table-cell>
          <table:table-cell office:value-type="float" office:value="25.343207238" calcext:value-type="float">
            <text:p>25.343207238</text:p>
          </table:table-cell>
          <table:table-cell/>
          <table:table-cell office:value-type="float" office:value="0.021579563" calcext:value-type="float">
            <text:p>0.021579563</text:p>
          </table:table-cell>
          <table:table-cell office:value-type="float" office:value="0.000089595" calcext:value-type="float">
            <text:p>8.9595E-05</text:p>
          </table:table-cell>
          <table:table-cell office:value-type="float" office:value="0.021028796" calcext:value-type="float">
            <text:p>0.021028796</text:p>
          </table:table-cell>
          <table:table-cell office:value-type="float" office:value="0.022371646" calcext:value-type="float">
            <text:p>0.022371646</text:p>
          </table:table-cell>
          <table:table-cell office:value-type="float" office:value="0.019854556" calcext:value-type="float">
            <text:p>0.019854556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/>2019-12-03 11:03:23</text:p>
          </table:table-cell>
          <table:table-cell office:value-type="float" office:value="24.33654" calcext:value-type="float">
            <text:p>24.33654</text:p>
          </table:table-cell>
          <table:table-cell office:value-type="string" calcext:value-type="string">
            <text:p><text:s/></text:p>
          </table:table-cell>
          <table:table-cell office:value-type="float" office:value="0.137519257" calcext:value-type="float">
            <text:p>0.137519257</text:p>
          </table:table-cell>
          <table:table-cell office:value-type="float" office:value="0.033324365" calcext:value-type="float">
            <text:p>0.033324365</text:p>
          </table:table-cell>
          <table:table-cell office:value-type="float" office:value="0.134140269" calcext:value-type="float">
            <text:p>0.134140269</text:p>
          </table:table-cell>
          <table:table-cell office:value-type="float" office:value="0.141612904" calcext:value-type="float">
            <text:p>0.141612904</text:p>
          </table:table-cell>
          <table:table-cell office:value-type="float" office:value="0.129140631" calcext:value-type="float">
            <text:p>0.12914063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3523" calcext:value-type="float">
            <text:p>0.001123523</text:p>
          </table:table-cell>
          <table:table-cell office:value-type="float" office:value="0.000272258" calcext:value-type="float">
            <text:p>0.000272258</text:p>
          </table:table-cell>
          <table:table-cell office:value-type="float" office:value="0.001095917" calcext:value-type="float">
            <text:p>0.001095917</text:p>
          </table:table-cell>
          <table:table-cell office:value-type="float" office:value="0.001156968" calcext:value-type="float">
            <text:p>0.001156968</text:p>
          </table:table-cell>
          <table:table-cell office:value-type="float" office:value="0.001055071" calcext:value-type="float">
            <text:p>0.00105507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1344" calcext:value-type="float">
            <text:p>0.000851344</text:p>
          </table:table-cell>
          <table:table-cell office:value-type="float" office:value="0.000000079" calcext:value-type="float">
            <text:p>7.9E-08</text:p>
          </table:table-cell>
          <table:table-cell office:value-type="float" office:value="0.000823738" calcext:value-type="float">
            <text:p>0.000823738</text:p>
          </table:table-cell>
          <table:table-cell office:value-type="float" office:value="0.000884789" calcext:value-type="float">
            <text:p>0.000884789</text:p>
          </table:table-cell>
          <table:table-cell office:value-type="float" office:value="0.000782892" calcext:value-type="float">
            <text:p>0.000782892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357559599" calcext:value-type="float">
            <text:p>24.357559599</text:p>
          </table:table-cell>
          <table:table-cell office:value-type="float" office:value="24.336537503" calcext:value-type="float">
            <text:p>24.336537503</text:p>
          </table:table-cell>
          <table:table-cell office:value-type="float" office:value="24.356877869" calcext:value-type="float">
            <text:p>24.356877869</text:p>
          </table:table-cell>
          <table:table-cell office:value-type="float" office:value="24.358385515" calcext:value-type="float">
            <text:p>24.358385515</text:p>
          </table:table-cell>
          <table:table-cell office:value-type="float" office:value="24.355869163" calcext:value-type="float">
            <text:p>24.355869163</text:p>
          </table:table-cell>
          <table:table-cell office:value-type="float" office:value="25.338157826" calcext:value-type="float">
            <text:p>25.338157826</text:p>
          </table:table-cell>
          <table:table-cell/>
          <table:table-cell office:value-type="float" office:value="0.021579934" calcext:value-type="float">
            <text:p>0.021579934</text:p>
          </table:table-cell>
          <table:table-cell office:value-type="float" office:value="0.000001954" calcext:value-type="float">
            <text:p>1.954E-06</text:p>
          </table:table-cell>
          <table:table-cell office:value-type="float" office:value="0.02088018" calcext:value-type="float">
            <text:p>0.02088018</text:p>
          </table:table-cell>
          <table:table-cell office:value-type="float" office:value="0.022427686" calcext:value-type="float">
            <text:p>0.022427686</text:p>
          </table:table-cell>
          <table:table-cell office:value-type="float" office:value="0.019844805" calcext:value-type="float">
            <text:p>0.019844805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s/>2019-12-03 11:03:24</text:p>
          </table:table-cell>
          <table:table-cell office:value-type="float" office:value="24.33654" calcext:value-type="float">
            <text:p>24.33654</text:p>
          </table:table-cell>
          <table:table-cell office:value-type="string" calcext:value-type="string">
            <text:p><text:s/></text:p>
          </table:table-cell>
          <table:table-cell office:value-type="float" office:value="0.137527601" calcext:value-type="float">
            <text:p>0.137527601</text:p>
          </table:table-cell>
          <table:table-cell office:value-type="float" office:value="0.033294562" calcext:value-type="float">
            <text:p>0.033294562</text:p>
          </table:table-cell>
          <table:table-cell office:value-type="float" office:value="0.134244577" calcext:value-type="float">
            <text:p>0.134244577</text:p>
          </table:table-cell>
          <table:table-cell office:value-type="float" office:value="0.141813176" calcext:value-type="float">
            <text:p>0.141813176</text:p>
          </table:table-cell>
          <table:table-cell office:value-type="float" office:value="0.129452959" calcext:value-type="float">
            <text:p>0.12945295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3592" calcext:value-type="float">
            <text:p>0.001123592</text:p>
          </table:table-cell>
          <table:table-cell office:value-type="float" office:value="0.000272014" calcext:value-type="float">
            <text:p>0.000272014</text:p>
          </table:table-cell>
          <table:table-cell office:value-type="float" office:value="0.001096769" calcext:value-type="float">
            <text:p>0.001096769</text:p>
          </table:table-cell>
          <table:table-cell office:value-type="float" office:value="0.001158604" calcext:value-type="float">
            <text:p>0.001158604</text:p>
          </table:table-cell>
          <table:table-cell office:value-type="float" office:value="0.001057622" calcext:value-type="float">
            <text:p>0.00105762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1413" calcext:value-type="float">
            <text:p>0.000851413</text:p>
          </table:table-cell>
          <table:table-cell office:value-type="float" office:value="-0.000000164" calcext:value-type="float">
            <text:p>-1.64E-07</text:p>
          </table:table-cell>
          <table:table-cell office:value-type="float" office:value="0.000824591" calcext:value-type="float">
            <text:p>0.000824591</text:p>
          </table:table-cell>
          <table:table-cell office:value-type="float" office:value="0.000886426" calcext:value-type="float">
            <text:p>0.000886426</text:p>
          </table:table-cell>
          <table:table-cell office:value-type="float" office:value="0.000785443" calcext:value-type="float">
            <text:p>0.000785443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357561282" calcext:value-type="float">
            <text:p>24.357561282</text:p>
          </table:table-cell>
          <table:table-cell office:value-type="float" office:value="24.33653149" calcext:value-type="float">
            <text:p>24.33653149</text:p>
          </table:table-cell>
          <table:table-cell office:value-type="float" office:value="24.356898914" calcext:value-type="float">
            <text:p>24.356898914</text:p>
          </table:table-cell>
          <table:table-cell office:value-type="float" office:value="24.358425921" calcext:value-type="float">
            <text:p>24.358425921</text:p>
          </table:table-cell>
          <table:table-cell office:value-type="float" office:value="24.355932178" calcext:value-type="float">
            <text:p>24.355932178</text:p>
          </table:table-cell>
          <table:table-cell office:value-type="float" office:value="25.338157826" calcext:value-type="float">
            <text:p>25.338157826</text:p>
          </table:table-cell>
          <table:table-cell/>
          <table:table-cell office:value-type="float" office:value="0.021581662" calcext:value-type="float">
            <text:p>0.021581662</text:p>
          </table:table-cell>
          <table:table-cell office:value-type="float" office:value="-0.000004168" calcext:value-type="float">
            <text:p>-4.168E-06</text:p>
          </table:table-cell>
          <table:table-cell office:value-type="float" office:value="0.020901781" calcext:value-type="float">
            <text:p>0.020901781</text:p>
          </table:table-cell>
          <table:table-cell office:value-type="float" office:value="0.02246916" calcext:value-type="float">
            <text:p>0.02246916</text:p>
          </table:table-cell>
          <table:table-cell office:value-type="float" office:value="0.019909485" calcext:value-type="float">
            <text:p>0.019909485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/>2019-12-03 11:03:25</text:p>
          </table:table-cell>
          <table:table-cell office:value-type="float" office:value="24.33654" calcext:value-type="float">
            <text:p>24.33654</text:p>
          </table:table-cell>
          <table:table-cell office:value-type="string" calcext:value-type="string">
            <text:p><text:s/></text:p>
          </table:table-cell>
          <table:table-cell office:value-type="float" office:value="0.137566344" calcext:value-type="float">
            <text:p>0.137566344</text:p>
          </table:table-cell>
          <table:table-cell office:value-type="float" office:value="0.033298139" calcext:value-type="float">
            <text:p>0.033298139</text:p>
          </table:table-cell>
          <table:table-cell office:value-type="float" office:value="0.134145037" calcext:value-type="float">
            <text:p>0.134145037</text:p>
          </table:table-cell>
          <table:table-cell office:value-type="float" office:value="0.141795294" calcext:value-type="float">
            <text:p>0.141795294</text:p>
          </table:table-cell>
          <table:table-cell office:value-type="float" office:value="0.129162089" calcext:value-type="float">
            <text:p>0.12916208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3908" calcext:value-type="float">
            <text:p>0.001123908</text:p>
          </table:table-cell>
          <table:table-cell office:value-type="float" office:value="0.000272044" calcext:value-type="float">
            <text:p>0.000272044</text:p>
          </table:table-cell>
          <table:table-cell office:value-type="float" office:value="0.001095956" calcext:value-type="float">
            <text:p>0.001095956</text:p>
          </table:table-cell>
          <table:table-cell office:value-type="float" office:value="0.001158458" calcext:value-type="float">
            <text:p>0.001158458</text:p>
          </table:table-cell>
          <table:table-cell office:value-type="float" office:value="0.001055246" calcext:value-type="float">
            <text:p>0.00105524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1729" calcext:value-type="float">
            <text:p>0.000851729</text:p>
          </table:table-cell>
          <table:table-cell office:value-type="float" office:value="-0.000000135" calcext:value-type="float">
            <text:p>-1.35E-07</text:p>
          </table:table-cell>
          <table:table-cell office:value-type="float" office:value="0.000823777" calcext:value-type="float">
            <text:p>0.000823777</text:p>
          </table:table-cell>
          <table:table-cell office:value-type="float" office:value="0.000886279" calcext:value-type="float">
            <text:p>0.000886279</text:p>
          </table:table-cell>
          <table:table-cell office:value-type="float" office:value="0.000783067" calcext:value-type="float">
            <text:p>0.000783067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357569099" calcext:value-type="float">
            <text:p>24.357569099</text:p>
          </table:table-cell>
          <table:table-cell office:value-type="float" office:value="24.336532211" calcext:value-type="float">
            <text:p>24.336532211</text:p>
          </table:table-cell>
          <table:table-cell office:value-type="float" office:value="24.356878831" calcext:value-type="float">
            <text:p>24.356878831</text:p>
          </table:table-cell>
          <table:table-cell office:value-type="float" office:value="24.358422313" calcext:value-type="float">
            <text:p>24.358422313</text:p>
          </table:table-cell>
          <table:table-cell office:value-type="float" office:value="24.355873493" calcext:value-type="float">
            <text:p>24.355873493</text:p>
          </table:table-cell>
          <table:table-cell office:value-type="float" office:value="25.338157826" calcext:value-type="float">
            <text:p>25.338157826</text:p>
          </table:table-cell>
          <table:table-cell/>
          <table:table-cell office:value-type="float" office:value="0.021589685" calcext:value-type="float">
            <text:p>0.021589685</text:p>
          </table:table-cell>
          <table:table-cell office:value-type="float" office:value="-0.000003428" calcext:value-type="float">
            <text:p>-3.428E-06</text:p>
          </table:table-cell>
          <table:table-cell office:value-type="float" office:value="0.020881167" calcext:value-type="float">
            <text:p>0.020881167</text:p>
          </table:table-cell>
          <table:table-cell office:value-type="float" office:value="0.022465457" calcext:value-type="float">
            <text:p>0.022465457</text:p>
          </table:table-cell>
          <table:table-cell office:value-type="float" office:value="0.019849248" calcext:value-type="float">
            <text:p>0.019849248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s/>2019-12-03 11:03:26</text:p>
          </table:table-cell>
          <table:table-cell office:value-type="float" office:value="24.34159" calcext:value-type="float">
            <text:p>24.34159</text:p>
          </table:table-cell>
          <table:table-cell office:value-type="string" calcext:value-type="string">
            <text:p><text:s/></text:p>
          </table:table-cell>
          <table:table-cell office:value-type="float" office:value="0.137448923" calcext:value-type="float">
            <text:p>0.137448923</text:p>
          </table:table-cell>
          <table:table-cell office:value-type="float" office:value="0.033268336" calcext:value-type="float">
            <text:p>0.033268336</text:p>
          </table:table-cell>
          <table:table-cell office:value-type="float" office:value="0.134198682" calcext:value-type="float">
            <text:p>0.134198682</text:p>
          </table:table-cell>
          <table:table-cell office:value-type="float" office:value="0.141767876" calcext:value-type="float">
            <text:p>0.141767876</text:p>
          </table:table-cell>
          <table:table-cell office:value-type="float" office:value="0.129399315" calcext:value-type="float">
            <text:p>0.12939931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2949" calcext:value-type="float">
            <text:p>0.001122949</text:p>
          </table:table-cell>
          <table:table-cell office:value-type="float" office:value="0.0002718" calcext:value-type="float">
            <text:p>0.0002718</text:p>
          </table:table-cell>
          <table:table-cell office:value-type="float" office:value="0.001096394" calcext:value-type="float">
            <text:p>0.001096394</text:p>
          </table:table-cell>
          <table:table-cell office:value-type="float" office:value="0.001158234" calcext:value-type="float">
            <text:p>0.001158234</text:p>
          </table:table-cell>
          <table:table-cell office:value-type="float" office:value="0.001057184" calcext:value-type="float">
            <text:p>0.00105718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077" calcext:value-type="float">
            <text:p>0.00085077</text:p>
          </table:table-cell>
          <table:table-cell office:value-type="float" office:value="-0.000000379" calcext:value-type="float">
            <text:p>-3.79E-07</text:p>
          </table:table-cell>
          <table:table-cell office:value-type="float" office:value="0.000824216" calcext:value-type="float">
            <text:p>0.000824216</text:p>
          </table:table-cell>
          <table:table-cell office:value-type="float" office:value="0.000886055" calcext:value-type="float">
            <text:p>0.000886055</text:p>
          </table:table-cell>
          <table:table-cell office:value-type="float" office:value="0.000785005" calcext:value-type="float">
            <text:p>0.000785005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362599281" calcext:value-type="float">
            <text:p>24.362599281</text:p>
          </table:table-cell>
          <table:table-cell office:value-type="float" office:value="24.341580167" calcext:value-type="float">
            <text:p>24.341580167</text:p>
          </table:table-cell>
          <table:table-cell office:value-type="float" office:value="24.361943529" calcext:value-type="float">
            <text:p>24.361943529</text:p>
          </table:table-cell>
          <table:table-cell office:value-type="float" office:value="24.363470649" calcext:value-type="float">
            <text:p>24.363470649</text:p>
          </table:table-cell>
          <table:table-cell office:value-type="float" office:value="24.360975234" calcext:value-type="float">
            <text:p>24.360975234</text:p>
          </table:table-cell>
          <table:table-cell office:value-type="float" office:value="25.343207238" calcext:value-type="float">
            <text:p>25.343207238</text:p>
          </table:table-cell>
          <table:table-cell/>
          <table:table-cell office:value-type="float" office:value="0.021565368" calcext:value-type="float">
            <text:p>0.021565368</text:p>
          </table:table-cell>
          <table:table-cell office:value-type="float" office:value="-0.0000096" calcext:value-type="float">
            <text:p>-9.6E-06</text:p>
          </table:table-cell>
          <table:table-cell office:value-type="float" office:value="0.020892276" calcext:value-type="float">
            <text:p>0.020892276</text:p>
          </table:table-cell>
          <table:table-cell office:value-type="float" office:value="0.022459779" calcext:value-type="float">
            <text:p>0.022459779</text:p>
          </table:table-cell>
          <table:table-cell office:value-type="float" office:value="0.019898376" calcext:value-type="float">
            <text:p>0.019898376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s/>2019-12-03 11:03:28</text:p>
          </table:table-cell>
          <table:table-cell office:value-type="float" office:value="24.34664" calcext:value-type="float">
            <text:p>24.34664</text:p>
          </table:table-cell>
          <table:table-cell office:value-type="string" calcext:value-type="string">
            <text:p><text:s/></text:p>
          </table:table-cell>
          <table:table-cell office:value-type="float" office:value="0.137403624" calcext:value-type="float">
            <text:p>0.137403624</text:p>
          </table:table-cell>
          <table:table-cell office:value-type="float" office:value="0.033196811" calcext:value-type="float">
            <text:p>0.033196811</text:p>
          </table:table-cell>
          <table:table-cell office:value-type="float" office:value="0.134195701" calcext:value-type="float">
            <text:p>0.134195701</text:p>
          </table:table-cell>
          <table:table-cell office:value-type="float" office:value="0.141791718" calcext:value-type="float">
            <text:p>0.141791718</text:p>
          </table:table-cell>
          <table:table-cell office:value-type="float" office:value="0.129431502" calcext:value-type="float">
            <text:p>0.1294315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2579" calcext:value-type="float">
            <text:p>0.001122579</text:p>
          </table:table-cell>
          <table:table-cell office:value-type="float" office:value="0.000271216" calcext:value-type="float">
            <text:p>0.000271216</text:p>
          </table:table-cell>
          <table:table-cell office:value-type="float" office:value="0.00109637" calcext:value-type="float">
            <text:p>0.00109637</text:p>
          </table:table-cell>
          <table:table-cell office:value-type="float" office:value="0.001158429" calcext:value-type="float">
            <text:p>0.001158429</text:p>
          </table:table-cell>
          <table:table-cell office:value-type="float" office:value="0.001057447" calcext:value-type="float">
            <text:p>0.00105744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04" calcext:value-type="float">
            <text:p>0.0008504</text:p>
          </table:table-cell>
          <table:table-cell office:value-type="float" office:value="-0.000000963" calcext:value-type="float">
            <text:p>-9.63E-07</text:p>
          </table:table-cell>
          <table:table-cell office:value-type="float" office:value="0.000824191" calcext:value-type="float">
            <text:p>0.000824191</text:p>
          </table:table-cell>
          <table:table-cell office:value-type="float" office:value="0.00088625" calcext:value-type="float">
            <text:p>0.00088625</text:p>
          </table:table-cell>
          <table:table-cell office:value-type="float" office:value="0.000785268" calcext:value-type="float">
            <text:p>0.000785268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367644014" calcext:value-type="float">
            <text:p>24.367644014</text:p>
          </table:table-cell>
          <table:table-cell office:value-type="float" office:value="24.346619705" calcext:value-type="float">
            <text:p>24.346619705</text:p>
          </table:table-cell>
          <table:table-cell office:value-type="float" office:value="24.366996803" calcext:value-type="float">
            <text:p>24.366996803</text:p>
          </table:table-cell>
          <table:table-cell office:value-type="float" office:value="24.368529327" calcext:value-type="float">
            <text:p>24.368529327</text:p>
          </table:table-cell>
          <table:table-cell office:value-type="float" office:value="24.366035607" calcext:value-type="float">
            <text:p>24.366035607</text:p>
          </table:table-cell>
          <table:table-cell office:value-type="float" office:value="25.34825665" calcext:value-type="float">
            <text:p>25.34825665</text:p>
          </table:table-cell>
          <table:table-cell/>
          <table:table-cell office:value-type="float" office:value="0.021555987" calcext:value-type="float">
            <text:p>0.021555987</text:p>
          </table:table-cell>
          <table:table-cell office:value-type="float" office:value="-0.000024412" calcext:value-type="float">
            <text:p>-2.4412E-05</text:p>
          </table:table-cell>
          <table:table-cell office:value-type="float" office:value="0.020891659" calcext:value-type="float">
            <text:p>0.020891659</text:p>
          </table:table-cell>
          <table:table-cell office:value-type="float" office:value="0.022464716" calcext:value-type="float">
            <text:p>0.022464716</text:p>
          </table:table-cell>
          <table:table-cell office:value-type="float" office:value="0.019905041" calcext:value-type="float">
            <text:p>0.019905041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s/>2019-12-03 11:03:29</text:p>
          </table:table-cell>
          <table:table-cell office:value-type="float" office:value="24.33654" calcext:value-type="float">
            <text:p>24.33654</text:p>
          </table:table-cell>
          <table:table-cell office:value-type="string" calcext:value-type="string">
            <text:p><text:s/></text:p>
          </table:table-cell>
          <table:table-cell office:value-type="float" office:value="0.137432234" calcext:value-type="float">
            <text:p>0.137432234</text:p>
          </table:table-cell>
          <table:table-cell office:value-type="float" office:value="0.03405631" calcext:value-type="float">
            <text:p>0.03405631</text:p>
          </table:table-cell>
          <table:table-cell office:value-type="float" office:value="0.134252922" calcext:value-type="float">
            <text:p>0.134252922</text:p>
          </table:table-cell>
          <table:table-cell office:value-type="float" office:value="0.141570585" calcext:value-type="float">
            <text:p>0.141570585</text:p>
          </table:table-cell>
          <table:table-cell office:value-type="float" office:value="0.128657833" calcext:value-type="float">
            <text:p>0.12865783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2812" calcext:value-type="float">
            <text:p>0.001122812</text:p>
          </table:table-cell>
          <table:table-cell office:value-type="float" office:value="0.000278238" calcext:value-type="float">
            <text:p>0.000278238</text:p>
          </table:table-cell>
          <table:table-cell office:value-type="float" office:value="0.001096838" calcext:value-type="float">
            <text:p>0.001096838</text:p>
          </table:table-cell>
          <table:table-cell office:value-type="float" office:value="0.001156622" calcext:value-type="float">
            <text:p>0.001156622</text:p>
          </table:table-cell>
          <table:table-cell office:value-type="float" office:value="0.001051126" calcext:value-type="float">
            <text:p>0.00105112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0634" calcext:value-type="float">
            <text:p>0.000850634</text:p>
          </table:table-cell>
          <table:table-cell office:value-type="float" office:value="0.000006059" calcext:value-type="float">
            <text:p>6.059E-06</text:p>
          </table:table-cell>
          <table:table-cell office:value-type="float" office:value="0.000824659" calcext:value-type="float">
            <text:p>0.000824659</text:p>
          </table:table-cell>
          <table:table-cell office:value-type="float" office:value="0.000884444" calcext:value-type="float">
            <text:p>0.000884444</text:p>
          </table:table-cell>
          <table:table-cell office:value-type="float" office:value="0.000778947" calcext:value-type="float">
            <text:p>0.000778947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357542042" calcext:value-type="float">
            <text:p>24.357542042</text:p>
          </table:table-cell>
          <table:table-cell office:value-type="float" office:value="24.336685179" calcext:value-type="float">
            <text:p>24.336685179</text:p>
          </table:table-cell>
          <table:table-cell office:value-type="float" office:value="24.356900598" calcext:value-type="float">
            <text:p>24.356900598</text:p>
          </table:table-cell>
          <table:table-cell office:value-type="float" office:value="24.358376976" calcext:value-type="float">
            <text:p>24.358376976</text:p>
          </table:table-cell>
          <table:table-cell office:value-type="float" office:value="24.355771756" calcext:value-type="float">
            <text:p>24.355771756</text:p>
          </table:table-cell>
          <table:table-cell office:value-type="float" office:value="25.338157826" calcext:value-type="float">
            <text:p>25.338157826</text:p>
          </table:table-cell>
          <table:table-cell/>
          <table:table-cell office:value-type="float" office:value="0.021561912" calcext:value-type="float">
            <text:p>0.021561912</text:p>
          </table:table-cell>
          <table:table-cell office:value-type="float" office:value="0.000153536" calcext:value-type="float">
            <text:p>0.000153536</text:p>
          </table:table-cell>
          <table:table-cell office:value-type="float" office:value="0.020903509" calcext:value-type="float">
            <text:p>0.020903509</text:p>
          </table:table-cell>
          <table:table-cell office:value-type="float" office:value="0.022418922" calcext:value-type="float">
            <text:p>0.022418922</text:p>
          </table:table-cell>
          <table:table-cell office:value-type="float" office:value="0.019744822" calcext:value-type="float">
            <text:p>0.019744822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s/>2019-12-03 11:03:30</text:p>
          </table:table-cell>
          <table:table-cell office:value-type="float" office:value="24.34664" calcext:value-type="float">
            <text:p>24.34664</text:p>
          </table:table-cell>
          <table:table-cell office:value-type="string" calcext:value-type="string">
            <text:p><text:s/></text:p>
          </table:table-cell>
          <table:table-cell office:value-type="float" office:value="0.137388127" calcext:value-type="float">
            <text:p>0.137388127</text:p>
          </table:table-cell>
          <table:table-cell office:value-type="float" office:value="0.035225753" calcext:value-type="float">
            <text:p>0.035225753</text:p>
          </table:table-cell>
          <table:table-cell office:value-type="float" office:value="0.134473459" calcext:value-type="float">
            <text:p>0.134473459</text:p>
          </table:table-cell>
          <table:table-cell office:value-type="float" office:value="0.141124146" calcext:value-type="float">
            <text:p>0.141124146</text:p>
          </table:table-cell>
          <table:table-cell office:value-type="float" office:value="0.128284708" calcext:value-type="float">
            <text:p>0.12828470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2452" calcext:value-type="float">
            <text:p>0.001122452</text:p>
          </table:table-cell>
          <table:table-cell office:value-type="float" office:value="0.000287792" calcext:value-type="float">
            <text:p>0.000287792</text:p>
          </table:table-cell>
          <table:table-cell office:value-type="float" office:value="0.001098639" calcext:value-type="float">
            <text:p>0.001098639</text:p>
          </table:table-cell>
          <table:table-cell office:value-type="float" office:value="0.001152975" calcext:value-type="float">
            <text:p>0.001152975</text:p>
          </table:table-cell>
          <table:table-cell office:value-type="float" office:value="0.001048078" calcext:value-type="float">
            <text:p>0.00104807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0273" calcext:value-type="float">
            <text:p>0.000850273</text:p>
          </table:table-cell>
          <table:table-cell office:value-type="float" office:value="0.000015613" calcext:value-type="float">
            <text:p>1.5613E-05</text:p>
          </table:table-cell>
          <table:table-cell office:value-type="float" office:value="0.000826461" calcext:value-type="float">
            <text:p>0.000826461</text:p>
          </table:table-cell>
          <table:table-cell office:value-type="float" office:value="0.000880796" calcext:value-type="float">
            <text:p>0.000880796</text:p>
          </table:table-cell>
          <table:table-cell office:value-type="float" office:value="0.000775899" calcext:value-type="float">
            <text:p>0.000775899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367640887" calcext:value-type="float">
            <text:p>24.367640887</text:p>
          </table:table-cell>
          <table:table-cell office:value-type="float" office:value="24.347029059" calcext:value-type="float">
            <text:p>24.347029059</text:p>
          </table:table-cell>
          <table:table-cell office:value-type="float" office:value="24.367052842" calcext:value-type="float">
            <text:p>24.367052842</text:p>
          </table:table-cell>
          <table:table-cell office:value-type="float" office:value="24.368394642" calcext:value-type="float">
            <text:p>24.368394642</text:p>
          </table:table-cell>
          <table:table-cell office:value-type="float" office:value="24.365804237" calcext:value-type="float">
            <text:p>24.365804237</text:p>
          </table:table-cell>
          <table:table-cell office:value-type="float" office:value="25.34825665" calcext:value-type="float">
            <text:p>25.34825665</text:p>
          </table:table-cell>
          <table:table-cell/>
          <table:table-cell office:value-type="float" office:value="0.021552778" calcext:value-type="float">
            <text:p>0.021552778</text:p>
          </table:table-cell>
          <table:table-cell office:value-type="float" office:value="0.000395722" calcext:value-type="float">
            <text:p>0.000395722</text:p>
          </table:table-cell>
          <table:table-cell office:value-type="float" office:value="0.02094918" calcext:value-type="float">
            <text:p>0.02094918</text:p>
          </table:table-cell>
          <table:table-cell office:value-type="float" office:value="0.022326469" calcext:value-type="float">
            <text:p>0.022326469</text:p>
          </table:table-cell>
          <table:table-cell office:value-type="float" office:value="0.019667551" calcext:value-type="float">
            <text:p>0.019667551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s/>2019-12-03 11:03:32</text:p>
          </table:table-cell>
          <table:table-cell office:value-type="float" office:value="24.34159" calcext:value-type="float">
            <text:p>24.34159</text:p>
          </table:table-cell>
          <table:table-cell office:value-type="string" calcext:value-type="string">
            <text:p><text:s/></text:p>
          </table:table-cell>
          <table:table-cell office:value-type="float" office:value="0.137252228" calcext:value-type="float">
            <text:p>0.137252228</text:p>
          </table:table-cell>
          <table:table-cell office:value-type="float" office:value="0.033439402" calcext:value-type="float">
            <text:p>0.033439402</text:p>
          </table:table-cell>
          <table:table-cell office:value-type="float" office:value="0.134731547" calcext:value-type="float">
            <text:p>0.134731547</text:p>
          </table:table-cell>
          <table:table-cell office:value-type="float" office:value="0.140892284" calcext:value-type="float">
            <text:p>0.140892284</text:p>
          </table:table-cell>
          <table:table-cell office:value-type="float" office:value="0.129190699" calcext:value-type="float">
            <text:p>0.12919069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1342" calcext:value-type="float">
            <text:p>0.001121342</text:p>
          </table:table-cell>
          <table:table-cell office:value-type="float" office:value="0.000273198" calcext:value-type="float">
            <text:p>0.000273198</text:p>
          </table:table-cell>
          <table:table-cell office:value-type="float" office:value="0.001100748" calcext:value-type="float">
            <text:p>0.001100748</text:p>
          </table:table-cell>
          <table:table-cell office:value-type="float" office:value="0.001151081" calcext:value-type="float">
            <text:p>0.001151081</text:p>
          </table:table-cell>
          <table:table-cell office:value-type="float" office:value="0.00105548" calcext:value-type="float">
            <text:p>0.0010554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9163" calcext:value-type="float">
            <text:p>0.000849163</text:p>
          </table:table-cell>
          <table:table-cell office:value-type="float" office:value="0.000001019" calcext:value-type="float">
            <text:p>1.019E-06</text:p>
          </table:table-cell>
          <table:table-cell office:value-type="float" office:value="0.000828569" calcext:value-type="float">
            <text:p>0.000828569</text:p>
          </table:table-cell>
          <table:table-cell office:value-type="float" office:value="0.000878902" calcext:value-type="float">
            <text:p>0.000878902</text:p>
          </table:table-cell>
          <table:table-cell office:value-type="float" office:value="0.000783301" calcext:value-type="float">
            <text:p>0.000783301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362559597" calcext:value-type="float">
            <text:p>24.362559597</text:p>
          </table:table-cell>
          <table:table-cell office:value-type="float" office:value="24.341614681" calcext:value-type="float">
            <text:p>24.341614681</text:p>
          </table:table-cell>
          <table:table-cell office:value-type="float" office:value="24.362051037" calcext:value-type="float">
            <text:p>24.362051037</text:p>
          </table:table-cell>
          <table:table-cell office:value-type="float" office:value="24.363293994" calcext:value-type="float">
            <text:p>24.363293994</text:p>
          </table:table-cell>
          <table:table-cell office:value-type="float" office:value="24.360933145" calcext:value-type="float">
            <text:p>24.360933145</text:p>
          </table:table-cell>
          <table:table-cell office:value-type="float" office:value="25.343207238" calcext:value-type="float">
            <text:p>25.343207238</text:p>
          </table:table-cell>
          <table:table-cell/>
          <table:table-cell office:value-type="float" office:value="0.021524635" calcext:value-type="float">
            <text:p>0.021524635</text:p>
          </table:table-cell>
          <table:table-cell office:value-type="float" office:value="0.000025777" calcext:value-type="float">
            <text:p>2.5777E-05</text:p>
          </table:table-cell>
          <table:table-cell office:value-type="float" office:value="0.021002628" calcext:value-type="float">
            <text:p>0.021002628</text:p>
          </table:table-cell>
          <table:table-cell office:value-type="float" office:value="0.022278453" calcext:value-type="float">
            <text:p>0.022278453</text:p>
          </table:table-cell>
          <table:table-cell office:value-type="float" office:value="0.019855173" calcext:value-type="float">
            <text:p>0.019855173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<text:s/>2019-12-03 11:03:33</text:p>
          </table:table-cell>
          <table:table-cell office:value-type="float" office:value="24.33148" calcext:value-type="float">
            <text:p>24.33148</text:p>
          </table:table-cell>
          <table:table-cell office:value-type="string" calcext:value-type="string">
            <text:p><text:s/></text:p>
          </table:table-cell>
          <table:table-cell office:value-type="float" office:value="0.137383358" calcext:value-type="float">
            <text:p>0.137383358</text:p>
          </table:table-cell>
          <table:table-cell office:value-type="float" office:value="0.034405593" calcext:value-type="float">
            <text:p>0.034405593</text:p>
          </table:table-cell>
          <table:table-cell office:value-type="float" office:value="0.134270803" calcext:value-type="float">
            <text:p>0.134270803</text:p>
          </table:table-cell>
          <table:table-cell office:value-type="float" office:value="0.141099112" calcext:value-type="float">
            <text:p>0.141099112</text:p>
          </table:table-cell>
          <table:table-cell office:value-type="float" office:value="0.128550545" calcext:value-type="float">
            <text:p>0.12855054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2413" calcext:value-type="float">
            <text:p>0.001122413</text:p>
          </table:table-cell>
          <table:table-cell office:value-type="float" office:value="0.000281091" calcext:value-type="float">
            <text:p>0.000281091</text:p>
          </table:table-cell>
          <table:table-cell office:value-type="float" office:value="0.001096984" calcext:value-type="float">
            <text:p>0.001096984</text:p>
          </table:table-cell>
          <table:table-cell office:value-type="float" office:value="0.001152771" calcext:value-type="float">
            <text:p>0.001152771</text:p>
          </table:table-cell>
          <table:table-cell office:value-type="float" office:value="0.00105025" calcext:value-type="float">
            <text:p>0.0010502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0234" calcext:value-type="float">
            <text:p>0.000850234</text:p>
          </table:table-cell>
          <table:table-cell office:value-type="float" office:value="0.000008913" calcext:value-type="float">
            <text:p>8.913E-06</text:p>
          </table:table-cell>
          <table:table-cell office:value-type="float" office:value="0.000824805" calcext:value-type="float">
            <text:p>0.000824805</text:p>
          </table:table-cell>
          <table:table-cell office:value-type="float" office:value="0.000880592" calcext:value-type="float">
            <text:p>0.000880592</text:p>
          </table:table-cell>
          <table:table-cell office:value-type="float" office:value="0.000778071" calcext:value-type="float">
            <text:p>0.000778071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352478309" calcext:value-type="float">
            <text:p>24.352478309</text:p>
          </table:table-cell>
          <table:table-cell office:value-type="float" office:value="24.331701684" calcext:value-type="float">
            <text:p>24.331701684</text:p>
          </table:table-cell>
          <table:table-cell office:value-type="float" office:value="24.351850331" calcext:value-type="float">
            <text:p>24.351850331</text:p>
          </table:table-cell>
          <table:table-cell office:value-type="float" office:value="24.353227986" calcext:value-type="float">
            <text:p>24.353227986</text:p>
          </table:table-cell>
          <table:table-cell office:value-type="float" office:value="24.35069623" calcext:value-type="float">
            <text:p>24.35069623</text:p>
          </table:table-cell>
          <table:table-cell office:value-type="float" office:value="25.333108416" calcext:value-type="float">
            <text:p>25.333108416</text:p>
          </table:table-cell>
          <table:table-cell/>
          <table:table-cell office:value-type="float" office:value="0.021551791" calcext:value-type="float">
            <text:p>0.021551791</text:p>
          </table:table-cell>
          <table:table-cell office:value-type="float" office:value="0.000225871" calcext:value-type="float">
            <text:p>0.000225871</text:p>
          </table:table-cell>
          <table:table-cell office:value-type="float" office:value="0.020907212" calcext:value-type="float">
            <text:p>0.020907212</text:p>
          </table:table-cell>
          <table:table-cell office:value-type="float" office:value="0.022321285" calcext:value-type="float">
            <text:p>0.022321285</text:p>
          </table:table-cell>
          <table:table-cell office:value-type="float" office:value="0.019722604" calcext:value-type="float">
            <text:p>0.019722604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s/>2019-12-03 11:03:34</text:p>
          </table:table-cell>
          <table:table-cell office:value-type="float" office:value="24.33148" calcext:value-type="float">
            <text:p>24.33148</text:p>
          </table:table-cell>
          <table:table-cell office:value-type="string" calcext:value-type="string">
            <text:p><text:s/></text:p>
          </table:table-cell>
          <table:table-cell office:value-type="float" office:value="0.13733031" calcext:value-type="float">
            <text:p>0.13733031</text:p>
          </table:table-cell>
          <table:table-cell office:value-type="float" office:value="0.035294895" calcext:value-type="float">
            <text:p>0.035294895</text:p>
          </table:table-cell>
          <table:table-cell office:value-type="float" office:value="0.134487764" calcext:value-type="float">
            <text:p>0.134487764</text:p>
          </table:table-cell>
          <table:table-cell office:value-type="float" office:value="0.141262429" calcext:value-type="float">
            <text:p>0.141262429</text:p>
          </table:table-cell>
          <table:table-cell office:value-type="float" office:value="0.128270403" calcext:value-type="float">
            <text:p>0.12827040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198" calcext:value-type="float">
            <text:p>0.00112198</text:p>
          </table:table-cell>
          <table:table-cell office:value-type="float" office:value="0.000288357" calcext:value-type="float">
            <text:p>0.000288357</text:p>
          </table:table-cell>
          <table:table-cell office:value-type="float" office:value="0.001098756" calcext:value-type="float">
            <text:p>0.001098756</text:p>
          </table:table-cell>
          <table:table-cell office:value-type="float" office:value="0.001154105" calcext:value-type="float">
            <text:p>0.001154105</text:p>
          </table:table-cell>
          <table:table-cell office:value-type="float" office:value="0.001047961" calcext:value-type="float">
            <text:p>0.00104796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9801" calcext:value-type="float">
            <text:p>0.000849801</text:p>
          </table:table-cell>
          <table:table-cell office:value-type="float" office:value="0.000016178" calcext:value-type="float">
            <text:p>1.6178E-05</text:p>
          </table:table-cell>
          <table:table-cell office:value-type="float" office:value="0.000826577" calcext:value-type="float">
            <text:p>0.000826577</text:p>
          </table:table-cell>
          <table:table-cell office:value-type="float" office:value="0.000881926" calcext:value-type="float">
            <text:p>0.000881926</text:p>
          </table:table-cell>
          <table:table-cell office:value-type="float" office:value="0.000775782" calcext:value-type="float">
            <text:p>0.000775782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352467606" calcext:value-type="float">
            <text:p>24.352467606</text:p>
          </table:table-cell>
          <table:table-cell office:value-type="float" office:value="24.331881109" calcext:value-type="float">
            <text:p>24.331881109</text:p>
          </table:table-cell>
          <table:table-cell office:value-type="float" office:value="24.351894104" calcext:value-type="float">
            <text:p>24.351894104</text:p>
          </table:table-cell>
          <table:table-cell office:value-type="float" office:value="24.353260936" calcext:value-type="float">
            <text:p>24.353260936</text:p>
          </table:table-cell>
          <table:table-cell office:value-type="float" office:value="24.35063971" calcext:value-type="float">
            <text:p>24.35063971</text:p>
          </table:table-cell>
          <table:table-cell office:value-type="float" office:value="25.333108416" calcext:value-type="float">
            <text:p>25.333108416</text:p>
          </table:table-cell>
          <table:table-cell/>
          <table:table-cell office:value-type="float" office:value="0.021540805" calcext:value-type="float">
            <text:p>0.021540805</text:p>
          </table:table-cell>
          <table:table-cell office:value-type="float" office:value="0.000410041" calcext:value-type="float">
            <text:p>0.000410041</text:p>
          </table:table-cell>
          <table:table-cell office:value-type="float" office:value="0.020952143" calcext:value-type="float">
            <text:p>0.020952143</text:p>
          </table:table-cell>
          <table:table-cell office:value-type="float" office:value="0.022355106" calcext:value-type="float">
            <text:p>0.022355106</text:p>
          </table:table-cell>
          <table:table-cell office:value-type="float" office:value="0.019664589" calcext:value-type="float">
            <text:p>0.019664589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s/>2019-12-03 11:03:36</text:p>
          </table:table-cell>
          <table:table-cell office:value-type="float" office:value="24.32137" calcext:value-type="float">
            <text:p>24.32137</text:p>
          </table:table-cell>
          <table:table-cell office:value-type="string" calcext:value-type="string">
            <text:p><text:s/></text:p>
          </table:table-cell>
          <table:table-cell office:value-type="float" office:value="0.13745846" calcext:value-type="float">
            <text:p>0.13745846</text:p>
          </table:table-cell>
          <table:table-cell office:value-type="float" office:value="0.03526688" calcext:value-type="float">
            <text:p>0.03526688</text:p>
          </table:table-cell>
          <table:table-cell office:value-type="float" office:value="0.13461949" calcext:value-type="float">
            <text:p>0.13461949</text:p>
          </table:table-cell>
          <table:table-cell office:value-type="float" office:value="0.141531842" calcext:value-type="float">
            <text:p>0.141531842</text:p>
          </table:table-cell>
          <table:table-cell office:value-type="float" office:value="0.128136292" calcext:value-type="float">
            <text:p>0.12813629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3027" calcext:value-type="float">
            <text:p>0.001123027</text:p>
          </table:table-cell>
          <table:table-cell office:value-type="float" office:value="0.000288128" calcext:value-type="float">
            <text:p>0.000288128</text:p>
          </table:table-cell>
          <table:table-cell office:value-type="float" office:value="0.001099832" calcext:value-type="float">
            <text:p>0.001099832</text:p>
          </table:table-cell>
          <table:table-cell office:value-type="float" office:value="0.001156306" calcext:value-type="float">
            <text:p>0.001156306</text:p>
          </table:table-cell>
          <table:table-cell office:value-type="float" office:value="0.001046865" calcext:value-type="float">
            <text:p>0.00104686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0848" calcext:value-type="float">
            <text:p>0.000850848</text:p>
          </table:table-cell>
          <table:table-cell office:value-type="float" office:value="0.000015949" calcext:value-type="float">
            <text:p>1.5949E-05</text:p>
          </table:table-cell>
          <table:table-cell office:value-type="float" office:value="0.000827654" calcext:value-type="float">
            <text:p>0.000827654</text:p>
          </table:table-cell>
          <table:table-cell office:value-type="float" office:value="0.000884127" calcext:value-type="float">
            <text:p>0.000884127</text:p>
          </table:table-cell>
          <table:table-cell office:value-type="float" office:value="0.000774686" calcext:value-type="float">
            <text:p>0.000774686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342385719" calcext:value-type="float">
            <text:p>24.342385719</text:p>
          </table:table-cell>
          <table:table-cell office:value-type="float" office:value="24.321767526" calcext:value-type="float">
            <text:p>24.321767526</text:p>
          </table:table-cell>
          <table:table-cell office:value-type="float" office:value="24.341812933" calcext:value-type="float">
            <text:p>24.341812933</text:p>
          </table:table-cell>
          <table:table-cell office:value-type="float" office:value="24.343207557" calcext:value-type="float">
            <text:p>24.343207557</text:p>
          </table:table-cell>
          <table:table-cell office:value-type="float" office:value="24.340504892" calcext:value-type="float">
            <text:p>24.340504892</text:p>
          </table:table-cell>
          <table:table-cell office:value-type="float" office:value="25.323009596" calcext:value-type="float">
            <text:p>25.323009596</text:p>
          </table:table-cell>
          <table:table-cell/>
          <table:table-cell office:value-type="float" office:value="0.021567343" calcext:value-type="float">
            <text:p>0.021567343</text:p>
          </table:table-cell>
          <table:table-cell office:value-type="float" office:value="0.000404239" calcext:value-type="float">
            <text:p>0.000404239</text:p>
          </table:table-cell>
          <table:table-cell office:value-type="float" office:value="0.020979422" calcext:value-type="float">
            <text:p>0.020979422</text:p>
          </table:table-cell>
          <table:table-cell office:value-type="float" office:value="0.022410899" calcext:value-type="float">
            <text:p>0.022410899</text:p>
          </table:table-cell>
          <table:table-cell office:value-type="float" office:value="0.019636816" calcext:value-type="float">
            <text:p>0.019636816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s/>2019-12-03 11:03:37</text:p>
          </table:table-cell>
          <table:table-cell office:value-type="float" office:value="24.33148" calcext:value-type="float">
            <text:p>24.33148</text:p>
          </table:table-cell>
          <table:table-cell office:value-type="string" calcext:value-type="string">
            <text:p><text:s/></text:p>
          </table:table-cell>
          <table:table-cell office:value-type="float" office:value="0.13738157" calcext:value-type="float">
            <text:p>0.13738157</text:p>
          </table:table-cell>
          <table:table-cell office:value-type="float" office:value="0.033209328" calcext:value-type="float">
            <text:p>0.033209328</text:p>
          </table:table-cell>
          <table:table-cell office:value-type="float" office:value="0.134257094" calcext:value-type="float">
            <text:p>0.134257094</text:p>
          </table:table-cell>
          <table:table-cell office:value-type="float" office:value="0.141588466" calcext:value-type="float">
            <text:p>0.141588466</text:p>
          </table:table-cell>
          <table:table-cell office:value-type="float" office:value="0.12943329" calcext:value-type="float">
            <text:p>0.1294332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2398" calcext:value-type="float">
            <text:p>0.001122398</text:p>
          </table:table-cell>
          <table:table-cell office:value-type="float" office:value="0.000271318" calcext:value-type="float">
            <text:p>0.000271318</text:p>
          </table:table-cell>
          <table:table-cell office:value-type="float" office:value="0.001096872" calcext:value-type="float">
            <text:p>0.001096872</text:p>
          </table:table-cell>
          <table:table-cell office:value-type="float" office:value="0.001156769" calcext:value-type="float">
            <text:p>0.001156769</text:p>
          </table:table-cell>
          <table:table-cell office:value-type="float" office:value="0.001057462" calcext:value-type="float">
            <text:p>0.00105746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022" calcext:value-type="float">
            <text:p>0.00085022</text:p>
          </table:table-cell>
          <table:table-cell office:value-type="float" office:value="-0.000000861" calcext:value-type="float">
            <text:p>-8.61E-07</text:p>
          </table:table-cell>
          <table:table-cell office:value-type="float" office:value="0.000824693" calcext:value-type="float">
            <text:p>0.000824693</text:p>
          </table:table-cell>
          <table:table-cell office:value-type="float" office:value="0.00088459" calcext:value-type="float">
            <text:p>0.00088459</text:p>
          </table:table-cell>
          <table:table-cell office:value-type="float" office:value="0.000785283" calcext:value-type="float">
            <text:p>0.000785283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352477948" calcext:value-type="float">
            <text:p>24.352477948</text:p>
          </table:table-cell>
          <table:table-cell office:value-type="float" office:value="24.331460325" calcext:value-type="float">
            <text:p>24.331460325</text:p>
          </table:table-cell>
          <table:table-cell office:value-type="float" office:value="24.351847565" calcext:value-type="float">
            <text:p>24.351847565</text:p>
          </table:table-cell>
          <table:table-cell office:value-type="float" office:value="24.353326716" calcext:value-type="float">
            <text:p>24.353326716</text:p>
          </table:table-cell>
          <table:table-cell office:value-type="float" office:value="24.35087433" calcext:value-type="float">
            <text:p>24.35087433</text:p>
          </table:table-cell>
          <table:table-cell office:value-type="float" office:value="25.333108416" calcext:value-type="float">
            <text:p>25.333108416</text:p>
          </table:table-cell>
          <table:table-cell/>
          <table:table-cell office:value-type="float" office:value="0.02155142" calcext:value-type="float">
            <text:p>0.02155142</text:p>
          </table:table-cell>
          <table:table-cell office:value-type="float" office:value="-0.00002182" calcext:value-type="float">
            <text:p>-2.182E-05</text:p>
          </table:table-cell>
          <table:table-cell office:value-type="float" office:value="0.020904373" calcext:value-type="float">
            <text:p>0.020904373</text:p>
          </table:table-cell>
          <table:table-cell office:value-type="float" office:value="0.022422625" calcext:value-type="float">
            <text:p>0.022422625</text:p>
          </table:table-cell>
          <table:table-cell office:value-type="float" office:value="0.019905411" calcext:value-type="float">
            <text:p>0.019905411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s/>2019-12-03 11:03:38</text:p>
          </table:table-cell>
          <table:table-cell office:value-type="float" office:value="24.32643" calcext:value-type="float">
            <text:p>24.32643</text:p>
          </table:table-cell>
          <table:table-cell office:value-type="string" calcext:value-type="string">
            <text:p><text:s/></text:p>
          </table:table-cell>
          <table:table-cell office:value-type="float" office:value="0.137255208" calcext:value-type="float">
            <text:p>0.137255208</text:p>
          </table:table-cell>
          <table:table-cell office:value-type="float" office:value="0.034070019" calcext:value-type="float">
            <text:p>0.034070019</text:p>
          </table:table-cell>
          <table:table-cell office:value-type="float" office:value="0.135006325" calcext:value-type="float">
            <text:p>0.135006325</text:p>
          </table:table-cell>
          <table:table-cell office:value-type="float" office:value="0.141565817" calcext:value-type="float">
            <text:p>0.141565817</text:p>
          </table:table-cell>
          <table:table-cell office:value-type="float" office:value="0.12835683" calcext:value-type="float">
            <text:p>0.1283568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1366" calcext:value-type="float">
            <text:p>0.001121366</text:p>
          </table:table-cell>
          <table:table-cell office:value-type="float" office:value="0.00027835" calcext:value-type="float">
            <text:p>0.00027835</text:p>
          </table:table-cell>
          <table:table-cell office:value-type="float" office:value="0.001102993" calcext:value-type="float">
            <text:p>0.001102993</text:p>
          </table:table-cell>
          <table:table-cell office:value-type="float" office:value="0.001156583" calcext:value-type="float">
            <text:p>0.001156583</text:p>
          </table:table-cell>
          <table:table-cell office:value-type="float" office:value="0.001048667" calcext:value-type="float">
            <text:p>0.00104866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9187" calcext:value-type="float">
            <text:p>0.000849187</text:p>
          </table:table-cell>
          <table:table-cell office:value-type="float" office:value="0.000006171" calcext:value-type="float">
            <text:p>6.171E-06</text:p>
          </table:table-cell>
          <table:table-cell office:value-type="float" office:value="0.000830814" calcext:value-type="float">
            <text:p>0.000830814</text:p>
          </table:table-cell>
          <table:table-cell office:value-type="float" office:value="0.000884405" calcext:value-type="float">
            <text:p>0.000884405</text:p>
          </table:table-cell>
          <table:table-cell office:value-type="float" office:value="0.000776488" calcext:value-type="float">
            <text:p>0.000776488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347398582" calcext:value-type="float">
            <text:p>24.347398582</text:p>
          </table:table-cell>
          <table:table-cell office:value-type="float" office:value="24.326580011" calcext:value-type="float">
            <text:p>24.326580011</text:p>
          </table:table-cell>
          <table:table-cell office:value-type="float" office:value="24.346944853" calcext:value-type="float">
            <text:p>24.346944853</text:p>
          </table:table-cell>
          <table:table-cell office:value-type="float" office:value="24.348268279" calcext:value-type="float">
            <text:p>24.348268279</text:p>
          </table:table-cell>
          <table:table-cell office:value-type="float" office:value="24.345603267" calcext:value-type="float">
            <text:p>24.345603267</text:p>
          </table:table-cell>
          <table:table-cell office:value-type="float" office:value="25.328059005" calcext:value-type="float">
            <text:p>25.328059005</text:p>
          </table:table-cell>
          <table:table-cell/>
          <table:table-cell office:value-type="float" office:value="0.021525252" calcext:value-type="float">
            <text:p>0.021525252</text:p>
          </table:table-cell>
          <table:table-cell office:value-type="float" office:value="0.000156375" calcext:value-type="float">
            <text:p>0.000156375</text:p>
          </table:table-cell>
          <table:table-cell office:value-type="float" office:value="0.021059531" calcext:value-type="float">
            <text:p>0.021059531</text:p>
          </table:table-cell>
          <table:table-cell office:value-type="float" office:value="0.022417934" calcext:value-type="float">
            <text:p>0.022417934</text:p>
          </table:table-cell>
          <table:table-cell office:value-type="float" office:value="0.019682487" calcext:value-type="float">
            <text:p>0.019682487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<text:s/>2019-12-03 11:03:40</text:p>
          </table:table-cell>
          <table:table-cell office:value-type="float" office:value="24.33148" calcext:value-type="float">
            <text:p>24.33148</text:p>
          </table:table-cell>
          <table:table-cell office:value-type="string" calcext:value-type="string">
            <text:p><text:s/></text:p>
          </table:table-cell>
          <table:table-cell office:value-type="float" office:value="0.137302296" calcext:value-type="float">
            <text:p>0.137302296</text:p>
          </table:table-cell>
          <table:table-cell office:value-type="float" office:value="0.034285788" calcext:value-type="float">
            <text:p>0.034285788</text:p>
          </table:table-cell>
          <table:table-cell office:value-type="float" office:value="0.134924666" calcext:value-type="float">
            <text:p>0.134924666</text:p>
          </table:table-cell>
          <table:table-cell office:value-type="float" office:value="0.141628401" calcext:value-type="float">
            <text:p>0.141628401</text:p>
          </table:table-cell>
          <table:table-cell office:value-type="float" office:value="0.12820305" calcext:value-type="float">
            <text:p>0.1282030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1751" calcext:value-type="float">
            <text:p>0.001121751</text:p>
          </table:table-cell>
          <table:table-cell office:value-type="float" office:value="0.000280113" calcext:value-type="float">
            <text:p>0.000280113</text:p>
          </table:table-cell>
          <table:table-cell office:value-type="float" office:value="0.001102326" calcext:value-type="float">
            <text:p>0.001102326</text:p>
          </table:table-cell>
          <table:table-cell office:value-type="float" office:value="0.001157095" calcext:value-type="float">
            <text:p>0.001157095</text:p>
          </table:table-cell>
          <table:table-cell office:value-type="float" office:value="0.001047411" calcext:value-type="float">
            <text:p>0.00104741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9572" calcext:value-type="float">
            <text:p>0.000849572</text:p>
          </table:table-cell>
          <table:table-cell office:value-type="float" office:value="0.000007934" calcext:value-type="float">
            <text:p>7.934E-06</text:p>
          </table:table-cell>
          <table:table-cell office:value-type="float" office:value="0.000830147" calcext:value-type="float">
            <text:p>0.000830147</text:p>
          </table:table-cell>
          <table:table-cell office:value-type="float" office:value="0.000884916" calcext:value-type="float">
            <text:p>0.000884916</text:p>
          </table:table-cell>
          <table:table-cell office:value-type="float" office:value="0.000775232" calcext:value-type="float">
            <text:p>0.000775232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352461954" calcext:value-type="float">
            <text:p>24.352461954</text:p>
          </table:table-cell>
          <table:table-cell office:value-type="float" office:value="24.331677512" calcext:value-type="float">
            <text:p>24.331677512</text:p>
          </table:table-cell>
          <table:table-cell office:value-type="float" office:value="24.351982252" calcext:value-type="float">
            <text:p>24.351982252</text:p>
          </table:table-cell>
          <table:table-cell office:value-type="float" office:value="24.353334773" calcext:value-type="float">
            <text:p>24.353334773</text:p>
          </table:table-cell>
          <table:table-cell office:value-type="float" office:value="24.350626121" calcext:value-type="float">
            <text:p>24.350626121</text:p>
          </table:table-cell>
          <table:table-cell office:value-type="float" office:value="25.333108416" calcext:value-type="float">
            <text:p>25.333108416</text:p>
          </table:table-cell>
          <table:table-cell/>
          <table:table-cell office:value-type="float" office:value="0.021535003" calcext:value-type="float">
            <text:p>0.021535003</text:p>
          </table:table-cell>
          <table:table-cell office:value-type="float" office:value="0.00020106" calcext:value-type="float">
            <text:p>0.00020106</text:p>
          </table:table-cell>
          <table:table-cell office:value-type="float" office:value="0.021042621" calcext:value-type="float">
            <text:p>0.021042621</text:p>
          </table:table-cell>
          <table:table-cell office:value-type="float" office:value="0.022430895" calcext:value-type="float">
            <text:p>0.022430895</text:p>
          </table:table-cell>
          <table:table-cell office:value-type="float" office:value="0.019650641" calcext:value-type="float">
            <text:p>0.019650641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s/>2019-12-03 11:03:41</text:p>
          </table:table-cell>
          <table:table-cell office:value-type="float" office:value="24.32643" calcext:value-type="float">
            <text:p>24.32643</text:p>
          </table:table-cell>
          <table:table-cell office:value-type="string" calcext:value-type="string">
            <text:p><text:s/></text:p>
          </table:table-cell>
          <table:table-cell office:value-type="float" office:value="0.137144344" calcext:value-type="float">
            <text:p>0.137144344</text:p>
          </table:table-cell>
          <table:table-cell office:value-type="float" office:value="0.033888821" calcext:value-type="float">
            <text:p>0.033888821</text:p>
          </table:table-cell>
          <table:table-cell office:value-type="float" office:value="0.13501765" calcext:value-type="float">
            <text:p>0.13501765</text:p>
          </table:table-cell>
          <table:table-cell office:value-type="float" office:value="0.141873973" calcext:value-type="float">
            <text:p>0.141873973</text:p>
          </table:table-cell>
          <table:table-cell office:value-type="float" office:value="0.128472463" calcext:value-type="float">
            <text:p>0.12847246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046" calcext:value-type="float">
            <text:p>0.00112046</text:p>
          </table:table-cell>
          <table:table-cell office:value-type="float" office:value="0.000276869" calcext:value-type="float">
            <text:p>0.000276869</text:p>
          </table:table-cell>
          <table:table-cell office:value-type="float" office:value="0.001103085" calcext:value-type="float">
            <text:p>0.001103085</text:p>
          </table:table-cell>
          <table:table-cell office:value-type="float" office:value="0.001159101" calcext:value-type="float">
            <text:p>0.001159101</text:p>
          </table:table-cell>
          <table:table-cell office:value-type="float" office:value="0.001049612" calcext:value-type="float">
            <text:p>0.00104961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8281" calcext:value-type="float">
            <text:p>0.000848281</text:p>
          </table:table-cell>
          <table:table-cell office:value-type="float" office:value="0.000004691" calcext:value-type="float">
            <text:p>4.691E-06</text:p>
          </table:table-cell>
          <table:table-cell office:value-type="float" office:value="0.000830907" calcext:value-type="float">
            <text:p>0.000830907</text:p>
          </table:table-cell>
          <table:table-cell office:value-type="float" office:value="0.000886922" calcext:value-type="float">
            <text:p>0.000886922</text:p>
          </table:table-cell>
          <table:table-cell office:value-type="float" office:value="0.000777433" calcext:value-type="float">
            <text:p>0.000777433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347376214" calcext:value-type="float">
            <text:p>24.347376214</text:p>
          </table:table-cell>
          <table:table-cell office:value-type="float" office:value="24.326543452" calcext:value-type="float">
            <text:p>24.326543452</text:p>
          </table:table-cell>
          <table:table-cell office:value-type="float" office:value="24.346947138" calcext:value-type="float">
            <text:p>24.346947138</text:p>
          </table:table-cell>
          <table:table-cell office:value-type="float" office:value="24.348330452" calcext:value-type="float">
            <text:p>24.348330452</text:p>
          </table:table-cell>
          <table:table-cell office:value-type="float" office:value="24.345626597" calcext:value-type="float">
            <text:p>24.345626597</text:p>
          </table:table-cell>
          <table:table-cell office:value-type="float" office:value="25.328059005" calcext:value-type="float">
            <text:p>25.328059005</text:p>
          </table:table-cell>
          <table:table-cell/>
          <table:table-cell office:value-type="float" office:value="0.021502293" calcext:value-type="float">
            <text:p>0.021502293</text:p>
          </table:table-cell>
          <table:table-cell office:value-type="float" office:value="0.00011885" calcext:value-type="float">
            <text:p>0.00011885</text:p>
          </table:table-cell>
          <table:table-cell office:value-type="float" office:value="0.021061876" calcext:value-type="float">
            <text:p>0.021061876</text:p>
          </table:table-cell>
          <table:table-cell office:value-type="float" office:value="0.02248175" calcext:value-type="float">
            <text:p>0.02248175</text:p>
          </table:table-cell>
          <table:table-cell office:value-type="float" office:value="0.019706433" calcext:value-type="float">
            <text:p>0.019706433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<text:s/>2019-12-03 11:03:42</text:p>
          </table:table-cell>
          <table:table-cell office:value-type="float" office:value="24.32643" calcext:value-type="float">
            <text:p>24.32643</text:p>
          </table:table-cell>
          <table:table-cell office:value-type="string" calcext:value-type="string">
            <text:p><text:s/></text:p>
          </table:table-cell>
          <table:table-cell office:value-type="float" office:value="0.136929171" calcext:value-type="float">
            <text:p>0.136929171</text:p>
          </table:table-cell>
          <table:table-cell office:value-type="float" office:value="0.033380393" calcext:value-type="float">
            <text:p>0.033380393</text:p>
          </table:table-cell>
          <table:table-cell office:value-type="float" office:value="0.134686248" calcext:value-type="float">
            <text:p>0.134686248</text:p>
          </table:table-cell>
          <table:table-cell office:value-type="float" office:value="0.142282265" calcext:value-type="float">
            <text:p>0.142282265</text:p>
          </table:table-cell>
          <table:table-cell office:value-type="float" office:value="0.129244939" calcext:value-type="float">
            <text:p>0.12924493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8702" calcext:value-type="float">
            <text:p>0.001118702</text:p>
          </table:table-cell>
          <table:table-cell office:value-type="float" office:value="0.000272716" calcext:value-type="float">
            <text:p>0.000272716</text:p>
          </table:table-cell>
          <table:table-cell office:value-type="float" office:value="0.001100378" calcext:value-type="float">
            <text:p>0.001100378</text:p>
          </table:table-cell>
          <table:table-cell office:value-type="float" office:value="0.001162437" calcext:value-type="float">
            <text:p>0.001162437</text:p>
          </table:table-cell>
          <table:table-cell office:value-type="float" office:value="0.001055923" calcext:value-type="float">
            <text:p>0.00105592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6524" calcext:value-type="float">
            <text:p>0.000846524</text:p>
          </table:table-cell>
          <table:table-cell office:value-type="float" office:value="0.000000537" calcext:value-type="float">
            <text:p>5.37E-07</text:p>
          </table:table-cell>
          <table:table-cell office:value-type="float" office:value="0.000828199" calcext:value-type="float">
            <text:p>0.000828199</text:p>
          </table:table-cell>
          <table:table-cell office:value-type="float" office:value="0.000890258" calcext:value-type="float">
            <text:p>0.000890258</text:p>
          </table:table-cell>
          <table:table-cell office:value-type="float" office:value="0.000783744" calcext:value-type="float">
            <text:p>0.000783744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347332802" calcext:value-type="float">
            <text:p>24.347332802</text:p>
          </table:table-cell>
          <table:table-cell office:value-type="float" office:value="24.326440871" calcext:value-type="float">
            <text:p>24.326440871</text:p>
          </table:table-cell>
          <table:table-cell office:value-type="float" office:value="24.346880275" calcext:value-type="float">
            <text:p>24.346880275</text:p>
          </table:table-cell>
          <table:table-cell office:value-type="float" office:value="24.348412828" calcext:value-type="float">
            <text:p>24.348412828</text:p>
          </table:table-cell>
          <table:table-cell office:value-type="float" office:value="24.34578245" calcext:value-type="float">
            <text:p>24.34578245</text:p>
          </table:table-cell>
          <table:table-cell office:value-type="float" office:value="25.328059005" calcext:value-type="float">
            <text:p>25.328059005</text:p>
          </table:table-cell>
          <table:table-cell/>
          <table:table-cell office:value-type="float" office:value="0.021457733" calcext:value-type="float">
            <text:p>0.021457733</text:p>
          </table:table-cell>
          <table:table-cell office:value-type="float" office:value="0.000013557" calcext:value-type="float">
            <text:p>1.3557E-05</text:p>
          </table:table-cell>
          <table:table-cell office:value-type="float" office:value="0.020993246" calcext:value-type="float">
            <text:p>0.020993246</text:p>
          </table:table-cell>
          <table:table-cell office:value-type="float" office:value="0.022566303" calcext:value-type="float">
            <text:p>0.022566303</text:p>
          </table:table-cell>
          <table:table-cell office:value-type="float" office:value="0.019866406" calcext:value-type="float">
            <text:p>0.019866406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<text:s/>2019-12-03 11:03:43</text:p>
          </table:table-cell>
          <table:table-cell office:value-type="float" office:value="24.32643" calcext:value-type="float">
            <text:p>24.32643</text:p>
          </table:table-cell>
          <table:table-cell office:value-type="string" calcext:value-type="string">
            <text:p><text:s/></text:p>
          </table:table-cell>
          <table:table-cell office:value-type="float" office:value="0.136866586" calcext:value-type="float">
            <text:p>0.136866586</text:p>
          </table:table-cell>
          <table:table-cell office:value-type="float" office:value="0.033277277" calcext:value-type="float">
            <text:p>0.033277277</text:p>
          </table:table-cell>
          <table:table-cell office:value-type="float" office:value="0.13430895" calcext:value-type="float">
            <text:p>0.13430895</text:p>
          </table:table-cell>
          <table:table-cell office:value-type="float" office:value="0.142486708" calcext:value-type="float">
            <text:p>0.142486708</text:p>
          </table:table-cell>
          <table:table-cell office:value-type="float" office:value="0.129545346" calcext:value-type="float">
            <text:p>0.12954534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8191" calcext:value-type="float">
            <text:p>0.001118191</text:p>
          </table:table-cell>
          <table:table-cell office:value-type="float" office:value="0.000271873" calcext:value-type="float">
            <text:p>0.000271873</text:p>
          </table:table-cell>
          <table:table-cell office:value-type="float" office:value="0.001097295" calcext:value-type="float">
            <text:p>0.001097295</text:p>
          </table:table-cell>
          <table:table-cell office:value-type="float" office:value="0.001164107" calcext:value-type="float">
            <text:p>0.001164107</text:p>
          </table:table-cell>
          <table:table-cell office:value-type="float" office:value="0.001058377" calcext:value-type="float">
            <text:p>0.00105837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6012" calcext:value-type="float">
            <text:p>0.000846012</text:p>
          </table:table-cell>
          <table:table-cell office:value-type="float" office:value="-0.000000306" calcext:value-type="float">
            <text:p>-3.06E-07</text:p>
          </table:table-cell>
          <table:table-cell office:value-type="float" office:value="0.000825117" calcext:value-type="float">
            <text:p>0.000825117</text:p>
          </table:table-cell>
          <table:table-cell office:value-type="float" office:value="0.000891928" calcext:value-type="float">
            <text:p>0.000891928</text:p>
          </table:table-cell>
          <table:table-cell office:value-type="float" office:value="0.000786198" calcext:value-type="float">
            <text:p>0.000786198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347320175" calcext:value-type="float">
            <text:p>24.347320175</text:p>
          </table:table-cell>
          <table:table-cell office:value-type="float" office:value="24.326420066" calcext:value-type="float">
            <text:p>24.326420066</text:p>
          </table:table-cell>
          <table:table-cell office:value-type="float" office:value="24.346804153" calcext:value-type="float">
            <text:p>24.346804153</text:p>
          </table:table-cell>
          <table:table-cell office:value-type="float" office:value="24.348454076" calcext:value-type="float">
            <text:p>24.348454076</text:p>
          </table:table-cell>
          <table:table-cell office:value-type="float" office:value="24.34584306" calcext:value-type="float">
            <text:p>24.34584306</text:p>
          </table:table-cell>
          <table:table-cell office:value-type="float" office:value="25.328059005" calcext:value-type="float">
            <text:p>25.328059005</text:p>
          </table:table-cell>
          <table:table-cell/>
          <table:table-cell office:value-type="float" office:value="0.021444772" calcext:value-type="float">
            <text:p>0.021444772</text:p>
          </table:table-cell>
          <table:table-cell office:value-type="float" office:value="-0.000007748" calcext:value-type="float">
            <text:p>-7.748E-06</text:p>
          </table:table-cell>
          <table:table-cell office:value-type="float" office:value="0.020915112" calcext:value-type="float">
            <text:p>0.020915112</text:p>
          </table:table-cell>
          <table:table-cell office:value-type="float" office:value="0.022608641" calcext:value-type="float">
            <text:p>0.022608641</text:p>
          </table:table-cell>
          <table:table-cell office:value-type="float" office:value="0.019928617" calcext:value-type="float">
            <text:p>0.019928617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s/>2019-12-03 11:03:45</text:p>
          </table:table-cell>
          <table:table-cell office:value-type="float" office:value="24.31632" calcext:value-type="float">
            <text:p>24.31632</text:p>
          </table:table-cell>
          <table:table-cell office:value-type="string" calcext:value-type="string">
            <text:p><text:s/></text:p>
          </table:table-cell>
          <table:table-cell office:value-type="float" office:value="0.136872546" calcext:value-type="float">
            <text:p>0.136872546</text:p>
          </table:table-cell>
          <table:table-cell office:value-type="float" office:value="0.035318736" calcext:value-type="float">
            <text:p>0.035318736</text:p>
          </table:table-cell>
          <table:table-cell office:value-type="float" office:value="0.134581343" calcext:value-type="float">
            <text:p>0.134581343</text:p>
          </table:table-cell>
          <table:table-cell office:value-type="float" office:value="0.142422931" calcext:value-type="float">
            <text:p>0.142422931</text:p>
          </table:table-cell>
          <table:table-cell office:value-type="float" office:value="0.128195897" calcext:value-type="float">
            <text:p>0.12819589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824" calcext:value-type="float">
            <text:p>0.00111824</text:p>
          </table:table-cell>
          <table:table-cell office:value-type="float" office:value="0.000288552" calcext:value-type="float">
            <text:p>0.000288552</text:p>
          </table:table-cell>
          <table:table-cell office:value-type="float" office:value="0.001099521" calcext:value-type="float">
            <text:p>0.001099521</text:p>
          </table:table-cell>
          <table:table-cell office:value-type="float" office:value="0.001163586" calcext:value-type="float">
            <text:p>0.001163586</text:p>
          </table:table-cell>
          <table:table-cell office:value-type="float" office:value="0.001047352" calcext:value-type="float">
            <text:p>0.00104735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6061" calcext:value-type="float">
            <text:p>0.000846061</text:p>
          </table:table-cell>
          <table:table-cell office:value-type="float" office:value="0.000016373" calcext:value-type="float">
            <text:p>1.6373E-05</text:p>
          </table:table-cell>
          <table:table-cell office:value-type="float" office:value="0.000827342" calcext:value-type="float">
            <text:p>0.000827342</text:p>
          </table:table-cell>
          <table:table-cell office:value-type="float" office:value="0.000891407" calcext:value-type="float">
            <text:p>0.000891407</text:p>
          </table:table-cell>
          <table:table-cell office:value-type="float" office:value="0.000775173" calcext:value-type="float">
            <text:p>0.000775173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337213634" calcext:value-type="float">
            <text:p>24.337213634</text:p>
          </table:table-cell>
          <table:table-cell office:value-type="float" office:value="24.316724023" calcext:value-type="float">
            <text:p>24.316724023</text:p>
          </table:table-cell>
          <table:table-cell office:value-type="float" office:value="24.336751363" calcext:value-type="float">
            <text:p>24.336751363</text:p>
          </table:table-cell>
          <table:table-cell office:value-type="float" office:value="24.338333476" calcext:value-type="float">
            <text:p>24.338333476</text:p>
          </table:table-cell>
          <table:table-cell office:value-type="float" office:value="24.335463039" calcext:value-type="float">
            <text:p>24.335463039</text:p>
          </table:table-cell>
          <table:table-cell office:value-type="float" office:value="25.317960187" calcext:value-type="float">
            <text:p>25.317960187</text:p>
          </table:table-cell>
          <table:table-cell/>
          <table:table-cell office:value-type="float" office:value="0.021446007" calcext:value-type="float">
            <text:p>0.021446007</text:p>
          </table:table-cell>
          <table:table-cell office:value-type="float" office:value="0.000414978" calcext:value-type="float">
            <text:p>0.000414978</text:p>
          </table:table-cell>
          <table:table-cell office:value-type="float" office:value="0.020971522" calcext:value-type="float">
            <text:p>0.020971522</text:p>
          </table:table-cell>
          <table:table-cell office:value-type="float" office:value="0.022595434" calcext:value-type="float">
            <text:p>0.022595434</text:p>
          </table:table-cell>
          <table:table-cell office:value-type="float" office:value="0.019649159" calcext:value-type="float">
            <text:p>0.019649159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<text:s/>2019-12-03 11:03:46</text:p>
          </table:table-cell>
          <table:table-cell office:value-type="float" office:value="24.31632" calcext:value-type="float">
            <text:p>24.31632</text:p>
          </table:table-cell>
          <table:table-cell office:value-type="string" calcext:value-type="string">
            <text:p><text:s/></text:p>
          </table:table-cell>
          <table:table-cell office:value-type="float" office:value="0.136856453" calcext:value-type="float">
            <text:p>0.136856453</text:p>
          </table:table-cell>
          <table:table-cell office:value-type="float" office:value="0.034198169" calcext:value-type="float">
            <text:p>0.034198169</text:p>
          </table:table-cell>
          <table:table-cell office:value-type="float" office:value="0.13496937" calcext:value-type="float">
            <text:p>0.13496937</text:p>
          </table:table-cell>
          <table:table-cell office:value-type="float" office:value="0.141749995" calcext:value-type="float">
            <text:p>0.141749995</text:p>
          </table:table-cell>
          <table:table-cell office:value-type="float" office:value="0.128182188" calcext:value-type="float">
            <text:p>0.12818218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8108" calcext:value-type="float">
            <text:p>0.001118108</text:p>
          </table:table-cell>
          <table:table-cell office:value-type="float" office:value="0.000279397" calcext:value-type="float">
            <text:p>0.000279397</text:p>
          </table:table-cell>
          <table:table-cell office:value-type="float" office:value="0.001102691" calcext:value-type="float">
            <text:p>0.001102691</text:p>
          </table:table-cell>
          <table:table-cell office:value-type="float" office:value="0.001158088" calcext:value-type="float">
            <text:p>0.001158088</text:p>
          </table:table-cell>
          <table:table-cell office:value-type="float" office:value="0.00104724" calcext:value-type="float">
            <text:p>0.0010472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5929" calcext:value-type="float">
            <text:p>0.000845929</text:p>
          </table:table-cell>
          <table:table-cell office:value-type="float" office:value="0.000007218" calcext:value-type="float">
            <text:p>7.218E-06</text:p>
          </table:table-cell>
          <table:table-cell office:value-type="float" office:value="0.000830512" calcext:value-type="float">
            <text:p>0.000830512</text:p>
          </table:table-cell>
          <table:table-cell office:value-type="float" office:value="0.000885909" calcext:value-type="float">
            <text:p>0.000885909</text:p>
          </table:table-cell>
          <table:table-cell office:value-type="float" office:value="0.000775061" calcext:value-type="float">
            <text:p>0.000775061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337210388" calcext:value-type="float">
            <text:p>24.337210388</text:p>
          </table:table-cell>
          <table:table-cell office:value-type="float" office:value="24.316497934" calcext:value-type="float">
            <text:p>24.316497934</text:p>
          </table:table-cell>
          <table:table-cell office:value-type="float" office:value="24.336829651" calcext:value-type="float">
            <text:p>24.336829651</text:p>
          </table:table-cell>
          <table:table-cell office:value-type="float" office:value="24.338197704" calcext:value-type="float">
            <text:p>24.338197704</text:p>
          </table:table-cell>
          <table:table-cell office:value-type="float" office:value="24.335460273" calcext:value-type="float">
            <text:p>24.335460273</text:p>
          </table:table-cell>
          <table:table-cell office:value-type="float" office:value="25.317960187" calcext:value-type="float">
            <text:p>25.317960187</text:p>
          </table:table-cell>
          <table:table-cell/>
          <table:table-cell office:value-type="float" office:value="0.021442674" calcext:value-type="float">
            <text:p>0.021442674</text:p>
          </table:table-cell>
          <table:table-cell office:value-type="float" office:value="0.000182914" calcext:value-type="float">
            <text:p>0.000182914</text:p>
          </table:table-cell>
          <table:table-cell office:value-type="float" office:value="0.021051878" calcext:value-type="float">
            <text:p>0.021051878</text:p>
          </table:table-cell>
          <table:table-cell office:value-type="float" office:value="0.022456076" calcext:value-type="float">
            <text:p>0.022456076</text:p>
          </table:table-cell>
          <table:table-cell office:value-type="float" office:value="0.01964632" calcext:value-type="float">
            <text:p>0.01964632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<text:s/>2019-12-03 11:03:47</text:p>
          </table:table-cell>
          <table:table-cell office:value-type="float" office:value="24.31127" calcext:value-type="float">
            <text:p>24.31127</text:p>
          </table:table-cell>
          <table:table-cell office:value-type="string" calcext:value-type="string">
            <text:p><text:s/></text:p>
          </table:table-cell>
          <table:table-cell office:value-type="float" office:value="0.136824267" calcext:value-type="float">
            <text:p>0.136824267</text:p>
          </table:table-cell>
          <table:table-cell office:value-type="float" office:value="0.033509735" calcext:value-type="float">
            <text:p>0.033509735</text:p>
          </table:table-cell>
          <table:table-cell office:value-type="float" office:value="0.13481261" calcext:value-type="float">
            <text:p>0.13481261</text:p>
          </table:table-cell>
          <table:table-cell office:value-type="float" office:value="0.141683238" calcext:value-type="float">
            <text:p>0.141683238</text:p>
          </table:table-cell>
          <table:table-cell office:value-type="float" office:value="0.128963605" calcext:value-type="float">
            <text:p>0.12896360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7845" calcext:value-type="float">
            <text:p>0.001117845</text:p>
          </table:table-cell>
          <table:table-cell office:value-type="float" office:value="0.000273772" calcext:value-type="float">
            <text:p>0.000273772</text:p>
          </table:table-cell>
          <table:table-cell office:value-type="float" office:value="0.00110141" calcext:value-type="float">
            <text:p>0.00110141</text:p>
          </table:table-cell>
          <table:table-cell office:value-type="float" office:value="0.001157543" calcext:value-type="float">
            <text:p>0.001157543</text:p>
          </table:table-cell>
          <table:table-cell office:value-type="float" office:value="0.001053624" calcext:value-type="float">
            <text:p>0.00105362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5666" calcext:value-type="float">
            <text:p>0.000845666</text:p>
          </table:table-cell>
          <table:table-cell office:value-type="float" office:value="0.000001594" calcext:value-type="float">
            <text:p>1.594E-06</text:p>
          </table:table-cell>
          <table:table-cell office:value-type="float" office:value="0.000829231" calcext:value-type="float">
            <text:p>0.000829231</text:p>
          </table:table-cell>
          <table:table-cell office:value-type="float" office:value="0.000885364" calcext:value-type="float">
            <text:p>0.000885364</text:p>
          </table:table-cell>
          <table:table-cell office:value-type="float" office:value="0.000781445" calcext:value-type="float">
            <text:p>0.000781445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332150023" calcext:value-type="float">
            <text:p>24.332150023</text:p>
          </table:table-cell>
          <table:table-cell office:value-type="float" office:value="24.311305067" calcext:value-type="float">
            <text:p>24.311305067</text:p>
          </table:table-cell>
          <table:table-cell office:value-type="float" office:value="24.33174415" calcext:value-type="float">
            <text:p>24.33174415</text:p>
          </table:table-cell>
          <table:table-cell office:value-type="float" office:value="24.333130369" calcext:value-type="float">
            <text:p>24.333130369</text:p>
          </table:table-cell>
          <table:table-cell office:value-type="float" office:value="24.330564053" calcext:value-type="float">
            <text:p>24.330564053</text:p>
          </table:table-cell>
          <table:table-cell office:value-type="float" office:value="25.312910779" calcext:value-type="float">
            <text:p>25.312910779</text:p>
          </table:table-cell>
          <table:table-cell/>
          <table:table-cell office:value-type="float" office:value="0.021436008" calcext:value-type="float">
            <text:p>0.021436008</text:p>
          </table:table-cell>
          <table:table-cell office:value-type="float" office:value="0.000040343" calcext:value-type="float">
            <text:p>4.0343E-05</text:p>
          </table:table-cell>
          <table:table-cell office:value-type="float" office:value="0.021019415" calcext:value-type="float">
            <text:p>0.021019415</text:p>
          </table:table-cell>
          <table:table-cell office:value-type="float" office:value="0.022442251" calcext:value-type="float">
            <text:p>0.022442251</text:p>
          </table:table-cell>
          <table:table-cell office:value-type="float" office:value="0.019808144" calcext:value-type="float">
            <text:p>0.019808144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<text:s/>2019-12-03 11:03:49</text:p>
          </table:table-cell>
          <table:table-cell office:value-type="float" office:value="24.31632" calcext:value-type="float">
            <text:p>24.31632</text:p>
          </table:table-cell>
          <table:table-cell office:value-type="string" calcext:value-type="string">
            <text:p><text:s/></text:p>
          </table:table-cell>
          <table:table-cell office:value-type="float" office:value="0.136924998" calcext:value-type="float">
            <text:p>0.136924998</text:p>
          </table:table-cell>
          <table:table-cell office:value-type="float" office:value="0.033448939" calcext:value-type="float">
            <text:p>0.033448939</text:p>
          </table:table-cell>
          <table:table-cell office:value-type="float" office:value="0.134774463" calcext:value-type="float">
            <text:p>0.134774463</text:p>
          </table:table-cell>
          <table:table-cell office:value-type="float" office:value="0.141701715" calcext:value-type="float">
            <text:p>0.141701715</text:p>
          </table:table-cell>
          <table:table-cell office:value-type="float" office:value="0.129129306" calcext:value-type="float">
            <text:p>0.12912930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8668" calcext:value-type="float">
            <text:p>0.001118668</text:p>
          </table:table-cell>
          <table:table-cell office:value-type="float" office:value="0.000273276" calcext:value-type="float">
            <text:p>0.000273276</text:p>
          </table:table-cell>
          <table:table-cell office:value-type="float" office:value="0.001101099" calcext:value-type="float">
            <text:p>0.001101099</text:p>
          </table:table-cell>
          <table:table-cell office:value-type="float" office:value="0.001157694" calcext:value-type="float">
            <text:p>0.001157694</text:p>
          </table:table-cell>
          <table:table-cell office:value-type="float" office:value="0.001054978" calcext:value-type="float">
            <text:p>0.00105497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6489" calcext:value-type="float">
            <text:p>0.000846489</text:p>
          </table:table-cell>
          <table:table-cell office:value-type="float" office:value="0.000001097" calcext:value-type="float">
            <text:p>1.097E-06</text:p>
          </table:table-cell>
          <table:table-cell office:value-type="float" office:value="0.00082892" calcext:value-type="float">
            <text:p>0.00082892</text:p>
          </table:table-cell>
          <table:table-cell office:value-type="float" office:value="0.000885515" calcext:value-type="float">
            <text:p>0.000885515</text:p>
          </table:table-cell>
          <table:table-cell office:value-type="float" office:value="0.000782799" calcext:value-type="float">
            <text:p>0.000782799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337224217" calcext:value-type="float">
            <text:p>24.337224217</text:p>
          </table:table-cell>
          <table:table-cell office:value-type="float" office:value="24.316346767" calcext:value-type="float">
            <text:p>24.316346767</text:p>
          </table:table-cell>
          <table:table-cell office:value-type="float" office:value="24.336790327" calcext:value-type="float">
            <text:p>24.336790327</text:p>
          </table:table-cell>
          <table:table-cell office:value-type="float" office:value="24.338187964" calcext:value-type="float">
            <text:p>24.338187964</text:p>
          </table:table-cell>
          <table:table-cell office:value-type="float" office:value="24.335651363" calcext:value-type="float">
            <text:p>24.335651363</text:p>
          </table:table-cell>
          <table:table-cell office:value-type="float" office:value="25.317960187" calcext:value-type="float">
            <text:p>25.317960187</text:p>
          </table:table-cell>
          <table:table-cell/>
          <table:table-cell office:value-type="float" office:value="0.021456869" calcext:value-type="float">
            <text:p>0.021456869</text:p>
          </table:table-cell>
          <table:table-cell office:value-type="float" office:value="0.000027752" calcext:value-type="float">
            <text:p>2.7752E-05</text:p>
          </table:table-cell>
          <table:table-cell office:value-type="float" office:value="0.021011515" calcext:value-type="float">
            <text:p>0.021011515</text:p>
          </table:table-cell>
          <table:table-cell office:value-type="float" office:value="0.022446078" calcext:value-type="float">
            <text:p>0.022446078</text:p>
          </table:table-cell>
          <table:table-cell office:value-type="float" office:value="0.019842459" calcext:value-type="float">
            <text:p>0.019842459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<text:s/>2019-12-03 11:03:50</text:p>
          </table:table-cell>
          <table:table-cell office:value-type="float" office:value="24.32137" calcext:value-type="float">
            <text:p>24.32137</text:p>
          </table:table-cell>
          <table:table-cell office:value-type="string" calcext:value-type="string">
            <text:p><text:s/></text:p>
          </table:table-cell>
          <table:table-cell office:value-type="float" office:value="0.137003677" calcext:value-type="float">
            <text:p>0.137003677</text:p>
          </table:table-cell>
          <table:table-cell office:value-type="float" office:value="0.033280853" calcext:value-type="float">
            <text:p>0.033280853</text:p>
          </table:table-cell>
          <table:table-cell office:value-type="float" office:value="0.134122984" calcext:value-type="float">
            <text:p>0.134122984</text:p>
          </table:table-cell>
          <table:table-cell office:value-type="float" office:value="0.141723173" calcext:value-type="float">
            <text:p>0.141723173</text:p>
          </table:table-cell>
          <table:table-cell office:value-type="float" office:value="0.129312292" calcext:value-type="float">
            <text:p>0.12931229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9311" calcext:value-type="float">
            <text:p>0.001119311</text:p>
          </table:table-cell>
          <table:table-cell office:value-type="float" office:value="0.000271902" calcext:value-type="float">
            <text:p>0.000271902</text:p>
          </table:table-cell>
          <table:table-cell office:value-type="float" office:value="0.001095776" calcext:value-type="float">
            <text:p>0.001095776</text:p>
          </table:table-cell>
          <table:table-cell office:value-type="float" office:value="0.001157869" calcext:value-type="float">
            <text:p>0.001157869</text:p>
          </table:table-cell>
          <table:table-cell office:value-type="float" office:value="0.001056473" calcext:value-type="float">
            <text:p>0.00105647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7132" calcext:value-type="float">
            <text:p>0.000847132</text:p>
          </table:table-cell>
          <table:table-cell office:value-type="float" office:value="-0.000000276" calcext:value-type="float">
            <text:p>-2.76E-07</text:p>
          </table:table-cell>
          <table:table-cell office:value-type="float" office:value="0.000823597" calcext:value-type="float">
            <text:p>0.000823597</text:p>
          </table:table-cell>
          <table:table-cell office:value-type="float" office:value="0.00088569" calcext:value-type="float">
            <text:p>0.00088569</text:p>
          </table:table-cell>
          <table:table-cell office:value-type="float" office:value="0.000784294" calcext:value-type="float">
            <text:p>0.000784294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342293962" calcext:value-type="float">
            <text:p>24.342293962</text:p>
          </table:table-cell>
          <table:table-cell office:value-type="float" office:value="24.321366821" calcext:value-type="float">
            <text:p>24.321366821</text:p>
          </table:table-cell>
          <table:table-cell office:value-type="float" office:value="24.341712758" calcext:value-type="float">
            <text:p>24.341712758</text:p>
          </table:table-cell>
          <table:table-cell office:value-type="float" office:value="24.34324616" calcext:value-type="float">
            <text:p>24.34324616</text:p>
          </table:table-cell>
          <table:table-cell office:value-type="float" office:value="24.340742161" calcext:value-type="float">
            <text:p>24.340742161</text:p>
          </table:table-cell>
          <table:table-cell office:value-type="float" office:value="25.323009596" calcext:value-type="float">
            <text:p>25.323009596</text:p>
          </table:table-cell>
          <table:table-cell/>
          <table:table-cell office:value-type="float" office:value="0.021473162" calcext:value-type="float">
            <text:p>0.021473162</text:p>
          </table:table-cell>
          <table:table-cell office:value-type="float" office:value="-0.000007007" calcext:value-type="float">
            <text:p>-7.007E-06</text:p>
          </table:table-cell>
          <table:table-cell office:value-type="float" office:value="0.0208766" calcext:value-type="float">
            <text:p>0.0208766</text:p>
          </table:table-cell>
          <table:table-cell office:value-type="float" office:value="0.022450521" calcext:value-type="float">
            <text:p>0.022450521</text:p>
          </table:table-cell>
          <table:table-cell office:value-type="float" office:value="0.019880354" calcext:value-type="float">
            <text:p>0.019880354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<text:s/>2019-12-03 11:03:51</text:p>
          </table:table-cell>
          <table:table-cell office:value-type="float" office:value="24.31632" calcext:value-type="float">
            <text:p>24.31632</text:p>
          </table:table-cell>
          <table:table-cell office:value-type="string" calcext:value-type="string">
            <text:p><text:s/></text:p>
          </table:table-cell>
          <table:table-cell office:value-type="float" office:value="0.137020366" calcext:value-type="float">
            <text:p>0.137020366</text:p>
          </table:table-cell>
          <table:table-cell office:value-type="float" office:value="0.033637289" calcext:value-type="float">
            <text:p>0.033637289</text:p>
          </table:table-cell>
          <table:table-cell office:value-type="float" office:value="0.134127752" calcext:value-type="float">
            <text:p>0.134127752</text:p>
          </table:table-cell>
          <table:table-cell office:value-type="float" office:value="0.141800659" calcext:value-type="float">
            <text:p>0.141800659</text:p>
          </table:table-cell>
          <table:table-cell office:value-type="float" office:value="0.128811017" calcext:value-type="float">
            <text:p>0.12881101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9447" calcext:value-type="float">
            <text:p>0.001119447</text:p>
          </table:table-cell>
          <table:table-cell office:value-type="float" office:value="0.000274814" calcext:value-type="float">
            <text:p>0.000274814</text:p>
          </table:table-cell>
          <table:table-cell office:value-type="float" office:value="0.001095815" calcext:value-type="float">
            <text:p>0.001095815</text:p>
          </table:table-cell>
          <table:table-cell office:value-type="float" office:value="0.001158502" calcext:value-type="float">
            <text:p>0.001158502</text:p>
          </table:table-cell>
          <table:table-cell office:value-type="float" office:value="0.001052378" calcext:value-type="float">
            <text:p>0.00105237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7269" calcext:value-type="float">
            <text:p>0.000847269</text:p>
          </table:table-cell>
          <table:table-cell office:value-type="float" office:value="0.000002636" calcext:value-type="float">
            <text:p>2.636E-06</text:p>
          </table:table-cell>
          <table:table-cell office:value-type="float" office:value="0.000823636" calcext:value-type="float">
            <text:p>0.000823636</text:p>
          </table:table-cell>
          <table:table-cell office:value-type="float" office:value="0.000886323" calcext:value-type="float">
            <text:p>0.000886323</text:p>
          </table:table-cell>
          <table:table-cell office:value-type="float" office:value="0.000780199" calcext:value-type="float">
            <text:p>0.000780199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337243458" calcext:value-type="float">
            <text:p>24.337243458</text:p>
          </table:table-cell>
          <table:table-cell office:value-type="float" office:value="24.316384769" calcext:value-type="float">
            <text:p>24.316384769</text:p>
          </table:table-cell>
          <table:table-cell office:value-type="float" office:value="24.336659847" calcext:value-type="float">
            <text:p>24.336659847</text:p>
          </table:table-cell>
          <table:table-cell office:value-type="float" office:value="24.338207926" calcext:value-type="float">
            <text:p>24.338207926</text:p>
          </table:table-cell>
          <table:table-cell office:value-type="float" office:value="24.335587145" calcext:value-type="float">
            <text:p>24.335587145</text:p>
          </table:table-cell>
          <table:table-cell office:value-type="float" office:value="25.317960187" calcext:value-type="float">
            <text:p>25.317960187</text:p>
          </table:table-cell>
          <table:table-cell/>
          <table:table-cell office:value-type="float" office:value="0.021476619" calcext:value-type="float">
            <text:p>0.021476619</text:p>
          </table:table-cell>
          <table:table-cell office:value-type="float" office:value="0.000066759" calcext:value-type="float">
            <text:p>6.6759E-05</text:p>
          </table:table-cell>
          <table:table-cell office:value-type="float" office:value="0.020877588" calcext:value-type="float">
            <text:p>0.020877588</text:p>
          </table:table-cell>
          <table:table-cell office:value-type="float" office:value="0.022466568" calcext:value-type="float">
            <text:p>0.022466568</text:p>
          </table:table-cell>
          <table:table-cell office:value-type="float" office:value="0.019776545" calcext:value-type="float">
            <text:p>0.019776545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<text:s/>2019-12-03 11:03:53</text:p>
          </table:table-cell>
          <table:table-cell office:value-type="float" office:value="24.30621" calcext:value-type="float">
            <text:p>24.30621</text:p>
          </table:table-cell>
          <table:table-cell office:value-type="string" calcext:value-type="string">
            <text:p><text:s/></text:p>
          </table:table-cell>
          <table:table-cell office:value-type="float" office:value="0.137053148" calcext:value-type="float">
            <text:p>0.137053148</text:p>
          </table:table-cell>
          <table:table-cell office:value-type="float" office:value="0.033712391" calcext:value-type="float">
            <text:p>0.033712391</text:p>
          </table:table-cell>
          <table:table-cell office:value-type="float" office:value="0.134249346" calcext:value-type="float">
            <text:p>0.134249346</text:p>
          </table:table-cell>
          <table:table-cell office:value-type="float" office:value="0.141845958" calcext:value-type="float">
            <text:p>0.141845958</text:p>
          </table:table-cell>
          <table:table-cell office:value-type="float" office:value="0.128434912" calcext:value-type="float">
            <text:p>0.12843491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9715" calcext:value-type="float">
            <text:p>0.001119715</text:p>
          </table:table-cell>
          <table:table-cell office:value-type="float" office:value="0.000275428" calcext:value-type="float">
            <text:p>0.000275428</text:p>
          </table:table-cell>
          <table:table-cell office:value-type="float" office:value="0.001096808" calcext:value-type="float">
            <text:p>0.001096808</text:p>
          </table:table-cell>
          <table:table-cell office:value-type="float" office:value="0.001158872" calcext:value-type="float">
            <text:p>0.001158872</text:p>
          </table:table-cell>
          <table:table-cell office:value-type="float" office:value="0.001049305" calcext:value-type="float">
            <text:p>0.00104930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7536" calcext:value-type="float">
            <text:p>0.000847536</text:p>
          </table:table-cell>
          <table:table-cell office:value-type="float" office:value="0.000003249" calcext:value-type="float">
            <text:p>3.249E-06</text:p>
          </table:table-cell>
          <table:table-cell office:value-type="float" office:value="0.00082463" calcext:value-type="float">
            <text:p>0.00082463</text:p>
          </table:table-cell>
          <table:table-cell office:value-type="float" office:value="0.000886693" calcext:value-type="float">
            <text:p>0.000886693</text:p>
          </table:table-cell>
          <table:table-cell office:value-type="float" office:value="0.000777126" calcext:value-type="float">
            <text:p>0.000777126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327142331" calcext:value-type="float">
            <text:p>24.327142331</text:p>
          </table:table-cell>
          <table:table-cell office:value-type="float" office:value="24.306291989" calcext:value-type="float">
            <text:p>24.306291989</text:p>
          </table:table-cell>
          <table:table-cell office:value-type="float" office:value="24.326576633" calcext:value-type="float">
            <text:p>24.326576633</text:p>
          </table:table-cell>
          <table:table-cell office:value-type="float" office:value="24.328109333" calcext:value-type="float">
            <text:p>24.328109333</text:p>
          </table:table-cell>
          <table:table-cell office:value-type="float" office:value="24.325403505" calcext:value-type="float">
            <text:p>24.325403505</text:p>
          </table:table-cell>
          <table:table-cell office:value-type="float" office:value="25.307861372" calcext:value-type="float">
            <text:p>25.307861372</text:p>
          </table:table-cell>
          <table:table-cell/>
          <table:table-cell office:value-type="float" office:value="0.021483408" calcext:value-type="float">
            <text:p>0.021483408</text:p>
          </table:table-cell>
          <table:table-cell office:value-type="float" office:value="0.000082312" calcext:value-type="float">
            <text:p>8.2312E-05</text:p>
          </table:table-cell>
          <table:table-cell office:value-type="float" office:value="0.020902768" calcext:value-type="float">
            <text:p>0.020902768</text:p>
          </table:table-cell>
          <table:table-cell office:value-type="float" office:value="0.022475949" calcext:value-type="float">
            <text:p>0.022475949</text:p>
          </table:table-cell>
          <table:table-cell office:value-type="float" office:value="0.019698657" calcext:value-type="float">
            <text:p>0.019698657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<text:s/>2019-12-03 11:03:54</text:p>
          </table:table-cell>
          <table:table-cell office:value-type="float" office:value="24.2961" calcext:value-type="float">
            <text:p>24.2961</text:p>
          </table:table-cell>
          <table:table-cell office:value-type="string" calcext:value-type="string">
            <text:p><text:s/></text:p>
          </table:table-cell>
          <table:table-cell office:value-type="float" office:value="0.137054937" calcext:value-type="float">
            <text:p>0.137054937</text:p>
          </table:table-cell>
          <table:table-cell office:value-type="float" office:value="0.033664111" calcext:value-type="float">
            <text:p>0.033664111</text:p>
          </table:table-cell>
          <table:table-cell office:value-type="float" office:value="0.13417782" calcext:value-type="float">
            <text:p>0.13417782</text:p>
          </table:table-cell>
          <table:table-cell office:value-type="float" office:value="0.141858475" calcext:value-type="float">
            <text:p>0.141858475</text:p>
          </table:table-cell>
          <table:table-cell office:value-type="float" office:value="0.128300205" calcext:value-type="float">
            <text:p>0.12830020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973" calcext:value-type="float">
            <text:p>0.00111973</text:p>
          </table:table-cell>
          <table:table-cell office:value-type="float" office:value="0.000275034" calcext:value-type="float">
            <text:p>0.000275034</text:p>
          </table:table-cell>
          <table:table-cell office:value-type="float" office:value="0.001096224" calcext:value-type="float">
            <text:p>0.001096224</text:p>
          </table:table-cell>
          <table:table-cell office:value-type="float" office:value="0.001158974" calcext:value-type="float">
            <text:p>0.001158974</text:p>
          </table:table-cell>
          <table:table-cell office:value-type="float" office:value="0.001048204" calcext:value-type="float">
            <text:p>0.00104820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7551" calcext:value-type="float">
            <text:p>0.000847551</text:p>
          </table:table-cell>
          <table:table-cell office:value-type="float" office:value="0.000002855" calcext:value-type="float">
            <text:p>2.855E-06</text:p>
          </table:table-cell>
          <table:table-cell office:value-type="float" office:value="0.000824045" calcext:value-type="float">
            <text:p>0.000824045</text:p>
          </table:table-cell>
          <table:table-cell office:value-type="float" office:value="0.000886796" calcext:value-type="float">
            <text:p>0.000886796</text:p>
          </table:table-cell>
          <table:table-cell office:value-type="float" office:value="0.000776025" calcext:value-type="float">
            <text:p>0.000776025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317034952" calcext:value-type="float">
            <text:p>24.317034952</text:p>
          </table:table-cell>
          <table:table-cell office:value-type="float" office:value="24.296174316" calcext:value-type="float">
            <text:p>24.296174316</text:p>
          </table:table-cell>
          <table:table-cell office:value-type="float" office:value="24.316454456" calcext:value-type="float">
            <text:p>24.316454456</text:p>
          </table:table-cell>
          <table:table-cell office:value-type="float" office:value="24.318004128" calcext:value-type="float">
            <text:p>24.318004128</text:p>
          </table:table-cell>
          <table:table-cell office:value-type="float" office:value="24.31526857" calcext:value-type="float">
            <text:p>24.31526857</text:p>
          </table:table-cell>
          <table:table-cell office:value-type="float" office:value="25.297762559" calcext:value-type="float">
            <text:p>25.297762559</text:p>
          </table:table-cell>
          <table:table-cell/>
          <table:table-cell office:value-type="float" office:value="0.021483778" calcext:value-type="float">
            <text:p>0.021483778</text:p>
          </table:table-cell>
          <table:table-cell office:value-type="float" office:value="0.000072313" calcext:value-type="float">
            <text:p>7.2313E-05</text:p>
          </table:table-cell>
          <table:table-cell office:value-type="float" office:value="0.020887956" calcext:value-type="float">
            <text:p>0.020887956</text:p>
          </table:table-cell>
          <table:table-cell office:value-type="float" office:value="0.022478541" calcext:value-type="float">
            <text:p>0.022478541</text:p>
          </table:table-cell>
          <table:table-cell office:value-type="float" office:value="0.019670761" calcext:value-type="float">
            <text:p>0.019670761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<text:s/>2019-12-03 11:03:55</text:p>
          </table:table-cell>
          <table:table-cell office:value-type="float" office:value="24.30116" calcext:value-type="float">
            <text:p>24.30116</text:p>
          </table:table-cell>
          <table:table-cell office:value-type="string" calcext:value-type="string">
            <text:p><text:s/></text:p>
          </table:table-cell>
          <table:table-cell office:value-type="float" office:value="0.136984603" calcext:value-type="float">
            <text:p>0.136984603</text:p>
          </table:table-cell>
          <table:table-cell office:value-type="float" office:value="0.033890609" calcext:value-type="float">
            <text:p>0.033890609</text:p>
          </table:table-cell>
          <table:table-cell office:value-type="float" office:value="0.13502957" calcext:value-type="float">
            <text:p>0.13502957</text:p>
          </table:table-cell>
          <table:table-cell office:value-type="float" office:value="0.141796487" calcext:value-type="float">
            <text:p>0.141796487</text:p>
          </table:table-cell>
          <table:table-cell office:value-type="float" office:value="0.128472463" calcext:value-type="float">
            <text:p>0.12847246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9155" calcext:value-type="float">
            <text:p>0.001119155</text:p>
          </table:table-cell>
          <table:table-cell office:value-type="float" office:value="0.000276884" calcext:value-type="float">
            <text:p>0.000276884</text:p>
          </table:table-cell>
          <table:table-cell office:value-type="float" office:value="0.001103183" calcext:value-type="float">
            <text:p>0.001103183</text:p>
          </table:table-cell>
          <table:table-cell office:value-type="float" office:value="0.001158468" calcext:value-type="float">
            <text:p>0.001158468</text:p>
          </table:table-cell>
          <table:table-cell office:value-type="float" office:value="0.001049612" calcext:value-type="float">
            <text:p>0.00104961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6976" calcext:value-type="float">
            <text:p>0.000846976</text:p>
          </table:table-cell>
          <table:table-cell office:value-type="float" office:value="0.000004705" calcext:value-type="float">
            <text:p>4.705E-06</text:p>
          </table:table-cell>
          <table:table-cell office:value-type="float" office:value="0.000831004" calcext:value-type="float">
            <text:p>0.000831004</text:p>
          </table:table-cell>
          <table:table-cell office:value-type="float" office:value="0.000886289" calcext:value-type="float">
            <text:p>0.000886289</text:p>
          </table:table-cell>
          <table:table-cell office:value-type="float" office:value="0.000777433" calcext:value-type="float">
            <text:p>0.000777433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322074631" calcext:value-type="float">
            <text:p>24.322074631</text:p>
          </table:table-cell>
          <table:table-cell office:value-type="float" office:value="24.301273981" calcext:value-type="float">
            <text:p>24.301273981</text:p>
          </table:table-cell>
          <table:table-cell office:value-type="float" office:value="24.32168018" calcext:value-type="float">
            <text:p>24.32168018</text:p>
          </table:table-cell>
          <table:table-cell office:value-type="float" office:value="24.323045486" calcext:value-type="float">
            <text:p>24.323045486</text:p>
          </table:table-cell>
          <table:table-cell office:value-type="float" office:value="24.320357203" calcext:value-type="float">
            <text:p>24.320357203</text:p>
          </table:table-cell>
          <table:table-cell office:value-type="float" office:value="25.302811965" calcext:value-type="float">
            <text:p>25.302811965</text:p>
          </table:table-cell>
          <table:table-cell/>
          <table:table-cell office:value-type="float" office:value="0.021469212" calcext:value-type="float">
            <text:p>0.021469212</text:p>
          </table:table-cell>
          <table:table-cell office:value-type="float" office:value="0.00011922" calcext:value-type="float">
            <text:p>0.00011922</text:p>
          </table:table-cell>
          <table:table-cell office:value-type="float" office:value="0.021064345" calcext:value-type="float">
            <text:p>0.021064345</text:p>
          </table:table-cell>
          <table:table-cell office:value-type="float" office:value="0.022465704" calcext:value-type="float">
            <text:p>0.022465704</text:p>
          </table:table-cell>
          <table:table-cell office:value-type="float" office:value="0.019706433" calcext:value-type="float">
            <text:p>0.019706433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<text:s/>2019-12-03 11:03:57</text:p>
          </table:table-cell>
          <table:table-cell office:value-type="float" office:value="24.29105" calcext:value-type="float">
            <text:p>24.29105</text:p>
          </table:table-cell>
          <table:table-cell office:value-type="string" calcext:value-type="string">
            <text:p><text:s/></text:p>
          </table:table-cell>
          <table:table-cell office:value-type="float" office:value="0.136919634" calcext:value-type="float">
            <text:p>0.136919634</text:p>
          </table:table-cell>
          <table:table-cell office:value-type="float" office:value="0.033438806" calcext:value-type="float">
            <text:p>0.033438806</text:p>
          </table:table-cell>
          <table:table-cell office:value-type="float" office:value="0.134652869" calcext:value-type="float">
            <text:p>0.134652869</text:p>
          </table:table-cell>
          <table:table-cell office:value-type="float" office:value="0.141768472" calcext:value-type="float">
            <text:p>0.141768472</text:p>
          </table:table-cell>
          <table:table-cell office:value-type="float" office:value="0.129107252" calcext:value-type="float">
            <text:p>0.12910725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8624" calcext:value-type="float">
            <text:p>0.001118624</text:p>
          </table:table-cell>
          <table:table-cell office:value-type="float" office:value="0.000273193" calcext:value-type="float">
            <text:p>0.000273193</text:p>
          </table:table-cell>
          <table:table-cell office:value-type="float" office:value="0.001100105" calcext:value-type="float">
            <text:p>0.001100105</text:p>
          </table:table-cell>
          <table:table-cell office:value-type="float" office:value="0.001158239" calcext:value-type="float">
            <text:p>0.001158239</text:p>
          </table:table-cell>
          <table:table-cell office:value-type="float" office:value="0.001054798" calcext:value-type="float">
            <text:p>0.00105479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6446" calcext:value-type="float">
            <text:p>0.000846446</text:p>
          </table:table-cell>
          <table:table-cell office:value-type="float" office:value="0.000001014" calcext:value-type="float">
            <text:p>1.014E-06</text:p>
          </table:table-cell>
          <table:table-cell office:value-type="float" office:value="0.000827926" calcext:value-type="float">
            <text:p>0.000827926</text:p>
          </table:table-cell>
          <table:table-cell office:value-type="float" office:value="0.00088606" calcext:value-type="float">
            <text:p>0.00088606</text:p>
          </table:table-cell>
          <table:table-cell office:value-type="float" office:value="0.000782619" calcext:value-type="float">
            <text:p>0.000782619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311953783" calcext:value-type="float">
            <text:p>24.311953783</text:p>
          </table:table-cell>
          <table:table-cell office:value-type="float" office:value="24.291074891" calcext:value-type="float">
            <text:p>24.291074891</text:p>
          </table:table-cell>
          <table:table-cell office:value-type="float" office:value="24.311496432" calcext:value-type="float">
            <text:p>24.311496432</text:p>
          </table:table-cell>
          <table:table-cell office:value-type="float" office:value="24.312932103" calcext:value-type="float">
            <text:p>24.312932103</text:p>
          </table:table-cell>
          <table:table-cell office:value-type="float" office:value="24.310377525" calcext:value-type="float">
            <text:p>24.310377525</text:p>
          </table:table-cell>
          <table:table-cell office:value-type="float" office:value="25.292713153" calcext:value-type="float">
            <text:p>25.292713153</text:p>
          </table:table-cell>
          <table:table-cell/>
          <table:table-cell office:value-type="float" office:value="0.021455758" calcext:value-type="float">
            <text:p>0.021455758</text:p>
          </table:table-cell>
          <table:table-cell office:value-type="float" office:value="0.000025654" calcext:value-type="float">
            <text:p>2.5654E-05</text:p>
          </table:table-cell>
          <table:table-cell office:value-type="float" office:value="0.020986334" calcext:value-type="float">
            <text:p>0.020986334</text:p>
          </table:table-cell>
          <table:table-cell office:value-type="float" office:value="0.022459902" calcext:value-type="float">
            <text:p>0.022459902</text:p>
          </table:table-cell>
          <table:table-cell office:value-type="float" office:value="0.019837892" calcext:value-type="float">
            <text:p>0.019837892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<text:s/>2019-12-03 11:03:58</text:p>
          </table:table-cell>
          <table:table-cell office:value-type="float" office:value="24.2961" calcext:value-type="float">
            <text:p>24.2961</text:p>
          </table:table-cell>
          <table:table-cell office:value-type="string" calcext:value-type="string">
            <text:p><text:s/></text:p>
          </table:table-cell>
          <table:table-cell office:value-type="float" office:value="0.13691427" calcext:value-type="float">
            <text:p>0.13691427</text:p>
          </table:table-cell>
          <table:table-cell office:value-type="float" office:value="0.033298735" calcext:value-type="float">
            <text:p>0.033298735</text:p>
          </table:table-cell>
          <table:table-cell office:value-type="float" office:value="0.134484784" calcext:value-type="float">
            <text:p>0.134484784</text:p>
          </table:table-cell>
          <table:table-cell office:value-type="float" office:value="0.141723173" calcext:value-type="float">
            <text:p>0.141723173</text:p>
          </table:table-cell>
          <table:table-cell office:value-type="float" office:value="0.12936236" calcext:value-type="float">
            <text:p>0.1293623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8581" calcext:value-type="float">
            <text:p>0.001118581</text:p>
          </table:table-cell>
          <table:table-cell office:value-type="float" office:value="0.000272048" calcext:value-type="float">
            <text:p>0.000272048</text:p>
          </table:table-cell>
          <table:table-cell office:value-type="float" office:value="0.001098732" calcext:value-type="float">
            <text:p>0.001098732</text:p>
          </table:table-cell>
          <table:table-cell office:value-type="float" office:value="0.001157869" calcext:value-type="float">
            <text:p>0.001157869</text:p>
          </table:table-cell>
          <table:table-cell office:value-type="float" office:value="0.001056882" calcext:value-type="float">
            <text:p>0.00105688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6402" calcext:value-type="float">
            <text:p>0.000846402</text:p>
          </table:table-cell>
          <table:table-cell office:value-type="float" office:value="-0.00000013" calcext:value-type="float">
            <text:p>-1.3E-07</text:p>
          </table:table-cell>
          <table:table-cell office:value-type="float" office:value="0.000826553" calcext:value-type="float">
            <text:p>0.000826553</text:p>
          </table:table-cell>
          <table:table-cell office:value-type="float" office:value="0.00088569" calcext:value-type="float">
            <text:p>0.00088569</text:p>
          </table:table-cell>
          <table:table-cell office:value-type="float" office:value="0.000784703" calcext:value-type="float">
            <text:p>0.000784703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31700657" calcext:value-type="float">
            <text:p>24.31700657</text:p>
          </table:table-cell>
          <table:table-cell office:value-type="float" office:value="24.296100595" calcext:value-type="float">
            <text:p>24.296100595</text:p>
          </table:table-cell>
          <table:table-cell office:value-type="float" office:value="24.31651639" calcext:value-type="float">
            <text:p>24.31651639</text:p>
          </table:table-cell>
          <table:table-cell office:value-type="float" office:value="24.317976829" calcext:value-type="float">
            <text:p>24.317976829</text:p>
          </table:table-cell>
          <table:table-cell office:value-type="float" office:value="24.315482874" calcext:value-type="float">
            <text:p>24.315482874</text:p>
          </table:table-cell>
          <table:table-cell office:value-type="float" office:value="25.297762559" calcext:value-type="float">
            <text:p>25.297762559</text:p>
          </table:table-cell>
          <table:table-cell/>
          <table:table-cell office:value-type="float" office:value="0.021454647" calcext:value-type="float">
            <text:p>0.021454647</text:p>
          </table:table-cell>
          <table:table-cell office:value-type="float" office:value="-0.000003304" calcext:value-type="float">
            <text:p>-3.304E-06</text:p>
          </table:table-cell>
          <table:table-cell office:value-type="float" office:value="0.020951525" calcext:value-type="float">
            <text:p>0.020951525</text:p>
          </table:table-cell>
          <table:table-cell office:value-type="float" office:value="0.022450521" calcext:value-type="float">
            <text:p>0.022450521</text:p>
          </table:table-cell>
          <table:table-cell office:value-type="float" office:value="0.019890723" calcext:value-type="float">
            <text:p>0.019890723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<text:s/>2019-12-03 11:03:59</text:p>
          </table:table-cell>
          <table:table-cell office:value-type="float" office:value="24.27589" calcext:value-type="float">
            <text:p>24.27589</text:p>
          </table:table-cell>
          <table:table-cell office:value-type="string" calcext:value-type="string">
            <text:p><text:s/></text:p>
          </table:table-cell>
          <table:table-cell office:value-type="float" office:value="0.136958377" calcext:value-type="float">
            <text:p>0.136958377</text:p>
          </table:table-cell>
          <table:table-cell office:value-type="float" office:value="0.035268669" calcext:value-type="float">
            <text:p>0.035268669</text:p>
          </table:table-cell>
          <table:table-cell office:value-type="float" office:value="0.134540216" calcext:value-type="float">
            <text:p>0.134540216</text:p>
          </table:table-cell>
          <table:table-cell office:value-type="float" office:value="0.141708272" calcext:value-type="float">
            <text:p>0.141708272</text:p>
          </table:table-cell>
          <table:table-cell office:value-type="float" office:value="0.128204242" calcext:value-type="float">
            <text:p>0.12820424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8941" calcext:value-type="float">
            <text:p>0.001118941</text:p>
          </table:table-cell>
          <table:table-cell office:value-type="float" office:value="0.000288143" calcext:value-type="float">
            <text:p>0.000288143</text:p>
          </table:table-cell>
          <table:table-cell office:value-type="float" office:value="0.001099185" calcext:value-type="float">
            <text:p>0.001099185</text:p>
          </table:table-cell>
          <table:table-cell office:value-type="float" office:value="0.001157747" calcext:value-type="float">
            <text:p>0.001157747</text:p>
          </table:table-cell>
          <table:table-cell office:value-type="float" office:value="0.00104742" calcext:value-type="float">
            <text:p>0.0010474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6762" calcext:value-type="float">
            <text:p>0.000846762</text:p>
          </table:table-cell>
          <table:table-cell office:value-type="float" office:value="0.000015964" calcext:value-type="float">
            <text:p>1.5964E-05</text:p>
          </table:table-cell>
          <table:table-cell office:value-type="float" office:value="0.000827006" calcext:value-type="float">
            <text:p>0.000827006</text:p>
          </table:table-cell>
          <table:table-cell office:value-type="float" office:value="0.000885568" calcext:value-type="float">
            <text:p>0.000885568</text:p>
          </table:table-cell>
          <table:table-cell office:value-type="float" office:value="0.000775241" calcext:value-type="float">
            <text:p>0.000775241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96799993" calcext:value-type="float">
            <text:p>24.296799993</text:p>
          </table:table-cell>
          <table:table-cell office:value-type="float" office:value="24.276282209" calcext:value-type="float">
            <text:p>24.276282209</text:p>
          </table:table-cell>
          <table:table-cell office:value-type="float" office:value="24.296312088" calcext:value-type="float">
            <text:p>24.296312088</text:p>
          </table:table-cell>
          <table:table-cell office:value-type="float" office:value="24.297758363" calcext:value-type="float">
            <text:p>24.297758363</text:p>
          </table:table-cell>
          <table:table-cell office:value-type="float" office:value="24.295033699" calcext:value-type="float">
            <text:p>24.295033699</text:p>
          </table:table-cell>
          <table:table-cell office:value-type="float" office:value="25.277564941" calcext:value-type="float">
            <text:p>25.277564941</text:p>
          </table:table-cell>
          <table:table-cell/>
          <table:table-cell office:value-type="float" office:value="0.021463781" calcext:value-type="float">
            <text:p>0.021463781</text:p>
          </table:table-cell>
          <table:table-cell office:value-type="float" office:value="0.00040461" calcext:value-type="float">
            <text:p>0.00040461</text:p>
          </table:table-cell>
          <table:table-cell office:value-type="float" office:value="0.020963005" calcext:value-type="float">
            <text:p>0.020963005</text:p>
          </table:table-cell>
          <table:table-cell office:value-type="float" office:value="0.022447435" calcext:value-type="float">
            <text:p>0.022447435</text:p>
          </table:table-cell>
          <table:table-cell office:value-type="float" office:value="0.019650888" calcext:value-type="float">
            <text:p>0.019650888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<text:s/>2019-12-03 11:04:00</text:p>
          </table:table-cell>
          <table:table-cell office:value-type="float" office:value="24.286" calcext:value-type="float">
            <text:p>24.286</text:p>
          </table:table-cell>
          <table:table-cell office:value-type="string" calcext:value-type="string">
            <text:p><text:s/></text:p>
          </table:table-cell>
          <table:table-cell office:value-type="float" office:value="0.136829631" calcext:value-type="float">
            <text:p>0.136829631</text:p>
          </table:table-cell>
          <table:table-cell office:value-type="float" office:value="0.034032468" calcext:value-type="float">
            <text:p>0.034032468</text:p>
          </table:table-cell>
          <table:table-cell office:value-type="float" office:value="0.135021822" calcext:value-type="float">
            <text:p>0.135021822</text:p>
          </table:table-cell>
          <table:table-cell office:value-type="float" office:value="0.141868608" calcext:value-type="float">
            <text:p>0.141868608</text:p>
          </table:table-cell>
          <table:table-cell office:value-type="float" office:value="0.128272787" calcext:value-type="float">
            <text:p>0.12827278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7889" calcext:value-type="float">
            <text:p>0.001117889</text:p>
          </table:table-cell>
          <table:table-cell office:value-type="float" office:value="0.000278043" calcext:value-type="float">
            <text:p>0.000278043</text:p>
          </table:table-cell>
          <table:table-cell office:value-type="float" office:value="0.001103119" calcext:value-type="float">
            <text:p>0.001103119</text:p>
          </table:table-cell>
          <table:table-cell office:value-type="float" office:value="0.001159057" calcext:value-type="float">
            <text:p>0.001159057</text:p>
          </table:table-cell>
          <table:table-cell office:value-type="float" office:value="0.00104798" calcext:value-type="float">
            <text:p>0.0010479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571" calcext:value-type="float">
            <text:p>0.00084571</text:p>
          </table:table-cell>
          <table:table-cell office:value-type="float" office:value="0.000005864" calcext:value-type="float">
            <text:p>5.864E-06</text:p>
          </table:table-cell>
          <table:table-cell office:value-type="float" office:value="0.000830941" calcext:value-type="float">
            <text:p>0.000830941</text:p>
          </table:table-cell>
          <table:table-cell office:value-type="float" office:value="0.000886878" calcext:value-type="float">
            <text:p>0.000886878</text:p>
          </table:table-cell>
          <table:table-cell office:value-type="float" office:value="0.000775801" calcext:value-type="float">
            <text:p>0.000775801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306881754" calcext:value-type="float">
            <text:p>24.306881754</text:p>
          </table:table-cell>
          <table:table-cell office:value-type="float" office:value="24.286140709" calcext:value-type="float">
            <text:p>24.286140709</text:p>
          </table:table-cell>
          <table:table-cell office:value-type="float" office:value="24.306517002" calcext:value-type="float">
            <text:p>24.306517002</text:p>
          </table:table-cell>
          <table:table-cell office:value-type="float" office:value="24.307898442" calcext:value-type="float">
            <text:p>24.307898442</text:p>
          </table:table-cell>
          <table:table-cell office:value-type="float" office:value="24.305155283" calcext:value-type="float">
            <text:p>24.305155283</text:p>
          </table:table-cell>
          <table:table-cell office:value-type="float" office:value="25.287663748" calcext:value-type="float">
            <text:p>25.287663748</text:p>
          </table:table-cell>
          <table:table-cell/>
          <table:table-cell office:value-type="float" office:value="0.021437119" calcext:value-type="float">
            <text:p>0.021437119</text:p>
          </table:table-cell>
          <table:table-cell office:value-type="float" office:value="0.000148598" calcext:value-type="float">
            <text:p>0.000148598</text:p>
          </table:table-cell>
          <table:table-cell office:value-type="float" office:value="0.021062741" calcext:value-type="float">
            <text:p>0.021062741</text:p>
          </table:table-cell>
          <table:table-cell office:value-type="float" office:value="0.022480639" calcext:value-type="float">
            <text:p>0.022480639</text:p>
          </table:table-cell>
          <table:table-cell office:value-type="float" office:value="0.019665083" calcext:value-type="float">
            <text:p>0.019665083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<text:s/>2019-12-03 11:04:02</text:p>
          </table:table-cell>
          <table:table-cell office:value-type="float" office:value="24.286" calcext:value-type="float">
            <text:p>24.286</text:p>
          </table:table-cell>
          <table:table-cell office:value-type="string" calcext:value-type="string">
            <text:p><text:s/></text:p>
          </table:table-cell>
          <table:table-cell office:value-type="float" office:value="0.136828439" calcext:value-type="float">
            <text:p>0.136828439</text:p>
          </table:table-cell>
          <table:table-cell office:value-type="float" office:value="0.03379703" calcext:value-type="float">
            <text:p>0.03379703</text:p>
          </table:table-cell>
          <table:table-cell office:value-type="float" office:value="0.135036127" calcext:value-type="float">
            <text:p>0.135036127</text:p>
          </table:table-cell>
          <table:table-cell office:value-type="float" office:value="0.141982453" calcext:value-type="float">
            <text:p>0.141982453</text:p>
          </table:table-cell>
          <table:table-cell office:value-type="float" office:value="0.128548757" calcext:value-type="float">
            <text:p>0.12854875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7879" calcext:value-type="float">
            <text:p>0.001117879</text:p>
          </table:table-cell>
          <table:table-cell office:value-type="float" office:value="0.00027612" calcext:value-type="float">
            <text:p>0.00027612</text:p>
          </table:table-cell>
          <table:table-cell office:value-type="float" office:value="0.001103236" calcext:value-type="float">
            <text:p>0.001103236</text:p>
          </table:table-cell>
          <table:table-cell office:value-type="float" office:value="0.001159987" calcext:value-type="float">
            <text:p>0.001159987</text:p>
          </table:table-cell>
          <table:table-cell office:value-type="float" office:value="0.001050235" calcext:value-type="float">
            <text:p>0.00105023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5701" calcext:value-type="float">
            <text:p>0.000845701</text:p>
          </table:table-cell>
          <table:table-cell office:value-type="float" office:value="0.000003941" calcext:value-type="float">
            <text:p>3.941E-06</text:p>
          </table:table-cell>
          <table:table-cell office:value-type="float" office:value="0.000831057" calcext:value-type="float">
            <text:p>0.000831057</text:p>
          </table:table-cell>
          <table:table-cell office:value-type="float" office:value="0.000887809" calcext:value-type="float">
            <text:p>0.000887809</text:p>
          </table:table-cell>
          <table:table-cell office:value-type="float" office:value="0.000778056" calcext:value-type="float">
            <text:p>0.000778056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306881514" calcext:value-type="float">
            <text:p>24.306881514</text:p>
          </table:table-cell>
          <table:table-cell office:value-type="float" office:value="24.286093205" calcext:value-type="float">
            <text:p>24.286093205</text:p>
          </table:table-cell>
          <table:table-cell office:value-type="float" office:value="24.306519888" calcext:value-type="float">
            <text:p>24.306519888</text:p>
          </table:table-cell>
          <table:table-cell office:value-type="float" office:value="24.307921412" calcext:value-type="float">
            <text:p>24.307921412</text:p>
          </table:table-cell>
          <table:table-cell office:value-type="float" office:value="24.305210964" calcext:value-type="float">
            <text:p>24.305210964</text:p>
          </table:table-cell>
          <table:table-cell office:value-type="float" office:value="25.287663748" calcext:value-type="float">
            <text:p>25.287663748</text:p>
          </table:table-cell>
          <table:table-cell/>
          <table:table-cell office:value-type="float" office:value="0.021436872" calcext:value-type="float">
            <text:p>0.021436872</text:p>
          </table:table-cell>
          <table:table-cell office:value-type="float" office:value="0.00009984" calcext:value-type="float">
            <text:p>9.984E-05</text:p>
          </table:table-cell>
          <table:table-cell office:value-type="float" office:value="0.021065703" calcext:value-type="float">
            <text:p>0.021065703</text:p>
          </table:table-cell>
          <table:table-cell office:value-type="float" office:value="0.022504215" calcext:value-type="float">
            <text:p>0.022504215</text:p>
          </table:table-cell>
          <table:table-cell office:value-type="float" office:value="0.019722233" calcext:value-type="float">
            <text:p>0.019722233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<text:s/>2019-12-03 11:04:03</text:p>
          </table:table-cell>
          <table:table-cell office:value-type="float" office:value="24.28094" calcext:value-type="float">
            <text:p>24.28094</text:p>
          </table:table-cell>
          <table:table-cell office:value-type="string" calcext:value-type="string">
            <text:p><text:s/></text:p>
          </table:table-cell>
          <table:table-cell office:value-type="float" office:value="0.136721747" calcext:value-type="float">
            <text:p>0.136721747</text:p>
          </table:table-cell>
          <table:table-cell office:value-type="float" office:value="0.033288006" calcext:value-type="float">
            <text:p>0.033288006</text:p>
          </table:table-cell>
          <table:table-cell office:value-type="float" office:value="0.134546177" calcext:value-type="float">
            <text:p>0.134546177</text:p>
          </table:table-cell>
          <table:table-cell office:value-type="float" office:value="0.142069476" calcext:value-type="float">
            <text:p>0.142069476</text:p>
          </table:table-cell>
          <table:table-cell office:value-type="float" office:value="0.129387394" calcext:value-type="float">
            <text:p>0.12938739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7008" calcext:value-type="float">
            <text:p>0.001117008</text:p>
          </table:table-cell>
          <table:table-cell office:value-type="float" office:value="0.000271961" calcext:value-type="float">
            <text:p>0.000271961</text:p>
          </table:table-cell>
          <table:table-cell office:value-type="float" office:value="0.001099233" calcext:value-type="float">
            <text:p>0.001099233</text:p>
          </table:table-cell>
          <table:table-cell office:value-type="float" office:value="0.001160698" calcext:value-type="float">
            <text:p>0.001160698</text:p>
          </table:table-cell>
          <table:table-cell office:value-type="float" office:value="0.001057087" calcext:value-type="float">
            <text:p>0.00105708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4829" calcext:value-type="float">
            <text:p>0.000844829</text:p>
          </table:table-cell>
          <table:table-cell office:value-type="float" office:value="-0.000000218" calcext:value-type="float">
            <text:p>-2.18E-07</text:p>
          </table:table-cell>
          <table:table-cell office:value-type="float" office:value="0.000827055" calcext:value-type="float">
            <text:p>0.000827055</text:p>
          </table:table-cell>
          <table:table-cell office:value-type="float" office:value="0.000888519" calcext:value-type="float">
            <text:p>0.000888519</text:p>
          </table:table-cell>
          <table:table-cell office:value-type="float" office:value="0.000784908" calcext:value-type="float">
            <text:p>0.000784908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301806118" calcext:value-type="float">
            <text:p>24.301806118</text:p>
          </table:table-cell>
          <table:table-cell office:value-type="float" office:value="24.280936534" calcext:value-type="float">
            <text:p>24.280936534</text:p>
          </table:table-cell>
          <table:table-cell office:value-type="float" office:value="24.301367162" calcext:value-type="float">
            <text:p>24.301367162</text:p>
          </table:table-cell>
          <table:table-cell office:value-type="float" office:value="24.302885106" calcext:value-type="float">
            <text:p>24.302885106</text:p>
          </table:table-cell>
          <table:table-cell office:value-type="float" office:value="24.300326295" calcext:value-type="float">
            <text:p>24.300326295</text:p>
          </table:table-cell>
          <table:table-cell office:value-type="float" office:value="25.282614344" calcext:value-type="float">
            <text:p>25.282614344</text:p>
          </table:table-cell>
          <table:table-cell/>
          <table:table-cell office:value-type="float" office:value="0.021414778" calcext:value-type="float">
            <text:p>0.021414778</text:p>
          </table:table-cell>
          <table:table-cell office:value-type="float" office:value="-0.000005526" calcext:value-type="float">
            <text:p>-5.526E-06</text:p>
          </table:table-cell>
          <table:table-cell office:value-type="float" office:value="0.020964239" calcext:value-type="float">
            <text:p>0.020964239</text:p>
          </table:table-cell>
          <table:table-cell office:value-type="float" office:value="0.022522237" calcext:value-type="float">
            <text:p>0.022522237</text:p>
          </table:table-cell>
          <table:table-cell office:value-type="float" office:value="0.019895907" calcext:value-type="float">
            <text:p>0.019895907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<text:s/>2019-12-03 11:04:04</text:p>
          </table:table-cell>
          <table:table-cell office:value-type="float" office:value="24.286" calcext:value-type="float">
            <text:p>24.286</text:p>
          </table:table-cell>
          <table:table-cell office:value-type="string" calcext:value-type="string">
            <text:p><text:s/></text:p>
          </table:table-cell>
          <table:table-cell office:value-type="float" office:value="0.136736648" calcext:value-type="float">
            <text:p>0.136736648</text:p>
          </table:table-cell>
          <table:table-cell office:value-type="float" office:value="0.034090881" calcext:value-type="float">
            <text:p>0.034090881</text:p>
          </table:table-cell>
          <table:table-cell office:value-type="float" office:value="0.134221331" calcext:value-type="float">
            <text:p>0.134221331</text:p>
          </table:table-cell>
          <table:table-cell office:value-type="float" office:value="0.142169612" calcext:value-type="float">
            <text:p>0.142169612</text:p>
          </table:table-cell>
          <table:table-cell office:value-type="float" office:value="0.128588096" calcext:value-type="float">
            <text:p>0.12858809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7129" calcext:value-type="float">
            <text:p>0.001117129</text:p>
          </table:table-cell>
          <table:table-cell office:value-type="float" office:value="0.00027852" calcext:value-type="float">
            <text:p>0.00027852</text:p>
          </table:table-cell>
          <table:table-cell office:value-type="float" office:value="0.00109658" calcext:value-type="float">
            <text:p>0.00109658</text:p>
          </table:table-cell>
          <table:table-cell office:value-type="float" office:value="0.001161516" calcext:value-type="float">
            <text:p>0.001161516</text:p>
          </table:table-cell>
          <table:table-cell office:value-type="float" office:value="0.001050556" calcext:value-type="float">
            <text:p>0.00105055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4951" calcext:value-type="float">
            <text:p>0.000844951</text:p>
          </table:table-cell>
          <table:table-cell office:value-type="float" office:value="0.000006341" calcext:value-type="float">
            <text:p>6.341E-06</text:p>
          </table:table-cell>
          <table:table-cell office:value-type="float" office:value="0.000824401" calcext:value-type="float">
            <text:p>0.000824401</text:p>
          </table:table-cell>
          <table:table-cell office:value-type="float" office:value="0.000889338" calcext:value-type="float">
            <text:p>0.000889338</text:p>
          </table:table-cell>
          <table:table-cell office:value-type="float" office:value="0.000778377" calcext:value-type="float">
            <text:p>0.000778377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306862993" calcext:value-type="float">
            <text:p>24.306862993</text:p>
          </table:table-cell>
          <table:table-cell office:value-type="float" office:value="24.286152494" calcext:value-type="float">
            <text:p>24.286152494</text:p>
          </table:table-cell>
          <table:table-cell office:value-type="float" office:value="24.306355491" calcext:value-type="float">
            <text:p>24.306355491</text:p>
          </table:table-cell>
          <table:table-cell office:value-type="float" office:value="24.307959174" calcext:value-type="float">
            <text:p>24.307959174</text:p>
          </table:table-cell>
          <table:table-cell office:value-type="float" office:value="24.305218901" calcext:value-type="float">
            <text:p>24.305218901</text:p>
          </table:table-cell>
          <table:table-cell office:value-type="float" office:value="25.287663748" calcext:value-type="float">
            <text:p>25.287663748</text:p>
          </table:table-cell>
          <table:table-cell/>
          <table:table-cell office:value-type="float" office:value="0.021417863" calcext:value-type="float">
            <text:p>0.021417863</text:p>
          </table:table-cell>
          <table:table-cell office:value-type="float" office:value="0.000160695" calcext:value-type="float">
            <text:p>0.000160695</text:p>
          </table:table-cell>
          <table:table-cell office:value-type="float" office:value="0.020896967" calcext:value-type="float">
            <text:p>0.020896967</text:p>
          </table:table-cell>
          <table:table-cell office:value-type="float" office:value="0.022542974" calcext:value-type="float">
            <text:p>0.022542974</text:p>
          </table:table-cell>
          <table:table-cell office:value-type="float" office:value="0.01973038" calcext:value-type="float">
            <text:p>0.01973038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<text:s/>2019-12-03 11:04:06</text:p>
          </table:table-cell>
          <table:table-cell office:value-type="float" office:value="24.28094" calcext:value-type="float">
            <text:p>24.28094</text:p>
          </table:table-cell>
          <table:table-cell office:value-type="string" calcext:value-type="string">
            <text:p><text:s/></text:p>
          </table:table-cell>
          <table:table-cell office:value-type="float" office:value="0.136673467" calcext:value-type="float">
            <text:p>0.136673467</text:p>
          </table:table-cell>
          <table:table-cell office:value-type="float" office:value="0.034261946" calcext:value-type="float">
            <text:p>0.034261946</text:p>
          </table:table-cell>
          <table:table-cell office:value-type="float" office:value="0.134316103" calcext:value-type="float">
            <text:p>0.134316103</text:p>
          </table:table-cell>
          <table:table-cell office:value-type="float" office:value="0.142067688" calcext:value-type="float">
            <text:p>0.142067688</text:p>
          </table:table-cell>
          <table:table-cell office:value-type="float" office:value="0.128526107" calcext:value-type="float">
            <text:p>0.12852610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6613" calcext:value-type="float">
            <text:p>0.001116613</text:p>
          </table:table-cell>
          <table:table-cell office:value-type="float" office:value="0.000279918" calcext:value-type="float">
            <text:p>0.000279918</text:p>
          </table:table-cell>
          <table:table-cell office:value-type="float" office:value="0.001097354" calcext:value-type="float">
            <text:p>0.001097354</text:p>
          </table:table-cell>
          <table:table-cell office:value-type="float" office:value="0.001160684" calcext:value-type="float">
            <text:p>0.001160684</text:p>
          </table:table-cell>
          <table:table-cell office:value-type="float" office:value="0.00105005" calcext:value-type="float">
            <text:p>0.0010500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4434" calcext:value-type="float">
            <text:p>0.000844434</text:p>
          </table:table-cell>
          <table:table-cell office:value-type="float" office:value="0.000007739" calcext:value-type="float">
            <text:p>7.739E-06</text:p>
          </table:table-cell>
          <table:table-cell office:value-type="float" office:value="0.000825175" calcext:value-type="float">
            <text:p>0.000825175</text:p>
          </table:table-cell>
          <table:table-cell office:value-type="float" office:value="0.000888505" calcext:value-type="float">
            <text:p>0.000888505</text:p>
          </table:table-cell>
          <table:table-cell office:value-type="float" office:value="0.000777871" calcext:value-type="float">
            <text:p>0.000777871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301796376" calcext:value-type="float">
            <text:p>24.301796376</text:p>
          </table:table-cell>
          <table:table-cell office:value-type="float" office:value="24.281133046" calcext:value-type="float">
            <text:p>24.281133046</text:p>
          </table:table-cell>
          <table:table-cell office:value-type="float" office:value="24.301320741" calcext:value-type="float">
            <text:p>24.301320741</text:p>
          </table:table-cell>
          <table:table-cell office:value-type="float" office:value="24.302884745" calcext:value-type="float">
            <text:p>24.302884745</text:p>
          </table:table-cell>
          <table:table-cell office:value-type="float" office:value="24.300152517" calcext:value-type="float">
            <text:p>24.300152517</text:p>
          </table:table-cell>
          <table:table-cell office:value-type="float" office:value="25.282614344" calcext:value-type="float">
            <text:p>25.282614344</text:p>
          </table:table-cell>
          <table:table-cell/>
          <table:table-cell office:value-type="float" office:value="0.021404779" calcext:value-type="float">
            <text:p>0.021404779</text:p>
          </table:table-cell>
          <table:table-cell office:value-type="float" office:value="0.000196122" calcext:value-type="float">
            <text:p>0.000196122</text:p>
          </table:table-cell>
          <table:table-cell office:value-type="float" office:value="0.020916593" calcext:value-type="float">
            <text:p>0.020916593</text:p>
          </table:table-cell>
          <table:table-cell office:value-type="float" office:value="0.022521867" calcext:value-type="float">
            <text:p>0.022521867</text:p>
          </table:table-cell>
          <table:table-cell office:value-type="float" office:value="0.019717543" calcext:value-type="float">
            <text:p>0.019717543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<text:s/>2019-12-03 11:04:07</text:p>
          </table:table-cell>
          <table:table-cell office:value-type="float" office:value="24.27083" calcext:value-type="float">
            <text:p>24.27083</text:p>
          </table:table-cell>
          <table:table-cell office:value-type="string" calcext:value-type="string">
            <text:p><text:s/></text:p>
          </table:table-cell>
          <table:table-cell office:value-type="float" office:value="0.136553065" calcext:value-type="float">
            <text:p>0.136553065</text:p>
          </table:table-cell>
          <table:table-cell office:value-type="float" office:value="0.035317544" calcext:value-type="float">
            <text:p>0.035317544</text:p>
          </table:table-cell>
          <table:table-cell office:value-type="float" office:value="0.134702341" calcext:value-type="float">
            <text:p>0.134702341</text:p>
          </table:table-cell>
          <table:table-cell office:value-type="float" office:value="0.142290609" calcext:value-type="float">
            <text:p>0.142290609</text:p>
          </table:table-cell>
          <table:table-cell office:value-type="float" office:value="0.128091589" calcext:value-type="float">
            <text:p>0.12809158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563" calcext:value-type="float">
            <text:p>0.00111563</text:p>
          </table:table-cell>
          <table:table-cell office:value-type="float" office:value="0.000288542" calcext:value-type="float">
            <text:p>0.000288542</text:p>
          </table:table-cell>
          <table:table-cell office:value-type="float" office:value="0.001100509" calcext:value-type="float">
            <text:p>0.001100509</text:p>
          </table:table-cell>
          <table:table-cell office:value-type="float" office:value="0.001162505" calcext:value-type="float">
            <text:p>0.001162505</text:p>
          </table:table-cell>
          <table:table-cell office:value-type="float" office:value="0.0010465" calcext:value-type="float">
            <text:p>0.001046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3451" calcext:value-type="float">
            <text:p>0.000843451</text:p>
          </table:table-cell>
          <table:table-cell office:value-type="float" office:value="0.000016363" calcext:value-type="float">
            <text:p>1.6363E-05</text:p>
          </table:table-cell>
          <table:table-cell office:value-type="float" office:value="0.00082833" calcext:value-type="float">
            <text:p>0.00082833</text:p>
          </table:table-cell>
          <table:table-cell office:value-type="float" office:value="0.000890326" calcext:value-type="float">
            <text:p>0.000890326</text:p>
          </table:table-cell>
          <table:table-cell office:value-type="float" office:value="0.000774321" calcext:value-type="float">
            <text:p>0.000774321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91664345" calcext:value-type="float">
            <text:p>24.291664345</text:p>
          </table:table-cell>
          <table:table-cell office:value-type="float" office:value="24.271238108" calcext:value-type="float">
            <text:p>24.271238108</text:p>
          </table:table-cell>
          <table:table-cell office:value-type="float" office:value="24.291290929" calcext:value-type="float">
            <text:p>24.291290929</text:p>
          </table:table-cell>
          <table:table-cell office:value-type="float" office:value="24.292821995" calcext:value-type="float">
            <text:p>24.292821995</text:p>
          </table:table-cell>
          <table:table-cell office:value-type="float" office:value="24.289957092" calcext:value-type="float">
            <text:p>24.289957092</text:p>
          </table:table-cell>
          <table:table-cell office:value-type="float" office:value="25.272515538" calcext:value-type="float">
            <text:p>25.272515538</text:p>
          </table:table-cell>
          <table:table-cell/>
          <table:table-cell office:value-type="float" office:value="0.021379845" calcext:value-type="float">
            <text:p>0.021379845</text:p>
          </table:table-cell>
          <table:table-cell office:value-type="float" office:value="0.000414732" calcext:value-type="float">
            <text:p>0.000414732</text:p>
          </table:table-cell>
          <table:table-cell office:value-type="float" office:value="0.020996579" calcext:value-type="float">
            <text:p>0.020996579</text:p>
          </table:table-cell>
          <table:table-cell office:value-type="float" office:value="0.022568031" calcext:value-type="float">
            <text:p>0.022568031</text:p>
          </table:table-cell>
          <table:table-cell office:value-type="float" office:value="0.019627558" calcext:value-type="float">
            <text:p>0.019627558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<text:s/>2019-12-03 11:04:08</text:p>
          </table:table-cell>
          <table:table-cell office:value-type="float" office:value="24.27589" calcext:value-type="float">
            <text:p>24.27589</text:p>
          </table:table-cell>
          <table:table-cell office:value-type="string" calcext:value-type="string">
            <text:p><text:s/></text:p>
          </table:table-cell>
          <table:table-cell office:value-type="float" office:value="0.136449353" calcext:value-type="float">
            <text:p>0.136449353</text:p>
          </table:table-cell>
          <table:table-cell office:value-type="float" office:value="0.033780936" calcext:value-type="float">
            <text:p>0.033780936</text:p>
          </table:table-cell>
          <table:table-cell office:value-type="float" office:value="0.135073678" calcext:value-type="float">
            <text:p>0.135073678</text:p>
          </table:table-cell>
          <table:table-cell office:value-type="float" office:value="0.142495053" calcext:value-type="float">
            <text:p>0.142495053</text:p>
          </table:table-cell>
          <table:table-cell office:value-type="float" office:value="0.128574387" calcext:value-type="float">
            <text:p>0.12857438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4782" calcext:value-type="float">
            <text:p>0.001114782</text:p>
          </table:table-cell>
          <table:table-cell office:value-type="float" office:value="0.000275988" calcext:value-type="float">
            <text:p>0.000275988</text:p>
          </table:table-cell>
          <table:table-cell office:value-type="float" office:value="0.001103543" calcext:value-type="float">
            <text:p>0.001103543</text:p>
          </table:table-cell>
          <table:table-cell office:value-type="float" office:value="0.001164175" calcext:value-type="float">
            <text:p>0.001164175</text:p>
          </table:table-cell>
          <table:table-cell office:value-type="float" office:value="0.001050444" calcext:value-type="float">
            <text:p>0.00105044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2603" calcext:value-type="float">
            <text:p>0.000842603</text:p>
          </table:table-cell>
          <table:table-cell office:value-type="float" office:value="0.000003809" calcext:value-type="float">
            <text:p>3.809E-06</text:p>
          </table:table-cell>
          <table:table-cell office:value-type="float" office:value="0.000831364" calcext:value-type="float">
            <text:p>0.000831364</text:p>
          </table:table-cell>
          <table:table-cell office:value-type="float" office:value="0.000891996" calcext:value-type="float">
            <text:p>0.000891996</text:p>
          </table:table-cell>
          <table:table-cell office:value-type="float" office:value="0.000778265" calcext:value-type="float">
            <text:p>0.000778265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96697289" calcext:value-type="float">
            <text:p>24.296697289</text:p>
          </table:table-cell>
          <table:table-cell office:value-type="float" office:value="24.275982028" calcext:value-type="float">
            <text:p>24.275982028</text:p>
          </table:table-cell>
          <table:table-cell office:value-type="float" office:value="24.296419723" calcext:value-type="float">
            <text:p>24.296419723</text:p>
          </table:table-cell>
          <table:table-cell office:value-type="float" office:value="24.297917109" calcext:value-type="float">
            <text:p>24.297917109</text:p>
          </table:table-cell>
          <table:table-cell office:value-type="float" office:value="24.295108382" calcext:value-type="float">
            <text:p>24.295108382</text:p>
          </table:table-cell>
          <table:table-cell office:value-type="float" office:value="25.277564941" calcext:value-type="float">
            <text:p>25.277564941</text:p>
          </table:table-cell>
          <table:table-cell/>
          <table:table-cell office:value-type="float" office:value="0.021358368" calcext:value-type="float">
            <text:p>0.021358368</text:p>
          </table:table-cell>
          <table:table-cell office:value-type="float" office:value="0.000096507" calcext:value-type="float">
            <text:p>9.6507E-05</text:p>
          </table:table-cell>
          <table:table-cell office:value-type="float" office:value="0.021073479" calcext:value-type="float">
            <text:p>0.021073479</text:p>
          </table:table-cell>
          <table:table-cell office:value-type="float" office:value="0.022610369" calcext:value-type="float">
            <text:p>0.022610369</text:p>
          </table:table-cell>
          <table:table-cell office:value-type="float" office:value="0.019727541" calcext:value-type="float">
            <text:p>0.019727541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<text:s/>2019-12-03 11:04:10</text:p>
          </table:table-cell>
          <table:table-cell office:value-type="float" office:value="24.27589" calcext:value-type="float">
            <text:p>24.27589</text:p>
          </table:table-cell>
          <table:table-cell office:value-type="string" calcext:value-type="string">
            <text:p><text:s/></text:p>
          </table:table-cell>
          <table:table-cell office:value-type="float" office:value="0.136299746" calcext:value-type="float">
            <text:p>0.136299746</text:p>
          </table:table-cell>
          <table:table-cell office:value-type="float" office:value="0.033598546" calcext:value-type="float">
            <text:p>0.033598546</text:p>
          </table:table-cell>
          <table:table-cell office:value-type="float" office:value="0.134967582" calcext:value-type="float">
            <text:p>0.134967582</text:p>
          </table:table-cell>
          <table:table-cell office:value-type="float" office:value="0.142579096" calcext:value-type="float">
            <text:p>0.142579096</text:p>
          </table:table-cell>
          <table:table-cell office:value-type="float" office:value="0.12903215" calcext:value-type="float">
            <text:p>0.1290321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356" calcext:value-type="float">
            <text:p>0.00111356</text:p>
          </table:table-cell>
          <table:table-cell office:value-type="float" office:value="0.000274498" calcext:value-type="float">
            <text:p>0.000274498</text:p>
          </table:table-cell>
          <table:table-cell office:value-type="float" office:value="0.001102676" calcext:value-type="float">
            <text:p>0.001102676</text:p>
          </table:table-cell>
          <table:table-cell office:value-type="float" office:value="0.001164862" calcext:value-type="float">
            <text:p>0.001164862</text:p>
          </table:table-cell>
          <table:table-cell office:value-type="float" office:value="0.001054184" calcext:value-type="float">
            <text:p>0.00105418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1381" calcext:value-type="float">
            <text:p>0.000841381</text:p>
          </table:table-cell>
          <table:table-cell office:value-type="float" office:value="0.000002319" calcext:value-type="float">
            <text:p>2.319E-06</text:p>
          </table:table-cell>
          <table:table-cell office:value-type="float" office:value="0.000830497" calcext:value-type="float">
            <text:p>0.000830497</text:p>
          </table:table-cell>
          <table:table-cell office:value-type="float" office:value="0.000892683" calcext:value-type="float">
            <text:p>0.000892683</text:p>
          </table:table-cell>
          <table:table-cell office:value-type="float" office:value="0.000782005" calcext:value-type="float">
            <text:p>0.000782005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96667103" calcext:value-type="float">
            <text:p>24.296667103</text:p>
          </table:table-cell>
          <table:table-cell office:value-type="float" office:value="24.275945227" calcext:value-type="float">
            <text:p>24.275945227</text:p>
          </table:table-cell>
          <table:table-cell office:value-type="float" office:value="24.296398316" calcext:value-type="float">
            <text:p>24.296398316</text:p>
          </table:table-cell>
          <table:table-cell office:value-type="float" office:value="24.297934066" calcext:value-type="float">
            <text:p>24.297934066</text:p>
          </table:table-cell>
          <table:table-cell office:value-type="float" office:value="24.295200743" calcext:value-type="float">
            <text:p>24.295200743</text:p>
          </table:table-cell>
          <table:table-cell office:value-type="float" office:value="25.277564941" calcext:value-type="float">
            <text:p>25.277564941</text:p>
          </table:table-cell>
          <table:table-cell/>
          <table:table-cell office:value-type="float" office:value="0.021327386" calcext:value-type="float">
            <text:p>0.021327386</text:p>
          </table:table-cell>
          <table:table-cell office:value-type="float" office:value="0.000058735" calcext:value-type="float">
            <text:p>5.8735E-05</text:p>
          </table:table-cell>
          <table:table-cell office:value-type="float" office:value="0.021051508" calcext:value-type="float">
            <text:p>0.021051508</text:p>
          </table:table-cell>
          <table:table-cell office:value-type="float" office:value="0.022627774" calcext:value-type="float">
            <text:p>0.022627774</text:p>
          </table:table-cell>
          <table:table-cell office:value-type="float" office:value="0.019822339" calcext:value-type="float">
            <text:p>0.019822339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<text:s/>2019-12-03 11:04:11</text:p>
          </table:table-cell>
          <table:table-cell office:value-type="float" office:value="24.27589" calcext:value-type="float">
            <text:p>24.27589</text:p>
          </table:table-cell>
          <table:table-cell office:value-type="string" calcext:value-type="string">
            <text:p><text:s/></text:p>
          </table:table-cell>
          <table:table-cell office:value-type="float" office:value="0.136437432" calcext:value-type="float">
            <text:p>0.136437432</text:p>
          </table:table-cell>
          <table:table-cell office:value-type="float" office:value="0.033326153" calcext:value-type="float">
            <text:p>0.033326153</text:p>
          </table:table-cell>
          <table:table-cell office:value-type="float" office:value="0.134134905" calcext:value-type="float">
            <text:p>0.134134905</text:p>
          </table:table-cell>
          <table:table-cell office:value-type="float" office:value="0.142722147" calcext:value-type="float">
            <text:p>0.142722147</text:p>
          </table:table-cell>
          <table:table-cell office:value-type="float" office:value="0.129056588" calcext:value-type="float">
            <text:p>0.12905658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4685" calcext:value-type="float">
            <text:p>0.001114685</text:p>
          </table:table-cell>
          <table:table-cell office:value-type="float" office:value="0.000272272" calcext:value-type="float">
            <text:p>0.000272272</text:p>
          </table:table-cell>
          <table:table-cell office:value-type="float" office:value="0.001095873" calcext:value-type="float">
            <text:p>0.001095873</text:p>
          </table:table-cell>
          <table:table-cell office:value-type="float" office:value="0.001166031" calcext:value-type="float">
            <text:p>0.001166031</text:p>
          </table:table-cell>
          <table:table-cell office:value-type="float" office:value="0.001054384" calcext:value-type="float">
            <text:p>0.00105438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2506" calcext:value-type="float">
            <text:p>0.000842506</text:p>
          </table:table-cell>
          <table:table-cell office:value-type="float" office:value="0.000000094" calcext:value-type="float">
            <text:p>9.4E-08</text:p>
          </table:table-cell>
          <table:table-cell office:value-type="float" office:value="0.000823695" calcext:value-type="float">
            <text:p>0.000823695</text:p>
          </table:table-cell>
          <table:table-cell office:value-type="float" office:value="0.000893852" calcext:value-type="float">
            <text:p>0.000893852</text:p>
          </table:table-cell>
          <table:table-cell office:value-type="float" office:value="0.000782205" calcext:value-type="float">
            <text:p>0.000782205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96694883" calcext:value-type="float">
            <text:p>24.296694883</text:p>
          </table:table-cell>
          <table:table-cell office:value-type="float" office:value="24.275890266" calcext:value-type="float">
            <text:p>24.275890266</text:p>
          </table:table-cell>
          <table:table-cell office:value-type="float" office:value="24.29623031" calcext:value-type="float">
            <text:p>24.29623031</text:p>
          </table:table-cell>
          <table:table-cell office:value-type="float" office:value="24.297962929" calcext:value-type="float">
            <text:p>24.297962929</text:p>
          </table:table-cell>
          <table:table-cell office:value-type="float" office:value="24.295205674" calcext:value-type="float">
            <text:p>24.295205674</text:p>
          </table:table-cell>
          <table:table-cell office:value-type="float" office:value="25.277564941" calcext:value-type="float">
            <text:p>25.277564941</text:p>
          </table:table-cell>
          <table:table-cell/>
          <table:table-cell office:value-type="float" office:value="0.021355899" calcext:value-type="float">
            <text:p>0.021355899</text:p>
          </table:table-cell>
          <table:table-cell office:value-type="float" office:value="0.000002324" calcext:value-type="float">
            <text:p>2.324E-06</text:p>
          </table:table-cell>
          <table:table-cell office:value-type="float" office:value="0.020879069" calcext:value-type="float">
            <text:p>0.020879069</text:p>
          </table:table-cell>
          <table:table-cell office:value-type="float" office:value="0.022657398" calcext:value-type="float">
            <text:p>0.022657398</text:p>
          </table:table-cell>
          <table:table-cell office:value-type="float" office:value="0.0198274" calcext:value-type="float">
            <text:p>0.0198274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<text:s/>2019-12-03 11:04:12</text:p>
          </table:table-cell>
          <table:table-cell office:value-type="float" office:value="24.28094" calcext:value-type="float">
            <text:p>24.28094</text:p>
          </table:table-cell>
          <table:table-cell office:value-type="string" calcext:value-type="string">
            <text:p><text:s/></text:p>
          </table:table-cell>
          <table:table-cell office:value-type="float" office:value="0.136517303" calcext:value-type="float">
            <text:p>0.136517303</text:p>
          </table:table-cell>
          <table:table-cell office:value-type="float" office:value="0.033283834" calcext:value-type="float">
            <text:p>0.033283834</text:p>
          </table:table-cell>
          <table:table-cell office:value-type="float" office:value="0.134144441" calcext:value-type="float">
            <text:p>0.134144441</text:p>
          </table:table-cell>
          <table:table-cell office:value-type="float" office:value="0.142731088" calcext:value-type="float">
            <text:p>0.142731088</text:p>
          </table:table-cell>
          <table:table-cell office:value-type="float" office:value="0.129040495" calcext:value-type="float">
            <text:p>0.12904049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5337" calcext:value-type="float">
            <text:p>0.001115337</text:p>
          </table:table-cell>
          <table:table-cell office:value-type="float" office:value="0.000271927" calcext:value-type="float">
            <text:p>0.000271927</text:p>
          </table:table-cell>
          <table:table-cell office:value-type="float" office:value="0.001095951" calcext:value-type="float">
            <text:p>0.001095951</text:p>
          </table:table-cell>
          <table:table-cell office:value-type="float" office:value="0.001166104" calcext:value-type="float">
            <text:p>0.001166104</text:p>
          </table:table-cell>
          <table:table-cell office:value-type="float" office:value="0.001054252" calcext:value-type="float">
            <text:p>0.00105425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3159" calcext:value-type="float">
            <text:p>0.000843159</text:p>
          </table:table-cell>
          <table:table-cell office:value-type="float" office:value="-0.000000252" calcext:value-type="float">
            <text:p>-2.52E-07</text:p>
          </table:table-cell>
          <table:table-cell office:value-type="float" office:value="0.000823772" calcext:value-type="float">
            <text:p>0.000823772</text:p>
          </table:table-cell>
          <table:table-cell office:value-type="float" office:value="0.000893925" calcext:value-type="float">
            <text:p>0.000893925</text:p>
          </table:table-cell>
          <table:table-cell office:value-type="float" office:value="0.000782074" calcext:value-type="float">
            <text:p>0.000782074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301764868" calcext:value-type="float">
            <text:p>24.301764868</text:p>
          </table:table-cell>
          <table:table-cell office:value-type="float" office:value="24.280935693" calcext:value-type="float">
            <text:p>24.280935693</text:p>
          </table:table-cell>
          <table:table-cell office:value-type="float" office:value="24.301286106" calcext:value-type="float">
            <text:p>24.301286106</text:p>
          </table:table-cell>
          <table:table-cell office:value-type="float" office:value="24.303018596" calcext:value-type="float">
            <text:p>24.303018596</text:p>
          </table:table-cell>
          <table:table-cell office:value-type="float" office:value="24.300256303" calcext:value-type="float">
            <text:p>24.300256303</text:p>
          </table:table-cell>
          <table:table-cell office:value-type="float" office:value="25.282614344" calcext:value-type="float">
            <text:p>25.282614344</text:p>
          </table:table-cell>
          <table:table-cell/>
          <table:table-cell office:value-type="float" office:value="0.021372439" calcext:value-type="float">
            <text:p>0.021372439</text:p>
          </table:table-cell>
          <table:table-cell office:value-type="float" office:value="-0.00000639" calcext:value-type="float">
            <text:p>-6.39E-06</text:p>
          </table:table-cell>
          <table:table-cell office:value-type="float" office:value="0.020881044" calcext:value-type="float">
            <text:p>0.020881044</text:p>
          </table:table-cell>
          <table:table-cell office:value-type="float" office:value="0.02265925" calcext:value-type="float">
            <text:p>0.02265925</text:p>
          </table:table-cell>
          <table:table-cell office:value-type="float" office:value="0.019824067" calcext:value-type="float">
            <text:p>0.019824067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<text:s/>2019-12-03 11:04:13</text:p>
          </table:table-cell>
          <table:table-cell office:value-type="float" office:value="24.27589" calcext:value-type="float">
            <text:p>24.27589</text:p>
          </table:table-cell>
          <table:table-cell office:value-type="string" calcext:value-type="string">
            <text:p><text:s/></text:p>
          </table:table-cell>
          <table:table-cell office:value-type="float" office:value="0.136498229" calcext:value-type="float">
            <text:p>0.136498229</text:p>
          </table:table-cell>
          <table:table-cell office:value-type="float" office:value="0.033239726" calcext:value-type="float">
            <text:p>0.033239726</text:p>
          </table:table-cell>
          <table:table-cell office:value-type="float" office:value="0.134282724" calcext:value-type="float">
            <text:p>0.134282724</text:p>
          </table:table-cell>
          <table:table-cell office:value-type="float" office:value="0.142654794" calcext:value-type="float">
            <text:p>0.142654794</text:p>
          </table:table-cell>
          <table:table-cell office:value-type="float" office:value="0.129330174" calcext:value-type="float">
            <text:p>0.12933017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5182" calcext:value-type="float">
            <text:p>0.001115182</text:p>
          </table:table-cell>
          <table:table-cell office:value-type="float" office:value="0.000271566" calcext:value-type="float">
            <text:p>0.000271566</text:p>
          </table:table-cell>
          <table:table-cell office:value-type="float" office:value="0.001097081" calcext:value-type="float">
            <text:p>0.001097081</text:p>
          </table:table-cell>
          <table:table-cell office:value-type="float" office:value="0.00116548" calcext:value-type="float">
            <text:p>0.00116548</text:p>
          </table:table-cell>
          <table:table-cell office:value-type="float" office:value="0.001056619" calcext:value-type="float">
            <text:p>0.00105661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3003" calcext:value-type="float">
            <text:p>0.000843003</text:p>
          </table:table-cell>
          <table:table-cell office:value-type="float" office:value="-0.000000612" calcext:value-type="float">
            <text:p>-6.12E-07</text:p>
          </table:table-cell>
          <table:table-cell office:value-type="float" office:value="0.000824902" calcext:value-type="float">
            <text:p>0.000824902</text:p>
          </table:table-cell>
          <table:table-cell office:value-type="float" office:value="0.000893301" calcext:value-type="float">
            <text:p>0.000893301</text:p>
          </table:table-cell>
          <table:table-cell office:value-type="float" office:value="0.00078444" calcext:value-type="float">
            <text:p>0.00078444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9670715" calcext:value-type="float">
            <text:p>24.29670715</text:p>
          </table:table-cell>
          <table:table-cell office:value-type="float" office:value="24.275872828" calcext:value-type="float">
            <text:p>24.275872828</text:p>
          </table:table-cell>
          <table:table-cell office:value-type="float" office:value="24.296260135" calcext:value-type="float">
            <text:p>24.296260135</text:p>
          </table:table-cell>
          <table:table-cell office:value-type="float" office:value="24.297949339" calcext:value-type="float">
            <text:p>24.297949339</text:p>
          </table:table-cell>
          <table:table-cell office:value-type="float" office:value="24.295260874" calcext:value-type="float">
            <text:p>24.295260874</text:p>
          </table:table-cell>
          <table:table-cell office:value-type="float" office:value="25.277564941" calcext:value-type="float">
            <text:p>25.277564941</text:p>
          </table:table-cell>
          <table:table-cell/>
          <table:table-cell office:value-type="float" office:value="0.021368489" calcext:value-type="float">
            <text:p>0.021368489</text:p>
          </table:table-cell>
          <table:table-cell office:value-type="float" office:value="-0.000015525" calcext:value-type="float">
            <text:p>-1.5525E-05</text:p>
          </table:table-cell>
          <table:table-cell office:value-type="float" office:value="0.020909681" calcext:value-type="float">
            <text:p>0.020909681</text:p>
          </table:table-cell>
          <table:table-cell office:value-type="float" office:value="0.02264345" calcext:value-type="float">
            <text:p>0.02264345</text:p>
          </table:table-cell>
          <table:table-cell office:value-type="float" office:value="0.019884057" calcext:value-type="float">
            <text:p>0.019884057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<text:s/>2019-12-03 11:04:15</text:p>
          </table:table-cell>
          <table:table-cell office:value-type="float" office:value="24.27589" calcext:value-type="float">
            <text:p>24.27589</text:p>
          </table:table-cell>
          <table:table-cell office:value-type="string" calcext:value-type="string">
            <text:p><text:s/></text:p>
          </table:table-cell>
          <table:table-cell office:value-type="float" office:value="0.136569755" calcext:value-type="float">
            <text:p>0.136569755</text:p>
          </table:table-cell>
          <table:table-cell office:value-type="float" office:value="0.033288006" calcext:value-type="float">
            <text:p>0.033288006</text:p>
          </table:table-cell>
          <table:table-cell office:value-type="float" office:value="0.134150402" calcext:value-type="float">
            <text:p>0.134150402</text:p>
          </table:table-cell>
          <table:table-cell office:value-type="float" office:value="0.14253618" calcext:value-type="float">
            <text:p>0.14253618</text:p>
          </table:table-cell>
          <table:table-cell office:value-type="float" office:value="0.129143015" calcext:value-type="float">
            <text:p>0.12914301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5766" calcext:value-type="float">
            <text:p>0.001115766</text:p>
          </table:table-cell>
          <table:table-cell office:value-type="float" office:value="0.000271961" calcext:value-type="float">
            <text:p>0.000271961</text:p>
          </table:table-cell>
          <table:table-cell office:value-type="float" office:value="0.001096" calcext:value-type="float">
            <text:p>0.001096</text:p>
          </table:table-cell>
          <table:table-cell office:value-type="float" office:value="0.001164511" calcext:value-type="float">
            <text:p>0.001164511</text:p>
          </table:table-cell>
          <table:table-cell office:value-type="float" office:value="0.00105509" calcext:value-type="float">
            <text:p>0.0010550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3587" calcext:value-type="float">
            <text:p>0.000843587</text:p>
          </table:table-cell>
          <table:table-cell office:value-type="float" office:value="-0.000000218" calcext:value-type="float">
            <text:p>-2.18E-07</text:p>
          </table:table-cell>
          <table:table-cell office:value-type="float" office:value="0.000823821" calcext:value-type="float">
            <text:p>0.000823821</text:p>
          </table:table-cell>
          <table:table-cell office:value-type="float" office:value="0.000892332" calcext:value-type="float">
            <text:p>0.000892332</text:p>
          </table:table-cell>
          <table:table-cell office:value-type="float" office:value="0.000782911" calcext:value-type="float">
            <text:p>0.000782911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96721582" calcext:value-type="float">
            <text:p>24.296721582</text:p>
          </table:table-cell>
          <table:table-cell office:value-type="float" office:value="24.27588257" calcext:value-type="float">
            <text:p>24.27588257</text:p>
          </table:table-cell>
          <table:table-cell office:value-type="float" office:value="24.296233437" calcext:value-type="float">
            <text:p>24.296233437</text:p>
          </table:table-cell>
          <table:table-cell office:value-type="float" office:value="24.297925407" calcext:value-type="float">
            <text:p>24.297925407</text:p>
          </table:table-cell>
          <table:table-cell office:value-type="float" office:value="24.295223112" calcext:value-type="float">
            <text:p>24.295223112</text:p>
          </table:table-cell>
          <table:table-cell office:value-type="float" office:value="25.277564941" calcext:value-type="float">
            <text:p>25.277564941</text:p>
          </table:table-cell>
          <table:table-cell/>
          <table:table-cell office:value-type="float" office:value="0.021383302" calcext:value-type="float">
            <text:p>0.021383302</text:p>
          </table:table-cell>
          <table:table-cell office:value-type="float" office:value="-0.000005526" calcext:value-type="float">
            <text:p>-5.526E-06</text:p>
          </table:table-cell>
          <table:table-cell office:value-type="float" office:value="0.020882278" calcext:value-type="float">
            <text:p>0.020882278</text:p>
          </table:table-cell>
          <table:table-cell office:value-type="float" office:value="0.022618886" calcext:value-type="float">
            <text:p>0.022618886</text:p>
          </table:table-cell>
          <table:table-cell office:value-type="float" office:value="0.019845298" calcext:value-type="float">
            <text:p>0.019845298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<text:s/>2019-12-03 11:04:16</text:p>
          </table:table-cell>
          <table:table-cell office:value-type="float" office:value="24.27083" calcext:value-type="float">
            <text:p>24.27083</text:p>
          </table:table-cell>
          <table:table-cell office:value-type="string" calcext:value-type="string">
            <text:p><text:s/></text:p>
          </table:table-cell>
          <table:table-cell office:value-type="float" office:value="0.136539952" calcext:value-type="float">
            <text:p>0.136539952</text:p>
          </table:table-cell>
          <table:table-cell office:value-type="float" office:value="0.0332588" calcext:value-type="float">
            <text:p>0.0332588</text:p>
          </table:table-cell>
          <table:table-cell office:value-type="float" office:value="0.134259478" calcext:value-type="float">
            <text:p>0.134259478</text:p>
          </table:table-cell>
          <table:table-cell office:value-type="float" office:value="0.142522471" calcext:value-type="float">
            <text:p>0.142522471</text:p>
          </table:table-cell>
          <table:table-cell office:value-type="float" office:value="0.129291431" calcext:value-type="float">
            <text:p>0.12929143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5522" calcext:value-type="float">
            <text:p>0.001115522</text:p>
          </table:table-cell>
          <table:table-cell office:value-type="float" office:value="0.000271722" calcext:value-type="float">
            <text:p>0.000271722</text:p>
          </table:table-cell>
          <table:table-cell office:value-type="float" office:value="0.001096891" calcext:value-type="float">
            <text:p>0.001096891</text:p>
          </table:table-cell>
          <table:table-cell office:value-type="float" office:value="0.001164399" calcext:value-type="float">
            <text:p>0.001164399</text:p>
          </table:table-cell>
          <table:table-cell office:value-type="float" office:value="0.001056303" calcext:value-type="float">
            <text:p>0.00105630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3344" calcext:value-type="float">
            <text:p>0.000843344</text:p>
          </table:table-cell>
          <table:table-cell office:value-type="float" office:value="-0.000000457" calcext:value-type="float">
            <text:p>-4.57E-07</text:p>
          </table:table-cell>
          <table:table-cell office:value-type="float" office:value="0.000824712" calcext:value-type="float">
            <text:p>0.000824712</text:p>
          </table:table-cell>
          <table:table-cell office:value-type="float" office:value="0.00089222" calcext:value-type="float">
            <text:p>0.00089222</text:p>
          </table:table-cell>
          <table:table-cell office:value-type="float" office:value="0.000784124" calcext:value-type="float">
            <text:p>0.000784124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916617" calcext:value-type="float">
            <text:p>24.2916617</text:p>
          </table:table-cell>
          <table:table-cell office:value-type="float" office:value="24.270822712" calcext:value-type="float">
            <text:p>24.270822712</text:p>
          </table:table-cell>
          <table:table-cell office:value-type="float" office:value="24.291201574" calcext:value-type="float">
            <text:p>24.291201574</text:p>
          </table:table-cell>
          <table:table-cell office:value-type="float" office:value="24.292868777" calcext:value-type="float">
            <text:p>24.292868777</text:p>
          </table:table-cell>
          <table:table-cell office:value-type="float" office:value="24.290199182" calcext:value-type="float">
            <text:p>24.290199182</text:p>
          </table:table-cell>
          <table:table-cell office:value-type="float" office:value="25.272515538" calcext:value-type="float">
            <text:p>25.272515538</text:p>
          </table:table-cell>
          <table:table-cell/>
          <table:table-cell office:value-type="float" office:value="0.02137713" calcext:value-type="float">
            <text:p>0.02137713</text:p>
          </table:table-cell>
          <table:table-cell office:value-type="float" office:value="-0.000011575" calcext:value-type="float">
            <text:p>-1.1575E-05</text:p>
          </table:table-cell>
          <table:table-cell office:value-type="float" office:value="0.020904867" calcext:value-type="float">
            <text:p>0.020904867</text:p>
          </table:table-cell>
          <table:table-cell office:value-type="float" office:value="0.022616047" calcext:value-type="float">
            <text:p>0.022616047</text:p>
          </table:table-cell>
          <table:table-cell office:value-type="float" office:value="0.019876034" calcext:value-type="float">
            <text:p>0.019876034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<text:s/>2019-12-03 11:04:17</text:p>
          </table:table-cell>
          <table:table-cell office:value-type="float" office:value="24.26073" calcext:value-type="float">
            <text:p>24.26073</text:p>
          </table:table-cell>
          <table:table-cell office:value-type="string" calcext:value-type="string">
            <text:p><text:s/></text:p>
          </table:table-cell>
          <table:table-cell office:value-type="float" office:value="0.136601941" calcext:value-type="float">
            <text:p>0.136601941</text:p>
          </table:table-cell>
          <table:table-cell office:value-type="float" office:value="0.033270721" calcext:value-type="float">
            <text:p>0.033270721</text:p>
          </table:table-cell>
          <table:table-cell office:value-type="float" office:value="0.134454386" calcext:value-type="float">
            <text:p>0.134454386</text:p>
          </table:table-cell>
          <table:table-cell office:value-type="float" office:value="0.142419951" calcext:value-type="float">
            <text:p>0.142419951</text:p>
          </table:table-cell>
          <table:table-cell office:value-type="float" office:value="0.129338518" calcext:value-type="float">
            <text:p>0.12933851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6029" calcext:value-type="float">
            <text:p>0.001116029</text:p>
          </table:table-cell>
          <table:table-cell office:value-type="float" office:value="0.00027182" calcext:value-type="float">
            <text:p>0.00027182</text:p>
          </table:table-cell>
          <table:table-cell office:value-type="float" office:value="0.001098484" calcext:value-type="float">
            <text:p>0.001098484</text:p>
          </table:table-cell>
          <table:table-cell office:value-type="float" office:value="0.001163562" calcext:value-type="float">
            <text:p>0.001163562</text:p>
          </table:table-cell>
          <table:table-cell office:value-type="float" office:value="0.001056687" calcext:value-type="float">
            <text:p>0.00105668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385" calcext:value-type="float">
            <text:p>0.00084385</text:p>
          </table:table-cell>
          <table:table-cell office:value-type="float" office:value="-0.000000359" calcext:value-type="float">
            <text:p>-3.59E-07</text:p>
          </table:table-cell>
          <table:table-cell office:value-type="float" office:value="0.000826305" calcext:value-type="float">
            <text:p>0.000826305</text:p>
          </table:table-cell>
          <table:table-cell office:value-type="float" office:value="0.000891383" calcext:value-type="float">
            <text:p>0.000891383</text:p>
          </table:table-cell>
          <table:table-cell office:value-type="float" office:value="0.000784508" calcext:value-type="float">
            <text:p>0.000784508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8156647" calcext:value-type="float">
            <text:p>24.28156647</text:p>
          </table:table-cell>
          <table:table-cell office:value-type="float" office:value="24.260717189" calcext:value-type="float">
            <text:p>24.260717189</text:p>
          </table:table-cell>
          <table:table-cell office:value-type="float" office:value="24.281133159" calcext:value-type="float">
            <text:p>24.281133159</text:p>
          </table:table-cell>
          <table:table-cell office:value-type="float" office:value="24.282740366" calcext:value-type="float">
            <text:p>24.282740366</text:p>
          </table:table-cell>
          <table:table-cell office:value-type="float" office:value="24.280100932" calcext:value-type="float">
            <text:p>24.280100932</text:p>
          </table:table-cell>
          <table:table-cell office:value-type="float" office:value="25.262416734" calcext:value-type="float">
            <text:p>25.262416734</text:p>
          </table:table-cell>
          <table:table-cell/>
          <table:table-cell office:value-type="float" office:value="0.021389967" calcext:value-type="float">
            <text:p>0.021389967</text:p>
          </table:table-cell>
          <table:table-cell office:value-type="float" office:value="-0.000009106" calcext:value-type="float">
            <text:p>-9.106E-06</text:p>
          </table:table-cell>
          <table:table-cell office:value-type="float" office:value="0.02094523" calcext:value-type="float">
            <text:p>0.02094523</text:p>
          </table:table-cell>
          <table:table-cell office:value-type="float" office:value="0.022594817" calcext:value-type="float">
            <text:p>0.022594817</text:p>
          </table:table-cell>
          <table:table-cell office:value-type="float" office:value="0.019885785" calcext:value-type="float">
            <text:p>0.019885785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<text:s/>2019-12-03 11:04:19</text:p>
          </table:table-cell>
          <table:table-cell office:value-type="float" office:value="24.27083" calcext:value-type="float">
            <text:p>24.27083</text:p>
          </table:table-cell>
          <table:table-cell office:value-type="string" calcext:value-type="string">
            <text:p><text:s/></text:p>
          </table:table-cell>
          <table:table-cell office:value-type="float" office:value="0.136731283" calcext:value-type="float">
            <text:p>0.136731283</text:p>
          </table:table-cell>
          <table:table-cell office:value-type="float" office:value="0.035302643" calcext:value-type="float">
            <text:p>0.035302643</text:p>
          </table:table-cell>
          <table:table-cell office:value-type="float" office:value="0.1347387" calcext:value-type="float">
            <text:p>0.1347387</text:p>
          </table:table-cell>
          <table:table-cell office:value-type="float" office:value="0.142140405" calcext:value-type="float">
            <text:p>0.142140405</text:p>
          </table:table-cell>
          <table:table-cell office:value-type="float" office:value="0.128046289" calcext:value-type="float">
            <text:p>0.12804628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7086" calcext:value-type="float">
            <text:p>0.001117086</text:p>
          </table:table-cell>
          <table:table-cell office:value-type="float" office:value="0.00028842" calcext:value-type="float">
            <text:p>0.00028842</text:p>
          </table:table-cell>
          <table:table-cell office:value-type="float" office:value="0.001100806" calcext:value-type="float">
            <text:p>0.001100806</text:p>
          </table:table-cell>
          <table:table-cell office:value-type="float" office:value="0.001161278" calcext:value-type="float">
            <text:p>0.001161278</text:p>
          </table:table-cell>
          <table:table-cell office:value-type="float" office:value="0.00104613" calcext:value-type="float">
            <text:p>0.0010461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4907" calcext:value-type="float">
            <text:p>0.000844907</text:p>
          </table:table-cell>
          <table:table-cell office:value-type="float" office:value="0.000016241" calcext:value-type="float">
            <text:p>1.6241E-05</text:p>
          </table:table-cell>
          <table:table-cell office:value-type="float" office:value="0.000828628" calcext:value-type="float">
            <text:p>0.000828628</text:p>
          </table:table-cell>
          <table:table-cell office:value-type="float" office:value="0.000889099" calcext:value-type="float">
            <text:p>0.000889099</text:p>
          </table:table-cell>
          <table:table-cell office:value-type="float" office:value="0.000773951" calcext:value-type="float">
            <text:p>0.000773951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91700304" calcext:value-type="float">
            <text:p>24.291700304</text:p>
          </table:table-cell>
          <table:table-cell office:value-type="float" office:value="24.271235101" calcext:value-type="float">
            <text:p>24.271235101</text:p>
          </table:table-cell>
          <table:table-cell office:value-type="float" office:value="24.291298265" calcext:value-type="float">
            <text:p>24.291298265</text:p>
          </table:table-cell>
          <table:table-cell office:value-type="float" office:value="24.292791689" calcext:value-type="float">
            <text:p>24.292791689</text:p>
          </table:table-cell>
          <table:table-cell office:value-type="float" office:value="24.289947952" calcext:value-type="float">
            <text:p>24.289947952</text:p>
          </table:table-cell>
          <table:table-cell office:value-type="float" office:value="25.272515538" calcext:value-type="float">
            <text:p>25.272515538</text:p>
          </table:table-cell>
          <table:table-cell/>
          <table:table-cell office:value-type="float" office:value="0.021416753" calcext:value-type="float">
            <text:p>0.021416753</text:p>
          </table:table-cell>
          <table:table-cell office:value-type="float" office:value="0.000411646" calcext:value-type="float">
            <text:p>0.000411646</text:p>
          </table:table-cell>
          <table:table-cell office:value-type="float" office:value="0.021004109" calcext:value-type="float">
            <text:p>0.021004109</text:p>
          </table:table-cell>
          <table:table-cell office:value-type="float" office:value="0.022536926" calcext:value-type="float">
            <text:p>0.022536926</text:p>
          </table:table-cell>
          <table:table-cell office:value-type="float" office:value="0.019618177" calcext:value-type="float">
            <text:p>0.019618177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<text:s/>2019-12-03 11:04:20</text:p>
          </table:table-cell>
          <table:table-cell office:value-type="float" office:value="24.26578" calcext:value-type="float">
            <text:p>24.26578</text:p>
          </table:table-cell>
          <table:table-cell office:value-type="string" calcext:value-type="string">
            <text:p><text:s/></text:p>
          </table:table-cell>
          <table:table-cell office:value-type="float" office:value="0.136659162" calcext:value-type="float">
            <text:p>0.136659162</text:p>
          </table:table-cell>
          <table:table-cell office:value-type="float" office:value="0.034979586" calcext:value-type="float">
            <text:p>0.034979586</text:p>
          </table:table-cell>
          <table:table-cell office:value-type="float" office:value="0.134860293" calcext:value-type="float">
            <text:p>0.134860293</text:p>
          </table:table-cell>
          <table:table-cell office:value-type="float" office:value="0.142228024" calcext:value-type="float">
            <text:p>0.142228024</text:p>
          </table:table-cell>
          <table:table-cell office:value-type="float" office:value="0.128049866" calcext:value-type="float">
            <text:p>0.12804986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6496" calcext:value-type="float">
            <text:p>0.001116496</text:p>
          </table:table-cell>
          <table:table-cell office:value-type="float" office:value="0.000285781" calcext:value-type="float">
            <text:p>0.000285781</text:p>
          </table:table-cell>
          <table:table-cell office:value-type="float" office:value="0.0011018" calcext:value-type="float">
            <text:p>0.0011018</text:p>
          </table:table-cell>
          <table:table-cell office:value-type="float" office:value="0.001161994" calcext:value-type="float">
            <text:p>0.001161994</text:p>
          </table:table-cell>
          <table:table-cell office:value-type="float" office:value="0.001046159" calcext:value-type="float">
            <text:p>0.00104615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4318" calcext:value-type="float">
            <text:p>0.000844318</text:p>
          </table:table-cell>
          <table:table-cell office:value-type="float" office:value="0.000013602" calcext:value-type="float">
            <text:p>1.3602E-05</text:p>
          </table:table-cell>
          <table:table-cell office:value-type="float" office:value="0.000829621" calcext:value-type="float">
            <text:p>0.000829621</text:p>
          </table:table-cell>
          <table:table-cell office:value-type="float" office:value="0.000889815" calcext:value-type="float">
            <text:p>0.000889815</text:p>
          </table:table-cell>
          <table:table-cell office:value-type="float" office:value="0.00077398" calcext:value-type="float">
            <text:p>0.00077398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86631884" calcext:value-type="float">
            <text:p>24.286631884</text:p>
          </table:table-cell>
          <table:table-cell office:value-type="float" office:value="24.266115955" calcext:value-type="float">
            <text:p>24.266115955</text:p>
          </table:table-cell>
          <table:table-cell office:value-type="float" office:value="24.286268929" calcext:value-type="float">
            <text:p>24.286268929</text:p>
          </table:table-cell>
          <table:table-cell office:value-type="float" office:value="24.287755504" calcext:value-type="float">
            <text:p>24.287755504</text:p>
          </table:table-cell>
          <table:table-cell office:value-type="float" office:value="24.284894797" calcext:value-type="float">
            <text:p>24.284894797</text:p>
          </table:table-cell>
          <table:table-cell office:value-type="float" office:value="25.267466136" calcext:value-type="float">
            <text:p>25.267466136</text:p>
          </table:table-cell>
          <table:table-cell/>
          <table:table-cell office:value-type="float" office:value="0.021401817" calcext:value-type="float">
            <text:p>0.021401817</text:p>
          </table:table-cell>
          <table:table-cell office:value-type="float" office:value="0.000344742" calcext:value-type="float">
            <text:p>0.000344742</text:p>
          </table:table-cell>
          <table:table-cell office:value-type="float" office:value="0.02102929" calcext:value-type="float">
            <text:p>0.02102929</text:p>
          </table:table-cell>
          <table:table-cell office:value-type="float" office:value="0.022555071" calcext:value-type="float">
            <text:p>0.022555071</text:p>
          </table:table-cell>
          <table:table-cell office:value-type="float" office:value="0.019618918" calcext:value-type="float">
            <text:p>0.019618918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<text:s/>2019-12-03 11:04:21</text:p>
          </table:table-cell>
          <table:table-cell office:value-type="float" office:value="24.25567" calcext:value-type="float">
            <text:p>24.25567</text:p>
          </table:table-cell>
          <table:table-cell office:value-type="string" calcext:value-type="string">
            <text:p><text:s/></text:p>
          </table:table-cell>
          <table:table-cell office:value-type="float" office:value="0.136673467" calcext:value-type="float">
            <text:p>0.136673467</text:p>
          </table:table-cell>
          <table:table-cell office:value-type="float" office:value="0.033431653" calcext:value-type="float">
            <text:p>0.033431653</text:p>
          </table:table-cell>
          <table:table-cell office:value-type="float" office:value="0.134612338" calcext:value-type="float">
            <text:p>0.134612338</text:p>
          </table:table-cell>
          <table:table-cell office:value-type="float" office:value="0.142229216" calcext:value-type="float">
            <text:p>0.142229216</text:p>
          </table:table-cell>
          <table:table-cell office:value-type="float" office:value="0.129384414" calcext:value-type="float">
            <text:p>0.12938441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6613" calcext:value-type="float">
            <text:p>0.001116613</text:p>
          </table:table-cell>
          <table:table-cell office:value-type="float" office:value="0.000273134" calcext:value-type="float">
            <text:p>0.000273134</text:p>
          </table:table-cell>
          <table:table-cell office:value-type="float" office:value="0.001099774" calcext:value-type="float">
            <text:p>0.001099774</text:p>
          </table:table-cell>
          <table:table-cell office:value-type="float" office:value="0.001162003" calcext:value-type="float">
            <text:p>0.001162003</text:p>
          </table:table-cell>
          <table:table-cell office:value-type="float" office:value="0.001057062" calcext:value-type="float">
            <text:p>0.00105706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4434" calcext:value-type="float">
            <text:p>0.000844434</text:p>
          </table:table-cell>
          <table:table-cell office:value-type="float" office:value="0.000000956" calcext:value-type="float">
            <text:p>9.56E-07</text:p>
          </table:table-cell>
          <table:table-cell office:value-type="float" office:value="0.000827595" calcext:value-type="float">
            <text:p>0.000827595</text:p>
          </table:table-cell>
          <table:table-cell office:value-type="float" office:value="0.000889825" calcext:value-type="float">
            <text:p>0.000889825</text:p>
          </table:table-cell>
          <table:table-cell office:value-type="float" office:value="0.000784883" calcext:value-type="float">
            <text:p>0.000784883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76527034" calcext:value-type="float">
            <text:p>24.276527034</text:p>
          </table:table-cell>
          <table:table-cell office:value-type="float" office:value="24.255695697" calcext:value-type="float">
            <text:p>24.255695697</text:p>
          </table:table-cell>
          <table:table-cell office:value-type="float" office:value="24.276111159" calcext:value-type="float">
            <text:p>24.276111159</text:p>
          </table:table-cell>
          <table:table-cell office:value-type="float" office:value="24.277648019" calcext:value-type="float">
            <text:p>24.277648019</text:p>
          </table:table-cell>
          <table:table-cell office:value-type="float" office:value="24.275056318" calcext:value-type="float">
            <text:p>24.275056318</text:p>
          </table:table-cell>
          <table:table-cell office:value-type="float" office:value="25.257367334" calcext:value-type="float">
            <text:p>25.257367334</text:p>
          </table:table-cell>
          <table:table-cell/>
          <table:table-cell office:value-type="float" office:value="0.021404779" calcext:value-type="float">
            <text:p>0.021404779</text:p>
          </table:table-cell>
          <table:table-cell office:value-type="float" office:value="0.000024172" calcext:value-type="float">
            <text:p>2.4172E-05</text:p>
          </table:table-cell>
          <table:table-cell office:value-type="float" office:value="0.020977941" calcext:value-type="float">
            <text:p>0.020977941</text:p>
          </table:table-cell>
          <table:table-cell office:value-type="float" office:value="0.022555317" calcext:value-type="float">
            <text:p>0.022555317</text:p>
          </table:table-cell>
          <table:table-cell office:value-type="float" office:value="0.01989529" calcext:value-type="float">
            <text:p>0.01989529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<text:s/>2019-12-03 11:04:23</text:p>
          </table:table-cell>
          <table:table-cell office:value-type="float" office:value="24.25062" calcext:value-type="float">
            <text:p>24.25062</text:p>
          </table:table-cell>
          <table:table-cell office:value-type="string" calcext:value-type="string">
            <text:p><text:s/></text:p>
          </table:table-cell>
          <table:table-cell office:value-type="float" office:value="0.13682367" calcext:value-type="float">
            <text:p>0.13682367</text:p>
          </table:table-cell>
          <table:table-cell office:value-type="float" office:value="0.033724312" calcext:value-type="float">
            <text:p>0.033724312</text:p>
          </table:table-cell>
          <table:table-cell office:value-type="float" office:value="0.134196297" calcext:value-type="float">
            <text:p>0.134196297</text:p>
          </table:table-cell>
          <table:table-cell office:value-type="float" office:value="0.142154115" calcext:value-type="float">
            <text:p>0.142154115</text:p>
          </table:table-cell>
          <table:table-cell office:value-type="float" office:value="0.128743068" calcext:value-type="float">
            <text:p>0.12874306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784" calcext:value-type="float">
            <text:p>0.00111784</text:p>
          </table:table-cell>
          <table:table-cell office:value-type="float" office:value="0.000275525" calcext:value-type="float">
            <text:p>0.000275525</text:p>
          </table:table-cell>
          <table:table-cell office:value-type="float" office:value="0.001096375" calcext:value-type="float">
            <text:p>0.001096375</text:p>
          </table:table-cell>
          <table:table-cell office:value-type="float" office:value="0.00116139" calcext:value-type="float">
            <text:p>0.00116139</text:p>
          </table:table-cell>
          <table:table-cell office:value-type="float" office:value="0.001051822" calcext:value-type="float">
            <text:p>0.00105182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5662" calcext:value-type="float">
            <text:p>0.000845662</text:p>
          </table:table-cell>
          <table:table-cell office:value-type="float" office:value="0.000003347" calcext:value-type="float">
            <text:p>3.347E-06</text:p>
          </table:table-cell>
          <table:table-cell office:value-type="float" office:value="0.000824196" calcext:value-type="float">
            <text:p>0.000824196</text:p>
          </table:table-cell>
          <table:table-cell office:value-type="float" office:value="0.000889211" calcext:value-type="float">
            <text:p>0.000889211</text:p>
          </table:table-cell>
          <table:table-cell office:value-type="float" office:value="0.000779644" calcext:value-type="float">
            <text:p>0.000779644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71503473" calcext:value-type="float">
            <text:p>24.271503473</text:p>
          </table:table-cell>
          <table:table-cell office:value-type="float" office:value="24.250700785" calcext:value-type="float">
            <text:p>24.250700785</text:p>
          </table:table-cell>
          <table:table-cell office:value-type="float" office:value="24.270973344" calcext:value-type="float">
            <text:p>24.270973344</text:p>
          </table:table-cell>
          <table:table-cell office:value-type="float" office:value="24.272579003" calcext:value-type="float">
            <text:p>24.272579003</text:p>
          </table:table-cell>
          <table:table-cell office:value-type="float" office:value="24.269873038" calcext:value-type="float">
            <text:p>24.269873038</text:p>
          </table:table-cell>
          <table:table-cell office:value-type="float" office:value="25.252317933" calcext:value-type="float">
            <text:p>25.252317933</text:p>
          </table:table-cell>
          <table:table-cell/>
          <table:table-cell office:value-type="float" office:value="0.021435885" calcext:value-type="float">
            <text:p>0.021435885</text:p>
          </table:table-cell>
          <table:table-cell office:value-type="float" office:value="0.000084781" calcext:value-type="float">
            <text:p>8.4781E-05</text:p>
          </table:table-cell>
          <table:table-cell office:value-type="float" office:value="0.020891783" calcext:value-type="float">
            <text:p>0.020891783</text:p>
          </table:table-cell>
          <table:table-cell office:value-type="float" office:value="0.022539765" calcext:value-type="float">
            <text:p>0.022539765</text:p>
          </table:table-cell>
          <table:table-cell office:value-type="float" office:value="0.019762473" calcext:value-type="float">
            <text:p>0.019762473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<text:s/>2019-12-03 11:04:24</text:p>
          </table:table-cell>
          <table:table-cell office:value-type="float" office:value="24.25567" calcext:value-type="float">
            <text:p>24.25567</text:p>
          </table:table-cell>
          <table:table-cell office:value-type="string" calcext:value-type="string">
            <text:p><text:s/></text:p>
          </table:table-cell>
          <table:table-cell office:value-type="float" office:value="0.136799233" calcext:value-type="float">
            <text:p>0.136799233</text:p>
          </table:table-cell>
          <table:table-cell office:value-type="float" office:value="0.033305291" calcext:value-type="float">
            <text:p>0.033305291</text:p>
          </table:table-cell>
          <table:table-cell office:value-type="float" office:value="0.134388224" calcext:value-type="float">
            <text:p>0.134388224</text:p>
          </table:table-cell>
          <table:table-cell office:value-type="float" office:value="0.142164247" calcext:value-type="float">
            <text:p>0.142164247</text:p>
          </table:table-cell>
          <table:table-cell office:value-type="float" office:value="0.129404083" calcext:value-type="float">
            <text:p>0.12940408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7641" calcext:value-type="float">
            <text:p>0.001117641</text:p>
          </table:table-cell>
          <table:table-cell office:value-type="float" office:value="0.000272102" calcext:value-type="float">
            <text:p>0.000272102</text:p>
          </table:table-cell>
          <table:table-cell office:value-type="float" office:value="0.001097943" calcext:value-type="float">
            <text:p>0.001097943</text:p>
          </table:table-cell>
          <table:table-cell office:value-type="float" office:value="0.001161473" calcext:value-type="float">
            <text:p>0.001161473</text:p>
          </table:table-cell>
          <table:table-cell office:value-type="float" office:value="0.001057223" calcext:value-type="float">
            <text:p>0.00105722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5462" calcext:value-type="float">
            <text:p>0.000845462</text:p>
          </table:table-cell>
          <table:table-cell office:value-type="float" office:value="-0.000000077" calcext:value-type="float">
            <text:p>-7.7E-08</text:p>
          </table:table-cell>
          <table:table-cell office:value-type="float" office:value="0.000825764" calcext:value-type="float">
            <text:p>0.000825764</text:p>
          </table:table-cell>
          <table:table-cell office:value-type="float" office:value="0.000889294" calcext:value-type="float">
            <text:p>0.000889294</text:p>
          </table:table-cell>
          <table:table-cell office:value-type="float" office:value="0.000785044" calcext:value-type="float">
            <text:p>0.000785044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7655241" calcext:value-type="float">
            <text:p>24.27655241</text:p>
          </table:table-cell>
          <table:table-cell office:value-type="float" office:value="24.255670201" calcext:value-type="float">
            <text:p>24.255670201</text:p>
          </table:table-cell>
          <table:table-cell office:value-type="float" office:value="24.27606594" calcext:value-type="float">
            <text:p>24.27606594</text:p>
          </table:table-cell>
          <table:table-cell office:value-type="float" office:value="24.27763491" calcext:value-type="float">
            <text:p>24.27763491</text:p>
          </table:table-cell>
          <table:table-cell office:value-type="float" office:value="24.275060287" calcext:value-type="float">
            <text:p>24.275060287</text:p>
          </table:table-cell>
          <table:table-cell office:value-type="float" office:value="25.257367334" calcext:value-type="float">
            <text:p>25.257367334</text:p>
          </table:table-cell>
          <table:table-cell/>
          <table:table-cell office:value-type="float" office:value="0.021430824" calcext:value-type="float">
            <text:p>0.021430824</text:p>
          </table:table-cell>
          <table:table-cell office:value-type="float" office:value="-0.000001946" calcext:value-type="float">
            <text:p>-1.946E-06</text:p>
          </table:table-cell>
          <table:table-cell office:value-type="float" office:value="0.020931529" calcext:value-type="float">
            <text:p>0.020931529</text:p>
          </table:table-cell>
          <table:table-cell office:value-type="float" office:value="0.022541863" calcext:value-type="float">
            <text:p>0.022541863</text:p>
          </table:table-cell>
          <table:table-cell office:value-type="float" office:value="0.019899363" calcext:value-type="float">
            <text:p>0.019899363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<text:s/>2019-12-03 11:04:25</text:p>
          </table:table-cell>
          <table:table-cell office:value-type="float" office:value="24.23546" calcext:value-type="float">
            <text:p>24.23546</text:p>
          </table:table-cell>
          <table:table-cell office:value-type="string" calcext:value-type="string">
            <text:p><text:s/></text:p>
          </table:table-cell>
          <table:table-cell office:value-type="float" office:value="0.13697149" calcext:value-type="float">
            <text:p>0.13697149</text:p>
          </table:table-cell>
          <table:table-cell office:value-type="float" office:value="0.034148101" calcext:value-type="float">
            <text:p>0.034148101</text:p>
          </table:table-cell>
          <table:table-cell office:value-type="float" office:value="0.134339945" calcext:value-type="float">
            <text:p>0.134339945</text:p>
          </table:table-cell>
          <table:table-cell office:value-type="float" office:value="0.142182725" calcext:value-type="float">
            <text:p>0.142182725</text:p>
          </table:table-cell>
          <table:table-cell office:value-type="float" office:value="0.128507033" calcext:value-type="float">
            <text:p>0.12850703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9048" calcext:value-type="float">
            <text:p>0.001119048</text:p>
          </table:table-cell>
          <table:table-cell office:value-type="float" office:value="0.000278988" calcext:value-type="float">
            <text:p>0.000278988</text:p>
          </table:table-cell>
          <table:table-cell office:value-type="float" office:value="0.001097549" calcext:value-type="float">
            <text:p>0.001097549</text:p>
          </table:table-cell>
          <table:table-cell office:value-type="float" office:value="0.001161624" calcext:value-type="float">
            <text:p>0.001161624</text:p>
          </table:table-cell>
          <table:table-cell office:value-type="float" office:value="0.001049894" calcext:value-type="float">
            <text:p>0.00104989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6869" calcext:value-type="float">
            <text:p>0.000846869</text:p>
          </table:table-cell>
          <table:table-cell office:value-type="float" office:value="0.000006809" calcext:value-type="float">
            <text:p>6.809E-06</text:p>
          </table:table-cell>
          <table:table-cell office:value-type="float" office:value="0.00082537" calcext:value-type="float">
            <text:p>0.00082537</text:p>
          </table:table-cell>
          <table:table-cell office:value-type="float" office:value="0.000889445" calcext:value-type="float">
            <text:p>0.000889445</text:p>
          </table:table-cell>
          <table:table-cell office:value-type="float" office:value="0.000777715" calcext:value-type="float">
            <text:p>0.000777715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56371699" calcext:value-type="float">
            <text:p>24.256371699</text:p>
          </table:table-cell>
          <table:table-cell office:value-type="float" office:value="24.235624409" calcext:value-type="float">
            <text:p>24.235624409</text:p>
          </table:table-cell>
          <table:table-cell office:value-type="float" office:value="24.255840721" calcext:value-type="float">
            <text:p>24.255840721</text:p>
          </table:table-cell>
          <table:table-cell office:value-type="float" office:value="24.25742319" calcext:value-type="float">
            <text:p>24.25742319</text:p>
          </table:table-cell>
          <table:table-cell office:value-type="float" office:value="24.254663789" calcext:value-type="float">
            <text:p>24.254663789</text:p>
          </table:table-cell>
          <table:table-cell office:value-type="float" office:value="25.237169737" calcext:value-type="float">
            <text:p>25.237169737</text:p>
          </table:table-cell>
          <table:table-cell/>
          <table:table-cell office:value-type="float" office:value="0.021466497" calcext:value-type="float">
            <text:p>0.021466497</text:p>
          </table:table-cell>
          <table:table-cell office:value-type="float" office:value="0.000172545" calcext:value-type="float">
            <text:p>0.000172545</text:p>
          </table:table-cell>
          <table:table-cell office:value-type="float" office:value="0.020921531" calcext:value-type="float">
            <text:p>0.020921531</text:p>
          </table:table-cell>
          <table:table-cell office:value-type="float" office:value="0.02254569" calcext:value-type="float">
            <text:p>0.02254569</text:p>
          </table:table-cell>
          <table:table-cell office:value-type="float" office:value="0.019713593" calcext:value-type="float">
            <text:p>0.019713593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<text:s/>2019-12-03 11:04:27</text:p>
          </table:table-cell>
          <table:table-cell office:value-type="float" office:value="24.25567" calcext:value-type="float">
            <text:p>24.25567</text:p>
          </table:table-cell>
          <table:table-cell office:value-type="string" calcext:value-type="string">
            <text:p><text:s/></text:p>
          </table:table-cell>
          <table:table-cell office:value-type="float" office:value="0.13707103" calcext:value-type="float">
            <text:p>0.13707103</text:p>
          </table:table-cell>
          <table:table-cell office:value-type="float" office:value="0.035192375" calcext:value-type="float">
            <text:p>0.035192375</text:p>
          </table:table-cell>
          <table:table-cell office:value-type="float" office:value="0.134549157" calcext:value-type="float">
            <text:p>0.134549157</text:p>
          </table:table-cell>
          <table:table-cell office:value-type="float" office:value="0.142173188" calcext:value-type="float">
            <text:p>0.142173188</text:p>
          </table:table-cell>
          <table:table-cell office:value-type="float" office:value="0.128276959" calcext:value-type="float">
            <text:p>0.12827695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9861" calcext:value-type="float">
            <text:p>0.001119861</text:p>
          </table:table-cell>
          <table:table-cell office:value-type="float" office:value="0.000287519" calcext:value-type="float">
            <text:p>0.000287519</text:p>
          </table:table-cell>
          <table:table-cell office:value-type="float" office:value="0.001099258" calcext:value-type="float">
            <text:p>0.001099258</text:p>
          </table:table-cell>
          <table:table-cell office:value-type="float" office:value="0.001161546" calcext:value-type="float">
            <text:p>0.001161546</text:p>
          </table:table-cell>
          <table:table-cell office:value-type="float" office:value="0.001048014" calcext:value-type="float">
            <text:p>0.00104801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7683" calcext:value-type="float">
            <text:p>0.000847683</text:p>
          </table:table-cell>
          <table:table-cell office:value-type="float" office:value="0.000015341" calcext:value-type="float">
            <text:p>1.5341E-05</text:p>
          </table:table-cell>
          <table:table-cell office:value-type="float" office:value="0.000827079" calcext:value-type="float">
            <text:p>0.000827079</text:p>
          </table:table-cell>
          <table:table-cell office:value-type="float" office:value="0.000889367" calcext:value-type="float">
            <text:p>0.000889367</text:p>
          </table:table-cell>
          <table:table-cell office:value-type="float" office:value="0.000775836" calcext:value-type="float">
            <text:p>0.000775836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7660725" calcext:value-type="float">
            <text:p>24.27660725</text:p>
          </table:table-cell>
          <table:table-cell office:value-type="float" office:value="24.256050965" calcext:value-type="float">
            <text:p>24.256050965</text:p>
          </table:table-cell>
          <table:table-cell office:value-type="float" office:value="24.276098411" calcext:value-type="float">
            <text:p>24.276098411</text:p>
          </table:table-cell>
          <table:table-cell office:value-type="float" office:value="24.277636714" calcext:value-type="float">
            <text:p>24.277636714</text:p>
          </table:table-cell>
          <table:table-cell office:value-type="float" office:value="24.274832866" calcext:value-type="float">
            <text:p>24.274832866</text:p>
          </table:table-cell>
          <table:table-cell office:value-type="float" office:value="25.257367334" calcext:value-type="float">
            <text:p>25.257367334</text:p>
          </table:table-cell>
          <table:table-cell/>
          <table:table-cell office:value-type="float" office:value="0.021487111" calcext:value-type="float">
            <text:p>0.021487111</text:p>
          </table:table-cell>
          <table:table-cell office:value-type="float" office:value="0.000388809" calcext:value-type="float">
            <text:p>0.000388809</text:p>
          </table:table-cell>
          <table:table-cell office:value-type="float" office:value="0.020964856" calcext:value-type="float">
            <text:p>0.020964856</text:p>
          </table:table-cell>
          <table:table-cell office:value-type="float" office:value="0.022543715" calcext:value-type="float">
            <text:p>0.022543715</text:p>
          </table:table-cell>
          <table:table-cell office:value-type="float" office:value="0.019665947" calcext:value-type="float">
            <text:p>0.019665947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<text:s/>2019-12-03 11:04:28</text:p>
          </table:table-cell>
          <table:table-cell office:value-type="float" office:value="24.24051" calcext:value-type="float">
            <text:p>24.24051</text:p>
          </table:table-cell>
          <table:table-cell office:value-type="string" calcext:value-type="string">
            <text:p><text:s/></text:p>
          </table:table-cell>
          <table:table-cell office:value-type="float" office:value="0.136973278" calcext:value-type="float">
            <text:p>0.136973278</text:p>
          </table:table-cell>
          <table:table-cell office:value-type="float" office:value="0.033633117" calcext:value-type="float">
            <text:p>0.033633117</text:p>
          </table:table-cell>
          <table:table-cell office:value-type="float" office:value="0.135018842" calcext:value-type="float">
            <text:p>0.135018842</text:p>
          </table:table-cell>
          <table:table-cell office:value-type="float" office:value="0.142048614" calcext:value-type="float">
            <text:p>0.142048614</text:p>
          </table:table-cell>
          <table:table-cell office:value-type="float" office:value="0.128722206" calcext:value-type="float">
            <text:p>0.12872220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9063" calcext:value-type="float">
            <text:p>0.001119063</text:p>
          </table:table-cell>
          <table:table-cell office:value-type="float" office:value="0.00027478" calcext:value-type="float">
            <text:p>0.00027478</text:p>
          </table:table-cell>
          <table:table-cell office:value-type="float" office:value="0.001103095" calcext:value-type="float">
            <text:p>0.001103095</text:p>
          </table:table-cell>
          <table:table-cell office:value-type="float" office:value="0.001160528" calcext:value-type="float">
            <text:p>0.001160528</text:p>
          </table:table-cell>
          <table:table-cell office:value-type="float" office:value="0.001051652" calcext:value-type="float">
            <text:p>0.00105165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6884" calcext:value-type="float">
            <text:p>0.000846884</text:p>
          </table:table-cell>
          <table:table-cell office:value-type="float" office:value="0.000002602" calcext:value-type="float">
            <text:p>2.602E-06</text:p>
          </table:table-cell>
          <table:table-cell office:value-type="float" office:value="0.000830916" calcext:value-type="float">
            <text:p>0.000830916</text:p>
          </table:table-cell>
          <table:table-cell office:value-type="float" office:value="0.000888349" calcext:value-type="float">
            <text:p>0.000888349</text:p>
          </table:table-cell>
          <table:table-cell office:value-type="float" office:value="0.000779473" calcext:value-type="float">
            <text:p>0.000779473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61425926" calcext:value-type="float">
            <text:p>24.261425926</text:p>
          </table:table-cell>
          <table:table-cell office:value-type="float" office:value="24.240574459" calcext:value-type="float">
            <text:p>24.240574459</text:p>
          </table:table-cell>
          <table:table-cell office:value-type="float" office:value="24.261031573" calcext:value-type="float">
            <text:p>24.261031573</text:p>
          </table:table-cell>
          <table:table-cell office:value-type="float" office:value="24.262449992" calcext:value-type="float">
            <text:p>24.262449992</text:p>
          </table:table-cell>
          <table:table-cell office:value-type="float" office:value="24.25976108" calcext:value-type="float">
            <text:p>24.25976108</text:p>
          </table:table-cell>
          <table:table-cell office:value-type="float" office:value="25.242219135" calcext:value-type="float">
            <text:p>25.242219135</text:p>
          </table:table-cell>
          <table:table-cell/>
          <table:table-cell office:value-type="float" office:value="0.021466867" calcext:value-type="float">
            <text:p>0.021466867</text:p>
          </table:table-cell>
          <table:table-cell office:value-type="float" office:value="0.000065895" calcext:value-type="float">
            <text:p>6.5895E-05</text:p>
          </table:table-cell>
          <table:table-cell office:value-type="float" office:value="0.021062123" calcext:value-type="float">
            <text:p>0.021062123</text:p>
          </table:table-cell>
          <table:table-cell office:value-type="float" office:value="0.022517917" calcext:value-type="float">
            <text:p>0.022517917</text:p>
          </table:table-cell>
          <table:table-cell office:value-type="float" office:value="0.019758153" calcext:value-type="float">
            <text:p>0.019758153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<text:s/>2019-12-03 11:04:29</text:p>
          </table:table-cell>
          <table:table-cell office:value-type="float" office:value="24.25062" calcext:value-type="float">
            <text:p>24.25062</text:p>
          </table:table-cell>
          <table:table-cell office:value-type="string" calcext:value-type="string">
            <text:p><text:s/></text:p>
          </table:table-cell>
          <table:table-cell office:value-type="float" office:value="0.137061493" calcext:value-type="float">
            <text:p>0.137061493</text:p>
          </table:table-cell>
          <table:table-cell office:value-type="float" office:value="0.033350591" calcext:value-type="float">
            <text:p>0.033350591</text:p>
          </table:table-cell>
          <table:table-cell office:value-type="float" office:value="0.134615914" calcext:value-type="float">
            <text:p>0.134615914</text:p>
          </table:table-cell>
          <table:table-cell office:value-type="float" office:value="0.141836422" calcext:value-type="float">
            <text:p>0.141836422</text:p>
          </table:table-cell>
          <table:table-cell office:value-type="float" office:value="0.129365936" calcext:value-type="float">
            <text:p>0.12936593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9783" calcext:value-type="float">
            <text:p>0.001119783</text:p>
          </table:table-cell>
          <table:table-cell office:value-type="float" office:value="0.000272472" calcext:value-type="float">
            <text:p>0.000272472</text:p>
          </table:table-cell>
          <table:table-cell office:value-type="float" office:value="0.001099803" calcext:value-type="float">
            <text:p>0.001099803</text:p>
          </table:table-cell>
          <table:table-cell office:value-type="float" office:value="0.001158794" calcext:value-type="float">
            <text:p>0.001158794</text:p>
          </table:table-cell>
          <table:table-cell office:value-type="float" office:value="0.001056911" calcext:value-type="float">
            <text:p>0.00105691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7605" calcext:value-type="float">
            <text:p>0.000847605</text:p>
          </table:table-cell>
          <table:table-cell office:value-type="float" office:value="0.000000293" calcext:value-type="float">
            <text:p>2.93E-07</text:p>
          </table:table-cell>
          <table:table-cell office:value-type="float" office:value="0.000827624" calcext:value-type="float">
            <text:p>0.000827624</text:p>
          </table:table-cell>
          <table:table-cell office:value-type="float" office:value="0.000886615" calcext:value-type="float">
            <text:p>0.000886615</text:p>
          </table:table-cell>
          <table:table-cell office:value-type="float" office:value="0.000784732" calcext:value-type="float">
            <text:p>0.000784732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71551459" calcext:value-type="float">
            <text:p>24.271551459</text:p>
          </table:table-cell>
          <table:table-cell office:value-type="float" office:value="24.250625378" calcext:value-type="float">
            <text:p>24.250625378</text:p>
          </table:table-cell>
          <table:table-cell office:value-type="float" office:value="24.271058011" calcext:value-type="float">
            <text:p>24.271058011</text:p>
          </table:table-cell>
          <table:table-cell office:value-type="float" office:value="24.272514902" calcext:value-type="float">
            <text:p>24.272514902</text:p>
          </table:table-cell>
          <table:table-cell office:value-type="float" office:value="24.269998715" calcext:value-type="float">
            <text:p>24.269998715</text:p>
          </table:table-cell>
          <table:table-cell office:value-type="float" office:value="25.252317933" calcext:value-type="float">
            <text:p>25.252317933</text:p>
          </table:table-cell>
          <table:table-cell/>
          <table:table-cell office:value-type="float" office:value="0.021485136" calcext:value-type="float">
            <text:p>0.021485136</text:p>
          </table:table-cell>
          <table:table-cell office:value-type="float" office:value="0.000007385" calcext:value-type="float">
            <text:p>7.385E-06</text:p>
          </table:table-cell>
          <table:table-cell office:value-type="float" office:value="0.020978681" calcext:value-type="float">
            <text:p>0.020978681</text:p>
          </table:table-cell>
          <table:table-cell office:value-type="float" office:value="0.022473974" calcext:value-type="float">
            <text:p>0.022473974</text:p>
          </table:table-cell>
          <table:table-cell office:value-type="float" office:value="0.019891463" calcext:value-type="float">
            <text:p>0.019891463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<text:s/>2019-12-03 11:04:30</text:p>
          </table:table-cell>
          <table:table-cell office:value-type="float" office:value="24.24051" calcext:value-type="float">
            <text:p>24.24051</text:p>
          </table:table-cell>
          <table:table-cell office:value-type="string" calcext:value-type="string">
            <text:p><text:s/></text:p>
          </table:table-cell>
          <table:table-cell office:value-type="float" office:value="0.137115733" calcext:value-type="float">
            <text:p>0.137115733</text:p>
          </table:table-cell>
          <table:table-cell office:value-type="float" office:value="0.033307676" calcext:value-type="float">
            <text:p>0.033307676</text:p>
          </table:table-cell>
          <table:table-cell office:value-type="float" office:value="0.134515778" calcext:value-type="float">
            <text:p>0.134515778</text:p>
          </table:table-cell>
          <table:table-cell office:value-type="float" office:value="0.141565221" calcext:value-type="float">
            <text:p>0.141565221</text:p>
          </table:table-cell>
          <table:table-cell office:value-type="float" office:value="0.129449979" calcext:value-type="float">
            <text:p>0.12944997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0227" calcext:value-type="float">
            <text:p>0.001120227</text:p>
          </table:table-cell>
          <table:table-cell office:value-type="float" office:value="0.000272122" calcext:value-type="float">
            <text:p>0.000272122</text:p>
          </table:table-cell>
          <table:table-cell office:value-type="float" office:value="0.001098985" calcext:value-type="float">
            <text:p>0.001098985</text:p>
          </table:table-cell>
          <table:table-cell office:value-type="float" office:value="0.001156579" calcext:value-type="float">
            <text:p>0.001156579</text:p>
          </table:table-cell>
          <table:table-cell office:value-type="float" office:value="0.001057598" calcext:value-type="float">
            <text:p>0.00105759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8048" calcext:value-type="float">
            <text:p>0.000848048</text:p>
          </table:table-cell>
          <table:table-cell office:value-type="float" office:value="-0.000000057" calcext:value-type="float">
            <text:p>-5.7E-08</text:p>
          </table:table-cell>
          <table:table-cell office:value-type="float" office:value="0.000826806" calcext:value-type="float">
            <text:p>0.000826806</text:p>
          </table:table-cell>
          <table:table-cell office:value-type="float" office:value="0.0008844" calcext:value-type="float">
            <text:p>0.0008844</text:p>
          </table:table-cell>
          <table:table-cell office:value-type="float" office:value="0.000785419" calcext:value-type="float">
            <text:p>0.000785419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61454669" calcext:value-type="float">
            <text:p>24.261454669</text:p>
          </table:table-cell>
          <table:table-cell office:value-type="float" office:value="24.240508793" calcext:value-type="float">
            <text:p>24.240508793</text:p>
          </table:table-cell>
          <table:table-cell office:value-type="float" office:value="24.260930068" calcext:value-type="float">
            <text:p>24.260930068</text:p>
          </table:table-cell>
          <table:table-cell office:value-type="float" office:value="24.262352456" calcext:value-type="float">
            <text:p>24.262352456</text:p>
          </table:table-cell>
          <table:table-cell office:value-type="float" office:value="24.259907925" calcext:value-type="float">
            <text:p>24.259907925</text:p>
          </table:table-cell>
          <table:table-cell office:value-type="float" office:value="25.242219135" calcext:value-type="float">
            <text:p>25.242219135</text:p>
          </table:table-cell>
          <table:table-cell/>
          <table:table-cell office:value-type="float" office:value="0.021496368" calcext:value-type="float">
            <text:p>0.021496368</text:p>
          </table:table-cell>
          <table:table-cell office:value-type="float" office:value="-0.000001453" calcext:value-type="float">
            <text:p>-1.453E-06</text:p>
          </table:table-cell>
          <table:table-cell office:value-type="float" office:value="0.020957944" calcext:value-type="float">
            <text:p>0.020957944</text:p>
          </table:table-cell>
          <table:table-cell office:value-type="float" office:value="0.022417811" calcext:value-type="float">
            <text:p>0.022417811</text:p>
          </table:table-cell>
          <table:table-cell office:value-type="float" office:value="0.019908868" calcext:value-type="float">
            <text:p>0.019908868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2019-12-03 11:04:32</text:p>
          </table:table-cell>
          <table:table-cell office:value-type="float" office:value="24.24051" calcext:value-type="float">
            <text:p>24.24051</text:p>
          </table:table-cell>
          <table:table-cell office:value-type="string" calcext:value-type="string">
            <text:p><text:s/></text:p>
          </table:table-cell>
          <table:table-cell office:value-type="float" office:value="0.137185471" calcext:value-type="float">
            <text:p>0.137185471</text:p>
          </table:table-cell>
          <table:table-cell office:value-type="float" office:value="0.033244495" calcext:value-type="float">
            <text:p>0.033244495</text:p>
          </table:table-cell>
          <table:table-cell office:value-type="float" office:value="0.13436021" calcext:value-type="float">
            <text:p>0.13436021</text:p>
          </table:table-cell>
          <table:table-cell office:value-type="float" office:value="0.141465085" calcext:value-type="float">
            <text:p>0.141465085</text:p>
          </table:table-cell>
          <table:table-cell office:value-type="float" office:value="0.129457132" calcext:value-type="float">
            <text:p>0.12945713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0796" calcext:value-type="float">
            <text:p>0.001120796</text:p>
          </table:table-cell>
          <table:table-cell office:value-type="float" office:value="0.000271605" calcext:value-type="float">
            <text:p>0.000271605</text:p>
          </table:table-cell>
          <table:table-cell office:value-type="float" office:value="0.001097714" calcext:value-type="float">
            <text:p>0.001097714</text:p>
          </table:table-cell>
          <table:table-cell office:value-type="float" office:value="0.00115576" calcext:value-type="float">
            <text:p>0.00115576</text:p>
          </table:table-cell>
          <table:table-cell office:value-type="float" office:value="0.001057656" calcext:value-type="float">
            <text:p>0.00105765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8617" calcext:value-type="float">
            <text:p>0.000848617</text:p>
          </table:table-cell>
          <table:table-cell office:value-type="float" office:value="-0.000000573" calcext:value-type="float">
            <text:p>-5.73E-07</text:p>
          </table:table-cell>
          <table:table-cell office:value-type="float" office:value="0.000825535" calcext:value-type="float">
            <text:p>0.000825535</text:p>
          </table:table-cell>
          <table:table-cell office:value-type="float" office:value="0.000883582" calcext:value-type="float">
            <text:p>0.000883582</text:p>
          </table:table-cell>
          <table:table-cell office:value-type="float" office:value="0.000785477" calcext:value-type="float">
            <text:p>0.000785477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61468741" calcext:value-type="float">
            <text:p>24.261468741</text:p>
          </table:table-cell>
          <table:table-cell office:value-type="float" office:value="24.240496044" calcext:value-type="float">
            <text:p>24.240496044</text:p>
          </table:table-cell>
          <table:table-cell office:value-type="float" office:value="24.260898679" calcext:value-type="float">
            <text:p>24.260898679</text:p>
          </table:table-cell>
          <table:table-cell office:value-type="float" office:value="24.262332251" calcext:value-type="float">
            <text:p>24.262332251</text:p>
          </table:table-cell>
          <table:table-cell office:value-type="float" office:value="24.259909368" calcext:value-type="float">
            <text:p>24.259909368</text:p>
          </table:table-cell>
          <table:table-cell office:value-type="float" office:value="25.242219135" calcext:value-type="float">
            <text:p>25.242219135</text:p>
          </table:table-cell>
          <table:table-cell/>
          <table:table-cell office:value-type="float" office:value="0.02151081" calcext:value-type="float">
            <text:p>0.02151081</text:p>
          </table:table-cell>
          <table:table-cell office:value-type="float" office:value="-0.000014537" calcext:value-type="float">
            <text:p>-1.4537E-05</text:p>
          </table:table-cell>
          <table:table-cell office:value-type="float" office:value="0.020925727" calcext:value-type="float">
            <text:p>0.020925727</text:p>
          </table:table-cell>
          <table:table-cell office:value-type="float" office:value="0.022397074" calcext:value-type="float">
            <text:p>0.022397074</text:p>
          </table:table-cell>
          <table:table-cell office:value-type="float" office:value="0.019910349" calcext:value-type="float">
            <text:p>0.019910349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<text:s/>2019-12-03 11:04:33</text:p>
          </table:table-cell>
          <table:table-cell office:value-type="float" office:value="24.2304" calcext:value-type="float">
            <text:p>24.2304</text:p>
          </table:table-cell>
          <table:table-cell office:value-type="string" calcext:value-type="string">
            <text:p><text:s/></text:p>
          </table:table-cell>
          <table:table-cell office:value-type="float" office:value="0.137234347" calcext:value-type="float">
            <text:p>0.137234347</text:p>
          </table:table-cell>
          <table:table-cell office:value-type="float" office:value="0.033333306" calcext:value-type="float">
            <text:p>0.033333306</text:p>
          </table:table-cell>
          <table:table-cell office:value-type="float" office:value="0.134167091" calcext:value-type="float">
            <text:p>0.134167091</text:p>
          </table:table-cell>
          <table:table-cell office:value-type="float" office:value="0.141415613" calcext:value-type="float">
            <text:p>0.141415613</text:p>
          </table:table-cell>
          <table:table-cell office:value-type="float" office:value="0.128999368" calcext:value-type="float">
            <text:p>0.12899936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1196" calcext:value-type="float">
            <text:p>0.001121196</text:p>
          </table:table-cell>
          <table:table-cell office:value-type="float" office:value="0.000272331" calcext:value-type="float">
            <text:p>0.000272331</text:p>
          </table:table-cell>
          <table:table-cell office:value-type="float" office:value="0.001096136" calcext:value-type="float">
            <text:p>0.001096136</text:p>
          </table:table-cell>
          <table:table-cell office:value-type="float" office:value="0.001155356" calcext:value-type="float">
            <text:p>0.001155356</text:p>
          </table:table-cell>
          <table:table-cell office:value-type="float" office:value="0.001053916" calcext:value-type="float">
            <text:p>0.00105391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9017" calcext:value-type="float">
            <text:p>0.000849017</text:p>
          </table:table-cell>
          <table:table-cell office:value-type="float" office:value="0.000000152" calcext:value-type="float">
            <text:p>1.52E-07</text:p>
          </table:table-cell>
          <table:table-cell office:value-type="float" office:value="0.000823958" calcext:value-type="float">
            <text:p>0.000823958</text:p>
          </table:table-cell>
          <table:table-cell office:value-type="float" office:value="0.000883177" calcext:value-type="float">
            <text:p>0.000883177</text:p>
          </table:table-cell>
          <table:table-cell office:value-type="float" office:value="0.000781738" calcext:value-type="float">
            <text:p>0.000781738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5137087" calcext:value-type="float">
            <text:p>24.25137087</text:p>
          </table:table-cell>
          <table:table-cell office:value-type="float" office:value="24.23040604" calcext:value-type="float">
            <text:p>24.23040604</text:p>
          </table:table-cell>
          <table:table-cell office:value-type="float" office:value="24.250751975" calcext:value-type="float">
            <text:p>24.250751975</text:p>
          </table:table-cell>
          <table:table-cell office:value-type="float" office:value="24.252214545" calcext:value-type="float">
            <text:p>24.252214545</text:p>
          </table:table-cell>
          <table:table-cell office:value-type="float" office:value="24.249709256" calcext:value-type="float">
            <text:p>24.249709256</text:p>
          </table:table-cell>
          <table:table-cell office:value-type="float" office:value="25.23212034" calcext:value-type="float">
            <text:p>25.23212034</text:p>
          </table:table-cell>
          <table:table-cell/>
          <table:table-cell office:value-type="float" office:value="0.021520932" calcext:value-type="float">
            <text:p>0.021520932</text:p>
          </table:table-cell>
          <table:table-cell office:value-type="float" office:value="0.000003805" calcext:value-type="float">
            <text:p>3.805E-06</text:p>
          </table:table-cell>
          <table:table-cell office:value-type="float" office:value="0.020885734" calcext:value-type="float">
            <text:p>0.020885734</text:p>
          </table:table-cell>
          <table:table-cell office:value-type="float" office:value="0.022386829" calcext:value-type="float">
            <text:p>0.022386829</text:p>
          </table:table-cell>
          <table:table-cell office:value-type="float" office:value="0.01981555" calcext:value-type="float">
            <text:p>0.01981555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<text:s/>2019-12-03 11:04:34</text:p>
          </table:table-cell>
          <table:table-cell office:value-type="float" office:value="24.24051" calcext:value-type="float">
            <text:p>24.24051</text:p>
          </table:table-cell>
          <table:table-cell office:value-type="string" calcext:value-type="string">
            <text:p><text:s/></text:p>
          </table:table-cell>
          <table:table-cell office:value-type="float" office:value="0.137230174" calcext:value-type="float">
            <text:p>0.137230174</text:p>
          </table:table-cell>
          <table:table-cell office:value-type="float" office:value="0.035256748" calcext:value-type="float">
            <text:p>0.035256748</text:p>
          </table:table-cell>
          <table:table-cell office:value-type="float" office:value="0.134778635" calcext:value-type="float">
            <text:p>0.134778635</text:p>
          </table:table-cell>
          <table:table-cell office:value-type="float" office:value="0.141285079" calcext:value-type="float">
            <text:p>0.141285079</text:p>
          </table:table-cell>
          <table:table-cell office:value-type="float" office:value="0.128076092" calcext:value-type="float">
            <text:p>0.12807609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1162" calcext:value-type="float">
            <text:p>0.001121162</text:p>
          </table:table-cell>
          <table:table-cell office:value-type="float" office:value="0.000288045" calcext:value-type="float">
            <text:p>0.000288045</text:p>
          </table:table-cell>
          <table:table-cell office:value-type="float" office:value="0.001101133" calcext:value-type="float">
            <text:p>0.001101133</text:p>
          </table:table-cell>
          <table:table-cell office:value-type="float" office:value="0.00115429" calcext:value-type="float">
            <text:p>0.00115429</text:p>
          </table:table-cell>
          <table:table-cell office:value-type="float" office:value="0.001046373" calcext:value-type="float">
            <text:p>0.00104637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8983" calcext:value-type="float">
            <text:p>0.000848983</text:p>
          </table:table-cell>
          <table:table-cell office:value-type="float" office:value="0.000015866" calcext:value-type="float">
            <text:p>1.5866E-05</text:p>
          </table:table-cell>
          <table:table-cell office:value-type="float" office:value="0.000828954" calcext:value-type="float">
            <text:p>0.000828954</text:p>
          </table:table-cell>
          <table:table-cell office:value-type="float" office:value="0.000882111" calcext:value-type="float">
            <text:p>0.000882111</text:p>
          </table:table-cell>
          <table:table-cell office:value-type="float" office:value="0.000774194" calcext:value-type="float">
            <text:p>0.000774194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61477761" calcext:value-type="float">
            <text:p>24.261477761</text:p>
          </table:table-cell>
          <table:table-cell office:value-type="float" office:value="24.24090207" calcext:value-type="float">
            <text:p>24.24090207</text:p>
          </table:table-cell>
          <table:table-cell office:value-type="float" office:value="24.260983106" calcext:value-type="float">
            <text:p>24.260983106</text:p>
          </table:table-cell>
          <table:table-cell office:value-type="float" office:value="24.262295931" calcext:value-type="float">
            <text:p>24.262295931</text:p>
          </table:table-cell>
          <table:table-cell office:value-type="float" office:value="24.259630711" calcext:value-type="float">
            <text:p>24.259630711</text:p>
          </table:table-cell>
          <table:table-cell office:value-type="float" office:value="25.242219135" calcext:value-type="float">
            <text:p>25.242219135</text:p>
          </table:table-cell>
          <table:table-cell/>
          <table:table-cell office:value-type="float" office:value="0.021520068" calcext:value-type="float">
            <text:p>0.021520068</text:p>
          </table:table-cell>
          <table:table-cell office:value-type="float" office:value="0.000402141" calcext:value-type="float">
            <text:p>0.000402141</text:p>
          </table:table-cell>
          <table:table-cell office:value-type="float" office:value="0.021012379" calcext:value-type="float">
            <text:p>0.021012379</text:p>
          </table:table-cell>
          <table:table-cell office:value-type="float" office:value="0.022359796" calcext:value-type="float">
            <text:p>0.022359796</text:p>
          </table:table-cell>
          <table:table-cell office:value-type="float" office:value="0.019624349" calcext:value-type="float">
            <text:p>0.019624349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<text:s/>2019-12-03 11:04:36</text:p>
          </table:table-cell>
          <table:table-cell office:value-type="float" office:value="24.23546" calcext:value-type="float">
            <text:p>24.23546</text:p>
          </table:table-cell>
          <table:table-cell office:value-type="string" calcext:value-type="string">
            <text:p><text:s/></text:p>
          </table:table-cell>
          <table:table-cell office:value-type="float" office:value="0.137299912" calcext:value-type="float">
            <text:p>0.137299912</text:p>
          </table:table-cell>
          <table:table-cell office:value-type="float" office:value="0.034911637" calcext:value-type="float">
            <text:p>0.034911637</text:p>
          </table:table-cell>
          <table:table-cell office:value-type="float" office:value="0.134938375" calcext:value-type="float">
            <text:p>0.134938375</text:p>
          </table:table-cell>
          <table:table-cell office:value-type="float" office:value="0.141196864" calcext:value-type="float">
            <text:p>0.141196864</text:p>
          </table:table-cell>
          <table:table-cell office:value-type="float" office:value="0.128046289" calcext:value-type="float">
            <text:p>0.12804628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1731" calcext:value-type="float">
            <text:p>0.001121731</text:p>
          </table:table-cell>
          <table:table-cell office:value-type="float" office:value="0.000285226" calcext:value-type="float">
            <text:p>0.000285226</text:p>
          </table:table-cell>
          <table:table-cell office:value-type="float" office:value="0.001102438" calcext:value-type="float">
            <text:p>0.001102438</text:p>
          </table:table-cell>
          <table:table-cell office:value-type="float" office:value="0.001153569" calcext:value-type="float">
            <text:p>0.001153569</text:p>
          </table:table-cell>
          <table:table-cell office:value-type="float" office:value="0.00104613" calcext:value-type="float">
            <text:p>0.0010461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9552" calcext:value-type="float">
            <text:p>0.000849552</text:p>
          </table:table-cell>
          <table:table-cell office:value-type="float" office:value="0.000013047" calcext:value-type="float">
            <text:p>1.3047E-05</text:p>
          </table:table-cell>
          <table:table-cell office:value-type="float" office:value="0.000830259" calcext:value-type="float">
            <text:p>0.000830259</text:p>
          </table:table-cell>
          <table:table-cell office:value-type="float" office:value="0.00088139" calcext:value-type="float">
            <text:p>0.00088139</text:p>
          </table:table-cell>
          <table:table-cell office:value-type="float" office:value="0.000773951" calcext:value-type="float">
            <text:p>0.000773951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56437966" calcext:value-type="float">
            <text:p>24.256437966</text:p>
          </table:table-cell>
          <table:table-cell office:value-type="float" office:value="24.235778474" calcext:value-type="float">
            <text:p>24.235778474</text:p>
          </table:table-cell>
          <table:table-cell office:value-type="float" office:value="24.255961469" calcext:value-type="float">
            <text:p>24.255961469</text:p>
          </table:table-cell>
          <table:table-cell office:value-type="float" office:value="24.257224269" calcext:value-type="float">
            <text:p>24.257224269</text:p>
          </table:table-cell>
          <table:table-cell office:value-type="float" office:value="24.254570823" calcext:value-type="float">
            <text:p>24.254570823</text:p>
          </table:table-cell>
          <table:table-cell office:value-type="float" office:value="25.237169737" calcext:value-type="float">
            <text:p>25.237169737</text:p>
          </table:table-cell>
          <table:table-cell/>
          <table:table-cell office:value-type="float" office:value="0.02153451" calcext:value-type="float">
            <text:p>0.02153451</text:p>
          </table:table-cell>
          <table:table-cell office:value-type="float" office:value="0.00033067" calcext:value-type="float">
            <text:p>0.00033067</text:p>
          </table:table-cell>
          <table:table-cell office:value-type="float" office:value="0.02104546" calcext:value-type="float">
            <text:p>0.02104546</text:p>
          </table:table-cell>
          <table:table-cell office:value-type="float" office:value="0.022341528" calcext:value-type="float">
            <text:p>0.022341528</text:p>
          </table:table-cell>
          <table:table-cell office:value-type="float" office:value="0.019618177" calcext:value-type="float">
            <text:p>0.019618177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<text:s/>2019-12-03 11:04:37</text:p>
          </table:table-cell>
          <table:table-cell office:value-type="float" office:value="24.23546" calcext:value-type="float">
            <text:p>24.23546</text:p>
          </table:table-cell>
          <table:table-cell office:value-type="string" calcext:value-type="string">
            <text:p><text:s/></text:p>
          </table:table-cell>
          <table:table-cell office:value-type="float" office:value="0.137267129" calcext:value-type="float">
            <text:p>0.137267129</text:p>
          </table:table-cell>
          <table:table-cell office:value-type="float" office:value="0.034307842" calcext:value-type="float">
            <text:p>0.034307842</text:p>
          </table:table-cell>
          <table:table-cell office:value-type="float" office:value="0.13497235" calcext:value-type="float">
            <text:p>0.13497235</text:p>
          </table:table-cell>
          <table:table-cell office:value-type="float" office:value="0.141067522" calcext:value-type="float">
            <text:p>0.141067522</text:p>
          </table:table-cell>
          <table:table-cell office:value-type="float" office:value="0.128172651" calcext:value-type="float">
            <text:p>0.12817265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1463" calcext:value-type="float">
            <text:p>0.001121463</text:p>
          </table:table-cell>
          <table:table-cell office:value-type="float" office:value="0.000280293" calcext:value-type="float">
            <text:p>0.000280293</text:p>
          </table:table-cell>
          <table:table-cell office:value-type="float" office:value="0.001102715" calcext:value-type="float">
            <text:p>0.001102715</text:p>
          </table:table-cell>
          <table:table-cell office:value-type="float" office:value="0.001152512" calcext:value-type="float">
            <text:p>0.001152512</text:p>
          </table:table-cell>
          <table:table-cell office:value-type="float" office:value="0.001047162" calcext:value-type="float">
            <text:p>0.00104716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9285" calcext:value-type="float">
            <text:p>0.000849285</text:p>
          </table:table-cell>
          <table:table-cell office:value-type="float" office:value="0.000008114" calcext:value-type="float">
            <text:p>8.114E-06</text:p>
          </table:table-cell>
          <table:table-cell office:value-type="float" office:value="0.000830536" calcext:value-type="float">
            <text:p>0.000830536</text:p>
          </table:table-cell>
          <table:table-cell office:value-type="float" office:value="0.000880334" calcext:value-type="float">
            <text:p>0.000880334</text:p>
          </table:table-cell>
          <table:table-cell office:value-type="float" office:value="0.000774983" calcext:value-type="float">
            <text:p>0.000774983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56431351" calcext:value-type="float">
            <text:p>24.256431351</text:p>
          </table:table-cell>
          <table:table-cell office:value-type="float" office:value="24.235656642" calcext:value-type="float">
            <text:p>24.235656642</text:p>
          </table:table-cell>
          <table:table-cell office:value-type="float" office:value="24.255968324" calcext:value-type="float">
            <text:p>24.255968324</text:p>
          </table:table-cell>
          <table:table-cell office:value-type="float" office:value="24.257198171" calcext:value-type="float">
            <text:p>24.257198171</text:p>
          </table:table-cell>
          <table:table-cell office:value-type="float" office:value="24.25459632" calcext:value-type="float">
            <text:p>24.25459632</text:p>
          </table:table-cell>
          <table:table-cell office:value-type="float" office:value="25.237169737" calcext:value-type="float">
            <text:p>25.237169737</text:p>
          </table:table-cell>
          <table:table-cell/>
          <table:table-cell office:value-type="float" office:value="0.021527721" calcext:value-type="float">
            <text:p>0.021527721</text:p>
          </table:table-cell>
          <table:table-cell office:value-type="float" office:value="0.000205627" calcext:value-type="float">
            <text:p>0.000205627</text:p>
          </table:table-cell>
          <table:table-cell office:value-type="float" office:value="0.021052495" calcext:value-type="float">
            <text:p>0.021052495</text:p>
          </table:table-cell>
          <table:table-cell office:value-type="float" office:value="0.022314743" calcext:value-type="float">
            <text:p>0.022314743</text:p>
          </table:table-cell>
          <table:table-cell office:value-type="float" office:value="0.019644345" calcext:value-type="float">
            <text:p>0.019644345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<text:s/>2019-12-03 11:04:38</text:p>
          </table:table-cell>
          <table:table-cell office:value-type="float" office:value="24.2304" calcext:value-type="float">
            <text:p>24.2304</text:p>
          </table:table-cell>
          <table:table-cell office:value-type="string" calcext:value-type="string">
            <text:p><text:s/></text:p>
          </table:table-cell>
          <table:table-cell office:value-type="float" office:value="0.137218849" calcext:value-type="float">
            <text:p>0.137218849</text:p>
          </table:table-cell>
          <table:table-cell office:value-type="float" office:value="0.03372014" calcext:value-type="float">
            <text:p>0.03372014</text:p>
          </table:table-cell>
          <table:table-cell office:value-type="float" office:value="0.135041491" calcext:value-type="float">
            <text:p>0.135041491</text:p>
          </table:table-cell>
          <table:table-cell office:value-type="float" office:value="0.140706914" calcext:value-type="float">
            <text:p>0.140706914</text:p>
          </table:table-cell>
          <table:table-cell office:value-type="float" office:value="0.128748432" calcext:value-type="float">
            <text:p>0.12874843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1069" calcext:value-type="float">
            <text:p>0.001121069</text:p>
          </table:table-cell>
          <table:table-cell office:value-type="float" office:value="0.000275491" calcext:value-type="float">
            <text:p>0.000275491</text:p>
          </table:table-cell>
          <table:table-cell office:value-type="float" office:value="0.00110328" calcext:value-type="float">
            <text:p>0.00110328</text:p>
          </table:table-cell>
          <table:table-cell office:value-type="float" office:value="0.001149566" calcext:value-type="float">
            <text:p>0.001149566</text:p>
          </table:table-cell>
          <table:table-cell office:value-type="float" office:value="0.001051866" calcext:value-type="float">
            <text:p>0.00105186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889" calcext:value-type="float">
            <text:p>0.00084889</text:p>
          </table:table-cell>
          <table:table-cell office:value-type="float" office:value="0.000003312" calcext:value-type="float">
            <text:p>3.312E-06</text:p>
          </table:table-cell>
          <table:table-cell office:value-type="float" office:value="0.000831101" calcext:value-type="float">
            <text:p>0.000831101</text:p>
          </table:table-cell>
          <table:table-cell office:value-type="float" office:value="0.000877387" calcext:value-type="float">
            <text:p>0.000877387</text:p>
          </table:table-cell>
          <table:table-cell office:value-type="float" office:value="0.000779687" calcext:value-type="float">
            <text:p>0.000779687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51367743" calcext:value-type="float">
            <text:p>24.251367743</text:p>
          </table:table-cell>
          <table:table-cell office:value-type="float" office:value="24.230484094" calcext:value-type="float">
            <text:p>24.230484094</text:p>
          </table:table-cell>
          <table:table-cell office:value-type="float" office:value="24.250928407" calcext:value-type="float">
            <text:p>24.250928407</text:p>
          </table:table-cell>
          <table:table-cell office:value-type="float" office:value="24.252071547" calcext:value-type="float">
            <text:p>24.252071547</text:p>
          </table:table-cell>
          <table:table-cell office:value-type="float" office:value="24.249658624" calcext:value-type="float">
            <text:p>24.249658624</text:p>
          </table:table-cell>
          <table:table-cell office:value-type="float" office:value="25.23212034" calcext:value-type="float">
            <text:p>25.23212034</text:p>
          </table:table-cell>
          <table:table-cell/>
          <table:table-cell office:value-type="float" office:value="0.021517722" calcext:value-type="float">
            <text:p>0.021517722</text:p>
          </table:table-cell>
          <table:table-cell office:value-type="float" office:value="0.000083917" calcext:value-type="float">
            <text:p>8.3917E-05</text:p>
          </table:table-cell>
          <table:table-cell office:value-type="float" office:value="0.021066814" calcext:value-type="float">
            <text:p>0.021066814</text:p>
          </table:table-cell>
          <table:table-cell office:value-type="float" office:value="0.022240065" calcext:value-type="float">
            <text:p>0.022240065</text:p>
          </table:table-cell>
          <table:table-cell office:value-type="float" office:value="0.019763584" calcext:value-type="float">
            <text:p>0.019763584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<text:s/>2019-12-03 11:04:40</text:p>
          </table:table-cell>
          <table:table-cell office:value-type="float" office:value="24.23546" calcext:value-type="float">
            <text:p>24.23546</text:p>
          </table:table-cell>
          <table:table-cell office:value-type="string" calcext:value-type="string">
            <text:p><text:s/></text:p>
          </table:table-cell>
          <table:table-cell office:value-type="float" office:value="0.13734998" calcext:value-type="float">
            <text:p>0.13734998</text:p>
          </table:table-cell>
          <table:table-cell office:value-type="float" office:value="0.033419136" calcext:value-type="float">
            <text:p>0.033419136</text:p>
          </table:table-cell>
          <table:table-cell office:value-type="float" office:value="0.134716646" calcext:value-type="float">
            <text:p>0.134716646</text:p>
          </table:table-cell>
          <table:table-cell office:value-type="float" office:value="0.140308158" calcext:value-type="float">
            <text:p>0.140308158</text:p>
          </table:table-cell>
          <table:table-cell office:value-type="float" office:value="0.129214541" calcext:value-type="float">
            <text:p>0.12921454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214" calcext:value-type="float">
            <text:p>0.00112214</text:p>
          </table:table-cell>
          <table:table-cell office:value-type="float" office:value="0.000273032" calcext:value-type="float">
            <text:p>0.000273032</text:p>
          </table:table-cell>
          <table:table-cell office:value-type="float" office:value="0.001100626" calcext:value-type="float">
            <text:p>0.001100626</text:p>
          </table:table-cell>
          <table:table-cell office:value-type="float" office:value="0.001146308" calcext:value-type="float">
            <text:p>0.001146308</text:p>
          </table:table-cell>
          <table:table-cell office:value-type="float" office:value="0.001055674" calcext:value-type="float">
            <text:p>0.00105567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9962" calcext:value-type="float">
            <text:p>0.000849962</text:p>
          </table:table-cell>
          <table:table-cell office:value-type="float" office:value="0.000000853" calcext:value-type="float">
            <text:p>8.53E-07</text:p>
          </table:table-cell>
          <table:table-cell office:value-type="float" office:value="0.000828447" calcext:value-type="float">
            <text:p>0.000828447</text:p>
          </table:table-cell>
          <table:table-cell office:value-type="float" office:value="0.00087413" calcext:value-type="float">
            <text:p>0.00087413</text:p>
          </table:table-cell>
          <table:table-cell office:value-type="float" office:value="0.000783496" calcext:value-type="float">
            <text:p>0.000783496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56448068" calcext:value-type="float">
            <text:p>24.256448068</text:p>
          </table:table-cell>
          <table:table-cell office:value-type="float" office:value="24.23547732" calcext:value-type="float">
            <text:p>24.23547732</text:p>
          </table:table-cell>
          <table:table-cell office:value-type="float" office:value="24.255916729" calcext:value-type="float">
            <text:p>24.255916729</text:p>
          </table:table-cell>
          <table:table-cell office:value-type="float" office:value="24.257044952" calcext:value-type="float">
            <text:p>24.257044952</text:p>
          </table:table-cell>
          <table:table-cell office:value-type="float" office:value="24.254806546" calcext:value-type="float">
            <text:p>24.254806546</text:p>
          </table:table-cell>
          <table:table-cell office:value-type="float" office:value="25.237169737" calcext:value-type="float">
            <text:p>25.237169737</text:p>
          </table:table-cell>
          <table:table-cell/>
          <table:table-cell office:value-type="float" office:value="0.021544878" calcext:value-type="float">
            <text:p>0.021544878</text:p>
          </table:table-cell>
          <table:table-cell office:value-type="float" office:value="0.00002158" calcext:value-type="float">
            <text:p>2.158E-05</text:p>
          </table:table-cell>
          <table:table-cell office:value-type="float" office:value="0.020999542" calcext:value-type="float">
            <text:p>0.020999542</text:p>
          </table:table-cell>
          <table:table-cell office:value-type="float" office:value="0.022157486" calcext:value-type="float">
            <text:p>0.022157486</text:p>
          </table:table-cell>
          <table:table-cell office:value-type="float" office:value="0.019860111" calcext:value-type="float">
            <text:p>0.019860111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<text:s/>2019-12-03 11:04:41</text:p>
          </table:table-cell>
          <table:table-cell office:value-type="float" office:value="24.23546" calcext:value-type="float">
            <text:p>24.23546</text:p>
          </table:table-cell>
          <table:table-cell office:value-type="string" calcext:value-type="string">
            <text:p><text:s/></text:p>
          </table:table-cell>
          <table:table-cell office:value-type="float" office:value="0.13746144" calcext:value-type="float">
            <text:p>0.13746144</text:p>
          </table:table-cell>
          <table:table-cell office:value-type="float" office:value="0.034407977" calcext:value-type="float">
            <text:p>0.034407977</text:p>
          </table:table-cell>
          <table:table-cell office:value-type="float" office:value="0.134410278" calcext:value-type="float">
            <text:p>0.134410278</text:p>
          </table:table-cell>
          <table:table-cell office:value-type="float" office:value="0.140597241" calcext:value-type="float">
            <text:p>0.140597241</text:p>
          </table:table-cell>
          <table:table-cell office:value-type="float" office:value="0.128523723" calcext:value-type="float">
            <text:p>0.12852372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3051" calcext:value-type="float">
            <text:p>0.001123051</text:p>
          </table:table-cell>
          <table:table-cell office:value-type="float" office:value="0.000281111" calcext:value-type="float">
            <text:p>0.000281111</text:p>
          </table:table-cell>
          <table:table-cell office:value-type="float" office:value="0.001098123" calcext:value-type="float">
            <text:p>0.001098123</text:p>
          </table:table-cell>
          <table:table-cell office:value-type="float" office:value="0.00114867" calcext:value-type="float">
            <text:p>0.00114867</text:p>
          </table:table-cell>
          <table:table-cell office:value-type="float" office:value="0.00105003" calcext:value-type="float">
            <text:p>0.0010500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0872" calcext:value-type="float">
            <text:p>0.000850872</text:p>
          </table:table-cell>
          <table:table-cell office:value-type="float" office:value="0.000008932" calcext:value-type="float">
            <text:p>8.932E-06</text:p>
          </table:table-cell>
          <table:table-cell office:value-type="float" office:value="0.000825944" calcext:value-type="float">
            <text:p>0.000825944</text:p>
          </table:table-cell>
          <table:table-cell office:value-type="float" office:value="0.000876491" calcext:value-type="float">
            <text:p>0.000876491</text:p>
          </table:table-cell>
          <table:table-cell office:value-type="float" office:value="0.000777852" calcext:value-type="float">
            <text:p>0.000777852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56470558" calcext:value-type="float">
            <text:p>24.256470558</text:p>
          </table:table-cell>
          <table:table-cell office:value-type="float" office:value="24.235676847" calcext:value-type="float">
            <text:p>24.235676847</text:p>
          </table:table-cell>
          <table:table-cell office:value-type="float" office:value="24.255854912" calcext:value-type="float">
            <text:p>24.255854912</text:p>
          </table:table-cell>
          <table:table-cell office:value-type="float" office:value="24.257103281" calcext:value-type="float">
            <text:p>24.257103281</text:p>
          </table:table-cell>
          <table:table-cell office:value-type="float" office:value="24.254667157" calcext:value-type="float">
            <text:p>24.254667157</text:p>
          </table:table-cell>
          <table:table-cell office:value-type="float" office:value="25.237169737" calcext:value-type="float">
            <text:p>25.237169737</text:p>
          </table:table-cell>
          <table:table-cell/>
          <table:table-cell office:value-type="float" office:value="0.021567961" calcext:value-type="float">
            <text:p>0.021567961</text:p>
          </table:table-cell>
          <table:table-cell office:value-type="float" office:value="0.000226365" calcext:value-type="float">
            <text:p>0.000226365</text:p>
          </table:table-cell>
          <table:table-cell office:value-type="float" office:value="0.020936096" calcext:value-type="float">
            <text:p>0.020936096</text:p>
          </table:table-cell>
          <table:table-cell office:value-type="float" office:value="0.022217352" calcext:value-type="float">
            <text:p>0.022217352</text:p>
          </table:table-cell>
          <table:table-cell office:value-type="float" office:value="0.019717049" calcext:value-type="float">
            <text:p>0.019717049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<text:s/>2019-12-03 11:04:42</text:p>
          </table:table-cell>
          <table:table-cell office:value-type="float" office:value="24.23546" calcext:value-type="float">
            <text:p>24.23546</text:p>
          </table:table-cell>
          <table:table-cell office:value-type="string" calcext:value-type="string">
            <text:p><text:s/></text:p>
          </table:table-cell>
          <table:table-cell office:value-type="float" office:value="0.137580054" calcext:value-type="float">
            <text:p>0.137580054</text:p>
          </table:table-cell>
          <table:table-cell office:value-type="float" office:value="0.035319929" calcext:value-type="float">
            <text:p>0.035319929</text:p>
          </table:table-cell>
          <table:table-cell office:value-type="float" office:value="0.134835855" calcext:value-type="float">
            <text:p>0.134835855</text:p>
          </table:table-cell>
          <table:table-cell office:value-type="float" office:value="0.140584724" calcext:value-type="float">
            <text:p>0.140584724</text:p>
          </table:table-cell>
          <table:table-cell office:value-type="float" office:value="0.128080264" calcext:value-type="float">
            <text:p>0.12808026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402" calcext:value-type="float">
            <text:p>0.00112402</text:p>
          </table:table-cell>
          <table:table-cell office:value-type="float" office:value="0.000288562" calcext:value-type="float">
            <text:p>0.000288562</text:p>
          </table:table-cell>
          <table:table-cell office:value-type="float" office:value="0.0011016" calcext:value-type="float">
            <text:p>0.0011016</text:p>
          </table:table-cell>
          <table:table-cell office:value-type="float" office:value="0.001148568" calcext:value-type="float">
            <text:p>0.001148568</text:p>
          </table:table-cell>
          <table:table-cell office:value-type="float" office:value="0.001046407" calcext:value-type="float">
            <text:p>0.00104640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1841" calcext:value-type="float">
            <text:p>0.000851841</text:p>
          </table:table-cell>
          <table:table-cell office:value-type="float" office:value="0.000016383" calcext:value-type="float">
            <text:p>1.6383E-05</text:p>
          </table:table-cell>
          <table:table-cell office:value-type="float" office:value="0.000829421" calcext:value-type="float">
            <text:p>0.000829421</text:p>
          </table:table-cell>
          <table:table-cell office:value-type="float" office:value="0.000876389" calcext:value-type="float">
            <text:p>0.000876389</text:p>
          </table:table-cell>
          <table:table-cell office:value-type="float" office:value="0.000774229" calcext:value-type="float">
            <text:p>0.000774229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56494491" calcext:value-type="float">
            <text:p>24.256494491</text:p>
          </table:table-cell>
          <table:table-cell office:value-type="float" office:value="24.235860858" calcext:value-type="float">
            <text:p>24.235860858</text:p>
          </table:table-cell>
          <table:table-cell office:value-type="float" office:value="24.255940783" calcext:value-type="float">
            <text:p>24.255940783</text:p>
          </table:table-cell>
          <table:table-cell office:value-type="float" office:value="24.257100755" calcext:value-type="float">
            <text:p>24.257100755</text:p>
          </table:table-cell>
          <table:table-cell office:value-type="float" office:value="24.254577678" calcext:value-type="float">
            <text:p>24.254577678</text:p>
          </table:table-cell>
          <table:table-cell office:value-type="float" office:value="25.237169737" calcext:value-type="float">
            <text:p>25.237169737</text:p>
          </table:table-cell>
          <table:table-cell/>
          <table:table-cell office:value-type="float" office:value="0.021592524" calcext:value-type="float">
            <text:p>0.021592524</text:p>
          </table:table-cell>
          <table:table-cell office:value-type="float" office:value="0.000415225" calcext:value-type="float">
            <text:p>0.000415225</text:p>
          </table:table-cell>
          <table:table-cell office:value-type="float" office:value="0.021024229" calcext:value-type="float">
            <text:p>0.021024229</text:p>
          </table:table-cell>
          <table:table-cell office:value-type="float" office:value="0.02221476" calcext:value-type="float">
            <text:p>0.02221476</text:p>
          </table:table-cell>
          <table:table-cell office:value-type="float" office:value="0.019625213" calcext:value-type="float">
            <text:p>0.019625213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<text:s/>2019-12-03 11:04:44</text:p>
          </table:table-cell>
          <table:table-cell office:value-type="float" office:value="24.23546" calcext:value-type="float">
            <text:p>24.23546</text:p>
          </table:table-cell>
          <table:table-cell office:value-type="string" calcext:value-type="string">
            <text:p><text:s/></text:p>
          </table:table-cell>
          <table:table-cell office:value-type="float" office:value="0.137715952" calcext:value-type="float">
            <text:p>0.137715952</text:p>
          </table:table-cell>
          <table:table-cell office:value-type="float" office:value="0.033343438" calcext:value-type="float">
            <text:p>0.033343438</text:p>
          </table:table-cell>
          <table:table-cell office:value-type="float" office:value="0.13418378" calcext:value-type="float">
            <text:p>0.13418378</text:p>
          </table:table-cell>
          <table:table-cell office:value-type="float" office:value="0.140612142" calcext:value-type="float">
            <text:p>0.140612142</text:p>
          </table:table-cell>
          <table:table-cell office:value-type="float" office:value="0.129036323" calcext:value-type="float">
            <text:p>0.12903632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513" calcext:value-type="float">
            <text:p>0.00112513</text:p>
          </table:table-cell>
          <table:table-cell office:value-type="float" office:value="0.000272414" calcext:value-type="float">
            <text:p>0.000272414</text:p>
          </table:table-cell>
          <table:table-cell office:value-type="float" office:value="0.001096273" calcext:value-type="float">
            <text:p>0.001096273</text:p>
          </table:table-cell>
          <table:table-cell office:value-type="float" office:value="0.001148792" calcext:value-type="float">
            <text:p>0.001148792</text:p>
          </table:table-cell>
          <table:table-cell office:value-type="float" office:value="0.001054218" calcext:value-type="float">
            <text:p>0.00105421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2951" calcext:value-type="float">
            <text:p>0.000852951</text:p>
          </table:table-cell>
          <table:table-cell office:value-type="float" office:value="0.000000235" calcext:value-type="float">
            <text:p>2.35E-07</text:p>
          </table:table-cell>
          <table:table-cell office:value-type="float" office:value="0.000824094" calcext:value-type="float">
            <text:p>0.000824094</text:p>
          </table:table-cell>
          <table:table-cell office:value-type="float" office:value="0.000876613" calcext:value-type="float">
            <text:p>0.000876613</text:p>
          </table:table-cell>
          <table:table-cell office:value-type="float" office:value="0.000782039" calcext:value-type="float">
            <text:p>0.000782039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56521912" calcext:value-type="float">
            <text:p>24.256521912</text:p>
          </table:table-cell>
          <table:table-cell office:value-type="float" office:value="24.235462046" calcext:value-type="float">
            <text:p>24.235462046</text:p>
          </table:table-cell>
          <table:table-cell office:value-type="float" office:value="24.255809211" calcext:value-type="float">
            <text:p>24.255809211</text:p>
          </table:table-cell>
          <table:table-cell office:value-type="float" office:value="24.257106288" calcext:value-type="float">
            <text:p>24.257106288</text:p>
          </table:table-cell>
          <table:table-cell office:value-type="float" office:value="24.254770586" calcext:value-type="float">
            <text:p>24.254770586</text:p>
          </table:table-cell>
          <table:table-cell office:value-type="float" office:value="25.237169737" calcext:value-type="float">
            <text:p>25.237169737</text:p>
          </table:table-cell>
          <table:table-cell/>
          <table:table-cell office:value-type="float" office:value="0.021620667" calcext:value-type="float">
            <text:p>0.021620667</text:p>
          </table:table-cell>
          <table:table-cell office:value-type="float" office:value="0.000005904" calcext:value-type="float">
            <text:p>5.904E-06</text:p>
          </table:table-cell>
          <table:table-cell office:value-type="float" office:value="0.020889191" calcext:value-type="float">
            <text:p>0.020889191</text:p>
          </table:table-cell>
          <table:table-cell office:value-type="float" office:value="0.022220438" calcext:value-type="float">
            <text:p>0.022220438</text:p>
          </table:table-cell>
          <table:table-cell office:value-type="float" office:value="0.019823203" calcext:value-type="float">
            <text:p>0.019823203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<text:s/>2019-12-03 11:04:45</text:p>
          </table:table-cell>
          <table:table-cell office:value-type="float" office:value="24.2304" calcext:value-type="float">
            <text:p>24.2304</text:p>
          </table:table-cell>
          <table:table-cell office:value-type="string" calcext:value-type="string">
            <text:p><text:s/></text:p>
          </table:table-cell>
          <table:table-cell office:value-type="float" office:value="0.137736814" calcext:value-type="float">
            <text:p>0.137736814</text:p>
          </table:table-cell>
          <table:table-cell office:value-type="float" office:value="0.035307412" calcext:value-type="float">
            <text:p>0.035307412</text:p>
          </table:table-cell>
          <table:table-cell office:value-type="float" office:value="0.134800093" calcext:value-type="float">
            <text:p>0.134800093</text:p>
          </table:table-cell>
          <table:table-cell office:value-type="float" office:value="0.1404828" calcext:value-type="float">
            <text:p>0.1404828</text:p>
          </table:table-cell>
          <table:table-cell office:value-type="float" office:value="0.128051654" calcext:value-type="float">
            <text:p>0.12805165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5301" calcext:value-type="float">
            <text:p>0.001125301</text:p>
          </table:table-cell>
          <table:table-cell office:value-type="float" office:value="0.000288459" calcext:value-type="float">
            <text:p>0.000288459</text:p>
          </table:table-cell>
          <table:table-cell office:value-type="float" office:value="0.001101308" calcext:value-type="float">
            <text:p>0.001101308</text:p>
          </table:table-cell>
          <table:table-cell office:value-type="float" office:value="0.001147735" calcext:value-type="float">
            <text:p>0.001147735</text:p>
          </table:table-cell>
          <table:table-cell office:value-type="float" office:value="0.001046174" calcext:value-type="float">
            <text:p>0.00104617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3122" calcext:value-type="float">
            <text:p>0.000853122</text:p>
          </table:table-cell>
          <table:table-cell office:value-type="float" office:value="0.00001628" calcext:value-type="float">
            <text:p>1.628E-05</text:p>
          </table:table-cell>
          <table:table-cell office:value-type="float" office:value="0.000829129" calcext:value-type="float">
            <text:p>0.000829129</text:p>
          </table:table-cell>
          <table:table-cell office:value-type="float" office:value="0.000875556" calcext:value-type="float">
            <text:p>0.000875556</text:p>
          </table:table-cell>
          <table:table-cell office:value-type="float" office:value="0.000773995" calcext:value-type="float">
            <text:p>0.000773995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51472256" calcext:value-type="float">
            <text:p>24.251472256</text:p>
          </table:table-cell>
          <table:table-cell office:value-type="float" office:value="24.230804372" calcext:value-type="float">
            <text:p>24.230804372</text:p>
          </table:table-cell>
          <table:table-cell office:value-type="float" office:value="24.250879699" calcext:value-type="float">
            <text:p>24.250879699</text:p>
          </table:table-cell>
          <table:table-cell office:value-type="float" office:value="24.252026327" calcext:value-type="float">
            <text:p>24.252026327</text:p>
          </table:table-cell>
          <table:table-cell office:value-type="float" office:value="24.249518031" calcext:value-type="float">
            <text:p>24.249518031</text:p>
          </table:table-cell>
          <table:table-cell office:value-type="float" office:value="25.23212034" calcext:value-type="float">
            <text:p>25.23212034</text:p>
          </table:table-cell>
          <table:table-cell/>
          <table:table-cell office:value-type="float" office:value="0.021624988" calcext:value-type="float">
            <text:p>0.021624988</text:p>
          </table:table-cell>
          <table:table-cell office:value-type="float" office:value="0.000412633" calcext:value-type="float">
            <text:p>0.000412633</text:p>
          </table:table-cell>
          <table:table-cell office:value-type="float" office:value="0.021016823" calcext:value-type="float">
            <text:p>0.021016823</text:p>
          </table:table-cell>
          <table:table-cell office:value-type="float" office:value="0.022193653" calcext:value-type="float">
            <text:p>0.022193653</text:p>
          </table:table-cell>
          <table:table-cell office:value-type="float" office:value="0.019619288" calcext:value-type="float">
            <text:p>0.019619288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<text:s/>2019-12-03 11:04:46</text:p>
          </table:table-cell>
          <table:table-cell office:value-type="float" office:value="24.23546" calcext:value-type="float">
            <text:p>24.23546</text:p>
          </table:table-cell>
          <table:table-cell office:value-type="string" calcext:value-type="string">
            <text:p><text:s/></text:p>
          </table:table-cell>
          <table:table-cell office:value-type="float" office:value="0.1376182" calcext:value-type="float">
            <text:p>0.1376182</text:p>
          </table:table-cell>
          <table:table-cell office:value-type="float" office:value="0.033411388" calcext:value-type="float">
            <text:p>0.033411388</text:p>
          </table:table-cell>
          <table:table-cell office:value-type="float" office:value="0.134668962" calcext:value-type="float">
            <text:p>0.134668962</text:p>
          </table:table-cell>
          <table:table-cell office:value-type="float" office:value="0.140398161" calcext:value-type="float">
            <text:p>0.140398161</text:p>
          </table:table-cell>
          <table:table-cell office:value-type="float" office:value="0.129315869" calcext:value-type="float">
            <text:p>0.12931586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4332" calcext:value-type="float">
            <text:p>0.001124332</text:p>
          </table:table-cell>
          <table:table-cell office:value-type="float" office:value="0.000272969" calcext:value-type="float">
            <text:p>0.000272969</text:p>
          </table:table-cell>
          <table:table-cell office:value-type="float" office:value="0.001100237" calcext:value-type="float">
            <text:p>0.001100237</text:p>
          </table:table-cell>
          <table:table-cell office:value-type="float" office:value="0.001147044" calcext:value-type="float">
            <text:p>0.001147044</text:p>
          </table:table-cell>
          <table:table-cell office:value-type="float" office:value="0.001056502" calcext:value-type="float">
            <text:p>0.00105650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2153" calcext:value-type="float">
            <text:p>0.000852153</text:p>
          </table:table-cell>
          <table:table-cell office:value-type="float" office:value="0.00000079" calcext:value-type="float">
            <text:p>7.9E-07</text:p>
          </table:table-cell>
          <table:table-cell office:value-type="float" office:value="0.000828058" calcext:value-type="float">
            <text:p>0.000828058</text:p>
          </table:table-cell>
          <table:table-cell office:value-type="float" office:value="0.000874865" calcext:value-type="float">
            <text:p>0.000874865</text:p>
          </table:table-cell>
          <table:table-cell office:value-type="float" office:value="0.000784323" calcext:value-type="float">
            <text:p>0.000784323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56502188" calcext:value-type="float">
            <text:p>24.256502188</text:p>
          </table:table-cell>
          <table:table-cell office:value-type="float" office:value="24.235475757" calcext:value-type="float">
            <text:p>24.235475757</text:p>
          </table:table-cell>
          <table:table-cell office:value-type="float" office:value="24.255907108" calcext:value-type="float">
            <text:p>24.255907108</text:p>
          </table:table-cell>
          <table:table-cell office:value-type="float" office:value="24.257063112" calcext:value-type="float">
            <text:p>24.257063112</text:p>
          </table:table-cell>
          <table:table-cell office:value-type="float" office:value="24.254826992" calcext:value-type="float">
            <text:p>24.254826992</text:p>
          </table:table-cell>
          <table:table-cell office:value-type="float" office:value="25.237169737" calcext:value-type="float">
            <text:p>25.237169737</text:p>
          </table:table-cell>
          <table:table-cell/>
          <table:table-cell office:value-type="float" office:value="0.021600424" calcext:value-type="float">
            <text:p>0.021600424</text:p>
          </table:table-cell>
          <table:table-cell office:value-type="float" office:value="0.000019976" calcext:value-type="float">
            <text:p>1.9976E-05</text:p>
          </table:table-cell>
          <table:table-cell office:value-type="float" office:value="0.020989667" calcext:value-type="float">
            <text:p>0.020989667</text:p>
          </table:table-cell>
          <table:table-cell office:value-type="float" office:value="0.022176125" calcext:value-type="float">
            <text:p>0.022176125</text:p>
          </table:table-cell>
          <table:table-cell office:value-type="float" office:value="0.019881095" calcext:value-type="float">
            <text:p>0.019881095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<text:s/>2019-12-03 11:04:47</text:p>
          </table:table-cell>
          <table:table-cell office:value-type="float" office:value="24.2304" calcext:value-type="float">
            <text:p>24.2304</text:p>
          </table:table-cell>
          <table:table-cell office:value-type="string" calcext:value-type="string">
            <text:p><text:s/></text:p>
          </table:table-cell>
          <table:table-cell office:value-type="float" office:value="0.13761522" calcext:value-type="float">
            <text:p>0.13761522</text:p>
          </table:table-cell>
          <table:table-cell office:value-type="float" office:value="0.033343438" calcext:value-type="float">
            <text:p>0.033343438</text:p>
          </table:table-cell>
          <table:table-cell office:value-type="float" office:value="0.13459386" calcext:value-type="float">
            <text:p>0.13459386</text:p>
          </table:table-cell>
          <table:table-cell office:value-type="float" office:value="0.14004411" calcext:value-type="float">
            <text:p>0.14004411</text:p>
          </table:table-cell>
          <table:table-cell office:value-type="float" office:value="0.129438654" calcext:value-type="float">
            <text:p>0.12943865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4307" calcext:value-type="float">
            <text:p>0.001124307</text:p>
          </table:table-cell>
          <table:table-cell office:value-type="float" office:value="0.000272414" calcext:value-type="float">
            <text:p>0.000272414</text:p>
          </table:table-cell>
          <table:table-cell office:value-type="float" office:value="0.001099623" calcext:value-type="float">
            <text:p>0.001099623</text:p>
          </table:table-cell>
          <table:table-cell office:value-type="float" office:value="0.001144151" calcext:value-type="float">
            <text:p>0.001144151</text:p>
          </table:table-cell>
          <table:table-cell office:value-type="float" office:value="0.001057505" calcext:value-type="float">
            <text:p>0.00105750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2129" calcext:value-type="float">
            <text:p>0.000852129</text:p>
          </table:table-cell>
          <table:table-cell office:value-type="float" office:value="0.000000235" calcext:value-type="float">
            <text:p>2.35E-07</text:p>
          </table:table-cell>
          <table:table-cell office:value-type="float" office:value="0.000827444" calcext:value-type="float">
            <text:p>0.000827444</text:p>
          </table:table-cell>
          <table:table-cell office:value-type="float" office:value="0.000871972" calcext:value-type="float">
            <text:p>0.000871972</text:p>
          </table:table-cell>
          <table:table-cell office:value-type="float" office:value="0.000785327" calcext:value-type="float">
            <text:p>0.000785327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51447721" calcext:value-type="float">
            <text:p>24.251447721</text:p>
          </table:table-cell>
          <table:table-cell office:value-type="float" office:value="24.230408084" calcext:value-type="float">
            <text:p>24.230408084</text:p>
          </table:table-cell>
          <table:table-cell office:value-type="float" office:value="24.250838086" calcext:value-type="float">
            <text:p>24.250838086</text:p>
          </table:table-cell>
          <table:table-cell office:value-type="float" office:value="24.25193781" calcext:value-type="float">
            <text:p>24.25193781</text:p>
          </table:table-cell>
          <table:table-cell office:value-type="float" office:value="24.249797893" calcext:value-type="float">
            <text:p>24.249797893</text:p>
          </table:table-cell>
          <table:table-cell office:value-type="float" office:value="25.23212034" calcext:value-type="float">
            <text:p>25.23212034</text:p>
          </table:table-cell>
          <table:table-cell/>
          <table:table-cell office:value-type="float" office:value="0.021599807" calcext:value-type="float">
            <text:p>0.021599807</text:p>
          </table:table-cell>
          <table:table-cell office:value-type="float" office:value="0.000005904" calcext:value-type="float">
            <text:p>5.904E-06</text:p>
          </table:table-cell>
          <table:table-cell office:value-type="float" office:value="0.020974114" calcext:value-type="float">
            <text:p>0.020974114</text:p>
          </table:table-cell>
          <table:table-cell office:value-type="float" office:value="0.022102805" calcext:value-type="float">
            <text:p>0.022102805</text:p>
          </table:table-cell>
          <table:table-cell office:value-type="float" office:value="0.019906522" calcext:value-type="float">
            <text:p>0.019906522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<text:s/>2019-12-03 11:04:49</text:p>
          </table:table-cell>
          <table:table-cell office:value-type="float" office:value="24.23546" calcext:value-type="float">
            <text:p>24.23546</text:p>
          </table:table-cell>
          <table:table-cell office:value-type="string" calcext:value-type="string">
            <text:p><text:s/></text:p>
          </table:table-cell>
          <table:table-cell office:value-type="float" office:value="0.137613432" calcext:value-type="float">
            <text:p>0.137613432</text:p>
          </table:table-cell>
          <table:table-cell office:value-type="float" office:value="0.033875708" calcext:value-type="float">
            <text:p>0.033875708</text:p>
          </table:table-cell>
          <table:table-cell office:value-type="float" office:value="0.135033743" calcext:value-type="float">
            <text:p>0.135033743</text:p>
          </table:table-cell>
          <table:table-cell office:value-type="float" office:value="0.140019672" calcext:value-type="float">
            <text:p>0.140019672</text:p>
          </table:table-cell>
          <table:table-cell office:value-type="float" office:value="0.128449217" calcext:value-type="float">
            <text:p>0.12844921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4293" calcext:value-type="float">
            <text:p>0.001124293</text:p>
          </table:table-cell>
          <table:table-cell office:value-type="float" office:value="0.000276762" calcext:value-type="float">
            <text:p>0.000276762</text:p>
          </table:table-cell>
          <table:table-cell office:value-type="float" office:value="0.001103217" calcext:value-type="float">
            <text:p>0.001103217</text:p>
          </table:table-cell>
          <table:table-cell office:value-type="float" office:value="0.001143952" calcext:value-type="float">
            <text:p>0.001143952</text:p>
          </table:table-cell>
          <table:table-cell office:value-type="float" office:value="0.001049422" calcext:value-type="float">
            <text:p>0.00104942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2114" calcext:value-type="float">
            <text:p>0.000852114</text:p>
          </table:table-cell>
          <table:table-cell office:value-type="float" office:value="0.000004583" calcext:value-type="float">
            <text:p>4.583E-06</text:p>
          </table:table-cell>
          <table:table-cell office:value-type="float" office:value="0.000831038" calcext:value-type="float">
            <text:p>0.000831038</text:p>
          </table:table-cell>
          <table:table-cell office:value-type="float" office:value="0.000871773" calcext:value-type="float">
            <text:p>0.000871773</text:p>
          </table:table-cell>
          <table:table-cell office:value-type="float" office:value="0.000777243" calcext:value-type="float">
            <text:p>0.000777243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56501226" calcext:value-type="float">
            <text:p>24.256501226</text:p>
          </table:table-cell>
          <table:table-cell office:value-type="float" office:value="24.235569446" calcext:value-type="float">
            <text:p>24.235569446</text:p>
          </table:table-cell>
          <table:table-cell office:value-type="float" office:value="24.255980711" calcext:value-type="float">
            <text:p>24.255980711</text:p>
          </table:table-cell>
          <table:table-cell office:value-type="float" office:value="24.256986742" calcext:value-type="float">
            <text:p>24.256986742</text:p>
          </table:table-cell>
          <table:table-cell office:value-type="float" office:value="24.254652124" calcext:value-type="float">
            <text:p>24.254652124</text:p>
          </table:table-cell>
          <table:table-cell office:value-type="float" office:value="25.237169737" calcext:value-type="float">
            <text:p>25.237169737</text:p>
          </table:table-cell>
          <table:table-cell/>
          <table:table-cell office:value-type="float" office:value="0.021599437" calcext:value-type="float">
            <text:p>0.021599437</text:p>
          </table:table-cell>
          <table:table-cell office:value-type="float" office:value="0.000116134" calcext:value-type="float">
            <text:p>0.000116134</text:p>
          </table:table-cell>
          <table:table-cell office:value-type="float" office:value="0.021065209" calcext:value-type="float">
            <text:p>0.021065209</text:p>
          </table:table-cell>
          <table:table-cell office:value-type="float" office:value="0.022097744" calcext:value-type="float">
            <text:p>0.022097744</text:p>
          </table:table-cell>
          <table:table-cell office:value-type="float" office:value="0.01970162" calcext:value-type="float">
            <text:p>0.01970162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<text:s/>2019-12-03 11:04:50</text:p>
          </table:table-cell>
          <table:table-cell office:value-type="float" office:value="24.2304" calcext:value-type="float">
            <text:p>24.2304</text:p>
          </table:table-cell>
          <table:table-cell office:value-type="string" calcext:value-type="string">
            <text:p><text:s/></text:p>
          </table:table-cell>
          <table:table-cell office:value-type="float" office:value="0.137767212" calcext:value-type="float">
            <text:p>0.137767212</text:p>
          </table:table-cell>
          <table:table-cell office:value-type="float" office:value="0.033304695" calcext:value-type="float">
            <text:p>0.033304695</text:p>
          </table:table-cell>
          <table:table-cell office:value-type="float" office:value="0.134310738" calcext:value-type="float">
            <text:p>0.134310738</text:p>
          </table:table-cell>
          <table:table-cell office:value-type="float" office:value="0.139963048" calcext:value-type="float">
            <text:p>0.139963048</text:p>
          </table:table-cell>
          <table:table-cell office:value-type="float" office:value="0.129396931" calcext:value-type="float">
            <text:p>0.12939693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5549" calcext:value-type="float">
            <text:p>0.001125549</text:p>
          </table:table-cell>
          <table:table-cell office:value-type="float" office:value="0.000272097" calcext:value-type="float">
            <text:p>0.000272097</text:p>
          </table:table-cell>
          <table:table-cell office:value-type="float" office:value="0.00109731" calcext:value-type="float">
            <text:p>0.00109731</text:p>
          </table:table-cell>
          <table:table-cell office:value-type="float" office:value="0.001143489" calcext:value-type="float">
            <text:p>0.001143489</text:p>
          </table:table-cell>
          <table:table-cell office:value-type="float" office:value="0.001057164" calcext:value-type="float">
            <text:p>0.00105716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337" calcext:value-type="float">
            <text:p>0.00085337</text:p>
          </table:table-cell>
          <table:table-cell office:value-type="float" office:value="-0.000000082" calcext:value-type="float">
            <text:p>-8.2E-08</text:p>
          </table:table-cell>
          <table:table-cell office:value-type="float" office:value="0.000825131" calcext:value-type="float">
            <text:p>0.000825131</text:p>
          </table:table-cell>
          <table:table-cell office:value-type="float" office:value="0.00087131" calcext:value-type="float">
            <text:p>0.00087131</text:p>
          </table:table-cell>
          <table:table-cell office:value-type="float" office:value="0.000784986" calcext:value-type="float">
            <text:p>0.000784986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51478389" calcext:value-type="float">
            <text:p>24.251478389</text:p>
          </table:table-cell>
          <table:table-cell office:value-type="float" office:value="24.230400267" calcext:value-type="float">
            <text:p>24.230400267</text:p>
          </table:table-cell>
          <table:table-cell office:value-type="float" office:value="24.250780959" calcext:value-type="float">
            <text:p>24.250780959</text:p>
          </table:table-cell>
          <table:table-cell office:value-type="float" office:value="24.251921454" calcext:value-type="float">
            <text:p>24.251921454</text:p>
          </table:table-cell>
          <table:table-cell office:value-type="float" office:value="24.249789475" calcext:value-type="float">
            <text:p>24.249789475</text:p>
          </table:table-cell>
          <table:table-cell office:value-type="float" office:value="25.23212034" calcext:value-type="float">
            <text:p>25.23212034</text:p>
          </table:table-cell>
          <table:table-cell/>
          <table:table-cell office:value-type="float" office:value="0.021631283" calcext:value-type="float">
            <text:p>0.021631283</text:p>
          </table:table-cell>
          <table:table-cell office:value-type="float" office:value="-0.00000207" calcext:value-type="float">
            <text:p>-2.07E-06</text:p>
          </table:table-cell>
          <table:table-cell office:value-type="float" office:value="0.020915482" calcext:value-type="float">
            <text:p>0.020915482</text:p>
          </table:table-cell>
          <table:table-cell office:value-type="float" office:value="0.022086018" calcext:value-type="float">
            <text:p>0.022086018</text:p>
          </table:table-cell>
          <table:table-cell office:value-type="float" office:value="0.019897882" calcext:value-type="float">
            <text:p>0.019897882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<text:s/>2019-12-03 11:04:51</text:p>
          </table:table-cell>
          <table:table-cell office:value-type="float" office:value="24.23546" calcext:value-type="float">
            <text:p>24.23546</text:p>
          </table:table-cell>
          <table:table-cell office:value-type="string" calcext:value-type="string">
            <text:p><text:s/></text:p>
          </table:table-cell>
          <table:table-cell office:value-type="float" office:value="0.137789862" calcext:value-type="float">
            <text:p>0.137789862</text:p>
          </table:table-cell>
          <table:table-cell office:value-type="float" office:value="0.033425097" calcext:value-type="float">
            <text:p>0.033425097</text:p>
          </table:table-cell>
          <table:table-cell office:value-type="float" office:value="0.134175436" calcext:value-type="float">
            <text:p>0.134175436</text:p>
          </table:table-cell>
          <table:table-cell office:value-type="float" office:value="0.139990466" calcext:value-type="float">
            <text:p>0.139990466</text:p>
          </table:table-cell>
          <table:table-cell office:value-type="float" office:value="0.128993407" calcext:value-type="float">
            <text:p>0.12899340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5734" calcext:value-type="float">
            <text:p>0.001125734</text:p>
          </table:table-cell>
          <table:table-cell office:value-type="float" office:value="0.000273081" calcext:value-type="float">
            <text:p>0.000273081</text:p>
          </table:table-cell>
          <table:table-cell office:value-type="float" office:value="0.001096205" calcext:value-type="float">
            <text:p>0.001096205</text:p>
          </table:table-cell>
          <table:table-cell office:value-type="float" office:value="0.001143713" calcext:value-type="float">
            <text:p>0.001143713</text:p>
          </table:table-cell>
          <table:table-cell office:value-type="float" office:value="0.001053868" calcext:value-type="float">
            <text:p>0.00105386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3555" calcext:value-type="float">
            <text:p>0.000853555</text:p>
          </table:table-cell>
          <table:table-cell office:value-type="float" office:value="0.000000902" calcext:value-type="float">
            <text:p>9.02E-07</text:p>
          </table:table-cell>
          <table:table-cell office:value-type="float" office:value="0.000824026" calcext:value-type="float">
            <text:p>0.000824026</text:p>
          </table:table-cell>
          <table:table-cell office:value-type="float" office:value="0.000871534" calcext:value-type="float">
            <text:p>0.000871534</text:p>
          </table:table-cell>
          <table:table-cell office:value-type="float" office:value="0.000781689" calcext:value-type="float">
            <text:p>0.000781689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56536825" calcext:value-type="float">
            <text:p>24.256536825</text:p>
          </table:table-cell>
          <table:table-cell office:value-type="float" office:value="24.235478523" calcext:value-type="float">
            <text:p>24.235478523</text:p>
          </table:table-cell>
          <table:table-cell office:value-type="float" office:value="24.255807527" calcext:value-type="float">
            <text:p>24.255807527</text:p>
          </table:table-cell>
          <table:table-cell office:value-type="float" office:value="24.256980849" calcext:value-type="float">
            <text:p>24.256980849</text:p>
          </table:table-cell>
          <table:table-cell office:value-type="float" office:value="24.254761927" calcext:value-type="float">
            <text:p>24.254761927</text:p>
          </table:table-cell>
          <table:table-cell office:value-type="float" office:value="25.237169737" calcext:value-type="float">
            <text:p>25.237169737</text:p>
          </table:table-cell>
          <table:table-cell/>
          <table:table-cell office:value-type="float" office:value="0.021635973" calcext:value-type="float">
            <text:p>0.021635973</text:p>
          </table:table-cell>
          <table:table-cell office:value-type="float" office:value="0.000022815" calcext:value-type="float">
            <text:p>2.2815E-05</text:p>
          </table:table-cell>
          <table:table-cell office:value-type="float" office:value="0.020887463" calcext:value-type="float">
            <text:p>0.020887463</text:p>
          </table:table-cell>
          <table:table-cell office:value-type="float" office:value="0.022091696" calcext:value-type="float">
            <text:p>0.022091696</text:p>
          </table:table-cell>
          <table:table-cell office:value-type="float" office:value="0.019814316" calcext:value-type="float">
            <text:p>0.019814316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<text:s/>2019-12-03 11:04:53</text:p>
          </table:table-cell>
          <table:table-cell office:value-type="float" office:value="24.24051" calcext:value-type="float">
            <text:p>24.24051</text:p>
          </table:table-cell>
          <table:table-cell office:value-type="string" calcext:value-type="string">
            <text:p><text:s/></text:p>
          </table:table-cell>
          <table:table-cell office:value-type="float" office:value="0.137687938" calcext:value-type="float">
            <text:p>0.137687938</text:p>
          </table:table-cell>
          <table:table-cell office:value-type="float" office:value="0.033385162" calcext:value-type="float">
            <text:p>0.033385162</text:p>
          </table:table-cell>
          <table:table-cell office:value-type="float" office:value="0.13446273" calcext:value-type="float">
            <text:p>0.13446273</text:p>
          </table:table-cell>
          <table:table-cell office:value-type="float" office:value="0.140000598" calcext:value-type="float">
            <text:p>0.140000598</text:p>
          </table:table-cell>
          <table:table-cell office:value-type="float" office:value="0.129229442" calcext:value-type="float">
            <text:p>0.12922944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4901" calcext:value-type="float">
            <text:p>0.001124901</text:p>
          </table:table-cell>
          <table:table-cell office:value-type="float" office:value="0.000272755" calcext:value-type="float">
            <text:p>0.000272755</text:p>
          </table:table-cell>
          <table:table-cell office:value-type="float" office:value="0.001098552" calcext:value-type="float">
            <text:p>0.001098552</text:p>
          </table:table-cell>
          <table:table-cell office:value-type="float" office:value="0.001143796" calcext:value-type="float">
            <text:p>0.001143796</text:p>
          </table:table-cell>
          <table:table-cell office:value-type="float" office:value="0.001055796" calcext:value-type="float">
            <text:p>0.00105579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2723" calcext:value-type="float">
            <text:p>0.000852723</text:p>
          </table:table-cell>
          <table:table-cell office:value-type="float" office:value="0.000000576" calcext:value-type="float">
            <text:p>5.76E-07</text:p>
          </table:table-cell>
          <table:table-cell office:value-type="float" office:value="0.000826373" calcext:value-type="float">
            <text:p>0.000826373</text:p>
          </table:table-cell>
          <table:table-cell office:value-type="float" office:value="0.000871617" calcext:value-type="float">
            <text:p>0.000871617</text:p>
          </table:table-cell>
          <table:table-cell office:value-type="float" office:value="0.000783617" calcext:value-type="float">
            <text:p>0.000783617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61570125" calcext:value-type="float">
            <text:p>24.261570125</text:p>
          </table:table-cell>
          <table:table-cell office:value-type="float" office:value="24.240524428" calcext:value-type="float">
            <text:p>24.240524428</text:p>
          </table:table-cell>
          <table:table-cell office:value-type="float" office:value="24.260919365" calcext:value-type="float">
            <text:p>24.260919365</text:p>
          </table:table-cell>
          <table:table-cell office:value-type="float" office:value="24.262036758" calcext:value-type="float">
            <text:p>24.262036758</text:p>
          </table:table-cell>
          <table:table-cell office:value-type="float" office:value="24.259863427" calcext:value-type="float">
            <text:p>24.259863427</text:p>
          </table:table-cell>
          <table:table-cell office:value-type="float" office:value="25.242219135" calcext:value-type="float">
            <text:p>25.242219135</text:p>
          </table:table-cell>
          <table:table-cell/>
          <table:table-cell office:value-type="float" office:value="0.021614866" calcext:value-type="float">
            <text:p>0.021614866</text:p>
          </table:table-cell>
          <table:table-cell office:value-type="float" office:value="0.000014544" calcext:value-type="float">
            <text:p>1.4544E-05</text:p>
          </table:table-cell>
          <table:table-cell office:value-type="float" office:value="0.020946958" calcext:value-type="float">
            <text:p>0.020946958</text:p>
          </table:table-cell>
          <table:table-cell office:value-type="float" office:value="0.022093794" calcext:value-type="float">
            <text:p>0.022093794</text:p>
          </table:table-cell>
          <table:table-cell office:value-type="float" office:value="0.019863196" calcext:value-type="float">
            <text:p>0.019863196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<text:s/>2019-12-03 11:04:54</text:p>
          </table:table-cell>
          <table:table-cell office:value-type="float" office:value="24.22535" calcext:value-type="float">
            <text:p>24.22535</text:p>
          </table:table-cell>
          <table:table-cell office:value-type="string" calcext:value-type="string">
            <text:p><text:s/></text:p>
          </table:table-cell>
          <table:table-cell office:value-type="float" office:value="0.137593167" calcext:value-type="float">
            <text:p>0.137593167</text:p>
          </table:table-cell>
          <table:table-cell office:value-type="float" office:value="0.033675436" calcext:value-type="float">
            <text:p>0.033675436</text:p>
          </table:table-cell>
          <table:table-cell office:value-type="float" office:value="0.134961621" calcext:value-type="float">
            <text:p>0.134961621</text:p>
          </table:table-cell>
          <table:table-cell office:value-type="float" office:value="0.140398758" calcext:value-type="float">
            <text:p>0.140398758</text:p>
          </table:table-cell>
          <table:table-cell office:value-type="float" office:value="0.128797904" calcext:value-type="float">
            <text:p>0.12879790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4127" calcext:value-type="float">
            <text:p>0.001124127</text:p>
          </table:table-cell>
          <table:table-cell office:value-type="float" office:value="0.000275126" calcext:value-type="float">
            <text:p>0.000275126</text:p>
          </table:table-cell>
          <table:table-cell office:value-type="float" office:value="0.001102628" calcext:value-type="float">
            <text:p>0.001102628</text:p>
          </table:table-cell>
          <table:table-cell office:value-type="float" office:value="0.001147049" calcext:value-type="float">
            <text:p>0.001147049</text:p>
          </table:table-cell>
          <table:table-cell office:value-type="float" office:value="0.00105227" calcext:value-type="float">
            <text:p>0.0010522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1948" calcext:value-type="float">
            <text:p>0.000851948</text:p>
          </table:table-cell>
          <table:table-cell office:value-type="float" office:value="0.000002947" calcext:value-type="float">
            <text:p>2.947E-06</text:p>
          </table:table-cell>
          <table:table-cell office:value-type="float" office:value="0.000830449" calcext:value-type="float">
            <text:p>0.000830449</text:p>
          </table:table-cell>
          <table:table-cell office:value-type="float" office:value="0.00087487" calcext:value-type="float">
            <text:p>0.00087487</text:p>
          </table:table-cell>
          <table:table-cell office:value-type="float" office:value="0.000780092" calcext:value-type="float">
            <text:p>0.000780092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46389406" calcext:value-type="float">
            <text:p>24.246389406</text:p>
          </table:table-cell>
          <table:table-cell office:value-type="float" office:value="24.225421113" calcext:value-type="float">
            <text:p>24.225421113</text:p>
          </table:table-cell>
          <table:table-cell office:value-type="float" office:value="24.245858423" calcext:value-type="float">
            <text:p>24.245858423</text:p>
          </table:table-cell>
          <table:table-cell office:value-type="float" office:value="24.246955506" calcext:value-type="float">
            <text:p>24.246955506</text:p>
          </table:table-cell>
          <table:table-cell office:value-type="float" office:value="24.244614733" calcext:value-type="float">
            <text:p>24.244614733</text:p>
          </table:table-cell>
          <table:table-cell office:value-type="float" office:value="25.227070943" calcext:value-type="float">
            <text:p>25.227070943</text:p>
          </table:table-cell>
          <table:table-cell/>
          <table:table-cell office:value-type="float" office:value="0.02159524" calcext:value-type="float">
            <text:p>0.02159524</text:p>
          </table:table-cell>
          <table:table-cell office:value-type="float" office:value="0.000074659" calcext:value-type="float">
            <text:p>7.4659E-05</text:p>
          </table:table-cell>
          <table:table-cell office:value-type="float" office:value="0.021050274" calcext:value-type="float">
            <text:p>0.021050274</text:p>
          </table:table-cell>
          <table:table-cell office:value-type="float" office:value="0.022176249" calcext:value-type="float">
            <text:p>0.022176249</text:p>
          </table:table-cell>
          <table:table-cell office:value-type="float" office:value="0.019773829" calcext:value-type="float">
            <text:p>0.019773829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<text:s/>2019-12-03 11:04:55</text:p>
          </table:table-cell>
          <table:table-cell office:value-type="float" office:value="24.23546" calcext:value-type="float">
            <text:p>24.23546</text:p>
          </table:table-cell>
          <table:table-cell office:value-type="string" calcext:value-type="string">
            <text:p><text:s/></text:p>
          </table:table-cell>
          <table:table-cell office:value-type="float" office:value="0.137460248" calcext:value-type="float">
            <text:p>0.137460248</text:p>
          </table:table-cell>
          <table:table-cell office:value-type="float" office:value="0.033678416" calcext:value-type="float">
            <text:p>0.033678416</text:p>
          </table:table-cell>
          <table:table-cell office:value-type="float" office:value="0.135057585" calcext:value-type="float">
            <text:p>0.135057585</text:p>
          </table:table-cell>
          <table:table-cell office:value-type="float" office:value="0.140573399" calcext:value-type="float">
            <text:p>0.140573399</text:p>
          </table:table-cell>
          <table:table-cell office:value-type="float" office:value="0.128746644" calcext:value-type="float">
            <text:p>0.12874664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3041" calcext:value-type="float">
            <text:p>0.001123041</text:p>
          </table:table-cell>
          <table:table-cell office:value-type="float" office:value="0.00027515" calcext:value-type="float">
            <text:p>0.00027515</text:p>
          </table:table-cell>
          <table:table-cell office:value-type="float" office:value="0.001103412" calcext:value-type="float">
            <text:p>0.001103412</text:p>
          </table:table-cell>
          <table:table-cell office:value-type="float" office:value="0.001148475" calcext:value-type="float">
            <text:p>0.001148475</text:p>
          </table:table-cell>
          <table:table-cell office:value-type="float" office:value="0.001051852" calcext:value-type="float">
            <text:p>0.00105185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0862" calcext:value-type="float">
            <text:p>0.000850862</text:p>
          </table:table-cell>
          <table:table-cell office:value-type="float" office:value="0.000002972" calcext:value-type="float">
            <text:p>2.972E-06</text:p>
          </table:table-cell>
          <table:table-cell office:value-type="float" office:value="0.000831233" calcext:value-type="float">
            <text:p>0.000831233</text:p>
          </table:table-cell>
          <table:table-cell office:value-type="float" office:value="0.000876297" calcext:value-type="float">
            <text:p>0.000876297</text:p>
          </table:table-cell>
          <table:table-cell office:value-type="float" office:value="0.000779673" calcext:value-type="float">
            <text:p>0.000779673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56470317" calcext:value-type="float">
            <text:p>24.256470317</text:p>
          </table:table-cell>
          <table:table-cell office:value-type="float" office:value="24.235529637" calcext:value-type="float">
            <text:p>24.235529637</text:p>
          </table:table-cell>
          <table:table-cell office:value-type="float" office:value="24.255985522" calcext:value-type="float">
            <text:p>24.255985522</text:p>
          </table:table-cell>
          <table:table-cell office:value-type="float" office:value="24.25709847" calcext:value-type="float">
            <text:p>24.25709847</text:p>
          </table:table-cell>
          <table:table-cell office:value-type="float" office:value="24.254712137" calcext:value-type="float">
            <text:p>24.254712137</text:p>
          </table:table-cell>
          <table:table-cell office:value-type="float" office:value="25.237169737" calcext:value-type="float">
            <text:p>25.237169737</text:p>
          </table:table-cell>
          <table:table-cell/>
          <table:table-cell office:value-type="float" office:value="0.021567714" calcext:value-type="float">
            <text:p>0.021567714</text:p>
          </table:table-cell>
          <table:table-cell office:value-type="float" office:value="0.000075276" calcext:value-type="float">
            <text:p>7.5276E-05</text:p>
          </table:table-cell>
          <table:table-cell office:value-type="float" office:value="0.021070147" calcext:value-type="float">
            <text:p>0.021070147</text:p>
          </table:table-cell>
          <table:table-cell office:value-type="float" office:value="0.022212415" calcext:value-type="float">
            <text:p>0.022212415</text:p>
          </table:table-cell>
          <table:table-cell office:value-type="float" office:value="0.019763214" calcext:value-type="float">
            <text:p>0.019763214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<text:s/>2019-12-03 11:04:57</text:p>
          </table:table-cell>
          <table:table-cell office:value-type="float" office:value="24.23546" calcext:value-type="float">
            <text:p>24.23546</text:p>
          </table:table-cell>
          <table:table-cell office:value-type="string" calcext:value-type="string">
            <text:p><text:s/></text:p>
          </table:table-cell>
          <table:table-cell office:value-type="float" office:value="0.137471573" calcext:value-type="float">
            <text:p>0.137471573</text:p>
          </table:table-cell>
          <table:table-cell office:value-type="float" office:value="0.033473376" calcext:value-type="float">
            <text:p>0.033473376</text:p>
          </table:table-cell>
          <table:table-cell office:value-type="float" office:value="0.13479592" calcext:value-type="float">
            <text:p>0.13479592</text:p>
          </table:table-cell>
          <table:table-cell office:value-type="float" office:value="0.140769498" calcext:value-type="float">
            <text:p>0.140769498</text:p>
          </table:table-cell>
          <table:table-cell office:value-type="float" office:value="0.129165069" calcext:value-type="float">
            <text:p>0.12916506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3134" calcext:value-type="float">
            <text:p>0.001123134</text:p>
          </table:table-cell>
          <table:table-cell office:value-type="float" office:value="0.000273475" calcext:value-type="float">
            <text:p>0.000273475</text:p>
          </table:table-cell>
          <table:table-cell office:value-type="float" office:value="0.001101274" calcext:value-type="float">
            <text:p>0.001101274</text:p>
          </table:table-cell>
          <table:table-cell office:value-type="float" office:value="0.001150078" calcext:value-type="float">
            <text:p>0.001150078</text:p>
          </table:table-cell>
          <table:table-cell office:value-type="float" office:value="0.00105527" calcext:value-type="float">
            <text:p>0.0010552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0955" calcext:value-type="float">
            <text:p>0.000850955</text:p>
          </table:table-cell>
          <table:table-cell office:value-type="float" office:value="0.000001296" calcext:value-type="float">
            <text:p>1.296E-06</text:p>
          </table:table-cell>
          <table:table-cell office:value-type="float" office:value="0.000829095" calcext:value-type="float">
            <text:p>0.000829095</text:p>
          </table:table-cell>
          <table:table-cell office:value-type="float" office:value="0.000877899" calcext:value-type="float">
            <text:p>0.000877899</text:p>
          </table:table-cell>
          <table:table-cell office:value-type="float" office:value="0.000783091" calcext:value-type="float">
            <text:p>0.000783091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56472602" calcext:value-type="float">
            <text:p>24.256472602</text:p>
          </table:table-cell>
          <table:table-cell office:value-type="float" office:value="24.235488265" calcext:value-type="float">
            <text:p>24.235488265</text:p>
          </table:table-cell>
          <table:table-cell office:value-type="float" office:value="24.255932725" calcext:value-type="float">
            <text:p>24.255932725</text:p>
          </table:table-cell>
          <table:table-cell office:value-type="float" office:value="24.257138038" calcext:value-type="float">
            <text:p>24.257138038</text:p>
          </table:table-cell>
          <table:table-cell office:value-type="float" office:value="24.254796564" calcext:value-type="float">
            <text:p>24.254796564</text:p>
          </table:table-cell>
          <table:table-cell office:value-type="float" office:value="25.237169737" calcext:value-type="float">
            <text:p>25.237169737</text:p>
          </table:table-cell>
          <table:table-cell/>
          <table:table-cell office:value-type="float" office:value="0.021570059" calcext:value-type="float">
            <text:p>0.021570059</text:p>
          </table:table-cell>
          <table:table-cell office:value-type="float" office:value="0.000032813" calcext:value-type="float">
            <text:p>3.2813E-05</text:p>
          </table:table-cell>
          <table:table-cell office:value-type="float" office:value="0.021015959" calcext:value-type="float">
            <text:p>0.021015959</text:p>
          </table:table-cell>
          <table:table-cell office:value-type="float" office:value="0.022253025" calcext:value-type="float">
            <text:p>0.022253025</text:p>
          </table:table-cell>
          <table:table-cell office:value-type="float" office:value="0.019849865" calcext:value-type="float">
            <text:p>0.019849865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<text:s/>2019-12-03 11:04:58</text:p>
          </table:table-cell>
          <table:table-cell office:value-type="float" office:value="24.23546" calcext:value-type="float">
            <text:p>24.23546</text:p>
          </table:table-cell>
          <table:table-cell office:value-type="string" calcext:value-type="string">
            <text:p><text:s/></text:p>
          </table:table-cell>
          <table:table-cell office:value-type="float" office:value="0.137679593" calcext:value-type="float">
            <text:p>0.137679593</text:p>
          </table:table-cell>
          <table:table-cell office:value-type="float" office:value="0.03359795" calcext:value-type="float">
            <text:p>0.03359795</text:p>
          </table:table-cell>
          <table:table-cell office:value-type="float" office:value="0.134180204" calcext:value-type="float">
            <text:p>0.134180204</text:p>
          </table:table-cell>
          <table:table-cell office:value-type="float" office:value="0.141008513" calcext:value-type="float">
            <text:p>0.141008513</text:p>
          </table:table-cell>
          <table:table-cell office:value-type="float" office:value="0.128914133" calcext:value-type="float">
            <text:p>0.12891413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4833" calcext:value-type="float">
            <text:p>0.001124833</text:p>
          </table:table-cell>
          <table:table-cell office:value-type="float" office:value="0.000274493" calcext:value-type="float">
            <text:p>0.000274493</text:p>
          </table:table-cell>
          <table:table-cell office:value-type="float" office:value="0.001096243" calcext:value-type="float">
            <text:p>0.001096243</text:p>
          </table:table-cell>
          <table:table-cell office:value-type="float" office:value="0.00115203" calcext:value-type="float">
            <text:p>0.00115203</text:p>
          </table:table-cell>
          <table:table-cell office:value-type="float" office:value="0.00105322" calcext:value-type="float">
            <text:p>0.0010532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2654" calcext:value-type="float">
            <text:p>0.000852654</text:p>
          </table:table-cell>
          <table:table-cell office:value-type="float" office:value="0.000002314" calcext:value-type="float">
            <text:p>2.314E-06</text:p>
          </table:table-cell>
          <table:table-cell office:value-type="float" office:value="0.000824065" calcext:value-type="float">
            <text:p>0.000824065</text:p>
          </table:table-cell>
          <table:table-cell office:value-type="float" office:value="0.000879851" calcext:value-type="float">
            <text:p>0.000879851</text:p>
          </table:table-cell>
          <table:table-cell office:value-type="float" office:value="0.000781041" calcext:value-type="float">
            <text:p>0.000781041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56514575" calcext:value-type="float">
            <text:p>24.256514575</text:p>
          </table:table-cell>
          <table:table-cell office:value-type="float" office:value="24.235513401" calcext:value-type="float">
            <text:p>24.235513401</text:p>
          </table:table-cell>
          <table:table-cell office:value-type="float" office:value="24.255808489" calcext:value-type="float">
            <text:p>24.255808489</text:p>
          </table:table-cell>
          <table:table-cell office:value-type="float" office:value="24.257186265" calcext:value-type="float">
            <text:p>24.257186265</text:p>
          </table:table-cell>
          <table:table-cell office:value-type="float" office:value="24.254745932" calcext:value-type="float">
            <text:p>24.254745932</text:p>
          </table:table-cell>
          <table:table-cell office:value-type="float" office:value="25.237169737" calcext:value-type="float">
            <text:p>25.237169737</text:p>
          </table:table-cell>
          <table:table-cell/>
          <table:table-cell office:value-type="float" office:value="0.021613138" calcext:value-type="float">
            <text:p>0.021613138</text:p>
          </table:table-cell>
          <table:table-cell office:value-type="float" office:value="0.000058612" calcext:value-type="float">
            <text:p>5.8612E-05</text:p>
          </table:table-cell>
          <table:table-cell office:value-type="float" office:value="0.02088845" calcext:value-type="float">
            <text:p>0.02088845</text:p>
          </table:table-cell>
          <table:table-cell office:value-type="float" office:value="0.022302523" calcext:value-type="float">
            <text:p>0.022302523</text:p>
          </table:table-cell>
          <table:table-cell office:value-type="float" office:value="0.019797899" calcext:value-type="float">
            <text:p>0.019797899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<text:s/>2019-12-03 11:04:59</text:p>
          </table:table-cell>
          <table:table-cell office:value-type="float" office:value="24.2304" calcext:value-type="float">
            <text:p>24.2304</text:p>
          </table:table-cell>
          <table:table-cell office:value-type="string" calcext:value-type="string">
            <text:p><text:s/></text:p>
          </table:table-cell>
          <table:table-cell office:value-type="float" office:value="0.137617604" calcext:value-type="float">
            <text:p>0.137617604</text:p>
          </table:table-cell>
          <table:table-cell office:value-type="float" office:value="0.035428409" calcext:value-type="float">
            <text:p>0.035428409</text:p>
          </table:table-cell>
          <table:table-cell office:value-type="float" office:value="0.134671347" calcext:value-type="float">
            <text:p>0.134671347</text:p>
          </table:table-cell>
          <table:table-cell office:value-type="float" office:value="0.141232031" calcext:value-type="float">
            <text:p>0.141232031</text:p>
          </table:table-cell>
          <table:table-cell office:value-type="float" office:value="0.128148809" calcext:value-type="float">
            <text:p>0.12814880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4327" calcext:value-type="float">
            <text:p>0.001124327</text:p>
          </table:table-cell>
          <table:table-cell office:value-type="float" office:value="0.000289448" calcext:value-type="float">
            <text:p>0.000289448</text:p>
          </table:table-cell>
          <table:table-cell office:value-type="float" office:value="0.001100256" calcext:value-type="float">
            <text:p>0.001100256</text:p>
          </table:table-cell>
          <table:table-cell office:value-type="float" office:value="0.001153856" calcext:value-type="float">
            <text:p>0.001153856</text:p>
          </table:table-cell>
          <table:table-cell office:value-type="float" office:value="0.001046967" calcext:value-type="float">
            <text:p>0.00104696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2148" calcext:value-type="float">
            <text:p>0.000852148</text:p>
          </table:table-cell>
          <table:table-cell office:value-type="float" office:value="0.000017269" calcext:value-type="float">
            <text:p>1.7269E-05</text:p>
          </table:table-cell>
          <table:table-cell office:value-type="float" office:value="0.000828077" calcext:value-type="float">
            <text:p>0.000828077</text:p>
          </table:table-cell>
          <table:table-cell office:value-type="float" office:value="0.000881678" calcext:value-type="float">
            <text:p>0.000881678</text:p>
          </table:table-cell>
          <table:table-cell office:value-type="float" office:value="0.000774789" calcext:value-type="float">
            <text:p>0.000774789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51448202" calcext:value-type="float">
            <text:p>24.251448202</text:p>
          </table:table-cell>
          <table:table-cell office:value-type="float" office:value="24.230828787" calcext:value-type="float">
            <text:p>24.230828787</text:p>
          </table:table-cell>
          <table:table-cell office:value-type="float" office:value="24.250853721" calcext:value-type="float">
            <text:p>24.250853721</text:p>
          </table:table-cell>
          <table:table-cell office:value-type="float" office:value="24.252177503" calcext:value-type="float">
            <text:p>24.252177503</text:p>
          </table:table-cell>
          <table:table-cell office:value-type="float" office:value="24.249537635" calcext:value-type="float">
            <text:p>24.249537635</text:p>
          </table:table-cell>
          <table:table-cell office:value-type="float" office:value="25.23212034" calcext:value-type="float">
            <text:p>25.23212034</text:p>
          </table:table-cell>
          <table:table-cell/>
          <table:table-cell office:value-type="float" office:value="0.021600301" calcext:value-type="float">
            <text:p>0.021600301</text:p>
          </table:table-cell>
          <table:table-cell office:value-type="float" office:value="0.000437691" calcext:value-type="float">
            <text:p>0.000437691</text:p>
          </table:table-cell>
          <table:table-cell office:value-type="float" office:value="0.020990161" calcext:value-type="float">
            <text:p>0.020990161</text:p>
          </table:table-cell>
          <table:table-cell office:value-type="float" office:value="0.022348811" calcext:value-type="float">
            <text:p>0.022348811</text:p>
          </table:table-cell>
          <table:table-cell office:value-type="float" office:value="0.019639408" calcext:value-type="float">
            <text:p>0.019639408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<text:s/>2019-12-03 11:05:01</text:p>
          </table:table-cell>
          <table:table-cell office:value-type="float" office:value="24.24051" calcext:value-type="float">
            <text:p>24.24051</text:p>
          </table:table-cell>
          <table:table-cell office:value-type="string" calcext:value-type="string">
            <text:p><text:s/></text:p>
          </table:table-cell>
          <table:table-cell office:value-type="float" office:value="0.137547867" calcext:value-type="float">
            <text:p>0.137547867</text:p>
          </table:table-cell>
          <table:table-cell office:value-type="float" office:value="0.034117703" calcext:value-type="float">
            <text:p>0.034117703</text:p>
          </table:table-cell>
          <table:table-cell office:value-type="float" office:value="0.135054008" calcext:value-type="float">
            <text:p>0.135054008</text:p>
          </table:table-cell>
          <table:table-cell office:value-type="float" office:value="0.141268985" calcext:value-type="float">
            <text:p>0.141268985</text:p>
          </table:table-cell>
          <table:table-cell office:value-type="float" office:value="0.128254906" calcext:value-type="float">
            <text:p>0.12825490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3757" calcext:value-type="float">
            <text:p>0.001123757</text:p>
          </table:table-cell>
          <table:table-cell office:value-type="float" office:value="0.000278739" calcext:value-type="float">
            <text:p>0.000278739</text:p>
          </table:table-cell>
          <table:table-cell office:value-type="float" office:value="0.001103382" calcext:value-type="float">
            <text:p>0.001103382</text:p>
          </table:table-cell>
          <table:table-cell office:value-type="float" office:value="0.001154158" calcext:value-type="float">
            <text:p>0.001154158</text:p>
          </table:table-cell>
          <table:table-cell office:value-type="float" office:value="0.001047834" calcext:value-type="float">
            <text:p>0.00104783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1578" calcext:value-type="float">
            <text:p>0.000851578</text:p>
          </table:table-cell>
          <table:table-cell office:value-type="float" office:value="0.000006561" calcext:value-type="float">
            <text:p>6.561E-06</text:p>
          </table:table-cell>
          <table:table-cell office:value-type="float" office:value="0.000831204" calcext:value-type="float">
            <text:p>0.000831204</text:p>
          </table:table-cell>
          <table:table-cell office:value-type="float" office:value="0.00088198" calcext:value-type="float">
            <text:p>0.00088198</text:p>
          </table:table-cell>
          <table:table-cell office:value-type="float" office:value="0.000775655" calcext:value-type="float">
            <text:p>0.000775655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61541862" calcext:value-type="float">
            <text:p>24.261541862</text:p>
          </table:table-cell>
          <table:table-cell office:value-type="float" office:value="24.240672237" calcext:value-type="float">
            <text:p>24.240672237</text:p>
          </table:table-cell>
          <table:table-cell office:value-type="float" office:value="24.261038669" calcext:value-type="float">
            <text:p>24.261038669</text:p>
          </table:table-cell>
          <table:table-cell office:value-type="float" office:value="24.262292684" calcext:value-type="float">
            <text:p>24.262292684</text:p>
          </table:table-cell>
          <table:table-cell office:value-type="float" office:value="24.259666791" calcext:value-type="float">
            <text:p>24.259666791</text:p>
          </table:table-cell>
          <table:table-cell office:value-type="float" office:value="25.242219135" calcext:value-type="float">
            <text:p>25.242219135</text:p>
          </table:table-cell>
          <table:table-cell/>
          <table:table-cell office:value-type="float" office:value="0.021585859" calcext:value-type="float">
            <text:p>0.021585859</text:p>
          </table:table-cell>
          <table:table-cell office:value-type="float" office:value="0.00016625" calcext:value-type="float">
            <text:p>0.00016625</text:p>
          </table:table-cell>
          <table:table-cell office:value-type="float" office:value="0.021069406" calcext:value-type="float">
            <text:p>0.021069406</text:p>
          </table:table-cell>
          <table:table-cell office:value-type="float" office:value="0.022356464" calcext:value-type="float">
            <text:p>0.022356464</text:p>
          </table:table-cell>
          <table:table-cell office:value-type="float" office:value="0.01966138" calcext:value-type="float">
            <text:p>0.01966138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<text:s/>2019-12-03 11:05:02</text:p>
          </table:table-cell>
          <table:table-cell office:value-type="float" office:value="24.23546" calcext:value-type="float">
            <text:p>24.23546</text:p>
          </table:table-cell>
          <table:table-cell office:value-type="string" calcext:value-type="string">
            <text:p><text:s/></text:p>
          </table:table-cell>
          <table:table-cell office:value-type="float" office:value="0.137567537" calcext:value-type="float">
            <text:p>0.137567537</text:p>
          </table:table-cell>
          <table:table-cell office:value-type="float" office:value="0.033370856" calcext:value-type="float">
            <text:p>0.033370856</text:p>
          </table:table-cell>
          <table:table-cell office:value-type="float" office:value="0.134651081" calcext:value-type="float">
            <text:p>0.134651081</text:p>
          </table:table-cell>
          <table:table-cell office:value-type="float" office:value="0.141338723" calcext:value-type="float">
            <text:p>0.141338723</text:p>
          </table:table-cell>
          <table:table-cell office:value-type="float" office:value="0.129348651" calcext:value-type="float">
            <text:p>0.12934865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3918" calcext:value-type="float">
            <text:p>0.001123918</text:p>
          </table:table-cell>
          <table:table-cell office:value-type="float" office:value="0.000272638" calcext:value-type="float">
            <text:p>0.000272638</text:p>
          </table:table-cell>
          <table:table-cell office:value-type="float" office:value="0.001100091" calcext:value-type="float">
            <text:p>0.001100091</text:p>
          </table:table-cell>
          <table:table-cell office:value-type="float" office:value="0.001154728" calcext:value-type="float">
            <text:p>0.001154728</text:p>
          </table:table-cell>
          <table:table-cell office:value-type="float" office:value="0.00105677" calcext:value-type="float">
            <text:p>0.0010567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1739" calcext:value-type="float">
            <text:p>0.000851739</text:p>
          </table:table-cell>
          <table:table-cell office:value-type="float" office:value="0.000000459" calcext:value-type="float">
            <text:p>4.59E-07</text:p>
          </table:table-cell>
          <table:table-cell office:value-type="float" office:value="0.000827912" calcext:value-type="float">
            <text:p>0.000827912</text:p>
          </table:table-cell>
          <table:table-cell office:value-type="float" office:value="0.000882549" calcext:value-type="float">
            <text:p>0.000882549</text:p>
          </table:table-cell>
          <table:table-cell office:value-type="float" office:value="0.000784591" calcext:value-type="float">
            <text:p>0.000784591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56491965" calcext:value-type="float">
            <text:p>24.256491965</text:p>
          </table:table-cell>
          <table:table-cell office:value-type="float" office:value="24.235467579" calcext:value-type="float">
            <text:p>24.235467579</text:p>
          </table:table-cell>
          <table:table-cell office:value-type="float" office:value="24.2559035" calcext:value-type="float">
            <text:p>24.2559035</text:p>
          </table:table-cell>
          <table:table-cell office:value-type="float" office:value="24.257252893" calcext:value-type="float">
            <text:p>24.257252893</text:p>
          </table:table-cell>
          <table:table-cell office:value-type="float" office:value="24.254833606" calcext:value-type="float">
            <text:p>24.254833606</text:p>
          </table:table-cell>
          <table:table-cell office:value-type="float" office:value="25.237169737" calcext:value-type="float">
            <text:p>25.237169737</text:p>
          </table:table-cell>
          <table:table-cell/>
          <table:table-cell office:value-type="float" office:value="0.021589932" calcext:value-type="float">
            <text:p>0.021589932</text:p>
          </table:table-cell>
          <table:table-cell office:value-type="float" office:value="0.000011582" calcext:value-type="float">
            <text:p>1.1582E-05</text:p>
          </table:table-cell>
          <table:table-cell office:value-type="float" office:value="0.020985964" calcext:value-type="float">
            <text:p>0.020985964</text:p>
          </table:table-cell>
          <table:table-cell office:value-type="float" office:value="0.022370906" calcext:value-type="float">
            <text:p>0.022370906</text:p>
          </table:table-cell>
          <table:table-cell office:value-type="float" office:value="0.019887884" calcext:value-type="float">
            <text:p>0.019887884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<text:s/>2019-12-03 11:05:03</text:p>
          </table:table-cell>
          <table:table-cell office:value-type="float" office:value="24.24051" calcext:value-type="float">
            <text:p>24.24051</text:p>
          </table:table-cell>
          <table:table-cell office:value-type="string" calcext:value-type="string">
            <text:p><text:s/></text:p>
          </table:table-cell>
          <table:table-cell office:value-type="float" office:value="0.137661116" calcext:value-type="float">
            <text:p>0.137661116</text:p>
          </table:table-cell>
          <table:table-cell office:value-type="float" office:value="0.033346419" calcext:value-type="float">
            <text:p>0.033346419</text:p>
          </table:table-cell>
          <table:table-cell office:value-type="float" office:value="0.134171263" calcext:value-type="float">
            <text:p>0.134171263</text:p>
          </table:table-cell>
          <table:table-cell office:value-type="float" office:value="0.141272562" calcext:value-type="float">
            <text:p>0.141272562</text:p>
          </table:table-cell>
          <table:table-cell office:value-type="float" office:value="0.129142419" calcext:value-type="float">
            <text:p>0.12914241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4682" calcext:value-type="float">
            <text:p>0.001124682</text:p>
          </table:table-cell>
          <table:table-cell office:value-type="float" office:value="0.000272438" calcext:value-type="float">
            <text:p>0.000272438</text:p>
          </table:table-cell>
          <table:table-cell office:value-type="float" office:value="0.00109617" calcext:value-type="float">
            <text:p>0.00109617</text:p>
          </table:table-cell>
          <table:table-cell office:value-type="float" office:value="0.001154188" calcext:value-type="float">
            <text:p>0.001154188</text:p>
          </table:table-cell>
          <table:table-cell office:value-type="float" office:value="0.001055085" calcext:value-type="float">
            <text:p>0.00105508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2503" calcext:value-type="float">
            <text:p>0.000852503</text:p>
          </table:table-cell>
          <table:table-cell office:value-type="float" office:value="0.000000259" calcext:value-type="float">
            <text:p>2.59E-07</text:p>
          </table:table-cell>
          <table:table-cell office:value-type="float" office:value="0.000823992" calcext:value-type="float">
            <text:p>0.000823992</text:p>
          </table:table-cell>
          <table:table-cell office:value-type="float" office:value="0.000882009" calcext:value-type="float">
            <text:p>0.000882009</text:p>
          </table:table-cell>
          <table:table-cell office:value-type="float" office:value="0.000782906" calcext:value-type="float">
            <text:p>0.000782906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61564713" calcext:value-type="float">
            <text:p>24.261564713</text:p>
          </table:table-cell>
          <table:table-cell office:value-type="float" office:value="24.24051661" calcext:value-type="float">
            <text:p>24.24051661</text:p>
          </table:table-cell>
          <table:table-cell office:value-type="float" office:value="24.260860554" calcext:value-type="float">
            <text:p>24.260860554</text:p>
          </table:table-cell>
          <table:table-cell office:value-type="float" office:value="24.262293405" calcext:value-type="float">
            <text:p>24.262293405</text:p>
          </table:table-cell>
          <table:table-cell office:value-type="float" office:value="24.259845868" calcext:value-type="float">
            <text:p>24.259845868</text:p>
          </table:table-cell>
          <table:table-cell office:value-type="float" office:value="25.242219135" calcext:value-type="float">
            <text:p>25.242219135</text:p>
          </table:table-cell>
          <table:table-cell/>
          <table:table-cell office:value-type="float" office:value="0.021609311" calcext:value-type="float">
            <text:p>0.021609311</text:p>
          </table:table-cell>
          <table:table-cell office:value-type="float" office:value="0.000006521" calcext:value-type="float">
            <text:p>6.521E-06</text:p>
          </table:table-cell>
          <table:table-cell office:value-type="float" office:value="0.020886598" calcext:value-type="float">
            <text:p>0.020886598</text:p>
          </table:table-cell>
          <table:table-cell office:value-type="float" office:value="0.022357204" calcext:value-type="float">
            <text:p>0.022357204</text:p>
          </table:table-cell>
          <table:table-cell office:value-type="float" office:value="0.019845175" calcext:value-type="float">
            <text:p>0.019845175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<text:s/>2019-12-03 11:05:04</text:p>
          </table:table-cell>
          <table:table-cell office:value-type="float" office:value="24.24556" calcext:value-type="float">
            <text:p>24.24556</text:p>
          </table:table-cell>
          <table:table-cell office:value-type="string" calcext:value-type="string">
            <text:p><text:s/></text:p>
          </table:table-cell>
          <table:table-cell office:value-type="float" office:value="0.137787478" calcext:value-type="float">
            <text:p>0.137787478</text:p>
          </table:table-cell>
          <table:table-cell office:value-type="float" office:value="0.033938293" calcext:value-type="float">
            <text:p>0.033938293</text:p>
          </table:table-cell>
          <table:table-cell office:value-type="float" office:value="0.134244577" calcext:value-type="float">
            <text:p>0.134244577</text:p>
          </table:table-cell>
          <table:table-cell office:value-type="float" office:value="0.14127733" calcext:value-type="float">
            <text:p>0.14127733</text:p>
          </table:table-cell>
          <table:table-cell office:value-type="float" office:value="0.12869896" calcext:value-type="float">
            <text:p>0.1286989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5715" calcext:value-type="float">
            <text:p>0.001125715</text:p>
          </table:table-cell>
          <table:table-cell office:value-type="float" office:value="0.000277274" calcext:value-type="float">
            <text:p>0.000277274</text:p>
          </table:table-cell>
          <table:table-cell office:value-type="float" office:value="0.001096769" calcext:value-type="float">
            <text:p>0.001096769</text:p>
          </table:table-cell>
          <table:table-cell office:value-type="float" office:value="0.001154227" calcext:value-type="float">
            <text:p>0.001154227</text:p>
          </table:table-cell>
          <table:table-cell office:value-type="float" office:value="0.001051462" calcext:value-type="float">
            <text:p>0.00105146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3536" calcext:value-type="float">
            <text:p>0.000853536</text:p>
          </table:table-cell>
          <table:table-cell office:value-type="float" office:value="0.000005095" calcext:value-type="float">
            <text:p>5.095E-06</text:p>
          </table:table-cell>
          <table:table-cell office:value-type="float" office:value="0.000824591" calcext:value-type="float">
            <text:p>0.000824591</text:p>
          </table:table-cell>
          <table:table-cell office:value-type="float" office:value="0.000882048" calcext:value-type="float">
            <text:p>0.000882048</text:p>
          </table:table-cell>
          <table:table-cell office:value-type="float" office:value="0.000779283" calcext:value-type="float">
            <text:p>0.000779283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66644075" calcext:value-type="float">
            <text:p>24.266644075</text:p>
          </table:table-cell>
          <table:table-cell office:value-type="float" office:value="24.245689999" calcext:value-type="float">
            <text:p>24.245689999</text:p>
          </table:table-cell>
          <table:table-cell office:value-type="float" office:value="24.265929216" calcext:value-type="float">
            <text:p>24.265929216</text:p>
          </table:table-cell>
          <table:table-cell office:value-type="float" office:value="24.26734823" calcext:value-type="float">
            <text:p>24.26734823</text:p>
          </table:table-cell>
          <table:table-cell office:value-type="float" office:value="24.264810264" calcext:value-type="float">
            <text:p>24.264810264</text:p>
          </table:table-cell>
          <table:table-cell office:value-type="float" office:value="25.247268534" calcext:value-type="float">
            <text:p>25.247268534</text:p>
          </table:table-cell>
          <table:table-cell/>
          <table:table-cell office:value-type="float" office:value="0.02163548" calcext:value-type="float">
            <text:p>0.02163548</text:p>
          </table:table-cell>
          <table:table-cell office:value-type="float" office:value="0.000129095" calcext:value-type="float">
            <text:p>0.000129095</text:p>
          </table:table-cell>
          <table:table-cell office:value-type="float" office:value="0.020901781" calcext:value-type="float">
            <text:p>0.020901781</text:p>
          </table:table-cell>
          <table:table-cell office:value-type="float" office:value="0.022358192" calcext:value-type="float">
            <text:p>0.022358192</text:p>
          </table:table-cell>
          <table:table-cell office:value-type="float" office:value="0.019753339" calcext:value-type="float">
            <text:p>0.019753339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<text:s/>2019-12-03 11:05:06</text:p>
          </table:table-cell>
          <table:table-cell office:value-type="float" office:value="24.23546" calcext:value-type="float">
            <text:p>24.23546</text:p>
          </table:table-cell>
          <table:table-cell office:value-type="string" calcext:value-type="string">
            <text:p><text:s/></text:p>
          </table:table-cell>
          <table:table-cell office:value-type="float" office:value="0.137741582" calcext:value-type="float">
            <text:p>0.137741582</text:p>
          </table:table-cell>
          <table:table-cell office:value-type="float" office:value="0.035395626" calcext:value-type="float">
            <text:p>0.035395626</text:p>
          </table:table-cell>
          <table:table-cell office:value-type="float" office:value="0.134956853" calcext:value-type="float">
            <text:p>0.134956853</text:p>
          </table:table-cell>
          <table:table-cell office:value-type="float" office:value="0.141224878" calcext:value-type="float">
            <text:p>0.141224878</text:p>
          </table:table-cell>
          <table:table-cell office:value-type="float" office:value="0.128105298" calcext:value-type="float">
            <text:p>0.12810529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534" calcext:value-type="float">
            <text:p>0.00112534</text:p>
          </table:table-cell>
          <table:table-cell office:value-type="float" office:value="0.00028918" calcext:value-type="float">
            <text:p>0.00028918</text:p>
          </table:table-cell>
          <table:table-cell office:value-type="float" office:value="0.001102589" calcext:value-type="float">
            <text:p>0.001102589</text:p>
          </table:table-cell>
          <table:table-cell office:value-type="float" office:value="0.001153798" calcext:value-type="float">
            <text:p>0.001153798</text:p>
          </table:table-cell>
          <table:table-cell office:value-type="float" office:value="0.001046612" calcext:value-type="float">
            <text:p>0.00104661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3161" calcext:value-type="float">
            <text:p>0.000853161</text:p>
          </table:table-cell>
          <table:table-cell office:value-type="float" office:value="0.000017001" calcext:value-type="float">
            <text:p>1.7001E-05</text:p>
          </table:table-cell>
          <table:table-cell office:value-type="float" office:value="0.00083041" calcext:value-type="float">
            <text:p>0.00083041</text:p>
          </table:table-cell>
          <table:table-cell office:value-type="float" office:value="0.000881619" calcext:value-type="float">
            <text:p>0.000881619</text:p>
          </table:table-cell>
          <table:table-cell office:value-type="float" office:value="0.000774433" calcext:value-type="float">
            <text:p>0.000774433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56527083" calcext:value-type="float">
            <text:p>24.256527083</text:p>
          </table:table-cell>
          <table:table-cell office:value-type="float" office:value="24.235876132" calcext:value-type="float">
            <text:p>24.235876132</text:p>
          </table:table-cell>
          <table:table-cell office:value-type="float" office:value="24.255965197" calcext:value-type="float">
            <text:p>24.255965197</text:p>
          </table:table-cell>
          <table:table-cell office:value-type="float" office:value="24.257229922" calcext:value-type="float">
            <text:p>24.257229922</text:p>
          </table:table-cell>
          <table:table-cell office:value-type="float" office:value="24.25458273" calcext:value-type="float">
            <text:p>24.25458273</text:p>
          </table:table-cell>
          <table:table-cell office:value-type="float" office:value="25.237169737" calcext:value-type="float">
            <text:p>25.237169737</text:p>
          </table:table-cell>
          <table:table-cell/>
          <table:table-cell office:value-type="float" office:value="0.021625975" calcext:value-type="float">
            <text:p>0.021625975</text:p>
          </table:table-cell>
          <table:table-cell office:value-type="float" office:value="0.000430902" calcext:value-type="float">
            <text:p>0.000430902</text:p>
          </table:table-cell>
          <table:table-cell office:value-type="float" office:value="0.021049286" calcext:value-type="float">
            <text:p>0.021049286</text:p>
          </table:table-cell>
          <table:table-cell office:value-type="float" office:value="0.02234733" calcext:value-type="float">
            <text:p>0.02234733</text:p>
          </table:table-cell>
          <table:table-cell office:value-type="float" office:value="0.019630397" calcext:value-type="float">
            <text:p>0.019630397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<text:s/>2019-12-03 11:05:07</text:p>
          </table:table-cell>
          <table:table-cell office:value-type="float" office:value="24.24556" calcext:value-type="float">
            <text:p>24.24556</text:p>
          </table:table-cell>
          <table:table-cell office:value-type="string" calcext:value-type="string">
            <text:p><text:s/></text:p>
          </table:table-cell>
          <table:table-cell office:value-type="float" office:value="0.13766052" calcext:value-type="float">
            <text:p>0.13766052</text:p>
          </table:table-cell>
          <table:table-cell office:value-type="float" office:value="0.033299331" calcext:value-type="float">
            <text:p>0.033299331</text:p>
          </table:table-cell>
          <table:table-cell office:value-type="float" office:value="0.13451697" calcext:value-type="float">
            <text:p>0.13451697</text:p>
          </table:table-cell>
          <table:table-cell office:value-type="float" office:value="0.141269581" calcext:value-type="float">
            <text:p>0.141269581</text:p>
          </table:table-cell>
          <table:table-cell office:value-type="float" office:value="0.129418985" calcext:value-type="float">
            <text:p>0.12941898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4677" calcext:value-type="float">
            <text:p>0.001124677</text:p>
          </table:table-cell>
          <table:table-cell office:value-type="float" office:value="0.000272053" calcext:value-type="float">
            <text:p>0.000272053</text:p>
          </table:table-cell>
          <table:table-cell office:value-type="float" office:value="0.001098995" calcext:value-type="float">
            <text:p>0.001098995</text:p>
          </table:table-cell>
          <table:table-cell office:value-type="float" office:value="0.001154163" calcext:value-type="float">
            <text:p>0.001154163</text:p>
          </table:table-cell>
          <table:table-cell office:value-type="float" office:value="0.001057345" calcext:value-type="float">
            <text:p>0.00105734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2499" calcext:value-type="float">
            <text:p>0.000852499</text:p>
          </table:table-cell>
          <table:table-cell office:value-type="float" office:value="-0.000000125" calcext:value-type="float">
            <text:p>-1.25E-07</text:p>
          </table:table-cell>
          <table:table-cell office:value-type="float" office:value="0.000826816" calcext:value-type="float">
            <text:p>0.000826816</text:p>
          </table:table-cell>
          <table:table-cell office:value-type="float" office:value="0.000881984" calcext:value-type="float">
            <text:p>0.000881984</text:p>
          </table:table-cell>
          <table:table-cell office:value-type="float" office:value="0.000785166" calcext:value-type="float">
            <text:p>0.000785166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66618459" calcext:value-type="float">
            <text:p>24.266618459</text:p>
          </table:table-cell>
          <table:table-cell office:value-type="float" office:value="24.245561072" calcext:value-type="float">
            <text:p>24.245561072</text:p>
          </table:table-cell>
          <table:table-cell office:value-type="float" office:value="24.265984178" calcext:value-type="float">
            <text:p>24.265984178</text:p>
          </table:table-cell>
          <table:table-cell office:value-type="float" office:value="24.267346667" calcext:value-type="float">
            <text:p>24.267346667</text:p>
          </table:table-cell>
          <table:table-cell office:value-type="float" office:value="24.264955545" calcext:value-type="float">
            <text:p>24.264955545</text:p>
          </table:table-cell>
          <table:table-cell office:value-type="float" office:value="25.247268534" calcext:value-type="float">
            <text:p>25.247268534</text:p>
          </table:table-cell>
          <table:table-cell/>
          <table:table-cell office:value-type="float" office:value="0.021609188" calcext:value-type="float">
            <text:p>0.021609188</text:p>
          </table:table-cell>
          <table:table-cell office:value-type="float" office:value="-0.000003181" calcext:value-type="float">
            <text:p>-3.181E-06</text:p>
          </table:table-cell>
          <table:table-cell office:value-type="float" office:value="0.020958191" calcext:value-type="float">
            <text:p>0.020958191</text:p>
          </table:table-cell>
          <table:table-cell office:value-type="float" office:value="0.022356587" calcext:value-type="float">
            <text:p>0.022356587</text:p>
          </table:table-cell>
          <table:table-cell office:value-type="float" office:value="0.019902449" calcext:value-type="float">
            <text:p>0.019902449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<text:s/>2019-12-03 11:05:08</text:p>
          </table:table-cell>
          <table:table-cell office:value-type="float" office:value="24.24556" calcext:value-type="float">
            <text:p>24.24556</text:p>
          </table:table-cell>
          <table:table-cell office:value-type="string" calcext:value-type="string">
            <text:p><text:s/></text:p>
          </table:table-cell>
          <table:table-cell office:value-type="float" office:value="0.137718932" calcext:value-type="float">
            <text:p>0.137718932</text:p>
          </table:table-cell>
          <table:table-cell office:value-type="float" office:value="0.033319" calcext:value-type="float">
            <text:p>0.033319</text:p>
          </table:table-cell>
          <table:table-cell office:value-type="float" office:value="0.134466903" calcext:value-type="float">
            <text:p>0.134466903</text:p>
          </table:table-cell>
          <table:table-cell office:value-type="float" office:value="0.141373294" calcext:value-type="float">
            <text:p>0.141373294</text:p>
          </table:table-cell>
          <table:table-cell office:value-type="float" office:value="0.129480973" calcext:value-type="float">
            <text:p>0.12948097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5155" calcext:value-type="float">
            <text:p>0.001125155</text:p>
          </table:table-cell>
          <table:table-cell office:value-type="float" office:value="0.000272214" calcext:value-type="float">
            <text:p>0.000272214</text:p>
          </table:table-cell>
          <table:table-cell office:value-type="float" office:value="0.001098586" calcext:value-type="float">
            <text:p>0.001098586</text:p>
          </table:table-cell>
          <table:table-cell office:value-type="float" office:value="0.001155011" calcext:value-type="float">
            <text:p>0.001155011</text:p>
          </table:table-cell>
          <table:table-cell office:value-type="float" office:value="0.001057851" calcext:value-type="float">
            <text:p>0.00105785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2976" calcext:value-type="float">
            <text:p>0.000852976</text:p>
          </table:table-cell>
          <table:table-cell office:value-type="float" office:value="0.000000035" calcext:value-type="float">
            <text:p>3.5E-08</text:p>
          </table:table-cell>
          <table:table-cell office:value-type="float" office:value="0.000826407" calcext:value-type="float">
            <text:p>0.000826407</text:p>
          </table:table-cell>
          <table:table-cell office:value-type="float" office:value="0.000882832" calcext:value-type="float">
            <text:p>0.000882832</text:p>
          </table:table-cell>
          <table:table-cell office:value-type="float" office:value="0.000785672" calcext:value-type="float">
            <text:p>0.000785672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66630245" calcext:value-type="float">
            <text:p>24.266630245</text:p>
          </table:table-cell>
          <table:table-cell office:value-type="float" office:value="24.24556504" calcext:value-type="float">
            <text:p>24.24556504</text:p>
          </table:table-cell>
          <table:table-cell office:value-type="float" office:value="24.265974075" calcext:value-type="float">
            <text:p>24.265974075</text:p>
          </table:table-cell>
          <table:table-cell office:value-type="float" office:value="24.267367593" calcext:value-type="float">
            <text:p>24.267367593</text:p>
          </table:table-cell>
          <table:table-cell office:value-type="float" office:value="24.264968053" calcext:value-type="float">
            <text:p>24.264968053</text:p>
          </table:table-cell>
          <table:table-cell office:value-type="float" office:value="25.247268534" calcext:value-type="float">
            <text:p>25.247268534</text:p>
          </table:table-cell>
          <table:table-cell/>
          <table:table-cell office:value-type="float" office:value="0.021621285" calcext:value-type="float">
            <text:p>0.021621285</text:p>
          </table:table-cell>
          <table:table-cell office:value-type="float" office:value="0.000000843" calcext:value-type="float">
            <text:p>8.43E-07</text:p>
          </table:table-cell>
          <table:table-cell office:value-type="float" office:value="0.020947822" calcext:value-type="float">
            <text:p>0.020947822</text:p>
          </table:table-cell>
          <table:table-cell office:value-type="float" office:value="0.022378065" calcext:value-type="float">
            <text:p>0.022378065</text:p>
          </table:table-cell>
          <table:table-cell office:value-type="float" office:value="0.019915286" calcext:value-type="float">
            <text:p>0.019915286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<text:s/>2019-12-03 11:05:10</text:p>
          </table:table-cell>
          <table:table-cell office:value-type="float" office:value="24.23546" calcext:value-type="float">
            <text:p>24.23546</text:p>
          </table:table-cell>
          <table:table-cell office:value-type="string" calcext:value-type="string">
            <text:p><text:s/></text:p>
          </table:table-cell>
          <table:table-cell office:value-type="float" office:value="0.13774635" calcext:value-type="float">
            <text:p>0.13774635</text:p>
          </table:table-cell>
          <table:table-cell office:value-type="float" office:value="0.033355955" calcext:value-type="float">
            <text:p>0.033355955</text:p>
          </table:table-cell>
          <table:table-cell office:value-type="float" office:value="0.134415047" calcext:value-type="float">
            <text:p>0.134415047</text:p>
          </table:table-cell>
          <table:table-cell office:value-type="float" office:value="0.141361373" calcext:value-type="float">
            <text:p>0.141361373</text:p>
          </table:table-cell>
          <table:table-cell office:value-type="float" office:value="0.129444019" calcext:value-type="float">
            <text:p>0.12944401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5379" calcext:value-type="float">
            <text:p>0.001125379</text:p>
          </table:table-cell>
          <table:table-cell office:value-type="float" office:value="0.000272516" calcext:value-type="float">
            <text:p>0.000272516</text:p>
          </table:table-cell>
          <table:table-cell office:value-type="float" office:value="0.001098162" calcext:value-type="float">
            <text:p>0.001098162</text:p>
          </table:table-cell>
          <table:table-cell office:value-type="float" office:value="0.001154913" calcext:value-type="float">
            <text:p>0.001154913</text:p>
          </table:table-cell>
          <table:table-cell office:value-type="float" office:value="0.001057549" calcext:value-type="float">
            <text:p>0.00105754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32" calcext:value-type="float">
            <text:p>0.0008532</text:p>
          </table:table-cell>
          <table:table-cell office:value-type="float" office:value="0.000000337" calcext:value-type="float">
            <text:p>3.37E-07</text:p>
          </table:table-cell>
          <table:table-cell office:value-type="float" office:value="0.000825983" calcext:value-type="float">
            <text:p>0.000825983</text:p>
          </table:table-cell>
          <table:table-cell office:value-type="float" office:value="0.000882734" calcext:value-type="float">
            <text:p>0.000882734</text:p>
          </table:table-cell>
          <table:table-cell office:value-type="float" office:value="0.00078537" calcext:value-type="float">
            <text:p>0.00078537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56528045" calcext:value-type="float">
            <text:p>24.256528045</text:p>
          </table:table-cell>
          <table:table-cell office:value-type="float" office:value="24.235464572" calcext:value-type="float">
            <text:p>24.235464572</text:p>
          </table:table-cell>
          <table:table-cell office:value-type="float" office:value="24.255855874" calcext:value-type="float">
            <text:p>24.255855874</text:p>
          </table:table-cell>
          <table:table-cell office:value-type="float" office:value="24.257257463" calcext:value-type="float">
            <text:p>24.257257463</text:p>
          </table:table-cell>
          <table:table-cell office:value-type="float" office:value="24.254852849" calcext:value-type="float">
            <text:p>24.254852849</text:p>
          </table:table-cell>
          <table:table-cell office:value-type="float" office:value="25.237169737" calcext:value-type="float">
            <text:p>25.237169737</text:p>
          </table:table-cell>
          <table:table-cell/>
          <table:table-cell office:value-type="float" office:value="0.021626963" calcext:value-type="float">
            <text:p>0.021626963</text:p>
          </table:table-cell>
          <table:table-cell office:value-type="float" office:value="0.000008496" calcext:value-type="float">
            <text:p>8.496E-06</text:p>
          </table:table-cell>
          <table:table-cell office:value-type="float" office:value="0.020937083" calcext:value-type="float">
            <text:p>0.020937083</text:p>
          </table:table-cell>
          <table:table-cell office:value-type="float" office:value="0.022375596" calcext:value-type="float">
            <text:p>0.022375596</text:p>
          </table:table-cell>
          <table:table-cell office:value-type="float" office:value="0.019907633" calcext:value-type="float">
            <text:p>0.019907633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<text:s/>2019-12-03 11:05:11</text:p>
          </table:table-cell>
          <table:table-cell office:value-type="float" office:value="24.23546" calcext:value-type="float">
            <text:p>24.23546</text:p>
          </table:table-cell>
          <table:table-cell office:value-type="string" calcext:value-type="string">
            <text:p><text:s/></text:p>
          </table:table-cell>
          <table:table-cell office:value-type="float" office:value="0.137783901" calcext:value-type="float">
            <text:p>0.137783901</text:p>
          </table:table-cell>
          <table:table-cell office:value-type="float" office:value="0.033946637" calcext:value-type="float">
            <text:p>0.033946637</text:p>
          </table:table-cell>
          <table:table-cell office:value-type="float" office:value="0.134255902" calcext:value-type="float">
            <text:p>0.134255902</text:p>
          </table:table-cell>
          <table:table-cell office:value-type="float" office:value="0.141335147" calcext:value-type="float">
            <text:p>0.141335147</text:p>
          </table:table-cell>
          <table:table-cell office:value-type="float" office:value="0.128719226" calcext:value-type="float">
            <text:p>0.12871922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5685" calcext:value-type="float">
            <text:p>0.001125685</text:p>
          </table:table-cell>
          <table:table-cell office:value-type="float" office:value="0.000277342" calcext:value-type="float">
            <text:p>0.000277342</text:p>
          </table:table-cell>
          <table:table-cell office:value-type="float" office:value="0.001096862" calcext:value-type="float">
            <text:p>0.001096862</text:p>
          </table:table-cell>
          <table:table-cell office:value-type="float" office:value="0.001154699" calcext:value-type="float">
            <text:p>0.001154699</text:p>
          </table:table-cell>
          <table:table-cell office:value-type="float" office:value="0.001051628" calcext:value-type="float">
            <text:p>0.00105162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3507" calcext:value-type="float">
            <text:p>0.000853507</text:p>
          </table:table-cell>
          <table:table-cell office:value-type="float" office:value="0.000005163" calcext:value-type="float">
            <text:p>5.163E-06</text:p>
          </table:table-cell>
          <table:table-cell office:value-type="float" office:value="0.000824683" calcext:value-type="float">
            <text:p>0.000824683</text:p>
          </table:table-cell>
          <table:table-cell office:value-type="float" office:value="0.00088252" calcext:value-type="float">
            <text:p>0.00088252</text:p>
          </table:table-cell>
          <table:table-cell office:value-type="float" office:value="0.000779449" calcext:value-type="float">
            <text:p>0.000779449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56535622" calcext:value-type="float">
            <text:p>24.256535622</text:p>
          </table:table-cell>
          <table:table-cell office:value-type="float" office:value="24.235583758" calcext:value-type="float">
            <text:p>24.235583758</text:p>
          </table:table-cell>
          <table:table-cell office:value-type="float" office:value="24.255823763" calcext:value-type="float">
            <text:p>24.255823763</text:p>
          </table:table-cell>
          <table:table-cell office:value-type="float" office:value="24.257252171" calcext:value-type="float">
            <text:p>24.257252171</text:p>
          </table:table-cell>
          <table:table-cell office:value-type="float" office:value="24.254706604" calcext:value-type="float">
            <text:p>24.254706604</text:p>
          </table:table-cell>
          <table:table-cell office:value-type="float" office:value="25.237169737" calcext:value-type="float">
            <text:p>25.237169737</text:p>
          </table:table-cell>
          <table:table-cell/>
          <table:table-cell office:value-type="float" office:value="0.021634739" calcext:value-type="float">
            <text:p>0.021634739</text:p>
          </table:table-cell>
          <table:table-cell office:value-type="float" office:value="0.000130823" calcext:value-type="float">
            <text:p>0.000130823</text:p>
          </table:table-cell>
          <table:table-cell office:value-type="float" office:value="0.020904126" calcext:value-type="float">
            <text:p>0.020904126</text:p>
          </table:table-cell>
          <table:table-cell office:value-type="float" office:value="0.022370165" calcext:value-type="float">
            <text:p>0.022370165</text:p>
          </table:table-cell>
          <table:table-cell office:value-type="float" office:value="0.019757536" calcext:value-type="float">
            <text:p>0.019757536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<text:s/>2019-12-03 11:05:12</text:p>
          </table:table-cell>
          <table:table-cell office:value-type="float" office:value="24.2304" calcext:value-type="float">
            <text:p>24.2304</text:p>
          </table:table-cell>
          <table:table-cell office:value-type="string" calcext:value-type="string">
            <text:p><text:s/></text:p>
          </table:table-cell>
          <table:table-cell office:value-type="float" office:value="0.137732045" calcext:value-type="float">
            <text:p>0.137732045</text:p>
          </table:table-cell>
          <table:table-cell office:value-type="float" office:value="0.035454635" calcext:value-type="float">
            <text:p>0.035454635</text:p>
          </table:table-cell>
          <table:table-cell office:value-type="float" office:value="0.134685652" calcext:value-type="float">
            <text:p>0.134685652</text:p>
          </table:table-cell>
          <table:table-cell office:value-type="float" office:value="0.141342895" calcext:value-type="float">
            <text:p>0.141342895</text:p>
          </table:table-cell>
          <table:table-cell office:value-type="float" office:value="0.128092781" calcext:value-type="float">
            <text:p>0.12809278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5262" calcext:value-type="float">
            <text:p>0.001125262</text:p>
          </table:table-cell>
          <table:table-cell office:value-type="float" office:value="0.000289662" calcext:value-type="float">
            <text:p>0.000289662</text:p>
          </table:table-cell>
          <table:table-cell office:value-type="float" office:value="0.001100373" calcext:value-type="float">
            <text:p>0.001100373</text:p>
          </table:table-cell>
          <table:table-cell office:value-type="float" office:value="0.001154762" calcext:value-type="float">
            <text:p>0.001154762</text:p>
          </table:table-cell>
          <table:table-cell office:value-type="float" office:value="0.00104651" calcext:value-type="float">
            <text:p>0.0010465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3083" calcext:value-type="float">
            <text:p>0.000853083</text:p>
          </table:table-cell>
          <table:table-cell office:value-type="float" office:value="0.000017483" calcext:value-type="float">
            <text:p>1.7483E-05</text:p>
          </table:table-cell>
          <table:table-cell office:value-type="float" office:value="0.000828194" calcext:value-type="float">
            <text:p>0.000828194</text:p>
          </table:table-cell>
          <table:table-cell office:value-type="float" office:value="0.000882583" calcext:value-type="float">
            <text:p>0.000882583</text:p>
          </table:table-cell>
          <table:table-cell office:value-type="float" office:value="0.000774331" calcext:value-type="float">
            <text:p>0.000774331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51471294" calcext:value-type="float">
            <text:p>24.251471294</text:p>
          </table:table-cell>
          <table:table-cell office:value-type="float" office:value="24.230834079" calcext:value-type="float">
            <text:p>24.230834079</text:p>
          </table:table-cell>
          <table:table-cell office:value-type="float" office:value="24.250856607" calcext:value-type="float">
            <text:p>24.250856607</text:p>
          </table:table-cell>
          <table:table-cell office:value-type="float" office:value="24.252199872" calcext:value-type="float">
            <text:p>24.252199872</text:p>
          </table:table-cell>
          <table:table-cell office:value-type="float" office:value="24.24952633" calcext:value-type="float">
            <text:p>24.24952633</text:p>
          </table:table-cell>
          <table:table-cell office:value-type="float" office:value="25.23212034" calcext:value-type="float">
            <text:p>25.23212034</text:p>
          </table:table-cell>
          <table:table-cell/>
          <table:table-cell office:value-type="float" office:value="0.021624" calcext:value-type="float">
            <text:p>0.021624</text:p>
          </table:table-cell>
          <table:table-cell office:value-type="float" office:value="0.000443122" calcext:value-type="float">
            <text:p>0.000443122</text:p>
          </table:table-cell>
          <table:table-cell office:value-type="float" office:value="0.020993123" calcext:value-type="float">
            <text:p>0.020993123</text:p>
          </table:table-cell>
          <table:table-cell office:value-type="float" office:value="0.02237177" calcext:value-type="float">
            <text:p>0.02237177</text:p>
          </table:table-cell>
          <table:table-cell office:value-type="float" office:value="0.019627805" calcext:value-type="float">
            <text:p>0.019627805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<text:s/>2019-12-03 11:05:14</text:p>
          </table:table-cell>
          <table:table-cell office:value-type="float" office:value="24.24051" calcext:value-type="float">
            <text:p>24.24051</text:p>
          </table:table-cell>
          <table:table-cell office:value-type="string" calcext:value-type="string">
            <text:p><text:s/></text:p>
          </table:table-cell>
          <table:table-cell office:value-type="float" office:value="0.137672441" calcext:value-type="float">
            <text:p>0.137672441</text:p>
          </table:table-cell>
          <table:table-cell office:value-type="float" office:value="0.033687953" calcext:value-type="float">
            <text:p>0.033687953</text:p>
          </table:table-cell>
          <table:table-cell office:value-type="float" office:value="0.134923474" calcext:value-type="float">
            <text:p>0.134923474</text:p>
          </table:table-cell>
          <table:table-cell office:value-type="float" office:value="0.141247528" calcext:value-type="float">
            <text:p>0.141247528</text:p>
          </table:table-cell>
          <table:table-cell office:value-type="float" office:value="0.128974334" calcext:value-type="float">
            <text:p>0.12897433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4775" calcext:value-type="float">
            <text:p>0.001124775</text:p>
          </table:table-cell>
          <table:table-cell office:value-type="float" office:value="0.000275228" calcext:value-type="float">
            <text:p>0.000275228</text:p>
          </table:table-cell>
          <table:table-cell office:value-type="float" office:value="0.001102316" calcext:value-type="float">
            <text:p>0.001102316</text:p>
          </table:table-cell>
          <table:table-cell office:value-type="float" office:value="0.001153983" calcext:value-type="float">
            <text:p>0.001153983</text:p>
          </table:table-cell>
          <table:table-cell office:value-type="float" office:value="0.001053712" calcext:value-type="float">
            <text:p>0.00105371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2596" calcext:value-type="float">
            <text:p>0.000852596</text:p>
          </table:table-cell>
          <table:table-cell office:value-type="float" office:value="0.00000305" calcext:value-type="float">
            <text:p>3.05E-06</text:p>
          </table:table-cell>
          <table:table-cell office:value-type="float" office:value="0.000830137" calcext:value-type="float">
            <text:p>0.000830137</text:p>
          </table:table-cell>
          <table:table-cell office:value-type="float" office:value="0.000881804" calcext:value-type="float">
            <text:p>0.000881804</text:p>
          </table:table-cell>
          <table:table-cell office:value-type="float" office:value="0.000781533" calcext:value-type="float">
            <text:p>0.000781533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61566998" calcext:value-type="float">
            <text:p>24.261566998</text:p>
          </table:table-cell>
          <table:table-cell office:value-type="float" office:value="24.240585524" calcext:value-type="float">
            <text:p>24.240585524</text:p>
          </table:table-cell>
          <table:table-cell office:value-type="float" office:value="24.26101233" calcext:value-type="float">
            <text:p>24.26101233</text:p>
          </table:table-cell>
          <table:table-cell office:value-type="float" office:value="24.262288354" calcext:value-type="float">
            <text:p>24.262288354</text:p>
          </table:table-cell>
          <table:table-cell office:value-type="float" office:value="24.259811953" calcext:value-type="float">
            <text:p>24.259811953</text:p>
          </table:table-cell>
          <table:table-cell office:value-type="float" office:value="25.242219135" calcext:value-type="float">
            <text:p>25.242219135</text:p>
          </table:table-cell>
          <table:table-cell/>
          <table:table-cell office:value-type="float" office:value="0.021611657" calcext:value-type="float">
            <text:p>0.021611657</text:p>
          </table:table-cell>
          <table:table-cell office:value-type="float" office:value="0.000077251" calcext:value-type="float">
            <text:p>7.7251E-05</text:p>
          </table:table-cell>
          <table:table-cell office:value-type="float" office:value="0.021042374" calcext:value-type="float">
            <text:p>0.021042374</text:p>
          </table:table-cell>
          <table:table-cell office:value-type="float" office:value="0.02235202" calcext:value-type="float">
            <text:p>0.02235202</text:p>
          </table:table-cell>
          <table:table-cell office:value-type="float" office:value="0.019810366" calcext:value-type="float">
            <text:p>0.019810366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<text:s/>2019-12-03 11:05:15</text:p>
          </table:table-cell>
          <table:table-cell office:value-type="float" office:value="24.24556" calcext:value-type="float">
            <text:p>24.24556</text:p>
          </table:table-cell>
          <table:table-cell office:value-type="string" calcext:value-type="string">
            <text:p><text:s/></text:p>
          </table:table-cell>
          <table:table-cell office:value-type="float" office:value="0.137792842" calcext:value-type="float">
            <text:p>0.137792842</text:p>
          </table:table-cell>
          <table:table-cell office:value-type="float" office:value="0.034785871" calcext:value-type="float">
            <text:p>0.034785871</text:p>
          </table:table-cell>
          <table:table-cell office:value-type="float" office:value="0.134467499" calcext:value-type="float">
            <text:p>0.134467499</text:p>
          </table:table-cell>
          <table:table-cell office:value-type="float" office:value="0.141280906" calcext:value-type="float">
            <text:p>0.141280906</text:p>
          </table:table-cell>
          <table:table-cell office:value-type="float" office:value="0.128296033" calcext:value-type="float">
            <text:p>0.12829603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5759" calcext:value-type="float">
            <text:p>0.001125759</text:p>
          </table:table-cell>
          <table:table-cell office:value-type="float" office:value="0.000284198" calcext:value-type="float">
            <text:p>0.000284198</text:p>
          </table:table-cell>
          <table:table-cell office:value-type="float" office:value="0.001098591" calcext:value-type="float">
            <text:p>0.001098591</text:p>
          </table:table-cell>
          <table:table-cell office:value-type="float" office:value="0.001154256" calcext:value-type="float">
            <text:p>0.001154256</text:p>
          </table:table-cell>
          <table:table-cell office:value-type="float" office:value="0.00104817" calcext:value-type="float">
            <text:p>0.0010481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358" calcext:value-type="float">
            <text:p>0.00085358</text:p>
          </table:table-cell>
          <table:table-cell office:value-type="float" office:value="0.000012019" calcext:value-type="float">
            <text:p>1.2019E-05</text:p>
          </table:table-cell>
          <table:table-cell office:value-type="float" office:value="0.000826412" calcext:value-type="float">
            <text:p>0.000826412</text:p>
          </table:table-cell>
          <table:table-cell office:value-type="float" office:value="0.000882077" calcext:value-type="float">
            <text:p>0.000882077</text:p>
          </table:table-cell>
          <table:table-cell office:value-type="float" office:value="0.000775991" calcext:value-type="float">
            <text:p>0.000775991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66645158" calcext:value-type="float">
            <text:p>24.266645158</text:p>
          </table:table-cell>
          <table:table-cell office:value-type="float" office:value="24.24586102" calcext:value-type="float">
            <text:p>24.24586102</text:p>
          </table:table-cell>
          <table:table-cell office:value-type="float" office:value="24.265974196" calcext:value-type="float">
            <text:p>24.265974196</text:p>
          </table:table-cell>
          <table:table-cell office:value-type="float" office:value="24.267348952" calcext:value-type="float">
            <text:p>24.267348952</text:p>
          </table:table-cell>
          <table:table-cell office:value-type="float" office:value="24.264728964" calcext:value-type="float">
            <text:p>24.264728964</text:p>
          </table:table-cell>
          <table:table-cell office:value-type="float" office:value="25.247268534" calcext:value-type="float">
            <text:p>25.247268534</text:p>
          </table:table-cell>
          <table:table-cell/>
          <table:table-cell office:value-type="float" office:value="0.021636591" calcext:value-type="float">
            <text:p>0.021636591</text:p>
          </table:table-cell>
          <table:table-cell office:value-type="float" office:value="0.000304624" calcext:value-type="float">
            <text:p>0.000304624</text:p>
          </table:table-cell>
          <table:table-cell office:value-type="float" office:value="0.020947946" calcext:value-type="float">
            <text:p>0.020947946</text:p>
          </table:table-cell>
          <table:table-cell office:value-type="float" office:value="0.022358932" calcext:value-type="float">
            <text:p>0.022358932</text:p>
          </table:table-cell>
          <table:table-cell office:value-type="float" office:value="0.019669897" calcext:value-type="float">
            <text:p>0.019669897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<text:s/>2019-12-03 11:05:16</text:p>
          </table:table-cell>
          <table:table-cell office:value-type="float" office:value="24.24051" calcext:value-type="float">
            <text:p>24.24051</text:p>
          </table:table-cell>
          <table:table-cell office:value-type="string" calcext:value-type="string">
            <text:p><text:s/></text:p>
          </table:table-cell>
          <table:table-cell office:value-type="float" office:value="0.137730257" calcext:value-type="float">
            <text:p>0.137730257</text:p>
          </table:table-cell>
          <table:table-cell office:value-type="float" office:value="0.034535531" calcext:value-type="float">
            <text:p>0.034535531</text:p>
          </table:table-cell>
          <table:table-cell office:value-type="float" office:value="0.135005729" calcext:value-type="float">
            <text:p>0.135005729</text:p>
          </table:table-cell>
          <table:table-cell office:value-type="float" office:value="0.141263621" calcext:value-type="float">
            <text:p>0.141263621</text:p>
          </table:table-cell>
          <table:table-cell office:value-type="float" office:value="0.128214971" calcext:value-type="float">
            <text:p>0.12821497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5247" calcext:value-type="float">
            <text:p>0.001125247</text:p>
          </table:table-cell>
          <table:table-cell office:value-type="float" office:value="0.000282153" calcext:value-type="float">
            <text:p>0.000282153</text:p>
          </table:table-cell>
          <table:table-cell office:value-type="float" office:value="0.001102988" calcext:value-type="float">
            <text:p>0.001102988</text:p>
          </table:table-cell>
          <table:table-cell office:value-type="float" office:value="0.001154115" calcext:value-type="float">
            <text:p>0.001154115</text:p>
          </table:table-cell>
          <table:table-cell office:value-type="float" office:value="0.001047508" calcext:value-type="float">
            <text:p>0.00104750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3068" calcext:value-type="float">
            <text:p>0.000853068</text:p>
          </table:table-cell>
          <table:table-cell office:value-type="float" office:value="0.000009974" calcext:value-type="float">
            <text:p>9.974E-06</text:p>
          </table:table-cell>
          <table:table-cell office:value-type="float" office:value="0.000830809" calcext:value-type="float">
            <text:p>0.000830809</text:p>
          </table:table-cell>
          <table:table-cell office:value-type="float" office:value="0.000881936" calcext:value-type="float">
            <text:p>0.000881936</text:p>
          </table:table-cell>
          <table:table-cell office:value-type="float" office:value="0.000775329" calcext:value-type="float">
            <text:p>0.000775329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61578664" calcext:value-type="float">
            <text:p>24.261578664</text:p>
          </table:table-cell>
          <table:table-cell office:value-type="float" office:value="24.240756546" calcext:value-type="float">
            <text:p>24.240756546</text:p>
          </table:table-cell>
          <table:table-cell office:value-type="float" office:value="24.261028927" calcext:value-type="float">
            <text:p>24.261028927</text:p>
          </table:table-cell>
          <table:table-cell office:value-type="float" office:value="24.262291601" calcext:value-type="float">
            <text:p>24.262291601</text:p>
          </table:table-cell>
          <table:table-cell office:value-type="float" office:value="24.259658733" calcext:value-type="float">
            <text:p>24.259658733</text:p>
          </table:table-cell>
          <table:table-cell office:value-type="float" office:value="25.242219135" calcext:value-type="float">
            <text:p>25.242219135</text:p>
          </table:table-cell>
          <table:table-cell/>
          <table:table-cell office:value-type="float" office:value="0.02162363" calcext:value-type="float">
            <text:p>0.02162363</text:p>
          </table:table-cell>
          <table:table-cell office:value-type="float" office:value="0.00025278" calcext:value-type="float">
            <text:p>0.00025278</text:p>
          </table:table-cell>
          <table:table-cell office:value-type="float" office:value="0.021059408" calcext:value-type="float">
            <text:p>0.021059408</text:p>
          </table:table-cell>
          <table:table-cell office:value-type="float" office:value="0.022355353" calcext:value-type="float">
            <text:p>0.022355353</text:p>
          </table:table-cell>
          <table:table-cell office:value-type="float" office:value="0.019653109" calcext:value-type="float">
            <text:p>0.019653109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<text:s/>2019-12-03 11:05:17</text:p>
          </table:table-cell>
          <table:table-cell office:value-type="float" office:value="24.2304" calcext:value-type="float">
            <text:p>24.2304</text:p>
          </table:table-cell>
          <table:table-cell office:value-type="string" calcext:value-type="string">
            <text:p><text:s/></text:p>
          </table:table-cell>
          <table:table-cell office:value-type="float" office:value="0.137735026" calcext:value-type="float">
            <text:p>0.137735026</text:p>
          </table:table-cell>
          <table:table-cell office:value-type="float" office:value="0.033943657" calcext:value-type="float">
            <text:p>0.033943657</text:p>
          </table:table-cell>
          <table:table-cell office:value-type="float" office:value="0.135116593" calcext:value-type="float">
            <text:p>0.135116593</text:p>
          </table:table-cell>
          <table:table-cell office:value-type="float" office:value="0.141206997" calcext:value-type="float">
            <text:p>0.141206997</text:p>
          </table:table-cell>
          <table:table-cell office:value-type="float" office:value="0.128448621" calcext:value-type="float">
            <text:p>0.12844862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5286" calcext:value-type="float">
            <text:p>0.001125286</text:p>
          </table:table-cell>
          <table:table-cell office:value-type="float" office:value="0.000277317" calcext:value-type="float">
            <text:p>0.000277317</text:p>
          </table:table-cell>
          <table:table-cell office:value-type="float" office:value="0.001103894" calcext:value-type="float">
            <text:p>0.001103894</text:p>
          </table:table-cell>
          <table:table-cell office:value-type="float" office:value="0.001153652" calcext:value-type="float">
            <text:p>0.001153652</text:p>
          </table:table-cell>
          <table:table-cell office:value-type="float" office:value="0.001049417" calcext:value-type="float">
            <text:p>0.00104941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3107" calcext:value-type="float">
            <text:p>0.000853107</text:p>
          </table:table-cell>
          <table:table-cell office:value-type="float" office:value="0.000005139" calcext:value-type="float">
            <text:p>5.139E-06</text:p>
          </table:table-cell>
          <table:table-cell office:value-type="float" office:value="0.000831715" calcext:value-type="float">
            <text:p>0.000831715</text:p>
          </table:table-cell>
          <table:table-cell office:value-type="float" office:value="0.000881473" calcext:value-type="float">
            <text:p>0.000881473</text:p>
          </table:table-cell>
          <table:table-cell office:value-type="float" office:value="0.000777238" calcext:value-type="float">
            <text:p>0.000777238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51471895" calcext:value-type="float">
            <text:p>24.251471895</text:p>
          </table:table-cell>
          <table:table-cell office:value-type="float" office:value="24.230529196" calcext:value-type="float">
            <text:p>24.230529196</text:p>
          </table:table-cell>
          <table:table-cell office:value-type="float" office:value="24.250943561" calcext:value-type="float">
            <text:p>24.250943561</text:p>
          </table:table-cell>
          <table:table-cell office:value-type="float" office:value="24.252172451" calcext:value-type="float">
            <text:p>24.252172451</text:p>
          </table:table-cell>
          <table:table-cell office:value-type="float" office:value="24.249598129" calcext:value-type="float">
            <text:p>24.249598129</text:p>
          </table:table-cell>
          <table:table-cell office:value-type="float" office:value="25.23212034" calcext:value-type="float">
            <text:p>25.23212034</text:p>
          </table:table-cell>
          <table:table-cell/>
          <table:table-cell office:value-type="float" office:value="0.021624617" calcext:value-type="float">
            <text:p>0.021624617</text:p>
          </table:table-cell>
          <table:table-cell office:value-type="float" office:value="0.000130206" calcext:value-type="float">
            <text:p>0.000130206</text:p>
          </table:table-cell>
          <table:table-cell office:value-type="float" office:value="0.021082367" calcext:value-type="float">
            <text:p>0.021082367</text:p>
          </table:table-cell>
          <table:table-cell office:value-type="float" office:value="0.022343626" calcext:value-type="float">
            <text:p>0.022343626</text:p>
          </table:table-cell>
          <table:table-cell office:value-type="float" office:value="0.019701496" calcext:value-type="float">
            <text:p>0.019701496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<text:s/>2019-12-03 11:05:19</text:p>
          </table:table-cell>
          <table:table-cell office:value-type="float" office:value="24.23546" calcext:value-type="float">
            <text:p>24.23546</text:p>
          </table:table-cell>
          <table:table-cell office:value-type="string" calcext:value-type="string">
            <text:p><text:s/></text:p>
          </table:table-cell>
          <table:table-cell office:value-type="float" office:value="0.137787478" calcext:value-type="float">
            <text:p>0.137787478</text:p>
          </table:table-cell>
          <table:table-cell office:value-type="float" office:value="0.033531789" calcext:value-type="float">
            <text:p>0.033531789</text:p>
          </table:table-cell>
          <table:table-cell office:value-type="float" office:value="0.13481857" calcext:value-type="float">
            <text:p>0.13481857</text:p>
          </table:table-cell>
          <table:table-cell office:value-type="float" office:value="0.141164081" calcext:value-type="float">
            <text:p>0.141164081</text:p>
          </table:table-cell>
          <table:table-cell office:value-type="float" office:value="0.129162089" calcext:value-type="float">
            <text:p>0.12916208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5715" calcext:value-type="float">
            <text:p>0.001125715</text:p>
          </table:table-cell>
          <table:table-cell office:value-type="float" office:value="0.000273953" calcext:value-type="float">
            <text:p>0.000273953</text:p>
          </table:table-cell>
          <table:table-cell office:value-type="float" office:value="0.001101459" calcext:value-type="float">
            <text:p>0.001101459</text:p>
          </table:table-cell>
          <table:table-cell office:value-type="float" office:value="0.001153301" calcext:value-type="float">
            <text:p>0.001153301</text:p>
          </table:table-cell>
          <table:table-cell office:value-type="float" office:value="0.001055246" calcext:value-type="float">
            <text:p>0.00105524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3536" calcext:value-type="float">
            <text:p>0.000853536</text:p>
          </table:table-cell>
          <table:table-cell office:value-type="float" office:value="0.000001774" calcext:value-type="float">
            <text:p>1.774E-06</text:p>
          </table:table-cell>
          <table:table-cell office:value-type="float" office:value="0.00082928" calcext:value-type="float">
            <text:p>0.00082928</text:p>
          </table:table-cell>
          <table:table-cell office:value-type="float" office:value="0.000881122" calcext:value-type="float">
            <text:p>0.000881122</text:p>
          </table:table-cell>
          <table:table-cell office:value-type="float" office:value="0.000783067" calcext:value-type="float">
            <text:p>0.000783067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56536344" calcext:value-type="float">
            <text:p>24.256536344</text:p>
          </table:table-cell>
          <table:table-cell office:value-type="float" office:value="24.235500051" calcext:value-type="float">
            <text:p>24.235500051</text:p>
          </table:table-cell>
          <table:table-cell office:value-type="float" office:value="24.255937295" calcext:value-type="float">
            <text:p>24.255937295</text:p>
          </table:table-cell>
          <table:table-cell office:value-type="float" office:value="24.257217654" calcext:value-type="float">
            <text:p>24.257217654</text:p>
          </table:table-cell>
          <table:table-cell office:value-type="float" office:value="24.254795963" calcext:value-type="float">
            <text:p>24.254795963</text:p>
          </table:table-cell>
          <table:table-cell office:value-type="float" office:value="25.237169737" calcext:value-type="float">
            <text:p>25.237169737</text:p>
          </table:table-cell>
          <table:table-cell/>
          <table:table-cell office:value-type="float" office:value="0.02163548" calcext:value-type="float">
            <text:p>0.02163548</text:p>
          </table:table-cell>
          <table:table-cell office:value-type="float" office:value="0.00004491" calcext:value-type="float">
            <text:p>4.491E-05</text:p>
          </table:table-cell>
          <table:table-cell office:value-type="float" office:value="0.021020649" calcext:value-type="float">
            <text:p>0.021020649</text:p>
          </table:table-cell>
          <table:table-cell office:value-type="float" office:value="0.022334739" calcext:value-type="float">
            <text:p>0.022334739</text:p>
          </table:table-cell>
          <table:table-cell office:value-type="float" office:value="0.019849248" calcext:value-type="float">
            <text:p>0.019849248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<text:s/>2019-12-03 11:05:20</text:p>
          </table:table-cell>
          <table:table-cell office:value-type="float" office:value="24.2304" calcext:value-type="float">
            <text:p>24.2304</text:p>
          </table:table-cell>
          <table:table-cell office:value-type="string" calcext:value-type="string">
            <text:p><text:s/></text:p>
          </table:table-cell>
          <table:table-cell office:value-type="float" office:value="0.137738006" calcext:value-type="float">
            <text:p>0.137738006</text:p>
          </table:table-cell>
          <table:table-cell office:value-type="float" office:value="0.03370047" calcext:value-type="float">
            <text:p>0.03370047</text:p>
          </table:table-cell>
          <table:table-cell office:value-type="float" office:value="0.135012881" calcext:value-type="float">
            <text:p>0.135012881</text:p>
          </table:table-cell>
          <table:table-cell office:value-type="float" office:value="0.140539424" calcext:value-type="float">
            <text:p>0.140539424</text:p>
          </table:table-cell>
          <table:table-cell office:value-type="float" office:value="0.128899232" calcext:value-type="float">
            <text:p>0.12889923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5311" calcext:value-type="float">
            <text:p>0.001125311</text:p>
          </table:table-cell>
          <table:table-cell office:value-type="float" office:value="0.000275331" calcext:value-type="float">
            <text:p>0.000275331</text:p>
          </table:table-cell>
          <table:table-cell office:value-type="float" office:value="0.001103046" calcext:value-type="float">
            <text:p>0.001103046</text:p>
          </table:table-cell>
          <table:table-cell office:value-type="float" office:value="0.001148198" calcext:value-type="float">
            <text:p>0.001148198</text:p>
          </table:table-cell>
          <table:table-cell office:value-type="float" office:value="0.001053098" calcext:value-type="float">
            <text:p>0.00105309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3132" calcext:value-type="float">
            <text:p>0.000853132</text:p>
          </table:table-cell>
          <table:table-cell office:value-type="float" office:value="0.000003152" calcext:value-type="float">
            <text:p>3.152E-06</text:p>
          </table:table-cell>
          <table:table-cell office:value-type="float" office:value="0.000830868" calcext:value-type="float">
            <text:p>0.000830868</text:p>
          </table:table-cell>
          <table:table-cell office:value-type="float" office:value="0.000876019" calcext:value-type="float">
            <text:p>0.000876019</text:p>
          </table:table-cell>
          <table:table-cell office:value-type="float" office:value="0.000780919" calcext:value-type="float">
            <text:p>0.000780919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51472496" calcext:value-type="float">
            <text:p>24.251472496</text:p>
          </table:table-cell>
          <table:table-cell office:value-type="float" office:value="24.230480126" calcext:value-type="float">
            <text:p>24.230480126</text:p>
          </table:table-cell>
          <table:table-cell office:value-type="float" office:value="24.250922634" calcext:value-type="float">
            <text:p>24.250922634</text:p>
          </table:table-cell>
          <table:table-cell office:value-type="float" office:value="24.252037752" calcext:value-type="float">
            <text:p>24.252037752</text:p>
          </table:table-cell>
          <table:table-cell office:value-type="float" office:value="24.249689051" calcext:value-type="float">
            <text:p>24.249689051</text:p>
          </table:table-cell>
          <table:table-cell office:value-type="float" office:value="25.23212034" calcext:value-type="float">
            <text:p>25.23212034</text:p>
          </table:table-cell>
          <table:table-cell/>
          <table:table-cell office:value-type="float" office:value="0.021625234" calcext:value-type="float">
            <text:p>0.021625234</text:p>
          </table:table-cell>
          <table:table-cell office:value-type="float" office:value="0.000079843" calcext:value-type="float">
            <text:p>7.9843E-05</text:p>
          </table:table-cell>
          <table:table-cell office:value-type="float" office:value="0.021060889" calcext:value-type="float">
            <text:p>0.021060889</text:p>
          </table:table-cell>
          <table:table-cell office:value-type="float" office:value="0.022205379" calcext:value-type="float">
            <text:p>0.022205379</text:p>
          </table:table-cell>
          <table:table-cell office:value-type="float" office:value="0.019794813" calcext:value-type="float">
            <text:p>0.019794813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<text:s/>2019-12-03 11:05:21</text:p>
          </table:table-cell>
          <table:table-cell office:value-type="float" office:value="24.23546" calcext:value-type="float">
            <text:p>24.23546</text:p>
          </table:table-cell>
          <table:table-cell office:value-type="string" calcext:value-type="string">
            <text:p><text:s/></text:p>
          </table:table-cell>
          <table:table-cell office:value-type="float" office:value="0.137715356" calcext:value-type="float">
            <text:p>0.137715356</text:p>
          </table:table-cell>
          <table:table-cell office:value-type="float" office:value="0.033597354" calcext:value-type="float">
            <text:p>0.033597354</text:p>
          </table:table-cell>
          <table:table-cell office:value-type="float" office:value="0.134879367" calcext:value-type="float">
            <text:p>0.134879367</text:p>
          </table:table-cell>
          <table:table-cell office:value-type="float" office:value="0.140369551" calcext:value-type="float">
            <text:p>0.140369551</text:p>
          </table:table-cell>
          <table:table-cell office:value-type="float" office:value="0.129022018" calcext:value-type="float">
            <text:p>0.12902201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5125" calcext:value-type="float">
            <text:p>0.001125125</text:p>
          </table:table-cell>
          <table:table-cell office:value-type="float" office:value="0.000274488" calcext:value-type="float">
            <text:p>0.000274488</text:p>
          </table:table-cell>
          <table:table-cell office:value-type="float" office:value="0.001101956" calcext:value-type="float">
            <text:p>0.001101956</text:p>
          </table:table-cell>
          <table:table-cell office:value-type="float" office:value="0.00114681" calcext:value-type="float">
            <text:p>0.00114681</text:p>
          </table:table-cell>
          <table:table-cell office:value-type="float" office:value="0.001054101" calcext:value-type="float">
            <text:p>0.00105410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2947" calcext:value-type="float">
            <text:p>0.000852947</text:p>
          </table:table-cell>
          <table:table-cell office:value-type="float" office:value="0.000002309" calcext:value-type="float">
            <text:p>2.309E-06</text:p>
          </table:table-cell>
          <table:table-cell office:value-type="float" office:value="0.000829777" calcext:value-type="float">
            <text:p>0.000829777</text:p>
          </table:table-cell>
          <table:table-cell office:value-type="float" office:value="0.000874631" calcext:value-type="float">
            <text:p>0.000874631</text:p>
          </table:table-cell>
          <table:table-cell office:value-type="float" office:value="0.000781923" calcext:value-type="float">
            <text:p>0.000781923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56521791" calcext:value-type="float">
            <text:p>24.256521791</text:p>
          </table:table-cell>
          <table:table-cell office:value-type="float" office:value="24.235513281" calcext:value-type="float">
            <text:p>24.235513281</text:p>
          </table:table-cell>
          <table:table-cell office:value-type="float" office:value="24.255949562" calcext:value-type="float">
            <text:p>24.255949562</text:p>
          </table:table-cell>
          <table:table-cell office:value-type="float" office:value="24.257057339" calcext:value-type="float">
            <text:p>24.257057339</text:p>
          </table:table-cell>
          <table:table-cell office:value-type="float" office:value="24.2547677" calcext:value-type="float">
            <text:p>24.2547677</text:p>
          </table:table-cell>
          <table:table-cell office:value-type="float" office:value="25.237169737" calcext:value-type="float">
            <text:p>25.237169737</text:p>
          </table:table-cell>
          <table:table-cell/>
          <table:table-cell office:value-type="float" office:value="0.021620544" calcext:value-type="float">
            <text:p>0.021620544</text:p>
          </table:table-cell>
          <table:table-cell office:value-type="float" office:value="0.000058488" calcext:value-type="float">
            <text:p>5.8488E-05</text:p>
          </table:table-cell>
          <table:table-cell office:value-type="float" office:value="0.021033239" calcext:value-type="float">
            <text:p>0.021033239</text:p>
          </table:table-cell>
          <table:table-cell office:value-type="float" office:value="0.0221702" calcext:value-type="float">
            <text:p>0.0221702</text:p>
          </table:table-cell>
          <table:table-cell office:value-type="float" office:value="0.019820241" calcext:value-type="float">
            <text:p>0.019820241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<text:s/>2019-12-03 11:05:23</text:p>
          </table:table-cell>
          <table:table-cell office:value-type="float" office:value="24.24051" calcext:value-type="float">
            <text:p>24.24051</text:p>
          </table:table-cell>
          <table:table-cell office:value-type="string" calcext:value-type="string">
            <text:p><text:s/></text:p>
          </table:table-cell>
          <table:table-cell office:value-type="float" office:value="0.137673037" calcext:value-type="float">
            <text:p>0.137673037</text:p>
          </table:table-cell>
          <table:table-cell office:value-type="float" office:value="0.033354763" calcext:value-type="float">
            <text:p>0.033354763</text:p>
          </table:table-cell>
          <table:table-cell office:value-type="float" office:value="0.134442465" calcext:value-type="float">
            <text:p>0.134442465</text:p>
          </table:table-cell>
          <table:table-cell office:value-type="float" office:value="0.140440481" calcext:value-type="float">
            <text:p>0.140440481</text:p>
          </table:table-cell>
          <table:table-cell office:value-type="float" office:value="0.129528061" calcext:value-type="float">
            <text:p>0.12952806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478" calcext:value-type="float">
            <text:p>0.00112478</text:p>
          </table:table-cell>
          <table:table-cell office:value-type="float" office:value="0.000272506" calcext:value-type="float">
            <text:p>0.000272506</text:p>
          </table:table-cell>
          <table:table-cell office:value-type="float" office:value="0.001098386" calcext:value-type="float">
            <text:p>0.001098386</text:p>
          </table:table-cell>
          <table:table-cell office:value-type="float" office:value="0.00114739" calcext:value-type="float">
            <text:p>0.00114739</text:p>
          </table:table-cell>
          <table:table-cell office:value-type="float" office:value="0.001058236" calcext:value-type="float">
            <text:p>0.00105823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2601" calcext:value-type="float">
            <text:p>0.000852601</text:p>
          </table:table-cell>
          <table:table-cell office:value-type="float" office:value="0.000000327" calcext:value-type="float">
            <text:p>3.27E-07</text:p>
          </table:table-cell>
          <table:table-cell office:value-type="float" office:value="0.000826207" calcext:value-type="float">
            <text:p>0.000826207</text:p>
          </table:table-cell>
          <table:table-cell office:value-type="float" office:value="0.000875211" calcext:value-type="float">
            <text:p>0.000875211</text:p>
          </table:table-cell>
          <table:table-cell office:value-type="float" office:value="0.000786057" calcext:value-type="float">
            <text:p>0.000786057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61567118" calcext:value-type="float">
            <text:p>24.261567118</text:p>
          </table:table-cell>
          <table:table-cell office:value-type="float" office:value="24.240518294" calcext:value-type="float">
            <text:p>24.240518294</text:p>
          </table:table-cell>
          <table:table-cell office:value-type="float" office:value="24.260915276" calcext:value-type="float">
            <text:p>24.260915276</text:p>
          </table:table-cell>
          <table:table-cell office:value-type="float" office:value="24.262125514" calcext:value-type="float">
            <text:p>24.262125514</text:p>
          </table:table-cell>
          <table:table-cell office:value-type="float" office:value="24.25992368" calcext:value-type="float">
            <text:p>24.25992368</text:p>
          </table:table-cell>
          <table:table-cell office:value-type="float" office:value="25.242219135" calcext:value-type="float">
            <text:p>25.242219135</text:p>
          </table:table-cell>
          <table:table-cell/>
          <table:table-cell office:value-type="float" office:value="0.02161178" calcext:value-type="float">
            <text:p>0.02161178</text:p>
          </table:table-cell>
          <table:table-cell office:value-type="float" office:value="0.000008249" calcext:value-type="float">
            <text:p>8.249E-06</text:p>
          </table:table-cell>
          <table:table-cell office:value-type="float" office:value="0.020942761" calcext:value-type="float">
            <text:p>0.020942761</text:p>
          </table:table-cell>
          <table:table-cell office:value-type="float" office:value="0.022184889" calcext:value-type="float">
            <text:p>0.022184889</text:p>
          </table:table-cell>
          <table:table-cell office:value-type="float" office:value="0.019925038" calcext:value-type="float">
            <text:p>0.019925038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<text:s/>2019-12-03 11:05:24</text:p>
          </table:table-cell>
          <table:table-cell office:value-type="float" office:value="24.24556" calcext:value-type="float">
            <text:p>24.24556</text:p>
          </table:table-cell>
          <table:table-cell office:value-type="string" calcext:value-type="string">
            <text:p><text:s/></text:p>
          </table:table-cell>
          <table:table-cell office:value-type="float" office:value="0.137767212" calcext:value-type="float">
            <text:p>0.137767212</text:p>
          </table:table-cell>
          <table:table-cell office:value-type="float" office:value="0.035427813" calcext:value-type="float">
            <text:p>0.035427813</text:p>
          </table:table-cell>
          <table:table-cell office:value-type="float" office:value="0.134671943" calcext:value-type="float">
            <text:p>0.134671943</text:p>
          </table:table-cell>
          <table:table-cell office:value-type="float" office:value="0.140322464" calcext:value-type="float">
            <text:p>0.140322464</text:p>
          </table:table-cell>
          <table:table-cell office:value-type="float" office:value="0.128192917" calcext:value-type="float">
            <text:p>0.12819291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5549" calcext:value-type="float">
            <text:p>0.001125549</text:p>
          </table:table-cell>
          <table:table-cell office:value-type="float" office:value="0.000289443" calcext:value-type="float">
            <text:p>0.000289443</text:p>
          </table:table-cell>
          <table:table-cell office:value-type="float" office:value="0.001100261" calcext:value-type="float">
            <text:p>0.001100261</text:p>
          </table:table-cell>
          <table:table-cell office:value-type="float" office:value="0.001146425" calcext:value-type="float">
            <text:p>0.001146425</text:p>
          </table:table-cell>
          <table:table-cell office:value-type="float" office:value="0.001047328" calcext:value-type="float">
            <text:p>0.00104732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337" calcext:value-type="float">
            <text:p>0.00085337</text:p>
          </table:table-cell>
          <table:table-cell office:value-type="float" office:value="0.000017264" calcext:value-type="float">
            <text:p>1.7264E-05</text:p>
          </table:table-cell>
          <table:table-cell office:value-type="float" office:value="0.000828082" calcext:value-type="float">
            <text:p>0.000828082</text:p>
          </table:table-cell>
          <table:table-cell office:value-type="float" office:value="0.000874247" calcext:value-type="float">
            <text:p>0.000874247</text:p>
          </table:table-cell>
          <table:table-cell office:value-type="float" office:value="0.000775149" calcext:value-type="float">
            <text:p>0.000775149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66639986" calcext:value-type="float">
            <text:p>24.266639986</text:p>
          </table:table-cell>
          <table:table-cell office:value-type="float" office:value="24.245990548" calcext:value-type="float">
            <text:p>24.245990548</text:p>
          </table:table-cell>
          <table:table-cell office:value-type="float" office:value="24.266015447" calcext:value-type="float">
            <text:p>24.266015447</text:p>
          </table:table-cell>
          <table:table-cell office:value-type="float" office:value="24.267155565" calcext:value-type="float">
            <text:p>24.267155565</text:p>
          </table:table-cell>
          <table:table-cell office:value-type="float" office:value="24.264708158" calcext:value-type="float">
            <text:p>24.264708158</text:p>
          </table:table-cell>
          <table:table-cell office:value-type="float" office:value="25.247268534" calcext:value-type="float">
            <text:p>25.247268534</text:p>
          </table:table-cell>
          <table:table-cell/>
          <table:table-cell office:value-type="float" office:value="0.021631283" calcext:value-type="float">
            <text:p>0.021631283</text:p>
          </table:table-cell>
          <table:table-cell office:value-type="float" office:value="0.000437568" calcext:value-type="float">
            <text:p>0.000437568</text:p>
          </table:table-cell>
          <table:table-cell office:value-type="float" office:value="0.020990284" calcext:value-type="float">
            <text:p>0.020990284</text:p>
          </table:table-cell>
          <table:table-cell office:value-type="float" office:value="0.022160449" calcext:value-type="float">
            <text:p>0.022160449</text:p>
          </table:table-cell>
          <table:table-cell office:value-type="float" office:value="0.019648542" calcext:value-type="float">
            <text:p>0.019648542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<text:s/>2019-12-03 11:05:25</text:p>
          </table:table-cell>
          <table:table-cell office:value-type="float" office:value="24.24051" calcext:value-type="float">
            <text:p>24.24051</text:p>
          </table:table-cell>
          <table:table-cell office:value-type="string" calcext:value-type="string">
            <text:p><text:s/></text:p>
          </table:table-cell>
          <table:table-cell office:value-type="float" office:value="0.137574689" calcext:value-type="float">
            <text:p>0.137574689</text:p>
          </table:table-cell>
          <table:table-cell office:value-type="float" office:value="0.035279397" calcext:value-type="float">
            <text:p>0.035279397</text:p>
          </table:table-cell>
          <table:table-cell office:value-type="float" office:value="0.134778039" calcext:value-type="float">
            <text:p>0.134778039</text:p>
          </table:table-cell>
          <table:table-cell office:value-type="float" office:value="0.140812414" calcext:value-type="float">
            <text:p>0.140812414</text:p>
          </table:table-cell>
          <table:table-cell office:value-type="float" office:value="0.128101126" calcext:value-type="float">
            <text:p>0.12810112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3976" calcext:value-type="float">
            <text:p>0.001123976</text:p>
          </table:table-cell>
          <table:table-cell office:value-type="float" office:value="0.00028823" calcext:value-type="float">
            <text:p>0.00028823</text:p>
          </table:table-cell>
          <table:table-cell office:value-type="float" office:value="0.001101128" calcext:value-type="float">
            <text:p>0.001101128</text:p>
          </table:table-cell>
          <table:table-cell office:value-type="float" office:value="0.001150428" calcext:value-type="float">
            <text:p>0.001150428</text:p>
          </table:table-cell>
          <table:table-cell office:value-type="float" office:value="0.001046578" calcext:value-type="float">
            <text:p>0.00104657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1797" calcext:value-type="float">
            <text:p>0.000851797</text:p>
          </table:table-cell>
          <table:table-cell office:value-type="float" office:value="0.000016052" calcext:value-type="float">
            <text:p>1.6052E-05</text:p>
          </table:table-cell>
          <table:table-cell office:value-type="float" office:value="0.000828949" calcext:value-type="float">
            <text:p>0.000828949</text:p>
          </table:table-cell>
          <table:table-cell office:value-type="float" office:value="0.000878249" calcext:value-type="float">
            <text:p>0.000878249</text:p>
          </table:table-cell>
          <table:table-cell office:value-type="float" office:value="0.000774399" calcext:value-type="float">
            <text:p>0.000774399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61547274" calcext:value-type="float">
            <text:p>24.261547274</text:p>
          </table:table-cell>
          <table:table-cell office:value-type="float" office:value="24.240906641" calcext:value-type="float">
            <text:p>24.240906641</text:p>
          </table:table-cell>
          <table:table-cell office:value-type="float" office:value="24.260982985" calcext:value-type="float">
            <text:p>24.260982985</text:p>
          </table:table-cell>
          <table:table-cell office:value-type="float" office:value="24.26220056" calcext:value-type="float">
            <text:p>24.26220056</text:p>
          </table:table-cell>
          <table:table-cell office:value-type="float" office:value="24.259635762" calcext:value-type="float">
            <text:p>24.259635762</text:p>
          </table:table-cell>
          <table:table-cell office:value-type="float" office:value="25.242219135" calcext:value-type="float">
            <text:p>25.242219135</text:p>
          </table:table-cell>
          <table:table-cell/>
          <table:table-cell office:value-type="float" office:value="0.021591413" calcext:value-type="float">
            <text:p>0.021591413</text:p>
          </table:table-cell>
          <table:table-cell office:value-type="float" office:value="0.000406831" calcext:value-type="float">
            <text:p>0.000406831</text:p>
          </table:table-cell>
          <table:table-cell office:value-type="float" office:value="0.021012256" calcext:value-type="float">
            <text:p>0.021012256</text:p>
          </table:table-cell>
          <table:table-cell office:value-type="float" office:value="0.022261913" calcext:value-type="float">
            <text:p>0.022261913</text:p>
          </table:table-cell>
          <table:table-cell office:value-type="float" office:value="0.019629533" calcext:value-type="float">
            <text:p>0.019629533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<text:s/>2019-12-03 11:05:27</text:p>
          </table:table-cell>
          <table:table-cell office:value-type="float" office:value="24.24051" calcext:value-type="float">
            <text:p>24.24051</text:p>
          </table:table-cell>
          <table:table-cell office:value-type="string" calcext:value-type="string">
            <text:p><text:s/></text:p>
          </table:table-cell>
          <table:table-cell office:value-type="float" office:value="0.137439387" calcext:value-type="float">
            <text:p>0.137439387</text:p>
          </table:table-cell>
          <table:table-cell office:value-type="float" office:value="0.034881834" calcext:value-type="float">
            <text:p>0.034881834</text:p>
          </table:table-cell>
          <table:table-cell office:value-type="float" office:value="0.134910361" calcext:value-type="float">
            <text:p>0.134910361</text:p>
          </table:table-cell>
          <table:table-cell office:value-type="float" office:value="0.141280906" calcext:value-type="float">
            <text:p>0.141280906</text:p>
          </table:table-cell>
          <table:table-cell office:value-type="float" office:value="0.128088013" calcext:value-type="float">
            <text:p>0.12808801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2871" calcext:value-type="float">
            <text:p>0.001122871</text:p>
          </table:table-cell>
          <table:table-cell office:value-type="float" office:value="0.000284982" calcext:value-type="float">
            <text:p>0.000284982</text:p>
          </table:table-cell>
          <table:table-cell office:value-type="float" office:value="0.001102209" calcext:value-type="float">
            <text:p>0.001102209</text:p>
          </table:table-cell>
          <table:table-cell office:value-type="float" office:value="0.001154256" calcext:value-type="float">
            <text:p>0.001154256</text:p>
          </table:table-cell>
          <table:table-cell office:value-type="float" office:value="0.001046471" calcext:value-type="float">
            <text:p>0.00104647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0692" calcext:value-type="float">
            <text:p>0.000850692</text:p>
          </table:table-cell>
          <table:table-cell office:value-type="float" office:value="0.000012803" calcext:value-type="float">
            <text:p>1.2803E-05</text:p>
          </table:table-cell>
          <table:table-cell office:value-type="float" office:value="0.00083003" calcext:value-type="float">
            <text:p>0.00083003</text:p>
          </table:table-cell>
          <table:table-cell office:value-type="float" office:value="0.000882077" calcext:value-type="float">
            <text:p>0.000882077</text:p>
          </table:table-cell>
          <table:table-cell office:value-type="float" office:value="0.000774292" calcext:value-type="float">
            <text:p>0.000774292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61519974" calcext:value-type="float">
            <text:p>24.261519974</text:p>
          </table:table-cell>
          <table:table-cell office:value-type="float" office:value="24.240826422" calcext:value-type="float">
            <text:p>24.240826422</text:p>
          </table:table-cell>
          <table:table-cell office:value-type="float" office:value="24.261009684" calcext:value-type="float">
            <text:p>24.261009684</text:p>
          </table:table-cell>
          <table:table-cell office:value-type="float" office:value="24.262295089" calcext:value-type="float">
            <text:p>24.262295089</text:p>
          </table:table-cell>
          <table:table-cell office:value-type="float" office:value="24.259633116" calcext:value-type="float">
            <text:p>24.259633116</text:p>
          </table:table-cell>
          <table:table-cell office:value-type="float" office:value="25.242219135" calcext:value-type="float">
            <text:p>25.242219135</text:p>
          </table:table-cell>
          <table:table-cell/>
          <table:table-cell office:value-type="float" office:value="0.021563393" calcext:value-type="float">
            <text:p>0.021563393</text:p>
          </table:table-cell>
          <table:table-cell office:value-type="float" office:value="0.000324498" calcext:value-type="float">
            <text:p>0.000324498</text:p>
          </table:table-cell>
          <table:table-cell office:value-type="float" office:value="0.021039658" calcext:value-type="float">
            <text:p>0.021039658</text:p>
          </table:table-cell>
          <table:table-cell office:value-type="float" office:value="0.022358932" calcext:value-type="float">
            <text:p>0.022358932</text:p>
          </table:table-cell>
          <table:table-cell office:value-type="float" office:value="0.019626818" calcext:value-type="float">
            <text:p>0.019626818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<text:s/>2019-12-03 11:05:28</text:p>
          </table:table-cell>
          <table:table-cell office:value-type="float" office:value="24.23546" calcext:value-type="float">
            <text:p>24.23546</text:p>
          </table:table-cell>
          <table:table-cell office:value-type="string" calcext:value-type="string">
            <text:p><text:s/></text:p>
          </table:table-cell>
          <table:table-cell office:value-type="float" office:value="0.137460844" calcext:value-type="float">
            <text:p>0.137460844</text:p>
          </table:table-cell>
          <table:table-cell office:value-type="float" office:value="0.035076146" calcext:value-type="float">
            <text:p>0.035076146</text:p>
          </table:table-cell>
          <table:table-cell office:value-type="float" office:value="0.134917514" calcext:value-type="float">
            <text:p>0.134917514</text:p>
          </table:table-cell>
          <table:table-cell office:value-type="float" office:value="0.141313093" calcext:value-type="float">
            <text:p>0.141313093</text:p>
          </table:table-cell>
          <table:table-cell office:value-type="float" office:value="0.128099934" calcext:value-type="float">
            <text:p>0.12809993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3046" calcext:value-type="float">
            <text:p>0.001123046</text:p>
          </table:table-cell>
          <table:table-cell office:value-type="float" office:value="0.00028657" calcext:value-type="float">
            <text:p>0.00028657</text:p>
          </table:table-cell>
          <table:table-cell office:value-type="float" office:value="0.001102267" calcext:value-type="float">
            <text:p>0.001102267</text:p>
          </table:table-cell>
          <table:table-cell office:value-type="float" office:value="0.001154519" calcext:value-type="float">
            <text:p>0.001154519</text:p>
          </table:table-cell>
          <table:table-cell office:value-type="float" office:value="0.001046568" calcext:value-type="float">
            <text:p>0.00104656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0867" calcext:value-type="float">
            <text:p>0.000850867</text:p>
          </table:table-cell>
          <table:table-cell office:value-type="float" office:value="0.000014391" calcext:value-type="float">
            <text:p>1.4391E-05</text:p>
          </table:table-cell>
          <table:table-cell office:value-type="float" office:value="0.000830088" calcext:value-type="float">
            <text:p>0.000830088</text:p>
          </table:table-cell>
          <table:table-cell office:value-type="float" office:value="0.00088234" calcext:value-type="float">
            <text:p>0.00088234</text:p>
          </table:table-cell>
          <table:table-cell office:value-type="float" office:value="0.000774389" calcext:value-type="float">
            <text:p>0.000774389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56470438" calcext:value-type="float">
            <text:p>24.256470438</text:p>
          </table:table-cell>
          <table:table-cell office:value-type="float" office:value="24.235811668" calcext:value-type="float">
            <text:p>24.235811668</text:p>
          </table:table-cell>
          <table:table-cell office:value-type="float" office:value="24.255957259" calcext:value-type="float">
            <text:p>24.255957259</text:p>
          </table:table-cell>
          <table:table-cell office:value-type="float" office:value="24.257247721" calcext:value-type="float">
            <text:p>24.257247721</text:p>
          </table:table-cell>
          <table:table-cell office:value-type="float" office:value="24.254581647" calcext:value-type="float">
            <text:p>24.254581647</text:p>
          </table:table-cell>
          <table:table-cell office:value-type="float" office:value="25.237169737" calcext:value-type="float">
            <text:p>25.237169737</text:p>
          </table:table-cell>
          <table:table-cell/>
          <table:table-cell office:value-type="float" office:value="0.021567837" calcext:value-type="float">
            <text:p>0.021567837</text:p>
          </table:table-cell>
          <table:table-cell office:value-type="float" office:value="0.000364739" calcext:value-type="float">
            <text:p>0.000364739</text:p>
          </table:table-cell>
          <table:table-cell office:value-type="float" office:value="0.021041139" calcext:value-type="float">
            <text:p>0.021041139</text:p>
          </table:table-cell>
          <table:table-cell office:value-type="float" office:value="0.022365598" calcext:value-type="float">
            <text:p>0.022365598</text:p>
          </table:table-cell>
          <table:table-cell office:value-type="float" office:value="0.019629286" calcext:value-type="float">
            <text:p>0.019629286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<text:s/>2019-12-03 11:05:29</text:p>
          </table:table-cell>
          <table:table-cell office:value-type="float" office:value="24.23546" calcext:value-type="float">
            <text:p>24.23546</text:p>
          </table:table-cell>
          <table:table-cell office:value-type="string" calcext:value-type="string">
            <text:p><text:s/></text:p>
          </table:table-cell>
          <table:table-cell office:value-type="float" office:value="0.137342231" calcext:value-type="float">
            <text:p>0.137342231</text:p>
          </table:table-cell>
          <table:table-cell office:value-type="float" office:value="0.034427051" calcext:value-type="float">
            <text:p>0.034427051</text:p>
          </table:table-cell>
          <table:table-cell office:value-type="float" office:value="0.135005133" calcext:value-type="float">
            <text:p>0.135005133</text:p>
          </table:table-cell>
          <table:table-cell office:value-type="float" office:value="0.141620653" calcext:value-type="float">
            <text:p>0.141620653</text:p>
          </table:table-cell>
          <table:table-cell office:value-type="float" office:value="0.128179208" calcext:value-type="float">
            <text:p>0.12817920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2077" calcext:value-type="float">
            <text:p>0.001122077</text:p>
          </table:table-cell>
          <table:table-cell office:value-type="float" office:value="0.000281267" calcext:value-type="float">
            <text:p>0.000281267</text:p>
          </table:table-cell>
          <table:table-cell office:value-type="float" office:value="0.001102983" calcext:value-type="float">
            <text:p>0.001102983</text:p>
          </table:table-cell>
          <table:table-cell office:value-type="float" office:value="0.001157031" calcext:value-type="float">
            <text:p>0.001157031</text:p>
          </table:table-cell>
          <table:table-cell office:value-type="float" office:value="0.001047216" calcext:value-type="float">
            <text:p>0.00104721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9898" calcext:value-type="float">
            <text:p>0.000849898</text:p>
          </table:table-cell>
          <table:table-cell office:value-type="float" office:value="0.000009088" calcext:value-type="float">
            <text:p>9.088E-06</text:p>
          </table:table-cell>
          <table:table-cell office:value-type="float" office:value="0.000830804" calcext:value-type="float">
            <text:p>0.000830804</text:p>
          </table:table-cell>
          <table:table-cell office:value-type="float" office:value="0.000884853" calcext:value-type="float">
            <text:p>0.000884853</text:p>
          </table:table-cell>
          <table:table-cell office:value-type="float" office:value="0.000775037" calcext:value-type="float">
            <text:p>0.000775037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56446504" calcext:value-type="float">
            <text:p>24.256446504</text:p>
          </table:table-cell>
          <table:table-cell office:value-type="float" office:value="24.235680695" calcext:value-type="float">
            <text:p>24.235680695</text:p>
          </table:table-cell>
          <table:table-cell office:value-type="float" office:value="24.255974939" calcext:value-type="float">
            <text:p>24.255974939</text:p>
          </table:table-cell>
          <table:table-cell office:value-type="float" office:value="24.257309779" calcext:value-type="float">
            <text:p>24.257309779</text:p>
          </table:table-cell>
          <table:table-cell office:value-type="float" office:value="24.254597643" calcext:value-type="float">
            <text:p>24.254597643</text:p>
          </table:table-cell>
          <table:table-cell office:value-type="float" office:value="25.237169737" calcext:value-type="float">
            <text:p>25.237169737</text:p>
          </table:table-cell>
          <table:table-cell/>
          <table:table-cell office:value-type="float" office:value="0.021543274" calcext:value-type="float">
            <text:p>0.021543274</text:p>
          </table:table-cell>
          <table:table-cell office:value-type="float" office:value="0.000230315" calcext:value-type="float">
            <text:p>0.000230315</text:p>
          </table:table-cell>
          <table:table-cell office:value-type="float" office:value="0.021059284" calcext:value-type="float">
            <text:p>0.021059284</text:p>
          </table:table-cell>
          <table:table-cell office:value-type="float" office:value="0.02242929" calcext:value-type="float">
            <text:p>0.02242929</text:p>
          </table:table-cell>
          <table:table-cell office:value-type="float" office:value="0.019645703" calcext:value-type="float">
            <text:p>0.019645703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<text:s/>2019-12-03 11:05:31</text:p>
          </table:table-cell>
          <table:table-cell office:value-type="float" office:value="24.24556" calcext:value-type="float">
            <text:p>24.24556</text:p>
          </table:table-cell>
          <table:table-cell office:value-type="string" calcext:value-type="string">
            <text:p><text:s/></text:p>
          </table:table-cell>
          <table:table-cell office:value-type="float" office:value="0.137273686" calcext:value-type="float">
            <text:p>0.137273686</text:p>
          </table:table-cell>
          <table:table-cell office:value-type="float" office:value="0.033792261" calcext:value-type="float">
            <text:p>0.033792261</text:p>
          </table:table-cell>
          <table:table-cell office:value-type="float" office:value="0.135087983" calcext:value-type="float">
            <text:p>0.135087983</text:p>
          </table:table-cell>
          <table:table-cell office:value-type="float" office:value="0.141754763" calcext:value-type="float">
            <text:p>0.141754763</text:p>
          </table:table-cell>
          <table:table-cell office:value-type="float" office:value="0.128566042" calcext:value-type="float">
            <text:p>0.12856604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1517" calcext:value-type="float">
            <text:p>0.001121517</text:p>
          </table:table-cell>
          <table:table-cell office:value-type="float" office:value="0.000276081" calcext:value-type="float">
            <text:p>0.000276081</text:p>
          </table:table-cell>
          <table:table-cell office:value-type="float" office:value="0.00110366" calcext:value-type="float">
            <text:p>0.00110366</text:p>
          </table:table-cell>
          <table:table-cell office:value-type="float" office:value="0.001158127" calcext:value-type="float">
            <text:p>0.001158127</text:p>
          </table:table-cell>
          <table:table-cell office:value-type="float" office:value="0.001050376" calcext:value-type="float">
            <text:p>0.00105037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9338" calcext:value-type="float">
            <text:p>0.000849338</text:p>
          </table:table-cell>
          <table:table-cell office:value-type="float" office:value="0.000003902" calcext:value-type="float">
            <text:p>3.902E-06</text:p>
          </table:table-cell>
          <table:table-cell office:value-type="float" office:value="0.000831481" calcext:value-type="float">
            <text:p>0.000831481</text:p>
          </table:table-cell>
          <table:table-cell office:value-type="float" office:value="0.000885948" calcext:value-type="float">
            <text:p>0.000885948</text:p>
          </table:table-cell>
          <table:table-cell office:value-type="float" office:value="0.000778197" calcext:value-type="float">
            <text:p>0.000778197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66540406" calcext:value-type="float">
            <text:p>24.266540406</text:p>
          </table:table-cell>
          <table:table-cell office:value-type="float" office:value="24.245660533" calcext:value-type="float">
            <text:p>24.245660533</text:p>
          </table:table-cell>
          <table:table-cell office:value-type="float" office:value="24.266099392" calcext:value-type="float">
            <text:p>24.266099392</text:p>
          </table:table-cell>
          <table:table-cell office:value-type="float" office:value="24.267444563" calcext:value-type="float">
            <text:p>24.267444563</text:p>
          </table:table-cell>
          <table:table-cell office:value-type="float" office:value="24.264783445" calcext:value-type="float">
            <text:p>24.264783445</text:p>
          </table:table-cell>
          <table:table-cell office:value-type="float" office:value="25.247268534" calcext:value-type="float">
            <text:p>25.247268534</text:p>
          </table:table-cell>
          <table:table-cell/>
          <table:table-cell office:value-type="float" office:value="0.021529079" calcext:value-type="float">
            <text:p>0.021529079</text:p>
          </table:table-cell>
          <table:table-cell office:value-type="float" office:value="0.000098853" calcext:value-type="float">
            <text:p>9.8853E-05</text:p>
          </table:table-cell>
          <table:table-cell office:value-type="float" office:value="0.021076442" calcext:value-type="float">
            <text:p>0.021076442</text:p>
          </table:table-cell>
          <table:table-cell office:value-type="float" office:value="0.022457063" calcext:value-type="float">
            <text:p>0.022457063</text:p>
          </table:table-cell>
          <table:table-cell office:value-type="float" office:value="0.019725813" calcext:value-type="float">
            <text:p>0.019725813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<text:s/>2019-12-03 11:05:32</text:p>
          </table:table-cell>
          <table:table-cell office:value-type="float" office:value="24.24051" calcext:value-type="float">
            <text:p>24.24051</text:p>
          </table:table-cell>
          <table:table-cell office:value-type="string" calcext:value-type="string">
            <text:p><text:s/></text:p>
          </table:table-cell>
          <table:table-cell office:value-type="float" office:value="0.137293951" calcext:value-type="float">
            <text:p>0.137293951</text:p>
          </table:table-cell>
          <table:table-cell office:value-type="float" office:value="0.033520464" calcext:value-type="float">
            <text:p>0.033520464</text:p>
          </table:table-cell>
          <table:table-cell office:value-type="float" office:value="0.134173648" calcext:value-type="float">
            <text:p>0.134173648</text:p>
          </table:table-cell>
          <table:table-cell office:value-type="float" office:value="0.141739862" calcext:value-type="float">
            <text:p>0.141739862</text:p>
          </table:table-cell>
          <table:table-cell office:value-type="float" office:value="0.128925458" calcext:value-type="float">
            <text:p>0.12892545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1683" calcext:value-type="float">
            <text:p>0.001121683</text:p>
          </table:table-cell>
          <table:table-cell office:value-type="float" office:value="0.00027386" calcext:value-type="float">
            <text:p>0.00027386</text:p>
          </table:table-cell>
          <table:table-cell office:value-type="float" office:value="0.00109619" calcext:value-type="float">
            <text:p>0.00109619</text:p>
          </table:table-cell>
          <table:table-cell office:value-type="float" office:value="0.001158005" calcext:value-type="float">
            <text:p>0.001158005</text:p>
          </table:table-cell>
          <table:table-cell office:value-type="float" office:value="0.001053313" calcext:value-type="float">
            <text:p>0.00105331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9504" calcext:value-type="float">
            <text:p>0.000849504</text:p>
          </table:table-cell>
          <table:table-cell office:value-type="float" office:value="0.000001681" calcext:value-type="float">
            <text:p>1.681E-06</text:p>
          </table:table-cell>
          <table:table-cell office:value-type="float" office:value="0.000824011" calcext:value-type="float">
            <text:p>0.000824011</text:p>
          </table:table-cell>
          <table:table-cell office:value-type="float" office:value="0.000885827" calcext:value-type="float">
            <text:p>0.000885827</text:p>
          </table:table-cell>
          <table:table-cell office:value-type="float" office:value="0.000781134" calcext:value-type="float">
            <text:p>0.000781134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61490629" calcext:value-type="float">
            <text:p>24.261490629</text:p>
          </table:table-cell>
          <table:table-cell office:value-type="float" office:value="24.240551728" calcext:value-type="float">
            <text:p>24.240551728</text:p>
          </table:table-cell>
          <table:table-cell office:value-type="float" office:value="24.260861035" calcext:value-type="float">
            <text:p>24.260861035</text:p>
          </table:table-cell>
          <table:table-cell office:value-type="float" office:value="24.262387694" calcext:value-type="float">
            <text:p>24.262387694</text:p>
          </table:table-cell>
          <table:table-cell office:value-type="float" office:value="24.259802091" calcext:value-type="float">
            <text:p>24.259802091</text:p>
          </table:table-cell>
          <table:table-cell office:value-type="float" office:value="25.242219135" calcext:value-type="float">
            <text:p>25.242219135</text:p>
          </table:table-cell>
          <table:table-cell/>
          <table:table-cell office:value-type="float" office:value="0.021533275" calcext:value-type="float">
            <text:p>0.021533275</text:p>
          </table:table-cell>
          <table:table-cell office:value-type="float" office:value="0.000042565" calcext:value-type="float">
            <text:p>4.2565E-05</text:p>
          </table:table-cell>
          <table:table-cell office:value-type="float" office:value="0.020887092" calcext:value-type="float">
            <text:p>0.020887092</text:p>
          </table:table-cell>
          <table:table-cell office:value-type="float" office:value="0.022453977" calcext:value-type="float">
            <text:p>0.022453977</text:p>
          </table:table-cell>
          <table:table-cell office:value-type="float" office:value="0.019800244" calcext:value-type="float">
            <text:p>0.019800244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<text:s/>2019-12-03 11:05:33</text:p>
          </table:table-cell>
          <table:table-cell office:value-type="float" office:value="24.22535" calcext:value-type="float">
            <text:p>24.22535</text:p>
          </table:table-cell>
          <table:table-cell office:value-type="string" calcext:value-type="string">
            <text:p><text:s/></text:p>
          </table:table-cell>
          <table:table-cell office:value-type="float" office:value="0.137159245" calcext:value-type="float">
            <text:p>0.137159245</text:p>
          </table:table-cell>
          <table:table-cell office:value-type="float" office:value="0.033571128" calcext:value-type="float">
            <text:p>0.033571128</text:p>
          </table:table-cell>
          <table:table-cell office:value-type="float" office:value="0.134885327" calcext:value-type="float">
            <text:p>0.134885327</text:p>
          </table:table-cell>
          <table:table-cell office:value-type="float" office:value="0.141857879" calcext:value-type="float">
            <text:p>0.141857879</text:p>
          </table:table-cell>
          <table:table-cell office:value-type="float" office:value="0.128904" calcext:value-type="float">
            <text:p>0.12890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0582" calcext:value-type="float">
            <text:p>0.001120582</text:p>
          </table:table-cell>
          <table:table-cell office:value-type="float" office:value="0.000274274" calcext:value-type="float">
            <text:p>0.000274274</text:p>
          </table:table-cell>
          <table:table-cell office:value-type="float" office:value="0.001102004" calcext:value-type="float">
            <text:p>0.001102004</text:p>
          </table:table-cell>
          <table:table-cell office:value-type="float" office:value="0.00115897" calcext:value-type="float">
            <text:p>0.00115897</text:p>
          </table:table-cell>
          <table:table-cell office:value-type="float" office:value="0.001053137" calcext:value-type="float">
            <text:p>0.00105313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8403" calcext:value-type="float">
            <text:p>0.000848403</text:p>
          </table:table-cell>
          <table:table-cell office:value-type="float" office:value="0.000002095" calcext:value-type="float">
            <text:p>2.095E-06</text:p>
          </table:table-cell>
          <table:table-cell office:value-type="float" office:value="0.000829825" calcext:value-type="float">
            <text:p>0.000829825</text:p>
          </table:table-cell>
          <table:table-cell office:value-type="float" office:value="0.000886791" calcext:value-type="float">
            <text:p>0.000886791</text:p>
          </table:table-cell>
          <table:table-cell office:value-type="float" office:value="0.000780958" calcext:value-type="float">
            <text:p>0.000780958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46301851" calcext:value-type="float">
            <text:p>24.246301851</text:p>
          </table:table-cell>
          <table:table-cell office:value-type="float" office:value="24.225400065" calcext:value-type="float">
            <text:p>24.225400065</text:p>
          </table:table-cell>
          <table:table-cell office:value-type="float" office:value="24.245843029" calcext:value-type="float">
            <text:p>24.245843029</text:p>
          </table:table-cell>
          <table:table-cell office:value-type="float" office:value="24.247249922" calcext:value-type="float">
            <text:p>24.247249922</text:p>
          </table:table-cell>
          <table:table-cell office:value-type="float" office:value="24.24463614" calcext:value-type="float">
            <text:p>24.24463614</text:p>
          </table:table-cell>
          <table:table-cell office:value-type="float" office:value="25.227070943" calcext:value-type="float">
            <text:p>25.227070943</text:p>
          </table:table-cell>
          <table:table-cell/>
          <table:table-cell office:value-type="float" office:value="0.021505379" calcext:value-type="float">
            <text:p>0.021505379</text:p>
          </table:table-cell>
          <table:table-cell office:value-type="float" office:value="0.000053057" calcext:value-type="float">
            <text:p>5.3057E-05</text:p>
          </table:table-cell>
          <table:table-cell office:value-type="float" office:value="0.021034474" calcext:value-type="float">
            <text:p>0.021034474</text:p>
          </table:table-cell>
          <table:table-cell office:value-type="float" office:value="0.022478417" calcext:value-type="float">
            <text:p>0.022478417</text:p>
          </table:table-cell>
          <table:table-cell office:value-type="float" office:value="0.019795801" calcext:value-type="float">
            <text:p>0.019795801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<text:s/>2019-12-03 11:05:34</text:p>
          </table:table-cell>
          <table:table-cell office:value-type="float" office:value="24.2304" calcext:value-type="float">
            <text:p>24.2304</text:p>
          </table:table-cell>
          <table:table-cell office:value-type="string" calcext:value-type="string">
            <text:p><text:s/></text:p>
          </table:table-cell>
          <table:table-cell office:value-type="float" office:value="0.137140171" calcext:value-type="float">
            <text:p>0.137140171</text:p>
          </table:table-cell>
          <table:table-cell office:value-type="float" office:value="0.033851866" calcext:value-type="float">
            <text:p>0.033851866</text:p>
          </table:table-cell>
          <table:table-cell office:value-type="float" office:value="0.135045664" calcext:value-type="float">
            <text:p>0.135045664</text:p>
          </table:table-cell>
          <table:table-cell office:value-type="float" office:value="0.141857283" calcext:value-type="float">
            <text:p>0.141857283</text:p>
          </table:table-cell>
          <table:table-cell office:value-type="float" office:value="0.128517166" calcext:value-type="float">
            <text:p>0.12851716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0426" calcext:value-type="float">
            <text:p>0.001120426</text:p>
          </table:table-cell>
          <table:table-cell office:value-type="float" office:value="0.000276568" calcext:value-type="float">
            <text:p>0.000276568</text:p>
          </table:table-cell>
          <table:table-cell office:value-type="float" office:value="0.001103314" calcext:value-type="float">
            <text:p>0.001103314</text:p>
          </table:table-cell>
          <table:table-cell office:value-type="float" office:value="0.001158965" calcext:value-type="float">
            <text:p>0.001158965</text:p>
          </table:table-cell>
          <table:table-cell office:value-type="float" office:value="0.001049977" calcext:value-type="float">
            <text:p>0.00104997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8247" calcext:value-type="float">
            <text:p>0.000848247</text:p>
          </table:table-cell>
          <table:table-cell office:value-type="float" office:value="0.000004389" calcext:value-type="float">
            <text:p>4.389E-06</text:p>
          </table:table-cell>
          <table:table-cell office:value-type="float" office:value="0.000831135" calcext:value-type="float">
            <text:p>0.000831135</text:p>
          </table:table-cell>
          <table:table-cell office:value-type="float" office:value="0.000886786" calcext:value-type="float">
            <text:p>0.000886786</text:p>
          </table:table-cell>
          <table:table-cell office:value-type="float" office:value="0.000777798" calcext:value-type="float">
            <text:p>0.000777798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51351868" calcext:value-type="float">
            <text:p>24.251351868</text:p>
          </table:table-cell>
          <table:table-cell office:value-type="float" office:value="24.230510674" calcext:value-type="float">
            <text:p>24.230510674</text:p>
          </table:table-cell>
          <table:table-cell office:value-type="float" office:value="24.250929249" calcext:value-type="float">
            <text:p>24.250929249</text:p>
          </table:table-cell>
          <table:table-cell office:value-type="float" office:value="24.252303663" calcext:value-type="float">
            <text:p>24.252303663</text:p>
          </table:table-cell>
          <table:table-cell office:value-type="float" office:value="24.24961196" calcext:value-type="float">
            <text:p>24.24961196</text:p>
          </table:table-cell>
          <table:table-cell office:value-type="float" office:value="25.23212034" calcext:value-type="float">
            <text:p>25.23212034</text:p>
          </table:table-cell>
          <table:table-cell/>
          <table:table-cell office:value-type="float" office:value="0.021501429" calcext:value-type="float">
            <text:p>0.021501429</text:p>
          </table:table-cell>
          <table:table-cell office:value-type="float" office:value="0.000111197" calcext:value-type="float">
            <text:p>0.000111197</text:p>
          </table:table-cell>
          <table:table-cell office:value-type="float" office:value="0.021067678" calcext:value-type="float">
            <text:p>0.021067678</text:p>
          </table:table-cell>
          <table:table-cell office:value-type="float" office:value="0.022478294" calcext:value-type="float">
            <text:p>0.022478294</text:p>
          </table:table-cell>
          <table:table-cell office:value-type="float" office:value="0.019715691" calcext:value-type="float">
            <text:p>0.019715691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<text:s/>2019-12-03 11:05:36</text:p>
          </table:table-cell>
          <table:table-cell office:value-type="float" office:value="24.2304" calcext:value-type="float">
            <text:p>24.2304</text:p>
          </table:table-cell>
          <table:table-cell office:value-type="string" calcext:value-type="string">
            <text:p><text:s/></text:p>
          </table:table-cell>
          <table:table-cell office:value-type="float" office:value="0.137127654" calcext:value-type="float">
            <text:p>0.137127654</text:p>
          </table:table-cell>
          <table:table-cell office:value-type="float" office:value="0.033795242" calcext:value-type="float">
            <text:p>0.033795242</text:p>
          </table:table-cell>
          <table:table-cell office:value-type="float" office:value="0.134189741" calcext:value-type="float">
            <text:p>0.134189741</text:p>
          </table:table-cell>
          <table:table-cell office:value-type="float" office:value="0.141984241" calcext:value-type="float">
            <text:p>0.141984241</text:p>
          </table:table-cell>
          <table:table-cell office:value-type="float" office:value="0.12866439" calcext:value-type="float">
            <text:p>0.1286643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0324" calcext:value-type="float">
            <text:p>0.001120324</text:p>
          </table:table-cell>
          <table:table-cell office:value-type="float" office:value="0.000276105" calcext:value-type="float">
            <text:p>0.000276105</text:p>
          </table:table-cell>
          <table:table-cell office:value-type="float" office:value="0.001096321" calcext:value-type="float">
            <text:p>0.001096321</text:p>
          </table:table-cell>
          <table:table-cell office:value-type="float" office:value="0.001160002" calcext:value-type="float">
            <text:p>0.001160002</text:p>
          </table:table-cell>
          <table:table-cell office:value-type="float" office:value="0.00105118" calcext:value-type="float">
            <text:p>0.0010511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8145" calcext:value-type="float">
            <text:p>0.000848145</text:p>
          </table:table-cell>
          <table:table-cell office:value-type="float" office:value="0.000003926" calcext:value-type="float">
            <text:p>3.926E-06</text:p>
          </table:table-cell>
          <table:table-cell office:value-type="float" office:value="0.000824143" calcext:value-type="float">
            <text:p>0.000824143</text:p>
          </table:table-cell>
          <table:table-cell office:value-type="float" office:value="0.000887823" calcext:value-type="float">
            <text:p>0.000887823</text:p>
          </table:table-cell>
          <table:table-cell office:value-type="float" office:value="0.000779001" calcext:value-type="float">
            <text:p>0.000779001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51349342" calcext:value-type="float">
            <text:p>24.251349342</text:p>
          </table:table-cell>
          <table:table-cell office:value-type="float" office:value="24.230499248" calcext:value-type="float">
            <text:p>24.230499248</text:p>
          </table:table-cell>
          <table:table-cell office:value-type="float" office:value="24.250756545" calcext:value-type="float">
            <text:p>24.250756545</text:p>
          </table:table-cell>
          <table:table-cell office:value-type="float" office:value="24.25232928" calcext:value-type="float">
            <text:p>24.25232928</text:p>
          </table:table-cell>
          <table:table-cell office:value-type="float" office:value="24.249641666" calcext:value-type="float">
            <text:p>24.249641666</text:p>
          </table:table-cell>
          <table:table-cell office:value-type="float" office:value="25.23212034" calcext:value-type="float">
            <text:p>25.23212034</text:p>
          </table:table-cell>
          <table:table-cell/>
          <table:table-cell office:value-type="float" office:value="0.021498837" calcext:value-type="float">
            <text:p>0.021498837</text:p>
          </table:table-cell>
          <table:table-cell office:value-type="float" office:value="0.00009947" calcext:value-type="float">
            <text:p>9.947E-05</text:p>
          </table:table-cell>
          <table:table-cell office:value-type="float" office:value="0.020890425" calcext:value-type="float">
            <text:p>0.020890425</text:p>
          </table:table-cell>
          <table:table-cell office:value-type="float" office:value="0.022504586" calcext:value-type="float">
            <text:p>0.022504586</text:p>
          </table:table-cell>
          <table:table-cell office:value-type="float" office:value="0.01974618" calcext:value-type="float">
            <text:p>0.01974618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<text:s/>2019-12-03 11:05:37</text:p>
          </table:table-cell>
          <table:table-cell office:value-type="float" office:value="24.2304" calcext:value-type="float">
            <text:p>24.2304</text:p>
          </table:table-cell>
          <table:table-cell office:value-type="string" calcext:value-type="string">
            <text:p><text:s/></text:p>
          </table:table-cell>
          <table:table-cell office:value-type="float" office:value="0.137048976" calcext:value-type="float">
            <text:p>0.137048976</text:p>
          </table:table-cell>
          <table:table-cell office:value-type="float" office:value="0.035262112" calcext:value-type="float">
            <text:p>0.035262112</text:p>
          </table:table-cell>
          <table:table-cell office:value-type="float" office:value="0.134566442" calcext:value-type="float">
            <text:p>0.134566442</text:p>
          </table:table-cell>
          <table:table-cell office:value-type="float" office:value="0.141979473" calcext:value-type="float">
            <text:p>0.141979473</text:p>
          </table:table-cell>
          <table:table-cell office:value-type="float" office:value="0.128155962" calcext:value-type="float">
            <text:p>0.12815596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9681" calcext:value-type="float">
            <text:p>0.001119681</text:p>
          </table:table-cell>
          <table:table-cell office:value-type="float" office:value="0.000288089" calcext:value-type="float">
            <text:p>0.000288089</text:p>
          </table:table-cell>
          <table:table-cell office:value-type="float" office:value="0.001099399" calcext:value-type="float">
            <text:p>0.001099399</text:p>
          </table:table-cell>
          <table:table-cell office:value-type="float" office:value="0.001159963" calcext:value-type="float">
            <text:p>0.001159963</text:p>
          </table:table-cell>
          <table:table-cell office:value-type="float" office:value="0.001047026" calcext:value-type="float">
            <text:p>0.00104702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7502" calcext:value-type="float">
            <text:p>0.000847502</text:p>
          </table:table-cell>
          <table:table-cell office:value-type="float" office:value="0.00001591" calcext:value-type="float">
            <text:p>1.591E-05</text:p>
          </table:table-cell>
          <table:table-cell office:value-type="float" office:value="0.00082722" calcext:value-type="float">
            <text:p>0.00082722</text:p>
          </table:table-cell>
          <table:table-cell office:value-type="float" office:value="0.000887784" calcext:value-type="float">
            <text:p>0.000887784</text:p>
          </table:table-cell>
          <table:table-cell office:value-type="float" office:value="0.000774847" calcext:value-type="float">
            <text:p>0.000774847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51333467" calcext:value-type="float">
            <text:p>24.251333467</text:p>
          </table:table-cell>
          <table:table-cell office:value-type="float" office:value="24.230795232" calcext:value-type="float">
            <text:p>24.230795232</text:p>
          </table:table-cell>
          <table:table-cell office:value-type="float" office:value="24.250832554" calcext:value-type="float">
            <text:p>24.250832554</text:p>
          </table:table-cell>
          <table:table-cell office:value-type="float" office:value="24.252328318" calcext:value-type="float">
            <text:p>24.252328318</text:p>
          </table:table-cell>
          <table:table-cell office:value-type="float" office:value="24.249539078" calcext:value-type="float">
            <text:p>24.249539078</text:p>
          </table:table-cell>
          <table:table-cell office:value-type="float" office:value="25.23212034" calcext:value-type="float">
            <text:p>25.23212034</text:p>
          </table:table-cell>
          <table:table-cell/>
          <table:table-cell office:value-type="float" office:value="0.021482543" calcext:value-type="float">
            <text:p>0.021482543</text:p>
          </table:table-cell>
          <table:table-cell office:value-type="float" office:value="0.000403252" calcext:value-type="float">
            <text:p>0.000403252</text:p>
          </table:table-cell>
          <table:table-cell office:value-type="float" office:value="0.020968436" calcext:value-type="float">
            <text:p>0.020968436</text:p>
          </table:table-cell>
          <table:table-cell office:value-type="float" office:value="0.022503598" calcext:value-type="float">
            <text:p>0.022503598</text:p>
          </table:table-cell>
          <table:table-cell office:value-type="float" office:value="0.019640889" calcext:value-type="float">
            <text:p>0.019640889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<text:s/>2019-12-03 11:05:38</text:p>
          </table:table-cell>
          <table:table-cell office:value-type="float" office:value="24.22535" calcext:value-type="float">
            <text:p>24.22535</text:p>
          </table:table-cell>
          <table:table-cell office:value-type="string" calcext:value-type="string">
            <text:p><text:s/></text:p>
          </table:table-cell>
          <table:table-cell office:value-type="float" office:value="0.136859433" calcext:value-type="float">
            <text:p>0.136859433</text:p>
          </table:table-cell>
          <table:table-cell office:value-type="float" office:value="0.035209064" calcext:value-type="float">
            <text:p>0.035209064</text:p>
          </table:table-cell>
          <table:table-cell office:value-type="float" office:value="0.13477029" calcext:value-type="float">
            <text:p>0.13477029</text:p>
          </table:table-cell>
          <table:table-cell office:value-type="float" office:value="0.141350048" calcext:value-type="float">
            <text:p>0.141350048</text:p>
          </table:table-cell>
          <table:table-cell office:value-type="float" office:value="0.128036753" calcext:value-type="float">
            <text:p>0.12803675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8133" calcext:value-type="float">
            <text:p>0.001118133</text:p>
          </table:table-cell>
          <table:table-cell office:value-type="float" office:value="0.000287656" calcext:value-type="float">
            <text:p>0.000287656</text:p>
          </table:table-cell>
          <table:table-cell office:value-type="float" office:value="0.001101064" calcext:value-type="float">
            <text:p>0.001101064</text:p>
          </table:table-cell>
          <table:table-cell office:value-type="float" office:value="0.001154821" calcext:value-type="float">
            <text:p>0.001154821</text:p>
          </table:table-cell>
          <table:table-cell office:value-type="float" office:value="0.001046052" calcext:value-type="float">
            <text:p>0.00104605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5954" calcext:value-type="float">
            <text:p>0.000845954</text:p>
          </table:table-cell>
          <table:table-cell office:value-type="float" office:value="0.000015477" calcext:value-type="float">
            <text:p>1.5477E-05</text:p>
          </table:table-cell>
          <table:table-cell office:value-type="float" office:value="0.000828886" calcext:value-type="float">
            <text:p>0.000828886</text:p>
          </table:table-cell>
          <table:table-cell office:value-type="float" office:value="0.000882642" calcext:value-type="float">
            <text:p>0.000882642</text:p>
          </table:table-cell>
          <table:table-cell office:value-type="float" office:value="0.000773873" calcext:value-type="float">
            <text:p>0.000773873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46241356" calcext:value-type="float">
            <text:p>24.246241356</text:p>
          </table:table-cell>
          <table:table-cell office:value-type="float" office:value="24.225730568" calcext:value-type="float">
            <text:p>24.225730568</text:p>
          </table:table-cell>
          <table:table-cell office:value-type="float" office:value="24.245819817" calcext:value-type="float">
            <text:p>24.245819817</text:p>
          </table:table-cell>
          <table:table-cell office:value-type="float" office:value="24.247147454" calcext:value-type="float">
            <text:p>24.247147454</text:p>
          </table:table-cell>
          <table:table-cell office:value-type="float" office:value="24.24446115" calcext:value-type="float">
            <text:p>24.24446115</text:p>
          </table:table-cell>
          <table:table-cell office:value-type="float" office:value="25.227070943" calcext:value-type="float">
            <text:p>25.227070943</text:p>
          </table:table-cell>
          <table:table-cell/>
          <table:table-cell office:value-type="float" office:value="0.021443291" calcext:value-type="float">
            <text:p>0.021443291</text:p>
          </table:table-cell>
          <table:table-cell office:value-type="float" office:value="0.000392266" calcext:value-type="float">
            <text:p>0.000392266</text:p>
          </table:table-cell>
          <table:table-cell office:value-type="float" office:value="0.021010651" calcext:value-type="float">
            <text:p>0.021010651</text:p>
          </table:table-cell>
          <table:table-cell office:value-type="float" office:value="0.022373251" calcext:value-type="float">
            <text:p>0.022373251</text:p>
          </table:table-cell>
          <table:table-cell office:value-type="float" office:value="0.019616202" calcext:value-type="float">
            <text:p>0.019616202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<text:s/>2019-12-03 11:05:40</text:p>
          </table:table-cell>
          <table:table-cell office:value-type="float" office:value="24.22535" calcext:value-type="float">
            <text:p>24.22535</text:p>
          </table:table-cell>
          <table:table-cell office:value-type="string" calcext:value-type="string">
            <text:p><text:s/></text:p>
          </table:table-cell>
          <table:table-cell office:value-type="float" office:value="0.136755125" calcext:value-type="float">
            <text:p>0.136755125</text:p>
          </table:table-cell>
          <table:table-cell office:value-type="float" office:value="0.033295159" calcext:value-type="float">
            <text:p>0.033295159</text:p>
          </table:table-cell>
          <table:table-cell office:value-type="float" office:value="0.134341137" calcext:value-type="float">
            <text:p>0.134341137</text:p>
          </table:table-cell>
          <table:table-cell office:value-type="float" office:value="0.141294019" calcext:value-type="float">
            <text:p>0.141294019</text:p>
          </table:table-cell>
          <table:table-cell office:value-type="float" office:value="0.129377857" calcext:value-type="float">
            <text:p>0.12937785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728" calcext:value-type="float">
            <text:p>0.00111728</text:p>
          </table:table-cell>
          <table:table-cell office:value-type="float" office:value="0.000272019" calcext:value-type="float">
            <text:p>0.000272019</text:p>
          </table:table-cell>
          <table:table-cell office:value-type="float" office:value="0.001097558" calcext:value-type="float">
            <text:p>0.001097558</text:p>
          </table:table-cell>
          <table:table-cell office:value-type="float" office:value="0.001154363" calcext:value-type="float">
            <text:p>0.001154363</text:p>
          </table:table-cell>
          <table:table-cell office:value-type="float" office:value="0.001057009" calcext:value-type="float">
            <text:p>0.00105700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5102" calcext:value-type="float">
            <text:p>0.000845102</text:p>
          </table:table-cell>
          <table:table-cell office:value-type="float" office:value="-0.00000016" calcext:value-type="float">
            <text:p>-1.6E-07</text:p>
          </table:table-cell>
          <table:table-cell office:value-type="float" office:value="0.000825379" calcext:value-type="float">
            <text:p>0.000825379</text:p>
          </table:table-cell>
          <table:table-cell office:value-type="float" office:value="0.000882184" calcext:value-type="float">
            <text:p>0.000882184</text:p>
          </table:table-cell>
          <table:table-cell office:value-type="float" office:value="0.00078483" calcext:value-type="float">
            <text:p>0.00078483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46220309" calcext:value-type="float">
            <text:p>24.246220309</text:p>
          </table:table-cell>
          <table:table-cell office:value-type="float" office:value="24.22534438" calcext:value-type="float">
            <text:p>24.22534438</text:p>
          </table:table-cell>
          <table:table-cell office:value-type="float" office:value="24.245733225" calcext:value-type="float">
            <text:p>24.245733225</text:p>
          </table:table-cell>
          <table:table-cell office:value-type="float" office:value="24.247136149" calcext:value-type="float">
            <text:p>24.247136149</text:p>
          </table:table-cell>
          <table:table-cell office:value-type="float" office:value="24.244731753" calcext:value-type="float">
            <text:p>24.244731753</text:p>
          </table:table-cell>
          <table:table-cell office:value-type="float" office:value="25.227070943" calcext:value-type="float">
            <text:p>25.227070943</text:p>
          </table:table-cell>
          <table:table-cell/>
          <table:table-cell office:value-type="float" office:value="0.02142169" calcext:value-type="float">
            <text:p>0.02142169</text:p>
          </table:table-cell>
          <table:table-cell office:value-type="float" office:value="-0.000004045" calcext:value-type="float">
            <text:p>-4.045E-06</text:p>
          </table:table-cell>
          <table:table-cell office:value-type="float" office:value="0.020921778" calcext:value-type="float">
            <text:p>0.020921778</text:p>
          </table:table-cell>
          <table:table-cell office:value-type="float" office:value="0.022361648" calcext:value-type="float">
            <text:p>0.022361648</text:p>
          </table:table-cell>
          <table:table-cell office:value-type="float" office:value="0.019893932" calcext:value-type="float">
            <text:p>0.019893932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<text:s/>2019-12-03 11:05:41</text:p>
          </table:table-cell>
          <table:table-cell office:value-type="float" office:value="24.21019" calcext:value-type="float">
            <text:p>24.21019</text:p>
          </table:table-cell>
          <table:table-cell office:value-type="string" calcext:value-type="string">
            <text:p><text:s/></text:p>
          </table:table-cell>
          <table:table-cell office:value-type="float" office:value="0.136727707" calcext:value-type="float">
            <text:p>0.136727707</text:p>
          </table:table-cell>
          <table:table-cell office:value-type="float" office:value="0.034343604" calcext:value-type="float">
            <text:p>0.034343604</text:p>
          </table:table-cell>
          <table:table-cell office:value-type="float" office:value="0.135012285" calcext:value-type="float">
            <text:p>0.135012285</text:p>
          </table:table-cell>
          <table:table-cell office:value-type="float" office:value="0.141725557" calcext:value-type="float">
            <text:p>0.141725557</text:p>
          </table:table-cell>
          <table:table-cell office:value-type="float" office:value="0.128442064" calcext:value-type="float">
            <text:p>0.12844206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7056" calcext:value-type="float">
            <text:p>0.001117056</text:p>
          </table:table-cell>
          <table:table-cell office:value-type="float" office:value="0.000280585" calcext:value-type="float">
            <text:p>0.000280585</text:p>
          </table:table-cell>
          <table:table-cell office:value-type="float" office:value="0.001103042" calcext:value-type="float">
            <text:p>0.001103042</text:p>
          </table:table-cell>
          <table:table-cell office:value-type="float" office:value="0.001157889" calcext:value-type="float">
            <text:p>0.001157889</text:p>
          </table:table-cell>
          <table:table-cell office:value-type="float" office:value="0.001049363" calcext:value-type="float">
            <text:p>0.00104936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4878" calcext:value-type="float">
            <text:p>0.000844878</text:p>
          </table:table-cell>
          <table:table-cell office:value-type="float" office:value="0.000008406" calcext:value-type="float">
            <text:p>8.406E-06</text:p>
          </table:table-cell>
          <table:table-cell office:value-type="float" office:value="0.000830863" calcext:value-type="float">
            <text:p>0.000830863</text:p>
          </table:table-cell>
          <table:table-cell office:value-type="float" office:value="0.00088571" calcext:value-type="float">
            <text:p>0.00088571</text:p>
          </table:table-cell>
          <table:table-cell office:value-type="float" office:value="0.000777184" calcext:value-type="float">
            <text:p>0.000777184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31053181" calcext:value-type="float">
            <text:p>24.231053181</text:p>
          </table:table-cell>
          <table:table-cell office:value-type="float" office:value="24.210394054" calcext:value-type="float">
            <text:p>24.210394054</text:p>
          </table:table-cell>
          <table:table-cell office:value-type="float" office:value="24.230707045" calcext:value-type="float">
            <text:p>24.230707045</text:p>
          </table:table-cell>
          <table:table-cell office:value-type="float" office:value="24.23206164" calcext:value-type="float">
            <text:p>24.23206164</text:p>
          </table:table-cell>
          <table:table-cell office:value-type="float" office:value="24.229381313" calcext:value-type="float">
            <text:p>24.229381313</text:p>
          </table:table-cell>
          <table:table-cell office:value-type="float" office:value="25.211922756" calcext:value-type="float">
            <text:p>25.211922756</text:p>
          </table:table-cell>
          <table:table-cell/>
          <table:table-cell office:value-type="float" office:value="0.021416012" calcext:value-type="float">
            <text:p>0.021416012</text:p>
          </table:table-cell>
          <table:table-cell office:value-type="float" office:value="0.000213033" calcext:value-type="float">
            <text:p>0.000213033</text:p>
          </table:table-cell>
          <table:table-cell office:value-type="float" office:value="0.021060766" calcext:value-type="float">
            <text:p>0.021060766</text:p>
          </table:table-cell>
          <table:table-cell office:value-type="float" office:value="0.022451015" calcext:value-type="float">
            <text:p>0.022451015</text:p>
          </table:table-cell>
          <table:table-cell office:value-type="float" office:value="0.019700138" calcext:value-type="float">
            <text:p>0.019700138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<text:s/>2019-12-03 11:05:42</text:p>
          </table:table-cell>
          <table:table-cell office:value-type="float" office:value="24.21019" calcext:value-type="float">
            <text:p>24.21019</text:p>
          </table:table-cell>
          <table:table-cell office:value-type="string" calcext:value-type="string">
            <text:p><text:s/></text:p>
          </table:table-cell>
          <table:table-cell office:value-type="float" office:value="0.136486904" calcext:value-type="float">
            <text:p>0.136486904</text:p>
          </table:table-cell>
          <table:table-cell office:value-type="float" office:value="0.033589009" calcext:value-type="float">
            <text:p>0.033589009</text:p>
          </table:table-cell>
          <table:table-cell office:value-type="float" office:value="0.134928243" calcext:value-type="float">
            <text:p>0.134928243</text:p>
          </table:table-cell>
          <table:table-cell office:value-type="float" office:value="0.141993182" calcext:value-type="float">
            <text:p>0.141993182</text:p>
          </table:table-cell>
          <table:table-cell office:value-type="float" office:value="0.128845588" calcext:value-type="float">
            <text:p>0.12884558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5089" calcext:value-type="float">
            <text:p>0.001115089</text:p>
          </table:table-cell>
          <table:table-cell office:value-type="float" office:value="0.00027442" calcext:value-type="float">
            <text:p>0.00027442</text:p>
          </table:table-cell>
          <table:table-cell office:value-type="float" office:value="0.001102355" calcext:value-type="float">
            <text:p>0.001102355</text:p>
          </table:table-cell>
          <table:table-cell office:value-type="float" office:value="0.001160075" calcext:value-type="float">
            <text:p>0.001160075</text:p>
          </table:table-cell>
          <table:table-cell office:value-type="float" office:value="0.00105266" calcext:value-type="float">
            <text:p>0.0010526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291" calcext:value-type="float">
            <text:p>0.00084291</text:p>
          </table:table-cell>
          <table:table-cell office:value-type="float" office:value="0.000002241" calcext:value-type="float">
            <text:p>2.241E-06</text:p>
          </table:table-cell>
          <table:table-cell office:value-type="float" office:value="0.000830176" calcext:value-type="float">
            <text:p>0.000830176</text:p>
          </table:table-cell>
          <table:table-cell office:value-type="float" office:value="0.000887896" calcext:value-type="float">
            <text:p>0.000887896</text:p>
          </table:table-cell>
          <table:table-cell office:value-type="float" office:value="0.000780481" calcext:value-type="float">
            <text:p>0.000780481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31004592" calcext:value-type="float">
            <text:p>24.231004592</text:p>
          </table:table-cell>
          <table:table-cell office:value-type="float" office:value="24.21024179" calcext:value-type="float">
            <text:p>24.21024179</text:p>
          </table:table-cell>
          <table:table-cell office:value-type="float" office:value="24.230690087" calcext:value-type="float">
            <text:p>24.230690087</text:p>
          </table:table-cell>
          <table:table-cell office:value-type="float" office:value="24.232115641" calcext:value-type="float">
            <text:p>24.232115641</text:p>
          </table:table-cell>
          <table:table-cell office:value-type="float" office:value="24.229462736" calcext:value-type="float">
            <text:p>24.229462736</text:p>
          </table:table-cell>
          <table:table-cell office:value-type="float" office:value="25.211922756" calcext:value-type="float">
            <text:p>25.211922756</text:p>
          </table:table-cell>
          <table:table-cell/>
          <table:table-cell office:value-type="float" office:value="0.021366144" calcext:value-type="float">
            <text:p>0.021366144</text:p>
          </table:table-cell>
          <table:table-cell office:value-type="float" office:value="0.00005676" calcext:value-type="float">
            <text:p>5.676E-05</text:p>
          </table:table-cell>
          <table:table-cell office:value-type="float" office:value="0.021043361" calcext:value-type="float">
            <text:p>0.021043361</text:p>
          </table:table-cell>
          <table:table-cell office:value-type="float" office:value="0.022506437" calcext:value-type="float">
            <text:p>0.022506437</text:p>
          </table:table-cell>
          <table:table-cell office:value-type="float" office:value="0.019783704" calcext:value-type="float">
            <text:p>0.019783704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<text:s/>2019-12-03 11:05:44</text:p>
          </table:table-cell>
          <table:table-cell office:value-type="float" office:value="24.20008" calcext:value-type="float">
            <text:p>24.20008</text:p>
          </table:table-cell>
          <table:table-cell office:value-type="string" calcext:value-type="string">
            <text:p><text:s/></text:p>
          </table:table-cell>
          <table:table-cell office:value-type="float" office:value="0.136656777" calcext:value-type="float">
            <text:p>0.136656777</text:p>
          </table:table-cell>
          <table:table-cell office:value-type="float" office:value="0.035095219" calcext:value-type="float">
            <text:p>0.035095219</text:p>
          </table:table-cell>
          <table:table-cell office:value-type="float" office:value="0.134826915" calcext:value-type="float">
            <text:p>0.134826915</text:p>
          </table:table-cell>
          <table:table-cell office:value-type="float" office:value="0.142260211" calcext:value-type="float">
            <text:p>0.142260211</text:p>
          </table:table-cell>
          <table:table-cell office:value-type="float" office:value="0.128057614" calcext:value-type="float">
            <text:p>0.12805761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6477" calcext:value-type="float">
            <text:p>0.001116477</text:p>
          </table:table-cell>
          <table:table-cell office:value-type="float" office:value="0.000286726" calcext:value-type="float">
            <text:p>0.000286726</text:p>
          </table:table-cell>
          <table:table-cell office:value-type="float" office:value="0.001101527" calcext:value-type="float">
            <text:p>0.001101527</text:p>
          </table:table-cell>
          <table:table-cell office:value-type="float" office:value="0.001162257" calcext:value-type="float">
            <text:p>0.001162257</text:p>
          </table:table-cell>
          <table:table-cell office:value-type="float" office:value="0.001046222" calcext:value-type="float">
            <text:p>0.00104622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4298" calcext:value-type="float">
            <text:p>0.000844298</text:p>
          </table:table-cell>
          <table:table-cell office:value-type="float" office:value="0.000014547" calcext:value-type="float">
            <text:p>1.4547E-05</text:p>
          </table:table-cell>
          <table:table-cell office:value-type="float" office:value="0.000829348" calcext:value-type="float">
            <text:p>0.000829348</text:p>
          </table:table-cell>
          <table:table-cell office:value-type="float" office:value="0.000890078" calcext:value-type="float">
            <text:p>0.000890078</text:p>
          </table:table-cell>
          <table:table-cell office:value-type="float" office:value="0.000774043" calcext:value-type="float">
            <text:p>0.000774043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20931139" calcext:value-type="float">
            <text:p>24.220931139</text:p>
          </table:table-cell>
          <table:table-cell office:value-type="float" office:value="24.200437799" calcext:value-type="float">
            <text:p>24.200437799</text:p>
          </table:table-cell>
          <table:table-cell office:value-type="float" office:value="24.220561908" calcext:value-type="float">
            <text:p>24.220561908</text:p>
          </table:table-cell>
          <table:table-cell office:value-type="float" office:value="24.222061802" calcext:value-type="float">
            <text:p>24.222061802</text:p>
          </table:table-cell>
          <table:table-cell office:value-type="float" office:value="24.219195994" calcext:value-type="float">
            <text:p>24.219195994</text:p>
          </table:table-cell>
          <table:table-cell office:value-type="float" office:value="25.201823969" calcext:value-type="float">
            <text:p>25.201823969</text:p>
          </table:table-cell>
          <table:table-cell/>
          <table:table-cell office:value-type="float" office:value="0.021401323" calcext:value-type="float">
            <text:p>0.021401323</text:p>
          </table:table-cell>
          <table:table-cell office:value-type="float" office:value="0.000368689" calcext:value-type="float">
            <text:p>0.000368689</text:p>
          </table:table-cell>
          <table:table-cell office:value-type="float" office:value="0.021022377" calcext:value-type="float">
            <text:p>0.021022377</text:p>
          </table:table-cell>
          <table:table-cell office:value-type="float" office:value="0.022561736" calcext:value-type="float">
            <text:p>0.022561736</text:p>
          </table:table-cell>
          <table:table-cell office:value-type="float" office:value="0.019620522" calcext:value-type="float">
            <text:p>0.019620522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<text:s/>2019-12-03 11:05:45</text:p>
          </table:table-cell>
          <table:table-cell office:value-type="float" office:value="24.20513" calcext:value-type="float">
            <text:p>24.20513</text:p>
          </table:table-cell>
          <table:table-cell office:value-type="string" calcext:value-type="string">
            <text:p><text:s/></text:p>
          </table:table-cell>
          <table:table-cell office:value-type="float" office:value="0.136681215" calcext:value-type="float">
            <text:p>0.136681215</text:p>
          </table:table-cell>
          <table:table-cell office:value-type="float" office:value="0.035333042" calcext:value-type="float">
            <text:p>0.035333042</text:p>
          </table:table-cell>
          <table:table-cell office:value-type="float" office:value="0.134692208" calcext:value-type="float">
            <text:p>0.134692208</text:p>
          </table:table-cell>
          <table:table-cell office:value-type="float" office:value="0.142375844" calcext:value-type="float">
            <text:p>0.142375844</text:p>
          </table:table-cell>
          <table:table-cell office:value-type="float" office:value="0.128068939" calcext:value-type="float">
            <text:p>0.12806893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6677" calcext:value-type="float">
            <text:p>0.001116677</text:p>
          </table:table-cell>
          <table:table-cell office:value-type="float" office:value="0.000288669" calcext:value-type="float">
            <text:p>0.000288669</text:p>
          </table:table-cell>
          <table:table-cell office:value-type="float" office:value="0.001100427" calcext:value-type="float">
            <text:p>0.001100427</text:p>
          </table:table-cell>
          <table:table-cell office:value-type="float" office:value="0.001163201" calcext:value-type="float">
            <text:p>0.001163201</text:p>
          </table:table-cell>
          <table:table-cell office:value-type="float" office:value="0.001046315" calcext:value-type="float">
            <text:p>0.00104631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4498" calcext:value-type="float">
            <text:p>0.000844498</text:p>
          </table:table-cell>
          <table:table-cell office:value-type="float" office:value="0.00001649" calcext:value-type="float">
            <text:p>1.649E-05</text:p>
          </table:table-cell>
          <table:table-cell office:value-type="float" office:value="0.000828248" calcext:value-type="float">
            <text:p>0.000828248</text:p>
          </table:table-cell>
          <table:table-cell office:value-type="float" office:value="0.000891022" calcext:value-type="float">
            <text:p>0.000891022</text:p>
          </table:table-cell>
          <table:table-cell office:value-type="float" office:value="0.000774136" calcext:value-type="float">
            <text:p>0.000774136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25989935" calcext:value-type="float">
            <text:p>24.225989935</text:p>
          </table:table-cell>
          <table:table-cell office:value-type="float" office:value="24.205539747" calcext:value-type="float">
            <text:p>24.205539747</text:p>
          </table:table-cell>
          <table:table-cell office:value-type="float" office:value="24.225588594" calcext:value-type="float">
            <text:p>24.225588594</text:p>
          </table:table-cell>
          <table:table-cell office:value-type="float" office:value="24.227138994" calcext:value-type="float">
            <text:p>24.227138994</text:p>
          </table:table-cell>
          <table:table-cell office:value-type="float" office:value="24.224252151" calcext:value-type="float">
            <text:p>24.224252151</text:p>
          </table:table-cell>
          <table:table-cell office:value-type="float" office:value="25.206873362" calcext:value-type="float">
            <text:p>25.206873362</text:p>
          </table:table-cell>
          <table:table-cell/>
          <table:table-cell office:value-type="float" office:value="0.021406384" calcext:value-type="float">
            <text:p>0.021406384</text:p>
          </table:table-cell>
          <table:table-cell office:value-type="float" office:value="0.000417941" calcext:value-type="float">
            <text:p>0.000417941</text:p>
          </table:table-cell>
          <table:table-cell office:value-type="float" office:value="0.020994481" calcext:value-type="float">
            <text:p>0.020994481</text:p>
          </table:table-cell>
          <table:table-cell office:value-type="float" office:value="0.022585682" calcext:value-type="float">
            <text:p>0.022585682</text:p>
          </table:table-cell>
          <table:table-cell office:value-type="float" office:value="0.019622868" calcext:value-type="float">
            <text:p>0.019622868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<text:s/>2019-12-03 11:05:46</text:p>
          </table:table-cell>
          <table:table-cell office:value-type="float" office:value="24.19502" calcext:value-type="float">
            <text:p>24.19502</text:p>
          </table:table-cell>
          <table:table-cell office:value-type="string" calcext:value-type="string">
            <text:p><text:s/></text:p>
          </table:table-cell>
          <table:table-cell office:value-type="float" office:value="0.136571543" calcext:value-type="float">
            <text:p>0.136571543</text:p>
          </table:table-cell>
          <table:table-cell office:value-type="float" office:value="0.033615236" calcext:value-type="float">
            <text:p>0.033615236</text:p>
          </table:table-cell>
          <table:table-cell office:value-type="float" office:value="0.134805457" calcext:value-type="float">
            <text:p>0.134805457</text:p>
          </table:table-cell>
          <table:table-cell office:value-type="float" office:value="0.141249912" calcext:value-type="float">
            <text:p>0.141249912</text:p>
          </table:table-cell>
          <table:table-cell office:value-type="float" office:value="0.128877774" calcext:value-type="float">
            <text:p>0.12887777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5781" calcext:value-type="float">
            <text:p>0.001115781</text:p>
          </table:table-cell>
          <table:table-cell office:value-type="float" office:value="0.000274634" calcext:value-type="float">
            <text:p>0.000274634</text:p>
          </table:table-cell>
          <table:table-cell office:value-type="float" office:value="0.001101352" calcext:value-type="float">
            <text:p>0.001101352</text:p>
          </table:table-cell>
          <table:table-cell office:value-type="float" office:value="0.001154003" calcext:value-type="float">
            <text:p>0.001154003</text:p>
          </table:table-cell>
          <table:table-cell office:value-type="float" office:value="0.001052923" calcext:value-type="float">
            <text:p>0.00105292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3602" calcext:value-type="float">
            <text:p>0.000843602</text:p>
          </table:table-cell>
          <table:table-cell office:value-type="float" office:value="0.000002455" calcext:value-type="float">
            <text:p>2.455E-06</text:p>
          </table:table-cell>
          <table:table-cell office:value-type="float" office:value="0.000829173" calcext:value-type="float">
            <text:p>0.000829173</text:p>
          </table:table-cell>
          <table:table-cell office:value-type="float" office:value="0.000881824" calcext:value-type="float">
            <text:p>0.000881824</text:p>
          </table:table-cell>
          <table:table-cell office:value-type="float" office:value="0.000780744" calcext:value-type="float">
            <text:p>0.000780744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15860076" calcext:value-type="float">
            <text:p>24.215860076</text:p>
          </table:table-cell>
          <table:table-cell office:value-type="float" office:value="24.195085202" calcext:value-type="float">
            <text:p>24.195085202</text:p>
          </table:table-cell>
          <table:table-cell office:value-type="float" office:value="24.215503712" calcext:value-type="float">
            <text:p>24.215503712</text:p>
          </table:table-cell>
          <table:table-cell office:value-type="float" office:value="24.216804084" calcext:value-type="float">
            <text:p>24.216804084</text:p>
          </table:table-cell>
          <table:table-cell office:value-type="float" office:value="24.214307615" calcext:value-type="float">
            <text:p>24.214307615</text:p>
          </table:table-cell>
          <table:table-cell office:value-type="float" office:value="25.196774576" calcext:value-type="float">
            <text:p>25.196774576</text:p>
          </table:table-cell>
          <table:table-cell/>
          <table:table-cell office:value-type="float" office:value="0.021383672" calcext:value-type="float">
            <text:p>0.021383672</text:p>
          </table:table-cell>
          <table:table-cell office:value-type="float" office:value="0.000062192" calcext:value-type="float">
            <text:p>6.2192E-05</text:p>
          </table:table-cell>
          <table:table-cell office:value-type="float" office:value="0.021017934" calcext:value-type="float">
            <text:p>0.021017934</text:p>
          </table:table-cell>
          <table:table-cell office:value-type="float" office:value="0.022352514" calcext:value-type="float">
            <text:p>0.022352514</text:p>
          </table:table-cell>
          <table:table-cell office:value-type="float" office:value="0.01979037" calcext:value-type="float">
            <text:p>0.01979037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<text:s/>2019-12-03 11:05:48</text:p>
          </table:table-cell>
          <table:table-cell office:value-type="float" office:value="24.19502" calcext:value-type="float">
            <text:p>24.19502</text:p>
          </table:table-cell>
          <table:table-cell office:value-type="string" calcext:value-type="string">
            <text:p><text:s/></text:p>
          </table:table-cell>
          <table:table-cell office:value-type="float" office:value="0.136698501" calcext:value-type="float">
            <text:p>0.136698501</text:p>
          </table:table-cell>
          <table:table-cell office:value-type="float" office:value="0.033309464" calcext:value-type="float">
            <text:p>0.033309464</text:p>
          </table:table-cell>
          <table:table-cell office:value-type="float" office:value="0.134121792" calcext:value-type="float">
            <text:p>0.134121792</text:p>
          </table:table-cell>
          <table:table-cell office:value-type="float" office:value="0.140752213" calcext:value-type="float">
            <text:p>0.140752213</text:p>
          </table:table-cell>
          <table:table-cell office:value-type="float" office:value="0.129103676" calcext:value-type="float">
            <text:p>0.12910367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6818" calcext:value-type="float">
            <text:p>0.001116818</text:p>
          </table:table-cell>
          <table:table-cell office:value-type="float" office:value="0.000272136" calcext:value-type="float">
            <text:p>0.000272136</text:p>
          </table:table-cell>
          <table:table-cell office:value-type="float" office:value="0.001095766" calcext:value-type="float">
            <text:p>0.001095766</text:p>
          </table:table-cell>
          <table:table-cell office:value-type="float" office:value="0.001149936" calcext:value-type="float">
            <text:p>0.001149936</text:p>
          </table:table-cell>
          <table:table-cell office:value-type="float" office:value="0.001054769" calcext:value-type="float">
            <text:p>0.00105476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4639" calcext:value-type="float">
            <text:p>0.000844639</text:p>
          </table:table-cell>
          <table:table-cell office:value-type="float" office:value="-0.000000043" calcext:value-type="float">
            <text:p>-4.3E-08</text:p>
          </table:table-cell>
          <table:table-cell office:value-type="float" office:value="0.000823587" calcext:value-type="float">
            <text:p>0.000823587</text:p>
          </table:table-cell>
          <table:table-cell office:value-type="float" office:value="0.000877758" calcext:value-type="float">
            <text:p>0.000877758</text:p>
          </table:table-cell>
          <table:table-cell office:value-type="float" office:value="0.00078259" calcext:value-type="float">
            <text:p>0.00078259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15885694" calcext:value-type="float">
            <text:p>24.215885694</text:p>
          </table:table-cell>
          <table:table-cell office:value-type="float" office:value="24.195023501" calcext:value-type="float">
            <text:p>24.195023501</text:p>
          </table:table-cell>
          <table:table-cell office:value-type="float" office:value="24.215365761" calcext:value-type="float">
            <text:p>24.215365761</text:p>
          </table:table-cell>
          <table:table-cell office:value-type="float" office:value="24.216703658" calcext:value-type="float">
            <text:p>24.216703658</text:p>
          </table:table-cell>
          <table:table-cell office:value-type="float" office:value="24.214353198" calcext:value-type="float">
            <text:p>24.214353198</text:p>
          </table:table-cell>
          <table:table-cell office:value-type="float" office:value="25.196774576" calcext:value-type="float">
            <text:p>25.196774576</text:p>
          </table:table-cell>
          <table:table-cell/>
          <table:table-cell office:value-type="float" office:value="0.021409964" calcext:value-type="float">
            <text:p>0.021409964</text:p>
          </table:table-cell>
          <table:table-cell office:value-type="float" office:value="-0.000001082" calcext:value-type="float">
            <text:p>-1.082E-06</text:p>
          </table:table-cell>
          <table:table-cell office:value-type="float" office:value="0.020876353" calcext:value-type="float">
            <text:p>0.020876353</text:p>
          </table:table-cell>
          <table:table-cell office:value-type="float" office:value="0.022249446" calcext:value-type="float">
            <text:p>0.022249446</text:p>
          </table:table-cell>
          <table:table-cell office:value-type="float" office:value="0.019837152" calcext:value-type="float">
            <text:p>0.019837152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<text:s/>2019-12-03 11:05:49</text:p>
          </table:table-cell>
          <table:table-cell office:value-type="float" office:value="24.18997" calcext:value-type="float">
            <text:p>24.18997</text:p>
          </table:table-cell>
          <table:table-cell office:value-type="string" calcext:value-type="string">
            <text:p><text:s/></text:p>
          </table:table-cell>
          <table:table-cell office:value-type="float" office:value="0.136681215" calcext:value-type="float">
            <text:p>0.136681215</text:p>
          </table:table-cell>
          <table:table-cell office:value-type="float" office:value="0.034572486" calcext:value-type="float">
            <text:p>0.034572486</text:p>
          </table:table-cell>
          <table:table-cell office:value-type="float" office:value="0.13486685" calcext:value-type="float">
            <text:p>0.13486685</text:p>
          </table:table-cell>
          <table:table-cell office:value-type="float" office:value="0.140703933" calcext:value-type="float">
            <text:p>0.140703933</text:p>
          </table:table-cell>
          <table:table-cell office:value-type="float" office:value="0.128070131" calcext:value-type="float">
            <text:p>0.12807013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6677" calcext:value-type="float">
            <text:p>0.001116677</text:p>
          </table:table-cell>
          <table:table-cell office:value-type="float" office:value="0.000282455" calcext:value-type="float">
            <text:p>0.000282455</text:p>
          </table:table-cell>
          <table:table-cell office:value-type="float" office:value="0.001101853" calcext:value-type="float">
            <text:p>0.001101853</text:p>
          </table:table-cell>
          <table:table-cell office:value-type="float" office:value="0.001149542" calcext:value-type="float">
            <text:p>0.001149542</text:p>
          </table:table-cell>
          <table:table-cell office:value-type="float" office:value="0.001046325" calcext:value-type="float">
            <text:p>0.00104632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4498" calcext:value-type="float">
            <text:p>0.000844498</text:p>
          </table:table-cell>
          <table:table-cell office:value-type="float" office:value="0.000010276" calcext:value-type="float">
            <text:p>1.0276E-05</text:p>
          </table:table-cell>
          <table:table-cell office:value-type="float" office:value="0.000829675" calcext:value-type="float">
            <text:p>0.000829675</text:p>
          </table:table-cell>
          <table:table-cell office:value-type="float" office:value="0.000877363" calcext:value-type="float">
            <text:p>0.000877363</text:p>
          </table:table-cell>
          <table:table-cell office:value-type="float" office:value="0.000774146" calcext:value-type="float">
            <text:p>0.000774146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10828342" calcext:value-type="float">
            <text:p>24.210828342</text:p>
          </table:table-cell>
          <table:table-cell office:value-type="float" office:value="24.190224402" calcext:value-type="float">
            <text:p>24.190224402</text:p>
          </table:table-cell>
          <table:table-cell office:value-type="float" office:value="24.210462235" calcext:value-type="float">
            <text:p>24.210462235</text:p>
          </table:table-cell>
          <table:table-cell office:value-type="float" office:value="24.211640055" calcext:value-type="float">
            <text:p>24.211640055</text:p>
          </table:table-cell>
          <table:table-cell office:value-type="float" office:value="24.209090775" calcext:value-type="float">
            <text:p>24.209090775</text:p>
          </table:table-cell>
          <table:table-cell office:value-type="float" office:value="25.191725184" calcext:value-type="float">
            <text:p>25.191725184</text:p>
          </table:table-cell>
          <table:table-cell/>
          <table:table-cell office:value-type="float" office:value="0.021406384" calcext:value-type="float">
            <text:p>0.021406384</text:p>
          </table:table-cell>
          <table:table-cell office:value-type="float" office:value="0.000260434" calcext:value-type="float">
            <text:p>0.000260434</text:p>
          </table:table-cell>
          <table:table-cell office:value-type="float" office:value="0.021030647" calcext:value-type="float">
            <text:p>0.021030647</text:p>
          </table:table-cell>
          <table:table-cell office:value-type="float" office:value="0.022239447" calcext:value-type="float">
            <text:p>0.022239447</text:p>
          </table:table-cell>
          <table:table-cell office:value-type="float" office:value="0.019623115" calcext:value-type="float">
            <text:p>0.019623115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<text:s/>2019-12-03 11:05:50</text:p>
          </table:table-cell>
          <table:table-cell office:value-type="float" office:value="24.18492" calcext:value-type="float">
            <text:p>24.18492</text:p>
          </table:table-cell>
          <table:table-cell office:value-type="string" calcext:value-type="string">
            <text:p><text:s/></text:p>
          </table:table-cell>
          <table:table-cell office:value-type="float" office:value="0.136745588" calcext:value-type="float">
            <text:p>0.136745588</text:p>
          </table:table-cell>
          <table:table-cell office:value-type="float" office:value="0.033345822" calcext:value-type="float">
            <text:p>0.033345822</text:p>
          </table:table-cell>
          <table:table-cell office:value-type="float" office:value="0.134400145" calcext:value-type="float">
            <text:p>0.134400145</text:p>
          </table:table-cell>
          <table:table-cell office:value-type="float" office:value="0.140910761" calcext:value-type="float">
            <text:p>0.140910761</text:p>
          </table:table-cell>
          <table:table-cell office:value-type="float" office:value="0.129374877" calcext:value-type="float">
            <text:p>0.12937487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7203" calcext:value-type="float">
            <text:p>0.001117203</text:p>
          </table:table-cell>
          <table:table-cell office:value-type="float" office:value="0.000272433" calcext:value-type="float">
            <text:p>0.000272433</text:p>
          </table:table-cell>
          <table:table-cell office:value-type="float" office:value="0.00109804" calcext:value-type="float">
            <text:p>0.00109804</text:p>
          </table:table-cell>
          <table:table-cell office:value-type="float" office:value="0.001151232" calcext:value-type="float">
            <text:p>0.001151232</text:p>
          </table:table-cell>
          <table:table-cell office:value-type="float" office:value="0.001056984" calcext:value-type="float">
            <text:p>0.00105698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5024" calcext:value-type="float">
            <text:p>0.000845024</text:p>
          </table:table-cell>
          <table:table-cell office:value-type="float" office:value="0.000000254" calcext:value-type="float">
            <text:p>2.54E-07</text:p>
          </table:table-cell>
          <table:table-cell office:value-type="float" office:value="0.000825862" calcext:value-type="float">
            <text:p>0.000825862</text:p>
          </table:table-cell>
          <table:table-cell office:value-type="float" office:value="0.000879053" calcext:value-type="float">
            <text:p>0.000879053</text:p>
          </table:table-cell>
          <table:table-cell office:value-type="float" office:value="0.000784805" calcext:value-type="float">
            <text:p>0.000784805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05787468" calcext:value-type="float">
            <text:p>24.205787468</text:p>
          </table:table-cell>
          <table:table-cell office:value-type="float" office:value="24.184922919" calcext:value-type="float">
            <text:p>24.184922919</text:p>
          </table:table-cell>
          <table:table-cell office:value-type="float" office:value="24.205314196" calcext:value-type="float">
            <text:p>24.205314196</text:p>
          </table:table-cell>
          <table:table-cell office:value-type="float" office:value="24.20662793" calcext:value-type="float">
            <text:p>24.20662793</text:p>
          </table:table-cell>
          <table:table-cell office:value-type="float" office:value="24.20430018" calcext:value-type="float">
            <text:p>24.20430018</text:p>
          </table:table-cell>
          <table:table-cell office:value-type="float" office:value="25.186675792" calcext:value-type="float">
            <text:p>25.186675792</text:p>
          </table:table-cell>
          <table:table-cell/>
          <table:table-cell office:value-type="float" office:value="0.021419715" calcext:value-type="float">
            <text:p>0.021419715</text:p>
          </table:table-cell>
          <table:table-cell office:value-type="float" office:value="0.000006397" calcext:value-type="float">
            <text:p>6.397E-06</text:p>
          </table:table-cell>
          <table:table-cell office:value-type="float" office:value="0.020933998" calcext:value-type="float">
            <text:p>0.020933998</text:p>
          </table:table-cell>
          <table:table-cell office:value-type="float" office:value="0.022282279" calcext:value-type="float">
            <text:p>0.022282279</text:p>
          </table:table-cell>
          <table:table-cell office:value-type="float" office:value="0.019893315" calcext:value-type="float">
            <text:p>0.019893315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<text:s/>2019-12-03 11:05:51</text:p>
          </table:table-cell>
          <table:table-cell office:value-type="float" office:value="24.18997" calcext:value-type="float">
            <text:p>24.18997</text:p>
          </table:table-cell>
          <table:table-cell office:value-type="string" calcext:value-type="string">
            <text:p><text:s/></text:p>
          </table:table-cell>
          <table:table-cell office:value-type="float" office:value="0.136714594" calcext:value-type="float">
            <text:p>0.136714594</text:p>
          </table:table-cell>
          <table:table-cell office:value-type="float" office:value="0.033777956" calcext:value-type="float">
            <text:p>0.033777956</text:p>
          </table:table-cell>
          <table:table-cell office:value-type="float" office:value="0.135011093" calcext:value-type="float">
            <text:p>0.135011093</text:p>
          </table:table-cell>
          <table:table-cell office:value-type="float" office:value="0.141046064" calcext:value-type="float">
            <text:p>0.141046064</text:p>
          </table:table-cell>
          <table:table-cell office:value-type="float" office:value="0.128557697" calcext:value-type="float">
            <text:p>0.12855769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6949" calcext:value-type="float">
            <text:p>0.001116949</text:p>
          </table:table-cell>
          <table:table-cell office:value-type="float" office:value="0.000275964" calcext:value-type="float">
            <text:p>0.000275964</text:p>
          </table:table-cell>
          <table:table-cell office:value-type="float" office:value="0.001103032" calcext:value-type="float">
            <text:p>0.001103032</text:p>
          </table:table-cell>
          <table:table-cell office:value-type="float" office:value="0.001152337" calcext:value-type="float">
            <text:p>0.001152337</text:p>
          </table:table-cell>
          <table:table-cell office:value-type="float" office:value="0.001050308" calcext:value-type="float">
            <text:p>0.00105030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477" calcext:value-type="float">
            <text:p>0.00084477</text:p>
          </table:table-cell>
          <table:table-cell office:value-type="float" office:value="0.000003785" calcext:value-type="float">
            <text:p>3.785E-06</text:p>
          </table:table-cell>
          <table:table-cell office:value-type="float" office:value="0.000830853" calcext:value-type="float">
            <text:p>0.000830853</text:p>
          </table:table-cell>
          <table:table-cell office:value-type="float" office:value="0.000880158" calcext:value-type="float">
            <text:p>0.000880158</text:p>
          </table:table-cell>
          <table:table-cell office:value-type="float" office:value="0.000778129" calcext:value-type="float">
            <text:p>0.000778129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10835077" calcext:value-type="float">
            <text:p>24.210835077</text:p>
          </table:table-cell>
          <table:table-cell office:value-type="float" office:value="24.190064077" calcext:value-type="float">
            <text:p>24.190064077</text:p>
          </table:table-cell>
          <table:table-cell office:value-type="float" office:value="24.21049134" calcext:value-type="float">
            <text:p>24.21049134</text:p>
          </table:table-cell>
          <table:table-cell office:value-type="float" office:value="24.211709091" calcext:value-type="float">
            <text:p>24.211709091</text:p>
          </table:table-cell>
          <table:table-cell office:value-type="float" office:value="24.209189158" calcext:value-type="float">
            <text:p>24.209189158</text:p>
          </table:table-cell>
          <table:table-cell office:value-type="float" office:value="25.191725184" calcext:value-type="float">
            <text:p>25.191725184</text:p>
          </table:table-cell>
          <table:table-cell/>
          <table:table-cell office:value-type="float" office:value="0.021413296" calcext:value-type="float">
            <text:p>0.021413296</text:p>
          </table:table-cell>
          <table:table-cell office:value-type="float" office:value="0.00009589" calcext:value-type="float">
            <text:p>9.589E-05</text:p>
          </table:table-cell>
          <table:table-cell office:value-type="float" office:value="0.021060519" calcext:value-type="float">
            <text:p>0.021060519</text:p>
          </table:table-cell>
          <table:table-cell office:value-type="float" office:value="0.022310299" calcext:value-type="float">
            <text:p>0.022310299</text:p>
          </table:table-cell>
          <table:table-cell office:value-type="float" office:value="0.019724085" calcext:value-type="float">
            <text:p>0.019724085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<text:s/>2019-12-03 11:05:53</text:p>
          </table:table-cell>
          <table:table-cell office:value-type="float" office:value="24.17986" calcext:value-type="float">
            <text:p>24.17986</text:p>
          </table:table-cell>
          <table:table-cell office:value-type="string" calcext:value-type="string">
            <text:p><text:s/></text:p>
          </table:table-cell>
          <table:table-cell office:value-type="float" office:value="0.13688864" calcext:value-type="float">
            <text:p>0.13688864</text:p>
          </table:table-cell>
          <table:table-cell office:value-type="float" office:value="0.033758883" calcext:value-type="float">
            <text:p>0.033758883</text:p>
          </table:table-cell>
          <table:table-cell office:value-type="float" office:value="0.134245173" calcext:value-type="float">
            <text:p>0.134245173</text:p>
          </table:table-cell>
          <table:table-cell office:value-type="float" office:value="0.141033547" calcext:value-type="float">
            <text:p>0.141033547</text:p>
          </table:table-cell>
          <table:table-cell office:value-type="float" office:value="0.128523127" calcext:value-type="float">
            <text:p>0.12852312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8371" calcext:value-type="float">
            <text:p>0.001118371</text:p>
          </table:table-cell>
          <table:table-cell office:value-type="float" office:value="0.000275808" calcext:value-type="float">
            <text:p>0.000275808</text:p>
          </table:table-cell>
          <table:table-cell office:value-type="float" office:value="0.001096774" calcext:value-type="float">
            <text:p>0.001096774</text:p>
          </table:table-cell>
          <table:table-cell office:value-type="float" office:value="0.001152235" calcext:value-type="float">
            <text:p>0.001152235</text:p>
          </table:table-cell>
          <table:table-cell office:value-type="float" office:value="0.001050026" calcext:value-type="float">
            <text:p>0.00105002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6192" calcext:value-type="float">
            <text:p>0.000846192</text:p>
          </table:table-cell>
          <table:table-cell office:value-type="float" office:value="0.000003629" calcext:value-type="float">
            <text:p>3.629E-06</text:p>
          </table:table-cell>
          <table:table-cell office:value-type="float" office:value="0.000824595" calcext:value-type="float">
            <text:p>0.000824595</text:p>
          </table:table-cell>
          <table:table-cell office:value-type="float" office:value="0.000880056" calcext:value-type="float">
            <text:p>0.000880056</text:p>
          </table:table-cell>
          <table:table-cell office:value-type="float" office:value="0.000777847" calcext:value-type="float">
            <text:p>0.000777847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0076247" calcext:value-type="float">
            <text:p>24.20076247</text:p>
          </table:table-cell>
          <table:table-cell office:value-type="float" office:value="24.17995231" calcext:value-type="float">
            <text:p>24.17995231</text:p>
          </table:table-cell>
          <table:table-cell office:value-type="float" office:value="24.20022906" calcext:value-type="float">
            <text:p>24.20022906</text:p>
          </table:table-cell>
          <table:table-cell office:value-type="float" office:value="24.201598847" calcext:value-type="float">
            <text:p>24.201598847</text:p>
          </table:table-cell>
          <table:table-cell office:value-type="float" office:value="24.199074439" calcext:value-type="float">
            <text:p>24.199074439</text:p>
          </table:table-cell>
          <table:table-cell office:value-type="float" office:value="25.181626402" calcext:value-type="float">
            <text:p>25.181626402</text:p>
          </table:table-cell>
          <table:table-cell/>
          <table:table-cell office:value-type="float" office:value="0.021449339" calcext:value-type="float">
            <text:p>0.021449339</text:p>
          </table:table-cell>
          <table:table-cell office:value-type="float" office:value="0.00009194" calcext:value-type="float">
            <text:p>9.194E-05</text:p>
          </table:table-cell>
          <table:table-cell office:value-type="float" office:value="0.020901904" calcext:value-type="float">
            <text:p>0.020901904</text:p>
          </table:table-cell>
          <table:table-cell office:value-type="float" office:value="0.022307707" calcext:value-type="float">
            <text:p>0.022307707</text:p>
          </table:table-cell>
          <table:table-cell office:value-type="float" office:value="0.019716925" calcext:value-type="float">
            <text:p>0.019716925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<text:s/>2019-12-03 11:05:54</text:p>
          </table:table-cell>
          <table:table-cell office:value-type="float" office:value="24.18492" calcext:value-type="float">
            <text:p>24.18492</text:p>
          </table:table-cell>
          <table:table-cell office:value-type="string" calcext:value-type="string">
            <text:p><text:s/></text:p>
          </table:table-cell>
          <table:table-cell office:value-type="float" office:value="0.137048976" calcext:value-type="float">
            <text:p>0.137048976</text:p>
          </table:table-cell>
          <table:table-cell office:value-type="float" office:value="0.033298139" calcext:value-type="float">
            <text:p>0.033298139</text:p>
          </table:table-cell>
          <table:table-cell office:value-type="float" office:value="0.13428034" calcext:value-type="float">
            <text:p>0.13428034</text:p>
          </table:table-cell>
          <table:table-cell office:value-type="float" office:value="0.140657442" calcext:value-type="float">
            <text:p>0.140657442</text:p>
          </table:table-cell>
          <table:table-cell office:value-type="float" office:value="0.129321233" calcext:value-type="float">
            <text:p>0.12932123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9681" calcext:value-type="float">
            <text:p>0.001119681</text:p>
          </table:table-cell>
          <table:table-cell office:value-type="float" office:value="0.000272044" calcext:value-type="float">
            <text:p>0.000272044</text:p>
          </table:table-cell>
          <table:table-cell office:value-type="float" office:value="0.001097062" calcext:value-type="float">
            <text:p>0.001097062</text:p>
          </table:table-cell>
          <table:table-cell office:value-type="float" office:value="0.001149162" calcext:value-type="float">
            <text:p>0.001149162</text:p>
          </table:table-cell>
          <table:table-cell office:value-type="float" office:value="0.001056546" calcext:value-type="float">
            <text:p>0.00105654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7502" calcext:value-type="float">
            <text:p>0.000847502</text:p>
          </table:table-cell>
          <table:table-cell office:value-type="float" office:value="-0.000000135" calcext:value-type="float">
            <text:p>-1.35E-07</text:p>
          </table:table-cell>
          <table:table-cell office:value-type="float" office:value="0.000824883" calcext:value-type="float">
            <text:p>0.000824883</text:p>
          </table:table-cell>
          <table:table-cell office:value-type="float" office:value="0.000876983" calcext:value-type="float">
            <text:p>0.000876983</text:p>
          </table:table-cell>
          <table:table-cell office:value-type="float" office:value="0.000784367" calcext:value-type="float">
            <text:p>0.000784367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05848686" calcext:value-type="float">
            <text:p>24.205848686</text:p>
          </table:table-cell>
          <table:table-cell office:value-type="float" office:value="24.184913297" calcext:value-type="float">
            <text:p>24.184913297</text:p>
          </table:table-cell>
          <table:table-cell office:value-type="float" office:value="24.205290021" calcext:value-type="float">
            <text:p>24.205290021</text:p>
          </table:table-cell>
          <table:table-cell office:value-type="float" office:value="24.206576814" calcext:value-type="float">
            <text:p>24.206576814</text:p>
          </table:table-cell>
          <table:table-cell office:value-type="float" office:value="24.204289355" calcext:value-type="float">
            <text:p>24.204289355</text:p>
          </table:table-cell>
          <table:table-cell office:value-type="float" office:value="25.186675792" calcext:value-type="float">
            <text:p>25.186675792</text:p>
          </table:table-cell>
          <table:table-cell/>
          <table:table-cell office:value-type="float" office:value="0.021482543" calcext:value-type="float">
            <text:p>0.021482543</text:p>
          </table:table-cell>
          <table:table-cell office:value-type="float" office:value="-0.000003428" calcext:value-type="float">
            <text:p>-3.428E-06</text:p>
          </table:table-cell>
          <table:table-cell office:value-type="float" office:value="0.020909187" calcext:value-type="float">
            <text:p>0.020909187</text:p>
          </table:table-cell>
          <table:table-cell office:value-type="float" office:value="0.022229819" calcext:value-type="float">
            <text:p>0.022229819</text:p>
          </table:table-cell>
          <table:table-cell office:value-type="float" office:value="0.019882205" calcext:value-type="float">
            <text:p>0.019882205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<text:s/>2019-12-03 11:05:55</text:p>
          </table:table-cell>
          <table:table-cell office:value-type="float" office:value="24.18997" calcext:value-type="float">
            <text:p>24.18997</text:p>
          </table:table-cell>
          <table:table-cell office:value-type="string" calcext:value-type="string">
            <text:p><text:s/></text:p>
          </table:table-cell>
          <table:table-cell office:value-type="float" office:value="0.137088315" calcext:value-type="float">
            <text:p>0.137088315</text:p>
          </table:table-cell>
          <table:table-cell office:value-type="float" office:value="0.033335094" calcext:value-type="float">
            <text:p>0.033335094</text:p>
          </table:table-cell>
          <table:table-cell office:value-type="float" office:value="0.134204046" calcext:value-type="float">
            <text:p>0.134204046</text:p>
          </table:table-cell>
          <table:table-cell office:value-type="float" office:value="0.140396373" calcext:value-type="float">
            <text:p>0.140396373</text:p>
          </table:table-cell>
          <table:table-cell office:value-type="float" office:value="0.12928845" calcext:value-type="float">
            <text:p>0.1292884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0003" calcext:value-type="float">
            <text:p>0.001120003</text:p>
          </table:table-cell>
          <table:table-cell office:value-type="float" office:value="0.000272346" calcext:value-type="float">
            <text:p>0.000272346</text:p>
          </table:table-cell>
          <table:table-cell office:value-type="float" office:value="0.001096438" calcext:value-type="float">
            <text:p>0.001096438</text:p>
          </table:table-cell>
          <table:table-cell office:value-type="float" office:value="0.001147029" calcext:value-type="float">
            <text:p>0.001147029</text:p>
          </table:table-cell>
          <table:table-cell office:value-type="float" office:value="0.001056278" calcext:value-type="float">
            <text:p>0.00105627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7824" calcext:value-type="float">
            <text:p>0.000847824</text:p>
          </table:table-cell>
          <table:table-cell office:value-type="float" office:value="0.000000167" calcext:value-type="float">
            <text:p>1.67E-07</text:p>
          </table:table-cell>
          <table:table-cell office:value-type="float" office:value="0.000824259" calcext:value-type="float">
            <text:p>0.000824259</text:p>
          </table:table-cell>
          <table:table-cell office:value-type="float" office:value="0.00087485" calcext:value-type="float">
            <text:p>0.00087485</text:p>
          </table:table-cell>
          <table:table-cell office:value-type="float" office:value="0.000784099" calcext:value-type="float">
            <text:p>0.000784099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10910487" calcext:value-type="float">
            <text:p>24.210910487</text:p>
          </table:table-cell>
          <table:table-cell office:value-type="float" office:value="24.189974713" calcext:value-type="float">
            <text:p>24.189974713</text:p>
          </table:table-cell>
          <table:table-cell office:value-type="float" office:value="24.210328493" calcext:value-type="float">
            <text:p>24.210328493</text:p>
          </table:table-cell>
          <table:table-cell office:value-type="float" office:value="24.211577995" calcext:value-type="float">
            <text:p>24.211577995</text:p>
          </table:table-cell>
          <table:table-cell office:value-type="float" office:value="24.209336611" calcext:value-type="float">
            <text:p>24.209336611</text:p>
          </table:table-cell>
          <table:table-cell office:value-type="float" office:value="25.191725184" calcext:value-type="float">
            <text:p>25.191725184</text:p>
          </table:table-cell>
          <table:table-cell/>
          <table:table-cell office:value-type="float" office:value="0.02149069" calcext:value-type="float">
            <text:p>0.02149069</text:p>
          </table:table-cell>
          <table:table-cell office:value-type="float" office:value="0.000004175" calcext:value-type="float">
            <text:p>4.175E-06</text:p>
          </table:table-cell>
          <table:table-cell office:value-type="float" office:value="0.020893387" calcext:value-type="float">
            <text:p>0.020893387</text:p>
          </table:table-cell>
          <table:table-cell office:value-type="float" office:value="0.022175755" calcext:value-type="float">
            <text:p>0.022175755</text:p>
          </table:table-cell>
          <table:table-cell office:value-type="float" office:value="0.019875417" calcext:value-type="float">
            <text:p>0.019875417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<text:s/>2019-12-03 11:05:57</text:p>
          </table:table-cell>
          <table:table-cell office:value-type="float" office:value="24.17481" calcext:value-type="float">
            <text:p>24.17481</text:p>
          </table:table-cell>
          <table:table-cell office:value-type="string" calcext:value-type="string">
            <text:p><text:s/></text:p>
          </table:table-cell>
          <table:table-cell office:value-type="float" office:value="0.137030499" calcext:value-type="float">
            <text:p>0.137030499</text:p>
          </table:table-cell>
          <table:table-cell office:value-type="float" office:value="0.033423905" calcext:value-type="float">
            <text:p>0.033423905</text:p>
          </table:table-cell>
          <table:table-cell office:value-type="float" office:value="0.134117619" calcext:value-type="float">
            <text:p>0.134117619</text:p>
          </table:table-cell>
          <table:table-cell office:value-type="float" office:value="0.140413659" calcext:value-type="float">
            <text:p>0.140413659</text:p>
          </table:table-cell>
          <table:table-cell office:value-type="float" office:value="0.128867642" calcext:value-type="float">
            <text:p>0.12886764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953" calcext:value-type="float">
            <text:p>0.00111953</text:p>
          </table:table-cell>
          <table:table-cell office:value-type="float" office:value="0.000273071" calcext:value-type="float">
            <text:p>0.000273071</text:p>
          </table:table-cell>
          <table:table-cell office:value-type="float" office:value="0.001095732" calcext:value-type="float">
            <text:p>0.001095732</text:p>
          </table:table-cell>
          <table:table-cell office:value-type="float" office:value="0.00114717" calcext:value-type="float">
            <text:p>0.00114717</text:p>
          </table:table-cell>
          <table:table-cell office:value-type="float" office:value="0.00105284" calcext:value-type="float">
            <text:p>0.0010528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7351" calcext:value-type="float">
            <text:p>0.000847351</text:p>
          </table:table-cell>
          <table:table-cell office:value-type="float" office:value="0.000000892" calcext:value-type="float">
            <text:p>8.92E-07</text:p>
          </table:table-cell>
          <table:table-cell office:value-type="float" office:value="0.000823553" calcext:value-type="float">
            <text:p>0.000823553</text:p>
          </table:table-cell>
          <table:table-cell office:value-type="float" office:value="0.000874992" calcext:value-type="float">
            <text:p>0.000874992</text:p>
          </table:table-cell>
          <table:table-cell office:value-type="float" office:value="0.000780661" calcext:value-type="float">
            <text:p>0.000780661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195737232" calcext:value-type="float">
            <text:p>24.195737232</text:p>
          </table:table-cell>
          <table:table-cell office:value-type="float" office:value="24.174830757" calcext:value-type="float">
            <text:p>24.174830757</text:p>
          </table:table-cell>
          <table:table-cell office:value-type="float" office:value="24.195149456" calcext:value-type="float">
            <text:p>24.195149456</text:p>
          </table:table-cell>
          <table:table-cell office:value-type="float" office:value="24.196419903" calcext:value-type="float">
            <text:p>24.196419903</text:p>
          </table:table-cell>
          <table:table-cell office:value-type="float" office:value="24.194090087" calcext:value-type="float">
            <text:p>24.194090087</text:p>
          </table:table-cell>
          <table:table-cell office:value-type="float" office:value="25.176577012" calcext:value-type="float">
            <text:p>25.176577012</text:p>
          </table:table-cell>
          <table:table-cell/>
          <table:table-cell office:value-type="float" office:value="0.021478717" calcext:value-type="float">
            <text:p>0.021478717</text:p>
          </table:table-cell>
          <table:table-cell office:value-type="float" office:value="0.000022568" calcext:value-type="float">
            <text:p>2.2568E-05</text:p>
          </table:table-cell>
          <table:table-cell office:value-type="float" office:value="0.020875489" calcext:value-type="float">
            <text:p>0.020875489</text:p>
          </table:table-cell>
          <table:table-cell office:value-type="float" office:value="0.022179334" calcext:value-type="float">
            <text:p>0.022179334</text:p>
          </table:table-cell>
          <table:table-cell office:value-type="float" office:value="0.019788271" calcext:value-type="float">
            <text:p>0.019788271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<text:s/>2019-12-03 11:05:58</text:p>
          </table:table-cell>
          <table:table-cell office:value-type="float" office:value="24.18492" calcext:value-type="float">
            <text:p>24.18492</text:p>
          </table:table-cell>
          <table:table-cell office:value-type="string" calcext:value-type="string">
            <text:p><text:s/></text:p>
          </table:table-cell>
          <table:table-cell office:value-type="float" office:value="0.137038247" calcext:value-type="float">
            <text:p>0.137038247</text:p>
          </table:table-cell>
          <table:table-cell office:value-type="float" office:value="0.034593348" calcext:value-type="float">
            <text:p>0.034593348</text:p>
          </table:table-cell>
          <table:table-cell office:value-type="float" office:value="0.134944336" calcext:value-type="float">
            <text:p>0.134944336</text:p>
          </table:table-cell>
          <table:table-cell office:value-type="float" office:value="0.140279548" calcext:value-type="float">
            <text:p>0.140279548</text:p>
          </table:table-cell>
          <table:table-cell office:value-type="float" office:value="0.128408686" calcext:value-type="float">
            <text:p>0.12840868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9594" calcext:value-type="float">
            <text:p>0.001119594</text:p>
          </table:table-cell>
          <table:table-cell office:value-type="float" office:value="0.000282625" calcext:value-type="float">
            <text:p>0.000282625</text:p>
          </table:table-cell>
          <table:table-cell office:value-type="float" office:value="0.001102486" calcext:value-type="float">
            <text:p>0.001102486</text:p>
          </table:table-cell>
          <table:table-cell office:value-type="float" office:value="0.001146075" calcext:value-type="float">
            <text:p>0.001146075</text:p>
          </table:table-cell>
          <table:table-cell office:value-type="float" office:value="0.001049091" calcext:value-type="float">
            <text:p>0.00104909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7415" calcext:value-type="float">
            <text:p>0.000847415</text:p>
          </table:table-cell>
          <table:table-cell office:value-type="float" office:value="0.000010447" calcext:value-type="float">
            <text:p>1.0447E-05</text:p>
          </table:table-cell>
          <table:table-cell office:value-type="float" office:value="0.000830308" calcext:value-type="float">
            <text:p>0.000830308</text:p>
          </table:table-cell>
          <table:table-cell office:value-type="float" office:value="0.000873896" calcext:value-type="float">
            <text:p>0.000873896</text:p>
          </table:table-cell>
          <table:table-cell office:value-type="float" office:value="0.000776912" calcext:value-type="float">
            <text:p>0.000776912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05846521" calcext:value-type="float">
            <text:p>24.205846521</text:p>
          </table:table-cell>
          <table:table-cell office:value-type="float" office:value="24.185174653" calcext:value-type="float">
            <text:p>24.185174653</text:p>
          </table:table-cell>
          <table:table-cell office:value-type="float" office:value="24.205424005" calcext:value-type="float">
            <text:p>24.205424005</text:p>
          </table:table-cell>
          <table:table-cell office:value-type="float" office:value="24.206500562" calcext:value-type="float">
            <text:p>24.206500562</text:p>
          </table:table-cell>
          <table:table-cell office:value-type="float" office:value="24.204105218" calcext:value-type="float">
            <text:p>24.204105218</text:p>
          </table:table-cell>
          <table:table-cell office:value-type="float" office:value="25.186675792" calcext:value-type="float">
            <text:p>25.186675792</text:p>
          </table:table-cell>
          <table:table-cell/>
          <table:table-cell office:value-type="float" office:value="0.021480322" calcext:value-type="float">
            <text:p>0.021480322</text:p>
          </table:table-cell>
          <table:table-cell office:value-type="float" office:value="0.000264754" calcext:value-type="float">
            <text:p>0.000264754</text:p>
          </table:table-cell>
          <table:table-cell office:value-type="float" office:value="0.021046694" calcext:value-type="float">
            <text:p>0.021046694</text:p>
          </table:table-cell>
          <table:table-cell office:value-type="float" office:value="0.022151562" calcext:value-type="float">
            <text:p>0.022151562</text:p>
          </table:table-cell>
          <table:table-cell office:value-type="float" office:value="0.019693226" calcext:value-type="float">
            <text:p>0.019693226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<text:s/>2019-12-03 11:05:59</text:p>
          </table:table-cell>
          <table:table-cell office:value-type="float" office:value="24.17986" calcext:value-type="float">
            <text:p>24.17986</text:p>
          </table:table-cell>
          <table:table-cell office:value-type="string" calcext:value-type="string">
            <text:p><text:s/></text:p>
          </table:table-cell>
          <table:table-cell office:value-type="float" office:value="0.137005465" calcext:value-type="float">
            <text:p>0.137005465</text:p>
          </table:table-cell>
          <table:table-cell office:value-type="float" office:value="0.033515696" calcext:value-type="float">
            <text:p>0.033515696</text:p>
          </table:table-cell>
          <table:table-cell office:value-type="float" office:value="0.134755985" calcext:value-type="float">
            <text:p>0.134755985</text:p>
          </table:table-cell>
          <table:table-cell office:value-type="float" office:value="0.140475051" calcext:value-type="float">
            <text:p>0.140475051</text:p>
          </table:table-cell>
          <table:table-cell office:value-type="float" office:value="0.129022614" calcext:value-type="float">
            <text:p>0.12902261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9326" calcext:value-type="float">
            <text:p>0.001119326</text:p>
          </table:table-cell>
          <table:table-cell office:value-type="float" office:value="0.000273821" calcext:value-type="float">
            <text:p>0.000273821</text:p>
          </table:table-cell>
          <table:table-cell office:value-type="float" office:value="0.001100948" calcext:value-type="float">
            <text:p>0.001100948</text:p>
          </table:table-cell>
          <table:table-cell office:value-type="float" office:value="0.001147672" calcext:value-type="float">
            <text:p>0.001147672</text:p>
          </table:table-cell>
          <table:table-cell office:value-type="float" office:value="0.001054106" calcext:value-type="float">
            <text:p>0.00105410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7147" calcext:value-type="float">
            <text:p>0.000847147</text:p>
          </table:table-cell>
          <table:table-cell office:value-type="float" office:value="0.000001642" calcext:value-type="float">
            <text:p>1.642E-06</text:p>
          </table:table-cell>
          <table:table-cell office:value-type="float" office:value="0.000828769" calcext:value-type="float">
            <text:p>0.000828769</text:p>
          </table:table-cell>
          <table:table-cell office:value-type="float" office:value="0.000875493" calcext:value-type="float">
            <text:p>0.000875493</text:p>
          </table:table-cell>
          <table:table-cell office:value-type="float" office:value="0.000781927" calcext:value-type="float">
            <text:p>0.000781927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00786043" calcext:value-type="float">
            <text:p>24.200786043</text:p>
          </table:table-cell>
          <table:table-cell office:value-type="float" office:value="24.179903238" calcext:value-type="float">
            <text:p>24.179903238</text:p>
          </table:table-cell>
          <table:table-cell office:value-type="float" office:value="24.200332133" calcext:value-type="float">
            <text:p>24.200332133</text:p>
          </table:table-cell>
          <table:table-cell office:value-type="float" office:value="24.201486151" calcext:value-type="float">
            <text:p>24.201486151</text:p>
          </table:table-cell>
          <table:table-cell office:value-type="float" office:value="24.199175228" calcext:value-type="float">
            <text:p>24.199175228</text:p>
          </table:table-cell>
          <table:table-cell office:value-type="float" office:value="25.181626402" calcext:value-type="float">
            <text:p>25.181626402</text:p>
          </table:table-cell>
          <table:table-cell/>
          <table:table-cell office:value-type="float" office:value="0.021473533" calcext:value-type="float">
            <text:p>0.021473533</text:p>
          </table:table-cell>
          <table:table-cell office:value-type="float" office:value="0.000041577" calcext:value-type="float">
            <text:p>4.1577E-05</text:p>
          </table:table-cell>
          <table:table-cell office:value-type="float" office:value="0.021007688" calcext:value-type="float">
            <text:p>0.021007688</text:p>
          </table:table-cell>
          <table:table-cell office:value-type="float" office:value="0.022192048" calcext:value-type="float">
            <text:p>0.022192048</text:p>
          </table:table-cell>
          <table:table-cell office:value-type="float" office:value="0.019820364" calcext:value-type="float">
            <text:p>0.019820364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<text:s/>2019-12-03 11:06:01</text:p>
          </table:table-cell>
          <table:table-cell office:value-type="float" office:value="24.16975" calcext:value-type="float">
            <text:p>24.16975</text:p>
          </table:table-cell>
          <table:table-cell office:value-type="string" calcext:value-type="string">
            <text:p><text:s/></text:p>
          </table:table-cell>
          <table:table-cell office:value-type="float" office:value="0.137077586" calcext:value-type="float">
            <text:p>0.137077586</text:p>
          </table:table-cell>
          <table:table-cell office:value-type="float" office:value="0.033333902" calcext:value-type="float">
            <text:p>0.033333902</text:p>
          </table:table-cell>
          <table:table-cell office:value-type="float" office:value="0.134196893" calcext:value-type="float">
            <text:p>0.134196893</text:p>
          </table:table-cell>
          <table:table-cell office:value-type="float" office:value="0.140839236" calcext:value-type="float">
            <text:p>0.140839236</text:p>
          </table:table-cell>
          <table:table-cell office:value-type="float" office:value="0.12923123" calcext:value-type="float">
            <text:p>0.1292312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9915" calcext:value-type="float">
            <text:p>0.001119915</text:p>
          </table:table-cell>
          <table:table-cell office:value-type="float" office:value="0.000272336" calcext:value-type="float">
            <text:p>0.000272336</text:p>
          </table:table-cell>
          <table:table-cell office:value-type="float" office:value="0.00109638" calcext:value-type="float">
            <text:p>0.00109638</text:p>
          </table:table-cell>
          <table:table-cell office:value-type="float" office:value="0.001150647" calcext:value-type="float">
            <text:p>0.001150647</text:p>
          </table:table-cell>
          <table:table-cell office:value-type="float" office:value="0.001055811" calcext:value-type="float">
            <text:p>0.00105581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7736" calcext:value-type="float">
            <text:p>0.000847736</text:p>
          </table:table-cell>
          <table:table-cell office:value-type="float" office:value="0.000000157" calcext:value-type="float">
            <text:p>1.57E-07</text:p>
          </table:table-cell>
          <table:table-cell office:value-type="float" office:value="0.000824201" calcext:value-type="float">
            <text:p>0.000824201</text:p>
          </table:table-cell>
          <table:table-cell office:value-type="float" office:value="0.000878469" calcext:value-type="float">
            <text:p>0.000878469</text:p>
          </table:table-cell>
          <table:table-cell office:value-type="float" office:value="0.000783632" calcext:value-type="float">
            <text:p>0.000783632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190692871" calcext:value-type="float">
            <text:p>24.190692871</text:p>
          </table:table-cell>
          <table:table-cell office:value-type="float" office:value="24.169758636" calcext:value-type="float">
            <text:p>24.169758636</text:p>
          </table:table-cell>
          <table:table-cell office:value-type="float" office:value="24.190111587" calcext:value-type="float">
            <text:p>24.190111587</text:p>
          </table:table-cell>
          <table:table-cell office:value-type="float" office:value="24.191451919" calcext:value-type="float">
            <text:p>24.191451919</text:p>
          </table:table-cell>
          <table:table-cell office:value-type="float" office:value="24.189109584" calcext:value-type="float">
            <text:p>24.189109584</text:p>
          </table:table-cell>
          <table:table-cell office:value-type="float" office:value="25.171527622" calcext:value-type="float">
            <text:p>25.171527622</text:p>
          </table:table-cell>
          <table:table-cell/>
          <table:table-cell office:value-type="float" office:value="0.021488468" calcext:value-type="float">
            <text:p>0.021488468</text:p>
          </table:table-cell>
          <table:table-cell office:value-type="float" office:value="0.000003929" calcext:value-type="float">
            <text:p>3.929E-06</text:p>
          </table:table-cell>
          <table:table-cell office:value-type="float" office:value="0.020891906" calcext:value-type="float">
            <text:p>0.020891906</text:p>
          </table:table-cell>
          <table:table-cell office:value-type="float" office:value="0.022267467" calcext:value-type="float">
            <text:p>0.022267467</text:p>
          </table:table-cell>
          <table:table-cell office:value-type="float" office:value="0.019863567" calcext:value-type="float">
            <text:p>0.019863567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2019-12-03 11:06:02</text:p>
          </table:table-cell>
          <table:table-cell office:value-type="float" office:value="24.1647" calcext:value-type="float">
            <text:p>24.1647</text:p>
          </table:table-cell>
          <table:table-cell office:value-type="string" calcext:value-type="string">
            <text:p><text:s/></text:p>
          </table:table-cell>
          <table:table-cell office:value-type="float" office:value="0.137070434" calcext:value-type="float">
            <text:p>0.137070434</text:p>
          </table:table-cell>
          <table:table-cell office:value-type="float" office:value="0.033786897" calcext:value-type="float">
            <text:p>0.033786897</text:p>
          </table:table-cell>
          <table:table-cell office:value-type="float" office:value="0.134146826" calcext:value-type="float">
            <text:p>0.134146826</text:p>
          </table:table-cell>
          <table:table-cell office:value-type="float" office:value="0.141076462" calcext:value-type="float">
            <text:p>0.141076462</text:p>
          </table:table-cell>
          <table:table-cell office:value-type="float" office:value="0.128630415" calcext:value-type="float">
            <text:p>0.12863041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9856" calcext:value-type="float">
            <text:p>0.001119856</text:p>
          </table:table-cell>
          <table:table-cell office:value-type="float" office:value="0.000276037" calcext:value-type="float">
            <text:p>0.000276037</text:p>
          </table:table-cell>
          <table:table-cell office:value-type="float" office:value="0.001095971" calcext:value-type="float">
            <text:p>0.001095971</text:p>
          </table:table-cell>
          <table:table-cell office:value-type="float" office:value="0.001152585" calcext:value-type="float">
            <text:p>0.001152585</text:p>
          </table:table-cell>
          <table:table-cell office:value-type="float" office:value="0.001050902" calcext:value-type="float">
            <text:p>0.00105090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7678" calcext:value-type="float">
            <text:p>0.000847678</text:p>
          </table:table-cell>
          <table:table-cell office:value-type="float" office:value="0.000003858" calcext:value-type="float">
            <text:p>3.858E-06</text:p>
          </table:table-cell>
          <table:table-cell office:value-type="float" office:value="0.000823792" calcext:value-type="float">
            <text:p>0.000823792</text:p>
          </table:table-cell>
          <table:table-cell office:value-type="float" office:value="0.000880407" calcext:value-type="float">
            <text:p>0.000880407</text:p>
          </table:table-cell>
          <table:table-cell office:value-type="float" office:value="0.000778723" calcext:value-type="float">
            <text:p>0.000778723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185637566" calcext:value-type="float">
            <text:p>24.185637566</text:p>
          </table:table-cell>
          <table:table-cell office:value-type="float" office:value="24.164796088" calcext:value-type="float">
            <text:p>24.164796088</text:p>
          </table:table-cell>
          <table:table-cell office:value-type="float" office:value="24.185047619" calcext:value-type="float">
            <text:p>24.185047619</text:p>
          </table:table-cell>
          <table:table-cell office:value-type="float" office:value="24.18644593" calcext:value-type="float">
            <text:p>24.18644593</text:p>
          </table:table-cell>
          <table:table-cell office:value-type="float" office:value="24.183934478" calcext:value-type="float">
            <text:p>24.183934478</text:p>
          </table:table-cell>
          <table:table-cell office:value-type="float" office:value="25.166478233" calcext:value-type="float">
            <text:p>25.166478233</text:p>
          </table:table-cell>
          <table:table-cell/>
          <table:table-cell office:value-type="float" office:value="0.021486987" calcext:value-type="float">
            <text:p>0.021486987</text:p>
          </table:table-cell>
          <table:table-cell office:value-type="float" office:value="0.000097742" calcext:value-type="float">
            <text:p>9.7742E-05</text:p>
          </table:table-cell>
          <table:table-cell office:value-type="float" office:value="0.020881538" calcext:value-type="float">
            <text:p>0.020881538</text:p>
          </table:table-cell>
          <table:table-cell office:value-type="float" office:value="0.022316594" calcext:value-type="float">
            <text:p>0.022316594</text:p>
          </table:table-cell>
          <table:table-cell office:value-type="float" office:value="0.019739144" calcext:value-type="float">
            <text:p>0.019739144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<text:s/>2019-12-03 11:06:03</text:p>
          </table:table-cell>
          <table:table-cell office:value-type="float" office:value="24.1647" calcext:value-type="float">
            <text:p>24.1647</text:p>
          </table:table-cell>
          <table:table-cell office:value-type="string" calcext:value-type="string">
            <text:p><text:s/></text:p>
          </table:table-cell>
          <table:table-cell office:value-type="float" office:value="0.13694586" calcext:value-type="float">
            <text:p>0.13694586</text:p>
          </table:table-cell>
          <table:table-cell office:value-type="float" office:value="0.034855012" calcext:value-type="float">
            <text:p>0.034855012</text:p>
          </table:table-cell>
          <table:table-cell office:value-type="float" office:value="0.134881751" calcext:value-type="float">
            <text:p>0.134881751</text:p>
          </table:table-cell>
          <table:table-cell office:value-type="float" office:value="0.141443031" calcext:value-type="float">
            <text:p>0.141443031</text:p>
          </table:table-cell>
          <table:table-cell office:value-type="float" office:value="0.128013507" calcext:value-type="float">
            <text:p>0.12801350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8839" calcext:value-type="float">
            <text:p>0.001118839</text:p>
          </table:table-cell>
          <table:table-cell office:value-type="float" office:value="0.000284763" calcext:value-type="float">
            <text:p>0.000284763</text:p>
          </table:table-cell>
          <table:table-cell office:value-type="float" office:value="0.001101975" calcext:value-type="float">
            <text:p>0.001101975</text:p>
          </table:table-cell>
          <table:table-cell office:value-type="float" office:value="0.00115558" calcext:value-type="float">
            <text:p>0.00115558</text:p>
          </table:table-cell>
          <table:table-cell office:value-type="float" office:value="0.001045862" calcext:value-type="float">
            <text:p>0.00104586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666" calcext:value-type="float">
            <text:p>0.00084666</text:p>
          </table:table-cell>
          <table:table-cell office:value-type="float" office:value="0.000012584" calcext:value-type="float">
            <text:p>1.2584E-05</text:p>
          </table:table-cell>
          <table:table-cell office:value-type="float" office:value="0.000829796" calcext:value-type="float">
            <text:p>0.000829796</text:p>
          </table:table-cell>
          <table:table-cell office:value-type="float" office:value="0.000883401" calcext:value-type="float">
            <text:p>0.000883401</text:p>
          </table:table-cell>
          <table:table-cell office:value-type="float" office:value="0.000773683" calcext:value-type="float">
            <text:p>0.000773683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185612428" calcext:value-type="float">
            <text:p>24.185612428</text:p>
          </table:table-cell>
          <table:table-cell office:value-type="float" office:value="24.165011624" calcext:value-type="float">
            <text:p>24.165011624</text:p>
          </table:table-cell>
          <table:table-cell office:value-type="float" office:value="24.185195918" calcext:value-type="float">
            <text:p>24.185195918</text:p>
          </table:table-cell>
          <table:table-cell office:value-type="float" office:value="24.186519899" calcext:value-type="float">
            <text:p>24.186519899</text:p>
          </table:table-cell>
          <table:table-cell office:value-type="float" office:value="24.183809994" calcext:value-type="float">
            <text:p>24.183809994</text:p>
          </table:table-cell>
          <table:table-cell office:value-type="float" office:value="25.166478233" calcext:value-type="float">
            <text:p>25.166478233</text:p>
          </table:table-cell>
          <table:table-cell/>
          <table:table-cell office:value-type="float" office:value="0.021461189" calcext:value-type="float">
            <text:p>0.021461189</text:p>
          </table:table-cell>
          <table:table-cell office:value-type="float" office:value="0.000318943" calcext:value-type="float">
            <text:p>0.000318943</text:p>
          </table:table-cell>
          <table:table-cell office:value-type="float" office:value="0.021033733" calcext:value-type="float">
            <text:p>0.021033733</text:p>
          </table:table-cell>
          <table:table-cell office:value-type="float" office:value="0.022392507" calcext:value-type="float">
            <text:p>0.022392507</text:p>
          </table:table-cell>
          <table:table-cell office:value-type="float" office:value="0.019611388" calcext:value-type="float">
            <text:p>0.019611388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<text:s/>2019-12-03 11:06:05</text:p>
          </table:table-cell>
          <table:table-cell office:value-type="float" office:value="24.1647" calcext:value-type="float">
            <text:p>24.1647</text:p>
          </table:table-cell>
          <table:table-cell office:value-type="string" calcext:value-type="string">
            <text:p><text:s/></text:p>
          </table:table-cell>
          <table:table-cell office:value-type="float" office:value="0.137102024" calcext:value-type="float">
            <text:p>0.137102024</text:p>
          </table:table-cell>
          <table:table-cell office:value-type="float" office:value="0.03413916" calcext:value-type="float">
            <text:p>0.03413916</text:p>
          </table:table-cell>
          <table:table-cell office:value-type="float" office:value="0.134294049" calcext:value-type="float">
            <text:p>0.134294049</text:p>
          </table:table-cell>
          <table:table-cell office:value-type="float" office:value="0.141649859" calcext:value-type="float">
            <text:p>0.141649859</text:p>
          </table:table-cell>
          <table:table-cell office:value-type="float" office:value="0.12848796" calcext:value-type="float">
            <text:p>0.1284879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0115" calcext:value-type="float">
            <text:p>0.001120115</text:p>
          </table:table-cell>
          <table:table-cell office:value-type="float" office:value="0.000278915" calcext:value-type="float">
            <text:p>0.000278915</text:p>
          </table:table-cell>
          <table:table-cell office:value-type="float" office:value="0.001097174" calcext:value-type="float">
            <text:p>0.001097174</text:p>
          </table:table-cell>
          <table:table-cell office:value-type="float" office:value="0.00115727" calcext:value-type="float">
            <text:p>0.00115727</text:p>
          </table:table-cell>
          <table:table-cell office:value-type="float" office:value="0.001049738" calcext:value-type="float">
            <text:p>0.00104973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7936" calcext:value-type="float">
            <text:p>0.000847936</text:p>
          </table:table-cell>
          <table:table-cell office:value-type="float" office:value="0.000006736" calcext:value-type="float">
            <text:p>6.736E-06</text:p>
          </table:table-cell>
          <table:table-cell office:value-type="float" office:value="0.000824995" calcext:value-type="float">
            <text:p>0.000824995</text:p>
          </table:table-cell>
          <table:table-cell office:value-type="float" office:value="0.000885091" calcext:value-type="float">
            <text:p>0.000885091</text:p>
          </table:table-cell>
          <table:table-cell office:value-type="float" office:value="0.000777559" calcext:value-type="float">
            <text:p>0.000777559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18564394" calcext:value-type="float">
            <text:p>24.18564394</text:p>
          </table:table-cell>
          <table:table-cell office:value-type="float" office:value="24.164867172" calcext:value-type="float">
            <text:p>24.164867172</text:p>
          </table:table-cell>
          <table:table-cell office:value-type="float" office:value="24.185077327" calcext:value-type="float">
            <text:p>24.185077327</text:p>
          </table:table-cell>
          <table:table-cell office:value-type="float" office:value="24.186561634" calcext:value-type="float">
            <text:p>24.186561634</text:p>
          </table:table-cell>
          <table:table-cell office:value-type="float" office:value="24.183905732" calcext:value-type="float">
            <text:p>24.183905732</text:p>
          </table:table-cell>
          <table:table-cell office:value-type="float" office:value="25.166478233" calcext:value-type="float">
            <text:p>25.166478233</text:p>
          </table:table-cell>
          <table:table-cell/>
          <table:table-cell office:value-type="float" office:value="0.021493529" calcext:value-type="float">
            <text:p>0.021493529</text:p>
          </table:table-cell>
          <table:table-cell office:value-type="float" office:value="0.000170694" calcext:value-type="float">
            <text:p>0.000170694</text:p>
          </table:table-cell>
          <table:table-cell office:value-type="float" office:value="0.020912026" calcext:value-type="float">
            <text:p>0.020912026</text:p>
          </table:table-cell>
          <table:table-cell office:value-type="float" office:value="0.022435339" calcext:value-type="float">
            <text:p>0.022435339</text:p>
          </table:table-cell>
          <table:table-cell office:value-type="float" office:value="0.019709643" calcext:value-type="float">
            <text:p>0.019709643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<text:s/>2019-12-03 11:06:06</text:p>
          </table:table-cell>
          <table:table-cell office:value-type="float" office:value="24.16975" calcext:value-type="float">
            <text:p>24.16975</text:p>
          </table:table-cell>
          <table:table-cell office:value-type="string" calcext:value-type="string">
            <text:p><text:s/></text:p>
          </table:table-cell>
          <table:table-cell office:value-type="float" office:value="0.136602537" calcext:value-type="float">
            <text:p>0.136602537</text:p>
          </table:table-cell>
          <table:table-cell office:value-type="float" office:value="0.033887629" calcext:value-type="float">
            <text:p>0.033887629</text:p>
          </table:table-cell>
          <table:table-cell office:value-type="float" office:value="0.134959237" calcext:value-type="float">
            <text:p>0.134959237</text:p>
          </table:table-cell>
          <table:table-cell office:value-type="float" office:value="0.141642111" calcext:value-type="float">
            <text:p>0.141642111</text:p>
          </table:table-cell>
          <table:table-cell office:value-type="float" office:value="0.128791348" calcext:value-type="float">
            <text:p>0.12879134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6034" calcext:value-type="float">
            <text:p>0.001116034</text:p>
          </table:table-cell>
          <table:table-cell office:value-type="float" office:value="0.00027686" calcext:value-type="float">
            <text:p>0.00027686</text:p>
          </table:table-cell>
          <table:table-cell office:value-type="float" office:value="0.001102608" calcext:value-type="float">
            <text:p>0.001102608</text:p>
          </table:table-cell>
          <table:table-cell office:value-type="float" office:value="0.001157207" calcext:value-type="float">
            <text:p>0.001157207</text:p>
          </table:table-cell>
          <table:table-cell office:value-type="float" office:value="0.001052217" calcext:value-type="float">
            <text:p>0.00105221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3855" calcext:value-type="float">
            <text:p>0.000843855</text:p>
          </table:table-cell>
          <table:table-cell office:value-type="float" office:value="0.000004681" calcext:value-type="float">
            <text:p>4.681E-06</text:p>
          </table:table-cell>
          <table:table-cell office:value-type="float" office:value="0.000830429" calcext:value-type="float">
            <text:p>0.000830429</text:p>
          </table:table-cell>
          <table:table-cell office:value-type="float" office:value="0.000885028" calcext:value-type="float">
            <text:p>0.000885028</text:p>
          </table:table-cell>
          <table:table-cell office:value-type="float" office:value="0.000780038" calcext:value-type="float">
            <text:p>0.000780038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190597013" calcext:value-type="float">
            <text:p>24.190597013</text:p>
          </table:table-cell>
          <table:table-cell office:value-type="float" office:value="24.169870373" calcext:value-type="float">
            <text:p>24.169870373</text:p>
          </table:table-cell>
          <table:table-cell office:value-type="float" office:value="24.190265417" calcext:value-type="float">
            <text:p>24.190265417</text:p>
          </table:table-cell>
          <table:table-cell office:value-type="float" office:value="24.191613928" calcext:value-type="float">
            <text:p>24.191613928</text:p>
          </table:table-cell>
          <table:table-cell office:value-type="float" office:value="24.189020822" calcext:value-type="float">
            <text:p>24.189020822</text:p>
          </table:table-cell>
          <table:table-cell office:value-type="float" office:value="25.171527622" calcext:value-type="float">
            <text:p>25.171527622</text:p>
          </table:table-cell>
          <table:table-cell/>
          <table:table-cell office:value-type="float" office:value="0.021390091" calcext:value-type="float">
            <text:p>0.021390091</text:p>
          </table:table-cell>
          <table:table-cell office:value-type="float" office:value="0.000118603" calcext:value-type="float">
            <text:p>0.000118603</text:p>
          </table:table-cell>
          <table:table-cell office:value-type="float" office:value="0.02104978" calcext:value-type="float">
            <text:p>0.02104978</text:p>
          </table:table-cell>
          <table:table-cell office:value-type="float" office:value="0.022433734" calcext:value-type="float">
            <text:p>0.022433734</text:p>
          </table:table-cell>
          <table:table-cell office:value-type="float" office:value="0.019772471" calcext:value-type="float">
            <text:p>0.019772471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<text:s/>2019-12-03 11:06:07</text:p>
          </table:table-cell>
          <table:table-cell office:value-type="float" office:value="24.17481" calcext:value-type="float">
            <text:p>24.17481</text:p>
          </table:table-cell>
          <table:table-cell office:value-type="string" calcext:value-type="string">
            <text:p><text:s/></text:p>
          </table:table-cell>
          <table:table-cell office:value-type="float" office:value="0.136671679" calcext:value-type="float">
            <text:p>0.136671679</text:p>
          </table:table-cell>
          <table:table-cell office:value-type="float" office:value="0.033357743" calcext:value-type="float">
            <text:p>0.033357743</text:p>
          </table:table-cell>
          <table:table-cell office:value-type="float" office:value="0.134453193" calcext:value-type="float">
            <text:p>0.134453193</text:p>
          </table:table-cell>
          <table:table-cell office:value-type="float" office:value="0.141813772" calcext:value-type="float">
            <text:p>0.141813772</text:p>
          </table:table-cell>
          <table:table-cell office:value-type="float" office:value="0.129482166" calcext:value-type="float">
            <text:p>0.12948216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6599" calcext:value-type="float">
            <text:p>0.001116599</text:p>
          </table:table-cell>
          <table:table-cell office:value-type="float" office:value="0.000272531" calcext:value-type="float">
            <text:p>0.000272531</text:p>
          </table:table-cell>
          <table:table-cell office:value-type="float" office:value="0.001098474" calcext:value-type="float">
            <text:p>0.001098474</text:p>
          </table:table-cell>
          <table:table-cell office:value-type="float" office:value="0.001158609" calcext:value-type="float">
            <text:p>0.001158609</text:p>
          </table:table-cell>
          <table:table-cell office:value-type="float" office:value="0.001057861" calcext:value-type="float">
            <text:p>0.00105786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442" calcext:value-type="float">
            <text:p>0.00084442</text:p>
          </table:table-cell>
          <table:table-cell office:value-type="float" office:value="0.000000352" calcext:value-type="float">
            <text:p>3.52E-07</text:p>
          </table:table-cell>
          <table:table-cell office:value-type="float" office:value="0.000826295" calcext:value-type="float">
            <text:p>0.000826295</text:p>
          </table:table-cell>
          <table:table-cell office:value-type="float" office:value="0.00088643" calcext:value-type="float">
            <text:p>0.00088643</text:p>
          </table:table-cell>
          <table:table-cell office:value-type="float" office:value="0.000785682" calcext:value-type="float">
            <text:p>0.000785682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195664827" calcext:value-type="float">
            <text:p>24.195664827</text:p>
          </table:table-cell>
          <table:table-cell office:value-type="float" office:value="24.174817406" calcext:value-type="float">
            <text:p>24.174817406</text:p>
          </table:table-cell>
          <table:table-cell office:value-type="float" office:value="24.19521717" calcext:value-type="float">
            <text:p>24.19521717</text:p>
          </table:table-cell>
          <table:table-cell office:value-type="float" office:value="24.196702425" calcext:value-type="float">
            <text:p>24.196702425</text:p>
          </table:table-cell>
          <table:table-cell office:value-type="float" office:value="24.194214089" calcext:value-type="float">
            <text:p>24.194214089</text:p>
          </table:table-cell>
          <table:table-cell office:value-type="float" office:value="25.176577012" calcext:value-type="float">
            <text:p>25.176577012</text:p>
          </table:table-cell>
          <table:table-cell/>
          <table:table-cell office:value-type="float" office:value="0.021404409" calcext:value-type="float">
            <text:p>0.021404409</text:p>
          </table:table-cell>
          <table:table-cell office:value-type="float" office:value="0.000008866" calcext:value-type="float">
            <text:p>8.866E-06</text:p>
          </table:table-cell>
          <table:table-cell office:value-type="float" office:value="0.020944983" calcext:value-type="float">
            <text:p>0.020944983</text:p>
          </table:table-cell>
          <table:table-cell office:value-type="float" office:value="0.022469283" calcext:value-type="float">
            <text:p>0.022469283</text:p>
          </table:table-cell>
          <table:table-cell office:value-type="float" office:value="0.019915533" calcext:value-type="float">
            <text:p>0.019915533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<text:s/>2019-12-03 11:06:08</text:p>
          </table:table-cell>
          <table:table-cell office:value-type="float" office:value="24.16975" calcext:value-type="float">
            <text:p>24.16975</text:p>
          </table:table-cell>
          <table:table-cell office:value-type="string" calcext:value-type="string">
            <text:p><text:s/></text:p>
          </table:table-cell>
          <table:table-cell office:value-type="float" office:value="0.136615054" calcext:value-type="float">
            <text:p>0.136615054</text:p>
          </table:table-cell>
          <table:table-cell office:value-type="float" office:value="0.033663515" calcext:value-type="float">
            <text:p>0.033663515</text:p>
          </table:table-cell>
          <table:table-cell office:value-type="float" office:value="0.134916322" calcext:value-type="float">
            <text:p>0.134916322</text:p>
          </table:table-cell>
          <table:table-cell office:value-type="float" office:value="0.14163615" calcext:value-type="float">
            <text:p>0.14163615</text:p>
          </table:table-cell>
          <table:table-cell office:value-type="float" office:value="0.128842608" calcext:value-type="float">
            <text:p>0.12884260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6136" calcext:value-type="float">
            <text:p>0.001116136</text:p>
          </table:table-cell>
          <table:table-cell office:value-type="float" office:value="0.000275029" calcext:value-type="float">
            <text:p>0.000275029</text:p>
          </table:table-cell>
          <table:table-cell office:value-type="float" office:value="0.001102258" calcext:value-type="float">
            <text:p>0.001102258</text:p>
          </table:table-cell>
          <table:table-cell office:value-type="float" office:value="0.001157158" calcext:value-type="float">
            <text:p>0.001157158</text:p>
          </table:table-cell>
          <table:table-cell office:value-type="float" office:value="0.001052636" calcext:value-type="float">
            <text:p>0.00105263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3957" calcext:value-type="float">
            <text:p>0.000843957</text:p>
          </table:table-cell>
          <table:table-cell office:value-type="float" office:value="0.00000285" calcext:value-type="float">
            <text:p>2.85E-06</text:p>
          </table:table-cell>
          <table:table-cell office:value-type="float" office:value="0.000830079" calcext:value-type="float">
            <text:p>0.000830079</text:p>
          </table:table-cell>
          <table:table-cell office:value-type="float" office:value="0.000884979" calcext:value-type="float">
            <text:p>0.000884979</text:p>
          </table:table-cell>
          <table:table-cell office:value-type="float" office:value="0.000780457" calcext:value-type="float">
            <text:p>0.000780457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190599538" calcext:value-type="float">
            <text:p>24.190599538</text:p>
          </table:table-cell>
          <table:table-cell office:value-type="float" office:value="24.169825149" calcext:value-type="float">
            <text:p>24.169825149</text:p>
          </table:table-cell>
          <table:table-cell office:value-type="float" office:value="24.190256758" calcext:value-type="float">
            <text:p>24.190256758</text:p>
          </table:table-cell>
          <table:table-cell office:value-type="float" office:value="24.191612725" calcext:value-type="float">
            <text:p>24.191612725</text:p>
          </table:table-cell>
          <table:table-cell office:value-type="float" office:value="24.189031165" calcext:value-type="float">
            <text:p>24.189031165</text:p>
          </table:table-cell>
          <table:table-cell office:value-type="float" office:value="25.171527622" calcext:value-type="float">
            <text:p>25.171527622</text:p>
          </table:table-cell>
          <table:table-cell/>
          <table:table-cell office:value-type="float" office:value="0.021392683" calcext:value-type="float">
            <text:p>0.021392683</text:p>
          </table:table-cell>
          <table:table-cell office:value-type="float" office:value="0.00007219" calcext:value-type="float">
            <text:p>7.219E-05</text:p>
          </table:table-cell>
          <table:table-cell office:value-type="float" office:value="0.021040892" calcext:value-type="float">
            <text:p>0.021040892</text:p>
          </table:table-cell>
          <table:table-cell office:value-type="float" office:value="0.0224325" calcext:value-type="float">
            <text:p>0.0224325</text:p>
          </table:table-cell>
          <table:table-cell office:value-type="float" office:value="0.019783087" calcext:value-type="float">
            <text:p>0.019783087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<text:s/>2019-12-03 11:06:10</text:p>
          </table:table-cell>
          <table:table-cell office:value-type="float" office:value="24.17481" calcext:value-type="float">
            <text:p>24.17481</text:p>
          </table:table-cell>
          <table:table-cell office:value-type="string" calcext:value-type="string">
            <text:p><text:s/></text:p>
          </table:table-cell>
          <table:table-cell office:value-type="float" office:value="0.136675255" calcext:value-type="float">
            <text:p>0.136675255</text:p>
          </table:table-cell>
          <table:table-cell office:value-type="float" office:value="0.034835343" calcext:value-type="float">
            <text:p>0.034835343</text:p>
          </table:table-cell>
          <table:table-cell office:value-type="float" office:value="0.134470479" calcext:value-type="float">
            <text:p>0.134470479</text:p>
          </table:table-cell>
          <table:table-cell office:value-type="float" office:value="0.141669529" calcext:value-type="float">
            <text:p>0.141669529</text:p>
          </table:table-cell>
          <table:table-cell office:value-type="float" office:value="0.128339544" calcext:value-type="float">
            <text:p>0.12833954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6628" calcext:value-type="float">
            <text:p>0.001116628</text:p>
          </table:table-cell>
          <table:table-cell office:value-type="float" office:value="0.000284602" calcext:value-type="float">
            <text:p>0.000284602</text:p>
          </table:table-cell>
          <table:table-cell office:value-type="float" office:value="0.001098615" calcext:value-type="float">
            <text:p>0.001098615</text:p>
          </table:table-cell>
          <table:table-cell office:value-type="float" office:value="0.001157431" calcext:value-type="float">
            <text:p>0.001157431</text:p>
          </table:table-cell>
          <table:table-cell office:value-type="float" office:value="0.001048526" calcext:value-type="float">
            <text:p>0.00104852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4449" calcext:value-type="float">
            <text:p>0.000844449</text:p>
          </table:table-cell>
          <table:table-cell office:value-type="float" office:value="0.000012424" calcext:value-type="float">
            <text:p>1.2424E-05</text:p>
          </table:table-cell>
          <table:table-cell office:value-type="float" office:value="0.000826436" calcext:value-type="float">
            <text:p>0.000826436</text:p>
          </table:table-cell>
          <table:table-cell office:value-type="float" office:value="0.000885252" calcext:value-type="float">
            <text:p>0.000885252</text:p>
          </table:table-cell>
          <table:table-cell office:value-type="float" office:value="0.000776347" calcext:value-type="float">
            <text:p>0.000776347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195665549" calcext:value-type="float">
            <text:p>24.195665549</text:p>
          </table:table-cell>
          <table:table-cell office:value-type="float" office:value="24.175115569" calcext:value-type="float">
            <text:p>24.175115569</text:p>
          </table:table-cell>
          <table:table-cell office:value-type="float" office:value="24.195220658" calcext:value-type="float">
            <text:p>24.195220658</text:p>
          </table:table-cell>
          <table:table-cell office:value-type="float" office:value="24.196673319" calcext:value-type="float">
            <text:p>24.196673319</text:p>
          </table:table-cell>
          <table:table-cell office:value-type="float" office:value="24.193983525" calcext:value-type="float">
            <text:p>24.193983525</text:p>
          </table:table-cell>
          <table:table-cell office:value-type="float" office:value="25.176577012" calcext:value-type="float">
            <text:p>25.176577012</text:p>
          </table:table-cell>
          <table:table-cell/>
          <table:table-cell office:value-type="float" office:value="0.02140515" calcext:value-type="float">
            <text:p>0.02140515</text:p>
          </table:table-cell>
          <table:table-cell office:value-type="float" office:value="0.00031487" calcext:value-type="float">
            <text:p>0.00031487</text:p>
          </table:table-cell>
          <table:table-cell office:value-type="float" office:value="0.020948563" calcext:value-type="float">
            <text:p>0.020948563</text:p>
          </table:table-cell>
          <table:table-cell office:value-type="float" office:value="0.022439412" calcext:value-type="float">
            <text:p>0.022439412</text:p>
          </table:table-cell>
          <table:table-cell office:value-type="float" office:value="0.019678907" calcext:value-type="float">
            <text:p>0.019678907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<text:s/>2019-12-03 11:06:11</text:p>
          </table:table-cell>
          <table:table-cell office:value-type="float" office:value="24.17986" calcext:value-type="float">
            <text:p>24.17986</text:p>
          </table:table-cell>
          <table:table-cell office:value-type="string" calcext:value-type="string">
            <text:p><text:s/></text:p>
          </table:table-cell>
          <table:table-cell office:value-type="float" office:value="0.136626975" calcext:value-type="float">
            <text:p>0.136626975</text:p>
          </table:table-cell>
          <table:table-cell office:value-type="float" office:value="0.033410792" calcext:value-type="float">
            <text:p>0.033410792</text:p>
          </table:table-cell>
          <table:table-cell office:value-type="float" office:value="0.134531276" calcext:value-type="float">
            <text:p>0.134531276</text:p>
          </table:table-cell>
          <table:table-cell office:value-type="float" office:value="0.14163615" calcext:value-type="float">
            <text:p>0.14163615</text:p>
          </table:table-cell>
          <table:table-cell office:value-type="float" office:value="0.129383818" calcext:value-type="float">
            <text:p>0.12938381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6233" calcext:value-type="float">
            <text:p>0.001116233</text:p>
          </table:table-cell>
          <table:table-cell office:value-type="float" office:value="0.000272964" calcext:value-type="float">
            <text:p>0.000272964</text:p>
          </table:table-cell>
          <table:table-cell office:value-type="float" office:value="0.001099112" calcext:value-type="float">
            <text:p>0.001099112</text:p>
          </table:table-cell>
          <table:table-cell office:value-type="float" office:value="0.001157158" calcext:value-type="float">
            <text:p>0.001157158</text:p>
          </table:table-cell>
          <table:table-cell office:value-type="float" office:value="0.001057057" calcext:value-type="float">
            <text:p>0.00105705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4055" calcext:value-type="float">
            <text:p>0.000844055</text:p>
          </table:table-cell>
          <table:table-cell office:value-type="float" office:value="0.000000785" calcext:value-type="float">
            <text:p>7.85E-07</text:p>
          </table:table-cell>
          <table:table-cell office:value-type="float" office:value="0.000826933" calcext:value-type="float">
            <text:p>0.000826933</text:p>
          </table:table-cell>
          <table:table-cell office:value-type="float" office:value="0.000884979" calcext:value-type="float">
            <text:p>0.000884979</text:p>
          </table:table-cell>
          <table:table-cell office:value-type="float" office:value="0.000784878" calcext:value-type="float">
            <text:p>0.000784878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0070967" calcext:value-type="float">
            <text:p>24.20070967</text:p>
          </table:table-cell>
          <table:table-cell office:value-type="float" office:value="24.179882069" calcext:value-type="float">
            <text:p>24.179882069</text:p>
          </table:table-cell>
          <table:table-cell office:value-type="float" office:value="24.200286791" calcext:value-type="float">
            <text:p>24.200286791</text:p>
          </table:table-cell>
          <table:table-cell office:value-type="float" office:value="24.201720442" calcext:value-type="float">
            <text:p>24.201720442</text:p>
          </table:table-cell>
          <table:table-cell office:value-type="float" office:value="24.199248114" calcext:value-type="float">
            <text:p>24.199248114</text:p>
          </table:table-cell>
          <table:table-cell office:value-type="float" office:value="25.181626402" calcext:value-type="float">
            <text:p>25.181626402</text:p>
          </table:table-cell>
          <table:table-cell/>
          <table:table-cell office:value-type="float" office:value="0.021395151" calcext:value-type="float">
            <text:p>0.021395151</text:p>
          </table:table-cell>
          <table:table-cell office:value-type="float" office:value="0.000019852" calcext:value-type="float">
            <text:p>1.9852E-05</text:p>
          </table:table-cell>
          <table:table-cell office:value-type="float" office:value="0.020961153" calcext:value-type="float">
            <text:p>0.020961153</text:p>
          </table:table-cell>
          <table:table-cell office:value-type="float" office:value="0.0224325" calcext:value-type="float">
            <text:p>0.0224325</text:p>
          </table:table-cell>
          <table:table-cell office:value-type="float" office:value="0.019895166" calcext:value-type="float">
            <text:p>0.019895166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<text:s/>2019-12-03 11:06:12</text:p>
          </table:table-cell>
          <table:table-cell office:value-type="float" office:value="24.17481" calcext:value-type="float">
            <text:p>24.17481</text:p>
          </table:table-cell>
          <table:table-cell office:value-type="string" calcext:value-type="string">
            <text:p><text:s/></text:p>
          </table:table-cell>
          <table:table-cell office:value-type="float" office:value="0.136618034" calcext:value-type="float">
            <text:p>0.136618034</text:p>
          </table:table-cell>
          <table:table-cell office:value-type="float" office:value="0.033701066" calcext:value-type="float">
            <text:p>0.033701066</text:p>
          </table:table-cell>
          <table:table-cell office:value-type="float" office:value="0.13497831" calcext:value-type="float">
            <text:p>0.13497831</text:p>
          </table:table-cell>
          <table:table-cell office:value-type="float" office:value="0.141521709" calcext:value-type="float">
            <text:p>0.141521709</text:p>
          </table:table-cell>
          <table:table-cell office:value-type="float" office:value="0.128709093" calcext:value-type="float">
            <text:p>0.12870909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616" calcext:value-type="float">
            <text:p>0.00111616</text:p>
          </table:table-cell>
          <table:table-cell office:value-type="float" office:value="0.000275336" calcext:value-type="float">
            <text:p>0.000275336</text:p>
          </table:table-cell>
          <table:table-cell office:value-type="float" office:value="0.001102764" calcext:value-type="float">
            <text:p>0.001102764</text:p>
          </table:table-cell>
          <table:table-cell office:value-type="float" office:value="0.001156223" calcext:value-type="float">
            <text:p>0.001156223</text:p>
          </table:table-cell>
          <table:table-cell office:value-type="float" office:value="0.001051545" calcext:value-type="float">
            <text:p>0.00105154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3982" calcext:value-type="float">
            <text:p>0.000843982</text:p>
          </table:table-cell>
          <table:table-cell office:value-type="float" office:value="0.000003157" calcext:value-type="float">
            <text:p>3.157E-06</text:p>
          </table:table-cell>
          <table:table-cell office:value-type="float" office:value="0.000830585" calcext:value-type="float">
            <text:p>0.000830585</text:p>
          </table:table-cell>
          <table:table-cell office:value-type="float" office:value="0.000884044" calcext:value-type="float">
            <text:p>0.000884044</text:p>
          </table:table-cell>
          <table:table-cell office:value-type="float" office:value="0.000779366" calcext:value-type="float">
            <text:p>0.000779366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195654003" calcext:value-type="float">
            <text:p>24.195654003</text:p>
          </table:table-cell>
          <table:table-cell office:value-type="float" office:value="24.174886685" calcext:value-type="float">
            <text:p>24.174886685</text:p>
          </table:table-cell>
          <table:table-cell office:value-type="float" office:value="24.195323131" calcext:value-type="float">
            <text:p>24.195323131</text:p>
          </table:table-cell>
          <table:table-cell office:value-type="float" office:value="24.196643491" calcext:value-type="float">
            <text:p>24.196643491</text:p>
          </table:table-cell>
          <table:table-cell office:value-type="float" office:value="24.194058094" calcext:value-type="float">
            <text:p>24.194058094</text:p>
          </table:table-cell>
          <table:table-cell office:value-type="float" office:value="25.176577012" calcext:value-type="float">
            <text:p>25.176577012</text:p>
          </table:table-cell>
          <table:table-cell/>
          <table:table-cell office:value-type="float" office:value="0.0213933" calcext:value-type="float">
            <text:p>0.0213933</text:p>
          </table:table-cell>
          <table:table-cell office:value-type="float" office:value="0.000079967" calcext:value-type="float">
            <text:p>7.9967E-05</text:p>
          </table:table-cell>
          <table:table-cell office:value-type="float" office:value="0.02105373" calcext:value-type="float">
            <text:p>0.02105373</text:p>
          </table:table-cell>
          <table:table-cell office:value-type="float" office:value="0.0224088" calcext:value-type="float">
            <text:p>0.0224088</text:p>
          </table:table-cell>
          <table:table-cell office:value-type="float" office:value="0.019755437" calcext:value-type="float">
            <text:p>0.019755437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<text:s/>2019-12-03 11:06:14</text:p>
          </table:table-cell>
          <table:table-cell office:value-type="float" office:value="24.18492" calcext:value-type="float">
            <text:p>24.18492</text:p>
          </table:table-cell>
          <table:table-cell office:value-type="string" calcext:value-type="string">
            <text:p><text:s/></text:p>
          </table:table-cell>
          <table:table-cell office:value-type="float" office:value="0.136770026" calcext:value-type="float">
            <text:p>0.136770026</text:p>
          </table:table-cell>
          <table:table-cell office:value-type="float" office:value="0.034332876" calcext:value-type="float">
            <text:p>0.034332876</text:p>
          </table:table-cell>
          <table:table-cell office:value-type="float" office:value="0.134349481" calcext:value-type="float">
            <text:p>0.134349481</text:p>
          </table:table-cell>
          <table:table-cell office:value-type="float" office:value="0.141454952" calcext:value-type="float">
            <text:p>0.141454952</text:p>
          </table:table-cell>
          <table:table-cell office:value-type="float" office:value="0.128445045" calcext:value-type="float">
            <text:p>0.12844504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7402" calcext:value-type="float">
            <text:p>0.001117402</text:p>
          </table:table-cell>
          <table:table-cell office:value-type="float" office:value="0.000280497" calcext:value-type="float">
            <text:p>0.000280497</text:p>
          </table:table-cell>
          <table:table-cell office:value-type="float" office:value="0.001097626" calcext:value-type="float">
            <text:p>0.001097626</text:p>
          </table:table-cell>
          <table:table-cell office:value-type="float" office:value="0.001155678" calcext:value-type="float">
            <text:p>0.001155678</text:p>
          </table:table-cell>
          <table:table-cell office:value-type="float" office:value="0.001049388" calcext:value-type="float">
            <text:p>0.00104938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5223" calcext:value-type="float">
            <text:p>0.000845223</text:p>
          </table:table-cell>
          <table:table-cell office:value-type="float" office:value="0.000008319" calcext:value-type="float">
            <text:p>8.319E-06</text:p>
          </table:table-cell>
          <table:table-cell office:value-type="float" office:value="0.000825448" calcext:value-type="float">
            <text:p>0.000825448</text:p>
          </table:table-cell>
          <table:table-cell office:value-type="float" office:value="0.000883499" calcext:value-type="float">
            <text:p>0.000883499</text:p>
          </table:table-cell>
          <table:table-cell office:value-type="float" office:value="0.000777209" calcext:value-type="float">
            <text:p>0.000777209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05792399" calcext:value-type="float">
            <text:p>24.205792399</text:p>
          </table:table-cell>
          <table:table-cell office:value-type="float" office:value="24.185122093" calcext:value-type="float">
            <text:p>24.185122093</text:p>
          </table:table-cell>
          <table:table-cell office:value-type="float" office:value="24.205303973" calcext:value-type="float">
            <text:p>24.205303973</text:p>
          </table:table-cell>
          <table:table-cell office:value-type="float" office:value="24.206737738" calcext:value-type="float">
            <text:p>24.206737738</text:p>
          </table:table-cell>
          <table:table-cell office:value-type="float" office:value="24.204112555" calcext:value-type="float">
            <text:p>24.204112555</text:p>
          </table:table-cell>
          <table:table-cell office:value-type="float" office:value="25.186675792" calcext:value-type="float">
            <text:p>25.186675792</text:p>
          </table:table-cell>
          <table:table-cell/>
          <table:table-cell office:value-type="float" office:value="0.021424776" calcext:value-type="float">
            <text:p>0.021424776</text:p>
          </table:table-cell>
          <table:table-cell office:value-type="float" office:value="0.000210811" calcext:value-type="float">
            <text:p>0.000210811</text:p>
          </table:table-cell>
          <table:table-cell office:value-type="float" office:value="0.020923506" calcext:value-type="float">
            <text:p>0.020923506</text:p>
          </table:table-cell>
          <table:table-cell office:value-type="float" office:value="0.022394975" calcext:value-type="float">
            <text:p>0.022394975</text:p>
          </table:table-cell>
          <table:table-cell office:value-type="float" office:value="0.019700755" calcext:value-type="float">
            <text:p>0.019700755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<text:s/>2019-12-03 11:06:15</text:p>
          </table:table-cell>
          <table:table-cell office:value-type="float" office:value="24.17986" calcext:value-type="float">
            <text:p>24.17986</text:p>
          </table:table-cell>
          <table:table-cell office:value-type="string" calcext:value-type="string">
            <text:p><text:s/></text:p>
          </table:table-cell>
          <table:table-cell office:value-type="float" office:value="0.136815326" calcext:value-type="float">
            <text:p>0.136815326</text:p>
          </table:table-cell>
          <table:table-cell office:value-type="float" office:value="0.03334463" calcext:value-type="float">
            <text:p>0.03334463</text:p>
          </table:table-cell>
          <table:table-cell office:value-type="float" office:value="0.13422312" calcext:value-type="float">
            <text:p>0.13422312</text:p>
          </table:table-cell>
          <table:table-cell office:value-type="float" office:value="0.141341107" calcext:value-type="float">
            <text:p>0.141341107</text:p>
          </table:table-cell>
          <table:table-cell office:value-type="float" office:value="0.129224673" calcext:value-type="float">
            <text:p>0.12922467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7772" calcext:value-type="float">
            <text:p>0.001117772</text:p>
          </table:table-cell>
          <table:table-cell office:value-type="float" office:value="0.000272423" calcext:value-type="float">
            <text:p>0.000272423</text:p>
          </table:table-cell>
          <table:table-cell office:value-type="float" office:value="0.001096594" calcext:value-type="float">
            <text:p>0.001096594</text:p>
          </table:table-cell>
          <table:table-cell office:value-type="float" office:value="0.001154748" calcext:value-type="float">
            <text:p>0.001154748</text:p>
          </table:table-cell>
          <table:table-cell office:value-type="float" office:value="0.001055757" calcext:value-type="float">
            <text:p>0.00105575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5593" calcext:value-type="float">
            <text:p>0.000845593</text:p>
          </table:table-cell>
          <table:table-cell office:value-type="float" office:value="0.000000245" calcext:value-type="float">
            <text:p>2.45E-07</text:p>
          </table:table-cell>
          <table:table-cell office:value-type="float" office:value="0.000824415" calcext:value-type="float">
            <text:p>0.000824415</text:p>
          </table:table-cell>
          <table:table-cell office:value-type="float" office:value="0.000882569" calcext:value-type="float">
            <text:p>0.000882569</text:p>
          </table:table-cell>
          <table:table-cell office:value-type="float" office:value="0.000783578" calcext:value-type="float">
            <text:p>0.000783578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00747676" calcext:value-type="float">
            <text:p>24.200747676</text:p>
          </table:table-cell>
          <table:table-cell office:value-type="float" office:value="24.179868719" calcext:value-type="float">
            <text:p>24.179868719</text:p>
          </table:table-cell>
          <table:table-cell office:value-type="float" office:value="24.20022461" calcext:value-type="float">
            <text:p>24.20022461</text:p>
          </table:table-cell>
          <table:table-cell office:value-type="float" office:value="24.201660907" calcext:value-type="float">
            <text:p>24.201660907</text:p>
          </table:table-cell>
          <table:table-cell office:value-type="float" office:value="24.199216001" calcext:value-type="float">
            <text:p>24.199216001</text:p>
          </table:table-cell>
          <table:table-cell office:value-type="float" office:value="25.181626402" calcext:value-type="float">
            <text:p>25.181626402</text:p>
          </table:table-cell>
          <table:table-cell/>
          <table:table-cell office:value-type="float" office:value="0.021434157" calcext:value-type="float">
            <text:p>0.021434157</text:p>
          </table:table-cell>
          <table:table-cell office:value-type="float" office:value="0.00000615" calcext:value-type="float">
            <text:p>6.15E-06</text:p>
          </table:table-cell>
          <table:table-cell office:value-type="float" office:value="0.020897337" calcext:value-type="float">
            <text:p>0.020897337</text:p>
          </table:table-cell>
          <table:table-cell office:value-type="float" office:value="0.022371399" calcext:value-type="float">
            <text:p>0.022371399</text:p>
          </table:table-cell>
          <table:table-cell office:value-type="float" office:value="0.019862209" calcext:value-type="float">
            <text:p>0.019862209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<text:s/>2019-12-03 11:06:16</text:p>
          </table:table-cell>
          <table:table-cell office:value-type="float" office:value="24.18492" calcext:value-type="float">
            <text:p>24.18492</text:p>
          </table:table-cell>
          <table:table-cell office:value-type="string" calcext:value-type="string">
            <text:p><text:s/></text:p>
          </table:table-cell>
          <table:table-cell office:value-type="float" office:value="0.136685388" calcext:value-type="float">
            <text:p>0.136685388</text:p>
          </table:table-cell>
          <table:table-cell office:value-type="float" office:value="0.033956174" calcext:value-type="float">
            <text:p>0.033956174</text:p>
          </table:table-cell>
          <table:table-cell office:value-type="float" office:value="0.135087387" calcext:value-type="float">
            <text:p>0.135087387</text:p>
          </table:table-cell>
          <table:table-cell office:value-type="float" office:value="0.141246932" calcext:value-type="float">
            <text:p>0.141246932</text:p>
          </table:table-cell>
          <table:table-cell office:value-type="float" office:value="0.12833418" calcext:value-type="float">
            <text:p>0.1283341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6711" calcext:value-type="float">
            <text:p>0.001116711</text:p>
          </table:table-cell>
          <table:table-cell office:value-type="float" office:value="0.00027742" calcext:value-type="float">
            <text:p>0.00027742</text:p>
          </table:table-cell>
          <table:table-cell office:value-type="float" office:value="0.001103655" calcext:value-type="float">
            <text:p>0.001103655</text:p>
          </table:table-cell>
          <table:table-cell office:value-type="float" office:value="0.001153978" calcext:value-type="float">
            <text:p>0.001153978</text:p>
          </table:table-cell>
          <table:table-cell office:value-type="float" office:value="0.001048482" calcext:value-type="float">
            <text:p>0.00104848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4532" calcext:value-type="float">
            <text:p>0.000844532</text:p>
          </table:table-cell>
          <table:table-cell office:value-type="float" office:value="0.000005241" calcext:value-type="float">
            <text:p>5.241E-06</text:p>
          </table:table-cell>
          <table:table-cell office:value-type="float" office:value="0.000831476" calcext:value-type="float">
            <text:p>0.000831476</text:p>
          </table:table-cell>
          <table:table-cell office:value-type="float" office:value="0.000881799" calcext:value-type="float">
            <text:p>0.000881799</text:p>
          </table:table-cell>
          <table:table-cell office:value-type="float" office:value="0.000776303" calcext:value-type="float">
            <text:p>0.000776303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0577532" calcext:value-type="float">
            <text:p>24.20577532</text:p>
          </table:table-cell>
          <table:table-cell office:value-type="float" office:value="24.18504608" calcext:value-type="float">
            <text:p>24.18504608</text:p>
          </table:table-cell>
          <table:table-cell office:value-type="float" office:value="24.20545287" calcext:value-type="float">
            <text:p>24.20545287</text:p>
          </table:table-cell>
          <table:table-cell office:value-type="float" office:value="24.206695763" calcext:value-type="float">
            <text:p>24.206695763</text:p>
          </table:table-cell>
          <table:table-cell office:value-type="float" office:value="24.204090184" calcext:value-type="float">
            <text:p>24.204090184</text:p>
          </table:table-cell>
          <table:table-cell office:value-type="float" office:value="25.186675792" calcext:value-type="float">
            <text:p>25.186675792</text:p>
          </table:table-cell>
          <table:table-cell/>
          <table:table-cell office:value-type="float" office:value="0.021407248" calcext:value-type="float">
            <text:p>0.021407248</text:p>
          </table:table-cell>
          <table:table-cell office:value-type="float" office:value="0.000132798" calcext:value-type="float">
            <text:p>0.000132798</text:p>
          </table:table-cell>
          <table:table-cell office:value-type="float" office:value="0.021076318" calcext:value-type="float">
            <text:p>0.021076318</text:p>
          </table:table-cell>
          <table:table-cell office:value-type="float" office:value="0.022351897" calcext:value-type="float">
            <text:p>0.022351897</text:p>
          </table:table-cell>
          <table:table-cell office:value-type="float" office:value="0.019677796" calcext:value-type="float">
            <text:p>0.019677796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<text:s/>2019-12-03 11:06:18</text:p>
          </table:table-cell>
          <table:table-cell office:value-type="float" office:value="24.17986" calcext:value-type="float">
            <text:p>24.17986</text:p>
          </table:table-cell>
          <table:table-cell office:value-type="string" calcext:value-type="string">
            <text:p><text:s/></text:p>
          </table:table-cell>
          <table:table-cell office:value-type="float" office:value="0.136838572" calcext:value-type="float">
            <text:p>0.136838572</text:p>
          </table:table-cell>
          <table:table-cell office:value-type="float" office:value="0.033954982" calcext:value-type="float">
            <text:p>0.033954982</text:p>
          </table:table-cell>
          <table:table-cell office:value-type="float" office:value="0.134400145" calcext:value-type="float">
            <text:p>0.134400145</text:p>
          </table:table-cell>
          <table:table-cell office:value-type="float" office:value="0.141190903" calcext:value-type="float">
            <text:p>0.141190903</text:p>
          </table:table-cell>
          <table:table-cell office:value-type="float" office:value="0.128406898" calcext:value-type="float">
            <text:p>0.12840689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7962" calcext:value-type="float">
            <text:p>0.001117962</text:p>
          </table:table-cell>
          <table:table-cell office:value-type="float" office:value="0.00027741" calcext:value-type="float">
            <text:p>0.00027741</text:p>
          </table:table-cell>
          <table:table-cell office:value-type="float" office:value="0.00109804" calcext:value-type="float">
            <text:p>0.00109804</text:p>
          </table:table-cell>
          <table:table-cell office:value-type="float" office:value="0.00115352" calcext:value-type="float">
            <text:p>0.00115352</text:p>
          </table:table-cell>
          <table:table-cell office:value-type="float" office:value="0.001049076" calcext:value-type="float">
            <text:p>0.00104907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5783" calcext:value-type="float">
            <text:p>0.000845783</text:p>
          </table:table-cell>
          <table:table-cell office:value-type="float" office:value="0.000005231" calcext:value-type="float">
            <text:p>5.231E-06</text:p>
          </table:table-cell>
          <table:table-cell office:value-type="float" office:value="0.000825862" calcext:value-type="float">
            <text:p>0.000825862</text:p>
          </table:table-cell>
          <table:table-cell office:value-type="float" office:value="0.000881342" calcext:value-type="float">
            <text:p>0.000881342</text:p>
          </table:table-cell>
          <table:table-cell office:value-type="float" office:value="0.000776897" calcext:value-type="float">
            <text:p>0.000776897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00752367" calcext:value-type="float">
            <text:p>24.200752367</text:p>
          </table:table-cell>
          <table:table-cell office:value-type="float" office:value="24.179991881" calcext:value-type="float">
            <text:p>24.179991881</text:p>
          </table:table-cell>
          <table:table-cell office:value-type="float" office:value="24.200260331" calcext:value-type="float">
            <text:p>24.200260331</text:p>
          </table:table-cell>
          <table:table-cell office:value-type="float" office:value="24.201630599" calcext:value-type="float">
            <text:p>24.201630599</text:p>
          </table:table-cell>
          <table:table-cell office:value-type="float" office:value="24.199050986" calcext:value-type="float">
            <text:p>24.199050986</text:p>
          </table:table-cell>
          <table:table-cell office:value-type="float" office:value="25.181626402" calcext:value-type="float">
            <text:p>25.181626402</text:p>
          </table:table-cell>
          <table:table-cell/>
          <table:table-cell office:value-type="float" office:value="0.021438971" calcext:value-type="float">
            <text:p>0.021438971</text:p>
          </table:table-cell>
          <table:table-cell office:value-type="float" office:value="0.000132551" calcext:value-type="float">
            <text:p>0.000132551</text:p>
          </table:table-cell>
          <table:table-cell office:value-type="float" office:value="0.020933998" calcext:value-type="float">
            <text:p>0.020933998</text:p>
          </table:table-cell>
          <table:table-cell office:value-type="float" office:value="0.022340294" calcext:value-type="float">
            <text:p>0.022340294</text:p>
          </table:table-cell>
          <table:table-cell office:value-type="float" office:value="0.019692856" calcext:value-type="float">
            <text:p>0.019692856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<text:s/>2019-12-03 11:06:19</text:p>
          </table:table-cell>
          <table:table-cell office:value-type="float" office:value="24.18997" calcext:value-type="float">
            <text:p>24.18997</text:p>
          </table:table-cell>
          <table:table-cell office:value-type="string" calcext:value-type="string">
            <text:p><text:s/></text:p>
          </table:table-cell>
          <table:table-cell office:value-type="float" office:value="0.136880295" calcext:value-type="float">
            <text:p>0.136880295</text:p>
          </table:table-cell>
          <table:table-cell office:value-type="float" office:value="0.035175685" calcext:value-type="float">
            <text:p>0.035175685</text:p>
          </table:table-cell>
          <table:table-cell office:value-type="float" office:value="0.134843008" calcext:value-type="float">
            <text:p>0.134843008</text:p>
          </table:table-cell>
          <table:table-cell office:value-type="float" office:value="0.141096728" calcext:value-type="float">
            <text:p>0.141096728</text:p>
          </table:table-cell>
          <table:table-cell office:value-type="float" office:value="0.127967015" calcext:value-type="float">
            <text:p>0.12796701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8303" calcext:value-type="float">
            <text:p>0.001118303</text:p>
          </table:table-cell>
          <table:table-cell office:value-type="float" office:value="0.000287383" calcext:value-type="float">
            <text:p>0.000287383</text:p>
          </table:table-cell>
          <table:table-cell office:value-type="float" office:value="0.001101659" calcext:value-type="float">
            <text:p>0.001101659</text:p>
          </table:table-cell>
          <table:table-cell office:value-type="float" office:value="0.001152751" calcext:value-type="float">
            <text:p>0.001152751</text:p>
          </table:table-cell>
          <table:table-cell office:value-type="float" office:value="0.001045482" calcext:value-type="float">
            <text:p>0.00104548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6124" calcext:value-type="float">
            <text:p>0.000846124</text:p>
          </table:table-cell>
          <table:table-cell office:value-type="float" office:value="0.000015204" calcext:value-type="float">
            <text:p>1.5204E-05</text:p>
          </table:table-cell>
          <table:table-cell office:value-type="float" office:value="0.00082948" calcext:value-type="float">
            <text:p>0.00082948</text:p>
          </table:table-cell>
          <table:table-cell office:value-type="float" office:value="0.000880572" calcext:value-type="float">
            <text:p>0.000880572</text:p>
          </table:table-cell>
          <table:table-cell office:value-type="float" office:value="0.000773303" calcext:value-type="float">
            <text:p>0.000773303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10868513" calcext:value-type="float">
            <text:p>24.210868513</text:p>
          </table:table-cell>
          <table:table-cell office:value-type="float" office:value="24.190346119" calcext:value-type="float">
            <text:p>24.190346119</text:p>
          </table:table-cell>
          <table:table-cell office:value-type="float" office:value="24.210457424" calcext:value-type="float">
            <text:p>24.210457424</text:p>
          </table:table-cell>
          <table:table-cell office:value-type="float" office:value="24.211719314" calcext:value-type="float">
            <text:p>24.211719314</text:p>
          </table:table-cell>
          <table:table-cell office:value-type="float" office:value="24.209069968" calcext:value-type="float">
            <text:p>24.209069968</text:p>
          </table:table-cell>
          <table:table-cell office:value-type="float" office:value="25.191725184" calcext:value-type="float">
            <text:p>25.191725184</text:p>
          </table:table-cell>
          <table:table-cell/>
          <table:table-cell office:value-type="float" office:value="0.021447611" calcext:value-type="float">
            <text:p>0.021447611</text:p>
          </table:table-cell>
          <table:table-cell office:value-type="float" office:value="0.000385353" calcext:value-type="float">
            <text:p>0.000385353</text:p>
          </table:table-cell>
          <table:table-cell office:value-type="float" office:value="0.02102571" calcext:value-type="float">
            <text:p>0.02102571</text:p>
          </table:table-cell>
          <table:table-cell office:value-type="float" office:value="0.022320791" calcext:value-type="float">
            <text:p>0.022320791</text:p>
          </table:table-cell>
          <table:table-cell office:value-type="float" office:value="0.01960176" calcext:value-type="float">
            <text:p>0.01960176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<text:s/>2019-12-03 11:06:20</text:p>
          </table:table-cell>
          <table:table-cell office:value-type="float" office:value="24.18997" calcext:value-type="float">
            <text:p>24.18997</text:p>
          </table:table-cell>
          <table:table-cell office:value-type="string" calcext:value-type="string">
            <text:p><text:s/></text:p>
          </table:table-cell>
          <table:table-cell office:value-type="float" office:value="0.136883871" calcext:value-type="float">
            <text:p>0.136883871</text:p>
          </table:table-cell>
          <table:table-cell office:value-type="float" office:value="0.034255986" calcext:value-type="float">
            <text:p>0.034255986</text:p>
          </table:table-cell>
          <table:table-cell office:value-type="float" office:value="0.13504328" calcext:value-type="float">
            <text:p>0.13504328</text:p>
          </table:table-cell>
          <table:table-cell office:value-type="float" office:value="0.141093152" calcext:value-type="float">
            <text:p>0.141093152</text:p>
          </table:table-cell>
          <table:table-cell office:value-type="float" office:value="0.128173843" calcext:value-type="float">
            <text:p>0.12817384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8332" calcext:value-type="float">
            <text:p>0.001118332</text:p>
          </table:table-cell>
          <table:table-cell office:value-type="float" office:value="0.000279869" calcext:value-type="float">
            <text:p>0.000279869</text:p>
          </table:table-cell>
          <table:table-cell office:value-type="float" office:value="0.001103295" calcext:value-type="float">
            <text:p>0.001103295</text:p>
          </table:table-cell>
          <table:table-cell office:value-type="float" office:value="0.001152722" calcext:value-type="float">
            <text:p>0.001152722</text:p>
          </table:table-cell>
          <table:table-cell office:value-type="float" office:value="0.001047172" calcext:value-type="float">
            <text:p>0.00104717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6153" calcext:value-type="float">
            <text:p>0.000846153</text:p>
          </table:table-cell>
          <table:table-cell office:value-type="float" office:value="0.00000769" calcext:value-type="float">
            <text:p>7.69E-06</text:p>
          </table:table-cell>
          <table:table-cell office:value-type="float" office:value="0.000831116" calcext:value-type="float">
            <text:p>0.000831116</text:p>
          </table:table-cell>
          <table:table-cell office:value-type="float" office:value="0.000880543" calcext:value-type="float">
            <text:p>0.000880543</text:p>
          </table:table-cell>
          <table:table-cell office:value-type="float" office:value="0.000774993" calcext:value-type="float">
            <text:p>0.000774993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10869234" calcext:value-type="float">
            <text:p>24.210869234</text:p>
          </table:table-cell>
          <table:table-cell office:value-type="float" office:value="24.190160537" calcext:value-type="float">
            <text:p>24.190160537</text:p>
          </table:table-cell>
          <table:table-cell office:value-type="float" office:value="24.210497835" calcext:value-type="float">
            <text:p>24.210497835</text:p>
          </table:table-cell>
          <table:table-cell office:value-type="float" office:value="24.211718593" calcext:value-type="float">
            <text:p>24.211718593</text:p>
          </table:table-cell>
          <table:table-cell office:value-type="float" office:value="24.209111702" calcext:value-type="float">
            <text:p>24.209111702</text:p>
          </table:table-cell>
          <table:table-cell office:value-type="float" office:value="25.191725184" calcext:value-type="float">
            <text:p>25.191725184</text:p>
          </table:table-cell>
          <table:table-cell/>
          <table:table-cell office:value-type="float" office:value="0.021448352" calcext:value-type="float">
            <text:p>0.021448352</text:p>
          </table:table-cell>
          <table:table-cell office:value-type="float" office:value="0.000194888" calcext:value-type="float">
            <text:p>0.000194888</text:p>
          </table:table-cell>
          <table:table-cell office:value-type="float" office:value="0.021067184" calcext:value-type="float">
            <text:p>0.021067184</text:p>
          </table:table-cell>
          <table:table-cell office:value-type="float" office:value="0.02232005" calcext:value-type="float">
            <text:p>0.02232005</text:p>
          </table:table-cell>
          <table:table-cell office:value-type="float" office:value="0.019644592" calcext:value-type="float">
            <text:p>0.019644592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<text:s/>2019-12-03 11:06:22</text:p>
          </table:table-cell>
          <table:table-cell office:value-type="float" office:value="24.18997" calcext:value-type="float">
            <text:p>24.18997</text:p>
          </table:table-cell>
          <table:table-cell office:value-type="string" calcext:value-type="string">
            <text:p><text:s/></text:p>
          </table:table-cell>
          <table:table-cell office:value-type="float" office:value="0.136727707" calcext:value-type="float">
            <text:p>0.136727707</text:p>
          </table:table-cell>
          <table:table-cell office:value-type="float" office:value="0.033329133" calcext:value-type="float">
            <text:p>0.033329133</text:p>
          </table:table-cell>
          <table:table-cell office:value-type="float" office:value="0.134172456" calcext:value-type="float">
            <text:p>0.134172456</text:p>
          </table:table-cell>
          <table:table-cell office:value-type="float" office:value="0.141602771" calcext:value-type="float">
            <text:p>0.141602771</text:p>
          </table:table-cell>
          <table:table-cell office:value-type="float" office:value="0.129158512" calcext:value-type="float">
            <text:p>0.12915851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7056" calcext:value-type="float">
            <text:p>0.001117056</text:p>
          </table:table-cell>
          <table:table-cell office:value-type="float" office:value="0.000272297" calcext:value-type="float">
            <text:p>0.000272297</text:p>
          </table:table-cell>
          <table:table-cell office:value-type="float" office:value="0.00109618" calcext:value-type="float">
            <text:p>0.00109618</text:p>
          </table:table-cell>
          <table:table-cell office:value-type="float" office:value="0.001156885" calcext:value-type="float">
            <text:p>0.001156885</text:p>
          </table:table-cell>
          <table:table-cell office:value-type="float" office:value="0.001055217" calcext:value-type="float">
            <text:p>0.00105521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4878" calcext:value-type="float">
            <text:p>0.000844878</text:p>
          </table:table-cell>
          <table:table-cell office:value-type="float" office:value="0.000000118" calcext:value-type="float">
            <text:p>1.18E-07</text:p>
          </table:table-cell>
          <table:table-cell office:value-type="float" office:value="0.000824001" calcext:value-type="float">
            <text:p>0.000824001</text:p>
          </table:table-cell>
          <table:table-cell office:value-type="float" office:value="0.000884707" calcext:value-type="float">
            <text:p>0.000884707</text:p>
          </table:table-cell>
          <table:table-cell office:value-type="float" office:value="0.000783038" calcext:value-type="float">
            <text:p>0.000783038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10837723" calcext:value-type="float">
            <text:p>24.210837723</text:p>
          </table:table-cell>
          <table:table-cell office:value-type="float" office:value="24.189973511" calcext:value-type="float">
            <text:p>24.189973511</text:p>
          </table:table-cell>
          <table:table-cell office:value-type="float" office:value="24.210322118" calcext:value-type="float">
            <text:p>24.210322118</text:p>
          </table:table-cell>
          <table:table-cell office:value-type="float" office:value="24.211821425" calcext:value-type="float">
            <text:p>24.211821425</text:p>
          </table:table-cell>
          <table:table-cell office:value-type="float" office:value="24.209310392" calcext:value-type="float">
            <text:p>24.209310392</text:p>
          </table:table-cell>
          <table:table-cell office:value-type="float" office:value="25.191725184" calcext:value-type="float">
            <text:p>25.191725184</text:p>
          </table:table-cell>
          <table:table-cell/>
          <table:table-cell office:value-type="float" office:value="0.021416012" calcext:value-type="float">
            <text:p>0.021416012</text:p>
          </table:table-cell>
          <table:table-cell office:value-type="float" office:value="0.000002941" calcext:value-type="float">
            <text:p>2.941E-06</text:p>
          </table:table-cell>
          <table:table-cell office:value-type="float" office:value="0.020886845" calcext:value-type="float">
            <text:p>0.020886845</text:p>
          </table:table-cell>
          <table:table-cell office:value-type="float" office:value="0.022425587" calcext:value-type="float">
            <text:p>0.022425587</text:p>
          </table:table-cell>
          <table:table-cell office:value-type="float" office:value="0.019848508" calcext:value-type="float">
            <text:p>0.019848508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<text:s/>2019-12-03 11:06:23</text:p>
          </table:table-cell>
          <table:table-cell office:value-type="float" office:value="24.18492" calcext:value-type="float">
            <text:p>24.18492</text:p>
          </table:table-cell>
          <table:table-cell office:value-type="string" calcext:value-type="string">
            <text:p><text:s/></text:p>
          </table:table-cell>
          <table:table-cell office:value-type="float" office:value="0.136570947" calcext:value-type="float">
            <text:p>0.136570947</text:p>
          </table:table-cell>
          <table:table-cell office:value-type="float" office:value="0.033987765" calcext:value-type="float">
            <text:p>0.033987765</text:p>
          </table:table-cell>
          <table:table-cell office:value-type="float" office:value="0.135065929" calcext:value-type="float">
            <text:p>0.135065929</text:p>
          </table:table-cell>
          <table:table-cell office:value-type="float" office:value="0.141733902" calcext:value-type="float">
            <text:p>0.141733902</text:p>
          </table:table-cell>
          <table:table-cell office:value-type="float" office:value="0.12831153" calcext:value-type="float">
            <text:p>0.1283115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5776" calcext:value-type="float">
            <text:p>0.001115776</text:p>
          </table:table-cell>
          <table:table-cell office:value-type="float" office:value="0.000277678" calcext:value-type="float">
            <text:p>0.000277678</text:p>
          </table:table-cell>
          <table:table-cell office:value-type="float" office:value="0.00110348" calcext:value-type="float">
            <text:p>0.00110348</text:p>
          </table:table-cell>
          <table:table-cell office:value-type="float" office:value="0.001157957" calcext:value-type="float">
            <text:p>0.001157957</text:p>
          </table:table-cell>
          <table:table-cell office:value-type="float" office:value="0.001048297" calcext:value-type="float">
            <text:p>0.00104829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3597" calcext:value-type="float">
            <text:p>0.000843597</text:p>
          </table:table-cell>
          <table:table-cell office:value-type="float" office:value="0.000005499" calcext:value-type="float">
            <text:p>5.499E-06</text:p>
          </table:table-cell>
          <table:table-cell office:value-type="float" office:value="0.000831301" calcext:value-type="float">
            <text:p>0.000831301</text:p>
          </table:table-cell>
          <table:table-cell office:value-type="float" office:value="0.000885778" calcext:value-type="float">
            <text:p>0.000885778</text:p>
          </table:table-cell>
          <table:table-cell office:value-type="float" office:value="0.000776118" calcext:value-type="float">
            <text:p>0.000776118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05752228" calcext:value-type="float">
            <text:p>24.205752228</text:p>
          </table:table-cell>
          <table:table-cell office:value-type="float" office:value="24.185052454" calcext:value-type="float">
            <text:p>24.185052454</text:p>
          </table:table-cell>
          <table:table-cell office:value-type="float" office:value="24.20544854" calcext:value-type="float">
            <text:p>24.20544854</text:p>
          </table:table-cell>
          <table:table-cell office:value-type="float" office:value="24.206794026" calcext:value-type="float">
            <text:p>24.206794026</text:p>
          </table:table-cell>
          <table:table-cell office:value-type="float" office:value="24.204085614" calcext:value-type="float">
            <text:p>24.204085614</text:p>
          </table:table-cell>
          <table:table-cell office:value-type="float" office:value="25.186675792" calcext:value-type="float">
            <text:p>25.186675792</text:p>
          </table:table-cell>
          <table:table-cell/>
          <table:table-cell office:value-type="float" office:value="0.021383549" calcext:value-type="float">
            <text:p>0.021383549</text:p>
          </table:table-cell>
          <table:table-cell office:value-type="float" office:value="0.000139341" calcext:value-type="float">
            <text:p>0.000139341</text:p>
          </table:table-cell>
          <table:table-cell office:value-type="float" office:value="0.021071875" calcext:value-type="float">
            <text:p>0.021071875</text:p>
          </table:table-cell>
          <table:table-cell office:value-type="float" office:value="0.022452743" calcext:value-type="float">
            <text:p>0.022452743</text:p>
          </table:table-cell>
          <table:table-cell office:value-type="float" office:value="0.019673106" calcext:value-type="float">
            <text:p>0.019673106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<text:s/>2019-12-03 11:06:24</text:p>
          </table:table-cell>
          <table:table-cell office:value-type="float" office:value="24.18492" calcext:value-type="float">
            <text:p>24.18492</text:p>
          </table:table-cell>
          <table:table-cell office:value-type="string" calcext:value-type="string">
            <text:p><text:s/></text:p>
          </table:table-cell>
          <table:table-cell office:value-type="float" office:value="0.136720554" calcext:value-type="float">
            <text:p>0.136720554</text:p>
          </table:table-cell>
          <table:table-cell office:value-type="float" office:value="0.033348803" calcext:value-type="float">
            <text:p>0.033348803</text:p>
          </table:table-cell>
          <table:table-cell office:value-type="float" office:value="0.13412656" calcext:value-type="float">
            <text:p>0.13412656</text:p>
          </table:table-cell>
          <table:table-cell office:value-type="float" office:value="0.141661184" calcext:value-type="float">
            <text:p>0.141661184</text:p>
          </table:table-cell>
          <table:table-cell office:value-type="float" office:value="0.129064337" calcext:value-type="float">
            <text:p>0.12906433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6998" calcext:value-type="float">
            <text:p>0.001116998</text:p>
          </table:table-cell>
          <table:table-cell office:value-type="float" office:value="0.000272458" calcext:value-type="float">
            <text:p>0.000272458</text:p>
          </table:table-cell>
          <table:table-cell office:value-type="float" office:value="0.001095805" calcext:value-type="float">
            <text:p>0.001095805</text:p>
          </table:table-cell>
          <table:table-cell office:value-type="float" office:value="0.001157363" calcext:value-type="float">
            <text:p>0.001157363</text:p>
          </table:table-cell>
          <table:table-cell office:value-type="float" office:value="0.001054447" calcext:value-type="float">
            <text:p>0.00105444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4819" calcext:value-type="float">
            <text:p>0.000844819</text:p>
          </table:table-cell>
          <table:table-cell office:value-type="float" office:value="0.000000279" calcext:value-type="float">
            <text:p>2.79E-07</text:p>
          </table:table-cell>
          <table:table-cell office:value-type="float" office:value="0.000823626" calcext:value-type="float">
            <text:p>0.000823626</text:p>
          </table:table-cell>
          <table:table-cell office:value-type="float" office:value="0.000885184" calcext:value-type="float">
            <text:p>0.000885184</text:p>
          </table:table-cell>
          <table:table-cell office:value-type="float" office:value="0.000782268" calcext:value-type="float">
            <text:p>0.000782268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05782416" calcext:value-type="float">
            <text:p>24.205782416</text:p>
          </table:table-cell>
          <table:table-cell office:value-type="float" office:value="24.18492352" calcext:value-type="float">
            <text:p>24.18492352</text:p>
          </table:table-cell>
          <table:table-cell office:value-type="float" office:value="24.205258991" calcext:value-type="float">
            <text:p>24.205258991</text:p>
          </table:table-cell>
          <table:table-cell office:value-type="float" office:value="24.206779352" calcext:value-type="float">
            <text:p>24.206779352</text:p>
          </table:table-cell>
          <table:table-cell office:value-type="float" office:value="24.204237518" calcext:value-type="float">
            <text:p>24.204237518</text:p>
          </table:table-cell>
          <table:table-cell office:value-type="float" office:value="25.186675792" calcext:value-type="float">
            <text:p>25.186675792</text:p>
          </table:table-cell>
          <table:table-cell/>
          <table:table-cell office:value-type="float" office:value="0.021414531" calcext:value-type="float">
            <text:p>0.021414531</text:p>
          </table:table-cell>
          <table:table-cell office:value-type="float" office:value="0.000007015" calcext:value-type="float">
            <text:p>7.015E-06</text:p>
          </table:table-cell>
          <table:table-cell office:value-type="float" office:value="0.020877341" calcext:value-type="float">
            <text:p>0.020877341</text:p>
          </table:table-cell>
          <table:table-cell office:value-type="float" office:value="0.022437684" calcext:value-type="float">
            <text:p>0.022437684</text:p>
          </table:table-cell>
          <table:table-cell office:value-type="float" office:value="0.019829005" calcext:value-type="float">
            <text:p>0.019829005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<text:s/>2019-12-03 11:06:25</text:p>
          </table:table-cell>
          <table:table-cell office:value-type="float" office:value="24.18492" calcext:value-type="float">
            <text:p>24.18492</text:p>
          </table:table-cell>
          <table:table-cell office:value-type="string" calcext:value-type="string">
            <text:p><text:s/></text:p>
          </table:table-cell>
          <table:table-cell office:value-type="float" office:value="0.136787312" calcext:value-type="float">
            <text:p>0.136787312</text:p>
          </table:table-cell>
          <table:table-cell office:value-type="float" office:value="0.033822064" calcext:value-type="float">
            <text:p>0.033822064</text:p>
          </table:table-cell>
          <table:table-cell office:value-type="float" office:value="0.135028378" calcext:value-type="float">
            <text:p>0.135028378</text:p>
          </table:table-cell>
          <table:table-cell office:value-type="float" office:value="0.141689198" calcext:value-type="float">
            <text:p>0.141689198</text:p>
          </table:table-cell>
          <table:table-cell office:value-type="float" office:value="0.128436104" calcext:value-type="float">
            <text:p>0.12843610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7543" calcext:value-type="float">
            <text:p>0.001117543</text:p>
          </table:table-cell>
          <table:table-cell office:value-type="float" office:value="0.000276324" calcext:value-type="float">
            <text:p>0.000276324</text:p>
          </table:table-cell>
          <table:table-cell office:value-type="float" office:value="0.001103173" calcext:value-type="float">
            <text:p>0.001103173</text:p>
          </table:table-cell>
          <table:table-cell office:value-type="float" office:value="0.001157591" calcext:value-type="float">
            <text:p>0.001157591</text:p>
          </table:table-cell>
          <table:table-cell office:value-type="float" office:value="0.001049315" calcext:value-type="float">
            <text:p>0.00104931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5365" calcext:value-type="float">
            <text:p>0.000845365</text:p>
          </table:table-cell>
          <table:table-cell office:value-type="float" office:value="0.000004145" calcext:value-type="float">
            <text:p>4.145E-06</text:p>
          </table:table-cell>
          <table:table-cell office:value-type="float" office:value="0.000830994" calcext:value-type="float">
            <text:p>0.000830994</text:p>
          </table:table-cell>
          <table:table-cell office:value-type="float" office:value="0.000885413" calcext:value-type="float">
            <text:p>0.000885413</text:p>
          </table:table-cell>
          <table:table-cell office:value-type="float" office:value="0.000777136" calcext:value-type="float">
            <text:p>0.000777136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05795887" calcext:value-type="float">
            <text:p>24.205795887</text:p>
          </table:table-cell>
          <table:table-cell office:value-type="float" office:value="24.185019018" calcext:value-type="float">
            <text:p>24.185019018</text:p>
          </table:table-cell>
          <table:table-cell office:value-type="float" office:value="24.205440963" calcext:value-type="float">
            <text:p>24.205440963</text:p>
          </table:table-cell>
          <table:table-cell office:value-type="float" office:value="24.206785005" calcext:value-type="float">
            <text:p>24.206785005</text:p>
          </table:table-cell>
          <table:table-cell office:value-type="float" office:value="24.204110751" calcext:value-type="float">
            <text:p>24.204110751</text:p>
          </table:table-cell>
          <table:table-cell office:value-type="float" office:value="25.186675792" calcext:value-type="float">
            <text:p>25.186675792</text:p>
          </table:table-cell>
          <table:table-cell/>
          <table:table-cell office:value-type="float" office:value="0.021428355" calcext:value-type="float">
            <text:p>0.021428355</text:p>
          </table:table-cell>
          <table:table-cell office:value-type="float" office:value="0.000105025" calcext:value-type="float">
            <text:p>0.000105025</text:p>
          </table:table-cell>
          <table:table-cell office:value-type="float" office:value="0.021064098" calcext:value-type="float">
            <text:p>0.021064098</text:p>
          </table:table-cell>
          <table:table-cell office:value-type="float" office:value="0.022443485" calcext:value-type="float">
            <text:p>0.022443485</text:p>
          </table:table-cell>
          <table:table-cell office:value-type="float" office:value="0.019698904" calcext:value-type="float">
            <text:p>0.019698904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<text:s/>2019-12-03 11:06:27</text:p>
          </table:table-cell>
          <table:table-cell office:value-type="float" office:value="24.18492" calcext:value-type="float">
            <text:p>24.18492</text:p>
          </table:table-cell>
          <table:table-cell office:value-type="string" calcext:value-type="string">
            <text:p><text:s/></text:p>
          </table:table-cell>
          <table:table-cell office:value-type="float" office:value="0.13684334" calcext:value-type="float">
            <text:p>0.13684334</text:p>
          </table:table-cell>
          <table:table-cell office:value-type="float" office:value="0.033363704" calcext:value-type="float">
            <text:p>0.033363704</text:p>
          </table:table-cell>
          <table:table-cell office:value-type="float" office:value="0.13443114" calcext:value-type="float">
            <text:p>0.13443114</text:p>
          </table:table-cell>
          <table:table-cell office:value-type="float" office:value="0.141629594" calcext:value-type="float">
            <text:p>0.141629594</text:p>
          </table:table-cell>
          <table:table-cell office:value-type="float" office:value="0.129316465" calcext:value-type="float">
            <text:p>0.12931646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8001" calcext:value-type="float">
            <text:p>0.001118001</text:p>
          </table:table-cell>
          <table:table-cell office:value-type="float" office:value="0.000272579" calcext:value-type="float">
            <text:p>0.000272579</text:p>
          </table:table-cell>
          <table:table-cell office:value-type="float" office:value="0.001098294" calcext:value-type="float">
            <text:p>0.001098294</text:p>
          </table:table-cell>
          <table:table-cell office:value-type="float" office:value="0.001157105" calcext:value-type="float">
            <text:p>0.001157105</text:p>
          </table:table-cell>
          <table:table-cell office:value-type="float" office:value="0.001056507" calcext:value-type="float">
            <text:p>0.00105650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5822" calcext:value-type="float">
            <text:p>0.000845822</text:p>
          </table:table-cell>
          <table:table-cell office:value-type="float" office:value="0.0000004" calcext:value-type="float">
            <text:p>4E-07</text:p>
          </table:table-cell>
          <table:table-cell office:value-type="float" office:value="0.000826115" calcext:value-type="float">
            <text:p>0.000826115</text:p>
          </table:table-cell>
          <table:table-cell office:value-type="float" office:value="0.000884926" calcext:value-type="float">
            <text:p>0.000884926</text:p>
          </table:table-cell>
          <table:table-cell office:value-type="float" office:value="0.000784328" calcext:value-type="float">
            <text:p>0.000784328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05807192" calcext:value-type="float">
            <text:p>24.205807192</text:p>
          </table:table-cell>
          <table:table-cell office:value-type="float" office:value="24.184926527" calcext:value-type="float">
            <text:p>24.184926527</text:p>
          </table:table-cell>
          <table:table-cell office:value-type="float" office:value="24.20532045" calcext:value-type="float">
            <text:p>24.20532045</text:p>
          </table:table-cell>
          <table:table-cell office:value-type="float" office:value="24.206772978" calcext:value-type="float">
            <text:p>24.206772978</text:p>
          </table:table-cell>
          <table:table-cell office:value-type="float" office:value="24.204288393" calcext:value-type="float">
            <text:p>24.204288393</text:p>
          </table:table-cell>
          <table:table-cell office:value-type="float" office:value="25.186675792" calcext:value-type="float">
            <text:p>25.186675792</text:p>
          </table:table-cell>
          <table:table-cell/>
          <table:table-cell office:value-type="float" office:value="0.021439958" calcext:value-type="float">
            <text:p>0.021439958</text:p>
          </table:table-cell>
          <table:table-cell office:value-type="float" office:value="0.000010101" calcext:value-type="float">
            <text:p>1.0101E-05</text:p>
          </table:table-cell>
          <table:table-cell office:value-type="float" office:value="0.020940416" calcext:value-type="float">
            <text:p>0.020940416</text:p>
          </table:table-cell>
          <table:table-cell office:value-type="float" office:value="0.022431142" calcext:value-type="float">
            <text:p>0.022431142</text:p>
          </table:table-cell>
          <table:table-cell office:value-type="float" office:value="0.019881218" calcext:value-type="float">
            <text:p>0.019881218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<text:s/>2019-12-03 11:06:28</text:p>
          </table:table-cell>
          <table:table-cell office:value-type="float" office:value="24.18492" calcext:value-type="float">
            <text:p>24.18492</text:p>
          </table:table-cell>
          <table:table-cell office:value-type="string" calcext:value-type="string">
            <text:p><text:s/></text:p>
          </table:table-cell>
          <table:table-cell office:value-type="float" office:value="0.136976258" calcext:value-type="float">
            <text:p>0.136976258</text:p>
          </table:table-cell>
          <table:table-cell office:value-type="float" office:value="0.033661131" calcext:value-type="float">
            <text:p>0.033661131</text:p>
          </table:table-cell>
          <table:table-cell office:value-type="float" office:value="0.134140865" calcext:value-type="float">
            <text:p>0.134140865</text:p>
          </table:table-cell>
          <table:table-cell office:value-type="float" office:value="0.141469257" calcext:value-type="float">
            <text:p>0.141469257</text:p>
          </table:table-cell>
          <table:table-cell office:value-type="float" office:value="0.128675715" calcext:value-type="float">
            <text:p>0.12867571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9087" calcext:value-type="float">
            <text:p>0.001119087</text:p>
          </table:table-cell>
          <table:table-cell office:value-type="float" office:value="0.000275009" calcext:value-type="float">
            <text:p>0.000275009</text:p>
          </table:table-cell>
          <table:table-cell office:value-type="float" office:value="0.001095922" calcext:value-type="float">
            <text:p>0.001095922</text:p>
          </table:table-cell>
          <table:table-cell office:value-type="float" office:value="0.001155795" calcext:value-type="float">
            <text:p>0.001155795</text:p>
          </table:table-cell>
          <table:table-cell office:value-type="float" office:value="0.001051272" calcext:value-type="float">
            <text:p>0.00105127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6908" calcext:value-type="float">
            <text:p>0.000846908</text:p>
          </table:table-cell>
          <table:table-cell office:value-type="float" office:value="0.00000283" calcext:value-type="float">
            <text:p>2.83E-06</text:p>
          </table:table-cell>
          <table:table-cell office:value-type="float" office:value="0.000823743" calcext:value-type="float">
            <text:p>0.000823743</text:p>
          </table:table-cell>
          <table:table-cell office:value-type="float" office:value="0.000883616" calcext:value-type="float">
            <text:p>0.000883616</text:p>
          </table:table-cell>
          <table:table-cell office:value-type="float" office:value="0.000779093" calcext:value-type="float">
            <text:p>0.000779093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05834013" calcext:value-type="float">
            <text:p>24.205834013</text:p>
          </table:table-cell>
          <table:table-cell office:value-type="float" office:value="24.184986544" calcext:value-type="float">
            <text:p>24.184986544</text:p>
          </table:table-cell>
          <table:table-cell office:value-type="float" office:value="24.205261878" calcext:value-type="float">
            <text:p>24.205261878</text:p>
          </table:table-cell>
          <table:table-cell office:value-type="float" office:value="24.206740625" calcext:value-type="float">
            <text:p>24.206740625</text:p>
          </table:table-cell>
          <table:table-cell office:value-type="float" office:value="24.2041591" calcext:value-type="float">
            <text:p>24.2041591</text:p>
          </table:table-cell>
          <table:table-cell office:value-type="float" office:value="25.186675792" calcext:value-type="float">
            <text:p>25.186675792</text:p>
          </table:table-cell>
          <table:table-cell/>
          <table:table-cell office:value-type="float" office:value="0.021467484" calcext:value-type="float">
            <text:p>0.021467484</text:p>
          </table:table-cell>
          <table:table-cell office:value-type="float" office:value="0.000071696" calcext:value-type="float">
            <text:p>7.1696E-05</text:p>
          </table:table-cell>
          <table:table-cell office:value-type="float" office:value="0.020880303" calcext:value-type="float">
            <text:p>0.020880303</text:p>
          </table:table-cell>
          <table:table-cell office:value-type="float" office:value="0.022397938" calcext:value-type="float">
            <text:p>0.022397938</text:p>
          </table:table-cell>
          <table:table-cell office:value-type="float" office:value="0.019748525" calcext:value-type="float">
            <text:p>0.019748525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<text:s/>2019-12-03 11:06:29</text:p>
          </table:table-cell>
          <table:table-cell office:value-type="float" office:value="24.18492" calcext:value-type="float">
            <text:p>24.18492</text:p>
          </table:table-cell>
          <table:table-cell office:value-type="string" calcext:value-type="string">
            <text:p><text:s/></text:p>
          </table:table-cell>
          <table:table-cell office:value-type="float" office:value="0.136984603" calcext:value-type="float">
            <text:p>0.136984603</text:p>
          </table:table-cell>
          <table:table-cell office:value-type="float" office:value="0.035341386" calcext:value-type="float">
            <text:p>0.035341386</text:p>
          </table:table-cell>
          <table:table-cell office:value-type="float" office:value="0.134569423" calcext:value-type="float">
            <text:p>0.134569423</text:p>
          </table:table-cell>
          <table:table-cell office:value-type="float" office:value="0.141270774" calcext:value-type="float">
            <text:p>0.141270774</text:p>
          </table:table-cell>
          <table:table-cell office:value-type="float" office:value="0.128101722" calcext:value-type="float">
            <text:p>0.12810172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9155" calcext:value-type="float">
            <text:p>0.001119155</text:p>
          </table:table-cell>
          <table:table-cell office:value-type="float" office:value="0.000288737" calcext:value-type="float">
            <text:p>0.000288737</text:p>
          </table:table-cell>
          <table:table-cell office:value-type="float" office:value="0.001099423" calcext:value-type="float">
            <text:p>0.001099423</text:p>
          </table:table-cell>
          <table:table-cell office:value-type="float" office:value="0.001154173" calcext:value-type="float">
            <text:p>0.001154173</text:p>
          </table:table-cell>
          <table:table-cell office:value-type="float" office:value="0.001046583" calcext:value-type="float">
            <text:p>0.00104658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6976" calcext:value-type="float">
            <text:p>0.000846976</text:p>
          </table:table-cell>
          <table:table-cell office:value-type="float" office:value="0.000016558" calcext:value-type="float">
            <text:p>1.6558E-05</text:p>
          </table:table-cell>
          <table:table-cell office:value-type="float" office:value="0.000827245" calcext:value-type="float">
            <text:p>0.000827245</text:p>
          </table:table-cell>
          <table:table-cell office:value-type="float" office:value="0.000881994" calcext:value-type="float">
            <text:p>0.000881994</text:p>
          </table:table-cell>
          <table:table-cell office:value-type="float" office:value="0.000774404" calcext:value-type="float">
            <text:p>0.000774404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05835697" calcext:value-type="float">
            <text:p>24.205835697</text:p>
          </table:table-cell>
          <table:table-cell office:value-type="float" office:value="24.185325598" calcext:value-type="float">
            <text:p>24.185325598</text:p>
          </table:table-cell>
          <table:table-cell office:value-type="float" office:value="24.205348353" calcext:value-type="float">
            <text:p>24.205348353</text:p>
          </table:table-cell>
          <table:table-cell office:value-type="float" office:value="24.206700574" calcext:value-type="float">
            <text:p>24.206700574</text:p>
          </table:table-cell>
          <table:table-cell office:value-type="float" office:value="24.204043278" calcext:value-type="float">
            <text:p>24.204043278</text:p>
          </table:table-cell>
          <table:table-cell office:value-type="float" office:value="25.186675792" calcext:value-type="float">
            <text:p>25.186675792</text:p>
          </table:table-cell>
          <table:table-cell/>
          <table:table-cell office:value-type="float" office:value="0.021469212" calcext:value-type="float">
            <text:p>0.021469212</text:p>
          </table:table-cell>
          <table:table-cell office:value-type="float" office:value="0.000419669" calcext:value-type="float">
            <text:p>0.000419669</text:p>
          </table:table-cell>
          <table:table-cell office:value-type="float" office:value="0.020969053" calcext:value-type="float">
            <text:p>0.020969053</text:p>
          </table:table-cell>
          <table:table-cell office:value-type="float" office:value="0.022356834" calcext:value-type="float">
            <text:p>0.022356834</text:p>
          </table:table-cell>
          <table:table-cell office:value-type="float" office:value="0.019629657" calcext:value-type="float">
            <text:p>0.019629657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<text:s/>2019-12-03 11:06:31</text:p>
          </table:table-cell>
          <table:table-cell office:value-type="float" office:value="24.17986" calcext:value-type="float">
            <text:p>24.17986</text:p>
          </table:table-cell>
          <table:table-cell office:value-type="string" calcext:value-type="string">
            <text:p><text:s/></text:p>
          </table:table-cell>
          <table:table-cell office:value-type="float" office:value="0.136957185" calcext:value-type="float">
            <text:p>0.136957185</text:p>
          </table:table-cell>
          <table:table-cell office:value-type="float" office:value="0.035348539" calcext:value-type="float">
            <text:p>0.035348539</text:p>
          </table:table-cell>
          <table:table-cell office:value-type="float" office:value="0.134750621" calcext:value-type="float">
            <text:p>0.134750621</text:p>
          </table:table-cell>
          <table:table-cell office:value-type="float" office:value="0.141225474" calcext:value-type="float">
            <text:p>0.141225474</text:p>
          </table:table-cell>
          <table:table-cell office:value-type="float" office:value="0.127959267" calcext:value-type="float">
            <text:p>0.12795926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8931" calcext:value-type="float">
            <text:p>0.001118931</text:p>
          </table:table-cell>
          <table:table-cell office:value-type="float" office:value="0.000288795" calcext:value-type="float">
            <text:p>0.000288795</text:p>
          </table:table-cell>
          <table:table-cell office:value-type="float" office:value="0.001100904" calcext:value-type="float">
            <text:p>0.001100904</text:p>
          </table:table-cell>
          <table:table-cell office:value-type="float" office:value="0.001153803" calcext:value-type="float">
            <text:p>0.001153803</text:p>
          </table:table-cell>
          <table:table-cell office:value-type="float" office:value="0.001045419" calcext:value-type="float">
            <text:p>0.00104541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6752" calcext:value-type="float">
            <text:p>0.000846752</text:p>
          </table:table-cell>
          <table:table-cell office:value-type="float" office:value="0.000016616" calcext:value-type="float">
            <text:p>1.6616E-05</text:p>
          </table:table-cell>
          <table:table-cell office:value-type="float" office:value="0.000828725" calcext:value-type="float">
            <text:p>0.000828725</text:p>
          </table:table-cell>
          <table:table-cell office:value-type="float" office:value="0.000881624" calcext:value-type="float">
            <text:p>0.000881624</text:p>
          </table:table-cell>
          <table:table-cell office:value-type="float" office:value="0.00077324" calcext:value-type="float">
            <text:p>0.00077324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00776301" calcext:value-type="float">
            <text:p>24.200776301</text:p>
          </table:table-cell>
          <table:table-cell office:value-type="float" office:value="24.180273084" calcext:value-type="float">
            <text:p>24.180273084</text:p>
          </table:table-cell>
          <table:table-cell office:value-type="float" office:value="24.200331051" calcext:value-type="float">
            <text:p>24.200331051</text:p>
          </table:table-cell>
          <table:table-cell office:value-type="float" office:value="24.201637574" calcext:value-type="float">
            <text:p>24.201637574</text:p>
          </table:table-cell>
          <table:table-cell office:value-type="float" office:value="24.198960661" calcext:value-type="float">
            <text:p>24.198960661</text:p>
          </table:table-cell>
          <table:table-cell office:value-type="float" office:value="25.181626402" calcext:value-type="float">
            <text:p>25.181626402</text:p>
          </table:table-cell>
          <table:table-cell/>
          <table:table-cell office:value-type="float" office:value="0.021463534" calcext:value-type="float">
            <text:p>0.021463534</text:p>
          </table:table-cell>
          <table:table-cell office:value-type="float" office:value="0.00042115" calcext:value-type="float">
            <text:p>0.00042115</text:p>
          </table:table-cell>
          <table:table-cell office:value-type="float" office:value="0.021006577" calcext:value-type="float">
            <text:p>0.021006577</text:p>
          </table:table-cell>
          <table:table-cell office:value-type="float" office:value="0.022347453" calcext:value-type="float">
            <text:p>0.022347453</text:p>
          </table:table-cell>
          <table:table-cell office:value-type="float" office:value="0.019600156" calcext:value-type="float">
            <text:p>0.019600156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<text:s/>2019-12-03 11:06:32</text:p>
          </table:table-cell>
          <table:table-cell office:value-type="float" office:value="24.18492" calcext:value-type="float">
            <text:p>24.18492</text:p>
          </table:table-cell>
          <table:table-cell office:value-type="string" calcext:value-type="string">
            <text:p><text:s/></text:p>
          </table:table-cell>
          <table:table-cell office:value-type="float" office:value="0.136961953" calcext:value-type="float">
            <text:p>0.136961953</text:p>
          </table:table-cell>
          <table:table-cell office:value-type="float" office:value="0.034045581" calcext:value-type="float">
            <text:p>0.034045581</text:p>
          </table:table-cell>
          <table:table-cell office:value-type="float" office:value="0.135068313" calcext:value-type="float">
            <text:p>0.135068313</text:p>
          </table:table-cell>
          <table:table-cell office:value-type="float" office:value="0.141273754" calcext:value-type="float">
            <text:p>0.141273754</text:p>
          </table:table-cell>
          <table:table-cell office:value-type="float" office:value="0.128317491" calcext:value-type="float">
            <text:p>0.12831749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897" calcext:value-type="float">
            <text:p>0.00111897</text:p>
          </table:table-cell>
          <table:table-cell office:value-type="float" office:value="0.00027815" calcext:value-type="float">
            <text:p>0.00027815</text:p>
          </table:table-cell>
          <table:table-cell office:value-type="float" office:value="0.001103499" calcext:value-type="float">
            <text:p>0.001103499</text:p>
          </table:table-cell>
          <table:table-cell office:value-type="float" office:value="0.001154197" calcext:value-type="float">
            <text:p>0.001154197</text:p>
          </table:table-cell>
          <table:table-cell office:value-type="float" office:value="0.001048346" calcext:value-type="float">
            <text:p>0.00104834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6791" calcext:value-type="float">
            <text:p>0.000846791</text:p>
          </table:table-cell>
          <table:table-cell office:value-type="float" office:value="0.000005971" calcext:value-type="float">
            <text:p>5.971E-06</text:p>
          </table:table-cell>
          <table:table-cell office:value-type="float" office:value="0.00083132" calcext:value-type="float">
            <text:p>0.00083132</text:p>
          </table:table-cell>
          <table:table-cell office:value-type="float" office:value="0.000882018" calcext:value-type="float">
            <text:p>0.000882018</text:p>
          </table:table-cell>
          <table:table-cell office:value-type="float" office:value="0.000776167" calcext:value-type="float">
            <text:p>0.000776167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05831126" calcext:value-type="float">
            <text:p>24.205831126</text:p>
          </table:table-cell>
          <table:table-cell office:value-type="float" office:value="24.185064121" calcext:value-type="float">
            <text:p>24.185064121</text:p>
          </table:table-cell>
          <table:table-cell office:value-type="float" office:value="24.205449021" calcext:value-type="float">
            <text:p>24.205449021</text:p>
          </table:table-cell>
          <table:table-cell office:value-type="float" office:value="24.206701176" calcext:value-type="float">
            <text:p>24.206701176</text:p>
          </table:table-cell>
          <table:table-cell office:value-type="float" office:value="24.204086816" calcext:value-type="float">
            <text:p>24.204086816</text:p>
          </table:table-cell>
          <table:table-cell office:value-type="float" office:value="25.186675792" calcext:value-type="float">
            <text:p>25.186675792</text:p>
          </table:table-cell>
          <table:table-cell/>
          <table:table-cell office:value-type="float" office:value="0.021464522" calcext:value-type="float">
            <text:p>0.021464522</text:p>
          </table:table-cell>
          <table:table-cell office:value-type="float" office:value="0.000151314" calcext:value-type="float">
            <text:p>0.000151314</text:p>
          </table:table-cell>
          <table:table-cell office:value-type="float" office:value="0.021072368" calcext:value-type="float">
            <text:p>0.021072368</text:p>
          </table:table-cell>
          <table:table-cell office:value-type="float" office:value="0.022357451" calcext:value-type="float">
            <text:p>0.022357451</text:p>
          </table:table-cell>
          <table:table-cell office:value-type="float" office:value="0.01967434" calcext:value-type="float">
            <text:p>0.01967434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<text:s/>2019-12-03 11:06:33</text:p>
          </table:table-cell>
          <table:table-cell office:value-type="float" office:value="24.18492" calcext:value-type="float">
            <text:p>24.18492</text:p>
          </table:table-cell>
          <table:table-cell office:value-type="string" calcext:value-type="string">
            <text:p><text:s/></text:p>
          </table:table-cell>
          <table:table-cell office:value-type="float" office:value="0.137058513" calcext:value-type="float">
            <text:p>0.137058513</text:p>
          </table:table-cell>
          <table:table-cell office:value-type="float" office:value="0.034048561" calcext:value-type="float">
            <text:p>0.034048561</text:p>
          </table:table-cell>
          <table:table-cell office:value-type="float" office:value="0.135121362" calcext:value-type="float">
            <text:p>0.135121362</text:p>
          </table:table-cell>
          <table:table-cell office:value-type="float" office:value="0.141183751" calcext:value-type="float">
            <text:p>0.141183751</text:p>
          </table:table-cell>
          <table:table-cell office:value-type="float" office:value="0.128873602" calcext:value-type="float">
            <text:p>0.1288736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9759" calcext:value-type="float">
            <text:p>0.001119759</text:p>
          </table:table-cell>
          <table:table-cell office:value-type="float" office:value="0.000278175" calcext:value-type="float">
            <text:p>0.000278175</text:p>
          </table:table-cell>
          <table:table-cell office:value-type="float" office:value="0.001103933" calcext:value-type="float">
            <text:p>0.001103933</text:p>
          </table:table-cell>
          <table:table-cell office:value-type="float" office:value="0.001153462" calcext:value-type="float">
            <text:p>0.001153462</text:p>
          </table:table-cell>
          <table:table-cell office:value-type="float" office:value="0.001052889" calcext:value-type="float">
            <text:p>0.00105288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758" calcext:value-type="float">
            <text:p>0.00084758</text:p>
          </table:table-cell>
          <table:table-cell office:value-type="float" office:value="0.000005996" calcext:value-type="float">
            <text:p>5.996E-06</text:p>
          </table:table-cell>
          <table:table-cell office:value-type="float" office:value="0.000831754" calcext:value-type="float">
            <text:p>0.000831754</text:p>
          </table:table-cell>
          <table:table-cell office:value-type="float" office:value="0.000881283" calcext:value-type="float">
            <text:p>0.000881283</text:p>
          </table:table-cell>
          <table:table-cell office:value-type="float" office:value="0.00078071" calcext:value-type="float">
            <text:p>0.00078071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05850611" calcext:value-type="float">
            <text:p>24.205850611</text:p>
          </table:table-cell>
          <table:table-cell office:value-type="float" office:value="24.185064722" calcext:value-type="float">
            <text:p>24.185064722</text:p>
          </table:table-cell>
          <table:table-cell office:value-type="float" office:value="24.205459726" calcext:value-type="float">
            <text:p>24.205459726</text:p>
          </table:table-cell>
          <table:table-cell office:value-type="float" office:value="24.206683014" calcext:value-type="float">
            <text:p>24.206683014</text:p>
          </table:table-cell>
          <table:table-cell office:value-type="float" office:value="24.204199031" calcext:value-type="float">
            <text:p>24.204199031</text:p>
          </table:table-cell>
          <table:table-cell office:value-type="float" office:value="25.186675792" calcext:value-type="float">
            <text:p>25.186675792</text:p>
          </table:table-cell>
          <table:table-cell/>
          <table:table-cell office:value-type="float" office:value="0.021484518" calcext:value-type="float">
            <text:p>0.021484518</text:p>
          </table:table-cell>
          <table:table-cell office:value-type="float" office:value="0.000151931" calcext:value-type="float">
            <text:p>0.000151931</text:p>
          </table:table-cell>
          <table:table-cell office:value-type="float" office:value="0.021083354" calcext:value-type="float">
            <text:p>0.021083354</text:p>
          </table:table-cell>
          <table:table-cell office:value-type="float" office:value="0.022338813" calcext:value-type="float">
            <text:p>0.022338813</text:p>
          </table:table-cell>
          <table:table-cell office:value-type="float" office:value="0.019789506" calcext:value-type="float">
            <text:p>0.019789506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<text:s/>2019-12-03 11:06:35</text:p>
          </table:table-cell>
          <table:table-cell office:value-type="float" office:value="24.17986" calcext:value-type="float">
            <text:p>24.17986</text:p>
          </table:table-cell>
          <table:table-cell office:value-type="string" calcext:value-type="string">
            <text:p><text:s/></text:p>
          </table:table-cell>
          <table:table-cell office:value-type="float" office:value="0.13704242" calcext:value-type="float">
            <text:p>0.13704242</text:p>
          </table:table-cell>
          <table:table-cell office:value-type="float" office:value="0.033369664" calcext:value-type="float">
            <text:p>0.033369664</text:p>
          </table:table-cell>
          <table:table-cell office:value-type="float" office:value="0.134496705" calcext:value-type="float">
            <text:p>0.134496705</text:p>
          </table:table-cell>
          <table:table-cell office:value-type="float" office:value="0.141149776" calcext:value-type="float">
            <text:p>0.141149776</text:p>
          </table:table-cell>
          <table:table-cell office:value-type="float" office:value="0.12928249" calcext:value-type="float">
            <text:p>0.1292824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9628" calcext:value-type="float">
            <text:p>0.001119628</text:p>
          </table:table-cell>
          <table:table-cell office:value-type="float" office:value="0.000272628" calcext:value-type="float">
            <text:p>0.000272628</text:p>
          </table:table-cell>
          <table:table-cell office:value-type="float" office:value="0.001098829" calcext:value-type="float">
            <text:p>0.001098829</text:p>
          </table:table-cell>
          <table:table-cell office:value-type="float" office:value="0.001153184" calcext:value-type="float">
            <text:p>0.001153184</text:p>
          </table:table-cell>
          <table:table-cell office:value-type="float" office:value="0.001056229" calcext:value-type="float">
            <text:p>0.00105622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7449" calcext:value-type="float">
            <text:p>0.000847449</text:p>
          </table:table-cell>
          <table:table-cell office:value-type="float" office:value="0.000000449" calcext:value-type="float">
            <text:p>4.49E-07</text:p>
          </table:table-cell>
          <table:table-cell office:value-type="float" office:value="0.00082665" calcext:value-type="float">
            <text:p>0.00082665</text:p>
          </table:table-cell>
          <table:table-cell office:value-type="float" office:value="0.000881006" calcext:value-type="float">
            <text:p>0.000881006</text:p>
          </table:table-cell>
          <table:table-cell office:value-type="float" office:value="0.000784051" calcext:value-type="float">
            <text:p>0.000784051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007935" calcext:value-type="float">
            <text:p>24.2007935</text:p>
          </table:table-cell>
          <table:table-cell office:value-type="float" office:value="24.17987377" calcext:value-type="float">
            <text:p>24.17987377</text:p>
          </table:table-cell>
          <table:table-cell office:value-type="float" office:value="24.200279815" calcext:value-type="float">
            <text:p>24.200279815</text:p>
          </table:table-cell>
          <table:table-cell office:value-type="float" office:value="24.2016223" calcext:value-type="float">
            <text:p>24.2016223</text:p>
          </table:table-cell>
          <table:table-cell office:value-type="float" office:value="24.199227667" calcext:value-type="float">
            <text:p>24.199227667</text:p>
          </table:table-cell>
          <table:table-cell office:value-type="float" office:value="25.181626402" calcext:value-type="float">
            <text:p>25.181626402</text:p>
          </table:table-cell>
          <table:table-cell/>
          <table:table-cell office:value-type="float" office:value="0.021481186" calcext:value-type="float">
            <text:p>0.021481186</text:p>
          </table:table-cell>
          <table:table-cell office:value-type="float" office:value="0.000011335" calcext:value-type="float">
            <text:p>1.1335E-05</text:p>
          </table:table-cell>
          <table:table-cell office:value-type="float" office:value="0.020953994" calcext:value-type="float">
            <text:p>0.020953994</text:p>
          </table:table-cell>
          <table:table-cell office:value-type="float" office:value="0.022331777" calcext:value-type="float">
            <text:p>0.022331777</text:p>
          </table:table-cell>
          <table:table-cell office:value-type="float" office:value="0.019874182" calcext:value-type="float">
            <text:p>0.019874182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<text:s/>2019-12-03 11:06:36</text:p>
          </table:table-cell>
          <table:table-cell office:value-type="float" office:value="24.18492" calcext:value-type="float">
            <text:p>24.18492</text:p>
          </table:table-cell>
          <table:table-cell office:value-type="string" calcext:value-type="string">
            <text:p><text:s/></text:p>
          </table:table-cell>
          <table:table-cell office:value-type="float" office:value="0.137161033" calcext:value-type="float">
            <text:p>0.137161033</text:p>
          </table:table-cell>
          <table:table-cell office:value-type="float" office:value="0.034983162" calcext:value-type="float">
            <text:p>0.034983162</text:p>
          </table:table-cell>
          <table:table-cell office:value-type="float" office:value="0.134955661" calcext:value-type="float">
            <text:p>0.134955661</text:p>
          </table:table-cell>
          <table:table-cell office:value-type="float" office:value="0.141167658" calcext:value-type="float">
            <text:p>0.141167658</text:p>
          </table:table-cell>
          <table:table-cell office:value-type="float" office:value="0.127903238" calcext:value-type="float">
            <text:p>0.12790323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0597" calcext:value-type="float">
            <text:p>0.001120597</text:p>
          </table:table-cell>
          <table:table-cell office:value-type="float" office:value="0.00028581" calcext:value-type="float">
            <text:p>0.00028581</text:p>
          </table:table-cell>
          <table:table-cell office:value-type="float" office:value="0.001102579" calcext:value-type="float">
            <text:p>0.001102579</text:p>
          </table:table-cell>
          <table:table-cell office:value-type="float" office:value="0.001153331" calcext:value-type="float">
            <text:p>0.001153331</text:p>
          </table:table-cell>
          <table:table-cell office:value-type="float" office:value="0.001044961" calcext:value-type="float">
            <text:p>0.00104496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8418" calcext:value-type="float">
            <text:p>0.000848418</text:p>
          </table:table-cell>
          <table:table-cell office:value-type="float" office:value="0.000013631" calcext:value-type="float">
            <text:p>1.3631E-05</text:p>
          </table:table-cell>
          <table:table-cell office:value-type="float" office:value="0.0008304" calcext:value-type="float">
            <text:p>0.0008304</text:p>
          </table:table-cell>
          <table:table-cell office:value-type="float" office:value="0.000881152" calcext:value-type="float">
            <text:p>0.000881152</text:p>
          </table:table-cell>
          <table:table-cell office:value-type="float" office:value="0.000772782" calcext:value-type="float">
            <text:p>0.000772782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05871297" calcext:value-type="float">
            <text:p>24.205871297</text:p>
          </table:table-cell>
          <table:table-cell office:value-type="float" office:value="24.185253313" calcext:value-type="float">
            <text:p>24.185253313</text:p>
          </table:table-cell>
          <table:table-cell office:value-type="float" office:value="24.20542629" calcext:value-type="float">
            <text:p>24.20542629</text:p>
          </table:table-cell>
          <table:table-cell office:value-type="float" office:value="24.206679767" calcext:value-type="float">
            <text:p>24.206679767</text:p>
          </table:table-cell>
          <table:table-cell office:value-type="float" office:value="24.204003227" calcext:value-type="float">
            <text:p>24.204003227</text:p>
          </table:table-cell>
          <table:table-cell office:value-type="float" office:value="25.186675792" calcext:value-type="float">
            <text:p>25.186675792</text:p>
          </table:table-cell>
          <table:table-cell/>
          <table:table-cell office:value-type="float" office:value="0.021505749" calcext:value-type="float">
            <text:p>0.021505749</text:p>
          </table:table-cell>
          <table:table-cell office:value-type="float" office:value="0.000345483" calcext:value-type="float">
            <text:p>0.000345483</text:p>
          </table:table-cell>
          <table:table-cell office:value-type="float" office:value="0.021049039" calcext:value-type="float">
            <text:p>0.021049039</text:p>
          </table:table-cell>
          <table:table-cell office:value-type="float" office:value="0.02233548" calcext:value-type="float">
            <text:p>0.02233548</text:p>
          </table:table-cell>
          <table:table-cell office:value-type="float" office:value="0.019588553" calcext:value-type="float">
            <text:p>0.019588553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<text:s/>2019-12-03 11:06:37</text:p>
          </table:table-cell>
          <table:table-cell office:value-type="float" office:value="24.17986" calcext:value-type="float">
            <text:p>24.17986</text:p>
          </table:table-cell>
          <table:table-cell office:value-type="string" calcext:value-type="string">
            <text:p><text:s/></text:p>
          </table:table-cell>
          <table:table-cell office:value-type="float" office:value="0.137175934" calcext:value-type="float">
            <text:p>0.137175934</text:p>
          </table:table-cell>
          <table:table-cell office:value-type="float" office:value="0.033403043" calcext:value-type="float">
            <text:p>0.033403043</text:p>
          </table:table-cell>
          <table:table-cell office:value-type="float" office:value="0.134631411" calcext:value-type="float">
            <text:p>0.134631411</text:p>
          </table:table-cell>
          <table:table-cell office:value-type="float" office:value="0.141114013" calcext:value-type="float">
            <text:p>0.141114013</text:p>
          </table:table-cell>
          <table:table-cell office:value-type="float" office:value="0.129221097" calcext:value-type="float">
            <text:p>0.12922109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0718" calcext:value-type="float">
            <text:p>0.001120718</text:p>
          </table:table-cell>
          <table:table-cell office:value-type="float" office:value="0.000272901" calcext:value-type="float">
            <text:p>0.000272901</text:p>
          </table:table-cell>
          <table:table-cell office:value-type="float" office:value="0.00109993" calcext:value-type="float">
            <text:p>0.00109993</text:p>
          </table:table-cell>
          <table:table-cell office:value-type="float" office:value="0.001152892" calcext:value-type="float">
            <text:p>0.001152892</text:p>
          </table:table-cell>
          <table:table-cell office:value-type="float" office:value="0.001055728" calcext:value-type="float">
            <text:p>0.00105572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854" calcext:value-type="float">
            <text:p>0.00084854</text:p>
          </table:table-cell>
          <table:table-cell office:value-type="float" office:value="0.000000722" calcext:value-type="float">
            <text:p>7.22E-07</text:p>
          </table:table-cell>
          <table:table-cell office:value-type="float" office:value="0.000827751" calcext:value-type="float">
            <text:p>0.000827751</text:p>
          </table:table-cell>
          <table:table-cell office:value-type="float" office:value="0.000880713" calcext:value-type="float">
            <text:p>0.000880713</text:p>
          </table:table-cell>
          <table:table-cell office:value-type="float" office:value="0.000783549" calcext:value-type="float">
            <text:p>0.000783549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00820441" calcext:value-type="float">
            <text:p>24.200820441</text:p>
          </table:table-cell>
          <table:table-cell office:value-type="float" office:value="24.179880506" calcext:value-type="float">
            <text:p>24.179880506</text:p>
          </table:table-cell>
          <table:table-cell office:value-type="float" office:value="24.200306996" calcext:value-type="float">
            <text:p>24.200306996</text:p>
          </table:table-cell>
          <table:table-cell office:value-type="float" office:value="24.201615083" calcext:value-type="float">
            <text:p>24.201615083</text:p>
          </table:table-cell>
          <table:table-cell office:value-type="float" office:value="24.199215279" calcext:value-type="float">
            <text:p>24.199215279</text:p>
          </table:table-cell>
          <table:table-cell office:value-type="float" office:value="25.181626402" calcext:value-type="float">
            <text:p>25.181626402</text:p>
          </table:table-cell>
          <table:table-cell/>
          <table:table-cell office:value-type="float" office:value="0.021508835" calcext:value-type="float">
            <text:p>0.021508835</text:p>
          </table:table-cell>
          <table:table-cell office:value-type="float" office:value="0.000018247" calcext:value-type="float">
            <text:p>1.8247E-05</text:p>
          </table:table-cell>
          <table:table-cell office:value-type="float" office:value="0.02098189" calcext:value-type="float">
            <text:p>0.02098189</text:p>
          </table:table-cell>
          <table:table-cell office:value-type="float" office:value="0.022324371" calcext:value-type="float">
            <text:p>0.022324371</text:p>
          </table:table-cell>
          <table:table-cell office:value-type="float" office:value="0.019861468" calcext:value-type="float">
            <text:p>0.019861468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<text:s/>2019-12-03 11:06:39</text:p>
          </table:table-cell>
          <table:table-cell office:value-type="float" office:value="24.18492" calcext:value-type="float">
            <text:p>24.18492</text:p>
          </table:table-cell>
          <table:table-cell office:value-type="string" calcext:value-type="string">
            <text:p><text:s/></text:p>
          </table:table-cell>
          <table:table-cell office:value-type="float" office:value="0.137363093" calcext:value-type="float">
            <text:p>0.137363093</text:p>
          </table:table-cell>
          <table:table-cell office:value-type="float" office:value="0.035315756" calcext:value-type="float">
            <text:p>0.035315756</text:p>
          </table:table-cell>
          <table:table-cell office:value-type="float" office:value="0.134595649" calcext:value-type="float">
            <text:p>0.134595649</text:p>
          </table:table-cell>
          <table:table-cell office:value-type="float" office:value="0.141119378" calcext:value-type="float">
            <text:p>0.141119378</text:p>
          </table:table-cell>
          <table:table-cell office:value-type="float" office:value="0.1281351" calcext:value-type="float">
            <text:p>0.128135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2247" calcext:value-type="float">
            <text:p>0.001122247</text:p>
          </table:table-cell>
          <table:table-cell office:value-type="float" office:value="0.000288527" calcext:value-type="float">
            <text:p>0.000288527</text:p>
          </table:table-cell>
          <table:table-cell office:value-type="float" office:value="0.001099638" calcext:value-type="float">
            <text:p>0.001099638</text:p>
          </table:table-cell>
          <table:table-cell office:value-type="float" office:value="0.001152936" calcext:value-type="float">
            <text:p>0.001152936</text:p>
          </table:table-cell>
          <table:table-cell office:value-type="float" office:value="0.001046855" calcext:value-type="float">
            <text:p>0.00104685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0069" calcext:value-type="float">
            <text:p>0.000850069</text:p>
          </table:table-cell>
          <table:table-cell office:value-type="float" office:value="0.000016349" calcext:value-type="float">
            <text:p>1.6349E-05</text:p>
          </table:table-cell>
          <table:table-cell office:value-type="float" office:value="0.000827459" calcext:value-type="float">
            <text:p>0.000827459</text:p>
          </table:table-cell>
          <table:table-cell office:value-type="float" office:value="0.000880757" calcext:value-type="float">
            <text:p>0.000880757</text:p>
          </table:table-cell>
          <table:table-cell office:value-type="float" office:value="0.000774677" calcext:value-type="float">
            <text:p>0.000774677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0591207" calcext:value-type="float">
            <text:p>24.20591207</text:p>
          </table:table-cell>
          <table:table-cell office:value-type="float" office:value="24.185320426" calcext:value-type="float">
            <text:p>24.185320426</text:p>
          </table:table-cell>
          <table:table-cell office:value-type="float" office:value="24.205353645" calcext:value-type="float">
            <text:p>24.205353645</text:p>
          </table:table-cell>
          <table:table-cell office:value-type="float" office:value="24.206670025" calcext:value-type="float">
            <text:p>24.206670025</text:p>
          </table:table-cell>
          <table:table-cell office:value-type="float" office:value="24.204050013" calcext:value-type="float">
            <text:p>24.204050013</text:p>
          </table:table-cell>
          <table:table-cell office:value-type="float" office:value="25.186675792" calcext:value-type="float">
            <text:p>25.186675792</text:p>
          </table:table-cell>
          <table:table-cell/>
          <table:table-cell office:value-type="float" office:value="0.021547594" calcext:value-type="float">
            <text:p>0.021547594</text:p>
          </table:table-cell>
          <table:table-cell office:value-type="float" office:value="0.000414361" calcext:value-type="float">
            <text:p>0.000414361</text:p>
          </table:table-cell>
          <table:table-cell office:value-type="float" office:value="0.020974484" calcext:value-type="float">
            <text:p>0.020974484</text:p>
          </table:table-cell>
          <table:table-cell office:value-type="float" office:value="0.022325482" calcext:value-type="float">
            <text:p>0.022325482</text:p>
          </table:table-cell>
          <table:table-cell office:value-type="float" office:value="0.019636569" calcext:value-type="float">
            <text:p>0.019636569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<text:s/>2019-12-03 11:06:40</text:p>
          </table:table-cell>
          <table:table-cell office:value-type="float" office:value="24.18492" calcext:value-type="float">
            <text:p>24.18492</text:p>
          </table:table-cell>
          <table:table-cell office:value-type="string" calcext:value-type="string">
            <text:p><text:s/></text:p>
          </table:table-cell>
          <table:table-cell office:value-type="float" office:value="0.137394087" calcext:value-type="float">
            <text:p>0.137394087</text:p>
          </table:table-cell>
          <table:table-cell office:value-type="float" office:value="0.035313968" calcext:value-type="float">
            <text:p>0.035313968</text:p>
          </table:table-cell>
          <table:table-cell office:value-type="float" office:value="0.134853737" calcext:value-type="float">
            <text:p>0.134853737</text:p>
          </table:table-cell>
          <table:table-cell office:value-type="float" office:value="0.141156929" calcext:value-type="float">
            <text:p>0.141156929</text:p>
          </table:table-cell>
          <table:table-cell office:value-type="float" office:value="0.127918735" calcext:value-type="float">
            <text:p>0.12791873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2501" calcext:value-type="float">
            <text:p>0.001122501</text:p>
          </table:table-cell>
          <table:table-cell office:value-type="float" office:value="0.000288513" calcext:value-type="float">
            <text:p>0.000288513</text:p>
          </table:table-cell>
          <table:table-cell office:value-type="float" office:value="0.001101746" calcext:value-type="float">
            <text:p>0.001101746</text:p>
          </table:table-cell>
          <table:table-cell office:value-type="float" office:value="0.001153243" calcext:value-type="float">
            <text:p>0.001153243</text:p>
          </table:table-cell>
          <table:table-cell office:value-type="float" office:value="0.001045088" calcext:value-type="float">
            <text:p>0.00104508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0322" calcext:value-type="float">
            <text:p>0.000850322</text:p>
          </table:table-cell>
          <table:table-cell office:value-type="float" office:value="0.000016334" calcext:value-type="float">
            <text:p>1.6334E-05</text:p>
          </table:table-cell>
          <table:table-cell office:value-type="float" office:value="0.000829567" calcext:value-type="float">
            <text:p>0.000829567</text:p>
          </table:table-cell>
          <table:table-cell office:value-type="float" office:value="0.000881064" calcext:value-type="float">
            <text:p>0.000881064</text:p>
          </table:table-cell>
          <table:table-cell office:value-type="float" office:value="0.000772909" calcext:value-type="float">
            <text:p>0.000772909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05918324" calcext:value-type="float">
            <text:p>24.205918324</text:p>
          </table:table-cell>
          <table:table-cell office:value-type="float" office:value="24.185320065" calcext:value-type="float">
            <text:p>24.185320065</text:p>
          </table:table-cell>
          <table:table-cell office:value-type="float" office:value="24.205405723" calcext:value-type="float">
            <text:p>24.205405723</text:p>
          </table:table-cell>
          <table:table-cell office:value-type="float" office:value="24.206677602" calcext:value-type="float">
            <text:p>24.206677602</text:p>
          </table:table-cell>
          <table:table-cell office:value-type="float" office:value="24.204006354" calcext:value-type="float">
            <text:p>24.204006354</text:p>
          </table:table-cell>
          <table:table-cell office:value-type="float" office:value="25.186675792" calcext:value-type="float">
            <text:p>25.186675792</text:p>
          </table:table-cell>
          <table:table-cell/>
          <table:table-cell office:value-type="float" office:value="0.021554012" calcext:value-type="float">
            <text:p>0.021554012</text:p>
          </table:table-cell>
          <table:table-cell office:value-type="float" office:value="0.000413991" calcext:value-type="float">
            <text:p>0.000413991</text:p>
          </table:table-cell>
          <table:table-cell office:value-type="float" office:value="0.021027932" calcext:value-type="float">
            <text:p>0.021027932</text:p>
          </table:table-cell>
          <table:table-cell office:value-type="float" office:value="0.022333258" calcext:value-type="float">
            <text:p>0.022333258</text:p>
          </table:table-cell>
          <table:table-cell office:value-type="float" office:value="0.019591762" calcext:value-type="float">
            <text:p>0.019591762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<text:s/>2019-12-03 11:06:41</text:p>
          </table:table-cell>
          <table:table-cell office:value-type="float" office:value="24.18997" calcext:value-type="float">
            <text:p>24.18997</text:p>
          </table:table-cell>
          <table:table-cell office:value-type="string" calcext:value-type="string">
            <text:p><text:s/></text:p>
          </table:table-cell>
          <table:table-cell office:value-type="float" office:value="0.137406008" calcext:value-type="float">
            <text:p>0.137406008</text:p>
          </table:table-cell>
          <table:table-cell office:value-type="float" office:value="0.033756499" calcext:value-type="float">
            <text:p>0.033756499</text:p>
          </table:table-cell>
          <table:table-cell office:value-type="float" office:value="0.135034935" calcext:value-type="float">
            <text:p>0.135034935</text:p>
          </table:table-cell>
          <table:table-cell office:value-type="float" office:value="0.141121166" calcext:value-type="float">
            <text:p>0.141121166</text:p>
          </table:table-cell>
          <table:table-cell office:value-type="float" office:value="0.128662006" calcext:value-type="float">
            <text:p>0.12866200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2598" calcext:value-type="float">
            <text:p>0.001122598</text:p>
          </table:table-cell>
          <table:table-cell office:value-type="float" office:value="0.000275788" calcext:value-type="float">
            <text:p>0.000275788</text:p>
          </table:table-cell>
          <table:table-cell office:value-type="float" office:value="0.001103227" calcext:value-type="float">
            <text:p>0.001103227</text:p>
          </table:table-cell>
          <table:table-cell office:value-type="float" office:value="0.001152951" calcext:value-type="float">
            <text:p>0.001152951</text:p>
          </table:table-cell>
          <table:table-cell office:value-type="float" office:value="0.00105116" calcext:value-type="float">
            <text:p>0.0010511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0419" calcext:value-type="float">
            <text:p>0.000850419</text:p>
          </table:table-cell>
          <table:table-cell office:value-type="float" office:value="0.00000361" calcext:value-type="float">
            <text:p>3.61E-06</text:p>
          </table:table-cell>
          <table:table-cell office:value-type="float" office:value="0.000831048" calcext:value-type="float">
            <text:p>0.000831048</text:p>
          </table:table-cell>
          <table:table-cell office:value-type="float" office:value="0.000880772" calcext:value-type="float">
            <text:p>0.000880772</text:p>
          </table:table-cell>
          <table:table-cell office:value-type="float" office:value="0.000778981" calcext:value-type="float">
            <text:p>0.000778981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10974592" calcext:value-type="float">
            <text:p>24.210974592</text:p>
          </table:table-cell>
          <table:table-cell office:value-type="float" office:value="24.190059747" calcext:value-type="float">
            <text:p>24.190059747</text:p>
          </table:table-cell>
          <table:table-cell office:value-type="float" office:value="24.210496151" calcext:value-type="float">
            <text:p>24.210496151</text:p>
          </table:table-cell>
          <table:table-cell office:value-type="float" office:value="24.211724245" calcext:value-type="float">
            <text:p>24.211724245</text:p>
          </table:table-cell>
          <table:table-cell office:value-type="float" office:value="24.209210205" calcext:value-type="float">
            <text:p>24.209210205</text:p>
          </table:table-cell>
          <table:table-cell office:value-type="float" office:value="25.191725184" calcext:value-type="float">
            <text:p>25.191725184</text:p>
          </table:table-cell>
          <table:table-cell/>
          <table:table-cell office:value-type="float" office:value="0.021556481" calcext:value-type="float">
            <text:p>0.021556481</text:p>
          </table:table-cell>
          <table:table-cell office:value-type="float" office:value="0.000091446" calcext:value-type="float">
            <text:p>9.1446E-05</text:p>
          </table:table-cell>
          <table:table-cell office:value-type="float" office:value="0.021065456" calcext:value-type="float">
            <text:p>0.021065456</text:p>
          </table:table-cell>
          <table:table-cell office:value-type="float" office:value="0.022325852" calcext:value-type="float">
            <text:p>0.022325852</text:p>
          </table:table-cell>
          <table:table-cell office:value-type="float" office:value="0.019745686" calcext:value-type="float">
            <text:p>0.019745686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<text:s/>2019-12-03 11:06:42</text:p>
          </table:table-cell>
          <table:table-cell office:value-type="float" office:value="24.18492" calcext:value-type="float">
            <text:p>24.18492</text:p>
          </table:table-cell>
          <table:table-cell office:value-type="string" calcext:value-type="string">
            <text:p><text:s/></text:p>
          </table:table-cell>
          <table:table-cell office:value-type="float" office:value="0.137363093" calcext:value-type="float">
            <text:p>0.137363093</text:p>
          </table:table-cell>
          <table:table-cell office:value-type="float" office:value="0.033580069" calcext:value-type="float">
            <text:p>0.033580069</text:p>
          </table:table-cell>
          <table:table-cell office:value-type="float" office:value="0.134885327" calcext:value-type="float">
            <text:p>0.134885327</text:p>
          </table:table-cell>
          <table:table-cell office:value-type="float" office:value="0.141084807" calcext:value-type="float">
            <text:p>0.141084807</text:p>
          </table:table-cell>
          <table:table-cell office:value-type="float" office:value="0.128929034" calcext:value-type="float">
            <text:p>0.12892903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2247" calcext:value-type="float">
            <text:p>0.001122247</text:p>
          </table:table-cell>
          <table:table-cell office:value-type="float" office:value="0.000274347" calcext:value-type="float">
            <text:p>0.000274347</text:p>
          </table:table-cell>
          <table:table-cell office:value-type="float" office:value="0.001102004" calcext:value-type="float">
            <text:p>0.001102004</text:p>
          </table:table-cell>
          <table:table-cell office:value-type="float" office:value="0.001152654" calcext:value-type="float">
            <text:p>0.001152654</text:p>
          </table:table-cell>
          <table:table-cell office:value-type="float" office:value="0.001053342" calcext:value-type="float">
            <text:p>0.00105334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0069" calcext:value-type="float">
            <text:p>0.000850069</text:p>
          </table:table-cell>
          <table:table-cell office:value-type="float" office:value="0.000002168" calcext:value-type="float">
            <text:p>2.168E-06</text:p>
          </table:table-cell>
          <table:table-cell office:value-type="float" office:value="0.000829825" calcext:value-type="float">
            <text:p>0.000829825</text:p>
          </table:table-cell>
          <table:table-cell office:value-type="float" office:value="0.000880475" calcext:value-type="float">
            <text:p>0.000880475</text:p>
          </table:table-cell>
          <table:table-cell office:value-type="float" office:value="0.000781163" calcext:value-type="float">
            <text:p>0.000781163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0591207" calcext:value-type="float">
            <text:p>24.20591207</text:p>
          </table:table-cell>
          <table:table-cell office:value-type="float" office:value="24.184970187" calcext:value-type="float">
            <text:p>24.184970187</text:p>
          </table:table-cell>
          <table:table-cell office:value-type="float" office:value="24.205412098" calcext:value-type="float">
            <text:p>24.205412098</text:p>
          </table:table-cell>
          <table:table-cell office:value-type="float" office:value="24.206663049" calcext:value-type="float">
            <text:p>24.206663049</text:p>
          </table:table-cell>
          <table:table-cell office:value-type="float" office:value="24.204210216" calcext:value-type="float">
            <text:p>24.204210216</text:p>
          </table:table-cell>
          <table:table-cell office:value-type="float" office:value="25.186675792" calcext:value-type="float">
            <text:p>25.186675792</text:p>
          </table:table-cell>
          <table:table-cell/>
          <table:table-cell office:value-type="float" office:value="0.021547594" calcext:value-type="float">
            <text:p>0.021547594</text:p>
          </table:table-cell>
          <table:table-cell office:value-type="float" office:value="0.000054909" calcext:value-type="float">
            <text:p>5.4909E-05</text:p>
          </table:table-cell>
          <table:table-cell office:value-type="float" office:value="0.021034474" calcext:value-type="float">
            <text:p>0.021034474</text:p>
          </table:table-cell>
          <table:table-cell office:value-type="float" office:value="0.022318322" calcext:value-type="float">
            <text:p>0.022318322</text:p>
          </table:table-cell>
          <table:table-cell office:value-type="float" office:value="0.019800985" calcext:value-type="float">
            <text:p>0.019800985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<text:s/>2019-12-03 11:06:44</text:p>
          </table:table-cell>
          <table:table-cell office:value-type="float" office:value="24.19502" calcext:value-type="float">
            <text:p>24.19502</text:p>
          </table:table-cell>
          <table:table-cell office:value-type="string" calcext:value-type="string">
            <text:p><text:s/></text:p>
          </table:table-cell>
          <table:table-cell office:value-type="float" office:value="0.137231366" calcext:value-type="float">
            <text:p>0.137231366</text:p>
          </table:table-cell>
          <table:table-cell office:value-type="float" office:value="0.035297279" calcext:value-type="float">
            <text:p>0.035297279</text:p>
          </table:table-cell>
          <table:table-cell office:value-type="float" office:value="0.134595649" calcext:value-type="float">
            <text:p>0.134595649</text:p>
          </table:table-cell>
          <table:table-cell office:value-type="float" office:value="0.141300576" calcext:value-type="float">
            <text:p>0.141300576</text:p>
          </table:table-cell>
          <table:table-cell office:value-type="float" office:value="0.128159538" calcext:value-type="float">
            <text:p>0.12815953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1171" calcext:value-type="float">
            <text:p>0.001121171</text:p>
          </table:table-cell>
          <table:table-cell office:value-type="float" office:value="0.000288376" calcext:value-type="float">
            <text:p>0.000288376</text:p>
          </table:table-cell>
          <table:table-cell office:value-type="float" office:value="0.001099638" calcext:value-type="float">
            <text:p>0.001099638</text:p>
          </table:table-cell>
          <table:table-cell office:value-type="float" office:value="0.001154416" calcext:value-type="float">
            <text:p>0.001154416</text:p>
          </table:table-cell>
          <table:table-cell office:value-type="float" office:value="0.001047055" calcext:value-type="float">
            <text:p>0.00104705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8992" calcext:value-type="float">
            <text:p>0.000848992</text:p>
          </table:table-cell>
          <table:table-cell office:value-type="float" office:value="0.000016198" calcext:value-type="float">
            <text:p>1.6198E-05</text:p>
          </table:table-cell>
          <table:table-cell office:value-type="float" office:value="0.000827459" calcext:value-type="float">
            <text:p>0.000827459</text:p>
          </table:table-cell>
          <table:table-cell office:value-type="float" office:value="0.000882238" calcext:value-type="float">
            <text:p>0.000882238</text:p>
          </table:table-cell>
          <table:table-cell office:value-type="float" office:value="0.000774876" calcext:value-type="float">
            <text:p>0.000774876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15993216" calcext:value-type="float">
            <text:p>24.215993216</text:p>
          </table:table-cell>
          <table:table-cell office:value-type="float" office:value="24.195424613" calcext:value-type="float">
            <text:p>24.195424613</text:p>
          </table:table-cell>
          <table:table-cell office:value-type="float" office:value="24.215461377" calcext:value-type="float">
            <text:p>24.215461377</text:p>
          </table:table-cell>
          <table:table-cell office:value-type="float" office:value="24.216814307" calcext:value-type="float">
            <text:p>24.216814307</text:p>
          </table:table-cell>
          <table:table-cell office:value-type="float" office:value="24.214162688" calcext:value-type="float">
            <text:p>24.214162688</text:p>
          </table:table-cell>
          <table:table-cell office:value-type="float" office:value="25.196774576" calcext:value-type="float">
            <text:p>25.196774576</text:p>
          </table:table-cell>
          <table:table-cell/>
          <table:table-cell office:value-type="float" office:value="0.021520315" calcext:value-type="float">
            <text:p>0.021520315</text:p>
          </table:table-cell>
          <table:table-cell office:value-type="float" office:value="0.000410535" calcext:value-type="float">
            <text:p>0.000410535</text:p>
          </table:table-cell>
          <table:table-cell office:value-type="float" office:value="0.020974484" calcext:value-type="float">
            <text:p>0.020974484</text:p>
          </table:table-cell>
          <table:table-cell office:value-type="float" office:value="0.022363006" calcext:value-type="float">
            <text:p>0.022363006</text:p>
          </table:table-cell>
          <table:table-cell office:value-type="float" office:value="0.01964163" calcext:value-type="float">
            <text:p>0.01964163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<text:s/>2019-12-03 11:06:45</text:p>
          </table:table-cell>
          <table:table-cell office:value-type="float" office:value="24.18997" calcext:value-type="float">
            <text:p>24.18997</text:p>
          </table:table-cell>
          <table:table-cell office:value-type="string" calcext:value-type="string">
            <text:p><text:s/></text:p>
          </table:table-cell>
          <table:table-cell office:value-type="float" office:value="0.137231366" calcext:value-type="float">
            <text:p>0.137231366</text:p>
          </table:table-cell>
          <table:table-cell office:value-type="float" office:value="0.033906702" calcext:value-type="float">
            <text:p>0.033906702</text:p>
          </table:table-cell>
          <table:table-cell office:value-type="float" office:value="0.135087387" calcext:value-type="float">
            <text:p>0.135087387</text:p>
          </table:table-cell>
          <table:table-cell office:value-type="float" office:value="0.14150204" calcext:value-type="float">
            <text:p>0.14150204</text:p>
          </table:table-cell>
          <table:table-cell office:value-type="float" office:value="0.128309146" calcext:value-type="float">
            <text:p>0.12830914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1171" calcext:value-type="float">
            <text:p>0.001121171</text:p>
          </table:table-cell>
          <table:table-cell office:value-type="float" office:value="0.000277016" calcext:value-type="float">
            <text:p>0.000277016</text:p>
          </table:table-cell>
          <table:table-cell office:value-type="float" office:value="0.001103655" calcext:value-type="float">
            <text:p>0.001103655</text:p>
          </table:table-cell>
          <table:table-cell office:value-type="float" office:value="0.001156062" calcext:value-type="float">
            <text:p>0.001156062</text:p>
          </table:table-cell>
          <table:table-cell office:value-type="float" office:value="0.001048277" calcext:value-type="float">
            <text:p>0.00104827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8992" calcext:value-type="float">
            <text:p>0.000848992</text:p>
          </table:table-cell>
          <table:table-cell office:value-type="float" office:value="0.000004837" calcext:value-type="float">
            <text:p>4.837E-06</text:p>
          </table:table-cell>
          <table:table-cell office:value-type="float" office:value="0.000831476" calcext:value-type="float">
            <text:p>0.000831476</text:p>
          </table:table-cell>
          <table:table-cell office:value-type="float" office:value="0.000883884" calcext:value-type="float">
            <text:p>0.000883884</text:p>
          </table:table-cell>
          <table:table-cell office:value-type="float" office:value="0.000776098" calcext:value-type="float">
            <text:p>0.000776098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10939353" calcext:value-type="float">
            <text:p>24.210939353</text:p>
          </table:table-cell>
          <table:table-cell office:value-type="float" office:value="24.190090056" calcext:value-type="float">
            <text:p>24.190090056</text:p>
          </table:table-cell>
          <table:table-cell office:value-type="float" office:value="24.210506735" calcext:value-type="float">
            <text:p>24.210506735</text:p>
          </table:table-cell>
          <table:table-cell office:value-type="float" office:value="24.211801099" calcext:value-type="float">
            <text:p>24.211801099</text:p>
          </table:table-cell>
          <table:table-cell office:value-type="float" office:value="24.209139004" calcext:value-type="float">
            <text:p>24.209139004</text:p>
          </table:table-cell>
          <table:table-cell office:value-type="float" office:value="25.191725184" calcext:value-type="float">
            <text:p>25.191725184</text:p>
          </table:table-cell>
          <table:table-cell/>
          <table:table-cell office:value-type="float" office:value="0.021520315" calcext:value-type="float">
            <text:p>0.021520315</text:p>
          </table:table-cell>
          <table:table-cell office:value-type="float" office:value="0.000122553" calcext:value-type="float">
            <text:p>0.000122553</text:p>
          </table:table-cell>
          <table:table-cell office:value-type="float" office:value="0.021076318" calcext:value-type="float">
            <text:p>0.021076318</text:p>
          </table:table-cell>
          <table:table-cell office:value-type="float" office:value="0.022404727" calcext:value-type="float">
            <text:p>0.022404727</text:p>
          </table:table-cell>
          <table:table-cell office:value-type="float" office:value="0.019672612" calcext:value-type="float">
            <text:p>0.019672612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<text:s/>2019-12-03 11:06:46</text:p>
          </table:table-cell>
          <table:table-cell office:value-type="float" office:value="24.18492" calcext:value-type="float">
            <text:p>24.18492</text:p>
          </table:table-cell>
          <table:table-cell office:value-type="string" calcext:value-type="string">
            <text:p><text:s/></text:p>
          </table:table-cell>
          <table:table-cell office:value-type="float" office:value="0.137177722" calcext:value-type="float">
            <text:p>0.137177722</text:p>
          </table:table-cell>
          <table:table-cell office:value-type="float" office:value="0.033880476" calcext:value-type="float">
            <text:p>0.033880476</text:p>
          </table:table-cell>
          <table:table-cell office:value-type="float" office:value="0.135092155" calcext:value-type="float">
            <text:p>0.135092155</text:p>
          </table:table-cell>
          <table:table-cell office:value-type="float" office:value="0.141580718" calcext:value-type="float">
            <text:p>0.141580718</text:p>
          </table:table-cell>
          <table:table-cell office:value-type="float" office:value="0.128387824" calcext:value-type="float">
            <text:p>0.12838782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0733" calcext:value-type="float">
            <text:p>0.001120733</text:p>
          </table:table-cell>
          <table:table-cell office:value-type="float" office:value="0.000276801" calcext:value-type="float">
            <text:p>0.000276801</text:p>
          </table:table-cell>
          <table:table-cell office:value-type="float" office:value="0.001103694" calcext:value-type="float">
            <text:p>0.001103694</text:p>
          </table:table-cell>
          <table:table-cell office:value-type="float" office:value="0.001156705" calcext:value-type="float">
            <text:p>0.001156705</text:p>
          </table:table-cell>
          <table:table-cell office:value-type="float" office:value="0.00104892" calcext:value-type="float">
            <text:p>0.0010489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8554" calcext:value-type="float">
            <text:p>0.000848554</text:p>
          </table:table-cell>
          <table:table-cell office:value-type="float" office:value="0.000004622" calcext:value-type="float">
            <text:p>4.622E-06</text:p>
          </table:table-cell>
          <table:table-cell office:value-type="float" office:value="0.000831515" calcext:value-type="float">
            <text:p>0.000831515</text:p>
          </table:table-cell>
          <table:table-cell office:value-type="float" office:value="0.000884526" calcext:value-type="float">
            <text:p>0.000884526</text:p>
          </table:table-cell>
          <table:table-cell office:value-type="float" office:value="0.000776741" calcext:value-type="float">
            <text:p>0.000776741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05874665" calcext:value-type="float">
            <text:p>24.205874665</text:p>
          </table:table-cell>
          <table:table-cell office:value-type="float" office:value="24.185030805" calcext:value-type="float">
            <text:p>24.185030805</text:p>
          </table:table-cell>
          <table:table-cell office:value-type="float" office:value="24.205453832" calcext:value-type="float">
            <text:p>24.205453832</text:p>
          </table:table-cell>
          <table:table-cell office:value-type="float" office:value="24.206763116" calcext:value-type="float">
            <text:p>24.206763116</text:p>
          </table:table-cell>
          <table:table-cell office:value-type="float" office:value="24.204101009" calcext:value-type="float">
            <text:p>24.204101009</text:p>
          </table:table-cell>
          <table:table-cell office:value-type="float" office:value="25.186675792" calcext:value-type="float">
            <text:p>25.186675792</text:p>
          </table:table-cell>
          <table:table-cell/>
          <table:table-cell office:value-type="float" office:value="0.021509205" calcext:value-type="float">
            <text:p>0.021509205</text:p>
          </table:table-cell>
          <table:table-cell office:value-type="float" office:value="0.000117122" calcext:value-type="float">
            <text:p>0.000117122</text:p>
          </table:table-cell>
          <table:table-cell office:value-type="float" office:value="0.021077306" calcext:value-type="float">
            <text:p>0.021077306</text:p>
          </table:table-cell>
          <table:table-cell office:value-type="float" office:value="0.02242102" calcext:value-type="float">
            <text:p>0.02242102</text:p>
          </table:table-cell>
          <table:table-cell office:value-type="float" office:value="0.019688906" calcext:value-type="float">
            <text:p>0.019688906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<text:s/>2019-12-03 11:06:48</text:p>
          </table:table-cell>
          <table:table-cell office:value-type="float" office:value="24.18997" calcext:value-type="float">
            <text:p>24.18997</text:p>
          </table:table-cell>
          <table:table-cell office:value-type="string" calcext:value-type="string">
            <text:p><text:s/></text:p>
          </table:table-cell>
          <table:table-cell office:value-type="float" office:value="0.13717057" calcext:value-type="float">
            <text:p>0.13717057</text:p>
          </table:table-cell>
          <table:table-cell office:value-type="float" office:value="0.03431559" calcext:value-type="float">
            <text:p>0.03431559</text:p>
          </table:table-cell>
          <table:table-cell office:value-type="float" office:value="0.13504328" calcext:value-type="float">
            <text:p>0.13504328</text:p>
          </table:table-cell>
          <table:table-cell office:value-type="float" office:value="0.141603368" calcext:value-type="float">
            <text:p>0.141603368</text:p>
          </table:table-cell>
          <table:table-cell office:value-type="float" office:value="0.12810053" calcext:value-type="float">
            <text:p>0.1281005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0675" calcext:value-type="float">
            <text:p>0.001120675</text:p>
          </table:table-cell>
          <table:table-cell office:value-type="float" office:value="0.000280356" calcext:value-type="float">
            <text:p>0.000280356</text:p>
          </table:table-cell>
          <table:table-cell office:value-type="float" office:value="0.001103295" calcext:value-type="float">
            <text:p>0.001103295</text:p>
          </table:table-cell>
          <table:table-cell office:value-type="float" office:value="0.00115689" calcext:value-type="float">
            <text:p>0.00115689</text:p>
          </table:table-cell>
          <table:table-cell office:value-type="float" office:value="0.001046573" calcext:value-type="float">
            <text:p>0.00104657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8496" calcext:value-type="float">
            <text:p>0.000848496</text:p>
          </table:table-cell>
          <table:table-cell office:value-type="float" office:value="0.000008177" calcext:value-type="float">
            <text:p>8.177E-06</text:p>
          </table:table-cell>
          <table:table-cell office:value-type="float" office:value="0.000831116" calcext:value-type="float">
            <text:p>0.000831116</text:p>
          </table:table-cell>
          <table:table-cell office:value-type="float" office:value="0.000884711" calcext:value-type="float">
            <text:p>0.000884711</text:p>
          </table:table-cell>
          <table:table-cell office:value-type="float" office:value="0.000774394" calcext:value-type="float">
            <text:p>0.000774394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10927085" calcext:value-type="float">
            <text:p>24.210927085</text:p>
          </table:table-cell>
          <table:table-cell office:value-type="float" office:value="24.190172564" calcext:value-type="float">
            <text:p>24.190172564</text:p>
          </table:table-cell>
          <table:table-cell office:value-type="float" office:value="24.210497835" calcext:value-type="float">
            <text:p>24.210497835</text:p>
          </table:table-cell>
          <table:table-cell office:value-type="float" office:value="24.211821545" calcext:value-type="float">
            <text:p>24.211821545</text:p>
          </table:table-cell>
          <table:table-cell office:value-type="float" office:value="24.209096909" calcext:value-type="float">
            <text:p>24.209096909</text:p>
          </table:table-cell>
          <table:table-cell office:value-type="float" office:value="25.191725184" calcext:value-type="float">
            <text:p>25.191725184</text:p>
          </table:table-cell>
          <table:table-cell/>
          <table:table-cell office:value-type="float" office:value="0.021507724" calcext:value-type="float">
            <text:p>0.021507724</text:p>
          </table:table-cell>
          <table:table-cell office:value-type="float" office:value="0.000207232" calcext:value-type="float">
            <text:p>0.000207232</text:p>
          </table:table-cell>
          <table:table-cell office:value-type="float" office:value="0.021067184" calcext:value-type="float">
            <text:p>0.021067184</text:p>
          </table:table-cell>
          <table:table-cell office:value-type="float" office:value="0.022425711" calcext:value-type="float">
            <text:p>0.022425711</text:p>
          </table:table-cell>
          <table:table-cell office:value-type="float" office:value="0.01962941" calcext:value-type="float">
            <text:p>0.01962941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<text:s/>2019-12-03 11:06:49</text:p>
          </table:table-cell>
          <table:table-cell office:value-type="float" office:value="24.18997" calcext:value-type="float">
            <text:p>24.18997</text:p>
          </table:table-cell>
          <table:table-cell office:value-type="string" calcext:value-type="string">
            <text:p><text:s/></text:p>
          </table:table-cell>
          <table:table-cell office:value-type="float" office:value="0.137231366" calcext:value-type="float">
            <text:p>0.137231366</text:p>
          </table:table-cell>
          <table:table-cell office:value-type="float" office:value="0.033994917" calcext:value-type="float">
            <text:p>0.033994917</text:p>
          </table:table-cell>
          <table:table-cell office:value-type="float" office:value="0.134279148" calcext:value-type="float">
            <text:p>0.134279148</text:p>
          </table:table-cell>
          <table:table-cell office:value-type="float" office:value="0.14145674" calcext:value-type="float">
            <text:p>0.14145674</text:p>
          </table:table-cell>
          <table:table-cell office:value-type="float" office:value="0.128533856" calcext:value-type="float">
            <text:p>0.12853385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1171" calcext:value-type="float">
            <text:p>0.001121171</text:p>
          </table:table-cell>
          <table:table-cell office:value-type="float" office:value="0.000277736" calcext:value-type="float">
            <text:p>0.000277736</text:p>
          </table:table-cell>
          <table:table-cell office:value-type="float" office:value="0.001097052" calcext:value-type="float">
            <text:p>0.001097052</text:p>
          </table:table-cell>
          <table:table-cell office:value-type="float" office:value="0.001155692" calcext:value-type="float">
            <text:p>0.001155692</text:p>
          </table:table-cell>
          <table:table-cell office:value-type="float" office:value="0.001050113" calcext:value-type="float">
            <text:p>0.00105011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8992" calcext:value-type="float">
            <text:p>0.000848992</text:p>
          </table:table-cell>
          <table:table-cell office:value-type="float" office:value="0.000005557" calcext:value-type="float">
            <text:p>5.557E-06</text:p>
          </table:table-cell>
          <table:table-cell office:value-type="float" office:value="0.000824873" calcext:value-type="float">
            <text:p>0.000824873</text:p>
          </table:table-cell>
          <table:table-cell office:value-type="float" office:value="0.000883513" calcext:value-type="float">
            <text:p>0.000883513</text:p>
          </table:table-cell>
          <table:table-cell office:value-type="float" office:value="0.000777934" calcext:value-type="float">
            <text:p>0.000777934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10939353" calcext:value-type="float">
            <text:p>24.210939353</text:p>
          </table:table-cell>
          <table:table-cell office:value-type="float" office:value="24.190107857" calcext:value-type="float">
            <text:p>24.190107857</text:p>
          </table:table-cell>
          <table:table-cell office:value-type="float" office:value="24.210343647" calcext:value-type="float">
            <text:p>24.210343647</text:p>
          </table:table-cell>
          <table:table-cell office:value-type="float" office:value="24.211791958" calcext:value-type="float">
            <text:p>24.211791958</text:p>
          </table:table-cell>
          <table:table-cell office:value-type="float" office:value="24.209184347" calcext:value-type="float">
            <text:p>24.209184347</text:p>
          </table:table-cell>
          <table:table-cell office:value-type="float" office:value="25.191725184" calcext:value-type="float">
            <text:p>25.191725184</text:p>
          </table:table-cell>
          <table:table-cell/>
          <table:table-cell office:value-type="float" office:value="0.021520315" calcext:value-type="float">
            <text:p>0.021520315</text:p>
          </table:table-cell>
          <table:table-cell office:value-type="float" office:value="0.000140822" calcext:value-type="float">
            <text:p>0.000140822</text:p>
          </table:table-cell>
          <table:table-cell office:value-type="float" office:value="0.02090894" calcext:value-type="float">
            <text:p>0.02090894</text:p>
          </table:table-cell>
          <table:table-cell office:value-type="float" office:value="0.022395346" calcext:value-type="float">
            <text:p>0.022395346</text:p>
          </table:table-cell>
          <table:table-cell office:value-type="float" office:value="0.019719147" calcext:value-type="float">
            <text:p>0.019719147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<text:s/>2019-12-03 11:06:50</text:p>
          </table:table-cell>
          <table:table-cell office:value-type="float" office:value="24.18997" calcext:value-type="float">
            <text:p>24.18997</text:p>
          </table:table-cell>
          <table:table-cell office:value-type="string" calcext:value-type="string">
            <text:p><text:s/></text:p>
          </table:table-cell>
          <table:table-cell office:value-type="float" office:value="0.137219445" calcext:value-type="float">
            <text:p>0.137219445</text:p>
          </table:table-cell>
          <table:table-cell office:value-type="float" office:value="0.033367876" calcext:value-type="float">
            <text:p>0.033367876</text:p>
          </table:table-cell>
          <table:table-cell office:value-type="float" office:value="0.134521739" calcext:value-type="float">
            <text:p>0.134521739</text:p>
          </table:table-cell>
          <table:table-cell office:value-type="float" office:value="0.141407268" calcext:value-type="float">
            <text:p>0.141407268</text:p>
          </table:table-cell>
          <table:table-cell office:value-type="float" office:value="0.129295007" calcext:value-type="float">
            <text:p>0.12929500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1074" calcext:value-type="float">
            <text:p>0.001121074</text:p>
          </table:table-cell>
          <table:table-cell office:value-type="float" office:value="0.000272613" calcext:value-type="float">
            <text:p>0.000272613</text:p>
          </table:table-cell>
          <table:table-cell office:value-type="float" office:value="0.001099034" calcext:value-type="float">
            <text:p>0.001099034</text:p>
          </table:table-cell>
          <table:table-cell office:value-type="float" office:value="0.001155288" calcext:value-type="float">
            <text:p>0.001155288</text:p>
          </table:table-cell>
          <table:table-cell office:value-type="float" office:value="0.001056332" calcext:value-type="float">
            <text:p>0.00105633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8895" calcext:value-type="float">
            <text:p>0.000848895</text:p>
          </table:table-cell>
          <table:table-cell office:value-type="float" office:value="0.000000435" calcext:value-type="float">
            <text:p>4.35E-07</text:p>
          </table:table-cell>
          <table:table-cell office:value-type="float" office:value="0.000826855" calcext:value-type="float">
            <text:p>0.000826855</text:p>
          </table:table-cell>
          <table:table-cell office:value-type="float" office:value="0.000883109" calcext:value-type="float">
            <text:p>0.000883109</text:p>
          </table:table-cell>
          <table:table-cell office:value-type="float" office:value="0.000784153" calcext:value-type="float">
            <text:p>0.000784153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10936947" calcext:value-type="float">
            <text:p>24.210936947</text:p>
          </table:table-cell>
          <table:table-cell office:value-type="float" office:value="24.189981328" calcext:value-type="float">
            <text:p>24.189981328</text:p>
          </table:table-cell>
          <table:table-cell office:value-type="float" office:value="24.210392597" calcext:value-type="float">
            <text:p>24.210392597</text:p>
          </table:table-cell>
          <table:table-cell office:value-type="float" office:value="24.211781976" calcext:value-type="float">
            <text:p>24.211781976</text:p>
          </table:table-cell>
          <table:table-cell office:value-type="float" office:value="24.209337934" calcext:value-type="float">
            <text:p>24.209337934</text:p>
          </table:table-cell>
          <table:table-cell office:value-type="float" office:value="25.191725184" calcext:value-type="float">
            <text:p>25.191725184</text:p>
          </table:table-cell>
          <table:table-cell/>
          <table:table-cell office:value-type="float" office:value="0.021517846" calcext:value-type="float">
            <text:p>0.021517846</text:p>
          </table:table-cell>
          <table:table-cell office:value-type="float" office:value="0.000010965" calcext:value-type="float">
            <text:p>1.0965E-05</text:p>
          </table:table-cell>
          <table:table-cell office:value-type="float" office:value="0.020959178" calcext:value-type="float">
            <text:p>0.020959178</text:p>
          </table:table-cell>
          <table:table-cell office:value-type="float" office:value="0.022385101" calcext:value-type="float">
            <text:p>0.022385101</text:p>
          </table:table-cell>
          <table:table-cell office:value-type="float" office:value="0.019876774" calcext:value-type="float">
            <text:p>0.019876774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<text:s/>2019-12-03 11:06:52</text:p>
          </table:table-cell>
          <table:table-cell office:value-type="float" office:value="24.18997" calcext:value-type="float">
            <text:p>24.18997</text:p>
          </table:table-cell>
          <table:table-cell office:value-type="string" calcext:value-type="string">
            <text:p><text:s/></text:p>
          </table:table-cell>
          <table:table-cell office:value-type="float" office:value="0.137198584" calcext:value-type="float">
            <text:p>0.137198584</text:p>
          </table:table-cell>
          <table:table-cell office:value-type="float" office:value="0.033251647" calcext:value-type="float">
            <text:p>0.033251647</text:p>
          </table:table-cell>
          <table:table-cell office:value-type="float" office:value="0.134223716" calcext:value-type="float">
            <text:p>0.134223716</text:p>
          </table:table-cell>
          <table:table-cell office:value-type="float" office:value="0.141361373" calcext:value-type="float">
            <text:p>0.141361373</text:p>
          </table:table-cell>
          <table:table-cell office:value-type="float" office:value="0.129110829" calcext:value-type="float">
            <text:p>0.12911082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0903" calcext:value-type="float">
            <text:p>0.001120903</text:p>
          </table:table-cell>
          <table:table-cell office:value-type="float" office:value="0.000271664" calcext:value-type="float">
            <text:p>0.000271664</text:p>
          </table:table-cell>
          <table:table-cell office:value-type="float" office:value="0.001096599" calcext:value-type="float">
            <text:p>0.001096599</text:p>
          </table:table-cell>
          <table:table-cell office:value-type="float" office:value="0.001154913" calcext:value-type="float">
            <text:p>0.001154913</text:p>
          </table:table-cell>
          <table:table-cell office:value-type="float" office:value="0.001054827" calcext:value-type="float">
            <text:p>0.00105482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8725" calcext:value-type="float">
            <text:p>0.000848725</text:p>
          </table:table-cell>
          <table:table-cell office:value-type="float" office:value="-0.000000515" calcext:value-type="float">
            <text:p>-5.15E-07</text:p>
          </table:table-cell>
          <table:table-cell office:value-type="float" office:value="0.00082442" calcext:value-type="float">
            <text:p>0.00082442</text:p>
          </table:table-cell>
          <table:table-cell office:value-type="float" office:value="0.000882734" calcext:value-type="float">
            <text:p>0.000882734</text:p>
          </table:table-cell>
          <table:table-cell office:value-type="float" office:value="0.000782648" calcext:value-type="float">
            <text:p>0.000782648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10932738" calcext:value-type="float">
            <text:p>24.210932738</text:p>
          </table:table-cell>
          <table:table-cell office:value-type="float" office:value="24.189957875" calcext:value-type="float">
            <text:p>24.189957875</text:p>
          </table:table-cell>
          <table:table-cell office:value-type="float" office:value="24.210332461" calcext:value-type="float">
            <text:p>24.210332461</text:p>
          </table:table-cell>
          <table:table-cell office:value-type="float" office:value="24.211772715" calcext:value-type="float">
            <text:p>24.211772715</text:p>
          </table:table-cell>
          <table:table-cell office:value-type="float" office:value="24.20930077" calcext:value-type="float">
            <text:p>24.20930077</text:p>
          </table:table-cell>
          <table:table-cell office:value-type="float" office:value="25.191725184" calcext:value-type="float">
            <text:p>25.191725184</text:p>
          </table:table-cell>
          <table:table-cell/>
          <table:table-cell office:value-type="float" office:value="0.021513526" calcext:value-type="float">
            <text:p>0.021513526</text:p>
          </table:table-cell>
          <table:table-cell office:value-type="float" office:value="-0.000013056" calcext:value-type="float">
            <text:p>-1.3056E-05</text:p>
          </table:table-cell>
          <table:table-cell office:value-type="float" office:value="0.020897461" calcext:value-type="float">
            <text:p>0.020897461</text:p>
          </table:table-cell>
          <table:table-cell office:value-type="float" office:value="0.022375596" calcext:value-type="float">
            <text:p>0.022375596</text:p>
          </table:table-cell>
          <table:table-cell office:value-type="float" office:value="0.019838633" calcext:value-type="float">
            <text:p>0.019838633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<text:s/>2019-12-03 11:06:53</text:p>
          </table:table-cell>
          <table:table-cell office:value-type="float" office:value="24.18492" calcext:value-type="float">
            <text:p>24.18492</text:p>
          </table:table-cell>
          <table:table-cell office:value-type="string" calcext:value-type="string">
            <text:p><text:s/></text:p>
          </table:table-cell>
          <table:table-cell office:value-type="float" office:value="0.137160437" calcext:value-type="float">
            <text:p>0.137160437</text:p>
          </table:table-cell>
          <table:table-cell office:value-type="float" office:value="0.035409932" calcext:value-type="float">
            <text:p>0.035409932</text:p>
          </table:table-cell>
          <table:table-cell office:value-type="float" office:value="0.135024206" calcext:value-type="float">
            <text:p>0.135024206</text:p>
          </table:table-cell>
          <table:table-cell office:value-type="float" office:value="0.141340511" calcext:value-type="float">
            <text:p>0.141340511</text:p>
          </table:table-cell>
          <table:table-cell office:value-type="float" office:value="0.128073708" calcext:value-type="float">
            <text:p>0.12807370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0592" calcext:value-type="float">
            <text:p>0.001120592</text:p>
          </table:table-cell>
          <table:table-cell office:value-type="float" office:value="0.000289297" calcext:value-type="float">
            <text:p>0.000289297</text:p>
          </table:table-cell>
          <table:table-cell office:value-type="float" office:value="0.001103139" calcext:value-type="float">
            <text:p>0.001103139</text:p>
          </table:table-cell>
          <table:table-cell office:value-type="float" office:value="0.001154743" calcext:value-type="float">
            <text:p>0.001154743</text:p>
          </table:table-cell>
          <table:table-cell office:value-type="float" office:value="0.001046354" calcext:value-type="float">
            <text:p>0.00104635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8413" calcext:value-type="float">
            <text:p>0.000848413</text:p>
          </table:table-cell>
          <table:table-cell office:value-type="float" office:value="0.000017118" calcext:value-type="float">
            <text:p>1.7118E-05</text:p>
          </table:table-cell>
          <table:table-cell office:value-type="float" office:value="0.00083096" calcext:value-type="float">
            <text:p>0.00083096</text:p>
          </table:table-cell>
          <table:table-cell office:value-type="float" office:value="0.000882564" calcext:value-type="float">
            <text:p>0.000882564</text:p>
          </table:table-cell>
          <table:table-cell office:value-type="float" office:value="0.000774175" calcext:value-type="float">
            <text:p>0.000774175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05871177" calcext:value-type="float">
            <text:p>24.205871177</text:p>
          </table:table-cell>
          <table:table-cell office:value-type="float" office:value="24.185339429" calcext:value-type="float">
            <text:p>24.185339429</text:p>
          </table:table-cell>
          <table:table-cell office:value-type="float" office:value="24.205440121" calcext:value-type="float">
            <text:p>24.205440121</text:p>
          </table:table-cell>
          <table:table-cell office:value-type="float" office:value="24.206714646" calcext:value-type="float">
            <text:p>24.206714646</text:p>
          </table:table-cell>
          <table:table-cell office:value-type="float" office:value="24.204037625" calcext:value-type="float">
            <text:p>24.204037625</text:p>
          </table:table-cell>
          <table:table-cell office:value-type="float" office:value="25.186675792" calcext:value-type="float">
            <text:p>25.186675792</text:p>
          </table:table-cell>
          <table:table-cell/>
          <table:table-cell office:value-type="float" office:value="0.021505626" calcext:value-type="float">
            <text:p>0.021505626</text:p>
          </table:table-cell>
          <table:table-cell office:value-type="float" office:value="0.000433864" calcext:value-type="float">
            <text:p>0.000433864</text:p>
          </table:table-cell>
          <table:table-cell office:value-type="float" office:value="0.021063234" calcext:value-type="float">
            <text:p>0.021063234</text:p>
          </table:table-cell>
          <table:table-cell office:value-type="float" office:value="0.022371276" calcext:value-type="float">
            <text:p>0.022371276</text:p>
          </table:table-cell>
          <table:table-cell office:value-type="float" office:value="0.019623855" calcext:value-type="float">
            <text:p>0.019623855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<text:s/>2019-12-03 11:06:54</text:p>
          </table:table-cell>
          <table:table-cell office:value-type="float" office:value="24.20008" calcext:value-type="float">
            <text:p>24.20008</text:p>
          </table:table-cell>
          <table:table-cell office:value-type="string" calcext:value-type="string">
            <text:p><text:s/></text:p>
          </table:table-cell>
          <table:table-cell office:value-type="float" office:value="0.136976258" calcext:value-type="float">
            <text:p>0.136976258</text:p>
          </table:table-cell>
          <table:table-cell office:value-type="float" office:value="0.033952598" calcext:value-type="float">
            <text:p>0.033952598</text:p>
          </table:table-cell>
          <table:table-cell office:value-type="float" office:value="0.135060565" calcext:value-type="float">
            <text:p>0.135060565</text:p>
          </table:table-cell>
          <table:table-cell office:value-type="float" office:value="0.141454356" calcext:value-type="float">
            <text:p>0.141454356</text:p>
          </table:table-cell>
          <table:table-cell office:value-type="float" office:value="0.128276363" calcext:value-type="float">
            <text:p>0.12827636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9087" calcext:value-type="float">
            <text:p>0.001119087</text:p>
          </table:table-cell>
          <table:table-cell office:value-type="float" office:value="0.000277391" calcext:value-type="float">
            <text:p>0.000277391</text:p>
          </table:table-cell>
          <table:table-cell office:value-type="float" office:value="0.001103436" calcext:value-type="float">
            <text:p>0.001103436</text:p>
          </table:table-cell>
          <table:table-cell office:value-type="float" office:value="0.001155673" calcext:value-type="float">
            <text:p>0.001155673</text:p>
          </table:table-cell>
          <table:table-cell office:value-type="float" office:value="0.00104801" calcext:value-type="float">
            <text:p>0.0010480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6908" calcext:value-type="float">
            <text:p>0.000846908</text:p>
          </table:table-cell>
          <table:table-cell office:value-type="float" office:value="0.000005212" calcext:value-type="float">
            <text:p>5.212E-06</text:p>
          </table:table-cell>
          <table:table-cell office:value-type="float" office:value="0.000831257" calcext:value-type="float">
            <text:p>0.000831257</text:p>
          </table:table-cell>
          <table:table-cell office:value-type="float" office:value="0.000883494" calcext:value-type="float">
            <text:p>0.000883494</text:p>
          </table:table-cell>
          <table:table-cell office:value-type="float" office:value="0.000775831" calcext:value-type="float">
            <text:p>0.000775831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20995604" calcext:value-type="float">
            <text:p>24.220995604</text:p>
          </table:table-cell>
          <table:table-cell office:value-type="float" office:value="24.200207236" calcext:value-type="float">
            <text:p>24.200207236</text:p>
          </table:table-cell>
          <table:table-cell office:value-type="float" office:value="24.220609054" calcext:value-type="float">
            <text:p>24.220609054</text:p>
          </table:table-cell>
          <table:table-cell office:value-type="float" office:value="24.221899197" calcext:value-type="float">
            <text:p>24.221899197</text:p>
          </table:table-cell>
          <table:table-cell office:value-type="float" office:value="24.219240133" calcext:value-type="float">
            <text:p>24.219240133</text:p>
          </table:table-cell>
          <table:table-cell office:value-type="float" office:value="25.201823969" calcext:value-type="float">
            <text:p>25.201823969</text:p>
          </table:table-cell>
          <table:table-cell/>
          <table:table-cell office:value-type="float" office:value="0.021467484" calcext:value-type="float">
            <text:p>0.021467484</text:p>
          </table:table-cell>
          <table:table-cell office:value-type="float" office:value="0.000132058" calcext:value-type="float">
            <text:p>0.000132058</text:p>
          </table:table-cell>
          <table:table-cell office:value-type="float" office:value="0.021070764" calcext:value-type="float">
            <text:p>0.021070764</text:p>
          </table:table-cell>
          <table:table-cell office:value-type="float" office:value="0.022394852" calcext:value-type="float">
            <text:p>0.022394852</text:p>
          </table:table-cell>
          <table:table-cell office:value-type="float" office:value="0.019665823" calcext:value-type="float">
            <text:p>0.019665823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<text:s/>2019-12-03 11:06:56</text:p>
          </table:table-cell>
          <table:table-cell office:value-type="float" office:value="24.19502" calcext:value-type="float">
            <text:p>24.19502</text:p>
          </table:table-cell>
          <table:table-cell office:value-type="string" calcext:value-type="string">
            <text:p><text:s/></text:p>
          </table:table-cell>
          <table:table-cell office:value-type="float" office:value="0.136963741" calcext:value-type="float">
            <text:p>0.136963741</text:p>
          </table:table-cell>
          <table:table-cell office:value-type="float" office:value="0.033394698" calcext:value-type="float">
            <text:p>0.033394698</text:p>
          </table:table-cell>
          <table:table-cell office:value-type="float" office:value="0.134327428" calcext:value-type="float">
            <text:p>0.134327428</text:p>
          </table:table-cell>
          <table:table-cell office:value-type="float" office:value="0.141624229" calcext:value-type="float">
            <text:p>0.141624229</text:p>
          </table:table-cell>
          <table:table-cell office:value-type="float" office:value="0.129227058" calcext:value-type="float">
            <text:p>0.12922705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8985" calcext:value-type="float">
            <text:p>0.001118985</text:p>
          </table:table-cell>
          <table:table-cell office:value-type="float" office:value="0.000272833" calcext:value-type="float">
            <text:p>0.000272833</text:p>
          </table:table-cell>
          <table:table-cell office:value-type="float" office:value="0.001097446" calcext:value-type="float">
            <text:p>0.001097446</text:p>
          </table:table-cell>
          <table:table-cell office:value-type="float" office:value="0.001157061" calcext:value-type="float">
            <text:p>0.001157061</text:p>
          </table:table-cell>
          <table:table-cell office:value-type="float" office:value="0.001055777" calcext:value-type="float">
            <text:p>0.00105577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6806" calcext:value-type="float">
            <text:p>0.000846806</text:p>
          </table:table-cell>
          <table:table-cell office:value-type="float" office:value="0.000000654" calcext:value-type="float">
            <text:p>6.54E-07</text:p>
          </table:table-cell>
          <table:table-cell office:value-type="float" office:value="0.000825267" calcext:value-type="float">
            <text:p>0.000825267</text:p>
          </table:table-cell>
          <table:table-cell office:value-type="float" office:value="0.000884882" calcext:value-type="float">
            <text:p>0.000884882</text:p>
          </table:table-cell>
          <table:table-cell office:value-type="float" office:value="0.000783598" calcext:value-type="float">
            <text:p>0.000783598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15939214" calcext:value-type="float">
            <text:p>24.215939214</text:p>
          </table:table-cell>
          <table:table-cell office:value-type="float" office:value="24.195040701" calcext:value-type="float">
            <text:p>24.195040701</text:p>
          </table:table-cell>
          <table:table-cell office:value-type="float" office:value="24.215407255" calcext:value-type="float">
            <text:p>24.215407255</text:p>
          </table:table-cell>
          <table:table-cell office:value-type="float" office:value="24.216879614" calcext:value-type="float">
            <text:p>24.216879614</text:p>
          </table:table-cell>
          <table:table-cell office:value-type="float" office:value="24.214378094" calcext:value-type="float">
            <text:p>24.214378094</text:p>
          </table:table-cell>
          <table:table-cell office:value-type="float" office:value="25.196774576" calcext:value-type="float">
            <text:p>25.196774576</text:p>
          </table:table-cell>
          <table:table-cell/>
          <table:table-cell office:value-type="float" office:value="0.021464892" calcext:value-type="float">
            <text:p>0.021464892</text:p>
          </table:table-cell>
          <table:table-cell office:value-type="float" office:value="0.000016519" calcext:value-type="float">
            <text:p>1.6519E-05</text:p>
          </table:table-cell>
          <table:table-cell office:value-type="float" office:value="0.020918938" calcext:value-type="float">
            <text:p>0.020918938</text:p>
          </table:table-cell>
          <table:table-cell office:value-type="float" office:value="0.022430031" calcext:value-type="float">
            <text:p>0.022430031</text:p>
          </table:table-cell>
          <table:table-cell office:value-type="float" office:value="0.019862703" calcext:value-type="float">
            <text:p>0.019862703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<text:s/>2019-12-03 11:06:57</text:p>
          </table:table-cell>
          <table:table-cell office:value-type="float" office:value="24.19502" calcext:value-type="float">
            <text:p>24.19502</text:p>
          </table:table-cell>
          <table:table-cell office:value-type="string" calcext:value-type="string">
            <text:p><text:s/></text:p>
          </table:table-cell>
          <table:table-cell office:value-type="float" office:value="0.136845724" calcext:value-type="float">
            <text:p>0.136845724</text:p>
          </table:table-cell>
          <table:table-cell office:value-type="float" office:value="0.035200719" calcext:value-type="float">
            <text:p>0.035200719</text:p>
          </table:table-cell>
          <table:table-cell office:value-type="float" office:value="0.134864466" calcext:value-type="float">
            <text:p>0.134864466</text:p>
          </table:table-cell>
          <table:table-cell office:value-type="float" office:value="0.141910928" calcext:value-type="float">
            <text:p>0.141910928</text:p>
          </table:table-cell>
          <table:table-cell office:value-type="float" office:value="0.127961055" calcext:value-type="float">
            <text:p>0.12796105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8021" calcext:value-type="float">
            <text:p>0.001118021</text:p>
          </table:table-cell>
          <table:table-cell office:value-type="float" office:value="0.000287588" calcext:value-type="float">
            <text:p>0.000287588</text:p>
          </table:table-cell>
          <table:table-cell office:value-type="float" office:value="0.001101834" calcext:value-type="float">
            <text:p>0.001101834</text:p>
          </table:table-cell>
          <table:table-cell office:value-type="float" office:value="0.001159403" calcext:value-type="float">
            <text:p>0.001159403</text:p>
          </table:table-cell>
          <table:table-cell office:value-type="float" office:value="0.001045433" calcext:value-type="float">
            <text:p>0.00104543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5842" calcext:value-type="float">
            <text:p>0.000845842</text:p>
          </table:table-cell>
          <table:table-cell office:value-type="float" office:value="0.000015409" calcext:value-type="float">
            <text:p>1.5409E-05</text:p>
          </table:table-cell>
          <table:table-cell office:value-type="float" office:value="0.000829655" calcext:value-type="float">
            <text:p>0.000829655</text:p>
          </table:table-cell>
          <table:table-cell office:value-type="float" office:value="0.000887224" calcext:value-type="float">
            <text:p>0.000887224</text:p>
          </table:table-cell>
          <table:table-cell office:value-type="float" office:value="0.000773255" calcext:value-type="float">
            <text:p>0.000773255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15915401" calcext:value-type="float">
            <text:p>24.215915401</text:p>
          </table:table-cell>
          <table:table-cell office:value-type="float" office:value="24.195405129" calcext:value-type="float">
            <text:p>24.195405129</text:p>
          </table:table-cell>
          <table:table-cell office:value-type="float" office:value="24.215515619" calcext:value-type="float">
            <text:p>24.215515619</text:p>
          </table:table-cell>
          <table:table-cell office:value-type="float" office:value="24.216937465" calcext:value-type="float">
            <text:p>24.216937465</text:p>
          </table:table-cell>
          <table:table-cell office:value-type="float" office:value="24.214122637" calcext:value-type="float">
            <text:p>24.214122637</text:p>
          </table:table-cell>
          <table:table-cell office:value-type="float" office:value="25.196774576" calcext:value-type="float">
            <text:p>25.196774576</text:p>
          </table:table-cell>
          <table:table-cell/>
          <table:table-cell office:value-type="float" office:value="0.021440452" calcext:value-type="float">
            <text:p>0.021440452</text:p>
          </table:table-cell>
          <table:table-cell office:value-type="float" office:value="0.000390538" calcext:value-type="float">
            <text:p>0.000390538</text:p>
          </table:table-cell>
          <table:table-cell office:value-type="float" office:value="0.021030154" calcext:value-type="float">
            <text:p>0.021030154</text:p>
          </table:table-cell>
          <table:table-cell office:value-type="float" office:value="0.022489403" calcext:value-type="float">
            <text:p>0.022489403</text:p>
          </table:table-cell>
          <table:table-cell office:value-type="float" office:value="0.019600526" calcext:value-type="float">
            <text:p>0.019600526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<text:s/>2019-12-03 11:06:58</text:p>
          </table:table-cell>
          <table:table-cell office:value-type="float" office:value="24.21019" calcext:value-type="float">
            <text:p>24.21019</text:p>
          </table:table-cell>
          <table:table-cell office:value-type="string" calcext:value-type="string">
            <text:p><text:s/></text:p>
          </table:table-cell>
          <table:table-cell office:value-type="float" office:value="0.136741416" calcext:value-type="float">
            <text:p>0.136741416</text:p>
          </table:table-cell>
          <table:table-cell office:value-type="float" office:value="0.033505563" calcext:value-type="float">
            <text:p>0.033505563</text:p>
          </table:table-cell>
          <table:table-cell office:value-type="float" office:value="0.134758965" calcext:value-type="float">
            <text:p>0.134758965</text:p>
          </table:table-cell>
          <table:table-cell office:value-type="float" office:value="0.141727941" calcext:value-type="float">
            <text:p>0.141727941</text:p>
          </table:table-cell>
          <table:table-cell office:value-type="float" office:value="0.12904884" calcext:value-type="float">
            <text:p>0.1290488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7168" calcext:value-type="float">
            <text:p>0.001117168</text:p>
          </table:table-cell>
          <table:table-cell office:value-type="float" office:value="0.000273738" calcext:value-type="float">
            <text:p>0.000273738</text:p>
          </table:table-cell>
          <table:table-cell office:value-type="float" office:value="0.001100972" calcext:value-type="float">
            <text:p>0.001100972</text:p>
          </table:table-cell>
          <table:table-cell office:value-type="float" office:value="0.001157908" calcext:value-type="float">
            <text:p>0.001157908</text:p>
          </table:table-cell>
          <table:table-cell office:value-type="float" office:value="0.001054321" calcext:value-type="float">
            <text:p>0.00105432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499" calcext:value-type="float">
            <text:p>0.00084499</text:p>
          </table:table-cell>
          <table:table-cell office:value-type="float" office:value="0.000001559" calcext:value-type="float">
            <text:p>1.559E-06</text:p>
          </table:table-cell>
          <table:table-cell office:value-type="float" office:value="0.000828793" calcext:value-type="float">
            <text:p>0.000828793</text:p>
          </table:table-cell>
          <table:table-cell office:value-type="float" office:value="0.000885729" calcext:value-type="float">
            <text:p>0.000885729</text:p>
          </table:table-cell>
          <table:table-cell office:value-type="float" office:value="0.000782142" calcext:value-type="float">
            <text:p>0.000782142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31055947" calcext:value-type="float">
            <text:p>24.231055947</text:p>
          </table:table-cell>
          <table:table-cell office:value-type="float" office:value="24.210224952" calcext:value-type="float">
            <text:p>24.210224952</text:p>
          </table:table-cell>
          <table:table-cell office:value-type="float" office:value="24.23065593" calcext:value-type="float">
            <text:p>24.23065593</text:p>
          </table:table-cell>
          <table:table-cell office:value-type="float" office:value="24.232062121" calcext:value-type="float">
            <text:p>24.232062121</text:p>
          </table:table-cell>
          <table:table-cell office:value-type="float" office:value="24.229503748" calcext:value-type="float">
            <text:p>24.229503748</text:p>
          </table:table-cell>
          <table:table-cell office:value-type="float" office:value="25.211922756" calcext:value-type="float">
            <text:p>25.211922756</text:p>
          </table:table-cell>
          <table:table-cell/>
          <table:table-cell office:value-type="float" office:value="0.021418851" calcext:value-type="float">
            <text:p>0.021418851</text:p>
          </table:table-cell>
          <table:table-cell office:value-type="float" office:value="0.000039479" calcext:value-type="float">
            <text:p>3.9479E-05</text:p>
          </table:table-cell>
          <table:table-cell office:value-type="float" office:value="0.021008306" calcext:value-type="float">
            <text:p>0.021008306</text:p>
          </table:table-cell>
          <table:table-cell office:value-type="float" office:value="0.022451509" calcext:value-type="float">
            <text:p>0.022451509</text:p>
          </table:table-cell>
          <table:table-cell office:value-type="float" office:value="0.019825796" calcext:value-type="float">
            <text:p>0.019825796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<text:s/>2019-12-03 11:06:59</text:p>
          </table:table-cell>
          <table:table-cell office:value-type="float" office:value="24.19502" calcext:value-type="float">
            <text:p>24.19502</text:p>
          </table:table-cell>
          <table:table-cell office:value-type="string" calcext:value-type="string">
            <text:p><text:s/></text:p>
          </table:table-cell>
          <table:table-cell office:value-type="float" office:value="0.136661546" calcext:value-type="float">
            <text:p>0.136661546</text:p>
          </table:table-cell>
          <table:table-cell office:value-type="float" office:value="0.033313636" calcext:value-type="float">
            <text:p>0.033313636</text:p>
          </table:table-cell>
          <table:table-cell office:value-type="float" office:value="0.13435127" calcext:value-type="float">
            <text:p>0.13435127</text:p>
          </table:table-cell>
          <table:table-cell office:value-type="float" office:value="0.141621249" calcext:value-type="float">
            <text:p>0.141621249</text:p>
          </table:table-cell>
          <table:table-cell office:value-type="float" office:value="0.129313484" calcext:value-type="float">
            <text:p>0.12931348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6516" calcext:value-type="float">
            <text:p>0.001116516</text:p>
          </table:table-cell>
          <table:table-cell office:value-type="float" office:value="0.00027217" calcext:value-type="float">
            <text:p>0.00027217</text:p>
          </table:table-cell>
          <table:table-cell office:value-type="float" office:value="0.001097641" calcext:value-type="float">
            <text:p>0.001097641</text:p>
          </table:table-cell>
          <table:table-cell office:value-type="float" office:value="0.001157036" calcext:value-type="float">
            <text:p>0.001157036</text:p>
          </table:table-cell>
          <table:table-cell office:value-type="float" office:value="0.001056483" calcext:value-type="float">
            <text:p>0.00105648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4337" calcext:value-type="float">
            <text:p>0.000844337</text:p>
          </table:table-cell>
          <table:table-cell office:value-type="float" office:value="-0.000000009" calcext:value-type="float">
            <text:p>-9E-09</text:p>
          </table:table-cell>
          <table:table-cell office:value-type="float" office:value="0.000825462" calcext:value-type="float">
            <text:p>0.000825462</text:p>
          </table:table-cell>
          <table:table-cell office:value-type="float" office:value="0.000884858" calcext:value-type="float">
            <text:p>0.000884858</text:p>
          </table:table-cell>
          <table:table-cell office:value-type="float" office:value="0.000784304" calcext:value-type="float">
            <text:p>0.000784304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15878237" calcext:value-type="float">
            <text:p>24.215878237</text:p>
          </table:table-cell>
          <table:table-cell office:value-type="float" office:value="24.195024343" calcext:value-type="float">
            <text:p>24.195024343</text:p>
          </table:table-cell>
          <table:table-cell office:value-type="float" office:value="24.215412066" calcext:value-type="float">
            <text:p>24.215412066</text:p>
          </table:table-cell>
          <table:table-cell office:value-type="float" office:value="24.216879013" calcext:value-type="float">
            <text:p>24.216879013</text:p>
          </table:table-cell>
          <table:table-cell office:value-type="float" office:value="24.214395533" calcext:value-type="float">
            <text:p>24.214395533</text:p>
          </table:table-cell>
          <table:table-cell office:value-type="float" office:value="25.196774576" calcext:value-type="float">
            <text:p>25.196774576</text:p>
          </table:table-cell>
          <table:table-cell/>
          <table:table-cell office:value-type="float" office:value="0.021402311" calcext:value-type="float">
            <text:p>0.021402311</text:p>
          </table:table-cell>
          <table:table-cell office:value-type="float" office:value="-0.000000218" calcext:value-type="float">
            <text:p>-2.18E-07</text:p>
          </table:table-cell>
          <table:table-cell office:value-type="float" office:value="0.020923876" calcext:value-type="float">
            <text:p>0.020923876</text:p>
          </table:table-cell>
          <table:table-cell office:value-type="float" office:value="0.022429414" calcext:value-type="float">
            <text:p>0.022429414</text:p>
          </table:table-cell>
          <table:table-cell office:value-type="float" office:value="0.019880601" calcext:value-type="float">
            <text:p>0.019880601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<text:s/>2019-12-03 11:07:01</text:p>
          </table:table-cell>
          <table:table-cell office:value-type="float" office:value="24.21019" calcext:value-type="float">
            <text:p>24.21019</text:p>
          </table:table-cell>
          <table:table-cell office:value-type="string" calcext:value-type="string">
            <text:p><text:s/></text:p>
          </table:table-cell>
          <table:table-cell office:value-type="float" office:value="0.136815922" calcext:value-type="float">
            <text:p>0.136815922</text:p>
          </table:table-cell>
          <table:table-cell office:value-type="float" office:value="0.035398011" calcext:value-type="float">
            <text:p>0.035398011</text:p>
          </table:table-cell>
          <table:table-cell office:value-type="float" office:value="0.134817974" calcext:value-type="float">
            <text:p>0.134817974</text:p>
          </table:table-cell>
          <table:table-cell office:value-type="float" office:value="0.141648667" calcext:value-type="float">
            <text:p>0.141648667</text:p>
          </table:table-cell>
          <table:table-cell office:value-type="float" office:value="0.127928272" calcext:value-type="float">
            <text:p>0.12792827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7777" calcext:value-type="float">
            <text:p>0.001117777</text:p>
          </table:table-cell>
          <table:table-cell office:value-type="float" office:value="0.000289199" calcext:value-type="float">
            <text:p>0.000289199</text:p>
          </table:table-cell>
          <table:table-cell office:value-type="float" office:value="0.001101454" calcext:value-type="float">
            <text:p>0.001101454</text:p>
          </table:table-cell>
          <table:table-cell office:value-type="float" office:value="0.00115726" calcext:value-type="float">
            <text:p>0.00115726</text:p>
          </table:table-cell>
          <table:table-cell office:value-type="float" office:value="0.001045166" calcext:value-type="float">
            <text:p>0.00104516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5598" calcext:value-type="float">
            <text:p>0.000845598</text:p>
          </table:table-cell>
          <table:table-cell office:value-type="float" office:value="0.000017021" calcext:value-type="float">
            <text:p>1.7021E-05</text:p>
          </table:table-cell>
          <table:table-cell office:value-type="float" office:value="0.000829275" calcext:value-type="float">
            <text:p>0.000829275</text:p>
          </table:table-cell>
          <table:table-cell office:value-type="float" office:value="0.000885082" calcext:value-type="float">
            <text:p>0.000885082</text:p>
          </table:table-cell>
          <table:table-cell office:value-type="float" office:value="0.000772987" calcext:value-type="float">
            <text:p>0.000772987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31070981" calcext:value-type="float">
            <text:p>24.231070981</text:p>
          </table:table-cell>
          <table:table-cell office:value-type="float" office:value="24.210606815" calcext:value-type="float">
            <text:p>24.210606815</text:p>
          </table:table-cell>
          <table:table-cell office:value-type="float" office:value="24.230667837" calcext:value-type="float">
            <text:p>24.230667837</text:p>
          </table:table-cell>
          <table:table-cell office:value-type="float" office:value="24.232046125" calcext:value-type="float">
            <text:p>24.232046125</text:p>
          </table:table-cell>
          <table:table-cell office:value-type="float" office:value="24.229277641" calcext:value-type="float">
            <text:p>24.229277641</text:p>
          </table:table-cell>
          <table:table-cell office:value-type="float" office:value="25.211922756" calcext:value-type="float">
            <text:p>25.211922756</text:p>
          </table:table-cell>
          <table:table-cell/>
          <table:table-cell office:value-type="float" office:value="0.02143428" calcext:value-type="float">
            <text:p>0.02143428</text:p>
          </table:table-cell>
          <table:table-cell office:value-type="float" office:value="0.000431396" calcext:value-type="float">
            <text:p>0.000431396</text:p>
          </table:table-cell>
          <table:table-cell office:value-type="float" office:value="0.021020526" calcext:value-type="float">
            <text:p>0.021020526</text:p>
          </table:table-cell>
          <table:table-cell office:value-type="float" office:value="0.022435092" calcext:value-type="float">
            <text:p>0.022435092</text:p>
          </table:table-cell>
          <table:table-cell office:value-type="float" office:value="0.019593737" calcext:value-type="float">
            <text:p>0.019593737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<text:s/>2019-12-03 11:07:02</text:p>
          </table:table-cell>
          <table:table-cell office:value-type="float" office:value="24.20513" calcext:value-type="float">
            <text:p>24.20513</text:p>
          </table:table-cell>
          <table:table-cell office:value-type="string" calcext:value-type="string">
            <text:p><text:s/></text:p>
          </table:table-cell>
          <table:table-cell office:value-type="float" office:value="0.136799829" calcext:value-type="float">
            <text:p>0.136799829</text:p>
          </table:table-cell>
          <table:table-cell office:value-type="float" office:value="0.033343438" calcext:value-type="float">
            <text:p>0.033343438</text:p>
          </table:table-cell>
          <table:table-cell office:value-type="float" office:value="0.134218351" calcext:value-type="float">
            <text:p>0.134218351</text:p>
          </table:table-cell>
          <table:table-cell office:value-type="float" office:value="0.141580718" calcext:value-type="float">
            <text:p>0.141580718</text:p>
          </table:table-cell>
          <table:table-cell office:value-type="float" office:value="0.129102484" calcext:value-type="float">
            <text:p>0.12910248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7646" calcext:value-type="float">
            <text:p>0.001117646</text:p>
          </table:table-cell>
          <table:table-cell office:value-type="float" office:value="0.000272414" calcext:value-type="float">
            <text:p>0.000272414</text:p>
          </table:table-cell>
          <table:table-cell office:value-type="float" office:value="0.001096555" calcext:value-type="float">
            <text:p>0.001096555</text:p>
          </table:table-cell>
          <table:table-cell office:value-type="float" office:value="0.001156705" calcext:value-type="float">
            <text:p>0.001156705</text:p>
          </table:table-cell>
          <table:table-cell office:value-type="float" office:value="0.001054759" calcext:value-type="float">
            <text:p>0.00105475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5467" calcext:value-type="float">
            <text:p>0.000845467</text:p>
          </table:table-cell>
          <table:table-cell office:value-type="float" office:value="0.000000235" calcext:value-type="float">
            <text:p>2.35E-07</text:p>
          </table:table-cell>
          <table:table-cell office:value-type="float" office:value="0.000824376" calcext:value-type="float">
            <text:p>0.000824376</text:p>
          </table:table-cell>
          <table:table-cell office:value-type="float" office:value="0.000884526" calcext:value-type="float">
            <text:p>0.000884526</text:p>
          </table:table-cell>
          <table:table-cell office:value-type="float" office:value="0.00078258" calcext:value-type="float">
            <text:p>0.00078258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26013869" calcext:value-type="float">
            <text:p>24.226013869</text:p>
          </table:table-cell>
          <table:table-cell office:value-type="float" office:value="24.205138278" calcext:value-type="float">
            <text:p>24.205138278</text:p>
          </table:table-cell>
          <table:table-cell office:value-type="float" office:value="24.225492979" calcext:value-type="float">
            <text:p>24.225492979</text:p>
          </table:table-cell>
          <table:table-cell office:value-type="float" office:value="24.226978554" calcext:value-type="float">
            <text:p>24.226978554</text:p>
          </table:table-cell>
          <table:table-cell office:value-type="float" office:value="24.2244607" calcext:value-type="float">
            <text:p>24.2244607</text:p>
          </table:table-cell>
          <table:table-cell office:value-type="float" office:value="25.206873362" calcext:value-type="float">
            <text:p>25.206873362</text:p>
          </table:table-cell>
          <table:table-cell/>
          <table:table-cell office:value-type="float" office:value="0.021430948" calcext:value-type="float">
            <text:p>0.021430948</text:p>
          </table:table-cell>
          <table:table-cell office:value-type="float" office:value="0.000005904" calcext:value-type="float">
            <text:p>5.904E-06</text:p>
          </table:table-cell>
          <table:table-cell office:value-type="float" office:value="0.02089635" calcext:value-type="float">
            <text:p>0.02089635</text:p>
          </table:table-cell>
          <table:table-cell office:value-type="float" office:value="0.02242102" calcext:value-type="float">
            <text:p>0.02242102</text:p>
          </table:table-cell>
          <table:table-cell office:value-type="float" office:value="0.019836905" calcext:value-type="float">
            <text:p>0.019836905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<text:s/>2019-12-03 11:07:03</text:p>
          </table:table-cell>
          <table:table-cell office:value-type="float" office:value="24.20008" calcext:value-type="float">
            <text:p>24.20008</text:p>
          </table:table-cell>
          <table:table-cell office:value-type="string" calcext:value-type="string">
            <text:p><text:s/></text:p>
          </table:table-cell>
          <table:table-cell office:value-type="float" office:value="0.136843936" calcext:value-type="float">
            <text:p>0.136843936</text:p>
          </table:table-cell>
          <table:table-cell office:value-type="float" office:value="0.033648018" calcext:value-type="float">
            <text:p>0.033648018</text:p>
          </table:table-cell>
          <table:table-cell office:value-type="float" office:value="0.134977118" calcext:value-type="float">
            <text:p>0.134977118</text:p>
          </table:table-cell>
          <table:table-cell office:value-type="float" office:value="0.141742842" calcext:value-type="float">
            <text:p>0.141742842</text:p>
          </table:table-cell>
          <table:table-cell office:value-type="float" office:value="0.128682867" calcext:value-type="float">
            <text:p>0.12868286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8006" calcext:value-type="float">
            <text:p>0.001118006</text:p>
          </table:table-cell>
          <table:table-cell office:value-type="float" office:value="0.000274902" calcext:value-type="float">
            <text:p>0.000274902</text:p>
          </table:table-cell>
          <table:table-cell office:value-type="float" office:value="0.001102754" calcext:value-type="float">
            <text:p>0.001102754</text:p>
          </table:table-cell>
          <table:table-cell office:value-type="float" office:value="0.00115803" calcext:value-type="float">
            <text:p>0.00115803</text:p>
          </table:table-cell>
          <table:table-cell office:value-type="float" office:value="0.001051331" calcext:value-type="float">
            <text:p>0.00105133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5827" calcext:value-type="float">
            <text:p>0.000845827</text:p>
          </table:table-cell>
          <table:table-cell office:value-type="float" office:value="0.000002723" calcext:value-type="float">
            <text:p>2.723E-06</text:p>
          </table:table-cell>
          <table:table-cell office:value-type="float" office:value="0.000830575" calcext:value-type="float">
            <text:p>0.000830575</text:p>
          </table:table-cell>
          <table:table-cell office:value-type="float" office:value="0.000885851" calcext:value-type="float">
            <text:p>0.000885851</text:p>
          </table:table-cell>
          <table:table-cell office:value-type="float" office:value="0.000779152" calcext:value-type="float">
            <text:p>0.000779152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20968904" calcext:value-type="float">
            <text:p>24.220968904</text:p>
          </table:table-cell>
          <table:table-cell office:value-type="float" office:value="24.200145777" calcext:value-type="float">
            <text:p>24.200145777</text:p>
          </table:table-cell>
          <table:table-cell office:value-type="float" office:value="24.220592216" calcext:value-type="float">
            <text:p>24.220592216</text:p>
          </table:table-cell>
          <table:table-cell office:value-type="float" office:value="24.221957408" calcext:value-type="float">
            <text:p>24.221957408</text:p>
          </table:table-cell>
          <table:table-cell office:value-type="float" office:value="24.219322158" calcext:value-type="float">
            <text:p>24.219322158</text:p>
          </table:table-cell>
          <table:table-cell office:value-type="float" office:value="25.201823969" calcext:value-type="float">
            <text:p>25.201823969</text:p>
          </table:table-cell>
          <table:table-cell/>
          <table:table-cell office:value-type="float" office:value="0.021440082" calcext:value-type="float">
            <text:p>0.021440082</text:p>
          </table:table-cell>
          <table:table-cell office:value-type="float" office:value="0.000068981" calcext:value-type="float">
            <text:p>6.8981E-05</text:p>
          </table:table-cell>
          <table:table-cell office:value-type="float" office:value="0.021053483" calcext:value-type="float">
            <text:p>0.021053483</text:p>
          </table:table-cell>
          <table:table-cell office:value-type="float" office:value="0.022454595" calcext:value-type="float">
            <text:p>0.022454595</text:p>
          </table:table-cell>
          <table:table-cell office:value-type="float" office:value="0.019750006" calcext:value-type="float">
            <text:p>0.019750006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<text:s/>2019-12-03 11:07:05</text:p>
          </table:table-cell>
          <table:table-cell office:value-type="float" office:value="24.19502" calcext:value-type="float">
            <text:p>24.19502</text:p>
          </table:table-cell>
          <table:table-cell office:value-type="string" calcext:value-type="string">
            <text:p><text:s/></text:p>
          </table:table-cell>
          <table:table-cell office:value-type="float" office:value="0.136921422" calcext:value-type="float">
            <text:p>0.136921422</text:p>
          </table:table-cell>
          <table:table-cell office:value-type="float" office:value="0.035421256" calcext:value-type="float">
            <text:p>0.035421256</text:p>
          </table:table-cell>
          <table:table-cell office:value-type="float" office:value="0.13474168" calcext:value-type="float">
            <text:p>0.13474168</text:p>
          </table:table-cell>
          <table:table-cell office:value-type="float" office:value="0.141796487" calcext:value-type="float">
            <text:p>0.141796487</text:p>
          </table:table-cell>
          <table:table-cell office:value-type="float" office:value="0.12792112" calcext:value-type="float">
            <text:p>0.1279211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8639" calcext:value-type="float">
            <text:p>0.001118639</text:p>
          </table:table-cell>
          <table:table-cell office:value-type="float" office:value="0.000289389" calcext:value-type="float">
            <text:p>0.000289389</text:p>
          </table:table-cell>
          <table:table-cell office:value-type="float" office:value="0.001100831" calcext:value-type="float">
            <text:p>0.001100831</text:p>
          </table:table-cell>
          <table:table-cell office:value-type="float" office:value="0.001158468" calcext:value-type="float">
            <text:p>0.001158468</text:p>
          </table:table-cell>
          <table:table-cell office:value-type="float" office:value="0.001045107" calcext:value-type="float">
            <text:p>0.00104510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646" calcext:value-type="float">
            <text:p>0.00084646</text:p>
          </table:table-cell>
          <table:table-cell office:value-type="float" office:value="0.000017211" calcext:value-type="float">
            <text:p>1.7211E-05</text:p>
          </table:table-cell>
          <table:table-cell office:value-type="float" office:value="0.000828652" calcext:value-type="float">
            <text:p>0.000828652</text:p>
          </table:table-cell>
          <table:table-cell office:value-type="float" office:value="0.000886289" calcext:value-type="float">
            <text:p>0.000886289</text:p>
          </table:table-cell>
          <table:table-cell office:value-type="float" office:value="0.000772928" calcext:value-type="float">
            <text:p>0.000772928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15930675" calcext:value-type="float">
            <text:p>24.215930675</text:p>
          </table:table-cell>
          <table:table-cell office:value-type="float" office:value="24.19544963" calcext:value-type="float">
            <text:p>24.19544963</text:p>
          </table:table-cell>
          <table:table-cell office:value-type="float" office:value="24.215490843" calcext:value-type="float">
            <text:p>24.215490843</text:p>
          </table:table-cell>
          <table:table-cell office:value-type="float" office:value="24.216914372" calcext:value-type="float">
            <text:p>24.216914372</text:p>
          </table:table-cell>
          <table:table-cell office:value-type="float" office:value="24.214114579" calcext:value-type="float">
            <text:p>24.214114579</text:p>
          </table:table-cell>
          <table:table-cell office:value-type="float" office:value="25.196774576" calcext:value-type="float">
            <text:p>25.196774576</text:p>
          </table:table-cell>
          <table:table-cell/>
          <table:table-cell office:value-type="float" office:value="0.021456128" calcext:value-type="float">
            <text:p>0.021456128</text:p>
          </table:table-cell>
          <table:table-cell office:value-type="float" office:value="0.00043621" calcext:value-type="float">
            <text:p>0.00043621</text:p>
          </table:table-cell>
          <table:table-cell office:value-type="float" office:value="0.021004726" calcext:value-type="float">
            <text:p>0.021004726</text:p>
          </table:table-cell>
          <table:table-cell office:value-type="float" office:value="0.022465704" calcext:value-type="float">
            <text:p>0.022465704</text:p>
          </table:table-cell>
          <table:table-cell office:value-type="float" office:value="0.019592256" calcext:value-type="float">
            <text:p>0.019592256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<text:s/>2019-12-03 11:07:06</text:p>
          </table:table-cell>
          <table:table-cell office:value-type="float" office:value="24.19502" calcext:value-type="float">
            <text:p>24.19502</text:p>
          </table:table-cell>
          <table:table-cell office:value-type="string" calcext:value-type="string">
            <text:p><text:s/></text:p>
          </table:table-cell>
          <table:table-cell office:value-type="float" office:value="0.136936919" calcext:value-type="float">
            <text:p>0.136936919</text:p>
          </table:table-cell>
          <table:table-cell office:value-type="float" office:value="0.03336728" calcext:value-type="float">
            <text:p>0.03336728</text:p>
          </table:table-cell>
          <table:table-cell office:value-type="float" office:value="0.134532468" calcext:value-type="float">
            <text:p>0.134532468</text:p>
          </table:table-cell>
          <table:table-cell office:value-type="float" office:value="0.14176132" calcext:value-type="float">
            <text:p>0.14176132</text:p>
          </table:table-cell>
          <table:table-cell office:value-type="float" office:value="0.129245535" calcext:value-type="float">
            <text:p>0.12924553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8766" calcext:value-type="float">
            <text:p>0.001118766</text:p>
          </table:table-cell>
          <table:table-cell office:value-type="float" office:value="0.000272608" calcext:value-type="float">
            <text:p>0.000272608</text:p>
          </table:table-cell>
          <table:table-cell office:value-type="float" office:value="0.001099121" calcext:value-type="float">
            <text:p>0.001099121</text:p>
          </table:table-cell>
          <table:table-cell office:value-type="float" office:value="0.001158181" calcext:value-type="float">
            <text:p>0.001158181</text:p>
          </table:table-cell>
          <table:table-cell office:value-type="float" office:value="0.001055928" calcext:value-type="float">
            <text:p>0.00105592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6587" calcext:value-type="float">
            <text:p>0.000846587</text:p>
          </table:table-cell>
          <table:table-cell office:value-type="float" office:value="0.00000043" calcext:value-type="float">
            <text:p>4.3E-07</text:p>
          </table:table-cell>
          <table:table-cell office:value-type="float" office:value="0.000826943" calcext:value-type="float">
            <text:p>0.000826943</text:p>
          </table:table-cell>
          <table:table-cell office:value-type="float" office:value="0.000886002" calcext:value-type="float">
            <text:p>0.000886002</text:p>
          </table:table-cell>
          <table:table-cell office:value-type="float" office:value="0.000783749" calcext:value-type="float">
            <text:p>0.000783749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15933802" calcext:value-type="float">
            <text:p>24.215933802</text:p>
          </table:table-cell>
          <table:table-cell office:value-type="float" office:value="24.195035168" calcext:value-type="float">
            <text:p>24.195035168</text:p>
          </table:table-cell>
          <table:table-cell office:value-type="float" office:value="24.215448628" calcext:value-type="float">
            <text:p>24.215448628</text:p>
          </table:table-cell>
          <table:table-cell office:value-type="float" office:value="24.216907276" calcext:value-type="float">
            <text:p>24.216907276</text:p>
          </table:table-cell>
          <table:table-cell office:value-type="float" office:value="24.214381822" calcext:value-type="float">
            <text:p>24.214381822</text:p>
          </table:table-cell>
          <table:table-cell office:value-type="float" office:value="25.196774576" calcext:value-type="float">
            <text:p>25.196774576</text:p>
          </table:table-cell>
          <table:table-cell/>
          <table:table-cell office:value-type="float" office:value="0.021459338" calcext:value-type="float">
            <text:p>0.021459338</text:p>
          </table:table-cell>
          <table:table-cell office:value-type="float" office:value="0.000010841" calcext:value-type="float">
            <text:p>1.0841E-05</text:p>
          </table:table-cell>
          <table:table-cell office:value-type="float" office:value="0.0209614" calcext:value-type="float">
            <text:p>0.0209614</text:p>
          </table:table-cell>
          <table:table-cell office:value-type="float" office:value="0.022458421" calcext:value-type="float">
            <text:p>0.022458421</text:p>
          </table:table-cell>
          <table:table-cell office:value-type="float" office:value="0.019866529" calcext:value-type="float">
            <text:p>0.019866529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<text:s/>2019-12-03 11:07:07</text:p>
          </table:table-cell>
          <table:table-cell office:value-type="float" office:value="24.18492" calcext:value-type="float">
            <text:p>24.18492</text:p>
          </table:table-cell>
          <table:table-cell office:value-type="string" calcext:value-type="string">
            <text:p><text:s/></text:p>
          </table:table-cell>
          <table:table-cell office:value-type="float" office:value="0.137046592" calcext:value-type="float">
            <text:p>0.137046592</text:p>
          </table:table-cell>
          <table:table-cell office:value-type="float" office:value="0.034263734" calcext:value-type="float">
            <text:p>0.034263734</text:p>
          </table:table-cell>
          <table:table-cell office:value-type="float" office:value="0.134302394" calcext:value-type="float">
            <text:p>0.134302394</text:p>
          </table:table-cell>
          <table:table-cell office:value-type="float" office:value="0.141605752" calcext:value-type="float">
            <text:p>0.141605752</text:p>
          </table:table-cell>
          <table:table-cell office:value-type="float" office:value="0.128449813" calcext:value-type="float">
            <text:p>0.12844981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9662" calcext:value-type="float">
            <text:p>0.001119662</text:p>
          </table:table-cell>
          <table:table-cell office:value-type="float" office:value="0.000279932" calcext:value-type="float">
            <text:p>0.000279932</text:p>
          </table:table-cell>
          <table:table-cell office:value-type="float" office:value="0.001097242" calcext:value-type="float">
            <text:p>0.001097242</text:p>
          </table:table-cell>
          <table:table-cell office:value-type="float" office:value="0.00115691" calcext:value-type="float">
            <text:p>0.00115691</text:p>
          </table:table-cell>
          <table:table-cell office:value-type="float" office:value="0.001049427" calcext:value-type="float">
            <text:p>0.00104942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7483" calcext:value-type="float">
            <text:p>0.000847483</text:p>
          </table:table-cell>
          <table:table-cell office:value-type="float" office:value="0.000007754" calcext:value-type="float">
            <text:p>7.754E-06</text:p>
          </table:table-cell>
          <table:table-cell office:value-type="float" office:value="0.000825063" calcext:value-type="float">
            <text:p>0.000825063</text:p>
          </table:table-cell>
          <table:table-cell office:value-type="float" office:value="0.000884731" calcext:value-type="float">
            <text:p>0.000884731</text:p>
          </table:table-cell>
          <table:table-cell office:value-type="float" office:value="0.000777248" calcext:value-type="float">
            <text:p>0.000777248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05848205" calcext:value-type="float">
            <text:p>24.205848205</text:p>
          </table:table-cell>
          <table:table-cell office:value-type="float" office:value="24.185108141" calcext:value-type="float">
            <text:p>24.185108141</text:p>
          </table:table-cell>
          <table:table-cell office:value-type="float" office:value="24.205294471" calcext:value-type="float">
            <text:p>24.205294471</text:p>
          </table:table-cell>
          <table:table-cell office:value-type="float" office:value="24.206768167" calcext:value-type="float">
            <text:p>24.206768167</text:p>
          </table:table-cell>
          <table:table-cell office:value-type="float" office:value="24.204113517" calcext:value-type="float">
            <text:p>24.204113517</text:p>
          </table:table-cell>
          <table:table-cell office:value-type="float" office:value="25.186675792" calcext:value-type="float">
            <text:p>25.186675792</text:p>
          </table:table-cell>
          <table:table-cell/>
          <table:table-cell office:value-type="float" office:value="0.02148205" calcext:value-type="float">
            <text:p>0.02148205</text:p>
          </table:table-cell>
          <table:table-cell office:value-type="float" office:value="0.000196492" calcext:value-type="float">
            <text:p>0.000196492</text:p>
          </table:table-cell>
          <table:table-cell office:value-type="float" office:value="0.020913754" calcext:value-type="float">
            <text:p>0.020913754</text:p>
          </table:table-cell>
          <table:table-cell office:value-type="float" office:value="0.022426204" calcext:value-type="float">
            <text:p>0.022426204</text:p>
          </table:table-cell>
          <table:table-cell office:value-type="float" office:value="0.019701743" calcext:value-type="float">
            <text:p>0.019701743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<text:s/>2019-12-03 11:07:09</text:p>
          </table:table-cell>
          <table:table-cell office:value-type="float" office:value="24.20008" calcext:value-type="float">
            <text:p>24.20008</text:p>
          </table:table-cell>
          <table:table-cell office:value-type="string" calcext:value-type="string">
            <text:p><text:s/></text:p>
          </table:table-cell>
          <table:table-cell office:value-type="float" office:value="0.136984603" calcext:value-type="float">
            <text:p>0.136984603</text:p>
          </table:table-cell>
          <table:table-cell office:value-type="float" office:value="0.035192375" calcext:value-type="float">
            <text:p>0.035192375</text:p>
          </table:table-cell>
          <table:table-cell office:value-type="float" office:value="0.134817974" calcext:value-type="float">
            <text:p>0.134817974</text:p>
          </table:table-cell>
          <table:table-cell office:value-type="float" office:value="0.141597407" calcext:value-type="float">
            <text:p>0.141597407</text:p>
          </table:table-cell>
          <table:table-cell office:value-type="float" office:value="0.127911583" calcext:value-type="float">
            <text:p>0.12791158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9155" calcext:value-type="float">
            <text:p>0.001119155</text:p>
          </table:table-cell>
          <table:table-cell office:value-type="float" office:value="0.000287519" calcext:value-type="float">
            <text:p>0.000287519</text:p>
          </table:table-cell>
          <table:table-cell office:value-type="float" office:value="0.001101454" calcext:value-type="float">
            <text:p>0.001101454</text:p>
          </table:table-cell>
          <table:table-cell office:value-type="float" office:value="0.001156842" calcext:value-type="float">
            <text:p>0.001156842</text:p>
          </table:table-cell>
          <table:table-cell office:value-type="float" office:value="0.001045029" calcext:value-type="float">
            <text:p>0.00104502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6976" calcext:value-type="float">
            <text:p>0.000846976</text:p>
          </table:table-cell>
          <table:table-cell office:value-type="float" office:value="0.000015341" calcext:value-type="float">
            <text:p>1.5341E-05</text:p>
          </table:table-cell>
          <table:table-cell office:value-type="float" office:value="0.000829275" calcext:value-type="float">
            <text:p>0.000829275</text:p>
          </table:table-cell>
          <table:table-cell office:value-type="float" office:value="0.000884663" calcext:value-type="float">
            <text:p>0.000884663</text:p>
          </table:table-cell>
          <table:table-cell office:value-type="float" office:value="0.00077285" calcext:value-type="float">
            <text:p>0.00077285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20997288" calcext:value-type="float">
            <text:p>24.220997288</text:p>
          </table:table-cell>
          <table:table-cell office:value-type="float" office:value="24.200457404" calcext:value-type="float">
            <text:p>24.200457404</text:p>
          </table:table-cell>
          <table:table-cell office:value-type="float" office:value="24.220560104" calcext:value-type="float">
            <text:p>24.220560104</text:p>
          </table:table-cell>
          <table:table-cell office:value-type="float" office:value="24.221928062" calcext:value-type="float">
            <text:p>24.221928062</text:p>
          </table:table-cell>
          <table:table-cell office:value-type="float" office:value="24.219166527" calcext:value-type="float">
            <text:p>24.219166527</text:p>
          </table:table-cell>
          <table:table-cell office:value-type="float" office:value="25.201823969" calcext:value-type="float">
            <text:p>25.201823969</text:p>
          </table:table-cell>
          <table:table-cell/>
          <table:table-cell office:value-type="float" office:value="0.021469212" calcext:value-type="float">
            <text:p>0.021469212</text:p>
          </table:table-cell>
          <table:table-cell office:value-type="float" office:value="0.000388809" calcext:value-type="float">
            <text:p>0.000388809</text:p>
          </table:table-cell>
          <table:table-cell office:value-type="float" office:value="0.021020526" calcext:value-type="float">
            <text:p>0.021020526</text:p>
          </table:table-cell>
          <table:table-cell office:value-type="float" office:value="0.022424476" calcext:value-type="float">
            <text:p>0.022424476</text:p>
          </table:table-cell>
          <table:table-cell office:value-type="float" office:value="0.019590281" calcext:value-type="float">
            <text:p>0.019590281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<text:s/>2019-12-03 11:07:10</text:p>
          </table:table-cell>
          <table:table-cell office:value-type="float" office:value="24.19502" calcext:value-type="float">
            <text:p>24.19502</text:p>
          </table:table-cell>
          <table:table-cell office:value-type="string" calcext:value-type="string">
            <text:p><text:s/></text:p>
          </table:table-cell>
          <table:table-cell office:value-type="float" office:value="0.137015001" calcext:value-type="float">
            <text:p>0.137015001</text:p>
          </table:table-cell>
          <table:table-cell office:value-type="float" office:value="0.033571724" calcext:value-type="float">
            <text:p>0.033571724</text:p>
          </table:table-cell>
          <table:table-cell office:value-type="float" office:value="0.134762542" calcext:value-type="float">
            <text:p>0.134762542</text:p>
          </table:table-cell>
          <table:table-cell office:value-type="float" office:value="0.141590254" calcext:value-type="float">
            <text:p>0.141590254</text:p>
          </table:table-cell>
          <table:table-cell office:value-type="float" office:value="0.129004136" calcext:value-type="float">
            <text:p>0.12900413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9404" calcext:value-type="float">
            <text:p>0.001119404</text:p>
          </table:table-cell>
          <table:table-cell office:value-type="float" office:value="0.000274279" calcext:value-type="float">
            <text:p>0.000274279</text:p>
          </table:table-cell>
          <table:table-cell office:value-type="float" office:value="0.001101001" calcext:value-type="float">
            <text:p>0.001101001</text:p>
          </table:table-cell>
          <table:table-cell office:value-type="float" office:value="0.001156783" calcext:value-type="float">
            <text:p>0.001156783</text:p>
          </table:table-cell>
          <table:table-cell office:value-type="float" office:value="0.001053955" calcext:value-type="float">
            <text:p>0.00105395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7225" calcext:value-type="float">
            <text:p>0.000847225</text:p>
          </table:table-cell>
          <table:table-cell office:value-type="float" office:value="0.0000021" calcext:value-type="float">
            <text:p>2.1E-06</text:p>
          </table:table-cell>
          <table:table-cell office:value-type="float" office:value="0.000828822" calcext:value-type="float">
            <text:p>0.000828822</text:p>
          </table:table-cell>
          <table:table-cell office:value-type="float" office:value="0.000884604" calcext:value-type="float">
            <text:p>0.000884604</text:p>
          </table:table-cell>
          <table:table-cell office:value-type="float" office:value="0.000781777" calcext:value-type="float">
            <text:p>0.000781777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15949558" calcext:value-type="float">
            <text:p>24.215949558</text:p>
          </table:table-cell>
          <table:table-cell office:value-type="float" office:value="24.195076422" calcext:value-type="float">
            <text:p>24.195076422</text:p>
          </table:table-cell>
          <table:table-cell office:value-type="float" office:value="24.215495053" calcext:value-type="float">
            <text:p>24.215495053</text:p>
          </table:table-cell>
          <table:table-cell office:value-type="float" office:value="24.216872759" calcext:value-type="float">
            <text:p>24.216872759</text:p>
          </table:table-cell>
          <table:table-cell office:value-type="float" office:value="24.214333112" calcext:value-type="float">
            <text:p>24.214333112</text:p>
          </table:table-cell>
          <table:table-cell office:value-type="float" office:value="25.196774576" calcext:value-type="float">
            <text:p>25.196774576</text:p>
          </table:table-cell>
          <table:table-cell/>
          <table:table-cell office:value-type="float" office:value="0.021475508" calcext:value-type="float">
            <text:p>0.021475508</text:p>
          </table:table-cell>
          <table:table-cell office:value-type="float" office:value="0.000053181" calcext:value-type="float">
            <text:p>5.3181E-05</text:p>
          </table:table-cell>
          <table:table-cell office:value-type="float" office:value="0.021009046" calcext:value-type="float">
            <text:p>0.021009046</text:p>
          </table:table-cell>
          <table:table-cell office:value-type="float" office:value="0.022422995" calcext:value-type="float">
            <text:p>0.022422995</text:p>
          </table:table-cell>
          <table:table-cell office:value-type="float" office:value="0.019816538" calcext:value-type="float">
            <text:p>0.019816538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<text:s/>2019-12-03 11:07:11</text:p>
          </table:table-cell>
          <table:table-cell office:value-type="float" office:value="24.19502" calcext:value-type="float">
            <text:p>24.19502</text:p>
          </table:table-cell>
          <table:table-cell office:value-type="string" calcext:value-type="string">
            <text:p><text:s/></text:p>
          </table:table-cell>
          <table:table-cell office:value-type="float" office:value="0.137090103" calcext:value-type="float">
            <text:p>0.137090103</text:p>
          </table:table-cell>
          <table:table-cell office:value-type="float" office:value="0.033373241" calcext:value-type="float">
            <text:p>0.033373241</text:p>
          </table:table-cell>
          <table:table-cell office:value-type="float" office:value="0.13413252" calcext:value-type="float">
            <text:p>0.13413252</text:p>
          </table:table-cell>
          <table:table-cell office:value-type="float" office:value="0.14151098" calcext:value-type="float">
            <text:p>0.14151098</text:p>
          </table:table-cell>
          <table:table-cell office:value-type="float" office:value="0.128707901" calcext:value-type="float">
            <text:p>0.12870790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0017" calcext:value-type="float">
            <text:p>0.001120017</text:p>
          </table:table-cell>
          <table:table-cell office:value-type="float" office:value="0.000272657" calcext:value-type="float">
            <text:p>0.000272657</text:p>
          </table:table-cell>
          <table:table-cell office:value-type="float" office:value="0.001095854" calcext:value-type="float">
            <text:p>0.001095854</text:p>
          </table:table-cell>
          <table:table-cell office:value-type="float" office:value="0.001156135" calcext:value-type="float">
            <text:p>0.001156135</text:p>
          </table:table-cell>
          <table:table-cell office:value-type="float" office:value="0.001051535" calcext:value-type="float">
            <text:p>0.00105153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7838" calcext:value-type="float">
            <text:p>0.000847838</text:p>
          </table:table-cell>
          <table:table-cell office:value-type="float" office:value="0.000000478" calcext:value-type="float">
            <text:p>4.78E-07</text:p>
          </table:table-cell>
          <table:table-cell office:value-type="float" office:value="0.000823675" calcext:value-type="float">
            <text:p>0.000823675</text:p>
          </table:table-cell>
          <table:table-cell office:value-type="float" office:value="0.000883957" calcext:value-type="float">
            <text:p>0.000883957</text:p>
          </table:table-cell>
          <table:table-cell office:value-type="float" office:value="0.000779356" calcext:value-type="float">
            <text:p>0.000779356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15964712" calcext:value-type="float">
            <text:p>24.215964712</text:p>
          </table:table-cell>
          <table:table-cell office:value-type="float" office:value="24.195036371" calcext:value-type="float">
            <text:p>24.195036371</text:p>
          </table:table-cell>
          <table:table-cell office:value-type="float" office:value="24.215367926" calcext:value-type="float">
            <text:p>24.215367926</text:p>
          </table:table-cell>
          <table:table-cell office:value-type="float" office:value="24.216856763" calcext:value-type="float">
            <text:p>24.216856763</text:p>
          </table:table-cell>
          <table:table-cell office:value-type="float" office:value="24.214273337" calcext:value-type="float">
            <text:p>24.214273337</text:p>
          </table:table-cell>
          <table:table-cell office:value-type="float" office:value="25.196774576" calcext:value-type="float">
            <text:p>25.196774576</text:p>
          </table:table-cell>
          <table:table-cell/>
          <table:table-cell office:value-type="float" office:value="0.021491061" calcext:value-type="float">
            <text:p>0.021491061</text:p>
          </table:table-cell>
          <table:table-cell office:value-type="float" office:value="0.000012076" calcext:value-type="float">
            <text:p>1.2076E-05</text:p>
          </table:table-cell>
          <table:table-cell office:value-type="float" office:value="0.020878575" calcext:value-type="float">
            <text:p>0.020878575</text:p>
          </table:table-cell>
          <table:table-cell office:value-type="float" office:value="0.022406578" calcext:value-type="float">
            <text:p>0.022406578</text:p>
          </table:table-cell>
          <table:table-cell office:value-type="float" office:value="0.01975519" calcext:value-type="float">
            <text:p>0.01975519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<text:s/>2019-12-03 11:07:13</text:p>
          </table:table-cell>
          <table:table-cell office:value-type="float" office:value="24.19502" calcext:value-type="float">
            <text:p>24.19502</text:p>
          </table:table-cell>
          <table:table-cell office:value-type="string" calcext:value-type="string">
            <text:p><text:s/></text:p>
          </table:table-cell>
          <table:table-cell office:value-type="float" office:value="0.137169377" calcext:value-type="float">
            <text:p>0.137169377</text:p>
          </table:table-cell>
          <table:table-cell office:value-type="float" office:value="0.034915213" calcext:value-type="float">
            <text:p>0.034915213</text:p>
          </table:table-cell>
          <table:table-cell office:value-type="float" office:value="0.134531276" calcext:value-type="float">
            <text:p>0.134531276</text:p>
          </table:table-cell>
          <table:table-cell office:value-type="float" office:value="0.14145972" calcext:value-type="float">
            <text:p>0.14145972</text:p>
          </table:table-cell>
          <table:table-cell office:value-type="float" office:value="0.128236428" calcext:value-type="float">
            <text:p>0.12823642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0665" calcext:value-type="float">
            <text:p>0.001120665</text:p>
          </table:table-cell>
          <table:table-cell office:value-type="float" office:value="0.000285255" calcext:value-type="float">
            <text:p>0.000285255</text:p>
          </table:table-cell>
          <table:table-cell office:value-type="float" office:value="0.001099112" calcext:value-type="float">
            <text:p>0.001099112</text:p>
          </table:table-cell>
          <table:table-cell office:value-type="float" office:value="0.001155717" calcext:value-type="float">
            <text:p>0.001155717</text:p>
          </table:table-cell>
          <table:table-cell office:value-type="float" office:value="0.001047683" calcext:value-type="float">
            <text:p>0.00104768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8486" calcext:value-type="float">
            <text:p>0.000848486</text:p>
          </table:table-cell>
          <table:table-cell office:value-type="float" office:value="0.000013076" calcext:value-type="float">
            <text:p>1.3076E-05</text:p>
          </table:table-cell>
          <table:table-cell office:value-type="float" office:value="0.000826933" calcext:value-type="float">
            <text:p>0.000826933</text:p>
          </table:table-cell>
          <table:table-cell office:value-type="float" office:value="0.000883538" calcext:value-type="float">
            <text:p>0.000883538</text:p>
          </table:table-cell>
          <table:table-cell office:value-type="float" office:value="0.000775504" calcext:value-type="float">
            <text:p>0.000775504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15980708" calcext:value-type="float">
            <text:p>24.215980708</text:p>
          </table:table-cell>
          <table:table-cell office:value-type="float" office:value="24.195347518" calcext:value-type="float">
            <text:p>24.195347518</text:p>
          </table:table-cell>
          <table:table-cell office:value-type="float" office:value="24.215448388" calcext:value-type="float">
            <text:p>24.215448388</text:p>
          </table:table-cell>
          <table:table-cell office:value-type="float" office:value="24.216846419" calcext:value-type="float">
            <text:p>24.216846419</text:p>
          </table:table-cell>
          <table:table-cell office:value-type="float" office:value="24.214178203" calcext:value-type="float">
            <text:p>24.214178203</text:p>
          </table:table-cell>
          <table:table-cell office:value-type="float" office:value="25.196774576" calcext:value-type="float">
            <text:p>25.196774576</text:p>
          </table:table-cell>
          <table:table-cell/>
          <table:table-cell office:value-type="float" office:value="0.021507477" calcext:value-type="float">
            <text:p>0.021507477</text:p>
          </table:table-cell>
          <table:table-cell office:value-type="float" office:value="0.000331411" calcext:value-type="float">
            <text:p>0.000331411</text:p>
          </table:table-cell>
          <table:table-cell office:value-type="float" office:value="0.020961153" calcext:value-type="float">
            <text:p>0.020961153</text:p>
          </table:table-cell>
          <table:table-cell office:value-type="float" office:value="0.022395963" calcext:value-type="float">
            <text:p>0.022395963</text:p>
          </table:table-cell>
          <table:table-cell office:value-type="float" office:value="0.019657553" calcext:value-type="float">
            <text:p>0.019657553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<text:s/>2019-12-03 11:07:14</text:p>
          </table:table-cell>
          <table:table-cell office:value-type="float" office:value="24.20513" calcext:value-type="float">
            <text:p>24.20513</text:p>
          </table:table-cell>
          <table:table-cell office:value-type="string" calcext:value-type="string">
            <text:p><text:s/></text:p>
          </table:table-cell>
          <table:table-cell office:value-type="float" office:value="0.137187259" calcext:value-type="float">
            <text:p>0.137187259</text:p>
          </table:table-cell>
          <table:table-cell office:value-type="float" office:value="0.034964089" calcext:value-type="float">
            <text:p>0.034964089</text:p>
          </table:table-cell>
          <table:table-cell office:value-type="float" office:value="0.134927647" calcext:value-type="float">
            <text:p>0.134927647</text:p>
          </table:table-cell>
          <table:table-cell office:value-type="float" office:value="0.141483562" calcext:value-type="float">
            <text:p>0.141483562</text:p>
          </table:table-cell>
          <table:table-cell office:value-type="float" office:value="0.127882377" calcext:value-type="float">
            <text:p>0.12788237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0811" calcext:value-type="float">
            <text:p>0.001120811</text:p>
          </table:table-cell>
          <table:table-cell office:value-type="float" office:value="0.000285654" calcext:value-type="float">
            <text:p>0.000285654</text:p>
          </table:table-cell>
          <table:table-cell office:value-type="float" office:value="0.00110235" calcext:value-type="float">
            <text:p>0.00110235</text:p>
          </table:table-cell>
          <table:table-cell office:value-type="float" office:value="0.001155911" calcext:value-type="float">
            <text:p>0.001155911</text:p>
          </table:table-cell>
          <table:table-cell office:value-type="float" office:value="0.001044791" calcext:value-type="float">
            <text:p>0.00104479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8632" calcext:value-type="float">
            <text:p>0.000848632</text:p>
          </table:table-cell>
          <table:table-cell office:value-type="float" office:value="0.000013475" calcext:value-type="float">
            <text:p>1.3475E-05</text:p>
          </table:table-cell>
          <table:table-cell office:value-type="float" office:value="0.000830171" calcext:value-type="float">
            <text:p>0.000830171</text:p>
          </table:table-cell>
          <table:table-cell office:value-type="float" office:value="0.000883733" calcext:value-type="float">
            <text:p>0.000883733</text:p>
          </table:table-cell>
          <table:table-cell office:value-type="float" office:value="0.000772612" calcext:value-type="float">
            <text:p>0.000772612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26092044" calcext:value-type="float">
            <text:p>24.226092044</text:p>
          </table:table-cell>
          <table:table-cell office:value-type="float" office:value="24.205465298" calcext:value-type="float">
            <text:p>24.205465298</text:p>
          </table:table-cell>
          <table:table-cell office:value-type="float" office:value="24.2256361" calcext:value-type="float">
            <text:p>24.2256361</text:p>
          </table:table-cell>
          <table:table-cell office:value-type="float" office:value="24.22695895" calcext:value-type="float">
            <text:p>24.22695895</text:p>
          </table:table-cell>
          <table:table-cell office:value-type="float" office:value="24.224214507" calcext:value-type="float">
            <text:p>24.224214507</text:p>
          </table:table-cell>
          <table:table-cell office:value-type="float" office:value="25.206873362" calcext:value-type="float">
            <text:p>25.206873362</text:p>
          </table:table-cell>
          <table:table-cell/>
          <table:table-cell office:value-type="float" office:value="0.02151118" calcext:value-type="float">
            <text:p>0.02151118</text:p>
          </table:table-cell>
          <table:table-cell office:value-type="float" office:value="0.000341533" calcext:value-type="float">
            <text:p>0.000341533</text:p>
          </table:table-cell>
          <table:table-cell office:value-type="float" office:value="0.021043238" calcext:value-type="float">
            <text:p>0.021043238</text:p>
          </table:table-cell>
          <table:table-cell office:value-type="float" office:value="0.0224009" calcext:value-type="float">
            <text:p>0.0224009</text:p>
          </table:table-cell>
          <table:table-cell office:value-type="float" office:value="0.019584232" calcext:value-type="float">
            <text:p>0.019584232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<text:s/>2019-12-03 11:07:15</text:p>
          </table:table-cell>
          <table:table-cell office:value-type="float" office:value="24.19502" calcext:value-type="float">
            <text:p>24.19502</text:p>
          </table:table-cell>
          <table:table-cell office:value-type="string" calcext:value-type="string">
            <text:p><text:s/></text:p>
          </table:table-cell>
          <table:table-cell office:value-type="float" office:value="0.137155072" calcext:value-type="float">
            <text:p>0.137155072</text:p>
          </table:table-cell>
          <table:table-cell office:value-type="float" office:value="0.033609275" calcext:value-type="float">
            <text:p>0.033609275</text:p>
          </table:table-cell>
          <table:table-cell office:value-type="float" office:value="0.13486685" calcext:value-type="float">
            <text:p>0.13486685</text:p>
          </table:table-cell>
          <table:table-cell office:value-type="float" office:value="0.141455548" calcext:value-type="float">
            <text:p>0.141455548</text:p>
          </table:table-cell>
          <table:table-cell office:value-type="float" office:value="0.128819958" calcext:value-type="float">
            <text:p>0.12881995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0548" calcext:value-type="float">
            <text:p>0.001120548</text:p>
          </table:table-cell>
          <table:table-cell office:value-type="float" office:value="0.000274586" calcext:value-type="float">
            <text:p>0.000274586</text:p>
          </table:table-cell>
          <table:table-cell office:value-type="float" office:value="0.001101853" calcext:value-type="float">
            <text:p>0.001101853</text:p>
          </table:table-cell>
          <table:table-cell office:value-type="float" office:value="0.001155683" calcext:value-type="float">
            <text:p>0.001155683</text:p>
          </table:table-cell>
          <table:table-cell office:value-type="float" office:value="0.001052451" calcext:value-type="float">
            <text:p>0.00105245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8369" calcext:value-type="float">
            <text:p>0.000848369</text:p>
          </table:table-cell>
          <table:table-cell office:value-type="float" office:value="0.000002407" calcext:value-type="float">
            <text:p>2.407E-06</text:p>
          </table:table-cell>
          <table:table-cell office:value-type="float" office:value="0.000829675" calcext:value-type="float">
            <text:p>0.000829675</text:p>
          </table:table-cell>
          <table:table-cell office:value-type="float" office:value="0.000883504" calcext:value-type="float">
            <text:p>0.000883504</text:p>
          </table:table-cell>
          <table:table-cell office:value-type="float" office:value="0.000780272" calcext:value-type="float">
            <text:p>0.000780272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15977821" calcext:value-type="float">
            <text:p>24.215977821</text:p>
          </table:table-cell>
          <table:table-cell office:value-type="float" office:value="24.195083999" calcext:value-type="float">
            <text:p>24.195083999</text:p>
          </table:table-cell>
          <table:table-cell office:value-type="float" office:value="24.2155161" calcext:value-type="float">
            <text:p>24.2155161</text:p>
          </table:table-cell>
          <table:table-cell office:value-type="float" office:value="24.216845577" calcext:value-type="float">
            <text:p>24.216845577</text:p>
          </table:table-cell>
          <table:table-cell office:value-type="float" office:value="24.214295948" calcext:value-type="float">
            <text:p>24.214295948</text:p>
          </table:table-cell>
          <table:table-cell office:value-type="float" office:value="25.196774576" calcext:value-type="float">
            <text:p>25.196774576</text:p>
          </table:table-cell>
          <table:table-cell/>
          <table:table-cell office:value-type="float" office:value="0.021504515" calcext:value-type="float">
            <text:p>0.021504515</text:p>
          </table:table-cell>
          <table:table-cell office:value-type="float" office:value="0.000060957" calcext:value-type="float">
            <text:p>6.0957E-05</text:p>
          </table:table-cell>
          <table:table-cell office:value-type="float" office:value="0.021030647" calcext:value-type="float">
            <text:p>0.021030647</text:p>
          </table:table-cell>
          <table:table-cell office:value-type="float" office:value="0.022395099" calcext:value-type="float">
            <text:p>0.022395099</text:p>
          </table:table-cell>
          <table:table-cell office:value-type="float" office:value="0.019778396" calcext:value-type="float">
            <text:p>0.019778396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<text:s/>2019-12-03 11:07:16</text:p>
          </table:table-cell>
          <table:table-cell office:value-type="float" office:value="24.21019" calcext:value-type="float">
            <text:p>24.21019</text:p>
          </table:table-cell>
          <table:table-cell office:value-type="string" calcext:value-type="string">
            <text:p><text:s/></text:p>
          </table:table-cell>
          <table:table-cell office:value-type="float" office:value="0.137301104" calcext:value-type="float">
            <text:p>0.137301104</text:p>
          </table:table-cell>
          <table:table-cell office:value-type="float" office:value="0.033392314" calcext:value-type="float">
            <text:p>0.033392314</text:p>
          </table:table-cell>
          <table:table-cell office:value-type="float" office:value="0.134223716" calcext:value-type="float">
            <text:p>0.134223716</text:p>
          </table:table-cell>
          <table:table-cell office:value-type="float" office:value="0.141409056" calcext:value-type="float">
            <text:p>0.141409056</text:p>
          </table:table-cell>
          <table:table-cell office:value-type="float" office:value="0.129042879" calcext:value-type="float">
            <text:p>0.12904287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1741" calcext:value-type="float">
            <text:p>0.001121741</text:p>
          </table:table-cell>
          <table:table-cell office:value-type="float" office:value="0.000272813" calcext:value-type="float">
            <text:p>0.000272813</text:p>
          </table:table-cell>
          <table:table-cell office:value-type="float" office:value="0.001096599" calcext:value-type="float">
            <text:p>0.001096599</text:p>
          </table:table-cell>
          <table:table-cell office:value-type="float" office:value="0.001155303" calcext:value-type="float">
            <text:p>0.001155303</text:p>
          </table:table-cell>
          <table:table-cell office:value-type="float" office:value="0.001054272" calcext:value-type="float">
            <text:p>0.00105427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9562" calcext:value-type="float">
            <text:p>0.000849562</text:p>
          </table:table-cell>
          <table:table-cell office:value-type="float" office:value="0.000000634" calcext:value-type="float">
            <text:p>6.34E-07</text:p>
          </table:table-cell>
          <table:table-cell office:value-type="float" office:value="0.00082442" calcext:value-type="float">
            <text:p>0.00082442</text:p>
          </table:table-cell>
          <table:table-cell office:value-type="float" office:value="0.000883124" calcext:value-type="float">
            <text:p>0.000883124</text:p>
          </table:table-cell>
          <table:table-cell office:value-type="float" office:value="0.000782093" calcext:value-type="float">
            <text:p>0.000782093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3116888" calcext:value-type="float">
            <text:p>24.23116888</text:p>
          </table:table-cell>
          <table:table-cell office:value-type="float" office:value="24.210202101" calcext:value-type="float">
            <text:p>24.210202101</text:p>
          </table:table-cell>
          <table:table-cell office:value-type="float" office:value="24.230547928" calcext:value-type="float">
            <text:p>24.230547928</text:p>
          </table:table-cell>
          <table:table-cell office:value-type="float" office:value="24.231997777" calcext:value-type="float">
            <text:p>24.231997777</text:p>
          </table:table-cell>
          <table:table-cell office:value-type="float" office:value="24.229502545" calcext:value-type="float">
            <text:p>24.229502545</text:p>
          </table:table-cell>
          <table:table-cell office:value-type="float" office:value="25.211922756" calcext:value-type="float">
            <text:p>25.211922756</text:p>
          </table:table-cell>
          <table:table-cell/>
          <table:table-cell office:value-type="float" office:value="0.021534757" calcext:value-type="float">
            <text:p>0.021534757</text:p>
          </table:table-cell>
          <table:table-cell office:value-type="float" office:value="0.000016026" calcext:value-type="float">
            <text:p>1.6026E-05</text:p>
          </table:table-cell>
          <table:table-cell office:value-type="float" office:value="0.020897461" calcext:value-type="float">
            <text:p>0.020897461</text:p>
          </table:table-cell>
          <table:table-cell office:value-type="float" office:value="0.022385471" calcext:value-type="float">
            <text:p>0.022385471</text:p>
          </table:table-cell>
          <table:table-cell office:value-type="float" office:value="0.019824561" calcext:value-type="float">
            <text:p>0.019824561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<text:s/>2019-12-03 11:07:18</text:p>
          </table:table-cell>
          <table:table-cell office:value-type="float" office:value="24.20513" calcext:value-type="float">
            <text:p>24.20513</text:p>
          </table:table-cell>
          <table:table-cell office:value-type="string" calcext:value-type="string">
            <text:p><text:s/></text:p>
          </table:table-cell>
          <table:table-cell office:value-type="float" office:value="0.137301104" calcext:value-type="float">
            <text:p>0.137301104</text:p>
          </table:table-cell>
          <table:table-cell office:value-type="float" office:value="0.034482483" calcext:value-type="float">
            <text:p>0.034482483</text:p>
          </table:table-cell>
          <table:table-cell office:value-type="float" office:value="0.13504328" calcext:value-type="float">
            <text:p>0.13504328</text:p>
          </table:table-cell>
          <table:table-cell office:value-type="float" office:value="0.141360181" calcext:value-type="float">
            <text:p>0.141360181</text:p>
          </table:table-cell>
          <table:table-cell office:value-type="float" office:value="0.128023044" calcext:value-type="float">
            <text:p>0.12802304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1741" calcext:value-type="float">
            <text:p>0.001121741</text:p>
          </table:table-cell>
          <table:table-cell office:value-type="float" office:value="0.00028172" calcext:value-type="float">
            <text:p>0.00028172</text:p>
          </table:table-cell>
          <table:table-cell office:value-type="float" office:value="0.001103295" calcext:value-type="float">
            <text:p>0.001103295</text:p>
          </table:table-cell>
          <table:table-cell office:value-type="float" office:value="0.001154903" calcext:value-type="float">
            <text:p>0.001154903</text:p>
          </table:table-cell>
          <table:table-cell office:value-type="float" office:value="0.00104594" calcext:value-type="float">
            <text:p>0.0010459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9562" calcext:value-type="float">
            <text:p>0.000849562</text:p>
          </table:table-cell>
          <table:table-cell office:value-type="float" office:value="0.000009541" calcext:value-type="float">
            <text:p>9.541E-06</text:p>
          </table:table-cell>
          <table:table-cell office:value-type="float" office:value="0.000831116" calcext:value-type="float">
            <text:p>0.000831116</text:p>
          </table:table-cell>
          <table:table-cell office:value-type="float" office:value="0.000882725" calcext:value-type="float">
            <text:p>0.000882725</text:p>
          </table:table-cell>
          <table:table-cell office:value-type="float" office:value="0.000773761" calcext:value-type="float">
            <text:p>0.000773761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26115016" calcext:value-type="float">
            <text:p>24.226115016</text:p>
          </table:table-cell>
          <table:table-cell office:value-type="float" office:value="24.205368118" calcext:value-type="float">
            <text:p>24.205368118</text:p>
          </table:table-cell>
          <table:table-cell office:value-type="float" office:value="24.225659433" calcext:value-type="float">
            <text:p>24.225659433</text:p>
          </table:table-cell>
          <table:table-cell office:value-type="float" office:value="24.226934054" calcext:value-type="float">
            <text:p>24.226934054</text:p>
          </table:table-cell>
          <table:table-cell office:value-type="float" office:value="24.224242891" calcext:value-type="float">
            <text:p>24.224242891</text:p>
          </table:table-cell>
          <table:table-cell office:value-type="float" office:value="25.206873362" calcext:value-type="float">
            <text:p>25.206873362</text:p>
          </table:table-cell>
          <table:table-cell/>
          <table:table-cell office:value-type="float" office:value="0.021534757" calcext:value-type="float">
            <text:p>0.021534757</text:p>
          </table:table-cell>
          <table:table-cell office:value-type="float" office:value="0.000241794" calcext:value-type="float">
            <text:p>0.000241794</text:p>
          </table:table-cell>
          <table:table-cell office:value-type="float" office:value="0.021067184" calcext:value-type="float">
            <text:p>0.021067184</text:p>
          </table:table-cell>
          <table:table-cell office:value-type="float" office:value="0.022375349" calcext:value-type="float">
            <text:p>0.022375349</text:p>
          </table:table-cell>
          <table:table-cell office:value-type="float" office:value="0.019613363" calcext:value-type="float">
            <text:p>0.019613363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<text:s/>2019-12-03 11:07:19</text:p>
          </table:table-cell>
          <table:table-cell office:value-type="float" office:value="24.20513" calcext:value-type="float">
            <text:p>24.20513</text:p>
          </table:table-cell>
          <table:table-cell office:value-type="string" calcext:value-type="string">
            <text:p><text:s/></text:p>
          </table:table-cell>
          <table:table-cell office:value-type="float" office:value="0.137218253" calcext:value-type="float">
            <text:p>0.137218253</text:p>
          </table:table-cell>
          <table:table-cell office:value-type="float" office:value="0.033742789" calcext:value-type="float">
            <text:p>0.033742789</text:p>
          </table:table-cell>
          <table:table-cell office:value-type="float" office:value="0.135048048" calcext:value-type="float">
            <text:p>0.135048048</text:p>
          </table:table-cell>
          <table:table-cell office:value-type="float" office:value="0.141409056" calcext:value-type="float">
            <text:p>0.141409056</text:p>
          </table:table-cell>
          <table:table-cell office:value-type="float" office:value="0.128604785" calcext:value-type="float">
            <text:p>0.12860478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1064" calcext:value-type="float">
            <text:p>0.001121064</text:p>
          </table:table-cell>
          <table:table-cell office:value-type="float" office:value="0.000275676" calcext:value-type="float">
            <text:p>0.000275676</text:p>
          </table:table-cell>
          <table:table-cell office:value-type="float" office:value="0.001103334" calcext:value-type="float">
            <text:p>0.001103334</text:p>
          </table:table-cell>
          <table:table-cell office:value-type="float" office:value="0.001155303" calcext:value-type="float">
            <text:p>0.001155303</text:p>
          </table:table-cell>
          <table:table-cell office:value-type="float" office:value="0.001050693" calcext:value-type="float">
            <text:p>0.00105069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8885" calcext:value-type="float">
            <text:p>0.000848885</text:p>
          </table:table-cell>
          <table:table-cell office:value-type="float" office:value="0.000003498" calcext:value-type="float">
            <text:p>3.498E-06</text:p>
          </table:table-cell>
          <table:table-cell office:value-type="float" office:value="0.000831155" calcext:value-type="float">
            <text:p>0.000831155</text:p>
          </table:table-cell>
          <table:table-cell office:value-type="float" office:value="0.000883124" calcext:value-type="float">
            <text:p>0.000883124</text:p>
          </table:table-cell>
          <table:table-cell office:value-type="float" office:value="0.000778514" calcext:value-type="float">
            <text:p>0.000778514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26098298" calcext:value-type="float">
            <text:p>24.226098298</text:p>
          </table:table-cell>
          <table:table-cell office:value-type="float" office:value="24.20521886" calcext:value-type="float">
            <text:p>24.20521886</text:p>
          </table:table-cell>
          <table:table-cell office:value-type="float" office:value="24.225660395" calcext:value-type="float">
            <text:p>24.225660395</text:p>
          </table:table-cell>
          <table:table-cell office:value-type="float" office:value="24.226943916" calcext:value-type="float">
            <text:p>24.226943916</text:p>
          </table:table-cell>
          <table:table-cell office:value-type="float" office:value="24.224360274" calcext:value-type="float">
            <text:p>24.224360274</text:p>
          </table:table-cell>
          <table:table-cell office:value-type="float" office:value="25.206873362" calcext:value-type="float">
            <text:p>25.206873362</text:p>
          </table:table-cell>
          <table:table-cell/>
          <table:table-cell office:value-type="float" office:value="0.021517599" calcext:value-type="float">
            <text:p>0.021517599</text:p>
          </table:table-cell>
          <table:table-cell office:value-type="float" office:value="0.000088607" calcext:value-type="float">
            <text:p>8.8607E-05</text:p>
          </table:table-cell>
          <table:table-cell office:value-type="float" office:value="0.021068172" calcext:value-type="float">
            <text:p>0.021068172</text:p>
          </table:table-cell>
          <table:table-cell office:value-type="float" office:value="0.022385471" calcext:value-type="float">
            <text:p>0.022385471</text:p>
          </table:table-cell>
          <table:table-cell office:value-type="float" office:value="0.019733836" calcext:value-type="float">
            <text:p>0.019733836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<text:s/>2019-12-03 11:07:20</text:p>
          </table:table-cell>
          <table:table-cell office:value-type="float" office:value="24.21019" calcext:value-type="float">
            <text:p>24.21019</text:p>
          </table:table-cell>
          <table:table-cell office:value-type="string" calcext:value-type="string">
            <text:p><text:s/></text:p>
          </table:table-cell>
          <table:table-cell office:value-type="float" office:value="0.137226598" calcext:value-type="float">
            <text:p>0.137226598</text:p>
          </table:table-cell>
          <table:table-cell office:value-type="float" office:value="0.03360093" calcext:value-type="float">
            <text:p>0.03360093</text:p>
          </table:table-cell>
          <table:table-cell office:value-type="float" office:value="0.134906785" calcext:value-type="float">
            <text:p>0.134906785</text:p>
          </table:table-cell>
          <table:table-cell office:value-type="float" office:value="0.141400116" calcext:value-type="float">
            <text:p>0.141400116</text:p>
          </table:table-cell>
          <table:table-cell office:value-type="float" office:value="0.128840819" calcext:value-type="float">
            <text:p>0.12884081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1132" calcext:value-type="float">
            <text:p>0.001121132</text:p>
          </table:table-cell>
          <table:table-cell office:value-type="float" office:value="0.000274517" calcext:value-type="float">
            <text:p>0.000274517</text:p>
          </table:table-cell>
          <table:table-cell office:value-type="float" office:value="0.00110218" calcext:value-type="float">
            <text:p>0.00110218</text:p>
          </table:table-cell>
          <table:table-cell office:value-type="float" office:value="0.00115523" calcext:value-type="float">
            <text:p>0.00115523</text:p>
          </table:table-cell>
          <table:table-cell office:value-type="float" office:value="0.001052621" calcext:value-type="float">
            <text:p>0.00105262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8953" calcext:value-type="float">
            <text:p>0.000848953</text:p>
          </table:table-cell>
          <table:table-cell office:value-type="float" office:value="0.000002339" calcext:value-type="float">
            <text:p>2.339E-06</text:p>
          </table:table-cell>
          <table:table-cell office:value-type="float" office:value="0.000830001" calcext:value-type="float">
            <text:p>0.000830001</text:p>
          </table:table-cell>
          <table:table-cell office:value-type="float" office:value="0.000883051" calcext:value-type="float">
            <text:p>0.000883051</text:p>
          </table:table-cell>
          <table:table-cell office:value-type="float" office:value="0.000780442" calcext:value-type="float">
            <text:p>0.000780442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31153846" calcext:value-type="float">
            <text:p>24.231153846</text:p>
          </table:table-cell>
          <table:table-cell office:value-type="float" office:value="24.210244196" calcext:value-type="float">
            <text:p>24.210244196</text:p>
          </table:table-cell>
          <table:table-cell office:value-type="float" office:value="24.230685757" calcext:value-type="float">
            <text:p>24.230685757</text:p>
          </table:table-cell>
          <table:table-cell office:value-type="float" office:value="24.231995973" calcext:value-type="float">
            <text:p>24.231995973</text:p>
          </table:table-cell>
          <table:table-cell office:value-type="float" office:value="24.229461774" calcext:value-type="float">
            <text:p>24.229461774</text:p>
          </table:table-cell>
          <table:table-cell office:value-type="float" office:value="25.211922756" calcext:value-type="float">
            <text:p>25.211922756</text:p>
          </table:table-cell>
          <table:table-cell/>
          <table:table-cell office:value-type="float" office:value="0.021519327" calcext:value-type="float">
            <text:p>0.021519327</text:p>
          </table:table-cell>
          <table:table-cell office:value-type="float" office:value="0.000059229" calcext:value-type="float">
            <text:p>5.9229E-05</text:p>
          </table:table-cell>
          <table:table-cell office:value-type="float" office:value="0.021038918" calcext:value-type="float">
            <text:p>0.021038918</text:p>
          </table:table-cell>
          <table:table-cell office:value-type="float" office:value="0.022383619" calcext:value-type="float">
            <text:p>0.022383619</text:p>
          </table:table-cell>
          <table:table-cell office:value-type="float" office:value="0.019782717" calcext:value-type="float">
            <text:p>0.019782717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<text:s/>2019-12-03 11:07:22</text:p>
          </table:table-cell>
          <table:table-cell office:value-type="float" office:value="24.21524" calcext:value-type="float">
            <text:p>24.21524</text:p>
          </table:table-cell>
          <table:table-cell office:value-type="string" calcext:value-type="string">
            <text:p><text:s/></text:p>
          </table:table-cell>
          <table:table-cell office:value-type="float" office:value="0.137233154" calcext:value-type="float">
            <text:p>0.137233154</text:p>
          </table:table-cell>
          <table:table-cell office:value-type="float" office:value="0.03343821" calcext:value-type="float">
            <text:p>0.03343821</text:p>
          </table:table-cell>
          <table:table-cell office:value-type="float" office:value="0.13468446" calcext:value-type="float">
            <text:p>0.13468446</text:p>
          </table:table-cell>
          <table:table-cell office:value-type="float" office:value="0.141356008" calcext:value-type="float">
            <text:p>0.141356008</text:p>
          </table:table-cell>
          <table:table-cell office:value-type="float" office:value="0.129153148" calcext:value-type="float">
            <text:p>0.12915314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1186" calcext:value-type="float">
            <text:p>0.001121186</text:p>
          </table:table-cell>
          <table:table-cell office:value-type="float" office:value="0.000273188" calcext:value-type="float">
            <text:p>0.000273188</text:p>
          </table:table-cell>
          <table:table-cell office:value-type="float" office:value="0.001100363" calcext:value-type="float">
            <text:p>0.001100363</text:p>
          </table:table-cell>
          <table:table-cell office:value-type="float" office:value="0.001154869" calcext:value-type="float">
            <text:p>0.001154869</text:p>
          </table:table-cell>
          <table:table-cell office:value-type="float" office:value="0.001055173" calcext:value-type="float">
            <text:p>0.00105517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9007" calcext:value-type="float">
            <text:p>0.000849007</text:p>
          </table:table-cell>
          <table:table-cell office:value-type="float" office:value="0.000001009" calcext:value-type="float">
            <text:p>1.009E-06</text:p>
          </table:table-cell>
          <table:table-cell office:value-type="float" office:value="0.000828184" calcext:value-type="float">
            <text:p>0.000828184</text:p>
          </table:table-cell>
          <table:table-cell office:value-type="float" office:value="0.000882691" calcext:value-type="float">
            <text:p>0.000882691</text:p>
          </table:table-cell>
          <table:table-cell office:value-type="float" office:value="0.000782994" calcext:value-type="float">
            <text:p>0.000782994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36209034" calcext:value-type="float">
            <text:p>24.236209034</text:p>
          </table:table-cell>
          <table:table-cell office:value-type="float" office:value="24.215265322" calcext:value-type="float">
            <text:p>24.215265322</text:p>
          </table:table-cell>
          <table:table-cell office:value-type="float" office:value="24.235694764" calcext:value-type="float">
            <text:p>24.235694764</text:p>
          </table:table-cell>
          <table:table-cell office:value-type="float" office:value="24.237040934" calcext:value-type="float">
            <text:p>24.237040934</text:p>
          </table:table-cell>
          <table:table-cell office:value-type="float" office:value="24.234578667" calcext:value-type="float">
            <text:p>24.234578667</text:p>
          </table:table-cell>
          <table:table-cell office:value-type="float" office:value="25.216972151" calcext:value-type="float">
            <text:p>25.216972151</text:p>
          </table:table-cell>
          <table:table-cell/>
          <table:table-cell office:value-type="float" office:value="0.021520685" calcext:value-type="float">
            <text:p>0.021520685</text:p>
          </table:table-cell>
          <table:table-cell office:value-type="float" office:value="0.00002553" calcext:value-type="float">
            <text:p>2.553E-05</text:p>
          </table:table-cell>
          <table:table-cell office:value-type="float" office:value="0.020992876" calcext:value-type="float">
            <text:p>0.020992876</text:p>
          </table:table-cell>
          <table:table-cell office:value-type="float" office:value="0.022374485" calcext:value-type="float">
            <text:p>0.022374485</text:p>
          </table:table-cell>
          <table:table-cell office:value-type="float" office:value="0.019847397" calcext:value-type="float">
            <text:p>0.019847397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<text:s/>2019-12-03 11:07:23</text:p>
          </table:table-cell>
          <table:table-cell office:value-type="float" office:value="24.21524" calcext:value-type="float">
            <text:p>24.21524</text:p>
          </table:table-cell>
          <table:table-cell office:value-type="string" calcext:value-type="string">
            <text:p><text:s/></text:p>
          </table:table-cell>
          <table:table-cell office:value-type="float" office:value="0.137326138" calcext:value-type="float">
            <text:p>0.137326138</text:p>
          </table:table-cell>
          <table:table-cell office:value-type="float" office:value="0.033463244" calcext:value-type="float">
            <text:p>0.033463244</text:p>
          </table:table-cell>
          <table:table-cell office:value-type="float" office:value="0.134189741" calcext:value-type="float">
            <text:p>0.134189741</text:p>
          </table:table-cell>
          <table:table-cell office:value-type="float" office:value="0.141270178" calcext:value-type="float">
            <text:p>0.141270178</text:p>
          </table:table-cell>
          <table:table-cell office:value-type="float" office:value="0.128737703" calcext:value-type="float">
            <text:p>0.12873770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1946" calcext:value-type="float">
            <text:p>0.001121946</text:p>
          </table:table-cell>
          <table:table-cell office:value-type="float" office:value="0.000273393" calcext:value-type="float">
            <text:p>0.000273393</text:p>
          </table:table-cell>
          <table:table-cell office:value-type="float" office:value="0.001096321" calcext:value-type="float">
            <text:p>0.001096321</text:p>
          </table:table-cell>
          <table:table-cell office:value-type="float" office:value="0.001154168" calcext:value-type="float">
            <text:p>0.001154168</text:p>
          </table:table-cell>
          <table:table-cell office:value-type="float" office:value="0.001051779" calcext:value-type="float">
            <text:p>0.00105177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9767" calcext:value-type="float">
            <text:p>0.000849767</text:p>
          </table:table-cell>
          <table:table-cell office:value-type="float" office:value="0.000001214" calcext:value-type="float">
            <text:p>1.214E-06</text:p>
          </table:table-cell>
          <table:table-cell office:value-type="float" office:value="0.000824143" calcext:value-type="float">
            <text:p>0.000824143</text:p>
          </table:table-cell>
          <table:table-cell office:value-type="float" office:value="0.000881989" calcext:value-type="float">
            <text:p>0.000881989</text:p>
          </table:table-cell>
          <table:table-cell office:value-type="float" office:value="0.0007796" calcext:value-type="float">
            <text:p>0.0007796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36227796" calcext:value-type="float">
            <text:p>24.236227796</text:p>
          </table:table-cell>
          <table:table-cell office:value-type="float" office:value="24.215270374" calcext:value-type="float">
            <text:p>24.215270374</text:p>
          </table:table-cell>
          <table:table-cell office:value-type="float" office:value="24.235594941" calcext:value-type="float">
            <text:p>24.235594941</text:p>
          </table:table-cell>
          <table:table-cell office:value-type="float" office:value="24.237023615" calcext:value-type="float">
            <text:p>24.237023615</text:p>
          </table:table-cell>
          <table:table-cell office:value-type="float" office:value="24.234494839" calcext:value-type="float">
            <text:p>24.234494839</text:p>
          </table:table-cell>
          <table:table-cell office:value-type="float" office:value="25.216972151" calcext:value-type="float">
            <text:p>25.216972151</text:p>
          </table:table-cell>
          <table:table-cell/>
          <table:table-cell office:value-type="float" office:value="0.021539941" calcext:value-type="float">
            <text:p>0.021539941</text:p>
          </table:table-cell>
          <table:table-cell office:value-type="float" office:value="0.000030715" calcext:value-type="float">
            <text:p>3.0715E-05</text:p>
          </table:table-cell>
          <table:table-cell office:value-type="float" office:value="0.020890425" calcext:value-type="float">
            <text:p>0.020890425</text:p>
          </table:table-cell>
          <table:table-cell office:value-type="float" office:value="0.022356711" calcext:value-type="float">
            <text:p>0.022356711</text:p>
          </table:table-cell>
          <table:table-cell office:value-type="float" office:value="0.019761362" calcext:value-type="float">
            <text:p>0.019761362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<text:s/>2019-12-03 11:07:24</text:p>
          </table:table-cell>
          <table:table-cell office:value-type="float" office:value="24.21019" calcext:value-type="float">
            <text:p>24.21019</text:p>
          </table:table-cell>
          <table:table-cell office:value-type="string" calcext:value-type="string">
            <text:p><text:s/></text:p>
          </table:table-cell>
          <table:table-cell office:value-type="float" office:value="0.137368457" calcext:value-type="float">
            <text:p>0.137368457</text:p>
          </table:table-cell>
          <table:table-cell office:value-type="float" office:value="0.033691529" calcext:value-type="float">
            <text:p>0.033691529</text:p>
          </table:table-cell>
          <table:table-cell office:value-type="float" office:value="0.134252922" calcext:value-type="float">
            <text:p>0.134252922</text:p>
          </table:table-cell>
          <table:table-cell office:value-type="float" office:value="0.141313093" calcext:value-type="float">
            <text:p>0.141313093</text:p>
          </table:table-cell>
          <table:table-cell office:value-type="float" office:value="0.128608361" calcext:value-type="float">
            <text:p>0.12860836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2291" calcext:value-type="float">
            <text:p>0.001122291</text:p>
          </table:table-cell>
          <table:table-cell office:value-type="float" office:value="0.000275258" calcext:value-type="float">
            <text:p>0.000275258</text:p>
          </table:table-cell>
          <table:table-cell office:value-type="float" office:value="0.001096838" calcext:value-type="float">
            <text:p>0.001096838</text:p>
          </table:table-cell>
          <table:table-cell office:value-type="float" office:value="0.001154519" calcext:value-type="float">
            <text:p>0.001154519</text:p>
          </table:table-cell>
          <table:table-cell office:value-type="float" office:value="0.001050722" calcext:value-type="float">
            <text:p>0.00105072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0112" calcext:value-type="float">
            <text:p>0.000850112</text:p>
          </table:table-cell>
          <table:table-cell office:value-type="float" office:value="0.000003079" calcext:value-type="float">
            <text:p>3.079E-06</text:p>
          </table:table-cell>
          <table:table-cell office:value-type="float" office:value="0.000824659" calcext:value-type="float">
            <text:p>0.000824659</text:p>
          </table:table-cell>
          <table:table-cell office:value-type="float" office:value="0.00088234" calcext:value-type="float">
            <text:p>0.00088234</text:p>
          </table:table-cell>
          <table:table-cell office:value-type="float" office:value="0.000778543" calcext:value-type="float">
            <text:p>0.000778543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3118247" calcext:value-type="float">
            <text:p>24.23118247</text:p>
          </table:table-cell>
          <table:table-cell office:value-type="float" office:value="24.210262477" calcext:value-type="float">
            <text:p>24.210262477</text:p>
          </table:table-cell>
          <table:table-cell office:value-type="float" office:value="24.230553822" calcext:value-type="float">
            <text:p>24.230553822</text:p>
          </table:table-cell>
          <table:table-cell office:value-type="float" office:value="24.231978414" calcext:value-type="float">
            <text:p>24.231978414</text:p>
          </table:table-cell>
          <table:table-cell office:value-type="float" office:value="24.229414868" calcext:value-type="float">
            <text:p>24.229414868</text:p>
          </table:table-cell>
          <table:table-cell office:value-type="float" office:value="25.211922756" calcext:value-type="float">
            <text:p>25.211922756</text:p>
          </table:table-cell>
          <table:table-cell/>
          <table:table-cell office:value-type="float" office:value="0.021548705" calcext:value-type="float">
            <text:p>0.021548705</text:p>
          </table:table-cell>
          <table:table-cell office:value-type="float" office:value="0.000077992" calcext:value-type="float">
            <text:p>7.7992E-05</text:p>
          </table:table-cell>
          <table:table-cell office:value-type="float" office:value="0.020903509" calcext:value-type="float">
            <text:p>0.020903509</text:p>
          </table:table-cell>
          <table:table-cell office:value-type="float" office:value="0.022365598" calcext:value-type="float">
            <text:p>0.022365598</text:p>
          </table:table-cell>
          <table:table-cell office:value-type="float" office:value="0.019734577" calcext:value-type="float">
            <text:p>0.019734577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<text:s/>2019-12-03 11:07:26</text:p>
          </table:table-cell>
          <table:table-cell office:value-type="float" office:value="24.21524" calcext:value-type="float">
            <text:p>24.21524</text:p>
          </table:table-cell>
          <table:table-cell office:value-type="string" calcext:value-type="string">
            <text:p><text:s/></text:p>
          </table:table-cell>
          <table:table-cell office:value-type="float" office:value="0.137342827" calcext:value-type="float">
            <text:p>0.137342827</text:p>
          </table:table-cell>
          <table:table-cell office:value-type="float" office:value="0.035461192" calcext:value-type="float">
            <text:p>0.035461192</text:p>
          </table:table-cell>
          <table:table-cell office:value-type="float" office:value="0.134809629" calcext:value-type="float">
            <text:p>0.134809629</text:p>
          </table:table-cell>
          <table:table-cell office:value-type="float" office:value="0.141269581" calcext:value-type="float">
            <text:p>0.141269581</text:p>
          </table:table-cell>
          <table:table-cell office:value-type="float" office:value="0.12787284" calcext:value-type="float">
            <text:p>0.1278728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2082" calcext:value-type="float">
            <text:p>0.001122082</text:p>
          </table:table-cell>
          <table:table-cell office:value-type="float" office:value="0.000289716" calcext:value-type="float">
            <text:p>0.000289716</text:p>
          </table:table-cell>
          <table:table-cell office:value-type="float" office:value="0.001101386" calcext:value-type="float">
            <text:p>0.001101386</text:p>
          </table:table-cell>
          <table:table-cell office:value-type="float" office:value="0.001154163" calcext:value-type="float">
            <text:p>0.001154163</text:p>
          </table:table-cell>
          <table:table-cell office:value-type="float" office:value="0.001044713" calcext:value-type="float">
            <text:p>0.00104471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9903" calcext:value-type="float">
            <text:p>0.000849903</text:p>
          </table:table-cell>
          <table:table-cell office:value-type="float" office:value="0.000017537" calcext:value-type="float">
            <text:p>1.7537E-05</text:p>
          </table:table-cell>
          <table:table-cell office:value-type="float" office:value="0.000829207" calcext:value-type="float">
            <text:p>0.000829207</text:p>
          </table:table-cell>
          <table:table-cell office:value-type="float" office:value="0.000881984" calcext:value-type="float">
            <text:p>0.000881984</text:p>
          </table:table-cell>
          <table:table-cell office:value-type="float" office:value="0.000772534" calcext:value-type="float">
            <text:p>0.000772534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36231163" calcext:value-type="float">
            <text:p>24.236231163</text:p>
          </table:table-cell>
          <table:table-cell office:value-type="float" office:value="24.215673523" calcext:value-type="float">
            <text:p>24.215673523</text:p>
          </table:table-cell>
          <table:table-cell office:value-type="float" office:value="24.23572002" calcext:value-type="float">
            <text:p>24.23572002</text:p>
          </table:table-cell>
          <table:table-cell office:value-type="float" office:value="24.237023495" calcext:value-type="float">
            <text:p>24.237023495</text:p>
          </table:table-cell>
          <table:table-cell office:value-type="float" office:value="24.234320329" calcext:value-type="float">
            <text:p>24.234320329</text:p>
          </table:table-cell>
          <table:table-cell office:value-type="float" office:value="25.216972151" calcext:value-type="float">
            <text:p>25.216972151</text:p>
          </table:table-cell>
          <table:table-cell/>
          <table:table-cell office:value-type="float" office:value="0.021543397" calcext:value-type="float">
            <text:p>0.021543397</text:p>
          </table:table-cell>
          <table:table-cell office:value-type="float" office:value="0.00044448" calcext:value-type="float">
            <text:p>0.00044448</text:p>
          </table:table-cell>
          <table:table-cell office:value-type="float" office:value="0.021018798" calcext:value-type="float">
            <text:p>0.021018798</text:p>
          </table:table-cell>
          <table:table-cell office:value-type="float" office:value="0.022356587" calcext:value-type="float">
            <text:p>0.022356587</text:p>
          </table:table-cell>
          <table:table-cell office:value-type="float" office:value="0.019582257" calcext:value-type="float">
            <text:p>0.019582257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<text:s/>2019-12-03 11:07:27</text:p>
          </table:table-cell>
          <table:table-cell office:value-type="float" office:value="24.21524" calcext:value-type="float">
            <text:p>24.21524</text:p>
          </table:table-cell>
          <table:table-cell office:value-type="string" calcext:value-type="string">
            <text:p><text:s/></text:p>
          </table:table-cell>
          <table:table-cell office:value-type="float" office:value="0.137263553" calcext:value-type="float">
            <text:p>0.137263553</text:p>
          </table:table-cell>
          <table:table-cell office:value-type="float" office:value="0.033631329" calcext:value-type="float">
            <text:p>0.033631329</text:p>
          </table:table-cell>
          <table:table-cell office:value-type="float" office:value="0.13494374" calcext:value-type="float">
            <text:p>0.13494374</text:p>
          </table:table-cell>
          <table:table-cell office:value-type="float" office:value="0.141247528" calcext:value-type="float">
            <text:p>0.141247528</text:p>
          </table:table-cell>
          <table:table-cell office:value-type="float" office:value="0.128770486" calcext:value-type="float">
            <text:p>0.12877048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1434" calcext:value-type="float">
            <text:p>0.001121434</text:p>
          </table:table-cell>
          <table:table-cell office:value-type="float" office:value="0.000274766" calcext:value-type="float">
            <text:p>0.000274766</text:p>
          </table:table-cell>
          <table:table-cell office:value-type="float" office:value="0.001102482" calcext:value-type="float">
            <text:p>0.001102482</text:p>
          </table:table-cell>
          <table:table-cell office:value-type="float" office:value="0.001153983" calcext:value-type="float">
            <text:p>0.001153983</text:p>
          </table:table-cell>
          <table:table-cell office:value-type="float" office:value="0.001052046" calcext:value-type="float">
            <text:p>0.00105204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9255" calcext:value-type="float">
            <text:p>0.000849255</text:p>
          </table:table-cell>
          <table:table-cell office:value-type="float" office:value="0.000002587" calcext:value-type="float">
            <text:p>2.587E-06</text:p>
          </table:table-cell>
          <table:table-cell office:value-type="float" office:value="0.000830303" calcext:value-type="float">
            <text:p>0.000830303</text:p>
          </table:table-cell>
          <table:table-cell office:value-type="float" office:value="0.000881804" calcext:value-type="float">
            <text:p>0.000881804</text:p>
          </table:table-cell>
          <table:table-cell office:value-type="float" office:value="0.000779868" calcext:value-type="float">
            <text:p>0.000779868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36215168" calcext:value-type="float">
            <text:p>24.236215168</text:p>
          </table:table-cell>
          <table:table-cell office:value-type="float" office:value="24.21530429" calcext:value-type="float">
            <text:p>24.21530429</text:p>
          </table:table-cell>
          <table:table-cell office:value-type="float" office:value="24.235747081" calcext:value-type="float">
            <text:p>24.235747081</text:p>
          </table:table-cell>
          <table:table-cell office:value-type="float" office:value="24.237019045" calcext:value-type="float">
            <text:p>24.237019045</text:p>
          </table:table-cell>
          <table:table-cell office:value-type="float" office:value="24.234501454" calcext:value-type="float">
            <text:p>24.234501454</text:p>
          </table:table-cell>
          <table:table-cell office:value-type="float" office:value="25.216972151" calcext:value-type="float">
            <text:p>25.216972151</text:p>
          </table:table-cell>
          <table:table-cell/>
          <table:table-cell office:value-type="float" office:value="0.02152698" calcext:value-type="float">
            <text:p>0.02152698</text:p>
          </table:table-cell>
          <table:table-cell office:value-type="float" office:value="0.000065524" calcext:value-type="float">
            <text:p>6.5524E-05</text:p>
          </table:table-cell>
          <table:table-cell office:value-type="float" office:value="0.02104657" calcext:value-type="float">
            <text:p>0.02104657</text:p>
          </table:table-cell>
          <table:table-cell office:value-type="float" office:value="0.02235202" calcext:value-type="float">
            <text:p>0.02235202</text:p>
          </table:table-cell>
          <table:table-cell office:value-type="float" office:value="0.019768151" calcext:value-type="float">
            <text:p>0.019768151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<text:s/>2019-12-03 11:07:28</text:p>
          </table:table-cell>
          <table:table-cell office:value-type="float" office:value="24.22029" calcext:value-type="float">
            <text:p>24.22029</text:p>
          </table:table-cell>
          <table:table-cell office:value-type="string" calcext:value-type="string">
            <text:p><text:s/></text:p>
          </table:table-cell>
          <table:table-cell office:value-type="float" office:value="0.137392299" calcext:value-type="float">
            <text:p>0.137392299</text:p>
          </table:table-cell>
          <table:table-cell office:value-type="float" office:value="0.033381585" calcext:value-type="float">
            <text:p>0.033381585</text:p>
          </table:table-cell>
          <table:table-cell office:value-type="float" office:value="0.134586112" calcext:value-type="float">
            <text:p>0.134586112</text:p>
          </table:table-cell>
          <table:table-cell office:value-type="float" office:value="0.141272562" calcext:value-type="float">
            <text:p>0.141272562</text:p>
          </table:table-cell>
          <table:table-cell office:value-type="float" office:value="0.129221693" calcext:value-type="float">
            <text:p>0.12922169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2486" calcext:value-type="float">
            <text:p>0.001122486</text:p>
          </table:table-cell>
          <table:table-cell office:value-type="float" office:value="0.000272725" calcext:value-type="float">
            <text:p>0.000272725</text:p>
          </table:table-cell>
          <table:table-cell office:value-type="float" office:value="0.00109956" calcext:value-type="float">
            <text:p>0.00109956</text:p>
          </table:table-cell>
          <table:table-cell office:value-type="float" office:value="0.001154188" calcext:value-type="float">
            <text:p>0.001154188</text:p>
          </table:table-cell>
          <table:table-cell office:value-type="float" office:value="0.001055733" calcext:value-type="float">
            <text:p>0.00105573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0307" calcext:value-type="float">
            <text:p>0.000850307</text:p>
          </table:table-cell>
          <table:table-cell office:value-type="float" office:value="0.000000547" calcext:value-type="float">
            <text:p>5.47E-07</text:p>
          </table:table-cell>
          <table:table-cell office:value-type="float" office:value="0.000827381" calcext:value-type="float">
            <text:p>0.000827381</text:p>
          </table:table-cell>
          <table:table-cell office:value-type="float" office:value="0.000882009" calcext:value-type="float">
            <text:p>0.000882009</text:p>
          </table:table-cell>
          <table:table-cell office:value-type="float" office:value="0.000783554" calcext:value-type="float">
            <text:p>0.000783554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41295011" calcext:value-type="float">
            <text:p>24.241295011</text:p>
          </table:table-cell>
          <table:table-cell office:value-type="float" office:value="24.220307858" calcext:value-type="float">
            <text:p>24.220307858</text:p>
          </table:table-cell>
          <table:table-cell office:value-type="float" office:value="24.240728787" calcext:value-type="float">
            <text:p>24.240728787</text:p>
          </table:table-cell>
          <table:table-cell office:value-type="float" office:value="24.242077957" calcext:value-type="float">
            <text:p>24.242077957</text:p>
          </table:table-cell>
          <table:table-cell office:value-type="float" office:value="24.23964637" calcext:value-type="float">
            <text:p>24.23964637</text:p>
          </table:table-cell>
          <table:table-cell office:value-type="float" office:value="25.222021547" calcext:value-type="float">
            <text:p>25.222021547</text:p>
          </table:table-cell>
          <table:table-cell/>
          <table:table-cell office:value-type="float" office:value="0.021553642" calcext:value-type="float">
            <text:p>0.021553642</text:p>
          </table:table-cell>
          <table:table-cell office:value-type="float" office:value="0.000013804" calcext:value-type="float">
            <text:p>1.3804E-05</text:p>
          </table:table-cell>
          <table:table-cell office:value-type="float" office:value="0.020972509" calcext:value-type="float">
            <text:p>0.020972509</text:p>
          </table:table-cell>
          <table:table-cell office:value-type="float" office:value="0.022357204" calcext:value-type="float">
            <text:p>0.022357204</text:p>
          </table:table-cell>
          <table:table-cell office:value-type="float" office:value="0.019861592" calcext:value-type="float">
            <text:p>0.019861592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<text:s/>2019-12-03 11:07:30</text:p>
          </table:table-cell>
          <table:table-cell office:value-type="float" office:value="24.21524" calcext:value-type="float">
            <text:p>24.21524</text:p>
          </table:table-cell>
          <table:table-cell office:value-type="string" calcext:value-type="string">
            <text:p><text:s/></text:p>
          </table:table-cell>
          <table:table-cell office:value-type="float" office:value="0.137608664" calcext:value-type="float">
            <text:p>0.137608664</text:p>
          </table:table-cell>
          <table:table-cell office:value-type="float" office:value="0.033705239" calcext:value-type="float">
            <text:p>0.033705239</text:p>
          </table:table-cell>
          <table:table-cell office:value-type="float" office:value="0.134285108" calcext:value-type="float">
            <text:p>0.134285108</text:p>
          </table:table-cell>
          <table:table-cell office:value-type="float" office:value="0.141106861" calcext:value-type="float">
            <text:p>0.141106861</text:p>
          </table:table-cell>
          <table:table-cell office:value-type="float" office:value="0.128613726" calcext:value-type="float">
            <text:p>0.12861372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4254" calcext:value-type="float">
            <text:p>0.001124254</text:p>
          </table:table-cell>
          <table:table-cell office:value-type="float" office:value="0.00027537" calcext:value-type="float">
            <text:p>0.00027537</text:p>
          </table:table-cell>
          <table:table-cell office:value-type="float" office:value="0.001097101" calcext:value-type="float">
            <text:p>0.001097101</text:p>
          </table:table-cell>
          <table:table-cell office:value-type="float" office:value="0.001152834" calcext:value-type="float">
            <text:p>0.001152834</text:p>
          </table:table-cell>
          <table:table-cell office:value-type="float" office:value="0.001050766" calcext:value-type="float">
            <text:p>0.00105076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2075" calcext:value-type="float">
            <text:p>0.000852075</text:p>
          </table:table-cell>
          <table:table-cell office:value-type="float" office:value="0.000003191" calcext:value-type="float">
            <text:p>3.191E-06</text:p>
          </table:table-cell>
          <table:table-cell office:value-type="float" office:value="0.000824922" calcext:value-type="float">
            <text:p>0.000824922</text:p>
          </table:table-cell>
          <table:table-cell office:value-type="float" office:value="0.000880655" calcext:value-type="float">
            <text:p>0.000880655</text:p>
          </table:table-cell>
          <table:table-cell office:value-type="float" office:value="0.000778587" calcext:value-type="float">
            <text:p>0.000778587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36284803" calcext:value-type="float">
            <text:p>24.236284803</text:p>
          </table:table-cell>
          <table:table-cell office:value-type="float" office:value="24.215319204" calcext:value-type="float">
            <text:p>24.215319204</text:p>
          </table:table-cell>
          <table:table-cell office:value-type="float" office:value="24.235614184" calcext:value-type="float">
            <text:p>24.235614184</text:p>
          </table:table-cell>
          <table:table-cell office:value-type="float" office:value="24.236990661" calcext:value-type="float">
            <text:p>24.236990661</text:p>
          </table:table-cell>
          <table:table-cell office:value-type="float" office:value="24.234469823" calcext:value-type="float">
            <text:p>24.234469823</text:p>
          </table:table-cell>
          <table:table-cell office:value-type="float" office:value="25.216972151" calcext:value-type="float">
            <text:p>25.216972151</text:p>
          </table:table-cell>
          <table:table-cell/>
          <table:table-cell office:value-type="float" office:value="0.021598449" calcext:value-type="float">
            <text:p>0.021598449</text:p>
          </table:table-cell>
          <table:table-cell office:value-type="float" office:value="0.000080831" calcext:value-type="float">
            <text:p>8.0831E-05</text:p>
          </table:table-cell>
          <table:table-cell office:value-type="float" office:value="0.020910175" calcext:value-type="float">
            <text:p>0.020910175</text:p>
          </table:table-cell>
          <table:table-cell office:value-type="float" office:value="0.022322889" calcext:value-type="float">
            <text:p>0.022322889</text:p>
          </table:table-cell>
          <table:table-cell office:value-type="float" office:value="0.019735688" calcext:value-type="float">
            <text:p>0.019735688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<text:s/>2019-12-03 11:07:31</text:p>
          </table:table-cell>
          <table:table-cell office:value-type="float" office:value="24.22535" calcext:value-type="float">
            <text:p>24.22535</text:p>
          </table:table-cell>
          <table:table-cell office:value-type="string" calcext:value-type="string">
            <text:p><text:s/></text:p>
          </table:table-cell>
          <table:table-cell office:value-type="float" office:value="0.13758363" calcext:value-type="float">
            <text:p>0.13758363</text:p>
          </table:table-cell>
          <table:table-cell office:value-type="float" office:value="0.03531814" calcext:value-type="float">
            <text:p>0.03531814</text:p>
          </table:table-cell>
          <table:table-cell office:value-type="float" office:value="0.13494374" calcext:value-type="float">
            <text:p>0.13494374</text:p>
          </table:table-cell>
          <table:table-cell office:value-type="float" office:value="0.141010301" calcext:value-type="float">
            <text:p>0.141010301</text:p>
          </table:table-cell>
          <table:table-cell office:value-type="float" office:value="0.127969399" calcext:value-type="float">
            <text:p>0.12796939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4049" calcext:value-type="float">
            <text:p>0.001124049</text:p>
          </table:table-cell>
          <table:table-cell office:value-type="float" office:value="0.000288547" calcext:value-type="float">
            <text:p>0.000288547</text:p>
          </table:table-cell>
          <table:table-cell office:value-type="float" office:value="0.001102482" calcext:value-type="float">
            <text:p>0.001102482</text:p>
          </table:table-cell>
          <table:table-cell office:value-type="float" office:value="0.001152045" calcext:value-type="float">
            <text:p>0.001152045</text:p>
          </table:table-cell>
          <table:table-cell office:value-type="float" office:value="0.001045502" calcext:value-type="float">
            <text:p>0.00104550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187" calcext:value-type="float">
            <text:p>0.00085187</text:p>
          </table:table-cell>
          <table:table-cell office:value-type="float" office:value="0.000016368" calcext:value-type="float">
            <text:p>1.6368E-05</text:p>
          </table:table-cell>
          <table:table-cell office:value-type="float" office:value="0.000830303" calcext:value-type="float">
            <text:p>0.000830303</text:p>
          </table:table-cell>
          <table:table-cell office:value-type="float" office:value="0.000879866" calcext:value-type="float">
            <text:p>0.000879866</text:p>
          </table:table-cell>
          <table:table-cell office:value-type="float" office:value="0.000773323" calcext:value-type="float">
            <text:p>0.000773323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46387482" calcext:value-type="float">
            <text:p>24.246387482</text:p>
          </table:table-cell>
          <table:table-cell office:value-type="float" office:value="24.225752577" calcext:value-type="float">
            <text:p>24.225752577</text:p>
          </table:table-cell>
          <table:table-cell office:value-type="float" office:value="24.245854815" calcext:value-type="float">
            <text:p>24.245854815</text:p>
          </table:table-cell>
          <table:table-cell office:value-type="float" office:value="24.247078901" calcext:value-type="float">
            <text:p>24.247078901</text:p>
          </table:table-cell>
          <table:table-cell office:value-type="float" office:value="24.24444756" calcext:value-type="float">
            <text:p>24.24444756</text:p>
          </table:table-cell>
          <table:table-cell office:value-type="float" office:value="25.227070943" calcext:value-type="float">
            <text:p>25.227070943</text:p>
          </table:table-cell>
          <table:table-cell/>
          <table:table-cell office:value-type="float" office:value="0.021593265" calcext:value-type="float">
            <text:p>0.021593265</text:p>
          </table:table-cell>
          <table:table-cell office:value-type="float" office:value="0.000414855" calcext:value-type="float">
            <text:p>0.000414855</text:p>
          </table:table-cell>
          <table:table-cell office:value-type="float" office:value="0.02104657" calcext:value-type="float">
            <text:p>0.02104657</text:p>
          </table:table-cell>
          <table:table-cell office:value-type="float" office:value="0.022302893" calcext:value-type="float">
            <text:p>0.022302893</text:p>
          </table:table-cell>
          <table:table-cell office:value-type="float" office:value="0.019602254" calcext:value-type="float">
            <text:p>0.019602254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<text:s/>2019-12-03 11:07:32</text:p>
          </table:table-cell>
          <table:table-cell office:value-type="float" office:value="24.22535" calcext:value-type="float">
            <text:p>24.22535</text:p>
          </table:table-cell>
          <table:table-cell office:value-type="string" calcext:value-type="string">
            <text:p><text:s/></text:p>
          </table:table-cell>
          <table:table-cell office:value-type="float" office:value="0.137607472" calcext:value-type="float">
            <text:p>0.137607472</text:p>
          </table:table-cell>
          <table:table-cell office:value-type="float" office:value="0.033714179" calcext:value-type="float">
            <text:p>0.033714179</text:p>
          </table:table-cell>
          <table:table-cell office:value-type="float" office:value="0.134289281" calcext:value-type="float">
            <text:p>0.134289281</text:p>
          </table:table-cell>
          <table:table-cell office:value-type="float" office:value="0.140847581" calcext:value-type="float">
            <text:p>0.140847581</text:p>
          </table:table-cell>
          <table:table-cell office:value-type="float" office:value="0.128654853" calcext:value-type="float">
            <text:p>0.12865485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4244" calcext:value-type="float">
            <text:p>0.001124244</text:p>
          </table:table-cell>
          <table:table-cell office:value-type="float" office:value="0.000275443" calcext:value-type="float">
            <text:p>0.000275443</text:p>
          </table:table-cell>
          <table:table-cell office:value-type="float" office:value="0.001097135" calcext:value-type="float">
            <text:p>0.001097135</text:p>
          </table:table-cell>
          <table:table-cell office:value-type="float" office:value="0.001150716" calcext:value-type="float">
            <text:p>0.001150716</text:p>
          </table:table-cell>
          <table:table-cell office:value-type="float" office:value="0.001051102" calcext:value-type="float">
            <text:p>0.00105110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2065" calcext:value-type="float">
            <text:p>0.000852065</text:p>
          </table:table-cell>
          <table:table-cell office:value-type="float" office:value="0.000003264" calcext:value-type="float">
            <text:p>3.264E-06</text:p>
          </table:table-cell>
          <table:table-cell office:value-type="float" office:value="0.000824956" calcext:value-type="float">
            <text:p>0.000824956</text:p>
          </table:table-cell>
          <table:table-cell office:value-type="float" office:value="0.000878537" calcext:value-type="float">
            <text:p>0.000878537</text:p>
          </table:table-cell>
          <table:table-cell office:value-type="float" office:value="0.000778923" calcext:value-type="float">
            <text:p>0.000778923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46392292" calcext:value-type="float">
            <text:p>24.246392292</text:p>
          </table:table-cell>
          <table:table-cell office:value-type="float" office:value="24.22542893" calcext:value-type="float">
            <text:p>24.22542893</text:p>
          </table:table-cell>
          <table:table-cell office:value-type="float" office:value="24.245722761" calcext:value-type="float">
            <text:p>24.245722761</text:p>
          </table:table-cell>
          <table:table-cell office:value-type="float" office:value="24.247046068" calcext:value-type="float">
            <text:p>24.247046068</text:p>
          </table:table-cell>
          <table:table-cell office:value-type="float" office:value="24.244585868" calcext:value-type="float">
            <text:p>24.244585868</text:p>
          </table:table-cell>
          <table:table-cell office:value-type="float" office:value="25.227070943" calcext:value-type="float">
            <text:p>25.227070943</text:p>
          </table:table-cell>
          <table:table-cell/>
          <table:table-cell office:value-type="float" office:value="0.021598202" calcext:value-type="float">
            <text:p>0.021598202</text:p>
          </table:table-cell>
          <table:table-cell office:value-type="float" office:value="0.000082682" calcext:value-type="float">
            <text:p>8.2682E-05</text:p>
          </table:table-cell>
          <table:table-cell office:value-type="float" office:value="0.020911039" calcext:value-type="float">
            <text:p>0.020911039</text:p>
          </table:table-cell>
          <table:table-cell office:value-type="float" office:value="0.022269195" calcext:value-type="float">
            <text:p>0.022269195</text:p>
          </table:table-cell>
          <table:table-cell office:value-type="float" office:value="0.019744205" calcext:value-type="float">
            <text:p>0.019744205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<text:s/>2019-12-03 11:07:33</text:p>
          </table:table-cell>
          <table:table-cell office:value-type="float" office:value="24.22535" calcext:value-type="float">
            <text:p>24.22535</text:p>
          </table:table-cell>
          <table:table-cell office:value-type="string" calcext:value-type="string">
            <text:p><text:s/></text:p>
          </table:table-cell>
          <table:table-cell office:value-type="float" office:value="0.137655751" calcext:value-type="float">
            <text:p>0.137655751</text:p>
          </table:table-cell>
          <table:table-cell office:value-type="float" office:value="0.034958128" calcext:value-type="float">
            <text:p>0.034958128</text:p>
          </table:table-cell>
          <table:table-cell office:value-type="float" office:value="0.134561674" calcext:value-type="float">
            <text:p>0.134561674</text:p>
          </table:table-cell>
          <table:table-cell office:value-type="float" office:value="0.140929835" calcext:value-type="float">
            <text:p>0.140929835</text:p>
          </table:table-cell>
          <table:table-cell office:value-type="float" office:value="0.12812914" calcext:value-type="float">
            <text:p>0.1281291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4638" calcext:value-type="float">
            <text:p>0.001124638</text:p>
          </table:table-cell>
          <table:table-cell office:value-type="float" office:value="0.000285606" calcext:value-type="float">
            <text:p>0.000285606</text:p>
          </table:table-cell>
          <table:table-cell office:value-type="float" office:value="0.00109936" calcext:value-type="float">
            <text:p>0.00109936</text:p>
          </table:table-cell>
          <table:table-cell office:value-type="float" office:value="0.001151388" calcext:value-type="float">
            <text:p>0.001151388</text:p>
          </table:table-cell>
          <table:table-cell office:value-type="float" office:value="0.001046807" calcext:value-type="float">
            <text:p>0.00104680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246" calcext:value-type="float">
            <text:p>0.00085246</text:p>
          </table:table-cell>
          <table:table-cell office:value-type="float" office:value="0.000013427" calcext:value-type="float">
            <text:p>1.3427E-05</text:p>
          </table:table-cell>
          <table:table-cell office:value-type="float" office:value="0.000827181" calcext:value-type="float">
            <text:p>0.000827181</text:p>
          </table:table-cell>
          <table:table-cell office:value-type="float" office:value="0.000879209" calcext:value-type="float">
            <text:p>0.000879209</text:p>
          </table:table-cell>
          <table:table-cell office:value-type="float" office:value="0.000774628" calcext:value-type="float">
            <text:p>0.000774628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46402034" calcext:value-type="float">
            <text:p>24.246402034</text:p>
          </table:table-cell>
          <table:table-cell office:value-type="float" office:value="24.225679934" calcext:value-type="float">
            <text:p>24.225679934</text:p>
          </table:table-cell>
          <table:table-cell office:value-type="float" office:value="24.245777724" calcext:value-type="float">
            <text:p>24.245777724</text:p>
          </table:table-cell>
          <table:table-cell office:value-type="float" office:value="24.247062665" calcext:value-type="float">
            <text:p>24.247062665</text:p>
          </table:table-cell>
          <table:table-cell office:value-type="float" office:value="24.244479792" calcext:value-type="float">
            <text:p>24.244479792</text:p>
          </table:table-cell>
          <table:table-cell office:value-type="float" office:value="25.227070943" calcext:value-type="float">
            <text:p>25.227070943</text:p>
          </table:table-cell>
          <table:table-cell/>
          <table:table-cell office:value-type="float" office:value="0.0216082" calcext:value-type="float">
            <text:p>0.0216082</text:p>
          </table:table-cell>
          <table:table-cell office:value-type="float" office:value="0.000340298" calcext:value-type="float">
            <text:p>0.000340298</text:p>
          </table:table-cell>
          <table:table-cell office:value-type="float" office:value="0.020967449" calcext:value-type="float">
            <text:p>0.020967449</text:p>
          </table:table-cell>
          <table:table-cell office:value-type="float" office:value="0.022286229" calcext:value-type="float">
            <text:p>0.022286229</text:p>
          </table:table-cell>
          <table:table-cell office:value-type="float" office:value="0.019635335" calcext:value-type="float">
            <text:p>0.019635335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<text:s/>2019-12-03 11:07:35</text:p>
          </table:table-cell>
          <table:table-cell office:value-type="float" office:value="24.23546" calcext:value-type="float">
            <text:p>24.23546</text:p>
          </table:table-cell>
          <table:table-cell office:value-type="string" calcext:value-type="string">
            <text:p><text:s/></text:p>
          </table:table-cell>
          <table:table-cell office:value-type="float" office:value="0.137695687" calcext:value-type="float">
            <text:p>0.137695687</text:p>
          </table:table-cell>
          <table:table-cell office:value-type="float" office:value="0.03344715" calcext:value-type="float">
            <text:p>0.03344715</text:p>
          </table:table-cell>
          <table:table-cell office:value-type="float" office:value="0.134237425" calcext:value-type="float">
            <text:p>0.134237425</text:p>
          </table:table-cell>
          <table:table-cell office:value-type="float" office:value="0.140859501" calcext:value-type="float">
            <text:p>0.140859501</text:p>
          </table:table-cell>
          <table:table-cell office:value-type="float" office:value="0.128806845" calcext:value-type="float">
            <text:p>0.12880684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4965" calcext:value-type="float">
            <text:p>0.001124965</text:p>
          </table:table-cell>
          <table:table-cell office:value-type="float" office:value="0.000273261" calcext:value-type="float">
            <text:p>0.000273261</text:p>
          </table:table-cell>
          <table:table-cell office:value-type="float" office:value="0.001096711" calcext:value-type="float">
            <text:p>0.001096711</text:p>
          </table:table-cell>
          <table:table-cell office:value-type="float" office:value="0.001150813" calcext:value-type="float">
            <text:p>0.001150813</text:p>
          </table:table-cell>
          <table:table-cell office:value-type="float" office:value="0.001052344" calcext:value-type="float">
            <text:p>0.00105234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2786" calcext:value-type="float">
            <text:p>0.000852786</text:p>
          </table:table-cell>
          <table:table-cell office:value-type="float" office:value="0.000001082" calcext:value-type="float">
            <text:p>1.082E-06</text:p>
          </table:table-cell>
          <table:table-cell office:value-type="float" office:value="0.000824532" calcext:value-type="float">
            <text:p>0.000824532</text:p>
          </table:table-cell>
          <table:table-cell office:value-type="float" office:value="0.000878634" calcext:value-type="float">
            <text:p>0.000878634</text:p>
          </table:table-cell>
          <table:table-cell office:value-type="float" office:value="0.000780165" calcext:value-type="float">
            <text:p>0.000780165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56517823" calcext:value-type="float">
            <text:p>24.256517823</text:p>
          </table:table-cell>
          <table:table-cell office:value-type="float" office:value="24.235482973" calcext:value-type="float">
            <text:p>24.235482973</text:p>
          </table:table-cell>
          <table:table-cell office:value-type="float" office:value="24.255820035" calcext:value-type="float">
            <text:p>24.255820035</text:p>
          </table:table-cell>
          <table:table-cell office:value-type="float" office:value="24.257156198" calcext:value-type="float">
            <text:p>24.257156198</text:p>
          </table:table-cell>
          <table:table-cell office:value-type="float" office:value="24.254724284" calcext:value-type="float">
            <text:p>24.254724284</text:p>
          </table:table-cell>
          <table:table-cell office:value-type="float" office:value="25.237169737" calcext:value-type="float">
            <text:p>25.237169737</text:p>
          </table:table-cell>
          <table:table-cell/>
          <table:table-cell office:value-type="float" office:value="0.021616471" calcext:value-type="float">
            <text:p>0.021616471</text:p>
          </table:table-cell>
          <table:table-cell office:value-type="float" office:value="0.000027382" calcext:value-type="float">
            <text:p>2.7382E-05</text:p>
          </table:table-cell>
          <table:table-cell office:value-type="float" office:value="0.0209003" calcext:value-type="float">
            <text:p>0.0209003</text:p>
          </table:table-cell>
          <table:table-cell office:value-type="float" office:value="0.022271664" calcext:value-type="float">
            <text:p>0.022271664</text:p>
          </table:table-cell>
          <table:table-cell office:value-type="float" office:value="0.019775681" calcext:value-type="float">
            <text:p>0.019775681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<text:s/>2019-12-03 11:07:36</text:p>
          </table:table-cell>
          <table:table-cell office:value-type="float" office:value="24.23546" calcext:value-type="float">
            <text:p>24.23546</text:p>
          </table:table-cell>
          <table:table-cell office:value-type="string" calcext:value-type="string">
            <text:p><text:s/></text:p>
          </table:table-cell>
          <table:table-cell office:value-type="float" office:value="0.137612836" calcext:value-type="float">
            <text:p>0.137612836</text:p>
          </table:table-cell>
          <table:table-cell office:value-type="float" office:value="0.034221415" calcext:value-type="float">
            <text:p>0.034221415</text:p>
          </table:table-cell>
          <table:table-cell office:value-type="float" office:value="0.135118381" calcext:value-type="float">
            <text:p>0.135118381</text:p>
          </table:table-cell>
          <table:table-cell office:value-type="float" office:value="0.14084162" calcext:value-type="float">
            <text:p>0.14084162</text:p>
          </table:table-cell>
          <table:table-cell office:value-type="float" office:value="0.128134504" calcext:value-type="float">
            <text:p>0.12813450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4288" calcext:value-type="float">
            <text:p>0.001124288</text:p>
          </table:table-cell>
          <table:table-cell office:value-type="float" office:value="0.000279587" calcext:value-type="float">
            <text:p>0.000279587</text:p>
          </table:table-cell>
          <table:table-cell office:value-type="float" office:value="0.001103908" calcext:value-type="float">
            <text:p>0.001103908</text:p>
          </table:table-cell>
          <table:table-cell office:value-type="float" office:value="0.001150667" calcext:value-type="float">
            <text:p>0.001150667</text:p>
          </table:table-cell>
          <table:table-cell office:value-type="float" office:value="0.001046851" calcext:value-type="float">
            <text:p>0.00104685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2109" calcext:value-type="float">
            <text:p>0.000852109</text:p>
          </table:table-cell>
          <table:table-cell office:value-type="float" office:value="0.000007408" calcext:value-type="float">
            <text:p>7.408E-06</text:p>
          </table:table-cell>
          <table:table-cell office:value-type="float" office:value="0.00083173" calcext:value-type="float">
            <text:p>0.00083173</text:p>
          </table:table-cell>
          <table:table-cell office:value-type="float" office:value="0.000878488" calcext:value-type="float">
            <text:p>0.000878488</text:p>
          </table:table-cell>
          <table:table-cell office:value-type="float" office:value="0.000774672" calcext:value-type="float">
            <text:p>0.000774672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56501106" calcext:value-type="float">
            <text:p>24.256501106</text:p>
          </table:table-cell>
          <table:table-cell office:value-type="float" office:value="24.235639203" calcext:value-type="float">
            <text:p>24.235639203</text:p>
          </table:table-cell>
          <table:table-cell office:value-type="float" office:value="24.255997789" calcext:value-type="float">
            <text:p>24.255997789</text:p>
          </table:table-cell>
          <table:table-cell office:value-type="float" office:value="24.25715259" calcext:value-type="float">
            <text:p>24.25715259</text:p>
          </table:table-cell>
          <table:table-cell office:value-type="float" office:value="24.254588623" calcext:value-type="float">
            <text:p>24.254588623</text:p>
          </table:table-cell>
          <table:table-cell office:value-type="float" office:value="25.237169737" calcext:value-type="float">
            <text:p>25.237169737</text:p>
          </table:table-cell>
          <table:table-cell/>
          <table:table-cell office:value-type="float" office:value="0.021599313" calcext:value-type="float">
            <text:p>0.021599313</text:p>
          </table:table-cell>
          <table:table-cell office:value-type="float" office:value="0.000187728" calcext:value-type="float">
            <text:p>0.000187728</text:p>
          </table:table-cell>
          <table:table-cell office:value-type="float" office:value="0.021082737" calcext:value-type="float">
            <text:p>0.021082737</text:p>
          </table:table-cell>
          <table:table-cell office:value-type="float" office:value="0.022267961" calcext:value-type="float">
            <text:p>0.022267961</text:p>
          </table:table-cell>
          <table:table-cell office:value-type="float" office:value="0.019636446" calcext:value-type="float">
            <text:p>0.019636446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<text:s/>2019-12-03 11:07:37</text:p>
          </table:table-cell>
          <table:table-cell office:value-type="float" office:value="24.24556" calcext:value-type="float">
            <text:p>24.24556</text:p>
          </table:table-cell>
          <table:table-cell office:value-type="string" calcext:value-type="string">
            <text:p><text:s/></text:p>
          </table:table-cell>
          <table:table-cell office:value-type="float" office:value="0.13750972" calcext:value-type="float">
            <text:p>0.13750972</text:p>
          </table:table-cell>
          <table:table-cell office:value-type="float" office:value="0.03359795" calcext:value-type="float">
            <text:p>0.03359795</text:p>
          </table:table-cell>
          <table:table-cell office:value-type="float" office:value="0.13495268" calcext:value-type="float">
            <text:p>0.13495268</text:p>
          </table:table-cell>
          <table:table-cell office:value-type="float" office:value="0.140874999" calcext:value-type="float">
            <text:p>0.140874999</text:p>
          </table:table-cell>
          <table:table-cell office:value-type="float" office:value="0.128854529" calcext:value-type="float">
            <text:p>0.12885452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3445" calcext:value-type="float">
            <text:p>0.001123445</text:p>
          </table:table-cell>
          <table:table-cell office:value-type="float" office:value="0.000274493" calcext:value-type="float">
            <text:p>0.000274493</text:p>
          </table:table-cell>
          <table:table-cell office:value-type="float" office:value="0.001102555" calcext:value-type="float">
            <text:p>0.001102555</text:p>
          </table:table-cell>
          <table:table-cell office:value-type="float" office:value="0.00115094" calcext:value-type="float">
            <text:p>0.00115094</text:p>
          </table:table-cell>
          <table:table-cell office:value-type="float" office:value="0.001052733" calcext:value-type="float">
            <text:p>0.00105273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1267" calcext:value-type="float">
            <text:p>0.000851267</text:p>
          </table:table-cell>
          <table:table-cell office:value-type="float" office:value="0.000002314" calcext:value-type="float">
            <text:p>2.314E-06</text:p>
          </table:table-cell>
          <table:table-cell office:value-type="float" office:value="0.000830376" calcext:value-type="float">
            <text:p>0.000830376</text:p>
          </table:table-cell>
          <table:table-cell office:value-type="float" office:value="0.000878761" calcext:value-type="float">
            <text:p>0.000878761</text:p>
          </table:table-cell>
          <table:table-cell office:value-type="float" office:value="0.000780554" calcext:value-type="float">
            <text:p>0.000780554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66588032" calcext:value-type="float">
            <text:p>24.266588032</text:p>
          </table:table-cell>
          <table:table-cell office:value-type="float" office:value="24.245621326" calcext:value-type="float">
            <text:p>24.245621326</text:p>
          </table:table-cell>
          <table:table-cell office:value-type="float" office:value="24.266072092" calcext:value-type="float">
            <text:p>24.266072092</text:p>
          </table:table-cell>
          <table:table-cell office:value-type="float" office:value="24.267267051" calcext:value-type="float">
            <text:p>24.267267051</text:p>
          </table:table-cell>
          <table:table-cell office:value-type="float" office:value="24.264841653" calcext:value-type="float">
            <text:p>24.264841653</text:p>
          </table:table-cell>
          <table:table-cell office:value-type="float" office:value="25.247268534" calcext:value-type="float">
            <text:p>25.247268534</text:p>
          </table:table-cell>
          <table:table-cell/>
          <table:table-cell office:value-type="float" office:value="0.021577959" calcext:value-type="float">
            <text:p>0.021577959</text:p>
          </table:table-cell>
          <table:table-cell office:value-type="float" office:value="0.000058612" calcext:value-type="float">
            <text:p>5.8612E-05</text:p>
          </table:table-cell>
          <table:table-cell office:value-type="float" office:value="0.021048422" calcext:value-type="float">
            <text:p>0.021048422</text:p>
          </table:table-cell>
          <table:table-cell office:value-type="float" office:value="0.022274873" calcext:value-type="float">
            <text:p>0.022274873</text:p>
          </table:table-cell>
          <table:table-cell office:value-type="float" office:value="0.019785556" calcext:value-type="float">
            <text:p>0.019785556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<text:s/>2019-12-03 11:07:39</text:p>
          </table:table-cell>
          <table:table-cell office:value-type="float" office:value="24.24051" calcext:value-type="float">
            <text:p>24.24051</text:p>
          </table:table-cell>
          <table:table-cell office:value-type="string" calcext:value-type="string">
            <text:p><text:s/></text:p>
          </table:table-cell>
          <table:table-cell office:value-type="float" office:value="0.137687342" calcext:value-type="float">
            <text:p>0.137687342</text:p>
          </table:table-cell>
          <table:table-cell office:value-type="float" office:value="0.033814911" calcext:value-type="float">
            <text:p>0.033814911</text:p>
          </table:table-cell>
          <table:table-cell office:value-type="float" office:value="0.134395973" calcext:value-type="float">
            <text:p>0.134395973</text:p>
          </table:table-cell>
          <table:table-cell office:value-type="float" office:value="0.140795128" calcext:value-type="float">
            <text:p>0.140795128</text:p>
          </table:table-cell>
          <table:table-cell office:value-type="float" office:value="0.128447429" calcext:value-type="float">
            <text:p>0.12844742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4897" calcext:value-type="float">
            <text:p>0.001124897</text:p>
          </table:table-cell>
          <table:table-cell office:value-type="float" office:value="0.000276266" calcext:value-type="float">
            <text:p>0.000276266</text:p>
          </table:table-cell>
          <table:table-cell office:value-type="float" office:value="0.001098006" calcext:value-type="float">
            <text:p>0.001098006</text:p>
          </table:table-cell>
          <table:table-cell office:value-type="float" office:value="0.001150287" calcext:value-type="float">
            <text:p>0.001150287</text:p>
          </table:table-cell>
          <table:table-cell office:value-type="float" office:value="0.001049407" calcext:value-type="float">
            <text:p>0.00104940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2718" calcext:value-type="float">
            <text:p>0.000852718</text:p>
          </table:table-cell>
          <table:table-cell office:value-type="float" office:value="0.000004087" calcext:value-type="float">
            <text:p>4.087E-06</text:p>
          </table:table-cell>
          <table:table-cell office:value-type="float" office:value="0.000825827" calcext:value-type="float">
            <text:p>0.000825827</text:p>
          </table:table-cell>
          <table:table-cell office:value-type="float" office:value="0.000878108" calcext:value-type="float">
            <text:p>0.000878108</text:p>
          </table:table-cell>
          <table:table-cell office:value-type="float" office:value="0.000777228" calcext:value-type="float">
            <text:p>0.000777228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61570005" calcext:value-type="float">
            <text:p>24.261570005</text:p>
          </table:table-cell>
          <table:table-cell office:value-type="float" office:value="24.240611141" calcext:value-type="float">
            <text:p>24.240611141</text:p>
          </table:table-cell>
          <table:table-cell office:value-type="float" office:value="24.260905895" calcext:value-type="float">
            <text:p>24.260905895</text:p>
          </table:table-cell>
          <table:table-cell office:value-type="float" office:value="24.262197072" calcext:value-type="float">
            <text:p>24.262197072</text:p>
          </table:table-cell>
          <table:table-cell office:value-type="float" office:value="24.259705637" calcext:value-type="float">
            <text:p>24.259705637</text:p>
          </table:table-cell>
          <table:table-cell office:value-type="float" office:value="25.242219135" calcext:value-type="float">
            <text:p>25.242219135</text:p>
          </table:table-cell>
          <table:table-cell/>
          <table:table-cell office:value-type="float" office:value="0.021614742" calcext:value-type="float">
            <text:p>0.021614742</text:p>
          </table:table-cell>
          <table:table-cell office:value-type="float" office:value="0.000103543" calcext:value-type="float">
            <text:p>0.000103543</text:p>
          </table:table-cell>
          <table:table-cell office:value-type="float" office:value="0.020933134" calcext:value-type="float">
            <text:p>0.020933134</text:p>
          </table:table-cell>
          <table:table-cell office:value-type="float" office:value="0.022258333" calcext:value-type="float">
            <text:p>0.022258333</text:p>
          </table:table-cell>
          <table:table-cell office:value-type="float" office:value="0.019701249" calcext:value-type="float">
            <text:p>0.019701249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<text:s/>2019-12-03 11:07:40</text:p>
          </table:table-cell>
          <table:table-cell office:value-type="float" office:value="24.25062" calcext:value-type="float">
            <text:p>24.25062</text:p>
          </table:table-cell>
          <table:table-cell office:value-type="string" calcext:value-type="string">
            <text:p><text:s/></text:p>
          </table:table-cell>
          <table:table-cell office:value-type="float" office:value="0.137616412" calcext:value-type="float">
            <text:p>0.137616412</text:p>
          </table:table-cell>
          <table:table-cell office:value-type="float" office:value="0.035279993" calcext:value-type="float">
            <text:p>0.035279993</text:p>
          </table:table-cell>
          <table:table-cell office:value-type="float" office:value="0.134627239" calcext:value-type="float">
            <text:p>0.134627239</text:p>
          </table:table-cell>
          <table:table-cell office:value-type="float" office:value="0.14091553" calcext:value-type="float">
            <text:p>0.14091553</text:p>
          </table:table-cell>
          <table:table-cell office:value-type="float" office:value="0.128123775" calcext:value-type="float">
            <text:p>0.12812377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4317" calcext:value-type="float">
            <text:p>0.001124317</text:p>
          </table:table-cell>
          <table:table-cell office:value-type="float" office:value="0.000288235" calcext:value-type="float">
            <text:p>0.000288235</text:p>
          </table:table-cell>
          <table:table-cell office:value-type="float" office:value="0.001099896" calcext:value-type="float">
            <text:p>0.001099896</text:p>
          </table:table-cell>
          <table:table-cell office:value-type="float" office:value="0.001151271" calcext:value-type="float">
            <text:p>0.001151271</text:p>
          </table:table-cell>
          <table:table-cell office:value-type="float" office:value="0.001046763" calcext:value-type="float">
            <text:p>0.00104676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2138" calcext:value-type="float">
            <text:p>0.000852138</text:p>
          </table:table-cell>
          <table:table-cell office:value-type="float" office:value="0.000016056" calcext:value-type="float">
            <text:p>1.6056E-05</text:p>
          </table:table-cell>
          <table:table-cell office:value-type="float" office:value="0.000827717" calcext:value-type="float">
            <text:p>0.000827717</text:p>
          </table:table-cell>
          <table:table-cell office:value-type="float" office:value="0.000879092" calcext:value-type="float">
            <text:p>0.000879092</text:p>
          </table:table-cell>
          <table:table-cell office:value-type="float" office:value="0.000774584" calcext:value-type="float">
            <text:p>0.000774584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71663426" calcext:value-type="float">
            <text:p>24.271663426</text:p>
          </table:table-cell>
          <table:table-cell office:value-type="float" office:value="24.251014683" calcext:value-type="float">
            <text:p>24.251014683</text:p>
          </table:table-cell>
          <table:table-cell office:value-type="float" office:value="24.271060296" calcext:value-type="float">
            <text:p>24.271060296</text:p>
          </table:table-cell>
          <table:table-cell office:value-type="float" office:value="24.272329092" calcext:value-type="float">
            <text:p>24.272329092</text:p>
          </table:table-cell>
          <table:table-cell office:value-type="float" office:value="24.269748083" calcext:value-type="float">
            <text:p>24.269748083</text:p>
          </table:table-cell>
          <table:table-cell office:value-type="float" office:value="25.252317933" calcext:value-type="float">
            <text:p>25.252317933</text:p>
          </table:table-cell>
          <table:table-cell/>
          <table:table-cell office:value-type="float" office:value="0.021600054" calcext:value-type="float">
            <text:p>0.021600054</text:p>
          </table:table-cell>
          <table:table-cell office:value-type="float" office:value="0.000406955" calcext:value-type="float">
            <text:p>0.000406955</text:p>
          </table:table-cell>
          <table:table-cell office:value-type="float" office:value="0.020981026" calcext:value-type="float">
            <text:p>0.020981026</text:p>
          </table:table-cell>
          <table:table-cell office:value-type="float" office:value="0.022283267" calcext:value-type="float">
            <text:p>0.022283267</text:p>
          </table:table-cell>
          <table:table-cell office:value-type="float" office:value="0.019634224" calcext:value-type="float">
            <text:p>0.019634224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<text:s/>2019-12-03 11:07:41</text:p>
          </table:table-cell>
          <table:table-cell office:value-type="float" office:value="24.24556" calcext:value-type="float">
            <text:p>24.24556</text:p>
          </table:table-cell>
          <table:table-cell office:value-type="string" calcext:value-type="string">
            <text:p><text:s/></text:p>
          </table:table-cell>
          <table:table-cell office:value-type="float" office:value="0.1376182" calcext:value-type="float">
            <text:p>0.1376182</text:p>
          </table:table-cell>
          <table:table-cell office:value-type="float" office:value="0.033938293" calcext:value-type="float">
            <text:p>0.033938293</text:p>
          </table:table-cell>
          <table:table-cell office:value-type="float" office:value="0.135172622" calcext:value-type="float">
            <text:p>0.135172622</text:p>
          </table:table-cell>
          <table:table-cell office:value-type="float" office:value="0.141140239" calcext:value-type="float">
            <text:p>0.141140239</text:p>
          </table:table-cell>
          <table:table-cell office:value-type="float" office:value="0.128324643" calcext:value-type="float">
            <text:p>0.12832464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4332" calcext:value-type="float">
            <text:p>0.001124332</text:p>
          </table:table-cell>
          <table:table-cell office:value-type="float" office:value="0.000277274" calcext:value-type="float">
            <text:p>0.000277274</text:p>
          </table:table-cell>
          <table:table-cell office:value-type="float" office:value="0.001104351" calcext:value-type="float">
            <text:p>0.001104351</text:p>
          </table:table-cell>
          <table:table-cell office:value-type="float" office:value="0.001153107" calcext:value-type="float">
            <text:p>0.001153107</text:p>
          </table:table-cell>
          <table:table-cell office:value-type="float" office:value="0.001048404" calcext:value-type="float">
            <text:p>0.00104840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2153" calcext:value-type="float">
            <text:p>0.000852153</text:p>
          </table:table-cell>
          <table:table-cell office:value-type="float" office:value="0.000005095" calcext:value-type="float">
            <text:p>5.095E-06</text:p>
          </table:table-cell>
          <table:table-cell office:value-type="float" office:value="0.000832173" calcext:value-type="float">
            <text:p>0.000832173</text:p>
          </table:table-cell>
          <table:table-cell office:value-type="float" office:value="0.000880928" calcext:value-type="float">
            <text:p>0.000880928</text:p>
          </table:table-cell>
          <table:table-cell office:value-type="float" office:value="0.000776225" calcext:value-type="float">
            <text:p>0.000776225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6660992" calcext:value-type="float">
            <text:p>24.26660992</text:p>
          </table:table-cell>
          <table:table-cell office:value-type="float" office:value="24.245689999" calcext:value-type="float">
            <text:p>24.245689999</text:p>
          </table:table-cell>
          <table:table-cell office:value-type="float" office:value="24.26611647" calcext:value-type="float">
            <text:p>24.26611647</text:p>
          </table:table-cell>
          <table:table-cell office:value-type="float" office:value="24.267320569" calcext:value-type="float">
            <text:p>24.267320569</text:p>
          </table:table-cell>
          <table:table-cell office:value-type="float" office:value="24.264734737" calcext:value-type="float">
            <text:p>24.264734737</text:p>
          </table:table-cell>
          <table:table-cell office:value-type="float" office:value="25.247268534" calcext:value-type="float">
            <text:p>25.247268534</text:p>
          </table:table-cell>
          <table:table-cell/>
          <table:table-cell office:value-type="float" office:value="0.021600424" calcext:value-type="float">
            <text:p>0.021600424</text:p>
          </table:table-cell>
          <table:table-cell office:value-type="float" office:value="0.000129095" calcext:value-type="float">
            <text:p>0.000129095</text:p>
          </table:table-cell>
          <table:table-cell office:value-type="float" office:value="0.02109397" calcext:value-type="float">
            <text:p>0.02109397</text:p>
          </table:table-cell>
          <table:table-cell office:value-type="float" office:value="0.022329802" calcext:value-type="float">
            <text:p>0.022329802</text:p>
          </table:table-cell>
          <table:table-cell office:value-type="float" office:value="0.019675822" calcext:value-type="float">
            <text:p>0.019675822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<text:s/>2019-12-03 11:07:43</text:p>
          </table:table-cell>
          <table:table-cell office:value-type="float" office:value="24.26073" calcext:value-type="float">
            <text:p>24.26073</text:p>
          </table:table-cell>
          <table:table-cell office:value-type="string" calcext:value-type="string">
            <text:p><text:s/></text:p>
          </table:table-cell>
          <table:table-cell office:value-type="float" office:value="0.137569921" calcext:value-type="float">
            <text:p>0.137569921</text:p>
          </table:table-cell>
          <table:table-cell office:value-type="float" office:value="0.033429269" calcext:value-type="float">
            <text:p>0.033429269</text:p>
          </table:table-cell>
          <table:table-cell office:value-type="float" office:value="0.134651081" calcext:value-type="float">
            <text:p>0.134651081</text:p>
          </table:table-cell>
          <table:table-cell office:value-type="float" office:value="0.141204016" calcext:value-type="float">
            <text:p>0.141204016</text:p>
          </table:table-cell>
          <table:table-cell office:value-type="float" office:value="0.129245535" calcext:value-type="float">
            <text:p>0.12924553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3937" calcext:value-type="float">
            <text:p>0.001123937</text:p>
          </table:table-cell>
          <table:table-cell office:value-type="float" office:value="0.000273115" calcext:value-type="float">
            <text:p>0.000273115</text:p>
          </table:table-cell>
          <table:table-cell office:value-type="float" office:value="0.001100091" calcext:value-type="float">
            <text:p>0.001100091</text:p>
          </table:table-cell>
          <table:table-cell office:value-type="float" office:value="0.001153628" calcext:value-type="float">
            <text:p>0.001153628</text:p>
          </table:table-cell>
          <table:table-cell office:value-type="float" office:value="0.001055928" calcext:value-type="float">
            <text:p>0.00105592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1758" calcext:value-type="float">
            <text:p>0.000851758</text:p>
          </table:table-cell>
          <table:table-cell office:value-type="float" office:value="0.000000936" calcext:value-type="float">
            <text:p>9.36E-07</text:p>
          </table:table-cell>
          <table:table-cell office:value-type="float" office:value="0.000827912" calcext:value-type="float">
            <text:p>0.000827912</text:p>
          </table:table-cell>
          <table:table-cell office:value-type="float" office:value="0.000881449" calcext:value-type="float">
            <text:p>0.000881449</text:p>
          </table:table-cell>
          <table:table-cell office:value-type="float" office:value="0.000783749" calcext:value-type="float">
            <text:p>0.000783749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81761779" calcext:value-type="float">
            <text:p>24.281761779</text:p>
          </table:table-cell>
          <table:table-cell office:value-type="float" office:value="24.26074918" calcext:value-type="float">
            <text:p>24.26074918</text:p>
          </table:table-cell>
          <table:table-cell office:value-type="float" office:value="24.281172846" calcext:value-type="float">
            <text:p>24.281172846</text:p>
          </table:table-cell>
          <table:table-cell office:value-type="float" office:value="24.282495028" calcext:value-type="float">
            <text:p>24.282495028</text:p>
          </table:table-cell>
          <table:table-cell office:value-type="float" office:value="24.280082171" calcext:value-type="float">
            <text:p>24.280082171</text:p>
          </table:table-cell>
          <table:table-cell office:value-type="float" office:value="25.262416734" calcext:value-type="float">
            <text:p>25.262416734</text:p>
          </table:table-cell>
          <table:table-cell/>
          <table:table-cell office:value-type="float" office:value="0.021590426" calcext:value-type="float">
            <text:p>0.021590426</text:p>
          </table:table-cell>
          <table:table-cell office:value-type="float" office:value="0.000023679" calcext:value-type="float">
            <text:p>2.3679E-05</text:p>
          </table:table-cell>
          <table:table-cell office:value-type="float" office:value="0.020985964" calcext:value-type="float">
            <text:p>0.020985964</text:p>
          </table:table-cell>
          <table:table-cell office:value-type="float" office:value="0.022343009" calcext:value-type="float">
            <text:p>0.022343009</text:p>
          </table:table-cell>
          <table:table-cell office:value-type="float" office:value="0.019866529" calcext:value-type="float">
            <text:p>0.019866529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<text:s/>2019-12-03 11:07:44</text:p>
          </table:table-cell>
          <table:table-cell office:value-type="float" office:value="24.25567" calcext:value-type="float">
            <text:p>24.25567</text:p>
          </table:table-cell>
          <table:table-cell office:value-type="string" calcext:value-type="string">
            <text:p><text:s/></text:p>
          </table:table-cell>
          <table:table-cell office:value-type="float" office:value="0.137665288" calcext:value-type="float">
            <text:p>0.137665288</text:p>
          </table:table-cell>
          <table:table-cell office:value-type="float" office:value="0.034034852" calcext:value-type="float">
            <text:p>0.034034852</text:p>
          </table:table-cell>
          <table:table-cell office:value-type="float" office:value="0.134369151" calcext:value-type="float">
            <text:p>0.134369151</text:p>
          </table:table-cell>
          <table:table-cell office:value-type="float" office:value="0.141261833" calcext:value-type="float">
            <text:p>0.141261833</text:p>
          </table:table-cell>
          <table:table-cell office:value-type="float" office:value="0.128518358" calcext:value-type="float">
            <text:p>0.12851835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4716" calcext:value-type="float">
            <text:p>0.001124716</text:p>
          </table:table-cell>
          <table:table-cell office:value-type="float" office:value="0.000278063" calcext:value-type="float">
            <text:p>0.000278063</text:p>
          </table:table-cell>
          <table:table-cell office:value-type="float" office:value="0.001097787" calcext:value-type="float">
            <text:p>0.001097787</text:p>
          </table:table-cell>
          <table:table-cell office:value-type="float" office:value="0.0011541" calcext:value-type="float">
            <text:p>0.0011541</text:p>
          </table:table-cell>
          <table:table-cell office:value-type="float" office:value="0.001049987" calcext:value-type="float">
            <text:p>0.00104998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2538" calcext:value-type="float">
            <text:p>0.000852538</text:p>
          </table:table-cell>
          <table:table-cell office:value-type="float" office:value="0.000005884" calcext:value-type="float">
            <text:p>5.884E-06</text:p>
          </table:table-cell>
          <table:table-cell office:value-type="float" office:value="0.000825608" calcext:value-type="float">
            <text:p>0.000825608</text:p>
          </table:table-cell>
          <table:table-cell office:value-type="float" office:value="0.000881921" calcext:value-type="float">
            <text:p>0.000881921</text:p>
          </table:table-cell>
          <table:table-cell office:value-type="float" office:value="0.000777808" calcext:value-type="float">
            <text:p>0.000777808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76727154" calcext:value-type="float">
            <text:p>24.276727154</text:p>
          </table:table-cell>
          <table:table-cell office:value-type="float" office:value="24.255817407" calcext:value-type="float">
            <text:p>24.255817407</text:p>
          </table:table-cell>
          <table:table-cell office:value-type="float" office:value="24.276062091" calcext:value-type="float">
            <text:p>24.276062091</text:p>
          </table:table-cell>
          <table:table-cell office:value-type="float" office:value="24.27745283" calcext:value-type="float">
            <text:p>24.27745283</text:p>
          </table:table-cell>
          <table:table-cell office:value-type="float" office:value="24.274881573" calcext:value-type="float">
            <text:p>24.274881573</text:p>
          </table:table-cell>
          <table:table-cell office:value-type="float" office:value="25.257367334" calcext:value-type="float">
            <text:p>25.257367334</text:p>
          </table:table-cell>
          <table:table-cell/>
          <table:table-cell office:value-type="float" office:value="0.021610175" calcext:value-type="float">
            <text:p>0.021610175</text:p>
          </table:table-cell>
          <table:table-cell office:value-type="float" office:value="0.000149092" calcext:value-type="float">
            <text:p>0.000149092</text:p>
          </table:table-cell>
          <table:table-cell office:value-type="float" office:value="0.020927579" calcext:value-type="float">
            <text:p>0.020927579</text:p>
          </table:table-cell>
          <table:table-cell office:value-type="float" office:value="0.022354982" calcext:value-type="float">
            <text:p>0.022354982</text:p>
          </table:table-cell>
          <table:table-cell office:value-type="float" office:value="0.019715938" calcext:value-type="float">
            <text:p>0.019715938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<text:s/>2019-12-03 11:07:45</text:p>
          </table:table-cell>
          <table:table-cell office:value-type="float" office:value="24.26578" calcext:value-type="float">
            <text:p>24.26578</text:p>
          </table:table-cell>
          <table:table-cell office:value-type="string" calcext:value-type="string">
            <text:p><text:s/></text:p>
          </table:table-cell>
          <table:table-cell office:value-type="float" office:value="0.137537138" calcext:value-type="float">
            <text:p>0.137537138</text:p>
          </table:table-cell>
          <table:table-cell office:value-type="float" office:value="0.034846668" calcext:value-type="float">
            <text:p>0.034846668</text:p>
          </table:table-cell>
          <table:table-cell office:value-type="float" office:value="0.135060565" calcext:value-type="float">
            <text:p>0.135060565</text:p>
          </table:table-cell>
          <table:table-cell office:value-type="float" office:value="0.141208785" calcext:value-type="float">
            <text:p>0.141208785</text:p>
          </table:table-cell>
          <table:table-cell office:value-type="float" office:value="0.128040925" calcext:value-type="float">
            <text:p>0.12804092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3669" calcext:value-type="float">
            <text:p>0.001123669</text:p>
          </table:table-cell>
          <table:table-cell office:value-type="float" office:value="0.000284695" calcext:value-type="float">
            <text:p>0.000284695</text:p>
          </table:table-cell>
          <table:table-cell office:value-type="float" office:value="0.001103436" calcext:value-type="float">
            <text:p>0.001103436</text:p>
          </table:table-cell>
          <table:table-cell office:value-type="float" office:value="0.001153667" calcext:value-type="float">
            <text:p>0.001153667</text:p>
          </table:table-cell>
          <table:table-cell office:value-type="float" office:value="0.001046086" calcext:value-type="float">
            <text:p>0.00104608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1491" calcext:value-type="float">
            <text:p>0.000851491</text:p>
          </table:table-cell>
          <table:table-cell office:value-type="float" office:value="0.000012516" calcext:value-type="float">
            <text:p>1.2516E-05</text:p>
          </table:table-cell>
          <table:table-cell office:value-type="float" office:value="0.000831257" calcext:value-type="float">
            <text:p>0.000831257</text:p>
          </table:table-cell>
          <table:table-cell office:value-type="float" office:value="0.000881488" calcext:value-type="float">
            <text:p>0.000881488</text:p>
          </table:table-cell>
          <table:table-cell office:value-type="float" office:value="0.000773907" calcext:value-type="float">
            <text:p>0.000773907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86809032" calcext:value-type="float">
            <text:p>24.286809032</text:p>
          </table:table-cell>
          <table:table-cell office:value-type="float" office:value="24.266089135" calcext:value-type="float">
            <text:p>24.266089135</text:p>
          </table:table-cell>
          <table:table-cell office:value-type="float" office:value="24.286309337" calcext:value-type="float">
            <text:p>24.286309337</text:p>
          </table:table-cell>
          <table:table-cell office:value-type="float" office:value="24.287549854" calcext:value-type="float">
            <text:p>24.287549854</text:p>
          </table:table-cell>
          <table:table-cell office:value-type="float" office:value="24.284892993" calcext:value-type="float">
            <text:p>24.284892993</text:p>
          </table:table-cell>
          <table:table-cell office:value-type="float" office:value="25.267466136" calcext:value-type="float">
            <text:p>25.267466136</text:p>
          </table:table-cell>
          <table:table-cell/>
          <table:table-cell office:value-type="float" office:value="0.021583637" calcext:value-type="float">
            <text:p>0.021583637</text:p>
          </table:table-cell>
          <table:table-cell office:value-type="float" office:value="0.000317215" calcext:value-type="float">
            <text:p>0.000317215</text:p>
          </table:table-cell>
          <table:table-cell office:value-type="float" office:value="0.021070764" calcext:value-type="float">
            <text:p>0.021070764</text:p>
          </table:table-cell>
          <table:table-cell office:value-type="float" office:value="0.022343997" calcext:value-type="float">
            <text:p>0.022343997</text:p>
          </table:table-cell>
          <table:table-cell office:value-type="float" office:value="0.019617066" calcext:value-type="float">
            <text:p>0.019617066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<text:s/>2019-12-03 11:07:46</text:p>
          </table:table-cell>
          <table:table-cell office:value-type="float" office:value="24.26578" calcext:value-type="float">
            <text:p>24.26578</text:p>
          </table:table-cell>
          <table:table-cell office:value-type="string" calcext:value-type="string">
            <text:p><text:s/></text:p>
          </table:table-cell>
          <table:table-cell office:value-type="float" office:value="0.137416141" calcext:value-type="float">
            <text:p>0.137416141</text:p>
          </table:table-cell>
          <table:table-cell office:value-type="float" office:value="0.0336206" calcext:value-type="float">
            <text:p>0.0336206</text:p>
          </table:table-cell>
          <table:table-cell office:value-type="float" office:value="0.135128514" calcext:value-type="float">
            <text:p>0.135128514</text:p>
          </table:table-cell>
          <table:table-cell office:value-type="float" office:value="0.141298788" calcext:value-type="float">
            <text:p>0.141298788</text:p>
          </table:table-cell>
          <table:table-cell office:value-type="float" office:value="0.128708497" calcext:value-type="float">
            <text:p>0.12870849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2681" calcext:value-type="float">
            <text:p>0.001122681</text:p>
          </table:table-cell>
          <table:table-cell office:value-type="float" office:value="0.000274678" calcext:value-type="float">
            <text:p>0.000274678</text:p>
          </table:table-cell>
          <table:table-cell office:value-type="float" office:value="0.001103991" calcext:value-type="float">
            <text:p>0.001103991</text:p>
          </table:table-cell>
          <table:table-cell office:value-type="float" office:value="0.001154402" calcext:value-type="float">
            <text:p>0.001154402</text:p>
          </table:table-cell>
          <table:table-cell office:value-type="float" office:value="0.00105154" calcext:value-type="float">
            <text:p>0.0010515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0502" calcext:value-type="float">
            <text:p>0.000850502</text:p>
          </table:table-cell>
          <table:table-cell office:value-type="float" office:value="0.000002499" calcext:value-type="float">
            <text:p>2.499E-06</text:p>
          </table:table-cell>
          <table:table-cell office:value-type="float" office:value="0.000831812" calcext:value-type="float">
            <text:p>0.000831812</text:p>
          </table:table-cell>
          <table:table-cell office:value-type="float" office:value="0.000882223" calcext:value-type="float">
            <text:p>0.000882223</text:p>
          </table:table-cell>
          <table:table-cell office:value-type="float" office:value="0.000779361" calcext:value-type="float">
            <text:p>0.000779361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86784618" calcext:value-type="float">
            <text:p>24.286784618</text:p>
          </table:table-cell>
          <table:table-cell office:value-type="float" office:value="24.265841749" calcext:value-type="float">
            <text:p>24.265841749</text:p>
          </table:table-cell>
          <table:table-cell office:value-type="float" office:value="24.286323047" calcext:value-type="float">
            <text:p>24.286323047</text:p>
          </table:table-cell>
          <table:table-cell office:value-type="float" office:value="24.287568014" calcext:value-type="float">
            <text:p>24.287568014</text:p>
          </table:table-cell>
          <table:table-cell office:value-type="float" office:value="24.285027689" calcext:value-type="float">
            <text:p>24.285027689</text:p>
          </table:table-cell>
          <table:table-cell office:value-type="float" office:value="25.267466136" calcext:value-type="float">
            <text:p>25.267466136</text:p>
          </table:table-cell>
          <table:table-cell/>
          <table:table-cell office:value-type="float" office:value="0.02155858" calcext:value-type="float">
            <text:p>0.02155858</text:p>
          </table:table-cell>
          <table:table-cell office:value-type="float" office:value="0.000063302" calcext:value-type="float">
            <text:p>6.3302E-05</text:p>
          </table:table-cell>
          <table:table-cell office:value-type="float" office:value="0.021084835" calcext:value-type="float">
            <text:p>0.021084835</text:p>
          </table:table-cell>
          <table:table-cell office:value-type="float" office:value="0.022362635" calcext:value-type="float">
            <text:p>0.022362635</text:p>
          </table:table-cell>
          <table:table-cell office:value-type="float" office:value="0.019755314" calcext:value-type="float">
            <text:p>0.019755314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<text:s/>2019-12-03 11:07:48</text:p>
          </table:table-cell>
          <table:table-cell office:value-type="float" office:value="24.27083" calcext:value-type="float">
            <text:p>24.27083</text:p>
          </table:table-cell>
          <table:table-cell office:value-type="string" calcext:value-type="string">
            <text:p><text:s/></text:p>
          </table:table-cell>
          <table:table-cell office:value-type="float" office:value="0.137416737" calcext:value-type="float">
            <text:p>0.137416737</text:p>
          </table:table-cell>
          <table:table-cell office:value-type="float" office:value="0.033380989" calcext:value-type="float">
            <text:p>0.033380989</text:p>
          </table:table-cell>
          <table:table-cell office:value-type="float" office:value="0.134493129" calcext:value-type="float">
            <text:p>0.134493129</text:p>
          </table:table-cell>
          <table:table-cell office:value-type="float" office:value="0.141474621" calcext:value-type="float">
            <text:p>0.141474621</text:p>
          </table:table-cell>
          <table:table-cell office:value-type="float" office:value="0.129290239" calcext:value-type="float">
            <text:p>0.12929023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2686" calcext:value-type="float">
            <text:p>0.001122686</text:p>
          </table:table-cell>
          <table:table-cell office:value-type="float" office:value="0.000272721" calcext:value-type="float">
            <text:p>0.000272721</text:p>
          </table:table-cell>
          <table:table-cell office:value-type="float" office:value="0.0010988" calcext:value-type="float">
            <text:p>0.0010988</text:p>
          </table:table-cell>
          <table:table-cell office:value-type="float" office:value="0.001155838" calcext:value-type="float">
            <text:p>0.001155838</text:p>
          </table:table-cell>
          <table:table-cell office:value-type="float" office:value="0.001056293" calcext:value-type="float">
            <text:p>0.00105629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0507" calcext:value-type="float">
            <text:p>0.000850507</text:p>
          </table:table-cell>
          <table:table-cell office:value-type="float" office:value="0.000000542" calcext:value-type="float">
            <text:p>5.42E-07</text:p>
          </table:table-cell>
          <table:table-cell office:value-type="float" office:value="0.000826621" calcext:value-type="float">
            <text:p>0.000826621</text:p>
          </table:table-cell>
          <table:table-cell office:value-type="float" office:value="0.00088366" calcext:value-type="float">
            <text:p>0.00088366</text:p>
          </table:table-cell>
          <table:table-cell office:value-type="float" office:value="0.000784114" calcext:value-type="float">
            <text:p>0.000784114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91838606" calcext:value-type="float">
            <text:p>24.291838606</text:p>
          </table:table-cell>
          <table:table-cell office:value-type="float" office:value="24.270847366" calcext:value-type="float">
            <text:p>24.270847366</text:p>
          </table:table-cell>
          <table:table-cell office:value-type="float" office:value="24.291248717" calcext:value-type="float">
            <text:p>24.291248717</text:p>
          </table:table-cell>
          <table:table-cell office:value-type="float" office:value="24.292657355" calcext:value-type="float">
            <text:p>24.292657355</text:p>
          </table:table-cell>
          <table:table-cell office:value-type="float" office:value="24.290198941" calcext:value-type="float">
            <text:p>24.290198941</text:p>
          </table:table-cell>
          <table:table-cell office:value-type="float" office:value="25.272515538" calcext:value-type="float">
            <text:p>25.272515538</text:p>
          </table:table-cell>
          <table:table-cell/>
          <table:table-cell office:value-type="float" office:value="0.021558703" calcext:value-type="float">
            <text:p>0.021558703</text:p>
          </table:table-cell>
          <table:table-cell office:value-type="float" office:value="0.00001368" calcext:value-type="float">
            <text:p>1.368E-05</text:p>
          </table:table-cell>
          <table:table-cell office:value-type="float" office:value="0.020953253" calcext:value-type="float">
            <text:p>0.020953253</text:p>
          </table:table-cell>
          <table:table-cell office:value-type="float" office:value="0.022399049" calcext:value-type="float">
            <text:p>0.022399049</text:p>
          </table:table-cell>
          <table:table-cell office:value-type="float" office:value="0.019875787" calcext:value-type="float">
            <text:p>0.019875787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<text:s/>2019-12-03 11:07:49</text:p>
          </table:table-cell>
          <table:table-cell office:value-type="float" office:value="24.27083" calcext:value-type="float">
            <text:p>24.27083</text:p>
          </table:table-cell>
          <table:table-cell office:value-type="string" calcext:value-type="string">
            <text:p><text:s/></text:p>
          </table:table-cell>
          <table:table-cell office:value-type="float" office:value="0.13740422" calcext:value-type="float">
            <text:p>0.13740422</text:p>
          </table:table-cell>
          <table:table-cell office:value-type="float" office:value="0.033650998" calcext:value-type="float">
            <text:p>0.033650998</text:p>
          </table:table-cell>
          <table:table-cell office:value-type="float" office:value="0.135059373" calcext:value-type="float">
            <text:p>0.135059373</text:p>
          </table:table-cell>
          <table:table-cell office:value-type="float" office:value="0.141606348" calcext:value-type="float">
            <text:p>0.141606348</text:p>
          </table:table-cell>
          <table:table-cell office:value-type="float" office:value="0.128766314" calcext:value-type="float">
            <text:p>0.12876631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2583" calcext:value-type="float">
            <text:p>0.001122583</text:p>
          </table:table-cell>
          <table:table-cell office:value-type="float" office:value="0.000274926" calcext:value-type="float">
            <text:p>0.000274926</text:p>
          </table:table-cell>
          <table:table-cell office:value-type="float" office:value="0.001103426" calcext:value-type="float">
            <text:p>0.001103426</text:p>
          </table:table-cell>
          <table:table-cell office:value-type="float" office:value="0.001156915" calcext:value-type="float">
            <text:p>0.001156915</text:p>
          </table:table-cell>
          <table:table-cell office:value-type="float" office:value="0.001052012" calcext:value-type="float">
            <text:p>0.00105201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0405" calcext:value-type="float">
            <text:p>0.000850405</text:p>
          </table:table-cell>
          <table:table-cell office:value-type="float" office:value="0.000002748" calcext:value-type="float">
            <text:p>2.748E-06</text:p>
          </table:table-cell>
          <table:table-cell office:value-type="float" office:value="0.000831247" calcext:value-type="float">
            <text:p>0.000831247</text:p>
          </table:table-cell>
          <table:table-cell office:value-type="float" office:value="0.000884736" calcext:value-type="float">
            <text:p>0.000884736</text:p>
          </table:table-cell>
          <table:table-cell office:value-type="float" office:value="0.000779834" calcext:value-type="float">
            <text:p>0.000779834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91836081" calcext:value-type="float">
            <text:p>24.291836081</text:p>
          </table:table-cell>
          <table:table-cell office:value-type="float" office:value="24.270901846" calcext:value-type="float">
            <text:p>24.270901846</text:p>
          </table:table-cell>
          <table:table-cell office:value-type="float" office:value="24.291362967" calcext:value-type="float">
            <text:p>24.291362967</text:p>
          </table:table-cell>
          <table:table-cell office:value-type="float" office:value="24.292683934" calcext:value-type="float">
            <text:p>24.292683934</text:p>
          </table:table-cell>
          <table:table-cell office:value-type="float" office:value="24.29009323" calcext:value-type="float">
            <text:p>24.29009323</text:p>
          </table:table-cell>
          <table:table-cell office:value-type="float" office:value="25.272515538" calcext:value-type="float">
            <text:p>25.272515538</text:p>
          </table:table-cell>
          <table:table-cell/>
          <table:table-cell office:value-type="float" office:value="0.021556111" calcext:value-type="float">
            <text:p>0.021556111</text:p>
          </table:table-cell>
          <table:table-cell office:value-type="float" office:value="0.000069598" calcext:value-type="float">
            <text:p>6.9598E-05</text:p>
          </table:table-cell>
          <table:table-cell office:value-type="float" office:value="0.021070517" calcext:value-type="float">
            <text:p>0.021070517</text:p>
          </table:table-cell>
          <table:table-cell office:value-type="float" office:value="0.022426328" calcext:value-type="float">
            <text:p>0.022426328</text:p>
          </table:table-cell>
          <table:table-cell office:value-type="float" office:value="0.019767287" calcext:value-type="float">
            <text:p>0.019767287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<text:s/>2019-12-03 11:07:50</text:p>
          </table:table-cell>
          <table:table-cell office:value-type="float" office:value="24.27083" calcext:value-type="float">
            <text:p>24.27083</text:p>
          </table:table-cell>
          <table:table-cell office:value-type="string" calcext:value-type="string">
            <text:p><text:s/></text:p>
          </table:table-cell>
          <table:table-cell office:value-type="float" office:value="0.137444751" calcext:value-type="float">
            <text:p>0.137444751</text:p>
          </table:table-cell>
          <table:table-cell office:value-type="float" office:value="0.034434203" calcext:value-type="float">
            <text:p>0.034434203</text:p>
          </table:table-cell>
          <table:table-cell office:value-type="float" office:value="0.13515176" calcext:value-type="float">
            <text:p>0.13515176</text:p>
          </table:table-cell>
          <table:table-cell office:value-type="float" office:value="0.141319649" calcext:value-type="float">
            <text:p>0.141319649</text:p>
          </table:table-cell>
          <table:table-cell office:value-type="float" office:value="0.128187552" calcext:value-type="float">
            <text:p>0.12818755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2915" calcext:value-type="float">
            <text:p>0.001122915</text:p>
          </table:table-cell>
          <table:table-cell office:value-type="float" office:value="0.000281325" calcext:value-type="float">
            <text:p>0.000281325</text:p>
          </table:table-cell>
          <table:table-cell office:value-type="float" office:value="0.001104181" calcext:value-type="float">
            <text:p>0.001104181</text:p>
          </table:table-cell>
          <table:table-cell office:value-type="float" office:value="0.001154572" calcext:value-type="float">
            <text:p>0.001154572</text:p>
          </table:table-cell>
          <table:table-cell office:value-type="float" office:value="0.001047284" calcext:value-type="float">
            <text:p>0.00104728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0736" calcext:value-type="float">
            <text:p>0.000850736</text:p>
          </table:table-cell>
          <table:table-cell office:value-type="float" office:value="0.000009146" calcext:value-type="float">
            <text:p>9.146E-06</text:p>
          </table:table-cell>
          <table:table-cell office:value-type="float" office:value="0.000832002" calcext:value-type="float">
            <text:p>0.000832002</text:p>
          </table:table-cell>
          <table:table-cell office:value-type="float" office:value="0.000882393" calcext:value-type="float">
            <text:p>0.000882393</text:p>
          </table:table-cell>
          <table:table-cell office:value-type="float" office:value="0.000775105" calcext:value-type="float">
            <text:p>0.000775105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91844259" calcext:value-type="float">
            <text:p>24.291844259</text:p>
          </table:table-cell>
          <table:table-cell office:value-type="float" office:value="24.271059875" calcext:value-type="float">
            <text:p>24.271059875</text:p>
          </table:table-cell>
          <table:table-cell office:value-type="float" office:value="24.291381607" calcext:value-type="float">
            <text:p>24.291381607</text:p>
          </table:table-cell>
          <table:table-cell office:value-type="float" office:value="24.292626087" calcext:value-type="float">
            <text:p>24.292626087</text:p>
          </table:table-cell>
          <table:table-cell office:value-type="float" office:value="24.289976455" calcext:value-type="float">
            <text:p>24.289976455</text:p>
          </table:table-cell>
          <table:table-cell office:value-type="float" office:value="25.272515538" calcext:value-type="float">
            <text:p>25.272515538</text:p>
          </table:table-cell>
          <table:table-cell/>
          <table:table-cell office:value-type="float" office:value="0.021564504" calcext:value-type="float">
            <text:p>0.021564504</text:p>
          </table:table-cell>
          <table:table-cell office:value-type="float" office:value="0.000231796" calcext:value-type="float">
            <text:p>0.000231796</text:p>
          </table:table-cell>
          <table:table-cell office:value-type="float" office:value="0.021089649" calcext:value-type="float">
            <text:p>0.021089649</text:p>
          </table:table-cell>
          <table:table-cell office:value-type="float" office:value="0.022366956" calcext:value-type="float">
            <text:p>0.022366956</text:p>
          </table:table-cell>
          <table:table-cell office:value-type="float" office:value="0.019647431" calcext:value-type="float">
            <text:p>0.019647431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<text:s/>2019-12-03 11:07:52</text:p>
          </table:table-cell>
          <table:table-cell office:value-type="float" office:value="24.27589" calcext:value-type="float">
            <text:p>24.27589</text:p>
          </table:table-cell>
          <table:table-cell office:value-type="string" calcext:value-type="string">
            <text:p><text:s/></text:p>
          </table:table-cell>
          <table:table-cell office:value-type="float" office:value="0.137319581" calcext:value-type="float">
            <text:p>0.137319581</text:p>
          </table:table-cell>
          <table:table-cell office:value-type="float" office:value="0.033688549" calcext:value-type="float">
            <text:p>0.033688549</text:p>
          </table:table-cell>
          <table:table-cell office:value-type="float" office:value="0.135083215" calcext:value-type="float">
            <text:p>0.135083215</text:p>
          </table:table-cell>
          <table:table-cell office:value-type="float" office:value="0.141266601" calcext:value-type="float">
            <text:p>0.141266601</text:p>
          </table:table-cell>
          <table:table-cell office:value-type="float" office:value="0.128705517" calcext:value-type="float">
            <text:p>0.12870551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1892" calcext:value-type="float">
            <text:p>0.001121892</text:p>
          </table:table-cell>
          <table:table-cell office:value-type="float" office:value="0.000275233" calcext:value-type="float">
            <text:p>0.000275233</text:p>
          </table:table-cell>
          <table:table-cell office:value-type="float" office:value="0.001103621" calcext:value-type="float">
            <text:p>0.001103621</text:p>
          </table:table-cell>
          <table:table-cell office:value-type="float" office:value="0.001154139" calcext:value-type="float">
            <text:p>0.001154139</text:p>
          </table:table-cell>
          <table:table-cell office:value-type="float" office:value="0.001051516" calcext:value-type="float">
            <text:p>0.00105151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9713" calcext:value-type="float">
            <text:p>0.000849713</text:p>
          </table:table-cell>
          <table:table-cell office:value-type="float" office:value="0.000003054" calcext:value-type="float">
            <text:p>3.054E-06</text:p>
          </table:table-cell>
          <table:table-cell office:value-type="float" office:value="0.000831442" calcext:value-type="float">
            <text:p>0.000831442</text:p>
          </table:table-cell>
          <table:table-cell office:value-type="float" office:value="0.00088196" calcext:value-type="float">
            <text:p>0.00088196</text:p>
          </table:table-cell>
          <table:table-cell office:value-type="float" office:value="0.000779337" calcext:value-type="float">
            <text:p>0.000779337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96872872" calcext:value-type="float">
            <text:p>24.296872872</text:p>
          </table:table-cell>
          <table:table-cell office:value-type="float" office:value="24.275963387" calcext:value-type="float">
            <text:p>24.275963387</text:p>
          </table:table-cell>
          <table:table-cell office:value-type="float" office:value="24.296421647" calcext:value-type="float">
            <text:p>24.296421647</text:p>
          </table:table-cell>
          <table:table-cell office:value-type="float" office:value="24.297669248" calcext:value-type="float">
            <text:p>24.297669248</text:p>
          </table:table-cell>
          <table:table-cell office:value-type="float" office:value="24.295134839" calcext:value-type="float">
            <text:p>24.295134839</text:p>
          </table:table-cell>
          <table:table-cell office:value-type="float" office:value="25.277564941" calcext:value-type="float">
            <text:p>25.277564941</text:p>
          </table:table-cell>
          <table:table-cell/>
          <table:table-cell office:value-type="float" office:value="0.021538583" calcext:value-type="float">
            <text:p>0.021538583</text:p>
          </table:table-cell>
          <table:table-cell office:value-type="float" office:value="0.000077374" calcext:value-type="float">
            <text:p>7.7374E-05</text:p>
          </table:table-cell>
          <table:table-cell office:value-type="float" office:value="0.021075454" calcext:value-type="float">
            <text:p>0.021075454</text:p>
          </table:table-cell>
          <table:table-cell office:value-type="float" office:value="0.02235597" calcext:value-type="float">
            <text:p>0.02235597</text:p>
          </table:table-cell>
          <table:table-cell office:value-type="float" office:value="0.019754697" calcext:value-type="float">
            <text:p>0.019754697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<text:s/>2019-12-03 11:07:53</text:p>
          </table:table-cell>
          <table:table-cell office:value-type="float" office:value="24.27589" calcext:value-type="float">
            <text:p>24.27589</text:p>
          </table:table-cell>
          <table:table-cell office:value-type="string" calcext:value-type="string">
            <text:p><text:s/></text:p>
          </table:table-cell>
          <table:table-cell office:value-type="float" office:value="0.1373619" calcext:value-type="float">
            <text:p>0.1373619</text:p>
          </table:table-cell>
          <table:table-cell office:value-type="float" office:value="0.0333643" calcext:value-type="float">
            <text:p>0.0333643</text:p>
          </table:table-cell>
          <table:table-cell office:value-type="float" office:value="0.134502069" calcext:value-type="float">
            <text:p>0.134502069</text:p>
          </table:table-cell>
          <table:table-cell office:value-type="float" office:value="0.141311305" calcext:value-type="float">
            <text:p>0.141311305</text:p>
          </table:table-cell>
          <table:table-cell office:value-type="float" office:value="0.129034535" calcext:value-type="float">
            <text:p>0.12903453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2238" calcext:value-type="float">
            <text:p>0.001122238</text:p>
          </table:table-cell>
          <table:table-cell office:value-type="float" office:value="0.000272584" calcext:value-type="float">
            <text:p>0.000272584</text:p>
          </table:table-cell>
          <table:table-cell office:value-type="float" office:value="0.001098873" calcext:value-type="float">
            <text:p>0.001098873</text:p>
          </table:table-cell>
          <table:table-cell office:value-type="float" office:value="0.001154504" calcext:value-type="float">
            <text:p>0.001154504</text:p>
          </table:table-cell>
          <table:table-cell office:value-type="float" office:value="0.001054204" calcext:value-type="float">
            <text:p>0.00105420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0059" calcext:value-type="float">
            <text:p>0.000850059</text:p>
          </table:table-cell>
          <table:table-cell office:value-type="float" office:value="0.000000405" calcext:value-type="float">
            <text:p>4.05E-07</text:p>
          </table:table-cell>
          <table:table-cell office:value-type="float" office:value="0.000826694" calcext:value-type="float">
            <text:p>0.000826694</text:p>
          </table:table-cell>
          <table:table-cell office:value-type="float" office:value="0.000882325" calcext:value-type="float">
            <text:p>0.000882325</text:p>
          </table:table-cell>
          <table:table-cell office:value-type="float" office:value="0.000782025" calcext:value-type="float">
            <text:p>0.000782025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9688141" calcext:value-type="float">
            <text:p>24.29688141</text:p>
          </table:table-cell>
          <table:table-cell office:value-type="float" office:value="24.275897963" calcext:value-type="float">
            <text:p>24.275897963</text:p>
          </table:table-cell>
          <table:table-cell office:value-type="float" office:value="24.296304392" calcext:value-type="float">
            <text:p>24.296304392</text:p>
          </table:table-cell>
          <table:table-cell office:value-type="float" office:value="24.297678268" calcext:value-type="float">
            <text:p>24.297678268</text:p>
          </table:table-cell>
          <table:table-cell office:value-type="float" office:value="24.295201224" calcext:value-type="float">
            <text:p>24.295201224</text:p>
          </table:table-cell>
          <table:table-cell office:value-type="float" office:value="25.277564941" calcext:value-type="float">
            <text:p>25.277564941</text:p>
          </table:table-cell>
          <table:table-cell/>
          <table:table-cell office:value-type="float" office:value="0.021547347" calcext:value-type="float">
            <text:p>0.021547347</text:p>
          </table:table-cell>
          <table:table-cell office:value-type="float" office:value="0.000010224" calcext:value-type="float">
            <text:p>1.0224E-05</text:p>
          </table:table-cell>
          <table:table-cell office:value-type="float" office:value="0.020955105" calcext:value-type="float">
            <text:p>0.020955105</text:p>
          </table:table-cell>
          <table:table-cell office:value-type="float" office:value="0.022365228" calcext:value-type="float">
            <text:p>0.022365228</text:p>
          </table:table-cell>
          <table:table-cell office:value-type="float" office:value="0.019822833" calcext:value-type="float">
            <text:p>0.019822833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<text:s/>2019-12-03 11:07:54</text:p>
          </table:table-cell>
          <table:table-cell office:value-type="float" office:value="24.286" calcext:value-type="float">
            <text:p>24.286</text:p>
          </table:table-cell>
          <table:table-cell office:value-type="string" calcext:value-type="string">
            <text:p><text:s/></text:p>
          </table:table-cell>
          <table:table-cell office:value-type="float" office:value="0.13732435" calcext:value-type="float">
            <text:p>0.13732435</text:p>
          </table:table-cell>
          <table:table-cell office:value-type="float" office:value="0.034363274" calcext:value-type="float">
            <text:p>0.034363274</text:p>
          </table:table-cell>
          <table:table-cell office:value-type="float" office:value="0.135136859" calcext:value-type="float">
            <text:p>0.135136859</text:p>
          </table:table-cell>
          <table:table-cell office:value-type="float" office:value="0.141490715" calcext:value-type="float">
            <text:p>0.141490715</text:p>
          </table:table-cell>
          <table:table-cell office:value-type="float" office:value="0.128054634" calcext:value-type="float">
            <text:p>0.12805463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1931" calcext:value-type="float">
            <text:p>0.001121931</text:p>
          </table:table-cell>
          <table:table-cell office:value-type="float" office:value="0.000280746" calcext:value-type="float">
            <text:p>0.000280746</text:p>
          </table:table-cell>
          <table:table-cell office:value-type="float" office:value="0.001104059" calcext:value-type="float">
            <text:p>0.001104059</text:p>
          </table:table-cell>
          <table:table-cell office:value-type="float" office:value="0.00115597" calcext:value-type="float">
            <text:p>0.00115597</text:p>
          </table:table-cell>
          <table:table-cell office:value-type="float" office:value="0.001046198" calcext:value-type="float">
            <text:p>0.00104619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9752" calcext:value-type="float">
            <text:p>0.000849752</text:p>
          </table:table-cell>
          <table:table-cell office:value-type="float" office:value="0.000008567" calcext:value-type="float">
            <text:p>8.567E-06</text:p>
          </table:table-cell>
          <table:table-cell office:value-type="float" office:value="0.00083188" calcext:value-type="float">
            <text:p>0.00083188</text:p>
          </table:table-cell>
          <table:table-cell office:value-type="float" office:value="0.000883791" calcext:value-type="float">
            <text:p>0.000883791</text:p>
          </table:table-cell>
          <table:table-cell office:value-type="float" office:value="0.000774019" calcext:value-type="float">
            <text:p>0.000774019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306981571" calcext:value-type="float">
            <text:p>24.306981571</text:p>
          </table:table-cell>
          <table:table-cell office:value-type="float" office:value="24.286207455" calcext:value-type="float">
            <text:p>24.286207455</text:p>
          </table:table-cell>
          <table:table-cell office:value-type="float" office:value="24.306540212" calcext:value-type="float">
            <text:p>24.306540212</text:p>
          </table:table-cell>
          <table:table-cell office:value-type="float" office:value="24.307822196" calcext:value-type="float">
            <text:p>24.307822196</text:p>
          </table:table-cell>
          <table:table-cell office:value-type="float" office:value="24.305111267" calcext:value-type="float">
            <text:p>24.305111267</text:p>
          </table:table-cell>
          <table:table-cell office:value-type="float" office:value="25.287663748" calcext:value-type="float">
            <text:p>25.287663748</text:p>
          </table:table-cell>
          <table:table-cell/>
          <table:table-cell office:value-type="float" office:value="0.021539571" calcext:value-type="float">
            <text:p>0.021539571</text:p>
          </table:table-cell>
          <table:table-cell office:value-type="float" office:value="0.000217107" calcext:value-type="float">
            <text:p>0.000217107</text:p>
          </table:table-cell>
          <table:table-cell office:value-type="float" office:value="0.021086563" calcext:value-type="float">
            <text:p>0.021086563</text:p>
          </table:table-cell>
          <table:table-cell office:value-type="float" office:value="0.022402382" calcext:value-type="float">
            <text:p>0.022402382</text:p>
          </table:table-cell>
          <table:table-cell office:value-type="float" office:value="0.019619905" calcext:value-type="float">
            <text:p>0.019619905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<text:s/>2019-12-03 11:07:56</text:p>
          </table:table-cell>
          <table:table-cell office:value-type="float" office:value="24.286" calcext:value-type="float">
            <text:p>24.286</text:p>
          </table:table-cell>
          <table:table-cell office:value-type="string" calcext:value-type="string">
            <text:p><text:s/></text:p>
          </table:table-cell>
          <table:table-cell office:value-type="float" office:value="0.137295739" calcext:value-type="float">
            <text:p>0.137295739</text:p>
          </table:table-cell>
          <table:table-cell office:value-type="float" office:value="0.035429005" calcext:value-type="float">
            <text:p>0.035429005</text:p>
          </table:table-cell>
          <table:table-cell office:value-type="float" office:value="0.134885923" calcext:value-type="float">
            <text:p>0.134885923</text:p>
          </table:table-cell>
          <table:table-cell office:value-type="float" office:value="0.141668933" calcext:value-type="float">
            <text:p>0.141668933</text:p>
          </table:table-cell>
          <table:table-cell office:value-type="float" office:value="0.127918735" calcext:value-type="float">
            <text:p>0.12791873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1697" calcext:value-type="float">
            <text:p>0.001121697</text:p>
          </table:table-cell>
          <table:table-cell office:value-type="float" office:value="0.000289453" calcext:value-type="float">
            <text:p>0.000289453</text:p>
          </table:table-cell>
          <table:table-cell office:value-type="float" office:value="0.001102009" calcext:value-type="float">
            <text:p>0.001102009</text:p>
          </table:table-cell>
          <table:table-cell office:value-type="float" office:value="0.001157426" calcext:value-type="float">
            <text:p>0.001157426</text:p>
          </table:table-cell>
          <table:table-cell office:value-type="float" office:value="0.001045088" calcext:value-type="float">
            <text:p>0.00104508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9518" calcext:value-type="float">
            <text:p>0.000849518</text:p>
          </table:table-cell>
          <table:table-cell office:value-type="float" office:value="0.000017274" calcext:value-type="float">
            <text:p>1.7274E-05</text:p>
          </table:table-cell>
          <table:table-cell office:value-type="float" office:value="0.00082983" calcext:value-type="float">
            <text:p>0.00082983</text:p>
          </table:table-cell>
          <table:table-cell office:value-type="float" office:value="0.000885247" calcext:value-type="float">
            <text:p>0.000885247</text:p>
          </table:table-cell>
          <table:table-cell office:value-type="float" office:value="0.000772909" calcext:value-type="float">
            <text:p>0.000772909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306975798" calcext:value-type="float">
            <text:p>24.306975798</text:p>
          </table:table-cell>
          <table:table-cell office:value-type="float" office:value="24.286422486" calcext:value-type="float">
            <text:p>24.286422486</text:p>
          </table:table-cell>
          <table:table-cell office:value-type="float" office:value="24.306489582" calcext:value-type="float">
            <text:p>24.306489582</text:p>
          </table:table-cell>
          <table:table-cell office:value-type="float" office:value="24.307858155" calcext:value-type="float">
            <text:p>24.307858155</text:p>
          </table:table-cell>
          <table:table-cell office:value-type="float" office:value="24.305083848" calcext:value-type="float">
            <text:p>24.305083848</text:p>
          </table:table-cell>
          <table:table-cell office:value-type="float" office:value="25.287663748" calcext:value-type="float">
            <text:p>25.287663748</text:p>
          </table:table-cell>
          <table:table-cell/>
          <table:table-cell office:value-type="float" office:value="0.021533646" calcext:value-type="float">
            <text:p>0.021533646</text:p>
          </table:table-cell>
          <table:table-cell office:value-type="float" office:value="0.000437814" calcext:value-type="float">
            <text:p>0.000437814</text:p>
          </table:table-cell>
          <table:table-cell office:value-type="float" office:value="0.021034597" calcext:value-type="float">
            <text:p>0.021034597</text:p>
          </table:table-cell>
          <table:table-cell office:value-type="float" office:value="0.022439289" calcext:value-type="float">
            <text:p>0.022439289</text:p>
          </table:table-cell>
          <table:table-cell office:value-type="float" office:value="0.019591762" calcext:value-type="float">
            <text:p>0.019591762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<text:s/>2019-12-03 11:07:57</text:p>
          </table:table-cell>
          <table:table-cell office:value-type="float" office:value="24.286" calcext:value-type="float">
            <text:p>24.286</text:p>
          </table:table-cell>
          <table:table-cell office:value-type="string" calcext:value-type="string">
            <text:p><text:s/></text:p>
          </table:table-cell>
          <table:table-cell office:value-type="float" office:value="0.137189643" calcext:value-type="float">
            <text:p>0.137189643</text:p>
          </table:table-cell>
          <table:table-cell office:value-type="float" office:value="0.035450463" calcext:value-type="float">
            <text:p>0.035450463</text:p>
          </table:table-cell>
          <table:table-cell office:value-type="float" office:value="0.135014669" calcext:value-type="float">
            <text:p>0.135014669</text:p>
          </table:table-cell>
          <table:table-cell office:value-type="float" office:value="0.141915696" calcext:value-type="float">
            <text:p>0.141915696</text:p>
          </table:table-cell>
          <table:table-cell office:value-type="float" office:value="0.128291861" calcext:value-type="float">
            <text:p>0.12829186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083" calcext:value-type="float">
            <text:p>0.00112083</text:p>
          </table:table-cell>
          <table:table-cell office:value-type="float" office:value="0.000289628" calcext:value-type="float">
            <text:p>0.000289628</text:p>
          </table:table-cell>
          <table:table-cell office:value-type="float" office:value="0.001103061" calcext:value-type="float">
            <text:p>0.001103061</text:p>
          </table:table-cell>
          <table:table-cell office:value-type="float" office:value="0.001159442" calcext:value-type="float">
            <text:p>0.001159442</text:p>
          </table:table-cell>
          <table:table-cell office:value-type="float" office:value="0.001048136" calcext:value-type="float">
            <text:p>0.00104813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8652" calcext:value-type="float">
            <text:p>0.000848652</text:p>
          </table:table-cell>
          <table:table-cell office:value-type="float" office:value="0.000017449" calcext:value-type="float">
            <text:p>1.7449E-05</text:p>
          </table:table-cell>
          <table:table-cell office:value-type="float" office:value="0.000830882" calcext:value-type="float">
            <text:p>0.000830882</text:p>
          </table:table-cell>
          <table:table-cell office:value-type="float" office:value="0.000887263" calcext:value-type="float">
            <text:p>0.000887263</text:p>
          </table:table-cell>
          <table:table-cell office:value-type="float" office:value="0.000775957" calcext:value-type="float">
            <text:p>0.000775957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306954392" calcext:value-type="float">
            <text:p>24.306954392</text:p>
          </table:table-cell>
          <table:table-cell office:value-type="float" office:value="24.286426815" calcext:value-type="float">
            <text:p>24.286426815</text:p>
          </table:table-cell>
          <table:table-cell office:value-type="float" office:value="24.306515559" calcext:value-type="float">
            <text:p>24.306515559</text:p>
          </table:table-cell>
          <table:table-cell office:value-type="float" office:value="24.307907943" calcext:value-type="float">
            <text:p>24.307907943</text:p>
          </table:table-cell>
          <table:table-cell office:value-type="float" office:value="24.305159131" calcext:value-type="float">
            <text:p>24.305159131</text:p>
          </table:table-cell>
          <table:table-cell office:value-type="float" office:value="25.287663748" calcext:value-type="float">
            <text:p>25.287663748</text:p>
          </table:table-cell>
          <table:table-cell/>
          <table:table-cell office:value-type="float" office:value="0.021511674" calcext:value-type="float">
            <text:p>0.021511674</text:p>
          </table:table-cell>
          <table:table-cell office:value-type="float" office:value="0.000442258" calcext:value-type="float">
            <text:p>0.000442258</text:p>
          </table:table-cell>
          <table:table-cell office:value-type="float" office:value="0.021061259" calcext:value-type="float">
            <text:p>0.021061259</text:p>
          </table:table-cell>
          <table:table-cell office:value-type="float" office:value="0.022490391" calcext:value-type="float">
            <text:p>0.022490391</text:p>
          </table:table-cell>
          <table:table-cell office:value-type="float" office:value="0.019669033" calcext:value-type="float">
            <text:p>0.019669033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<text:s/>2019-12-03 11:07:58</text:p>
          </table:table-cell>
          <table:table-cell office:value-type="float" office:value="24.28094" calcext:value-type="float">
            <text:p>24.28094</text:p>
          </table:table-cell>
          <table:table-cell office:value-type="string" calcext:value-type="string">
            <text:p><text:s/></text:p>
          </table:table-cell>
          <table:table-cell office:value-type="float" office:value="0.137089507" calcext:value-type="float">
            <text:p>0.137089507</text:p>
          </table:table-cell>
          <table:table-cell office:value-type="float" office:value="0.033680801" calcext:value-type="float">
            <text:p>0.033680801</text:p>
          </table:table-cell>
          <table:table-cell office:value-type="float" office:value="0.13509752" calcext:value-type="float">
            <text:p>0.13509752</text:p>
          </table:table-cell>
          <table:table-cell office:value-type="float" office:value="0.142020004" calcext:value-type="float">
            <text:p>0.142020004</text:p>
          </table:table-cell>
          <table:table-cell office:value-type="float" office:value="0.128730551" calcext:value-type="float">
            <text:p>0.12873055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0012" calcext:value-type="float">
            <text:p>0.001120012</text:p>
          </table:table-cell>
          <table:table-cell office:value-type="float" office:value="0.00027517" calcext:value-type="float">
            <text:p>0.00027517</text:p>
          </table:table-cell>
          <table:table-cell office:value-type="float" office:value="0.001103738" calcext:value-type="float">
            <text:p>0.001103738</text:p>
          </table:table-cell>
          <table:table-cell office:value-type="float" office:value="0.001160294" calcext:value-type="float">
            <text:p>0.001160294</text:p>
          </table:table-cell>
          <table:table-cell office:value-type="float" office:value="0.00105172" calcext:value-type="float">
            <text:p>0.0010517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7833" calcext:value-type="float">
            <text:p>0.000847833</text:p>
          </table:table-cell>
          <table:table-cell office:value-type="float" office:value="0.000002991" calcext:value-type="float">
            <text:p>2.991E-06</text:p>
          </table:table-cell>
          <table:table-cell office:value-type="float" office:value="0.000831559" calcext:value-type="float">
            <text:p>0.000831559</text:p>
          </table:table-cell>
          <table:table-cell office:value-type="float" office:value="0.000888115" calcext:value-type="float">
            <text:p>0.000888115</text:p>
          </table:table-cell>
          <table:table-cell office:value-type="float" office:value="0.000779541" calcext:value-type="float">
            <text:p>0.000779541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301880319" calcext:value-type="float">
            <text:p>24.301880319</text:p>
          </table:table-cell>
          <table:table-cell office:value-type="float" office:value="24.281015788" calcext:value-type="float">
            <text:p>24.281015788</text:p>
          </table:table-cell>
          <table:table-cell office:value-type="float" office:value="24.301478404" calcext:value-type="float">
            <text:p>24.301478404</text:p>
          </table:table-cell>
          <table:table-cell office:value-type="float" office:value="24.302875124" calcext:value-type="float">
            <text:p>24.302875124</text:p>
          </table:table-cell>
          <table:table-cell office:value-type="float" office:value="24.300193767" calcext:value-type="float">
            <text:p>24.300193767</text:p>
          </table:table-cell>
          <table:table-cell office:value-type="float" office:value="25.282614344" calcext:value-type="float">
            <text:p>25.282614344</text:p>
          </table:table-cell>
          <table:table-cell/>
          <table:table-cell office:value-type="float" office:value="0.021490937" calcext:value-type="float">
            <text:p>0.021490937</text:p>
          </table:table-cell>
          <table:table-cell office:value-type="float" office:value="0.00007577" calcext:value-type="float">
            <text:p>7.577E-05</text:p>
          </table:table-cell>
          <table:table-cell office:value-type="float" office:value="0.021078417" calcext:value-type="float">
            <text:p>0.021078417</text:p>
          </table:table-cell>
          <table:table-cell office:value-type="float" office:value="0.022511992" calcext:value-type="float">
            <text:p>0.022511992</text:p>
          </table:table-cell>
          <table:table-cell office:value-type="float" office:value="0.019759881" calcext:value-type="float">
            <text:p>0.019759881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<text:s/>2019-12-03 11:08:00</text:p>
          </table:table-cell>
          <table:table-cell office:value-type="float" office:value="24.28094" calcext:value-type="float">
            <text:p>24.28094</text:p>
          </table:table-cell>
          <table:table-cell office:value-type="string" calcext:value-type="string">
            <text:p><text:s/></text:p>
          </table:table-cell>
          <table:table-cell office:value-type="float" office:value="0.137161629" calcext:value-type="float">
            <text:p>0.137161629</text:p>
          </table:table-cell>
          <table:table-cell office:value-type="float" office:value="0.033354763" calcext:value-type="float">
            <text:p>0.033354763</text:p>
          </table:table-cell>
          <table:table-cell office:value-type="float" office:value="0.134436504" calcext:value-type="float">
            <text:p>0.134436504</text:p>
          </table:table-cell>
          <table:table-cell office:value-type="float" office:value="0.142129081" calcext:value-type="float">
            <text:p>0.142129081</text:p>
          </table:table-cell>
          <table:table-cell office:value-type="float" office:value="0.12923123" calcext:value-type="float">
            <text:p>0.1292312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0602" calcext:value-type="float">
            <text:p>0.001120602</text:p>
          </table:table-cell>
          <table:table-cell office:value-type="float" office:value="0.000272506" calcext:value-type="float">
            <text:p>0.000272506</text:p>
          </table:table-cell>
          <table:table-cell office:value-type="float" office:value="0.001098337" calcext:value-type="float">
            <text:p>0.001098337</text:p>
          </table:table-cell>
          <table:table-cell office:value-type="float" office:value="0.001161185" calcext:value-type="float">
            <text:p>0.001161185</text:p>
          </table:table-cell>
          <table:table-cell office:value-type="float" office:value="0.001055811" calcext:value-type="float">
            <text:p>0.00105581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8423" calcext:value-type="float">
            <text:p>0.000848423</text:p>
          </table:table-cell>
          <table:table-cell office:value-type="float" office:value="0.000000327" calcext:value-type="float">
            <text:p>3.27E-07</text:p>
          </table:table-cell>
          <table:table-cell office:value-type="float" office:value="0.000826159" calcext:value-type="float">
            <text:p>0.000826159</text:p>
          </table:table-cell>
          <table:table-cell office:value-type="float" office:value="0.000889006" calcext:value-type="float">
            <text:p>0.000889006</text:p>
          </table:table-cell>
          <table:table-cell office:value-type="float" office:value="0.000783632" calcext:value-type="float">
            <text:p>0.000783632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301894871" calcext:value-type="float">
            <text:p>24.301894871</text:p>
          </table:table-cell>
          <table:table-cell office:value-type="float" office:value="24.280950004" calcext:value-type="float">
            <text:p>24.280950004</text:p>
          </table:table-cell>
          <table:table-cell office:value-type="float" office:value="24.301345034" calcext:value-type="float">
            <text:p>24.301345034</text:p>
          </table:table-cell>
          <table:table-cell office:value-type="float" office:value="24.302897132" calcext:value-type="float">
            <text:p>24.302897132</text:p>
          </table:table-cell>
          <table:table-cell office:value-type="float" office:value="24.300294787" calcext:value-type="float">
            <text:p>24.300294787</text:p>
          </table:table-cell>
          <table:table-cell office:value-type="float" office:value="25.282614344" calcext:value-type="float">
            <text:p>25.282614344</text:p>
          </table:table-cell>
          <table:table-cell/>
          <table:table-cell office:value-type="float" office:value="0.021505873" calcext:value-type="float">
            <text:p>0.021505873</text:p>
          </table:table-cell>
          <table:table-cell office:value-type="float" office:value="0.000008249" calcext:value-type="float">
            <text:p>8.249E-06</text:p>
          </table:table-cell>
          <table:table-cell office:value-type="float" office:value="0.020941527" calcext:value-type="float">
            <text:p>0.020941527</text:p>
          </table:table-cell>
          <table:table-cell office:value-type="float" office:value="0.02253458" calcext:value-type="float">
            <text:p>0.02253458</text:p>
          </table:table-cell>
          <table:table-cell office:value-type="float" office:value="0.019863567" calcext:value-type="float">
            <text:p>0.019863567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<text:s/>2019-12-03 11:08:01</text:p>
          </table:table-cell>
          <table:table-cell office:value-type="float" office:value="24.28094" calcext:value-type="float">
            <text:p>24.28094</text:p>
          </table:table-cell>
          <table:table-cell office:value-type="string" calcext:value-type="string">
            <text:p><text:s/></text:p>
          </table:table-cell>
          <table:table-cell office:value-type="float" office:value="0.137118117" calcext:value-type="float">
            <text:p>0.137118117</text:p>
          </table:table-cell>
          <table:table-cell office:value-type="float" office:value="0.035367016" calcext:value-type="float">
            <text:p>0.035367016</text:p>
          </table:table-cell>
          <table:table-cell office:value-type="float" office:value="0.134981291" calcext:value-type="float">
            <text:p>0.134981291</text:p>
          </table:table-cell>
          <table:table-cell office:value-type="float" office:value="0.142181533" calcext:value-type="float">
            <text:p>0.142181533</text:p>
          </table:table-cell>
          <table:table-cell office:value-type="float" office:value="0.12793006" calcext:value-type="float">
            <text:p>0.1279300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0246" calcext:value-type="float">
            <text:p>0.001120246</text:p>
          </table:table-cell>
          <table:table-cell office:value-type="float" office:value="0.000288946" calcext:value-type="float">
            <text:p>0.000288946</text:p>
          </table:table-cell>
          <table:table-cell office:value-type="float" office:value="0.001102788" calcext:value-type="float">
            <text:p>0.001102788</text:p>
          </table:table-cell>
          <table:table-cell office:value-type="float" office:value="0.001161614" calcext:value-type="float">
            <text:p>0.001161614</text:p>
          </table:table-cell>
          <table:table-cell office:value-type="float" office:value="0.00104518" calcext:value-type="float">
            <text:p>0.0010451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8067" calcext:value-type="float">
            <text:p>0.000848067</text:p>
          </table:table-cell>
          <table:table-cell office:value-type="float" office:value="0.000016767" calcext:value-type="float">
            <text:p>1.6767E-05</text:p>
          </table:table-cell>
          <table:table-cell office:value-type="float" office:value="0.000830609" calcext:value-type="float">
            <text:p>0.000830609</text:p>
          </table:table-cell>
          <table:table-cell office:value-type="float" office:value="0.000889435" calcext:value-type="float">
            <text:p>0.000889435</text:p>
          </table:table-cell>
          <table:table-cell office:value-type="float" office:value="0.000773001" calcext:value-type="float">
            <text:p>0.000773001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301886092" calcext:value-type="float">
            <text:p>24.301886092</text:p>
          </table:table-cell>
          <table:table-cell office:value-type="float" office:value="24.281356015" calcext:value-type="float">
            <text:p>24.281356015</text:p>
          </table:table-cell>
          <table:table-cell office:value-type="float" office:value="24.301454953" calcext:value-type="float">
            <text:p>24.301454953</text:p>
          </table:table-cell>
          <table:table-cell office:value-type="float" office:value="24.302907715" calcext:value-type="float">
            <text:p>24.302907715</text:p>
          </table:table-cell>
          <table:table-cell office:value-type="float" office:value="24.300032255" calcext:value-type="float">
            <text:p>24.300032255</text:p>
          </table:table-cell>
          <table:table-cell office:value-type="float" office:value="25.282614344" calcext:value-type="float">
            <text:p>25.282614344</text:p>
          </table:table-cell>
          <table:table-cell/>
          <table:table-cell office:value-type="float" office:value="0.021496862" calcext:value-type="float">
            <text:p>0.021496862</text:p>
          </table:table-cell>
          <table:table-cell office:value-type="float" office:value="0.000424977" calcext:value-type="float">
            <text:p>0.000424977</text:p>
          </table:table-cell>
          <table:table-cell office:value-type="float" office:value="0.021054347" calcext:value-type="float">
            <text:p>0.021054347</text:p>
          </table:table-cell>
          <table:table-cell office:value-type="float" office:value="0.022545443" calcext:value-type="float">
            <text:p>0.022545443</text:p>
          </table:table-cell>
          <table:table-cell office:value-type="float" office:value="0.019594107" calcext:value-type="float">
            <text:p>0.019594107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<text:s/>2019-12-03 11:08:02</text:p>
          </table:table-cell>
          <table:table-cell office:value-type="float" office:value="24.29105" calcext:value-type="float">
            <text:p>24.29105</text:p>
          </table:table-cell>
          <table:table-cell office:value-type="string" calcext:value-type="string">
            <text:p><text:s/></text:p>
          </table:table-cell>
          <table:table-cell office:value-type="float" office:value="0.137038843" calcext:value-type="float">
            <text:p>0.137038843</text:p>
          </table:table-cell>
          <table:table-cell office:value-type="float" office:value="0.033310656" calcext:value-type="float">
            <text:p>0.033310656</text:p>
          </table:table-cell>
          <table:table-cell office:value-type="float" office:value="0.134352462" calcext:value-type="float">
            <text:p>0.134352462</text:p>
          </table:table-cell>
          <table:table-cell office:value-type="float" office:value="0.142292993" calcext:value-type="float">
            <text:p>0.142292993</text:p>
          </table:table-cell>
          <table:table-cell office:value-type="float" office:value="0.129005328" calcext:value-type="float">
            <text:p>0.12900532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9598" calcext:value-type="float">
            <text:p>0.001119598</text:p>
          </table:table-cell>
          <table:table-cell office:value-type="float" office:value="0.000272146" calcext:value-type="float">
            <text:p>0.000272146</text:p>
          </table:table-cell>
          <table:table-cell office:value-type="float" office:value="0.001097651" calcext:value-type="float">
            <text:p>0.001097651</text:p>
          </table:table-cell>
          <table:table-cell office:value-type="float" office:value="0.001162524" calcext:value-type="float">
            <text:p>0.001162524</text:p>
          </table:table-cell>
          <table:table-cell office:value-type="float" office:value="0.001053965" calcext:value-type="float">
            <text:p>0.00105396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742" calcext:value-type="float">
            <text:p>0.00084742</text:p>
          </table:table-cell>
          <table:table-cell office:value-type="float" office:value="-0.000000033" calcext:value-type="float">
            <text:p>-3.3E-08</text:p>
          </table:table-cell>
          <table:table-cell office:value-type="float" office:value="0.000825472" calcext:value-type="float">
            <text:p>0.000825472</text:p>
          </table:table-cell>
          <table:table-cell office:value-type="float" office:value="0.000890346" calcext:value-type="float">
            <text:p>0.000890346</text:p>
          </table:table-cell>
          <table:table-cell office:value-type="float" office:value="0.000781786" calcext:value-type="float">
            <text:p>0.000781786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311977835" calcext:value-type="float">
            <text:p>24.311977835</text:p>
          </table:table-cell>
          <table:table-cell office:value-type="float" office:value="24.291049035" calcext:value-type="float">
            <text:p>24.291049035</text:p>
          </table:table-cell>
          <table:table-cell office:value-type="float" office:value="24.31143582" calcext:value-type="float">
            <text:p>24.31143582</text:p>
          </table:table-cell>
          <table:table-cell office:value-type="float" office:value="24.313037932" calcext:value-type="float">
            <text:p>24.313037932</text:p>
          </table:table-cell>
          <table:table-cell office:value-type="float" office:value="24.310356961" calcext:value-type="float">
            <text:p>24.310356961</text:p>
          </table:table-cell>
          <table:table-cell office:value-type="float" office:value="25.292713153" calcext:value-type="float">
            <text:p>25.292713153</text:p>
          </table:table-cell>
          <table:table-cell/>
          <table:table-cell office:value-type="float" office:value="0.021480445" calcext:value-type="float">
            <text:p>0.021480445</text:p>
          </table:table-cell>
          <table:table-cell office:value-type="float" office:value="-0.000000835" calcext:value-type="float">
            <text:p>-8.35E-07</text:p>
          </table:table-cell>
          <table:table-cell office:value-type="float" office:value="0.020924123" calcext:value-type="float">
            <text:p>0.020924123</text:p>
          </table:table-cell>
          <table:table-cell office:value-type="float" office:value="0.022568525" calcext:value-type="float">
            <text:p>0.022568525</text:p>
          </table:table-cell>
          <table:table-cell office:value-type="float" office:value="0.019816785" calcext:value-type="float">
            <text:p>0.019816785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<text:s/>2019-12-03 11:08:03</text:p>
          </table:table-cell>
          <table:table-cell office:value-type="float" office:value="24.286" calcext:value-type="float">
            <text:p>24.286</text:p>
          </table:table-cell>
          <table:table-cell office:value-type="string" calcext:value-type="string">
            <text:p><text:s/></text:p>
          </table:table-cell>
          <table:table-cell office:value-type="float" office:value="0.13701679" calcext:value-type="float">
            <text:p>0.13701679</text:p>
          </table:table-cell>
          <table:table-cell office:value-type="float" office:value="0.035085086" calcext:value-type="float">
            <text:p>0.035085086</text:p>
          </table:table-cell>
          <table:table-cell office:value-type="float" office:value="0.134617702" calcext:value-type="float">
            <text:p>0.134617702</text:p>
          </table:table-cell>
          <table:table-cell office:value-type="float" office:value="0.142250674" calcext:value-type="float">
            <text:p>0.142250674</text:p>
          </table:table-cell>
          <table:table-cell office:value-type="float" office:value="0.128088013" calcext:value-type="float">
            <text:p>0.12808801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9418" calcext:value-type="float">
            <text:p>0.001119418</text:p>
          </table:table-cell>
          <table:table-cell office:value-type="float" office:value="0.000286643" calcext:value-type="float">
            <text:p>0.000286643</text:p>
          </table:table-cell>
          <table:table-cell office:value-type="float" office:value="0.001099818" calcext:value-type="float">
            <text:p>0.001099818</text:p>
          </table:table-cell>
          <table:table-cell office:value-type="float" office:value="0.001162179" calcext:value-type="float">
            <text:p>0.001162179</text:p>
          </table:table-cell>
          <table:table-cell office:value-type="float" office:value="0.001046471" calcext:value-type="float">
            <text:p>0.00104647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7239" calcext:value-type="float">
            <text:p>0.000847239</text:p>
          </table:table-cell>
          <table:table-cell office:value-type="float" office:value="0.000014464" calcext:value-type="float">
            <text:p>1.4464E-05</text:p>
          </table:table-cell>
          <table:table-cell office:value-type="float" office:value="0.000827639" calcext:value-type="float">
            <text:p>0.000827639</text:p>
          </table:table-cell>
          <table:table-cell office:value-type="float" office:value="0.00089" calcext:value-type="float">
            <text:p>0.00089</text:p>
          </table:table-cell>
          <table:table-cell office:value-type="float" office:value="0.000774292" calcext:value-type="float">
            <text:p>0.000774292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306919516" calcext:value-type="float">
            <text:p>24.306919516</text:p>
          </table:table-cell>
          <table:table-cell office:value-type="float" office:value="24.286353094" calcext:value-type="float">
            <text:p>24.286353094</text:p>
          </table:table-cell>
          <table:table-cell office:value-type="float" office:value="24.306435465" calcext:value-type="float">
            <text:p>24.306435465</text:p>
          </table:table-cell>
          <table:table-cell office:value-type="float" office:value="24.307975529" calcext:value-type="float">
            <text:p>24.307975529</text:p>
          </table:table-cell>
          <table:table-cell office:value-type="float" office:value="24.305118002" calcext:value-type="float">
            <text:p>24.305118002</text:p>
          </table:table-cell>
          <table:table-cell office:value-type="float" office:value="25.287663748" calcext:value-type="float">
            <text:p>25.287663748</text:p>
          </table:table-cell>
          <table:table-cell/>
          <table:table-cell office:value-type="float" office:value="0.021475878" calcext:value-type="float">
            <text:p>0.021475878</text:p>
          </table:table-cell>
          <table:table-cell office:value-type="float" office:value="0.000366591" calcext:value-type="float">
            <text:p>0.000366591</text:p>
          </table:table-cell>
          <table:table-cell office:value-type="float" office:value="0.020979051" calcext:value-type="float">
            <text:p>0.020979051</text:p>
          </table:table-cell>
          <table:table-cell office:value-type="float" office:value="0.022559761" calcext:value-type="float">
            <text:p>0.022559761</text:p>
          </table:table-cell>
          <table:table-cell office:value-type="float" office:value="0.019626818" calcext:value-type="float">
            <text:p>0.019626818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<text:s/>2019-12-03 11:08:05</text:p>
          </table:table-cell>
          <table:table-cell office:value-type="float" office:value="24.286" calcext:value-type="float">
            <text:p>24.286</text:p>
          </table:table-cell>
          <table:table-cell office:value-type="string" calcext:value-type="string">
            <text:p><text:s/></text:p>
          </table:table-cell>
          <table:table-cell office:value-type="float" office:value="0.136961953" calcext:value-type="float">
            <text:p>0.136961953</text:p>
          </table:table-cell>
          <table:table-cell office:value-type="float" office:value="0.03448904" calcext:value-type="float">
            <text:p>0.03448904</text:p>
          </table:table-cell>
          <table:table-cell office:value-type="float" office:value="0.135095732" calcext:value-type="float">
            <text:p>0.135095732</text:p>
          </table:table-cell>
          <table:table-cell office:value-type="float" office:value="0.14224829" calcext:value-type="float">
            <text:p>0.14224829</text:p>
          </table:table-cell>
          <table:table-cell office:value-type="float" office:value="0.127929464" calcext:value-type="float">
            <text:p>0.12792946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897" calcext:value-type="float">
            <text:p>0.00111897</text:p>
          </table:table-cell>
          <table:table-cell office:value-type="float" office:value="0.000281773" calcext:value-type="float">
            <text:p>0.000281773</text:p>
          </table:table-cell>
          <table:table-cell office:value-type="float" office:value="0.001103723" calcext:value-type="float">
            <text:p>0.001103723</text:p>
          </table:table-cell>
          <table:table-cell office:value-type="float" office:value="0.001162159" calcext:value-type="float">
            <text:p>0.001162159</text:p>
          </table:table-cell>
          <table:table-cell office:value-type="float" office:value="0.001045175" calcext:value-type="float">
            <text:p>0.00104517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6791" calcext:value-type="float">
            <text:p>0.000846791</text:p>
          </table:table-cell>
          <table:table-cell office:value-type="float" office:value="0.000009594" calcext:value-type="float">
            <text:p>9.594E-06</text:p>
          </table:table-cell>
          <table:table-cell office:value-type="float" office:value="0.000831544" calcext:value-type="float">
            <text:p>0.000831544</text:p>
          </table:table-cell>
          <table:table-cell office:value-type="float" office:value="0.00088998" calcext:value-type="float">
            <text:p>0.00088998</text:p>
          </table:table-cell>
          <table:table-cell office:value-type="float" office:value="0.000772997" calcext:value-type="float">
            <text:p>0.000772997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306908452" calcext:value-type="float">
            <text:p>24.306908452</text:p>
          </table:table-cell>
          <table:table-cell office:value-type="float" office:value="24.28623283" calcext:value-type="float">
            <text:p>24.28623283</text:p>
          </table:table-cell>
          <table:table-cell office:value-type="float" office:value="24.306531914" calcext:value-type="float">
            <text:p>24.306531914</text:p>
          </table:table-cell>
          <table:table-cell office:value-type="float" office:value="24.307975048" calcext:value-type="float">
            <text:p>24.307975048</text:p>
          </table:table-cell>
          <table:table-cell office:value-type="float" office:value="24.305086012" calcext:value-type="float">
            <text:p>24.305086012</text:p>
          </table:table-cell>
          <table:table-cell office:value-type="float" office:value="25.287663748" calcext:value-type="float">
            <text:p>25.287663748</text:p>
          </table:table-cell>
          <table:table-cell/>
          <table:table-cell office:value-type="float" office:value="0.021464522" calcext:value-type="float">
            <text:p>0.021464522</text:p>
          </table:table-cell>
          <table:table-cell office:value-type="float" office:value="0.000243152" calcext:value-type="float">
            <text:p>0.000243152</text:p>
          </table:table-cell>
          <table:table-cell office:value-type="float" office:value="0.021078046" calcext:value-type="float">
            <text:p>0.021078046</text:p>
          </table:table-cell>
          <table:table-cell office:value-type="float" office:value="0.022559267" calcext:value-type="float">
            <text:p>0.022559267</text:p>
          </table:table-cell>
          <table:table-cell office:value-type="float" office:value="0.019593984" calcext:value-type="float">
            <text:p>0.019593984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<text:s/>2019-12-03 11:08:06</text:p>
          </table:table-cell>
          <table:table-cell office:value-type="float" office:value="24.286" calcext:value-type="float">
            <text:p>24.286</text:p>
          </table:table-cell>
          <table:table-cell office:value-type="string" calcext:value-type="string">
            <text:p><text:s/></text:p>
          </table:table-cell>
          <table:table-cell office:value-type="float" office:value="0.136902349" calcext:value-type="float">
            <text:p>0.136902349</text:p>
          </table:table-cell>
          <table:table-cell office:value-type="float" office:value="0.033657555" calcext:value-type="float">
            <text:p>0.033657555</text:p>
          </table:table-cell>
          <table:table-cell office:value-type="float" office:value="0.135061161" calcext:value-type="float">
            <text:p>0.135061161</text:p>
          </table:table-cell>
          <table:table-cell office:value-type="float" office:value="0.1421714" calcext:value-type="float">
            <text:p>0.1421714</text:p>
          </table:table-cell>
          <table:table-cell office:value-type="float" office:value="0.128646508" calcext:value-type="float">
            <text:p>0.12864650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8483" calcext:value-type="float">
            <text:p>0.001118483</text:p>
          </table:table-cell>
          <table:table-cell office:value-type="float" office:value="0.00027498" calcext:value-type="float">
            <text:p>0.00027498</text:p>
          </table:table-cell>
          <table:table-cell office:value-type="float" office:value="0.001103441" calcext:value-type="float">
            <text:p>0.001103441</text:p>
          </table:table-cell>
          <table:table-cell office:value-type="float" office:value="0.001161531" calcext:value-type="float">
            <text:p>0.001161531</text:p>
          </table:table-cell>
          <table:table-cell office:value-type="float" office:value="0.001051034" calcext:value-type="float">
            <text:p>0.00105103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6304" calcext:value-type="float">
            <text:p>0.000846304</text:p>
          </table:table-cell>
          <table:table-cell office:value-type="float" office:value="0.000002801" calcext:value-type="float">
            <text:p>2.801E-06</text:p>
          </table:table-cell>
          <table:table-cell office:value-type="float" office:value="0.000831262" calcext:value-type="float">
            <text:p>0.000831262</text:p>
          </table:table-cell>
          <table:table-cell office:value-type="float" office:value="0.000889352" calcext:value-type="float">
            <text:p>0.000889352</text:p>
          </table:table-cell>
          <table:table-cell office:value-type="float" office:value="0.000778855" calcext:value-type="float">
            <text:p>0.000778855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306896426" calcext:value-type="float">
            <text:p>24.306896426</text:p>
          </table:table-cell>
          <table:table-cell office:value-type="float" office:value="24.286065063" calcext:value-type="float">
            <text:p>24.286065063</text:p>
          </table:table-cell>
          <table:table-cell office:value-type="float" office:value="24.306524939" calcext:value-type="float">
            <text:p>24.306524939</text:p>
          </table:table-cell>
          <table:table-cell office:value-type="float" office:value="24.307959535" calcext:value-type="float">
            <text:p>24.307959535</text:p>
          </table:table-cell>
          <table:table-cell office:value-type="float" office:value="24.305230687" calcext:value-type="float">
            <text:p>24.305230687</text:p>
          </table:table-cell>
          <table:table-cell office:value-type="float" office:value="25.287663748" calcext:value-type="float">
            <text:p>25.287663748</text:p>
          </table:table-cell>
          <table:table-cell/>
          <table:table-cell office:value-type="float" office:value="0.021452178" calcext:value-type="float">
            <text:p>0.021452178</text:p>
          </table:table-cell>
          <table:table-cell office:value-type="float" office:value="0.000070956" calcext:value-type="float">
            <text:p>7.0956E-05</text:p>
          </table:table-cell>
          <table:table-cell office:value-type="float" office:value="0.021070887" calcext:value-type="float">
            <text:p>0.021070887</text:p>
          </table:table-cell>
          <table:table-cell office:value-type="float" office:value="0.022543344" calcext:value-type="float">
            <text:p>0.022543344</text:p>
          </table:table-cell>
          <table:table-cell office:value-type="float" office:value="0.019742477" calcext:value-type="float">
            <text:p>0.019742477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<text:s/>2019-12-03 11:08:07</text:p>
          </table:table-cell>
          <table:table-cell office:value-type="float" office:value="24.26578" calcext:value-type="float">
            <text:p>24.26578</text:p>
          </table:table-cell>
          <table:table-cell office:value-type="string" calcext:value-type="string">
            <text:p><text:s/></text:p>
          </table:table-cell>
          <table:table-cell office:value-type="float" office:value="0.136848704" calcext:value-type="float">
            <text:p>0.136848704</text:p>
          </table:table-cell>
          <table:table-cell office:value-type="float" office:value="0.033629541" calcext:value-type="float">
            <text:p>0.033629541</text:p>
          </table:table-cell>
          <table:table-cell office:value-type="float" office:value="0.135132687" calcext:value-type="float">
            <text:p>0.135132687</text:p>
          </table:table-cell>
          <table:table-cell office:value-type="float" office:value="0.142251866" calcext:value-type="float">
            <text:p>0.142251866</text:p>
          </table:table-cell>
          <table:table-cell office:value-type="float" office:value="0.128552333" calcext:value-type="float">
            <text:p>0.12855233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8045" calcext:value-type="float">
            <text:p>0.001118045</text:p>
          </table:table-cell>
          <table:table-cell office:value-type="float" office:value="0.000274751" calcext:value-type="float">
            <text:p>0.000274751</text:p>
          </table:table-cell>
          <table:table-cell office:value-type="float" office:value="0.001104025" calcext:value-type="float">
            <text:p>0.001104025</text:p>
          </table:table-cell>
          <table:table-cell office:value-type="float" office:value="0.001162188" calcext:value-type="float">
            <text:p>0.001162188</text:p>
          </table:table-cell>
          <table:table-cell office:value-type="float" office:value="0.001050264" calcext:value-type="float">
            <text:p>0.00105026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5866" calcext:value-type="float">
            <text:p>0.000845866</text:p>
          </table:table-cell>
          <table:table-cell office:value-type="float" office:value="0.000002572" calcext:value-type="float">
            <text:p>2.572E-06</text:p>
          </table:table-cell>
          <table:table-cell office:value-type="float" office:value="0.000831846" calcext:value-type="float">
            <text:p>0.000831846</text:p>
          </table:table-cell>
          <table:table-cell office:value-type="float" office:value="0.00089001" calcext:value-type="float">
            <text:p>0.00089001</text:p>
          </table:table-cell>
          <table:table-cell office:value-type="float" office:value="0.000778085" calcext:value-type="float">
            <text:p>0.000778085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86670127" calcext:value-type="float">
            <text:p>24.286670127</text:p>
          </table:table-cell>
          <table:table-cell office:value-type="float" office:value="24.265843553" calcext:value-type="float">
            <text:p>24.265843553</text:p>
          </table:table-cell>
          <table:table-cell office:value-type="float" office:value="24.286323889" calcext:value-type="float">
            <text:p>24.286323889</text:p>
          </table:table-cell>
          <table:table-cell office:value-type="float" office:value="24.287760315" calcext:value-type="float">
            <text:p>24.287760315</text:p>
          </table:table-cell>
          <table:table-cell office:value-type="float" office:value="24.28499618" calcext:value-type="float">
            <text:p>24.28499618</text:p>
          </table:table-cell>
          <table:table-cell office:value-type="float" office:value="25.267466136" calcext:value-type="float">
            <text:p>25.267466136</text:p>
          </table:table-cell>
          <table:table-cell/>
          <table:table-cell office:value-type="float" office:value="0.021441069" calcext:value-type="float">
            <text:p>0.021441069</text:p>
          </table:table-cell>
          <table:table-cell office:value-type="float" office:value="0.000065154" calcext:value-type="float">
            <text:p>6.5154E-05</text:p>
          </table:table-cell>
          <table:table-cell office:value-type="float" office:value="0.021085699" calcext:value-type="float">
            <text:p>0.021085699</text:p>
          </table:table-cell>
          <table:table-cell office:value-type="float" office:value="0.022560008" calcext:value-type="float">
            <text:p>0.022560008</text:p>
          </table:table-cell>
          <table:table-cell office:value-type="float" office:value="0.019722974" calcext:value-type="float">
            <text:p>0.019722974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<text:s/>2019-12-03 11:08:09</text:p>
          </table:table-cell>
          <table:table-cell office:value-type="float" office:value="24.28094" calcext:value-type="float">
            <text:p>24.28094</text:p>
          </table:table-cell>
          <table:table-cell office:value-type="string" calcext:value-type="string">
            <text:p><text:s/></text:p>
          </table:table-cell>
          <table:table-cell office:value-type="float" office:value="0.13692619" calcext:value-type="float">
            <text:p>0.13692619</text:p>
          </table:table-cell>
          <table:table-cell office:value-type="float" office:value="0.033432249" calcext:value-type="float">
            <text:p>0.033432249</text:p>
          </table:table-cell>
          <table:table-cell office:value-type="float" office:value="0.13471307" calcext:value-type="float">
            <text:p>0.13471307</text:p>
          </table:table-cell>
          <table:table-cell office:value-type="float" office:value="0.14202358" calcext:value-type="float">
            <text:p>0.14202358</text:p>
          </table:table-cell>
          <table:table-cell office:value-type="float" office:value="0.129033939" calcext:value-type="float">
            <text:p>0.12903393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8678" calcext:value-type="float">
            <text:p>0.001118678</text:p>
          </table:table-cell>
          <table:table-cell office:value-type="float" office:value="0.000273139" calcext:value-type="float">
            <text:p>0.000273139</text:p>
          </table:table-cell>
          <table:table-cell office:value-type="float" office:value="0.001100597" calcext:value-type="float">
            <text:p>0.001100597</text:p>
          </table:table-cell>
          <table:table-cell office:value-type="float" office:value="0.001160323" calcext:value-type="float">
            <text:p>0.001160323</text:p>
          </table:table-cell>
          <table:table-cell office:value-type="float" office:value="0.001054199" calcext:value-type="float">
            <text:p>0.00105419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6499" calcext:value-type="float">
            <text:p>0.000846499</text:p>
          </table:table-cell>
          <table:table-cell office:value-type="float" office:value="0.00000096" calcext:value-type="float">
            <text:p>9.6E-07</text:p>
          </table:table-cell>
          <table:table-cell office:value-type="float" office:value="0.000828418" calcext:value-type="float">
            <text:p>0.000828418</text:p>
          </table:table-cell>
          <table:table-cell office:value-type="float" office:value="0.000888145" calcext:value-type="float">
            <text:p>0.000888145</text:p>
          </table:table-cell>
          <table:table-cell office:value-type="float" office:value="0.00078202" calcext:value-type="float">
            <text:p>0.00078202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301847367" calcext:value-type="float">
            <text:p>24.301847367</text:p>
          </table:table-cell>
          <table:table-cell office:value-type="float" office:value="24.280965638" calcext:value-type="float">
            <text:p>24.280965638</text:p>
          </table:table-cell>
          <table:table-cell office:value-type="float" office:value="24.301400835" calcext:value-type="float">
            <text:p>24.301400835</text:p>
          </table:table-cell>
          <table:table-cell office:value-type="float" office:value="24.302875845" calcext:value-type="float">
            <text:p>24.302875845</text:p>
          </table:table-cell>
          <table:table-cell office:value-type="float" office:value="24.30025498" calcext:value-type="float">
            <text:p>24.30025498</text:p>
          </table:table-cell>
          <table:table-cell office:value-type="float" office:value="25.282614344" calcext:value-type="float">
            <text:p>25.282614344</text:p>
          </table:table-cell>
          <table:table-cell/>
          <table:table-cell office:value-type="float" office:value="0.021457116" calcext:value-type="float">
            <text:p>0.021457116</text:p>
          </table:table-cell>
          <table:table-cell office:value-type="float" office:value="0.000024296" calcext:value-type="float">
            <text:p>2.4296E-05</text:p>
          </table:table-cell>
          <table:table-cell office:value-type="float" office:value="0.020998801" calcext:value-type="float">
            <text:p>0.020998801</text:p>
          </table:table-cell>
          <table:table-cell office:value-type="float" office:value="0.022512732" calcext:value-type="float">
            <text:p>0.022512732</text:p>
          </table:table-cell>
          <table:table-cell office:value-type="float" office:value="0.01982271" calcext:value-type="float">
            <text:p>0.01982271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<text:s/>2019-12-03 11:08:10</text:p>
          </table:table-cell>
          <table:table-cell office:value-type="float" office:value="24.28094" calcext:value-type="float">
            <text:p>24.28094</text:p>
          </table:table-cell>
          <table:table-cell office:value-type="string" calcext:value-type="string">
            <text:p><text:s/></text:p>
          </table:table-cell>
          <table:table-cell office:value-type="float" office:value="0.13694884" calcext:value-type="float">
            <text:p>0.13694884</text:p>
          </table:table-cell>
          <table:table-cell office:value-type="float" office:value="0.034691099" calcext:value-type="float">
            <text:p>0.034691099</text:p>
          </table:table-cell>
          <table:table-cell office:value-type="float" office:value="0.135061757" calcext:value-type="float">
            <text:p>0.135061757</text:p>
          </table:table-cell>
          <table:table-cell office:value-type="float" office:value="0.142107027" calcext:value-type="float">
            <text:p>0.142107027</text:p>
          </table:table-cell>
          <table:table-cell office:value-type="float" office:value="0.127894894" calcext:value-type="float">
            <text:p>0.12789489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8863" calcext:value-type="float">
            <text:p>0.001118863</text:p>
          </table:table-cell>
          <table:table-cell office:value-type="float" office:value="0.000283424" calcext:value-type="float">
            <text:p>0.000283424</text:p>
          </table:table-cell>
          <table:table-cell office:value-type="float" office:value="0.001103446" calcext:value-type="float">
            <text:p>0.001103446</text:p>
          </table:table-cell>
          <table:table-cell office:value-type="float" office:value="0.001161005" calcext:value-type="float">
            <text:p>0.001161005</text:p>
          </table:table-cell>
          <table:table-cell office:value-type="float" office:value="0.001044893" calcext:value-type="float">
            <text:p>0.00104489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6684" calcext:value-type="float">
            <text:p>0.000846684</text:p>
          </table:table-cell>
          <table:table-cell office:value-type="float" office:value="0.000011245" calcext:value-type="float">
            <text:p>1.1245E-05</text:p>
          </table:table-cell>
          <table:table-cell office:value-type="float" office:value="0.000831267" calcext:value-type="float">
            <text:p>0.000831267</text:p>
          </table:table-cell>
          <table:table-cell office:value-type="float" office:value="0.000888826" calcext:value-type="float">
            <text:p>0.000888826</text:p>
          </table:table-cell>
          <table:table-cell office:value-type="float" office:value="0.000772714" calcext:value-type="float">
            <text:p>0.000772714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301851937" calcext:value-type="float">
            <text:p>24.301851937</text:p>
          </table:table-cell>
          <table:table-cell office:value-type="float" office:value="24.281219636" calcext:value-type="float">
            <text:p>24.281219636</text:p>
          </table:table-cell>
          <table:table-cell office:value-type="float" office:value="24.301471188" calcext:value-type="float">
            <text:p>24.301471188</text:p>
          </table:table-cell>
          <table:table-cell office:value-type="float" office:value="24.302892682" calcext:value-type="float">
            <text:p>24.302892682</text:p>
          </table:table-cell>
          <table:table-cell office:value-type="float" office:value="24.30002516" calcext:value-type="float">
            <text:p>24.30002516</text:p>
          </table:table-cell>
          <table:table-cell office:value-type="float" office:value="25.282614344" calcext:value-type="float">
            <text:p>25.282614344</text:p>
          </table:table-cell>
          <table:table-cell/>
          <table:table-cell office:value-type="float" office:value="0.021461806" calcext:value-type="float">
            <text:p>0.021461806</text:p>
          </table:table-cell>
          <table:table-cell office:value-type="float" office:value="0.000284998" calcext:value-type="float">
            <text:p>0.000284998</text:p>
          </table:table-cell>
          <table:table-cell office:value-type="float" office:value="0.021071011" calcext:value-type="float">
            <text:p>0.021071011</text:p>
          </table:table-cell>
          <table:table-cell office:value-type="float" office:value="0.022530013" calcext:value-type="float">
            <text:p>0.022530013</text:p>
          </table:table-cell>
          <table:table-cell office:value-type="float" office:value="0.019586825" calcext:value-type="float">
            <text:p>0.019586825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<text:s/>2019-12-03 11:08:11</text:p>
          </table:table-cell>
          <table:table-cell office:value-type="float" office:value="24.27083" calcext:value-type="float">
            <text:p>24.27083</text:p>
          </table:table-cell>
          <table:table-cell office:value-type="string" calcext:value-type="string">
            <text:p><text:s/></text:p>
          </table:table-cell>
          <table:table-cell office:value-type="float" office:value="0.136899964" calcext:value-type="float">
            <text:p>0.136899964</text:p>
          </table:table-cell>
          <table:table-cell office:value-type="float" office:value="0.033390526" calcext:value-type="float">
            <text:p>0.033390526</text:p>
          </table:table-cell>
          <table:table-cell office:value-type="float" office:value="0.134642736" calcext:value-type="float">
            <text:p>0.134642736</text:p>
          </table:table-cell>
          <table:table-cell office:value-type="float" office:value="0.142070072" calcext:value-type="float">
            <text:p>0.142070072</text:p>
          </table:table-cell>
          <table:table-cell office:value-type="float" office:value="0.129172817" calcext:value-type="float">
            <text:p>0.12917281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8464" calcext:value-type="float">
            <text:p>0.001118464</text:p>
          </table:table-cell>
          <table:table-cell office:value-type="float" office:value="0.000272798" calcext:value-type="float">
            <text:p>0.000272798</text:p>
          </table:table-cell>
          <table:table-cell office:value-type="float" office:value="0.001100022" calcext:value-type="float">
            <text:p>0.001100022</text:p>
          </table:table-cell>
          <table:table-cell office:value-type="float" office:value="0.001160703" calcext:value-type="float">
            <text:p>0.001160703</text:p>
          </table:table-cell>
          <table:table-cell office:value-type="float" office:value="0.001055333" calcext:value-type="float">
            <text:p>0.00105533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6285" calcext:value-type="float">
            <text:p>0.000846285</text:p>
          </table:table-cell>
          <table:table-cell office:value-type="float" office:value="0.00000062" calcext:value-type="float">
            <text:p>6.2E-07</text:p>
          </table:table-cell>
          <table:table-cell office:value-type="float" office:value="0.000827844" calcext:value-type="float">
            <text:p>0.000827844</text:p>
          </table:table-cell>
          <table:table-cell office:value-type="float" office:value="0.000888524" calcext:value-type="float">
            <text:p>0.000888524</text:p>
          </table:table-cell>
          <table:table-cell office:value-type="float" office:value="0.000783155" calcext:value-type="float">
            <text:p>0.000783155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91734338" calcext:value-type="float">
            <text:p>24.291734338</text:p>
          </table:table-cell>
          <table:table-cell office:value-type="float" office:value="24.270849291" calcext:value-type="float">
            <text:p>24.270849291</text:p>
          </table:table-cell>
          <table:table-cell office:value-type="float" office:value="24.291278903" calcext:value-type="float">
            <text:p>24.291278903</text:p>
          </table:table-cell>
          <table:table-cell office:value-type="float" office:value="24.292777498" calcext:value-type="float">
            <text:p>24.292777498</text:p>
          </table:table-cell>
          <table:table-cell office:value-type="float" office:value="24.290175249" calcext:value-type="float">
            <text:p>24.290175249</text:p>
          </table:table-cell>
          <table:table-cell office:value-type="float" office:value="25.272515538" calcext:value-type="float">
            <text:p>25.272515538</text:p>
          </table:table-cell>
          <table:table-cell/>
          <table:table-cell office:value-type="float" office:value="0.021451685" calcext:value-type="float">
            <text:p>0.021451685</text:p>
          </table:table-cell>
          <table:table-cell office:value-type="float" office:value="0.000015655" calcext:value-type="float">
            <text:p>1.5655E-05</text:p>
          </table:table-cell>
          <table:table-cell office:value-type="float" office:value="0.020984236" calcext:value-type="float">
            <text:p>0.020984236</text:p>
          </table:table-cell>
          <table:table-cell office:value-type="float" office:value="0.02252236" calcext:value-type="float">
            <text:p>0.02252236</text:p>
          </table:table-cell>
          <table:table-cell office:value-type="float" office:value="0.01985147" calcext:value-type="float">
            <text:p>0.01985147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2019-12-03 11:08:13</text:p>
          </table:table-cell>
          <table:table-cell office:value-type="float" office:value="24.27083" calcext:value-type="float">
            <text:p>24.27083</text:p>
          </table:table-cell>
          <table:table-cell office:value-type="string" calcext:value-type="string">
            <text:p><text:s/></text:p>
          </table:table-cell>
          <table:table-cell office:value-type="float" office:value="0.136895792" calcext:value-type="float">
            <text:p>0.136895792</text:p>
          </table:table-cell>
          <table:table-cell office:value-type="float" office:value="0.033394102" calcext:value-type="float">
            <text:p>0.033394102</text:p>
          </table:table-cell>
          <table:table-cell office:value-type="float" office:value="0.134548561" calcext:value-type="float">
            <text:p>0.134548561</text:p>
          </table:table-cell>
          <table:table-cell office:value-type="float" office:value="0.141989606" calcext:value-type="float">
            <text:p>0.141989606</text:p>
          </table:table-cell>
          <table:table-cell office:value-type="float" office:value="0.129191891" calcext:value-type="float">
            <text:p>0.12919189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843" calcext:value-type="float">
            <text:p>0.00111843</text:p>
          </table:table-cell>
          <table:table-cell office:value-type="float" office:value="0.000272828" calcext:value-type="float">
            <text:p>0.000272828</text:p>
          </table:table-cell>
          <table:table-cell office:value-type="float" office:value="0.001099253" calcext:value-type="float">
            <text:p>0.001099253</text:p>
          </table:table-cell>
          <table:table-cell office:value-type="float" office:value="0.001160046" calcext:value-type="float">
            <text:p>0.001160046</text:p>
          </table:table-cell>
          <table:table-cell office:value-type="float" office:value="0.001055489" calcext:value-type="float">
            <text:p>0.00105548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6251" calcext:value-type="float">
            <text:p>0.000846251</text:p>
          </table:table-cell>
          <table:table-cell office:value-type="float" office:value="0.000000649" calcext:value-type="float">
            <text:p>6.49E-07</text:p>
          </table:table-cell>
          <table:table-cell office:value-type="float" office:value="0.000827074" calcext:value-type="float">
            <text:p>0.000827074</text:p>
          </table:table-cell>
          <table:table-cell office:value-type="float" office:value="0.000887867" calcext:value-type="float">
            <text:p>0.000887867</text:p>
          </table:table-cell>
          <table:table-cell office:value-type="float" office:value="0.00078331" calcext:value-type="float">
            <text:p>0.00078331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91733496" calcext:value-type="float">
            <text:p>24.291733496</text:p>
          </table:table-cell>
          <table:table-cell office:value-type="float" office:value="24.270850012" calcext:value-type="float">
            <text:p>24.270850012</text:p>
          </table:table-cell>
          <table:table-cell office:value-type="float" office:value="24.291259901" calcext:value-type="float">
            <text:p>24.291259901</text:p>
          </table:table-cell>
          <table:table-cell office:value-type="float" office:value="24.292761262" calcext:value-type="float">
            <text:p>24.292761262</text:p>
          </table:table-cell>
          <table:table-cell office:value-type="float" office:value="24.290179098" calcext:value-type="float">
            <text:p>24.290179098</text:p>
          </table:table-cell>
          <table:table-cell office:value-type="float" office:value="25.272515538" calcext:value-type="float">
            <text:p>25.272515538</text:p>
          </table:table-cell>
          <table:table-cell/>
          <table:table-cell office:value-type="float" office:value="0.021450821" calcext:value-type="float">
            <text:p>0.021450821</text:p>
          </table:table-cell>
          <table:table-cell office:value-type="float" office:value="0.000016396" calcext:value-type="float">
            <text:p>1.6396E-05</text:p>
          </table:table-cell>
          <table:table-cell office:value-type="float" office:value="0.020964733" calcext:value-type="float">
            <text:p>0.020964733</text:p>
          </table:table-cell>
          <table:table-cell office:value-type="float" office:value="0.022505697" calcext:value-type="float">
            <text:p>0.022505697</text:p>
          </table:table-cell>
          <table:table-cell office:value-type="float" office:value="0.01985542" calcext:value-type="float">
            <text:p>0.01985542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<text:s/>2019-12-03 11:08:14</text:p>
          </table:table-cell>
          <table:table-cell office:value-type="float" office:value="24.26578" calcext:value-type="float">
            <text:p>24.26578</text:p>
          </table:table-cell>
          <table:table-cell office:value-type="string" calcext:value-type="string">
            <text:p><text:s/></text:p>
          </table:table-cell>
          <table:table-cell office:value-type="float" office:value="0.136957185" calcext:value-type="float">
            <text:p>0.136957185</text:p>
          </table:table-cell>
          <table:table-cell office:value-type="float" office:value="0.033499006" calcext:value-type="float">
            <text:p>0.033499006</text:p>
          </table:table-cell>
          <table:table-cell office:value-type="float" office:value="0.134296433" calcext:value-type="float">
            <text:p>0.134296433</text:p>
          </table:table-cell>
          <table:table-cell office:value-type="float" office:value="0.142065304" calcext:value-type="float">
            <text:p>0.142065304</text:p>
          </table:table-cell>
          <table:table-cell office:value-type="float" office:value="0.128557697" calcext:value-type="float">
            <text:p>0.12855769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8931" calcext:value-type="float">
            <text:p>0.001118931</text:p>
          </table:table-cell>
          <table:table-cell office:value-type="float" office:value="0.000273685" calcext:value-type="float">
            <text:p>0.000273685</text:p>
          </table:table-cell>
          <table:table-cell office:value-type="float" office:value="0.001097193" calcext:value-type="float">
            <text:p>0.001097193</text:p>
          </table:table-cell>
          <table:table-cell office:value-type="float" office:value="0.001160664" calcext:value-type="float">
            <text:p>0.001160664</text:p>
          </table:table-cell>
          <table:table-cell office:value-type="float" office:value="0.001050308" calcext:value-type="float">
            <text:p>0.00105030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6752" calcext:value-type="float">
            <text:p>0.000846752</text:p>
          </table:table-cell>
          <table:table-cell office:value-type="float" office:value="0.000001506" calcext:value-type="float">
            <text:p>1.506E-06</text:p>
          </table:table-cell>
          <table:table-cell office:value-type="float" office:value="0.000825014" calcext:value-type="float">
            <text:p>0.000825014</text:p>
          </table:table-cell>
          <table:table-cell office:value-type="float" office:value="0.000888485" calcext:value-type="float">
            <text:p>0.000888485</text:p>
          </table:table-cell>
          <table:table-cell office:value-type="float" office:value="0.000778129" calcext:value-type="float">
            <text:p>0.000778129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86692015" calcext:value-type="float">
            <text:p>24.286692015</text:p>
          </table:table-cell>
          <table:table-cell office:value-type="float" office:value="24.265817215" calcext:value-type="float">
            <text:p>24.265817215</text:p>
          </table:table-cell>
          <table:table-cell office:value-type="float" office:value="24.286155159" calcext:value-type="float">
            <text:p>24.286155159</text:p>
          </table:table-cell>
          <table:table-cell office:value-type="float" office:value="24.287722672" calcext:value-type="float">
            <text:p>24.287722672</text:p>
          </table:table-cell>
          <table:table-cell office:value-type="float" office:value="24.284997262" calcext:value-type="float">
            <text:p>24.284997262</text:p>
          </table:table-cell>
          <table:table-cell office:value-type="float" office:value="25.267466136" calcext:value-type="float">
            <text:p>25.267466136</text:p>
          </table:table-cell>
          <table:table-cell/>
          <table:table-cell office:value-type="float" office:value="0.021463534" calcext:value-type="float">
            <text:p>0.021463534</text:p>
          </table:table-cell>
          <table:table-cell office:value-type="float" office:value="0.000038121" calcext:value-type="float">
            <text:p>3.8121E-05</text:p>
          </table:table-cell>
          <table:table-cell office:value-type="float" office:value="0.02091252" calcext:value-type="float">
            <text:p>0.02091252</text:p>
          </table:table-cell>
          <table:table-cell office:value-type="float" office:value="0.022521373" calcext:value-type="float">
            <text:p>0.022521373</text:p>
          </table:table-cell>
          <table:table-cell office:value-type="float" office:value="0.019724085" calcext:value-type="float">
            <text:p>0.019724085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<text:s/>2019-12-03 11:08:15</text:p>
          </table:table-cell>
          <table:table-cell office:value-type="float" office:value="24.26578" calcext:value-type="float">
            <text:p>24.26578</text:p>
          </table:table-cell>
          <table:table-cell office:value-type="string" calcext:value-type="string">
            <text:p><text:s/></text:p>
          </table:table-cell>
          <table:table-cell office:value-type="float" office:value="0.136847512" calcext:value-type="float">
            <text:p>0.136847512</text:p>
          </table:table-cell>
          <table:table-cell office:value-type="float" office:value="0.033529405" calcext:value-type="float">
            <text:p>0.033529405</text:p>
          </table:table-cell>
          <table:table-cell office:value-type="float" office:value="0.134864466" calcext:value-type="float">
            <text:p>0.134864466</text:p>
          </table:table-cell>
          <table:table-cell office:value-type="float" office:value="0.142098086" calcext:value-type="float">
            <text:p>0.142098086</text:p>
          </table:table-cell>
          <table:table-cell office:value-type="float" office:value="0.128884331" calcext:value-type="float">
            <text:p>0.12888433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8035" calcext:value-type="float">
            <text:p>0.001118035</text:p>
          </table:table-cell>
          <table:table-cell office:value-type="float" office:value="0.000273933" calcext:value-type="float">
            <text:p>0.000273933</text:p>
          </table:table-cell>
          <table:table-cell office:value-type="float" office:value="0.001101834" calcext:value-type="float">
            <text:p>0.001101834</text:p>
          </table:table-cell>
          <table:table-cell office:value-type="float" office:value="0.001160932" calcext:value-type="float">
            <text:p>0.001160932</text:p>
          </table:table-cell>
          <table:table-cell office:value-type="float" office:value="0.001052977" calcext:value-type="float">
            <text:p>0.00105297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5856" calcext:value-type="float">
            <text:p>0.000845856</text:p>
          </table:table-cell>
          <table:table-cell office:value-type="float" office:value="0.000001754" calcext:value-type="float">
            <text:p>1.754E-06</text:p>
          </table:table-cell>
          <table:table-cell office:value-type="float" office:value="0.000829655" calcext:value-type="float">
            <text:p>0.000829655</text:p>
          </table:table-cell>
          <table:table-cell office:value-type="float" office:value="0.000888753" calcext:value-type="float">
            <text:p>0.000888753</text:p>
          </table:table-cell>
          <table:table-cell office:value-type="float" office:value="0.000780798" calcext:value-type="float">
            <text:p>0.000780798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86669887" calcext:value-type="float">
            <text:p>24.286669887</text:p>
          </table:table-cell>
          <table:table-cell office:value-type="float" office:value="24.265823348" calcext:value-type="float">
            <text:p>24.265823348</text:p>
          </table:table-cell>
          <table:table-cell office:value-type="float" office:value="24.28626977" calcext:value-type="float">
            <text:p>24.28626977</text:p>
          </table:table-cell>
          <table:table-cell office:value-type="float" office:value="24.287729287" calcext:value-type="float">
            <text:p>24.287729287</text:p>
          </table:table-cell>
          <table:table-cell office:value-type="float" office:value="24.285063166" calcext:value-type="float">
            <text:p>24.285063166</text:p>
          </table:table-cell>
          <table:table-cell office:value-type="float" office:value="25.267466136" calcext:value-type="float">
            <text:p>25.267466136</text:p>
          </table:table-cell>
          <table:table-cell/>
          <table:table-cell office:value-type="float" office:value="0.021440822" calcext:value-type="float">
            <text:p>0.021440822</text:p>
          </table:table-cell>
          <table:table-cell office:value-type="float" office:value="0.000044416" calcext:value-type="float">
            <text:p>4.4416E-05</text:p>
          </table:table-cell>
          <table:table-cell office:value-type="float" office:value="0.021030154" calcext:value-type="float">
            <text:p>0.021030154</text:p>
          </table:table-cell>
          <table:table-cell office:value-type="float" office:value="0.022528162" calcext:value-type="float">
            <text:p>0.022528162</text:p>
          </table:table-cell>
          <table:table-cell office:value-type="float" office:value="0.019791727" calcext:value-type="float">
            <text:p>0.019791727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<text:s/>2019-12-03 11:08:17</text:p>
          </table:table-cell>
          <table:table-cell office:value-type="float" office:value="24.27589" calcext:value-type="float">
            <text:p>24.27589</text:p>
          </table:table-cell>
          <table:table-cell office:value-type="string" calcext:value-type="string">
            <text:p><text:s/></text:p>
          </table:table-cell>
          <table:table-cell office:value-type="float" office:value="0.136882083" calcext:value-type="float">
            <text:p>0.136882083</text:p>
          </table:table-cell>
          <table:table-cell office:value-type="float" office:value="0.03343821" calcext:value-type="float">
            <text:p>0.03343821</text:p>
          </table:table-cell>
          <table:table-cell office:value-type="float" office:value="0.134766714" calcext:value-type="float">
            <text:p>0.134766714</text:p>
          </table:table-cell>
          <table:table-cell office:value-type="float" office:value="0.142107027" calcext:value-type="float">
            <text:p>0.142107027</text:p>
          </table:table-cell>
          <table:table-cell office:value-type="float" office:value="0.128984467" calcext:value-type="float">
            <text:p>0.12898446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8318" calcext:value-type="float">
            <text:p>0.001118318</text:p>
          </table:table-cell>
          <table:table-cell office:value-type="float" office:value="0.000273188" calcext:value-type="float">
            <text:p>0.000273188</text:p>
          </table:table-cell>
          <table:table-cell office:value-type="float" office:value="0.001101035" calcext:value-type="float">
            <text:p>0.001101035</text:p>
          </table:table-cell>
          <table:table-cell office:value-type="float" office:value="0.001161005" calcext:value-type="float">
            <text:p>0.001161005</text:p>
          </table:table-cell>
          <table:table-cell office:value-type="float" office:value="0.001053795" calcext:value-type="float">
            <text:p>0.00105379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6139" calcext:value-type="float">
            <text:p>0.000846139</text:p>
          </table:table-cell>
          <table:table-cell office:value-type="float" office:value="0.000001009" calcext:value-type="float">
            <text:p>1.009E-06</text:p>
          </table:table-cell>
          <table:table-cell office:value-type="float" office:value="0.000828856" calcext:value-type="float">
            <text:p>0.000828856</text:p>
          </table:table-cell>
          <table:table-cell office:value-type="float" office:value="0.000888826" calcext:value-type="float">
            <text:p>0.000888826</text:p>
          </table:table-cell>
          <table:table-cell office:value-type="float" office:value="0.000781616" calcext:value-type="float">
            <text:p>0.000781616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96784599" calcext:value-type="float">
            <text:p>24.296784599</text:p>
          </table:table-cell>
          <table:table-cell office:value-type="float" office:value="24.275912876" calcext:value-type="float">
            <text:p>24.275912876</text:p>
          </table:table-cell>
          <table:table-cell office:value-type="float" office:value="24.296357788" calcext:value-type="float">
            <text:p>24.296357788</text:p>
          </table:table-cell>
          <table:table-cell office:value-type="float" office:value="24.297838818" calcext:value-type="float">
            <text:p>24.297838818</text:p>
          </table:table-cell>
          <table:table-cell office:value-type="float" office:value="24.295191122" calcext:value-type="float">
            <text:p>24.295191122</text:p>
          </table:table-cell>
          <table:table-cell office:value-type="float" office:value="25.277564941" calcext:value-type="float">
            <text:p>25.277564941</text:p>
          </table:table-cell>
          <table:table-cell/>
          <table:table-cell office:value-type="float" office:value="0.021447982" calcext:value-type="float">
            <text:p>0.021447982</text:p>
          </table:table-cell>
          <table:table-cell office:value-type="float" office:value="0.00002553" calcext:value-type="float">
            <text:p>2.553E-05</text:p>
          </table:table-cell>
          <table:table-cell office:value-type="float" office:value="0.02100991" calcext:value-type="float">
            <text:p>0.02100991</text:p>
          </table:table-cell>
          <table:table-cell office:value-type="float" office:value="0.022530013" calcext:value-type="float">
            <text:p>0.022530013</text:p>
          </table:table-cell>
          <table:table-cell office:value-type="float" office:value="0.019812464" calcext:value-type="float">
            <text:p>0.019812464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<text:s/>2019-12-03 11:08:18</text:p>
          </table:table-cell>
          <table:table-cell office:value-type="float" office:value="24.25567" calcext:value-type="float">
            <text:p>24.25567</text:p>
          </table:table-cell>
          <table:table-cell office:value-type="string" calcext:value-type="string">
            <text:p><text:s/></text:p>
          </table:table-cell>
          <table:table-cell office:value-type="float" office:value="0.137030499" calcext:value-type="float">
            <text:p>0.137030499</text:p>
          </table:table-cell>
          <table:table-cell office:value-type="float" office:value="0.035383706" calcext:value-type="float">
            <text:p>0.035383706</text:p>
          </table:table-cell>
          <table:table-cell office:value-type="float" office:value="0.134683863" calcext:value-type="float">
            <text:p>0.134683863</text:p>
          </table:table-cell>
          <table:table-cell office:value-type="float" office:value="0.142123716" calcext:value-type="float">
            <text:p>0.142123716</text:p>
          </table:table-cell>
          <table:table-cell office:value-type="float" office:value="0.128023044" calcext:value-type="float">
            <text:p>0.12802304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953" calcext:value-type="float">
            <text:p>0.00111953</text:p>
          </table:table-cell>
          <table:table-cell office:value-type="float" office:value="0.000289083" calcext:value-type="float">
            <text:p>0.000289083</text:p>
          </table:table-cell>
          <table:table-cell office:value-type="float" office:value="0.001100358" calcext:value-type="float">
            <text:p>0.001100358</text:p>
          </table:table-cell>
          <table:table-cell office:value-type="float" office:value="0.001161141" calcext:value-type="float">
            <text:p>0.001161141</text:p>
          </table:table-cell>
          <table:table-cell office:value-type="float" office:value="0.00104594" calcext:value-type="float">
            <text:p>0.0010459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7351" calcext:value-type="float">
            <text:p>0.000847351</text:p>
          </table:table-cell>
          <table:table-cell office:value-type="float" office:value="0.000016904" calcext:value-type="float">
            <text:p>1.6904E-05</text:p>
          </table:table-cell>
          <table:table-cell office:value-type="float" office:value="0.00082818" calcext:value-type="float">
            <text:p>0.00082818</text:p>
          </table:table-cell>
          <table:table-cell office:value-type="float" office:value="0.000888963" calcext:value-type="float">
            <text:p>0.000888963</text:p>
          </table:table-cell>
          <table:table-cell office:value-type="float" office:value="0.000773761" calcext:value-type="float">
            <text:p>0.000773761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76599072" calcext:value-type="float">
            <text:p>24.276599072</text:p>
          </table:table-cell>
          <table:table-cell office:value-type="float" office:value="24.256089571" calcext:value-type="float">
            <text:p>24.256089571</text:p>
          </table:table-cell>
          <table:table-cell office:value-type="float" office:value="24.276125591" calcext:value-type="float">
            <text:p>24.276125591</text:p>
          </table:table-cell>
          <table:table-cell office:value-type="float" office:value="24.277626732" calcext:value-type="float">
            <text:p>24.277626732</text:p>
          </table:table-cell>
          <table:table-cell office:value-type="float" office:value="24.274781633" calcext:value-type="float">
            <text:p>24.274781633</text:p>
          </table:table-cell>
          <table:table-cell office:value-type="float" office:value="25.257367334" calcext:value-type="float">
            <text:p>25.257367334</text:p>
          </table:table-cell>
          <table:table-cell/>
          <table:table-cell office:value-type="float" office:value="0.021478717" calcext:value-type="float">
            <text:p>0.021478717</text:p>
          </table:table-cell>
          <table:table-cell office:value-type="float" office:value="0.000428433" calcext:value-type="float">
            <text:p>0.000428433</text:p>
          </table:table-cell>
          <table:table-cell office:value-type="float" office:value="0.020992753" calcext:value-type="float">
            <text:p>0.020992753</text:p>
          </table:table-cell>
          <table:table-cell office:value-type="float" office:value="0.022533469" calcext:value-type="float">
            <text:p>0.022533469</text:p>
          </table:table-cell>
          <table:table-cell office:value-type="float" office:value="0.019613363" calcext:value-type="float">
            <text:p>0.019613363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<text:s/>2019-12-03 11:08:19</text:p>
          </table:table-cell>
          <table:table-cell office:value-type="float" office:value="24.26578" calcext:value-type="float">
            <text:p>24.26578</text:p>
          </table:table-cell>
          <table:table-cell office:value-type="string" calcext:value-type="string">
            <text:p><text:s/></text:p>
          </table:table-cell>
          <table:table-cell office:value-type="float" office:value="0.136954205" calcext:value-type="float">
            <text:p>0.136954205</text:p>
          </table:table-cell>
          <table:table-cell office:value-type="float" office:value="0.033367876" calcext:value-type="float">
            <text:p>0.033367876</text:p>
          </table:table-cell>
          <table:table-cell office:value-type="float" office:value="0.134419815" calcext:value-type="float">
            <text:p>0.134419815</text:p>
          </table:table-cell>
          <table:table-cell office:value-type="float" office:value="0.142029541" calcext:value-type="float">
            <text:p>0.142029541</text:p>
          </table:table-cell>
          <table:table-cell office:value-type="float" office:value="0.129150168" calcext:value-type="float">
            <text:p>0.12915016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8907" calcext:value-type="float">
            <text:p>0.001118907</text:p>
          </table:table-cell>
          <table:table-cell office:value-type="float" office:value="0.000272613" calcext:value-type="float">
            <text:p>0.000272613</text:p>
          </table:table-cell>
          <table:table-cell office:value-type="float" office:value="0.001098201" calcext:value-type="float">
            <text:p>0.001098201</text:p>
          </table:table-cell>
          <table:table-cell office:value-type="float" office:value="0.001160372" calcext:value-type="float">
            <text:p>0.001160372</text:p>
          </table:table-cell>
          <table:table-cell office:value-type="float" office:value="0.001055148" calcext:value-type="float">
            <text:p>0.00105514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6728" calcext:value-type="float">
            <text:p>0.000846728</text:p>
          </table:table-cell>
          <table:table-cell office:value-type="float" office:value="0.000000435" calcext:value-type="float">
            <text:p>4.35E-07</text:p>
          </table:table-cell>
          <table:table-cell office:value-type="float" office:value="0.000826022" calcext:value-type="float">
            <text:p>0.000826022</text:p>
          </table:table-cell>
          <table:table-cell office:value-type="float" office:value="0.000888193" calcext:value-type="float">
            <text:p>0.000888193</text:p>
          </table:table-cell>
          <table:table-cell office:value-type="float" office:value="0.00078297" calcext:value-type="float">
            <text:p>0.00078297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86691414" calcext:value-type="float">
            <text:p>24.286691414</text:p>
          </table:table-cell>
          <table:table-cell office:value-type="float" office:value="24.265790756" calcext:value-type="float">
            <text:p>24.265790756</text:p>
          </table:table-cell>
          <table:table-cell office:value-type="float" office:value="24.286180054" calcext:value-type="float">
            <text:p>24.286180054</text:p>
          </table:table-cell>
          <table:table-cell office:value-type="float" office:value="24.287715457" calcext:value-type="float">
            <text:p>24.287715457</text:p>
          </table:table-cell>
          <table:table-cell office:value-type="float" office:value="24.285116804" calcext:value-type="float">
            <text:p>24.285116804</text:p>
          </table:table-cell>
          <table:table-cell office:value-type="float" office:value="25.267466136" calcext:value-type="float">
            <text:p>25.267466136</text:p>
          </table:table-cell>
          <table:table-cell/>
          <table:table-cell office:value-type="float" office:value="0.021462917" calcext:value-type="float">
            <text:p>0.021462917</text:p>
          </table:table-cell>
          <table:table-cell office:value-type="float" office:value="0.000010965" calcext:value-type="float">
            <text:p>1.0965E-05</text:p>
          </table:table-cell>
          <table:table-cell office:value-type="float" office:value="0.020938071" calcext:value-type="float">
            <text:p>0.020938071</text:p>
          </table:table-cell>
          <table:table-cell office:value-type="float" office:value="0.022513967" calcext:value-type="float">
            <text:p>0.022513967</text:p>
          </table:table-cell>
          <table:table-cell office:value-type="float" office:value="0.01984678" calcext:value-type="float">
            <text:p>0.01984678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<text:s/>2019-12-03 11:08:21</text:p>
          </table:table-cell>
          <table:table-cell office:value-type="float" office:value="24.26073" calcext:value-type="float">
            <text:p>24.26073</text:p>
          </table:table-cell>
          <table:table-cell office:value-type="string" calcext:value-type="string">
            <text:p><text:s/></text:p>
          </table:table-cell>
          <table:table-cell office:value-type="float" office:value="0.137037651" calcext:value-type="float">
            <text:p>0.137037651</text:p>
          </table:table-cell>
          <table:table-cell office:value-type="float" office:value="0.033394102" calcext:value-type="float">
            <text:p>0.033394102</text:p>
          </table:table-cell>
          <table:table-cell office:value-type="float" office:value="0.13425173" calcext:value-type="float">
            <text:p>0.13425173</text:p>
          </table:table-cell>
          <table:table-cell office:value-type="float" office:value="0.141807215" calcext:value-type="float">
            <text:p>0.141807215</text:p>
          </table:table-cell>
          <table:table-cell office:value-type="float" office:value="0.128933207" calcext:value-type="float">
            <text:p>0.12893320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9589" calcext:value-type="float">
            <text:p>0.001119589</text:p>
          </table:table-cell>
          <table:table-cell office:value-type="float" office:value="0.000272828" calcext:value-type="float">
            <text:p>0.000272828</text:p>
          </table:table-cell>
          <table:table-cell office:value-type="float" office:value="0.001096828" calcext:value-type="float">
            <text:p>0.001096828</text:p>
          </table:table-cell>
          <table:table-cell office:value-type="float" office:value="0.001158556" calcext:value-type="float">
            <text:p>0.001158556</text:p>
          </table:table-cell>
          <table:table-cell office:value-type="float" office:value="0.001053376" calcext:value-type="float">
            <text:p>0.00105337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741" calcext:value-type="float">
            <text:p>0.00084741</text:p>
          </table:table-cell>
          <table:table-cell office:value-type="float" office:value="0.000000649" calcext:value-type="float">
            <text:p>6.49E-07</text:p>
          </table:table-cell>
          <table:table-cell office:value-type="float" office:value="0.000824649" calcext:value-type="float">
            <text:p>0.000824649</text:p>
          </table:table-cell>
          <table:table-cell office:value-type="float" office:value="0.000886377" calcext:value-type="float">
            <text:p>0.000886377</text:p>
          </table:table-cell>
          <table:table-cell office:value-type="float" office:value="0.000781197" calcext:value-type="float">
            <text:p>0.000781197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81654383" calcext:value-type="float">
            <text:p>24.281654383</text:p>
          </table:table-cell>
          <table:table-cell office:value-type="float" office:value="24.260742084" calcext:value-type="float">
            <text:p>24.260742084</text:p>
          </table:table-cell>
          <table:table-cell office:value-type="float" office:value="24.281092269" calcext:value-type="float">
            <text:p>24.281092269</text:p>
          </table:table-cell>
          <table:table-cell office:value-type="float" office:value="24.282616735" calcext:value-type="float">
            <text:p>24.282616735</text:p>
          </table:table-cell>
          <table:table-cell office:value-type="float" office:value="24.280019153" calcext:value-type="float">
            <text:p>24.280019153</text:p>
          </table:table-cell>
          <table:table-cell office:value-type="float" office:value="25.262416734" calcext:value-type="float">
            <text:p>25.262416734</text:p>
          </table:table-cell>
          <table:table-cell/>
          <table:table-cell office:value-type="float" office:value="0.021480198" calcext:value-type="float">
            <text:p>0.021480198</text:p>
          </table:table-cell>
          <table:table-cell office:value-type="float" office:value="0.000016396" calcext:value-type="float">
            <text:p>1.6396E-05</text:p>
          </table:table-cell>
          <table:table-cell office:value-type="float" office:value="0.020903262" calcext:value-type="float">
            <text:p>0.020903262</text:p>
          </table:table-cell>
          <table:table-cell office:value-type="float" office:value="0.022467926" calcext:value-type="float">
            <text:p>0.022467926</text:p>
          </table:table-cell>
          <table:table-cell office:value-type="float" office:value="0.019801849" calcext:value-type="float">
            <text:p>0.019801849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<text:s/>2019-12-03 11:08:22</text:p>
          </table:table-cell>
          <table:table-cell office:value-type="float" office:value="24.26578" calcext:value-type="float">
            <text:p>24.26578</text:p>
          </table:table-cell>
          <table:table-cell office:value-type="string" calcext:value-type="string">
            <text:p><text:s/></text:p>
          </table:table-cell>
          <table:table-cell office:value-type="float" office:value="0.136899368" calcext:value-type="float">
            <text:p>0.136899368</text:p>
          </table:table-cell>
          <table:table-cell office:value-type="float" office:value="0.033838753" calcext:value-type="float">
            <text:p>0.033838753</text:p>
          </table:table-cell>
          <table:table-cell office:value-type="float" office:value="0.135148184" calcext:value-type="float">
            <text:p>0.135148184</text:p>
          </table:table-cell>
          <table:table-cell office:value-type="float" office:value="0.141706484" calcext:value-type="float">
            <text:p>0.141706484</text:p>
          </table:table-cell>
          <table:table-cell office:value-type="float" office:value="0.128269211" calcext:value-type="float">
            <text:p>0.1282692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8459" calcext:value-type="float">
            <text:p>0.001118459</text:p>
          </table:table-cell>
          <table:table-cell office:value-type="float" office:value="0.00027646" calcext:value-type="float">
            <text:p>0.00027646</text:p>
          </table:table-cell>
          <table:table-cell office:value-type="float" office:value="0.001104152" calcext:value-type="float">
            <text:p>0.001104152</text:p>
          </table:table-cell>
          <table:table-cell office:value-type="float" office:value="0.001157733" calcext:value-type="float">
            <text:p>0.001157733</text:p>
          </table:table-cell>
          <table:table-cell office:value-type="float" office:value="0.001047951" calcext:value-type="float">
            <text:p>0.00104795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628" calcext:value-type="float">
            <text:p>0.00084628</text:p>
          </table:table-cell>
          <table:table-cell office:value-type="float" office:value="0.000004282" calcext:value-type="float">
            <text:p>4.282E-06</text:p>
          </table:table-cell>
          <table:table-cell office:value-type="float" office:value="0.000831973" calcext:value-type="float">
            <text:p>0.000831973</text:p>
          </table:table-cell>
          <table:table-cell office:value-type="float" office:value="0.000885554" calcext:value-type="float">
            <text:p>0.000885554</text:p>
          </table:table-cell>
          <table:table-cell office:value-type="float" office:value="0.000775772" calcext:value-type="float">
            <text:p>0.000775772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8668035" calcext:value-type="float">
            <text:p>24.28668035</text:p>
          </table:table-cell>
          <table:table-cell office:value-type="float" office:value="24.265885766" calcext:value-type="float">
            <text:p>24.265885766</text:p>
          </table:table-cell>
          <table:table-cell office:value-type="float" office:value="24.286327016" calcext:value-type="float">
            <text:p>24.286327016</text:p>
          </table:table-cell>
          <table:table-cell office:value-type="float" office:value="24.287650274" calcext:value-type="float">
            <text:p>24.287650274</text:p>
          </table:table-cell>
          <table:table-cell office:value-type="float" office:value="24.284939054" calcext:value-type="float">
            <text:p>24.284939054</text:p>
          </table:table-cell>
          <table:table-cell office:value-type="float" office:value="25.267466136" calcext:value-type="float">
            <text:p>25.267466136</text:p>
          </table:table-cell>
          <table:table-cell/>
          <table:table-cell office:value-type="float" office:value="0.021451561" calcext:value-type="float">
            <text:p>0.021451561</text:p>
          </table:table-cell>
          <table:table-cell office:value-type="float" office:value="0.000108481" calcext:value-type="float">
            <text:p>0.000108481</text:p>
          </table:table-cell>
          <table:table-cell office:value-type="float" office:value="0.021088909" calcext:value-type="float">
            <text:p>0.021088909</text:p>
          </table:table-cell>
          <table:table-cell office:value-type="float" office:value="0.022447065" calcext:value-type="float">
            <text:p>0.022447065</text:p>
          </table:table-cell>
          <table:table-cell office:value-type="float" office:value="0.019664342" calcext:value-type="float">
            <text:p>0.019664342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<text:s/>2019-12-03 11:08:23</text:p>
          </table:table-cell>
          <table:table-cell office:value-type="float" office:value="24.25062" calcext:value-type="float">
            <text:p>24.25062</text:p>
          </table:table-cell>
          <table:table-cell office:value-type="string" calcext:value-type="string">
            <text:p><text:s/></text:p>
          </table:table-cell>
          <table:table-cell office:value-type="float" office:value="0.1371509" calcext:value-type="float">
            <text:p>0.1371509</text:p>
          </table:table-cell>
          <table:table-cell office:value-type="float" office:value="0.033801202" calcext:value-type="float">
            <text:p>0.033801202</text:p>
          </table:table-cell>
          <table:table-cell office:value-type="float" office:value="0.134245769" calcext:value-type="float">
            <text:p>0.134245769</text:p>
          </table:table-cell>
          <table:table-cell office:value-type="float" office:value="0.141448991" calcext:value-type="float">
            <text:p>0.141448991</text:p>
          </table:table-cell>
          <table:table-cell office:value-type="float" office:value="0.128496305" calcext:value-type="float">
            <text:p>0.12849630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0514" calcext:value-type="float">
            <text:p>0.001120514</text:p>
          </table:table-cell>
          <table:table-cell office:value-type="float" office:value="0.000276154" calcext:value-type="float">
            <text:p>0.000276154</text:p>
          </table:table-cell>
          <table:table-cell office:value-type="float" office:value="0.001096779" calcext:value-type="float">
            <text:p>0.001096779</text:p>
          </table:table-cell>
          <table:table-cell office:value-type="float" office:value="0.001155629" calcext:value-type="float">
            <text:p>0.001155629</text:p>
          </table:table-cell>
          <table:table-cell office:value-type="float" office:value="0.001049806" calcext:value-type="float">
            <text:p>0.00104980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8335" calcext:value-type="float">
            <text:p>0.000848335</text:p>
          </table:table-cell>
          <table:table-cell office:value-type="float" office:value="0.000003975" calcext:value-type="float">
            <text:p>3.975E-06</text:p>
          </table:table-cell>
          <table:table-cell office:value-type="float" office:value="0.0008246" calcext:value-type="float">
            <text:p>0.0008246</text:p>
          </table:table-cell>
          <table:table-cell office:value-type="float" office:value="0.00088345" calcext:value-type="float">
            <text:p>0.00088345</text:p>
          </table:table-cell>
          <table:table-cell office:value-type="float" office:value="0.000777628" calcext:value-type="float">
            <text:p>0.000777628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71569499" calcext:value-type="float">
            <text:p>24.271569499</text:p>
          </table:table-cell>
          <table:table-cell office:value-type="float" office:value="24.2507163" calcext:value-type="float">
            <text:p>24.2507163</text:p>
          </table:table-cell>
          <table:table-cell office:value-type="float" office:value="24.270983326" calcext:value-type="float">
            <text:p>24.270983326</text:p>
          </table:table-cell>
          <table:table-cell office:value-type="float" office:value="24.27243673" calcext:value-type="float">
            <text:p>24.27243673</text:p>
          </table:table-cell>
          <table:table-cell office:value-type="float" office:value="24.269823248" calcext:value-type="float">
            <text:p>24.269823248</text:p>
          </table:table-cell>
          <table:table-cell office:value-type="float" office:value="25.252317933" calcext:value-type="float">
            <text:p>25.252317933</text:p>
          </table:table-cell>
          <table:table-cell/>
          <table:table-cell office:value-type="float" office:value="0.021503651" calcext:value-type="float">
            <text:p>0.021503651</text:p>
          </table:table-cell>
          <table:table-cell office:value-type="float" office:value="0.000100704" calcext:value-type="float">
            <text:p>0.000100704</text:p>
          </table:table-cell>
          <table:table-cell office:value-type="float" office:value="0.020902028" calcext:value-type="float">
            <text:p>0.020902028</text:p>
          </table:table-cell>
          <table:table-cell office:value-type="float" office:value="0.022393741" calcext:value-type="float">
            <text:p>0.022393741</text:p>
          </table:table-cell>
          <table:table-cell office:value-type="float" office:value="0.019711371" calcext:value-type="float">
            <text:p>0.019711371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<text:s/>2019-12-03 11:08:24</text:p>
          </table:table-cell>
          <table:table-cell office:value-type="float" office:value="24.25567" calcext:value-type="float">
            <text:p>24.25567</text:p>
          </table:table-cell>
          <table:table-cell office:value-type="string" calcext:value-type="string">
            <text:p><text:s/></text:p>
          </table:table-cell>
          <table:table-cell office:value-type="float" office:value="0.137093084" calcext:value-type="float">
            <text:p>0.137093084</text:p>
          </table:table-cell>
          <table:table-cell office:value-type="float" office:value="0.035029654" calcext:value-type="float">
            <text:p>0.035029654</text:p>
          </table:table-cell>
          <table:table-cell office:value-type="float" office:value="0.134963409" calcext:value-type="float">
            <text:p>0.134963409</text:p>
          </table:table-cell>
          <table:table-cell office:value-type="float" office:value="0.14128031" calcext:value-type="float">
            <text:p>0.14128031</text:p>
          </table:table-cell>
          <table:table-cell office:value-type="float" office:value="0.127810255" calcext:value-type="float">
            <text:p>0.12781025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0042" calcext:value-type="float">
            <text:p>0.001120042</text:p>
          </table:table-cell>
          <table:table-cell office:value-type="float" office:value="0.00028619" calcext:value-type="float">
            <text:p>0.00028619</text:p>
          </table:table-cell>
          <table:table-cell office:value-type="float" office:value="0.001102642" calcext:value-type="float">
            <text:p>0.001102642</text:p>
          </table:table-cell>
          <table:table-cell office:value-type="float" office:value="0.001154251" calcext:value-type="float">
            <text:p>0.001154251</text:p>
          </table:table-cell>
          <table:table-cell office:value-type="float" office:value="0.001044201" calcext:value-type="float">
            <text:p>0.00104420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7863" calcext:value-type="float">
            <text:p>0.000847863</text:p>
          </table:table-cell>
          <table:table-cell office:value-type="float" office:value="0.000014011" calcext:value-type="float">
            <text:p>1.4011E-05</text:p>
          </table:table-cell>
          <table:table-cell office:value-type="float" office:value="0.000830463" calcext:value-type="float">
            <text:p>0.000830463</text:p>
          </table:table-cell>
          <table:table-cell office:value-type="float" office:value="0.000882072" calcext:value-type="float">
            <text:p>0.000882072</text:p>
          </table:table-cell>
          <table:table-cell office:value-type="float" office:value="0.000772023" calcext:value-type="float">
            <text:p>0.000772023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766117" calcext:value-type="float">
            <text:p>24.2766117</text:p>
          </table:table-cell>
          <table:table-cell office:value-type="float" office:value="24.256018133" calcext:value-type="float">
            <text:p>24.256018133</text:p>
          </table:table-cell>
          <table:table-cell office:value-type="float" office:value="24.276181995" calcext:value-type="float">
            <text:p>24.276181995</text:p>
          </table:table-cell>
          <table:table-cell office:value-type="float" office:value="24.277456558" calcext:value-type="float">
            <text:p>24.277456558</text:p>
          </table:table-cell>
          <table:table-cell office:value-type="float" office:value="24.274738699" calcext:value-type="float">
            <text:p>24.274738699</text:p>
          </table:table-cell>
          <table:table-cell office:value-type="float" office:value="25.257367334" calcext:value-type="float">
            <text:p>25.257367334</text:p>
          </table:table-cell>
          <table:table-cell/>
          <table:table-cell office:value-type="float" office:value="0.021491678" calcext:value-type="float">
            <text:p>0.021491678</text:p>
          </table:table-cell>
          <table:table-cell office:value-type="float" office:value="0.000355111" calcext:value-type="float">
            <text:p>0.000355111</text:p>
          </table:table-cell>
          <table:table-cell office:value-type="float" office:value="0.021050644" calcext:value-type="float">
            <text:p>0.021050644</text:p>
          </table:table-cell>
          <table:table-cell office:value-type="float" office:value="0.022358809" calcext:value-type="float">
            <text:p>0.022358809</text:p>
          </table:table-cell>
          <table:table-cell office:value-type="float" office:value="0.019569297" calcext:value-type="float">
            <text:p>0.019569297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<text:s/>2019-12-03 11:08:26</text:p>
          </table:table-cell>
          <table:table-cell office:value-type="float" office:value="24.26578" calcext:value-type="float">
            <text:p>24.26578</text:p>
          </table:table-cell>
          <table:table-cell office:value-type="string" calcext:value-type="string">
            <text:p><text:s/></text:p>
          </table:table-cell>
          <table:table-cell office:value-type="float" office:value="0.137135999" calcext:value-type="float">
            <text:p>0.137135999</text:p>
          </table:table-cell>
          <table:table-cell office:value-type="float" office:value="0.033385758" calcext:value-type="float">
            <text:p>0.033385758</text:p>
          </table:table-cell>
          <table:table-cell office:value-type="float" office:value="0.134320871" calcext:value-type="float">
            <text:p>0.134320871</text:p>
          </table:table-cell>
          <table:table-cell office:value-type="float" office:value="0.141129511" calcext:value-type="float">
            <text:p>0.141129511</text:p>
          </table:table-cell>
          <table:table-cell office:value-type="float" office:value="0.128981486" calcext:value-type="float">
            <text:p>0.12898148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0392" calcext:value-type="float">
            <text:p>0.001120392</text:p>
          </table:table-cell>
          <table:table-cell office:value-type="float" office:value="0.000272759" calcext:value-type="float">
            <text:p>0.000272759</text:p>
          </table:table-cell>
          <table:table-cell office:value-type="float" office:value="0.001097393" calcext:value-type="float">
            <text:p>0.001097393</text:p>
          </table:table-cell>
          <table:table-cell office:value-type="float" office:value="0.001153019" calcext:value-type="float">
            <text:p>0.001153019</text:p>
          </table:table-cell>
          <table:table-cell office:value-type="float" office:value="0.00105377" calcext:value-type="float">
            <text:p>0.0010537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8213" calcext:value-type="float">
            <text:p>0.000848213</text:p>
          </table:table-cell>
          <table:table-cell office:value-type="float" office:value="0.000000581" calcext:value-type="float">
            <text:p>5.81E-07</text:p>
          </table:table-cell>
          <table:table-cell office:value-type="float" office:value="0.000825214" calcext:value-type="float">
            <text:p>0.000825214</text:p>
          </table:table-cell>
          <table:table-cell office:value-type="float" office:value="0.00088084" calcext:value-type="float">
            <text:p>0.00088084</text:p>
          </table:table-cell>
          <table:table-cell office:value-type="float" office:value="0.000781591" calcext:value-type="float">
            <text:p>0.000781591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86728094" calcext:value-type="float">
            <text:p>24.286728094</text:p>
          </table:table-cell>
          <table:table-cell office:value-type="float" office:value="24.265794364" calcext:value-type="float">
            <text:p>24.265794364</text:p>
          </table:table-cell>
          <table:table-cell office:value-type="float" office:value="24.28616009" calcext:value-type="float">
            <text:p>24.28616009</text:p>
          </table:table-cell>
          <table:table-cell office:value-type="float" office:value="24.287533859" calcext:value-type="float">
            <text:p>24.287533859</text:p>
          </table:table-cell>
          <table:table-cell office:value-type="float" office:value="24.285082769" calcext:value-type="float">
            <text:p>24.285082769</text:p>
          </table:table-cell>
          <table:table-cell office:value-type="float" office:value="25.267466136" calcext:value-type="float">
            <text:p>25.267466136</text:p>
          </table:table-cell>
          <table:table-cell/>
          <table:table-cell office:value-type="float" office:value="0.021500565" calcext:value-type="float">
            <text:p>0.021500565</text:p>
          </table:table-cell>
          <table:table-cell office:value-type="float" office:value="0.000014668" calcext:value-type="float">
            <text:p>1.4668E-05</text:p>
          </table:table-cell>
          <table:table-cell office:value-type="float" office:value="0.020917581" calcext:value-type="float">
            <text:p>0.020917581</text:p>
          </table:table-cell>
          <table:table-cell office:value-type="float" office:value="0.02232758" calcext:value-type="float">
            <text:p>0.02232758</text:p>
          </table:table-cell>
          <table:table-cell office:value-type="float" office:value="0.019811847" calcext:value-type="float">
            <text:p>0.019811847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<text:s/>2019-12-03 11:08:27</text:p>
          </table:table-cell>
          <table:table-cell office:value-type="float" office:value="24.25567" calcext:value-type="float">
            <text:p>24.25567</text:p>
          </table:table-cell>
          <table:table-cell office:value-type="string" calcext:value-type="string">
            <text:p><text:s/></text:p>
          </table:table-cell>
          <table:table-cell office:value-type="float" office:value="0.137159841" calcext:value-type="float">
            <text:p>0.137159841</text:p>
          </table:table-cell>
          <table:table-cell office:value-type="float" office:value="0.03551424" calcext:value-type="float">
            <text:p>0.03551424</text:p>
          </table:table-cell>
          <table:table-cell office:value-type="float" office:value="0.134753601" calcext:value-type="float">
            <text:p>0.134753601</text:p>
          </table:table-cell>
          <table:table-cell office:value-type="float" office:value="0.141012089" calcext:value-type="float">
            <text:p>0.141012089</text:p>
          </table:table-cell>
          <table:table-cell office:value-type="float" office:value="0.127851978" calcext:value-type="float">
            <text:p>0.12785197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0587" calcext:value-type="float">
            <text:p>0.001120587</text:p>
          </table:table-cell>
          <table:table-cell office:value-type="float" office:value="0.000290149" calcext:value-type="float">
            <text:p>0.000290149</text:p>
          </table:table-cell>
          <table:table-cell office:value-type="float" office:value="0.001100928" calcext:value-type="float">
            <text:p>0.001100928</text:p>
          </table:table-cell>
          <table:table-cell office:value-type="float" office:value="0.00115206" calcext:value-type="float">
            <text:p>0.00115206</text:p>
          </table:table-cell>
          <table:table-cell office:value-type="float" office:value="0.001044542" calcext:value-type="float">
            <text:p>0.00104454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8408" calcext:value-type="float">
            <text:p>0.000848408</text:p>
          </table:table-cell>
          <table:table-cell office:value-type="float" office:value="0.00001797" calcext:value-type="float">
            <text:p>1.797E-05</text:p>
          </table:table-cell>
          <table:table-cell office:value-type="float" office:value="0.000828749" calcext:value-type="float">
            <text:p>0.000828749</text:p>
          </table:table-cell>
          <table:table-cell office:value-type="float" office:value="0.000879881" calcext:value-type="float">
            <text:p>0.000879881</text:p>
          </table:table-cell>
          <table:table-cell office:value-type="float" office:value="0.000772363" calcext:value-type="float">
            <text:p>0.000772363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7662517" calcext:value-type="float">
            <text:p>24.27662517</text:p>
          </table:table-cell>
          <table:table-cell office:value-type="float" office:value="24.256115909" calcext:value-type="float">
            <text:p>24.256115909</text:p>
          </table:table-cell>
          <table:table-cell office:value-type="float" office:value="24.276139662" calcext:value-type="float">
            <text:p>24.276139662</text:p>
          </table:table-cell>
          <table:table-cell office:value-type="float" office:value="24.277402439" calcext:value-type="float">
            <text:p>24.277402439</text:p>
          </table:table-cell>
          <table:table-cell office:value-type="float" office:value="24.274747117" calcext:value-type="float">
            <text:p>24.274747117</text:p>
          </table:table-cell>
          <table:table-cell office:value-type="float" office:value="25.257367334" calcext:value-type="float">
            <text:p>25.257367334</text:p>
          </table:table-cell>
          <table:table-cell/>
          <table:table-cell office:value-type="float" office:value="0.021505502" calcext:value-type="float">
            <text:p>0.021505502</text:p>
          </table:table-cell>
          <table:table-cell office:value-type="float" office:value="0.000455466" calcext:value-type="float">
            <text:p>0.000455466</text:p>
          </table:table-cell>
          <table:table-cell office:value-type="float" office:value="0.021007195" calcext:value-type="float">
            <text:p>0.021007195</text:p>
          </table:table-cell>
          <table:table-cell office:value-type="float" office:value="0.022303263" calcext:value-type="float">
            <text:p>0.022303263</text:p>
          </table:table-cell>
          <table:table-cell office:value-type="float" office:value="0.019577937" calcext:value-type="float">
            <text:p>0.019577937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<text:s/>2019-12-03 11:08:28</text:p>
          </table:table-cell>
          <table:table-cell office:value-type="float" office:value="24.25567" calcext:value-type="float">
            <text:p>24.25567</text:p>
          </table:table-cell>
          <table:table-cell office:value-type="string" calcext:value-type="string">
            <text:p><text:s/></text:p>
          </table:table-cell>
          <table:table-cell office:value-type="float" office:value="0.137048976" calcext:value-type="float">
            <text:p>0.137048976</text:p>
          </table:table-cell>
          <table:table-cell office:value-type="float" office:value="0.033701662" calcext:value-type="float">
            <text:p>0.033701662</text:p>
          </table:table-cell>
          <table:table-cell office:value-type="float" office:value="0.134993212" calcext:value-type="float">
            <text:p>0.134993212</text:p>
          </table:table-cell>
          <table:table-cell office:value-type="float" office:value="0.140900033" calcext:value-type="float">
            <text:p>0.140900033</text:p>
          </table:table-cell>
          <table:table-cell office:value-type="float" office:value="0.128992215" calcext:value-type="float">
            <text:p>0.12899221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9681" calcext:value-type="float">
            <text:p>0.001119681</text:p>
          </table:table-cell>
          <table:table-cell office:value-type="float" office:value="0.00027534" calcext:value-type="float">
            <text:p>0.00027534</text:p>
          </table:table-cell>
          <table:table-cell office:value-type="float" office:value="0.001102886" calcext:value-type="float">
            <text:p>0.001102886</text:p>
          </table:table-cell>
          <table:table-cell office:value-type="float" office:value="0.001151144" calcext:value-type="float">
            <text:p>0.001151144</text:p>
          </table:table-cell>
          <table:table-cell office:value-type="float" office:value="0.001053858" calcext:value-type="float">
            <text:p>0.00105385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7502" calcext:value-type="float">
            <text:p>0.000847502</text:p>
          </table:table-cell>
          <table:table-cell office:value-type="float" office:value="0.000003162" calcext:value-type="float">
            <text:p>3.162E-06</text:p>
          </table:table-cell>
          <table:table-cell office:value-type="float" office:value="0.000830707" calcext:value-type="float">
            <text:p>0.000830707</text:p>
          </table:table-cell>
          <table:table-cell office:value-type="float" office:value="0.000878965" calcext:value-type="float">
            <text:p>0.000878965</text:p>
          </table:table-cell>
          <table:table-cell office:value-type="float" office:value="0.000781679" calcext:value-type="float">
            <text:p>0.000781679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766028" calcext:value-type="float">
            <text:p>24.2766028</text:p>
          </table:table-cell>
          <table:table-cell office:value-type="float" office:value="24.255750178" calcext:value-type="float">
            <text:p>24.255750178</text:p>
          </table:table-cell>
          <table:table-cell office:value-type="float" office:value="24.276188008" calcext:value-type="float">
            <text:p>24.276188008</text:p>
          </table:table-cell>
          <table:table-cell office:value-type="float" office:value="24.277379829" calcext:value-type="float">
            <text:p>24.277379829</text:p>
          </table:table-cell>
          <table:table-cell office:value-type="float" office:value="24.274977184" calcext:value-type="float">
            <text:p>24.274977184</text:p>
          </table:table-cell>
          <table:table-cell office:value-type="float" office:value="25.257367334" calcext:value-type="float">
            <text:p>25.257367334</text:p>
          </table:table-cell>
          <table:table-cell/>
          <table:table-cell office:value-type="float" office:value="0.021482543" calcext:value-type="float">
            <text:p>0.021482543</text:p>
          </table:table-cell>
          <table:table-cell office:value-type="float" office:value="0.00008009" calcext:value-type="float">
            <text:p>8.009E-05</text:p>
          </table:table-cell>
          <table:table-cell office:value-type="float" office:value="0.021056816" calcext:value-type="float">
            <text:p>0.021056816</text:p>
          </table:table-cell>
          <table:table-cell office:value-type="float" office:value="0.022280057" calcext:value-type="float">
            <text:p>0.022280057</text:p>
          </table:table-cell>
          <table:table-cell office:value-type="float" office:value="0.019814069" calcext:value-type="float">
            <text:p>0.019814069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<text:s/>2019-12-03 11:08:30</text:p>
          </table:table-cell>
          <table:table-cell office:value-type="float" office:value="24.25567" calcext:value-type="float">
            <text:p>24.25567</text:p>
          </table:table-cell>
          <table:table-cell office:value-type="string" calcext:value-type="string">
            <text:p><text:s/></text:p>
          </table:table-cell>
          <table:table-cell office:value-type="float" office:value="0.137184279" calcext:value-type="float">
            <text:p>0.137184279</text:p>
          </table:table-cell>
          <table:table-cell office:value-type="float" office:value="0.033374433" calcext:value-type="float">
            <text:p>0.033374433</text:p>
          </table:table-cell>
          <table:table-cell office:value-type="float" office:value="0.134362594" calcext:value-type="float">
            <text:p>0.134362594</text:p>
          </table:table-cell>
          <table:table-cell office:value-type="float" office:value="0.140812414" calcext:value-type="float">
            <text:p>0.140812414</text:p>
          </table:table-cell>
          <table:table-cell office:value-type="float" office:value="0.128961221" calcext:value-type="float">
            <text:p>0.12896122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0787" calcext:value-type="float">
            <text:p>0.001120787</text:p>
          </table:table-cell>
          <table:table-cell office:value-type="float" office:value="0.000272667" calcext:value-type="float">
            <text:p>0.000272667</text:p>
          </table:table-cell>
          <table:table-cell office:value-type="float" office:value="0.001097734" calcext:value-type="float">
            <text:p>0.001097734</text:p>
          </table:table-cell>
          <table:table-cell office:value-type="float" office:value="0.001150428" calcext:value-type="float">
            <text:p>0.001150428</text:p>
          </table:table-cell>
          <table:table-cell office:value-type="float" office:value="0.001053605" calcext:value-type="float">
            <text:p>0.00105360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8608" calcext:value-type="float">
            <text:p>0.000848608</text:p>
          </table:table-cell>
          <table:table-cell office:value-type="float" office:value="0.000000488" calcext:value-type="float">
            <text:p>4.88E-07</text:p>
          </table:table-cell>
          <table:table-cell office:value-type="float" office:value="0.000825555" calcext:value-type="float">
            <text:p>0.000825555</text:p>
          </table:table-cell>
          <table:table-cell office:value-type="float" office:value="0.000878249" calcext:value-type="float">
            <text:p>0.000878249</text:p>
          </table:table-cell>
          <table:table-cell office:value-type="float" office:value="0.000781426" calcext:value-type="float">
            <text:p>0.000781426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76630101" calcext:value-type="float">
            <text:p>24.276630101</text:p>
          </table:table-cell>
          <table:table-cell office:value-type="float" office:value="24.255684152" calcext:value-type="float">
            <text:p>24.255684152</text:p>
          </table:table-cell>
          <table:table-cell office:value-type="float" office:value="24.276060768" calcext:value-type="float">
            <text:p>24.276060768</text:p>
          </table:table-cell>
          <table:table-cell office:value-type="float" office:value="24.27736215" calcext:value-type="float">
            <text:p>24.27736215</text:p>
          </table:table-cell>
          <table:table-cell office:value-type="float" office:value="24.27497093" calcext:value-type="float">
            <text:p>24.27497093</text:p>
          </table:table-cell>
          <table:table-cell office:value-type="float" office:value="25.257367334" calcext:value-type="float">
            <text:p>25.257367334</text:p>
          </table:table-cell>
          <table:table-cell/>
          <table:table-cell office:value-type="float" office:value="0.021510563" calcext:value-type="float">
            <text:p>0.021510563</text:p>
          </table:table-cell>
          <table:table-cell office:value-type="float" office:value="0.000012322" calcext:value-type="float">
            <text:p>1.2322E-05</text:p>
          </table:table-cell>
          <table:table-cell office:value-type="float" office:value="0.020926221" calcext:value-type="float">
            <text:p>0.020926221</text:p>
          </table:table-cell>
          <table:table-cell office:value-type="float" office:value="0.022261913" calcext:value-type="float">
            <text:p>0.022261913</text:p>
          </table:table-cell>
          <table:table-cell office:value-type="float" office:value="0.019807651" calcext:value-type="float">
            <text:p>0.019807651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<text:s/>2019-12-03 11:08:31</text:p>
          </table:table-cell>
          <table:table-cell office:value-type="float" office:value="24.25567" calcext:value-type="float">
            <text:p>24.25567</text:p>
          </table:table-cell>
          <table:table-cell office:value-type="string" calcext:value-type="string">
            <text:p><text:s/></text:p>
          </table:table-cell>
          <table:table-cell office:value-type="float" office:value="0.137262361" calcext:value-type="float">
            <text:p>0.137262361</text:p>
          </table:table-cell>
          <table:table-cell office:value-type="float" office:value="0.033957962" calcext:value-type="float">
            <text:p>0.033957962</text:p>
          </table:table-cell>
          <table:table-cell office:value-type="float" office:value="0.134367363" calcext:value-type="float">
            <text:p>0.134367363</text:p>
          </table:table-cell>
          <table:table-cell office:value-type="float" office:value="0.140765922" calcext:value-type="float">
            <text:p>0.140765922</text:p>
          </table:table-cell>
          <table:table-cell office:value-type="float" office:value="0.128399745" calcext:value-type="float">
            <text:p>0.12839974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1425" calcext:value-type="float">
            <text:p>0.001121425</text:p>
          </table:table-cell>
          <table:table-cell office:value-type="float" office:value="0.000277434" calcext:value-type="float">
            <text:p>0.000277434</text:p>
          </table:table-cell>
          <table:table-cell office:value-type="float" office:value="0.001097773" calcext:value-type="float">
            <text:p>0.001097773</text:p>
          </table:table-cell>
          <table:table-cell office:value-type="float" office:value="0.001150048" calcext:value-type="float">
            <text:p>0.001150048</text:p>
          </table:table-cell>
          <table:table-cell office:value-type="float" office:value="0.001049018" calcext:value-type="float">
            <text:p>0.00104901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9246" calcext:value-type="float">
            <text:p>0.000849246</text:p>
          </table:table-cell>
          <table:table-cell office:value-type="float" office:value="0.000005255" calcext:value-type="float">
            <text:p>5.255E-06</text:p>
          </table:table-cell>
          <table:table-cell office:value-type="float" office:value="0.000825594" calcext:value-type="float">
            <text:p>0.000825594</text:p>
          </table:table-cell>
          <table:table-cell office:value-type="float" office:value="0.00087787" calcext:value-type="float">
            <text:p>0.00087787</text:p>
          </table:table-cell>
          <table:table-cell office:value-type="float" office:value="0.000776839" calcext:value-type="float">
            <text:p>0.000776839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76645855" calcext:value-type="float">
            <text:p>24.276645855</text:p>
          </table:table-cell>
          <table:table-cell office:value-type="float" office:value="24.255801893" calcext:value-type="float">
            <text:p>24.255801893</text:p>
          </table:table-cell>
          <table:table-cell office:value-type="float" office:value="24.27606173" calcext:value-type="float">
            <text:p>24.27606173</text:p>
          </table:table-cell>
          <table:table-cell office:value-type="float" office:value="24.27735277" calcext:value-type="float">
            <text:p>24.27735277</text:p>
          </table:table-cell>
          <table:table-cell office:value-type="float" office:value="24.274857641" calcext:value-type="float">
            <text:p>24.274857641</text:p>
          </table:table-cell>
          <table:table-cell office:value-type="float" office:value="25.257367334" calcext:value-type="float">
            <text:p>25.257367334</text:p>
          </table:table-cell>
          <table:table-cell/>
          <table:table-cell office:value-type="float" office:value="0.021526733" calcext:value-type="float">
            <text:p>0.021526733</text:p>
          </table:table-cell>
          <table:table-cell office:value-type="float" office:value="0.000133169" calcext:value-type="float">
            <text:p>0.000133169</text:p>
          </table:table-cell>
          <table:table-cell office:value-type="float" office:value="0.020927209" calcext:value-type="float">
            <text:p>0.020927209</text:p>
          </table:table-cell>
          <table:table-cell office:value-type="float" office:value="0.022252285" calcext:value-type="float">
            <text:p>0.022252285</text:p>
          </table:table-cell>
          <table:table-cell office:value-type="float" office:value="0.019691374" calcext:value-type="float">
            <text:p>0.019691374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<text:s/>2019-12-03 11:08:32</text:p>
          </table:table-cell>
          <table:table-cell office:value-type="float" office:value="24.25567" calcext:value-type="float">
            <text:p>24.25567</text:p>
          </table:table-cell>
          <table:table-cell office:value-type="string" calcext:value-type="string">
            <text:p><text:s/></text:p>
          </table:table-cell>
          <table:table-cell office:value-type="float" office:value="0.137400047" calcext:value-type="float">
            <text:p>0.137400047</text:p>
          </table:table-cell>
          <table:table-cell office:value-type="float" office:value="0.035466556" calcext:value-type="float">
            <text:p>0.035466556</text:p>
          </table:table-cell>
          <table:table-cell office:value-type="float" office:value="0.134753005" calcext:value-type="float">
            <text:p>0.134753005</text:p>
          </table:table-cell>
          <table:table-cell office:value-type="float" office:value="0.140874999" calcext:value-type="float">
            <text:p>0.140874999</text:p>
          </table:table-cell>
          <table:table-cell office:value-type="float" office:value="0.127885953" calcext:value-type="float">
            <text:p>0.12788595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2549" calcext:value-type="float">
            <text:p>0.001122549</text:p>
          </table:table-cell>
          <table:table-cell office:value-type="float" office:value="0.000289759" calcext:value-type="float">
            <text:p>0.000289759</text:p>
          </table:table-cell>
          <table:table-cell office:value-type="float" office:value="0.001100923" calcext:value-type="float">
            <text:p>0.001100923</text:p>
          </table:table-cell>
          <table:table-cell office:value-type="float" office:value="0.00115094" calcext:value-type="float">
            <text:p>0.00115094</text:p>
          </table:table-cell>
          <table:table-cell office:value-type="float" office:value="0.00104482" calcext:value-type="float">
            <text:p>0.0010448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0371" calcext:value-type="float">
            <text:p>0.000850371</text:p>
          </table:table-cell>
          <table:table-cell office:value-type="float" office:value="0.000017581" calcext:value-type="float">
            <text:p>1.7581E-05</text:p>
          </table:table-cell>
          <table:table-cell office:value-type="float" office:value="0.000828744" calcext:value-type="float">
            <text:p>0.000828744</text:p>
          </table:table-cell>
          <table:table-cell office:value-type="float" office:value="0.000878761" calcext:value-type="float">
            <text:p>0.000878761</text:p>
          </table:table-cell>
          <table:table-cell office:value-type="float" office:value="0.000772641" calcext:value-type="float">
            <text:p>0.000772641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76673636" calcext:value-type="float">
            <text:p>24.276673636</text:p>
          </table:table-cell>
          <table:table-cell office:value-type="float" office:value="24.256106288" calcext:value-type="float">
            <text:p>24.256106288</text:p>
          </table:table-cell>
          <table:table-cell office:value-type="float" office:value="24.276139541" calcext:value-type="float">
            <text:p>24.276139541</text:p>
          </table:table-cell>
          <table:table-cell office:value-type="float" office:value="24.277374778" calcext:value-type="float">
            <text:p>24.277374778</text:p>
          </table:table-cell>
          <table:table-cell office:value-type="float" office:value="24.274753972" calcext:value-type="float">
            <text:p>24.274753972</text:p>
          </table:table-cell>
          <table:table-cell office:value-type="float" office:value="25.257367334" calcext:value-type="float">
            <text:p>25.257367334</text:p>
          </table:table-cell>
          <table:table-cell/>
          <table:table-cell office:value-type="float" office:value="0.021555247" calcext:value-type="float">
            <text:p>0.021555247</text:p>
          </table:table-cell>
          <table:table-cell office:value-type="float" office:value="0.000445591" calcext:value-type="float">
            <text:p>0.000445591</text:p>
          </table:table-cell>
          <table:table-cell office:value-type="float" office:value="0.021007071" calcext:value-type="float">
            <text:p>0.021007071</text:p>
          </table:table-cell>
          <table:table-cell office:value-type="float" office:value="0.022274873" calcext:value-type="float">
            <text:p>0.022274873</text:p>
          </table:table-cell>
          <table:table-cell office:value-type="float" office:value="0.019584973" calcext:value-type="float">
            <text:p>0.019584973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<text:s/>2019-12-03 11:08:34</text:p>
          </table:table-cell>
          <table:table-cell office:value-type="float" office:value="24.25567" calcext:value-type="float">
            <text:p>24.25567</text:p>
          </table:table-cell>
          <table:table-cell office:value-type="string" calcext:value-type="string">
            <text:p><text:s/></text:p>
          </table:table-cell>
          <table:table-cell office:value-type="float" office:value="0.137363689" calcext:value-type="float">
            <text:p>0.137363689</text:p>
          </table:table-cell>
          <table:table-cell office:value-type="float" office:value="0.034603481" calcext:value-type="float">
            <text:p>0.034603481</text:p>
          </table:table-cell>
          <table:table-cell office:value-type="float" office:value="0.135063545" calcext:value-type="float">
            <text:p>0.135063545</text:p>
          </table:table-cell>
          <table:table-cell office:value-type="float" office:value="0.140782015" calcext:value-type="float">
            <text:p>0.140782015</text:p>
          </table:table-cell>
          <table:table-cell office:value-type="float" office:value="0.127960459" calcext:value-type="float">
            <text:p>0.12796045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2252" calcext:value-type="float">
            <text:p>0.001122252</text:p>
          </table:table-cell>
          <table:table-cell office:value-type="float" office:value="0.000282708" calcext:value-type="float">
            <text:p>0.000282708</text:p>
          </table:table-cell>
          <table:table-cell office:value-type="float" office:value="0.00110346" calcext:value-type="float">
            <text:p>0.00110346</text:p>
          </table:table-cell>
          <table:table-cell office:value-type="float" office:value="0.00115018" calcext:value-type="float">
            <text:p>0.00115018</text:p>
          </table:table-cell>
          <table:table-cell office:value-type="float" office:value="0.001045429" calcext:value-type="float">
            <text:p>0.00104542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0074" calcext:value-type="float">
            <text:p>0.000850074</text:p>
          </table:table-cell>
          <table:table-cell office:value-type="float" office:value="0.000010529" calcext:value-type="float">
            <text:p>1.0529E-05</text:p>
          </table:table-cell>
          <table:table-cell office:value-type="float" office:value="0.000831281" calcext:value-type="float">
            <text:p>0.000831281</text:p>
          </table:table-cell>
          <table:table-cell office:value-type="float" office:value="0.000878001" calcext:value-type="float">
            <text:p>0.000878001</text:p>
          </table:table-cell>
          <table:table-cell office:value-type="float" office:value="0.00077325" calcext:value-type="float">
            <text:p>0.00077325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766663" calcext:value-type="float">
            <text:p>24.2766663</text:p>
          </table:table-cell>
          <table:table-cell office:value-type="float" office:value="24.255932142" calcext:value-type="float">
            <text:p>24.255932142</text:p>
          </table:table-cell>
          <table:table-cell office:value-type="float" office:value="24.276202199" calcext:value-type="float">
            <text:p>24.276202199</text:p>
          </table:table-cell>
          <table:table-cell office:value-type="float" office:value="24.277356017" calcext:value-type="float">
            <text:p>24.277356017</text:p>
          </table:table-cell>
          <table:table-cell office:value-type="float" office:value="24.274769006" calcext:value-type="float">
            <text:p>24.274769006</text:p>
          </table:table-cell>
          <table:table-cell office:value-type="float" office:value="25.257367334" calcext:value-type="float">
            <text:p>25.257367334</text:p>
          </table:table-cell>
          <table:table-cell/>
          <table:table-cell office:value-type="float" office:value="0.021547717" calcext:value-type="float">
            <text:p>0.021547717</text:p>
          </table:table-cell>
          <table:table-cell office:value-type="float" office:value="0.000266852" calcext:value-type="float">
            <text:p>0.000266852</text:p>
          </table:table-cell>
          <table:table-cell office:value-type="float" office:value="0.021071381" calcext:value-type="float">
            <text:p>0.021071381</text:p>
          </table:table-cell>
          <table:table-cell office:value-type="float" office:value="0.022255617" calcext:value-type="float">
            <text:p>0.022255617</text:p>
          </table:table-cell>
          <table:table-cell office:value-type="float" office:value="0.019600402" calcext:value-type="float">
            <text:p>0.019600402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<text:s/>2019-12-03 11:08:35</text:p>
          </table:table-cell>
          <table:table-cell office:value-type="float" office:value="24.25567" calcext:value-type="float">
            <text:p>24.25567</text:p>
          </table:table-cell>
          <table:table-cell office:value-type="string" calcext:value-type="string">
            <text:p><text:s/></text:p>
          </table:table-cell>
          <table:table-cell office:value-type="float" office:value="0.137359516" calcext:value-type="float">
            <text:p>0.137359516</text:p>
          </table:table-cell>
          <table:table-cell office:value-type="float" office:value="0.034240488" calcext:value-type="float">
            <text:p>0.034240488</text:p>
          </table:table-cell>
          <table:table-cell office:value-type="float" office:value="0.13515176" calcext:value-type="float">
            <text:p>0.13515176</text:p>
          </table:table-cell>
          <table:table-cell office:value-type="float" office:value="0.140762346" calcext:value-type="float">
            <text:p>0.140762346</text:p>
          </table:table-cell>
          <table:table-cell office:value-type="float" office:value="0.127971784" calcext:value-type="float">
            <text:p>0.12797178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2218" calcext:value-type="float">
            <text:p>0.001122218</text:p>
          </table:table-cell>
          <table:table-cell office:value-type="float" office:value="0.000279743" calcext:value-type="float">
            <text:p>0.000279743</text:p>
          </table:table-cell>
          <table:table-cell office:value-type="float" office:value="0.001104181" calcext:value-type="float">
            <text:p>0.001104181</text:p>
          </table:table-cell>
          <table:table-cell office:value-type="float" office:value="0.001150019" calcext:value-type="float">
            <text:p>0.001150019</text:p>
          </table:table-cell>
          <table:table-cell office:value-type="float" office:value="0.001045521" calcext:value-type="float">
            <text:p>0.00104552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0039" calcext:value-type="float">
            <text:p>0.000850039</text:p>
          </table:table-cell>
          <table:table-cell office:value-type="float" office:value="0.000007564" calcext:value-type="float">
            <text:p>7.564E-06</text:p>
          </table:table-cell>
          <table:table-cell office:value-type="float" office:value="0.000832002" calcext:value-type="float">
            <text:p>0.000832002</text:p>
          </table:table-cell>
          <table:table-cell office:value-type="float" office:value="0.00087784" calcext:value-type="float">
            <text:p>0.00087784</text:p>
          </table:table-cell>
          <table:table-cell office:value-type="float" office:value="0.000773342" calcext:value-type="float">
            <text:p>0.000773342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76665458" calcext:value-type="float">
            <text:p>24.276665458</text:p>
          </table:table-cell>
          <table:table-cell office:value-type="float" office:value="24.255858899" calcext:value-type="float">
            <text:p>24.255858899</text:p>
          </table:table-cell>
          <table:table-cell office:value-type="float" office:value="24.276219998" calcext:value-type="float">
            <text:p>24.276219998</text:p>
          </table:table-cell>
          <table:table-cell office:value-type="float" office:value="24.277352048" calcext:value-type="float">
            <text:p>24.277352048</text:p>
          </table:table-cell>
          <table:table-cell office:value-type="float" office:value="24.274771291" calcext:value-type="float">
            <text:p>24.274771291</text:p>
          </table:table-cell>
          <table:table-cell office:value-type="float" office:value="25.257367334" calcext:value-type="float">
            <text:p>25.257367334</text:p>
          </table:table-cell>
          <table:table-cell/>
          <table:table-cell office:value-type="float" office:value="0.021546853" calcext:value-type="float">
            <text:p>0.021546853</text:p>
          </table:table-cell>
          <table:table-cell office:value-type="float" office:value="0.000191678" calcext:value-type="float">
            <text:p>0.000191678</text:p>
          </table:table-cell>
          <table:table-cell office:value-type="float" office:value="0.021089649" calcext:value-type="float">
            <text:p>0.021089649</text:p>
          </table:table-cell>
          <table:table-cell office:value-type="float" office:value="0.022251544" calcext:value-type="float">
            <text:p>0.022251544</text:p>
          </table:table-cell>
          <table:table-cell office:value-type="float" office:value="0.019602748" calcext:value-type="float">
            <text:p>0.019602748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<text:s/>2019-12-03 11:08:36</text:p>
          </table:table-cell>
          <table:table-cell office:value-type="float" office:value="24.25062" calcext:value-type="float">
            <text:p>24.25062</text:p>
          </table:table-cell>
          <table:table-cell office:value-type="string" calcext:value-type="string">
            <text:p><text:s/></text:p>
          </table:table-cell>
          <table:table-cell office:value-type="float" office:value="0.137288587" calcext:value-type="float">
            <text:p>0.137288587</text:p>
          </table:table-cell>
          <table:table-cell office:value-type="float" office:value="0.033571128" calcext:value-type="float">
            <text:p>0.033571128</text:p>
          </table:table-cell>
          <table:table-cell office:value-type="float" office:value="0.134835259" calcext:value-type="float">
            <text:p>0.134835259</text:p>
          </table:table-cell>
          <table:table-cell office:value-type="float" office:value="0.140691416" calcext:value-type="float">
            <text:p>0.140691416</text:p>
          </table:table-cell>
          <table:table-cell office:value-type="float" office:value="0.128921882" calcext:value-type="float">
            <text:p>0.12892188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1639" calcext:value-type="float">
            <text:p>0.001121639</text:p>
          </table:table-cell>
          <table:table-cell office:value-type="float" office:value="0.000274274" calcext:value-type="float">
            <text:p>0.000274274</text:p>
          </table:table-cell>
          <table:table-cell office:value-type="float" office:value="0.001101595" calcext:value-type="float">
            <text:p>0.001101595</text:p>
          </table:table-cell>
          <table:table-cell office:value-type="float" office:value="0.00114944" calcext:value-type="float">
            <text:p>0.00114944</text:p>
          </table:table-cell>
          <table:table-cell office:value-type="float" office:value="0.001053283" calcext:value-type="float">
            <text:p>0.00105328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946" calcext:value-type="float">
            <text:p>0.00084946</text:p>
          </table:table-cell>
          <table:table-cell office:value-type="float" office:value="0.000002095" calcext:value-type="float">
            <text:p>2.095E-06</text:p>
          </table:table-cell>
          <table:table-cell office:value-type="float" office:value="0.000829416" calcext:value-type="float">
            <text:p>0.000829416</text:p>
          </table:table-cell>
          <table:table-cell office:value-type="float" office:value="0.000877261" calcext:value-type="float">
            <text:p>0.000877261</text:p>
          </table:table-cell>
          <table:table-cell office:value-type="float" office:value="0.000781105" calcext:value-type="float">
            <text:p>0.000781105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7159728" calcext:value-type="float">
            <text:p>24.27159728</text:p>
          </table:table-cell>
          <table:table-cell office:value-type="float" office:value="24.250669877" calcext:value-type="float">
            <text:p>24.250669877</text:p>
          </table:table-cell>
          <table:table-cell office:value-type="float" office:value="24.271102269" calcext:value-type="float">
            <text:p>24.271102269</text:p>
          </table:table-cell>
          <table:table-cell office:value-type="float" office:value="24.272283873" calcext:value-type="float">
            <text:p>24.272283873</text:p>
          </table:table-cell>
          <table:table-cell office:value-type="float" office:value="24.269909118" calcext:value-type="float">
            <text:p>24.269909118</text:p>
          </table:table-cell>
          <table:table-cell office:value-type="float" office:value="25.252317933" calcext:value-type="float">
            <text:p>25.252317933</text:p>
          </table:table-cell>
          <table:table-cell/>
          <table:table-cell office:value-type="float" office:value="0.021532164" calcext:value-type="float">
            <text:p>0.021532164</text:p>
          </table:table-cell>
          <table:table-cell office:value-type="float" office:value="0.000053057" calcext:value-type="float">
            <text:p>5.3057E-05</text:p>
          </table:table-cell>
          <table:table-cell office:value-type="float" office:value="0.021024105" calcext:value-type="float">
            <text:p>0.021024105</text:p>
          </table:table-cell>
          <table:table-cell office:value-type="float" office:value="0.022236855" calcext:value-type="float">
            <text:p>0.022236855</text:p>
          </table:table-cell>
          <table:table-cell office:value-type="float" office:value="0.019799504" calcext:value-type="float">
            <text:p>0.019799504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<text:s/>2019-12-03 11:08:37</text:p>
          </table:table-cell>
          <table:table-cell office:value-type="float" office:value="24.25062" calcext:value-type="float">
            <text:p>24.25062</text:p>
          </table:table-cell>
          <table:table-cell office:value-type="string" calcext:value-type="string">
            <text:p><text:s/></text:p>
          </table:table-cell>
          <table:table-cell office:value-type="float" office:value="0.13730766" calcext:value-type="float">
            <text:p>0.13730766</text:p>
          </table:table-cell>
          <table:table-cell office:value-type="float" office:value="0.034055118" calcext:value-type="float">
            <text:p>0.034055118</text:p>
          </table:table-cell>
          <table:table-cell office:value-type="float" office:value="0.135189907" calcext:value-type="float">
            <text:p>0.135189907</text:p>
          </table:table-cell>
          <table:table-cell office:value-type="float" office:value="0.140705125" calcext:value-type="float">
            <text:p>0.140705125</text:p>
          </table:table-cell>
          <table:table-cell office:value-type="float" office:value="0.128113047" calcext:value-type="float">
            <text:p>0.12811304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1795" calcext:value-type="float">
            <text:p>0.001121795</text:p>
          </table:table-cell>
          <table:table-cell office:value-type="float" office:value="0.000278228" calcext:value-type="float">
            <text:p>0.000278228</text:p>
          </table:table-cell>
          <table:table-cell office:value-type="float" office:value="0.001104493" calcext:value-type="float">
            <text:p>0.001104493</text:p>
          </table:table-cell>
          <table:table-cell office:value-type="float" office:value="0.001149552" calcext:value-type="float">
            <text:p>0.001149552</text:p>
          </table:table-cell>
          <table:table-cell office:value-type="float" office:value="0.001046675" calcext:value-type="float">
            <text:p>0.00104667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9616" calcext:value-type="float">
            <text:p>0.000849616</text:p>
          </table:table-cell>
          <table:table-cell office:value-type="float" office:value="0.000006049" calcext:value-type="float">
            <text:p>6.049E-06</text:p>
          </table:table-cell>
          <table:table-cell office:value-type="float" office:value="0.000832314" calcext:value-type="float">
            <text:p>0.000832314</text:p>
          </table:table-cell>
          <table:table-cell office:value-type="float" office:value="0.000877373" calcext:value-type="float">
            <text:p>0.000877373</text:p>
          </table:table-cell>
          <table:table-cell office:value-type="float" office:value="0.000774496" calcext:value-type="float">
            <text:p>0.000774496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71601128" calcext:value-type="float">
            <text:p>24.271601128</text:p>
          </table:table-cell>
          <table:table-cell office:value-type="float" office:value="24.250767534" calcext:value-type="float">
            <text:p>24.250767534</text:p>
          </table:table-cell>
          <table:table-cell office:value-type="float" office:value="24.271173826" calcext:value-type="float">
            <text:p>24.271173826</text:p>
          </table:table-cell>
          <table:table-cell office:value-type="float" office:value="24.272286639" calcext:value-type="float">
            <text:p>24.272286639</text:p>
          </table:table-cell>
          <table:table-cell office:value-type="float" office:value="24.269745918" calcext:value-type="float">
            <text:p>24.269745918</text:p>
          </table:table-cell>
          <table:table-cell office:value-type="float" office:value="25.252317933" calcext:value-type="float">
            <text:p>25.252317933</text:p>
          </table:table-cell>
          <table:table-cell/>
          <table:table-cell office:value-type="float" office:value="0.021536114" calcext:value-type="float">
            <text:p>0.021536114</text:p>
          </table:table-cell>
          <table:table-cell office:value-type="float" office:value="0.000153289" calcext:value-type="float">
            <text:p>0.000153289</text:p>
          </table:table-cell>
          <table:table-cell office:value-type="float" office:value="0.021097549" calcext:value-type="float">
            <text:p>0.021097549</text:p>
          </table:table-cell>
          <table:table-cell office:value-type="float" office:value="0.022239694" calcext:value-type="float">
            <text:p>0.022239694</text:p>
          </table:table-cell>
          <table:table-cell office:value-type="float" office:value="0.019632002" calcext:value-type="float">
            <text:p>0.019632002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<text:s/>2019-12-03 11:08:39</text:p>
          </table:table-cell>
          <table:table-cell office:value-type="float" office:value="24.25567" calcext:value-type="float">
            <text:p>24.25567</text:p>
          </table:table-cell>
          <table:table-cell office:value-type="string" calcext:value-type="string">
            <text:p><text:s/></text:p>
          </table:table-cell>
          <table:table-cell office:value-type="float" office:value="0.137313025" calcext:value-type="float">
            <text:p>0.137313025</text:p>
          </table:table-cell>
          <table:table-cell office:value-type="float" office:value="0.033702854" calcext:value-type="float">
            <text:p>0.033702854</text:p>
          </table:table-cell>
          <table:table-cell office:value-type="float" office:value="0.135080234" calcext:value-type="float">
            <text:p>0.135080234</text:p>
          </table:table-cell>
          <table:table-cell office:value-type="float" office:value="0.140782015" calcext:value-type="float">
            <text:p>0.140782015</text:p>
          </table:table-cell>
          <table:table-cell office:value-type="float" office:value="0.128873602" calcext:value-type="float">
            <text:p>0.1288736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1838" calcext:value-type="float">
            <text:p>0.001121838</text:p>
          </table:table-cell>
          <table:table-cell office:value-type="float" office:value="0.00027535" calcext:value-type="float">
            <text:p>0.00027535</text:p>
          </table:table-cell>
          <table:table-cell office:value-type="float" office:value="0.001103597" calcext:value-type="float">
            <text:p>0.001103597</text:p>
          </table:table-cell>
          <table:table-cell office:value-type="float" office:value="0.00115018" calcext:value-type="float">
            <text:p>0.00115018</text:p>
          </table:table-cell>
          <table:table-cell office:value-type="float" office:value="0.001052889" calcext:value-type="float">
            <text:p>0.00105288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966" calcext:value-type="float">
            <text:p>0.00084966</text:p>
          </table:table-cell>
          <table:table-cell office:value-type="float" office:value="0.000003171" calcext:value-type="float">
            <text:p>3.171E-06</text:p>
          </table:table-cell>
          <table:table-cell office:value-type="float" office:value="0.000831418" calcext:value-type="float">
            <text:p>0.000831418</text:p>
          </table:table-cell>
          <table:table-cell office:value-type="float" office:value="0.000878001" calcext:value-type="float">
            <text:p>0.000878001</text:p>
          </table:table-cell>
          <table:table-cell office:value-type="float" office:value="0.00078071" calcext:value-type="float">
            <text:p>0.00078071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76656078" calcext:value-type="float">
            <text:p>24.276656078</text:p>
          </table:table-cell>
          <table:table-cell office:value-type="float" office:value="24.255750419" calcext:value-type="float">
            <text:p>24.255750419</text:p>
          </table:table-cell>
          <table:table-cell office:value-type="float" office:value="24.276205567" calcext:value-type="float">
            <text:p>24.276205567</text:p>
          </table:table-cell>
          <table:table-cell office:value-type="float" office:value="24.277356017" calcext:value-type="float">
            <text:p>24.277356017</text:p>
          </table:table-cell>
          <table:table-cell office:value-type="float" office:value="24.274953251" calcext:value-type="float">
            <text:p>24.274953251</text:p>
          </table:table-cell>
          <table:table-cell office:value-type="float" office:value="25.257367334" calcext:value-type="float">
            <text:p>25.257367334</text:p>
          </table:table-cell>
          <table:table-cell/>
          <table:table-cell office:value-type="float" office:value="0.021537225" calcext:value-type="float">
            <text:p>0.021537225</text:p>
          </table:table-cell>
          <table:table-cell office:value-type="float" office:value="0.000080337" calcext:value-type="float">
            <text:p>8.0337E-05</text:p>
          </table:table-cell>
          <table:table-cell office:value-type="float" office:value="0.021074837" calcext:value-type="float">
            <text:p>0.021074837</text:p>
          </table:table-cell>
          <table:table-cell office:value-type="float" office:value="0.022255617" calcext:value-type="float">
            <text:p>0.022255617</text:p>
          </table:table-cell>
          <table:table-cell office:value-type="float" office:value="0.019789506" calcext:value-type="float">
            <text:p>0.019789506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<text:s/>2019-12-03 11:08:40</text:p>
          </table:table-cell>
          <table:table-cell office:value-type="float" office:value="24.25567" calcext:value-type="float">
            <text:p>24.25567</text:p>
          </table:table-cell>
          <table:table-cell office:value-type="string" calcext:value-type="string">
            <text:p><text:s/></text:p>
          </table:table-cell>
          <table:table-cell office:value-type="float" office:value="0.137325542" calcext:value-type="float">
            <text:p>0.137325542</text:p>
          </table:table-cell>
          <table:table-cell office:value-type="float" office:value="0.033378605" calcext:value-type="float">
            <text:p>0.033378605</text:p>
          </table:table-cell>
          <table:table-cell office:value-type="float" office:value="0.134409086" calcext:value-type="float">
            <text:p>0.134409086</text:p>
          </table:table-cell>
          <table:table-cell office:value-type="float" office:value="0.140922682" calcext:value-type="float">
            <text:p>0.140922682</text:p>
          </table:table-cell>
          <table:table-cell office:value-type="float" office:value="0.129107252" calcext:value-type="float">
            <text:p>0.12910725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1941" calcext:value-type="float">
            <text:p>0.001121941</text:p>
          </table:table-cell>
          <table:table-cell office:value-type="float" office:value="0.000272701" calcext:value-type="float">
            <text:p>0.000272701</text:p>
          </table:table-cell>
          <table:table-cell office:value-type="float" office:value="0.001098113" calcext:value-type="float">
            <text:p>0.001098113</text:p>
          </table:table-cell>
          <table:table-cell office:value-type="float" office:value="0.001151329" calcext:value-type="float">
            <text:p>0.001151329</text:p>
          </table:table-cell>
          <table:table-cell office:value-type="float" office:value="0.001054798" calcext:value-type="float">
            <text:p>0.00105479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9762" calcext:value-type="float">
            <text:p>0.000849762</text:p>
          </table:table-cell>
          <table:table-cell office:value-type="float" office:value="0.000000522" calcext:value-type="float">
            <text:p>5.22E-07</text:p>
          </table:table-cell>
          <table:table-cell office:value-type="float" office:value="0.000825935" calcext:value-type="float">
            <text:p>0.000825935</text:p>
          </table:table-cell>
          <table:table-cell office:value-type="float" office:value="0.00087915" calcext:value-type="float">
            <text:p>0.00087915</text:p>
          </table:table-cell>
          <table:table-cell office:value-type="float" office:value="0.000782619" calcext:value-type="float">
            <text:p>0.000782619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76658603" calcext:value-type="float">
            <text:p>24.276658603</text:p>
          </table:table-cell>
          <table:table-cell office:value-type="float" office:value="24.255684994" calcext:value-type="float">
            <text:p>24.255684994</text:p>
          </table:table-cell>
          <table:table-cell office:value-type="float" office:value="24.276070149" calcext:value-type="float">
            <text:p>24.276070149</text:p>
          </table:table-cell>
          <table:table-cell office:value-type="float" office:value="24.277384399" calcext:value-type="float">
            <text:p>24.277384399</text:p>
          </table:table-cell>
          <table:table-cell office:value-type="float" office:value="24.275000395" calcext:value-type="float">
            <text:p>24.275000395</text:p>
          </table:table-cell>
          <table:table-cell office:value-type="float" office:value="25.257367334" calcext:value-type="float">
            <text:p>25.257367334</text:p>
          </table:table-cell>
          <table:table-cell/>
          <table:table-cell office:value-type="float" office:value="0.021539817" calcext:value-type="float">
            <text:p>0.021539817</text:p>
          </table:table-cell>
          <table:table-cell office:value-type="float" office:value="0.000013186" calcext:value-type="float">
            <text:p>1.3186E-05</text:p>
          </table:table-cell>
          <table:table-cell office:value-type="float" office:value="0.020935849" calcext:value-type="float">
            <text:p>0.020935849</text:p>
          </table:table-cell>
          <table:table-cell office:value-type="float" office:value="0.022284748" calcext:value-type="float">
            <text:p>0.022284748</text:p>
          </table:table-cell>
          <table:table-cell office:value-type="float" office:value="0.019837892" calcext:value-type="float">
            <text:p>0.019837892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<text:s/>2019-12-03 11:08:41</text:p>
          </table:table-cell>
          <table:table-cell office:value-type="float" office:value="24.25567" calcext:value-type="float">
            <text:p>24.25567</text:p>
          </table:table-cell>
          <table:table-cell office:value-type="string" calcext:value-type="string">
            <text:p><text:s/></text:p>
          </table:table-cell>
          <table:table-cell office:value-type="float" office:value="0.137421505" calcext:value-type="float">
            <text:p>0.137421505</text:p>
          </table:table-cell>
          <table:table-cell office:value-type="float" office:value="0.033372049" calcext:value-type="float">
            <text:p>0.033372049</text:p>
          </table:table-cell>
          <table:table-cell office:value-type="float" office:value="0.134349481" calcext:value-type="float">
            <text:p>0.134349481</text:p>
          </table:table-cell>
          <table:table-cell office:value-type="float" office:value="0.141009109" calcext:value-type="float">
            <text:p>0.141009109</text:p>
          </table:table-cell>
          <table:table-cell office:value-type="float" office:value="0.128970758" calcext:value-type="float">
            <text:p>0.12897075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2725" calcext:value-type="float">
            <text:p>0.001122725</text:p>
          </table:table-cell>
          <table:table-cell office:value-type="float" office:value="0.000272647" calcext:value-type="float">
            <text:p>0.000272647</text:p>
          </table:table-cell>
          <table:table-cell office:value-type="float" office:value="0.001097626" calcext:value-type="float">
            <text:p>0.001097626</text:p>
          </table:table-cell>
          <table:table-cell office:value-type="float" office:value="0.001152035" calcext:value-type="float">
            <text:p>0.001152035</text:p>
          </table:table-cell>
          <table:table-cell office:value-type="float" office:value="0.001053683" calcext:value-type="float">
            <text:p>0.00105368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0546" calcext:value-type="float">
            <text:p>0.000850546</text:p>
          </table:table-cell>
          <table:table-cell office:value-type="float" office:value="0.000000469" calcext:value-type="float">
            <text:p>4.69E-07</text:p>
          </table:table-cell>
          <table:table-cell office:value-type="float" office:value="0.000825448" calcext:value-type="float">
            <text:p>0.000825448</text:p>
          </table:table-cell>
          <table:table-cell office:value-type="float" office:value="0.000879856" calcext:value-type="float">
            <text:p>0.000879856</text:p>
          </table:table-cell>
          <table:table-cell office:value-type="float" office:value="0.000781504" calcext:value-type="float">
            <text:p>0.000781504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76677966" calcext:value-type="float">
            <text:p>24.276677966</text:p>
          </table:table-cell>
          <table:table-cell office:value-type="float" office:value="24.255683671" calcext:value-type="float">
            <text:p>24.255683671</text:p>
          </table:table-cell>
          <table:table-cell office:value-type="float" office:value="24.276058122" calcext:value-type="float">
            <text:p>24.276058122</text:p>
          </table:table-cell>
          <table:table-cell office:value-type="float" office:value="24.277401838" calcext:value-type="float">
            <text:p>24.277401838</text:p>
          </table:table-cell>
          <table:table-cell office:value-type="float" office:value="24.274972854" calcext:value-type="float">
            <text:p>24.274972854</text:p>
          </table:table-cell>
          <table:table-cell office:value-type="float" office:value="25.257367334" calcext:value-type="float">
            <text:p>25.257367334</text:p>
          </table:table-cell>
          <table:table-cell/>
          <table:table-cell office:value-type="float" office:value="0.02155969" calcext:value-type="float">
            <text:p>0.02155969</text:p>
          </table:table-cell>
          <table:table-cell office:value-type="float" office:value="0.000011829" calcext:value-type="float">
            <text:p>1.1829E-05</text:p>
          </table:table-cell>
          <table:table-cell office:value-type="float" office:value="0.020923506" calcext:value-type="float">
            <text:p>0.020923506</text:p>
          </table:table-cell>
          <table:table-cell office:value-type="float" office:value="0.022302646" calcext:value-type="float">
            <text:p>0.022302646</text:p>
          </table:table-cell>
          <table:table-cell office:value-type="float" office:value="0.019809625" calcext:value-type="float">
            <text:p>0.019809625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<text:s/>2019-12-03 11:08:43</text:p>
          </table:table-cell>
          <table:table-cell office:value-type="float" office:value="24.25062" calcext:value-type="float">
            <text:p>24.25062</text:p>
          </table:table-cell>
          <table:table-cell office:value-type="string" calcext:value-type="string">
            <text:p><text:s/></text:p>
          </table:table-cell>
          <table:table-cell office:value-type="float" office:value="0.137472169" calcext:value-type="float">
            <text:p>0.137472169</text:p>
          </table:table-cell>
          <table:table-cell office:value-type="float" office:value="0.03477395" calcext:value-type="float">
            <text:p>0.03477395</text:p>
          </table:table-cell>
          <table:table-cell office:value-type="float" office:value="0.134711282" calcext:value-type="float">
            <text:p>0.134711282</text:p>
          </table:table-cell>
          <table:table-cell office:value-type="float" office:value="0.141041892" calcext:value-type="float">
            <text:p>0.141041892</text:p>
          </table:table-cell>
          <table:table-cell office:value-type="float" office:value="0.127794758" calcext:value-type="float">
            <text:p>0.12779475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3139" calcext:value-type="float">
            <text:p>0.001123139</text:p>
          </table:table-cell>
          <table:table-cell office:value-type="float" office:value="0.000284101" calcext:value-type="float">
            <text:p>0.000284101</text:p>
          </table:table-cell>
          <table:table-cell office:value-type="float" office:value="0.001100582" calcext:value-type="float">
            <text:p>0.001100582</text:p>
          </table:table-cell>
          <table:table-cell office:value-type="float" office:value="0.001152303" calcext:value-type="float">
            <text:p>0.001152303</text:p>
          </table:table-cell>
          <table:table-cell office:value-type="float" office:value="0.001044075" calcext:value-type="float">
            <text:p>0.00104407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096" calcext:value-type="float">
            <text:p>0.00085096</text:p>
          </table:table-cell>
          <table:table-cell office:value-type="float" office:value="0.000011922" calcext:value-type="float">
            <text:p>1.1922E-05</text:p>
          </table:table-cell>
          <table:table-cell office:value-type="float" office:value="0.000828404" calcext:value-type="float">
            <text:p>0.000828404</text:p>
          </table:table-cell>
          <table:table-cell office:value-type="float" office:value="0.000880124" calcext:value-type="float">
            <text:p>0.000880124</text:p>
          </table:table-cell>
          <table:table-cell office:value-type="float" office:value="0.000771896" calcext:value-type="float">
            <text:p>0.000771896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71634321" calcext:value-type="float">
            <text:p>24.271634321</text:p>
          </table:table-cell>
          <table:table-cell office:value-type="float" office:value="24.250912576" calcext:value-type="float">
            <text:p>24.250912576</text:p>
          </table:table-cell>
          <table:table-cell office:value-type="float" office:value="24.271077254" calcext:value-type="float">
            <text:p>24.271077254</text:p>
          </table:table-cell>
          <table:table-cell office:value-type="float" office:value="24.272354589" calcext:value-type="float">
            <text:p>24.272354589</text:p>
          </table:table-cell>
          <table:table-cell office:value-type="float" office:value="24.269681696" calcext:value-type="float">
            <text:p>24.269681696</text:p>
          </table:table-cell>
          <table:table-cell office:value-type="float" office:value="25.252317933" calcext:value-type="float">
            <text:p>25.252317933</text:p>
          </table:table-cell>
          <table:table-cell/>
          <table:table-cell office:value-type="float" office:value="0.021570182" calcext:value-type="float">
            <text:p>0.021570182</text:p>
          </table:table-cell>
          <table:table-cell office:value-type="float" office:value="0.000302156" calcext:value-type="float">
            <text:p>0.000302156</text:p>
          </table:table-cell>
          <table:table-cell office:value-type="float" office:value="0.020998431" calcext:value-type="float">
            <text:p>0.020998431</text:p>
          </table:table-cell>
          <table:table-cell office:value-type="float" office:value="0.022309435" calcext:value-type="float">
            <text:p>0.022309435</text:p>
          </table:table-cell>
          <table:table-cell office:value-type="float" office:value="0.019566087" calcext:value-type="float">
            <text:p>0.019566087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<text:s/>2019-12-03 11:08:44</text:p>
          </table:table-cell>
          <table:table-cell office:value-type="float" office:value="24.25567" calcext:value-type="float">
            <text:p>24.25567</text:p>
          </table:table-cell>
          <table:table-cell office:value-type="string" calcext:value-type="string">
            <text:p><text:s/></text:p>
          </table:table-cell>
          <table:table-cell office:value-type="float" office:value="0.137348191" calcext:value-type="float">
            <text:p>0.137348191</text:p>
          </table:table-cell>
          <table:table-cell office:value-type="float" office:value="0.033550266" calcext:value-type="float">
            <text:p>0.033550266</text:p>
          </table:table-cell>
          <table:table-cell office:value-type="float" office:value="0.134861485" calcext:value-type="float">
            <text:p>0.134861485</text:p>
          </table:table-cell>
          <table:table-cell office:value-type="float" office:value="0.141106861" calcext:value-type="float">
            <text:p>0.141106861</text:p>
          </table:table-cell>
          <table:table-cell office:value-type="float" office:value="0.129088775" calcext:value-type="float">
            <text:p>0.12908877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2126" calcext:value-type="float">
            <text:p>0.001122126</text:p>
          </table:table-cell>
          <table:table-cell office:value-type="float" office:value="0.000274103" calcext:value-type="float">
            <text:p>0.000274103</text:p>
          </table:table-cell>
          <table:table-cell office:value-type="float" office:value="0.00110181" calcext:value-type="float">
            <text:p>0.00110181</text:p>
          </table:table-cell>
          <table:table-cell office:value-type="float" office:value="0.001152834" calcext:value-type="float">
            <text:p>0.001152834</text:p>
          </table:table-cell>
          <table:table-cell office:value-type="float" office:value="0.001054647" calcext:value-type="float">
            <text:p>0.00105464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9947" calcext:value-type="float">
            <text:p>0.000849947</text:p>
          </table:table-cell>
          <table:table-cell office:value-type="float" office:value="0.000001925" calcext:value-type="float">
            <text:p>1.925E-06</text:p>
          </table:table-cell>
          <table:table-cell office:value-type="float" office:value="0.000829631" calcext:value-type="float">
            <text:p>0.000829631</text:p>
          </table:table-cell>
          <table:table-cell office:value-type="float" office:value="0.000880655" calcext:value-type="float">
            <text:p>0.000880655</text:p>
          </table:table-cell>
          <table:table-cell office:value-type="float" office:value="0.000782468" calcext:value-type="float">
            <text:p>0.000782468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76663173" calcext:value-type="float">
            <text:p>24.276663173</text:p>
          </table:table-cell>
          <table:table-cell office:value-type="float" office:value="24.25571963" calcext:value-type="float">
            <text:p>24.25571963</text:p>
          </table:table-cell>
          <table:table-cell office:value-type="float" office:value="24.27616143" calcext:value-type="float">
            <text:p>24.27616143</text:p>
          </table:table-cell>
          <table:table-cell office:value-type="float" office:value="24.277421561" calcext:value-type="float">
            <text:p>24.277421561</text:p>
          </table:table-cell>
          <table:table-cell office:value-type="float" office:value="24.274996667" calcext:value-type="float">
            <text:p>24.274996667</text:p>
          </table:table-cell>
          <table:table-cell office:value-type="float" office:value="25.257367334" calcext:value-type="float">
            <text:p>25.257367334</text:p>
          </table:table-cell>
          <table:table-cell/>
          <table:table-cell office:value-type="float" office:value="0.021544508" calcext:value-type="float">
            <text:p>0.021544508</text:p>
          </table:table-cell>
          <table:table-cell office:value-type="float" office:value="0.000048737" calcext:value-type="float">
            <text:p>4.8737E-05</text:p>
          </table:table-cell>
          <table:table-cell office:value-type="float" office:value="0.021029536" calcext:value-type="float">
            <text:p>0.021029536</text:p>
          </table:table-cell>
          <table:table-cell office:value-type="float" office:value="0.022322889" calcext:value-type="float">
            <text:p>0.022322889</text:p>
          </table:table-cell>
          <table:table-cell office:value-type="float" office:value="0.019834066" calcext:value-type="float">
            <text:p>0.019834066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<text:s/>2019-12-03 11:08:45</text:p>
          </table:table-cell>
          <table:table-cell office:value-type="float" office:value="24.25567" calcext:value-type="float">
            <text:p>24.25567</text:p>
          </table:table-cell>
          <table:table-cell office:value-type="string" calcext:value-type="string">
            <text:p><text:s/></text:p>
          </table:table-cell>
          <table:table-cell office:value-type="float" office:value="0.137379782" calcext:value-type="float">
            <text:p>0.137379782</text:p>
          </table:table-cell>
          <table:table-cell office:value-type="float" office:value="0.03426731" calcext:value-type="float">
            <text:p>0.03426731</text:p>
          </table:table-cell>
          <table:table-cell office:value-type="float" office:value="0.135188119" calcext:value-type="float">
            <text:p>0.135188119</text:p>
          </table:table-cell>
          <table:table-cell office:value-type="float" office:value="0.141118186" calcext:value-type="float">
            <text:p>0.141118186</text:p>
          </table:table-cell>
          <table:table-cell office:value-type="float" office:value="0.128023044" calcext:value-type="float">
            <text:p>0.12802304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2384" calcext:value-type="float">
            <text:p>0.001122384</text:p>
          </table:table-cell>
          <table:table-cell office:value-type="float" office:value="0.000279962" calcext:value-type="float">
            <text:p>0.000279962</text:p>
          </table:table-cell>
          <table:table-cell office:value-type="float" office:value="0.001104478" calcext:value-type="float">
            <text:p>0.001104478</text:p>
          </table:table-cell>
          <table:table-cell office:value-type="float" office:value="0.001152926" calcext:value-type="float">
            <text:p>0.001152926</text:p>
          </table:table-cell>
          <table:table-cell office:value-type="float" office:value="0.00104594" calcext:value-type="float">
            <text:p>0.0010459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0205" calcext:value-type="float">
            <text:p>0.000850205</text:p>
          </table:table-cell>
          <table:table-cell office:value-type="float" office:value="0.000007783" calcext:value-type="float">
            <text:p>7.783E-06</text:p>
          </table:table-cell>
          <table:table-cell office:value-type="float" office:value="0.000832299" calcext:value-type="float">
            <text:p>0.000832299</text:p>
          </table:table-cell>
          <table:table-cell office:value-type="float" office:value="0.000880748" calcext:value-type="float">
            <text:p>0.000880748</text:p>
          </table:table-cell>
          <table:table-cell office:value-type="float" office:value="0.000773761" calcext:value-type="float">
            <text:p>0.000773761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76669547" calcext:value-type="float">
            <text:p>24.276669547</text:p>
          </table:table-cell>
          <table:table-cell office:value-type="float" office:value="24.255864311" calcext:value-type="float">
            <text:p>24.255864311</text:p>
          </table:table-cell>
          <table:table-cell office:value-type="float" office:value="24.276227335" calcext:value-type="float">
            <text:p>24.276227335</text:p>
          </table:table-cell>
          <table:table-cell office:value-type="float" office:value="24.277423846" calcext:value-type="float">
            <text:p>24.277423846</text:p>
          </table:table-cell>
          <table:table-cell office:value-type="float" office:value="24.274781633" calcext:value-type="float">
            <text:p>24.274781633</text:p>
          </table:table-cell>
          <table:table-cell office:value-type="float" office:value="25.257367334" calcext:value-type="float">
            <text:p>25.257367334</text:p>
          </table:table-cell>
          <table:table-cell/>
          <table:table-cell office:value-type="float" office:value="0.02155105" calcext:value-type="float">
            <text:p>0.02155105</text:p>
          </table:table-cell>
          <table:table-cell office:value-type="float" office:value="0.000197233" calcext:value-type="float">
            <text:p>0.000197233</text:p>
          </table:table-cell>
          <table:table-cell office:value-type="float" office:value="0.021097179" calcext:value-type="float">
            <text:p>0.021097179</text:p>
          </table:table-cell>
          <table:table-cell office:value-type="float" office:value="0.022325235" calcext:value-type="float">
            <text:p>0.022325235</text:p>
          </table:table-cell>
          <table:table-cell office:value-type="float" office:value="0.019613363" calcext:value-type="float">
            <text:p>0.019613363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<text:s/>2019-12-03 11:08:47</text:p>
          </table:table-cell>
          <table:table-cell office:value-type="float" office:value="24.24556" calcext:value-type="float">
            <text:p>24.24556</text:p>
          </table:table-cell>
          <table:table-cell office:value-type="string" calcext:value-type="string">
            <text:p><text:s/></text:p>
          </table:table-cell>
          <table:table-cell office:value-type="float" office:value="0.13742687" calcext:value-type="float">
            <text:p>0.13742687</text:p>
          </table:table-cell>
          <table:table-cell office:value-type="float" office:value="0.034135584" calcext:value-type="float">
            <text:p>0.034135584</text:p>
          </table:table-cell>
          <table:table-cell office:value-type="float" office:value="0.1344824" calcext:value-type="float">
            <text:p>0.1344824</text:p>
          </table:table-cell>
          <table:table-cell office:value-type="float" office:value="0.141217725" calcext:value-type="float">
            <text:p>0.141217725</text:p>
          </table:table-cell>
          <table:table-cell office:value-type="float" office:value="0.128301993" calcext:value-type="float">
            <text:p>0.12830199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2769" calcext:value-type="float">
            <text:p>0.001122769</text:p>
          </table:table-cell>
          <table:table-cell office:value-type="float" office:value="0.000278885" calcext:value-type="float">
            <text:p>0.000278885</text:p>
          </table:table-cell>
          <table:table-cell office:value-type="float" office:value="0.001098712" calcext:value-type="float">
            <text:p>0.001098712</text:p>
          </table:table-cell>
          <table:table-cell office:value-type="float" office:value="0.00115374" calcext:value-type="float">
            <text:p>0.00115374</text:p>
          </table:table-cell>
          <table:table-cell office:value-type="float" office:value="0.001048219" calcext:value-type="float">
            <text:p>0.00104821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059" calcext:value-type="float">
            <text:p>0.00085059</text:p>
          </table:table-cell>
          <table:table-cell office:value-type="float" office:value="0.000006707" calcext:value-type="float">
            <text:p>6.707E-06</text:p>
          </table:table-cell>
          <table:table-cell office:value-type="float" office:value="0.000826534" calcext:value-type="float">
            <text:p>0.000826534</text:p>
          </table:table-cell>
          <table:table-cell office:value-type="float" office:value="0.000881561" calcext:value-type="float">
            <text:p>0.000881561</text:p>
          </table:table-cell>
          <table:table-cell office:value-type="float" office:value="0.00077604" calcext:value-type="float">
            <text:p>0.00077604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66571315" calcext:value-type="float">
            <text:p>24.266571315</text:p>
          </table:table-cell>
          <table:table-cell office:value-type="float" office:value="24.245729808" calcext:value-type="float">
            <text:p>24.245729808</text:p>
          </table:table-cell>
          <table:table-cell office:value-type="float" office:value="24.265977202" calcext:value-type="float">
            <text:p>24.265977202</text:p>
          </table:table-cell>
          <table:table-cell office:value-type="float" office:value="24.267336204" calcext:value-type="float">
            <text:p>24.267336204</text:p>
          </table:table-cell>
          <table:table-cell office:value-type="float" office:value="24.264730167" calcext:value-type="float">
            <text:p>24.264730167</text:p>
          </table:table-cell>
          <table:table-cell office:value-type="float" office:value="25.247268534" calcext:value-type="float">
            <text:p>25.247268534</text:p>
          </table:table-cell>
          <table:table-cell/>
          <table:table-cell office:value-type="float" office:value="0.021560801" calcext:value-type="float">
            <text:p>0.021560801</text:p>
          </table:table-cell>
          <table:table-cell office:value-type="float" office:value="0.000169953" calcext:value-type="float">
            <text:p>0.000169953</text:p>
          </table:table-cell>
          <table:table-cell office:value-type="float" office:value="0.020951032" calcext:value-type="float">
            <text:p>0.020951032</text:p>
          </table:table-cell>
          <table:table-cell office:value-type="float" office:value="0.022345848" calcext:value-type="float">
            <text:p>0.022345848</text:p>
          </table:table-cell>
          <table:table-cell office:value-type="float" office:value="0.019671131" calcext:value-type="float">
            <text:p>0.019671131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<text:s/>2019-12-03 11:08:48</text:p>
          </table:table-cell>
          <table:table-cell office:value-type="float" office:value="24.25062" calcext:value-type="float">
            <text:p>24.25062</text:p>
          </table:table-cell>
          <table:table-cell office:value-type="string" calcext:value-type="string">
            <text:p><text:s/></text:p>
          </table:table-cell>
          <table:table-cell office:value-type="float" office:value="0.137408392" calcext:value-type="float">
            <text:p>0.137408392</text:p>
          </table:table-cell>
          <table:table-cell office:value-type="float" office:value="0.033757691" calcext:value-type="float">
            <text:p>0.033757691</text:p>
          </table:table-cell>
          <table:table-cell office:value-type="float" office:value="0.134300606" calcext:value-type="float">
            <text:p>0.134300606</text:p>
          </table:table-cell>
          <table:table-cell office:value-type="float" office:value="0.141179578" calcext:value-type="float">
            <text:p>0.141179578</text:p>
          </table:table-cell>
          <table:table-cell office:value-type="float" office:value="0.128492728" calcext:value-type="float">
            <text:p>0.12849272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2618" calcext:value-type="float">
            <text:p>0.001122618</text:p>
          </table:table-cell>
          <table:table-cell office:value-type="float" office:value="0.000275798" calcext:value-type="float">
            <text:p>0.000275798</text:p>
          </table:table-cell>
          <table:table-cell office:value-type="float" office:value="0.001097227" calcext:value-type="float">
            <text:p>0.001097227</text:p>
          </table:table-cell>
          <table:table-cell office:value-type="float" office:value="0.001153428" calcext:value-type="float">
            <text:p>0.001153428</text:p>
          </table:table-cell>
          <table:table-cell office:value-type="float" office:value="0.001049777" calcext:value-type="float">
            <text:p>0.00104977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0439" calcext:value-type="float">
            <text:p>0.000850439</text:p>
          </table:table-cell>
          <table:table-cell office:value-type="float" office:value="0.000003619" calcext:value-type="float">
            <text:p>3.619E-06</text:p>
          </table:table-cell>
          <table:table-cell office:value-type="float" office:value="0.000825048" calcext:value-type="float">
            <text:p>0.000825048</text:p>
          </table:table-cell>
          <table:table-cell office:value-type="float" office:value="0.000881249" calcext:value-type="float">
            <text:p>0.000881249</text:p>
          </table:table-cell>
          <table:table-cell office:value-type="float" office:value="0.000777598" calcext:value-type="float">
            <text:p>0.000777598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71621453" calcext:value-type="float">
            <text:p>24.271621453</text:p>
          </table:table-cell>
          <table:table-cell office:value-type="float" office:value="24.25070752" calcext:value-type="float">
            <text:p>24.25070752</text:p>
          </table:table-cell>
          <table:table-cell office:value-type="float" office:value="24.270994391" calcext:value-type="float">
            <text:p>24.270994391</text:p>
          </table:table-cell>
          <table:table-cell office:value-type="float" office:value="24.27238237" calcext:value-type="float">
            <text:p>24.27238237</text:p>
          </table:table-cell>
          <table:table-cell office:value-type="float" office:value="24.269822527" calcext:value-type="float">
            <text:p>24.269822527</text:p>
          </table:table-cell>
          <table:table-cell office:value-type="float" office:value="25.252317933" calcext:value-type="float">
            <text:p>25.252317933</text:p>
          </table:table-cell>
          <table:table-cell/>
          <table:table-cell office:value-type="float" office:value="0.021556975" calcext:value-type="float">
            <text:p>0.021556975</text:p>
          </table:table-cell>
          <table:table-cell office:value-type="float" office:value="0.000091693" calcext:value-type="float">
            <text:p>9.1693E-05</text:p>
          </table:table-cell>
          <table:table-cell office:value-type="float" office:value="0.020913384" calcext:value-type="float">
            <text:p>0.020913384</text:p>
          </table:table-cell>
          <table:table-cell office:value-type="float" office:value="0.022337948" calcext:value-type="float">
            <text:p>0.022337948</text:p>
          </table:table-cell>
          <table:table-cell office:value-type="float" office:value="0.01971063" calcext:value-type="float">
            <text:p>0.01971063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<text:s/>2019-12-03 11:08:49</text:p>
          </table:table-cell>
          <table:table-cell office:value-type="float" office:value="24.24556" calcext:value-type="float">
            <text:p>24.24556</text:p>
          </table:table-cell>
          <table:table-cell office:value-type="string" calcext:value-type="string">
            <text:p><text:s/></text:p>
          </table:table-cell>
          <table:table-cell office:value-type="float" office:value="0.137354152" calcext:value-type="float">
            <text:p>0.137354152</text:p>
          </table:table-cell>
          <table:table-cell office:value-type="float" office:value="0.035449867" calcext:value-type="float">
            <text:p>0.035449867</text:p>
          </table:table-cell>
          <table:table-cell office:value-type="float" office:value="0.134701745" calcext:value-type="float">
            <text:p>0.134701745</text:p>
          </table:table-cell>
          <table:table-cell office:value-type="float" office:value="0.141090171" calcext:value-type="float">
            <text:p>0.141090171</text:p>
          </table:table-cell>
          <table:table-cell office:value-type="float" office:value="0.127950326" calcext:value-type="float">
            <text:p>0.12795032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2174" calcext:value-type="float">
            <text:p>0.001122174</text:p>
          </table:table-cell>
          <table:table-cell office:value-type="float" office:value="0.000289623" calcext:value-type="float">
            <text:p>0.000289623</text:p>
          </table:table-cell>
          <table:table-cell office:value-type="float" office:value="0.001100504" calcext:value-type="float">
            <text:p>0.001100504</text:p>
          </table:table-cell>
          <table:table-cell office:value-type="float" office:value="0.001152697" calcext:value-type="float">
            <text:p>0.001152697</text:p>
          </table:table-cell>
          <table:table-cell office:value-type="float" office:value="0.001045346" calcext:value-type="float">
            <text:p>0.00104534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9996" calcext:value-type="float">
            <text:p>0.000849996</text:p>
          </table:table-cell>
          <table:table-cell office:value-type="float" office:value="0.000017444" calcext:value-type="float">
            <text:p>1.7444E-05</text:p>
          </table:table-cell>
          <table:table-cell office:value-type="float" office:value="0.000828326" calcext:value-type="float">
            <text:p>0.000828326</text:p>
          </table:table-cell>
          <table:table-cell office:value-type="float" office:value="0.000880519" calcext:value-type="float">
            <text:p>0.000880519</text:p>
          </table:table-cell>
          <table:table-cell office:value-type="float" office:value="0.000773167" calcext:value-type="float">
            <text:p>0.000773167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66556642" calcext:value-type="float">
            <text:p>24.266556642</text:p>
          </table:table-cell>
          <table:table-cell office:value-type="float" office:value="24.245994998" calcext:value-type="float">
            <text:p>24.245994998</text:p>
          </table:table-cell>
          <table:table-cell office:value-type="float" office:value="24.26602146" calcext:value-type="float">
            <text:p>24.26602146</text:p>
          </table:table-cell>
          <table:table-cell office:value-type="float" office:value="24.267310467" calcext:value-type="float">
            <text:p>24.267310467</text:p>
          </table:table-cell>
          <table:table-cell office:value-type="float" office:value="24.26465921" calcext:value-type="float">
            <text:p>24.26465921</text:p>
          </table:table-cell>
          <table:table-cell office:value-type="float" office:value="25.247268534" calcext:value-type="float">
            <text:p>25.247268534</text:p>
          </table:table-cell>
          <table:table-cell/>
          <table:table-cell office:value-type="float" office:value="0.021545742" calcext:value-type="float">
            <text:p>0.021545742</text:p>
          </table:table-cell>
          <table:table-cell office:value-type="float" office:value="0.000442135" calcext:value-type="float">
            <text:p>0.000442135</text:p>
          </table:table-cell>
          <table:table-cell office:value-type="float" office:value="0.020996456" calcext:value-type="float">
            <text:p>0.020996456</text:p>
          </table:table-cell>
          <table:table-cell office:value-type="float" office:value="0.022319433" calcext:value-type="float">
            <text:p>0.022319433</text:p>
          </table:table-cell>
          <table:table-cell office:value-type="float" office:value="0.019598304" calcext:value-type="float">
            <text:p>0.019598304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<text:s/>2019-12-03 11:08:51</text:p>
          </table:table-cell>
          <table:table-cell office:value-type="float" office:value="24.25567" calcext:value-type="float">
            <text:p>24.25567</text:p>
          </table:table-cell>
          <table:table-cell office:value-type="string" calcext:value-type="string">
            <text:p><text:s/></text:p>
          </table:table-cell>
          <table:table-cell office:value-type="float" office:value="0.137405412" calcext:value-type="float">
            <text:p>0.137405412</text:p>
          </table:table-cell>
          <table:table-cell office:value-type="float" office:value="0.035013561" calcext:value-type="float">
            <text:p>0.035013561</text:p>
          </table:table-cell>
          <table:table-cell office:value-type="float" office:value="0.13500394" calcext:value-type="float">
            <text:p>0.13500394</text:p>
          </table:table-cell>
          <table:table-cell office:value-type="float" office:value="0.141080039" calcext:value-type="float">
            <text:p>0.141080039</text:p>
          </table:table-cell>
          <table:table-cell office:value-type="float" office:value="0.127803699" calcext:value-type="float">
            <text:p>0.12780369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2593" calcext:value-type="float">
            <text:p>0.001122593</text:p>
          </table:table-cell>
          <table:table-cell office:value-type="float" office:value="0.000286059" calcext:value-type="float">
            <text:p>0.000286059</text:p>
          </table:table-cell>
          <table:table-cell office:value-type="float" office:value="0.001102973" calcext:value-type="float">
            <text:p>0.001102973</text:p>
          </table:table-cell>
          <table:table-cell office:value-type="float" office:value="0.001152615" calcext:value-type="float">
            <text:p>0.001152615</text:p>
          </table:table-cell>
          <table:table-cell office:value-type="float" office:value="0.001044148" calcext:value-type="float">
            <text:p>0.00104414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0414" calcext:value-type="float">
            <text:p>0.000850414</text:p>
          </table:table-cell>
          <table:table-cell office:value-type="float" office:value="0.00001388" calcext:value-type="float">
            <text:p>1.388E-05</text:p>
          </table:table-cell>
          <table:table-cell office:value-type="float" office:value="0.000830795" calcext:value-type="float">
            <text:p>0.000830795</text:p>
          </table:table-cell>
          <table:table-cell office:value-type="float" office:value="0.000880436" calcext:value-type="float">
            <text:p>0.000880436</text:p>
          </table:table-cell>
          <table:table-cell office:value-type="float" office:value="0.000771969" calcext:value-type="float">
            <text:p>0.000771969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76674719" calcext:value-type="float">
            <text:p>24.276674719</text:p>
          </table:table-cell>
          <table:table-cell office:value-type="float" office:value="24.256014885" calcext:value-type="float">
            <text:p>24.256014885</text:p>
          </table:table-cell>
          <table:table-cell office:value-type="float" office:value="24.276190173" calcext:value-type="float">
            <text:p>24.276190173</text:p>
          </table:table-cell>
          <table:table-cell office:value-type="float" office:value="24.277416149" calcext:value-type="float">
            <text:p>24.277416149</text:p>
          </table:table-cell>
          <table:table-cell office:value-type="float" office:value="24.274737376" calcext:value-type="float">
            <text:p>24.274737376</text:p>
          </table:table-cell>
          <table:table-cell office:value-type="float" office:value="25.257367334" calcext:value-type="float">
            <text:p>25.257367334</text:p>
          </table:table-cell>
          <table:table-cell/>
          <table:table-cell office:value-type="float" office:value="0.021556358" calcext:value-type="float">
            <text:p>0.021556358</text:p>
          </table:table-cell>
          <table:table-cell office:value-type="float" office:value="0.000351778" calcext:value-type="float">
            <text:p>0.000351778</text:p>
          </table:table-cell>
          <table:table-cell office:value-type="float" office:value="0.021059037" calcext:value-type="float">
            <text:p>0.021059037</text:p>
          </table:table-cell>
          <table:table-cell office:value-type="float" office:value="0.022317335" calcext:value-type="float">
            <text:p>0.022317335</text:p>
          </table:table-cell>
          <table:table-cell office:value-type="float" office:value="0.019567939" calcext:value-type="float">
            <text:p>0.019567939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<text:s/>2019-12-03 11:08:52</text:p>
          </table:table-cell>
          <table:table-cell office:value-type="float" office:value="24.25567" calcext:value-type="float">
            <text:p>24.25567</text:p>
          </table:table-cell>
          <table:table-cell office:value-type="string" calcext:value-type="string">
            <text:p><text:s/></text:p>
          </table:table-cell>
          <table:table-cell office:value-type="float" office:value="0.137397067" calcext:value-type="float">
            <text:p>0.137397067</text:p>
          </table:table-cell>
          <table:table-cell office:value-type="float" office:value="0.033529405" calcext:value-type="float">
            <text:p>0.033529405</text:p>
          </table:table-cell>
          <table:table-cell office:value-type="float" office:value="0.134933607" calcext:value-type="float">
            <text:p>0.134933607</text:p>
          </table:table-cell>
          <table:table-cell office:value-type="float" office:value="0.141122954" calcext:value-type="float">
            <text:p>0.141122954</text:p>
          </table:table-cell>
          <table:table-cell office:value-type="float" office:value="0.128906981" calcext:value-type="float">
            <text:p>0.12890698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2525" calcext:value-type="float">
            <text:p>0.001122525</text:p>
          </table:table-cell>
          <table:table-cell office:value-type="float" office:value="0.000273933" calcext:value-type="float">
            <text:p>0.000273933</text:p>
          </table:table-cell>
          <table:table-cell office:value-type="float" office:value="0.001102399" calcext:value-type="float">
            <text:p>0.001102399</text:p>
          </table:table-cell>
          <table:table-cell office:value-type="float" office:value="0.001152965" calcext:value-type="float">
            <text:p>0.001152965</text:p>
          </table:table-cell>
          <table:table-cell office:value-type="float" office:value="0.001053162" calcext:value-type="float">
            <text:p>0.00105316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0346" calcext:value-type="float">
            <text:p>0.000850346</text:p>
          </table:table-cell>
          <table:table-cell office:value-type="float" office:value="0.000001754" calcext:value-type="float">
            <text:p>1.754E-06</text:p>
          </table:table-cell>
          <table:table-cell office:value-type="float" office:value="0.00083022" calcext:value-type="float">
            <text:p>0.00083022</text:p>
          </table:table-cell>
          <table:table-cell office:value-type="float" office:value="0.000880786" calcext:value-type="float">
            <text:p>0.000880786</text:p>
          </table:table-cell>
          <table:table-cell office:value-type="float" office:value="0.000780983" calcext:value-type="float">
            <text:p>0.000780983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76673035" calcext:value-type="float">
            <text:p>24.276673035</text:p>
          </table:table-cell>
          <table:table-cell office:value-type="float" office:value="24.255715421" calcext:value-type="float">
            <text:p>24.255715421</text:p>
          </table:table-cell>
          <table:table-cell office:value-type="float" office:value="24.276175982" calcext:value-type="float">
            <text:p>24.276175982</text:p>
          </table:table-cell>
          <table:table-cell office:value-type="float" office:value="24.277424808" calcext:value-type="float">
            <text:p>24.277424808</text:p>
          </table:table-cell>
          <table:table-cell office:value-type="float" office:value="24.274959986" calcext:value-type="float">
            <text:p>24.274959986</text:p>
          </table:table-cell>
          <table:table-cell office:value-type="float" office:value="25.257367334" calcext:value-type="float">
            <text:p>25.257367334</text:p>
          </table:table-cell>
          <table:table-cell/>
          <table:table-cell office:value-type="float" office:value="0.02155463" calcext:value-type="float">
            <text:p>0.02155463</text:p>
          </table:table-cell>
          <table:table-cell office:value-type="float" office:value="0.000044416" calcext:value-type="float">
            <text:p>4.4416E-05</text:p>
          </table:table-cell>
          <table:table-cell office:value-type="float" office:value="0.021044472" calcext:value-type="float">
            <text:p>0.021044472</text:p>
          </table:table-cell>
          <table:table-cell office:value-type="float" office:value="0.022326222" calcext:value-type="float">
            <text:p>0.022326222</text:p>
          </table:table-cell>
          <table:table-cell office:value-type="float" office:value="0.019796418" calcext:value-type="float">
            <text:p>0.019796418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<text:s/>2019-12-03 11:08:53</text:p>
          </table:table-cell>
          <table:table-cell office:value-type="float" office:value="24.25062" calcext:value-type="float">
            <text:p>24.25062</text:p>
          </table:table-cell>
          <table:table-cell office:value-type="string" calcext:value-type="string">
            <text:p><text:s/></text:p>
          </table:table-cell>
          <table:table-cell office:value-type="float" office:value="0.137419717" calcext:value-type="float">
            <text:p>0.137419717</text:p>
          </table:table-cell>
          <table:table-cell office:value-type="float" office:value="0.03336132" calcext:value-type="float">
            <text:p>0.03336132</text:p>
          </table:table-cell>
          <table:table-cell office:value-type="float" office:value="0.134403126" calcext:value-type="float">
            <text:p>0.134403126</text:p>
          </table:table-cell>
          <table:table-cell office:value-type="float" office:value="0.141080039" calcext:value-type="float">
            <text:p>0.141080039</text:p>
          </table:table-cell>
          <table:table-cell office:value-type="float" office:value="0.129026786" calcext:value-type="float">
            <text:p>0.12902678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271" calcext:value-type="float">
            <text:p>0.00112271</text:p>
          </table:table-cell>
          <table:table-cell office:value-type="float" office:value="0.00027256" calcext:value-type="float">
            <text:p>0.00027256</text:p>
          </table:table-cell>
          <table:table-cell office:value-type="float" office:value="0.001098065" calcext:value-type="float">
            <text:p>0.001098065</text:p>
          </table:table-cell>
          <table:table-cell office:value-type="float" office:value="0.001152615" calcext:value-type="float">
            <text:p>0.001152615</text:p>
          </table:table-cell>
          <table:table-cell office:value-type="float" office:value="0.00105414" calcext:value-type="float">
            <text:p>0.0010541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0531" calcext:value-type="float">
            <text:p>0.000850531</text:p>
          </table:table-cell>
          <table:table-cell office:value-type="float" office:value="0.000000381" calcext:value-type="float">
            <text:p>3.81E-07</text:p>
          </table:table-cell>
          <table:table-cell office:value-type="float" office:value="0.000825886" calcext:value-type="float">
            <text:p>0.000825886</text:p>
          </table:table-cell>
          <table:table-cell office:value-type="float" office:value="0.000880436" calcext:value-type="float">
            <text:p>0.000880436</text:p>
          </table:table-cell>
          <table:table-cell office:value-type="float" office:value="0.000781962" calcext:value-type="float">
            <text:p>0.000781962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71623738" calcext:value-type="float">
            <text:p>24.271623738</text:p>
          </table:table-cell>
          <table:table-cell office:value-type="float" office:value="24.250627543" calcext:value-type="float">
            <text:p>24.250627543</text:p>
          </table:table-cell>
          <table:table-cell office:value-type="float" office:value="24.271015076" calcext:value-type="float">
            <text:p>24.271015076</text:p>
          </table:table-cell>
          <table:table-cell office:value-type="float" office:value="24.272362286" calcext:value-type="float">
            <text:p>24.272362286</text:p>
          </table:table-cell>
          <table:table-cell office:value-type="float" office:value="24.269930284" calcext:value-type="float">
            <text:p>24.269930284</text:p>
          </table:table-cell>
          <table:table-cell office:value-type="float" office:value="25.252317933" calcext:value-type="float">
            <text:p>25.252317933</text:p>
          </table:table-cell>
          <table:table-cell/>
          <table:table-cell office:value-type="float" office:value="0.02155932" calcext:value-type="float">
            <text:p>0.02155932</text:p>
          </table:table-cell>
          <table:table-cell office:value-type="float" office:value="0.000009607" calcext:value-type="float">
            <text:p>9.607E-06</text:p>
          </table:table-cell>
          <table:table-cell office:value-type="float" office:value="0.020934615" calcext:value-type="float">
            <text:p>0.020934615</text:p>
          </table:table-cell>
          <table:table-cell office:value-type="float" office:value="0.022317335" calcext:value-type="float">
            <text:p>0.022317335</text:p>
          </table:table-cell>
          <table:table-cell office:value-type="float" office:value="0.019821228" calcext:value-type="float">
            <text:p>0.019821228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<text:s/>2019-12-03 11:08:54</text:p>
          </table:table-cell>
          <table:table-cell office:value-type="float" office:value="24.25062" calcext:value-type="float">
            <text:p>24.25062</text:p>
          </table:table-cell>
          <table:table-cell office:value-type="string" calcext:value-type="string">
            <text:p><text:s/></text:p>
          </table:table-cell>
          <table:table-cell office:value-type="float" office:value="0.137545483" calcext:value-type="float">
            <text:p>0.137545483</text:p>
          </table:table-cell>
          <table:table-cell office:value-type="float" office:value="0.035467152" calcext:value-type="float">
            <text:p>0.035467152</text:p>
          </table:table-cell>
          <table:table-cell office:value-type="float" office:value="0.134864466" calcext:value-type="float">
            <text:p>0.134864466</text:p>
          </table:table-cell>
          <table:table-cell office:value-type="float" office:value="0.141058581" calcext:value-type="float">
            <text:p>0.141058581</text:p>
          </table:table-cell>
          <table:table-cell office:value-type="float" office:value="0.127844826" calcext:value-type="float">
            <text:p>0.12784482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3738" calcext:value-type="float">
            <text:p>0.001123738</text:p>
          </table:table-cell>
          <table:table-cell office:value-type="float" office:value="0.000289764" calcext:value-type="float">
            <text:p>0.000289764</text:p>
          </table:table-cell>
          <table:table-cell office:value-type="float" office:value="0.001101834" calcext:value-type="float">
            <text:p>0.001101834</text:p>
          </table:table-cell>
          <table:table-cell office:value-type="float" office:value="0.001152439" calcext:value-type="float">
            <text:p>0.001152439</text:p>
          </table:table-cell>
          <table:table-cell office:value-type="float" office:value="0.001044484" calcext:value-type="float">
            <text:p>0.00104448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1559" calcext:value-type="float">
            <text:p>0.000851559</text:p>
          </table:table-cell>
          <table:table-cell office:value-type="float" office:value="0.000017585" calcext:value-type="float">
            <text:p>1.7585E-05</text:p>
          </table:table-cell>
          <table:table-cell office:value-type="float" office:value="0.000829655" calcext:value-type="float">
            <text:p>0.000829655</text:p>
          </table:table-cell>
          <table:table-cell office:value-type="float" office:value="0.000880261" calcext:value-type="float">
            <text:p>0.000880261</text:p>
          </table:table-cell>
          <table:table-cell office:value-type="float" office:value="0.000772305" calcext:value-type="float">
            <text:p>0.000772305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71649114" calcext:value-type="float">
            <text:p>24.271649114</text:p>
          </table:table-cell>
          <table:table-cell office:value-type="float" office:value="24.251052447" calcext:value-type="float">
            <text:p>24.251052447</text:p>
          </table:table-cell>
          <table:table-cell office:value-type="float" office:value="24.271108162" calcext:value-type="float">
            <text:p>24.271108162</text:p>
          </table:table-cell>
          <table:table-cell office:value-type="float" office:value="24.272357956" calcext:value-type="float">
            <text:p>24.272357956</text:p>
          </table:table-cell>
          <table:table-cell office:value-type="float" office:value="24.269691798" calcext:value-type="float">
            <text:p>24.269691798</text:p>
          </table:table-cell>
          <table:table-cell office:value-type="float" office:value="25.252317933" calcext:value-type="float">
            <text:p>25.252317933</text:p>
          </table:table-cell>
          <table:table-cell/>
          <table:table-cell office:value-type="float" office:value="0.021585365" calcext:value-type="float">
            <text:p>0.021585365</text:p>
          </table:table-cell>
          <table:table-cell office:value-type="float" office:value="0.000445715" calcext:value-type="float">
            <text:p>0.000445715</text:p>
          </table:table-cell>
          <table:table-cell office:value-type="float" office:value="0.021030154" calcext:value-type="float">
            <text:p>0.021030154</text:p>
          </table:table-cell>
          <table:table-cell office:value-type="float" office:value="0.022312891" calcext:value-type="float">
            <text:p>0.022312891</text:p>
          </table:table-cell>
          <table:table-cell office:value-type="float" office:value="0.019576456" calcext:value-type="float">
            <text:p>0.019576456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<text:s/>2019-12-03 11:08:56</text:p>
          </table:table-cell>
          <table:table-cell office:value-type="float" office:value="24.25062" calcext:value-type="float">
            <text:p>24.25062</text:p>
          </table:table-cell>
          <table:table-cell office:value-type="string" calcext:value-type="string">
            <text:p><text:s/></text:p>
          </table:table-cell>
          <table:table-cell office:value-type="float" office:value="0.137490647" calcext:value-type="float">
            <text:p>0.137490647</text:p>
          </table:table-cell>
          <table:table-cell office:value-type="float" office:value="0.033462052" calcext:value-type="float">
            <text:p>0.033462052</text:p>
          </table:table-cell>
          <table:table-cell office:value-type="float" office:value="0.134319083" calcext:value-type="float">
            <text:p>0.134319083</text:p>
          </table:table-cell>
          <table:table-cell office:value-type="float" office:value="0.141004341" calcext:value-type="float">
            <text:p>0.141004341</text:p>
          </table:table-cell>
          <table:table-cell office:value-type="float" office:value="0.128420607" calcext:value-type="float">
            <text:p>0.12842060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329" calcext:value-type="float">
            <text:p>0.00112329</text:p>
          </table:table-cell>
          <table:table-cell office:value-type="float" office:value="0.000273383" calcext:value-type="float">
            <text:p>0.000273383</text:p>
          </table:table-cell>
          <table:table-cell office:value-type="float" office:value="0.001097378" calcext:value-type="float">
            <text:p>0.001097378</text:p>
          </table:table-cell>
          <table:table-cell office:value-type="float" office:value="0.001151996" calcext:value-type="float">
            <text:p>0.001151996</text:p>
          </table:table-cell>
          <table:table-cell office:value-type="float" office:value="0.001049188" calcext:value-type="float">
            <text:p>0.00104918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1111" calcext:value-type="float">
            <text:p>0.000851111</text:p>
          </table:table-cell>
          <table:table-cell office:value-type="float" office:value="0.000001204" calcext:value-type="float">
            <text:p>1.204E-06</text:p>
          </table:table-cell>
          <table:table-cell office:value-type="float" office:value="0.000825199" calcext:value-type="float">
            <text:p>0.000825199</text:p>
          </table:table-cell>
          <table:table-cell office:value-type="float" office:value="0.000879817" calcext:value-type="float">
            <text:p>0.000879817</text:p>
          </table:table-cell>
          <table:table-cell office:value-type="float" office:value="0.000777009" calcext:value-type="float">
            <text:p>0.000777009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7163805" calcext:value-type="float">
            <text:p>24.27163805</text:p>
          </table:table-cell>
          <table:table-cell office:value-type="float" office:value="24.250647868" calcext:value-type="float">
            <text:p>24.250647868</text:p>
          </table:table-cell>
          <table:table-cell office:value-type="float" office:value="24.270998119" calcext:value-type="float">
            <text:p>24.270998119</text:p>
          </table:table-cell>
          <table:table-cell office:value-type="float" office:value="24.272347012" calcext:value-type="float">
            <text:p>24.272347012</text:p>
          </table:table-cell>
          <table:table-cell office:value-type="float" office:value="24.269807975" calcext:value-type="float">
            <text:p>24.269807975</text:p>
          </table:table-cell>
          <table:table-cell office:value-type="float" office:value="25.252317933" calcext:value-type="float">
            <text:p>25.252317933</text:p>
          </table:table-cell>
          <table:table-cell/>
          <table:table-cell office:value-type="float" office:value="0.021574009" calcext:value-type="float">
            <text:p>0.021574009</text:p>
          </table:table-cell>
          <table:table-cell office:value-type="float" office:value="0.000030468" calcext:value-type="float">
            <text:p>3.0468E-05</text:p>
          </table:table-cell>
          <table:table-cell office:value-type="float" office:value="0.02091721" calcext:value-type="float">
            <text:p>0.02091721</text:p>
          </table:table-cell>
          <table:table-cell office:value-type="float" office:value="0.022301659" calcext:value-type="float">
            <text:p>0.022301659</text:p>
          </table:table-cell>
          <table:table-cell office:value-type="float" office:value="0.019695695" calcext:value-type="float">
            <text:p>0.019695695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<text:s/>2019-12-03 11:08:57</text:p>
          </table:table-cell>
          <table:table-cell office:value-type="float" office:value="24.25062" calcext:value-type="float">
            <text:p>24.25062</text:p>
          </table:table-cell>
          <table:table-cell office:value-type="string" calcext:value-type="string">
            <text:p><text:s/></text:p>
          </table:table-cell>
          <table:table-cell office:value-type="float" office:value="0.137436406" calcext:value-type="float">
            <text:p>0.137436406</text:p>
          </table:table-cell>
          <table:table-cell office:value-type="float" office:value="0.033538942" calcext:value-type="float">
            <text:p>0.033538942</text:p>
          </table:table-cell>
          <table:table-cell office:value-type="float" office:value="0.134797112" calcext:value-type="float">
            <text:p>0.134797112</text:p>
          </table:table-cell>
          <table:table-cell office:value-type="float" office:value="0.140911358" calcext:value-type="float">
            <text:p>0.140911358</text:p>
          </table:table-cell>
          <table:table-cell office:value-type="float" office:value="0.129224673" calcext:value-type="float">
            <text:p>0.12922467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2846" calcext:value-type="float">
            <text:p>0.001122846</text:p>
          </table:table-cell>
          <table:table-cell office:value-type="float" office:value="0.000274011" calcext:value-type="float">
            <text:p>0.000274011</text:p>
          </table:table-cell>
          <table:table-cell office:value-type="float" office:value="0.001101284" calcext:value-type="float">
            <text:p>0.001101284</text:p>
          </table:table-cell>
          <table:table-cell office:value-type="float" office:value="0.001151237" calcext:value-type="float">
            <text:p>0.001151237</text:p>
          </table:table-cell>
          <table:table-cell office:value-type="float" office:value="0.001055757" calcext:value-type="float">
            <text:p>0.00105575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0668" calcext:value-type="float">
            <text:p>0.000850668</text:p>
          </table:table-cell>
          <table:table-cell office:value-type="float" office:value="0.000001832" calcext:value-type="float">
            <text:p>1.832E-06</text:p>
          </table:table-cell>
          <table:table-cell office:value-type="float" office:value="0.000829105" calcext:value-type="float">
            <text:p>0.000829105</text:p>
          </table:table-cell>
          <table:table-cell office:value-type="float" office:value="0.000879058" calcext:value-type="float">
            <text:p>0.000879058</text:p>
          </table:table-cell>
          <table:table-cell office:value-type="float" office:value="0.000783578" calcext:value-type="float">
            <text:p>0.000783578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71627106" calcext:value-type="float">
            <text:p>24.271627106</text:p>
          </table:table-cell>
          <table:table-cell office:value-type="float" office:value="24.250663382" calcext:value-type="float">
            <text:p>24.250663382</text:p>
          </table:table-cell>
          <table:table-cell office:value-type="float" office:value="24.271094572" calcext:value-type="float">
            <text:p>24.271094572</text:p>
          </table:table-cell>
          <table:table-cell office:value-type="float" office:value="24.272328251" calcext:value-type="float">
            <text:p>24.272328251</text:p>
          </table:table-cell>
          <table:table-cell office:value-type="float" office:value="24.269970212" calcext:value-type="float">
            <text:p>24.269970212</text:p>
          </table:table-cell>
          <table:table-cell office:value-type="float" office:value="25.252317933" calcext:value-type="float">
            <text:p>25.252317933</text:p>
          </table:table-cell>
          <table:table-cell/>
          <table:table-cell office:value-type="float" office:value="0.021562776" calcext:value-type="float">
            <text:p>0.021562776</text:p>
          </table:table-cell>
          <table:table-cell office:value-type="float" office:value="0.000046391" calcext:value-type="float">
            <text:p>4.6391E-05</text:p>
          </table:table-cell>
          <table:table-cell office:value-type="float" office:value="0.021016205" calcext:value-type="float">
            <text:p>0.021016205</text:p>
          </table:table-cell>
          <table:table-cell office:value-type="float" office:value="0.022282403" calcext:value-type="float">
            <text:p>0.022282403</text:p>
          </table:table-cell>
          <table:table-cell office:value-type="float" office:value="0.019862209" calcext:value-type="float">
            <text:p>0.019862209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<text:s/>2019-12-03 11:08:58</text:p>
          </table:table-cell>
          <table:table-cell office:value-type="float" office:value="24.25062" calcext:value-type="float">
            <text:p>24.25062</text:p>
          </table:table-cell>
          <table:table-cell office:value-type="string" calcext:value-type="string">
            <text:p><text:s/></text:p>
          </table:table-cell>
          <table:table-cell office:value-type="float" office:value="0.137613432" calcext:value-type="float">
            <text:p>0.137613432</text:p>
          </table:table-cell>
          <table:table-cell office:value-type="float" office:value="0.034144525" calcext:value-type="float">
            <text:p>0.034144525</text:p>
          </table:table-cell>
          <table:table-cell office:value-type="float" office:value="0.134446637" calcext:value-type="float">
            <text:p>0.134446637</text:p>
          </table:table-cell>
          <table:table-cell office:value-type="float" office:value="0.140808241" calcext:value-type="float">
            <text:p>0.140808241</text:p>
          </table:table-cell>
          <table:table-cell office:value-type="float" office:value="0.128353849" calcext:value-type="float">
            <text:p>0.12835384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4293" calcext:value-type="float">
            <text:p>0.001124293</text:p>
          </table:table-cell>
          <table:table-cell office:value-type="float" office:value="0.000278959" calcext:value-type="float">
            <text:p>0.000278959</text:p>
          </table:table-cell>
          <table:table-cell office:value-type="float" office:value="0.00109842" calcext:value-type="float">
            <text:p>0.00109842</text:p>
          </table:table-cell>
          <table:table-cell office:value-type="float" office:value="0.001150394" calcext:value-type="float">
            <text:p>0.001150394</text:p>
          </table:table-cell>
          <table:table-cell office:value-type="float" office:value="0.001048643" calcext:value-type="float">
            <text:p>0.00104864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2114" calcext:value-type="float">
            <text:p>0.000852114</text:p>
          </table:table-cell>
          <table:table-cell office:value-type="float" office:value="0.00000678" calcext:value-type="float">
            <text:p>6.78E-06</text:p>
          </table:table-cell>
          <table:table-cell office:value-type="float" office:value="0.000826241" calcext:value-type="float">
            <text:p>0.000826241</text:p>
          </table:table-cell>
          <table:table-cell office:value-type="float" office:value="0.000878215" calcext:value-type="float">
            <text:p>0.000878215</text:p>
          </table:table-cell>
          <table:table-cell office:value-type="float" office:value="0.000776464" calcext:value-type="float">
            <text:p>0.000776464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71662824" calcext:value-type="float">
            <text:p>24.271662824</text:p>
          </table:table-cell>
          <table:table-cell office:value-type="float" office:value="24.250785574" calcext:value-type="float">
            <text:p>24.250785574</text:p>
          </table:table-cell>
          <table:table-cell office:value-type="float" office:value="24.271023856" calcext:value-type="float">
            <text:p>24.271023856</text:p>
          </table:table-cell>
          <table:table-cell office:value-type="float" office:value="24.272307445" calcext:value-type="float">
            <text:p>24.272307445</text:p>
          </table:table-cell>
          <table:table-cell office:value-type="float" office:value="24.269794505" calcext:value-type="float">
            <text:p>24.269794505</text:p>
          </table:table-cell>
          <table:table-cell office:value-type="float" office:value="25.252317933" calcext:value-type="float">
            <text:p>25.252317933</text:p>
          </table:table-cell>
          <table:table-cell/>
          <table:table-cell office:value-type="float" office:value="0.021599437" calcext:value-type="float">
            <text:p>0.021599437</text:p>
          </table:table-cell>
          <table:table-cell office:value-type="float" office:value="0.000171805" calcext:value-type="float">
            <text:p>0.000171805</text:p>
          </table:table-cell>
          <table:table-cell office:value-type="float" office:value="0.020943626" calcext:value-type="float">
            <text:p>0.020943626</text:p>
          </table:table-cell>
          <table:table-cell office:value-type="float" office:value="0.022261048" calcext:value-type="float">
            <text:p>0.022261048</text:p>
          </table:table-cell>
          <table:table-cell office:value-type="float" office:value="0.01968187" calcext:value-type="float">
            <text:p>0.01968187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<text:s/>2019-12-03 11:09:00</text:p>
          </table:table-cell>
          <table:table-cell office:value-type="float" office:value="24.25062" calcext:value-type="float">
            <text:p>24.25062</text:p>
          </table:table-cell>
          <table:table-cell office:value-type="string" calcext:value-type="string">
            <text:p><text:s/></text:p>
          </table:table-cell>
          <table:table-cell office:value-type="float" office:value="0.13760628" calcext:value-type="float">
            <text:p>0.13760628</text:p>
          </table:table-cell>
          <table:table-cell office:value-type="float" office:value="0.034940247" calcext:value-type="float">
            <text:p>0.034940247</text:p>
          </table:table-cell>
          <table:table-cell office:value-type="float" office:value="0.134638564" calcext:value-type="float">
            <text:p>0.134638564</text:p>
          </table:table-cell>
          <table:table-cell office:value-type="float" office:value="0.140762942" calcext:value-type="float">
            <text:p>0.140762942</text:p>
          </table:table-cell>
          <table:table-cell office:value-type="float" office:value="0.127902046" calcext:value-type="float">
            <text:p>0.12790204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4234" calcext:value-type="float">
            <text:p>0.001124234</text:p>
          </table:table-cell>
          <table:table-cell office:value-type="float" office:value="0.00028546" calcext:value-type="float">
            <text:p>0.00028546</text:p>
          </table:table-cell>
          <table:table-cell office:value-type="float" office:value="0.001099988" calcext:value-type="float">
            <text:p>0.001099988</text:p>
          </table:table-cell>
          <table:table-cell office:value-type="float" office:value="0.001150024" calcext:value-type="float">
            <text:p>0.001150024</text:p>
          </table:table-cell>
          <table:table-cell office:value-type="float" office:value="0.001044951" calcext:value-type="float">
            <text:p>0.00104495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2055" calcext:value-type="float">
            <text:p>0.000852055</text:p>
          </table:table-cell>
          <table:table-cell office:value-type="float" office:value="0.000013281" calcext:value-type="float">
            <text:p>1.3281E-05</text:p>
          </table:table-cell>
          <table:table-cell office:value-type="float" office:value="0.000827809" calcext:value-type="float">
            <text:p>0.000827809</text:p>
          </table:table-cell>
          <table:table-cell office:value-type="float" office:value="0.000877845" calcext:value-type="float">
            <text:p>0.000877845</text:p>
          </table:table-cell>
          <table:table-cell office:value-type="float" office:value="0.000772773" calcext:value-type="float">
            <text:p>0.000772773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71661381" calcext:value-type="float">
            <text:p>24.271661381</text:p>
          </table:table-cell>
          <table:table-cell office:value-type="float" office:value="24.250946131" calcext:value-type="float">
            <text:p>24.250946131</text:p>
          </table:table-cell>
          <table:table-cell office:value-type="float" office:value="24.271062581" calcext:value-type="float">
            <text:p>24.271062581</text:p>
          </table:table-cell>
          <table:table-cell office:value-type="float" office:value="24.272298305" calcext:value-type="float">
            <text:p>24.272298305</text:p>
          </table:table-cell>
          <table:table-cell office:value-type="float" office:value="24.269703344" calcext:value-type="float">
            <text:p>24.269703344</text:p>
          </table:table-cell>
          <table:table-cell office:value-type="float" office:value="25.252317933" calcext:value-type="float">
            <text:p>25.252317933</text:p>
          </table:table-cell>
          <table:table-cell/>
          <table:table-cell office:value-type="float" office:value="0.021597955" calcext:value-type="float">
            <text:p>0.021597955</text:p>
          </table:table-cell>
          <table:table-cell office:value-type="float" office:value="0.000336595" calcext:value-type="float">
            <text:p>0.000336595</text:p>
          </table:table-cell>
          <table:table-cell office:value-type="float" office:value="0.020983372" calcext:value-type="float">
            <text:p>0.020983372</text:p>
          </table:table-cell>
          <table:table-cell office:value-type="float" office:value="0.022251667" calcext:value-type="float">
            <text:p>0.022251667</text:p>
          </table:table-cell>
          <table:table-cell office:value-type="float" office:value="0.019588306" calcext:value-type="float">
            <text:p>0.019588306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<text:s/>2019-12-03 11:09:01</text:p>
          </table:table-cell>
          <table:table-cell office:value-type="float" office:value="24.26073" calcext:value-type="float">
            <text:p>24.26073</text:p>
          </table:table-cell>
          <table:table-cell office:value-type="string" calcext:value-type="string">
            <text:p><text:s/></text:p>
          </table:table-cell>
          <table:table-cell office:value-type="float" office:value="0.137531178" calcext:value-type="float">
            <text:p>0.137531178</text:p>
          </table:table-cell>
          <table:table-cell office:value-type="float" office:value="0.033944253" calcext:value-type="float">
            <text:p>0.033944253</text:p>
          </table:table-cell>
          <table:table-cell office:value-type="float" office:value="0.135272161" calcext:value-type="float">
            <text:p>0.135272161</text:p>
          </table:table-cell>
          <table:table-cell office:value-type="float" office:value="0.140693801" calcext:value-type="float">
            <text:p>0.140693801</text:p>
          </table:table-cell>
          <table:table-cell office:value-type="float" office:value="0.128244177" calcext:value-type="float">
            <text:p>0.12824417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3621" calcext:value-type="float">
            <text:p>0.001123621</text:p>
          </table:table-cell>
          <table:table-cell office:value-type="float" office:value="0.000277322" calcext:value-type="float">
            <text:p>0.000277322</text:p>
          </table:table-cell>
          <table:table-cell office:value-type="float" office:value="0.001105165" calcext:value-type="float">
            <text:p>0.001105165</text:p>
          </table:table-cell>
          <table:table-cell office:value-type="float" office:value="0.001149459" calcext:value-type="float">
            <text:p>0.001149459</text:p>
          </table:table-cell>
          <table:table-cell office:value-type="float" office:value="0.001047747" calcext:value-type="float">
            <text:p>0.00104774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1442" calcext:value-type="float">
            <text:p>0.000851442</text:p>
          </table:table-cell>
          <table:table-cell office:value-type="float" office:value="0.000005143" calcext:value-type="float">
            <text:p>5.143E-06</text:p>
          </table:table-cell>
          <table:table-cell office:value-type="float" office:value="0.000832986" calcext:value-type="float">
            <text:p>0.000832986</text:p>
          </table:table-cell>
          <table:table-cell office:value-type="float" office:value="0.00087728" calcext:value-type="float">
            <text:p>0.00087728</text:p>
          </table:table-cell>
          <table:table-cell office:value-type="float" office:value="0.000775568" calcext:value-type="float">
            <text:p>0.000775568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81753962" calcext:value-type="float">
            <text:p>24.281753962</text:p>
          </table:table-cell>
          <table:table-cell office:value-type="float" office:value="24.26085309" calcext:value-type="float">
            <text:p>24.26085309</text:p>
          </table:table-cell>
          <table:table-cell office:value-type="float" office:value="24.281298161" calcext:value-type="float">
            <text:p>24.281298161</text:p>
          </table:table-cell>
          <table:table-cell office:value-type="float" office:value="24.282392082" calcext:value-type="float">
            <text:p>24.282392082</text:p>
          </table:table-cell>
          <table:table-cell office:value-type="float" office:value="24.279880127" calcext:value-type="float">
            <text:p>24.279880127</text:p>
          </table:table-cell>
          <table:table-cell office:value-type="float" office:value="25.262416734" calcext:value-type="float">
            <text:p>25.262416734</text:p>
          </table:table-cell>
          <table:table-cell/>
          <table:table-cell office:value-type="float" office:value="0.021582402" calcext:value-type="float">
            <text:p>0.021582402</text:p>
          </table:table-cell>
          <table:table-cell office:value-type="float" office:value="0.00013033" calcext:value-type="float">
            <text:p>0.00013033</text:p>
          </table:table-cell>
          <table:table-cell office:value-type="float" office:value="0.021114583" calcext:value-type="float">
            <text:p>0.021114583</text:p>
          </table:table-cell>
          <table:table-cell office:value-type="float" office:value="0.022237349" calcext:value-type="float">
            <text:p>0.022237349</text:p>
          </table:table-cell>
          <table:table-cell office:value-type="float" office:value="0.019659158" calcext:value-type="float">
            <text:p>0.019659158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<text:s/>2019-12-03 11:09:02</text:p>
          </table:table-cell>
          <table:table-cell office:value-type="float" office:value="24.25062" calcext:value-type="float">
            <text:p>24.25062</text:p>
          </table:table-cell>
          <table:table-cell office:value-type="string" calcext:value-type="string">
            <text:p><text:s/></text:p>
          </table:table-cell>
          <table:table-cell office:value-type="float" office:value="0.137622969" calcext:value-type="float">
            <text:p>0.137622969</text:p>
          </table:table-cell>
          <table:table-cell office:value-type="float" office:value="0.03336132" calcext:value-type="float">
            <text:p>0.03336132</text:p>
          </table:table-cell>
          <table:table-cell office:value-type="float" office:value="0.134350673" calcext:value-type="float">
            <text:p>0.134350673</text:p>
          </table:table-cell>
          <table:table-cell office:value-type="float" office:value="0.140608566" calcext:value-type="float">
            <text:p>0.140608566</text:p>
          </table:table-cell>
          <table:table-cell office:value-type="float" office:value="0.128963009" calcext:value-type="float">
            <text:p>0.12896300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4371" calcext:value-type="float">
            <text:p>0.001124371</text:p>
          </table:table-cell>
          <table:table-cell office:value-type="float" office:value="0.00027256" calcext:value-type="float">
            <text:p>0.00027256</text:p>
          </table:table-cell>
          <table:table-cell office:value-type="float" office:value="0.001097636" calcext:value-type="float">
            <text:p>0.001097636</text:p>
          </table:table-cell>
          <table:table-cell office:value-type="float" office:value="0.001148763" calcext:value-type="float">
            <text:p>0.001148763</text:p>
          </table:table-cell>
          <table:table-cell office:value-type="float" office:value="0.001053619" calcext:value-type="float">
            <text:p>0.00105361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2192" calcext:value-type="float">
            <text:p>0.000852192</text:p>
          </table:table-cell>
          <table:table-cell office:value-type="float" office:value="0.000000381" calcext:value-type="float">
            <text:p>3.81E-07</text:p>
          </table:table-cell>
          <table:table-cell office:value-type="float" office:value="0.000825457" calcext:value-type="float">
            <text:p>0.000825457</text:p>
          </table:table-cell>
          <table:table-cell office:value-type="float" office:value="0.000876584" calcext:value-type="float">
            <text:p>0.000876584</text:p>
          </table:table-cell>
          <table:table-cell office:value-type="float" office:value="0.000781441" calcext:value-type="float">
            <text:p>0.000781441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71664748" calcext:value-type="float">
            <text:p>24.271664748</text:p>
          </table:table-cell>
          <table:table-cell office:value-type="float" office:value="24.250627543" calcext:value-type="float">
            <text:p>24.250627543</text:p>
          </table:table-cell>
          <table:table-cell office:value-type="float" office:value="24.271004493" calcext:value-type="float">
            <text:p>24.271004493</text:p>
          </table:table-cell>
          <table:table-cell office:value-type="float" office:value="24.272267156" calcext:value-type="float">
            <text:p>24.272267156</text:p>
          </table:table-cell>
          <table:table-cell office:value-type="float" office:value="24.269917416" calcext:value-type="float">
            <text:p>24.269917416</text:p>
          </table:table-cell>
          <table:table-cell office:value-type="float" office:value="25.252317933" calcext:value-type="float">
            <text:p>25.252317933</text:p>
          </table:table-cell>
          <table:table-cell/>
          <table:table-cell office:value-type="float" office:value="0.021601412" calcext:value-type="float">
            <text:p>0.021601412</text:p>
          </table:table-cell>
          <table:table-cell office:value-type="float" office:value="0.000009607" calcext:value-type="float">
            <text:p>9.607E-06</text:p>
          </table:table-cell>
          <table:table-cell office:value-type="float" office:value="0.020923752" calcext:value-type="float">
            <text:p>0.020923752</text:p>
          </table:table-cell>
          <table:table-cell office:value-type="float" office:value="0.022219698" calcext:value-type="float">
            <text:p>0.022219698</text:p>
          </table:table-cell>
          <table:table-cell office:value-type="float" office:value="0.019808021" calcext:value-type="float">
            <text:p>0.019808021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<text:s/>2019-12-03 11:09:04</text:p>
          </table:table-cell>
          <table:table-cell office:value-type="float" office:value="24.25567" calcext:value-type="float">
            <text:p>24.25567</text:p>
          </table:table-cell>
          <table:table-cell office:value-type="string" calcext:value-type="string">
            <text:p><text:s/></text:p>
          </table:table-cell>
          <table:table-cell office:value-type="float" office:value="0.137556212" calcext:value-type="float">
            <text:p>0.137556212</text:p>
          </table:table-cell>
          <table:table-cell office:value-type="float" office:value="0.033569936" calcext:value-type="float">
            <text:p>0.033569936</text:p>
          </table:table-cell>
          <table:table-cell office:value-type="float" office:value="0.134984867" calcext:value-type="float">
            <text:p>0.134984867</text:p>
          </table:table-cell>
          <table:table-cell office:value-type="float" office:value="0.140427368" calcext:value-type="float">
            <text:p>0.140427368</text:p>
          </table:table-cell>
          <table:table-cell office:value-type="float" office:value="0.128921286" calcext:value-type="float">
            <text:p>0.12892128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3825" calcext:value-type="float">
            <text:p>0.001123825</text:p>
          </table:table-cell>
          <table:table-cell office:value-type="float" office:value="0.000274264" calcext:value-type="float">
            <text:p>0.000274264</text:p>
          </table:table-cell>
          <table:table-cell office:value-type="float" office:value="0.001102818" calcext:value-type="float">
            <text:p>0.001102818</text:p>
          </table:table-cell>
          <table:table-cell office:value-type="float" office:value="0.001147282" calcext:value-type="float">
            <text:p>0.001147282</text:p>
          </table:table-cell>
          <table:table-cell office:value-type="float" office:value="0.001053278" calcext:value-type="float">
            <text:p>0.00105327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1646" calcext:value-type="float">
            <text:p>0.000851646</text:p>
          </table:table-cell>
          <table:table-cell office:value-type="float" office:value="0.000002085" calcext:value-type="float">
            <text:p>2.085E-06</text:p>
          </table:table-cell>
          <table:table-cell office:value-type="float" office:value="0.000830639" calcext:value-type="float">
            <text:p>0.000830639</text:p>
          </table:table-cell>
          <table:table-cell office:value-type="float" office:value="0.000875104" calcext:value-type="float">
            <text:p>0.000875104</text:p>
          </table:table-cell>
          <table:table-cell office:value-type="float" office:value="0.0007811" calcext:value-type="float">
            <text:p>0.0007811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76705146" calcext:value-type="float">
            <text:p>24.276705146</text:p>
          </table:table-cell>
          <table:table-cell office:value-type="float" office:value="24.255723599" calcext:value-type="float">
            <text:p>24.255723599</text:p>
          </table:table-cell>
          <table:table-cell office:value-type="float" office:value="24.276186324" calcext:value-type="float">
            <text:p>24.276186324</text:p>
          </table:table-cell>
          <table:table-cell office:value-type="float" office:value="24.27728446" calcext:value-type="float">
            <text:p>24.27728446</text:p>
          </table:table-cell>
          <table:table-cell office:value-type="float" office:value="24.274962872" calcext:value-type="float">
            <text:p>24.274962872</text:p>
          </table:table-cell>
          <table:table-cell office:value-type="float" office:value="25.257367334" calcext:value-type="float">
            <text:p>25.257367334</text:p>
          </table:table-cell>
          <table:table-cell/>
          <table:table-cell office:value-type="float" office:value="0.021587587" calcext:value-type="float">
            <text:p>0.021587587</text:p>
          </table:table-cell>
          <table:table-cell office:value-type="float" office:value="0.00005281" calcext:value-type="float">
            <text:p>5.281E-05</text:p>
          </table:table-cell>
          <table:table-cell office:value-type="float" office:value="0.021055088" calcext:value-type="float">
            <text:p>0.021055088</text:p>
          </table:table-cell>
          <table:table-cell office:value-type="float" office:value="0.022182173" calcext:value-type="float">
            <text:p>0.022182173</text:p>
          </table:table-cell>
          <table:table-cell office:value-type="float" office:value="0.01979938" calcext:value-type="float">
            <text:p>0.01979938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<text:s/>2019-12-03 11:09:05</text:p>
          </table:table-cell>
          <table:table-cell office:value-type="float" office:value="24.26578" calcext:value-type="float">
            <text:p>24.26578</text:p>
          </table:table-cell>
          <table:table-cell office:value-type="string" calcext:value-type="string">
            <text:p><text:s/></text:p>
          </table:table-cell>
          <table:table-cell office:value-type="float" office:value="0.13776602" calcext:value-type="float">
            <text:p>0.13776602</text:p>
          </table:table-cell>
          <table:table-cell office:value-type="float" office:value="0.034114723" calcext:value-type="float">
            <text:p>0.034114723</text:p>
          </table:table-cell>
          <table:table-cell office:value-type="float" office:value="0.134449617" calcext:value-type="float">
            <text:p>0.134449617</text:p>
          </table:table-cell>
          <table:table-cell office:value-type="float" office:value="0.140410678" calcext:value-type="float">
            <text:p>0.140410678</text:p>
          </table:table-cell>
          <table:table-cell office:value-type="float" office:value="0.128399745" calcext:value-type="float">
            <text:p>0.12839974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5539" calcext:value-type="float">
            <text:p>0.001125539</text:p>
          </table:table-cell>
          <table:table-cell office:value-type="float" office:value="0.000278715" calcext:value-type="float">
            <text:p>0.000278715</text:p>
          </table:table-cell>
          <table:table-cell office:value-type="float" office:value="0.001098445" calcext:value-type="float">
            <text:p>0.001098445</text:p>
          </table:table-cell>
          <table:table-cell office:value-type="float" office:value="0.001147146" calcext:value-type="float">
            <text:p>0.001147146</text:p>
          </table:table-cell>
          <table:table-cell office:value-type="float" office:value="0.001049018" calcext:value-type="float">
            <text:p>0.00104901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3361" calcext:value-type="float">
            <text:p>0.000853361</text:p>
          </table:table-cell>
          <table:table-cell office:value-type="float" office:value="0.000006536" calcext:value-type="float">
            <text:p>6.536E-06</text:p>
          </table:table-cell>
          <table:table-cell office:value-type="float" office:value="0.000826266" calcext:value-type="float">
            <text:p>0.000826266</text:p>
          </table:table-cell>
          <table:table-cell office:value-type="float" office:value="0.000874967" calcext:value-type="float">
            <text:p>0.000874967</text:p>
          </table:table-cell>
          <table:table-cell office:value-type="float" office:value="0.000776839" calcext:value-type="float">
            <text:p>0.000776839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86855213" calcext:value-type="float">
            <text:p>24.286855213</text:p>
          </table:table-cell>
          <table:table-cell office:value-type="float" office:value="24.265941449" calcext:value-type="float">
            <text:p>24.265941449</text:p>
          </table:table-cell>
          <table:table-cell office:value-type="float" office:value="24.286186067" calcext:value-type="float">
            <text:p>24.286186067</text:p>
          </table:table-cell>
          <table:table-cell office:value-type="float" office:value="24.287388821" calcext:value-type="float">
            <text:p>24.287388821</text:p>
          </table:table-cell>
          <table:table-cell office:value-type="float" office:value="24.284965392" calcext:value-type="float">
            <text:p>24.284965392</text:p>
          </table:table-cell>
          <table:table-cell office:value-type="float" office:value="25.267466136" calcext:value-type="float">
            <text:p>25.267466136</text:p>
          </table:table-cell>
          <table:table-cell/>
          <table:table-cell office:value-type="float" office:value="0.021631036" calcext:value-type="float">
            <text:p>0.021631036</text:p>
          </table:table-cell>
          <table:table-cell office:value-type="float" office:value="0.000165633" calcext:value-type="float">
            <text:p>0.000165633</text:p>
          </table:table-cell>
          <table:table-cell office:value-type="float" office:value="0.020944243" calcext:value-type="float">
            <text:p>0.020944243</text:p>
          </table:table-cell>
          <table:table-cell office:value-type="float" office:value="0.022178717" calcext:value-type="float">
            <text:p>0.022178717</text:p>
          </table:table-cell>
          <table:table-cell office:value-type="float" office:value="0.019691374" calcext:value-type="float">
            <text:p>0.019691374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<text:s/>2019-12-03 11:09:06</text:p>
          </table:table-cell>
          <table:table-cell office:value-type="float" office:value="24.25567" calcext:value-type="float">
            <text:p>24.25567</text:p>
          </table:table-cell>
          <table:table-cell office:value-type="string" calcext:value-type="string">
            <text:p><text:s/></text:p>
          </table:table-cell>
          <table:table-cell office:value-type="float" office:value="0.137726085" calcext:value-type="float">
            <text:p>0.137726085</text:p>
          </table:table-cell>
          <table:table-cell office:value-type="float" office:value="0.035384898" calcext:value-type="float">
            <text:p>0.035384898</text:p>
          </table:table-cell>
          <table:table-cell office:value-type="float" office:value="0.134962217" calcext:value-type="float">
            <text:p>0.134962217</text:p>
          </table:table-cell>
          <table:table-cell office:value-type="float" office:value="0.140438097" calcext:value-type="float">
            <text:p>0.140438097</text:p>
          </table:table-cell>
          <table:table-cell office:value-type="float" office:value="0.12789847" calcext:value-type="float">
            <text:p>0.1278984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5213" calcext:value-type="float">
            <text:p>0.001125213</text:p>
          </table:table-cell>
          <table:table-cell office:value-type="float" office:value="0.000289092" calcext:value-type="float">
            <text:p>0.000289092</text:p>
          </table:table-cell>
          <table:table-cell office:value-type="float" office:value="0.001102632" calcext:value-type="float">
            <text:p>0.001102632</text:p>
          </table:table-cell>
          <table:table-cell office:value-type="float" office:value="0.00114737" calcext:value-type="float">
            <text:p>0.00114737</text:p>
          </table:table-cell>
          <table:table-cell office:value-type="float" office:value="0.001044922" calcext:value-type="float">
            <text:p>0.00104492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3034" calcext:value-type="float">
            <text:p>0.000853034</text:p>
          </table:table-cell>
          <table:table-cell office:value-type="float" office:value="0.000016913" calcext:value-type="float">
            <text:p>1.6913E-05</text:p>
          </table:table-cell>
          <table:table-cell office:value-type="float" office:value="0.000830454" calcext:value-type="float">
            <text:p>0.000830454</text:p>
          </table:table-cell>
          <table:table-cell office:value-type="float" office:value="0.000875191" calcext:value-type="float">
            <text:p>0.000875191</text:p>
          </table:table-cell>
          <table:table-cell office:value-type="float" office:value="0.000772743" calcext:value-type="float">
            <text:p>0.000772743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76739421" calcext:value-type="float">
            <text:p>24.276739421</text:p>
          </table:table-cell>
          <table:table-cell office:value-type="float" office:value="24.256089812" calcext:value-type="float">
            <text:p>24.256089812</text:p>
          </table:table-cell>
          <table:table-cell office:value-type="float" office:value="24.276181754" calcext:value-type="float">
            <text:p>24.276181754</text:p>
          </table:table-cell>
          <table:table-cell office:value-type="float" office:value="24.277286624" calcext:value-type="float">
            <text:p>24.277286624</text:p>
          </table:table-cell>
          <table:table-cell office:value-type="float" office:value="24.274756498" calcext:value-type="float">
            <text:p>24.274756498</text:p>
          </table:table-cell>
          <table:table-cell office:value-type="float" office:value="25.257367334" calcext:value-type="float">
            <text:p>25.257367334</text:p>
          </table:table-cell>
          <table:table-cell/>
          <table:table-cell office:value-type="float" office:value="0.021622766" calcext:value-type="float">
            <text:p>0.021622766</text:p>
          </table:table-cell>
          <table:table-cell office:value-type="float" office:value="0.00042868" calcext:value-type="float">
            <text:p>0.00042868</text:p>
          </table:table-cell>
          <table:table-cell office:value-type="float" office:value="0.021050397" calcext:value-type="float">
            <text:p>0.021050397</text:p>
          </table:table-cell>
          <table:table-cell office:value-type="float" office:value="0.022184395" calcext:value-type="float">
            <text:p>0.022184395</text:p>
          </table:table-cell>
          <table:table-cell office:value-type="float" office:value="0.019587565" calcext:value-type="float">
            <text:p>0.019587565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<text:s/>2019-12-03 11:09:08</text:p>
          </table:table-cell>
          <table:table-cell office:value-type="float" office:value="24.25062" calcext:value-type="float">
            <text:p>24.25062</text:p>
          </table:table-cell>
          <table:table-cell office:value-type="string" calcext:value-type="string">
            <text:p><text:s/></text:p>
          </table:table-cell>
          <table:table-cell office:value-type="float" office:value="0.137420909" calcext:value-type="float">
            <text:p>0.137420909</text:p>
          </table:table-cell>
          <table:table-cell office:value-type="float" office:value="0.033681397" calcext:value-type="float">
            <text:p>0.033681397</text:p>
          </table:table-cell>
          <table:table-cell office:value-type="float" office:value="0.135184543" calcext:value-type="float">
            <text:p>0.135184543</text:p>
          </table:table-cell>
          <table:table-cell office:value-type="float" office:value="0.140489953" calcext:value-type="float">
            <text:p>0.140489953</text:p>
          </table:table-cell>
          <table:table-cell office:value-type="float" office:value="0.12854518" calcext:value-type="float">
            <text:p>0.1285451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272" calcext:value-type="float">
            <text:p>0.00112272</text:p>
          </table:table-cell>
          <table:table-cell office:value-type="float" office:value="0.000275175" calcext:value-type="float">
            <text:p>0.000275175</text:p>
          </table:table-cell>
          <table:table-cell office:value-type="float" office:value="0.001104449" calcext:value-type="float">
            <text:p>0.001104449</text:p>
          </table:table-cell>
          <table:table-cell office:value-type="float" office:value="0.001147794" calcext:value-type="float">
            <text:p>0.001147794</text:p>
          </table:table-cell>
          <table:table-cell office:value-type="float" office:value="0.001050206" calcext:value-type="float">
            <text:p>0.00105020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0541" calcext:value-type="float">
            <text:p>0.000850541</text:p>
          </table:table-cell>
          <table:table-cell office:value-type="float" office:value="0.000002996" calcext:value-type="float">
            <text:p>2.996E-06</text:p>
          </table:table-cell>
          <table:table-cell office:value-type="float" office:value="0.00083227" calcext:value-type="float">
            <text:p>0.00083227</text:p>
          </table:table-cell>
          <table:table-cell office:value-type="float" office:value="0.000875615" calcext:value-type="float">
            <text:p>0.000875615</text:p>
          </table:table-cell>
          <table:table-cell office:value-type="float" office:value="0.000778027" calcext:value-type="float">
            <text:p>0.000778027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71623979" calcext:value-type="float">
            <text:p>24.271623979</text:p>
          </table:table-cell>
          <table:table-cell office:value-type="float" office:value="24.250692126" calcext:value-type="float">
            <text:p>24.250692126</text:p>
          </table:table-cell>
          <table:table-cell office:value-type="float" office:value="24.271172744" calcext:value-type="float">
            <text:p>24.271172744</text:p>
          </table:table-cell>
          <table:table-cell office:value-type="float" office:value="24.272243223" calcext:value-type="float">
            <text:p>24.272243223</text:p>
          </table:table-cell>
          <table:table-cell office:value-type="float" office:value="24.26983311" calcext:value-type="float">
            <text:p>24.26983311</text:p>
          </table:table-cell>
          <table:table-cell office:value-type="float" office:value="25.252317933" calcext:value-type="float">
            <text:p>25.252317933</text:p>
          </table:table-cell>
          <table:table-cell/>
          <table:table-cell office:value-type="float" office:value="0.021559567" calcext:value-type="float">
            <text:p>0.021559567</text:p>
          </table:table-cell>
          <table:table-cell office:value-type="float" office:value="0.000075893" calcext:value-type="float">
            <text:p>7.5893E-05</text:p>
          </table:table-cell>
          <table:table-cell office:value-type="float" office:value="0.021096438" calcext:value-type="float">
            <text:p>0.021096438</text:p>
          </table:table-cell>
          <table:table-cell office:value-type="float" office:value="0.022195134" calcext:value-type="float">
            <text:p>0.022195134</text:p>
          </table:table-cell>
          <table:table-cell office:value-type="float" office:value="0.019721493" calcext:value-type="float">
            <text:p>0.019721493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<text:s/>2019-12-03 11:09:09</text:p>
          </table:table-cell>
          <table:table-cell office:value-type="float" office:value="24.25567" calcext:value-type="float">
            <text:p>24.25567</text:p>
          </table:table-cell>
          <table:table-cell office:value-type="string" calcext:value-type="string">
            <text:p><text:s/></text:p>
          </table:table-cell>
          <table:table-cell office:value-type="float" office:value="0.137249248" calcext:value-type="float">
            <text:p>0.137249248</text:p>
          </table:table-cell>
          <table:table-cell office:value-type="float" office:value="0.033611063" calcext:value-type="float">
            <text:p>0.033611063</text:p>
          </table:table-cell>
          <table:table-cell office:value-type="float" office:value="0.135005729" calcext:value-type="float">
            <text:p>0.135005729</text:p>
          </table:table-cell>
          <table:table-cell office:value-type="float" office:value="0.140806453" calcext:value-type="float">
            <text:p>0.140806453</text:p>
          </table:table-cell>
          <table:table-cell office:value-type="float" office:value="0.128812805" calcext:value-type="float">
            <text:p>0.12881280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1317" calcext:value-type="float">
            <text:p>0.001121317</text:p>
          </table:table-cell>
          <table:table-cell office:value-type="float" office:value="0.0002746" calcext:value-type="float">
            <text:p>0.0002746</text:p>
          </table:table-cell>
          <table:table-cell office:value-type="float" office:value="0.001102988" calcext:value-type="float">
            <text:p>0.001102988</text:p>
          </table:table-cell>
          <table:table-cell office:value-type="float" office:value="0.00115038" calcext:value-type="float">
            <text:p>0.00115038</text:p>
          </table:table-cell>
          <table:table-cell office:value-type="float" office:value="0.001052392" calcext:value-type="float">
            <text:p>0.00105239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9139" calcext:value-type="float">
            <text:p>0.000849139</text:p>
          </table:table-cell>
          <table:table-cell office:value-type="float" office:value="0.000002421" calcext:value-type="float">
            <text:p>2.421E-06</text:p>
          </table:table-cell>
          <table:table-cell office:value-type="float" office:value="0.000830809" calcext:value-type="float">
            <text:p>0.000830809</text:p>
          </table:table-cell>
          <table:table-cell office:value-type="float" office:value="0.000878201" calcext:value-type="float">
            <text:p>0.000878201</text:p>
          </table:table-cell>
          <table:table-cell office:value-type="float" office:value="0.000780213" calcext:value-type="float">
            <text:p>0.000780213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76643209" calcext:value-type="float">
            <text:p>24.276643209</text:p>
          </table:table-cell>
          <table:table-cell office:value-type="float" office:value="24.255731898" calcext:value-type="float">
            <text:p>24.255731898</text:p>
          </table:table-cell>
          <table:table-cell office:value-type="float" office:value="24.276190534" calcext:value-type="float">
            <text:p>24.276190534</text:p>
          </table:table-cell>
          <table:table-cell office:value-type="float" office:value="24.277360948" calcext:value-type="float">
            <text:p>24.277360948</text:p>
          </table:table-cell>
          <table:table-cell office:value-type="float" office:value="24.274940984" calcext:value-type="float">
            <text:p>24.274940984</text:p>
          </table:table-cell>
          <table:table-cell office:value-type="float" office:value="25.257367334" calcext:value-type="float">
            <text:p>25.257367334</text:p>
          </table:table-cell>
          <table:table-cell/>
          <table:table-cell office:value-type="float" office:value="0.021524018" calcext:value-type="float">
            <text:p>0.021524018</text:p>
          </table:table-cell>
          <table:table-cell office:value-type="float" office:value="0.000061327" calcext:value-type="float">
            <text:p>6.1327E-05</text:p>
          </table:table-cell>
          <table:table-cell office:value-type="float" office:value="0.021059408" calcext:value-type="float">
            <text:p>0.021059408</text:p>
          </table:table-cell>
          <table:table-cell office:value-type="float" office:value="0.022260678" calcext:value-type="float">
            <text:p>0.022260678</text:p>
          </table:table-cell>
          <table:table-cell office:value-type="float" office:value="0.019776915" calcext:value-type="float">
            <text:p>0.019776915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<text:s/>2019-12-03 11:09:10</text:p>
          </table:table-cell>
          <table:table-cell office:value-type="float" office:value="24.25567" calcext:value-type="float">
            <text:p>24.25567</text:p>
          </table:table-cell>
          <table:table-cell office:value-type="string" calcext:value-type="string">
            <text:p><text:s/></text:p>
          </table:table-cell>
          <table:table-cell office:value-type="float" office:value="0.137118117" calcext:value-type="float">
            <text:p>0.137118117</text:p>
          </table:table-cell>
          <table:table-cell office:value-type="float" office:value="0.033373241" calcext:value-type="float">
            <text:p>0.033373241</text:p>
          </table:table-cell>
          <table:table-cell office:value-type="float" office:value="0.134394185" calcext:value-type="float">
            <text:p>0.134394185</text:p>
          </table:table-cell>
          <table:table-cell office:value-type="float" office:value="0.14145674" calcext:value-type="float">
            <text:p>0.14145674</text:p>
          </table:table-cell>
          <table:table-cell office:value-type="float" office:value="0.12913467" calcext:value-type="float">
            <text:p>0.1291346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0246" calcext:value-type="float">
            <text:p>0.001120246</text:p>
          </table:table-cell>
          <table:table-cell office:value-type="float" office:value="0.000272657" calcext:value-type="float">
            <text:p>0.000272657</text:p>
          </table:table-cell>
          <table:table-cell office:value-type="float" office:value="0.001097992" calcext:value-type="float">
            <text:p>0.001097992</text:p>
          </table:table-cell>
          <table:table-cell office:value-type="float" office:value="0.001155692" calcext:value-type="float">
            <text:p>0.001155692</text:p>
          </table:table-cell>
          <table:table-cell office:value-type="float" office:value="0.001055022" calcext:value-type="float">
            <text:p>0.00105502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8067" calcext:value-type="float">
            <text:p>0.000848067</text:p>
          </table:table-cell>
          <table:table-cell office:value-type="float" office:value="0.000000478" calcext:value-type="float">
            <text:p>4.78E-07</text:p>
          </table:table-cell>
          <table:table-cell office:value-type="float" office:value="0.000825813" calcext:value-type="float">
            <text:p>0.000825813</text:p>
          </table:table-cell>
          <table:table-cell office:value-type="float" office:value="0.000883513" calcext:value-type="float">
            <text:p>0.000883513</text:p>
          </table:table-cell>
          <table:table-cell office:value-type="float" office:value="0.000782843" calcext:value-type="float">
            <text:p>0.000782843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76616751" calcext:value-type="float">
            <text:p>24.276616751</text:p>
          </table:table-cell>
          <table:table-cell office:value-type="float" office:value="24.255683911" calcext:value-type="float">
            <text:p>24.255683911</text:p>
          </table:table-cell>
          <table:table-cell office:value-type="float" office:value="24.276067142" calcext:value-type="float">
            <text:p>24.276067142</text:p>
          </table:table-cell>
          <table:table-cell office:value-type="float" office:value="24.277492156" calcext:value-type="float">
            <text:p>24.277492156</text:p>
          </table:table-cell>
          <table:table-cell office:value-type="float" office:value="24.275005927" calcext:value-type="float">
            <text:p>24.275005927</text:p>
          </table:table-cell>
          <table:table-cell office:value-type="float" office:value="25.257367334" calcext:value-type="float">
            <text:p>25.257367334</text:p>
          </table:table-cell>
          <table:table-cell/>
          <table:table-cell office:value-type="float" office:value="0.021496862" calcext:value-type="float">
            <text:p>0.021496862</text:p>
          </table:table-cell>
          <table:table-cell office:value-type="float" office:value="0.000012076" calcext:value-type="float">
            <text:p>1.2076E-05</text:p>
          </table:table-cell>
          <table:table-cell office:value-type="float" office:value="0.020932763" calcext:value-type="float">
            <text:p>0.020932763</text:p>
          </table:table-cell>
          <table:table-cell office:value-type="float" office:value="0.022395346" calcext:value-type="float">
            <text:p>0.022395346</text:p>
          </table:table-cell>
          <table:table-cell office:value-type="float" office:value="0.01984357" calcext:value-type="float">
            <text:p>0.01984357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<text:s/>2019-12-03 11:09:11</text:p>
          </table:table-cell>
          <table:table-cell office:value-type="float" office:value="24.26073" calcext:value-type="float">
            <text:p>24.26073</text:p>
          </table:table-cell>
          <table:table-cell office:value-type="string" calcext:value-type="string">
            <text:p><text:s/></text:p>
          </table:table-cell>
          <table:table-cell office:value-type="float" office:value="0.137118117" calcext:value-type="float">
            <text:p>0.137118117</text:p>
          </table:table-cell>
          <table:table-cell office:value-type="float" office:value="0.034424071" calcext:value-type="float">
            <text:p>0.034424071</text:p>
          </table:table-cell>
          <table:table-cell office:value-type="float" office:value="0.134480612" calcext:value-type="float">
            <text:p>0.134480612</text:p>
          </table:table-cell>
          <table:table-cell office:value-type="float" office:value="0.141878741" calcext:value-type="float">
            <text:p>0.141878741</text:p>
          </table:table-cell>
          <table:table-cell office:value-type="float" office:value="0.128293053" calcext:value-type="float">
            <text:p>0.12829305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0246" calcext:value-type="float">
            <text:p>0.001120246</text:p>
          </table:table-cell>
          <table:table-cell office:value-type="float" office:value="0.000281242" calcext:value-type="float">
            <text:p>0.000281242</text:p>
          </table:table-cell>
          <table:table-cell office:value-type="float" office:value="0.001098698" calcext:value-type="float">
            <text:p>0.001098698</text:p>
          </table:table-cell>
          <table:table-cell office:value-type="float" office:value="0.00115914" calcext:value-type="float">
            <text:p>0.00115914</text:p>
          </table:table-cell>
          <table:table-cell office:value-type="float" office:value="0.001048146" calcext:value-type="float">
            <text:p>0.00104814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8067" calcext:value-type="float">
            <text:p>0.000848067</text:p>
          </table:table-cell>
          <table:table-cell office:value-type="float" office:value="0.000009064" calcext:value-type="float">
            <text:p>9.064E-06</text:p>
          </table:table-cell>
          <table:table-cell office:value-type="float" office:value="0.000826519" calcext:value-type="float">
            <text:p>0.000826519</text:p>
          </table:table-cell>
          <table:table-cell office:value-type="float" office:value="0.000886961" calcext:value-type="float">
            <text:p>0.000886961</text:p>
          </table:table-cell>
          <table:table-cell office:value-type="float" office:value="0.000775967" calcext:value-type="float">
            <text:p>0.000775967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81670619" calcext:value-type="float">
            <text:p>24.281670619</text:p>
          </table:table-cell>
          <table:table-cell office:value-type="float" office:value="24.260949904" calcext:value-type="float">
            <text:p>24.260949904</text:p>
          </table:table-cell>
          <table:table-cell office:value-type="float" office:value="24.28113845" calcext:value-type="float">
            <text:p>24.28113845</text:p>
          </table:table-cell>
          <table:table-cell office:value-type="float" office:value="24.282631167" calcext:value-type="float">
            <text:p>24.282631167</text:p>
          </table:table-cell>
          <table:table-cell office:value-type="float" office:value="24.279889989" calcext:value-type="float">
            <text:p>24.279889989</text:p>
          </table:table-cell>
          <table:table-cell office:value-type="float" office:value="25.262416734" calcext:value-type="float">
            <text:p>25.262416734</text:p>
          </table:table-cell>
          <table:table-cell/>
          <table:table-cell office:value-type="float" office:value="0.021496862" calcext:value-type="float">
            <text:p>0.021496862</text:p>
          </table:table-cell>
          <table:table-cell office:value-type="float" office:value="0.000229697" calcext:value-type="float">
            <text:p>0.000229697</text:p>
          </table:table-cell>
          <table:table-cell office:value-type="float" office:value="0.020950661" calcext:value-type="float">
            <text:p>0.020950661</text:p>
          </table:table-cell>
          <table:table-cell office:value-type="float" office:value="0.022482738" calcext:value-type="float">
            <text:p>0.022482738</text:p>
          </table:table-cell>
          <table:table-cell office:value-type="float" office:value="0.019669279" calcext:value-type="float">
            <text:p>0.019669279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<text:s/>2019-12-03 11:09:13</text:p>
          </table:table-cell>
          <table:table-cell office:value-type="float" office:value="24.25062" calcext:value-type="float">
            <text:p>24.25062</text:p>
          </table:table-cell>
          <table:table-cell office:value-type="string" calcext:value-type="string">
            <text:p><text:s/></text:p>
          </table:table-cell>
          <table:table-cell office:value-type="float" office:value="0.137076394" calcext:value-type="float">
            <text:p>0.137076394</text:p>
          </table:table-cell>
          <table:table-cell office:value-type="float" office:value="0.03452361" calcext:value-type="float">
            <text:p>0.03452361</text:p>
          </table:table-cell>
          <table:table-cell office:value-type="float" office:value="0.13456823" calcext:value-type="float">
            <text:p>0.13456823</text:p>
          </table:table-cell>
          <table:table-cell office:value-type="float" office:value="0.142170804" calcext:value-type="float">
            <text:p>0.142170804</text:p>
          </table:table-cell>
          <table:table-cell office:value-type="float" office:value="0.128175632" calcext:value-type="float">
            <text:p>0.12817563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9905" calcext:value-type="float">
            <text:p>0.001119905</text:p>
          </table:table-cell>
          <table:table-cell office:value-type="float" office:value="0.000282056" calcext:value-type="float">
            <text:p>0.000282056</text:p>
          </table:table-cell>
          <table:table-cell office:value-type="float" office:value="0.001099414" calcext:value-type="float">
            <text:p>0.001099414</text:p>
          </table:table-cell>
          <table:table-cell office:value-type="float" office:value="0.001161526" calcext:value-type="float">
            <text:p>0.001161526</text:p>
          </table:table-cell>
          <table:table-cell office:value-type="float" office:value="0.001047187" calcext:value-type="float">
            <text:p>0.00104718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7726" calcext:value-type="float">
            <text:p>0.000847726</text:p>
          </table:table-cell>
          <table:table-cell office:value-type="float" office:value="0.000009877" calcext:value-type="float">
            <text:p>9.877E-06</text:p>
          </table:table-cell>
          <table:table-cell office:value-type="float" office:value="0.000827235" calcext:value-type="float">
            <text:p>0.000827235</text:p>
          </table:table-cell>
          <table:table-cell office:value-type="float" office:value="0.000889347" calcext:value-type="float">
            <text:p>0.000889347</text:p>
          </table:table-cell>
          <table:table-cell office:value-type="float" office:value="0.000775008" calcext:value-type="float">
            <text:p>0.000775008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71554465" calcext:value-type="float">
            <text:p>24.271554465</text:p>
          </table:table-cell>
          <table:table-cell office:value-type="float" office:value="24.250862064" calcext:value-type="float">
            <text:p>24.250862064</text:p>
          </table:table-cell>
          <table:table-cell office:value-type="float" office:value="24.27104839" calcext:value-type="float">
            <text:p>24.27104839</text:p>
          </table:table-cell>
          <table:table-cell office:value-type="float" office:value="24.272582371" calcext:value-type="float">
            <text:p>24.272582371</text:p>
          </table:table-cell>
          <table:table-cell office:value-type="float" office:value="24.269758546" calcext:value-type="float">
            <text:p>24.269758546</text:p>
          </table:table-cell>
          <table:table-cell office:value-type="float" office:value="25.252317933" calcext:value-type="float">
            <text:p>25.252317933</text:p>
          </table:table-cell>
          <table:table-cell/>
          <table:table-cell office:value-type="float" office:value="0.021488222" calcext:value-type="float">
            <text:p>0.021488222</text:p>
          </table:table-cell>
          <table:table-cell office:value-type="float" office:value="0.000250312" calcext:value-type="float">
            <text:p>0.000250312</text:p>
          </table:table-cell>
          <table:table-cell office:value-type="float" office:value="0.020968806" calcext:value-type="float">
            <text:p>0.020968806</text:p>
          </table:table-cell>
          <table:table-cell office:value-type="float" office:value="0.022543221" calcext:value-type="float">
            <text:p>0.022543221</text:p>
          </table:table-cell>
          <table:table-cell office:value-type="float" office:value="0.019644963" calcext:value-type="float">
            <text:p>0.019644963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<text:s/>2019-12-03 11:09:14</text:p>
          </table:table-cell>
          <table:table-cell office:value-type="float" office:value="24.26073" calcext:value-type="float">
            <text:p>24.26073</text:p>
          </table:table-cell>
          <table:table-cell office:value-type="string" calcext:value-type="string">
            <text:p><text:s/></text:p>
          </table:table-cell>
          <table:table-cell office:value-type="float" office:value="0.136872546" calcext:value-type="float">
            <text:p>0.136872546</text:p>
          </table:table-cell>
          <table:table-cell office:value-type="float" office:value="0.033396486" calcext:value-type="float">
            <text:p>0.033396486</text:p>
          </table:table-cell>
          <table:table-cell office:value-type="float" office:value="0.134653465" calcext:value-type="float">
            <text:p>0.134653465</text:p>
          </table:table-cell>
          <table:table-cell office:value-type="float" office:value="0.14224829" calcext:value-type="float">
            <text:p>0.14224829</text:p>
          </table:table-cell>
          <table:table-cell office:value-type="float" office:value="0.129137651" calcext:value-type="float">
            <text:p>0.12913765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824" calcext:value-type="float">
            <text:p>0.00111824</text:p>
          </table:table-cell>
          <table:table-cell office:value-type="float" office:value="0.000272847" calcext:value-type="float">
            <text:p>0.000272847</text:p>
          </table:table-cell>
          <table:table-cell office:value-type="float" office:value="0.00110011" calcext:value-type="float">
            <text:p>0.00110011</text:p>
          </table:table-cell>
          <table:table-cell office:value-type="float" office:value="0.001162159" calcext:value-type="float">
            <text:p>0.001162159</text:p>
          </table:table-cell>
          <table:table-cell office:value-type="float" office:value="0.001055046" calcext:value-type="float">
            <text:p>0.00105504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6061" calcext:value-type="float">
            <text:p>0.000846061</text:p>
          </table:table-cell>
          <table:table-cell office:value-type="float" office:value="0.000000668" calcext:value-type="float">
            <text:p>6.68E-07</text:p>
          </table:table-cell>
          <table:table-cell office:value-type="float" office:value="0.000827931" calcext:value-type="float">
            <text:p>0.000827931</text:p>
          </table:table-cell>
          <table:table-cell office:value-type="float" office:value="0.00088998" calcext:value-type="float">
            <text:p>0.00088998</text:p>
          </table:table-cell>
          <table:table-cell office:value-type="float" office:value="0.000782867" calcext:value-type="float">
            <text:p>0.000782867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8162107" calcext:value-type="float">
            <text:p>24.28162107</text:p>
          </table:table-cell>
          <table:table-cell office:value-type="float" office:value="24.260742565" calcext:value-type="float">
            <text:p>24.260742565</text:p>
          </table:table-cell>
          <table:table-cell office:value-type="float" office:value="24.281173327" calcext:value-type="float">
            <text:p>24.281173327</text:p>
          </table:table-cell>
          <table:table-cell office:value-type="float" office:value="24.28270573" calcext:value-type="float">
            <text:p>24.28270573</text:p>
          </table:table-cell>
          <table:table-cell office:value-type="float" office:value="24.280060403" calcext:value-type="float">
            <text:p>24.280060403</text:p>
          </table:table-cell>
          <table:table-cell office:value-type="float" office:value="25.262416734" calcext:value-type="float">
            <text:p>25.262416734</text:p>
          </table:table-cell>
          <table:table-cell/>
          <table:table-cell office:value-type="float" office:value="0.021446007" calcext:value-type="float">
            <text:p>0.021446007</text:p>
          </table:table-cell>
          <table:table-cell office:value-type="float" office:value="0.00001689" calcext:value-type="float">
            <text:p>1.689E-05</text:p>
          </table:table-cell>
          <table:table-cell office:value-type="float" office:value="0.020986458" calcext:value-type="float">
            <text:p>0.020986458</text:p>
          </table:table-cell>
          <table:table-cell office:value-type="float" office:value="0.022559267" calcext:value-type="float">
            <text:p>0.022559267</text:p>
          </table:table-cell>
          <table:table-cell office:value-type="float" office:value="0.019844187" calcext:value-type="float">
            <text:p>0.019844187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<text:s/>2019-12-03 11:09:15</text:p>
          </table:table-cell>
          <table:table-cell office:value-type="float" office:value="24.25567" calcext:value-type="float">
            <text:p>24.25567</text:p>
          </table:table-cell>
          <table:table-cell office:value-type="string" calcext:value-type="string">
            <text:p><text:s/></text:p>
          </table:table-cell>
          <table:table-cell office:value-type="float" office:value="0.136706845" calcext:value-type="float">
            <text:p>0.136706845</text:p>
          </table:table-cell>
          <table:table-cell office:value-type="float" office:value="0.033772592" calcext:value-type="float">
            <text:p>0.033772592</text:p>
          </table:table-cell>
          <table:table-cell office:value-type="float" office:value="0.135099904" calcext:value-type="float">
            <text:p>0.135099904</text:p>
          </table:table-cell>
          <table:table-cell office:value-type="float" office:value="0.142346041" calcext:value-type="float">
            <text:p>0.142346041</text:p>
          </table:table-cell>
          <table:table-cell office:value-type="float" office:value="0.12879254" calcext:value-type="float">
            <text:p>0.1287925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6886" calcext:value-type="float">
            <text:p>0.001116886</text:p>
          </table:table-cell>
          <table:table-cell office:value-type="float" office:value="0.00027592" calcext:value-type="float">
            <text:p>0.00027592</text:p>
          </table:table-cell>
          <table:table-cell office:value-type="float" office:value="0.001103757" calcext:value-type="float">
            <text:p>0.001103757</text:p>
          </table:table-cell>
          <table:table-cell office:value-type="float" office:value="0.001162958" calcext:value-type="float">
            <text:p>0.001162958</text:p>
          </table:table-cell>
          <table:table-cell office:value-type="float" office:value="0.001052227" calcext:value-type="float">
            <text:p>0.00105222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4707" calcext:value-type="float">
            <text:p>0.000844707</text:p>
          </table:table-cell>
          <table:table-cell office:value-type="float" office:value="0.000003741" calcext:value-type="float">
            <text:p>3.741E-06</text:p>
          </table:table-cell>
          <table:table-cell office:value-type="float" office:value="0.000831579" calcext:value-type="float">
            <text:p>0.000831579</text:p>
          </table:table-cell>
          <table:table-cell office:value-type="float" office:value="0.000890779" calcext:value-type="float">
            <text:p>0.000890779</text:p>
          </table:table-cell>
          <table:table-cell office:value-type="float" office:value="0.000780048" calcext:value-type="float">
            <text:p>0.000780048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76533769" calcext:value-type="float">
            <text:p>24.276533769</text:p>
          </table:table-cell>
          <table:table-cell office:value-type="float" office:value="24.25576449" calcext:value-type="float">
            <text:p>24.25576449</text:p>
          </table:table-cell>
          <table:table-cell office:value-type="float" office:value="24.276209535" calcext:value-type="float">
            <text:p>24.276209535</text:p>
          </table:table-cell>
          <table:table-cell office:value-type="float" office:value="24.277671591" calcext:value-type="float">
            <text:p>24.277671591</text:p>
          </table:table-cell>
          <table:table-cell office:value-type="float" office:value="24.274936895" calcext:value-type="float">
            <text:p>24.274936895</text:p>
          </table:table-cell>
          <table:table-cell office:value-type="float" office:value="25.257367334" calcext:value-type="float">
            <text:p>25.257367334</text:p>
          </table:table-cell>
          <table:table-cell/>
          <table:table-cell office:value-type="float" office:value="0.021411692" calcext:value-type="float">
            <text:p>0.021411692</text:p>
          </table:table-cell>
          <table:table-cell office:value-type="float" office:value="0.000094779" calcext:value-type="float">
            <text:p>9.4779E-05</text:p>
          </table:table-cell>
          <table:table-cell office:value-type="float" office:value="0.021078911" calcext:value-type="float">
            <text:p>0.021078911</text:p>
          </table:table-cell>
          <table:table-cell office:value-type="float" office:value="0.022579511" calcext:value-type="float">
            <text:p>0.022579511</text:p>
          </table:table-cell>
          <table:table-cell office:value-type="float" office:value="0.019772718" calcext:value-type="float">
            <text:p>0.019772718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<text:s/>2019-12-03 11:09:17</text:p>
          </table:table-cell>
          <table:table-cell office:value-type="float" office:value="24.25062" calcext:value-type="float">
            <text:p>24.25062</text:p>
          </table:table-cell>
          <table:table-cell office:value-type="string" calcext:value-type="string">
            <text:p><text:s/></text:p>
          </table:table-cell>
          <table:table-cell office:value-type="float" office:value="0.136706845" calcext:value-type="float">
            <text:p>0.136706845</text:p>
          </table:table-cell>
          <table:table-cell office:value-type="float" office:value="0.033510927" calcext:value-type="float">
            <text:p>0.033510927</text:p>
          </table:table-cell>
          <table:table-cell office:value-type="float" office:value="0.134816782" calcext:value-type="float">
            <text:p>0.134816782</text:p>
          </table:table-cell>
          <table:table-cell office:value-type="float" office:value="0.142446177" calcext:value-type="float">
            <text:p>0.142446177</text:p>
          </table:table-cell>
          <table:table-cell office:value-type="float" office:value="0.128890291" calcext:value-type="float">
            <text:p>0.12889029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6886" calcext:value-type="float">
            <text:p>0.001116886</text:p>
          </table:table-cell>
          <table:table-cell office:value-type="float" office:value="0.000273782" calcext:value-type="float">
            <text:p>0.000273782</text:p>
          </table:table-cell>
          <table:table-cell office:value-type="float" office:value="0.001101444" calcext:value-type="float">
            <text:p>0.001101444</text:p>
          </table:table-cell>
          <table:table-cell office:value-type="float" office:value="0.001163776" calcext:value-type="float">
            <text:p>0.001163776</text:p>
          </table:table-cell>
          <table:table-cell office:value-type="float" office:value="0.001053025" calcext:value-type="float">
            <text:p>0.00105302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4707" calcext:value-type="float">
            <text:p>0.000844707</text:p>
          </table:table-cell>
          <table:table-cell office:value-type="float" office:value="0.000001603" calcext:value-type="float">
            <text:p>1.603E-06</text:p>
          </table:table-cell>
          <table:table-cell office:value-type="float" office:value="0.000829265" calcext:value-type="float">
            <text:p>0.000829265</text:p>
          </table:table-cell>
          <table:table-cell office:value-type="float" office:value="0.000891597" calcext:value-type="float">
            <text:p>0.000891597</text:p>
          </table:table-cell>
          <table:table-cell office:value-type="float" office:value="0.000780846" calcext:value-type="float">
            <text:p>0.000780846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71479901" calcext:value-type="float">
            <text:p>24.271479901</text:p>
          </table:table-cell>
          <table:table-cell office:value-type="float" office:value="24.25065773" calcext:value-type="float">
            <text:p>24.25065773</text:p>
          </table:table-cell>
          <table:table-cell office:value-type="float" office:value="24.27109854" calcext:value-type="float">
            <text:p>24.27109854</text:p>
          </table:table-cell>
          <table:table-cell office:value-type="float" office:value="24.272637933" calcext:value-type="float">
            <text:p>24.272637933</text:p>
          </table:table-cell>
          <table:table-cell office:value-type="float" office:value="24.269902744" calcext:value-type="float">
            <text:p>24.269902744</text:p>
          </table:table-cell>
          <table:table-cell office:value-type="float" office:value="25.252317933" calcext:value-type="float">
            <text:p>25.252317933</text:p>
          </table:table-cell>
          <table:table-cell/>
          <table:table-cell office:value-type="float" office:value="0.021411692" calcext:value-type="float">
            <text:p>0.021411692</text:p>
          </table:table-cell>
          <table:table-cell office:value-type="float" office:value="0.00004059" calcext:value-type="float">
            <text:p>4.059E-05</text:p>
          </table:table-cell>
          <table:table-cell office:value-type="float" office:value="0.021020279" calcext:value-type="float">
            <text:p>0.021020279</text:p>
          </table:table-cell>
          <table:table-cell office:value-type="float" office:value="0.022600248" calcext:value-type="float">
            <text:p>0.022600248</text:p>
          </table:table-cell>
          <table:table-cell office:value-type="float" office:value="0.019792962" calcext:value-type="float">
            <text:p>0.019792962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<text:s/>2019-12-03 11:09:18</text:p>
          </table:table-cell>
          <table:table-cell office:value-type="float" office:value="24.24556" calcext:value-type="float">
            <text:p>24.24556</text:p>
          </table:table-cell>
          <table:table-cell office:value-type="string" calcext:value-type="string">
            <text:p><text:s/></text:p>
          </table:table-cell>
          <table:table-cell office:value-type="float" office:value="0.136675851" calcext:value-type="float">
            <text:p>0.136675851</text:p>
          </table:table-cell>
          <table:table-cell office:value-type="float" office:value="0.034236316" calcext:value-type="float">
            <text:p>0.034236316</text:p>
          </table:table-cell>
          <table:table-cell office:value-type="float" office:value="0.134432332" calcext:value-type="float">
            <text:p>0.134432332</text:p>
          </table:table-cell>
          <table:table-cell office:value-type="float" office:value="0.142576711" calcext:value-type="float">
            <text:p>0.142576711</text:p>
          </table:table-cell>
          <table:table-cell office:value-type="float" office:value="0.128027812" calcext:value-type="float">
            <text:p>0.12802781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6633" calcext:value-type="float">
            <text:p>0.001116633</text:p>
          </table:table-cell>
          <table:table-cell office:value-type="float" office:value="0.000279708" calcext:value-type="float">
            <text:p>0.000279708</text:p>
          </table:table-cell>
          <table:table-cell office:value-type="float" office:value="0.001098303" calcext:value-type="float">
            <text:p>0.001098303</text:p>
          </table:table-cell>
          <table:table-cell office:value-type="float" office:value="0.001164842" calcext:value-type="float">
            <text:p>0.001164842</text:p>
          </table:table-cell>
          <table:table-cell office:value-type="float" office:value="0.001045979" calcext:value-type="float">
            <text:p>0.00104597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4454" calcext:value-type="float">
            <text:p>0.000844454</text:p>
          </table:table-cell>
          <table:table-cell office:value-type="float" office:value="0.00000753" calcext:value-type="float">
            <text:p>7.53E-06</text:p>
          </table:table-cell>
          <table:table-cell office:value-type="float" office:value="0.000826125" calcext:value-type="float">
            <text:p>0.000826125</text:p>
          </table:table-cell>
          <table:table-cell office:value-type="float" office:value="0.000892664" calcext:value-type="float">
            <text:p>0.000892664</text:p>
          </table:table-cell>
          <table:table-cell office:value-type="float" office:value="0.0007738" calcext:value-type="float">
            <text:p>0.0007738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6641978" calcext:value-type="float">
            <text:p>24.26641978</text:p>
          </table:table-cell>
          <table:table-cell office:value-type="float" office:value="24.245750133" calcext:value-type="float">
            <text:p>24.245750133</text:p>
          </table:table-cell>
          <table:table-cell office:value-type="float" office:value="24.2659671" calcext:value-type="float">
            <text:p>24.2659671</text:p>
          </table:table-cell>
          <table:table-cell office:value-type="float" office:value="24.267610409" calcext:value-type="float">
            <text:p>24.267610409</text:p>
          </table:table-cell>
          <table:table-cell office:value-type="float" office:value="24.264674845" calcext:value-type="float">
            <text:p>24.264674845</text:p>
          </table:table-cell>
          <table:table-cell office:value-type="float" office:value="25.247268534" calcext:value-type="float">
            <text:p>25.247268534</text:p>
          </table:table-cell>
          <table:table-cell/>
          <table:table-cell office:value-type="float" office:value="0.021405273" calcext:value-type="float">
            <text:p>0.021405273</text:p>
          </table:table-cell>
          <table:table-cell office:value-type="float" office:value="0.000190814" calcext:value-type="float">
            <text:p>0.000190814</text:p>
          </table:table-cell>
          <table:table-cell office:value-type="float" office:value="0.020940663" calcext:value-type="float">
            <text:p>0.020940663</text:p>
          </table:table-cell>
          <table:table-cell office:value-type="float" office:value="0.02262728" calcext:value-type="float">
            <text:p>0.02262728</text:p>
          </table:table-cell>
          <table:table-cell office:value-type="float" office:value="0.019614351" calcext:value-type="float">
            <text:p>0.019614351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<text:s/>2019-12-03 11:09:19</text:p>
          </table:table-cell>
          <table:table-cell office:value-type="float" office:value="24.22535" calcext:value-type="float">
            <text:p>24.22535</text:p>
          </table:table-cell>
          <table:table-cell office:value-type="string" calcext:value-type="string">
            <text:p><text:s/></text:p>
          </table:table-cell>
          <table:table-cell office:value-type="float" office:value="0.136325972" calcext:value-type="float">
            <text:p>0.136325972</text:p>
          </table:table-cell>
          <table:table-cell office:value-type="float" office:value="0.033369664" calcext:value-type="float">
            <text:p>0.033369664</text:p>
          </table:table-cell>
          <table:table-cell office:value-type="float" office:value="0.134330408" calcext:value-type="float">
            <text:p>0.134330408</text:p>
          </table:table-cell>
          <table:table-cell office:value-type="float" office:value="0.142675655" calcext:value-type="float">
            <text:p>0.142675655</text:p>
          </table:table-cell>
          <table:table-cell office:value-type="float" office:value="0.128755585" calcext:value-type="float">
            <text:p>0.12875558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3774" calcext:value-type="float">
            <text:p>0.001113774</text:p>
          </table:table-cell>
          <table:table-cell office:value-type="float" office:value="0.000272628" calcext:value-type="float">
            <text:p>0.000272628</text:p>
          </table:table-cell>
          <table:table-cell office:value-type="float" office:value="0.001097471" calcext:value-type="float">
            <text:p>0.001097471</text:p>
          </table:table-cell>
          <table:table-cell office:value-type="float" office:value="0.001165651" calcext:value-type="float">
            <text:p>0.001165651</text:p>
          </table:table-cell>
          <table:table-cell office:value-type="float" office:value="0.001051925" calcext:value-type="float">
            <text:p>0.00105192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1595" calcext:value-type="float">
            <text:p>0.000841595</text:p>
          </table:table-cell>
          <table:table-cell office:value-type="float" office:value="0.000000449" calcext:value-type="float">
            <text:p>4.49E-07</text:p>
          </table:table-cell>
          <table:table-cell office:value-type="float" office:value="0.000825292" calcext:value-type="float">
            <text:p>0.000825292</text:p>
          </table:table-cell>
          <table:table-cell office:value-type="float" office:value="0.000893472" calcext:value-type="float">
            <text:p>0.000893472</text:p>
          </table:table-cell>
          <table:table-cell office:value-type="float" office:value="0.000779746" calcext:value-type="float">
            <text:p>0.000779746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46133717" calcext:value-type="float">
            <text:p>24.246133717</text:p>
          </table:table-cell>
          <table:table-cell office:value-type="float" office:value="24.225359414" calcext:value-type="float">
            <text:p>24.225359414</text:p>
          </table:table-cell>
          <table:table-cell office:value-type="float" office:value="24.24573106" calcext:value-type="float">
            <text:p>24.24573106</text:p>
          </table:table-cell>
          <table:table-cell office:value-type="float" office:value="24.247414929" calcext:value-type="float">
            <text:p>24.247414929</text:p>
          </table:table-cell>
          <table:table-cell office:value-type="float" office:value="24.244606194" calcext:value-type="float">
            <text:p>24.244606194</text:p>
          </table:table-cell>
          <table:table-cell office:value-type="float" office:value="25.227070943" calcext:value-type="float">
            <text:p>25.227070943</text:p>
          </table:table-cell>
          <table:table-cell/>
          <table:table-cell office:value-type="float" office:value="0.021332817" calcext:value-type="float">
            <text:p>0.021332817</text:p>
          </table:table-cell>
          <table:table-cell office:value-type="float" office:value="0.000011335" calcext:value-type="float">
            <text:p>1.1335E-05</text:p>
          </table:table-cell>
          <table:table-cell office:value-type="float" office:value="0.020919556" calcext:value-type="float">
            <text:p>0.020919556</text:p>
          </table:table-cell>
          <table:table-cell office:value-type="float" office:value="0.02264777" calcext:value-type="float">
            <text:p>0.02264777</text:p>
          </table:table-cell>
          <table:table-cell office:value-type="float" office:value="0.019765065" calcext:value-type="float">
            <text:p>0.019765065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<text:s/>2019-12-03 11:09:21</text:p>
          </table:table-cell>
          <table:table-cell office:value-type="float" office:value="24.23546" calcext:value-type="float">
            <text:p>24.23546</text:p>
          </table:table-cell>
          <table:table-cell office:value-type="string" calcext:value-type="string">
            <text:p><text:s/></text:p>
          </table:table-cell>
          <table:table-cell office:value-type="float" office:value="0.136351602" calcext:value-type="float">
            <text:p>0.136351602</text:p>
          </table:table-cell>
          <table:table-cell office:value-type="float" office:value="0.035388474" calcext:value-type="float">
            <text:p>0.035388474</text:p>
          </table:table-cell>
          <table:table-cell office:value-type="float" office:value="0.1348442" calcext:value-type="float">
            <text:p>0.1348442</text:p>
          </table:table-cell>
          <table:table-cell office:value-type="float" office:value="0.14270665" calcext:value-type="float">
            <text:p>0.14270665</text:p>
          </table:table-cell>
          <table:table-cell office:value-type="float" office:value="0.127708331" calcext:value-type="float">
            <text:p>0.12770833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3984" calcext:value-type="float">
            <text:p>0.001113984</text:p>
          </table:table-cell>
          <table:table-cell office:value-type="float" office:value="0.000289122" calcext:value-type="float">
            <text:p>0.000289122</text:p>
          </table:table-cell>
          <table:table-cell office:value-type="float" office:value="0.001101668" calcext:value-type="float">
            <text:p>0.001101668</text:p>
          </table:table-cell>
          <table:table-cell office:value-type="float" office:value="0.001165904" calcext:value-type="float">
            <text:p>0.001165904</text:p>
          </table:table-cell>
          <table:table-cell office:value-type="float" office:value="0.001043369" calcext:value-type="float">
            <text:p>0.00104336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1805" calcext:value-type="float">
            <text:p>0.000841805</text:p>
          </table:table-cell>
          <table:table-cell office:value-type="float" office:value="0.000016943" calcext:value-type="float">
            <text:p>1.6943E-05</text:p>
          </table:table-cell>
          <table:table-cell office:value-type="float" office:value="0.000829489" calcext:value-type="float">
            <text:p>0.000829489</text:p>
          </table:table-cell>
          <table:table-cell office:value-type="float" office:value="0.000893725" calcext:value-type="float">
            <text:p>0.000893725</text:p>
          </table:table-cell>
          <table:table-cell office:value-type="float" office:value="0.00077119" calcext:value-type="float">
            <text:p>0.00077119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56246621" calcext:value-type="float">
            <text:p>24.256246621</text:p>
          </table:table-cell>
          <table:table-cell office:value-type="float" office:value="24.235874689" calcext:value-type="float">
            <text:p>24.235874689</text:p>
          </table:table-cell>
          <table:table-cell office:value-type="float" office:value="24.255942467" calcext:value-type="float">
            <text:p>24.255942467</text:p>
          </table:table-cell>
          <table:table-cell office:value-type="float" office:value="24.257528904" calcext:value-type="float">
            <text:p>24.257528904</text:p>
          </table:table-cell>
          <table:table-cell office:value-type="float" office:value="24.254502632" calcext:value-type="float">
            <text:p>24.254502632</text:p>
          </table:table-cell>
          <table:table-cell office:value-type="float" office:value="25.237169737" calcext:value-type="float">
            <text:p>25.237169737</text:p>
          </table:table-cell>
          <table:table-cell/>
          <table:table-cell office:value-type="float" office:value="0.021338124" calcext:value-type="float">
            <text:p>0.021338124</text:p>
          </table:table-cell>
          <table:table-cell office:value-type="float" office:value="0.000429421" calcext:value-type="float">
            <text:p>0.000429421</text:p>
          </table:table-cell>
          <table:table-cell office:value-type="float" office:value="0.021025957" calcext:value-type="float">
            <text:p>0.021025957</text:p>
          </table:table-cell>
          <table:table-cell office:value-type="float" office:value="0.022654189" calcext:value-type="float">
            <text:p>0.022654189</text:p>
          </table:table-cell>
          <table:table-cell office:value-type="float" office:value="0.019548189" calcext:value-type="float">
            <text:p>0.019548189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<text:s/>2019-12-03 11:09:22</text:p>
          </table:table-cell>
          <table:table-cell office:value-type="float" office:value="24.22535" calcext:value-type="float">
            <text:p>24.22535</text:p>
          </table:table-cell>
          <table:table-cell office:value-type="string" calcext:value-type="string">
            <text:p><text:s/></text:p>
          </table:table-cell>
          <table:table-cell office:value-type="float" office:value="0.136293189" calcext:value-type="float">
            <text:p>0.136293189</text:p>
          </table:table-cell>
          <table:table-cell office:value-type="float" office:value="0.033625964" calcext:value-type="float">
            <text:p>0.033625964</text:p>
          </table:table-cell>
          <table:table-cell office:value-type="float" office:value="0.135055797" calcext:value-type="float">
            <text:p>0.135055797</text:p>
          </table:table-cell>
          <table:table-cell office:value-type="float" office:value="0.142734664" calcext:value-type="float">
            <text:p>0.142734664</text:p>
          </table:table-cell>
          <table:table-cell office:value-type="float" office:value="0.128469482" calcext:value-type="float">
            <text:p>0.12846948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3506" calcext:value-type="float">
            <text:p>0.001113506</text:p>
          </table:table-cell>
          <table:table-cell office:value-type="float" office:value="0.000274722" calcext:value-type="float">
            <text:p>0.000274722</text:p>
          </table:table-cell>
          <table:table-cell office:value-type="float" office:value="0.001103397" calcext:value-type="float">
            <text:p>0.001103397</text:p>
          </table:table-cell>
          <table:table-cell office:value-type="float" office:value="0.001166133" calcext:value-type="float">
            <text:p>0.001166133</text:p>
          </table:table-cell>
          <table:table-cell office:value-type="float" office:value="0.001049587" calcext:value-type="float">
            <text:p>0.00104958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1328" calcext:value-type="float">
            <text:p>0.000841328</text:p>
          </table:table-cell>
          <table:table-cell office:value-type="float" office:value="0.000002543" calcext:value-type="float">
            <text:p>2.543E-06</text:p>
          </table:table-cell>
          <table:table-cell office:value-type="float" office:value="0.000831218" calcext:value-type="float">
            <text:p>0.000831218</text:p>
          </table:table-cell>
          <table:table-cell office:value-type="float" office:value="0.000893954" calcext:value-type="float">
            <text:p>0.000893954</text:p>
          </table:table-cell>
          <table:table-cell office:value-type="float" office:value="0.000777408" calcext:value-type="float">
            <text:p>0.000777408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46127102" calcext:value-type="float">
            <text:p>24.246127102</text:p>
          </table:table-cell>
          <table:table-cell office:value-type="float" office:value="24.22541113" calcext:value-type="float">
            <text:p>24.22541113</text:p>
          </table:table-cell>
          <table:table-cell office:value-type="float" office:value="24.245877426" calcext:value-type="float">
            <text:p>24.245877426</text:p>
          </table:table-cell>
          <table:table-cell office:value-type="float" office:value="24.247426836" calcext:value-type="float">
            <text:p>24.247426836</text:p>
          </table:table-cell>
          <table:table-cell office:value-type="float" office:value="24.244548465" calcext:value-type="float">
            <text:p>24.244548465</text:p>
          </table:table-cell>
          <table:table-cell office:value-type="float" office:value="25.227070943" calcext:value-type="float">
            <text:p>25.227070943</text:p>
          </table:table-cell>
          <table:table-cell/>
          <table:table-cell office:value-type="float" office:value="0.021326028" calcext:value-type="float">
            <text:p>0.021326028</text:p>
          </table:table-cell>
          <table:table-cell office:value-type="float" office:value="0.000064413" calcext:value-type="float">
            <text:p>6.4413E-05</text:p>
          </table:table-cell>
          <table:table-cell office:value-type="float" office:value="0.021069776" calcext:value-type="float">
            <text:p>0.021069776</text:p>
          </table:table-cell>
          <table:table-cell office:value-type="float" office:value="0.02265999" calcext:value-type="float">
            <text:p>0.02265999</text:p>
          </table:table-cell>
          <table:table-cell office:value-type="float" office:value="0.019705816" calcext:value-type="float">
            <text:p>0.019705816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<text:s/>2019-12-03 11:09:23</text:p>
          </table:table-cell>
          <table:table-cell office:value-type="float" office:value="24.21524" calcext:value-type="float">
            <text:p>24.21524</text:p>
          </table:table-cell>
          <table:table-cell office:value-type="string" calcext:value-type="string">
            <text:p><text:s/></text:p>
          </table:table-cell>
          <table:table-cell office:value-type="float" office:value="0.136244909" calcext:value-type="float">
            <text:p>0.136244909</text:p>
          </table:table-cell>
          <table:table-cell office:value-type="float" office:value="0.033426885" calcext:value-type="float">
            <text:p>0.033426885</text:p>
          </table:table-cell>
          <table:table-cell office:value-type="float" office:value="0.134218947" calcext:value-type="float">
            <text:p>0.134218947</text:p>
          </table:table-cell>
          <table:table-cell office:value-type="float" office:value="0.142560022" calcext:value-type="float">
            <text:p>0.142560022</text:p>
          </table:table-cell>
          <table:table-cell office:value-type="float" office:value="0.128646508" calcext:value-type="float">
            <text:p>0.12864650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3112" calcext:value-type="float">
            <text:p>0.001113112</text:p>
          </table:table-cell>
          <table:table-cell office:value-type="float" office:value="0.000273095" calcext:value-type="float">
            <text:p>0.000273095</text:p>
          </table:table-cell>
          <table:table-cell office:value-type="float" office:value="0.00109656" calcext:value-type="float">
            <text:p>0.00109656</text:p>
          </table:table-cell>
          <table:table-cell office:value-type="float" office:value="0.001164706" calcext:value-type="float">
            <text:p>0.001164706</text:p>
          </table:table-cell>
          <table:table-cell office:value-type="float" office:value="0.001051034" calcext:value-type="float">
            <text:p>0.00105103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0933" calcext:value-type="float">
            <text:p>0.000840933</text:p>
          </table:table-cell>
          <table:table-cell office:value-type="float" office:value="0.000000917" calcext:value-type="float">
            <text:p>9.17E-07</text:p>
          </table:table-cell>
          <table:table-cell office:value-type="float" office:value="0.000824381" calcext:value-type="float">
            <text:p>0.000824381</text:p>
          </table:table-cell>
          <table:table-cell office:value-type="float" office:value="0.000892527" calcext:value-type="float">
            <text:p>0.000892527</text:p>
          </table:table-cell>
          <table:table-cell office:value-type="float" office:value="0.000778855" calcext:value-type="float">
            <text:p>0.000778855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36009628" calcext:value-type="float">
            <text:p>24.236009628</text:p>
          </table:table-cell>
          <table:table-cell office:value-type="float" office:value="24.215263037" calcext:value-type="float">
            <text:p>24.215263037</text:p>
          </table:table-cell>
          <table:table-cell office:value-type="float" office:value="24.235600834" calcext:value-type="float">
            <text:p>24.235600834</text:p>
          </table:table-cell>
          <table:table-cell office:value-type="float" office:value="24.237283877" calcext:value-type="float">
            <text:p>24.237283877</text:p>
          </table:table-cell>
          <table:table-cell office:value-type="float" office:value="24.234476438" calcext:value-type="float">
            <text:p>24.234476438</text:p>
          </table:table-cell>
          <table:table-cell office:value-type="float" office:value="25.216972151" calcext:value-type="float">
            <text:p>25.216972151</text:p>
          </table:table-cell>
          <table:table-cell/>
          <table:table-cell office:value-type="float" office:value="0.021316029" calcext:value-type="float">
            <text:p>0.021316029</text:p>
          </table:table-cell>
          <table:table-cell office:value-type="float" office:value="0.000023185" calcext:value-type="float">
            <text:p>2.3185E-05</text:p>
          </table:table-cell>
          <table:table-cell office:value-type="float" office:value="0.020896473" calcext:value-type="float">
            <text:p>0.020896473</text:p>
          </table:table-cell>
          <table:table-cell office:value-type="float" office:value="0.022623824" calcext:value-type="float">
            <text:p>0.022623824</text:p>
          </table:table-cell>
          <table:table-cell office:value-type="float" office:value="0.019742477" calcext:value-type="float">
            <text:p>0.019742477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<text:s/>2019-12-03 11:09:25</text:p>
          </table:table-cell>
          <table:table-cell office:value-type="float" office:value="24.20513" calcext:value-type="float">
            <text:p>24.20513</text:p>
          </table:table-cell>
          <table:table-cell office:value-type="string" calcext:value-type="string">
            <text:p><text:s/></text:p>
          </table:table-cell>
          <table:table-cell office:value-type="float" office:value="0.136255042" calcext:value-type="float">
            <text:p>0.136255042</text:p>
          </table:table-cell>
          <table:table-cell office:value-type="float" office:value="0.034759049" calcext:value-type="float">
            <text:p>0.034759049</text:p>
          </table:table-cell>
          <table:table-cell office:value-type="float" office:value="0.134475843" calcext:value-type="float">
            <text:p>0.134475843</text:p>
          </table:table-cell>
          <table:table-cell office:value-type="float" office:value="0.142616051" calcext:value-type="float">
            <text:p>0.142616051</text:p>
          </table:table-cell>
          <table:table-cell office:value-type="float" office:value="0.128092781" calcext:value-type="float">
            <text:p>0.12809278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3195" calcext:value-type="float">
            <text:p>0.001113195</text:p>
          </table:table-cell>
          <table:table-cell office:value-type="float" office:value="0.000283979" calcext:value-type="float">
            <text:p>0.000283979</text:p>
          </table:table-cell>
          <table:table-cell office:value-type="float" office:value="0.001098659" calcext:value-type="float">
            <text:p>0.001098659</text:p>
          </table:table-cell>
          <table:table-cell office:value-type="float" office:value="0.001165164" calcext:value-type="float">
            <text:p>0.001165164</text:p>
          </table:table-cell>
          <table:table-cell office:value-type="float" office:value="0.00104651" calcext:value-type="float">
            <text:p>0.0010465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1016" calcext:value-type="float">
            <text:p>0.000841016</text:p>
          </table:table-cell>
          <table:table-cell office:value-type="float" office:value="0.0000118" calcext:value-type="float">
            <text:p>1.18E-05</text:p>
          </table:table-cell>
          <table:table-cell office:value-type="float" office:value="0.00082648" calcext:value-type="float">
            <text:p>0.00082648</text:p>
          </table:table-cell>
          <table:table-cell office:value-type="float" office:value="0.000892985" calcext:value-type="float">
            <text:p>0.000892985</text:p>
          </table:table-cell>
          <table:table-cell office:value-type="float" office:value="0.000774331" calcext:value-type="float">
            <text:p>0.000774331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25903942" calcext:value-type="float">
            <text:p>24.225903942</text:p>
          </table:table-cell>
          <table:table-cell office:value-type="float" office:value="24.205423924" calcext:value-type="float">
            <text:p>24.205423924</text:p>
          </table:table-cell>
          <table:table-cell office:value-type="float" office:value="24.225544936" calcext:value-type="float">
            <text:p>24.225544936</text:p>
          </table:table-cell>
          <table:table-cell office:value-type="float" office:value="24.227187463" calcext:value-type="float">
            <text:p>24.227187463</text:p>
          </table:table-cell>
          <table:table-cell office:value-type="float" office:value="24.224256962" calcext:value-type="float">
            <text:p>24.224256962</text:p>
          </table:table-cell>
          <table:table-cell office:value-type="float" office:value="25.206873362" calcext:value-type="float">
            <text:p>25.206873362</text:p>
          </table:table-cell>
          <table:table-cell/>
          <table:table-cell office:value-type="float" office:value="0.021318128" calcext:value-type="float">
            <text:p>0.021318128</text:p>
          </table:table-cell>
          <table:table-cell office:value-type="float" office:value="0.00029907" calcext:value-type="float">
            <text:p>0.00029907</text:p>
          </table:table-cell>
          <table:table-cell office:value-type="float" office:value="0.020949674" calcext:value-type="float">
            <text:p>0.020949674</text:p>
          </table:table-cell>
          <table:table-cell office:value-type="float" office:value="0.022635427" calcext:value-type="float">
            <text:p>0.022635427</text:p>
          </table:table-cell>
          <table:table-cell office:value-type="float" office:value="0.019627805" calcext:value-type="float">
            <text:p>0.019627805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<text:s/>2019-12-03 11:09:26</text:p>
          </table:table-cell>
          <table:table-cell office:value-type="float" office:value="24.20008" calcext:value-type="float">
            <text:p>24.20008</text:p>
          </table:table-cell>
          <table:table-cell office:value-type="string" calcext:value-type="string">
            <text:p><text:s/></text:p>
          </table:table-cell>
          <table:table-cell office:value-type="float" office:value="0.136258618" calcext:value-type="float">
            <text:p>0.136258618</text:p>
          </table:table-cell>
          <table:table-cell office:value-type="float" office:value="0.034489636" calcext:value-type="float">
            <text:p>0.034489636</text:p>
          </table:table-cell>
          <table:table-cell office:value-type="float" office:value="0.134963409" calcext:value-type="float">
            <text:p>0.134963409</text:p>
          </table:table-cell>
          <table:table-cell office:value-type="float" office:value="0.142436045" calcext:value-type="float">
            <text:p>0.142436045</text:p>
          </table:table-cell>
          <table:table-cell office:value-type="float" office:value="0.127726212" calcext:value-type="float">
            <text:p>0.12772621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3224" calcext:value-type="float">
            <text:p>0.001113224</text:p>
          </table:table-cell>
          <table:table-cell office:value-type="float" office:value="0.000281778" calcext:value-type="float">
            <text:p>0.000281778</text:p>
          </table:table-cell>
          <table:table-cell office:value-type="float" office:value="0.001102642" calcext:value-type="float">
            <text:p>0.001102642</text:p>
          </table:table-cell>
          <table:table-cell office:value-type="float" office:value="0.001163693" calcext:value-type="float">
            <text:p>0.001163693</text:p>
          </table:table-cell>
          <table:table-cell office:value-type="float" office:value="0.001043515" calcext:value-type="float">
            <text:p>0.00104351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1045" calcext:value-type="float">
            <text:p>0.000841045</text:p>
          </table:table-cell>
          <table:table-cell office:value-type="float" office:value="0.000009599" calcext:value-type="float">
            <text:p>9.599E-06</text:p>
          </table:table-cell>
          <table:table-cell office:value-type="float" office:value="0.000830463" calcext:value-type="float">
            <text:p>0.000830463</text:p>
          </table:table-cell>
          <table:table-cell office:value-type="float" office:value="0.000891514" calcext:value-type="float">
            <text:p>0.000891514</text:p>
          </table:table-cell>
          <table:table-cell office:value-type="float" office:value="0.000771336" calcext:value-type="float">
            <text:p>0.000771336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20850798" calcext:value-type="float">
            <text:p>24.220850798</text:p>
          </table:table-cell>
          <table:table-cell office:value-type="float" office:value="24.200315602" calcext:value-type="float">
            <text:p>24.200315602</text:p>
          </table:table-cell>
          <table:table-cell office:value-type="float" office:value="24.22058945" calcext:value-type="float">
            <text:p>24.22058945</text:p>
          </table:table-cell>
          <table:table-cell office:value-type="float" office:value="24.222097282" calcext:value-type="float">
            <text:p>24.222097282</text:p>
          </table:table-cell>
          <table:table-cell office:value-type="float" office:value="24.219129123" calcext:value-type="float">
            <text:p>24.219129123</text:p>
          </table:table-cell>
          <table:table-cell office:value-type="float" office:value="25.201823969" calcext:value-type="float">
            <text:p>25.201823969</text:p>
          </table:table-cell>
          <table:table-cell/>
          <table:table-cell office:value-type="float" office:value="0.021318868" calcext:value-type="float">
            <text:p>0.021318868</text:p>
          </table:table-cell>
          <table:table-cell office:value-type="float" office:value="0.000243276" calcext:value-type="float">
            <text:p>0.000243276</text:p>
          </table:table-cell>
          <table:table-cell office:value-type="float" office:value="0.021050644" calcext:value-type="float">
            <text:p>0.021050644</text:p>
          </table:table-cell>
          <table:table-cell office:value-type="float" office:value="0.022598149" calcext:value-type="float">
            <text:p>0.022598149</text:p>
          </table:table-cell>
          <table:table-cell office:value-type="float" office:value="0.019551892" calcext:value-type="float">
            <text:p>0.019551892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<text:s/>2019-12-03 11:09:27</text:p>
          </table:table-cell>
          <table:table-cell office:value-type="float" office:value="24.18492" calcext:value-type="float">
            <text:p>24.18492</text:p>
          </table:table-cell>
          <table:table-cell office:value-type="string" calcext:value-type="string">
            <text:p><text:s/></text:p>
          </table:table-cell>
          <table:table-cell office:value-type="float" office:value="0.136211531" calcext:value-type="float">
            <text:p>0.136211531</text:p>
          </table:table-cell>
          <table:table-cell office:value-type="float" office:value="0.034505729" calcext:value-type="float">
            <text:p>0.034505729</text:p>
          </table:table-cell>
          <table:table-cell office:value-type="float" office:value="0.134966986" calcext:value-type="float">
            <text:p>0.134966986</text:p>
          </table:table-cell>
          <table:table-cell office:value-type="float" office:value="0.142444985" calcext:value-type="float">
            <text:p>0.142444985</text:p>
          </table:table-cell>
          <table:table-cell office:value-type="float" office:value="0.127722636" calcext:value-type="float">
            <text:p>0.12772263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2839" calcext:value-type="float">
            <text:p>0.001112839</text:p>
          </table:table-cell>
          <table:table-cell office:value-type="float" office:value="0.00028191" calcext:value-type="float">
            <text:p>0.00028191</text:p>
          </table:table-cell>
          <table:table-cell office:value-type="float" office:value="0.001102671" calcext:value-type="float">
            <text:p>0.001102671</text:p>
          </table:table-cell>
          <table:table-cell office:value-type="float" office:value="0.001163766" calcext:value-type="float">
            <text:p>0.001163766</text:p>
          </table:table-cell>
          <table:table-cell office:value-type="float" office:value="0.001043486" calcext:value-type="float">
            <text:p>0.00104348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066" calcext:value-type="float">
            <text:p>0.00084066</text:p>
          </table:table-cell>
          <table:table-cell office:value-type="float" office:value="0.000009731" calcext:value-type="float">
            <text:p>9.731E-06</text:p>
          </table:table-cell>
          <table:table-cell office:value-type="float" office:value="0.000830493" calcext:value-type="float">
            <text:p>0.000830493</text:p>
          </table:table-cell>
          <table:table-cell office:value-type="float" office:value="0.000891587" calcext:value-type="float">
            <text:p>0.000891587</text:p>
          </table:table-cell>
          <table:table-cell office:value-type="float" office:value="0.000771307" calcext:value-type="float">
            <text:p>0.000771307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05679704" calcext:value-type="float">
            <text:p>24.205679704</text:p>
          </table:table-cell>
          <table:table-cell office:value-type="float" office:value="24.185156973" calcext:value-type="float">
            <text:p>24.185156973</text:p>
          </table:table-cell>
          <table:table-cell office:value-type="float" office:value="24.205428575" calcext:value-type="float">
            <text:p>24.205428575</text:p>
          </table:table-cell>
          <table:table-cell office:value-type="float" office:value="24.20693751" calcext:value-type="float">
            <text:p>24.20693751</text:p>
          </table:table-cell>
          <table:table-cell office:value-type="float" office:value="24.203966785" calcext:value-type="float">
            <text:p>24.203966785</text:p>
          </table:table-cell>
          <table:table-cell office:value-type="float" office:value="25.186675792" calcext:value-type="float">
            <text:p>25.186675792</text:p>
          </table:table-cell>
          <table:table-cell/>
          <table:table-cell office:value-type="float" office:value="0.021309117" calcext:value-type="float">
            <text:p>0.021309117</text:p>
          </table:table-cell>
          <table:table-cell office:value-type="float" office:value="0.000246608" calcext:value-type="float">
            <text:p>0.000246608</text:p>
          </table:table-cell>
          <table:table-cell office:value-type="float" office:value="0.021051384" calcext:value-type="float">
            <text:p>0.021051384</text:p>
          </table:table-cell>
          <table:table-cell office:value-type="float" office:value="0.022600001" calcext:value-type="float">
            <text:p>0.022600001</text:p>
          </table:table-cell>
          <table:table-cell office:value-type="float" office:value="0.019551152" calcext:value-type="float">
            <text:p>0.019551152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<text:s/>2019-12-03 11:09:28</text:p>
          </table:table-cell>
          <table:table-cell office:value-type="float" office:value="24.18997" calcext:value-type="float">
            <text:p>24.18997</text:p>
          </table:table-cell>
          <table:table-cell office:value-type="string" calcext:value-type="string">
            <text:p><text:s/></text:p>
          </table:table-cell>
          <table:table-cell office:value-type="float" office:value="0.136160867" calcext:value-type="float">
            <text:p>0.136160867</text:p>
          </table:table-cell>
          <table:table-cell office:value-type="float" office:value="0.034016971" calcext:value-type="float">
            <text:p>0.034016971</text:p>
          </table:table-cell>
          <table:table-cell office:value-type="float" office:value="0.135047452" calcext:value-type="float">
            <text:p>0.135047452</text:p>
          </table:table-cell>
          <table:table-cell office:value-type="float" office:value="0.142300146" calcext:value-type="float">
            <text:p>0.142300146</text:p>
          </table:table-cell>
          <table:table-cell office:value-type="float" office:value="0.128235236" calcext:value-type="float">
            <text:p>0.12823523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2425" calcext:value-type="float">
            <text:p>0.001112425</text:p>
          </table:table-cell>
          <table:table-cell office:value-type="float" office:value="0.000277916" calcext:value-type="float">
            <text:p>0.000277916</text:p>
          </table:table-cell>
          <table:table-cell office:value-type="float" office:value="0.001103329" calcext:value-type="float">
            <text:p>0.001103329</text:p>
          </table:table-cell>
          <table:table-cell office:value-type="float" office:value="0.001162583" calcext:value-type="float">
            <text:p>0.001162583</text:p>
          </table:table-cell>
          <table:table-cell office:value-type="float" office:value="0.001047673" calcext:value-type="float">
            <text:p>0.00104767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0247" calcext:value-type="float">
            <text:p>0.000840247</text:p>
          </table:table-cell>
          <table:table-cell office:value-type="float" office:value="0.000005738" calcext:value-type="float">
            <text:p>5.738E-06</text:p>
          </table:table-cell>
          <table:table-cell office:value-type="float" office:value="0.00083115" calcext:value-type="float">
            <text:p>0.00083115</text:p>
          </table:table-cell>
          <table:table-cell office:value-type="float" office:value="0.000890404" calcext:value-type="float">
            <text:p>0.000890404</text:p>
          </table:table-cell>
          <table:table-cell office:value-type="float" office:value="0.000775495" calcext:value-type="float">
            <text:p>0.000775495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10723345" calcext:value-type="float">
            <text:p>24.210723345</text:p>
          </table:table-cell>
          <table:table-cell office:value-type="float" office:value="24.190112307" calcext:value-type="float">
            <text:p>24.190112307</text:p>
          </table:table-cell>
          <table:table-cell office:value-type="float" office:value="24.210498677" calcext:value-type="float">
            <text:p>24.210498677</text:p>
          </table:table-cell>
          <table:table-cell office:value-type="float" office:value="24.211962143" calcext:value-type="float">
            <text:p>24.211962143</text:p>
          </table:table-cell>
          <table:table-cell office:value-type="float" office:value="24.20912409" calcext:value-type="float">
            <text:p>24.20912409</text:p>
          </table:table-cell>
          <table:table-cell office:value-type="float" office:value="25.191725184" calcext:value-type="float">
            <text:p>25.191725184</text:p>
          </table:table-cell>
          <table:table-cell/>
          <table:table-cell office:value-type="float" office:value="0.021298625" calcext:value-type="float">
            <text:p>0.021298625</text:p>
          </table:table-cell>
          <table:table-cell office:value-type="float" office:value="0.000145389" calcext:value-type="float">
            <text:p>0.000145389</text:p>
          </table:table-cell>
          <table:table-cell office:value-type="float" office:value="0.021068048" calcext:value-type="float">
            <text:p>0.021068048</text:p>
          </table:table-cell>
          <table:table-cell office:value-type="float" office:value="0.022570006" calcext:value-type="float">
            <text:p>0.022570006</text:p>
          </table:table-cell>
          <table:table-cell office:value-type="float" office:value="0.019657306" calcext:value-type="float">
            <text:p>0.019657306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<text:s/>2019-12-03 11:09:30</text:p>
          </table:table-cell>
          <table:table-cell office:value-type="float" office:value="24.16975" calcext:value-type="float">
            <text:p>24.16975</text:p>
          </table:table-cell>
          <table:table-cell office:value-type="string" calcext:value-type="string">
            <text:p><text:s/></text:p>
          </table:table-cell>
          <table:table-cell office:value-type="float" office:value="0.136150734" calcext:value-type="float">
            <text:p>0.136150734</text:p>
          </table:table-cell>
          <table:table-cell office:value-type="float" office:value="0.033591394" calcext:value-type="float">
            <text:p>0.033591394</text:p>
          </table:table-cell>
          <table:table-cell office:value-type="float" office:value="0.134856717" calcext:value-type="float">
            <text:p>0.134856717</text:p>
          </table:table-cell>
          <table:table-cell office:value-type="float" office:value="0.142235177" calcext:value-type="float">
            <text:p>0.142235177</text:p>
          </table:table-cell>
          <table:table-cell office:value-type="float" office:value="0.128520146" calcext:value-type="float">
            <text:p>0.12852014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2343" calcext:value-type="float">
            <text:p>0.001112343</text:p>
          </table:table-cell>
          <table:table-cell office:value-type="float" office:value="0.000274439" calcext:value-type="float">
            <text:p>0.000274439</text:p>
          </table:table-cell>
          <table:table-cell office:value-type="float" office:value="0.001101771" calcext:value-type="float">
            <text:p>0.001101771</text:p>
          </table:table-cell>
          <table:table-cell office:value-type="float" office:value="0.001162052" calcext:value-type="float">
            <text:p>0.001162052</text:p>
          </table:table-cell>
          <table:table-cell office:value-type="float" office:value="0.001050001" calcext:value-type="float">
            <text:p>0.00105000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0164" calcext:value-type="float">
            <text:p>0.000840164</text:p>
          </table:table-cell>
          <table:table-cell office:value-type="float" office:value="0.000002261" calcext:value-type="float">
            <text:p>2.261E-06</text:p>
          </table:table-cell>
          <table:table-cell office:value-type="float" office:value="0.000829592" calcext:value-type="float">
            <text:p>0.000829592</text:p>
          </table:table-cell>
          <table:table-cell office:value-type="float" office:value="0.000889873" calcext:value-type="float">
            <text:p>0.000889873</text:p>
          </table:table-cell>
          <table:table-cell office:value-type="float" office:value="0.000777822" calcext:value-type="float">
            <text:p>0.000777822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190505845" calcext:value-type="float">
            <text:p>24.190505845</text:p>
          </table:table-cell>
          <table:table-cell office:value-type="float" office:value="24.169810596" calcext:value-type="float">
            <text:p>24.169810596</text:p>
          </table:table-cell>
          <table:table-cell office:value-type="float" office:value="24.19024473" calcext:value-type="float">
            <text:p>24.19024473</text:p>
          </table:table-cell>
          <table:table-cell office:value-type="float" office:value="24.191733601" calcext:value-type="float">
            <text:p>24.191733601</text:p>
          </table:table-cell>
          <table:table-cell office:value-type="float" office:value="24.188966097" calcext:value-type="float">
            <text:p>24.188966097</text:p>
          </table:table-cell>
          <table:table-cell office:value-type="float" office:value="25.171527622" calcext:value-type="float">
            <text:p>25.171527622</text:p>
          </table:table-cell>
          <table:table-cell/>
          <table:table-cell office:value-type="float" office:value="0.021296527" calcext:value-type="float">
            <text:p>0.021296527</text:p>
          </table:table-cell>
          <table:table-cell office:value-type="float" office:value="0.000057254" calcext:value-type="float">
            <text:p>5.7254E-05</text:p>
          </table:table-cell>
          <table:table-cell office:value-type="float" office:value="0.021028549" calcext:value-type="float">
            <text:p>0.021028549</text:p>
          </table:table-cell>
          <table:table-cell office:value-type="float" office:value="0.022556552" calcext:value-type="float">
            <text:p>0.022556552</text:p>
          </table:table-cell>
          <table:table-cell office:value-type="float" office:value="0.019716308" calcext:value-type="float">
            <text:p>0.019716308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<text:s/>2019-12-03 11:09:31</text:p>
          </table:table-cell>
          <table:table-cell office:value-type="float" office:value="24.17986" calcext:value-type="float">
            <text:p>24.17986</text:p>
          </table:table-cell>
          <table:table-cell office:value-type="string" calcext:value-type="string">
            <text:p><text:s/></text:p>
          </table:table-cell>
          <table:table-cell office:value-type="float" office:value="0.136332528" calcext:value-type="float">
            <text:p>0.136332528</text:p>
          </table:table-cell>
          <table:table-cell office:value-type="float" office:value="0.033371452" calcext:value-type="float">
            <text:p>0.033371452</text:p>
          </table:table-cell>
          <table:table-cell office:value-type="float" office:value="0.134280936" calcext:value-type="float">
            <text:p>0.134280936</text:p>
          </table:table-cell>
          <table:table-cell office:value-type="float" office:value="0.142036097" calcext:value-type="float">
            <text:p>0.142036097</text:p>
          </table:table-cell>
          <table:table-cell office:value-type="float" office:value="0.128958837" calcext:value-type="float">
            <text:p>0.12895883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3828" calcext:value-type="float">
            <text:p>0.001113828</text:p>
          </table:table-cell>
          <table:table-cell office:value-type="float" office:value="0.000272643" calcext:value-type="float">
            <text:p>0.000272643</text:p>
          </table:table-cell>
          <table:table-cell office:value-type="float" office:value="0.001097066" calcext:value-type="float">
            <text:p>0.001097066</text:p>
          </table:table-cell>
          <table:table-cell office:value-type="float" office:value="0.001160426" calcext:value-type="float">
            <text:p>0.001160426</text:p>
          </table:table-cell>
          <table:table-cell office:value-type="float" office:value="0.001053585" calcext:value-type="float">
            <text:p>0.00105358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1649" calcext:value-type="float">
            <text:p>0.000841649</text:p>
          </table:table-cell>
          <table:table-cell office:value-type="float" office:value="0.000000464" calcext:value-type="float">
            <text:p>4.64E-07</text:p>
          </table:table-cell>
          <table:table-cell office:value-type="float" office:value="0.000824888" calcext:value-type="float">
            <text:p>0.000824888</text:p>
          </table:table-cell>
          <table:table-cell office:value-type="float" office:value="0.000888247" calcext:value-type="float">
            <text:p>0.000888247</text:p>
          </table:table-cell>
          <table:table-cell office:value-type="float" office:value="0.000781406" calcext:value-type="float">
            <text:p>0.000781406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00650255" calcext:value-type="float">
            <text:p>24.200650255</text:p>
          </table:table-cell>
          <table:table-cell office:value-type="float" office:value="24.179874131" calcext:value-type="float">
            <text:p>24.179874131</text:p>
          </table:table-cell>
          <table:table-cell office:value-type="float" office:value="24.200236276" calcext:value-type="float">
            <text:p>24.200236276</text:p>
          </table:table-cell>
          <table:table-cell office:value-type="float" office:value="24.201801145" calcext:value-type="float">
            <text:p>24.201801145</text:p>
          </table:table-cell>
          <table:table-cell office:value-type="float" office:value="24.199162359" calcext:value-type="float">
            <text:p>24.199162359</text:p>
          </table:table-cell>
          <table:table-cell office:value-type="float" office:value="25.181626402" calcext:value-type="float">
            <text:p>25.181626402</text:p>
          </table:table-cell>
          <table:table-cell/>
          <table:table-cell office:value-type="float" office:value="0.021334174" calcext:value-type="float">
            <text:p>0.021334174</text:p>
          </table:table-cell>
          <table:table-cell office:value-type="float" office:value="0.000011705" calcext:value-type="float">
            <text:p>1.1705E-05</text:p>
          </table:table-cell>
          <table:table-cell office:value-type="float" office:value="0.020909311" calcext:value-type="float">
            <text:p>0.020909311</text:p>
          </table:table-cell>
          <table:table-cell office:value-type="float" office:value="0.022515325" calcext:value-type="float">
            <text:p>0.022515325</text:p>
          </table:table-cell>
          <table:table-cell office:value-type="float" office:value="0.019807157" calcext:value-type="float">
            <text:p>0.019807157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<text:s/>2019-12-03 11:09:32</text:p>
          </table:table-cell>
          <table:table-cell office:value-type="float" office:value="24.17481" calcext:value-type="float">
            <text:p>24.17481</text:p>
          </table:table-cell>
          <table:table-cell office:value-type="string" calcext:value-type="string">
            <text:p><text:s/></text:p>
          </table:table-cell>
          <table:table-cell office:value-type="float" office:value="0.13650419" calcext:value-type="float">
            <text:p>0.13650419</text:p>
          </table:table-cell>
          <table:table-cell office:value-type="float" office:value="0.033821468" calcext:value-type="float">
            <text:p>0.033821468</text:p>
          </table:table-cell>
          <table:table-cell office:value-type="float" office:value="0.134205834" calcext:value-type="float">
            <text:p>0.134205834</text:p>
          </table:table-cell>
          <table:table-cell office:value-type="float" office:value="0.141952651" calcext:value-type="float">
            <text:p>0.141952651</text:p>
          </table:table-cell>
          <table:table-cell office:value-type="float" office:value="0.128313318" calcext:value-type="float">
            <text:p>0.12831331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523" calcext:value-type="float">
            <text:p>0.00111523</text:p>
          </table:table-cell>
          <table:table-cell office:value-type="float" office:value="0.000276319" calcext:value-type="float">
            <text:p>0.000276319</text:p>
          </table:table-cell>
          <table:table-cell office:value-type="float" office:value="0.001096453" calcext:value-type="float">
            <text:p>0.001096453</text:p>
          </table:table-cell>
          <table:table-cell office:value-type="float" office:value="0.001159744" calcext:value-type="float">
            <text:p>0.001159744</text:p>
          </table:table-cell>
          <table:table-cell office:value-type="float" office:value="0.001048311" calcext:value-type="float">
            <text:p>0.00104831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3051" calcext:value-type="float">
            <text:p>0.000843051</text:p>
          </table:table-cell>
          <table:table-cell office:value-type="float" office:value="0.00000414" calcext:value-type="float">
            <text:p>4.14E-06</text:p>
          </table:table-cell>
          <table:table-cell office:value-type="float" office:value="0.000824274" calcext:value-type="float">
            <text:p>0.000824274</text:p>
          </table:table-cell>
          <table:table-cell office:value-type="float" office:value="0.000887565" calcext:value-type="float">
            <text:p>0.000887565</text:p>
          </table:table-cell>
          <table:table-cell office:value-type="float" office:value="0.000776133" calcext:value-type="float">
            <text:p>0.000776133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19563103" calcext:value-type="float">
            <text:p>24.19563103</text:p>
          </table:table-cell>
          <table:table-cell office:value-type="float" office:value="24.17491098" calcext:value-type="float">
            <text:p>24.17491098</text:p>
          </table:table-cell>
          <table:table-cell office:value-type="float" office:value="24.195167256" calcext:value-type="float">
            <text:p>24.195167256</text:p>
          </table:table-cell>
          <table:table-cell office:value-type="float" office:value="24.196730449" calcext:value-type="float">
            <text:p>24.196730449</text:p>
          </table:table-cell>
          <table:table-cell office:value-type="float" office:value="24.193978233" calcext:value-type="float">
            <text:p>24.193978233</text:p>
          </table:table-cell>
          <table:table-cell office:value-type="float" office:value="25.176577012" calcext:value-type="float">
            <text:p>25.176577012</text:p>
          </table:table-cell>
          <table:table-cell/>
          <table:table-cell office:value-type="float" office:value="0.021369724" calcext:value-type="float">
            <text:p>0.021369724</text:p>
          </table:table-cell>
          <table:table-cell office:value-type="float" office:value="0.000104901" calcext:value-type="float">
            <text:p>0.000104901</text:p>
          </table:table-cell>
          <table:table-cell office:value-type="float" office:value="0.020893758" calcext:value-type="float">
            <text:p>0.020893758</text:p>
          </table:table-cell>
          <table:table-cell office:value-type="float" office:value="0.022498044" calcext:value-type="float">
            <text:p>0.022498044</text:p>
          </table:table-cell>
          <table:table-cell office:value-type="float" office:value="0.019673476" calcext:value-type="float">
            <text:p>0.019673476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<text:s/>2019-12-03 11:09:34</text:p>
          </table:table-cell>
          <table:table-cell office:value-type="float" office:value="24.1647" calcext:value-type="float">
            <text:p>24.1647</text:p>
          </table:table-cell>
          <table:table-cell office:value-type="string" calcext:value-type="string">
            <text:p><text:s/></text:p>
          </table:table-cell>
          <table:table-cell office:value-type="float" office:value="0.136475579" calcext:value-type="float">
            <text:p>0.136475579</text:p>
          </table:table-cell>
          <table:table-cell office:value-type="float" office:value="0.035411124" calcext:value-type="float">
            <text:p>0.035411124</text:p>
          </table:table-cell>
          <table:table-cell office:value-type="float" office:value="0.13465883" calcext:value-type="float">
            <text:p>0.13465883</text:p>
          </table:table-cell>
          <table:table-cell office:value-type="float" office:value="0.141900795" calcext:value-type="float">
            <text:p>0.141900795</text:p>
          </table:table-cell>
          <table:table-cell office:value-type="float" office:value="0.127815619" calcext:value-type="float">
            <text:p>0.12781561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4997" calcext:value-type="float">
            <text:p>0.001114997</text:p>
          </table:table-cell>
          <table:table-cell office:value-type="float" office:value="0.000289307" calcext:value-type="float">
            <text:p>0.000289307</text:p>
          </table:table-cell>
          <table:table-cell office:value-type="float" office:value="0.001100154" calcext:value-type="float">
            <text:p>0.001100154</text:p>
          </table:table-cell>
          <table:table-cell office:value-type="float" office:value="0.00115932" calcext:value-type="float">
            <text:p>0.00115932</text:p>
          </table:table-cell>
          <table:table-cell office:value-type="float" office:value="0.001044245" calcext:value-type="float">
            <text:p>0.00104424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2818" calcext:value-type="float">
            <text:p>0.000842818</text:p>
          </table:table-cell>
          <table:table-cell office:value-type="float" office:value="0.000017128" calcext:value-type="float">
            <text:p>1.7128E-05</text:p>
          </table:table-cell>
          <table:table-cell office:value-type="float" office:value="0.000827975" calcext:value-type="float">
            <text:p>0.000827975</text:p>
          </table:table-cell>
          <table:table-cell office:value-type="float" office:value="0.000887141" calcext:value-type="float">
            <text:p>0.000887141</text:p>
          </table:table-cell>
          <table:table-cell office:value-type="float" office:value="0.000772066" calcext:value-type="float">
            <text:p>0.000772066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185517532" calcext:value-type="float">
            <text:p>24.185517532</text:p>
          </table:table-cell>
          <table:table-cell office:value-type="float" office:value="24.165123842" calcext:value-type="float">
            <text:p>24.165123842</text:p>
          </table:table-cell>
          <table:table-cell office:value-type="float" office:value="24.185150935" calcext:value-type="float">
            <text:p>24.185150935</text:p>
          </table:table-cell>
          <table:table-cell office:value-type="float" office:value="24.186612269" calcext:value-type="float">
            <text:p>24.186612269</text:p>
          </table:table-cell>
          <table:table-cell office:value-type="float" office:value="24.183770062" calcext:value-type="float">
            <text:p>24.183770062</text:p>
          </table:table-cell>
          <table:table-cell office:value-type="float" office:value="25.166478233" calcext:value-type="float">
            <text:p>25.166478233</text:p>
          </table:table-cell>
          <table:table-cell/>
          <table:table-cell office:value-type="float" office:value="0.021363799" calcext:value-type="float">
            <text:p>0.021363799</text:p>
          </table:table-cell>
          <table:table-cell office:value-type="float" office:value="0.000434111" calcext:value-type="float">
            <text:p>0.000434111</text:p>
          </table:table-cell>
          <table:table-cell office:value-type="float" office:value="0.020987568" calcext:value-type="float">
            <text:p>0.020987568</text:p>
          </table:table-cell>
          <table:table-cell office:value-type="float" office:value="0.022487305" calcext:value-type="float">
            <text:p>0.022487305</text:p>
          </table:table-cell>
          <table:table-cell office:value-type="float" office:value="0.019570408" calcext:value-type="float">
            <text:p>0.019570408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<text:s/>2019-12-03 11:09:35</text:p>
          </table:table-cell>
          <table:table-cell office:value-type="float" office:value="24.17986" calcext:value-type="float">
            <text:p>24.17986</text:p>
          </table:table-cell>
          <table:table-cell office:value-type="string" calcext:value-type="string">
            <text:p><text:s/></text:p>
          </table:table-cell>
          <table:table-cell office:value-type="float" office:value="0.136432068" calcext:value-type="float">
            <text:p>0.136432068</text:p>
          </table:table-cell>
          <table:table-cell office:value-type="float" office:value="0.033968691" calcext:value-type="float">
            <text:p>0.033968691</text:p>
          </table:table-cell>
          <table:table-cell office:value-type="float" office:value="0.135148184" calcext:value-type="float">
            <text:p>0.135148184</text:p>
          </table:table-cell>
          <table:table-cell office:value-type="float" office:value="0.141865628" calcext:value-type="float">
            <text:p>0.141865628</text:p>
          </table:table-cell>
          <table:table-cell office:value-type="float" office:value="0.128053442" calcext:value-type="float">
            <text:p>0.12805344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4641" calcext:value-type="float">
            <text:p>0.001114641</text:p>
          </table:table-cell>
          <table:table-cell office:value-type="float" office:value="0.000277522" calcext:value-type="float">
            <text:p>0.000277522</text:p>
          </table:table-cell>
          <table:table-cell office:value-type="float" office:value="0.001104152" calcext:value-type="float">
            <text:p>0.001104152</text:p>
          </table:table-cell>
          <table:table-cell office:value-type="float" office:value="0.001159033" calcext:value-type="float">
            <text:p>0.001159033</text:p>
          </table:table-cell>
          <table:table-cell office:value-type="float" office:value="0.001046188" calcext:value-type="float">
            <text:p>0.00104618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2462" calcext:value-type="float">
            <text:p>0.000842462</text:p>
          </table:table-cell>
          <table:table-cell office:value-type="float" office:value="0.000005343" calcext:value-type="float">
            <text:p>5.343E-06</text:p>
          </table:table-cell>
          <table:table-cell office:value-type="float" office:value="0.000831973" calcext:value-type="float">
            <text:p>0.000831973</text:p>
          </table:table-cell>
          <table:table-cell office:value-type="float" office:value="0.000886854" calcext:value-type="float">
            <text:p>0.000886854</text:p>
          </table:table-cell>
          <table:table-cell office:value-type="float" office:value="0.000774009" calcext:value-type="float">
            <text:p>0.000774009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00670341" calcext:value-type="float">
            <text:p>24.200670341</text:p>
          </table:table-cell>
          <table:table-cell office:value-type="float" office:value="24.179994647" calcext:value-type="float">
            <text:p>24.179994647</text:p>
          </table:table-cell>
          <table:table-cell office:value-type="float" office:value="24.200411273" calcext:value-type="float">
            <text:p>24.200411273</text:p>
          </table:table-cell>
          <table:table-cell office:value-type="float" office:value="24.201766747" calcext:value-type="float">
            <text:p>24.201766747</text:p>
          </table:table-cell>
          <table:table-cell office:value-type="float" office:value="24.198979664" calcext:value-type="float">
            <text:p>24.198979664</text:p>
          </table:table-cell>
          <table:table-cell office:value-type="float" office:value="25.181626402" calcext:value-type="float">
            <text:p>25.181626402</text:p>
          </table:table-cell>
          <table:table-cell/>
          <table:table-cell office:value-type="float" office:value="0.021354788" calcext:value-type="float">
            <text:p>0.021354788</text:p>
          </table:table-cell>
          <table:table-cell office:value-type="float" office:value="0.00013539" calcext:value-type="float">
            <text:p>0.00013539</text:p>
          </table:table-cell>
          <table:table-cell office:value-type="float" office:value="0.021088909" calcext:value-type="float">
            <text:p>0.021088909</text:p>
          </table:table-cell>
          <table:table-cell office:value-type="float" office:value="0.022480022" calcext:value-type="float">
            <text:p>0.022480022</text:p>
          </table:table-cell>
          <table:table-cell office:value-type="float" office:value="0.019619658" calcext:value-type="float">
            <text:p>0.019619658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<text:s/>2019-12-03 11:09:36</text:p>
          </table:table-cell>
          <table:table-cell office:value-type="float" office:value="24.15965" calcext:value-type="float">
            <text:p>24.15965</text:p>
          </table:table-cell>
          <table:table-cell office:value-type="string" calcext:value-type="string">
            <text:p><text:s/></text:p>
          </table:table-cell>
          <table:table-cell office:value-type="float" office:value="0.136515514" calcext:value-type="float">
            <text:p>0.136515514</text:p>
          </table:table-cell>
          <table:table-cell office:value-type="float" office:value="0.033507351" calcext:value-type="float">
            <text:p>0.033507351</text:p>
          </table:table-cell>
          <table:table-cell office:value-type="float" office:value="0.134782211" calcext:value-type="float">
            <text:p>0.134782211</text:p>
          </table:table-cell>
          <table:table-cell office:value-type="float" office:value="0.14161052" calcext:value-type="float">
            <text:p>0.14161052</text:p>
          </table:table-cell>
          <table:table-cell office:value-type="float" office:value="0.128757969" calcext:value-type="float">
            <text:p>0.12875796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5323" calcext:value-type="float">
            <text:p>0.001115323</text:p>
          </table:table-cell>
          <table:table-cell office:value-type="float" office:value="0.000273753" calcext:value-type="float">
            <text:p>0.000273753</text:p>
          </table:table-cell>
          <table:table-cell office:value-type="float" office:value="0.001101162" calcext:value-type="float">
            <text:p>0.001101162</text:p>
          </table:table-cell>
          <table:table-cell office:value-type="float" office:value="0.001156949" calcext:value-type="float">
            <text:p>0.001156949</text:p>
          </table:table-cell>
          <table:table-cell office:value-type="float" office:value="0.001051944" calcext:value-type="float">
            <text:p>0.00105194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3144" calcext:value-type="float">
            <text:p>0.000843144</text:p>
          </table:table-cell>
          <table:table-cell office:value-type="float" office:value="0.000001574" calcext:value-type="float">
            <text:p>1.574E-06</text:p>
          </table:table-cell>
          <table:table-cell office:value-type="float" office:value="0.000828983" calcext:value-type="float">
            <text:p>0.000828983</text:p>
          </table:table-cell>
          <table:table-cell office:value-type="float" office:value="0.00088477" calcext:value-type="float">
            <text:p>0.00088477</text:p>
          </table:table-cell>
          <table:table-cell office:value-type="float" office:value="0.000779765" calcext:value-type="float">
            <text:p>0.000779765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180471728" calcext:value-type="float">
            <text:p>24.180471728</text:p>
          </table:table-cell>
          <table:table-cell office:value-type="float" office:value="24.15968572" calcext:value-type="float">
            <text:p>24.15968572</text:p>
          </table:table-cell>
          <table:table-cell office:value-type="float" office:value="24.180121968" calcext:value-type="float">
            <text:p>24.180121968</text:p>
          </table:table-cell>
          <table:table-cell office:value-type="float" office:value="24.181499838" calcext:value-type="float">
            <text:p>24.181499838</text:p>
          </table:table-cell>
          <table:table-cell office:value-type="float" office:value="24.178906347" calcext:value-type="float">
            <text:p>24.178906347</text:p>
          </table:table-cell>
          <table:table-cell office:value-type="float" office:value="25.161428845" calcext:value-type="float">
            <text:p>25.161428845</text:p>
          </table:table-cell>
          <table:table-cell/>
          <table:table-cell office:value-type="float" office:value="0.021372069" calcext:value-type="float">
            <text:p>0.021372069</text:p>
          </table:table-cell>
          <table:table-cell office:value-type="float" office:value="0.000039849" calcext:value-type="float">
            <text:p>3.9849E-05</text:p>
          </table:table-cell>
          <table:table-cell office:value-type="float" office:value="0.02101312" calcext:value-type="float">
            <text:p>0.02101312</text:p>
          </table:table-cell>
          <table:table-cell office:value-type="float" office:value="0.022427192" calcext:value-type="float">
            <text:p>0.022427192</text:p>
          </table:table-cell>
          <table:table-cell office:value-type="float" office:value="0.019765559" calcext:value-type="float">
            <text:p>0.019765559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<text:s/>2019-12-03 11:09:38</text:p>
          </table:table-cell>
          <table:table-cell office:value-type="float" office:value="24.15965" calcext:value-type="float">
            <text:p>24.15965</text:p>
          </table:table-cell>
          <table:table-cell office:value-type="string" calcext:value-type="string">
            <text:p><text:s/></text:p>
          </table:table-cell>
          <table:table-cell office:value-type="float" office:value="0.136614458" calcext:value-type="float">
            <text:p>0.136614458</text:p>
          </table:table-cell>
          <table:table-cell office:value-type="float" office:value="0.033355955" calcext:value-type="float">
            <text:p>0.033355955</text:p>
          </table:table-cell>
          <table:table-cell office:value-type="float" office:value="0.134263651" calcext:value-type="float">
            <text:p>0.134263651</text:p>
          </table:table-cell>
          <table:table-cell office:value-type="float" office:value="0.141581314" calcext:value-type="float">
            <text:p>0.141581314</text:p>
          </table:table-cell>
          <table:table-cell office:value-type="float" office:value="0.128855721" calcext:value-type="float">
            <text:p>0.12885572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6131" calcext:value-type="float">
            <text:p>0.001116131</text:p>
          </table:table-cell>
          <table:table-cell office:value-type="float" office:value="0.000272516" calcext:value-type="float">
            <text:p>0.000272516</text:p>
          </table:table-cell>
          <table:table-cell office:value-type="float" office:value="0.001096925" calcext:value-type="float">
            <text:p>0.001096925</text:p>
          </table:table-cell>
          <table:table-cell office:value-type="float" office:value="0.00115671" calcext:value-type="float">
            <text:p>0.00115671</text:p>
          </table:table-cell>
          <table:table-cell office:value-type="float" office:value="0.001052743" calcext:value-type="float">
            <text:p>0.00105274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3952" calcext:value-type="float">
            <text:p>0.000843952</text:p>
          </table:table-cell>
          <table:table-cell office:value-type="float" office:value="0.000000337" calcext:value-type="float">
            <text:p>3.37E-07</text:p>
          </table:table-cell>
          <table:table-cell office:value-type="float" office:value="0.000824746" calcext:value-type="float">
            <text:p>0.000824746</text:p>
          </table:table-cell>
          <table:table-cell office:value-type="float" office:value="0.000884531" calcext:value-type="float">
            <text:p>0.000884531</text:p>
          </table:table-cell>
          <table:table-cell office:value-type="float" office:value="0.000780564" calcext:value-type="float">
            <text:p>0.000780564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180491693" calcext:value-type="float">
            <text:p>24.180491693</text:p>
          </table:table-cell>
          <table:table-cell office:value-type="float" office:value="24.15965517" calcext:value-type="float">
            <text:p>24.15965517</text:p>
          </table:table-cell>
          <table:table-cell office:value-type="float" office:value="24.180017328" calcext:value-type="float">
            <text:p>24.180017328</text:p>
          </table:table-cell>
          <table:table-cell office:value-type="float" office:value="24.181493945" calcext:value-type="float">
            <text:p>24.181493945</text:p>
          </table:table-cell>
          <table:table-cell office:value-type="float" office:value="24.178926072" calcext:value-type="float">
            <text:p>24.178926072</text:p>
          </table:table-cell>
          <table:table-cell office:value-type="float" office:value="25.161428845" calcext:value-type="float">
            <text:p>25.161428845</text:p>
          </table:table-cell>
          <table:table-cell/>
          <table:table-cell office:value-type="float" office:value="0.021392559" calcext:value-type="float">
            <text:p>0.021392559</text:p>
          </table:table-cell>
          <table:table-cell office:value-type="float" office:value="0.000008496" calcext:value-type="float">
            <text:p>8.496E-06</text:p>
          </table:table-cell>
          <table:table-cell office:value-type="float" office:value="0.020905731" calcext:value-type="float">
            <text:p>0.020905731</text:p>
          </table:table-cell>
          <table:table-cell office:value-type="float" office:value="0.022421144" calcext:value-type="float">
            <text:p>0.022421144</text:p>
          </table:table-cell>
          <table:table-cell office:value-type="float" office:value="0.019785802" calcext:value-type="float">
            <text:p>0.019785802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<text:s/>2019-12-03 11:09:39</text:p>
          </table:table-cell>
          <table:table-cell office:value-type="float" office:value="24.15965" calcext:value-type="float">
            <text:p>24.15965</text:p>
          </table:table-cell>
          <table:table-cell office:value-type="string" calcext:value-type="string">
            <text:p><text:s/></text:p>
          </table:table-cell>
          <table:table-cell office:value-type="float" office:value="0.136705653" calcext:value-type="float">
            <text:p>0.136705653</text:p>
          </table:table-cell>
          <table:table-cell office:value-type="float" office:value="0.034323339" calcext:value-type="float">
            <text:p>0.034323339</text:p>
          </table:table-cell>
          <table:table-cell office:value-type="float" office:value="0.134436504" calcext:value-type="float">
            <text:p>0.134436504</text:p>
          </table:table-cell>
          <table:table-cell office:value-type="float" office:value="0.141636746" calcext:value-type="float">
            <text:p>0.141636746</text:p>
          </table:table-cell>
          <table:table-cell office:value-type="float" office:value="0.127871648" calcext:value-type="float">
            <text:p>0.12787164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6876" calcext:value-type="float">
            <text:p>0.001116876</text:p>
          </table:table-cell>
          <table:table-cell office:value-type="float" office:value="0.000280419" calcext:value-type="float">
            <text:p>0.000280419</text:p>
          </table:table-cell>
          <table:table-cell office:value-type="float" office:value="0.001098337" calcext:value-type="float">
            <text:p>0.001098337</text:p>
          </table:table-cell>
          <table:table-cell office:value-type="float" office:value="0.001157163" calcext:value-type="float">
            <text:p>0.001157163</text:p>
          </table:table-cell>
          <table:table-cell office:value-type="float" office:value="0.001044703" calcext:value-type="float">
            <text:p>0.00104470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4697" calcext:value-type="float">
            <text:p>0.000844697</text:p>
          </table:table-cell>
          <table:table-cell office:value-type="float" office:value="0.000008241" calcext:value-type="float">
            <text:p>8.241E-06</text:p>
          </table:table-cell>
          <table:table-cell office:value-type="float" office:value="0.000826159" calcext:value-type="float">
            <text:p>0.000826159</text:p>
          </table:table-cell>
          <table:table-cell office:value-type="float" office:value="0.000884984" calcext:value-type="float">
            <text:p>0.000884984</text:p>
          </table:table-cell>
          <table:table-cell office:value-type="float" office:value="0.000772524" calcext:value-type="float">
            <text:p>0.000772524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180510095" calcext:value-type="float">
            <text:p>24.180510095</text:p>
          </table:table-cell>
          <table:table-cell office:value-type="float" office:value="24.15985038" calcext:value-type="float">
            <text:p>24.15985038</text:p>
          </table:table-cell>
          <table:table-cell office:value-type="float" office:value="24.180052208" calcext:value-type="float">
            <text:p>24.180052208</text:p>
          </table:table-cell>
          <table:table-cell office:value-type="float" office:value="24.18150513" calcext:value-type="float">
            <text:p>24.18150513</text:p>
          </table:table-cell>
          <table:table-cell office:value-type="float" office:value="24.178727498" calcext:value-type="float">
            <text:p>24.178727498</text:p>
          </table:table-cell>
          <table:table-cell office:value-type="float" office:value="25.161428845" calcext:value-type="float">
            <text:p>25.161428845</text:p>
          </table:table-cell>
          <table:table-cell/>
          <table:table-cell office:value-type="float" office:value="0.021411445" calcext:value-type="float">
            <text:p>0.021411445</text:p>
          </table:table-cell>
          <table:table-cell office:value-type="float" office:value="0.000208836" calcext:value-type="float">
            <text:p>0.000208836</text:p>
          </table:table-cell>
          <table:table-cell office:value-type="float" office:value="0.020941527" calcext:value-type="float">
            <text:p>0.020941527</text:p>
          </table:table-cell>
          <table:table-cell office:value-type="float" office:value="0.022432623" calcext:value-type="float">
            <text:p>0.022432623</text:p>
          </table:table-cell>
          <table:table-cell office:value-type="float" office:value="0.019582011" calcext:value-type="float">
            <text:p>0.019582011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<text:s/>2019-12-03 11:09:40</text:p>
          </table:table-cell>
          <table:table-cell office:value-type="float" office:value="24.14954" calcext:value-type="float">
            <text:p>24.14954</text:p>
          </table:table-cell>
          <table:table-cell office:value-type="string" calcext:value-type="string">
            <text:p><text:s/></text:p>
          </table:table-cell>
          <table:table-cell office:value-type="float" office:value="0.136625187" calcext:value-type="float">
            <text:p>0.136625187</text:p>
          </table:table-cell>
          <table:table-cell office:value-type="float" office:value="0.035080914" calcext:value-type="float">
            <text:p>0.035080914</text:p>
          </table:table-cell>
          <table:table-cell office:value-type="float" office:value="0.13489248" calcext:value-type="float">
            <text:p>0.13489248</text:p>
          </table:table-cell>
          <table:table-cell office:value-type="float" office:value="0.141563432" calcext:value-type="float">
            <text:p>0.141563432</text:p>
          </table:table-cell>
          <table:table-cell office:value-type="float" office:value="0.127691046" calcext:value-type="float">
            <text:p>0.12769104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6219" calcext:value-type="float">
            <text:p>0.001116219</text:p>
          </table:table-cell>
          <table:table-cell office:value-type="float" office:value="0.000286609" calcext:value-type="float">
            <text:p>0.000286609</text:p>
          </table:table-cell>
          <table:table-cell office:value-type="float" office:value="0.001102063" calcext:value-type="float">
            <text:p>0.001102063</text:p>
          </table:table-cell>
          <table:table-cell office:value-type="float" office:value="0.001156564" calcext:value-type="float">
            <text:p>0.001156564</text:p>
          </table:table-cell>
          <table:table-cell office:value-type="float" office:value="0.001043227" calcext:value-type="float">
            <text:p>0.00104322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404" calcext:value-type="float">
            <text:p>0.00084404</text:p>
          </table:table-cell>
          <table:table-cell office:value-type="float" office:value="0.00001443" calcext:value-type="float">
            <text:p>1.443E-05</text:p>
          </table:table-cell>
          <table:table-cell office:value-type="float" office:value="0.000829884" calcext:value-type="float">
            <text:p>0.000829884</text:p>
          </table:table-cell>
          <table:table-cell office:value-type="float" office:value="0.000884385" calcext:value-type="float">
            <text:p>0.000884385</text:p>
          </table:table-cell>
          <table:table-cell office:value-type="float" office:value="0.000771049" calcext:value-type="float">
            <text:p>0.000771049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170386135" calcext:value-type="float">
            <text:p>24.170386135</text:p>
          </table:table-cell>
          <table:table-cell office:value-type="float" office:value="24.14989534" calcext:value-type="float">
            <text:p>24.14989534</text:p>
          </table:table-cell>
          <table:table-cell office:value-type="float" office:value="24.170036492" calcext:value-type="float">
            <text:p>24.170036492</text:p>
          </table:table-cell>
          <table:table-cell office:value-type="float" office:value="24.171382622" calcext:value-type="float">
            <text:p>24.171382622</text:p>
          </table:table-cell>
          <table:table-cell office:value-type="float" office:value="24.168583314" calcext:value-type="float">
            <text:p>24.168583314</text:p>
          </table:table-cell>
          <table:table-cell office:value-type="float" office:value="25.151330071" calcext:value-type="float">
            <text:p>25.151330071</text:p>
          </table:table-cell>
          <table:table-cell/>
          <table:table-cell office:value-type="float" office:value="0.021394781" calcext:value-type="float">
            <text:p>0.021394781</text:p>
          </table:table-cell>
          <table:table-cell office:value-type="float" office:value="0.000365726" calcext:value-type="float">
            <text:p>0.000365726</text:p>
          </table:table-cell>
          <table:table-cell office:value-type="float" office:value="0.021035955" calcext:value-type="float">
            <text:p>0.021035955</text:p>
          </table:table-cell>
          <table:table-cell office:value-type="float" office:value="0.022417441" calcext:value-type="float">
            <text:p>0.022417441</text:p>
          </table:table-cell>
          <table:table-cell office:value-type="float" office:value="0.01954461" calcext:value-type="float">
            <text:p>0.01954461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<text:s/>2019-12-03 11:09:42</text:p>
          </table:table-cell>
          <table:table-cell office:value-type="float" office:value="24.15965" calcext:value-type="float">
            <text:p>24.15965</text:p>
          </table:table-cell>
          <table:table-cell office:value-type="string" calcext:value-type="string">
            <text:p><text:s/></text:p>
          </table:table-cell>
          <table:table-cell office:value-type="float" office:value="0.136652009" calcext:value-type="float">
            <text:p>0.136652009</text:p>
          </table:table-cell>
          <table:table-cell office:value-type="float" office:value="0.035079722" calcext:value-type="float">
            <text:p>0.035079722</text:p>
          </table:table-cell>
          <table:table-cell office:value-type="float" office:value="0.134934799" calcext:value-type="float">
            <text:p>0.134934799</text:p>
          </table:table-cell>
          <table:table-cell office:value-type="float" office:value="0.141545551" calcext:value-type="float">
            <text:p>0.141545551</text:p>
          </table:table-cell>
          <table:table-cell office:value-type="float" office:value="0.127687469" calcext:value-type="float">
            <text:p>0.12768746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6438" calcext:value-type="float">
            <text:p>0.001116438</text:p>
          </table:table-cell>
          <table:table-cell office:value-type="float" office:value="0.000286599" calcext:value-type="float">
            <text:p>0.000286599</text:p>
          </table:table-cell>
          <table:table-cell office:value-type="float" office:value="0.001102408" calcext:value-type="float">
            <text:p>0.001102408</text:p>
          </table:table-cell>
          <table:table-cell office:value-type="float" office:value="0.001156418" calcext:value-type="float">
            <text:p>0.001156418</text:p>
          </table:table-cell>
          <table:table-cell office:value-type="float" office:value="0.001043198" calcext:value-type="float">
            <text:p>0.00104319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4259" calcext:value-type="float">
            <text:p>0.000844259</text:p>
          </table:table-cell>
          <table:table-cell office:value-type="float" office:value="0.00001442" calcext:value-type="float">
            <text:p>1.442E-05</text:p>
          </table:table-cell>
          <table:table-cell office:value-type="float" office:value="0.00083023" calcext:value-type="float">
            <text:p>0.00083023</text:p>
          </table:table-cell>
          <table:table-cell office:value-type="float" office:value="0.000884239" calcext:value-type="float">
            <text:p>0.000884239</text:p>
          </table:table-cell>
          <table:table-cell office:value-type="float" office:value="0.000771019" calcext:value-type="float">
            <text:p>0.000771019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180499271" calcext:value-type="float">
            <text:p>24.180499271</text:p>
          </table:table-cell>
          <table:table-cell office:value-type="float" office:value="24.160003012" calcext:value-type="float">
            <text:p>24.160003012</text:p>
          </table:table-cell>
          <table:table-cell office:value-type="float" office:value="24.180152758" calcext:value-type="float">
            <text:p>24.180152758</text:p>
          </table:table-cell>
          <table:table-cell office:value-type="float" office:value="24.181486728" calcext:value-type="float">
            <text:p>24.181486728</text:p>
          </table:table-cell>
          <table:table-cell office:value-type="float" office:value="24.178690333" calcext:value-type="float">
            <text:p>24.178690333</text:p>
          </table:table-cell>
          <table:table-cell office:value-type="float" office:value="25.161428845" calcext:value-type="float">
            <text:p>25.161428845</text:p>
          </table:table-cell>
          <table:table-cell/>
          <table:table-cell office:value-type="float" office:value="0.021400336" calcext:value-type="float">
            <text:p>0.021400336</text:p>
          </table:table-cell>
          <table:table-cell office:value-type="float" office:value="0.00036548" calcext:value-type="float">
            <text:p>0.00036548</text:p>
          </table:table-cell>
          <table:table-cell office:value-type="float" office:value="0.021044719" calcext:value-type="float">
            <text:p>0.021044719</text:p>
          </table:table-cell>
          <table:table-cell office:value-type="float" office:value="0.022413738" calcext:value-type="float">
            <text:p>0.022413738</text:p>
          </table:table-cell>
          <table:table-cell office:value-type="float" office:value="0.019543869" calcext:value-type="float">
            <text:p>0.019543869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<text:s/>2019-12-03 11:09:43</text:p>
          </table:table-cell>
          <table:table-cell office:value-type="float" office:value="24.14448" calcext:value-type="float">
            <text:p>24.14448</text:p>
          </table:table-cell>
          <table:table-cell office:value-type="string" calcext:value-type="string">
            <text:p><text:s/></text:p>
          </table:table-cell>
          <table:table-cell office:value-type="float" office:value="0.136657374" calcext:value-type="float">
            <text:p>0.136657374</text:p>
          </table:table-cell>
          <table:table-cell office:value-type="float" office:value="0.033439402" calcext:value-type="float">
            <text:p>0.033439402</text:p>
          </table:table-cell>
          <table:table-cell office:value-type="float" office:value="0.134547369" calcext:value-type="float">
            <text:p>0.134547369</text:p>
          </table:table-cell>
          <table:table-cell office:value-type="float" office:value="0.141513364" calcext:value-type="float">
            <text:p>0.141513364</text:p>
          </table:table-cell>
          <table:table-cell office:value-type="float" office:value="0.129038707" calcext:value-type="float">
            <text:p>0.12903870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6482" calcext:value-type="float">
            <text:p>0.001116482</text:p>
          </table:table-cell>
          <table:table-cell office:value-type="float" office:value="0.000273198" calcext:value-type="float">
            <text:p>0.000273198</text:p>
          </table:table-cell>
          <table:table-cell office:value-type="float" office:value="0.001099243" calcext:value-type="float">
            <text:p>0.001099243</text:p>
          </table:table-cell>
          <table:table-cell office:value-type="float" office:value="0.001156155" calcext:value-type="float">
            <text:p>0.001156155</text:p>
          </table:table-cell>
          <table:table-cell office:value-type="float" office:value="0.001054238" calcext:value-type="float">
            <text:p>0.00105423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4303" calcext:value-type="float">
            <text:p>0.000844303</text:p>
          </table:table-cell>
          <table:table-cell office:value-type="float" office:value="0.000001019" calcext:value-type="float">
            <text:p>1.019E-06</text:p>
          </table:table-cell>
          <table:table-cell office:value-type="float" office:value="0.000827064" calcext:value-type="float">
            <text:p>0.000827064</text:p>
          </table:table-cell>
          <table:table-cell office:value-type="float" office:value="0.000883976" calcext:value-type="float">
            <text:p>0.000883976</text:p>
          </table:table-cell>
          <table:table-cell office:value-type="float" office:value="0.000782059" calcext:value-type="float">
            <text:p>0.000782059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165338768" calcext:value-type="float">
            <text:p>24.165338768</text:p>
          </table:table-cell>
          <table:table-cell office:value-type="float" office:value="24.144510137" calcext:value-type="float">
            <text:p>24.144510137</text:p>
          </table:table-cell>
          <table:table-cell office:value-type="float" office:value="24.164912989" calcext:value-type="float">
            <text:p>24.164912989</text:p>
          </table:table-cell>
          <table:table-cell office:value-type="float" office:value="24.166318662" calcext:value-type="float">
            <text:p>24.166318662</text:p>
          </table:table-cell>
          <table:table-cell office:value-type="float" office:value="24.16380139" calcext:value-type="float">
            <text:p>24.16380139</text:p>
          </table:table-cell>
          <table:table-cell office:value-type="float" office:value="25.146280685" calcext:value-type="float">
            <text:p>25.146280685</text:p>
          </table:table-cell>
          <table:table-cell/>
          <table:table-cell office:value-type="float" office:value="0.021401447" calcext:value-type="float">
            <text:p>0.021401447</text:p>
          </table:table-cell>
          <table:table-cell office:value-type="float" office:value="0.000025777" calcext:value-type="float">
            <text:p>2.5777E-05</text:p>
          </table:table-cell>
          <table:table-cell office:value-type="float" office:value="0.020964486" calcext:value-type="float">
            <text:p>0.020964486</text:p>
          </table:table-cell>
          <table:table-cell office:value-type="float" office:value="0.022407072" calcext:value-type="float">
            <text:p>0.022407072</text:p>
          </table:table-cell>
          <table:table-cell office:value-type="float" office:value="0.019823697" calcext:value-type="float">
            <text:p>0.019823697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<text:s/>2019-12-03 11:09:44</text:p>
          </table:table-cell>
          <table:table-cell office:value-type="float" office:value="24.14448" calcext:value-type="float">
            <text:p>24.14448</text:p>
          </table:table-cell>
          <table:table-cell office:value-type="string" calcext:value-type="string">
            <text:p><text:s/></text:p>
          </table:table-cell>
          <table:table-cell office:value-type="float" office:value="0.136663334" calcext:value-type="float">
            <text:p>0.136663334</text:p>
          </table:table-cell>
          <table:table-cell office:value-type="float" office:value="0.035510067" calcext:value-type="float">
            <text:p>0.035510067</text:p>
          </table:table-cell>
          <table:table-cell office:value-type="float" office:value="0.134711878" calcext:value-type="float">
            <text:p>0.134711878</text:p>
          </table:table-cell>
          <table:table-cell office:value-type="float" office:value="0.141306536" calcext:value-type="float">
            <text:p>0.141306536</text:p>
          </table:table-cell>
          <table:table-cell office:value-type="float" office:value="0.127761379" calcext:value-type="float">
            <text:p>0.12776137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6531" calcext:value-type="float">
            <text:p>0.001116531</text:p>
          </table:table-cell>
          <table:table-cell office:value-type="float" office:value="0.000290115" calcext:value-type="float">
            <text:p>0.000290115</text:p>
          </table:table-cell>
          <table:table-cell office:value-type="float" office:value="0.001100587" calcext:value-type="float">
            <text:p>0.001100587</text:p>
          </table:table-cell>
          <table:table-cell office:value-type="float" office:value="0.001154465" calcext:value-type="float">
            <text:p>0.001154465</text:p>
          </table:table-cell>
          <table:table-cell office:value-type="float" office:value="0.001043802" calcext:value-type="float">
            <text:p>0.00104380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4352" calcext:value-type="float">
            <text:p>0.000844352</text:p>
          </table:table-cell>
          <table:table-cell office:value-type="float" office:value="0.000017936" calcext:value-type="float">
            <text:p>1.7936E-05</text:p>
          </table:table-cell>
          <table:table-cell office:value-type="float" office:value="0.000828408" calcext:value-type="float">
            <text:p>0.000828408</text:p>
          </table:table-cell>
          <table:table-cell office:value-type="float" office:value="0.000882286" calcext:value-type="float">
            <text:p>0.000882286</text:p>
          </table:table-cell>
          <table:table-cell office:value-type="float" office:value="0.000771623" calcext:value-type="float">
            <text:p>0.000771623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165339971" calcext:value-type="float">
            <text:p>24.165339971</text:p>
          </table:table-cell>
          <table:table-cell office:value-type="float" office:value="24.144927986" calcext:value-type="float">
            <text:p>24.144927986</text:p>
          </table:table-cell>
          <table:table-cell office:value-type="float" office:value="24.164946185" calcext:value-type="float">
            <text:p>24.164946185</text:p>
          </table:table-cell>
          <table:table-cell office:value-type="float" office:value="24.166276926" calcext:value-type="float">
            <text:p>24.166276926</text:p>
          </table:table-cell>
          <table:table-cell office:value-type="float" office:value="24.163543637" calcext:value-type="float">
            <text:p>24.163543637</text:p>
          </table:table-cell>
          <table:table-cell office:value-type="float" office:value="25.146280685" calcext:value-type="float">
            <text:p>25.146280685</text:p>
          </table:table-cell>
          <table:table-cell/>
          <table:table-cell office:value-type="float" office:value="0.021402681" calcext:value-type="float">
            <text:p>0.021402681</text:p>
          </table:table-cell>
          <table:table-cell office:value-type="float" office:value="0.000454602" calcext:value-type="float">
            <text:p>0.000454602</text:p>
          </table:table-cell>
          <table:table-cell office:value-type="float" office:value="0.020998554" calcext:value-type="float">
            <text:p>0.020998554</text:p>
          </table:table-cell>
          <table:table-cell office:value-type="float" office:value="0.02236424" calcext:value-type="float">
            <text:p>0.02236424</text:p>
          </table:table-cell>
          <table:table-cell office:value-type="float" office:value="0.019559175" calcext:value-type="float">
            <text:p>0.019559175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<text:s/>2019-12-03 11:09:45</text:p>
          </table:table-cell>
          <table:table-cell office:value-type="float" office:value="24.15459" calcext:value-type="float">
            <text:p>24.15459</text:p>
          </table:table-cell>
          <table:table-cell office:value-type="string" calcext:value-type="string">
            <text:p><text:s/></text:p>
          </table:table-cell>
          <table:table-cell office:value-type="float" office:value="0.13651015" calcext:value-type="float">
            <text:p>0.13651015</text:p>
          </table:table-cell>
          <table:table-cell office:value-type="float" office:value="0.033417944" calcext:value-type="float">
            <text:p>0.033417944</text:p>
          </table:table-cell>
          <table:table-cell office:value-type="float" office:value="0.134577767" calcext:value-type="float">
            <text:p>0.134577767</text:p>
          </table:table-cell>
          <table:table-cell office:value-type="float" office:value="0.141084211" calcext:value-type="float">
            <text:p>0.141084211</text:p>
          </table:table-cell>
          <table:table-cell office:value-type="float" office:value="0.129017845" calcext:value-type="float">
            <text:p>0.12901784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5279" calcext:value-type="float">
            <text:p>0.001115279</text:p>
          </table:table-cell>
          <table:table-cell office:value-type="float" office:value="0.000273022" calcext:value-type="float">
            <text:p>0.000273022</text:p>
          </table:table-cell>
          <table:table-cell office:value-type="float" office:value="0.001099492" calcext:value-type="float">
            <text:p>0.001099492</text:p>
          </table:table-cell>
          <table:table-cell office:value-type="float" office:value="0.001152649" calcext:value-type="float">
            <text:p>0.001152649</text:p>
          </table:table-cell>
          <table:table-cell office:value-type="float" office:value="0.001054067" calcext:value-type="float">
            <text:p>0.00105406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31" calcext:value-type="float">
            <text:p>0.0008431</text:p>
          </table:table-cell>
          <table:table-cell office:value-type="float" office:value="0.000000844" calcext:value-type="float">
            <text:p>8.44E-07</text:p>
          </table:table-cell>
          <table:table-cell office:value-type="float" office:value="0.000827313" calcext:value-type="float">
            <text:p>0.000827313</text:p>
          </table:table-cell>
          <table:table-cell office:value-type="float" office:value="0.00088047" calcext:value-type="float">
            <text:p>0.00088047</text:p>
          </table:table-cell>
          <table:table-cell office:value-type="float" office:value="0.000781889" calcext:value-type="float">
            <text:p>0.000781889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175416783" calcext:value-type="float">
            <text:p>24.175416783</text:p>
          </table:table-cell>
          <table:table-cell office:value-type="float" office:value="24.154613721" calcext:value-type="float">
            <text:p>24.154613721</text:p>
          </table:table-cell>
          <table:table-cell office:value-type="float" office:value="24.17502685" calcext:value-type="float">
            <text:p>24.17502685</text:p>
          </table:table-cell>
          <table:table-cell office:value-type="float" office:value="24.176339778" calcext:value-type="float">
            <text:p>24.176339778</text:p>
          </table:table-cell>
          <table:table-cell office:value-type="float" office:value="24.173904918" calcext:value-type="float">
            <text:p>24.173904918</text:p>
          </table:table-cell>
          <table:table-cell office:value-type="float" office:value="25.156379458" calcext:value-type="float">
            <text:p>25.156379458</text:p>
          </table:table-cell>
          <table:table-cell/>
          <table:table-cell office:value-type="float" office:value="0.021370958" calcext:value-type="float">
            <text:p>0.021370958</text:p>
          </table:table-cell>
          <table:table-cell office:value-type="float" office:value="0.000021333" calcext:value-type="float">
            <text:p>2.1333E-05</text:p>
          </table:table-cell>
          <table:table-cell office:value-type="float" office:value="0.020970781" calcext:value-type="float">
            <text:p>0.020970781</text:p>
          </table:table-cell>
          <table:table-cell office:value-type="float" office:value="0.022318199" calcext:value-type="float">
            <text:p>0.022318199</text:p>
          </table:table-cell>
          <table:table-cell office:value-type="float" office:value="0.019819377" calcext:value-type="float">
            <text:p>0.019819377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<text:s/>2019-12-03 11:09:47</text:p>
          </table:table-cell>
          <table:table-cell office:value-type="float" office:value="24.14954" calcext:value-type="float">
            <text:p>24.14954</text:p>
          </table:table-cell>
          <table:table-cell office:value-type="string" calcext:value-type="string">
            <text:p><text:s/></text:p>
          </table:table-cell>
          <table:table-cell office:value-type="float" office:value="0.136621015" calcext:value-type="float">
            <text:p>0.136621015</text:p>
          </table:table-cell>
          <table:table-cell office:value-type="float" office:value="0.035326485" calcext:value-type="float">
            <text:p>0.035326485</text:p>
          </table:table-cell>
          <table:table-cell office:value-type="float" office:value="0.13455631" calcext:value-type="float">
            <text:p>0.13455631</text:p>
          </table:table-cell>
          <table:table-cell office:value-type="float" office:value="0.141028779" calcext:value-type="float">
            <text:p>0.141028779</text:p>
          </table:table-cell>
          <table:table-cell office:value-type="float" office:value="0.127921716" calcext:value-type="float">
            <text:p>0.12792171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6185" calcext:value-type="float">
            <text:p>0.001116185</text:p>
          </table:table-cell>
          <table:table-cell office:value-type="float" office:value="0.000288615" calcext:value-type="float">
            <text:p>0.000288615</text:p>
          </table:table-cell>
          <table:table-cell office:value-type="float" office:value="0.001099316" calcext:value-type="float">
            <text:p>0.001099316</text:p>
          </table:table-cell>
          <table:table-cell office:value-type="float" office:value="0.001152196" calcext:value-type="float">
            <text:p>0.001152196</text:p>
          </table:table-cell>
          <table:table-cell office:value-type="float" office:value="0.001045112" calcext:value-type="float">
            <text:p>0.00104511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4006" calcext:value-type="float">
            <text:p>0.000844006</text:p>
          </table:table-cell>
          <table:table-cell office:value-type="float" office:value="0.000016436" calcext:value-type="float">
            <text:p>1.6436E-05</text:p>
          </table:table-cell>
          <table:table-cell office:value-type="float" office:value="0.000827137" calcext:value-type="float">
            <text:p>0.000827137</text:p>
          </table:table-cell>
          <table:table-cell office:value-type="float" office:value="0.000880017" calcext:value-type="float">
            <text:p>0.000880017</text:p>
          </table:table-cell>
          <table:table-cell office:value-type="float" office:value="0.000772933" calcext:value-type="float">
            <text:p>0.000772933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170385293" calcext:value-type="float">
            <text:p>24.170385293</text:p>
          </table:table-cell>
          <table:table-cell office:value-type="float" office:value="24.149944895" calcext:value-type="float">
            <text:p>24.149944895</text:p>
          </table:table-cell>
          <table:table-cell office:value-type="float" office:value="24.169968656" calcext:value-type="float">
            <text:p>24.169968656</text:p>
          </table:table-cell>
          <table:table-cell office:value-type="float" office:value="24.171274734" calcext:value-type="float">
            <text:p>24.171274734</text:p>
          </table:table-cell>
          <table:table-cell office:value-type="float" office:value="24.168629861" calcext:value-type="float">
            <text:p>24.168629861</text:p>
          </table:table-cell>
          <table:table-cell office:value-type="float" office:value="25.151330071" calcext:value-type="float">
            <text:p>25.151330071</text:p>
          </table:table-cell>
          <table:table-cell/>
          <table:table-cell office:value-type="float" office:value="0.021393917" calcext:value-type="float">
            <text:p>0.021393917</text:p>
          </table:table-cell>
          <table:table-cell office:value-type="float" office:value="0.000416583" calcext:value-type="float">
            <text:p>0.000416583</text:p>
          </table:table-cell>
          <table:table-cell office:value-type="float" office:value="0.020966338" calcext:value-type="float">
            <text:p>0.020966338</text:p>
          </table:table-cell>
          <table:table-cell office:value-type="float" office:value="0.022306719" calcext:value-type="float">
            <text:p>0.022306719</text:p>
          </table:table-cell>
          <table:table-cell office:value-type="float" office:value="0.019592379" calcext:value-type="float">
            <text:p>0.019592379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<text:s/>2019-12-03 11:09:48</text:p>
          </table:table-cell>
          <table:table-cell office:value-type="float" office:value="24.13943" calcext:value-type="float">
            <text:p>24.13943</text:p>
          </table:table-cell>
          <table:table-cell office:value-type="string" calcext:value-type="string">
            <text:p><text:s/></text:p>
          </table:table-cell>
          <table:table-cell office:value-type="float" office:value="0.136565582" calcext:value-type="float">
            <text:p>0.136565582</text:p>
          </table:table-cell>
          <table:table-cell office:value-type="float" office:value="0.034510497" calcext:value-type="float">
            <text:p>0.034510497</text:p>
          </table:table-cell>
          <table:table-cell office:value-type="float" office:value="0.135003344" calcext:value-type="float">
            <text:p>0.135003344</text:p>
          </table:table-cell>
          <table:table-cell office:value-type="float" office:value="0.1408446" calcext:value-type="float">
            <text:p>0.1408446</text:p>
          </table:table-cell>
          <table:table-cell office:value-type="float" office:value="0.127771512" calcext:value-type="float">
            <text:p>0.12777151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5732" calcext:value-type="float">
            <text:p>0.001115732</text:p>
          </table:table-cell>
          <table:table-cell office:value-type="float" office:value="0.000281949" calcext:value-type="float">
            <text:p>0.000281949</text:p>
          </table:table-cell>
          <table:table-cell office:value-type="float" office:value="0.001102969" calcext:value-type="float">
            <text:p>0.001102969</text:p>
          </table:table-cell>
          <table:table-cell office:value-type="float" office:value="0.001150691" calcext:value-type="float">
            <text:p>0.001150691</text:p>
          </table:table-cell>
          <table:table-cell office:value-type="float" office:value="0.001043885" calcext:value-type="float">
            <text:p>0.00104388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3553" calcext:value-type="float">
            <text:p>0.000843553</text:p>
          </table:table-cell>
          <table:table-cell office:value-type="float" office:value="0.00000977" calcext:value-type="float">
            <text:p>9.77E-06</text:p>
          </table:table-cell>
          <table:table-cell office:value-type="float" office:value="0.00083079" calcext:value-type="float">
            <text:p>0.00083079</text:p>
          </table:table-cell>
          <table:table-cell office:value-type="float" office:value="0.000878512" calcext:value-type="float">
            <text:p>0.000878512</text:p>
          </table:table-cell>
          <table:table-cell office:value-type="float" office:value="0.000771706" calcext:value-type="float">
            <text:p>0.000771706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160266384" calcext:value-type="float">
            <text:p>24.160266384</text:p>
          </table:table-cell>
          <table:table-cell office:value-type="float" office:value="24.139672322" calcext:value-type="float">
            <text:p>24.139672322</text:p>
          </table:table-cell>
          <table:table-cell office:value-type="float" office:value="24.159951138" calcext:value-type="float">
            <text:p>24.159951138</text:p>
          </table:table-cell>
          <table:table-cell office:value-type="float" office:value="24.161129854" calcext:value-type="float">
            <text:p>24.161129854</text:p>
          </table:table-cell>
          <table:table-cell office:value-type="float" office:value="24.158491813" calcext:value-type="float">
            <text:p>24.158491813</text:p>
          </table:table-cell>
          <table:table-cell office:value-type="float" office:value="25.141231299" calcext:value-type="float">
            <text:p>25.141231299</text:p>
          </table:table-cell>
          <table:table-cell/>
          <table:table-cell office:value-type="float" office:value="0.021382438" calcext:value-type="float">
            <text:p>0.021382438</text:p>
          </table:table-cell>
          <table:table-cell office:value-type="float" office:value="0.000247596" calcext:value-type="float">
            <text:p>0.000247596</text:p>
          </table:table-cell>
          <table:table-cell office:value-type="float" office:value="0.021058914" calcext:value-type="float">
            <text:p>0.021058914</text:p>
          </table:table-cell>
          <table:table-cell office:value-type="float" office:value="0.022268578" calcext:value-type="float">
            <text:p>0.022268578</text:p>
          </table:table-cell>
          <table:table-cell office:value-type="float" office:value="0.019561273" calcext:value-type="float">
            <text:p>0.019561273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<text:s/>2019-12-03 11:09:49</text:p>
          </table:table-cell>
          <table:table-cell office:value-type="float" office:value="24.14448" calcext:value-type="float">
            <text:p>24.14448</text:p>
          </table:table-cell>
          <table:table-cell office:value-type="string" calcext:value-type="string">
            <text:p><text:s/></text:p>
          </table:table-cell>
          <table:table-cell office:value-type="float" office:value="0.136553661" calcext:value-type="float">
            <text:p>0.136553661</text:p>
          </table:table-cell>
          <table:table-cell office:value-type="float" office:value="0.033400659" calcext:value-type="float">
            <text:p>0.033400659</text:p>
          </table:table-cell>
          <table:table-cell office:value-type="float" office:value="0.134310738" calcext:value-type="float">
            <text:p>0.134310738</text:p>
          </table:table-cell>
          <table:table-cell office:value-type="float" office:value="0.14116885" calcext:value-type="float">
            <text:p>0.14116885</text:p>
          </table:table-cell>
          <table:table-cell office:value-type="float" office:value="0.129033939" calcext:value-type="float">
            <text:p>0.12903393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5634" calcext:value-type="float">
            <text:p>0.001115634</text:p>
          </table:table-cell>
          <table:table-cell office:value-type="float" office:value="0.000272881" calcext:value-type="float">
            <text:p>0.000272881</text:p>
          </table:table-cell>
          <table:table-cell office:value-type="float" office:value="0.00109731" calcext:value-type="float">
            <text:p>0.00109731</text:p>
          </table:table-cell>
          <table:table-cell office:value-type="float" office:value="0.00115334" calcext:value-type="float">
            <text:p>0.00115334</text:p>
          </table:table-cell>
          <table:table-cell office:value-type="float" office:value="0.001054199" calcext:value-type="float">
            <text:p>0.00105419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3456" calcext:value-type="float">
            <text:p>0.000843456</text:p>
          </table:table-cell>
          <table:table-cell office:value-type="float" office:value="0.000000702" calcext:value-type="float">
            <text:p>7.02E-07</text:p>
          </table:table-cell>
          <table:table-cell office:value-type="float" office:value="0.000825131" calcext:value-type="float">
            <text:p>0.000825131</text:p>
          </table:table-cell>
          <table:table-cell office:value-type="float" office:value="0.000881161" calcext:value-type="float">
            <text:p>0.000881161</text:p>
          </table:table-cell>
          <table:table-cell office:value-type="float" office:value="0.00078202" calcext:value-type="float">
            <text:p>0.00078202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16531784" calcext:value-type="float">
            <text:p>24.16531784</text:p>
          </table:table-cell>
          <table:table-cell office:value-type="float" office:value="24.144502318" calcext:value-type="float">
            <text:p>24.144502318</text:p>
          </table:table-cell>
          <table:table-cell office:value-type="float" office:value="24.164865239" calcext:value-type="float">
            <text:p>24.164865239</text:p>
          </table:table-cell>
          <table:table-cell office:value-type="float" office:value="24.166249142" calcext:value-type="float">
            <text:p>24.166249142</text:p>
          </table:table-cell>
          <table:table-cell office:value-type="float" office:value="24.163800428" calcext:value-type="float">
            <text:p>24.163800428</text:p>
          </table:table-cell>
          <table:table-cell office:value-type="float" office:value="25.146280685" calcext:value-type="float">
            <text:p>25.146280685</text:p>
          </table:table-cell>
          <table:table-cell/>
          <table:table-cell office:value-type="float" office:value="0.021379969" calcext:value-type="float">
            <text:p>0.021379969</text:p>
          </table:table-cell>
          <table:table-cell office:value-type="float" office:value="0.000017754" calcext:value-type="float">
            <text:p>1.7754E-05</text:p>
          </table:table-cell>
          <table:table-cell office:value-type="float" office:value="0.020915482" calcext:value-type="float">
            <text:p>0.020915482</text:p>
          </table:table-cell>
          <table:table-cell office:value-type="float" office:value="0.022335727" calcext:value-type="float">
            <text:p>0.022335727</text:p>
          </table:table-cell>
          <table:table-cell office:value-type="float" office:value="0.01982271" calcext:value-type="float">
            <text:p>0.01982271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<text:s/>2019-12-03 11:09:51</text:p>
          </table:table-cell>
          <table:table-cell office:value-type="float" office:value="24.14954" calcext:value-type="float">
            <text:p>24.14954</text:p>
          </table:table-cell>
          <table:table-cell office:value-type="string" calcext:value-type="string">
            <text:p><text:s/></text:p>
          </table:table-cell>
          <table:table-cell office:value-type="float" office:value="0.13653876" calcext:value-type="float">
            <text:p>0.13653876</text:p>
          </table:table-cell>
          <table:table-cell office:value-type="float" office:value="0.035270457" calcext:value-type="float">
            <text:p>0.035270457</text:p>
          </table:table-cell>
          <table:table-cell office:value-type="float" office:value="0.1348442" calcext:value-type="float">
            <text:p>0.1348442</text:p>
          </table:table-cell>
          <table:table-cell office:value-type="float" office:value="0.141318457" calcext:value-type="float">
            <text:p>0.141318457</text:p>
          </table:table-cell>
          <table:table-cell office:value-type="float" office:value="0.127637402" calcext:value-type="float">
            <text:p>0.1276374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5513" calcext:value-type="float">
            <text:p>0.001115513</text:p>
          </table:table-cell>
          <table:table-cell office:value-type="float" office:value="0.000288157" calcext:value-type="float">
            <text:p>0.000288157</text:p>
          </table:table-cell>
          <table:table-cell office:value-type="float" office:value="0.001101668" calcext:value-type="float">
            <text:p>0.001101668</text:p>
          </table:table-cell>
          <table:table-cell office:value-type="float" office:value="0.001154563" calcext:value-type="float">
            <text:p>0.001154563</text:p>
          </table:table-cell>
          <table:table-cell office:value-type="float" office:value="0.001042789" calcext:value-type="float">
            <text:p>0.00104278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3334" calcext:value-type="float">
            <text:p>0.000843334</text:p>
          </table:table-cell>
          <table:table-cell office:value-type="float" office:value="0.000015978" calcext:value-type="float">
            <text:p>1.5978E-05</text:p>
          </table:table-cell>
          <table:table-cell office:value-type="float" office:value="0.000829489" calcext:value-type="float">
            <text:p>0.000829489</text:p>
          </table:table-cell>
          <table:table-cell office:value-type="float" office:value="0.000882384" calcext:value-type="float">
            <text:p>0.000882384</text:p>
          </table:table-cell>
          <table:table-cell office:value-type="float" office:value="0.00077061" calcext:value-type="float">
            <text:p>0.00077061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170368695" calcext:value-type="float">
            <text:p>24.170368695</text:p>
          </table:table-cell>
          <table:table-cell office:value-type="float" office:value="24.149933589" calcext:value-type="float">
            <text:p>24.149933589</text:p>
          </table:table-cell>
          <table:table-cell office:value-type="float" office:value="24.170026749" calcext:value-type="float">
            <text:p>24.170026749</text:p>
          </table:table-cell>
          <table:table-cell office:value-type="float" office:value="24.171333188" calcext:value-type="float">
            <text:p>24.171333188</text:p>
          </table:table-cell>
          <table:table-cell office:value-type="float" office:value="24.168572489" calcext:value-type="float">
            <text:p>24.168572489</text:p>
          </table:table-cell>
          <table:table-cell office:value-type="float" office:value="25.151330071" calcext:value-type="float">
            <text:p>25.151330071</text:p>
          </table:table-cell>
          <table:table-cell/>
          <table:table-cell office:value-type="float" office:value="0.021376883" calcext:value-type="float">
            <text:p>0.021376883</text:p>
          </table:table-cell>
          <table:table-cell office:value-type="float" office:value="0.00040498" calcext:value-type="float">
            <text:p>0.00040498</text:p>
          </table:table-cell>
          <table:table-cell office:value-type="float" office:value="0.021025957" calcext:value-type="float">
            <text:p>0.021025957</text:p>
          </table:table-cell>
          <table:table-cell office:value-type="float" office:value="0.022366709" calcext:value-type="float">
            <text:p>0.022366709</text:p>
          </table:table-cell>
          <table:table-cell office:value-type="float" office:value="0.0195335" calcext:value-type="float">
            <text:p>0.0195335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<text:s/>2019-12-03 11:09:52</text:p>
          </table:table-cell>
          <table:table-cell office:value-type="float" office:value="24.14448" calcext:value-type="float">
            <text:p>24.14448</text:p>
          </table:table-cell>
          <table:table-cell office:value-type="string" calcext:value-type="string">
            <text:p><text:s/></text:p>
          </table:table-cell>
          <table:table-cell office:value-type="float" office:value="0.136676447" calcext:value-type="float">
            <text:p>0.136676447</text:p>
          </table:table-cell>
          <table:table-cell office:value-type="float" office:value="0.033696894" calcext:value-type="float">
            <text:p>0.033696894</text:p>
          </table:table-cell>
          <table:table-cell office:value-type="float" office:value="0.134187357" calcext:value-type="float">
            <text:p>0.134187357</text:p>
          </table:table-cell>
          <table:table-cell office:value-type="float" office:value="0.141238587" calcext:value-type="float">
            <text:p>0.141238587</text:p>
          </table:table-cell>
          <table:table-cell office:value-type="float" office:value="0.128374711" calcext:value-type="float">
            <text:p>0.1283747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6638" calcext:value-type="float">
            <text:p>0.001116638</text:p>
          </table:table-cell>
          <table:table-cell office:value-type="float" office:value="0.000275301" calcext:value-type="float">
            <text:p>0.000275301</text:p>
          </table:table-cell>
          <table:table-cell office:value-type="float" office:value="0.001096302" calcext:value-type="float">
            <text:p>0.001096302</text:p>
          </table:table-cell>
          <table:table-cell office:value-type="float" office:value="0.00115391" calcext:value-type="float">
            <text:p>0.00115391</text:p>
          </table:table-cell>
          <table:table-cell office:value-type="float" office:value="0.001048813" calcext:value-type="float">
            <text:p>0.00104881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4459" calcext:value-type="float">
            <text:p>0.000844459</text:p>
          </table:table-cell>
          <table:table-cell office:value-type="float" office:value="0.000003123" calcext:value-type="float">
            <text:p>3.123E-06</text:p>
          </table:table-cell>
          <table:table-cell office:value-type="float" office:value="0.000824123" calcext:value-type="float">
            <text:p>0.000824123</text:p>
          </table:table-cell>
          <table:table-cell office:value-type="float" office:value="0.000881731" calcext:value-type="float">
            <text:p>0.000881731</text:p>
          </table:table-cell>
          <table:table-cell office:value-type="float" office:value="0.000776634" calcext:value-type="float">
            <text:p>0.000776634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165342617" calcext:value-type="float">
            <text:p>24.165342617</text:p>
          </table:table-cell>
          <table:table-cell office:value-type="float" office:value="24.144562097" calcext:value-type="float">
            <text:p>24.144562097</text:p>
          </table:table-cell>
          <table:table-cell office:value-type="float" office:value="24.164840341" calcext:value-type="float">
            <text:p>24.164840341</text:p>
          </table:table-cell>
          <table:table-cell office:value-type="float" office:value="24.166263214" calcext:value-type="float">
            <text:p>24.166263214</text:p>
          </table:table-cell>
          <table:table-cell office:value-type="float" office:value="24.163667402" calcext:value-type="float">
            <text:p>24.163667402</text:p>
          </table:table-cell>
          <table:table-cell office:value-type="float" office:value="25.146280685" calcext:value-type="float">
            <text:p>25.146280685</text:p>
          </table:table-cell>
          <table:table-cell/>
          <table:table-cell office:value-type="float" office:value="0.021405397" calcext:value-type="float">
            <text:p>0.021405397</text:p>
          </table:table-cell>
          <table:table-cell office:value-type="float" office:value="0.000079103" calcext:value-type="float">
            <text:p>7.9103E-05</text:p>
          </table:table-cell>
          <table:table-cell office:value-type="float" office:value="0.020889931" calcext:value-type="float">
            <text:p>0.020889931</text:p>
          </table:table-cell>
          <table:table-cell office:value-type="float" office:value="0.022350169" calcext:value-type="float">
            <text:p>0.022350169</text:p>
          </table:table-cell>
          <table:table-cell office:value-type="float" office:value="0.01968619" calcext:value-type="float">
            <text:p>0.01968619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<text:s/>2019-12-03 11:09:53</text:p>
          </table:table-cell>
          <table:table-cell office:value-type="float" office:value="24.13438" calcext:value-type="float">
            <text:p>24.13438</text:p>
          </table:table-cell>
          <table:table-cell office:value-type="string" calcext:value-type="string">
            <text:p><text:s/></text:p>
          </table:table-cell>
          <table:table-cell office:value-type="float" office:value="0.136549489" calcext:value-type="float">
            <text:p>0.136549489</text:p>
          </table:table-cell>
          <table:table-cell office:value-type="float" office:value="0.033946637" calcext:value-type="float">
            <text:p>0.033946637</text:p>
          </table:table-cell>
          <table:table-cell office:value-type="float" office:value="0.135087387" calcext:value-type="float">
            <text:p>0.135087387</text:p>
          </table:table-cell>
          <table:table-cell office:value-type="float" office:value="0.14140846" calcext:value-type="float">
            <text:p>0.14140846</text:p>
          </table:table-cell>
          <table:table-cell office:value-type="float" office:value="0.128102914" calcext:value-type="float">
            <text:p>0.12810291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56" calcext:value-type="float">
            <text:p>0.0011156</text:p>
          </table:table-cell>
          <table:table-cell office:value-type="float" office:value="0.000277342" calcext:value-type="float">
            <text:p>0.000277342</text:p>
          </table:table-cell>
          <table:table-cell office:value-type="float" office:value="0.001103655" calcext:value-type="float">
            <text:p>0.001103655</text:p>
          </table:table-cell>
          <table:table-cell office:value-type="float" office:value="0.001155298" calcext:value-type="float">
            <text:p>0.001155298</text:p>
          </table:table-cell>
          <table:table-cell office:value-type="float" office:value="0.001046592" calcext:value-type="float">
            <text:p>0.00104659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3422" calcext:value-type="float">
            <text:p>0.000843422</text:p>
          </table:table-cell>
          <table:table-cell office:value-type="float" office:value="0.000005163" calcext:value-type="float">
            <text:p>5.163E-06</text:p>
          </table:table-cell>
          <table:table-cell office:value-type="float" office:value="0.000831476" calcext:value-type="float">
            <text:p>0.000831476</text:p>
          </table:table-cell>
          <table:table-cell office:value-type="float" office:value="0.000883119" calcext:value-type="float">
            <text:p>0.000883119</text:p>
          </table:table-cell>
          <table:table-cell office:value-type="float" office:value="0.000774414" calcext:value-type="float">
            <text:p>0.000774414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155209276" calcext:value-type="float">
            <text:p>24.155209276</text:p>
          </table:table-cell>
          <table:table-cell office:value-type="float" office:value="24.134504581" calcext:value-type="float">
            <text:p>24.134504581</text:p>
          </table:table-cell>
          <table:table-cell office:value-type="float" office:value="24.154914235" calcext:value-type="float">
            <text:p>24.154914235</text:p>
          </table:table-cell>
          <table:table-cell office:value-type="float" office:value="24.15618978" calcext:value-type="float">
            <text:p>24.15618978</text:p>
          </table:table-cell>
          <table:table-cell office:value-type="float" office:value="24.153504818" calcext:value-type="float">
            <text:p>24.153504818</text:p>
          </table:table-cell>
          <table:table-cell office:value-type="float" office:value="25.136181915" calcext:value-type="float">
            <text:p>25.136181915</text:p>
          </table:table-cell>
          <table:table-cell/>
          <table:table-cell office:value-type="float" office:value="0.021379105" calcext:value-type="float">
            <text:p>0.021379105</text:p>
          </table:table-cell>
          <table:table-cell office:value-type="float" office:value="0.000130823" calcext:value-type="float">
            <text:p>0.000130823</text:p>
          </table:table-cell>
          <table:table-cell office:value-type="float" office:value="0.021076318" calcext:value-type="float">
            <text:p>0.021076318</text:p>
          </table:table-cell>
          <table:table-cell office:value-type="float" office:value="0.022385348" calcext:value-type="float">
            <text:p>0.022385348</text:p>
          </table:table-cell>
          <table:table-cell office:value-type="float" office:value="0.019629904" calcext:value-type="float">
            <text:p>0.019629904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<text:s/>2019-12-03 11:09:55</text:p>
          </table:table-cell>
          <table:table-cell office:value-type="float" office:value="24.13438" calcext:value-type="float">
            <text:p>24.13438</text:p>
          </table:table-cell>
          <table:table-cell office:value-type="string" calcext:value-type="string">
            <text:p><text:s/></text:p>
          </table:table-cell>
          <table:table-cell office:value-type="float" office:value="0.136732475" calcext:value-type="float">
            <text:p>0.136732475</text:p>
          </table:table-cell>
          <table:table-cell office:value-type="float" office:value="0.034884815" calcext:value-type="float">
            <text:p>0.034884815</text:p>
          </table:table-cell>
          <table:table-cell office:value-type="float" office:value="0.134468691" calcext:value-type="float">
            <text:p>0.134468691</text:p>
          </table:table-cell>
          <table:table-cell office:value-type="float" office:value="0.141486542" calcext:value-type="float">
            <text:p>0.141486542</text:p>
          </table:table-cell>
          <table:table-cell office:value-type="float" office:value="0.12795271" calcext:value-type="float">
            <text:p>0.1279527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7095" calcext:value-type="float">
            <text:p>0.001117095</text:p>
          </table:table-cell>
          <table:table-cell office:value-type="float" office:value="0.000285007" calcext:value-type="float">
            <text:p>0.000285007</text:p>
          </table:table-cell>
          <table:table-cell office:value-type="float" office:value="0.0010986" calcext:value-type="float">
            <text:p>0.0010986</text:p>
          </table:table-cell>
          <table:table-cell office:value-type="float" office:value="0.001155936" calcext:value-type="float">
            <text:p>0.001155936</text:p>
          </table:table-cell>
          <table:table-cell office:value-type="float" office:value="0.001045365" calcext:value-type="float">
            <text:p>0.00104536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4917" calcext:value-type="float">
            <text:p>0.000844917</text:p>
          </table:table-cell>
          <table:table-cell office:value-type="float" office:value="0.000012828" calcext:value-type="float">
            <text:p>1.2828E-05</text:p>
          </table:table-cell>
          <table:table-cell office:value-type="float" office:value="0.000826422" calcext:value-type="float">
            <text:p>0.000826422</text:p>
          </table:table-cell>
          <table:table-cell office:value-type="float" office:value="0.000883757" calcext:value-type="float">
            <text:p>0.000883757</text:p>
          </table:table-cell>
          <table:table-cell office:value-type="float" office:value="0.000773186" calcext:value-type="float">
            <text:p>0.000773186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155246201" calcext:value-type="float">
            <text:p>24.155246201</text:p>
          </table:table-cell>
          <table:table-cell office:value-type="float" office:value="24.134693902" calcext:value-type="float">
            <text:p>24.134693902</text:p>
          </table:table-cell>
          <table:table-cell office:value-type="float" office:value="24.154789386" calcext:value-type="float">
            <text:p>24.154789386</text:p>
          </table:table-cell>
          <table:table-cell office:value-type="float" office:value="24.156205537" calcext:value-type="float">
            <text:p>24.156205537</text:p>
          </table:table-cell>
          <table:table-cell office:value-type="float" office:value="24.153474508" calcext:value-type="float">
            <text:p>24.153474508</text:p>
          </table:table-cell>
          <table:table-cell office:value-type="float" office:value="25.136181915" calcext:value-type="float">
            <text:p>25.136181915</text:p>
          </table:table-cell>
          <table:table-cell/>
          <table:table-cell office:value-type="float" office:value="0.021416999" calcext:value-type="float">
            <text:p>0.021416999</text:p>
          </table:table-cell>
          <table:table-cell office:value-type="float" office:value="0.000325115" calcext:value-type="float">
            <text:p>0.000325115</text:p>
          </table:table-cell>
          <table:table-cell office:value-type="float" office:value="0.020948193" calcext:value-type="float">
            <text:p>0.020948193</text:p>
          </table:table-cell>
          <table:table-cell office:value-type="float" office:value="0.022401517" calcext:value-type="float">
            <text:p>0.022401517</text:p>
          </table:table-cell>
          <table:table-cell office:value-type="float" office:value="0.019598798" calcext:value-type="float">
            <text:p>0.019598798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<text:s/>2019-12-03 11:09:56</text:p>
          </table:table-cell>
          <table:table-cell office:value-type="float" office:value="24.13943" calcext:value-type="float">
            <text:p>24.13943</text:p>
          </table:table-cell>
          <table:table-cell office:value-type="string" calcext:value-type="string">
            <text:p><text:s/></text:p>
          </table:table-cell>
          <table:table-cell office:value-type="float" office:value="0.136750357" calcext:value-type="float">
            <text:p>0.136750357</text:p>
          </table:table-cell>
          <table:table-cell office:value-type="float" office:value="0.034142737" calcext:value-type="float">
            <text:p>0.034142737</text:p>
          </table:table-cell>
          <table:table-cell office:value-type="float" office:value="0.135189907" calcext:value-type="float">
            <text:p>0.135189907</text:p>
          </table:table-cell>
          <table:table-cell office:value-type="float" office:value="0.141547339" calcext:value-type="float">
            <text:p>0.141547339</text:p>
          </table:table-cell>
          <table:table-cell office:value-type="float" office:value="0.128043905" calcext:value-type="float">
            <text:p>0.12804390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7241" calcext:value-type="float">
            <text:p>0.001117241</text:p>
          </table:table-cell>
          <table:table-cell office:value-type="float" office:value="0.000278944" calcext:value-type="float">
            <text:p>0.000278944</text:p>
          </table:table-cell>
          <table:table-cell office:value-type="float" office:value="0.001104493" calcext:value-type="float">
            <text:p>0.001104493</text:p>
          </table:table-cell>
          <table:table-cell office:value-type="float" office:value="0.001156433" calcext:value-type="float">
            <text:p>0.001156433</text:p>
          </table:table-cell>
          <table:table-cell office:value-type="float" office:value="0.00104611" calcext:value-type="float">
            <text:p>0.0010461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5063" calcext:value-type="float">
            <text:p>0.000845063</text:p>
          </table:table-cell>
          <table:table-cell office:value-type="float" office:value="0.000006765" calcext:value-type="float">
            <text:p>6.765E-06</text:p>
          </table:table-cell>
          <table:table-cell office:value-type="float" office:value="0.000832314" calcext:value-type="float">
            <text:p>0.000832314</text:p>
          </table:table-cell>
          <table:table-cell office:value-type="float" office:value="0.000884254" calcext:value-type="float">
            <text:p>0.000884254</text:p>
          </table:table-cell>
          <table:table-cell office:value-type="float" office:value="0.000773931" calcext:value-type="float">
            <text:p>0.000773931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16030367" calcext:value-type="float">
            <text:p>24.16030367</text:p>
          </table:table-cell>
          <table:table-cell office:value-type="float" office:value="24.13959811" calcext:value-type="float">
            <text:p>24.13959811</text:p>
          </table:table-cell>
          <table:table-cell office:value-type="float" office:value="24.159988785" calcext:value-type="float">
            <text:p>24.159988785</text:p>
          </table:table-cell>
          <table:table-cell office:value-type="float" office:value="24.161271661" calcext:value-type="float">
            <text:p>24.161271661</text:p>
          </table:table-cell>
          <table:table-cell office:value-type="float" office:value="24.158546779" calcext:value-type="float">
            <text:p>24.158546779</text:p>
          </table:table-cell>
          <table:table-cell office:value-type="float" office:value="25.141231299" calcext:value-type="float">
            <text:p>25.141231299</text:p>
          </table:table-cell>
          <table:table-cell/>
          <table:table-cell office:value-type="float" office:value="0.021420702" calcext:value-type="float">
            <text:p>0.021420702</text:p>
          </table:table-cell>
          <table:table-cell office:value-type="float" office:value="0.000171434" calcext:value-type="float">
            <text:p>0.000171434</text:p>
          </table:table-cell>
          <table:table-cell office:value-type="float" office:value="0.021097549" calcext:value-type="float">
            <text:p>0.021097549</text:p>
          </table:table-cell>
          <table:table-cell office:value-type="float" office:value="0.022414108" calcext:value-type="float">
            <text:p>0.022414108</text:p>
          </table:table-cell>
          <table:table-cell office:value-type="float" office:value="0.019617683" calcext:value-type="float">
            <text:p>0.019617683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<text:s/>2019-12-03 11:09:57</text:p>
          </table:table-cell>
          <table:table-cell office:value-type="float" office:value="24.12932" calcext:value-type="float">
            <text:p>24.12932</text:p>
          </table:table-cell>
          <table:table-cell office:value-type="string" calcext:value-type="string">
            <text:p><text:s/></text:p>
          </table:table-cell>
          <table:table-cell office:value-type="float" office:value="0.136744396" calcext:value-type="float">
            <text:p>0.136744396</text:p>
          </table:table-cell>
          <table:table-cell office:value-type="float" office:value="0.03356636" calcext:value-type="float">
            <text:p>0.03356636</text:p>
          </table:table-cell>
          <table:table-cell office:value-type="float" office:value="0.134834663" calcext:value-type="float">
            <text:p>0.134834663</text:p>
          </table:table-cell>
          <table:table-cell office:value-type="float" office:value="0.141479986" calcext:value-type="float">
            <text:p>0.141479986</text:p>
          </table:table-cell>
          <table:table-cell office:value-type="float" office:value="0.128674522" calcext:value-type="float">
            <text:p>0.12867452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7193" calcext:value-type="float">
            <text:p>0.001117193</text:p>
          </table:table-cell>
          <table:table-cell office:value-type="float" office:value="0.000274235" calcext:value-type="float">
            <text:p>0.000274235</text:p>
          </table:table-cell>
          <table:table-cell office:value-type="float" office:value="0.00110159" calcext:value-type="float">
            <text:p>0.00110159</text:p>
          </table:table-cell>
          <table:table-cell office:value-type="float" office:value="0.001155882" calcext:value-type="float">
            <text:p>0.001155882</text:p>
          </table:table-cell>
          <table:table-cell office:value-type="float" office:value="0.001051262" calcext:value-type="float">
            <text:p>0.00105126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5014" calcext:value-type="float">
            <text:p>0.000845014</text:p>
          </table:table-cell>
          <table:table-cell office:value-type="float" office:value="0.000002056" calcext:value-type="float">
            <text:p>2.056E-06</text:p>
          </table:table-cell>
          <table:table-cell office:value-type="float" office:value="0.000829412" calcext:value-type="float">
            <text:p>0.000829412</text:p>
          </table:table-cell>
          <table:table-cell office:value-type="float" office:value="0.000883703" calcext:value-type="float">
            <text:p>0.000883703</text:p>
          </table:table-cell>
          <table:table-cell office:value-type="float" office:value="0.000779084" calcext:value-type="float">
            <text:p>0.000779084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150194747" calcext:value-type="float">
            <text:p>24.150194747</text:p>
          </table:table-cell>
          <table:table-cell office:value-type="float" office:value="24.129373887" calcext:value-type="float">
            <text:p>24.129373887</text:p>
          </table:table-cell>
          <table:table-cell office:value-type="float" office:value="24.149809375" calcext:value-type="float">
            <text:p>24.149809375</text:p>
          </table:table-cell>
          <table:table-cell office:value-type="float" office:value="24.151150358" calcext:value-type="float">
            <text:p>24.151150358</text:p>
          </table:table-cell>
          <table:table-cell office:value-type="float" office:value="24.148566297" calcext:value-type="float">
            <text:p>24.148566297</text:p>
          </table:table-cell>
          <table:table-cell office:value-type="float" office:value="25.131132531" calcext:value-type="float">
            <text:p>25.131132531</text:p>
          </table:table-cell>
          <table:table-cell/>
          <table:table-cell office:value-type="float" office:value="0.021419468" calcext:value-type="float">
            <text:p>0.021419468</text:p>
          </table:table-cell>
          <table:table-cell office:value-type="float" office:value="0.00005207" calcext:value-type="float">
            <text:p>5.207E-05</text:p>
          </table:table-cell>
          <table:table-cell office:value-type="float" office:value="0.021023982" calcext:value-type="float">
            <text:p>0.021023982</text:p>
          </table:table-cell>
          <table:table-cell office:value-type="float" office:value="0.02240016" calcext:value-type="float">
            <text:p>0.02240016</text:p>
          </table:table-cell>
          <table:table-cell office:value-type="float" office:value="0.019748278" calcext:value-type="float">
            <text:p>0.019748278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<text:s/>2019-12-03 11:09:59</text:p>
          </table:table-cell>
          <table:table-cell office:value-type="float" office:value="24.13943" calcext:value-type="float">
            <text:p>24.13943</text:p>
          </table:table-cell>
          <table:table-cell office:value-type="string" calcext:value-type="string">
            <text:p><text:s/></text:p>
          </table:table-cell>
          <table:table-cell office:value-type="float" office:value="0.136883871" calcext:value-type="float">
            <text:p>0.136883871</text:p>
          </table:table-cell>
          <table:table-cell office:value-type="float" office:value="0.034066443" calcext:value-type="float">
            <text:p>0.034066443</text:p>
          </table:table-cell>
          <table:table-cell office:value-type="float" office:value="0.134314315" calcext:value-type="float">
            <text:p>0.134314315</text:p>
          </table:table-cell>
          <table:table-cell office:value-type="float" office:value="0.141384022" calcext:value-type="float">
            <text:p>0.141384022</text:p>
          </table:table-cell>
          <table:table-cell office:value-type="float" office:value="0.128238216" calcext:value-type="float">
            <text:p>0.12823821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8332" calcext:value-type="float">
            <text:p>0.001118332</text:p>
          </table:table-cell>
          <table:table-cell office:value-type="float" office:value="0.000278321" calcext:value-type="float">
            <text:p>0.000278321</text:p>
          </table:table-cell>
          <table:table-cell office:value-type="float" office:value="0.001097339" calcext:value-type="float">
            <text:p>0.001097339</text:p>
          </table:table-cell>
          <table:table-cell office:value-type="float" office:value="0.001155098" calcext:value-type="float">
            <text:p>0.001155098</text:p>
          </table:table-cell>
          <table:table-cell office:value-type="float" office:value="0.001047698" calcext:value-type="float">
            <text:p>0.00104769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6153" calcext:value-type="float">
            <text:p>0.000846153</text:p>
          </table:table-cell>
          <table:table-cell office:value-type="float" office:value="0.000006142" calcext:value-type="float">
            <text:p>6.142E-06</text:p>
          </table:table-cell>
          <table:table-cell office:value-type="float" office:value="0.00082516" calcext:value-type="float">
            <text:p>0.00082516</text:p>
          </table:table-cell>
          <table:table-cell office:value-type="float" office:value="0.000882919" calcext:value-type="float">
            <text:p>0.000882919</text:p>
          </table:table-cell>
          <table:table-cell office:value-type="float" office:value="0.000775519" calcext:value-type="float">
            <text:p>0.000775519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160330613" calcext:value-type="float">
            <text:p>24.160330613</text:p>
          </table:table-cell>
          <table:table-cell office:value-type="float" office:value="24.139582714" calcext:value-type="float">
            <text:p>24.139582714</text:p>
          </table:table-cell>
          <table:table-cell office:value-type="float" office:value="24.159812097" calcext:value-type="float">
            <text:p>24.159812097</text:p>
          </table:table-cell>
          <table:table-cell office:value-type="float" office:value="24.161238705" calcext:value-type="float">
            <text:p>24.161238705</text:p>
          </table:table-cell>
          <table:table-cell office:value-type="float" office:value="24.15858599" calcext:value-type="float">
            <text:p>24.15858599</text:p>
          </table:table-cell>
          <table:table-cell office:value-type="float" office:value="25.141231299" calcext:value-type="float">
            <text:p>25.141231299</text:p>
          </table:table-cell>
          <table:table-cell/>
          <table:table-cell office:value-type="float" office:value="0.021448352" calcext:value-type="float">
            <text:p>0.021448352</text:p>
          </table:table-cell>
          <table:table-cell office:value-type="float" office:value="0.000155634" calcext:value-type="float">
            <text:p>0.000155634</text:p>
          </table:table-cell>
          <table:table-cell office:value-type="float" office:value="0.020916223" calcext:value-type="float">
            <text:p>0.020916223</text:p>
          </table:table-cell>
          <table:table-cell office:value-type="float" office:value="0.022380287" calcext:value-type="float">
            <text:p>0.022380287</text:p>
          </table:table-cell>
          <table:table-cell office:value-type="float" office:value="0.019657923" calcext:value-type="float">
            <text:p>0.019657923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<text:s/>2019-12-03 11:10:00</text:p>
          </table:table-cell>
          <table:table-cell office:value-type="float" office:value="24.13943" calcext:value-type="float">
            <text:p>24.13943</text:p>
          </table:table-cell>
          <table:table-cell office:value-type="string" calcext:value-type="string">
            <text:p><text:s/></text:p>
          </table:table-cell>
          <table:table-cell office:value-type="float" office:value="0.136886255" calcext:value-type="float">
            <text:p>0.136886255</text:p>
          </table:table-cell>
          <table:table-cell office:value-type="float" office:value="0.033406619" calcext:value-type="float">
            <text:p>0.033406619</text:p>
          </table:table-cell>
          <table:table-cell office:value-type="float" office:value="0.134488956" calcext:value-type="float">
            <text:p>0.134488956</text:p>
          </table:table-cell>
          <table:table-cell office:value-type="float" office:value="0.141350048" calcext:value-type="float">
            <text:p>0.141350048</text:p>
          </table:table-cell>
          <table:table-cell office:value-type="float" office:value="0.129047052" calcext:value-type="float">
            <text:p>0.12904705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8352" calcext:value-type="float">
            <text:p>0.001118352</text:p>
          </table:table-cell>
          <table:table-cell office:value-type="float" office:value="0.00027293" calcext:value-type="float">
            <text:p>0.00027293</text:p>
          </table:table-cell>
          <table:table-cell office:value-type="float" office:value="0.001098766" calcext:value-type="float">
            <text:p>0.001098766</text:p>
          </table:table-cell>
          <table:table-cell office:value-type="float" office:value="0.001154821" calcext:value-type="float">
            <text:p>0.001154821</text:p>
          </table:table-cell>
          <table:table-cell office:value-type="float" office:value="0.001054306" calcext:value-type="float">
            <text:p>0.00105430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6173" calcext:value-type="float">
            <text:p>0.000846173</text:p>
          </table:table-cell>
          <table:table-cell office:value-type="float" office:value="0.000000751" calcext:value-type="float">
            <text:p>7.51E-07</text:p>
          </table:table-cell>
          <table:table-cell office:value-type="float" office:value="0.000826587" calcext:value-type="float">
            <text:p>0.000826587</text:p>
          </table:table-cell>
          <table:table-cell office:value-type="float" office:value="0.000882642" calcext:value-type="float">
            <text:p>0.000882642</text:p>
          </table:table-cell>
          <table:table-cell office:value-type="float" office:value="0.000782127" calcext:value-type="float">
            <text:p>0.000782127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160331094" calcext:value-type="float">
            <text:p>24.160331094</text:p>
          </table:table-cell>
          <table:table-cell office:value-type="float" office:value="24.139449564" calcext:value-type="float">
            <text:p>24.139449564</text:p>
          </table:table-cell>
          <table:table-cell office:value-type="float" office:value="24.159847338" calcext:value-type="float">
            <text:p>24.159847338</text:p>
          </table:table-cell>
          <table:table-cell office:value-type="float" office:value="24.161231849" calcext:value-type="float">
            <text:p>24.161231849</text:p>
          </table:table-cell>
          <table:table-cell office:value-type="float" office:value="24.158749206" calcext:value-type="float">
            <text:p>24.158749206</text:p>
          </table:table-cell>
          <table:table-cell office:value-type="float" office:value="25.141231299" calcext:value-type="float">
            <text:p>25.141231299</text:p>
          </table:table-cell>
          <table:table-cell/>
          <table:table-cell office:value-type="float" office:value="0.021448846" calcext:value-type="float">
            <text:p>0.021448846</text:p>
          </table:table-cell>
          <table:table-cell office:value-type="float" office:value="0.000018988" calcext:value-type="float">
            <text:p>1.8988E-05</text:p>
          </table:table-cell>
          <table:table-cell office:value-type="float" office:value="0.020952389" calcext:value-type="float">
            <text:p>0.020952389</text:p>
          </table:table-cell>
          <table:table-cell office:value-type="float" office:value="0.022373251" calcext:value-type="float">
            <text:p>0.022373251</text:p>
          </table:table-cell>
          <table:table-cell office:value-type="float" office:value="0.019825425" calcext:value-type="float">
            <text:p>0.019825425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<text:s/>2019-12-03 11:10:01</text:p>
          </table:table-cell>
          <table:table-cell office:value-type="float" office:value="24.13943" calcext:value-type="float">
            <text:p>24.13943</text:p>
          </table:table-cell>
          <table:table-cell office:value-type="string" calcext:value-type="string">
            <text:p><text:s/></text:p>
          </table:table-cell>
          <table:table-cell office:value-type="float" office:value="0.136962549" calcext:value-type="float">
            <text:p>0.136962549</text:p>
          </table:table-cell>
          <table:table-cell office:value-type="float" office:value="0.0355655" calcext:value-type="float">
            <text:p>0.0355655</text:p>
          </table:table-cell>
          <table:table-cell office:value-type="float" office:value="0.134706513" calcext:value-type="float">
            <text:p>0.134706513</text:p>
          </table:table-cell>
          <table:table-cell office:value-type="float" office:value="0.141273754" calcext:value-type="float">
            <text:p>0.141273754</text:p>
          </table:table-cell>
          <table:table-cell office:value-type="float" office:value="0.127639786" calcext:value-type="float">
            <text:p>0.12763978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8975" calcext:value-type="float">
            <text:p>0.001118975</text:p>
          </table:table-cell>
          <table:table-cell office:value-type="float" office:value="0.000290568" calcext:value-type="float">
            <text:p>0.000290568</text:p>
          </table:table-cell>
          <table:table-cell office:value-type="float" office:value="0.001100543" calcext:value-type="float">
            <text:p>0.001100543</text:p>
          </table:table-cell>
          <table:table-cell office:value-type="float" office:value="0.001154197" calcext:value-type="float">
            <text:p>0.001154197</text:p>
          </table:table-cell>
          <table:table-cell office:value-type="float" office:value="0.001042809" calcext:value-type="float">
            <text:p>0.00104280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6796" calcext:value-type="float">
            <text:p>0.000846796</text:p>
          </table:table-cell>
          <table:table-cell office:value-type="float" office:value="0.000018389" calcext:value-type="float">
            <text:p>1.8389E-05</text:p>
          </table:table-cell>
          <table:table-cell office:value-type="float" office:value="0.000828365" calcext:value-type="float">
            <text:p>0.000828365</text:p>
          </table:table-cell>
          <table:table-cell office:value-type="float" office:value="0.000882018" calcext:value-type="float">
            <text:p>0.000882018</text:p>
          </table:table-cell>
          <table:table-cell office:value-type="float" office:value="0.00077063" calcext:value-type="float">
            <text:p>0.00077063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160346489" calcext:value-type="float">
            <text:p>24.160346489</text:p>
          </table:table-cell>
          <table:table-cell office:value-type="float" office:value="24.139885217" calcext:value-type="float">
            <text:p>24.139885217</text:p>
          </table:table-cell>
          <table:table-cell office:value-type="float" office:value="24.15989124" calcext:value-type="float">
            <text:p>24.15989124</text:p>
          </table:table-cell>
          <table:table-cell office:value-type="float" office:value="24.161216454" calcext:value-type="float">
            <text:p>24.161216454</text:p>
          </table:table-cell>
          <table:table-cell office:value-type="float" office:value="24.158465231" calcext:value-type="float">
            <text:p>24.158465231</text:p>
          </table:table-cell>
          <table:table-cell office:value-type="float" office:value="25.141231299" calcext:value-type="float">
            <text:p>25.141231299</text:p>
          </table:table-cell>
          <table:table-cell/>
          <table:table-cell office:value-type="float" office:value="0.021464645" calcext:value-type="float">
            <text:p>0.021464645</text:p>
          </table:table-cell>
          <table:table-cell office:value-type="float" office:value="0.000466082" calcext:value-type="float">
            <text:p>0.000466082</text:p>
          </table:table-cell>
          <table:table-cell office:value-type="float" office:value="0.020997443" calcext:value-type="float">
            <text:p>0.020997443</text:p>
          </table:table-cell>
          <table:table-cell office:value-type="float" office:value="0.022357451" calcext:value-type="float">
            <text:p>0.022357451</text:p>
          </table:table-cell>
          <table:table-cell office:value-type="float" office:value="0.019533994" calcext:value-type="float">
            <text:p>0.019533994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<text:s/>2019-12-03 11:10:03</text:p>
          </table:table-cell>
          <table:table-cell office:value-type="float" office:value="24.11922" calcext:value-type="float">
            <text:p>24.11922</text:p>
          </table:table-cell>
          <table:table-cell office:value-type="string" calcext:value-type="string">
            <text:p><text:s/></text:p>
          </table:table-cell>
          <table:table-cell office:value-type="float" office:value="0.136885659" calcext:value-type="float">
            <text:p>0.136885659</text:p>
          </table:table-cell>
          <table:table-cell office:value-type="float" office:value="0.033411984" calcext:value-type="float">
            <text:p>0.033411984</text:p>
          </table:table-cell>
          <table:table-cell office:value-type="float" office:value="0.134510414" calcext:value-type="float">
            <text:p>0.134510414</text:p>
          </table:table-cell>
          <table:table-cell office:value-type="float" office:value="0.141236799" calcext:value-type="float">
            <text:p>0.141236799</text:p>
          </table:table-cell>
          <table:table-cell office:value-type="float" office:value="0.129017845" calcext:value-type="float">
            <text:p>0.12901784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8347" calcext:value-type="float">
            <text:p>0.001118347</text:p>
          </table:table-cell>
          <table:table-cell office:value-type="float" office:value="0.000272974" calcext:value-type="float">
            <text:p>0.000272974</text:p>
          </table:table-cell>
          <table:table-cell office:value-type="float" office:value="0.001098941" calcext:value-type="float">
            <text:p>0.001098941</text:p>
          </table:table-cell>
          <table:table-cell office:value-type="float" office:value="0.001153895" calcext:value-type="float">
            <text:p>0.001153895</text:p>
          </table:table-cell>
          <table:table-cell office:value-type="float" office:value="0.001054067" calcext:value-type="float">
            <text:p>0.00105406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6168" calcext:value-type="float">
            <text:p>0.000846168</text:p>
          </table:table-cell>
          <table:table-cell office:value-type="float" office:value="0.000000795" calcext:value-type="float">
            <text:p>7.95E-07</text:p>
          </table:table-cell>
          <table:table-cell office:value-type="float" office:value="0.000826762" calcext:value-type="float">
            <text:p>0.000826762</text:p>
          </table:table-cell>
          <table:table-cell office:value-type="float" office:value="0.000881717" calcext:value-type="float">
            <text:p>0.000881717</text:p>
          </table:table-cell>
          <table:table-cell office:value-type="float" office:value="0.000781889" calcext:value-type="float">
            <text:p>0.000781889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140115533" calcext:value-type="float">
            <text:p>24.140115533</text:p>
          </table:table-cell>
          <table:table-cell office:value-type="float" office:value="24.119234822" calcext:value-type="float">
            <text:p>24.119234822</text:p>
          </table:table-cell>
          <table:table-cell office:value-type="float" office:value="24.139636219" calcext:value-type="float">
            <text:p>24.139636219</text:p>
          </table:table-cell>
          <table:table-cell office:value-type="float" office:value="24.140993573" calcext:value-type="float">
            <text:p>24.140993573</text:p>
          </table:table-cell>
          <table:table-cell office:value-type="float" office:value="24.138527843" calcext:value-type="float">
            <text:p>24.138527843</text:p>
          </table:table-cell>
          <table:table-cell office:value-type="float" office:value="25.121033764" calcext:value-type="float">
            <text:p>25.121033764</text:p>
          </table:table-cell>
          <table:table-cell/>
          <table:table-cell office:value-type="float" office:value="0.021448722" calcext:value-type="float">
            <text:p>0.021448722</text:p>
          </table:table-cell>
          <table:table-cell office:value-type="float" office:value="0.000020099" calcext:value-type="float">
            <text:p>2.0099E-05</text:p>
          </table:table-cell>
          <table:table-cell office:value-type="float" office:value="0.020956833" calcext:value-type="float">
            <text:p>0.020956833</text:p>
          </table:table-cell>
          <table:table-cell office:value-type="float" office:value="0.022349798" calcext:value-type="float">
            <text:p>0.022349798</text:p>
          </table:table-cell>
          <table:table-cell office:value-type="float" office:value="0.019819377" calcext:value-type="float">
            <text:p>0.019819377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<text:s/>2019-12-03 11:10:04</text:p>
          </table:table-cell>
          <table:table-cell office:value-type="float" office:value="24.13438" calcext:value-type="float">
            <text:p>24.13438</text:p>
          </table:table-cell>
          <table:table-cell office:value-type="string" calcext:value-type="string">
            <text:p><text:s/></text:p>
          </table:table-cell>
          <table:table-cell office:value-type="float" office:value="0.137045996" calcext:value-type="float">
            <text:p>0.137045996</text:p>
          </table:table-cell>
          <table:table-cell office:value-type="float" office:value="0.03415883" calcext:value-type="float">
            <text:p>0.03415883</text:p>
          </table:table-cell>
          <table:table-cell office:value-type="float" office:value="0.134336964" calcext:value-type="float">
            <text:p>0.134336964</text:p>
          </table:table-cell>
          <table:table-cell office:value-type="float" office:value="0.141124146" calcext:value-type="float">
            <text:p>0.141124146</text:p>
          </table:table-cell>
          <table:table-cell office:value-type="float" office:value="0.128222123" calcext:value-type="float">
            <text:p>0.12822212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9657" calcext:value-type="float">
            <text:p>0.001119657</text:p>
          </table:table-cell>
          <table:table-cell office:value-type="float" office:value="0.000279075" calcext:value-type="float">
            <text:p>0.000279075</text:p>
          </table:table-cell>
          <table:table-cell office:value-type="float" office:value="0.001097524" calcext:value-type="float">
            <text:p>0.001097524</text:p>
          </table:table-cell>
          <table:table-cell office:value-type="float" office:value="0.001152975" calcext:value-type="float">
            <text:p>0.001152975</text:p>
          </table:table-cell>
          <table:table-cell office:value-type="float" office:value="0.001047566" calcext:value-type="float">
            <text:p>0.00104756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7478" calcext:value-type="float">
            <text:p>0.000847478</text:p>
          </table:table-cell>
          <table:table-cell office:value-type="float" office:value="0.000006897" calcext:value-type="float">
            <text:p>6.897E-06</text:p>
          </table:table-cell>
          <table:table-cell office:value-type="float" office:value="0.000825345" calcext:value-type="float">
            <text:p>0.000825345</text:p>
          </table:table-cell>
          <table:table-cell office:value-type="float" office:value="0.000880796" calcext:value-type="float">
            <text:p>0.000880796</text:p>
          </table:table-cell>
          <table:table-cell office:value-type="float" office:value="0.000775388" calcext:value-type="float">
            <text:p>0.000775388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155309468" calcext:value-type="float">
            <text:p>24.155309468</text:p>
          </table:table-cell>
          <table:table-cell office:value-type="float" office:value="24.134547401" calcext:value-type="float">
            <text:p>24.134547401</text:p>
          </table:table-cell>
          <table:table-cell office:value-type="float" office:value="24.154762805" calcext:value-type="float">
            <text:p>24.154762805</text:p>
          </table:table-cell>
          <table:table-cell office:value-type="float" office:value="24.156132408" calcext:value-type="float">
            <text:p>24.156132408</text:p>
          </table:table-cell>
          <table:table-cell office:value-type="float" office:value="24.153528874" calcext:value-type="float">
            <text:p>24.153528874</text:p>
          </table:table-cell>
          <table:table-cell office:value-type="float" office:value="25.136181915" calcext:value-type="float">
            <text:p>25.136181915</text:p>
          </table:table-cell>
          <table:table-cell/>
          <table:table-cell office:value-type="float" office:value="0.021481926" calcext:value-type="float">
            <text:p>0.021481926</text:p>
          </table:table-cell>
          <table:table-cell office:value-type="float" office:value="0.000174767" calcext:value-type="float">
            <text:p>0.000174767</text:p>
          </table:table-cell>
          <table:table-cell office:value-type="float" office:value="0.020920913" calcext:value-type="float">
            <text:p>0.020920913</text:p>
          </table:table-cell>
          <table:table-cell office:value-type="float" office:value="0.022326469" calcext:value-type="float">
            <text:p>0.022326469</text:p>
          </table:table-cell>
          <table:table-cell office:value-type="float" office:value="0.019654591" calcext:value-type="float">
            <text:p>0.019654591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<text:s/>2019-12-03 11:10:05</text:p>
          </table:table-cell>
          <table:table-cell office:value-type="float" office:value="24.12427" calcext:value-type="float">
            <text:p>24.12427</text:p>
          </table:table-cell>
          <table:table-cell office:value-type="string" calcext:value-type="string">
            <text:p><text:s/></text:p>
          </table:table-cell>
          <table:table-cell office:value-type="float" office:value="0.137097852" calcext:value-type="float">
            <text:p>0.137097852</text:p>
          </table:table-cell>
          <table:table-cell office:value-type="float" office:value="0.035501723" calcext:value-type="float">
            <text:p>0.035501723</text:p>
          </table:table-cell>
          <table:table-cell office:value-type="float" office:value="0.134820954" calcext:value-type="float">
            <text:p>0.134820954</text:p>
          </table:table-cell>
          <table:table-cell office:value-type="float" office:value="0.141070502" calcext:value-type="float">
            <text:p>0.141070502</text:p>
          </table:table-cell>
          <table:table-cell office:value-type="float" office:value="0.127700582" calcext:value-type="float">
            <text:p>0.12770058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008" calcext:value-type="float">
            <text:p>0.00112008</text:p>
          </table:table-cell>
          <table:table-cell office:value-type="float" office:value="0.000290047" calcext:value-type="float">
            <text:p>0.000290047</text:p>
          </table:table-cell>
          <table:table-cell office:value-type="float" office:value="0.001101478" calcext:value-type="float">
            <text:p>0.001101478</text:p>
          </table:table-cell>
          <table:table-cell office:value-type="float" office:value="0.001152537" calcext:value-type="float">
            <text:p>0.001152537</text:p>
          </table:table-cell>
          <table:table-cell office:value-type="float" office:value="0.001043305" calcext:value-type="float">
            <text:p>0.00104330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7902" calcext:value-type="float">
            <text:p>0.000847902</text:p>
          </table:table-cell>
          <table:table-cell office:value-type="float" office:value="0.000017868" calcext:value-type="float">
            <text:p>1.7868E-05</text:p>
          </table:table-cell>
          <table:table-cell office:value-type="float" office:value="0.0008293" calcext:value-type="float">
            <text:p>0.0008293</text:p>
          </table:table-cell>
          <table:table-cell office:value-type="float" office:value="0.000880358" calcext:value-type="float">
            <text:p>0.000880358</text:p>
          </table:table-cell>
          <table:table-cell office:value-type="float" office:value="0.000771127" calcext:value-type="float">
            <text:p>0.000771127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145212212" calcext:value-type="float">
            <text:p>24.145212212</text:p>
          </table:table-cell>
          <table:table-cell office:value-type="float" office:value="24.124710484" calcext:value-type="float">
            <text:p>24.124710484</text:p>
          </table:table-cell>
          <table:table-cell office:value-type="float" office:value="24.144752746" calcext:value-type="float">
            <text:p>24.144752746</text:p>
          </table:table-cell>
          <table:table-cell office:value-type="float" office:value="24.14601387" calcext:value-type="float">
            <text:p>24.14601387</text:p>
          </table:table-cell>
          <table:table-cell office:value-type="float" office:value="24.143315893" calcext:value-type="float">
            <text:p>24.143315893</text:p>
          </table:table-cell>
          <table:table-cell office:value-type="float" office:value="25.126083147" calcext:value-type="float">
            <text:p>25.126083147</text:p>
          </table:table-cell>
          <table:table-cell/>
          <table:table-cell office:value-type="float" office:value="0.021492665" calcext:value-type="float">
            <text:p>0.021492665</text:p>
          </table:table-cell>
          <table:table-cell office:value-type="float" office:value="0.000452874" calcext:value-type="float">
            <text:p>0.000452874</text:p>
          </table:table-cell>
          <table:table-cell office:value-type="float" office:value="0.021021143" calcext:value-type="float">
            <text:p>0.021021143</text:p>
          </table:table-cell>
          <table:table-cell office:value-type="float" office:value="0.02231536" calcext:value-type="float">
            <text:p>0.02231536</text:p>
          </table:table-cell>
          <table:table-cell office:value-type="float" office:value="0.019546585" calcext:value-type="float">
            <text:p>0.019546585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<text:s/>2019-12-03 11:10:06</text:p>
          </table:table-cell>
          <table:table-cell office:value-type="float" office:value="24.12932" calcext:value-type="float">
            <text:p>24.12932</text:p>
          </table:table-cell>
          <table:table-cell office:value-type="string" calcext:value-type="string">
            <text:p><text:s/></text:p>
          </table:table-cell>
          <table:table-cell office:value-type="float" office:value="0.137090699" calcext:value-type="float">
            <text:p>0.137090699</text:p>
          </table:table-cell>
          <table:table-cell office:value-type="float" office:value="0.034382943" calcext:value-type="float">
            <text:p>0.034382943</text:p>
          </table:table-cell>
          <table:table-cell office:value-type="float" office:value="0.134391205" calcext:value-type="float">
            <text:p>0.134391205</text:p>
          </table:table-cell>
          <table:table-cell office:value-type="float" office:value="0.14091255" calcext:value-type="float">
            <text:p>0.14091255</text:p>
          </table:table-cell>
          <table:table-cell office:value-type="float" office:value="0.128117219" calcext:value-type="float">
            <text:p>0.12811721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0022" calcext:value-type="float">
            <text:p>0.001120022</text:p>
          </table:table-cell>
          <table:table-cell office:value-type="float" office:value="0.000280906" calcext:value-type="float">
            <text:p>0.000280906</text:p>
          </table:table-cell>
          <table:table-cell office:value-type="float" office:value="0.001097967" calcext:value-type="float">
            <text:p>0.001097967</text:p>
          </table:table-cell>
          <table:table-cell office:value-type="float" office:value="0.001151246" calcext:value-type="float">
            <text:p>0.001151246</text:p>
          </table:table-cell>
          <table:table-cell office:value-type="float" office:value="0.001046709" calcext:value-type="float">
            <text:p>0.00104670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7843" calcext:value-type="float">
            <text:p>0.000847843</text:p>
          </table:table-cell>
          <table:table-cell office:value-type="float" office:value="0.000008728" calcext:value-type="float">
            <text:p>8.728E-06</text:p>
          </table:table-cell>
          <table:table-cell office:value-type="float" office:value="0.000825789" calcext:value-type="float">
            <text:p>0.000825789</text:p>
          </table:table-cell>
          <table:table-cell office:value-type="float" office:value="0.000879067" calcext:value-type="float">
            <text:p>0.000879067</text:p>
          </table:table-cell>
          <table:table-cell office:value-type="float" office:value="0.00077453" calcext:value-type="float">
            <text:p>0.00077453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150264628" calcext:value-type="float">
            <text:p>24.150264628</text:p>
          </table:table-cell>
          <table:table-cell office:value-type="float" office:value="24.129538671" calcext:value-type="float">
            <text:p>24.129538671</text:p>
          </table:table-cell>
          <table:table-cell office:value-type="float" office:value="24.149719888" calcext:value-type="float">
            <text:p>24.149719888</text:p>
          </table:table-cell>
          <table:table-cell office:value-type="float" office:value="24.151035853" calcext:value-type="float">
            <text:p>24.151035853</text:p>
          </table:table-cell>
          <table:table-cell office:value-type="float" office:value="24.148453836" calcext:value-type="float">
            <text:p>24.148453836</text:p>
          </table:table-cell>
          <table:table-cell office:value-type="float" office:value="25.131132531" calcext:value-type="float">
            <text:p>25.131132531</text:p>
          </table:table-cell>
          <table:table-cell/>
          <table:table-cell office:value-type="float" office:value="0.021491184" calcext:value-type="float">
            <text:p>0.021491184</text:p>
          </table:table-cell>
          <table:table-cell office:value-type="float" office:value="0.00022118" calcext:value-type="float">
            <text:p>0.00022118</text:p>
          </table:table-cell>
          <table:table-cell office:value-type="float" office:value="0.020932146" calcext:value-type="float">
            <text:p>0.020932146</text:p>
          </table:table-cell>
          <table:table-cell office:value-type="float" office:value="0.02228265" calcext:value-type="float">
            <text:p>0.02228265</text:p>
          </table:table-cell>
          <table:table-cell office:value-type="float" office:value="0.019632866" calcext:value-type="float">
            <text:p>0.019632866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<text:s/>2019-12-03 11:10:08</text:p>
          </table:table-cell>
          <table:table-cell office:value-type="float" office:value="24.12932" calcext:value-type="float">
            <text:p>24.12932</text:p>
          </table:table-cell>
          <table:table-cell office:value-type="string" calcext:value-type="string">
            <text:p><text:s/></text:p>
          </table:table-cell>
          <table:table-cell office:value-type="float" office:value="0.137007849" calcext:value-type="float">
            <text:p>0.137007849</text:p>
          </table:table-cell>
          <table:table-cell office:value-type="float" office:value="0.034253601" calcext:value-type="float">
            <text:p>0.034253601</text:p>
          </table:table-cell>
          <table:table-cell office:value-type="float" office:value="0.135138647" calcext:value-type="float">
            <text:p>0.135138647</text:p>
          </table:table-cell>
          <table:table-cell office:value-type="float" office:value="0.14089288" calcext:value-type="float">
            <text:p>0.14089288</text:p>
          </table:table-cell>
          <table:table-cell office:value-type="float" office:value="0.127962247" calcext:value-type="float">
            <text:p>0.12796224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9345" calcext:value-type="float">
            <text:p>0.001119345</text:p>
          </table:table-cell>
          <table:table-cell office:value-type="float" office:value="0.00027985" calcext:value-type="float">
            <text:p>0.00027985</text:p>
          </table:table-cell>
          <table:table-cell office:value-type="float" office:value="0.001104074" calcext:value-type="float">
            <text:p>0.001104074</text:p>
          </table:table-cell>
          <table:table-cell office:value-type="float" office:value="0.001151086" calcext:value-type="float">
            <text:p>0.001151086</text:p>
          </table:table-cell>
          <table:table-cell office:value-type="float" office:value="0.001045443" calcext:value-type="float">
            <text:p>0.00104544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7166" calcext:value-type="float">
            <text:p>0.000847166</text:p>
          </table:table-cell>
          <table:table-cell office:value-type="float" office:value="0.000007671" calcext:value-type="float">
            <text:p>7.671E-06</text:p>
          </table:table-cell>
          <table:table-cell office:value-type="float" office:value="0.000831895" calcext:value-type="float">
            <text:p>0.000831895</text:p>
          </table:table-cell>
          <table:table-cell office:value-type="float" office:value="0.000878907" calcext:value-type="float">
            <text:p>0.000878907</text:p>
          </table:table-cell>
          <table:table-cell office:value-type="float" office:value="0.000773264" calcext:value-type="float">
            <text:p>0.000773264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15024791" calcext:value-type="float">
            <text:p>24.15024791</text:p>
          </table:table-cell>
          <table:table-cell office:value-type="float" office:value="24.12951257" calcext:value-type="float">
            <text:p>24.12951257</text:p>
          </table:table-cell>
          <table:table-cell office:value-type="float" office:value="24.149870717" calcext:value-type="float">
            <text:p>24.149870717</text:p>
          </table:table-cell>
          <table:table-cell office:value-type="float" office:value="24.151031884" calcext:value-type="float">
            <text:p>24.151031884</text:p>
          </table:table-cell>
          <table:table-cell office:value-type="float" office:value="24.148422564" calcext:value-type="float">
            <text:p>24.148422564</text:p>
          </table:table-cell>
          <table:table-cell office:value-type="float" office:value="25.131132531" calcext:value-type="float">
            <text:p>25.131132531</text:p>
          </table:table-cell>
          <table:table-cell/>
          <table:table-cell office:value-type="float" office:value="0.021474026" calcext:value-type="float">
            <text:p>0.021474026</text:p>
          </table:table-cell>
          <table:table-cell office:value-type="float" office:value="0.000194394" calcext:value-type="float">
            <text:p>0.000194394</text:p>
          </table:table-cell>
          <table:table-cell office:value-type="float" office:value="0.021086934" calcext:value-type="float">
            <text:p>0.021086934</text:p>
          </table:table-cell>
          <table:table-cell office:value-type="float" office:value="0.022278576" calcext:value-type="float">
            <text:p>0.022278576</text:p>
          </table:table-cell>
          <table:table-cell office:value-type="float" office:value="0.019600773" calcext:value-type="float">
            <text:p>0.019600773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<text:s/>2019-12-03 11:10:09</text:p>
          </table:table-cell>
          <table:table-cell office:value-type="float" office:value="24.12427" calcext:value-type="float">
            <text:p>24.12427</text:p>
          </table:table-cell>
          <table:table-cell office:value-type="string" calcext:value-type="string">
            <text:p><text:s/></text:p>
          </table:table-cell>
          <table:table-cell office:value-type="float" office:value="0.137137191" calcext:value-type="float">
            <text:p>0.137137191</text:p>
          </table:table-cell>
          <table:table-cell office:value-type="float" office:value="0.035102968" calcext:value-type="float">
            <text:p>0.035102968</text:p>
          </table:table-cell>
          <table:table-cell office:value-type="float" office:value="0.134530083" calcext:value-type="float">
            <text:p>0.134530083</text:p>
          </table:table-cell>
          <table:table-cell office:value-type="float" office:value="0.140973942" calcext:value-type="float">
            <text:p>0.140973942</text:p>
          </table:table-cell>
          <table:table-cell office:value-type="float" office:value="0.127989069" calcext:value-type="float">
            <text:p>0.12798906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0402" calcext:value-type="float">
            <text:p>0.001120402</text:p>
          </table:table-cell>
          <table:table-cell office:value-type="float" office:value="0.000286789" calcext:value-type="float">
            <text:p>0.000286789</text:p>
          </table:table-cell>
          <table:table-cell office:value-type="float" office:value="0.001099102" calcext:value-type="float">
            <text:p>0.001099102</text:p>
          </table:table-cell>
          <table:table-cell office:value-type="float" office:value="0.001151748" calcext:value-type="float">
            <text:p>0.001151748</text:p>
          </table:table-cell>
          <table:table-cell office:value-type="float" office:value="0.001045662" calcext:value-type="float">
            <text:p>0.00104566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8223" calcext:value-type="float">
            <text:p>0.000848223</text:p>
          </table:table-cell>
          <table:table-cell office:value-type="float" office:value="0.00001461" calcext:value-type="float">
            <text:p>1.461E-05</text:p>
          </table:table-cell>
          <table:table-cell office:value-type="float" office:value="0.000826923" calcext:value-type="float">
            <text:p>0.000826923</text:p>
          </table:table-cell>
          <table:table-cell office:value-type="float" office:value="0.000879569" calcext:value-type="float">
            <text:p>0.000879569</text:p>
          </table:table-cell>
          <table:table-cell office:value-type="float" office:value="0.000773483" calcext:value-type="float">
            <text:p>0.000773483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14522015" calcext:value-type="float">
            <text:p>24.14522015</text:p>
          </table:table-cell>
          <table:table-cell office:value-type="float" office:value="24.124630016" calcext:value-type="float">
            <text:p>24.124630016</text:p>
          </table:table-cell>
          <table:table-cell office:value-type="float" office:value="24.14469405" calcext:value-type="float">
            <text:p>24.14469405</text:p>
          </table:table-cell>
          <table:table-cell office:value-type="float" office:value="24.145994385" calcext:value-type="float">
            <text:p>24.145994385</text:p>
          </table:table-cell>
          <table:table-cell office:value-type="float" office:value="24.143374108" calcext:value-type="float">
            <text:p>24.143374108</text:p>
          </table:table-cell>
          <table:table-cell office:value-type="float" office:value="25.126083147" calcext:value-type="float">
            <text:p>25.126083147</text:p>
          </table:table-cell>
          <table:table-cell/>
          <table:table-cell office:value-type="float" office:value="0.021500812" calcext:value-type="float">
            <text:p>0.021500812</text:p>
          </table:table-cell>
          <table:table-cell office:value-type="float" office:value="0.000370294" calcext:value-type="float">
            <text:p>0.000370294</text:p>
          </table:table-cell>
          <table:table-cell office:value-type="float" office:value="0.020960906" calcext:value-type="float">
            <text:p>0.020960906</text:p>
          </table:table-cell>
          <table:table-cell office:value-type="float" office:value="0.022295363" calcext:value-type="float">
            <text:p>0.022295363</text:p>
          </table:table-cell>
          <table:table-cell office:value-type="float" office:value="0.019606327" calcext:value-type="float">
            <text:p>0.019606327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<text:s/>2019-12-03 11:10:10</text:p>
          </table:table-cell>
          <table:table-cell office:value-type="float" office:value="24.12932" calcext:value-type="float">
            <text:p>24.12932</text:p>
          </table:table-cell>
          <table:table-cell office:value-type="string" calcext:value-type="string">
            <text:p><text:s/></text:p>
          </table:table-cell>
          <table:table-cell office:value-type="float" office:value="0.137050764" calcext:value-type="float">
            <text:p>0.137050764</text:p>
          </table:table-cell>
          <table:table-cell office:value-type="float" office:value="0.033426289" calcext:value-type="float">
            <text:p>0.033426289</text:p>
          </table:table-cell>
          <table:table-cell office:value-type="float" office:value="0.134530083" calcext:value-type="float">
            <text:p>0.134530083</text:p>
          </table:table-cell>
          <table:table-cell office:value-type="float" office:value="0.141001361" calcext:value-type="float">
            <text:p>0.141001361</text:p>
          </table:table-cell>
          <table:table-cell office:value-type="float" office:value="0.12908043" calcext:value-type="float">
            <text:p>0.1290804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9696" calcext:value-type="float">
            <text:p>0.001119696</text:p>
          </table:table-cell>
          <table:table-cell office:value-type="float" office:value="0.000273091" calcext:value-type="float">
            <text:p>0.000273091</text:p>
          </table:table-cell>
          <table:table-cell office:value-type="float" office:value="0.001099102" calcext:value-type="float">
            <text:p>0.001099102</text:p>
          </table:table-cell>
          <table:table-cell office:value-type="float" office:value="0.001151972" calcext:value-type="float">
            <text:p>0.001151972</text:p>
          </table:table-cell>
          <table:table-cell office:value-type="float" office:value="0.001054579" calcext:value-type="float">
            <text:p>0.00105457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7517" calcext:value-type="float">
            <text:p>0.000847517</text:p>
          </table:table-cell>
          <table:table-cell office:value-type="float" office:value="0.000000912" calcext:value-type="float">
            <text:p>9.12E-07</text:p>
          </table:table-cell>
          <table:table-cell office:value-type="float" office:value="0.000826923" calcext:value-type="float">
            <text:p>0.000826923</text:p>
          </table:table-cell>
          <table:table-cell office:value-type="float" office:value="0.000879793" calcext:value-type="float">
            <text:p>0.000879793</text:p>
          </table:table-cell>
          <table:table-cell office:value-type="float" office:value="0.0007824" calcext:value-type="float">
            <text:p>0.0007824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15025657" calcext:value-type="float">
            <text:p>24.15025657</text:p>
          </table:table-cell>
          <table:table-cell office:value-type="float" office:value="24.129345621" calcext:value-type="float">
            <text:p>24.129345621</text:p>
          </table:table-cell>
          <table:table-cell office:value-type="float" office:value="24.149747912" calcext:value-type="float">
            <text:p>24.149747912</text:p>
          </table:table-cell>
          <table:table-cell office:value-type="float" office:value="24.151053774" calcext:value-type="float">
            <text:p>24.151053774</text:p>
          </table:table-cell>
          <table:table-cell office:value-type="float" office:value="24.148648207" calcext:value-type="float">
            <text:p>24.148648207</text:p>
          </table:table-cell>
          <table:table-cell office:value-type="float" office:value="25.131132531" calcext:value-type="float">
            <text:p>25.131132531</text:p>
          </table:table-cell>
          <table:table-cell/>
          <table:table-cell office:value-type="float" office:value="0.021482914" calcext:value-type="float">
            <text:p>0.021482914</text:p>
          </table:table-cell>
          <table:table-cell office:value-type="float" office:value="0.000023062" calcext:value-type="float">
            <text:p>2.3062E-05</text:p>
          </table:table-cell>
          <table:table-cell office:value-type="float" office:value="0.020960906" calcext:value-type="float">
            <text:p>0.020960906</text:p>
          </table:table-cell>
          <table:table-cell office:value-type="float" office:value="0.022301041" calcext:value-type="float">
            <text:p>0.022301041</text:p>
          </table:table-cell>
          <table:table-cell office:value-type="float" office:value="0.019832338" calcext:value-type="float">
            <text:p>0.019832338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<text:s/>2019-12-03 11:10:12</text:p>
          </table:table-cell>
          <table:table-cell office:value-type="float" office:value="24.12932" calcext:value-type="float">
            <text:p>24.12932</text:p>
          </table:table-cell>
          <table:table-cell office:value-type="string" calcext:value-type="string">
            <text:p><text:s/></text:p>
          </table:table-cell>
          <table:table-cell office:value-type="float" office:value="0.137084143" calcext:value-type="float">
            <text:p>0.137084143</text:p>
          </table:table-cell>
          <table:table-cell office:value-type="float" office:value="0.035257344" calcext:value-type="float">
            <text:p>0.035257344</text:p>
          </table:table-cell>
          <table:table-cell office:value-type="float" office:value="0.134614722" calcext:value-type="float">
            <text:p>0.134614722</text:p>
          </table:table-cell>
          <table:table-cell office:value-type="float" office:value="0.141134875" calcext:value-type="float">
            <text:p>0.141134875</text:p>
          </table:table-cell>
          <table:table-cell office:value-type="float" office:value="0.12792112" calcext:value-type="float">
            <text:p>0.1279211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9968" calcext:value-type="float">
            <text:p>0.001119968</text:p>
          </table:table-cell>
          <table:table-cell office:value-type="float" office:value="0.00028805" calcext:value-type="float">
            <text:p>0.00028805</text:p>
          </table:table-cell>
          <table:table-cell office:value-type="float" office:value="0.001099793" calcext:value-type="float">
            <text:p>0.001099793</text:p>
          </table:table-cell>
          <table:table-cell office:value-type="float" office:value="0.001153063" calcext:value-type="float">
            <text:p>0.001153063</text:p>
          </table:table-cell>
          <table:table-cell office:value-type="float" office:value="0.001045107" calcext:value-type="float">
            <text:p>0.00104510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779" calcext:value-type="float">
            <text:p>0.00084779</text:p>
          </table:table-cell>
          <table:table-cell office:value-type="float" office:value="0.000015871" calcext:value-type="float">
            <text:p>1.5871E-05</text:p>
          </table:table-cell>
          <table:table-cell office:value-type="float" office:value="0.000827615" calcext:value-type="float">
            <text:p>0.000827615</text:p>
          </table:table-cell>
          <table:table-cell office:value-type="float" office:value="0.000880884" calcext:value-type="float">
            <text:p>0.000880884</text:p>
          </table:table-cell>
          <table:table-cell office:value-type="float" office:value="0.000772928" calcext:value-type="float">
            <text:p>0.000772928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150263305" calcext:value-type="float">
            <text:p>24.150263305</text:p>
          </table:table-cell>
          <table:table-cell office:value-type="float" office:value="24.129715123" calcext:value-type="float">
            <text:p>24.129715123</text:p>
          </table:table-cell>
          <table:table-cell office:value-type="float" office:value="24.149764992" calcext:value-type="float">
            <text:p>24.149764992</text:p>
          </table:table-cell>
          <table:table-cell office:value-type="float" office:value="24.151080717" calcext:value-type="float">
            <text:p>24.151080717</text:p>
          </table:table-cell>
          <table:table-cell office:value-type="float" office:value="24.148414265" calcext:value-type="float">
            <text:p>24.148414265</text:p>
          </table:table-cell>
          <table:table-cell office:value-type="float" office:value="25.131132531" calcext:value-type="float">
            <text:p>25.131132531</text:p>
          </table:table-cell>
          <table:table-cell/>
          <table:table-cell office:value-type="float" office:value="0.021489826" calcext:value-type="float">
            <text:p>0.021489826</text:p>
          </table:table-cell>
          <table:table-cell office:value-type="float" office:value="0.000402264" calcext:value-type="float">
            <text:p>0.000402264</text:p>
          </table:table-cell>
          <table:table-cell office:value-type="float" office:value="0.020978434" calcext:value-type="float">
            <text:p>0.020978434</text:p>
          </table:table-cell>
          <table:table-cell office:value-type="float" office:value="0.022328691" calcext:value-type="float">
            <text:p>0.022328691</text:p>
          </table:table-cell>
          <table:table-cell office:value-type="float" office:value="0.019592256" calcext:value-type="float">
            <text:p>0.019592256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<text:s/>2019-12-03 11:10:13</text:p>
          </table:table-cell>
          <table:table-cell office:value-type="float" office:value="24.12932" calcext:value-type="float">
            <text:p>24.12932</text:p>
          </table:table-cell>
          <table:table-cell office:value-type="string" calcext:value-type="string">
            <text:p><text:s/></text:p>
          </table:table-cell>
          <table:table-cell office:value-type="float" office:value="0.136973278" calcext:value-type="float">
            <text:p>0.136973278</text:p>
          </table:table-cell>
          <table:table-cell office:value-type="float" office:value="0.033468012" calcext:value-type="float">
            <text:p>0.033468012</text:p>
          </table:table-cell>
          <table:table-cell office:value-type="float" office:value="0.134366171" calcext:value-type="float">
            <text:p>0.134366171</text:p>
          </table:table-cell>
          <table:table-cell office:value-type="float" office:value="0.141135471" calcext:value-type="float">
            <text:p>0.141135471</text:p>
          </table:table-cell>
          <table:table-cell office:value-type="float" office:value="0.128905789" calcext:value-type="float">
            <text:p>0.12890578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9063" calcext:value-type="float">
            <text:p>0.001119063</text:p>
          </table:table-cell>
          <table:table-cell office:value-type="float" office:value="0.000273431" calcext:value-type="float">
            <text:p>0.000273431</text:p>
          </table:table-cell>
          <table:table-cell office:value-type="float" office:value="0.001097763" calcext:value-type="float">
            <text:p>0.001097763</text:p>
          </table:table-cell>
          <table:table-cell office:value-type="float" office:value="0.001153068" calcext:value-type="float">
            <text:p>0.001153068</text:p>
          </table:table-cell>
          <table:table-cell office:value-type="float" office:value="0.001053152" calcext:value-type="float">
            <text:p>0.00105315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6884" calcext:value-type="float">
            <text:p>0.000846884</text:p>
          </table:table-cell>
          <table:table-cell office:value-type="float" office:value="0.000001253" calcext:value-type="float">
            <text:p>1.253E-06</text:p>
          </table:table-cell>
          <table:table-cell office:value-type="float" office:value="0.000825584" calcext:value-type="float">
            <text:p>0.000825584</text:p>
          </table:table-cell>
          <table:table-cell office:value-type="float" office:value="0.000880889" calcext:value-type="float">
            <text:p>0.000880889</text:p>
          </table:table-cell>
          <table:table-cell office:value-type="float" office:value="0.000780973" calcext:value-type="float">
            <text:p>0.000780973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150240933" calcext:value-type="float">
            <text:p>24.150240933</text:p>
          </table:table-cell>
          <table:table-cell office:value-type="float" office:value="24.12935404" calcext:value-type="float">
            <text:p>24.12935404</text:p>
          </table:table-cell>
          <table:table-cell office:value-type="float" office:value="24.149714836" calcext:value-type="float">
            <text:p>24.149714836</text:p>
          </table:table-cell>
          <table:table-cell office:value-type="float" office:value="24.151080837" calcext:value-type="float">
            <text:p>24.151080837</text:p>
          </table:table-cell>
          <table:table-cell office:value-type="float" office:value="24.148612965" calcext:value-type="float">
            <text:p>24.148612965</text:p>
          </table:table-cell>
          <table:table-cell office:value-type="float" office:value="25.131132531" calcext:value-type="float">
            <text:p>25.131132531</text:p>
          </table:table-cell>
          <table:table-cell/>
          <table:table-cell office:value-type="float" office:value="0.021466867" calcext:value-type="float">
            <text:p>0.021466867</text:p>
          </table:table-cell>
          <table:table-cell office:value-type="float" office:value="0.000031702" calcext:value-type="float">
            <text:p>3.1702E-05</text:p>
          </table:table-cell>
          <table:table-cell office:value-type="float" office:value="0.020926962" calcext:value-type="float">
            <text:p>0.020926962</text:p>
          </table:table-cell>
          <table:table-cell office:value-type="float" office:value="0.022328814" calcext:value-type="float">
            <text:p>0.022328814</text:p>
          </table:table-cell>
          <table:table-cell office:value-type="float" office:value="0.019796171" calcext:value-type="float">
            <text:p>0.019796171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<text:s/>2019-12-03 11:10:14</text:p>
          </table:table-cell>
          <table:table-cell office:value-type="float" office:value="24.12932" calcext:value-type="float">
            <text:p>24.12932</text:p>
          </table:table-cell>
          <table:table-cell office:value-type="string" calcext:value-type="string">
            <text:p><text:s/></text:p>
          </table:table-cell>
          <table:table-cell office:value-type="float" office:value="0.136983411" calcext:value-type="float">
            <text:p>0.136983411</text:p>
          </table:table-cell>
          <table:table-cell office:value-type="float" office:value="0.033494238" calcext:value-type="float">
            <text:p>0.033494238</text:p>
          </table:table-cell>
          <table:table-cell office:value-type="float" office:value="0.134291069" calcext:value-type="float">
            <text:p>0.134291069</text:p>
          </table:table-cell>
          <table:table-cell office:value-type="float" office:value="0.141201632" calcext:value-type="float">
            <text:p>0.141201632</text:p>
          </table:table-cell>
          <table:table-cell office:value-type="float" office:value="0.128473655" calcext:value-type="float">
            <text:p>0.12847365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9146" calcext:value-type="float">
            <text:p>0.001119146</text:p>
          </table:table-cell>
          <table:table-cell office:value-type="float" office:value="0.000273646" calcext:value-type="float">
            <text:p>0.000273646</text:p>
          </table:table-cell>
          <table:table-cell office:value-type="float" office:value="0.001097149" calcext:value-type="float">
            <text:p>0.001097149</text:p>
          </table:table-cell>
          <table:table-cell office:value-type="float" office:value="0.001153608" calcext:value-type="float">
            <text:p>0.001153608</text:p>
          </table:table-cell>
          <table:table-cell office:value-type="float" office:value="0.001049621" calcext:value-type="float">
            <text:p>0.00104962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6967" calcext:value-type="float">
            <text:p>0.000846967</text:p>
          </table:table-cell>
          <table:table-cell office:value-type="float" office:value="0.000001467" calcext:value-type="float">
            <text:p>1.467E-06</text:p>
          </table:table-cell>
          <table:table-cell office:value-type="float" office:value="0.00082497" calcext:value-type="float">
            <text:p>0.00082497</text:p>
          </table:table-cell>
          <table:table-cell office:value-type="float" office:value="0.000881429" calcext:value-type="float">
            <text:p>0.000881429</text:p>
          </table:table-cell>
          <table:table-cell office:value-type="float" office:value="0.000777443" calcext:value-type="float">
            <text:p>0.000777443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150242978" calcext:value-type="float">
            <text:p>24.150242978</text:p>
          </table:table-cell>
          <table:table-cell office:value-type="float" office:value="24.129359333" calcext:value-type="float">
            <text:p>24.129359333</text:p>
          </table:table-cell>
          <table:table-cell office:value-type="float" office:value="24.149699681" calcext:value-type="float">
            <text:p>24.149699681</text:p>
          </table:table-cell>
          <table:table-cell office:value-type="float" office:value="24.151094188" calcext:value-type="float">
            <text:p>24.151094188</text:p>
          </table:table-cell>
          <table:table-cell office:value-type="float" office:value="24.148525763" calcext:value-type="float">
            <text:p>24.148525763</text:p>
          </table:table-cell>
          <table:table-cell office:value-type="float" office:value="25.131132531" calcext:value-type="float">
            <text:p>25.131132531</text:p>
          </table:table-cell>
          <table:table-cell/>
          <table:table-cell office:value-type="float" office:value="0.021468966" calcext:value-type="float">
            <text:p>0.021468966</text:p>
          </table:table-cell>
          <table:table-cell office:value-type="float" office:value="0.000037134" calcext:value-type="float">
            <text:p>3.7134E-05</text:p>
          </table:table-cell>
          <table:table-cell office:value-type="float" office:value="0.020911409" calcext:value-type="float">
            <text:p>0.020911409</text:p>
          </table:table-cell>
          <table:table-cell office:value-type="float" office:value="0.022342516" calcext:value-type="float">
            <text:p>0.022342516</text:p>
          </table:table-cell>
          <table:table-cell office:value-type="float" office:value="0.01970668" calcext:value-type="float">
            <text:p>0.01970668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<text:s/>2019-12-03 11:10:16</text:p>
          </table:table-cell>
          <table:table-cell office:value-type="float" office:value="24.13438" calcext:value-type="float">
            <text:p>24.13438</text:p>
          </table:table-cell>
          <table:table-cell office:value-type="string" calcext:value-type="string">
            <text:p><text:s/></text:p>
          </table:table-cell>
          <table:table-cell office:value-type="float" office:value="0.137120502" calcext:value-type="float">
            <text:p>0.137120502</text:p>
          </table:table-cell>
          <table:table-cell office:value-type="float" office:value="0.034229759" calcext:value-type="float">
            <text:p>0.034229759</text:p>
          </table:table-cell>
          <table:table-cell office:value-type="float" office:value="0.134395377" calcext:value-type="float">
            <text:p>0.134395377</text:p>
          </table:table-cell>
          <table:table-cell office:value-type="float" office:value="0.141235011" calcext:value-type="float">
            <text:p>0.141235011</text:p>
          </table:table-cell>
          <table:table-cell office:value-type="float" office:value="0.128251329" calcext:value-type="float">
            <text:p>0.12825132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0266" calcext:value-type="float">
            <text:p>0.001120266</text:p>
          </table:table-cell>
          <table:table-cell office:value-type="float" office:value="0.000279655" calcext:value-type="float">
            <text:p>0.000279655</text:p>
          </table:table-cell>
          <table:table-cell office:value-type="float" office:value="0.001098001" calcext:value-type="float">
            <text:p>0.001098001</text:p>
          </table:table-cell>
          <table:table-cell office:value-type="float" office:value="0.001153881" calcext:value-type="float">
            <text:p>0.001153881</text:p>
          </table:table-cell>
          <table:table-cell office:value-type="float" office:value="0.001047805" calcext:value-type="float">
            <text:p>0.00104780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8087" calcext:value-type="float">
            <text:p>0.000848087</text:p>
          </table:table-cell>
          <table:table-cell office:value-type="float" office:value="0.000007476" calcext:value-type="float">
            <text:p>7.476E-06</text:p>
          </table:table-cell>
          <table:table-cell office:value-type="float" office:value="0.000825823" calcext:value-type="float">
            <text:p>0.000825823</text:p>
          </table:table-cell>
          <table:table-cell office:value-type="float" office:value="0.000881702" calcext:value-type="float">
            <text:p>0.000881702</text:p>
          </table:table-cell>
          <table:table-cell office:value-type="float" office:value="0.000775626" calcext:value-type="float">
            <text:p>0.000775626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155324502" calcext:value-type="float">
            <text:p>24.155324502</text:p>
          </table:table-cell>
          <table:table-cell office:value-type="float" office:value="24.134561714" calcext:value-type="float">
            <text:p>24.134561714</text:p>
          </table:table-cell>
          <table:table-cell office:value-type="float" office:value="24.154774592" calcext:value-type="float">
            <text:p>24.154774592</text:p>
          </table:table-cell>
          <table:table-cell office:value-type="float" office:value="24.156154779" calcext:value-type="float">
            <text:p>24.156154779</text:p>
          </table:table-cell>
          <table:table-cell office:value-type="float" office:value="24.153534767" calcext:value-type="float">
            <text:p>24.153534767</text:p>
          </table:table-cell>
          <table:table-cell office:value-type="float" office:value="25.136181915" calcext:value-type="float">
            <text:p>25.136181915</text:p>
          </table:table-cell>
          <table:table-cell/>
          <table:table-cell office:value-type="float" office:value="0.021497356" calcext:value-type="float">
            <text:p>0.021497356</text:p>
          </table:table-cell>
          <table:table-cell office:value-type="float" office:value="0.000189456" calcext:value-type="float">
            <text:p>0.000189456</text:p>
          </table:table-cell>
          <table:table-cell office:value-type="float" office:value="0.02093301" calcext:value-type="float">
            <text:p>0.02093301</text:p>
          </table:table-cell>
          <table:table-cell office:value-type="float" office:value="0.022349428" calcext:value-type="float">
            <text:p>0.022349428</text:p>
          </table:table-cell>
          <table:table-cell office:value-type="float" office:value="0.019660639" calcext:value-type="float">
            <text:p>0.019660639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<text:s/>2019-12-03 11:10:17</text:p>
          </table:table-cell>
          <table:table-cell office:value-type="float" office:value="24.13438" calcext:value-type="float">
            <text:p>24.13438</text:p>
          </table:table-cell>
          <table:table-cell office:value-type="string" calcext:value-type="string">
            <text:p><text:s/></text:p>
          </table:table-cell>
          <table:table-cell office:value-type="float" office:value="0.13714494" calcext:value-type="float">
            <text:p>0.13714494</text:p>
          </table:table-cell>
          <table:table-cell office:value-type="float" office:value="0.035638217" calcext:value-type="float">
            <text:p>0.035638217</text:p>
          </table:table-cell>
          <table:table-cell office:value-type="float" office:value="0.134841816" calcext:value-type="float">
            <text:p>0.134841816</text:p>
          </table:table-cell>
          <table:table-cell office:value-type="float" office:value="0.141254084" calcext:value-type="float">
            <text:p>0.141254084</text:p>
          </table:table-cell>
          <table:table-cell office:value-type="float" office:value="0.127698198" calcext:value-type="float">
            <text:p>0.12769819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0465" calcext:value-type="float">
            <text:p>0.001120465</text:p>
          </table:table-cell>
          <table:table-cell office:value-type="float" office:value="0.000291162" calcext:value-type="float">
            <text:p>0.000291162</text:p>
          </table:table-cell>
          <table:table-cell office:value-type="float" office:value="0.001101649" calcext:value-type="float">
            <text:p>0.001101649</text:p>
          </table:table-cell>
          <table:table-cell office:value-type="float" office:value="0.001154037" calcext:value-type="float">
            <text:p>0.001154037</text:p>
          </table:table-cell>
          <table:table-cell office:value-type="float" office:value="0.001043286" calcext:value-type="float">
            <text:p>0.00104328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8286" calcext:value-type="float">
            <text:p>0.000848286</text:p>
          </table:table-cell>
          <table:table-cell office:value-type="float" office:value="0.000018983" calcext:value-type="float">
            <text:p>1.8983E-05</text:p>
          </table:table-cell>
          <table:table-cell office:value-type="float" office:value="0.00082947" calcext:value-type="float">
            <text:p>0.00082947</text:p>
          </table:table-cell>
          <table:table-cell office:value-type="float" office:value="0.000881858" calcext:value-type="float">
            <text:p>0.000881858</text:p>
          </table:table-cell>
          <table:table-cell office:value-type="float" office:value="0.000771107" calcext:value-type="float">
            <text:p>0.000771107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155329434" calcext:value-type="float">
            <text:p>24.155329434</text:p>
          </table:table-cell>
          <table:table-cell office:value-type="float" office:value="24.134845936" calcext:value-type="float">
            <text:p>24.134845936</text:p>
          </table:table-cell>
          <table:table-cell office:value-type="float" office:value="24.15486468" calcext:value-type="float">
            <text:p>24.15486468</text:p>
          </table:table-cell>
          <table:table-cell office:value-type="float" office:value="24.156158628" calcext:value-type="float">
            <text:p>24.156158628</text:p>
          </table:table-cell>
          <table:table-cell office:value-type="float" office:value="24.153423149" calcext:value-type="float">
            <text:p>24.153423149</text:p>
          </table:table-cell>
          <table:table-cell office:value-type="float" office:value="25.136181915" calcext:value-type="float">
            <text:p>25.136181915</text:p>
          </table:table-cell>
          <table:table-cell/>
          <table:table-cell office:value-type="float" office:value="0.021502417" calcext:value-type="float">
            <text:p>0.021502417</text:p>
          </table:table-cell>
          <table:table-cell office:value-type="float" office:value="0.000481141" calcext:value-type="float">
            <text:p>0.000481141</text:p>
          </table:table-cell>
          <table:table-cell office:value-type="float" office:value="0.021025463" calcext:value-type="float">
            <text:p>0.021025463</text:p>
          </table:table-cell>
          <table:table-cell office:value-type="float" office:value="0.022353378" calcext:value-type="float">
            <text:p>0.022353378</text:p>
          </table:table-cell>
          <table:table-cell office:value-type="float" office:value="0.019546091" calcext:value-type="float">
            <text:p>0.019546091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<text:s/>2019-12-03 11:10:18</text:p>
          </table:table-cell>
          <table:table-cell office:value-type="float" office:value="24.13943" calcext:value-type="float">
            <text:p>24.13943</text:p>
          </table:table-cell>
          <table:table-cell office:value-type="string" calcext:value-type="string">
            <text:p><text:s/></text:p>
          </table:table-cell>
          <table:table-cell office:value-type="float" office:value="0.13702275" calcext:value-type="float">
            <text:p>0.13702275</text:p>
          </table:table-cell>
          <table:table-cell office:value-type="float" office:value="0.03421009" calcext:value-type="float">
            <text:p>0.03421009</text:p>
          </table:table-cell>
          <table:table-cell office:value-type="float" office:value="0.135218517" calcext:value-type="float">
            <text:p>0.135218517</text:p>
          </table:table-cell>
          <table:table-cell office:value-type="float" office:value="0.141268389" calcext:value-type="float">
            <text:p>0.141268389</text:p>
          </table:table-cell>
          <table:table-cell office:value-type="float" office:value="0.127976552" calcext:value-type="float">
            <text:p>0.12797655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9467" calcext:value-type="float">
            <text:p>0.001119467</text:p>
          </table:table-cell>
          <table:table-cell office:value-type="float" office:value="0.000279494" calcext:value-type="float">
            <text:p>0.000279494</text:p>
          </table:table-cell>
          <table:table-cell office:value-type="float" office:value="0.001104726" calcext:value-type="float">
            <text:p>0.001104726</text:p>
          </table:table-cell>
          <table:table-cell office:value-type="float" office:value="0.001154154" calcext:value-type="float">
            <text:p>0.001154154</text:p>
          </table:table-cell>
          <table:table-cell office:value-type="float" office:value="0.00104556" calcext:value-type="float">
            <text:p>0.0010455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7288" calcext:value-type="float">
            <text:p>0.000847288</text:p>
          </table:table-cell>
          <table:table-cell office:value-type="float" office:value="0.000007315" calcext:value-type="float">
            <text:p>7.315E-06</text:p>
          </table:table-cell>
          <table:table-cell office:value-type="float" office:value="0.000832548" calcext:value-type="float">
            <text:p>0.000832548</text:p>
          </table:table-cell>
          <table:table-cell office:value-type="float" office:value="0.000881975" calcext:value-type="float">
            <text:p>0.000881975</text:p>
          </table:table-cell>
          <table:table-cell office:value-type="float" office:value="0.000773381" calcext:value-type="float">
            <text:p>0.000773381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160358637" calcext:value-type="float">
            <text:p>24.160358637</text:p>
          </table:table-cell>
          <table:table-cell office:value-type="float" office:value="24.139611701" calcext:value-type="float">
            <text:p>24.139611701</text:p>
          </table:table-cell>
          <table:table-cell office:value-type="float" office:value="24.159994558" calcext:value-type="float">
            <text:p>24.159994558</text:p>
          </table:table-cell>
          <table:table-cell office:value-type="float" office:value="24.161215371" calcext:value-type="float">
            <text:p>24.161215371</text:p>
          </table:table-cell>
          <table:table-cell office:value-type="float" office:value="24.158533188" calcext:value-type="float">
            <text:p>24.158533188</text:p>
          </table:table-cell>
          <table:table-cell office:value-type="float" office:value="25.141231299" calcext:value-type="float">
            <text:p>25.141231299</text:p>
          </table:table-cell>
          <table:table-cell/>
          <table:table-cell office:value-type="float" office:value="0.021477112" calcext:value-type="float">
            <text:p>0.021477112</text:p>
          </table:table-cell>
          <table:table-cell office:value-type="float" office:value="0.000185383" calcext:value-type="float">
            <text:p>0.000185383</text:p>
          </table:table-cell>
          <table:table-cell office:value-type="float" office:value="0.021103474" calcext:value-type="float">
            <text:p>0.021103474</text:p>
          </table:table-cell>
          <table:table-cell office:value-type="float" office:value="0.02235634" calcext:value-type="float">
            <text:p>0.02235634</text:p>
          </table:table-cell>
          <table:table-cell office:value-type="float" office:value="0.019603735" calcext:value-type="float">
            <text:p>0.019603735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<text:s/>2019-12-03 11:10:20</text:p>
          </table:table-cell>
          <table:table-cell office:value-type="float" office:value="24.14448" calcext:value-type="float">
            <text:p>24.14448</text:p>
          </table:table-cell>
          <table:table-cell office:value-type="string" calcext:value-type="string">
            <text:p><text:s/></text:p>
          </table:table-cell>
          <table:table-cell office:value-type="float" office:value="0.137104408" calcext:value-type="float">
            <text:p>0.137104408</text:p>
          </table:table-cell>
          <table:table-cell office:value-type="float" office:value="0.033530001" calcext:value-type="float">
            <text:p>0.033530001</text:p>
          </table:table-cell>
          <table:table-cell office:value-type="float" office:value="0.134743468" calcext:value-type="float">
            <text:p>0.134743468</text:p>
          </table:table-cell>
          <table:table-cell office:value-type="float" office:value="0.141310113" calcext:value-type="float">
            <text:p>0.141310113</text:p>
          </table:table-cell>
          <table:table-cell office:value-type="float" office:value="0.129010097" calcext:value-type="float">
            <text:p>0.12901009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0134" calcext:value-type="float">
            <text:p>0.001120134</text:p>
          </table:table-cell>
          <table:table-cell office:value-type="float" office:value="0.000273938" calcext:value-type="float">
            <text:p>0.000273938</text:p>
          </table:table-cell>
          <table:table-cell office:value-type="float" office:value="0.001100845" calcext:value-type="float">
            <text:p>0.001100845</text:p>
          </table:table-cell>
          <table:table-cell office:value-type="float" office:value="0.001154494" calcext:value-type="float">
            <text:p>0.001154494</text:p>
          </table:table-cell>
          <table:table-cell office:value-type="float" office:value="0.001054004" calcext:value-type="float">
            <text:p>0.00105400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7955" calcext:value-type="float">
            <text:p>0.000847955</text:p>
          </table:table-cell>
          <table:table-cell office:value-type="float" office:value="0.000001759" calcext:value-type="float">
            <text:p>1.759E-06</text:p>
          </table:table-cell>
          <table:table-cell office:value-type="float" office:value="0.000828666" calcext:value-type="float">
            <text:p>0.000828666</text:p>
          </table:table-cell>
          <table:table-cell office:value-type="float" office:value="0.000882316" calcext:value-type="float">
            <text:p>0.000882316</text:p>
          </table:table-cell>
          <table:table-cell office:value-type="float" office:value="0.000781825" calcext:value-type="float">
            <text:p>0.000781825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165428976" calcext:value-type="float">
            <text:p>24.165428976</text:p>
          </table:table-cell>
          <table:table-cell office:value-type="float" office:value="24.144528419" calcext:value-type="float">
            <text:p>24.144528419</text:p>
          </table:table-cell>
          <table:table-cell office:value-type="float" office:value="24.16495256" calcext:value-type="float">
            <text:p>24.16495256</text:p>
          </table:table-cell>
          <table:table-cell office:value-type="float" office:value="24.166277648" calcext:value-type="float">
            <text:p>24.166277648</text:p>
          </table:table-cell>
          <table:table-cell office:value-type="float" office:value="24.163795617" calcext:value-type="float">
            <text:p>24.163795617</text:p>
          </table:table-cell>
          <table:table-cell office:value-type="float" office:value="25.146280685" calcext:value-type="float">
            <text:p>25.146280685</text:p>
          </table:table-cell>
          <table:table-cell/>
          <table:table-cell office:value-type="float" office:value="0.021494023" calcext:value-type="float">
            <text:p>0.021494023</text:p>
          </table:table-cell>
          <table:table-cell office:value-type="float" office:value="0.00004454" calcext:value-type="float">
            <text:p>4.454E-05</text:p>
          </table:table-cell>
          <table:table-cell office:value-type="float" office:value="0.021005096" calcext:value-type="float">
            <text:p>0.021005096</text:p>
          </table:table-cell>
          <table:table-cell office:value-type="float" office:value="0.022364981" calcext:value-type="float">
            <text:p>0.022364981</text:p>
          </table:table-cell>
          <table:table-cell office:value-type="float" office:value="0.019817772" calcext:value-type="float">
            <text:p>0.019817772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<text:s/>2019-12-03 11:10:21</text:p>
          </table:table-cell>
          <table:table-cell office:value-type="float" office:value="24.14448" calcext:value-type="float">
            <text:p>24.14448</text:p>
          </table:table-cell>
          <table:table-cell office:value-type="string" calcext:value-type="string">
            <text:p><text:s/></text:p>
          </table:table-cell>
          <table:table-cell office:value-type="float" office:value="0.13722481" calcext:value-type="float">
            <text:p>0.13722481</text:p>
          </table:table-cell>
          <table:table-cell office:value-type="float" office:value="0.033506755" calcext:value-type="float">
            <text:p>0.033506755</text:p>
          </table:table-cell>
          <table:table-cell office:value-type="float" office:value="0.134367363" calcext:value-type="float">
            <text:p>0.134367363</text:p>
          </table:table-cell>
          <table:table-cell office:value-type="float" office:value="0.141310709" calcext:value-type="float">
            <text:p>0.141310709</text:p>
          </table:table-cell>
          <table:table-cell office:value-type="float" office:value="0.128679291" calcext:value-type="float">
            <text:p>0.12867929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1118" calcext:value-type="float">
            <text:p>0.001121118</text:p>
          </table:table-cell>
          <table:table-cell office:value-type="float" office:value="0.000273748" calcext:value-type="float">
            <text:p>0.000273748</text:p>
          </table:table-cell>
          <table:table-cell office:value-type="float" office:value="0.001097773" calcext:value-type="float">
            <text:p>0.001097773</text:p>
          </table:table-cell>
          <table:table-cell office:value-type="float" office:value="0.001154499" calcext:value-type="float">
            <text:p>0.001154499</text:p>
          </table:table-cell>
          <table:table-cell office:value-type="float" office:value="0.001051301" calcext:value-type="float">
            <text:p>0.00105130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8939" calcext:value-type="float">
            <text:p>0.000848939</text:p>
          </table:table-cell>
          <table:table-cell office:value-type="float" office:value="0.000001569" calcext:value-type="float">
            <text:p>1.569E-06</text:p>
          </table:table-cell>
          <table:table-cell office:value-type="float" office:value="0.000825594" calcext:value-type="float">
            <text:p>0.000825594</text:p>
          </table:table-cell>
          <table:table-cell office:value-type="float" office:value="0.00088232" calcext:value-type="float">
            <text:p>0.00088232</text:p>
          </table:table-cell>
          <table:table-cell office:value-type="float" office:value="0.000779123" calcext:value-type="float">
            <text:p>0.000779123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165453272" calcext:value-type="float">
            <text:p>24.165453272</text:p>
          </table:table-cell>
          <table:table-cell office:value-type="float" office:value="24.144523728" calcext:value-type="float">
            <text:p>24.144523728</text:p>
          </table:table-cell>
          <table:table-cell office:value-type="float" office:value="24.164876665" calcext:value-type="float">
            <text:p>24.164876665</text:p>
          </table:table-cell>
          <table:table-cell office:value-type="float" office:value="24.166277768" calcext:value-type="float">
            <text:p>24.166277768</text:p>
          </table:table-cell>
          <table:table-cell office:value-type="float" office:value="24.163728864" calcext:value-type="float">
            <text:p>24.163728864</text:p>
          </table:table-cell>
          <table:table-cell office:value-type="float" office:value="25.146280685" calcext:value-type="float">
            <text:p>25.146280685</text:p>
          </table:table-cell>
          <table:table-cell/>
          <table:table-cell office:value-type="float" office:value="0.021518957" calcext:value-type="float">
            <text:p>0.021518957</text:p>
          </table:table-cell>
          <table:table-cell office:value-type="float" office:value="0.000039726" calcext:value-type="float">
            <text:p>3.9726E-05</text:p>
          </table:table-cell>
          <table:table-cell office:value-type="float" office:value="0.020927209" calcext:value-type="float">
            <text:p>0.020927209</text:p>
          </table:table-cell>
          <table:table-cell office:value-type="float" office:value="0.022365104" calcext:value-type="float">
            <text:p>0.022365104</text:p>
          </table:table-cell>
          <table:table-cell office:value-type="float" office:value="0.019749266" calcext:value-type="float">
            <text:p>0.019749266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<text:s/>2019-12-03 11:10:22</text:p>
          </table:table-cell>
          <table:table-cell office:value-type="float" office:value="24.15459" calcext:value-type="float">
            <text:p>24.15459</text:p>
          </table:table-cell>
          <table:table-cell office:value-type="string" calcext:value-type="string">
            <text:p><text:s/></text:p>
          </table:table-cell>
          <table:table-cell office:value-type="float" office:value="0.137300508" calcext:value-type="float">
            <text:p>0.137300508</text:p>
          </table:table-cell>
          <table:table-cell office:value-type="float" office:value="0.034551029" calcext:value-type="float">
            <text:p>0.034551029</text:p>
          </table:table-cell>
          <table:table-cell office:value-type="float" office:value="0.134502069" calcext:value-type="float">
            <text:p>0.134502069</text:p>
          </table:table-cell>
          <table:table-cell office:value-type="float" office:value="0.141303556" calcext:value-type="float">
            <text:p>0.141303556</text:p>
          </table:table-cell>
          <table:table-cell office:value-type="float" office:value="0.128134504" calcext:value-type="float">
            <text:p>0.12813450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1736" calcext:value-type="float">
            <text:p>0.001121736</text:p>
          </table:table-cell>
          <table:table-cell office:value-type="float" office:value="0.00028228" calcext:value-type="float">
            <text:p>0.00028228</text:p>
          </table:table-cell>
          <table:table-cell office:value-type="float" office:value="0.001098873" calcext:value-type="float">
            <text:p>0.001098873</text:p>
          </table:table-cell>
          <table:table-cell office:value-type="float" office:value="0.001154441" calcext:value-type="float">
            <text:p>0.001154441</text:p>
          </table:table-cell>
          <table:table-cell office:value-type="float" office:value="0.001046851" calcext:value-type="float">
            <text:p>0.00104685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9557" calcext:value-type="float">
            <text:p>0.000849557</text:p>
          </table:table-cell>
          <table:table-cell office:value-type="float" office:value="0.000010101" calcext:value-type="float">
            <text:p>1.0101E-05</text:p>
          </table:table-cell>
          <table:table-cell office:value-type="float" office:value="0.000826694" calcext:value-type="float">
            <text:p>0.000826694</text:p>
          </table:table-cell>
          <table:table-cell office:value-type="float" office:value="0.000882262" calcext:value-type="float">
            <text:p>0.000882262</text:p>
          </table:table-cell>
          <table:table-cell office:value-type="float" office:value="0.000774672" calcext:value-type="float">
            <text:p>0.000774672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175576269" calcext:value-type="float">
            <text:p>24.175576269</text:p>
          </table:table-cell>
          <table:table-cell office:value-type="float" office:value="24.154842369" calcext:value-type="float">
            <text:p>24.154842369</text:p>
          </table:table-cell>
          <table:table-cell office:value-type="float" office:value="24.175011575" calcext:value-type="float">
            <text:p>24.175011575</text:p>
          </table:table-cell>
          <table:table-cell office:value-type="float" office:value="24.176384039" calcext:value-type="float">
            <text:p>24.176384039</text:p>
          </table:table-cell>
          <table:table-cell office:value-type="float" office:value="24.173726669" calcext:value-type="float">
            <text:p>24.173726669</text:p>
          </table:table-cell>
          <table:table-cell office:value-type="float" office:value="25.156379458" calcext:value-type="float">
            <text:p>25.156379458</text:p>
          </table:table-cell>
          <table:table-cell/>
          <table:table-cell office:value-type="float" office:value="0.021534633" calcext:value-type="float">
            <text:p>0.021534633</text:p>
          </table:table-cell>
          <table:table-cell office:value-type="float" office:value="0.00025599" calcext:value-type="float">
            <text:p>0.00025599</text:p>
          </table:table-cell>
          <table:table-cell office:value-type="float" office:value="0.020955105" calcext:value-type="float">
            <text:p>0.020955105</text:p>
          </table:table-cell>
          <table:table-cell office:value-type="float" office:value="0.022363623" calcext:value-type="float">
            <text:p>0.022363623</text:p>
          </table:table-cell>
          <table:table-cell office:value-type="float" office:value="0.019636446" calcext:value-type="float">
            <text:p>0.019636446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<text:s/>2019-12-03 11:10:23</text:p>
          </table:table-cell>
          <table:table-cell office:value-type="float" office:value="24.13943" calcext:value-type="float">
            <text:p>24.13943</text:p>
          </table:table-cell>
          <table:table-cell office:value-type="string" calcext:value-type="string">
            <text:p><text:s/></text:p>
          </table:table-cell>
          <table:table-cell office:value-type="float" office:value="0.137109773" calcext:value-type="float">
            <text:p>0.137109773</text:p>
          </table:table-cell>
          <table:table-cell office:value-type="float" office:value="0.034277443" calcext:value-type="float">
            <text:p>0.034277443</text:p>
          </table:table-cell>
          <table:table-cell office:value-type="float" office:value="0.13523163" calcext:value-type="float">
            <text:p>0.13523163</text:p>
          </table:table-cell>
          <table:table-cell office:value-type="float" office:value="0.141319649" calcext:value-type="float">
            <text:p>0.141319649</text:p>
          </table:table-cell>
          <table:table-cell office:value-type="float" office:value="0.127970592" calcext:value-type="float">
            <text:p>0.12797059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0178" calcext:value-type="float">
            <text:p>0.001120178</text:p>
          </table:table-cell>
          <table:table-cell office:value-type="float" office:value="0.000280044" calcext:value-type="float">
            <text:p>0.000280044</text:p>
          </table:table-cell>
          <table:table-cell office:value-type="float" office:value="0.001104834" calcext:value-type="float">
            <text:p>0.001104834</text:p>
          </table:table-cell>
          <table:table-cell office:value-type="float" office:value="0.001154572" calcext:value-type="float">
            <text:p>0.001154572</text:p>
          </table:table-cell>
          <table:table-cell office:value-type="float" office:value="0.001045511" calcext:value-type="float">
            <text:p>0.00104551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7999" calcext:value-type="float">
            <text:p>0.000847999</text:p>
          </table:table-cell>
          <table:table-cell office:value-type="float" office:value="0.000007866" calcext:value-type="float">
            <text:p>7.866E-06</text:p>
          </table:table-cell>
          <table:table-cell office:value-type="float" office:value="0.000832655" calcext:value-type="float">
            <text:p>0.000832655</text:p>
          </table:table-cell>
          <table:table-cell office:value-type="float" office:value="0.000882393" calcext:value-type="float">
            <text:p>0.000882393</text:p>
          </table:table-cell>
          <table:table-cell office:value-type="float" office:value="0.000773333" calcext:value-type="float">
            <text:p>0.000773333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160376198" calcext:value-type="float">
            <text:p>24.160376198</text:p>
          </table:table-cell>
          <table:table-cell office:value-type="float" office:value="24.139625293" calcext:value-type="float">
            <text:p>24.139625293</text:p>
          </table:table-cell>
          <table:table-cell office:value-type="float" office:value="24.159997204" calcext:value-type="float">
            <text:p>24.159997204</text:p>
          </table:table-cell>
          <table:table-cell office:value-type="float" office:value="24.161225715" calcext:value-type="float">
            <text:p>24.161225715</text:p>
          </table:table-cell>
          <table:table-cell office:value-type="float" office:value="24.158531985" calcext:value-type="float">
            <text:p>24.158531985</text:p>
          </table:table-cell>
          <table:table-cell office:value-type="float" office:value="25.141231299" calcext:value-type="float">
            <text:p>25.141231299</text:p>
          </table:table-cell>
          <table:table-cell/>
          <table:table-cell office:value-type="float" office:value="0.021495134" calcext:value-type="float">
            <text:p>0.021495134</text:p>
          </table:table-cell>
          <table:table-cell office:value-type="float" office:value="0.000199332" calcext:value-type="float">
            <text:p>0.000199332</text:p>
          </table:table-cell>
          <table:table-cell office:value-type="float" office:value="0.02110619" calcext:value-type="float">
            <text:p>0.02110619</text:p>
          </table:table-cell>
          <table:table-cell office:value-type="float" office:value="0.022366956" calcext:value-type="float">
            <text:p>0.022366956</text:p>
          </table:table-cell>
          <table:table-cell office:value-type="float" office:value="0.019602501" calcext:value-type="float">
            <text:p>0.019602501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<text:s/>2019-12-03 11:10:25</text:p>
          </table:table-cell>
          <table:table-cell office:value-type="float" office:value="24.15965" calcext:value-type="float">
            <text:p>24.15965</text:p>
          </table:table-cell>
          <table:table-cell office:value-type="string" calcext:value-type="string">
            <text:p><text:s/></text:p>
          </table:table-cell>
          <table:table-cell office:value-type="float" office:value="0.137237923" calcext:value-type="float">
            <text:p>0.137237923</text:p>
          </table:table-cell>
          <table:table-cell office:value-type="float" office:value="0.03451765" calcext:value-type="float">
            <text:p>0.03451765</text:p>
          </table:table-cell>
          <table:table-cell office:value-type="float" office:value="0.135200636" calcext:value-type="float">
            <text:p>0.135200636</text:p>
          </table:table-cell>
          <table:table-cell office:value-type="float" office:value="0.141150968" calcext:value-type="float">
            <text:p>0.141150968</text:p>
          </table:table-cell>
          <table:table-cell office:value-type="float" office:value="0.127781049" calcext:value-type="float">
            <text:p>0.12778104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1225" calcext:value-type="float">
            <text:p>0.001121225</text:p>
          </table:table-cell>
          <table:table-cell office:value-type="float" office:value="0.000282007" calcext:value-type="float">
            <text:p>0.000282007</text:p>
          </table:table-cell>
          <table:table-cell office:value-type="float" office:value="0.00110458" calcext:value-type="float">
            <text:p>0.00110458</text:p>
          </table:table-cell>
          <table:table-cell office:value-type="float" office:value="0.001153194" calcext:value-type="float">
            <text:p>0.001153194</text:p>
          </table:table-cell>
          <table:table-cell office:value-type="float" office:value="0.001043963" calcext:value-type="float">
            <text:p>0.00104396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9046" calcext:value-type="float">
            <text:p>0.000849046</text:p>
          </table:table-cell>
          <table:table-cell office:value-type="float" office:value="0.000009828" calcext:value-type="float">
            <text:p>9.828E-06</text:p>
          </table:table-cell>
          <table:table-cell office:value-type="float" office:value="0.000832402" calcext:value-type="float">
            <text:p>0.000832402</text:p>
          </table:table-cell>
          <table:table-cell office:value-type="float" office:value="0.000881015" calcext:value-type="float">
            <text:p>0.000881015</text:p>
          </table:table-cell>
          <table:table-cell office:value-type="float" office:value="0.000771784" calcext:value-type="float">
            <text:p>0.000771784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180617501" calcext:value-type="float">
            <text:p>24.180617501</text:p>
          </table:table-cell>
          <table:table-cell office:value-type="float" office:value="24.15988959" calcext:value-type="float">
            <text:p>24.15988959</text:p>
          </table:table-cell>
          <table:table-cell office:value-type="float" office:value="24.180206401" calcext:value-type="float">
            <text:p>24.180206401</text:p>
          </table:table-cell>
          <table:table-cell office:value-type="float" office:value="24.181407106" calcext:value-type="float">
            <text:p>24.181407106</text:p>
          </table:table-cell>
          <table:table-cell office:value-type="float" office:value="24.178709216" calcext:value-type="float">
            <text:p>24.178709216</text:p>
          </table:table-cell>
          <table:table-cell office:value-type="float" office:value="25.161428845" calcext:value-type="float">
            <text:p>25.161428845</text:p>
          </table:table-cell>
          <table:table-cell/>
          <table:table-cell office:value-type="float" office:value="0.021521672" calcext:value-type="float">
            <text:p>0.021521672</text:p>
          </table:table-cell>
          <table:table-cell office:value-type="float" office:value="0.000249077" calcext:value-type="float">
            <text:p>0.000249077</text:p>
          </table:table-cell>
          <table:table-cell office:value-type="float" office:value="0.021099771" calcext:value-type="float">
            <text:p>0.021099771</text:p>
          </table:table-cell>
          <table:table-cell office:value-type="float" office:value="0.022332024" calcext:value-type="float">
            <text:p>0.022332024</text:p>
          </table:table-cell>
          <table:table-cell office:value-type="float" office:value="0.019563248" calcext:value-type="float">
            <text:p>0.019563248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<text:s/>2019-12-03 11:10:26</text:p>
          </table:table-cell>
          <table:table-cell office:value-type="float" office:value="24.15965" calcext:value-type="float">
            <text:p>24.15965</text:p>
          </table:table-cell>
          <table:table-cell office:value-type="string" calcext:value-type="string">
            <text:p><text:s/></text:p>
          </table:table-cell>
          <table:table-cell office:value-type="float" office:value="0.137200372" calcext:value-type="float">
            <text:p>0.137200372</text:p>
          </table:table-cell>
          <table:table-cell office:value-type="float" office:value="0.033650998" calcext:value-type="float">
            <text:p>0.033650998</text:p>
          </table:table-cell>
          <table:table-cell office:value-type="float" office:value="0.134931223" calcext:value-type="float">
            <text:p>0.134931223</text:p>
          </table:table-cell>
          <table:table-cell office:value-type="float" office:value="0.141094344" calcext:value-type="float">
            <text:p>0.141094344</text:p>
          </table:table-cell>
          <table:table-cell office:value-type="float" office:value="0.128749624" calcext:value-type="float">
            <text:p>0.12874962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0918" calcext:value-type="float">
            <text:p>0.001120918</text:p>
          </table:table-cell>
          <table:table-cell office:value-type="float" office:value="0.000274926" calcext:value-type="float">
            <text:p>0.000274926</text:p>
          </table:table-cell>
          <table:table-cell office:value-type="float" office:value="0.001102379" calcext:value-type="float">
            <text:p>0.001102379</text:p>
          </table:table-cell>
          <table:table-cell office:value-type="float" office:value="0.001152732" calcext:value-type="float">
            <text:p>0.001152732</text:p>
          </table:table-cell>
          <table:table-cell office:value-type="float" office:value="0.001051876" calcext:value-type="float">
            <text:p>0.00105187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8739" calcext:value-type="float">
            <text:p>0.000848739</text:p>
          </table:table-cell>
          <table:table-cell office:value-type="float" office:value="0.000002748" calcext:value-type="float">
            <text:p>2.748E-06</text:p>
          </table:table-cell>
          <table:table-cell office:value-type="float" office:value="0.0008302" calcext:value-type="float">
            <text:p>0.0008302</text:p>
          </table:table-cell>
          <table:table-cell office:value-type="float" office:value="0.000880553" calcext:value-type="float">
            <text:p>0.000880553</text:p>
          </table:table-cell>
          <table:table-cell office:value-type="float" office:value="0.000779697" calcext:value-type="float">
            <text:p>0.000779697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180609924" calcext:value-type="float">
            <text:p>24.180609924</text:p>
          </table:table-cell>
          <table:table-cell office:value-type="float" office:value="24.159714707" calcext:value-type="float">
            <text:p>24.159714707</text:p>
          </table:table-cell>
          <table:table-cell office:value-type="float" office:value="24.180152037" calcext:value-type="float">
            <text:p>24.180152037</text:p>
          </table:table-cell>
          <table:table-cell office:value-type="float" office:value="24.18139568" calcext:value-type="float">
            <text:p>24.18139568</text:p>
          </table:table-cell>
          <table:table-cell office:value-type="float" office:value="24.178904663" calcext:value-type="float">
            <text:p>24.178904663</text:p>
          </table:table-cell>
          <table:table-cell office:value-type="float" office:value="25.161428845" calcext:value-type="float">
            <text:p>25.161428845</text:p>
          </table:table-cell>
          <table:table-cell/>
          <table:table-cell office:value-type="float" office:value="0.021513896" calcext:value-type="float">
            <text:p>0.021513896</text:p>
          </table:table-cell>
          <table:table-cell office:value-type="float" office:value="0.000069598" calcext:value-type="float">
            <text:p>6.9598E-05</text:p>
          </table:table-cell>
          <table:table-cell office:value-type="float" office:value="0.021043978" calcext:value-type="float">
            <text:p>0.021043978</text:p>
          </table:table-cell>
          <table:table-cell office:value-type="float" office:value="0.022320297" calcext:value-type="float">
            <text:p>0.022320297</text:p>
          </table:table-cell>
          <table:table-cell office:value-type="float" office:value="0.019763831" calcext:value-type="float">
            <text:p>0.019763831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<text:s/>2019-12-03 11:10:27</text:p>
          </table:table-cell>
          <table:table-cell office:value-type="float" office:value="24.1647" calcext:value-type="float">
            <text:p>24.1647</text:p>
          </table:table-cell>
          <table:table-cell office:value-type="string" calcext:value-type="string">
            <text:p><text:s/></text:p>
          </table:table-cell>
          <table:table-cell office:value-type="float" office:value="0.137166993" calcext:value-type="float">
            <text:p>0.137166993</text:p>
          </table:table-cell>
          <table:table-cell office:value-type="float" office:value="0.033798818" calcext:value-type="float">
            <text:p>0.033798818</text:p>
          </table:table-cell>
          <table:table-cell office:value-type="float" office:value="0.135141031" calcext:value-type="float">
            <text:p>0.135141031</text:p>
          </table:table-cell>
          <table:table-cell office:value-type="float" office:value="0.141051428" calcext:value-type="float">
            <text:p>0.141051428</text:p>
          </table:table-cell>
          <table:table-cell office:value-type="float" office:value="0.128472463" calcext:value-type="float">
            <text:p>0.12847246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0645" calcext:value-type="float">
            <text:p>0.001120645</text:p>
          </table:table-cell>
          <table:table-cell office:value-type="float" office:value="0.000276134" calcext:value-type="float">
            <text:p>0.000276134</text:p>
          </table:table-cell>
          <table:table-cell office:value-type="float" office:value="0.001104093" calcext:value-type="float">
            <text:p>0.001104093</text:p>
          </table:table-cell>
          <table:table-cell office:value-type="float" office:value="0.001152381" calcext:value-type="float">
            <text:p>0.001152381</text:p>
          </table:table-cell>
          <table:table-cell office:value-type="float" office:value="0.001049612" calcext:value-type="float">
            <text:p>0.00104961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8467" calcext:value-type="float">
            <text:p>0.000848467</text:p>
          </table:table-cell>
          <table:table-cell office:value-type="float" office:value="0.000003955" calcext:value-type="float">
            <text:p>3.955E-06</text:p>
          </table:table-cell>
          <table:table-cell office:value-type="float" office:value="0.000831915" calcext:value-type="float">
            <text:p>0.000831915</text:p>
          </table:table-cell>
          <table:table-cell office:value-type="float" office:value="0.000880202" calcext:value-type="float">
            <text:p>0.000880202</text:p>
          </table:table-cell>
          <table:table-cell office:value-type="float" office:value="0.000777433" calcext:value-type="float">
            <text:p>0.000777433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18565705" calcext:value-type="float">
            <text:p>24.18565705</text:p>
          </table:table-cell>
          <table:table-cell office:value-type="float" office:value="24.164798494" calcext:value-type="float">
            <text:p>24.164798494</text:p>
          </table:table-cell>
          <table:table-cell office:value-type="float" office:value="24.185248237" calcext:value-type="float">
            <text:p>24.185248237</text:p>
          </table:table-cell>
          <table:table-cell office:value-type="float" office:value="24.186440878" calcext:value-type="float">
            <text:p>24.186440878</text:p>
          </table:table-cell>
          <table:table-cell office:value-type="float" office:value="24.183902605" calcext:value-type="float">
            <text:p>24.183902605</text:p>
          </table:table-cell>
          <table:table-cell office:value-type="float" office:value="25.166478233" calcext:value-type="float">
            <text:p>25.166478233</text:p>
          </table:table-cell>
          <table:table-cell/>
          <table:table-cell office:value-type="float" office:value="0.021506984" calcext:value-type="float">
            <text:p>0.021506984</text:p>
          </table:table-cell>
          <table:table-cell office:value-type="float" office:value="0.000100211" calcext:value-type="float">
            <text:p>0.000100211</text:p>
          </table:table-cell>
          <table:table-cell office:value-type="float" office:value="0.021087428" calcext:value-type="float">
            <text:p>0.021087428</text:p>
          </table:table-cell>
          <table:table-cell office:value-type="float" office:value="0.02231141" calcext:value-type="float">
            <text:p>0.02231141</text:p>
          </table:table-cell>
          <table:table-cell office:value-type="float" office:value="0.019706433" calcext:value-type="float">
            <text:p>0.019706433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<text:s/>2019-12-03 11:10:29</text:p>
          </table:table-cell>
          <table:table-cell office:value-type="float" office:value="24.15459" calcext:value-type="float">
            <text:p>24.15459</text:p>
          </table:table-cell>
          <table:table-cell office:value-type="string" calcext:value-type="string">
            <text:p><text:s/></text:p>
          </table:table-cell>
          <table:table-cell office:value-type="float" office:value="0.137244479" calcext:value-type="float">
            <text:p>0.137244479</text:p>
          </table:table-cell>
          <table:table-cell office:value-type="float" office:value="0.035104756" calcext:value-type="float">
            <text:p>0.035104756</text:p>
          </table:table-cell>
          <table:table-cell office:value-type="float" office:value="0.135067121" calcext:value-type="float">
            <text:p>0.135067121</text:p>
          </table:table-cell>
          <table:table-cell office:value-type="float" office:value="0.141097324" calcext:value-type="float">
            <text:p>0.141097324</text:p>
          </table:table-cell>
          <table:table-cell office:value-type="float" office:value="0.127713099" calcext:value-type="float">
            <text:p>0.12771309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1278" calcext:value-type="float">
            <text:p>0.001121278</text:p>
          </table:table-cell>
          <table:table-cell office:value-type="float" office:value="0.000286804" calcext:value-type="float">
            <text:p>0.000286804</text:p>
          </table:table-cell>
          <table:table-cell office:value-type="float" office:value="0.00110349" calcext:value-type="float">
            <text:p>0.00110349</text:p>
          </table:table-cell>
          <table:table-cell office:value-type="float" office:value="0.001152756" calcext:value-type="float">
            <text:p>0.001152756</text:p>
          </table:table-cell>
          <table:table-cell office:value-type="float" office:value="0.001043408" calcext:value-type="float">
            <text:p>0.00104340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91" calcext:value-type="float">
            <text:p>0.0008491</text:p>
          </table:table-cell>
          <table:table-cell office:value-type="float" office:value="0.000014625" calcext:value-type="float">
            <text:p>1.4625E-05</text:p>
          </table:table-cell>
          <table:table-cell office:value-type="float" office:value="0.000831311" calcext:value-type="float">
            <text:p>0.000831311</text:p>
          </table:table-cell>
          <table:table-cell office:value-type="float" office:value="0.000880577" calcext:value-type="float">
            <text:p>0.000880577</text:p>
          </table:table-cell>
          <table:table-cell office:value-type="float" office:value="0.000771229" calcext:value-type="float">
            <text:p>0.000771229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175564963" calcext:value-type="float">
            <text:p>24.175564963</text:p>
          </table:table-cell>
          <table:table-cell office:value-type="float" office:value="24.154954107" calcext:value-type="float">
            <text:p>24.154954107</text:p>
          </table:table-cell>
          <table:table-cell office:value-type="float" office:value="24.175125596" calcext:value-type="float">
            <text:p>24.175125596</text:p>
          </table:table-cell>
          <table:table-cell office:value-type="float" office:value="24.176342424" calcext:value-type="float">
            <text:p>24.176342424</text:p>
          </table:table-cell>
          <table:table-cell office:value-type="float" office:value="24.173641634" calcext:value-type="float">
            <text:p>24.173641634</text:p>
          </table:table-cell>
          <table:table-cell office:value-type="float" office:value="25.156379458" calcext:value-type="float">
            <text:p>25.156379458</text:p>
          </table:table-cell>
          <table:table-cell/>
          <table:table-cell office:value-type="float" office:value="0.02152303" calcext:value-type="float">
            <text:p>0.02152303</text:p>
          </table:table-cell>
          <table:table-cell office:value-type="float" office:value="0.000370664" calcext:value-type="float">
            <text:p>0.000370664</text:p>
          </table:table-cell>
          <table:table-cell office:value-type="float" office:value="0.021072122" calcext:value-type="float">
            <text:p>0.021072122</text:p>
          </table:table-cell>
          <table:table-cell office:value-type="float" office:value="0.022320914" calcext:value-type="float">
            <text:p>0.022320914</text:p>
          </table:table-cell>
          <table:table-cell office:value-type="float" office:value="0.019549177" calcext:value-type="float">
            <text:p>0.019549177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<text:s/>2019-12-03 11:10:30</text:p>
          </table:table-cell>
          <table:table-cell office:value-type="float" office:value="24.16975" calcext:value-type="float">
            <text:p>24.16975</text:p>
          </table:table-cell>
          <table:table-cell office:value-type="string" calcext:value-type="string">
            <text:p><text:s/></text:p>
          </table:table-cell>
          <table:table-cell office:value-type="float" office:value="0.137244479" calcext:value-type="float">
            <text:p>0.137244479</text:p>
          </table:table-cell>
          <table:table-cell office:value-type="float" office:value="0.034576063" calcext:value-type="float">
            <text:p>0.034576063</text:p>
          </table:table-cell>
          <table:table-cell office:value-type="float" office:value="0.135181562" calcext:value-type="float">
            <text:p>0.135181562</text:p>
          </table:table-cell>
          <table:table-cell office:value-type="float" office:value="0.141081231" calcext:value-type="float">
            <text:p>0.141081231</text:p>
          </table:table-cell>
          <table:table-cell office:value-type="float" office:value="0.127790585" calcext:value-type="float">
            <text:p>0.12779058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1278" calcext:value-type="float">
            <text:p>0.001121278</text:p>
          </table:table-cell>
          <table:table-cell office:value-type="float" office:value="0.000282484" calcext:value-type="float">
            <text:p>0.000282484</text:p>
          </table:table-cell>
          <table:table-cell office:value-type="float" office:value="0.001104425" calcext:value-type="float">
            <text:p>0.001104425</text:p>
          </table:table-cell>
          <table:table-cell office:value-type="float" office:value="0.001152624" calcext:value-type="float">
            <text:p>0.001152624</text:p>
          </table:table-cell>
          <table:table-cell office:value-type="float" office:value="0.001044041" calcext:value-type="float">
            <text:p>0.00104404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91" calcext:value-type="float">
            <text:p>0.0008491</text:p>
          </table:table-cell>
          <table:table-cell office:value-type="float" office:value="0.000010305" calcext:value-type="float">
            <text:p>1.0305E-05</text:p>
          </table:table-cell>
          <table:table-cell office:value-type="float" office:value="0.000832246" calcext:value-type="float">
            <text:p>0.000832246</text:p>
          </table:table-cell>
          <table:table-cell office:value-type="float" office:value="0.000880446" calcext:value-type="float">
            <text:p>0.000880446</text:p>
          </table:table-cell>
          <table:table-cell office:value-type="float" office:value="0.000771862" calcext:value-type="float">
            <text:p>0.000771862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190726548" calcext:value-type="float">
            <text:p>24.190726548</text:p>
          </table:table-cell>
          <table:table-cell office:value-type="float" office:value="24.170009292" calcext:value-type="float">
            <text:p>24.170009292</text:p>
          </table:table-cell>
          <table:table-cell office:value-type="float" office:value="24.19031028" calcext:value-type="float">
            <text:p>24.19031028</text:p>
          </table:table-cell>
          <table:table-cell office:value-type="float" office:value="24.191500751" calcext:value-type="float">
            <text:p>24.191500751</text:p>
          </table:table-cell>
          <table:table-cell office:value-type="float" office:value="24.188818882" calcext:value-type="float">
            <text:p>24.188818882</text:p>
          </table:table-cell>
          <table:table-cell office:value-type="float" office:value="25.171527622" calcext:value-type="float">
            <text:p>25.171527622</text:p>
          </table:table-cell>
          <table:table-cell/>
          <table:table-cell office:value-type="float" office:value="0.02152303" calcext:value-type="float">
            <text:p>0.02152303</text:p>
          </table:table-cell>
          <table:table-cell office:value-type="float" office:value="0.000261174" calcext:value-type="float">
            <text:p>0.000261174</text:p>
          </table:table-cell>
          <table:table-cell office:value-type="float" office:value="0.021095821" calcext:value-type="float">
            <text:p>0.021095821</text:p>
          </table:table-cell>
          <table:table-cell office:value-type="float" office:value="0.022317582" calcext:value-type="float">
            <text:p>0.022317582</text:p>
          </table:table-cell>
          <table:table-cell office:value-type="float" office:value="0.019565223" calcext:value-type="float">
            <text:p>0.019565223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<text:s/>2019-12-03 11:10:31</text:p>
          </table:table-cell>
          <table:table-cell office:value-type="float" office:value="24.15965" calcext:value-type="float">
            <text:p>24.15965</text:p>
          </table:table-cell>
          <table:table-cell office:value-type="string" calcext:value-type="string">
            <text:p><text:s/></text:p>
          </table:table-cell>
          <table:table-cell office:value-type="float" office:value="0.1372564" calcext:value-type="float">
            <text:p>0.1372564</text:p>
          </table:table-cell>
          <table:table-cell office:value-type="float" office:value="0.033984784" calcext:value-type="float">
            <text:p>0.033984784</text:p>
          </table:table-cell>
          <table:table-cell office:value-type="float" office:value="0.135169641" calcext:value-type="float">
            <text:p>0.135169641</text:p>
          </table:table-cell>
          <table:table-cell office:value-type="float" office:value="0.141164677" calcext:value-type="float">
            <text:p>0.141164677</text:p>
          </table:table-cell>
          <table:table-cell office:value-type="float" office:value="0.128173843" calcext:value-type="float">
            <text:p>0.12817384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1376" calcext:value-type="float">
            <text:p>0.001121376</text:p>
          </table:table-cell>
          <table:table-cell office:value-type="float" office:value="0.000277653" calcext:value-type="float">
            <text:p>0.000277653</text:p>
          </table:table-cell>
          <table:table-cell office:value-type="float" office:value="0.001104327" calcext:value-type="float">
            <text:p>0.001104327</text:p>
          </table:table-cell>
          <table:table-cell office:value-type="float" office:value="0.001153306" calcext:value-type="float">
            <text:p>0.001153306</text:p>
          </table:table-cell>
          <table:table-cell office:value-type="float" office:value="0.001047172" calcext:value-type="float">
            <text:p>0.00104717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9197" calcext:value-type="float">
            <text:p>0.000849197</text:p>
          </table:table-cell>
          <table:table-cell office:value-type="float" office:value="0.000005475" calcext:value-type="float">
            <text:p>5.475E-06</text:p>
          </table:table-cell>
          <table:table-cell office:value-type="float" office:value="0.000832148" calcext:value-type="float">
            <text:p>0.000832148</text:p>
          </table:table-cell>
          <table:table-cell office:value-type="float" office:value="0.000881127" calcext:value-type="float">
            <text:p>0.000881127</text:p>
          </table:table-cell>
          <table:table-cell office:value-type="float" office:value="0.000774993" calcext:value-type="float">
            <text:p>0.000774993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18062123" calcext:value-type="float">
            <text:p>24.18062123</text:p>
          </table:table-cell>
          <table:table-cell office:value-type="float" office:value="24.159782063" calcext:value-type="float">
            <text:p>24.159782063</text:p>
          </table:table-cell>
          <table:table-cell office:value-type="float" office:value="24.180200147" calcext:value-type="float">
            <text:p>24.180200147</text:p>
          </table:table-cell>
          <table:table-cell office:value-type="float" office:value="24.181409872" calcext:value-type="float">
            <text:p>24.181409872</text:p>
          </table:table-cell>
          <table:table-cell office:value-type="float" office:value="24.178788477" calcext:value-type="float">
            <text:p>24.178788477</text:p>
          </table:table-cell>
          <table:table-cell office:value-type="float" office:value="25.161428845" calcext:value-type="float">
            <text:p>25.161428845</text:p>
          </table:table-cell>
          <table:table-cell/>
          <table:table-cell office:value-type="float" office:value="0.021525499" calcext:value-type="float">
            <text:p>0.021525499</text:p>
          </table:table-cell>
          <table:table-cell office:value-type="float" office:value="0.000138723" calcext:value-type="float">
            <text:p>0.000138723</text:p>
          </table:table-cell>
          <table:table-cell office:value-type="float" office:value="0.021093352" calcext:value-type="float">
            <text:p>0.021093352</text:p>
          </table:table-cell>
          <table:table-cell office:value-type="float" office:value="0.022334863" calcext:value-type="float">
            <text:p>0.022334863</text:p>
          </table:table-cell>
          <table:table-cell office:value-type="float" office:value="0.019644592" calcext:value-type="float">
            <text:p>0.019644592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<text:s/>2019-12-03 11:10:33</text:p>
          </table:table-cell>
          <table:table-cell office:value-type="float" office:value="24.17986" calcext:value-type="float">
            <text:p>24.17986</text:p>
          </table:table-cell>
          <table:table-cell office:value-type="string" calcext:value-type="string">
            <text:p><text:s/></text:p>
          </table:table-cell>
          <table:table-cell office:value-type="float" office:value="0.137286799" calcext:value-type="float">
            <text:p>0.137286799</text:p>
          </table:table-cell>
          <table:table-cell office:value-type="float" office:value="0.033439998" calcext:value-type="float">
            <text:p>0.033439998</text:p>
          </table:table-cell>
          <table:table-cell office:value-type="float" office:value="0.134595649" calcext:value-type="float">
            <text:p>0.134595649</text:p>
          </table:table-cell>
          <table:table-cell office:value-type="float" office:value="0.141168254" calcext:value-type="float">
            <text:p>0.141168254</text:p>
          </table:table-cell>
          <table:table-cell office:value-type="float" office:value="0.129073278" calcext:value-type="float">
            <text:p>0.12907327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1624" calcext:value-type="float">
            <text:p>0.001121624</text:p>
          </table:table-cell>
          <table:table-cell office:value-type="float" office:value="0.000273203" calcext:value-type="float">
            <text:p>0.000273203</text:p>
          </table:table-cell>
          <table:table-cell office:value-type="float" office:value="0.001099638" calcext:value-type="float">
            <text:p>0.001099638</text:p>
          </table:table-cell>
          <table:table-cell office:value-type="float" office:value="0.001153335" calcext:value-type="float">
            <text:p>0.001153335</text:p>
          </table:table-cell>
          <table:table-cell office:value-type="float" office:value="0.00105452" calcext:value-type="float">
            <text:p>0.0010545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9445" calcext:value-type="float">
            <text:p>0.000849445</text:p>
          </table:table-cell>
          <table:table-cell office:value-type="float" office:value="0.000001024" calcext:value-type="float">
            <text:p>1.024E-06</text:p>
          </table:table-cell>
          <table:table-cell office:value-type="float" office:value="0.000827459" calcext:value-type="float">
            <text:p>0.000827459</text:p>
          </table:table-cell>
          <table:table-cell office:value-type="float" office:value="0.000881157" calcext:value-type="float">
            <text:p>0.000881157</text:p>
          </table:table-cell>
          <table:table-cell office:value-type="float" office:value="0.000782341" calcext:value-type="float">
            <text:p>0.000782341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00842812" calcext:value-type="float">
            <text:p>24.200842812</text:p>
          </table:table-cell>
          <table:table-cell office:value-type="float" office:value="24.179887963" calcext:value-type="float">
            <text:p>24.179887963</text:p>
          </table:table-cell>
          <table:table-cell office:value-type="float" office:value="24.20029978" calcext:value-type="float">
            <text:p>24.20029978</text:p>
          </table:table-cell>
          <table:table-cell office:value-type="float" office:value="24.201626028" calcext:value-type="float">
            <text:p>24.201626028</text:p>
          </table:table-cell>
          <table:table-cell office:value-type="float" office:value="24.199185451" calcext:value-type="float">
            <text:p>24.199185451</text:p>
          </table:table-cell>
          <table:table-cell office:value-type="float" office:value="25.181626402" calcext:value-type="float">
            <text:p>25.181626402</text:p>
          </table:table-cell>
          <table:table-cell/>
          <table:table-cell office:value-type="float" office:value="0.021531794" calcext:value-type="float">
            <text:p>0.021531794</text:p>
          </table:table-cell>
          <table:table-cell office:value-type="float" office:value="0.000025901" calcext:value-type="float">
            <text:p>2.5901E-05</text:p>
          </table:table-cell>
          <table:table-cell office:value-type="float" office:value="0.020974484" calcext:value-type="float">
            <text:p>0.020974484</text:p>
          </table:table-cell>
          <table:table-cell office:value-type="float" office:value="0.022335603" calcext:value-type="float">
            <text:p>0.022335603</text:p>
          </table:table-cell>
          <table:table-cell office:value-type="float" office:value="0.019830856" calcext:value-type="float">
            <text:p>0.019830856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<text:s/>2019-12-03 11:10:34</text:p>
          </table:table-cell>
          <table:table-cell office:value-type="float" office:value="24.16975" calcext:value-type="float">
            <text:p>24.16975</text:p>
          </table:table-cell>
          <table:table-cell office:value-type="string" calcext:value-type="string">
            <text:p><text:s/></text:p>
          </table:table-cell>
          <table:table-cell office:value-type="float" office:value="0.137273686" calcext:value-type="float">
            <text:p>0.137273686</text:p>
          </table:table-cell>
          <table:table-cell office:value-type="float" office:value="0.035379533" calcext:value-type="float">
            <text:p>0.035379533</text:p>
          </table:table-cell>
          <table:table-cell office:value-type="float" office:value="0.135005133" calcext:value-type="float">
            <text:p>0.135005133</text:p>
          </table:table-cell>
          <table:table-cell office:value-type="float" office:value="0.141080039" calcext:value-type="float">
            <text:p>0.141080039</text:p>
          </table:table-cell>
          <table:table-cell office:value-type="float" office:value="0.127702371" calcext:value-type="float">
            <text:p>0.12770237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1517" calcext:value-type="float">
            <text:p>0.001121517</text:p>
          </table:table-cell>
          <table:table-cell office:value-type="float" office:value="0.000289048" calcext:value-type="float">
            <text:p>0.000289048</text:p>
          </table:table-cell>
          <table:table-cell office:value-type="float" office:value="0.001102983" calcext:value-type="float">
            <text:p>0.001102983</text:p>
          </table:table-cell>
          <table:table-cell office:value-type="float" office:value="0.001152615" calcext:value-type="float">
            <text:p>0.001152615</text:p>
          </table:table-cell>
          <table:table-cell office:value-type="float" office:value="0.00104332" calcext:value-type="float">
            <text:p>0.0010433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9338" calcext:value-type="float">
            <text:p>0.000849338</text:p>
          </table:table-cell>
          <table:table-cell office:value-type="float" office:value="0.00001687" calcext:value-type="float">
            <text:p>1.687E-05</text:p>
          </table:table-cell>
          <table:table-cell office:value-type="float" office:value="0.000830804" calcext:value-type="float">
            <text:p>0.000830804</text:p>
          </table:table-cell>
          <table:table-cell office:value-type="float" office:value="0.000880436" calcext:value-type="float">
            <text:p>0.000880436</text:p>
          </table:table-cell>
          <table:table-cell office:value-type="float" office:value="0.000771141" calcext:value-type="float">
            <text:p>0.000771141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190732441" calcext:value-type="float">
            <text:p>24.190732441</text:p>
          </table:table-cell>
          <table:table-cell office:value-type="float" office:value="24.170171424" calcext:value-type="float">
            <text:p>24.170171424</text:p>
          </table:table-cell>
          <table:table-cell office:value-type="float" office:value="24.190274679" calcext:value-type="float">
            <text:p>24.190274679</text:p>
          </table:table-cell>
          <table:table-cell office:value-type="float" office:value="24.19150051" calcext:value-type="float">
            <text:p>24.19150051</text:p>
          </table:table-cell>
          <table:table-cell office:value-type="float" office:value="24.188801081" calcext:value-type="float">
            <text:p>24.188801081</text:p>
          </table:table-cell>
          <table:table-cell office:value-type="float" office:value="25.171527622" calcext:value-type="float">
            <text:p>25.171527622</text:p>
          </table:table-cell>
          <table:table-cell/>
          <table:table-cell office:value-type="float" office:value="0.021529079" calcext:value-type="float">
            <text:p>0.021529079</text:p>
          </table:table-cell>
          <table:table-cell office:value-type="float" office:value="0.000427569" calcext:value-type="float">
            <text:p>0.000427569</text:p>
          </table:table-cell>
          <table:table-cell office:value-type="float" office:value="0.021059284" calcext:value-type="float">
            <text:p>0.021059284</text:p>
          </table:table-cell>
          <table:table-cell office:value-type="float" office:value="0.022317335" calcext:value-type="float">
            <text:p>0.022317335</text:p>
          </table:table-cell>
          <table:table-cell office:value-type="float" office:value="0.019546955" calcext:value-type="float">
            <text:p>0.019546955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<text:s/>2019-12-03 11:10:35</text:p>
          </table:table-cell>
          <table:table-cell office:value-type="float" office:value="24.19502" calcext:value-type="float">
            <text:p>24.19502</text:p>
          </table:table-cell>
          <table:table-cell office:value-type="string" calcext:value-type="string">
            <text:p><text:s/></text:p>
          </table:table-cell>
          <table:table-cell office:value-type="float" office:value="0.137365477" calcext:value-type="float">
            <text:p>0.137365477</text:p>
          </table:table-cell>
          <table:table-cell office:value-type="float" office:value="0.03434122" calcext:value-type="float">
            <text:p>0.03434122</text:p>
          </table:table-cell>
          <table:table-cell office:value-type="float" office:value="0.134525911" calcext:value-type="float">
            <text:p>0.134525911</text:p>
          </table:table-cell>
          <table:table-cell office:value-type="float" office:value="0.141119974" calcext:value-type="float">
            <text:p>0.141119974</text:p>
          </table:table-cell>
          <table:table-cell office:value-type="float" office:value="0.128155366" calcext:value-type="float">
            <text:p>0.12815536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2267" calcext:value-type="float">
            <text:p>0.001122267</text:p>
          </table:table-cell>
          <table:table-cell office:value-type="float" office:value="0.000280566" calcext:value-type="float">
            <text:p>0.000280566</text:p>
          </table:table-cell>
          <table:table-cell office:value-type="float" office:value="0.001099068" calcext:value-type="float">
            <text:p>0.001099068</text:p>
          </table:table-cell>
          <table:table-cell office:value-type="float" office:value="0.001152941" calcext:value-type="float">
            <text:p>0.001152941</text:p>
          </table:table-cell>
          <table:table-cell office:value-type="float" office:value="0.001047021" calcext:value-type="float">
            <text:p>0.00104702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0088" calcext:value-type="float">
            <text:p>0.000850088</text:p>
          </table:table-cell>
          <table:table-cell office:value-type="float" office:value="0.000008387" calcext:value-type="float">
            <text:p>8.387E-06</text:p>
          </table:table-cell>
          <table:table-cell office:value-type="float" office:value="0.000826889" calcext:value-type="float">
            <text:p>0.000826889</text:p>
          </table:table-cell>
          <table:table-cell office:value-type="float" office:value="0.000880762" calcext:value-type="float">
            <text:p>0.000880762</text:p>
          </table:table-cell>
          <table:table-cell office:value-type="float" office:value="0.000774842" calcext:value-type="float">
            <text:p>0.000774842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16020277" calcext:value-type="float">
            <text:p>24.216020277</text:p>
          </table:table-cell>
          <table:table-cell office:value-type="float" office:value="24.195231695" calcext:value-type="float">
            <text:p>24.195231695</text:p>
          </table:table-cell>
          <table:table-cell office:value-type="float" office:value="24.215447305" calcext:value-type="float">
            <text:p>24.215447305</text:p>
          </table:table-cell>
          <table:table-cell office:value-type="float" office:value="24.216777865" calcext:value-type="float">
            <text:p>24.216777865</text:p>
          </table:table-cell>
          <table:table-cell office:value-type="float" office:value="24.214161846" calcext:value-type="float">
            <text:p>24.214161846</text:p>
          </table:table-cell>
          <table:table-cell office:value-type="float" office:value="25.196774576" calcext:value-type="float">
            <text:p>25.196774576</text:p>
          </table:table-cell>
          <table:table-cell/>
          <table:table-cell office:value-type="float" office:value="0.021548088" calcext:value-type="float">
            <text:p>0.021548088</text:p>
          </table:table-cell>
          <table:table-cell office:value-type="float" office:value="0.000212539" calcext:value-type="float">
            <text:p>0.000212539</text:p>
          </table:table-cell>
          <table:table-cell office:value-type="float" office:value="0.020960042" calcext:value-type="float">
            <text:p>0.020960042</text:p>
          </table:table-cell>
          <table:table-cell office:value-type="float" office:value="0.022325605" calcext:value-type="float">
            <text:p>0.022325605</text:p>
          </table:table-cell>
          <table:table-cell office:value-type="float" office:value="0.019640766" calcext:value-type="float">
            <text:p>0.019640766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<text:s/>2019-12-03 11:10:37</text:p>
          </table:table-cell>
          <table:table-cell office:value-type="float" office:value="24.19502" calcext:value-type="float">
            <text:p>24.19502</text:p>
          </table:table-cell>
          <table:table-cell office:value-type="string" calcext:value-type="string">
            <text:p><text:s/></text:p>
          </table:table-cell>
          <table:table-cell office:value-type="float" office:value="0.137299316" calcext:value-type="float">
            <text:p>0.137299316</text:p>
          </table:table-cell>
          <table:table-cell office:value-type="float" office:value="0.035532121" calcext:value-type="float">
            <text:p>0.035532121</text:p>
          </table:table-cell>
          <table:table-cell office:value-type="float" office:value="0.134813802" calcext:value-type="float">
            <text:p>0.134813802</text:p>
          </table:table-cell>
          <table:table-cell office:value-type="float" office:value="0.141084807" calcext:value-type="float">
            <text:p>0.141084807</text:p>
          </table:table-cell>
          <table:table-cell office:value-type="float" office:value="0.127836481" calcext:value-type="float">
            <text:p>0.12783648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1726" calcext:value-type="float">
            <text:p>0.001121726</text:p>
          </table:table-cell>
          <table:table-cell office:value-type="float" office:value="0.000290295" calcext:value-type="float">
            <text:p>0.000290295</text:p>
          </table:table-cell>
          <table:table-cell office:value-type="float" office:value="0.00110142" calcext:value-type="float">
            <text:p>0.00110142</text:p>
          </table:table-cell>
          <table:table-cell office:value-type="float" office:value="0.001152654" calcext:value-type="float">
            <text:p>0.001152654</text:p>
          </table:table-cell>
          <table:table-cell office:value-type="float" office:value="0.001044416" calcext:value-type="float">
            <text:p>0.00104441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9548" calcext:value-type="float">
            <text:p>0.000849548</text:p>
          </table:table-cell>
          <table:table-cell office:value-type="float" office:value="0.000018116" calcext:value-type="float">
            <text:p>1.8116E-05</text:p>
          </table:table-cell>
          <table:table-cell office:value-type="float" office:value="0.000829241" calcext:value-type="float">
            <text:p>0.000829241</text:p>
          </table:table-cell>
          <table:table-cell office:value-type="float" office:value="0.000880475" calcext:value-type="float">
            <text:p>0.000880475</text:p>
          </table:table-cell>
          <table:table-cell office:value-type="float" office:value="0.000772237" calcext:value-type="float">
            <text:p>0.000772237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16006927" calcext:value-type="float">
            <text:p>24.216006927</text:p>
          </table:table-cell>
          <table:table-cell office:value-type="float" office:value="24.195472001" calcext:value-type="float">
            <text:p>24.195472001</text:p>
          </table:table-cell>
          <table:table-cell office:value-type="float" office:value="24.215505396" calcext:value-type="float">
            <text:p>24.215505396</text:p>
          </table:table-cell>
          <table:table-cell office:value-type="float" office:value="24.216770769" calcext:value-type="float">
            <text:p>24.216770769</text:p>
          </table:table-cell>
          <table:table-cell office:value-type="float" office:value="24.214097501" calcext:value-type="float">
            <text:p>24.214097501</text:p>
          </table:table-cell>
          <table:table-cell office:value-type="float" office:value="25.196774576" calcext:value-type="float">
            <text:p>25.196774576</text:p>
          </table:table-cell>
          <table:table-cell/>
          <table:table-cell office:value-type="float" office:value="0.021534386" calcext:value-type="float">
            <text:p>0.021534386</text:p>
          </table:table-cell>
          <table:table-cell office:value-type="float" office:value="0.000459169" calcext:value-type="float">
            <text:p>0.000459169</text:p>
          </table:table-cell>
          <table:table-cell office:value-type="float" office:value="0.021019662" calcext:value-type="float">
            <text:p>0.021019662</text:p>
          </table:table-cell>
          <table:table-cell office:value-type="float" office:value="0.022318322" calcext:value-type="float">
            <text:p>0.022318322</text:p>
          </table:table-cell>
          <table:table-cell office:value-type="float" office:value="0.019574728" calcext:value-type="float">
            <text:p>0.019574728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<text:s/>2019-12-03 11:10:38</text:p>
          </table:table-cell>
          <table:table-cell office:value-type="float" office:value="24.18492" calcext:value-type="float">
            <text:p>24.18492</text:p>
          </table:table-cell>
          <table:table-cell office:value-type="string" calcext:value-type="string">
            <text:p><text:s/></text:p>
          </table:table-cell>
          <table:table-cell office:value-type="float" office:value="0.13730468" calcext:value-type="float">
            <text:p>0.13730468</text:p>
          </table:table-cell>
          <table:table-cell office:value-type="float" office:value="0.033429865" calcext:value-type="float">
            <text:p>0.033429865</text:p>
          </table:table-cell>
          <table:table-cell office:value-type="float" office:value="0.134381072" calcext:value-type="float">
            <text:p>0.134381072</text:p>
          </table:table-cell>
          <table:table-cell office:value-type="float" office:value="0.141020434" calcext:value-type="float">
            <text:p>0.141020434</text:p>
          </table:table-cell>
          <table:table-cell office:value-type="float" office:value="0.128914133" calcext:value-type="float">
            <text:p>0.12891413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177" calcext:value-type="float">
            <text:p>0.00112177</text:p>
          </table:table-cell>
          <table:table-cell office:value-type="float" office:value="0.00027312" calcext:value-type="float">
            <text:p>0.00027312</text:p>
          </table:table-cell>
          <table:table-cell office:value-type="float" office:value="0.001097885" calcext:value-type="float">
            <text:p>0.001097885</text:p>
          </table:table-cell>
          <table:table-cell office:value-type="float" office:value="0.001152128" calcext:value-type="float">
            <text:p>0.001152128</text:p>
          </table:table-cell>
          <table:table-cell office:value-type="float" office:value="0.00105322" calcext:value-type="float">
            <text:p>0.0010532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9591" calcext:value-type="float">
            <text:p>0.000849591</text:p>
          </table:table-cell>
          <table:table-cell office:value-type="float" office:value="0.000000941" calcext:value-type="float">
            <text:p>9.41E-07</text:p>
          </table:table-cell>
          <table:table-cell office:value-type="float" office:value="0.000825706" calcext:value-type="float">
            <text:p>0.000825706</text:p>
          </table:table-cell>
          <table:table-cell office:value-type="float" office:value="0.000879949" calcext:value-type="float">
            <text:p>0.000879949</text:p>
          </table:table-cell>
          <table:table-cell office:value-type="float" office:value="0.000781041" calcext:value-type="float">
            <text:p>0.000781041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05900283" calcext:value-type="float">
            <text:p>24.205900283</text:p>
          </table:table-cell>
          <table:table-cell office:value-type="float" office:value="24.184939877" calcext:value-type="float">
            <text:p>24.184939877</text:p>
          </table:table-cell>
          <table:table-cell office:value-type="float" office:value="24.205310347" calcext:value-type="float">
            <text:p>24.205310347</text:p>
          </table:table-cell>
          <table:table-cell office:value-type="float" office:value="24.20665006" calcext:value-type="float">
            <text:p>24.20665006</text:p>
          </table:table-cell>
          <table:table-cell office:value-type="float" office:value="24.204207209" calcext:value-type="float">
            <text:p>24.204207209</text:p>
          </table:table-cell>
          <table:table-cell office:value-type="float" office:value="25.186675792" calcext:value-type="float">
            <text:p>25.186675792</text:p>
          </table:table-cell>
          <table:table-cell/>
          <table:table-cell office:value-type="float" office:value="0.021535497" calcext:value-type="float">
            <text:p>0.021535497</text:p>
          </table:table-cell>
          <table:table-cell office:value-type="float" office:value="0.000023802" calcext:value-type="float">
            <text:p>2.3802E-05</text:p>
          </table:table-cell>
          <table:table-cell office:value-type="float" office:value="0.020930048" calcext:value-type="float">
            <text:p>0.020930048</text:p>
          </table:table-cell>
          <table:table-cell office:value-type="float" office:value="0.022304991" calcext:value-type="float">
            <text:p>0.022304991</text:p>
          </table:table-cell>
          <table:table-cell office:value-type="float" office:value="0.019797899" calcext:value-type="float">
            <text:p>0.019797899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<text:s/>2019-12-03 11:10:39</text:p>
          </table:table-cell>
          <table:table-cell office:value-type="float" office:value="24.18997" calcext:value-type="float">
            <text:p>24.18997</text:p>
          </table:table-cell>
          <table:table-cell office:value-type="string" calcext:value-type="string">
            <text:p><text:s/></text:p>
          </table:table-cell>
          <table:table-cell office:value-type="float" office:value="0.137290971" calcext:value-type="float">
            <text:p>0.137290971</text:p>
          </table:table-cell>
          <table:table-cell office:value-type="float" office:value="0.033457283" calcext:value-type="float">
            <text:p>0.033457283</text:p>
          </table:table-cell>
          <table:table-cell office:value-type="float" office:value="0.134472267" calcext:value-type="float">
            <text:p>0.134472267</text:p>
          </table:table-cell>
          <table:table-cell office:value-type="float" office:value="0.141017454" calcext:value-type="float">
            <text:p>0.141017454</text:p>
          </table:table-cell>
          <table:table-cell office:value-type="float" office:value="0.128911749" calcext:value-type="float">
            <text:p>0.12891174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1658" calcext:value-type="float">
            <text:p>0.001121658</text:p>
          </table:table-cell>
          <table:table-cell office:value-type="float" office:value="0.000273344" calcext:value-type="float">
            <text:p>0.000273344</text:p>
          </table:table-cell>
          <table:table-cell office:value-type="float" office:value="0.00109863" calcext:value-type="float">
            <text:p>0.00109863</text:p>
          </table:table-cell>
          <table:table-cell office:value-type="float" office:value="0.001152103" calcext:value-type="float">
            <text:p>0.001152103</text:p>
          </table:table-cell>
          <table:table-cell office:value-type="float" office:value="0.001053201" calcext:value-type="float">
            <text:p>0.00105320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9479" calcext:value-type="float">
            <text:p>0.000849479</text:p>
          </table:table-cell>
          <table:table-cell office:value-type="float" office:value="0.000001165" calcext:value-type="float">
            <text:p>1.165E-06</text:p>
          </table:table-cell>
          <table:table-cell office:value-type="float" office:value="0.000826451" calcext:value-type="float">
            <text:p>0.000826451</text:p>
          </table:table-cell>
          <table:table-cell office:value-type="float" office:value="0.000879925" calcext:value-type="float">
            <text:p>0.000879925</text:p>
          </table:table-cell>
          <table:table-cell office:value-type="float" office:value="0.000781022" calcext:value-type="float">
            <text:p>0.000781022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1095138" calcext:value-type="float">
            <text:p>24.21095138</text:p>
          </table:table-cell>
          <table:table-cell office:value-type="float" office:value="24.189999369" calcext:value-type="float">
            <text:p>24.189999369</text:p>
          </table:table-cell>
          <table:table-cell office:value-type="float" office:value="24.210382615" calcext:value-type="float">
            <text:p>24.210382615</text:p>
          </table:table-cell>
          <table:table-cell office:value-type="float" office:value="24.211703318" calcext:value-type="float">
            <text:p>24.211703318</text:p>
          </table:table-cell>
          <table:table-cell office:value-type="float" office:value="24.209260599" calcext:value-type="float">
            <text:p>24.209260599</text:p>
          </table:table-cell>
          <table:table-cell office:value-type="float" office:value="25.191725184" calcext:value-type="float">
            <text:p>25.191725184</text:p>
          </table:table-cell>
          <table:table-cell/>
          <table:table-cell office:value-type="float" office:value="0.021532658" calcext:value-type="float">
            <text:p>0.021532658</text:p>
          </table:table-cell>
          <table:table-cell office:value-type="float" office:value="0.00002948" calcext:value-type="float">
            <text:p>2.948E-05</text:p>
          </table:table-cell>
          <table:table-cell office:value-type="float" office:value="0.020948933" calcext:value-type="float">
            <text:p>0.020948933</text:p>
          </table:table-cell>
          <table:table-cell office:value-type="float" office:value="0.022304374" calcext:value-type="float">
            <text:p>0.022304374</text:p>
          </table:table-cell>
          <table:table-cell office:value-type="float" office:value="0.019797405" calcext:value-type="float">
            <text:p>0.019797405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<text:s/>2019-12-03 11:10:40</text:p>
          </table:table-cell>
          <table:table-cell office:value-type="float" office:value="24.19502" calcext:value-type="float">
            <text:p>24.19502</text:p>
          </table:table-cell>
          <table:table-cell office:value-type="string" calcext:value-type="string">
            <text:p><text:s/></text:p>
          </table:table-cell>
          <table:table-cell office:value-type="float" office:value="0.137264149" calcext:value-type="float">
            <text:p>0.137264149</text:p>
          </table:table-cell>
          <table:table-cell office:value-type="float" office:value="0.034317378" calcext:value-type="float">
            <text:p>0.034317378</text:p>
          </table:table-cell>
          <table:table-cell office:value-type="float" office:value="0.135223882" calcext:value-type="float">
            <text:p>0.135223882</text:p>
          </table:table-cell>
          <table:table-cell office:value-type="float" office:value="0.140972154" calcext:value-type="float">
            <text:p>0.140972154</text:p>
          </table:table-cell>
          <table:table-cell office:value-type="float" office:value="0.127894298" calcext:value-type="float">
            <text:p>0.12789429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1439" calcext:value-type="float">
            <text:p>0.001121439</text:p>
          </table:table-cell>
          <table:table-cell office:value-type="float" office:value="0.000280371" calcext:value-type="float">
            <text:p>0.000280371</text:p>
          </table:table-cell>
          <table:table-cell office:value-type="float" office:value="0.00110477" calcext:value-type="float">
            <text:p>0.00110477</text:p>
          </table:table-cell>
          <table:table-cell office:value-type="float" office:value="0.001151733" calcext:value-type="float">
            <text:p>0.001151733</text:p>
          </table:table-cell>
          <table:table-cell office:value-type="float" office:value="0.001044888" calcext:value-type="float">
            <text:p>0.00104488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926" calcext:value-type="float">
            <text:p>0.00084926</text:p>
          </table:table-cell>
          <table:table-cell office:value-type="float" office:value="0.000008192" calcext:value-type="float">
            <text:p>8.192E-06</text:p>
          </table:table-cell>
          <table:table-cell office:value-type="float" office:value="0.000832591" calcext:value-type="float">
            <text:p>0.000832591</text:p>
          </table:table-cell>
          <table:table-cell office:value-type="float" office:value="0.000879554" calcext:value-type="float">
            <text:p>0.000879554</text:p>
          </table:table-cell>
          <table:table-cell office:value-type="float" office:value="0.000772709" calcext:value-type="float">
            <text:p>0.000772709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15999831" calcext:value-type="float">
            <text:p>24.215999831</text:p>
          </table:table-cell>
          <table:table-cell office:value-type="float" office:value="24.195226884" calcext:value-type="float">
            <text:p>24.195226884</text:p>
          </table:table-cell>
          <table:table-cell office:value-type="float" office:value="24.215588143" calcext:value-type="float">
            <text:p>24.215588143</text:p>
          </table:table-cell>
          <table:table-cell office:value-type="float" office:value="24.216748038" calcext:value-type="float">
            <text:p>24.216748038</text:p>
          </table:table-cell>
          <table:table-cell office:value-type="float" office:value="24.214109167" calcext:value-type="float">
            <text:p>24.214109167</text:p>
          </table:table-cell>
          <table:table-cell office:value-type="float" office:value="25.196774576" calcext:value-type="float">
            <text:p>25.196774576</text:p>
          </table:table-cell>
          <table:table-cell/>
          <table:table-cell office:value-type="float" office:value="0.021527104" calcext:value-type="float">
            <text:p>0.021527104</text:p>
          </table:table-cell>
          <table:table-cell office:value-type="float" office:value="0.000207602" calcext:value-type="float">
            <text:p>0.000207602</text:p>
          </table:table-cell>
          <table:table-cell office:value-type="float" office:value="0.021104585" calcext:value-type="float">
            <text:p>0.021104585</text:p>
          </table:table-cell>
          <table:table-cell office:value-type="float" office:value="0.022294993" calcext:value-type="float">
            <text:p>0.022294993</text:p>
          </table:table-cell>
          <table:table-cell office:value-type="float" office:value="0.019586701" calcext:value-type="float">
            <text:p>0.019586701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<text:s/>2019-12-03 11:10:42</text:p>
          </table:table-cell>
          <table:table-cell office:value-type="float" office:value="24.18997" calcext:value-type="float">
            <text:p>24.18997</text:p>
          </table:table-cell>
          <table:table-cell office:value-type="string" calcext:value-type="string">
            <text:p><text:s/></text:p>
          </table:table-cell>
          <table:table-cell office:value-type="float" office:value="0.137326734" calcext:value-type="float">
            <text:p>0.137326734</text:p>
          </table:table-cell>
          <table:table-cell office:value-type="float" office:value="0.033438806" calcext:value-type="float">
            <text:p>0.033438806</text:p>
          </table:table-cell>
          <table:table-cell office:value-type="float" office:value="0.134452597" calcext:value-type="float">
            <text:p>0.134452597</text:p>
          </table:table-cell>
          <table:table-cell office:value-type="float" office:value="0.140944736" calcext:value-type="float">
            <text:p>0.140944736</text:p>
          </table:table-cell>
          <table:table-cell office:value-type="float" office:value="0.128911749" calcext:value-type="float">
            <text:p>0.12891174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195" calcext:value-type="float">
            <text:p>0.00112195</text:p>
          </table:table-cell>
          <table:table-cell office:value-type="float" office:value="0.000273193" calcext:value-type="float">
            <text:p>0.000273193</text:p>
          </table:table-cell>
          <table:table-cell office:value-type="float" office:value="0.001098469" calcext:value-type="float">
            <text:p>0.001098469</text:p>
          </table:table-cell>
          <table:table-cell office:value-type="float" office:value="0.001151509" calcext:value-type="float">
            <text:p>0.001151509</text:p>
          </table:table-cell>
          <table:table-cell office:value-type="float" office:value="0.001053201" calcext:value-type="float">
            <text:p>0.00105320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9772" calcext:value-type="float">
            <text:p>0.000849772</text:p>
          </table:table-cell>
          <table:table-cell office:value-type="float" office:value="0.000001014" calcext:value-type="float">
            <text:p>1.014E-06</text:p>
          </table:table-cell>
          <table:table-cell office:value-type="float" office:value="0.00082629" calcext:value-type="float">
            <text:p>0.00082629</text:p>
          </table:table-cell>
          <table:table-cell office:value-type="float" office:value="0.00087933" calcext:value-type="float">
            <text:p>0.00087933</text:p>
          </table:table-cell>
          <table:table-cell office:value-type="float" office:value="0.000781022" calcext:value-type="float">
            <text:p>0.000781022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10958596" calcext:value-type="float">
            <text:p>24.210958596</text:p>
          </table:table-cell>
          <table:table-cell office:value-type="float" office:value="24.189995641" calcext:value-type="float">
            <text:p>24.189995641</text:p>
          </table:table-cell>
          <table:table-cell office:value-type="float" office:value="24.210378646" calcext:value-type="float">
            <text:p>24.210378646</text:p>
          </table:table-cell>
          <table:table-cell office:value-type="float" office:value="24.211688645" calcext:value-type="float">
            <text:p>24.211688645</text:p>
          </table:table-cell>
          <table:table-cell office:value-type="float" office:value="24.209260599" calcext:value-type="float">
            <text:p>24.209260599</text:p>
          </table:table-cell>
          <table:table-cell office:value-type="float" office:value="25.191725184" calcext:value-type="float">
            <text:p>25.191725184</text:p>
          </table:table-cell>
          <table:table-cell/>
          <table:table-cell office:value-type="float" office:value="0.021540064" calcext:value-type="float">
            <text:p>0.021540064</text:p>
          </table:table-cell>
          <table:table-cell office:value-type="float" office:value="0.000025654" calcext:value-type="float">
            <text:p>2.5654E-05</text:p>
          </table:table-cell>
          <table:table-cell office:value-type="float" office:value="0.02094486" calcext:value-type="float">
            <text:p>0.02094486</text:p>
          </table:table-cell>
          <table:table-cell office:value-type="float" office:value="0.022289315" calcext:value-type="float">
            <text:p>0.022289315</text:p>
          </table:table-cell>
          <table:table-cell office:value-type="float" office:value="0.019797405" calcext:value-type="float">
            <text:p>0.019797405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<text:s/>2019-12-03 11:10:43</text:p>
          </table:table-cell>
          <table:table-cell office:value-type="float" office:value="24.19502" calcext:value-type="float">
            <text:p>24.19502</text:p>
          </table:table-cell>
          <table:table-cell office:value-type="string" calcext:value-type="string">
            <text:p><text:s/></text:p>
          </table:table-cell>
          <table:table-cell office:value-type="float" office:value="0.137440579" calcext:value-type="float">
            <text:p>0.137440579</text:p>
          </table:table-cell>
          <table:table-cell office:value-type="float" office:value="0.035142903" calcext:value-type="float">
            <text:p>0.035142903</text:p>
          </table:table-cell>
          <table:table-cell office:value-type="float" office:value="0.134668366" calcext:value-type="float">
            <text:p>0.134668366</text:p>
          </table:table-cell>
          <table:table-cell office:value-type="float" office:value="0.14081301" calcext:value-type="float">
            <text:p>0.14081301</text:p>
          </table:table-cell>
          <table:table-cell office:value-type="float" office:value="0.128015891" calcext:value-type="float">
            <text:p>0.12801589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2881" calcext:value-type="float">
            <text:p>0.001122881</text:p>
          </table:table-cell>
          <table:table-cell office:value-type="float" office:value="0.000287115" calcext:value-type="float">
            <text:p>0.000287115</text:p>
          </table:table-cell>
          <table:table-cell office:value-type="float" office:value="0.001100232" calcext:value-type="float">
            <text:p>0.001100232</text:p>
          </table:table-cell>
          <table:table-cell office:value-type="float" office:value="0.001150433" calcext:value-type="float">
            <text:p>0.001150433</text:p>
          </table:table-cell>
          <table:table-cell office:value-type="float" office:value="0.001045881" calcext:value-type="float">
            <text:p>0.00104588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0702" calcext:value-type="float">
            <text:p>0.000850702</text:p>
          </table:table-cell>
          <table:table-cell office:value-type="float" office:value="0.000014936" calcext:value-type="float">
            <text:p>1.4936E-05</text:p>
          </table:table-cell>
          <table:table-cell office:value-type="float" office:value="0.000828053" calcext:value-type="float">
            <text:p>0.000828053</text:p>
          </table:table-cell>
          <table:table-cell office:value-type="float" office:value="0.000878254" calcext:value-type="float">
            <text:p>0.000878254</text:p>
          </table:table-cell>
          <table:table-cell office:value-type="float" office:value="0.000773703" calcext:value-type="float">
            <text:p>0.000773703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16035431" calcext:value-type="float">
            <text:p>24.216035431</text:p>
          </table:table-cell>
          <table:table-cell office:value-type="float" office:value="24.195393462" calcext:value-type="float">
            <text:p>24.195393462</text:p>
          </table:table-cell>
          <table:table-cell office:value-type="float" office:value="24.21547605" calcext:value-type="float">
            <text:p>24.21547605</text:p>
          </table:table-cell>
          <table:table-cell office:value-type="float" office:value="24.216715925" calcext:value-type="float">
            <text:p>24.216715925</text:p>
          </table:table-cell>
          <table:table-cell office:value-type="float" office:value="24.214133702" calcext:value-type="float">
            <text:p>24.214133702</text:p>
          </table:table-cell>
          <table:table-cell office:value-type="float" office:value="25.196774576" calcext:value-type="float">
            <text:p>25.196774576</text:p>
          </table:table-cell>
          <table:table-cell/>
          <table:table-cell office:value-type="float" office:value="0.02156364" calcext:value-type="float">
            <text:p>0.02156364</text:p>
          </table:table-cell>
          <table:table-cell office:value-type="float" office:value="0.000378564" calcext:value-type="float">
            <text:p>0.000378564</text:p>
          </table:table-cell>
          <table:table-cell office:value-type="float" office:value="0.020989543" calcext:value-type="float">
            <text:p>0.020989543</text:p>
          </table:table-cell>
          <table:table-cell office:value-type="float" office:value="0.022262036" calcext:value-type="float">
            <text:p>0.022262036</text:p>
          </table:table-cell>
          <table:table-cell office:value-type="float" office:value="0.019611882" calcext:value-type="float">
            <text:p>0.019611882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<text:s/>2019-12-03 11:10:44</text:p>
          </table:table-cell>
          <table:table-cell office:value-type="float" office:value="24.20513" calcext:value-type="float">
            <text:p>24.20513</text:p>
          </table:table-cell>
          <table:table-cell office:value-type="string" calcext:value-type="string">
            <text:p><text:s/></text:p>
          </table:table-cell>
          <table:table-cell office:value-type="float" office:value="0.137302892" calcext:value-type="float">
            <text:p>0.137302892</text:p>
          </table:table-cell>
          <table:table-cell office:value-type="float" office:value="0.033733849" calcext:value-type="float">
            <text:p>0.033733849</text:p>
          </table:table-cell>
          <table:table-cell office:value-type="float" office:value="0.135118381" calcext:value-type="float">
            <text:p>0.135118381</text:p>
          </table:table-cell>
          <table:table-cell office:value-type="float" office:value="0.140723007" calcext:value-type="float">
            <text:p>0.140723007</text:p>
          </table:table-cell>
          <table:table-cell office:value-type="float" office:value="0.128502265" calcext:value-type="float">
            <text:p>0.12850226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1756" calcext:value-type="float">
            <text:p>0.001121756</text:p>
          </table:table-cell>
          <table:table-cell office:value-type="float" office:value="0.000275603" calcext:value-type="float">
            <text:p>0.000275603</text:p>
          </table:table-cell>
          <table:table-cell office:value-type="float" office:value="0.001103908" calcext:value-type="float">
            <text:p>0.001103908</text:p>
          </table:table-cell>
          <table:table-cell office:value-type="float" office:value="0.001149698" calcext:value-type="float">
            <text:p>0.001149698</text:p>
          </table:table-cell>
          <table:table-cell office:value-type="float" office:value="0.001049855" calcext:value-type="float">
            <text:p>0.00104985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9577" calcext:value-type="float">
            <text:p>0.000849577</text:p>
          </table:table-cell>
          <table:table-cell office:value-type="float" office:value="0.000003424" calcext:value-type="float">
            <text:p>3.424E-06</text:p>
          </table:table-cell>
          <table:table-cell office:value-type="float" office:value="0.00083173" calcext:value-type="float">
            <text:p>0.00083173</text:p>
          </table:table-cell>
          <table:table-cell office:value-type="float" office:value="0.000877519" calcext:value-type="float">
            <text:p>0.000877519</text:p>
          </table:table-cell>
          <table:table-cell office:value-type="float" office:value="0.000777676" calcext:value-type="float">
            <text:p>0.000777676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26115376" calcext:value-type="float">
            <text:p>24.226115376</text:p>
          </table:table-cell>
          <table:table-cell office:value-type="float" office:value="24.205217056" calcext:value-type="float">
            <text:p>24.205217056</text:p>
          </table:table-cell>
          <table:table-cell office:value-type="float" office:value="24.225674587" calcext:value-type="float">
            <text:p>24.225674587</text:p>
          </table:table-cell>
          <table:table-cell office:value-type="float" office:value="24.226805486" calcext:value-type="float">
            <text:p>24.226805486</text:p>
          </table:table-cell>
          <table:table-cell office:value-type="float" office:value="24.224339588" calcext:value-type="float">
            <text:p>24.224339588</text:p>
          </table:table-cell>
          <table:table-cell office:value-type="float" office:value="25.206873362" calcext:value-type="float">
            <text:p>25.206873362</text:p>
          </table:table-cell>
          <table:table-cell/>
          <table:table-cell office:value-type="float" office:value="0.021535127" calcext:value-type="float">
            <text:p>0.021535127</text:p>
          </table:table-cell>
          <table:table-cell office:value-type="float" office:value="0.000086756" calcext:value-type="float">
            <text:p>8.6756E-05</text:p>
          </table:table-cell>
          <table:table-cell office:value-type="float" office:value="0.021082737" calcext:value-type="float">
            <text:p>0.021082737</text:p>
          </table:table-cell>
          <table:table-cell office:value-type="float" office:value="0.022243397" calcext:value-type="float">
            <text:p>0.022243397</text:p>
          </table:table-cell>
          <table:table-cell office:value-type="float" office:value="0.019712605" calcext:value-type="float">
            <text:p>0.019712605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<text:s/>2019-12-03 11:10:46</text:p>
          </table:table-cell>
          <table:table-cell office:value-type="float" office:value="24.20513" calcext:value-type="float">
            <text:p>24.20513</text:p>
          </table:table-cell>
          <table:table-cell office:value-type="string" calcext:value-type="string">
            <text:p><text:s/></text:p>
          </table:table-cell>
          <table:table-cell office:value-type="float" office:value="0.137339251" calcext:value-type="float">
            <text:p>0.137339251</text:p>
          </table:table-cell>
          <table:table-cell office:value-type="float" office:value="0.033534769" calcext:value-type="float">
            <text:p>0.033534769</text:p>
          </table:table-cell>
          <table:table-cell office:value-type="float" office:value="0.134842412" calcext:value-type="float">
            <text:p>0.134842412</text:p>
          </table:table-cell>
          <table:table-cell office:value-type="float" office:value="0.140668171" calcext:value-type="float">
            <text:p>0.140668171</text:p>
          </table:table-cell>
          <table:table-cell office:value-type="float" office:value="0.128926054" calcext:value-type="float">
            <text:p>0.12892605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2053" calcext:value-type="float">
            <text:p>0.001122053</text:p>
          </table:table-cell>
          <table:table-cell office:value-type="float" office:value="0.000273977" calcext:value-type="float">
            <text:p>0.000273977</text:p>
          </table:table-cell>
          <table:table-cell office:value-type="float" office:value="0.001101654" calcext:value-type="float">
            <text:p>0.001101654</text:p>
          </table:table-cell>
          <table:table-cell office:value-type="float" office:value="0.00114925" calcext:value-type="float">
            <text:p>0.00114925</text:p>
          </table:table-cell>
          <table:table-cell office:value-type="float" office:value="0.001053317" calcext:value-type="float">
            <text:p>0.00105331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9874" calcext:value-type="float">
            <text:p>0.000849874</text:p>
          </table:table-cell>
          <table:table-cell office:value-type="float" office:value="0.000001798" calcext:value-type="float">
            <text:p>1.798E-06</text:p>
          </table:table-cell>
          <table:table-cell office:value-type="float" office:value="0.000829475" calcext:value-type="float">
            <text:p>0.000829475</text:p>
          </table:table-cell>
          <table:table-cell office:value-type="float" office:value="0.000877071" calcext:value-type="float">
            <text:p>0.000877071</text:p>
          </table:table-cell>
          <table:table-cell office:value-type="float" office:value="0.000781139" calcext:value-type="float">
            <text:p>0.000781139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26122713" calcext:value-type="float">
            <text:p>24.226122713</text:p>
          </table:table-cell>
          <table:table-cell office:value-type="float" office:value="24.205176885" calcext:value-type="float">
            <text:p>24.205176885</text:p>
          </table:table-cell>
          <table:table-cell office:value-type="float" office:value="24.225618902" calcext:value-type="float">
            <text:p>24.225618902</text:p>
          </table:table-cell>
          <table:table-cell office:value-type="float" office:value="24.226794421" calcext:value-type="float">
            <text:p>24.226794421</text:p>
          </table:table-cell>
          <table:table-cell office:value-type="float" office:value="24.2244251" calcext:value-type="float">
            <text:p>24.2244251</text:p>
          </table:table-cell>
          <table:table-cell office:value-type="float" office:value="25.206873362" calcext:value-type="float">
            <text:p>25.206873362</text:p>
          </table:table-cell>
          <table:table-cell/>
          <table:table-cell office:value-type="float" office:value="0.021542656" calcext:value-type="float">
            <text:p>0.021542656</text:p>
          </table:table-cell>
          <table:table-cell office:value-type="float" office:value="0.000045527" calcext:value-type="float">
            <text:p>4.5527E-05</text:p>
          </table:table-cell>
          <table:table-cell office:value-type="float" office:value="0.021025587" calcext:value-type="float">
            <text:p>0.021025587</text:p>
          </table:table-cell>
          <table:table-cell office:value-type="float" office:value="0.022232041" calcext:value-type="float">
            <text:p>0.022232041</text:p>
          </table:table-cell>
          <table:table-cell office:value-type="float" office:value="0.019800368" calcext:value-type="float">
            <text:p>0.019800368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<text:s/>2019-12-03 11:10:47</text:p>
          </table:table-cell>
          <table:table-cell office:value-type="float" office:value="24.19502" calcext:value-type="float">
            <text:p>24.19502</text:p>
          </table:table-cell>
          <table:table-cell office:value-type="string" calcext:value-type="string">
            <text:p><text:s/></text:p>
          </table:table-cell>
          <table:table-cell office:value-type="float" office:value="0.137488262" calcext:value-type="float">
            <text:p>0.137488262</text:p>
          </table:table-cell>
          <table:table-cell office:value-type="float" office:value="0.034285788" calcext:value-type="float">
            <text:p>0.034285788</text:p>
          </table:table-cell>
          <table:table-cell office:value-type="float" office:value="0.1345426" calcext:value-type="float">
            <text:p>0.1345426</text:p>
          </table:table-cell>
          <table:table-cell office:value-type="float" office:value="0.140536444" calcext:value-type="float">
            <text:p>0.140536444</text:p>
          </table:table-cell>
          <table:table-cell office:value-type="float" office:value="0.128219739" calcext:value-type="float">
            <text:p>0.12821973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327" calcext:value-type="float">
            <text:p>0.00112327</text:p>
          </table:table-cell>
          <table:table-cell office:value-type="float" office:value="0.000280113" calcext:value-type="float">
            <text:p>0.000280113</text:p>
          </table:table-cell>
          <table:table-cell office:value-type="float" office:value="0.001099204" calcext:value-type="float">
            <text:p>0.001099204</text:p>
          </table:table-cell>
          <table:table-cell office:value-type="float" office:value="0.001148174" calcext:value-type="float">
            <text:p>0.001148174</text:p>
          </table:table-cell>
          <table:table-cell office:value-type="float" office:value="0.001047547" calcext:value-type="float">
            <text:p>0.00104754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1091" calcext:value-type="float">
            <text:p>0.000851091</text:p>
          </table:table-cell>
          <table:table-cell office:value-type="float" office:value="0.000007934" calcext:value-type="float">
            <text:p>7.934E-06</text:p>
          </table:table-cell>
          <table:table-cell office:value-type="float" office:value="0.000827025" calcext:value-type="float">
            <text:p>0.000827025</text:p>
          </table:table-cell>
          <table:table-cell office:value-type="float" office:value="0.000875995" calcext:value-type="float">
            <text:p>0.000875995</text:p>
          </table:table-cell>
          <table:table-cell office:value-type="float" office:value="0.000775368" calcext:value-type="float">
            <text:p>0.000775368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16045053" calcext:value-type="float">
            <text:p>24.216045053</text:p>
          </table:table-cell>
          <table:table-cell office:value-type="float" office:value="24.195220509" calcext:value-type="float">
            <text:p>24.195220509</text:p>
          </table:table-cell>
          <table:table-cell office:value-type="float" office:value="24.215450673" calcext:value-type="float">
            <text:p>24.215450673</text:p>
          </table:table-cell>
          <table:table-cell office:value-type="float" office:value="24.216660119" calcext:value-type="float">
            <text:p>24.216660119</text:p>
          </table:table-cell>
          <table:table-cell office:value-type="float" office:value="24.214174835" calcext:value-type="float">
            <text:p>24.214174835</text:p>
          </table:table-cell>
          <table:table-cell office:value-type="float" office:value="25.196774576" calcext:value-type="float">
            <text:p>25.196774576</text:p>
          </table:table-cell>
          <table:table-cell/>
          <table:table-cell office:value-type="float" office:value="0.021573515" calcext:value-type="float">
            <text:p>0.021573515</text:p>
          </table:table-cell>
          <table:table-cell office:value-type="float" office:value="0.00020106" calcext:value-type="float">
            <text:p>0.00020106</text:p>
          </table:table-cell>
          <table:table-cell office:value-type="float" office:value="0.020963499" calcext:value-type="float">
            <text:p>0.020963499</text:p>
          </table:table-cell>
          <table:table-cell office:value-type="float" office:value="0.022204762" calcext:value-type="float">
            <text:p>0.022204762</text:p>
          </table:table-cell>
          <table:table-cell office:value-type="float" office:value="0.019654097" calcext:value-type="float">
            <text:p>0.019654097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<text:s/>2019-12-03 11:10:48</text:p>
          </table:table-cell>
          <table:table-cell office:value-type="float" office:value="24.20008" calcext:value-type="float">
            <text:p>24.20008</text:p>
          </table:table-cell>
          <table:table-cell office:value-type="string" calcext:value-type="string">
            <text:p><text:s/></text:p>
          </table:table-cell>
          <table:table-cell office:value-type="float" office:value="0.137379186" calcext:value-type="float">
            <text:p>0.137379186</text:p>
          </table:table-cell>
          <table:table-cell office:value-type="float" office:value="0.033875112" calcext:value-type="float">
            <text:p>0.033875112</text:p>
          </table:table-cell>
          <table:table-cell office:value-type="float" office:value="0.135138647" calcext:value-type="float">
            <text:p>0.135138647</text:p>
          </table:table-cell>
          <table:table-cell office:value-type="float" office:value="0.140450018" calcext:value-type="float">
            <text:p>0.140450018</text:p>
          </table:table-cell>
          <table:table-cell office:value-type="float" office:value="0.128595844" calcext:value-type="float">
            <text:p>0.12859584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2379" calcext:value-type="float">
            <text:p>0.001122379</text:p>
          </table:table-cell>
          <table:table-cell office:value-type="float" office:value="0.000276757" calcext:value-type="float">
            <text:p>0.000276757</text:p>
          </table:table-cell>
          <table:table-cell office:value-type="float" office:value="0.001104074" calcext:value-type="float">
            <text:p>0.001104074</text:p>
          </table:table-cell>
          <table:table-cell office:value-type="float" office:value="0.001147467" calcext:value-type="float">
            <text:p>0.001147467</text:p>
          </table:table-cell>
          <table:table-cell office:value-type="float" office:value="0.00105062" calcext:value-type="float">
            <text:p>0.0010506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02" calcext:value-type="float">
            <text:p>0.0008502</text:p>
          </table:table-cell>
          <table:table-cell office:value-type="float" office:value="0.000004579" calcext:value-type="float">
            <text:p>4.579E-06</text:p>
          </table:table-cell>
          <table:table-cell office:value-type="float" office:value="0.000831895" calcext:value-type="float">
            <text:p>0.000831895</text:p>
          </table:table-cell>
          <table:table-cell office:value-type="float" office:value="0.000875289" calcext:value-type="float">
            <text:p>0.000875289</text:p>
          </table:table-cell>
          <table:table-cell office:value-type="float" office:value="0.000778441" calcext:value-type="float">
            <text:p>0.000778441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21076907" calcext:value-type="float">
            <text:p>24.221076907</text:p>
          </table:table-cell>
          <table:table-cell office:value-type="float" office:value="24.200191601" calcext:value-type="float">
            <text:p>24.200191601</text:p>
          </table:table-cell>
          <table:table-cell office:value-type="float" office:value="24.22062481" calcext:value-type="float">
            <text:p>24.22062481</text:p>
          </table:table-cell>
          <table:table-cell office:value-type="float" office:value="24.221696541" calcext:value-type="float">
            <text:p>24.221696541</text:p>
          </table:table-cell>
          <table:table-cell office:value-type="float" office:value="24.219304598" calcext:value-type="float">
            <text:p>24.219304598</text:p>
          </table:table-cell>
          <table:table-cell office:value-type="float" office:value="25.201823969" calcext:value-type="float">
            <text:p>25.201823969</text:p>
          </table:table-cell>
          <table:table-cell/>
          <table:table-cell office:value-type="float" office:value="0.021550927" calcext:value-type="float">
            <text:p>0.021550927</text:p>
          </table:table-cell>
          <table:table-cell office:value-type="float" office:value="0.000116011" calcext:value-type="float">
            <text:p>0.000116011</text:p>
          </table:table-cell>
          <table:table-cell office:value-type="float" office:value="0.021086934" calcext:value-type="float">
            <text:p>0.021086934</text:p>
          </table:table-cell>
          <table:table-cell office:value-type="float" office:value="0.022186864" calcext:value-type="float">
            <text:p>0.022186864</text:p>
          </table:table-cell>
          <table:table-cell office:value-type="float" office:value="0.019731985" calcext:value-type="float">
            <text:p>0.019731985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<text:s/>2019-12-03 11:10:50</text:p>
          </table:table-cell>
          <table:table-cell office:value-type="float" office:value="24.20513" calcext:value-type="float">
            <text:p>24.20513</text:p>
          </table:table-cell>
          <table:table-cell office:value-type="string" calcext:value-type="string">
            <text:p><text:s/></text:p>
          </table:table-cell>
          <table:table-cell office:value-type="float" office:value="0.137446539" calcext:value-type="float">
            <text:p>0.137446539</text:p>
          </table:table-cell>
          <table:table-cell office:value-type="float" office:value="0.033429269" calcext:value-type="float">
            <text:p>0.033429269</text:p>
          </table:table-cell>
          <table:table-cell office:value-type="float" office:value="0.134547965" calcext:value-type="float">
            <text:p>0.134547965</text:p>
          </table:table-cell>
          <table:table-cell office:value-type="float" office:value="0.140430348" calcext:value-type="float">
            <text:p>0.140430348</text:p>
          </table:table-cell>
          <table:table-cell office:value-type="float" office:value="0.129062549" calcext:value-type="float">
            <text:p>0.12906254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2929" calcext:value-type="float">
            <text:p>0.001122929</text:p>
          </table:table-cell>
          <table:table-cell office:value-type="float" office:value="0.000273115" calcext:value-type="float">
            <text:p>0.000273115</text:p>
          </table:table-cell>
          <table:table-cell office:value-type="float" office:value="0.001099248" calcext:value-type="float">
            <text:p>0.001099248</text:p>
          </table:table-cell>
          <table:table-cell office:value-type="float" office:value="0.001147307" calcext:value-type="float">
            <text:p>0.001147307</text:p>
          </table:table-cell>
          <table:table-cell office:value-type="float" office:value="0.001054433" calcext:value-type="float">
            <text:p>0.00105443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075" calcext:value-type="float">
            <text:p>0.00085075</text:p>
          </table:table-cell>
          <table:table-cell office:value-type="float" office:value="0.000000936" calcext:value-type="float">
            <text:p>9.36E-07</text:p>
          </table:table-cell>
          <table:table-cell office:value-type="float" office:value="0.000827069" calcext:value-type="float">
            <text:p>0.000827069</text:p>
          </table:table-cell>
          <table:table-cell office:value-type="float" office:value="0.000875128" calcext:value-type="float">
            <text:p>0.000875128</text:p>
          </table:table-cell>
          <table:table-cell office:value-type="float" office:value="0.000782254" calcext:value-type="float">
            <text:p>0.000782254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26144362" calcext:value-type="float">
            <text:p>24.226144362</text:p>
          </table:table-cell>
          <table:table-cell office:value-type="float" office:value="24.205155597" calcext:value-type="float">
            <text:p>24.205155597</text:p>
          </table:table-cell>
          <table:table-cell office:value-type="float" office:value="24.225559488" calcext:value-type="float">
            <text:p>24.225559488</text:p>
          </table:table-cell>
          <table:table-cell office:value-type="float" office:value="24.226746433" calcext:value-type="float">
            <text:p>24.226746433</text:p>
          </table:table-cell>
          <table:table-cell office:value-type="float" office:value="24.224452642" calcext:value-type="float">
            <text:p>24.224452642</text:p>
          </table:table-cell>
          <table:table-cell office:value-type="float" office:value="25.206873362" calcext:value-type="float">
            <text:p>25.206873362</text:p>
          </table:table-cell>
          <table:table-cell/>
          <table:table-cell office:value-type="float" office:value="0.021564875" calcext:value-type="float">
            <text:p>0.021564875</text:p>
          </table:table-cell>
          <table:table-cell office:value-type="float" office:value="0.000023679" calcext:value-type="float">
            <text:p>2.3679E-05</text:p>
          </table:table-cell>
          <table:table-cell office:value-type="float" office:value="0.02096461" calcext:value-type="float">
            <text:p>0.02096461</text:p>
          </table:table-cell>
          <table:table-cell office:value-type="float" office:value="0.022182791" calcext:value-type="float">
            <text:p>0.022182791</text:p>
          </table:table-cell>
          <table:table-cell office:value-type="float" office:value="0.019828635" calcext:value-type="float">
            <text:p>0.019828635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<text:s/>2019-12-03 11:10:51</text:p>
          </table:table-cell>
          <table:table-cell office:value-type="float" office:value="24.20008" calcext:value-type="float">
            <text:p>24.20008</text:p>
          </table:table-cell>
          <table:table-cell office:value-type="string" calcext:value-type="string">
            <text:p><text:s/></text:p>
          </table:table-cell>
          <table:table-cell office:value-type="float" office:value="0.137454884" calcext:value-type="float">
            <text:p>0.137454884</text:p>
          </table:table-cell>
          <table:table-cell office:value-type="float" office:value="0.033443574" calcext:value-type="float">
            <text:p>0.033443574</text:p>
          </table:table-cell>
          <table:table-cell office:value-type="float" office:value="0.134513394" calcext:value-type="float">
            <text:p>0.134513394</text:p>
          </table:table-cell>
          <table:table-cell office:value-type="float" office:value="0.14035465" calcext:value-type="float">
            <text:p>0.14035465</text:p>
          </table:table-cell>
          <table:table-cell office:value-type="float" office:value="0.128976122" calcext:value-type="float">
            <text:p>0.12897612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2997" calcext:value-type="float">
            <text:p>0.001122997</text:p>
          </table:table-cell>
          <table:table-cell office:value-type="float" office:value="0.000273232" calcext:value-type="float">
            <text:p>0.000273232</text:p>
          </table:table-cell>
          <table:table-cell office:value-type="float" office:value="0.001098966" calcext:value-type="float">
            <text:p>0.001098966</text:p>
          </table:table-cell>
          <table:table-cell office:value-type="float" office:value="0.001146688" calcext:value-type="float">
            <text:p>0.001146688</text:p>
          </table:table-cell>
          <table:table-cell office:value-type="float" office:value="0.001053726" calcext:value-type="float">
            <text:p>0.00105372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0819" calcext:value-type="float">
            <text:p>0.000850819</text:p>
          </table:table-cell>
          <table:table-cell office:value-type="float" office:value="0.000001053" calcext:value-type="float">
            <text:p>1.053E-06</text:p>
          </table:table-cell>
          <table:table-cell office:value-type="float" office:value="0.000826787" calcext:value-type="float">
            <text:p>0.000826787</text:p>
          </table:table-cell>
          <table:table-cell office:value-type="float" office:value="0.000874509" calcext:value-type="float">
            <text:p>0.000874509</text:p>
          </table:table-cell>
          <table:table-cell office:value-type="float" office:value="0.000781548" calcext:value-type="float">
            <text:p>0.000781548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21092181" calcext:value-type="float">
            <text:p>24.221092181</text:p>
          </table:table-cell>
          <table:table-cell office:value-type="float" office:value="24.200104523" calcext:value-type="float">
            <text:p>24.200104523</text:p>
          </table:table-cell>
          <table:table-cell office:value-type="float" office:value="24.220498646" calcext:value-type="float">
            <text:p>24.220498646</text:p>
          </table:table-cell>
          <table:table-cell office:value-type="float" office:value="24.221677298" calcext:value-type="float">
            <text:p>24.221677298</text:p>
          </table:table-cell>
          <table:table-cell office:value-type="float" office:value="24.219381331" calcext:value-type="float">
            <text:p>24.219381331</text:p>
          </table:table-cell>
          <table:table-cell office:value-type="float" office:value="25.201823969" calcext:value-type="float">
            <text:p>25.201823969</text:p>
          </table:table-cell>
          <table:table-cell/>
          <table:table-cell office:value-type="float" office:value="0.021566603" calcext:value-type="float">
            <text:p>0.021566603</text:p>
          </table:table-cell>
          <table:table-cell office:value-type="float" office:value="0.000026641" calcext:value-type="float">
            <text:p>2.6641E-05</text:p>
          </table:table-cell>
          <table:table-cell office:value-type="float" office:value="0.02095745" calcext:value-type="float">
            <text:p>0.02095745</text:p>
          </table:table-cell>
          <table:table-cell office:value-type="float" office:value="0.022167114" calcext:value-type="float">
            <text:p>0.022167114</text:p>
          </table:table-cell>
          <table:table-cell office:value-type="float" office:value="0.019810736" calcext:value-type="float">
            <text:p>0.019810736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<text:s/>2019-12-03 11:10:52</text:p>
          </table:table-cell>
          <table:table-cell office:value-type="float" office:value="24.20008" calcext:value-type="float">
            <text:p>24.20008</text:p>
          </table:table-cell>
          <table:table-cell office:value-type="string" calcext:value-type="string">
            <text:p><text:s/></text:p>
          </table:table-cell>
          <table:table-cell office:value-type="float" office:value="0.137538926" calcext:value-type="float">
            <text:p>0.137538926</text:p>
          </table:table-cell>
          <table:table-cell office:value-type="float" office:value="0.033453707" calcext:value-type="float">
            <text:p>0.033453707</text:p>
          </table:table-cell>
          <table:table-cell office:value-type="float" office:value="0.134359018" calcext:value-type="float">
            <text:p>0.134359018</text:p>
          </table:table-cell>
          <table:table-cell office:value-type="float" office:value="0.140281336" calcext:value-type="float">
            <text:p>0.140281336</text:p>
          </table:table-cell>
          <table:table-cell office:value-type="float" office:value="0.128717438" calcext:value-type="float">
            <text:p>0.12871743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3684" calcext:value-type="float">
            <text:p>0.001123684</text:p>
          </table:table-cell>
          <table:table-cell office:value-type="float" office:value="0.000273315" calcext:value-type="float">
            <text:p>0.000273315</text:p>
          </table:table-cell>
          <table:table-cell office:value-type="float" office:value="0.001097704" calcext:value-type="float">
            <text:p>0.001097704</text:p>
          </table:table-cell>
          <table:table-cell office:value-type="float" office:value="0.001146089" calcext:value-type="float">
            <text:p>0.001146089</text:p>
          </table:table-cell>
          <table:table-cell office:value-type="float" office:value="0.001051613" calcext:value-type="float">
            <text:p>0.00105161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1505" calcext:value-type="float">
            <text:p>0.000851505</text:p>
          </table:table-cell>
          <table:table-cell office:value-type="float" office:value="0.000001136" calcext:value-type="float">
            <text:p>1.136E-06</text:p>
          </table:table-cell>
          <table:table-cell office:value-type="float" office:value="0.000825526" calcext:value-type="float">
            <text:p>0.000825526</text:p>
          </table:table-cell>
          <table:table-cell office:value-type="float" office:value="0.000873911" calcext:value-type="float">
            <text:p>0.000873911</text:p>
          </table:table-cell>
          <table:table-cell office:value-type="float" office:value="0.000779434" calcext:value-type="float">
            <text:p>0.000779434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2110914" calcext:value-type="float">
            <text:p>24.22110914</text:p>
          </table:table-cell>
          <table:table-cell office:value-type="float" office:value="24.200106568" calcext:value-type="float">
            <text:p>24.200106568</text:p>
          </table:table-cell>
          <table:table-cell office:value-type="float" office:value="24.220467496" calcext:value-type="float">
            <text:p>24.220467496</text:p>
          </table:table-cell>
          <table:table-cell office:value-type="float" office:value="24.221662504" calcext:value-type="float">
            <text:p>24.221662504</text:p>
          </table:table-cell>
          <table:table-cell office:value-type="float" office:value="24.219329133" calcext:value-type="float">
            <text:p>24.219329133</text:p>
          </table:table-cell>
          <table:table-cell office:value-type="float" office:value="25.201823969" calcext:value-type="float">
            <text:p>25.201823969</text:p>
          </table:table-cell>
          <table:table-cell/>
          <table:table-cell office:value-type="float" office:value="0.021584007" calcext:value-type="float">
            <text:p>0.021584007</text:p>
          </table:table-cell>
          <table:table-cell office:value-type="float" office:value="0.00002874" calcext:value-type="float">
            <text:p>2.874E-05</text:p>
          </table:table-cell>
          <table:table-cell office:value-type="float" office:value="0.020925481" calcext:value-type="float">
            <text:p>0.020925481</text:p>
          </table:table-cell>
          <table:table-cell office:value-type="float" office:value="0.022151932" calcext:value-type="float">
            <text:p>0.022151932</text:p>
          </table:table-cell>
          <table:table-cell office:value-type="float" office:value="0.019757165" calcext:value-type="float">
            <text:p>0.019757165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<text:s/>2019-12-03 11:10:54</text:p>
          </table:table-cell>
          <table:table-cell office:value-type="float" office:value="24.20008" calcext:value-type="float">
            <text:p>24.20008</text:p>
          </table:table-cell>
          <table:table-cell office:value-type="string" calcext:value-type="string">
            <text:p><text:s/></text:p>
          </table:table-cell>
          <table:table-cell office:value-type="float" office:value="0.13747813" calcext:value-type="float">
            <text:p>0.13747813</text:p>
          </table:table-cell>
          <table:table-cell office:value-type="float" office:value="0.033462052" calcext:value-type="float">
            <text:p>0.033462052</text:p>
          </table:table-cell>
          <table:table-cell office:value-type="float" office:value="0.134707109" calcext:value-type="float">
            <text:p>0.134707109</text:p>
          </table:table-cell>
          <table:table-cell office:value-type="float" office:value="0.140397565" calcext:value-type="float">
            <text:p>0.140397565</text:p>
          </table:table-cell>
          <table:table-cell office:value-type="float" office:value="0.129088179" calcext:value-type="float">
            <text:p>0.12908817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3187" calcext:value-type="float">
            <text:p>0.001123187</text:p>
          </table:table-cell>
          <table:table-cell office:value-type="float" office:value="0.000273383" calcext:value-type="float">
            <text:p>0.000273383</text:p>
          </table:table-cell>
          <table:table-cell office:value-type="float" office:value="0.001100548" calcext:value-type="float">
            <text:p>0.001100548</text:p>
          </table:table-cell>
          <table:table-cell office:value-type="float" office:value="0.001147039" calcext:value-type="float">
            <text:p>0.001147039</text:p>
          </table:table-cell>
          <table:table-cell office:value-type="float" office:value="0.001054642" calcext:value-type="float">
            <text:p>0.00105464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1008" calcext:value-type="float">
            <text:p>0.000851008</text:p>
          </table:table-cell>
          <table:table-cell office:value-type="float" office:value="0.000001204" calcext:value-type="float">
            <text:p>1.204E-06</text:p>
          </table:table-cell>
          <table:table-cell office:value-type="float" office:value="0.000828369" calcext:value-type="float">
            <text:p>0.000828369</text:p>
          </table:table-cell>
          <table:table-cell office:value-type="float" office:value="0.00087486" calcext:value-type="float">
            <text:p>0.00087486</text:p>
          </table:table-cell>
          <table:table-cell office:value-type="float" office:value="0.000782463" calcext:value-type="float">
            <text:p>0.000782463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21096872" calcext:value-type="float">
            <text:p>24.221096872</text:p>
          </table:table-cell>
          <table:table-cell office:value-type="float" office:value="24.200108251" calcext:value-type="float">
            <text:p>24.200108251</text:p>
          </table:table-cell>
          <table:table-cell office:value-type="float" office:value="24.220537734" calcext:value-type="float">
            <text:p>24.220537734</text:p>
          </table:table-cell>
          <table:table-cell office:value-type="float" office:value="24.221685957" calcext:value-type="float">
            <text:p>24.221685957</text:p>
          </table:table-cell>
          <table:table-cell office:value-type="float" office:value="24.219403942" calcext:value-type="float">
            <text:p>24.219403942</text:p>
          </table:table-cell>
          <table:table-cell office:value-type="float" office:value="25.201823969" calcext:value-type="float">
            <text:p>25.201823969</text:p>
          </table:table-cell>
          <table:table-cell/>
          <table:table-cell office:value-type="float" office:value="0.021571417" calcext:value-type="float">
            <text:p>0.021571417</text:p>
          </table:table-cell>
          <table:table-cell office:value-type="float" office:value="0.000030468" calcext:value-type="float">
            <text:p>3.0468E-05</text:p>
          </table:table-cell>
          <table:table-cell office:value-type="float" office:value="0.020997567" calcext:value-type="float">
            <text:p>0.020997567</text:p>
          </table:table-cell>
          <table:table-cell office:value-type="float" office:value="0.022176002" calcext:value-type="float">
            <text:p>0.022176002</text:p>
          </table:table-cell>
          <table:table-cell office:value-type="float" office:value="0.019833942" calcext:value-type="float">
            <text:p>0.019833942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<text:s/>2019-12-03 11:10:55</text:p>
          </table:table-cell>
          <table:table-cell office:value-type="float" office:value="24.20513" calcext:value-type="float">
            <text:p>24.20513</text:p>
          </table:table-cell>
          <table:table-cell office:value-type="string" calcext:value-type="string">
            <text:p><text:s/></text:p>
          </table:table-cell>
          <table:table-cell office:value-type="float" office:value="0.137514488" calcext:value-type="float">
            <text:p>0.137514488</text:p>
          </table:table-cell>
          <table:table-cell office:value-type="float" office:value="0.033505563" calcext:value-type="float">
            <text:p>0.033505563</text:p>
          </table:table-cell>
          <table:table-cell office:value-type="float" office:value="0.134391205" calcext:value-type="float">
            <text:p>0.134391205</text:p>
          </table:table-cell>
          <table:table-cell office:value-type="float" office:value="0.140419023" calcext:value-type="float">
            <text:p>0.140419023</text:p>
          </table:table-cell>
          <table:table-cell office:value-type="float" office:value="0.128836647" calcext:value-type="float">
            <text:p>0.12883664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3484" calcext:value-type="float">
            <text:p>0.001123484</text:p>
          </table:table-cell>
          <table:table-cell office:value-type="float" office:value="0.000273738" calcext:value-type="float">
            <text:p>0.000273738</text:p>
          </table:table-cell>
          <table:table-cell office:value-type="float" office:value="0.001097967" calcext:value-type="float">
            <text:p>0.001097967</text:p>
          </table:table-cell>
          <table:table-cell office:value-type="float" office:value="0.001147214" calcext:value-type="float">
            <text:p>0.001147214</text:p>
          </table:table-cell>
          <table:table-cell office:value-type="float" office:value="0.001052587" calcext:value-type="float">
            <text:p>0.00105258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1306" calcext:value-type="float">
            <text:p>0.000851306</text:p>
          </table:table-cell>
          <table:table-cell office:value-type="float" office:value="0.000001559" calcext:value-type="float">
            <text:p>1.559E-06</text:p>
          </table:table-cell>
          <table:table-cell office:value-type="float" office:value="0.000825789" calcext:value-type="float">
            <text:p>0.000825789</text:p>
          </table:table-cell>
          <table:table-cell office:value-type="float" office:value="0.000875035" calcext:value-type="float">
            <text:p>0.000875035</text:p>
          </table:table-cell>
          <table:table-cell office:value-type="float" office:value="0.000780408" calcext:value-type="float">
            <text:p>0.000780408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26158072" calcext:value-type="float">
            <text:p>24.226158072</text:p>
          </table:table-cell>
          <table:table-cell office:value-type="float" office:value="24.205170992" calcext:value-type="float">
            <text:p>24.205170992</text:p>
          </table:table-cell>
          <table:table-cell office:value-type="float" office:value="24.225527857" calcext:value-type="float">
            <text:p>24.225527857</text:p>
          </table:table-cell>
          <table:table-cell office:value-type="float" office:value="24.226744148" calcext:value-type="float">
            <text:p>24.226744148</text:p>
          </table:table-cell>
          <table:table-cell office:value-type="float" office:value="24.224407059" calcext:value-type="float">
            <text:p>24.224407059</text:p>
          </table:table-cell>
          <table:table-cell office:value-type="float" office:value="25.206873362" calcext:value-type="float">
            <text:p>25.206873362</text:p>
          </table:table-cell>
          <table:table-cell/>
          <table:table-cell office:value-type="float" office:value="0.021578946" calcext:value-type="float">
            <text:p>0.021578946</text:p>
          </table:table-cell>
          <table:table-cell office:value-type="float" office:value="0.000039479" calcext:value-type="float">
            <text:p>3.9479E-05</text:p>
          </table:table-cell>
          <table:table-cell office:value-type="float" office:value="0.020932146" calcext:value-type="float">
            <text:p>0.020932146</text:p>
          </table:table-cell>
          <table:table-cell office:value-type="float" office:value="0.022180445" calcext:value-type="float">
            <text:p>0.022180445</text:p>
          </table:table-cell>
          <table:table-cell office:value-type="float" office:value="0.019781853" calcext:value-type="float">
            <text:p>0.019781853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<text:s/>2019-12-03 11:10:56</text:p>
          </table:table-cell>
          <table:table-cell office:value-type="float" office:value="24.20008" calcext:value-type="float">
            <text:p>24.20008</text:p>
          </table:table-cell>
          <table:table-cell office:value-type="string" calcext:value-type="string">
            <text:p><text:s/></text:p>
          </table:table-cell>
          <table:table-cell office:value-type="float" office:value="0.13752939" calcext:value-type="float">
            <text:p>0.13752939</text:p>
          </table:table-cell>
          <table:table-cell office:value-type="float" office:value="0.033727888" calcext:value-type="float">
            <text:p>0.033727888</text:p>
          </table:table-cell>
          <table:table-cell office:value-type="float" office:value="0.134438292" calcext:value-type="float">
            <text:p>0.134438292</text:p>
          </table:table-cell>
          <table:table-cell office:value-type="float" office:value="0.140532868" calcext:value-type="float">
            <text:p>0.140532868</text:p>
          </table:table-cell>
          <table:table-cell office:value-type="float" office:value="0.128343121" calcext:value-type="float">
            <text:p>0.12834312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3606" calcext:value-type="float">
            <text:p>0.001123606</text:p>
          </table:table-cell>
          <table:table-cell office:value-type="float" office:value="0.000275555" calcext:value-type="float">
            <text:p>0.000275555</text:p>
          </table:table-cell>
          <table:table-cell office:value-type="float" office:value="0.001098352" calcext:value-type="float">
            <text:p>0.001098352</text:p>
          </table:table-cell>
          <table:table-cell office:value-type="float" office:value="0.001148144" calcext:value-type="float">
            <text:p>0.001148144</text:p>
          </table:table-cell>
          <table:table-cell office:value-type="float" office:value="0.001048555" calcext:value-type="float">
            <text:p>0.00104855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1427" calcext:value-type="float">
            <text:p>0.000851427</text:p>
          </table:table-cell>
          <table:table-cell office:value-type="float" office:value="0.000003376" calcext:value-type="float">
            <text:p>3.376E-06</text:p>
          </table:table-cell>
          <table:table-cell office:value-type="float" office:value="0.000826173" calcext:value-type="float">
            <text:p>0.000826173</text:p>
          </table:table-cell>
          <table:table-cell office:value-type="float" office:value="0.000875966" calcext:value-type="float">
            <text:p>0.000875966</text:p>
          </table:table-cell>
          <table:table-cell office:value-type="float" office:value="0.000776376" calcext:value-type="float">
            <text:p>0.000776376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21107215" calcext:value-type="float">
            <text:p>24.221107215</text:p>
          </table:table-cell>
          <table:table-cell office:value-type="float" office:value="24.200161893" calcext:value-type="float">
            <text:p>24.200161893</text:p>
          </table:table-cell>
          <table:table-cell office:value-type="float" office:value="24.220483492" calcext:value-type="float">
            <text:p>24.220483492</text:p>
          </table:table-cell>
          <table:table-cell office:value-type="float" office:value="24.221713259" calcext:value-type="float">
            <text:p>24.221713259</text:p>
          </table:table-cell>
          <table:table-cell office:value-type="float" office:value="24.219253603" calcext:value-type="float">
            <text:p>24.219253603</text:p>
          </table:table-cell>
          <table:table-cell office:value-type="float" office:value="25.201823969" calcext:value-type="float">
            <text:p>25.201823969</text:p>
          </table:table-cell>
          <table:table-cell/>
          <table:table-cell office:value-type="float" office:value="0.021582032" calcext:value-type="float">
            <text:p>0.021582032</text:p>
          </table:table-cell>
          <table:table-cell office:value-type="float" office:value="0.000085521" calcext:value-type="float">
            <text:p>8.5521E-05</text:p>
          </table:table-cell>
          <table:table-cell office:value-type="float" office:value="0.020941897" calcext:value-type="float">
            <text:p>0.020941897</text:p>
          </table:table-cell>
          <table:table-cell office:value-type="float" office:value="0.022204021" calcext:value-type="float">
            <text:p>0.022204021</text:p>
          </table:table-cell>
          <table:table-cell office:value-type="float" office:value="0.019679648" calcext:value-type="float">
            <text:p>0.019679648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<text:s/>2019-12-03 11:10:57</text:p>
          </table:table-cell>
          <table:table-cell office:value-type="float" office:value="24.21019" calcext:value-type="float">
            <text:p>24.21019</text:p>
          </table:table-cell>
          <table:table-cell office:value-type="string" calcext:value-type="string">
            <text:p><text:s/></text:p>
          </table:table-cell>
          <table:table-cell office:value-type="float" office:value="0.13737561" calcext:value-type="float">
            <text:p>0.13737561</text:p>
          </table:table-cell>
          <table:table-cell office:value-type="float" office:value="0.035564904" calcext:value-type="float">
            <text:p>0.035564904</text:p>
          </table:table-cell>
          <table:table-cell office:value-type="float" office:value="0.134872214" calcext:value-type="float">
            <text:p>0.134872214</text:p>
          </table:table-cell>
          <table:table-cell office:value-type="float" office:value="0.140768306" calcext:value-type="float">
            <text:p>0.140768306</text:p>
          </table:table-cell>
          <table:table-cell office:value-type="float" office:value="0.127825156" calcext:value-type="float">
            <text:p>0.12782515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235" calcext:value-type="float">
            <text:p>0.00112235</text:p>
          </table:table-cell>
          <table:table-cell office:value-type="float" office:value="0.000290563" calcext:value-type="float">
            <text:p>0.000290563</text:p>
          </table:table-cell>
          <table:table-cell office:value-type="float" office:value="0.001101897" calcext:value-type="float">
            <text:p>0.001101897</text:p>
          </table:table-cell>
          <table:table-cell office:value-type="float" office:value="0.001150068" calcext:value-type="float">
            <text:p>0.001150068</text:p>
          </table:table-cell>
          <table:table-cell office:value-type="float" office:value="0.001044323" calcext:value-type="float">
            <text:p>0.00104432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0171" calcext:value-type="float">
            <text:p>0.000850171</text:p>
          </table:table-cell>
          <table:table-cell office:value-type="float" office:value="0.000018384" calcext:value-type="float">
            <text:p>1.8384E-05</text:p>
          </table:table-cell>
          <table:table-cell office:value-type="float" office:value="0.000829718" calcext:value-type="float">
            <text:p>0.000829718</text:p>
          </table:table-cell>
          <table:table-cell office:value-type="float" office:value="0.000877889" calcext:value-type="float">
            <text:p>0.000877889</text:p>
          </table:table-cell>
          <table:table-cell office:value-type="float" office:value="0.000772144" calcext:value-type="float">
            <text:p>0.000772144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31183914" calcext:value-type="float">
            <text:p>24.231183914</text:p>
          </table:table-cell>
          <table:table-cell office:value-type="float" office:value="24.210640491" calcext:value-type="float">
            <text:p>24.210640491</text:p>
          </table:table-cell>
          <table:table-cell office:value-type="float" office:value="24.230678782" calcext:value-type="float">
            <text:p>24.230678782</text:p>
          </table:table-cell>
          <table:table-cell office:value-type="float" office:value="24.231868487" calcext:value-type="float">
            <text:p>24.231868487</text:p>
          </table:table-cell>
          <table:table-cell office:value-type="float" office:value="24.229256834" calcext:value-type="float">
            <text:p>24.229256834</text:p>
          </table:table-cell>
          <table:table-cell office:value-type="float" office:value="25.211922756" calcext:value-type="float">
            <text:p>25.211922756</text:p>
          </table:table-cell>
          <table:table-cell/>
          <table:table-cell office:value-type="float" office:value="0.021550186" calcext:value-type="float">
            <text:p>0.021550186</text:p>
          </table:table-cell>
          <table:table-cell office:value-type="float" office:value="0.000465958" calcext:value-type="float">
            <text:p>0.000465958</text:p>
          </table:table-cell>
          <table:table-cell office:value-type="float" office:value="0.021031758" calcext:value-type="float">
            <text:p>0.021031758</text:p>
          </table:table-cell>
          <table:table-cell office:value-type="float" office:value="0.022252778" calcext:value-type="float">
            <text:p>0.022252778</text:p>
          </table:table-cell>
          <table:table-cell office:value-type="float" office:value="0.019572383" calcext:value-type="float">
            <text:p>0.019572383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<text:s/>2019-12-03 11:10:59</text:p>
          </table:table-cell>
          <table:table-cell office:value-type="float" office:value="24.20513" calcext:value-type="float">
            <text:p>24.20513</text:p>
          </table:table-cell>
          <table:table-cell office:value-type="string" calcext:value-type="string">
            <text:p><text:s/></text:p>
          </table:table-cell>
          <table:table-cell office:value-type="float" office:value="0.13725342" calcext:value-type="float">
            <text:p>0.13725342</text:p>
          </table:table-cell>
          <table:table-cell office:value-type="float" office:value="0.034037833" calcext:value-type="float">
            <text:p>0.034037833</text:p>
          </table:table-cell>
          <table:table-cell office:value-type="float" office:value="0.135300176" calcext:value-type="float">
            <text:p>0.135300176</text:p>
          </table:table-cell>
          <table:table-cell office:value-type="float" office:value="0.140920298" calcext:value-type="float">
            <text:p>0.140920298</text:p>
          </table:table-cell>
          <table:table-cell office:value-type="float" office:value="0.128102914" calcext:value-type="float">
            <text:p>0.12810291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1351" calcext:value-type="float">
            <text:p>0.001121351</text:p>
          </table:table-cell>
          <table:table-cell office:value-type="float" office:value="0.000278087" calcext:value-type="float">
            <text:p>0.000278087</text:p>
          </table:table-cell>
          <table:table-cell office:value-type="float" office:value="0.001105394" calcext:value-type="float">
            <text:p>0.001105394</text:p>
          </table:table-cell>
          <table:table-cell office:value-type="float" office:value="0.00115131" calcext:value-type="float">
            <text:p>0.00115131</text:p>
          </table:table-cell>
          <table:table-cell office:value-type="float" office:value="0.001046592" calcext:value-type="float">
            <text:p>0.00104659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9173" calcext:value-type="float">
            <text:p>0.000849173</text:p>
          </table:table-cell>
          <table:table-cell office:value-type="float" office:value="0.000005908" calcext:value-type="float">
            <text:p>5.908E-06</text:p>
          </table:table-cell>
          <table:table-cell office:value-type="float" office:value="0.000833215" calcext:value-type="float">
            <text:p>0.000833215</text:p>
          </table:table-cell>
          <table:table-cell office:value-type="float" office:value="0.000879131" calcext:value-type="float">
            <text:p>0.000879131</text:p>
          </table:table-cell>
          <table:table-cell office:value-type="float" office:value="0.000774414" calcext:value-type="float">
            <text:p>0.000774414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26105394" calcext:value-type="float">
            <text:p>24.226105394</text:p>
          </table:table-cell>
          <table:table-cell office:value-type="float" office:value="24.205278395" calcext:value-type="float">
            <text:p>24.205278395</text:p>
          </table:table-cell>
          <table:table-cell office:value-type="float" office:value="24.225711269" calcext:value-type="float">
            <text:p>24.225711269</text:p>
          </table:table-cell>
          <table:table-cell office:value-type="float" office:value="24.226845295" calcext:value-type="float">
            <text:p>24.226845295</text:p>
          </table:table-cell>
          <table:table-cell office:value-type="float" office:value="24.224259007" calcext:value-type="float">
            <text:p>24.224259007</text:p>
          </table:table-cell>
          <table:table-cell office:value-type="float" office:value="25.206873362" calcext:value-type="float">
            <text:p>25.206873362</text:p>
          </table:table-cell>
          <table:table-cell/>
          <table:table-cell office:value-type="float" office:value="0.021524882" calcext:value-type="float">
            <text:p>0.021524882</text:p>
          </table:table-cell>
          <table:table-cell office:value-type="float" office:value="0.000149709" calcext:value-type="float">
            <text:p>0.000149709</text:p>
          </table:table-cell>
          <table:table-cell office:value-type="float" office:value="0.021120385" calcext:value-type="float">
            <text:p>0.021120385</text:p>
          </table:table-cell>
          <table:table-cell office:value-type="float" office:value="0.022284254" calcext:value-type="float">
            <text:p>0.022284254</text:p>
          </table:table-cell>
          <table:table-cell office:value-type="float" office:value="0.019629904" calcext:value-type="float">
            <text:p>0.019629904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<text:s/>2019-12-03 11:11:00</text:p>
          </table:table-cell>
          <table:table-cell office:value-type="float" office:value="24.21524" calcext:value-type="float">
            <text:p>24.21524</text:p>
          </table:table-cell>
          <table:table-cell office:value-type="string" calcext:value-type="string">
            <text:p><text:s/></text:p>
          </table:table-cell>
          <table:table-cell office:value-type="float" office:value="0.137217657" calcext:value-type="float">
            <text:p>0.137217657</text:p>
          </table:table-cell>
          <table:table-cell office:value-type="float" office:value="0.033662323" calcext:value-type="float">
            <text:p>0.033662323</text:p>
          </table:table-cell>
          <table:table-cell office:value-type="float" office:value="0.135142819" calcext:value-type="float">
            <text:p>0.135142819</text:p>
          </table:table-cell>
          <table:table-cell office:value-type="float" office:value="0.141274946" calcext:value-type="float">
            <text:p>0.141274946</text:p>
          </table:table-cell>
          <table:table-cell office:value-type="float" office:value="0.128734127" calcext:value-type="float">
            <text:p>0.12873412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1059" calcext:value-type="float">
            <text:p>0.001121059</text:p>
          </table:table-cell>
          <table:table-cell office:value-type="float" office:value="0.000275019" calcext:value-type="float">
            <text:p>0.000275019</text:p>
          </table:table-cell>
          <table:table-cell office:value-type="float" office:value="0.001104108" calcext:value-type="float">
            <text:p>0.001104108</text:p>
          </table:table-cell>
          <table:table-cell office:value-type="float" office:value="0.001154207" calcext:value-type="float">
            <text:p>0.001154207</text:p>
          </table:table-cell>
          <table:table-cell office:value-type="float" office:value="0.001051749" calcext:value-type="float">
            <text:p>0.00105174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888" calcext:value-type="float">
            <text:p>0.00084888</text:p>
          </table:table-cell>
          <table:table-cell office:value-type="float" office:value="0.00000284" calcext:value-type="float">
            <text:p>2.84E-06</text:p>
          </table:table-cell>
          <table:table-cell office:value-type="float" office:value="0.000831929" calcext:value-type="float">
            <text:p>0.000831929</text:p>
          </table:table-cell>
          <table:table-cell office:value-type="float" office:value="0.000882028" calcext:value-type="float">
            <text:p>0.000882028</text:p>
          </table:table-cell>
          <table:table-cell office:value-type="float" office:value="0.000779571" calcext:value-type="float">
            <text:p>0.000779571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36205907" calcext:value-type="float">
            <text:p>24.236205907</text:p>
          </table:table-cell>
          <table:table-cell office:value-type="float" office:value="24.215310544" calcext:value-type="float">
            <text:p>24.215310544</text:p>
          </table:table-cell>
          <table:table-cell office:value-type="float" office:value="24.235787251" calcext:value-type="float">
            <text:p>24.235787251</text:p>
          </table:table-cell>
          <table:table-cell office:value-type="float" office:value="24.237024577" calcext:value-type="float">
            <text:p>24.237024577</text:p>
          </table:table-cell>
          <table:table-cell office:value-type="float" office:value="24.234494118" calcext:value-type="float">
            <text:p>24.234494118</text:p>
          </table:table-cell>
          <table:table-cell office:value-type="float" office:value="25.216972151" calcext:value-type="float">
            <text:p>25.216972151</text:p>
          </table:table-cell>
          <table:table-cell/>
          <table:table-cell office:value-type="float" office:value="0.021517476" calcext:value-type="float">
            <text:p>0.021517476</text:p>
          </table:table-cell>
          <table:table-cell office:value-type="float" office:value="0.000071943" calcext:value-type="float">
            <text:p>7.1943E-05</text:p>
          </table:table-cell>
          <table:table-cell office:value-type="float" office:value="0.021087798" calcext:value-type="float">
            <text:p>0.021087798</text:p>
          </table:table-cell>
          <table:table-cell office:value-type="float" office:value="0.022357698" calcext:value-type="float">
            <text:p>0.022357698</text:p>
          </table:table-cell>
          <table:table-cell office:value-type="float" office:value="0.019760622" calcext:value-type="float">
            <text:p>0.019760622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<text:s/>2019-12-03 11:11:01</text:p>
          </table:table-cell>
          <table:table-cell office:value-type="float" office:value="24.21524" calcext:value-type="float">
            <text:p>24.21524</text:p>
          </table:table-cell>
          <table:table-cell office:value-type="string" calcext:value-type="string">
            <text:p><text:s/></text:p>
          </table:table-cell>
          <table:table-cell office:value-type="float" office:value="0.137236135" calcext:value-type="float">
            <text:p>0.137236135</text:p>
          </table:table-cell>
          <table:table-cell office:value-type="float" office:value="0.033422116" calcext:value-type="float">
            <text:p>0.033422116</text:p>
          </table:table-cell>
          <table:table-cell office:value-type="float" office:value="0.134552137" calcext:value-type="float">
            <text:p>0.134552137</text:p>
          </table:table-cell>
          <table:table-cell office:value-type="float" office:value="0.141379254" calcext:value-type="float">
            <text:p>0.141379254</text:p>
          </table:table-cell>
          <table:table-cell office:value-type="float" office:value="0.129031554" calcext:value-type="float">
            <text:p>0.12903155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121" calcext:value-type="float">
            <text:p>0.00112121</text:p>
          </table:table-cell>
          <table:table-cell office:value-type="float" office:value="0.000273057" calcext:value-type="float">
            <text:p>0.000273057</text:p>
          </table:table-cell>
          <table:table-cell office:value-type="float" office:value="0.001099282" calcext:value-type="float">
            <text:p>0.001099282</text:p>
          </table:table-cell>
          <table:table-cell office:value-type="float" office:value="0.001155059" calcext:value-type="float">
            <text:p>0.001155059</text:p>
          </table:table-cell>
          <table:table-cell office:value-type="float" office:value="0.001054179" calcext:value-type="float">
            <text:p>0.00105417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9031" calcext:value-type="float">
            <text:p>0.000849031</text:p>
          </table:table-cell>
          <table:table-cell office:value-type="float" office:value="0.000000878" calcext:value-type="float">
            <text:p>8.78E-07</text:p>
          </table:table-cell>
          <table:table-cell office:value-type="float" office:value="0.000827103" calcext:value-type="float">
            <text:p>0.000827103</text:p>
          </table:table-cell>
          <table:table-cell office:value-type="float" office:value="0.00088288" calcext:value-type="float">
            <text:p>0.00088288</text:p>
          </table:table-cell>
          <table:table-cell office:value-type="float" office:value="0.000782001" calcext:value-type="float">
            <text:p>0.000782001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36209635" calcext:value-type="float">
            <text:p>24.236209635</text:p>
          </table:table-cell>
          <table:table-cell office:value-type="float" office:value="24.215262075" calcext:value-type="float">
            <text:p>24.215262075</text:p>
          </table:table-cell>
          <table:table-cell office:value-type="float" office:value="24.235668064" calcext:value-type="float">
            <text:p>24.235668064</text:p>
          </table:table-cell>
          <table:table-cell office:value-type="float" office:value="24.237045624" calcext:value-type="float">
            <text:p>24.237045624</text:p>
          </table:table-cell>
          <table:table-cell office:value-type="float" office:value="24.234554132" calcext:value-type="float">
            <text:p>24.234554132</text:p>
          </table:table-cell>
          <table:table-cell office:value-type="float" office:value="25.216972151" calcext:value-type="float">
            <text:p>25.216972151</text:p>
          </table:table-cell>
          <table:table-cell/>
          <table:table-cell office:value-type="float" office:value="0.021521302" calcext:value-type="float">
            <text:p>0.021521302</text:p>
          </table:table-cell>
          <table:table-cell office:value-type="float" office:value="0.000022197" calcext:value-type="float">
            <text:p>2.2197E-05</text:p>
          </table:table-cell>
          <table:table-cell office:value-type="float" office:value="0.020965474" calcext:value-type="float">
            <text:p>0.020965474</text:p>
          </table:table-cell>
          <table:table-cell office:value-type="float" office:value="0.022379299" calcext:value-type="float">
            <text:p>0.022379299</text:p>
          </table:table-cell>
          <table:table-cell office:value-type="float" office:value="0.019822216" calcext:value-type="float">
            <text:p>0.019822216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<text:s/>2019-12-03 11:11:03</text:p>
          </table:table-cell>
          <table:table-cell office:value-type="float" office:value="24.22029" calcext:value-type="float">
            <text:p>24.22029</text:p>
          </table:table-cell>
          <table:table-cell office:value-type="string" calcext:value-type="string">
            <text:p><text:s/></text:p>
          </table:table-cell>
          <table:table-cell office:value-type="float" office:value="0.137166993" calcext:value-type="float">
            <text:p>0.137166993</text:p>
          </table:table-cell>
          <table:table-cell office:value-type="float" office:value="0.033845906" calcext:value-type="float">
            <text:p>0.033845906</text:p>
          </table:table-cell>
          <table:table-cell office:value-type="float" office:value="0.134410278" calcext:value-type="float">
            <text:p>0.134410278</text:p>
          </table:table-cell>
          <table:table-cell office:value-type="float" office:value="0.141465681" calcext:value-type="float">
            <text:p>0.141465681</text:p>
          </table:table-cell>
          <table:table-cell office:value-type="float" office:value="0.128406302" calcext:value-type="float">
            <text:p>0.1284063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0645" calcext:value-type="float">
            <text:p>0.001120645</text:p>
          </table:table-cell>
          <table:table-cell office:value-type="float" office:value="0.000276519" calcext:value-type="float">
            <text:p>0.000276519</text:p>
          </table:table-cell>
          <table:table-cell office:value-type="float" office:value="0.001098123" calcext:value-type="float">
            <text:p>0.001098123</text:p>
          </table:table-cell>
          <table:table-cell office:value-type="float" office:value="0.001155765" calcext:value-type="float">
            <text:p>0.001155765</text:p>
          </table:table-cell>
          <table:table-cell office:value-type="float" office:value="0.001049071" calcext:value-type="float">
            <text:p>0.00104907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8467" calcext:value-type="float">
            <text:p>0.000848467</text:p>
          </table:table-cell>
          <table:table-cell office:value-type="float" office:value="0.00000434" calcext:value-type="float">
            <text:p>4.34E-06</text:p>
          </table:table-cell>
          <table:table-cell office:value-type="float" office:value="0.000825944" calcext:value-type="float">
            <text:p>0.000825944</text:p>
          </table:table-cell>
          <table:table-cell office:value-type="float" office:value="0.000883587" calcext:value-type="float">
            <text:p>0.000883587</text:p>
          </table:table-cell>
          <table:table-cell office:value-type="float" office:value="0.000776892" calcext:value-type="float">
            <text:p>0.000776892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41249549" calcext:value-type="float">
            <text:p>24.241249549</text:p>
          </table:table-cell>
          <table:table-cell office:value-type="float" office:value="24.220401549" calcext:value-type="float">
            <text:p>24.220401549</text:p>
          </table:table-cell>
          <table:table-cell office:value-type="float" office:value="24.240693308" calcext:value-type="float">
            <text:p>24.240693308</text:p>
          </table:table-cell>
          <table:table-cell office:value-type="float" office:value="24.242116924" calcext:value-type="float">
            <text:p>24.242116924</text:p>
          </table:table-cell>
          <table:table-cell office:value-type="float" office:value="24.239481843" calcext:value-type="float">
            <text:p>24.239481843</text:p>
          </table:table-cell>
          <table:table-cell office:value-type="float" office:value="25.222021547" calcext:value-type="float">
            <text:p>25.222021547</text:p>
          </table:table-cell>
          <table:table-cell/>
          <table:table-cell office:value-type="float" office:value="0.021506984" calcext:value-type="float">
            <text:p>0.021506984</text:p>
          </table:table-cell>
          <table:table-cell office:value-type="float" office:value="0.000109962" calcext:value-type="float">
            <text:p>0.000109962</text:p>
          </table:table-cell>
          <table:table-cell office:value-type="float" office:value="0.020936096" calcext:value-type="float">
            <text:p>0.020936096</text:p>
          </table:table-cell>
          <table:table-cell office:value-type="float" office:value="0.022397197" calcext:value-type="float">
            <text:p>0.022397197</text:p>
          </table:table-cell>
          <table:table-cell office:value-type="float" office:value="0.019692732" calcext:value-type="float">
            <text:p>0.019692732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<text:s/>2019-12-03 11:11:04</text:p>
          </table:table-cell>
          <table:table-cell office:value-type="float" office:value="24.22535" calcext:value-type="float">
            <text:p>24.22535</text:p>
          </table:table-cell>
          <table:table-cell office:value-type="string" calcext:value-type="string">
            <text:p><text:s/></text:p>
          </table:table-cell>
          <table:table-cell office:value-type="float" office:value="0.137118714" calcext:value-type="float">
            <text:p>0.137118714</text:p>
          </table:table-cell>
          <table:table-cell office:value-type="float" office:value="0.034942035" calcext:value-type="float">
            <text:p>0.034942035</text:p>
          </table:table-cell>
          <table:table-cell office:value-type="float" office:value="0.135108249" calcext:value-type="float">
            <text:p>0.135108249</text:p>
          </table:table-cell>
          <table:table-cell office:value-type="float" office:value="0.141531246" calcext:value-type="float">
            <text:p>0.141531246</text:p>
          </table:table-cell>
          <table:table-cell office:value-type="float" office:value="0.127694026" calcext:value-type="float">
            <text:p>0.12769402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0251" calcext:value-type="float">
            <text:p>0.001120251</text:p>
          </table:table-cell>
          <table:table-cell office:value-type="float" office:value="0.000285474" calcext:value-type="float">
            <text:p>0.000285474</text:p>
          </table:table-cell>
          <table:table-cell office:value-type="float" office:value="0.001103826" calcext:value-type="float">
            <text:p>0.001103826</text:p>
          </table:table-cell>
          <table:table-cell office:value-type="float" office:value="0.001156301" calcext:value-type="float">
            <text:p>0.001156301</text:p>
          </table:table-cell>
          <table:table-cell office:value-type="float" office:value="0.001043252" calcext:value-type="float">
            <text:p>0.00104325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8072" calcext:value-type="float">
            <text:p>0.000848072</text:p>
          </table:table-cell>
          <table:table-cell office:value-type="float" office:value="0.000013295" calcext:value-type="float">
            <text:p>1.3295E-05</text:p>
          </table:table-cell>
          <table:table-cell office:value-type="float" office:value="0.000831647" calcext:value-type="float">
            <text:p>0.000831647</text:p>
          </table:table-cell>
          <table:table-cell office:value-type="float" office:value="0.000884122" calcext:value-type="float">
            <text:p>0.000884122</text:p>
          </table:table-cell>
          <table:table-cell office:value-type="float" office:value="0.000771073" calcext:value-type="float">
            <text:p>0.000771073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46293673" calcext:value-type="float">
            <text:p>24.246293673</text:p>
          </table:table-cell>
          <table:table-cell office:value-type="float" office:value="24.225676687" calcext:value-type="float">
            <text:p>24.225676687</text:p>
          </table:table-cell>
          <table:table-cell office:value-type="float" office:value="24.245888009" calcext:value-type="float">
            <text:p>24.245888009</text:p>
          </table:table-cell>
          <table:table-cell office:value-type="float" office:value="24.247184015" calcext:value-type="float">
            <text:p>24.247184015</text:p>
          </table:table-cell>
          <table:table-cell office:value-type="float" office:value="24.244391996" calcext:value-type="float">
            <text:p>24.244391996</text:p>
          </table:table-cell>
          <table:table-cell office:value-type="float" office:value="25.227070943" calcext:value-type="float">
            <text:p>25.227070943</text:p>
          </table:table-cell>
          <table:table-cell/>
          <table:table-cell office:value-type="float" office:value="0.021496985" calcext:value-type="float">
            <text:p>0.021496985</text:p>
          </table:table-cell>
          <table:table-cell office:value-type="float" office:value="0.000336965" calcext:value-type="float">
            <text:p>0.000336965</text:p>
          </table:table-cell>
          <table:table-cell office:value-type="float" office:value="0.021080639" calcext:value-type="float">
            <text:p>0.021080639</text:p>
          </table:table-cell>
          <table:table-cell office:value-type="float" office:value="0.022410775" calcext:value-type="float">
            <text:p>0.022410775</text:p>
          </table:table-cell>
          <table:table-cell office:value-type="float" office:value="0.019545227" calcext:value-type="float">
            <text:p>0.019545227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<text:s/>2019-12-03 11:11:05</text:p>
          </table:table-cell>
          <table:table-cell office:value-type="float" office:value="24.21524" calcext:value-type="float">
            <text:p>24.21524</text:p>
          </table:table-cell>
          <table:table-cell office:value-type="string" calcext:value-type="string">
            <text:p><text:s/></text:p>
          </table:table-cell>
          <table:table-cell office:value-type="float" office:value="0.137177126" calcext:value-type="float">
            <text:p>0.137177126</text:p>
          </table:table-cell>
          <table:table-cell office:value-type="float" office:value="0.033469204" calcext:value-type="float">
            <text:p>0.033469204</text:p>
          </table:table-cell>
          <table:table-cell office:value-type="float" office:value="0.134698169" calcext:value-type="float">
            <text:p>0.134698169</text:p>
          </table:table-cell>
          <table:table-cell office:value-type="float" office:value="0.141567009" calcext:value-type="float">
            <text:p>0.141567009</text:p>
          </table:table-cell>
          <table:table-cell office:value-type="float" office:value="0.129062549" calcext:value-type="float">
            <text:p>0.12906254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0728" calcext:value-type="float">
            <text:p>0.001120728</text:p>
          </table:table-cell>
          <table:table-cell office:value-type="float" office:value="0.000273441" calcext:value-type="float">
            <text:p>0.000273441</text:p>
          </table:table-cell>
          <table:table-cell office:value-type="float" office:value="0.001100475" calcext:value-type="float">
            <text:p>0.001100475</text:p>
          </table:table-cell>
          <table:table-cell office:value-type="float" office:value="0.001156593" calcext:value-type="float">
            <text:p>0.001156593</text:p>
          </table:table-cell>
          <table:table-cell office:value-type="float" office:value="0.001054433" calcext:value-type="float">
            <text:p>0.00105443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8549" calcext:value-type="float">
            <text:p>0.000848549</text:p>
          </table:table-cell>
          <table:table-cell office:value-type="float" office:value="0.000001262" calcext:value-type="float">
            <text:p>1.262E-06</text:p>
          </table:table-cell>
          <table:table-cell office:value-type="float" office:value="0.000828296" calcext:value-type="float">
            <text:p>0.000828296</text:p>
          </table:table-cell>
          <table:table-cell office:value-type="float" office:value="0.000884414" calcext:value-type="float">
            <text:p>0.000884414</text:p>
          </table:table-cell>
          <table:table-cell office:value-type="float" office:value="0.000782254" calcext:value-type="float">
            <text:p>0.000782254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36197729" calcext:value-type="float">
            <text:p>24.236197729</text:p>
          </table:table-cell>
          <table:table-cell office:value-type="float" office:value="24.215271577" calcext:value-type="float">
            <text:p>24.215271577</text:p>
          </table:table-cell>
          <table:table-cell office:value-type="float" office:value="24.23569753" calcext:value-type="float">
            <text:p>24.23569753</text:p>
          </table:table-cell>
          <table:table-cell office:value-type="float" office:value="24.237083509" calcext:value-type="float">
            <text:p>24.237083509</text:p>
          </table:table-cell>
          <table:table-cell office:value-type="float" office:value="24.234560386" calcext:value-type="float">
            <text:p>24.234560386</text:p>
          </table:table-cell>
          <table:table-cell office:value-type="float" office:value="25.216972151" calcext:value-type="float">
            <text:p>25.216972151</text:p>
          </table:table-cell>
          <table:table-cell/>
          <table:table-cell office:value-type="float" office:value="0.021509082" calcext:value-type="float">
            <text:p>0.021509082</text:p>
          </table:table-cell>
          <table:table-cell office:value-type="float" office:value="0.000031949" calcext:value-type="float">
            <text:p>3.1949E-05</text:p>
          </table:table-cell>
          <table:table-cell office:value-type="float" office:value="0.020995715" calcext:value-type="float">
            <text:p>0.020995715</text:p>
          </table:table-cell>
          <table:table-cell office:value-type="float" office:value="0.022418181" calcext:value-type="float">
            <text:p>0.022418181</text:p>
          </table:table-cell>
          <table:table-cell office:value-type="float" office:value="0.019828635" calcext:value-type="float">
            <text:p>0.019828635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<text:s/>2019-12-03 11:11:07</text:p>
          </table:table-cell>
          <table:table-cell office:value-type="float" office:value="24.21524" calcext:value-type="float">
            <text:p>24.21524</text:p>
          </table:table-cell>
          <table:table-cell office:value-type="string" calcext:value-type="string">
            <text:p><text:s/></text:p>
          </table:table-cell>
          <table:table-cell office:value-type="float" office:value="0.137088315" calcext:value-type="float">
            <text:p>0.137088315</text:p>
          </table:table-cell>
          <table:table-cell office:value-type="float" office:value="0.033980016" calcext:value-type="float">
            <text:p>0.033980016</text:p>
          </table:table-cell>
          <table:table-cell office:value-type="float" office:value="0.134401337" calcext:value-type="float">
            <text:p>0.134401337</text:p>
          </table:table-cell>
          <table:table-cell office:value-type="float" office:value="0.141482966" calcext:value-type="float">
            <text:p>0.141482966</text:p>
          </table:table-cell>
          <table:table-cell office:value-type="float" office:value="0.128316895" calcext:value-type="float">
            <text:p>0.12831689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0003" calcext:value-type="float">
            <text:p>0.001120003</text:p>
          </table:table-cell>
          <table:table-cell office:value-type="float" office:value="0.000277615" calcext:value-type="float">
            <text:p>0.000277615</text:p>
          </table:table-cell>
          <table:table-cell office:value-type="float" office:value="0.00109805" calcext:value-type="float">
            <text:p>0.00109805</text:p>
          </table:table-cell>
          <table:table-cell office:value-type="float" office:value="0.001155907" calcext:value-type="float">
            <text:p>0.001155907</text:p>
          </table:table-cell>
          <table:table-cell office:value-type="float" office:value="0.001048341" calcext:value-type="float">
            <text:p>0.00104834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7824" calcext:value-type="float">
            <text:p>0.000847824</text:p>
          </table:table-cell>
          <table:table-cell office:value-type="float" office:value="0.000005436" calcext:value-type="float">
            <text:p>5.436E-06</text:p>
          </table:table-cell>
          <table:table-cell office:value-type="float" office:value="0.000825871" calcext:value-type="float">
            <text:p>0.000825871</text:p>
          </table:table-cell>
          <table:table-cell office:value-type="float" office:value="0.000883728" calcext:value-type="float">
            <text:p>0.000883728</text:p>
          </table:table-cell>
          <table:table-cell office:value-type="float" office:value="0.000776162" calcext:value-type="float">
            <text:p>0.000776162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36179809" calcext:value-type="float">
            <text:p>24.236179809</text:p>
          </table:table-cell>
          <table:table-cell office:value-type="float" office:value="24.215374649" calcext:value-type="float">
            <text:p>24.215374649</text:p>
          </table:table-cell>
          <table:table-cell office:value-type="float" office:value="24.235637636" calcext:value-type="float">
            <text:p>24.235637636</text:p>
          </table:table-cell>
          <table:table-cell office:value-type="float" office:value="24.237066551" calcext:value-type="float">
            <text:p>24.237066551</text:p>
          </table:table-cell>
          <table:table-cell office:value-type="float" office:value="24.234409929" calcext:value-type="float">
            <text:p>24.234409929</text:p>
          </table:table-cell>
          <table:table-cell office:value-type="float" office:value="25.216972151" calcext:value-type="float">
            <text:p>25.216972151</text:p>
          </table:table-cell>
          <table:table-cell/>
          <table:table-cell office:value-type="float" office:value="0.02149069" calcext:value-type="float">
            <text:p>0.02149069</text:p>
          </table:table-cell>
          <table:table-cell office:value-type="float" office:value="0.000137736" calcext:value-type="float">
            <text:p>0.000137736</text:p>
          </table:table-cell>
          <table:table-cell office:value-type="float" office:value="0.020934244" calcext:value-type="float">
            <text:p>0.020934244</text:p>
          </table:table-cell>
          <table:table-cell office:value-type="float" office:value="0.022400777" calcext:value-type="float">
            <text:p>0.022400777</text:p>
          </table:table-cell>
          <table:table-cell office:value-type="float" office:value="0.019674217" calcext:value-type="float">
            <text:p>0.019674217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<text:s/>2019-12-03 11:11:08</text:p>
          </table:table-cell>
          <table:table-cell office:value-type="float" office:value="24.21019" calcext:value-type="float">
            <text:p>24.21019</text:p>
          </table:table-cell>
          <table:table-cell office:value-type="string" calcext:value-type="string">
            <text:p><text:s/></text:p>
          </table:table-cell>
          <table:table-cell office:value-type="float" office:value="0.137053744" calcext:value-type="float">
            <text:p>0.137053744</text:p>
          </table:table-cell>
          <table:table-cell office:value-type="float" office:value="0.0346005" calcext:value-type="float">
            <text:p>0.0346005</text:p>
          </table:table-cell>
          <table:table-cell office:value-type="float" office:value="0.13455929" calcext:value-type="float">
            <text:p>0.13455929</text:p>
          </table:table-cell>
          <table:table-cell office:value-type="float" office:value="0.141576545" calcext:value-type="float">
            <text:p>0.141576545</text:p>
          </table:table-cell>
          <table:table-cell office:value-type="float" office:value="0.128121391" calcext:value-type="float">
            <text:p>0.12812139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972" calcext:value-type="float">
            <text:p>0.00111972</text:p>
          </table:table-cell>
          <table:table-cell office:value-type="float" office:value="0.000282684" calcext:value-type="float">
            <text:p>0.000282684</text:p>
          </table:table-cell>
          <table:table-cell office:value-type="float" office:value="0.001099341" calcext:value-type="float">
            <text:p>0.001099341</text:p>
          </table:table-cell>
          <table:table-cell office:value-type="float" office:value="0.001156671" calcext:value-type="float">
            <text:p>0.001156671</text:p>
          </table:table-cell>
          <table:table-cell office:value-type="float" office:value="0.001046743" calcext:value-type="float">
            <text:p>0.00104674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7541" calcext:value-type="float">
            <text:p>0.000847541</text:p>
          </table:table-cell>
          <table:table-cell office:value-type="float" office:value="0.000010505" calcext:value-type="float">
            <text:p>1.0505E-05</text:p>
          </table:table-cell>
          <table:table-cell office:value-type="float" office:value="0.000827162" calcext:value-type="float">
            <text:p>0.000827162</text:p>
          </table:table-cell>
          <table:table-cell office:value-type="float" office:value="0.000884492" calcext:value-type="float">
            <text:p>0.000884492</text:p>
          </table:table-cell>
          <table:table-cell office:value-type="float" office:value="0.000774565" calcext:value-type="float">
            <text:p>0.000774565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31118968" calcext:value-type="float">
            <text:p>24.231118968</text:p>
          </table:table-cell>
          <table:table-cell office:value-type="float" office:value="24.210445891" calcext:value-type="float">
            <text:p>24.210445891</text:p>
          </table:table-cell>
          <table:table-cell office:value-type="float" office:value="24.23061564" calcext:value-type="float">
            <text:p>24.23061564</text:p>
          </table:table-cell>
          <table:table-cell office:value-type="float" office:value="24.232031573" calcext:value-type="float">
            <text:p>24.232031573</text:p>
          </table:table-cell>
          <table:table-cell office:value-type="float" office:value="24.229316608" calcext:value-type="float">
            <text:p>24.229316608</text:p>
          </table:table-cell>
          <table:table-cell office:value-type="float" office:value="25.211922756" calcext:value-type="float">
            <text:p>25.211922756</text:p>
          </table:table-cell>
          <table:table-cell/>
          <table:table-cell office:value-type="float" office:value="0.021483531" calcext:value-type="float">
            <text:p>0.021483531</text:p>
          </table:table-cell>
          <table:table-cell office:value-type="float" office:value="0.000266235" calcext:value-type="float">
            <text:p>0.000266235</text:p>
          </table:table-cell>
          <table:table-cell office:value-type="float" office:value="0.020966955" calcext:value-type="float">
            <text:p>0.020966955</text:p>
          </table:table-cell>
          <table:table-cell office:value-type="float" office:value="0.022420156" calcext:value-type="float">
            <text:p>0.022420156</text:p>
          </table:table-cell>
          <table:table-cell office:value-type="float" office:value="0.01963373" calcext:value-type="float">
            <text:p>0.01963373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<text:s/>2019-12-03 11:11:09</text:p>
          </table:table-cell>
          <table:table-cell office:value-type="float" office:value="24.22535" calcext:value-type="float">
            <text:p>24.22535</text:p>
          </table:table-cell>
          <table:table-cell office:value-type="string" calcext:value-type="string">
            <text:p><text:s/></text:p>
          </table:table-cell>
          <table:table-cell office:value-type="float" office:value="0.136934535" calcext:value-type="float">
            <text:p>0.136934535</text:p>
          </table:table-cell>
          <table:table-cell office:value-type="float" office:value="0.03559113" calcext:value-type="float">
            <text:p>0.03559113</text:p>
          </table:table-cell>
          <table:table-cell office:value-type="float" office:value="0.135075466" calcext:value-type="float">
            <text:p>0.135075466</text:p>
          </table:table-cell>
          <table:table-cell office:value-type="float" office:value="0.141779797" calcext:value-type="float">
            <text:p>0.141779797</text:p>
          </table:table-cell>
          <table:table-cell office:value-type="float" office:value="0.127686873" calcext:value-type="float">
            <text:p>0.12768687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8746" calcext:value-type="float">
            <text:p>0.001118746</text:p>
          </table:table-cell>
          <table:table-cell office:value-type="float" office:value="0.000290777" calcext:value-type="float">
            <text:p>0.000290777</text:p>
          </table:table-cell>
          <table:table-cell office:value-type="float" office:value="0.001103558" calcext:value-type="float">
            <text:p>0.001103558</text:p>
          </table:table-cell>
          <table:table-cell office:value-type="float" office:value="0.001158332" calcext:value-type="float">
            <text:p>0.001158332</text:p>
          </table:table-cell>
          <table:table-cell office:value-type="float" office:value="0.001043193" calcext:value-type="float">
            <text:p>0.00104319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6567" calcext:value-type="float">
            <text:p>0.000846567</text:p>
          </table:table-cell>
          <table:table-cell office:value-type="float" office:value="0.000018598" calcext:value-type="float">
            <text:p>1.8598E-05</text:p>
          </table:table-cell>
          <table:table-cell office:value-type="float" office:value="0.000831379" calcext:value-type="float">
            <text:p>0.000831379</text:p>
          </table:table-cell>
          <table:table-cell office:value-type="float" office:value="0.000886153" calcext:value-type="float">
            <text:p>0.000886153</text:p>
          </table:table-cell>
          <table:table-cell office:value-type="float" office:value="0.000771015" calcext:value-type="float">
            <text:p>0.000771015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4625651" calcext:value-type="float">
            <text:p>24.24625651</text:p>
          </table:table-cell>
          <table:table-cell office:value-type="float" office:value="24.225807661" calcext:value-type="float">
            <text:p>24.225807661</text:p>
          </table:table-cell>
          <table:table-cell office:value-type="float" office:value="24.245881395" calcext:value-type="float">
            <text:p>24.245881395</text:p>
          </table:table-cell>
          <table:table-cell office:value-type="float" office:value="24.247234167" calcext:value-type="float">
            <text:p>24.247234167</text:p>
          </table:table-cell>
          <table:table-cell office:value-type="float" office:value="24.244390553" calcext:value-type="float">
            <text:p>24.244390553</text:p>
          </table:table-cell>
          <table:table-cell office:value-type="float" office:value="25.227070943" calcext:value-type="float">
            <text:p>25.227070943</text:p>
          </table:table-cell>
          <table:table-cell/>
          <table:table-cell office:value-type="float" office:value="0.021458844" calcext:value-type="float">
            <text:p>0.021458844</text:p>
          </table:table-cell>
          <table:table-cell office:value-type="float" office:value="0.00047139" calcext:value-type="float">
            <text:p>0.00047139</text:p>
          </table:table-cell>
          <table:table-cell office:value-type="float" office:value="0.02107385" calcext:value-type="float">
            <text:p>0.02107385</text:p>
          </table:table-cell>
          <table:table-cell office:value-type="float" office:value="0.022462247" calcext:value-type="float">
            <text:p>0.022462247</text:p>
          </table:table-cell>
          <table:table-cell office:value-type="float" office:value="0.019543746" calcext:value-type="float">
            <text:p>0.019543746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<text:s/>2019-12-03 11:11:10</text:p>
          </table:table-cell>
          <table:table-cell office:value-type="float" office:value="24.21019" calcext:value-type="float">
            <text:p>24.21019</text:p>
          </table:table-cell>
          <table:table-cell office:value-type="string" calcext:value-type="string">
            <text:p><text:s/></text:p>
          </table:table-cell>
          <table:table-cell office:value-type="float" office:value="0.136853473" calcext:value-type="float">
            <text:p>0.136853473</text:p>
          </table:table-cell>
          <table:table-cell office:value-type="float" office:value="0.034111146" calcext:value-type="float">
            <text:p>0.034111146</text:p>
          </table:table-cell>
          <table:table-cell office:value-type="float" office:value="0.135241763" calcext:value-type="float">
            <text:p>0.135241763</text:p>
          </table:table-cell>
          <table:table-cell office:value-type="float" office:value="0.141443031" calcext:value-type="float">
            <text:p>0.141443031</text:p>
          </table:table-cell>
          <table:table-cell office:value-type="float" office:value="0.128094569" calcext:value-type="float">
            <text:p>0.12809456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8084" calcext:value-type="float">
            <text:p>0.001118084</text:p>
          </table:table-cell>
          <table:table-cell office:value-type="float" office:value="0.000278686" calcext:value-type="float">
            <text:p>0.000278686</text:p>
          </table:table-cell>
          <table:table-cell office:value-type="float" office:value="0.001104916" calcext:value-type="float">
            <text:p>0.001104916</text:p>
          </table:table-cell>
          <table:table-cell office:value-type="float" office:value="0.00115558" calcext:value-type="float">
            <text:p>0.00115558</text:p>
          </table:table-cell>
          <table:table-cell office:value-type="float" office:value="0.001046524" calcext:value-type="float">
            <text:p>0.00104652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5905" calcext:value-type="float">
            <text:p>0.000845905</text:p>
          </table:table-cell>
          <table:table-cell office:value-type="float" office:value="0.000006507" calcext:value-type="float">
            <text:p>6.507E-06</text:p>
          </table:table-cell>
          <table:table-cell office:value-type="float" office:value="0.000832738" calcext:value-type="float">
            <text:p>0.000832738</text:p>
          </table:table-cell>
          <table:table-cell office:value-type="float" office:value="0.000883401" calcext:value-type="float">
            <text:p>0.000883401</text:p>
          </table:table-cell>
          <table:table-cell office:value-type="float" office:value="0.000774345" calcext:value-type="float">
            <text:p>0.000774345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31078558" calcext:value-type="float">
            <text:p>24.231078558</text:p>
          </table:table-cell>
          <table:table-cell office:value-type="float" office:value="24.210347148" calcext:value-type="float">
            <text:p>24.210347148</text:p>
          </table:table-cell>
          <table:table-cell office:value-type="float" office:value="24.230753349" calcext:value-type="float">
            <text:p>24.230753349</text:p>
          </table:table-cell>
          <table:table-cell office:value-type="float" office:value="24.232004632" calcext:value-type="float">
            <text:p>24.232004632</text:p>
          </table:table-cell>
          <table:table-cell office:value-type="float" office:value="24.229311196" calcext:value-type="float">
            <text:p>24.229311196</text:p>
          </table:table-cell>
          <table:table-cell office:value-type="float" office:value="25.211922756" calcext:value-type="float">
            <text:p>25.211922756</text:p>
          </table:table-cell>
          <table:table-cell/>
          <table:table-cell office:value-type="float" office:value="0.021442057" calcext:value-type="float">
            <text:p>0.021442057</text:p>
          </table:table-cell>
          <table:table-cell office:value-type="float" office:value="0.000164892" calcext:value-type="float">
            <text:p>0.000164892</text:p>
          </table:table-cell>
          <table:table-cell office:value-type="float" office:value="0.021108288" calcext:value-type="float">
            <text:p>0.021108288</text:p>
          </table:table-cell>
          <table:table-cell office:value-type="float" office:value="0.022392507" calcext:value-type="float">
            <text:p>0.022392507</text:p>
          </table:table-cell>
          <table:table-cell office:value-type="float" office:value="0.019628175" calcext:value-type="float">
            <text:p>0.019628175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<text:s/>2019-12-03 11:11:12</text:p>
          </table:table-cell>
          <table:table-cell office:value-type="float" office:value="24.19502" calcext:value-type="float">
            <text:p>24.19502</text:p>
          </table:table-cell>
          <table:table-cell office:value-type="string" calcext:value-type="string">
            <text:p><text:s/></text:p>
          </table:table-cell>
          <table:table-cell office:value-type="float" office:value="0.136821286" calcext:value-type="float">
            <text:p>0.136821286</text:p>
          </table:table-cell>
          <table:table-cell office:value-type="float" office:value="0.033476357" calcext:value-type="float">
            <text:p>0.033476357</text:p>
          </table:table-cell>
          <table:table-cell office:value-type="float" office:value="0.134701149" calcext:value-type="float">
            <text:p>0.134701149</text:p>
          </table:table-cell>
          <table:table-cell office:value-type="float" office:value="0.141176598" calcext:value-type="float">
            <text:p>0.141176598</text:p>
          </table:table-cell>
          <table:table-cell office:value-type="float" office:value="0.128965989" calcext:value-type="float">
            <text:p>0.12896598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7821" calcext:value-type="float">
            <text:p>0.001117821</text:p>
          </table:table-cell>
          <table:table-cell office:value-type="float" office:value="0.0002735" calcext:value-type="float">
            <text:p>0.0002735</text:p>
          </table:table-cell>
          <table:table-cell office:value-type="float" office:value="0.0011005" calcext:value-type="float">
            <text:p>0.0011005</text:p>
          </table:table-cell>
          <table:table-cell office:value-type="float" office:value="0.001153404" calcext:value-type="float">
            <text:p>0.001153404</text:p>
          </table:table-cell>
          <table:table-cell office:value-type="float" office:value="0.001053644" calcext:value-type="float">
            <text:p>0.00105364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5642" calcext:value-type="float">
            <text:p>0.000845642</text:p>
          </table:table-cell>
          <table:table-cell office:value-type="float" office:value="0.000001321" calcext:value-type="float">
            <text:p>1.321E-06</text:p>
          </table:table-cell>
          <table:table-cell office:value-type="float" office:value="0.000828321" calcext:value-type="float">
            <text:p>0.000828321</text:p>
          </table:table-cell>
          <table:table-cell office:value-type="float" office:value="0.000881225" calcext:value-type="float">
            <text:p>0.000881225</text:p>
          </table:table-cell>
          <table:table-cell office:value-type="float" office:value="0.000781465" calcext:value-type="float">
            <text:p>0.000781465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1591047" calcext:value-type="float">
            <text:p>24.21591047</text:p>
          </table:table-cell>
          <table:table-cell office:value-type="float" office:value="24.195057178" calcext:value-type="float">
            <text:p>24.195057178</text:p>
          </table:table-cell>
          <table:table-cell office:value-type="float" office:value="24.215482665" calcext:value-type="float">
            <text:p>24.215482665</text:p>
          </table:table-cell>
          <table:table-cell office:value-type="float" office:value="24.216789291" calcext:value-type="float">
            <text:p>24.216789291</text:p>
          </table:table-cell>
          <table:table-cell office:value-type="float" office:value="24.214325415" calcext:value-type="float">
            <text:p>24.214325415</text:p>
          </table:table-cell>
          <table:table-cell office:value-type="float" office:value="25.196774576" calcext:value-type="float">
            <text:p>25.196774576</text:p>
          </table:table-cell>
          <table:table-cell/>
          <table:table-cell office:value-type="float" office:value="0.021435391" calcext:value-type="float">
            <text:p>0.021435391</text:p>
          </table:table-cell>
          <table:table-cell office:value-type="float" office:value="0.00003343" calcext:value-type="float">
            <text:p>3.343E-05</text:p>
          </table:table-cell>
          <table:table-cell office:value-type="float" office:value="0.020996332" calcext:value-type="float">
            <text:p>0.020996332</text:p>
          </table:table-cell>
          <table:table-cell office:value-type="float" office:value="0.022337331" calcext:value-type="float">
            <text:p>0.022337331</text:p>
          </table:table-cell>
          <table:table-cell office:value-type="float" office:value="0.019808638" calcext:value-type="float">
            <text:p>0.019808638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<text:s/>2019-12-03 11:11:13</text:p>
          </table:table-cell>
          <table:table-cell office:value-type="float" office:value="24.19502" calcext:value-type="float">
            <text:p>24.19502</text:p>
          </table:table-cell>
          <table:table-cell office:value-type="string" calcext:value-type="string">
            <text:p><text:s/></text:p>
          </table:table-cell>
          <table:table-cell office:value-type="float" office:value="0.13686301" calcext:value-type="float">
            <text:p>0.13686301</text:p>
          </table:table-cell>
          <table:table-cell office:value-type="float" office:value="0.034156446" calcext:value-type="float">
            <text:p>0.034156446</text:p>
          </table:table-cell>
          <table:table-cell office:value-type="float" office:value="0.134457962" calcext:value-type="float">
            <text:p>0.134457962</text:p>
          </table:table-cell>
          <table:table-cell office:value-type="float" office:value="0.141207593" calcext:value-type="float">
            <text:p>0.141207593</text:p>
          </table:table-cell>
          <table:table-cell office:value-type="float" office:value="0.128147617" calcext:value-type="float">
            <text:p>0.12814761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8162" calcext:value-type="float">
            <text:p>0.001118162</text:p>
          </table:table-cell>
          <table:table-cell office:value-type="float" office:value="0.000279056" calcext:value-type="float">
            <text:p>0.000279056</text:p>
          </table:table-cell>
          <table:table-cell office:value-type="float" office:value="0.001098513" calcext:value-type="float">
            <text:p>0.001098513</text:p>
          </table:table-cell>
          <table:table-cell office:value-type="float" office:value="0.001153657" calcext:value-type="float">
            <text:p>0.001153657</text:p>
          </table:table-cell>
          <table:table-cell office:value-type="float" office:value="0.001046958" calcext:value-type="float">
            <text:p>0.00104695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5983" calcext:value-type="float">
            <text:p>0.000845983</text:p>
          </table:table-cell>
          <table:table-cell office:value-type="float" office:value="0.000006877" calcext:value-type="float">
            <text:p>6.877E-06</text:p>
          </table:table-cell>
          <table:table-cell office:value-type="float" office:value="0.000826334" calcext:value-type="float">
            <text:p>0.000826334</text:p>
          </table:table-cell>
          <table:table-cell office:value-type="float" office:value="0.000881478" calcext:value-type="float">
            <text:p>0.000881478</text:p>
          </table:table-cell>
          <table:table-cell office:value-type="float" office:value="0.000774779" calcext:value-type="float">
            <text:p>0.000774779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15918889" calcext:value-type="float">
            <text:p>24.215918889</text:p>
          </table:table-cell>
          <table:table-cell office:value-type="float" office:value="24.19519441" calcext:value-type="float">
            <text:p>24.19519441</text:p>
          </table:table-cell>
          <table:table-cell office:value-type="float" office:value="24.215433594" calcext:value-type="float">
            <text:p>24.215433594</text:p>
          </table:table-cell>
          <table:table-cell office:value-type="float" office:value="24.216795545" calcext:value-type="float">
            <text:p>24.216795545</text:p>
          </table:table-cell>
          <table:table-cell office:value-type="float" office:value="24.214160282" calcext:value-type="float">
            <text:p>24.214160282</text:p>
          </table:table-cell>
          <table:table-cell office:value-type="float" office:value="25.196774576" calcext:value-type="float">
            <text:p>25.196774576</text:p>
          </table:table-cell>
          <table:table-cell/>
          <table:table-cell office:value-type="float" office:value="0.021444032" calcext:value-type="float">
            <text:p>0.021444032</text:p>
          </table:table-cell>
          <table:table-cell office:value-type="float" office:value="0.000174274" calcext:value-type="float">
            <text:p>0.000174274</text:p>
          </table:table-cell>
          <table:table-cell office:value-type="float" office:value="0.020945971" calcext:value-type="float">
            <text:p>0.020945971</text:p>
          </table:table-cell>
          <table:table-cell office:value-type="float" office:value="0.02234375" calcext:value-type="float">
            <text:p>0.02234375</text:p>
          </table:table-cell>
          <table:table-cell office:value-type="float" office:value="0.019639161" calcext:value-type="float">
            <text:p>0.019639161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<text:s/>2019-12-03 11:11:14</text:p>
          </table:table-cell>
          <table:table-cell office:value-type="float" office:value="24.19502" calcext:value-type="float">
            <text:p>24.19502</text:p>
          </table:table-cell>
          <table:table-cell office:value-type="string" calcext:value-type="string">
            <text:p><text:s/></text:p>
          </table:table-cell>
          <table:table-cell office:value-type="float" office:value="0.13668956" calcext:value-type="float">
            <text:p>0.13668956</text:p>
          </table:table-cell>
          <table:table-cell office:value-type="float" office:value="0.033496622" calcext:value-type="float">
            <text:p>0.033496622</text:p>
          </table:table-cell>
          <table:table-cell office:value-type="float" office:value="0.134544389" calcext:value-type="float">
            <text:p>0.134544389</text:p>
          </table:table-cell>
          <table:table-cell office:value-type="float" office:value="0.141382234" calcext:value-type="float">
            <text:p>0.141382234</text:p>
          </table:table-cell>
          <table:table-cell office:value-type="float" office:value="0.129012481" calcext:value-type="float">
            <text:p>0.12901248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6745" calcext:value-type="float">
            <text:p>0.001116745</text:p>
          </table:table-cell>
          <table:table-cell office:value-type="float" office:value="0.000273665" calcext:value-type="float">
            <text:p>0.000273665</text:p>
          </table:table-cell>
          <table:table-cell office:value-type="float" office:value="0.001099219" calcext:value-type="float">
            <text:p>0.001099219</text:p>
          </table:table-cell>
          <table:table-cell office:value-type="float" office:value="0.001155084" calcext:value-type="float">
            <text:p>0.001155084</text:p>
          </table:table-cell>
          <table:table-cell office:value-type="float" office:value="0.001054024" calcext:value-type="float">
            <text:p>0.00105402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4566" calcext:value-type="float">
            <text:p>0.000844566</text:p>
          </table:table-cell>
          <table:table-cell office:value-type="float" office:value="0.000001486" calcext:value-type="float">
            <text:p>1.486E-06</text:p>
          </table:table-cell>
          <table:table-cell office:value-type="float" office:value="0.00082704" calcext:value-type="float">
            <text:p>0.00082704</text:p>
          </table:table-cell>
          <table:table-cell office:value-type="float" office:value="0.000882905" calcext:value-type="float">
            <text:p>0.000882905</text:p>
          </table:table-cell>
          <table:table-cell office:value-type="float" office:value="0.000781845" calcext:value-type="float">
            <text:p>0.000781845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1588389" calcext:value-type="float">
            <text:p>24.21588389</text:p>
          </table:table-cell>
          <table:table-cell office:value-type="float" office:value="24.195061267" calcext:value-type="float">
            <text:p>24.195061267</text:p>
          </table:table-cell>
          <table:table-cell office:value-type="float" office:value="24.215451034" calcext:value-type="float">
            <text:p>24.215451034</text:p>
          </table:table-cell>
          <table:table-cell office:value-type="float" office:value="24.216830784" calcext:value-type="float">
            <text:p>24.216830784</text:p>
          </table:table-cell>
          <table:table-cell office:value-type="float" office:value="24.214334796" calcext:value-type="float">
            <text:p>24.214334796</text:p>
          </table:table-cell>
          <table:table-cell office:value-type="float" office:value="25.196774576" calcext:value-type="float">
            <text:p>25.196774576</text:p>
          </table:table-cell>
          <table:table-cell/>
          <table:table-cell office:value-type="float" office:value="0.021408112" calcext:value-type="float">
            <text:p>0.021408112</text:p>
          </table:table-cell>
          <table:table-cell office:value-type="float" office:value="0.000037627" calcext:value-type="float">
            <text:p>3.7627E-05</text:p>
          </table:table-cell>
          <table:table-cell office:value-type="float" office:value="0.020963869" calcext:value-type="float">
            <text:p>0.020963869</text:p>
          </table:table-cell>
          <table:table-cell office:value-type="float" office:value="0.022379916" calcext:value-type="float">
            <text:p>0.022379916</text:p>
          </table:table-cell>
          <table:table-cell office:value-type="float" office:value="0.019818266" calcext:value-type="float">
            <text:p>0.019818266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<text:s/>2019-12-03 11:11:16</text:p>
          </table:table-cell>
          <table:table-cell office:value-type="float" office:value="24.18997" calcext:value-type="float">
            <text:p>24.18997</text:p>
          </table:table-cell>
          <table:table-cell office:value-type="string" calcext:value-type="string">
            <text:p><text:s/></text:p>
          </table:table-cell>
          <table:table-cell office:value-type="float" office:value="0.136672871" calcext:value-type="float">
            <text:p>0.136672871</text:p>
          </table:table-cell>
          <table:table-cell office:value-type="float" office:value="0.03343821" calcext:value-type="float">
            <text:p>0.03343821</text:p>
          </table:table-cell>
          <table:table-cell office:value-type="float" office:value="0.134397761" calcext:value-type="float">
            <text:p>0.134397761</text:p>
          </table:table-cell>
          <table:table-cell office:value-type="float" office:value="0.141518729" calcext:value-type="float">
            <text:p>0.141518729</text:p>
          </table:table-cell>
          <table:table-cell office:value-type="float" office:value="0.128780023" calcext:value-type="float">
            <text:p>0.12878002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6608" calcext:value-type="float">
            <text:p>0.001116608</text:p>
          </table:table-cell>
          <table:table-cell office:value-type="float" office:value="0.000273188" calcext:value-type="float">
            <text:p>0.000273188</text:p>
          </table:table-cell>
          <table:table-cell office:value-type="float" office:value="0.001098021" calcext:value-type="float">
            <text:p>0.001098021</text:p>
          </table:table-cell>
          <table:table-cell office:value-type="float" office:value="0.001156199" calcext:value-type="float">
            <text:p>0.001156199</text:p>
          </table:table-cell>
          <table:table-cell office:value-type="float" office:value="0.001052124" calcext:value-type="float">
            <text:p>0.00105212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443" calcext:value-type="float">
            <text:p>0.00084443</text:p>
          </table:table-cell>
          <table:table-cell office:value-type="float" office:value="0.000001009" calcext:value-type="float">
            <text:p>1.009E-06</text:p>
          </table:table-cell>
          <table:table-cell office:value-type="float" office:value="0.000825842" calcext:value-type="float">
            <text:p>0.000825842</text:p>
          </table:table-cell>
          <table:table-cell office:value-type="float" office:value="0.00088402" calcext:value-type="float">
            <text:p>0.00088402</text:p>
          </table:table-cell>
          <table:table-cell office:value-type="float" office:value="0.000779946" calcext:value-type="float">
            <text:p>0.000779946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10826658" calcext:value-type="float">
            <text:p>24.210826658</text:p>
          </table:table-cell>
          <table:table-cell office:value-type="float" office:value="24.189995521" calcext:value-type="float">
            <text:p>24.189995521</text:p>
          </table:table-cell>
          <table:table-cell office:value-type="float" office:value="24.210367581" calcext:value-type="float">
            <text:p>24.210367581</text:p>
          </table:table-cell>
          <table:table-cell office:value-type="float" office:value="24.211804467" calcext:value-type="float">
            <text:p>24.211804467</text:p>
          </table:table-cell>
          <table:table-cell office:value-type="float" office:value="24.209234019" calcext:value-type="float">
            <text:p>24.209234019</text:p>
          </table:table-cell>
          <table:table-cell office:value-type="float" office:value="25.191725184" calcext:value-type="float">
            <text:p>25.191725184</text:p>
          </table:table-cell>
          <table:table-cell/>
          <table:table-cell office:value-type="float" office:value="0.021404656" calcext:value-type="float">
            <text:p>0.021404656</text:p>
          </table:table-cell>
          <table:table-cell office:value-type="float" office:value="0.00002553" calcext:value-type="float">
            <text:p>2.553E-05</text:p>
          </table:table-cell>
          <table:table-cell office:value-type="float" office:value="0.020933504" calcext:value-type="float">
            <text:p>0.020933504</text:p>
          </table:table-cell>
          <table:table-cell office:value-type="float" office:value="0.022408183" calcext:value-type="float">
            <text:p>0.022408183</text:p>
          </table:table-cell>
          <table:table-cell office:value-type="float" office:value="0.019770126" calcext:value-type="float">
            <text:p>0.019770126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<text:s/>2019-12-03 11:11:17</text:p>
          </table:table-cell>
          <table:table-cell office:value-type="float" office:value="24.18492" calcext:value-type="float">
            <text:p>24.18492</text:p>
          </table:table-cell>
          <table:table-cell office:value-type="string" calcext:value-type="string">
            <text:p><text:s/></text:p>
          </table:table-cell>
          <table:table-cell office:value-type="float" office:value="0.136600153" calcext:value-type="float">
            <text:p>0.136600153</text:p>
          </table:table-cell>
          <table:table-cell office:value-type="float" office:value="0.03375471" calcext:value-type="float">
            <text:p>0.03375471</text:p>
          </table:table-cell>
          <table:table-cell office:value-type="float" office:value="0.134998576" calcext:value-type="float">
            <text:p>0.134998576</text:p>
          </table:table-cell>
          <table:table-cell office:value-type="float" office:value="0.141723173" calcext:value-type="float">
            <text:p>0.141723173</text:p>
          </table:table-cell>
          <table:table-cell office:value-type="float" office:value="0.128503457" calcext:value-type="float">
            <text:p>0.12850345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6014" calcext:value-type="float">
            <text:p>0.001116014</text:p>
          </table:table-cell>
          <table:table-cell office:value-type="float" office:value="0.000275774" calcext:value-type="float">
            <text:p>0.000275774</text:p>
          </table:table-cell>
          <table:table-cell office:value-type="float" office:value="0.00110293" calcext:value-type="float">
            <text:p>0.00110293</text:p>
          </table:table-cell>
          <table:table-cell office:value-type="float" office:value="0.001157869" calcext:value-type="float">
            <text:p>0.001157869</text:p>
          </table:table-cell>
          <table:table-cell office:value-type="float" office:value="0.001049865" calcext:value-type="float">
            <text:p>0.00104986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3835" calcext:value-type="float">
            <text:p>0.000843835</text:p>
          </table:table-cell>
          <table:table-cell office:value-type="float" office:value="0.000003595" calcext:value-type="float">
            <text:p>3.595E-06</text:p>
          </table:table-cell>
          <table:table-cell office:value-type="float" office:value="0.000830751" calcext:value-type="float">
            <text:p>0.000830751</text:p>
          </table:table-cell>
          <table:table-cell office:value-type="float" office:value="0.00088569" calcext:value-type="float">
            <text:p>0.00088569</text:p>
          </table:table-cell>
          <table:table-cell office:value-type="float" office:value="0.000777686" calcext:value-type="float">
            <text:p>0.000777686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05758121" calcext:value-type="float">
            <text:p>24.205758121</text:p>
          </table:table-cell>
          <table:table-cell office:value-type="float" office:value="24.185005427" calcext:value-type="float">
            <text:p>24.185005427</text:p>
          </table:table-cell>
          <table:table-cell office:value-type="float" office:value="24.20543495" calcext:value-type="float">
            <text:p>24.20543495</text:p>
          </table:table-cell>
          <table:table-cell office:value-type="float" office:value="24.206791861" calcext:value-type="float">
            <text:p>24.206791861</text:p>
          </table:table-cell>
          <table:table-cell office:value-type="float" office:value="24.204124341" calcext:value-type="float">
            <text:p>24.204124341</text:p>
          </table:table-cell>
          <table:table-cell office:value-type="float" office:value="25.186675792" calcext:value-type="float">
            <text:p>25.186675792</text:p>
          </table:table-cell>
          <table:table-cell/>
          <table:table-cell office:value-type="float" office:value="0.021389597" calcext:value-type="float">
            <text:p>0.021389597</text:p>
          </table:table-cell>
          <table:table-cell office:value-type="float" office:value="0.000091076" calcext:value-type="float">
            <text:p>9.1076E-05</text:p>
          </table:table-cell>
          <table:table-cell office:value-type="float" office:value="0.021057927" calcext:value-type="float">
            <text:p>0.021057927</text:p>
          </table:table-cell>
          <table:table-cell office:value-type="float" office:value="0.022450521" calcext:value-type="float">
            <text:p>0.022450521</text:p>
          </table:table-cell>
          <table:table-cell office:value-type="float" office:value="0.019712852" calcext:value-type="float">
            <text:p>0.019712852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<text:s/>2019-12-03 11:11:18</text:p>
          </table:table-cell>
          <table:table-cell office:value-type="float" office:value="24.17986" calcext:value-type="float">
            <text:p>24.17986</text:p>
          </table:table-cell>
          <table:table-cell office:value-type="string" calcext:value-type="string">
            <text:p><text:s/></text:p>
          </table:table-cell>
          <table:table-cell office:value-type="float" office:value="0.13661267" calcext:value-type="float">
            <text:p>0.13661267</text:p>
          </table:table-cell>
          <table:table-cell office:value-type="float" office:value="0.033587817" calcext:value-type="float">
            <text:p>0.033587817</text:p>
          </table:table-cell>
          <table:table-cell office:value-type="float" office:value="0.134859101" calcext:value-type="float">
            <text:p>0.134859101</text:p>
          </table:table-cell>
          <table:table-cell office:value-type="float" office:value="0.141873377" calcext:value-type="float">
            <text:p>0.141873377</text:p>
          </table:table-cell>
          <table:table-cell office:value-type="float" office:value="0.128787771" calcext:value-type="float">
            <text:p>0.12878777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6117" calcext:value-type="float">
            <text:p>0.001116117</text:p>
          </table:table-cell>
          <table:table-cell office:value-type="float" office:value="0.00027441" calcext:value-type="float">
            <text:p>0.00027441</text:p>
          </table:table-cell>
          <table:table-cell office:value-type="float" office:value="0.00110179" calcext:value-type="float">
            <text:p>0.00110179</text:p>
          </table:table-cell>
          <table:table-cell office:value-type="float" office:value="0.001159096" calcext:value-type="float">
            <text:p>0.001159096</text:p>
          </table:table-cell>
          <table:table-cell office:value-type="float" office:value="0.001052188" calcext:value-type="float">
            <text:p>0.00105218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3938" calcext:value-type="float">
            <text:p>0.000843938</text:p>
          </table:table-cell>
          <table:table-cell office:value-type="float" office:value="0.000002231" calcext:value-type="float">
            <text:p>2.231E-06</text:p>
          </table:table-cell>
          <table:table-cell office:value-type="float" office:value="0.000829611" calcext:value-type="float">
            <text:p>0.000829611</text:p>
          </table:table-cell>
          <table:table-cell office:value-type="float" office:value="0.000886917" calcext:value-type="float">
            <text:p>0.000886917</text:p>
          </table:table-cell>
          <table:table-cell office:value-type="float" office:value="0.000780009" calcext:value-type="float">
            <text:p>0.000780009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00706783" calcext:value-type="float">
            <text:p>24.200706783</text:p>
          </table:table-cell>
          <table:table-cell office:value-type="float" office:value="24.179917791" calcext:value-type="float">
            <text:p>24.179917791</text:p>
          </table:table-cell>
          <table:table-cell office:value-type="float" office:value="24.200352941" calcext:value-type="float">
            <text:p>24.200352941</text:p>
          </table:table-cell>
          <table:table-cell office:value-type="float" office:value="24.201768311" calcext:value-type="float">
            <text:p>24.201768311</text:p>
          </table:table-cell>
          <table:table-cell office:value-type="float" office:value="24.199127841" calcext:value-type="float">
            <text:p>24.199127841</text:p>
          </table:table-cell>
          <table:table-cell office:value-type="float" office:value="25.181626402" calcext:value-type="float">
            <text:p>25.181626402</text:p>
          </table:table-cell>
          <table:table-cell/>
          <table:table-cell office:value-type="float" office:value="0.021392189" calcext:value-type="float">
            <text:p>0.021392189</text:p>
          </table:table-cell>
          <table:table-cell office:value-type="float" office:value="0.000056513" calcext:value-type="float">
            <text:p>5.6513E-05</text:p>
          </table:table-cell>
          <table:table-cell office:value-type="float" office:value="0.021029043" calcext:value-type="float">
            <text:p>0.021029043</text:p>
          </table:table-cell>
          <table:table-cell office:value-type="float" office:value="0.022481627" calcext:value-type="float">
            <text:p>0.022481627</text:p>
          </table:table-cell>
          <table:table-cell office:value-type="float" office:value="0.019771731" calcext:value-type="float">
            <text:p>0.019771731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<text:s/>2019-12-03 11:11:20</text:p>
          </table:table-cell>
          <table:table-cell office:value-type="float" office:value="24.17986" calcext:value-type="float">
            <text:p>24.17986</text:p>
          </table:table-cell>
          <table:table-cell office:value-type="string" calcext:value-type="string">
            <text:p><text:s/></text:p>
          </table:table-cell>
          <table:table-cell office:value-type="float" office:value="0.136749165" calcext:value-type="float">
            <text:p>0.136749165</text:p>
          </table:table-cell>
          <table:table-cell office:value-type="float" office:value="0.034798388" calcext:value-type="float">
            <text:p>0.034798388</text:p>
          </table:table-cell>
          <table:table-cell office:value-type="float" office:value="0.134590284" calcext:value-type="float">
            <text:p>0.134590284</text:p>
          </table:table-cell>
          <table:table-cell office:value-type="float" office:value="0.141798871" calcext:value-type="float">
            <text:p>0.141798871</text:p>
          </table:table-cell>
          <table:table-cell office:value-type="float" office:value="0.127980128" calcext:value-type="float">
            <text:p>0.12798012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7232" calcext:value-type="float">
            <text:p>0.001117232</text:p>
          </table:table-cell>
          <table:table-cell office:value-type="float" office:value="0.000284301" calcext:value-type="float">
            <text:p>0.000284301</text:p>
          </table:table-cell>
          <table:table-cell office:value-type="float" office:value="0.001099594" calcext:value-type="float">
            <text:p>0.001099594</text:p>
          </table:table-cell>
          <table:table-cell office:value-type="float" office:value="0.001158488" calcext:value-type="float">
            <text:p>0.001158488</text:p>
          </table:table-cell>
          <table:table-cell office:value-type="float" office:value="0.001045589" calcext:value-type="float">
            <text:p>0.00104558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5053" calcext:value-type="float">
            <text:p>0.000845053</text:p>
          </table:table-cell>
          <table:table-cell office:value-type="float" office:value="0.000012122" calcext:value-type="float">
            <text:p>1.2122E-05</text:p>
          </table:table-cell>
          <table:table-cell office:value-type="float" office:value="0.000827415" calcext:value-type="float">
            <text:p>0.000827415</text:p>
          </table:table-cell>
          <table:table-cell office:value-type="float" office:value="0.000886309" calcext:value-type="float">
            <text:p>0.000886309</text:p>
          </table:table-cell>
          <table:table-cell office:value-type="float" office:value="0.00077341" calcext:value-type="float">
            <text:p>0.00077341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00734326" calcext:value-type="float">
            <text:p>24.200734326</text:p>
          </table:table-cell>
          <table:table-cell office:value-type="float" office:value="24.18016207" calcext:value-type="float">
            <text:p>24.18016207</text:p>
          </table:table-cell>
          <table:table-cell office:value-type="float" office:value="24.200298698" calcext:value-type="float">
            <text:p>24.200298698</text:p>
          </table:table-cell>
          <table:table-cell office:value-type="float" office:value="24.201753277" calcext:value-type="float">
            <text:p>24.201753277</text:p>
          </table:table-cell>
          <table:table-cell office:value-type="float" office:value="24.198964871" calcext:value-type="float">
            <text:p>24.198964871</text:p>
          </table:table-cell>
          <table:table-cell office:value-type="float" office:value="25.181626402" calcext:value-type="float">
            <text:p>25.181626402</text:p>
          </table:table-cell>
          <table:table-cell/>
          <table:table-cell office:value-type="float" office:value="0.021420456" calcext:value-type="float">
            <text:p>0.021420456</text:p>
          </table:table-cell>
          <table:table-cell office:value-type="float" office:value="0.000307217" calcext:value-type="float">
            <text:p>0.000307217</text:p>
          </table:table-cell>
          <table:table-cell office:value-type="float" office:value="0.020973373" calcext:value-type="float">
            <text:p>0.020973373</text:p>
          </table:table-cell>
          <table:table-cell office:value-type="float" office:value="0.022466197" calcext:value-type="float">
            <text:p>0.022466197</text:p>
          </table:table-cell>
          <table:table-cell office:value-type="float" office:value="0.019604476" calcext:value-type="float">
            <text:p>0.019604476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<text:s/>2019-12-03 11:11:21</text:p>
          </table:table-cell>
          <table:table-cell office:value-type="float" office:value="24.17481" calcext:value-type="float">
            <text:p>24.17481</text:p>
          </table:table-cell>
          <table:table-cell office:value-type="string" calcext:value-type="string">
            <text:p><text:s/></text:p>
          </table:table-cell>
          <table:table-cell office:value-type="float" office:value="0.136620419" calcext:value-type="float">
            <text:p>0.136620419</text:p>
          </table:table-cell>
          <table:table-cell office:value-type="float" office:value="0.034788255" calcext:value-type="float">
            <text:p>0.034788255</text:p>
          </table:table-cell>
          <table:table-cell office:value-type="float" office:value="0.135196463" calcext:value-type="float">
            <text:p>0.135196463</text:p>
          </table:table-cell>
          <table:table-cell office:value-type="float" office:value="0.141727941" calcext:value-type="float">
            <text:p>0.141727941</text:p>
          </table:table-cell>
          <table:table-cell office:value-type="float" office:value="0.127695218" calcext:value-type="float">
            <text:p>0.12769521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618" calcext:value-type="float">
            <text:p>0.00111618</text:p>
          </table:table-cell>
          <table:table-cell office:value-type="float" office:value="0.000284218" calcext:value-type="float">
            <text:p>0.000284218</text:p>
          </table:table-cell>
          <table:table-cell office:value-type="float" office:value="0.001104546" calcext:value-type="float">
            <text:p>0.001104546</text:p>
          </table:table-cell>
          <table:table-cell office:value-type="float" office:value="0.001157908" calcext:value-type="float">
            <text:p>0.001157908</text:p>
          </table:table-cell>
          <table:table-cell office:value-type="float" office:value="0.001043262" calcext:value-type="float">
            <text:p>0.00104326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4001" calcext:value-type="float">
            <text:p>0.000844001</text:p>
          </table:table-cell>
          <table:table-cell office:value-type="float" office:value="0.000012039" calcext:value-type="float">
            <text:p>1.2039E-05</text:p>
          </table:table-cell>
          <table:table-cell office:value-type="float" office:value="0.000832367" calcext:value-type="float">
            <text:p>0.000832367</text:p>
          </table:table-cell>
          <table:table-cell office:value-type="float" office:value="0.000885729" calcext:value-type="float">
            <text:p>0.000885729</text:p>
          </table:table-cell>
          <table:table-cell office:value-type="float" office:value="0.000771083" calcext:value-type="float">
            <text:p>0.000771083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195654484" calcext:value-type="float">
            <text:p>24.195654484</text:p>
          </table:table-cell>
          <table:table-cell office:value-type="float" office:value="24.175106067" calcext:value-type="float">
            <text:p>24.175106067</text:p>
          </table:table-cell>
          <table:table-cell office:value-type="float" office:value="24.195367151" calcext:value-type="float">
            <text:p>24.195367151</text:p>
          </table:table-cell>
          <table:table-cell office:value-type="float" office:value="24.196685106" calcext:value-type="float">
            <text:p>24.196685106</text:p>
          </table:table-cell>
          <table:table-cell office:value-type="float" office:value="24.193853509" calcext:value-type="float">
            <text:p>24.193853509</text:p>
          </table:table-cell>
          <table:table-cell office:value-type="float" office:value="25.176577012" calcext:value-type="float">
            <text:p>25.176577012</text:p>
          </table:table-cell>
          <table:table-cell/>
          <table:table-cell office:value-type="float" office:value="0.021393794" calcext:value-type="float">
            <text:p>0.021393794</text:p>
          </table:table-cell>
          <table:table-cell office:value-type="float" office:value="0.000305118" calcext:value-type="float">
            <text:p>0.000305118</text:p>
          </table:table-cell>
          <table:table-cell office:value-type="float" office:value="0.021098907" calcext:value-type="float">
            <text:p>0.021098907</text:p>
          </table:table-cell>
          <table:table-cell office:value-type="float" office:value="0.022451509" calcext:value-type="float">
            <text:p>0.022451509</text:p>
          </table:table-cell>
          <table:table-cell office:value-type="float" office:value="0.019545474" calcext:value-type="float">
            <text:p>0.019545474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<text:s/>2019-12-03 11:11:22</text:p>
          </table:table-cell>
          <table:table-cell office:value-type="float" office:value="24.15459" calcext:value-type="float">
            <text:p>24.15459</text:p>
          </table:table-cell>
          <table:table-cell office:value-type="string" calcext:value-type="string">
            <text:p><text:s/></text:p>
          </table:table-cell>
          <table:table-cell office:value-type="float" office:value="0.13660671" calcext:value-type="float">
            <text:p>0.13660671</text:p>
          </table:table-cell>
          <table:table-cell office:value-type="float" office:value="0.0340277" calcext:value-type="float">
            <text:p>0.0340277</text:p>
          </table:table-cell>
          <table:table-cell office:value-type="float" office:value="0.135219113" calcext:value-type="float">
            <text:p>0.135219113</text:p>
          </table:table-cell>
          <table:table-cell office:value-type="float" office:value="0.141593831" calcext:value-type="float">
            <text:p>0.141593831</text:p>
          </table:table-cell>
          <table:table-cell office:value-type="float" office:value="0.127992049" calcext:value-type="float">
            <text:p>0.12799204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6068" calcext:value-type="float">
            <text:p>0.001116068</text:p>
          </table:table-cell>
          <table:table-cell office:value-type="float" office:value="0.000278004" calcext:value-type="float">
            <text:p>0.000278004</text:p>
          </table:table-cell>
          <table:table-cell office:value-type="float" office:value="0.001104731" calcext:value-type="float">
            <text:p>0.001104731</text:p>
          </table:table-cell>
          <table:table-cell office:value-type="float" office:value="0.001156812" calcext:value-type="float">
            <text:p>0.001156812</text:p>
          </table:table-cell>
          <table:table-cell office:value-type="float" office:value="0.001045687" calcext:value-type="float">
            <text:p>0.00104568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3889" calcext:value-type="float">
            <text:p>0.000843889</text:p>
          </table:table-cell>
          <table:table-cell office:value-type="float" office:value="0.000005825" calcext:value-type="float">
            <text:p>5.825E-06</text:p>
          </table:table-cell>
          <table:table-cell office:value-type="float" office:value="0.000832552" calcext:value-type="float">
            <text:p>0.000832552</text:p>
          </table:table-cell>
          <table:table-cell office:value-type="float" office:value="0.000884634" calcext:value-type="float">
            <text:p>0.000884634</text:p>
          </table:table-cell>
          <table:table-cell office:value-type="float" office:value="0.000773508" calcext:value-type="float">
            <text:p>0.000773508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175436268" calcext:value-type="float">
            <text:p>24.175436268</text:p>
          </table:table-cell>
          <table:table-cell office:value-type="float" office:value="24.154736765" calcext:value-type="float">
            <text:p>24.154736765</text:p>
          </table:table-cell>
          <table:table-cell office:value-type="float" office:value="24.175156266" calcext:value-type="float">
            <text:p>24.175156266</text:p>
          </table:table-cell>
          <table:table-cell office:value-type="float" office:value="24.176442613" calcext:value-type="float">
            <text:p>24.176442613</text:p>
          </table:table-cell>
          <table:table-cell office:value-type="float" office:value="24.173697923" calcext:value-type="float">
            <text:p>24.173697923</text:p>
          </table:table-cell>
          <table:table-cell office:value-type="float" office:value="25.156379458" calcext:value-type="float">
            <text:p>25.156379458</text:p>
          </table:table-cell>
          <table:table-cell/>
          <table:table-cell office:value-type="float" office:value="0.021390955" calcext:value-type="float">
            <text:p>0.021390955</text:p>
          </table:table-cell>
          <table:table-cell office:value-type="float" office:value="0.000147611" calcext:value-type="float">
            <text:p>0.000147611</text:p>
          </table:table-cell>
          <table:table-cell office:value-type="float" office:value="0.021103598" calcext:value-type="float">
            <text:p>0.021103598</text:p>
          </table:table-cell>
          <table:table-cell office:value-type="float" office:value="0.022423736" calcext:value-type="float">
            <text:p>0.022423736</text:p>
          </table:table-cell>
          <table:table-cell office:value-type="float" office:value="0.019606945" calcext:value-type="float">
            <text:p>0.019606945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<text:s/>2019-12-03 11:11:24</text:p>
          </table:table-cell>
          <table:table-cell office:value-type="float" office:value="24.15459" calcext:value-type="float">
            <text:p>24.15459</text:p>
          </table:table-cell>
          <table:table-cell office:value-type="string" calcext:value-type="string">
            <text:p><text:s/></text:p>
          </table:table-cell>
          <table:table-cell office:value-type="float" office:value="0.136640684" calcext:value-type="float">
            <text:p>0.136640684</text:p>
          </table:table-cell>
          <table:table-cell office:value-type="float" office:value="0.033782725" calcext:value-type="float">
            <text:p>0.033782725</text:p>
          </table:table-cell>
          <table:table-cell office:value-type="float" office:value="0.13438584" calcext:value-type="float">
            <text:p>0.13438584</text:p>
          </table:table-cell>
          <table:table-cell office:value-type="float" office:value="0.141781585" calcext:value-type="float">
            <text:p>0.141781585</text:p>
          </table:table-cell>
          <table:table-cell office:value-type="float" office:value="0.128345505" calcext:value-type="float">
            <text:p>0.12834550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6345" calcext:value-type="float">
            <text:p>0.001116345</text:p>
          </table:table-cell>
          <table:table-cell office:value-type="float" office:value="0.000276003" calcext:value-type="float">
            <text:p>0.000276003</text:p>
          </table:table-cell>
          <table:table-cell office:value-type="float" office:value="0.001097924" calcext:value-type="float">
            <text:p>0.001097924</text:p>
          </table:table-cell>
          <table:table-cell office:value-type="float" office:value="0.001158346" calcext:value-type="float">
            <text:p>0.001158346</text:p>
          </table:table-cell>
          <table:table-cell office:value-type="float" office:value="0.001048574" calcext:value-type="float">
            <text:p>0.00104857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4167" calcext:value-type="float">
            <text:p>0.000844167</text:p>
          </table:table-cell>
          <table:table-cell office:value-type="float" office:value="0.000003824" calcext:value-type="float">
            <text:p>3.824E-06</text:p>
          </table:table-cell>
          <table:table-cell office:value-type="float" office:value="0.000825745" calcext:value-type="float">
            <text:p>0.000825745</text:p>
          </table:table-cell>
          <table:table-cell office:value-type="float" office:value="0.000886167" calcext:value-type="float">
            <text:p>0.000886167</text:p>
          </table:table-cell>
          <table:table-cell office:value-type="float" office:value="0.000776396" calcext:value-type="float">
            <text:p>0.000776396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175443123" calcext:value-type="float">
            <text:p>24.175443123</text:p>
          </table:table-cell>
          <table:table-cell office:value-type="float" office:value="24.154687331" calcext:value-type="float">
            <text:p>24.154687331</text:p>
          </table:table-cell>
          <table:table-cell office:value-type="float" office:value="24.174988121" calcext:value-type="float">
            <text:p>24.174988121</text:p>
          </table:table-cell>
          <table:table-cell office:value-type="float" office:value="24.1764805" calcext:value-type="float">
            <text:p>24.1764805</text:p>
          </table:table-cell>
          <table:table-cell office:value-type="float" office:value="24.173769247" calcext:value-type="float">
            <text:p>24.173769247</text:p>
          </table:table-cell>
          <table:table-cell office:value-type="float" office:value="25.156379458" calcext:value-type="float">
            <text:p>25.156379458</text:p>
          </table:table-cell>
          <table:table-cell/>
          <table:table-cell office:value-type="float" office:value="0.02139799" calcext:value-type="float">
            <text:p>0.02139799</text:p>
          </table:table-cell>
          <table:table-cell office:value-type="float" office:value="0.000096878" calcext:value-type="float">
            <text:p>9.6878E-05</text:p>
          </table:table-cell>
          <table:table-cell office:value-type="float" office:value="0.020931035" calcext:value-type="float">
            <text:p>0.020931035</text:p>
          </table:table-cell>
          <table:table-cell office:value-type="float" office:value="0.022462618" calcext:value-type="float">
            <text:p>0.022462618</text:p>
          </table:table-cell>
          <table:table-cell office:value-type="float" office:value="0.019680142" calcext:value-type="float">
            <text:p>0.019680142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<text:s/>2019-12-03 11:11:25</text:p>
          </table:table-cell>
          <table:table-cell office:value-type="float" office:value="24.15965" calcext:value-type="float">
            <text:p>24.15965</text:p>
          </table:table-cell>
          <table:table-cell office:value-type="string" calcext:value-type="string">
            <text:p><text:s/></text:p>
          </table:table-cell>
          <table:table-cell office:value-type="float" office:value="0.136588828" calcext:value-type="float">
            <text:p>0.136588828</text:p>
          </table:table-cell>
          <table:table-cell office:value-type="float" office:value="0.034062866" calcext:value-type="float">
            <text:p>0.034062866</text:p>
          </table:table-cell>
          <table:table-cell office:value-type="float" office:value="0.135188119" calcext:value-type="float">
            <text:p>0.135188119</text:p>
          </table:table-cell>
          <table:table-cell office:value-type="float" office:value="0.14196338" calcext:value-type="float">
            <text:p>0.14196338</text:p>
          </table:table-cell>
          <table:table-cell office:value-type="float" office:value="0.128560678" calcext:value-type="float">
            <text:p>0.12856067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5922" calcext:value-type="float">
            <text:p>0.001115922</text:p>
          </table:table-cell>
          <table:table-cell office:value-type="float" office:value="0.000278291" calcext:value-type="float">
            <text:p>0.000278291</text:p>
          </table:table-cell>
          <table:table-cell office:value-type="float" office:value="0.001104478" calcext:value-type="float">
            <text:p>0.001104478</text:p>
          </table:table-cell>
          <table:table-cell office:value-type="float" office:value="0.001159832" calcext:value-type="float">
            <text:p>0.001159832</text:p>
          </table:table-cell>
          <table:table-cell office:value-type="float" office:value="0.001050332" calcext:value-type="float">
            <text:p>0.00105033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3743" calcext:value-type="float">
            <text:p>0.000843743</text:p>
          </table:table-cell>
          <table:table-cell office:value-type="float" office:value="0.000006113" calcext:value-type="float">
            <text:p>6.113E-06</text:p>
          </table:table-cell>
          <table:table-cell office:value-type="float" office:value="0.000832299" calcext:value-type="float">
            <text:p>0.000832299</text:p>
          </table:table-cell>
          <table:table-cell office:value-type="float" office:value="0.000887653" calcext:value-type="float">
            <text:p>0.000887653</text:p>
          </table:table-cell>
          <table:table-cell office:value-type="float" office:value="0.000778153" calcext:value-type="float">
            <text:p>0.000778153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180486521" calcext:value-type="float">
            <text:p>24.180486521</text:p>
          </table:table-cell>
          <table:table-cell office:value-type="float" office:value="24.159797819" calcext:value-type="float">
            <text:p>24.159797819</text:p>
          </table:table-cell>
          <table:table-cell office:value-type="float" office:value="24.180203875" calcext:value-type="float">
            <text:p>24.180203875</text:p>
          </table:table-cell>
          <table:table-cell office:value-type="float" office:value="24.181571041" calcext:value-type="float">
            <text:p>24.181571041</text:p>
          </table:table-cell>
          <table:table-cell office:value-type="float" office:value="24.178866536" calcext:value-type="float">
            <text:p>24.178866536</text:p>
          </table:table-cell>
          <table:table-cell office:value-type="float" office:value="25.161428845" calcext:value-type="float">
            <text:p>25.161428845</text:p>
          </table:table-cell>
          <table:table-cell/>
          <table:table-cell office:value-type="float" office:value="0.021387252" calcext:value-type="float">
            <text:p>0.021387252</text:p>
          </table:table-cell>
          <table:table-cell office:value-type="float" office:value="0.000154894" calcext:value-type="float">
            <text:p>0.000154894</text:p>
          </table:table-cell>
          <table:table-cell office:value-type="float" office:value="0.021097179" calcext:value-type="float">
            <text:p>0.021097179</text:p>
          </table:table-cell>
          <table:table-cell office:value-type="float" office:value="0.022500265" calcext:value-type="float">
            <text:p>0.022500265</text:p>
          </table:table-cell>
          <table:table-cell office:value-type="float" office:value="0.019724702" calcext:value-type="float">
            <text:p>0.019724702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<text:s/>2019-12-03 11:11:26</text:p>
          </table:table-cell>
          <table:table-cell office:value-type="float" office:value="24.14954" calcext:value-type="float">
            <text:p>24.14954</text:p>
          </table:table-cell>
          <table:table-cell office:value-type="string" calcext:value-type="string">
            <text:p><text:s/></text:p>
          </table:table-cell>
          <table:table-cell office:value-type="float" office:value="0.136505382" calcext:value-type="float">
            <text:p>0.136505382</text:p>
          </table:table-cell>
          <table:table-cell office:value-type="float" office:value="0.033436422" calcext:value-type="float">
            <text:p>0.033436422</text:p>
          </table:table-cell>
          <table:table-cell office:value-type="float" office:value="0.134399549" calcext:value-type="float">
            <text:p>0.134399549</text:p>
          </table:table-cell>
          <table:table-cell office:value-type="float" office:value="0.141893046" calcext:value-type="float">
            <text:p>0.141893046</text:p>
          </table:table-cell>
          <table:table-cell office:value-type="float" office:value="0.128676311" calcext:value-type="float">
            <text:p>0.1286763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524" calcext:value-type="float">
            <text:p>0.00111524</text:p>
          </table:table-cell>
          <table:table-cell office:value-type="float" office:value="0.000273173" calcext:value-type="float">
            <text:p>0.000273173</text:p>
          </table:table-cell>
          <table:table-cell office:value-type="float" office:value="0.001098036" calcext:value-type="float">
            <text:p>0.001098036</text:p>
          </table:table-cell>
          <table:table-cell office:value-type="float" office:value="0.001159257" calcext:value-type="float">
            <text:p>0.001159257</text:p>
          </table:table-cell>
          <table:table-cell office:value-type="float" office:value="0.001051277" calcext:value-type="float">
            <text:p>0.00105127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3061" calcext:value-type="float">
            <text:p>0.000843061</text:p>
          </table:table-cell>
          <table:table-cell office:value-type="float" office:value="0.000000995" calcext:value-type="float">
            <text:p>9.95E-07</text:p>
          </table:table-cell>
          <table:table-cell office:value-type="float" office:value="0.000825857" calcext:value-type="float">
            <text:p>0.000825857</text:p>
          </table:table-cell>
          <table:table-cell office:value-type="float" office:value="0.000887078" calcext:value-type="float">
            <text:p>0.000887078</text:p>
          </table:table-cell>
          <table:table-cell office:value-type="float" office:value="0.000779098" calcext:value-type="float">
            <text:p>0.000779098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170361959" calcext:value-type="float">
            <text:p>24.170361959</text:p>
          </table:table-cell>
          <table:table-cell office:value-type="float" office:value="24.149563492" calcext:value-type="float">
            <text:p>24.149563492</text:p>
          </table:table-cell>
          <table:table-cell office:value-type="float" office:value="24.169937023" calcext:value-type="float">
            <text:p>24.169937023</text:p>
          </table:table-cell>
          <table:table-cell office:value-type="float" office:value="24.171449135" calcext:value-type="float">
            <text:p>24.171449135</text:p>
          </table:table-cell>
          <table:table-cell office:value-type="float" office:value="24.168782131" calcext:value-type="float">
            <text:p>24.168782131</text:p>
          </table:table-cell>
          <table:table-cell office:value-type="float" office:value="25.151330071" calcext:value-type="float">
            <text:p>25.151330071</text:p>
          </table:table-cell>
          <table:table-cell/>
          <table:table-cell office:value-type="float" office:value="0.021369971" calcext:value-type="float">
            <text:p>0.021369971</text:p>
          </table:table-cell>
          <table:table-cell office:value-type="float" office:value="0.00002516" calcext:value-type="float">
            <text:p>2.516E-05</text:p>
          </table:table-cell>
          <table:table-cell office:value-type="float" office:value="0.020933874" calcext:value-type="float">
            <text:p>0.020933874</text:p>
          </table:table-cell>
          <table:table-cell office:value-type="float" office:value="0.0224857" calcext:value-type="float">
            <text:p>0.0224857</text:p>
          </table:table-cell>
          <table:table-cell office:value-type="float" office:value="0.019748648" calcext:value-type="float">
            <text:p>0.019748648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<text:s/>2019-12-03 11:11:27</text:p>
          </table:table-cell>
          <table:table-cell office:value-type="float" office:value="24.14448" calcext:value-type="float">
            <text:p>24.14448</text:p>
          </table:table-cell>
          <table:table-cell office:value-type="string" calcext:value-type="string">
            <text:p><text:s/></text:p>
          </table:table-cell>
          <table:table-cell office:value-type="float" office:value="0.136632936" calcext:value-type="float">
            <text:p>0.136632936</text:p>
          </table:table-cell>
          <table:table-cell office:value-type="float" office:value="0.033640866" calcext:value-type="float">
            <text:p>0.033640866</text:p>
          </table:table-cell>
          <table:table-cell office:value-type="float" office:value="0.134407298" calcext:value-type="float">
            <text:p>0.134407298</text:p>
          </table:table-cell>
          <table:table-cell office:value-type="float" office:value="0.141969936" calcext:value-type="float">
            <text:p>0.141969936</text:p>
          </table:table-cell>
          <table:table-cell office:value-type="float" office:value="0.128424183" calcext:value-type="float">
            <text:p>0.12842418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6282" calcext:value-type="float">
            <text:p>0.001116282</text:p>
          </table:table-cell>
          <table:table-cell office:value-type="float" office:value="0.000274844" calcext:value-type="float">
            <text:p>0.000274844</text:p>
          </table:table-cell>
          <table:table-cell office:value-type="float" office:value="0.001098099" calcext:value-type="float">
            <text:p>0.001098099</text:p>
          </table:table-cell>
          <table:table-cell office:value-type="float" office:value="0.001159885" calcext:value-type="float">
            <text:p>0.001159885</text:p>
          </table:table-cell>
          <table:table-cell office:value-type="float" office:value="0.001049217" calcext:value-type="float">
            <text:p>0.00104921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4103" calcext:value-type="float">
            <text:p>0.000844103</text:p>
          </table:table-cell>
          <table:table-cell office:value-type="float" office:value="0.000002665" calcext:value-type="float">
            <text:p>2.665E-06</text:p>
          </table:table-cell>
          <table:table-cell office:value-type="float" office:value="0.00082592" calcext:value-type="float">
            <text:p>0.00082592</text:p>
          </table:table-cell>
          <table:table-cell office:value-type="float" office:value="0.000887706" calcext:value-type="float">
            <text:p>0.000887706</text:p>
          </table:table-cell>
          <table:table-cell office:value-type="float" office:value="0.000777038" calcext:value-type="float">
            <text:p>0.000777038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165333837" calcext:value-type="float">
            <text:p>24.165333837</text:p>
          </table:table-cell>
          <table:table-cell office:value-type="float" office:value="24.144550791" calcext:value-type="float">
            <text:p>24.144550791</text:p>
          </table:table-cell>
          <table:table-cell office:value-type="float" office:value="24.164884724" calcext:value-type="float">
            <text:p>24.164884724</text:p>
          </table:table-cell>
          <table:table-cell office:value-type="float" office:value="24.166410794" calcext:value-type="float">
            <text:p>24.166410794</text:p>
          </table:table-cell>
          <table:table-cell office:value-type="float" office:value="24.163677385" calcext:value-type="float">
            <text:p>24.163677385</text:p>
          </table:table-cell>
          <table:table-cell office:value-type="float" office:value="25.146280685" calcext:value-type="float">
            <text:p>25.146280685</text:p>
          </table:table-cell>
          <table:table-cell/>
          <table:table-cell office:value-type="float" office:value="0.021396386" calcext:value-type="float">
            <text:p>0.021396386</text:p>
          </table:table-cell>
          <table:table-cell office:value-type="float" office:value="0.000067499" calcext:value-type="float">
            <text:p>6.7499E-05</text:p>
          </table:table-cell>
          <table:table-cell office:value-type="float" office:value="0.020935479" calcext:value-type="float">
            <text:p>0.020935479</text:p>
          </table:table-cell>
          <table:table-cell office:value-type="float" office:value="0.022501623" calcext:value-type="float">
            <text:p>0.022501623</text:p>
          </table:table-cell>
          <table:table-cell office:value-type="float" office:value="0.019696435" calcext:value-type="float">
            <text:p>0.019696435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<text:s/>2019-12-03 11:11:29</text:p>
          </table:table-cell>
          <table:table-cell office:value-type="float" office:value="24.13943" calcext:value-type="float">
            <text:p>24.13943</text:p>
          </table:table-cell>
          <table:table-cell office:value-type="string" calcext:value-type="string">
            <text:p><text:s/></text:p>
          </table:table-cell>
          <table:table-cell office:value-type="float" office:value="0.136513726" calcext:value-type="float">
            <text:p>0.136513726</text:p>
          </table:table-cell>
          <table:table-cell office:value-type="float" office:value="0.034275059" calcext:value-type="float">
            <text:p>0.034275059</text:p>
          </table:table-cell>
          <table:table-cell office:value-type="float" office:value="0.135219709" calcext:value-type="float">
            <text:p>0.135219709</text:p>
          </table:table-cell>
          <table:table-cell office:value-type="float" office:value="0.141910928" calcext:value-type="float">
            <text:p>0.141910928</text:p>
          </table:table-cell>
          <table:table-cell office:value-type="float" office:value="0.127872244" calcext:value-type="float">
            <text:p>0.12787224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5308" calcext:value-type="float">
            <text:p>0.001115308</text:p>
          </table:table-cell>
          <table:table-cell office:value-type="float" office:value="0.000280025" calcext:value-type="float">
            <text:p>0.000280025</text:p>
          </table:table-cell>
          <table:table-cell office:value-type="float" office:value="0.001104736" calcext:value-type="float">
            <text:p>0.001104736</text:p>
          </table:table-cell>
          <table:table-cell office:value-type="float" office:value="0.001159403" calcext:value-type="float">
            <text:p>0.001159403</text:p>
          </table:table-cell>
          <table:table-cell office:value-type="float" office:value="0.001044708" calcext:value-type="float">
            <text:p>0.00104470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3129" calcext:value-type="float">
            <text:p>0.000843129</text:p>
          </table:table-cell>
          <table:table-cell office:value-type="float" office:value="0.000007846" calcext:value-type="float">
            <text:p>7.846E-06</text:p>
          </table:table-cell>
          <table:table-cell office:value-type="float" office:value="0.000832557" calcext:value-type="float">
            <text:p>0.000832557</text:p>
          </table:table-cell>
          <table:table-cell office:value-type="float" office:value="0.000887224" calcext:value-type="float">
            <text:p>0.000887224</text:p>
          </table:table-cell>
          <table:table-cell office:value-type="float" office:value="0.000772529" calcext:value-type="float">
            <text:p>0.000772529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16025592" calcext:value-type="float">
            <text:p>24.16025592</text:p>
          </table:table-cell>
          <table:table-cell office:value-type="float" office:value="24.139624812" calcext:value-type="float">
            <text:p>24.139624812</text:p>
          </table:table-cell>
          <table:table-cell office:value-type="float" office:value="24.159994798" calcext:value-type="float">
            <text:p>24.159994798</text:p>
          </table:table-cell>
          <table:table-cell office:value-type="float" office:value="24.16134503" calcext:value-type="float">
            <text:p>24.16134503</text:p>
          </table:table-cell>
          <table:table-cell office:value-type="float" office:value="24.158512139" calcext:value-type="float">
            <text:p>24.158512139</text:p>
          </table:table-cell>
          <table:table-cell office:value-type="float" office:value="25.141231299" calcext:value-type="float">
            <text:p>25.141231299</text:p>
          </table:table-cell>
          <table:table-cell/>
          <table:table-cell office:value-type="float" office:value="0.021371699" calcext:value-type="float">
            <text:p>0.021371699</text:p>
          </table:table-cell>
          <table:table-cell office:value-type="float" office:value="0.000198838" calcext:value-type="float">
            <text:p>0.000198838</text:p>
          </table:table-cell>
          <table:table-cell office:value-type="float" office:value="0.021103721" calcext:value-type="float">
            <text:p>0.021103721</text:p>
          </table:table-cell>
          <table:table-cell office:value-type="float" office:value="0.022489403" calcext:value-type="float">
            <text:p>0.022489403</text:p>
          </table:table-cell>
          <table:table-cell office:value-type="float" office:value="0.019582134" calcext:value-type="float">
            <text:p>0.019582134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<text:s/>2019-12-03 11:11:30</text:p>
          </table:table-cell>
          <table:table-cell office:value-type="float" office:value="24.14448" calcext:value-type="float">
            <text:p>24.14448</text:p>
          </table:table-cell>
          <table:table-cell office:value-type="string" calcext:value-type="string">
            <text:p><text:s/></text:p>
          </table:table-cell>
          <table:table-cell office:value-type="float" office:value="0.136501209" calcext:value-type="float">
            <text:p>0.136501209</text:p>
          </table:table-cell>
          <table:table-cell office:value-type="float" office:value="0.033891801" calcext:value-type="float">
            <text:p>0.033891801</text:p>
          </table:table-cell>
          <table:table-cell office:value-type="float" office:value="0.135259048" calcext:value-type="float">
            <text:p>0.135259048</text:p>
          </table:table-cell>
          <table:table-cell office:value-type="float" office:value="0.142117756" calcext:value-type="float">
            <text:p>0.142117756</text:p>
          </table:table-cell>
          <table:table-cell office:value-type="float" office:value="0.128194109" calcext:value-type="float">
            <text:p>0.12819410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5206" calcext:value-type="float">
            <text:p>0.001115206</text:p>
          </table:table-cell>
          <table:table-cell office:value-type="float" office:value="0.000276894" calcext:value-type="float">
            <text:p>0.000276894</text:p>
          </table:table-cell>
          <table:table-cell office:value-type="float" office:value="0.001105058" calcext:value-type="float">
            <text:p>0.001105058</text:p>
          </table:table-cell>
          <table:table-cell office:value-type="float" office:value="0.001161093" calcext:value-type="float">
            <text:p>0.001161093</text:p>
          </table:table-cell>
          <table:table-cell office:value-type="float" office:value="0.001047337" calcext:value-type="float">
            <text:p>0.00104733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3027" calcext:value-type="float">
            <text:p>0.000843027</text:p>
          </table:table-cell>
          <table:table-cell office:value-type="float" office:value="0.000004715" calcext:value-type="float">
            <text:p>4.715E-06</text:p>
          </table:table-cell>
          <table:table-cell office:value-type="float" office:value="0.000832879" calcext:value-type="float">
            <text:p>0.000832879</text:p>
          </table:table-cell>
          <table:table-cell office:value-type="float" office:value="0.000888914" calcext:value-type="float">
            <text:p>0.000888914</text:p>
          </table:table-cell>
          <table:table-cell office:value-type="float" office:value="0.000775159" calcext:value-type="float">
            <text:p>0.000775159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165307256" calcext:value-type="float">
            <text:p>24.165307256</text:p>
          </table:table-cell>
          <table:table-cell office:value-type="float" office:value="24.144601428" calcext:value-type="float">
            <text:p>24.144601428</text:p>
          </table:table-cell>
          <table:table-cell office:value-type="float" office:value="24.165056599" calcext:value-type="float">
            <text:p>24.165056599</text:p>
          </table:table-cell>
          <table:table-cell office:value-type="float" office:value="24.166440622" calcext:value-type="float">
            <text:p>24.166440622</text:p>
          </table:table-cell>
          <table:table-cell office:value-type="float" office:value="24.163630958" calcext:value-type="float">
            <text:p>24.163630958</text:p>
          </table:table-cell>
          <table:table-cell office:value-type="float" office:value="25.146280685" calcext:value-type="float">
            <text:p>25.146280685</text:p>
          </table:table-cell>
          <table:table-cell/>
          <table:table-cell office:value-type="float" office:value="0.021369107" calcext:value-type="float">
            <text:p>0.021369107</text:p>
          </table:table-cell>
          <table:table-cell office:value-type="float" office:value="0.000119467" calcext:value-type="float">
            <text:p>0.000119467</text:p>
          </table:table-cell>
          <table:table-cell office:value-type="float" office:value="0.021111868" calcext:value-type="float">
            <text:p>0.021111868</text:p>
          </table:table-cell>
          <table:table-cell office:value-type="float" office:value="0.022532235" calcext:value-type="float">
            <text:p>0.022532235</text:p>
          </table:table-cell>
          <table:table-cell office:value-type="float" office:value="0.019648789" calcext:value-type="float">
            <text:p>0.019648789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<text:s/>2019-12-03 11:11:31</text:p>
          </table:table-cell>
          <table:table-cell office:value-type="float" office:value="24.13943" calcext:value-type="float">
            <text:p>24.13943</text:p>
          </table:table-cell>
          <table:table-cell office:value-type="string" calcext:value-type="string">
            <text:p><text:s/></text:p>
          </table:table-cell>
          <table:table-cell office:value-type="float" office:value="0.136469619" calcext:value-type="float">
            <text:p>0.136469619</text:p>
          </table:table-cell>
          <table:table-cell office:value-type="float" office:value="0.033560995" calcext:value-type="float">
            <text:p>0.033560995</text:p>
          </table:table-cell>
          <table:table-cell office:value-type="float" office:value="0.134498493" calcext:value-type="float">
            <text:p>0.134498493</text:p>
          </table:table-cell>
          <table:table-cell office:value-type="float" office:value="0.142352002" calcext:value-type="float">
            <text:p>0.142352002</text:p>
          </table:table-cell>
          <table:table-cell office:value-type="float" office:value="0.12782754" calcext:value-type="float">
            <text:p>0.1278275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4948" calcext:value-type="float">
            <text:p>0.001114948</text:p>
          </table:table-cell>
          <table:table-cell office:value-type="float" office:value="0.000274191" calcext:value-type="float">
            <text:p>0.000274191</text:p>
          </table:table-cell>
          <table:table-cell office:value-type="float" office:value="0.001098844" calcext:value-type="float">
            <text:p>0.001098844</text:p>
          </table:table-cell>
          <table:table-cell office:value-type="float" office:value="0.001163007" calcext:value-type="float">
            <text:p>0.001163007</text:p>
          </table:table-cell>
          <table:table-cell office:value-type="float" office:value="0.001044343" calcext:value-type="float">
            <text:p>0.00104434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2769" calcext:value-type="float">
            <text:p>0.000842769</text:p>
          </table:table-cell>
          <table:table-cell office:value-type="float" office:value="0.000002012" calcext:value-type="float">
            <text:p>2.012E-06</text:p>
          </table:table-cell>
          <table:table-cell office:value-type="float" office:value="0.000826665" calcext:value-type="float">
            <text:p>0.000826665</text:p>
          </table:table-cell>
          <table:table-cell office:value-type="float" office:value="0.000890828" calcext:value-type="float">
            <text:p>0.000890828</text:p>
          </table:table-cell>
          <table:table-cell office:value-type="float" office:value="0.000772164" calcext:value-type="float">
            <text:p>0.000772164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16024702" calcext:value-type="float">
            <text:p>24.16024702</text:p>
          </table:table-cell>
          <table:table-cell office:value-type="float" office:value="24.139480717" calcext:value-type="float">
            <text:p>24.139480717</text:p>
          </table:table-cell>
          <table:table-cell office:value-type="float" office:value="24.159849263" calcext:value-type="float">
            <text:p>24.159849263</text:p>
          </table:table-cell>
          <table:table-cell office:value-type="float" office:value="24.161434035" calcext:value-type="float">
            <text:p>24.161434035</text:p>
          </table:table-cell>
          <table:table-cell office:value-type="float" office:value="24.158503119" calcext:value-type="float">
            <text:p>24.158503119</text:p>
          </table:table-cell>
          <table:table-cell office:value-type="float" office:value="25.141231299" calcext:value-type="float">
            <text:p>25.141231299</text:p>
          </table:table-cell>
          <table:table-cell/>
          <table:table-cell office:value-type="float" office:value="0.021362565" calcext:value-type="float">
            <text:p>0.021362565</text:p>
          </table:table-cell>
          <table:table-cell office:value-type="float" office:value="0.000050959" calcext:value-type="float">
            <text:p>5.0959E-05</text:p>
          </table:table-cell>
          <table:table-cell office:value-type="float" office:value="0.020954364" calcext:value-type="float">
            <text:p>0.020954364</text:p>
          </table:table-cell>
          <table:table-cell office:value-type="float" office:value="0.022580745" calcext:value-type="float">
            <text:p>0.022580745</text:p>
          </table:table-cell>
          <table:table-cell office:value-type="float" office:value="0.019572876" calcext:value-type="float">
            <text:p>0.019572876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<text:s/>2019-12-03 11:11:33</text:p>
          </table:table-cell>
          <table:table-cell office:value-type="float" office:value="24.12932" calcext:value-type="float">
            <text:p>24.12932</text:p>
          </table:table-cell>
          <table:table-cell office:value-type="string" calcext:value-type="string">
            <text:p><text:s/></text:p>
          </table:table-cell>
          <table:table-cell office:value-type="float" office:value="0.136302726" calcext:value-type="float">
            <text:p>0.136302726</text:p>
          </table:table-cell>
          <table:table-cell office:value-type="float" office:value="0.034846072" calcext:value-type="float">
            <text:p>0.034846072</text:p>
          </table:table-cell>
          <table:table-cell office:value-type="float" office:value="0.135089175" calcext:value-type="float">
            <text:p>0.135089175</text:p>
          </table:table-cell>
          <table:table-cell office:value-type="float" office:value="0.142280476" calcext:value-type="float">
            <text:p>0.142280476</text:p>
          </table:table-cell>
          <table:table-cell office:value-type="float" office:value="0.127624885" calcext:value-type="float">
            <text:p>0.12762488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3584" calcext:value-type="float">
            <text:p>0.001113584</text:p>
          </table:table-cell>
          <table:table-cell office:value-type="float" office:value="0.00028469" calcext:value-type="float">
            <text:p>0.00028469</text:p>
          </table:table-cell>
          <table:table-cell office:value-type="float" office:value="0.00110367" calcext:value-type="float">
            <text:p>0.00110367</text:p>
          </table:table-cell>
          <table:table-cell office:value-type="float" office:value="0.001162422" calcext:value-type="float">
            <text:p>0.001162422</text:p>
          </table:table-cell>
          <table:table-cell office:value-type="float" office:value="0.001042687" calcext:value-type="float">
            <text:p>0.00104268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1406" calcext:value-type="float">
            <text:p>0.000841406</text:p>
          </table:table-cell>
          <table:table-cell office:value-type="float" office:value="0.000012511" calcext:value-type="float">
            <text:p>1.2511E-05</text:p>
          </table:table-cell>
          <table:table-cell office:value-type="float" office:value="0.000831491" calcext:value-type="float">
            <text:p>0.000831491</text:p>
          </table:table-cell>
          <table:table-cell office:value-type="float" office:value="0.000890243" calcext:value-type="float">
            <text:p>0.000890243</text:p>
          </table:table-cell>
          <table:table-cell office:value-type="float" office:value="0.000770508" calcext:value-type="float">
            <text:p>0.000770508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15010562" calcext:value-type="float">
            <text:p>24.15010562</text:p>
          </table:table-cell>
          <table:table-cell office:value-type="float" office:value="24.129632129" calcext:value-type="float">
            <text:p>24.129632129</text:p>
          </table:table-cell>
          <table:table-cell office:value-type="float" office:value="24.149860734" calcext:value-type="float">
            <text:p>24.149860734</text:p>
          </table:table-cell>
          <table:table-cell office:value-type="float" office:value="24.151311891" calcext:value-type="float">
            <text:p>24.151311891</text:p>
          </table:table-cell>
          <table:table-cell office:value-type="float" office:value="24.148354486" calcext:value-type="float">
            <text:p>24.148354486</text:p>
          </table:table-cell>
          <table:table-cell office:value-type="float" office:value="25.131132531" calcext:value-type="float">
            <text:p>25.131132531</text:p>
          </table:table-cell>
          <table:table-cell/>
          <table:table-cell office:value-type="float" office:value="0.021328003" calcext:value-type="float">
            <text:p>0.021328003</text:p>
          </table:table-cell>
          <table:table-cell office:value-type="float" office:value="0.000317092" calcext:value-type="float">
            <text:p>0.000317092</text:p>
          </table:table-cell>
          <table:table-cell office:value-type="float" office:value="0.021076689" calcext:value-type="float">
            <text:p>0.021076689</text:p>
          </table:table-cell>
          <table:table-cell office:value-type="float" office:value="0.022565933" calcext:value-type="float">
            <text:p>0.022565933</text:p>
          </table:table-cell>
          <table:table-cell office:value-type="float" office:value="0.019530908" calcext:value-type="float">
            <text:p>0.019530908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<text:s/>2019-12-03 11:11:34</text:p>
          </table:table-cell>
          <table:table-cell office:value-type="float" office:value="24.12427" calcext:value-type="float">
            <text:p>24.12427</text:p>
          </table:table-cell>
          <table:table-cell office:value-type="string" calcext:value-type="string">
            <text:p><text:s/></text:p>
          </table:table-cell>
          <table:table-cell office:value-type="float" office:value="0.13629915" calcext:value-type="float">
            <text:p>0.13629915</text:p>
          </table:table-cell>
          <table:table-cell office:value-type="float" office:value="0.033429865" calcext:value-type="float">
            <text:p>0.033429865</text:p>
          </table:table-cell>
          <table:table-cell office:value-type="float" office:value="0.134554521" calcext:value-type="float">
            <text:p>0.134554521</text:p>
          </table:table-cell>
          <table:table-cell office:value-type="float" office:value="0.142381804" calcext:value-type="float">
            <text:p>0.142381804</text:p>
          </table:table-cell>
          <table:table-cell office:value-type="float" office:value="0.128966585" calcext:value-type="float">
            <text:p>0.12896658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3555" calcext:value-type="float">
            <text:p>0.001113555</text:p>
          </table:table-cell>
          <table:table-cell office:value-type="float" office:value="0.00027312" calcext:value-type="float">
            <text:p>0.00027312</text:p>
          </table:table-cell>
          <table:table-cell office:value-type="float" office:value="0.001099302" calcext:value-type="float">
            <text:p>0.001099302</text:p>
          </table:table-cell>
          <table:table-cell office:value-type="float" office:value="0.00116325" calcext:value-type="float">
            <text:p>0.00116325</text:p>
          </table:table-cell>
          <table:table-cell office:value-type="float" office:value="0.001053649" calcext:value-type="float">
            <text:p>0.00105364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1376" calcext:value-type="float">
            <text:p>0.000841376</text:p>
          </table:table-cell>
          <table:table-cell office:value-type="float" office:value="0.000000941" calcext:value-type="float">
            <text:p>9.41E-07</text:p>
          </table:table-cell>
          <table:table-cell office:value-type="float" office:value="0.000827123" calcext:value-type="float">
            <text:p>0.000827123</text:p>
          </table:table-cell>
          <table:table-cell office:value-type="float" office:value="0.000891071" calcext:value-type="float">
            <text:p>0.000891071</text:p>
          </table:table-cell>
          <table:table-cell office:value-type="float" office:value="0.00078147" calcext:value-type="float">
            <text:p>0.00078147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145051038" calcext:value-type="float">
            <text:p>24.145051038</text:p>
          </table:table-cell>
          <table:table-cell office:value-type="float" office:value="24.124292386" calcext:value-type="float">
            <text:p>24.124292386</text:p>
          </table:table-cell>
          <table:table-cell office:value-type="float" office:value="24.144698982" calcext:value-type="float">
            <text:p>24.144698982</text:p>
          </table:table-cell>
          <table:table-cell office:value-type="float" office:value="24.146278484" calcext:value-type="float">
            <text:p>24.146278484</text:p>
          </table:table-cell>
          <table:table-cell office:value-type="float" office:value="24.143571366" calcext:value-type="float">
            <text:p>24.143571366</text:p>
          </table:table-cell>
          <table:table-cell office:value-type="float" office:value="25.126083147" calcext:value-type="float">
            <text:p>25.126083147</text:p>
          </table:table-cell>
          <table:table-cell/>
          <table:table-cell office:value-type="float" office:value="0.021327262" calcext:value-type="float">
            <text:p>0.021327262</text:p>
          </table:table-cell>
          <table:table-cell office:value-type="float" office:value="0.000023802" calcext:value-type="float">
            <text:p>2.3802E-05</text:p>
          </table:table-cell>
          <table:table-cell office:value-type="float" office:value="0.020965967" calcext:value-type="float">
            <text:p>0.020965967</text:p>
          </table:table-cell>
          <table:table-cell office:value-type="float" office:value="0.022586917" calcext:value-type="float">
            <text:p>0.022586917</text:p>
          </table:table-cell>
          <table:table-cell office:value-type="float" office:value="0.019808761" calcext:value-type="float">
            <text:p>0.019808761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<text:s/>2019-12-03 11:11:35</text:p>
          </table:table-cell>
          <table:table-cell office:value-type="float" office:value="24.11416" calcext:value-type="float">
            <text:p>24.11416</text:p>
          </table:table-cell>
          <table:table-cell office:value-type="string" calcext:value-type="string">
            <text:p><text:s/></text:p>
          </table:table-cell>
          <table:table-cell office:value-type="float" office:value="0.136211531" calcext:value-type="float">
            <text:p>0.136211531</text:p>
          </table:table-cell>
          <table:table-cell office:value-type="float" office:value="0.033740405" calcext:value-type="float">
            <text:p>0.033740405</text:p>
          </table:table-cell>
          <table:table-cell office:value-type="float" office:value="0.13512315" calcext:value-type="float">
            <text:p>0.13512315</text:p>
          </table:table-cell>
          <table:table-cell office:value-type="float" office:value="0.142458694" calcext:value-type="float">
            <text:p>0.142458694</text:p>
          </table:table-cell>
          <table:table-cell office:value-type="float" office:value="0.128450409" calcext:value-type="float">
            <text:p>0.12845040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2839" calcext:value-type="float">
            <text:p>0.001112839</text:p>
          </table:table-cell>
          <table:table-cell office:value-type="float" office:value="0.000275657" calcext:value-type="float">
            <text:p>0.000275657</text:p>
          </table:table-cell>
          <table:table-cell office:value-type="float" office:value="0.001103947" calcext:value-type="float">
            <text:p>0.001103947</text:p>
          </table:table-cell>
          <table:table-cell office:value-type="float" office:value="0.001163878" calcext:value-type="float">
            <text:p>0.001163878</text:p>
          </table:table-cell>
          <table:table-cell office:value-type="float" office:value="0.001049431" calcext:value-type="float">
            <text:p>0.00104943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066" calcext:value-type="float">
            <text:p>0.00084066</text:p>
          </table:table-cell>
          <table:table-cell office:value-type="float" office:value="0.000003478" calcext:value-type="float">
            <text:p>3.478E-06</text:p>
          </table:table-cell>
          <table:table-cell office:value-type="float" office:value="0.000831768" calcext:value-type="float">
            <text:p>0.000831768</text:p>
          </table:table-cell>
          <table:table-cell office:value-type="float" office:value="0.000891699" calcext:value-type="float">
            <text:p>0.000891699</text:p>
          </table:table-cell>
          <table:table-cell office:value-type="float" office:value="0.000777253" calcext:value-type="float">
            <text:p>0.000777253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134925637" calcext:value-type="float">
            <text:p>24.134925637</text:p>
          </table:table-cell>
          <table:table-cell office:value-type="float" office:value="24.114247142" calcext:value-type="float">
            <text:p>24.114247142</text:p>
          </table:table-cell>
          <table:table-cell office:value-type="float" office:value="24.134706006" calcext:value-type="float">
            <text:p>24.134706006</text:p>
          </table:table-cell>
          <table:table-cell office:value-type="float" office:value="24.136186291" calcext:value-type="float">
            <text:p>24.136186291</text:p>
          </table:table-cell>
          <table:table-cell office:value-type="float" office:value="24.13335947" calcext:value-type="float">
            <text:p>24.13335947</text:p>
          </table:table-cell>
          <table:table-cell office:value-type="float" office:value="25.115984382" calcext:value-type="float">
            <text:p>25.115984382</text:p>
          </table:table-cell>
          <table:table-cell/>
          <table:table-cell office:value-type="float" office:value="0.021309117" calcext:value-type="float">
            <text:p>0.021309117</text:p>
          </table:table-cell>
          <table:table-cell office:value-type="float" office:value="0.000088114" calcext:value-type="float">
            <text:p>8.8114E-05</text:p>
          </table:table-cell>
          <table:table-cell office:value-type="float" office:value="0.021083724" calcext:value-type="float">
            <text:p>0.021083724</text:p>
          </table:table-cell>
          <table:table-cell office:value-type="float" office:value="0.02260284" calcext:value-type="float">
            <text:p>0.02260284</text:p>
          </table:table-cell>
          <table:table-cell office:value-type="float" office:value="0.019701866" calcext:value-type="float">
            <text:p>0.019701866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<text:s/>2019-12-03 11:11:37</text:p>
          </table:table-cell>
          <table:table-cell office:value-type="float" office:value="24.12427" calcext:value-type="float">
            <text:p>24.12427</text:p>
          </table:table-cell>
          <table:table-cell office:value-type="string" calcext:value-type="string">
            <text:p><text:s/></text:p>
          </table:table-cell>
          <table:table-cell office:value-type="float" office:value="0.136365907" calcext:value-type="float">
            <text:p>0.136365907</text:p>
          </table:table-cell>
          <table:table-cell office:value-type="float" office:value="0.033704642" calcext:value-type="float">
            <text:p>0.033704642</text:p>
          </table:table-cell>
          <table:table-cell office:value-type="float" office:value="0.134425179" calcext:value-type="float">
            <text:p>0.134425179</text:p>
          </table:table-cell>
          <table:table-cell office:value-type="float" office:value="0.142493265" calcext:value-type="float">
            <text:p>0.142493265</text:p>
          </table:table-cell>
          <table:table-cell office:value-type="float" office:value="0.128396765" calcext:value-type="float">
            <text:p>0.12839676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4101" calcext:value-type="float">
            <text:p>0.001114101</text:p>
          </table:table-cell>
          <table:table-cell office:value-type="float" office:value="0.000275365" calcext:value-type="float">
            <text:p>0.000275365</text:p>
          </table:table-cell>
          <table:table-cell office:value-type="float" office:value="0.001098245" calcext:value-type="float">
            <text:p>0.001098245</text:p>
          </table:table-cell>
          <table:table-cell office:value-type="float" office:value="0.001164161" calcext:value-type="float">
            <text:p>0.001164161</text:p>
          </table:table-cell>
          <table:table-cell office:value-type="float" office:value="0.001048993" calcext:value-type="float">
            <text:p>0.00104899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1922" calcext:value-type="float">
            <text:p>0.000841922</text:p>
          </table:table-cell>
          <table:table-cell office:value-type="float" office:value="0.000003186" calcext:value-type="float">
            <text:p>3.186E-06</text:p>
          </table:table-cell>
          <table:table-cell office:value-type="float" office:value="0.000826066" calcext:value-type="float">
            <text:p>0.000826066</text:p>
          </table:table-cell>
          <table:table-cell office:value-type="float" office:value="0.000891982" calcext:value-type="float">
            <text:p>0.000891982</text:p>
          </table:table-cell>
          <table:table-cell office:value-type="float" office:value="0.000776814" calcext:value-type="float">
            <text:p>0.000776814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145064509" calcext:value-type="float">
            <text:p>24.145064509</text:p>
          </table:table-cell>
          <table:table-cell office:value-type="float" office:value="24.124347836" calcext:value-type="float">
            <text:p>24.124347836</text:p>
          </table:table-cell>
          <table:table-cell office:value-type="float" office:value="24.144672881" calcext:value-type="float">
            <text:p>24.144672881</text:p>
          </table:table-cell>
          <table:table-cell office:value-type="float" office:value="24.146300976" calcext:value-type="float">
            <text:p>24.146300976</text:p>
          </table:table-cell>
          <table:table-cell office:value-type="float" office:value="24.143456379" calcext:value-type="float">
            <text:p>24.143456379</text:p>
          </table:table-cell>
          <table:table-cell office:value-type="float" office:value="25.126083147" calcext:value-type="float">
            <text:p>25.126083147</text:p>
          </table:table-cell>
          <table:table-cell/>
          <table:table-cell office:value-type="float" office:value="0.021341087" calcext:value-type="float">
            <text:p>0.021341087</text:p>
          </table:table-cell>
          <table:table-cell office:value-type="float" office:value="0.000080707" calcext:value-type="float">
            <text:p>8.0707E-05</text:p>
          </table:table-cell>
          <table:table-cell office:value-type="float" office:value="0.020939182" calcext:value-type="float">
            <text:p>0.020939182</text:p>
          </table:table-cell>
          <table:table-cell office:value-type="float" office:value="0.022609999" calcext:value-type="float">
            <text:p>0.022609999</text:p>
          </table:table-cell>
          <table:table-cell office:value-type="float" office:value="0.019690757" calcext:value-type="float">
            <text:p>0.019690757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<text:s/>2019-12-03 11:11:38</text:p>
          </table:table-cell>
          <table:table-cell office:value-type="float" office:value="24.11416" calcext:value-type="float">
            <text:p>24.11416</text:p>
          </table:table-cell>
          <table:table-cell office:value-type="string" calcext:value-type="string">
            <text:p><text:s/></text:p>
          </table:table-cell>
          <table:table-cell office:value-type="float" office:value="0.136377828" calcext:value-type="float">
            <text:p>0.136377828</text:p>
          </table:table-cell>
          <table:table-cell office:value-type="float" office:value="0.034012799" calcext:value-type="float">
            <text:p>0.034012799</text:p>
          </table:table-cell>
          <table:table-cell office:value-type="float" office:value="0.135324017" calcext:value-type="float">
            <text:p>0.135324017</text:p>
          </table:table-cell>
          <table:table-cell office:value-type="float" office:value="0.142239945" calcext:value-type="float">
            <text:p>0.142239945</text:p>
          </table:table-cell>
          <table:table-cell office:value-type="float" office:value="0.127990857" calcext:value-type="float">
            <text:p>0.12799085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4198" calcext:value-type="float">
            <text:p>0.001114198</text:p>
          </table:table-cell>
          <table:table-cell office:value-type="float" office:value="0.000277882" calcext:value-type="float">
            <text:p>0.000277882</text:p>
          </table:table-cell>
          <table:table-cell office:value-type="float" office:value="0.001105588" calcext:value-type="float">
            <text:p>0.001105588</text:p>
          </table:table-cell>
          <table:table-cell office:value-type="float" office:value="0.001162091" calcext:value-type="float">
            <text:p>0.001162091</text:p>
          </table:table-cell>
          <table:table-cell office:value-type="float" office:value="0.001045677" calcext:value-type="float">
            <text:p>0.00104567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2019" calcext:value-type="float">
            <text:p>0.000842019</text:p>
          </table:table-cell>
          <table:table-cell office:value-type="float" office:value="0.000005704" calcext:value-type="float">
            <text:p>5.704E-06</text:p>
          </table:table-cell>
          <table:table-cell office:value-type="float" office:value="0.00083341" calcext:value-type="float">
            <text:p>0.00083341</text:p>
          </table:table-cell>
          <table:table-cell office:value-type="float" office:value="0.000889912" calcext:value-type="float">
            <text:p>0.000889912</text:p>
          </table:table-cell>
          <table:table-cell office:value-type="float" office:value="0.000773498" calcext:value-type="float">
            <text:p>0.000773498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134959195" calcext:value-type="float">
            <text:p>24.134959195</text:p>
          </table:table-cell>
          <table:table-cell office:value-type="float" office:value="24.114302111" calcext:value-type="float">
            <text:p>24.114302111</text:p>
          </table:table-cell>
          <table:table-cell office:value-type="float" office:value="24.13474654" calcext:value-type="float">
            <text:p>24.13474654</text:p>
          </table:table-cell>
          <table:table-cell office:value-type="float" office:value="24.136142148" calcext:value-type="float">
            <text:p>24.136142148</text:p>
          </table:table-cell>
          <table:table-cell office:value-type="float" office:value="24.133266734" calcext:value-type="float">
            <text:p>24.133266734</text:p>
          </table:table-cell>
          <table:table-cell office:value-type="float" office:value="25.115984382" calcext:value-type="float">
            <text:p>25.115984382</text:p>
          </table:table-cell>
          <table:table-cell/>
          <table:table-cell office:value-type="float" office:value="0.021343556" calcext:value-type="float">
            <text:p>0.021343556</text:p>
          </table:table-cell>
          <table:table-cell office:value-type="float" office:value="0.000144525" calcext:value-type="float">
            <text:p>0.000144525</text:p>
          </table:table-cell>
          <table:table-cell office:value-type="float" office:value="0.021125322" calcext:value-type="float">
            <text:p>0.021125322</text:p>
          </table:table-cell>
          <table:table-cell office:value-type="float" office:value="0.022557539" calcext:value-type="float">
            <text:p>0.022557539</text:p>
          </table:table-cell>
          <table:table-cell office:value-type="float" office:value="0.019606698" calcext:value-type="float">
            <text:p>0.019606698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<text:s/>2019-12-03 11:11:39</text:p>
          </table:table-cell>
          <table:table-cell office:value-type="float" office:value="24.11416" calcext:value-type="float">
            <text:p>24.11416</text:p>
          </table:table-cell>
          <table:table-cell office:value-type="string" calcext:value-type="string">
            <text:p><text:s/></text:p>
          </table:table-cell>
          <table:table-cell office:value-type="float" office:value="0.136339681" calcext:value-type="float">
            <text:p>0.136339681</text:p>
          </table:table-cell>
          <table:table-cell office:value-type="float" office:value="0.03360093" calcext:value-type="float">
            <text:p>0.03360093</text:p>
          </table:table-cell>
          <table:table-cell office:value-type="float" office:value="0.134340541" calcext:value-type="float">
            <text:p>0.134340541</text:p>
          </table:table-cell>
          <table:table-cell office:value-type="float" office:value="0.142218488" calcext:value-type="float">
            <text:p>0.142218488</text:p>
          </table:table-cell>
          <table:table-cell office:value-type="float" office:value="0.128451601" calcext:value-type="float">
            <text:p>0.12845160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3886" calcext:value-type="float">
            <text:p>0.001113886</text:p>
          </table:table-cell>
          <table:table-cell office:value-type="float" office:value="0.000274517" calcext:value-type="float">
            <text:p>0.000274517</text:p>
          </table:table-cell>
          <table:table-cell office:value-type="float" office:value="0.001097553" calcext:value-type="float">
            <text:p>0.001097553</text:p>
          </table:table-cell>
          <table:table-cell office:value-type="float" office:value="0.001161916" calcext:value-type="float">
            <text:p>0.001161916</text:p>
          </table:table-cell>
          <table:table-cell office:value-type="float" office:value="0.001049441" calcext:value-type="float">
            <text:p>0.00104944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1707" calcext:value-type="float">
            <text:p>0.000841707</text:p>
          </table:table-cell>
          <table:table-cell office:value-type="float" office:value="0.000002339" calcext:value-type="float">
            <text:p>2.339E-06</text:p>
          </table:table-cell>
          <table:table-cell office:value-type="float" office:value="0.000825375" calcext:value-type="float">
            <text:p>0.000825375</text:p>
          </table:table-cell>
          <table:table-cell office:value-type="float" office:value="0.000889737" calcext:value-type="float">
            <text:p>0.000889737</text:p>
          </table:table-cell>
          <table:table-cell office:value-type="float" office:value="0.000777262" calcext:value-type="float">
            <text:p>0.000777262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134951497" calcext:value-type="float">
            <text:p>24.134951497</text:p>
          </table:table-cell>
          <table:table-cell office:value-type="float" office:value="24.114218996" calcext:value-type="float">
            <text:p>24.114218996</text:p>
          </table:table-cell>
          <table:table-cell office:value-type="float" office:value="24.134548078" calcext:value-type="float">
            <text:p>24.134548078</text:p>
          </table:table-cell>
          <table:table-cell office:value-type="float" office:value="24.136137818" calcext:value-type="float">
            <text:p>24.136137818</text:p>
          </table:table-cell>
          <table:table-cell office:value-type="float" office:value="24.13335971" calcext:value-type="float">
            <text:p>24.13335971</text:p>
          </table:table-cell>
          <table:table-cell office:value-type="float" office:value="25.115984382" calcext:value-type="float">
            <text:p>25.115984382</text:p>
          </table:table-cell>
          <table:table-cell/>
          <table:table-cell office:value-type="float" office:value="0.021335656" calcext:value-type="float">
            <text:p>0.021335656</text:p>
          </table:table-cell>
          <table:table-cell office:value-type="float" office:value="0.000059229" calcext:value-type="float">
            <text:p>5.9229E-05</text:p>
          </table:table-cell>
          <table:table-cell office:value-type="float" office:value="0.020921654" calcext:value-type="float">
            <text:p>0.020921654</text:p>
          </table:table-cell>
          <table:table-cell office:value-type="float" office:value="0.022553096" calcext:value-type="float">
            <text:p>0.022553096</text:p>
          </table:table-cell>
          <table:table-cell office:value-type="float" office:value="0.019702113" calcext:value-type="float">
            <text:p>0.019702113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<text:s/>2019-12-03 11:11:41</text:p>
          </table:table-cell>
          <table:table-cell office:value-type="float" office:value="24.10911" calcext:value-type="float">
            <text:p>24.10911</text:p>
          </table:table-cell>
          <table:table-cell office:value-type="string" calcext:value-type="string">
            <text:p><text:s/></text:p>
          </table:table-cell>
          <table:table-cell office:value-type="float" office:value="0.136201994" calcext:value-type="float">
            <text:p>0.136201994</text:p>
          </table:table-cell>
          <table:table-cell office:value-type="float" office:value="0.03344417" calcext:value-type="float">
            <text:p>0.03344417</text:p>
          </table:table-cell>
          <table:table-cell office:value-type="float" office:value="0.134317295" calcext:value-type="float">
            <text:p>0.134317295</text:p>
          </table:table-cell>
          <table:table-cell office:value-type="float" office:value="0.142280476" calcext:value-type="float">
            <text:p>0.142280476</text:p>
          </table:table-cell>
          <table:table-cell office:value-type="float" office:value="0.128535048" calcext:value-type="float">
            <text:p>0.12853504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2761" calcext:value-type="float">
            <text:p>0.001112761</text:p>
          </table:table-cell>
          <table:table-cell office:value-type="float" office:value="0.000273237" calcext:value-type="float">
            <text:p>0.000273237</text:p>
          </table:table-cell>
          <table:table-cell office:value-type="float" office:value="0.001097364" calcext:value-type="float">
            <text:p>0.001097364</text:p>
          </table:table-cell>
          <table:table-cell office:value-type="float" office:value="0.001162422" calcext:value-type="float">
            <text:p>0.001162422</text:p>
          </table:table-cell>
          <table:table-cell office:value-type="float" office:value="0.001050123" calcext:value-type="float">
            <text:p>0.00105012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0583" calcext:value-type="float">
            <text:p>0.000840583</text:p>
          </table:table-cell>
          <table:table-cell office:value-type="float" office:value="0.000001058" calcext:value-type="float">
            <text:p>1.058E-06</text:p>
          </table:table-cell>
          <table:table-cell office:value-type="float" office:value="0.000825185" calcext:value-type="float">
            <text:p>0.000825185</text:p>
          </table:table-cell>
          <table:table-cell office:value-type="float" office:value="0.000890243" calcext:value-type="float">
            <text:p>0.000890243</text:p>
          </table:table-cell>
          <table:table-cell office:value-type="float" office:value="0.000777944" calcext:value-type="float">
            <text:p>0.000777944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129869853" calcext:value-type="float">
            <text:p>24.129869853</text:p>
          </table:table-cell>
          <table:table-cell office:value-type="float" office:value="24.109133407" calcext:value-type="float">
            <text:p>24.109133407</text:p>
          </table:table-cell>
          <table:table-cell office:value-type="float" office:value="24.129489526" calcext:value-type="float">
            <text:p>24.129489526</text:p>
          </table:table-cell>
          <table:table-cell office:value-type="float" office:value="24.131096473" calcext:value-type="float">
            <text:p>24.131096473</text:p>
          </table:table-cell>
          <table:table-cell office:value-type="float" office:value="24.128322683" calcext:value-type="float">
            <text:p>24.128322683</text:p>
          </table:table-cell>
          <table:table-cell office:value-type="float" office:value="25.110935001" calcext:value-type="float">
            <text:p>25.110935001</text:p>
          </table:table-cell>
          <table:table-cell/>
          <table:table-cell office:value-type="float" office:value="0.021307142" calcext:value-type="float">
            <text:p>0.021307142</text:p>
          </table:table-cell>
          <table:table-cell office:value-type="float" office:value="0.000026765" calcext:value-type="float">
            <text:p>2.6765E-05</text:p>
          </table:table-cell>
          <table:table-cell office:value-type="float" office:value="0.02091684" calcext:value-type="float">
            <text:p>0.02091684</text:p>
          </table:table-cell>
          <table:table-cell office:value-type="float" office:value="0.022565933" calcext:value-type="float">
            <text:p>0.022565933</text:p>
          </table:table-cell>
          <table:table-cell office:value-type="float" office:value="0.019719394" calcext:value-type="float">
            <text:p>0.019719394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<text:s/>2019-12-03 11:11:42</text:p>
          </table:table-cell>
          <table:table-cell office:value-type="float" office:value="24.10911" calcext:value-type="float">
            <text:p>24.10911</text:p>
          </table:table-cell>
          <table:table-cell office:value-type="string" calcext:value-type="string">
            <text:p><text:s/></text:p>
          </table:table-cell>
          <table:table-cell office:value-type="float" office:value="0.136032121" calcext:value-type="float">
            <text:p>0.136032121</text:p>
          </table:table-cell>
          <table:table-cell office:value-type="float" office:value="0.034850244" calcext:value-type="float">
            <text:p>0.034850244</text:p>
          </table:table-cell>
          <table:table-cell office:value-type="float" office:value="0.135096924" calcext:value-type="float">
            <text:p>0.135096924</text:p>
          </table:table-cell>
          <table:table-cell office:value-type="float" office:value="0.142366307" calcext:value-type="float">
            <text:p>0.142366307</text:p>
          </table:table-cell>
          <table:table-cell office:value-type="float" office:value="0.127625481" calcext:value-type="float">
            <text:p>0.12762548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1374" calcext:value-type="float">
            <text:p>0.001111374</text:p>
          </table:table-cell>
          <table:table-cell office:value-type="float" office:value="0.000284724" calcext:value-type="float">
            <text:p>0.000284724</text:p>
          </table:table-cell>
          <table:table-cell office:value-type="float" office:value="0.001103733" calcext:value-type="float">
            <text:p>0.001103733</text:p>
          </table:table-cell>
          <table:table-cell office:value-type="float" office:value="0.001163123" calcext:value-type="float">
            <text:p>0.001163123</text:p>
          </table:table-cell>
          <table:table-cell office:value-type="float" office:value="0.001042692" calcext:value-type="float">
            <text:p>0.00104269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39195" calcext:value-type="float">
            <text:p>0.000839195</text:p>
          </table:table-cell>
          <table:table-cell office:value-type="float" office:value="0.000012545" calcext:value-type="float">
            <text:p>1.2545E-05</text:p>
          </table:table-cell>
          <table:table-cell office:value-type="float" office:value="0.000831554" calcext:value-type="float">
            <text:p>0.000831554</text:p>
          </table:table-cell>
          <table:table-cell office:value-type="float" office:value="0.000890945" calcext:value-type="float">
            <text:p>0.000890945</text:p>
          </table:table-cell>
          <table:table-cell office:value-type="float" office:value="0.000770513" calcext:value-type="float">
            <text:p>0.000770513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129835573" calcext:value-type="float">
            <text:p>24.129835573</text:p>
          </table:table-cell>
          <table:table-cell office:value-type="float" office:value="24.109417154" calcext:value-type="float">
            <text:p>24.109417154</text:p>
          </table:table-cell>
          <table:table-cell office:value-type="float" office:value="24.129646853" calcext:value-type="float">
            <text:p>24.129646853</text:p>
          </table:table-cell>
          <table:table-cell office:value-type="float" office:value="24.131113794" calcext:value-type="float">
            <text:p>24.131113794</text:p>
          </table:table-cell>
          <table:table-cell office:value-type="float" office:value="24.128139134" calcext:value-type="float">
            <text:p>24.128139134</text:p>
          </table:table-cell>
          <table:table-cell office:value-type="float" office:value="25.110935001" calcext:value-type="float">
            <text:p>25.110935001</text:p>
          </table:table-cell>
          <table:table-cell/>
          <table:table-cell office:value-type="float" office:value="0.021271963" calcext:value-type="float">
            <text:p>0.021271963</text:p>
          </table:table-cell>
          <table:table-cell office:value-type="float" office:value="0.000317956" calcext:value-type="float">
            <text:p>0.000317956</text:p>
          </table:table-cell>
          <table:table-cell office:value-type="float" office:value="0.021078293" calcext:value-type="float">
            <text:p>0.021078293</text:p>
          </table:table-cell>
          <table:table-cell office:value-type="float" office:value="0.022583708" calcext:value-type="float">
            <text:p>0.022583708</text:p>
          </table:table-cell>
          <table:table-cell office:value-type="float" office:value="0.019531032" calcext:value-type="float">
            <text:p>0.019531032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<text:s/>2019-12-03 11:11:43</text:p>
          </table:table-cell>
          <table:table-cell office:value-type="float" office:value="24.10405" calcext:value-type="float">
            <text:p>24.10405</text:p>
          </table:table-cell>
          <table:table-cell office:value-type="string" calcext:value-type="string">
            <text:p><text:s/></text:p>
          </table:table-cell>
          <table:table-cell office:value-type="float" office:value="0.136036889" calcext:value-type="float">
            <text:p>0.136036889</text:p>
          </table:table-cell>
          <table:table-cell office:value-type="float" office:value="0.033432249" calcext:value-type="float">
            <text:p>0.033432249</text:p>
          </table:table-cell>
          <table:table-cell office:value-type="float" office:value="0.13450803" calcext:value-type="float">
            <text:p>0.13450803</text:p>
          </table:table-cell>
          <table:table-cell office:value-type="float" office:value="0.142355578" calcext:value-type="float">
            <text:p>0.142355578</text:p>
          </table:table-cell>
          <table:table-cell office:value-type="float" office:value="0.128814593" calcext:value-type="float">
            <text:p>0.12881459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1412" calcext:value-type="float">
            <text:p>0.001111412</text:p>
          </table:table-cell>
          <table:table-cell office:value-type="float" office:value="0.000273139" calcext:value-type="float">
            <text:p>0.000273139</text:p>
          </table:table-cell>
          <table:table-cell office:value-type="float" office:value="0.001098922" calcext:value-type="float">
            <text:p>0.001098922</text:p>
          </table:table-cell>
          <table:table-cell office:value-type="float" office:value="0.001163036" calcext:value-type="float">
            <text:p>0.001163036</text:p>
          </table:table-cell>
          <table:table-cell office:value-type="float" office:value="0.001052407" calcext:value-type="float">
            <text:p>0.00105240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39234" calcext:value-type="float">
            <text:p>0.000839234</text:p>
          </table:table-cell>
          <table:table-cell office:value-type="float" office:value="0.00000096" calcext:value-type="float">
            <text:p>9.6E-07</text:p>
          </table:table-cell>
          <table:table-cell office:value-type="float" office:value="0.000826743" calcext:value-type="float">
            <text:p>0.000826743</text:p>
          </table:table-cell>
          <table:table-cell office:value-type="float" office:value="0.000890857" calcext:value-type="float">
            <text:p>0.000890857</text:p>
          </table:table-cell>
          <table:table-cell office:value-type="float" office:value="0.000780228" calcext:value-type="float">
            <text:p>0.000780228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124782676" calcext:value-type="float">
            <text:p>24.124782676</text:p>
          </table:table-cell>
          <table:table-cell office:value-type="float" office:value="24.104077047" calcext:value-type="float">
            <text:p>24.104077047</text:p>
          </table:table-cell>
          <table:table-cell office:value-type="float" office:value="24.124474154" calcext:value-type="float">
            <text:p>24.124474154</text:p>
          </table:table-cell>
          <table:table-cell office:value-type="float" office:value="24.126057775" calcext:value-type="float">
            <text:p>24.126057775</text:p>
          </table:table-cell>
          <table:table-cell office:value-type="float" office:value="24.123325228" calcext:value-type="float">
            <text:p>24.123325228</text:p>
          </table:table-cell>
          <table:table-cell office:value-type="float" office:value="25.10588562" calcext:value-type="float">
            <text:p>25.10588562</text:p>
          </table:table-cell>
          <table:table-cell/>
          <table:table-cell office:value-type="float" office:value="0.021272951" calcext:value-type="float">
            <text:p>0.021272951</text:p>
          </table:table-cell>
          <table:table-cell office:value-type="float" office:value="0.000024296" calcext:value-type="float">
            <text:p>2.4296E-05</text:p>
          </table:table-cell>
          <table:table-cell office:value-type="float" office:value="0.020956339" calcext:value-type="float">
            <text:p>0.020956339</text:p>
          </table:table-cell>
          <table:table-cell office:value-type="float" office:value="0.022581486" calcext:value-type="float">
            <text:p>0.022581486</text:p>
          </table:table-cell>
          <table:table-cell office:value-type="float" office:value="0.019777285" calcext:value-type="float">
            <text:p>0.019777285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<text:s/>2019-12-03 11:11:44</text:p>
          </table:table-cell>
          <table:table-cell office:value-type="float" office:value="24.10405" calcext:value-type="float">
            <text:p>24.10405</text:p>
          </table:table-cell>
          <table:table-cell office:value-type="string" calcext:value-type="string">
            <text:p><text:s/></text:p>
          </table:table-cell>
          <table:table-cell office:value-type="float" office:value="0.135957615" calcext:value-type="float">
            <text:p>0.135957615</text:p>
          </table:table-cell>
          <table:table-cell office:value-type="float" office:value="0.033850674" calcext:value-type="float">
            <text:p>0.033850674</text:p>
          </table:table-cell>
          <table:table-cell office:value-type="float" office:value="0.135148184" calcext:value-type="float">
            <text:p>0.135148184</text:p>
          </table:table-cell>
          <table:table-cell office:value-type="float" office:value="0.142295974" calcext:value-type="float">
            <text:p>0.142295974</text:p>
          </table:table-cell>
          <table:table-cell office:value-type="float" office:value="0.128043309" calcext:value-type="float">
            <text:p>0.12804330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0765" calcext:value-type="float">
            <text:p>0.001110765</text:p>
          </table:table-cell>
          <table:table-cell office:value-type="float" office:value="0.000276558" calcext:value-type="float">
            <text:p>0.000276558</text:p>
          </table:table-cell>
          <table:table-cell office:value-type="float" office:value="0.001104152" calcext:value-type="float">
            <text:p>0.001104152</text:p>
          </table:table-cell>
          <table:table-cell office:value-type="float" office:value="0.001162549" calcext:value-type="float">
            <text:p>0.001162549</text:p>
          </table:table-cell>
          <table:table-cell office:value-type="float" office:value="0.001046105" calcext:value-type="float">
            <text:p>0.00104610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38586" calcext:value-type="float">
            <text:p>0.000838586</text:p>
          </table:table-cell>
          <table:table-cell office:value-type="float" office:value="0.000004379" calcext:value-type="float">
            <text:p>4.379E-06</text:p>
          </table:table-cell>
          <table:table-cell office:value-type="float" office:value="0.000831973" calcext:value-type="float">
            <text:p>0.000831973</text:p>
          </table:table-cell>
          <table:table-cell office:value-type="float" office:value="0.00089037" calcext:value-type="float">
            <text:p>0.00089037</text:p>
          </table:table-cell>
          <table:table-cell office:value-type="float" office:value="0.000773927" calcext:value-type="float">
            <text:p>0.000773927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124766678" calcext:value-type="float">
            <text:p>24.124766678</text:p>
          </table:table-cell>
          <table:table-cell office:value-type="float" office:value="24.104161485" calcext:value-type="float">
            <text:p>24.104161485</text:p>
          </table:table-cell>
          <table:table-cell office:value-type="float" office:value="24.124603336" calcext:value-type="float">
            <text:p>24.124603336</text:p>
          </table:table-cell>
          <table:table-cell office:value-type="float" office:value="24.126045747" calcext:value-type="float">
            <text:p>24.126045747</text:p>
          </table:table-cell>
          <table:table-cell office:value-type="float" office:value="24.123169584" calcext:value-type="float">
            <text:p>24.123169584</text:p>
          </table:table-cell>
          <table:table-cell office:value-type="float" office:value="25.10588562" calcext:value-type="float">
            <text:p>25.10588562</text:p>
          </table:table-cell>
          <table:table-cell/>
          <table:table-cell office:value-type="float" office:value="0.021256534" calcext:value-type="float">
            <text:p>0.021256534</text:p>
          </table:table-cell>
          <table:table-cell office:value-type="float" office:value="0.00011095" calcext:value-type="float">
            <text:p>0.00011095</text:p>
          </table:table-cell>
          <table:table-cell office:value-type="float" office:value="0.021088909" calcext:value-type="float">
            <text:p>0.021088909</text:p>
          </table:table-cell>
          <table:table-cell office:value-type="float" office:value="0.022569142" calcext:value-type="float">
            <text:p>0.022569142</text:p>
          </table:table-cell>
          <table:table-cell office:value-type="float" office:value="0.01961756" calcext:value-type="float">
            <text:p>0.01961756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<text:s/>2019-12-03 11:11:46</text:p>
          </table:table-cell>
          <table:table-cell office:value-type="float" office:value="24.09395" calcext:value-type="float">
            <text:p>24.09395</text:p>
          </table:table-cell>
          <table:table-cell office:value-type="string" calcext:value-type="string">
            <text:p><text:s/></text:p>
          </table:table-cell>
          <table:table-cell office:value-type="float" office:value="0.135958211" calcext:value-type="float">
            <text:p>0.135958211</text:p>
          </table:table-cell>
          <table:table-cell office:value-type="float" office:value="0.03354967" calcext:value-type="float">
            <text:p>0.03354967</text:p>
          </table:table-cell>
          <table:table-cell office:value-type="float" office:value="0.134240405" calcext:value-type="float">
            <text:p>0.134240405</text:p>
          </table:table-cell>
          <table:table-cell office:value-type="float" office:value="0.142333525" calcext:value-type="float">
            <text:p>0.142333525</text:p>
          </table:table-cell>
          <table:table-cell office:value-type="float" office:value="0.12838544" calcext:value-type="float">
            <text:p>0.1283854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077" calcext:value-type="float">
            <text:p>0.00111077</text:p>
          </table:table-cell>
          <table:table-cell office:value-type="float" office:value="0.000274099" calcext:value-type="float">
            <text:p>0.000274099</text:p>
          </table:table-cell>
          <table:table-cell office:value-type="float" office:value="0.001096735" calcext:value-type="float">
            <text:p>0.001096735</text:p>
          </table:table-cell>
          <table:table-cell office:value-type="float" office:value="0.001162856" calcext:value-type="float">
            <text:p>0.001162856</text:p>
          </table:table-cell>
          <table:table-cell office:value-type="float" office:value="0.001048901" calcext:value-type="float">
            <text:p>0.00104890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38591" calcext:value-type="float">
            <text:p>0.000838591</text:p>
          </table:table-cell>
          <table:table-cell office:value-type="float" office:value="0.00000192" calcext:value-type="float">
            <text:p>1.92E-06</text:p>
          </table:table-cell>
          <table:table-cell office:value-type="float" office:value="0.000824556" calcext:value-type="float">
            <text:p>0.000824556</text:p>
          </table:table-cell>
          <table:table-cell office:value-type="float" office:value="0.000890677" calcext:value-type="float">
            <text:p>0.000890677</text:p>
          </table:table-cell>
          <table:table-cell office:value-type="float" office:value="0.000776722" calcext:value-type="float">
            <text:p>0.000776722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11465908" calcext:value-type="float">
            <text:p>24.11465908</text:p>
          </table:table-cell>
          <table:table-cell office:value-type="float" office:value="24.093992834" calcext:value-type="float">
            <text:p>24.093992834</text:p>
          </table:table-cell>
          <table:table-cell office:value-type="float" office:value="24.114312427" calcext:value-type="float">
            <text:p>24.114312427</text:p>
          </table:table-cell>
          <table:table-cell office:value-type="float" office:value="24.115945618" calcext:value-type="float">
            <text:p>24.115945618</text:p>
          </table:table-cell>
          <table:table-cell office:value-type="float" office:value="24.113130893" calcext:value-type="float">
            <text:p>24.113130893</text:p>
          </table:table-cell>
          <table:table-cell office:value-type="float" office:value="25.09578686" calcext:value-type="float">
            <text:p>25.09578686</text:p>
          </table:table-cell>
          <table:table-cell/>
          <table:table-cell office:value-type="float" office:value="0.021256657" calcext:value-type="float">
            <text:p>0.021256657</text:p>
          </table:table-cell>
          <table:table-cell office:value-type="float" office:value="0.000048613" calcext:value-type="float">
            <text:p>4.8613E-05</text:p>
          </table:table-cell>
          <table:table-cell office:value-type="float" office:value="0.020900917" calcext:value-type="float">
            <text:p>0.020900917</text:p>
          </table:table-cell>
          <table:table-cell office:value-type="float" office:value="0.022576919" calcext:value-type="float">
            <text:p>0.022576919</text:p>
          </table:table-cell>
          <table:table-cell office:value-type="float" office:value="0.019688412" calcext:value-type="float">
            <text:p>0.019688412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<text:s/>2019-12-03 11:11:47</text:p>
          </table:table-cell>
          <table:table-cell office:value-type="float" office:value="24.07373" calcext:value-type="float">
            <text:p>24.07373</text:p>
          </table:table-cell>
          <table:table-cell office:value-type="string" calcext:value-type="string">
            <text:p><text:s/></text:p>
          </table:table-cell>
          <table:table-cell office:value-type="float" office:value="0.135892646" calcext:value-type="float">
            <text:p>0.135892646</text:p>
          </table:table-cell>
          <table:table-cell office:value-type="float" office:value="0.034548644" calcext:value-type="float">
            <text:p>0.034548644</text:p>
          </table:table-cell>
          <table:table-cell office:value-type="float" office:value="0.13443412" calcext:value-type="float">
            <text:p>0.13443412</text:p>
          </table:table-cell>
          <table:table-cell office:value-type="float" office:value="0.142420547" calcext:value-type="float">
            <text:p>0.142420547</text:p>
          </table:table-cell>
          <table:table-cell office:value-type="float" office:value="0.12787582" calcext:value-type="float">
            <text:p>0.1278758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0234" calcext:value-type="float">
            <text:p>0.001110234</text:p>
          </table:table-cell>
          <table:table-cell office:value-type="float" office:value="0.00028226" calcext:value-type="float">
            <text:p>0.00028226</text:p>
          </table:table-cell>
          <table:table-cell office:value-type="float" office:value="0.001098318" calcext:value-type="float">
            <text:p>0.001098318</text:p>
          </table:table-cell>
          <table:table-cell office:value-type="float" office:value="0.001163567" calcext:value-type="float">
            <text:p>0.001163567</text:p>
          </table:table-cell>
          <table:table-cell office:value-type="float" office:value="0.001044737" calcext:value-type="float">
            <text:p>0.00104473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38055" calcext:value-type="float">
            <text:p>0.000838055</text:p>
          </table:table-cell>
          <table:table-cell office:value-type="float" office:value="0.000010081" calcext:value-type="float">
            <text:p>1.0081E-05</text:p>
          </table:table-cell>
          <table:table-cell office:value-type="float" office:value="0.000826139" calcext:value-type="float">
            <text:p>0.000826139</text:p>
          </table:table-cell>
          <table:table-cell office:value-type="float" office:value="0.000891388" calcext:value-type="float">
            <text:p>0.000891388</text:p>
          </table:table-cell>
          <table:table-cell office:value-type="float" office:value="0.000772558" calcext:value-type="float">
            <text:p>0.000772558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94430416" calcext:value-type="float">
            <text:p>24.094430416</text:p>
          </table:table-cell>
          <table:table-cell office:value-type="float" office:value="24.073978621" calcext:value-type="float">
            <text:p>24.073978621</text:p>
          </table:table-cell>
          <table:table-cell office:value-type="float" office:value="24.09413608" calcext:value-type="float">
            <text:p>24.09413608</text:p>
          </table:table-cell>
          <table:table-cell office:value-type="float" office:value="24.09574777" calcext:value-type="float">
            <text:p>24.09574777</text:p>
          </table:table-cell>
          <table:table-cell office:value-type="float" office:value="24.092812589" calcext:value-type="float">
            <text:p>24.092812589</text:p>
          </table:table-cell>
          <table:table-cell office:value-type="float" office:value="25.075589349" calcext:value-type="float">
            <text:p>25.075589349</text:p>
          </table:table-cell>
          <table:table-cell/>
          <table:table-cell office:value-type="float" office:value="0.021243079" calcext:value-type="float">
            <text:p>0.021243079</text:p>
          </table:table-cell>
          <table:table-cell office:value-type="float" office:value="0.000255496" calcext:value-type="float">
            <text:p>0.000255496</text:p>
          </table:table-cell>
          <table:table-cell office:value-type="float" office:value="0.020941033" calcext:value-type="float">
            <text:p>0.020941033</text:p>
          </table:table-cell>
          <table:table-cell office:value-type="float" office:value="0.02259494" calcext:value-type="float">
            <text:p>0.02259494</text:p>
          </table:table-cell>
          <table:table-cell office:value-type="float" office:value="0.019582875" calcext:value-type="float">
            <text:p>0.019582875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<text:s/>2019-12-03 11:11:48</text:p>
          </table:table-cell>
          <table:table-cell office:value-type="float" office:value="24.06868" calcext:value-type="float">
            <text:p>24.06868</text:p>
          </table:table-cell>
          <table:table-cell office:value-type="string" calcext:value-type="string">
            <text:p><text:s/></text:p>
          </table:table-cell>
          <table:table-cell office:value-type="float" office:value="0.135830061" calcext:value-type="float">
            <text:p>0.135830061</text:p>
          </table:table-cell>
          <table:table-cell office:value-type="float" office:value="0.035489802" calcext:value-type="float">
            <text:p>0.035489802</text:p>
          </table:table-cell>
          <table:table-cell office:value-type="float" office:value="0.134825127" calcext:value-type="float">
            <text:p>0.134825127</text:p>
          </table:table-cell>
          <table:table-cell office:value-type="float" office:value="0.142479556" calcext:value-type="float">
            <text:p>0.142479556</text:p>
          </table:table-cell>
          <table:table-cell office:value-type="float" office:value="0.127449647" calcext:value-type="float">
            <text:p>0.12744964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9723" calcext:value-type="float">
            <text:p>0.001109723</text:p>
          </table:table-cell>
          <table:table-cell office:value-type="float" office:value="0.000289949" calcext:value-type="float">
            <text:p>0.000289949</text:p>
          </table:table-cell>
          <table:table-cell office:value-type="float" office:value="0.001101512" calcext:value-type="float">
            <text:p>0.001101512</text:p>
          </table:table-cell>
          <table:table-cell office:value-type="float" office:value="0.001164049" calcext:value-type="float">
            <text:p>0.001164049</text:p>
          </table:table-cell>
          <table:table-cell office:value-type="float" office:value="0.001041255" calcext:value-type="float">
            <text:p>0.00104125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37544" calcext:value-type="float">
            <text:p>0.000837544</text:p>
          </table:table-cell>
          <table:table-cell office:value-type="float" office:value="0.000017771" calcext:value-type="float">
            <text:p>1.7771E-05</text:p>
          </table:table-cell>
          <table:table-cell office:value-type="float" office:value="0.000829334" calcext:value-type="float">
            <text:p>0.000829334</text:p>
          </table:table-cell>
          <table:table-cell office:value-type="float" office:value="0.00089187" calcext:value-type="float">
            <text:p>0.00089187</text:p>
          </table:table-cell>
          <table:table-cell office:value-type="float" office:value="0.000769076" calcext:value-type="float">
            <text:p>0.000769076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89363928" calcext:value-type="float">
            <text:p>24.089363928</text:p>
          </table:table-cell>
          <table:table-cell office:value-type="float" office:value="24.069114603" calcext:value-type="float">
            <text:p>24.069114603</text:p>
          </table:table-cell>
          <table:table-cell office:value-type="float" office:value="24.089161128" calcext:value-type="float">
            <text:p>24.089161128</text:p>
          </table:table-cell>
          <table:table-cell office:value-type="float" office:value="24.090705827" calcext:value-type="float">
            <text:p>24.090705827</text:p>
          </table:table-cell>
          <table:table-cell office:value-type="float" office:value="24.08767272" calcext:value-type="float">
            <text:p>24.08767272</text:p>
          </table:table-cell>
          <table:table-cell office:value-type="float" office:value="25.070539973" calcext:value-type="float">
            <text:p>25.070539973</text:p>
          </table:table-cell>
          <table:table-cell/>
          <table:table-cell office:value-type="float" office:value="0.021230119" calcext:value-type="float">
            <text:p>0.021230119</text:p>
          </table:table-cell>
          <table:table-cell office:value-type="float" office:value="0.000450405" calcext:value-type="float">
            <text:p>0.000450405</text:p>
          </table:table-cell>
          <table:table-cell office:value-type="float" office:value="0.021022007" calcext:value-type="float">
            <text:p>0.021022007</text:p>
          </table:table-cell>
          <table:table-cell office:value-type="float" office:value="0.02260716" calcext:value-type="float">
            <text:p>0.02260716</text:p>
          </table:table-cell>
          <table:table-cell office:value-type="float" office:value="0.019494618" calcext:value-type="float">
            <text:p>0.019494618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<text:s/>2019-12-03 11:11:50</text:p>
          </table:table-cell>
          <table:table-cell office:value-type="float" office:value="24.05351" calcext:value-type="float">
            <text:p>24.05351</text:p>
          </table:table-cell>
          <table:table-cell office:value-type="string" calcext:value-type="string">
            <text:p><text:s/></text:p>
          </table:table-cell>
          <table:table-cell office:value-type="float" office:value="0.135820524" calcext:value-type="float">
            <text:p>0.135820524</text:p>
          </table:table-cell>
          <table:table-cell office:value-type="float" office:value="0.033431057" calcext:value-type="float">
            <text:p>0.033431057</text:p>
          </table:table-cell>
          <table:table-cell office:value-type="float" office:value="0.13420941" calcext:value-type="float">
            <text:p>0.13420941</text:p>
          </table:table-cell>
          <table:table-cell office:value-type="float" office:value="0.142270344" calcext:value-type="float">
            <text:p>0.142270344</text:p>
          </table:table-cell>
          <table:table-cell office:value-type="float" office:value="0.128423587" calcext:value-type="float">
            <text:p>0.12842358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9645" calcext:value-type="float">
            <text:p>0.001109645</text:p>
          </table:table-cell>
          <table:table-cell office:value-type="float" office:value="0.00027313" calcext:value-type="float">
            <text:p>0.00027313</text:p>
          </table:table-cell>
          <table:table-cell office:value-type="float" office:value="0.001096482" calcext:value-type="float">
            <text:p>0.001096482</text:p>
          </table:table-cell>
          <table:table-cell office:value-type="float" office:value="0.001162339" calcext:value-type="float">
            <text:p>0.001162339</text:p>
          </table:table-cell>
          <table:table-cell office:value-type="float" office:value="0.001049212" calcext:value-type="float">
            <text:p>0.00104921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37466" calcext:value-type="float">
            <text:p>0.000837466</text:p>
          </table:table-cell>
          <table:table-cell office:value-type="float" office:value="0.000000951" calcext:value-type="float">
            <text:p>9.51E-07</text:p>
          </table:table-cell>
          <table:table-cell office:value-type="float" office:value="0.000824303" calcext:value-type="float">
            <text:p>0.000824303</text:p>
          </table:table-cell>
          <table:table-cell office:value-type="float" office:value="0.000890161" calcext:value-type="float">
            <text:p>0.000890161</text:p>
          </table:table-cell>
          <table:table-cell office:value-type="float" office:value="0.000777033" calcext:value-type="float">
            <text:p>0.000777033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74200433" calcext:value-type="float">
            <text:p>24.074200433</text:p>
          </table:table-cell>
          <table:table-cell office:value-type="float" office:value="24.053537274" calcext:value-type="float">
            <text:p>24.053537274</text:p>
          </table:table-cell>
          <table:table-cell office:value-type="float" office:value="24.073875298" calcext:value-type="float">
            <text:p>24.073875298</text:p>
          </table:table-cell>
          <table:table-cell office:value-type="float" office:value="24.075502054" calcext:value-type="float">
            <text:p>24.075502054</text:p>
          </table:table-cell>
          <table:table-cell office:value-type="float" office:value="24.072707674" calcext:value-type="float">
            <text:p>24.072707674</text:p>
          </table:table-cell>
          <table:table-cell office:value-type="float" office:value="25.055391849" calcext:value-type="float">
            <text:p>25.055391849</text:p>
          </table:table-cell>
          <table:table-cell/>
          <table:table-cell office:value-type="float" office:value="0.021228144" calcext:value-type="float">
            <text:p>0.021228144</text:p>
          </table:table-cell>
          <table:table-cell office:value-type="float" office:value="0.000024049" calcext:value-type="float">
            <text:p>2.4049E-05</text:p>
          </table:table-cell>
          <table:table-cell office:value-type="float" office:value="0.020894498" calcext:value-type="float">
            <text:p>0.020894498</text:p>
          </table:table-cell>
          <table:table-cell office:value-type="float" office:value="0.022563834" calcext:value-type="float">
            <text:p>0.022563834</text:p>
          </table:table-cell>
          <table:table-cell office:value-type="float" office:value="0.019696312" calcext:value-type="float">
            <text:p>0.019696312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<text:s/>2019-12-03 11:11:51</text:p>
          </table:table-cell>
          <table:table-cell office:value-type="float" office:value="24.05351" calcext:value-type="float">
            <text:p>24.05351</text:p>
          </table:table-cell>
          <table:table-cell office:value-type="string" calcext:value-type="string">
            <text:p><text:s/></text:p>
          </table:table-cell>
          <table:table-cell office:value-type="float" office:value="0.135803835" calcext:value-type="float">
            <text:p>0.135803835</text:p>
          </table:table-cell>
          <table:table-cell office:value-type="float" office:value="0.033757095" calcext:value-type="float">
            <text:p>0.033757095</text:p>
          </table:table-cell>
          <table:table-cell office:value-type="float" office:value="0.134230272" calcext:value-type="float">
            <text:p>0.134230272</text:p>
          </table:table-cell>
          <table:table-cell office:value-type="float" office:value="0.142326968" calcext:value-type="float">
            <text:p>0.142326968</text:p>
          </table:table-cell>
          <table:table-cell office:value-type="float" office:value="0.128070131" calcext:value-type="float">
            <text:p>0.12807013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9508" calcext:value-type="float">
            <text:p>0.001109508</text:p>
          </table:table-cell>
          <table:table-cell office:value-type="float" office:value="0.000275793" calcext:value-type="float">
            <text:p>0.000275793</text:p>
          </table:table-cell>
          <table:table-cell office:value-type="float" office:value="0.001096653" calcext:value-type="float">
            <text:p>0.001096653</text:p>
          </table:table-cell>
          <table:table-cell office:value-type="float" office:value="0.001162802" calcext:value-type="float">
            <text:p>0.001162802</text:p>
          </table:table-cell>
          <table:table-cell office:value-type="float" office:value="0.001046325" calcext:value-type="float">
            <text:p>0.00104632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3733" calcext:value-type="float">
            <text:p>0.00083733</text:p>
          </table:table-cell>
          <table:table-cell office:value-type="float" office:value="0.000003614" calcext:value-type="float">
            <text:p>3.614E-06</text:p>
          </table:table-cell>
          <table:table-cell office:value-type="float" office:value="0.000824474" calcext:value-type="float">
            <text:p>0.000824474</text:p>
          </table:table-cell>
          <table:table-cell office:value-type="float" office:value="0.000890623" calcext:value-type="float">
            <text:p>0.000890623</text:p>
          </table:table-cell>
          <table:table-cell office:value-type="float" office:value="0.000774146" calcext:value-type="float">
            <text:p>0.000774146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74197065" calcext:value-type="float">
            <text:p>24.074197065</text:p>
          </table:table-cell>
          <table:table-cell office:value-type="float" office:value="24.053603072" calcext:value-type="float">
            <text:p>24.053603072</text:p>
          </table:table-cell>
          <table:table-cell office:value-type="float" office:value="24.073879508" calcext:value-type="float">
            <text:p>24.073879508</text:p>
          </table:table-cell>
          <table:table-cell office:value-type="float" office:value="24.075513481" calcext:value-type="float">
            <text:p>24.075513481</text:p>
          </table:table-cell>
          <table:table-cell office:value-type="float" office:value="24.072636344" calcext:value-type="float">
            <text:p>24.072636344</text:p>
          </table:table-cell>
          <table:table-cell office:value-type="float" office:value="25.055391849" calcext:value-type="float">
            <text:p>25.055391849</text:p>
          </table:table-cell>
          <table:table-cell/>
          <table:table-cell office:value-type="float" office:value="0.021224687" calcext:value-type="float">
            <text:p>0.021224687</text:p>
          </table:table-cell>
          <table:table-cell office:value-type="float" office:value="0.00009157" calcext:value-type="float">
            <text:p>9.157E-05</text:p>
          </table:table-cell>
          <table:table-cell office:value-type="float" office:value="0.020898819" calcext:value-type="float">
            <text:p>0.020898819</text:p>
          </table:table-cell>
          <table:table-cell office:value-type="float" office:value="0.022575561" calcext:value-type="float">
            <text:p>0.022575561</text:p>
          </table:table-cell>
          <table:table-cell office:value-type="float" office:value="0.019623115" calcext:value-type="float">
            <text:p>0.019623115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<text:s/>2019-12-03 11:11:52</text:p>
          </table:table-cell>
          <table:table-cell office:value-type="float" office:value="24.04341" calcext:value-type="float">
            <text:p>24.04341</text:p>
          </table:table-cell>
          <table:table-cell office:value-type="string" calcext:value-type="string">
            <text:p><text:s/></text:p>
          </table:table-cell>
          <table:table-cell office:value-type="float" office:value="0.13579549" calcext:value-type="float">
            <text:p>0.13579549</text:p>
          </table:table-cell>
          <table:table-cell office:value-type="float" office:value="0.034332279" calcext:value-type="float">
            <text:p>0.034332279</text:p>
          </table:table-cell>
          <table:table-cell office:value-type="float" office:value="0.134385244" calcext:value-type="float">
            <text:p>0.134385244</text:p>
          </table:table-cell>
          <table:table-cell office:value-type="float" office:value="0.142211335" calcext:value-type="float">
            <text:p>0.142211335</text:p>
          </table:table-cell>
          <table:table-cell office:value-type="float" office:value="0.127388254" calcext:value-type="float">
            <text:p>0.12738825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944" calcext:value-type="float">
            <text:p>0.00110944</text:p>
          </table:table-cell>
          <table:table-cell office:value-type="float" office:value="0.000280492" calcext:value-type="float">
            <text:p>0.000280492</text:p>
          </table:table-cell>
          <table:table-cell office:value-type="float" office:value="0.001097919" calcext:value-type="float">
            <text:p>0.001097919</text:p>
          </table:table-cell>
          <table:table-cell office:value-type="float" office:value="0.001161857" calcext:value-type="float">
            <text:p>0.001161857</text:p>
          </table:table-cell>
          <table:table-cell office:value-type="float" office:value="0.001040754" calcext:value-type="float">
            <text:p>0.00104075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37261" calcext:value-type="float">
            <text:p>0.000837261</text:p>
          </table:table-cell>
          <table:table-cell office:value-type="float" office:value="0.000008314" calcext:value-type="float">
            <text:p>8.314E-06</text:p>
          </table:table-cell>
          <table:table-cell office:value-type="float" office:value="0.00082574" calcext:value-type="float">
            <text:p>0.00082574</text:p>
          </table:table-cell>
          <table:table-cell office:value-type="float" office:value="0.000889678" calcext:value-type="float">
            <text:p>0.000889678</text:p>
          </table:table-cell>
          <table:table-cell office:value-type="float" office:value="0.000768575" calcext:value-type="float">
            <text:p>0.000768575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64087668" calcext:value-type="float">
            <text:p>24.064087668</text:p>
          </table:table-cell>
          <table:table-cell office:value-type="float" office:value="24.043611249" calcext:value-type="float">
            <text:p>24.043611249</text:p>
          </table:table-cell>
          <table:table-cell office:value-type="float" office:value="24.063803067" calcext:value-type="float">
            <text:p>24.063803067</text:p>
          </table:table-cell>
          <table:table-cell office:value-type="float" office:value="24.065382445" calcext:value-type="float">
            <text:p>24.065382445</text:p>
          </table:table-cell>
          <table:table-cell office:value-type="float" office:value="24.062391008" calcext:value-type="float">
            <text:p>24.062391008</text:p>
          </table:table-cell>
          <table:table-cell office:value-type="float" office:value="25.045293103" calcext:value-type="float">
            <text:p>25.045293103</text:p>
          </table:table-cell>
          <table:table-cell/>
          <table:table-cell office:value-type="float" office:value="0.021222959" calcext:value-type="float">
            <text:p>0.021222959</text:p>
          </table:table-cell>
          <table:table-cell office:value-type="float" office:value="0.000210688" calcext:value-type="float">
            <text:p>0.000210688</text:p>
          </table:table-cell>
          <table:table-cell office:value-type="float" office:value="0.020930912" calcext:value-type="float">
            <text:p>0.020930912</text:p>
          </table:table-cell>
          <table:table-cell office:value-type="float" office:value="0.022551614" calcext:value-type="float">
            <text:p>0.022551614</text:p>
          </table:table-cell>
          <table:table-cell office:value-type="float" office:value="0.019481904" calcext:value-type="float">
            <text:p>0.019481904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<text:s/>2019-12-03 11:11:54</text:p>
          </table:table-cell>
          <table:table-cell office:value-type="float" office:value="24.0333" calcext:value-type="float">
            <text:p>24.0333</text:p>
          </table:table-cell>
          <table:table-cell office:value-type="string" calcext:value-type="string">
            <text:p><text:s/></text:p>
          </table:table-cell>
          <table:table-cell office:value-type="float" office:value="0.135767476" calcext:value-type="float">
            <text:p>0.135767476</text:p>
          </table:table-cell>
          <table:table-cell office:value-type="float" office:value="0.033460263" calcext:value-type="float">
            <text:p>0.033460263</text:p>
          </table:table-cell>
          <table:table-cell office:value-type="float" office:value="0.134565846" calcext:value-type="float">
            <text:p>0.134565846</text:p>
          </table:table-cell>
          <table:table-cell office:value-type="float" office:value="0.141856091" calcext:value-type="float">
            <text:p>0.141856091</text:p>
          </table:table-cell>
          <table:table-cell office:value-type="float" office:value="0.128628031" calcext:value-type="float">
            <text:p>0.12862803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9211" calcext:value-type="float">
            <text:p>0.001109211</text:p>
          </table:table-cell>
          <table:table-cell office:value-type="float" office:value="0.000273368" calcext:value-type="float">
            <text:p>0.000273368</text:p>
          </table:table-cell>
          <table:table-cell office:value-type="float" office:value="0.001099394" calcext:value-type="float">
            <text:p>0.001099394</text:p>
          </table:table-cell>
          <table:table-cell office:value-type="float" office:value="0.001158955" calcext:value-type="float">
            <text:p>0.001158955</text:p>
          </table:table-cell>
          <table:table-cell office:value-type="float" office:value="0.001050883" calcext:value-type="float">
            <text:p>0.00105088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37033" calcext:value-type="float">
            <text:p>0.000837033</text:p>
          </table:table-cell>
          <table:table-cell office:value-type="float" office:value="0.000001189" calcext:value-type="float">
            <text:p>1.189E-06</text:p>
          </table:table-cell>
          <table:table-cell office:value-type="float" office:value="0.000827215" calcext:value-type="float">
            <text:p>0.000827215</text:p>
          </table:table-cell>
          <table:table-cell office:value-type="float" office:value="0.000886776" calcext:value-type="float">
            <text:p>0.000886776</text:p>
          </table:table-cell>
          <table:table-cell office:value-type="float" office:value="0.000778704" calcext:value-type="float">
            <text:p>0.000778704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53974303" calcext:value-type="float">
            <text:p>24.053974303</text:p>
          </table:table-cell>
          <table:table-cell office:value-type="float" office:value="24.033327363" calcext:value-type="float">
            <text:p>24.033327363</text:p>
          </table:table-cell>
          <table:table-cell office:value-type="float" office:value="24.053731801" calcext:value-type="float">
            <text:p>24.053731801</text:p>
          </table:table-cell>
          <table:table-cell office:value-type="float" office:value="24.055203053" calcext:value-type="float">
            <text:p>24.055203053</text:p>
          </table:table-cell>
          <table:table-cell office:value-type="float" office:value="24.052533482" calcext:value-type="float">
            <text:p>24.052533482</text:p>
          </table:table-cell>
          <table:table-cell office:value-type="float" office:value="25.035194359" calcext:value-type="float">
            <text:p>25.035194359</text:p>
          </table:table-cell>
          <table:table-cell/>
          <table:table-cell office:value-type="float" office:value="0.021217158" calcext:value-type="float">
            <text:p>0.021217158</text:p>
          </table:table-cell>
          <table:table-cell office:value-type="float" office:value="0.000030098" calcext:value-type="float">
            <text:p>3.0098E-05</text:p>
          </table:table-cell>
          <table:table-cell office:value-type="float" office:value="0.020968313" calcext:value-type="float">
            <text:p>0.020968313</text:p>
          </table:table-cell>
          <table:table-cell office:value-type="float" office:value="0.022478047" calcext:value-type="float">
            <text:p>0.022478047</text:p>
          </table:table-cell>
          <table:table-cell office:value-type="float" office:value="0.01973865" calcext:value-type="float">
            <text:p>0.01973865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<text:s/>2019-12-03 11:11:55</text:p>
          </table:table-cell>
          <table:table-cell office:value-type="float" office:value="24.01814" calcext:value-type="float">
            <text:p>24.01814</text:p>
          </table:table-cell>
          <table:table-cell office:value-type="string" calcext:value-type="string">
            <text:p><text:s/></text:p>
          </table:table-cell>
          <table:table-cell office:value-type="float" office:value="0.135970132" calcext:value-type="float">
            <text:p>0.135970132</text:p>
          </table:table-cell>
          <table:table-cell office:value-type="float" office:value="0.033530001" calcext:value-type="float">
            <text:p>0.033530001</text:p>
          </table:table-cell>
          <table:table-cell office:value-type="float" office:value="0.134164707" calcext:value-type="float">
            <text:p>0.134164707</text:p>
          </table:table-cell>
          <table:table-cell office:value-type="float" office:value="0.141896622" calcext:value-type="float">
            <text:p>0.141896622</text:p>
          </table:table-cell>
          <table:table-cell office:value-type="float" office:value="0.128107682" calcext:value-type="float">
            <text:p>0.12810768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0867" calcext:value-type="float">
            <text:p>0.001110867</text:p>
          </table:table-cell>
          <table:table-cell office:value-type="float" office:value="0.000273938" calcext:value-type="float">
            <text:p>0.000273938</text:p>
          </table:table-cell>
          <table:table-cell office:value-type="float" office:value="0.001096117" calcext:value-type="float">
            <text:p>0.001096117</text:p>
          </table:table-cell>
          <table:table-cell office:value-type="float" office:value="0.001159286" calcext:value-type="float">
            <text:p>0.001159286</text:p>
          </table:table-cell>
          <table:table-cell office:value-type="float" office:value="0.001046631" calcext:value-type="float">
            <text:p>0.00104663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38688" calcext:value-type="float">
            <text:p>0.000838688</text:p>
          </table:table-cell>
          <table:table-cell office:value-type="float" office:value="0.000001759" calcext:value-type="float">
            <text:p>1.759E-06</text:p>
          </table:table-cell>
          <table:table-cell office:value-type="float" office:value="0.000823938" calcext:value-type="float">
            <text:p>0.000823938</text:p>
          </table:table-cell>
          <table:table-cell office:value-type="float" office:value="0.000887107" calcext:value-type="float">
            <text:p>0.000887107</text:p>
          </table:table-cell>
          <table:table-cell office:value-type="float" office:value="0.000774453" calcext:value-type="float">
            <text:p>0.000774453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38853637" calcext:value-type="float">
            <text:p>24.038853637</text:p>
          </table:table-cell>
          <table:table-cell office:value-type="float" office:value="24.018179587" calcext:value-type="float">
            <text:p>24.018179587</text:p>
          </table:table-cell>
          <table:table-cell office:value-type="float" office:value="24.038489277" calcext:value-type="float">
            <text:p>24.038489277</text:p>
          </table:table-cell>
          <table:table-cell office:value-type="float" office:value="24.040049685" calcext:value-type="float">
            <text:p>24.040049685</text:p>
          </table:table-cell>
          <table:table-cell office:value-type="float" office:value="24.037266883" calcext:value-type="float">
            <text:p>24.037266883</text:p>
          </table:table-cell>
          <table:table-cell office:value-type="float" office:value="25.020046249" calcext:value-type="float">
            <text:p>25.020046249</text:p>
          </table:table-cell>
          <table:table-cell/>
          <table:table-cell office:value-type="float" office:value="0.021259126" calcext:value-type="float">
            <text:p>0.021259126</text:p>
          </table:table-cell>
          <table:table-cell office:value-type="float" office:value="0.00004454" calcext:value-type="float">
            <text:p>4.454E-05</text:p>
          </table:table-cell>
          <table:table-cell office:value-type="float" office:value="0.020885241" calcext:value-type="float">
            <text:p>0.020885241</text:p>
          </table:table-cell>
          <table:table-cell office:value-type="float" office:value="0.022486441" calcext:value-type="float">
            <text:p>0.022486441</text:p>
          </table:table-cell>
          <table:table-cell office:value-type="float" office:value="0.019630891" calcext:value-type="float">
            <text:p>0.019630891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<text:s/>2019-12-03 11:11:56</text:p>
          </table:table-cell>
          <table:table-cell office:value-type="float" office:value="24.01308" calcext:value-type="float">
            <text:p>24.01308</text:p>
          </table:table-cell>
          <table:table-cell office:value-type="string" calcext:value-type="string">
            <text:p><text:s/></text:p>
          </table:table-cell>
          <table:table-cell office:value-type="float" office:value="0.136076228" calcext:value-type="float">
            <text:p>0.136076228</text:p>
          </table:table-cell>
          <table:table-cell office:value-type="float" office:value="0.033654575" calcext:value-type="float">
            <text:p>0.033654575</text:p>
          </table:table-cell>
          <table:table-cell office:value-type="float" office:value="0.134781615" calcext:value-type="float">
            <text:p>0.134781615</text:p>
          </table:table-cell>
          <table:table-cell office:value-type="float" office:value="0.14158787" calcext:value-type="float">
            <text:p>0.14158787</text:p>
          </table:table-cell>
          <table:table-cell office:value-type="float" office:value="0.128291861" calcext:value-type="float">
            <text:p>0.12829186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1734" calcext:value-type="float">
            <text:p>0.001111734</text:p>
          </table:table-cell>
          <table:table-cell office:value-type="float" office:value="0.000274956" calcext:value-type="float">
            <text:p>0.000274956</text:p>
          </table:table-cell>
          <table:table-cell office:value-type="float" office:value="0.001101157" calcext:value-type="float">
            <text:p>0.001101157</text:p>
          </table:table-cell>
          <table:table-cell office:value-type="float" office:value="0.001156764" calcext:value-type="float">
            <text:p>0.001156764</text:p>
          </table:table-cell>
          <table:table-cell office:value-type="float" office:value="0.001048136" calcext:value-type="float">
            <text:p>0.00104813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39555" calcext:value-type="float">
            <text:p>0.000839555</text:p>
          </table:table-cell>
          <table:table-cell office:value-type="float" office:value="0.000002777" calcext:value-type="float">
            <text:p>2.777E-06</text:p>
          </table:table-cell>
          <table:table-cell office:value-type="float" office:value="0.000828978" calcext:value-type="float">
            <text:p>0.000828978</text:p>
          </table:table-cell>
          <table:table-cell office:value-type="float" office:value="0.000884585" calcext:value-type="float">
            <text:p>0.000884585</text:p>
          </table:table-cell>
          <table:table-cell office:value-type="float" office:value="0.000775957" calcext:value-type="float">
            <text:p>0.000775957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33821194" calcext:value-type="float">
            <text:p>24.033821194</text:p>
          </table:table-cell>
          <table:table-cell office:value-type="float" office:value="24.013150779" calcext:value-type="float">
            <text:p>24.013150779</text:p>
          </table:table-cell>
          <table:table-cell office:value-type="float" office:value="24.033559922" calcext:value-type="float">
            <text:p>24.033559922</text:p>
          </table:table-cell>
          <table:table-cell office:value-type="float" office:value="24.034933526" calcext:value-type="float">
            <text:p>24.034933526</text:p>
          </table:table-cell>
          <table:table-cell office:value-type="float" office:value="24.032250192" calcext:value-type="float">
            <text:p>24.032250192</text:p>
          </table:table-cell>
          <table:table-cell office:value-type="float" office:value="25.01499688" calcext:value-type="float">
            <text:p>25.01499688</text:p>
          </table:table-cell>
          <table:table-cell/>
          <table:table-cell office:value-type="float" office:value="0.021281097" calcext:value-type="float">
            <text:p>0.021281097</text:p>
          </table:table-cell>
          <table:table-cell office:value-type="float" office:value="0.000070338" calcext:value-type="float">
            <text:p>7.0338E-05</text:p>
          </table:table-cell>
          <table:table-cell office:value-type="float" office:value="0.021012996" calcext:value-type="float">
            <text:p>0.021012996</text:p>
          </table:table-cell>
          <table:table-cell office:value-type="float" office:value="0.022422501" calcext:value-type="float">
            <text:p>0.022422501</text:p>
          </table:table-cell>
          <table:table-cell office:value-type="float" office:value="0.019669033" calcext:value-type="float">
            <text:p>0.019669033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<text:s/>2019-12-03 11:11:58</text:p>
          </table:table-cell>
          <table:table-cell office:value-type="float" office:value="24.01814" calcext:value-type="float">
            <text:p>24.01814</text:p>
          </table:table-cell>
          <table:table-cell office:value-type="string" calcext:value-type="string">
            <text:p><text:s/></text:p>
          </table:table-cell>
          <table:table-cell office:value-type="float" office:value="0.1362312" calcext:value-type="float">
            <text:p>0.1362312</text:p>
          </table:table-cell>
          <table:table-cell office:value-type="float" office:value="0.033528213" calcext:value-type="float">
            <text:p>0.033528213</text:p>
          </table:table-cell>
          <table:table-cell office:value-type="float" office:value="0.134169475" calcext:value-type="float">
            <text:p>0.134169475</text:p>
          </table:table-cell>
          <table:table-cell office:value-type="float" office:value="0.141571181" calcext:value-type="float">
            <text:p>0.141571181</text:p>
          </table:table-cell>
          <table:table-cell office:value-type="float" office:value="0.128303185" calcext:value-type="float">
            <text:p>0.12830318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3" calcext:value-type="float">
            <text:p>0.001113</text:p>
          </table:table-cell>
          <table:table-cell office:value-type="float" office:value="0.000273923" calcext:value-type="float">
            <text:p>0.000273923</text:p>
          </table:table-cell>
          <table:table-cell office:value-type="float" office:value="0.001096156" calcext:value-type="float">
            <text:p>0.001096156</text:p>
          </table:table-cell>
          <table:table-cell office:value-type="float" office:value="0.001156627" calcext:value-type="float">
            <text:p>0.001156627</text:p>
          </table:table-cell>
          <table:table-cell office:value-type="float" office:value="0.001048229" calcext:value-type="float">
            <text:p>0.00104822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0821" calcext:value-type="float">
            <text:p>0.000840821</text:p>
          </table:table-cell>
          <table:table-cell office:value-type="float" office:value="0.000001744" calcext:value-type="float">
            <text:p>1.744E-06</text:p>
          </table:table-cell>
          <table:table-cell office:value-type="float" office:value="0.000823977" calcext:value-type="float">
            <text:p>0.000823977</text:p>
          </table:table-cell>
          <table:table-cell office:value-type="float" office:value="0.000884448" calcext:value-type="float">
            <text:p>0.000884448</text:p>
          </table:table-cell>
          <table:table-cell office:value-type="float" office:value="0.00077605" calcext:value-type="float">
            <text:p>0.00077605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38906324" calcext:value-type="float">
            <text:p>24.038906324</text:p>
          </table:table-cell>
          <table:table-cell office:value-type="float" office:value="24.018179226" calcext:value-type="float">
            <text:p>24.018179226</text:p>
          </table:table-cell>
          <table:table-cell office:value-type="float" office:value="24.038490239" calcext:value-type="float">
            <text:p>24.038490239</text:p>
          </table:table-cell>
          <table:table-cell office:value-type="float" office:value="24.039984007" calcext:value-type="float">
            <text:p>24.039984007</text:p>
          </table:table-cell>
          <table:table-cell office:value-type="float" office:value="24.037306338" calcext:value-type="float">
            <text:p>24.037306338</text:p>
          </table:table-cell>
          <table:table-cell office:value-type="float" office:value="25.020046249" calcext:value-type="float">
            <text:p>25.020046249</text:p>
          </table:table-cell>
          <table:table-cell/>
          <table:table-cell office:value-type="float" office:value="0.02131319" calcext:value-type="float">
            <text:p>0.02131319</text:p>
          </table:table-cell>
          <table:table-cell office:value-type="float" office:value="0.00004417" calcext:value-type="float">
            <text:p>4.417E-05</text:p>
          </table:table-cell>
          <table:table-cell office:value-type="float" office:value="0.020886228" calcext:value-type="float">
            <text:p>0.020886228</text:p>
          </table:table-cell>
          <table:table-cell office:value-type="float" office:value="0.022419045" calcext:value-type="float">
            <text:p>0.022419045</text:p>
          </table:table-cell>
          <table:table-cell office:value-type="float" office:value="0.019671378" calcext:value-type="float">
            <text:p>0.019671378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<text:s/>2019-12-03 11:11:59</text:p>
          </table:table-cell>
          <table:table-cell office:value-type="float" office:value="23.99287" calcext:value-type="float">
            <text:p>23.99287</text:p>
          </table:table-cell>
          <table:table-cell office:value-type="string" calcext:value-type="string">
            <text:p><text:s/></text:p>
          </table:table-cell>
          <table:table-cell office:value-type="float" office:value="0.136234777" calcext:value-type="float">
            <text:p>0.136234777</text:p>
          </table:table-cell>
          <table:table-cell office:value-type="float" office:value="0.03446937" calcext:value-type="float">
            <text:p>0.03446937</text:p>
          </table:table-cell>
          <table:table-cell office:value-type="float" office:value="0.135002748" calcext:value-type="float">
            <text:p>0.135002748</text:p>
          </table:table-cell>
          <table:table-cell office:value-type="float" office:value="0.141570585" calcext:value-type="float">
            <text:p>0.141570585</text:p>
          </table:table-cell>
          <table:table-cell office:value-type="float" office:value="0.127481833" calcext:value-type="float">
            <text:p>0.12748183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3029" calcext:value-type="float">
            <text:p>0.001113029</text:p>
          </table:table-cell>
          <table:table-cell office:value-type="float" office:value="0.000281613" calcext:value-type="float">
            <text:p>0.000281613</text:p>
          </table:table-cell>
          <table:table-cell office:value-type="float" office:value="0.001102964" calcext:value-type="float">
            <text:p>0.001102964</text:p>
          </table:table-cell>
          <table:table-cell office:value-type="float" office:value="0.001156622" calcext:value-type="float">
            <text:p>0.001156622</text:p>
          </table:table-cell>
          <table:table-cell office:value-type="float" office:value="0.001041518" calcext:value-type="float">
            <text:p>0.00104151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085" calcext:value-type="float">
            <text:p>0.00084085</text:p>
          </table:table-cell>
          <table:table-cell office:value-type="float" office:value="0.000009434" calcext:value-type="float">
            <text:p>9.434E-06</text:p>
          </table:table-cell>
          <table:table-cell office:value-type="float" office:value="0.000830785" calcext:value-type="float">
            <text:p>0.000830785</text:p>
          </table:table-cell>
          <table:table-cell office:value-type="float" office:value="0.000884444" calcext:value-type="float">
            <text:p>0.000884444</text:p>
          </table:table-cell>
          <table:table-cell office:value-type="float" office:value="0.000769339" calcext:value-type="float">
            <text:p>0.000769339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13637779" calcext:value-type="float">
            <text:p>24.013637779</text:p>
          </table:table-cell>
          <table:table-cell office:value-type="float" office:value="23.993099428" calcext:value-type="float">
            <text:p>23.993099428</text:p>
          </table:table-cell>
          <table:table-cell office:value-type="float" office:value="24.013389133" calcext:value-type="float">
            <text:p>24.013389133</text:p>
          </table:table-cell>
          <table:table-cell office:value-type="float" office:value="24.014714644" calcext:value-type="float">
            <text:p>24.014714644</text:p>
          </table:table-cell>
          <table:table-cell office:value-type="float" office:value="24.01187127" calcext:value-type="float">
            <text:p>24.01187127</text:p>
          </table:table-cell>
          <table:table-cell office:value-type="float" office:value="24.994799412" calcext:value-type="float">
            <text:p>24.994799412</text:p>
          </table:table-cell>
          <table:table-cell/>
          <table:table-cell office:value-type="float" office:value="0.021313931" calcext:value-type="float">
            <text:p>0.021313931</text:p>
          </table:table-cell>
          <table:table-cell office:value-type="float" office:value="0.000239079" calcext:value-type="float">
            <text:p>0.000239079</text:p>
          </table:table-cell>
          <table:table-cell office:value-type="float" office:value="0.021058791" calcext:value-type="float">
            <text:p>0.021058791</text:p>
          </table:table-cell>
          <table:table-cell office:value-type="float" office:value="0.022418922" calcext:value-type="float">
            <text:p>0.022418922</text:p>
          </table:table-cell>
          <table:table-cell office:value-type="float" office:value="0.019501284" calcext:value-type="float">
            <text:p>0.019501284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<text:s/>2019-12-03 11:12:00</text:p>
          </table:table-cell>
          <table:table-cell office:value-type="float" office:value="24.00803" calcext:value-type="float">
            <text:p>24.00803</text:p>
          </table:table-cell>
          <table:table-cell office:value-type="string" calcext:value-type="string">
            <text:p><text:s/></text:p>
          </table:table-cell>
          <table:table-cell office:value-type="float" office:value="0.13635637" calcext:value-type="float">
            <text:p>0.13635637</text:p>
          </table:table-cell>
          <table:table-cell office:value-type="float" office:value="0.034040813" calcext:value-type="float">
            <text:p>0.034040813</text:p>
          </table:table-cell>
          <table:table-cell office:value-type="float" office:value="0.13453664" calcext:value-type="float">
            <text:p>0.13453664</text:p>
          </table:table-cell>
          <table:table-cell office:value-type="float" office:value="0.14158489" calcext:value-type="float">
            <text:p>0.14158489</text:p>
          </table:table-cell>
          <table:table-cell office:value-type="float" office:value="0.127347127" calcext:value-type="float">
            <text:p>0.12734712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4023" calcext:value-type="float">
            <text:p>0.001114023</text:p>
          </table:table-cell>
          <table:table-cell office:value-type="float" office:value="0.000278111" calcext:value-type="float">
            <text:p>0.000278111</text:p>
          </table:table-cell>
          <table:table-cell office:value-type="float" office:value="0.001099156" calcext:value-type="float">
            <text:p>0.001099156</text:p>
          </table:table-cell>
          <table:table-cell office:value-type="float" office:value="0.001156739" calcext:value-type="float">
            <text:p>0.001156739</text:p>
          </table:table-cell>
          <table:table-cell office:value-type="float" office:value="0.001040418" calcext:value-type="float">
            <text:p>0.00104041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1844" calcext:value-type="float">
            <text:p>0.000841844</text:p>
          </table:table-cell>
          <table:table-cell office:value-type="float" office:value="0.000005932" calcext:value-type="float">
            <text:p>5.932E-06</text:p>
          </table:table-cell>
          <table:table-cell office:value-type="float" office:value="0.000826977" calcext:value-type="float">
            <text:p>0.000826977</text:p>
          </table:table-cell>
          <table:table-cell office:value-type="float" office:value="0.00088456" calcext:value-type="float">
            <text:p>0.00088456</text:p>
          </table:table-cell>
          <table:table-cell office:value-type="float" office:value="0.000768239" calcext:value-type="float">
            <text:p>0.000768239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28823878" calcext:value-type="float">
            <text:p>24.028823878</text:p>
          </table:table-cell>
          <table:table-cell office:value-type="float" office:value="24.00817478" calcext:value-type="float">
            <text:p>24.00817478</text:p>
          </table:table-cell>
          <table:table-cell office:value-type="float" office:value="24.028456627" calcext:value-type="float">
            <text:p>24.028456627</text:p>
          </table:table-cell>
          <table:table-cell office:value-type="float" office:value="24.029879076" calcext:value-type="float">
            <text:p>24.029879076</text:p>
          </table:table-cell>
          <table:table-cell office:value-type="float" office:value="24.027005668" calcext:value-type="float">
            <text:p>24.027005668</text:p>
          </table:table-cell>
          <table:table-cell office:value-type="float" office:value="25.009947512" calcext:value-type="float">
            <text:p>25.009947512</text:p>
          </table:table-cell>
          <table:table-cell/>
          <table:table-cell office:value-type="float" office:value="0.021339112" calcext:value-type="float">
            <text:p>0.021339112</text:p>
          </table:table-cell>
          <table:table-cell office:value-type="float" office:value="0.000150327" calcext:value-type="float">
            <text:p>0.000150327</text:p>
          </table:table-cell>
          <table:table-cell office:value-type="float" office:value="0.020962264" calcext:value-type="float">
            <text:p>0.020962264</text:p>
          </table:table-cell>
          <table:table-cell office:value-type="float" office:value="0.022421884" calcext:value-type="float">
            <text:p>0.022421884</text:p>
          </table:table-cell>
          <table:table-cell office:value-type="float" office:value="0.019473387" calcext:value-type="float">
            <text:p>0.019473387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<text:s/>2019-12-03 11:12:01</text:p>
          </table:table-cell>
          <table:table-cell office:value-type="float" office:value="24.00803" calcext:value-type="float">
            <text:p>24.00803</text:p>
          </table:table-cell>
          <table:table-cell office:value-type="string" calcext:value-type="string">
            <text:p><text:s/></text:p>
          </table:table-cell>
          <table:table-cell office:value-type="float" office:value="0.13619663" calcext:value-type="float">
            <text:p>0.13619663</text:p>
          </table:table-cell>
          <table:table-cell office:value-type="float" office:value="0.033435229" calcext:value-type="float">
            <text:p>0.033435229</text:p>
          </table:table-cell>
          <table:table-cell office:value-type="float" office:value="0.134230272" calcext:value-type="float">
            <text:p>0.134230272</text:p>
          </table:table-cell>
          <table:table-cell office:value-type="float" office:value="0.141639726" calcext:value-type="float">
            <text:p>0.141639726</text:p>
          </table:table-cell>
          <table:table-cell office:value-type="float" office:value="0.128495112" calcext:value-type="float">
            <text:p>0.12849511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2718" calcext:value-type="float">
            <text:p>0.001112718</text:p>
          </table:table-cell>
          <table:table-cell office:value-type="float" office:value="0.000273164" calcext:value-type="float">
            <text:p>0.000273164</text:p>
          </table:table-cell>
          <table:table-cell office:value-type="float" office:value="0.001096653" calcext:value-type="float">
            <text:p>0.001096653</text:p>
          </table:table-cell>
          <table:table-cell office:value-type="float" office:value="0.001157187" calcext:value-type="float">
            <text:p>0.001157187</text:p>
          </table:table-cell>
          <table:table-cell office:value-type="float" office:value="0.001049797" calcext:value-type="float">
            <text:p>0.00104979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0539" calcext:value-type="float">
            <text:p>0.000840539</text:p>
          </table:table-cell>
          <table:table-cell office:value-type="float" office:value="0.000000985" calcext:value-type="float">
            <text:p>9.85E-07</text:p>
          </table:table-cell>
          <table:table-cell office:value-type="float" office:value="0.000824474" calcext:value-type="float">
            <text:p>0.000824474</text:p>
          </table:table-cell>
          <table:table-cell office:value-type="float" office:value="0.000885008" calcext:value-type="float">
            <text:p>0.000885008</text:p>
          </table:table-cell>
          <table:table-cell office:value-type="float" office:value="0.000777618" calcext:value-type="float">
            <text:p>0.000777618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2879164" calcext:value-type="float">
            <text:p>24.02879164</text:p>
          </table:table-cell>
          <table:table-cell office:value-type="float" office:value="24.008052562" calcext:value-type="float">
            <text:p>24.008052562</text:p>
          </table:table-cell>
          <table:table-cell office:value-type="float" office:value="24.028394797" calcext:value-type="float">
            <text:p>24.028394797</text:p>
          </table:table-cell>
          <table:table-cell office:value-type="float" office:value="24.029890142" calcext:value-type="float">
            <text:p>24.029890142</text:p>
          </table:table-cell>
          <table:table-cell office:value-type="float" office:value="24.02723735" calcext:value-type="float">
            <text:p>24.02723735</text:p>
          </table:table-cell>
          <table:table-cell office:value-type="float" office:value="25.009947512" calcext:value-type="float">
            <text:p>25.009947512</text:p>
          </table:table-cell>
          <table:table-cell/>
          <table:table-cell office:value-type="float" office:value="0.021306031" calcext:value-type="float">
            <text:p>0.021306031</text:p>
          </table:table-cell>
          <table:table-cell office:value-type="float" office:value="0.000024913" calcext:value-type="float">
            <text:p>2.4913E-05</text:p>
          </table:table-cell>
          <table:table-cell office:value-type="float" office:value="0.020898819" calcext:value-type="float">
            <text:p>0.020898819</text:p>
          </table:table-cell>
          <table:table-cell office:value-type="float" office:value="0.02243324" calcext:value-type="float">
            <text:p>0.02243324</text:p>
          </table:table-cell>
          <table:table-cell office:value-type="float" office:value="0.019711124" calcext:value-type="float">
            <text:p>0.019711124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<text:s/>2019-12-03 11:12:03</text:p>
          </table:table-cell>
          <table:table-cell office:value-type="float" office:value="23.99792" calcext:value-type="float">
            <text:p>23.99792</text:p>
          </table:table-cell>
          <table:table-cell office:value-type="string" calcext:value-type="string">
            <text:p><text:s/></text:p>
          </table:table-cell>
          <table:table-cell office:value-type="float" office:value="0.136154906" calcext:value-type="float">
            <text:p>0.136154906</text:p>
          </table:table-cell>
          <table:table-cell office:value-type="float" office:value="0.035082106" calcext:value-type="float">
            <text:p>0.035082106</text:p>
          </table:table-cell>
          <table:table-cell office:value-type="float" office:value="0.134528891" calcext:value-type="float">
            <text:p>0.134528891</text:p>
          </table:table-cell>
          <table:table-cell office:value-type="float" office:value="0.141667741" calcext:value-type="float">
            <text:p>0.141667741</text:p>
          </table:table-cell>
          <table:table-cell office:value-type="float" office:value="0.127699986" calcext:value-type="float">
            <text:p>0.12769998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2377" calcext:value-type="float">
            <text:p>0.001112377</text:p>
          </table:table-cell>
          <table:table-cell office:value-type="float" office:value="0.000286619" calcext:value-type="float">
            <text:p>0.000286619</text:p>
          </table:table-cell>
          <table:table-cell office:value-type="float" office:value="0.001099092" calcext:value-type="float">
            <text:p>0.001099092</text:p>
          </table:table-cell>
          <table:table-cell office:value-type="float" office:value="0.001157416" calcext:value-type="float">
            <text:p>0.001157416</text:p>
          </table:table-cell>
          <table:table-cell office:value-type="float" office:value="0.001043301" calcext:value-type="float">
            <text:p>0.00104330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0198" calcext:value-type="float">
            <text:p>0.000840198</text:p>
          </table:table-cell>
          <table:table-cell office:value-type="float" office:value="0.00001444" calcext:value-type="float">
            <text:p>1.444E-05</text:p>
          </table:table-cell>
          <table:table-cell office:value-type="float" office:value="0.000826913" calcext:value-type="float">
            <text:p>0.000826913</text:p>
          </table:table-cell>
          <table:table-cell office:value-type="float" office:value="0.000885237" calcext:value-type="float">
            <text:p>0.000885237</text:p>
          </table:table-cell>
          <table:table-cell office:value-type="float" office:value="0.000771122" calcext:value-type="float">
            <text:p>0.000771122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18675513" calcext:value-type="float">
            <text:p>24.018675513</text:p>
          </table:table-cell>
          <table:table-cell office:value-type="float" office:value="23.998277039" calcext:value-type="float">
            <text:p>23.998277039</text:p>
          </table:table-cell>
          <table:table-cell office:value-type="float" office:value="24.018347354" calcext:value-type="float">
            <text:p>24.018347354</text:p>
          </table:table-cell>
          <table:table-cell office:value-type="float" office:value="24.0197881" calcext:value-type="float">
            <text:p>24.0197881</text:p>
          </table:table-cell>
          <table:table-cell office:value-type="float" office:value="24.016969158" calcext:value-type="float">
            <text:p>24.016969158</text:p>
          </table:table-cell>
          <table:table-cell office:value-type="float" office:value="24.999848778" calcext:value-type="float">
            <text:p>24.999848778</text:p>
          </table:table-cell>
          <table:table-cell/>
          <table:table-cell office:value-type="float" office:value="0.021297391" calcext:value-type="float">
            <text:p>0.021297391</text:p>
          </table:table-cell>
          <table:table-cell office:value-type="float" office:value="0.000365973" calcext:value-type="float">
            <text:p>0.000365973</text:p>
          </table:table-cell>
          <table:table-cell office:value-type="float" office:value="0.02096066" calcext:value-type="float">
            <text:p>0.02096066</text:p>
          </table:table-cell>
          <table:table-cell office:value-type="float" office:value="0.022439042" calcext:value-type="float">
            <text:p>0.022439042</text:p>
          </table:table-cell>
          <table:table-cell office:value-type="float" office:value="0.019546461" calcext:value-type="float">
            <text:p>0.019546461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<text:s/>2019-12-03 11:12:04</text:p>
          </table:table-cell>
          <table:table-cell office:value-type="float" office:value="23.99792" calcext:value-type="float">
            <text:p>23.99792</text:p>
          </table:table-cell>
          <table:table-cell office:value-type="string" calcext:value-type="string">
            <text:p><text:s/></text:p>
          </table:table-cell>
          <table:table-cell office:value-type="float" office:value="0.136133449" calcext:value-type="float">
            <text:p>0.136133449</text:p>
          </table:table-cell>
          <table:table-cell office:value-type="float" office:value="0.034596328" calcext:value-type="float">
            <text:p>0.034596328</text:p>
          </table:table-cell>
          <table:table-cell office:value-type="float" office:value="0.135037319" calcext:value-type="float">
            <text:p>0.135037319</text:p>
          </table:table-cell>
          <table:table-cell office:value-type="float" office:value="0.141753571" calcext:value-type="float">
            <text:p>0.141753571</text:p>
          </table:table-cell>
          <table:table-cell office:value-type="float" office:value="0.127483025" calcext:value-type="float">
            <text:p>0.12748302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2201" calcext:value-type="float">
            <text:p>0.001112201</text:p>
          </table:table-cell>
          <table:table-cell office:value-type="float" office:value="0.00028265" calcext:value-type="float">
            <text:p>0.00028265</text:p>
          </table:table-cell>
          <table:table-cell office:value-type="float" office:value="0.001103246" calcext:value-type="float">
            <text:p>0.001103246</text:p>
          </table:table-cell>
          <table:table-cell office:value-type="float" office:value="0.001158117" calcext:value-type="float">
            <text:p>0.001158117</text:p>
          </table:table-cell>
          <table:table-cell office:value-type="float" office:value="0.001041528" calcext:value-type="float">
            <text:p>0.00104152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0023" calcext:value-type="float">
            <text:p>0.000840023</text:p>
          </table:table-cell>
          <table:table-cell office:value-type="float" office:value="0.000010471" calcext:value-type="float">
            <text:p>1.0471E-05</text:p>
          </table:table-cell>
          <table:table-cell office:value-type="float" office:value="0.000831067" calcext:value-type="float">
            <text:p>0.000831067</text:p>
          </table:table-cell>
          <table:table-cell office:value-type="float" office:value="0.000885939" calcext:value-type="float">
            <text:p>0.000885939</text:p>
          </table:table-cell>
          <table:table-cell office:value-type="float" office:value="0.000769349" calcext:value-type="float">
            <text:p>0.000769349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18671182" calcext:value-type="float">
            <text:p>24.018671182</text:p>
          </table:table-cell>
          <table:table-cell office:value-type="float" office:value="23.998178999" calcext:value-type="float">
            <text:p>23.998178999</text:p>
          </table:table-cell>
          <table:table-cell office:value-type="float" office:value="24.018449964" calcext:value-type="float">
            <text:p>24.018449964</text:p>
          </table:table-cell>
          <table:table-cell office:value-type="float" office:value="24.019805422" calcext:value-type="float">
            <text:p>24.019805422</text:p>
          </table:table-cell>
          <table:table-cell office:value-type="float" office:value="24.016925372" calcext:value-type="float">
            <text:p>24.016925372</text:p>
          </table:table-cell>
          <table:table-cell office:value-type="float" office:value="24.999848778" calcext:value-type="float">
            <text:p>24.999848778</text:p>
          </table:table-cell>
          <table:table-cell/>
          <table:table-cell office:value-type="float" office:value="0.021292947" calcext:value-type="float">
            <text:p>0.021292947</text:p>
          </table:table-cell>
          <table:table-cell office:value-type="float" office:value="0.000265371" calcext:value-type="float">
            <text:p>0.000265371</text:p>
          </table:table-cell>
          <table:table-cell office:value-type="float" office:value="0.02106595" calcext:value-type="float">
            <text:p>0.02106595</text:p>
          </table:table-cell>
          <table:table-cell office:value-type="float" office:value="0.022456816" calcext:value-type="float">
            <text:p>0.022456816</text:p>
          </table:table-cell>
          <table:table-cell office:value-type="float" office:value="0.019501531" calcext:value-type="float">
            <text:p>0.019501531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<text:s/>2019-12-03 11:12:05</text:p>
          </table:table-cell>
          <table:table-cell office:value-type="float" office:value="24.00297" calcext:value-type="float">
            <text:p>24.00297</text:p>
          </table:table-cell>
          <table:table-cell office:value-type="string" calcext:value-type="string">
            <text:p><text:s/></text:p>
          </table:table-cell>
          <table:table-cell office:value-type="float" office:value="0.136178152" calcext:value-type="float">
            <text:p>0.136178152</text:p>
          </table:table-cell>
          <table:table-cell office:value-type="float" office:value="0.033441786" calcext:value-type="float">
            <text:p>0.033441786</text:p>
          </table:table-cell>
          <table:table-cell office:value-type="float" office:value="0.134528295" calcext:value-type="float">
            <text:p>0.134528295</text:p>
          </table:table-cell>
          <table:table-cell office:value-type="float" office:value="0.141730325" calcext:value-type="float">
            <text:p>0.141730325</text:p>
          </table:table-cell>
          <table:table-cell office:value-type="float" office:value="0.128698364" calcext:value-type="float">
            <text:p>0.12869836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2567" calcext:value-type="float">
            <text:p>0.001112567</text:p>
          </table:table-cell>
          <table:table-cell office:value-type="float" office:value="0.000273217" calcext:value-type="float">
            <text:p>0.000273217</text:p>
          </table:table-cell>
          <table:table-cell office:value-type="float" office:value="0.001099087" calcext:value-type="float">
            <text:p>0.001099087</text:p>
          </table:table-cell>
          <table:table-cell office:value-type="float" office:value="0.001157927" calcext:value-type="float">
            <text:p>0.001157927</text:p>
          </table:table-cell>
          <table:table-cell office:value-type="float" office:value="0.001051457" calcext:value-type="float">
            <text:p>0.00105145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0388" calcext:value-type="float">
            <text:p>0.000840388</text:p>
          </table:table-cell>
          <table:table-cell office:value-type="float" office:value="0.000001038" calcext:value-type="float">
            <text:p>1.038E-06</text:p>
          </table:table-cell>
          <table:table-cell office:value-type="float" office:value="0.000826909" calcext:value-type="float">
            <text:p>0.000826909</text:p>
          </table:table-cell>
          <table:table-cell office:value-type="float" office:value="0.000885749" calcext:value-type="float">
            <text:p>0.000885749</text:p>
          </table:table-cell>
          <table:table-cell office:value-type="float" office:value="0.000779278" calcext:value-type="float">
            <text:p>0.000779278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23734057" calcext:value-type="float">
            <text:p>24.023734057</text:p>
          </table:table-cell>
          <table:table-cell office:value-type="float" office:value="24.002999936" calcext:value-type="float">
            <text:p>24.002999936</text:p>
          </table:table-cell>
          <table:table-cell office:value-type="float" office:value="24.023401088" calcext:value-type="float">
            <text:p>24.023401088</text:p>
          </table:table-cell>
          <table:table-cell office:value-type="float" office:value="24.024854578" calcext:value-type="float">
            <text:p>24.024854578</text:p>
          </table:table-cell>
          <table:table-cell office:value-type="float" office:value="24.022224509" calcext:value-type="float">
            <text:p>24.022224509</text:p>
          </table:table-cell>
          <table:table-cell office:value-type="float" office:value="25.004898145" calcext:value-type="float">
            <text:p>25.004898145</text:p>
          </table:table-cell>
          <table:table-cell/>
          <table:table-cell office:value-type="float" office:value="0.021302205" calcext:value-type="float">
            <text:p>0.021302205</text:p>
          </table:table-cell>
          <table:table-cell office:value-type="float" office:value="0.000026271" calcext:value-type="float">
            <text:p>2.6271E-05</text:p>
          </table:table-cell>
          <table:table-cell office:value-type="float" office:value="0.020960536" calcext:value-type="float">
            <text:p>0.020960536</text:p>
          </table:table-cell>
          <table:table-cell office:value-type="float" office:value="0.022452002" calcext:value-type="float">
            <text:p>0.022452002</text:p>
          </table:table-cell>
          <table:table-cell office:value-type="float" office:value="0.019753215" calcext:value-type="float">
            <text:p>0.019753215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<text:s/>2019-12-03 11:12:07</text:p>
          </table:table-cell>
          <table:table-cell office:value-type="float" office:value="23.99287" calcext:value-type="float">
            <text:p>23.99287</text:p>
          </table:table-cell>
          <table:table-cell office:value-type="string" calcext:value-type="string">
            <text:p><text:s/></text:p>
          </table:table-cell>
          <table:table-cell office:value-type="float" office:value="0.136291997" calcext:value-type="float">
            <text:p>0.136291997</text:p>
          </table:table-cell>
          <table:table-cell office:value-type="float" office:value="0.035447483" calcext:value-type="float">
            <text:p>0.035447483</text:p>
          </table:table-cell>
          <table:table-cell office:value-type="float" office:value="0.134845392" calcext:value-type="float">
            <text:p>0.134845392</text:p>
          </table:table-cell>
          <table:table-cell office:value-type="float" office:value="0.141731518" calcext:value-type="float">
            <text:p>0.141731518</text:p>
          </table:table-cell>
          <table:table-cell office:value-type="float" office:value="0.127369181" calcext:value-type="float">
            <text:p>0.12736918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3497" calcext:value-type="float">
            <text:p>0.001113497</text:p>
          </table:table-cell>
          <table:table-cell office:value-type="float" office:value="0.000289604" calcext:value-type="float">
            <text:p>0.000289604</text:p>
          </table:table-cell>
          <table:table-cell office:value-type="float" office:value="0.001101678" calcext:value-type="float">
            <text:p>0.001101678</text:p>
          </table:table-cell>
          <table:table-cell office:value-type="float" office:value="0.001157937" calcext:value-type="float">
            <text:p>0.001157937</text:p>
          </table:table-cell>
          <table:table-cell office:value-type="float" office:value="0.001040598" calcext:value-type="float">
            <text:p>0.00104059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1318" calcext:value-type="float">
            <text:p>0.000841318</text:p>
          </table:table-cell>
          <table:table-cell office:value-type="float" office:value="0.000017425" calcext:value-type="float">
            <text:p>1.7425E-05</text:p>
          </table:table-cell>
          <table:table-cell office:value-type="float" office:value="0.000829499" calcext:value-type="float">
            <text:p>0.000829499</text:p>
          </table:table-cell>
          <table:table-cell office:value-type="float" office:value="0.000885758" calcext:value-type="float">
            <text:p>0.000885758</text:p>
          </table:table-cell>
          <table:table-cell office:value-type="float" office:value="0.000768419" calcext:value-type="float">
            <text:p>0.000768419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13649327" calcext:value-type="float">
            <text:p>24.013649327</text:p>
          </table:table-cell>
          <table:table-cell office:value-type="float" office:value="23.993296833" calcext:value-type="float">
            <text:p>23.993296833</text:p>
          </table:table-cell>
          <table:table-cell office:value-type="float" office:value="24.013357375" calcext:value-type="float">
            <text:p>24.013357375</text:p>
          </table:table-cell>
          <table:table-cell office:value-type="float" office:value="24.014747123" calcext:value-type="float">
            <text:p>24.014747123</text:p>
          </table:table-cell>
          <table:table-cell office:value-type="float" office:value="24.011848535" calcext:value-type="float">
            <text:p>24.011848535</text:p>
          </table:table-cell>
          <table:table-cell office:value-type="float" office:value="24.994799412" calcext:value-type="float">
            <text:p>24.994799412</text:p>
          </table:table-cell>
          <table:table-cell/>
          <table:table-cell office:value-type="float" office:value="0.021325781" calcext:value-type="float">
            <text:p>0.021325781</text:p>
          </table:table-cell>
          <table:table-cell office:value-type="float" office:value="0.000441641" calcext:value-type="float">
            <text:p>0.000441641</text:p>
          </table:table-cell>
          <table:table-cell office:value-type="float" office:value="0.021026204" calcext:value-type="float">
            <text:p>0.021026204</text:p>
          </table:table-cell>
          <table:table-cell office:value-type="float" office:value="0.022452249" calcext:value-type="float">
            <text:p>0.022452249</text:p>
          </table:table-cell>
          <table:table-cell office:value-type="float" office:value="0.019477955" calcext:value-type="float">
            <text:p>0.019477955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<text:s/>2019-12-03 11:12:08</text:p>
          </table:table-cell>
          <table:table-cell office:value-type="float" office:value="23.99792" calcext:value-type="float">
            <text:p>23.99792</text:p>
          </table:table-cell>
          <table:table-cell office:value-type="string" calcext:value-type="string">
            <text:p><text:s/></text:p>
          </table:table-cell>
          <table:table-cell office:value-type="float" office:value="0.136249082" calcext:value-type="float">
            <text:p>0.136249082</text:p>
          </table:table-cell>
          <table:table-cell office:value-type="float" office:value="0.034394268" calcext:value-type="float">
            <text:p>0.034394268</text:p>
          </table:table-cell>
          <table:table-cell office:value-type="float" office:value="0.13504328" calcext:value-type="float">
            <text:p>0.13504328</text:p>
          </table:table-cell>
          <table:table-cell office:value-type="float" office:value="0.141731518" calcext:value-type="float">
            <text:p>0.141731518</text:p>
          </table:table-cell>
          <table:table-cell office:value-type="float" office:value="0.127478853" calcext:value-type="float">
            <text:p>0.12747885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3146" calcext:value-type="float">
            <text:p>0.001113146</text:p>
          </table:table-cell>
          <table:table-cell office:value-type="float" office:value="0.000280999" calcext:value-type="float">
            <text:p>0.000280999</text:p>
          </table:table-cell>
          <table:table-cell office:value-type="float" office:value="0.001103295" calcext:value-type="float">
            <text:p>0.001103295</text:p>
          </table:table-cell>
          <table:table-cell office:value-type="float" office:value="0.001157937" calcext:value-type="float">
            <text:p>0.001157937</text:p>
          </table:table-cell>
          <table:table-cell office:value-type="float" office:value="0.001041494" calcext:value-type="float">
            <text:p>0.00104149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0967" calcext:value-type="float">
            <text:p>0.000840967</text:p>
          </table:table-cell>
          <table:table-cell office:value-type="float" office:value="0.00000882" calcext:value-type="float">
            <text:p>8.82E-06</text:p>
          </table:table-cell>
          <table:table-cell office:value-type="float" office:value="0.000831116" calcext:value-type="float">
            <text:p>0.000831116</text:p>
          </table:table-cell>
          <table:table-cell office:value-type="float" office:value="0.000885758" calcext:value-type="float">
            <text:p>0.000885758</text:p>
          </table:table-cell>
          <table:table-cell office:value-type="float" office:value="0.000769315" calcext:value-type="float">
            <text:p>0.000769315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18694519" calcext:value-type="float">
            <text:p>24.018694519</text:p>
          </table:table-cell>
          <table:table-cell office:value-type="float" office:value="23.998138219" calcext:value-type="float">
            <text:p>23.998138219</text:p>
          </table:table-cell>
          <table:table-cell office:value-type="float" office:value="24.018451167" calcext:value-type="float">
            <text:p>24.018451167</text:p>
          </table:table-cell>
          <table:table-cell office:value-type="float" office:value="24.019800971" calcext:value-type="float">
            <text:p>24.019800971</text:p>
          </table:table-cell>
          <table:table-cell office:value-type="float" office:value="24.01692453" calcext:value-type="float">
            <text:p>24.01692453</text:p>
          </table:table-cell>
          <table:table-cell office:value-type="float" office:value="24.999848778" calcext:value-type="float">
            <text:p>24.999848778</text:p>
          </table:table-cell>
          <table:table-cell/>
          <table:table-cell office:value-type="float" office:value="0.021316894" calcext:value-type="float">
            <text:p>0.021316894</text:p>
          </table:table-cell>
          <table:table-cell office:value-type="float" office:value="0.000223525" calcext:value-type="float">
            <text:p>0.000223525</text:p>
          </table:table-cell>
          <table:table-cell office:value-type="float" office:value="0.021067184" calcext:value-type="float">
            <text:p>0.021067184</text:p>
          </table:table-cell>
          <table:table-cell office:value-type="float" office:value="0.022452249" calcext:value-type="float">
            <text:p>0.022452249</text:p>
          </table:table-cell>
          <table:table-cell office:value-type="float" office:value="0.019500667" calcext:value-type="float">
            <text:p>0.019500667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<text:s/>2019-12-03 11:12:09</text:p>
          </table:table-cell>
          <table:table-cell office:value-type="float" office:value="23.99792" calcext:value-type="float">
            <text:p>23.99792</text:p>
          </table:table-cell>
          <table:table-cell office:value-type="string" calcext:value-type="string">
            <text:p><text:s/></text:p>
          </table:table-cell>
          <table:table-cell office:value-type="float" office:value="0.136255638" calcext:value-type="float">
            <text:p>0.136255638</text:p>
          </table:table-cell>
          <table:table-cell office:value-type="float" office:value="0.033602719" calcext:value-type="float">
            <text:p>0.033602719</text:p>
          </table:table-cell>
          <table:table-cell office:value-type="float" office:value="0.134801285" calcext:value-type="float">
            <text:p>0.134801285</text:p>
          </table:table-cell>
          <table:table-cell office:value-type="float" office:value="0.141721385" calcext:value-type="float">
            <text:p>0.141721385</text:p>
          </table:table-cell>
          <table:table-cell office:value-type="float" office:value="0.128507629" calcext:value-type="float">
            <text:p>0.12850762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32" calcext:value-type="float">
            <text:p>0.0011132</text:p>
          </table:table-cell>
          <table:table-cell office:value-type="float" office:value="0.000274532" calcext:value-type="float">
            <text:p>0.000274532</text:p>
          </table:table-cell>
          <table:table-cell office:value-type="float" office:value="0.001101318" calcext:value-type="float">
            <text:p>0.001101318</text:p>
          </table:table-cell>
          <table:table-cell office:value-type="float" office:value="0.001157854" calcext:value-type="float">
            <text:p>0.001157854</text:p>
          </table:table-cell>
          <table:table-cell office:value-type="float" office:value="0.001049899" calcext:value-type="float">
            <text:p>0.00104989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1021" calcext:value-type="float">
            <text:p>0.000841021</text:p>
          </table:table-cell>
          <table:table-cell office:value-type="float" office:value="0.000002353" calcext:value-type="float">
            <text:p>2.353E-06</text:p>
          </table:table-cell>
          <table:table-cell office:value-type="float" office:value="0.000829139" calcext:value-type="float">
            <text:p>0.000829139</text:p>
          </table:table-cell>
          <table:table-cell office:value-type="float" office:value="0.000885676" calcext:value-type="float">
            <text:p>0.000885676</text:p>
          </table:table-cell>
          <table:table-cell office:value-type="float" office:value="0.00077772" calcext:value-type="float">
            <text:p>0.00077772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18695842" calcext:value-type="float">
            <text:p>24.018695842</text:p>
          </table:table-cell>
          <table:table-cell office:value-type="float" office:value="23.997978467" calcext:value-type="float">
            <text:p>23.997978467</text:p>
          </table:table-cell>
          <table:table-cell office:value-type="float" office:value="24.018402328" calcext:value-type="float">
            <text:p>24.018402328</text:p>
          </table:table-cell>
          <table:table-cell office:value-type="float" office:value="24.019798926" calcext:value-type="float">
            <text:p>24.019798926</text:p>
          </table:table-cell>
          <table:table-cell office:value-type="float" office:value="24.017132155" calcext:value-type="float">
            <text:p>24.017132155</text:p>
          </table:table-cell>
          <table:table-cell office:value-type="float" office:value="24.999848778" calcext:value-type="float">
            <text:p>24.999848778</text:p>
          </table:table-cell>
          <table:table-cell/>
          <table:table-cell office:value-type="float" office:value="0.021318251" calcext:value-type="float">
            <text:p>0.021318251</text:p>
          </table:table-cell>
          <table:table-cell office:value-type="float" office:value="0.000059599" calcext:value-type="float">
            <text:p>5.9599E-05</text:p>
          </table:table-cell>
          <table:table-cell office:value-type="float" office:value="0.021017069" calcext:value-type="float">
            <text:p>0.021017069</text:p>
          </table:table-cell>
          <table:table-cell office:value-type="float" office:value="0.022450151" calcext:value-type="float">
            <text:p>0.022450151</text:p>
          </table:table-cell>
          <table:table-cell office:value-type="float" office:value="0.019713716" calcext:value-type="float">
            <text:p>0.019713716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<text:s/>2019-12-03 11:12:11</text:p>
          </table:table-cell>
          <table:table-cell office:value-type="float" office:value="24.00297" calcext:value-type="float">
            <text:p>24.00297</text:p>
          </table:table-cell>
          <table:table-cell office:value-type="string" calcext:value-type="string">
            <text:p><text:s/></text:p>
          </table:table-cell>
          <table:table-cell office:value-type="float" office:value="0.136358754" calcext:value-type="float">
            <text:p>0.136358754</text:p>
          </table:table-cell>
          <table:table-cell office:value-type="float" office:value="0.033479337" calcext:value-type="float">
            <text:p>0.033479337</text:p>
          </table:table-cell>
          <table:table-cell office:value-type="float" office:value="0.1345426" calcext:value-type="float">
            <text:p>0.1345426</text:p>
          </table:table-cell>
          <table:table-cell office:value-type="float" office:value="0.141651647" calcext:value-type="float">
            <text:p>0.141651647</text:p>
          </table:table-cell>
          <table:table-cell office:value-type="float" office:value="0.128517762" calcext:value-type="float">
            <text:p>0.12851776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4042" calcext:value-type="float">
            <text:p>0.001114042</text:p>
          </table:table-cell>
          <table:table-cell office:value-type="float" office:value="0.000273524" calcext:value-type="float">
            <text:p>0.000273524</text:p>
          </table:table-cell>
          <table:table-cell office:value-type="float" office:value="0.001099204" calcext:value-type="float">
            <text:p>0.001099204</text:p>
          </table:table-cell>
          <table:table-cell office:value-type="float" office:value="0.001157285" calcext:value-type="float">
            <text:p>0.001157285</text:p>
          </table:table-cell>
          <table:table-cell office:value-type="float" office:value="0.001049982" calcext:value-type="float">
            <text:p>0.00104998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1863" calcext:value-type="float">
            <text:p>0.000841863</text:p>
          </table:table-cell>
          <table:table-cell office:value-type="float" office:value="0.000001345" calcext:value-type="float">
            <text:p>1.345E-06</text:p>
          </table:table-cell>
          <table:table-cell office:value-type="float" office:value="0.000827025" calcext:value-type="float">
            <text:p>0.000827025</text:p>
          </table:table-cell>
          <table:table-cell office:value-type="float" office:value="0.000885106" calcext:value-type="float">
            <text:p>0.000885106</text:p>
          </table:table-cell>
          <table:table-cell office:value-type="float" office:value="0.000777803" calcext:value-type="float">
            <text:p>0.000777803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23770506" calcext:value-type="float">
            <text:p>24.023770506</text:p>
          </table:table-cell>
          <table:table-cell office:value-type="float" office:value="24.003007515" calcext:value-type="float">
            <text:p>24.003007515</text:p>
          </table:table-cell>
          <table:table-cell office:value-type="float" office:value="24.023403975" calcext:value-type="float">
            <text:p>24.023403975</text:p>
          </table:table-cell>
          <table:table-cell office:value-type="float" office:value="24.0248387" calcext:value-type="float">
            <text:p>24.0248387</text:p>
          </table:table-cell>
          <table:table-cell office:value-type="float" office:value="24.022188061" calcext:value-type="float">
            <text:p>24.022188061</text:p>
          </table:table-cell>
          <table:table-cell office:value-type="float" office:value="25.004898145" calcext:value-type="float">
            <text:p>25.004898145</text:p>
          </table:table-cell>
          <table:table-cell/>
          <table:table-cell office:value-type="float" office:value="0.021339606" calcext:value-type="float">
            <text:p>0.021339606</text:p>
          </table:table-cell>
          <table:table-cell office:value-type="float" office:value="0.000034048" calcext:value-type="float">
            <text:p>3.4048E-05</text:p>
          </table:table-cell>
          <table:table-cell office:value-type="float" office:value="0.020963499" calcext:value-type="float">
            <text:p>0.020963499</text:p>
          </table:table-cell>
          <table:table-cell office:value-type="float" office:value="0.022435709" calcext:value-type="float">
            <text:p>0.022435709</text:p>
          </table:table-cell>
          <table:table-cell office:value-type="float" office:value="0.019715815" calcext:value-type="float">
            <text:p>0.019715815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<text:s/>2019-12-03 11:12:12</text:p>
          </table:table-cell>
          <table:table-cell office:value-type="float" office:value="24.00297" calcext:value-type="float">
            <text:p>24.00297</text:p>
          </table:table-cell>
          <table:table-cell office:value-type="string" calcext:value-type="string">
            <text:p><text:s/></text:p>
          </table:table-cell>
          <table:table-cell office:value-type="float" office:value="0.136447565" calcext:value-type="float">
            <text:p>0.136447565</text:p>
          </table:table-cell>
          <table:table-cell office:value-type="float" office:value="0.034837727" calcext:value-type="float">
            <text:p>0.034837727</text:p>
          </table:table-cell>
          <table:table-cell office:value-type="float" office:value="0.13453366" calcext:value-type="float">
            <text:p>0.13453366</text:p>
          </table:table-cell>
          <table:table-cell office:value-type="float" office:value="0.141504424" calcext:value-type="float">
            <text:p>0.141504424</text:p>
          </table:table-cell>
          <table:table-cell office:value-type="float" office:value="0.127711311" calcext:value-type="float">
            <text:p>0.1277113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4768" calcext:value-type="float">
            <text:p>0.001114768</text:p>
          </table:table-cell>
          <table:table-cell office:value-type="float" office:value="0.000284622" calcext:value-type="float">
            <text:p>0.000284622</text:p>
          </table:table-cell>
          <table:table-cell office:value-type="float" office:value="0.001099131" calcext:value-type="float">
            <text:p>0.001099131</text:p>
          </table:table-cell>
          <table:table-cell office:value-type="float" office:value="0.001156082" calcext:value-type="float">
            <text:p>0.001156082</text:p>
          </table:table-cell>
          <table:table-cell office:value-type="float" office:value="0.001043393" calcext:value-type="float">
            <text:p>0.00104339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2589" calcext:value-type="float">
            <text:p>0.000842589</text:p>
          </table:table-cell>
          <table:table-cell office:value-type="float" office:value="0.000012443" calcext:value-type="float">
            <text:p>1.2443E-05</text:p>
          </table:table-cell>
          <table:table-cell office:value-type="float" office:value="0.000826952" calcext:value-type="float">
            <text:p>0.000826952</text:p>
          </table:table-cell>
          <table:table-cell office:value-type="float" office:value="0.000883903" calcext:value-type="float">
            <text:p>0.000883903</text:p>
          </table:table-cell>
          <table:table-cell office:value-type="float" office:value="0.000771214" calcext:value-type="float">
            <text:p>0.000771214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23788429" calcext:value-type="float">
            <text:p>24.023788429</text:p>
          </table:table-cell>
          <table:table-cell office:value-type="float" office:value="24.003281666" calcext:value-type="float">
            <text:p>24.003281666</text:p>
          </table:table-cell>
          <table:table-cell office:value-type="float" office:value="24.023402171" calcext:value-type="float">
            <text:p>24.023402171</text:p>
          </table:table-cell>
          <table:table-cell office:value-type="float" office:value="24.024808988" calcext:value-type="float">
            <text:p>24.024808988</text:p>
          </table:table-cell>
          <table:table-cell office:value-type="float" office:value="24.022025305" calcext:value-type="float">
            <text:p>24.022025305</text:p>
          </table:table-cell>
          <table:table-cell office:value-type="float" office:value="25.004898145" calcext:value-type="float">
            <text:p>25.004898145</text:p>
          </table:table-cell>
          <table:table-cell/>
          <table:table-cell office:value-type="float" office:value="0.021357997" calcext:value-type="float">
            <text:p>0.021357997</text:p>
          </table:table-cell>
          <table:table-cell office:value-type="float" office:value="0.000315364" calcext:value-type="float">
            <text:p>0.000315364</text:p>
          </table:table-cell>
          <table:table-cell office:value-type="float" office:value="0.020961647" calcext:value-type="float">
            <text:p>0.020961647</text:p>
          </table:table-cell>
          <table:table-cell office:value-type="float" office:value="0.022405221" calcext:value-type="float">
            <text:p>0.022405221</text:p>
          </table:table-cell>
          <table:table-cell office:value-type="float" office:value="0.019548806" calcext:value-type="float">
            <text:p>0.019548806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<text:s/>2019-12-03 11:12:13</text:p>
          </table:table-cell>
          <table:table-cell office:value-type="float" office:value="23.99287" calcext:value-type="float">
            <text:p>23.99287</text:p>
          </table:table-cell>
          <table:table-cell office:value-type="string" calcext:value-type="string">
            <text:p><text:s/></text:p>
          </table:table-cell>
          <table:table-cell office:value-type="float" office:value="0.136477367" calcext:value-type="float">
            <text:p>0.136477367</text:p>
          </table:table-cell>
          <table:table-cell office:value-type="float" office:value="0.034492616" calcext:value-type="float">
            <text:p>0.034492616</text:p>
          </table:table-cell>
          <table:table-cell office:value-type="float" office:value="0.135182754" calcext:value-type="float">
            <text:p>0.135182754</text:p>
          </table:table-cell>
          <table:table-cell office:value-type="float" office:value="0.141417401" calcext:value-type="float">
            <text:p>0.141417401</text:p>
          </table:table-cell>
          <table:table-cell office:value-type="float" office:value="0.128269807" calcext:value-type="float">
            <text:p>0.12826980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5011" calcext:value-type="float">
            <text:p>0.001115011</text:p>
          </table:table-cell>
          <table:table-cell office:value-type="float" office:value="0.000281802" calcext:value-type="float">
            <text:p>0.000281802</text:p>
          </table:table-cell>
          <table:table-cell office:value-type="float" office:value="0.001104434" calcext:value-type="float">
            <text:p>0.001104434</text:p>
          </table:table-cell>
          <table:table-cell office:value-type="float" office:value="0.001155371" calcext:value-type="float">
            <text:p>0.001155371</text:p>
          </table:table-cell>
          <table:table-cell office:value-type="float" office:value="0.001047956" calcext:value-type="float">
            <text:p>0.00104795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2832" calcext:value-type="float">
            <text:p>0.000842832</text:p>
          </table:table-cell>
          <table:table-cell office:value-type="float" office:value="0.000009624" calcext:value-type="float">
            <text:p>9.624E-06</text:p>
          </table:table-cell>
          <table:table-cell office:value-type="float" office:value="0.000832255" calcext:value-type="float">
            <text:p>0.000832255</text:p>
          </table:table-cell>
          <table:table-cell office:value-type="float" office:value="0.000883192" calcext:value-type="float">
            <text:p>0.000883192</text:p>
          </table:table-cell>
          <table:table-cell office:value-type="float" office:value="0.000775777" calcext:value-type="float">
            <text:p>0.000775777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13686738" calcext:value-type="float">
            <text:p>24.013686738</text:p>
          </table:table-cell>
          <table:table-cell office:value-type="float" office:value="23.99310412" calcext:value-type="float">
            <text:p>23.99310412</text:p>
          </table:table-cell>
          <table:table-cell office:value-type="float" office:value="24.013425461" calcext:value-type="float">
            <text:p>24.013425461</text:p>
          </table:table-cell>
          <table:table-cell office:value-type="float" office:value="24.014683729" calcext:value-type="float">
            <text:p>24.014683729</text:p>
          </table:table-cell>
          <table:table-cell office:value-type="float" office:value="24.012030298" calcext:value-type="float">
            <text:p>24.012030298</text:p>
          </table:table-cell>
          <table:table-cell office:value-type="float" office:value="24.994799412" calcext:value-type="float">
            <text:p>24.994799412</text:p>
          </table:table-cell>
          <table:table-cell/>
          <table:table-cell office:value-type="float" office:value="0.021364169" calcext:value-type="float">
            <text:p>0.021364169</text:p>
          </table:table-cell>
          <table:table-cell office:value-type="float" office:value="0.000243893" calcext:value-type="float">
            <text:p>0.000243893</text:p>
          </table:table-cell>
          <table:table-cell office:value-type="float" office:value="0.021096068" calcext:value-type="float">
            <text:p>0.021096068</text:p>
          </table:table-cell>
          <table:table-cell office:value-type="float" office:value="0.022387199" calcext:value-type="float">
            <text:p>0.022387199</text:p>
          </table:table-cell>
          <table:table-cell office:value-type="float" office:value="0.019664465" calcext:value-type="float">
            <text:p>0.019664465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<text:s/>2019-12-03 11:12:14</text:p>
          </table:table-cell>
          <table:table-cell office:value-type="float" office:value="24.00297" calcext:value-type="float">
            <text:p>24.00297</text:p>
          </table:table-cell>
          <table:table-cell office:value-type="string" calcext:value-type="string">
            <text:p><text:s/></text:p>
          </table:table-cell>
          <table:table-cell office:value-type="float" office:value="0.136554257" calcext:value-type="float">
            <text:p>0.136554257</text:p>
          </table:table-cell>
          <table:table-cell office:value-type="float" office:value="0.034188036" calcext:value-type="float">
            <text:p>0.034188036</text:p>
          </table:table-cell>
          <table:table-cell office:value-type="float" office:value="0.135090367" calcext:value-type="float">
            <text:p>0.135090367</text:p>
          </table:table-cell>
          <table:table-cell office:value-type="float" office:value="0.14134826" calcext:value-type="float">
            <text:p>0.14134826</text:p>
          </table:table-cell>
          <table:table-cell office:value-type="float" office:value="0.127682701" calcext:value-type="float">
            <text:p>0.12768270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5639" calcext:value-type="float">
            <text:p>0.001115639</text:p>
          </table:table-cell>
          <table:table-cell office:value-type="float" office:value="0.000279314" calcext:value-type="float">
            <text:p>0.000279314</text:p>
          </table:table-cell>
          <table:table-cell office:value-type="float" office:value="0.001103679" calcext:value-type="float">
            <text:p>0.001103679</text:p>
          </table:table-cell>
          <table:table-cell office:value-type="float" office:value="0.001154806" calcext:value-type="float">
            <text:p>0.001154806</text:p>
          </table:table-cell>
          <table:table-cell office:value-type="float" office:value="0.001043159" calcext:value-type="float">
            <text:p>0.00104315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3461" calcext:value-type="float">
            <text:p>0.000843461</text:p>
          </table:table-cell>
          <table:table-cell office:value-type="float" office:value="0.000007135" calcext:value-type="float">
            <text:p>7.135E-06</text:p>
          </table:table-cell>
          <table:table-cell office:value-type="float" office:value="0.000831501" calcext:value-type="float">
            <text:p>0.000831501</text:p>
          </table:table-cell>
          <table:table-cell office:value-type="float" office:value="0.000882627" calcext:value-type="float">
            <text:p>0.000882627</text:p>
          </table:table-cell>
          <table:table-cell office:value-type="float" office:value="0.00077098" calcext:value-type="float">
            <text:p>0.00077098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23809961" calcext:value-type="float">
            <text:p>24.023809961</text:p>
          </table:table-cell>
          <table:table-cell office:value-type="float" office:value="24.003150545" calcext:value-type="float">
            <text:p>24.003150545</text:p>
          </table:table-cell>
          <table:table-cell office:value-type="float" office:value="24.023514524" calcext:value-type="float">
            <text:p>24.023514524</text:p>
          </table:table-cell>
          <table:table-cell office:value-type="float" office:value="24.024777471" calcext:value-type="float">
            <text:p>24.024777471</text:p>
          </table:table-cell>
          <table:table-cell office:value-type="float" office:value="24.022019531" calcext:value-type="float">
            <text:p>24.022019531</text:p>
          </table:table-cell>
          <table:table-cell office:value-type="float" office:value="25.004898145" calcext:value-type="float">
            <text:p>25.004898145</text:p>
          </table:table-cell>
          <table:table-cell/>
          <table:table-cell office:value-type="float" office:value="0.021380092" calcext:value-type="float">
            <text:p>0.021380092</text:p>
          </table:table-cell>
          <table:table-cell office:value-type="float" office:value="0.000180816" calcext:value-type="float">
            <text:p>0.000180816</text:p>
          </table:table-cell>
          <table:table-cell office:value-type="float" office:value="0.021076936" calcext:value-type="float">
            <text:p>0.021076936</text:p>
          </table:table-cell>
          <table:table-cell office:value-type="float" office:value="0.022372881" calcext:value-type="float">
            <text:p>0.022372881</text:p>
          </table:table-cell>
          <table:table-cell office:value-type="float" office:value="0.019542882" calcext:value-type="float">
            <text:p>0.019542882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<text:s/>2019-12-03 11:12:16</text:p>
          </table:table-cell>
          <table:table-cell office:value-type="float" office:value="23.99287" calcext:value-type="float">
            <text:p>23.99287</text:p>
          </table:table-cell>
          <table:table-cell office:value-type="string" calcext:value-type="string">
            <text:p><text:s/></text:p>
          </table:table-cell>
          <table:table-cell office:value-type="float" office:value="0.136641876" calcext:value-type="float">
            <text:p>0.136641876</text:p>
          </table:table-cell>
          <table:table-cell office:value-type="float" office:value="0.034922366" calcext:value-type="float">
            <text:p>0.034922366</text:p>
          </table:table-cell>
          <table:table-cell office:value-type="float" office:value="0.135199444" calcext:value-type="float">
            <text:p>0.135199444</text:p>
          </table:table-cell>
          <table:table-cell office:value-type="float" office:value="0.141239183" calcext:value-type="float">
            <text:p>0.141239183</text:p>
          </table:table-cell>
          <table:table-cell office:value-type="float" office:value="0.127781645" calcext:value-type="float">
            <text:p>0.12778164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6355" calcext:value-type="float">
            <text:p>0.001116355</text:p>
          </table:table-cell>
          <table:table-cell office:value-type="float" office:value="0.000285313" calcext:value-type="float">
            <text:p>0.000285313</text:p>
          </table:table-cell>
          <table:table-cell office:value-type="float" office:value="0.001104571" calcext:value-type="float">
            <text:p>0.001104571</text:p>
          </table:table-cell>
          <table:table-cell office:value-type="float" office:value="0.001153915" calcext:value-type="float">
            <text:p>0.001153915</text:p>
          </table:table-cell>
          <table:table-cell office:value-type="float" office:value="0.001043968" calcext:value-type="float">
            <text:p>0.00104396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4176" calcext:value-type="float">
            <text:p>0.000844176</text:p>
          </table:table-cell>
          <table:table-cell office:value-type="float" office:value="0.000013135" calcext:value-type="float">
            <text:p>1.3135E-05</text:p>
          </table:table-cell>
          <table:table-cell office:value-type="float" office:value="0.000832392" calcext:value-type="float">
            <text:p>0.000832392</text:p>
          </table:table-cell>
          <table:table-cell office:value-type="float" office:value="0.000881736" calcext:value-type="float">
            <text:p>0.000881736</text:p>
          </table:table-cell>
          <table:table-cell office:value-type="float" office:value="0.000771789" calcext:value-type="float">
            <text:p>0.000771789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13719939" calcext:value-type="float">
            <text:p>24.013719939</text:p>
          </table:table-cell>
          <table:table-cell office:value-type="float" office:value="23.993190853" calcext:value-type="float">
            <text:p>23.993190853</text:p>
          </table:table-cell>
          <table:table-cell office:value-type="float" office:value="24.01342883" calcext:value-type="float">
            <text:p>24.01342883</text:p>
          </table:table-cell>
          <table:table-cell office:value-type="float" office:value="24.014647761" calcext:value-type="float">
            <text:p>24.014647761</text:p>
          </table:table-cell>
          <table:table-cell office:value-type="float" office:value="24.011931778" calcext:value-type="float">
            <text:p>24.011931778</text:p>
          </table:table-cell>
          <table:table-cell office:value-type="float" office:value="24.994799412" calcext:value-type="float">
            <text:p>24.994799412</text:p>
          </table:table-cell>
          <table:table-cell/>
          <table:table-cell office:value-type="float" office:value="0.021398237" calcext:value-type="float">
            <text:p>0.021398237</text:p>
          </table:table-cell>
          <table:table-cell office:value-type="float" office:value="0.000332892" calcext:value-type="float">
            <text:p>0.000332892</text:p>
          </table:table-cell>
          <table:table-cell office:value-type="float" office:value="0.021099524" calcext:value-type="float">
            <text:p>0.021099524</text:p>
          </table:table-cell>
          <table:table-cell office:value-type="float" office:value="0.022350292" calcext:value-type="float">
            <text:p>0.022350292</text:p>
          </table:table-cell>
          <table:table-cell office:value-type="float" office:value="0.019563372" calcext:value-type="float">
            <text:p>0.019563372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<text:s/>2019-12-03 11:12:17</text:p>
          </table:table-cell>
          <table:table-cell office:value-type="float" office:value="24.00297" calcext:value-type="float">
            <text:p>24.00297</text:p>
          </table:table-cell>
          <table:table-cell office:value-type="string" calcext:value-type="string">
            <text:p><text:s/></text:p>
          </table:table-cell>
          <table:table-cell office:value-type="float" office:value="0.13679208" calcext:value-type="float">
            <text:p>0.13679208</text:p>
          </table:table-cell>
          <table:table-cell office:value-type="float" office:value="0.035157208" calcext:value-type="float">
            <text:p>0.035157208</text:p>
          </table:table-cell>
          <table:table-cell office:value-type="float" office:value="0.135046856" calcext:value-type="float">
            <text:p>0.135046856</text:p>
          </table:table-cell>
          <table:table-cell office:value-type="float" office:value="0.141180174" calcext:value-type="float">
            <text:p>0.141180174</text:p>
          </table:table-cell>
          <table:table-cell office:value-type="float" office:value="0.127427593" calcext:value-type="float">
            <text:p>0.12742759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7582" calcext:value-type="float">
            <text:p>0.001117582</text:p>
          </table:table-cell>
          <table:table-cell office:value-type="float" office:value="0.000287232" calcext:value-type="float">
            <text:p>0.000287232</text:p>
          </table:table-cell>
          <table:table-cell office:value-type="float" office:value="0.001103324" calcext:value-type="float">
            <text:p>0.001103324</text:p>
          </table:table-cell>
          <table:table-cell office:value-type="float" office:value="0.001153433" calcext:value-type="float">
            <text:p>0.001153433</text:p>
          </table:table-cell>
          <table:table-cell office:value-type="float" office:value="0.001041075" calcext:value-type="float">
            <text:p>0.00104107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5404" calcext:value-type="float">
            <text:p>0.000845404</text:p>
          </table:table-cell>
          <table:table-cell office:value-type="float" office:value="0.000015053" calcext:value-type="float">
            <text:p>1.5053E-05</text:p>
          </table:table-cell>
          <table:table-cell office:value-type="float" office:value="0.000831145" calcext:value-type="float">
            <text:p>0.000831145</text:p>
          </table:table-cell>
          <table:table-cell office:value-type="float" office:value="0.000881254" calcext:value-type="float">
            <text:p>0.000881254</text:p>
          </table:table-cell>
          <table:table-cell office:value-type="float" office:value="0.000768896" calcext:value-type="float">
            <text:p>0.000768896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23857958" calcext:value-type="float">
            <text:p>24.023857958</text:p>
          </table:table-cell>
          <table:table-cell office:value-type="float" office:value="24.003346143" calcext:value-type="float">
            <text:p>24.003346143</text:p>
          </table:table-cell>
          <table:table-cell office:value-type="float" office:value="24.023505742" calcext:value-type="float">
            <text:p>24.023505742</text:p>
          </table:table-cell>
          <table:table-cell office:value-type="float" office:value="24.024743549" calcext:value-type="float">
            <text:p>24.024743549</text:p>
          </table:table-cell>
          <table:table-cell office:value-type="float" office:value="24.021968046" calcext:value-type="float">
            <text:p>24.021968046</text:p>
          </table:table-cell>
          <table:table-cell office:value-type="float" office:value="25.004898145" calcext:value-type="float">
            <text:p>25.004898145</text:p>
          </table:table-cell>
          <table:table-cell/>
          <table:table-cell office:value-type="float" office:value="0.021429343" calcext:value-type="float">
            <text:p>0.021429343</text:p>
          </table:table-cell>
          <table:table-cell office:value-type="float" office:value="0.000381527" calcext:value-type="float">
            <text:p>0.000381527</text:p>
          </table:table-cell>
          <table:table-cell office:value-type="float" office:value="0.021067925" calcext:value-type="float">
            <text:p>0.021067925</text:p>
          </table:table-cell>
          <table:table-cell office:value-type="float" office:value="0.022338072" calcext:value-type="float">
            <text:p>0.022338072</text:p>
          </table:table-cell>
          <table:table-cell office:value-type="float" office:value="0.019490051" calcext:value-type="float">
            <text:p>0.019490051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<text:s/>2019-12-03 11:12:18</text:p>
          </table:table-cell>
          <table:table-cell office:value-type="float" office:value="24.00297" calcext:value-type="float">
            <text:p>24.00297</text:p>
          </table:table-cell>
          <table:table-cell office:value-type="string" calcext:value-type="string">
            <text:p><text:s/></text:p>
          </table:table-cell>
          <table:table-cell office:value-type="float" office:value="0.136882083" calcext:value-type="float">
            <text:p>0.136882083</text:p>
          </table:table-cell>
          <table:table-cell office:value-type="float" office:value="0.035569076" calcext:value-type="float">
            <text:p>0.035569076</text:p>
          </table:table-cell>
          <table:table-cell office:value-type="float" office:value="0.13466777" calcext:value-type="float">
            <text:p>0.13466777</text:p>
          </table:table-cell>
          <table:table-cell office:value-type="float" office:value="0.141146796" calcext:value-type="float">
            <text:p>0.141146796</text:p>
          </table:table-cell>
          <table:table-cell office:value-type="float" office:value="0.127560512" calcext:value-type="float">
            <text:p>0.12756051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8318" calcext:value-type="float">
            <text:p>0.001118318</text:p>
          </table:table-cell>
          <table:table-cell office:value-type="float" office:value="0.000290597" calcext:value-type="float">
            <text:p>0.000290597</text:p>
          </table:table-cell>
          <table:table-cell office:value-type="float" office:value="0.001100227" calcext:value-type="float">
            <text:p>0.001100227</text:p>
          </table:table-cell>
          <table:table-cell office:value-type="float" office:value="0.00115316" calcext:value-type="float">
            <text:p>0.00115316</text:p>
          </table:table-cell>
          <table:table-cell office:value-type="float" office:value="0.001042161" calcext:value-type="float">
            <text:p>0.00104216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6139" calcext:value-type="float">
            <text:p>0.000846139</text:p>
          </table:table-cell>
          <table:table-cell office:value-type="float" office:value="0.000018418" calcext:value-type="float">
            <text:p>1.8418E-05</text:p>
          </table:table-cell>
          <table:table-cell office:value-type="float" office:value="0.000828048" calcext:value-type="float">
            <text:p>0.000828048</text:p>
          </table:table-cell>
          <table:table-cell office:value-type="float" office:value="0.000880981" calcext:value-type="float">
            <text:p>0.000880981</text:p>
          </table:table-cell>
          <table:table-cell office:value-type="float" office:value="0.000769982" calcext:value-type="float">
            <text:p>0.000769982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23876122" calcext:value-type="float">
            <text:p>24.023876122</text:p>
          </table:table-cell>
          <table:table-cell office:value-type="float" office:value="24.003429267" calcext:value-type="float">
            <text:p>24.003429267</text:p>
          </table:table-cell>
          <table:table-cell office:value-type="float" office:value="24.023429237" calcext:value-type="float">
            <text:p>24.023429237</text:p>
          </table:table-cell>
          <table:table-cell office:value-type="float" office:value="24.024736812" calcext:value-type="float">
            <text:p>24.024736812</text:p>
          </table:table-cell>
          <table:table-cell office:value-type="float" office:value="24.021994871" calcext:value-type="float">
            <text:p>24.021994871</text:p>
          </table:table-cell>
          <table:table-cell office:value-type="float" office:value="25.004898145" calcext:value-type="float">
            <text:p>25.004898145</text:p>
          </table:table-cell>
          <table:table-cell/>
          <table:table-cell office:value-type="float" office:value="0.021447982" calcext:value-type="float">
            <text:p>0.021447982</text:p>
          </table:table-cell>
          <table:table-cell office:value-type="float" office:value="0.000466822" calcext:value-type="float">
            <text:p>0.000466822</text:p>
          </table:table-cell>
          <table:table-cell office:value-type="float" office:value="0.02098942" calcext:value-type="float">
            <text:p>0.02098942</text:p>
          </table:table-cell>
          <table:table-cell office:value-type="float" office:value="0.02233116" calcext:value-type="float">
            <text:p>0.02233116</text:p>
          </table:table-cell>
          <table:table-cell office:value-type="float" office:value="0.019517577" calcext:value-type="float">
            <text:p>0.019517577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<text:s/>2019-12-03 11:12:20</text:p>
          </table:table-cell>
          <table:table-cell office:value-type="float" office:value="24.00803" calcext:value-type="float">
            <text:p>24.00803</text:p>
          </table:table-cell>
          <table:table-cell office:value-type="string" calcext:value-type="string">
            <text:p><text:s/></text:p>
          </table:table-cell>
          <table:table-cell office:value-type="float" office:value="0.136917846" calcext:value-type="float">
            <text:p>0.136917846</text:p>
          </table:table-cell>
          <table:table-cell office:value-type="float" office:value="0.033819083" calcext:value-type="float">
            <text:p>0.033819083</text:p>
          </table:table-cell>
          <table:table-cell office:value-type="float" office:value="0.134314911" calcext:value-type="float">
            <text:p>0.134314911</text:p>
          </table:table-cell>
          <table:table-cell office:value-type="float" office:value="0.141039508" calcext:value-type="float">
            <text:p>0.141039508</text:p>
          </table:table-cell>
          <table:table-cell office:value-type="float" office:value="0.127902642" calcext:value-type="float">
            <text:p>0.12790264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861" calcext:value-type="float">
            <text:p>0.00111861</text:p>
          </table:table-cell>
          <table:table-cell office:value-type="float" office:value="0.0002763" calcext:value-type="float">
            <text:p>0.0002763</text:p>
          </table:table-cell>
          <table:table-cell office:value-type="float" office:value="0.001097344" calcext:value-type="float">
            <text:p>0.001097344</text:p>
          </table:table-cell>
          <table:table-cell office:value-type="float" office:value="0.001152284" calcext:value-type="float">
            <text:p>0.001152284</text:p>
          </table:table-cell>
          <table:table-cell office:value-type="float" office:value="0.001044956" calcext:value-type="float">
            <text:p>0.00104495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6431" calcext:value-type="float">
            <text:p>0.000846431</text:p>
          </table:table-cell>
          <table:table-cell office:value-type="float" office:value="0.000004121" calcext:value-type="float">
            <text:p>4.121E-06</text:p>
          </table:table-cell>
          <table:table-cell office:value-type="float" office:value="0.000825165" calcext:value-type="float">
            <text:p>0.000825165</text:p>
          </table:table-cell>
          <table:table-cell office:value-type="float" office:value="0.000880105" calcext:value-type="float">
            <text:p>0.000880105</text:p>
          </table:table-cell>
          <table:table-cell office:value-type="float" office:value="0.000772777" calcext:value-type="float">
            <text:p>0.000772777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28937192" calcext:value-type="float">
            <text:p>24.028937192</text:p>
          </table:table-cell>
          <table:table-cell office:value-type="float" office:value="24.008130031" calcext:value-type="float">
            <text:p>24.008130031</text:p>
          </table:table-cell>
          <table:table-cell office:value-type="float" office:value="24.028411879" calcext:value-type="float">
            <text:p>24.028411879</text:p>
          </table:table-cell>
          <table:table-cell office:value-type="float" office:value="24.029769009" calcext:value-type="float">
            <text:p>24.029769009</text:p>
          </table:table-cell>
          <table:table-cell office:value-type="float" office:value="24.02711778" calcext:value-type="float">
            <text:p>24.02711778</text:p>
          </table:table-cell>
          <table:table-cell office:value-type="float" office:value="25.009947512" calcext:value-type="float">
            <text:p>25.009947512</text:p>
          </table:table-cell>
          <table:table-cell/>
          <table:table-cell office:value-type="float" office:value="0.021455388" calcext:value-type="float">
            <text:p>0.021455388</text:p>
          </table:table-cell>
          <table:table-cell office:value-type="float" office:value="0.000104407" calcext:value-type="float">
            <text:p>0.000104407</text:p>
          </table:table-cell>
          <table:table-cell office:value-type="float" office:value="0.020916346" calcext:value-type="float">
            <text:p>0.020916346</text:p>
          </table:table-cell>
          <table:table-cell office:value-type="float" office:value="0.022308941" calcext:value-type="float">
            <text:p>0.022308941</text:p>
          </table:table-cell>
          <table:table-cell office:value-type="float" office:value="0.019588429" calcext:value-type="float">
            <text:p>0.019588429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<text:s/>2019-12-03 11:12:21</text:p>
          </table:table-cell>
          <table:table-cell office:value-type="float" office:value="24.00803" calcext:value-type="float">
            <text:p>24.00803</text:p>
          </table:table-cell>
          <table:table-cell office:value-type="string" calcext:value-type="string">
            <text:p><text:s/></text:p>
          </table:table-cell>
          <table:table-cell office:value-type="float" office:value="0.136632936" calcext:value-type="float">
            <text:p>0.136632936</text:p>
          </table:table-cell>
          <table:table-cell office:value-type="float" office:value="0.034085516" calcext:value-type="float">
            <text:p>0.034085516</text:p>
          </table:table-cell>
          <table:table-cell office:value-type="float" office:value="0.134366171" calcext:value-type="float">
            <text:p>0.134366171</text:p>
          </table:table-cell>
          <table:table-cell office:value-type="float" office:value="0.141171234" calcext:value-type="float">
            <text:p>0.141171234</text:p>
          </table:table-cell>
          <table:table-cell office:value-type="float" office:value="0.127983705" calcext:value-type="float">
            <text:p>0.12798370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6282" calcext:value-type="float">
            <text:p>0.001116282</text:p>
          </table:table-cell>
          <table:table-cell office:value-type="float" office:value="0.000278476" calcext:value-type="float">
            <text:p>0.000278476</text:p>
          </table:table-cell>
          <table:table-cell office:value-type="float" office:value="0.001097763" calcext:value-type="float">
            <text:p>0.001097763</text:p>
          </table:table-cell>
          <table:table-cell office:value-type="float" office:value="0.00115336" calcext:value-type="float">
            <text:p>0.00115336</text:p>
          </table:table-cell>
          <table:table-cell office:value-type="float" office:value="0.001045619" calcext:value-type="float">
            <text:p>0.00104561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4103" calcext:value-type="float">
            <text:p>0.000844103</text:p>
          </table:table-cell>
          <table:table-cell office:value-type="float" office:value="0.000006298" calcext:value-type="float">
            <text:p>6.298E-06</text:p>
          </table:table-cell>
          <table:table-cell office:value-type="float" office:value="0.000825584" calcext:value-type="float">
            <text:p>0.000825584</text:p>
          </table:table-cell>
          <table:table-cell office:value-type="float" office:value="0.000881181" calcext:value-type="float">
            <text:p>0.000881181</text:p>
          </table:table-cell>
          <table:table-cell office:value-type="float" office:value="0.00077344" calcext:value-type="float">
            <text:p>0.00077344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28879693" calcext:value-type="float">
            <text:p>24.028879693</text:p>
          </table:table-cell>
          <table:table-cell office:value-type="float" office:value="24.008183802" calcext:value-type="float">
            <text:p>24.008183802</text:p>
          </table:table-cell>
          <table:table-cell office:value-type="float" office:value="24.028422224" calcext:value-type="float">
            <text:p>24.028422224</text:p>
          </table:table-cell>
          <table:table-cell office:value-type="float" office:value="24.029795593" calcext:value-type="float">
            <text:p>24.029795593</text:p>
          </table:table-cell>
          <table:table-cell office:value-type="float" office:value="24.02713414" calcext:value-type="float">
            <text:p>24.02713414</text:p>
          </table:table-cell>
          <table:table-cell office:value-type="float" office:value="25.009947512" calcext:value-type="float">
            <text:p>25.009947512</text:p>
          </table:table-cell>
          <table:table-cell/>
          <table:table-cell office:value-type="float" office:value="0.021396386" calcext:value-type="float">
            <text:p>0.021396386</text:p>
          </table:table-cell>
          <table:table-cell office:value-type="float" office:value="0.000159584" calcext:value-type="float">
            <text:p>0.000159584</text:p>
          </table:table-cell>
          <table:table-cell office:value-type="float" office:value="0.020926962" calcext:value-type="float">
            <text:p>0.020926962</text:p>
          </table:table-cell>
          <table:table-cell office:value-type="float" office:value="0.02233622" calcext:value-type="float">
            <text:p>0.02233622</text:p>
          </table:table-cell>
          <table:table-cell office:value-type="float" office:value="0.019605216" calcext:value-type="float">
            <text:p>0.019605216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<text:s/>2019-12-03 11:12:22</text:p>
          </table:table-cell>
          <table:table-cell office:value-type="float" office:value="24.00297" calcext:value-type="float">
            <text:p>24.00297</text:p>
          </table:table-cell>
          <table:table-cell office:value-type="string" calcext:value-type="string">
            <text:p><text:s/></text:p>
          </table:table-cell>
          <table:table-cell office:value-type="float" office:value="0.136526243" calcext:value-type="float">
            <text:p>0.136526243</text:p>
          </table:table-cell>
          <table:table-cell office:value-type="float" office:value="0.033449535" calcext:value-type="float">
            <text:p>0.033449535</text:p>
          </table:table-cell>
          <table:table-cell office:value-type="float" office:value="0.134524123" calcext:value-type="float">
            <text:p>0.134524123</text:p>
          </table:table-cell>
          <table:table-cell office:value-type="float" office:value="0.141438263" calcext:value-type="float">
            <text:p>0.141438263</text:p>
          </table:table-cell>
          <table:table-cell office:value-type="float" office:value="0.128707305" calcext:value-type="float">
            <text:p>0.12870730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541" calcext:value-type="float">
            <text:p>0.00111541</text:p>
          </table:table-cell>
          <table:table-cell office:value-type="float" office:value="0.000273281" calcext:value-type="float">
            <text:p>0.000273281</text:p>
          </table:table-cell>
          <table:table-cell office:value-type="float" office:value="0.001099053" calcext:value-type="float">
            <text:p>0.001099053</text:p>
          </table:table-cell>
          <table:table-cell office:value-type="float" office:value="0.001155541" calcext:value-type="float">
            <text:p>0.001155541</text:p>
          </table:table-cell>
          <table:table-cell office:value-type="float" office:value="0.00105153" calcext:value-type="float">
            <text:p>0.0010515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3232" calcext:value-type="float">
            <text:p>0.000843232</text:p>
          </table:table-cell>
          <table:table-cell office:value-type="float" office:value="0.000001102" calcext:value-type="float">
            <text:p>1.102E-06</text:p>
          </table:table-cell>
          <table:table-cell office:value-type="float" office:value="0.000826874" calcext:value-type="float">
            <text:p>0.000826874</text:p>
          </table:table-cell>
          <table:table-cell office:value-type="float" office:value="0.000883363" calcext:value-type="float">
            <text:p>0.000883363</text:p>
          </table:table-cell>
          <table:table-cell office:value-type="float" office:value="0.000779351" calcext:value-type="float">
            <text:p>0.000779351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23804308" calcext:value-type="float">
            <text:p>24.023804308</text:p>
          </table:table-cell>
          <table:table-cell office:value-type="float" office:value="24.0030015" calcext:value-type="float">
            <text:p>24.0030015</text:p>
          </table:table-cell>
          <table:table-cell office:value-type="float" office:value="24.023400246" calcext:value-type="float">
            <text:p>24.023400246</text:p>
          </table:table-cell>
          <table:table-cell office:value-type="float" office:value="24.024795635" calcext:value-type="float">
            <text:p>24.024795635</text:p>
          </table:table-cell>
          <table:table-cell office:value-type="float" office:value="24.022226314" calcext:value-type="float">
            <text:p>24.022226314</text:p>
          </table:table-cell>
          <table:table-cell office:value-type="float" office:value="25.004898145" calcext:value-type="float">
            <text:p>25.004898145</text:p>
          </table:table-cell>
          <table:table-cell/>
          <table:table-cell office:value-type="float" office:value="0.021374291" calcext:value-type="float">
            <text:p>0.021374291</text:p>
          </table:table-cell>
          <table:table-cell office:value-type="float" office:value="0.000027876" calcext:value-type="float">
            <text:p>2.7876E-05</text:p>
          </table:table-cell>
          <table:table-cell office:value-type="float" office:value="0.020959672" calcext:value-type="float">
            <text:p>0.020959672</text:p>
          </table:table-cell>
          <table:table-cell office:value-type="float" office:value="0.022391519" calcext:value-type="float">
            <text:p>0.022391519</text:p>
          </table:table-cell>
          <table:table-cell office:value-type="float" office:value="0.019755067" calcext:value-type="float">
            <text:p>0.019755067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<text:s/>2019-12-03 11:12:24</text:p>
          </table:table-cell>
          <table:table-cell office:value-type="float" office:value="24.00803" calcext:value-type="float">
            <text:p>24.00803</text:p>
          </table:table-cell>
          <table:table-cell office:value-type="string" calcext:value-type="string">
            <text:p><text:s/></text:p>
          </table:table-cell>
          <table:table-cell office:value-type="float" office:value="0.136540548" calcext:value-type="float">
            <text:p>0.136540548</text:p>
          </table:table-cell>
          <table:table-cell office:value-type="float" office:value="0.033556823" calcext:value-type="float">
            <text:p>0.033556823</text:p>
          </table:table-cell>
          <table:table-cell office:value-type="float" office:value="0.134234444" calcext:value-type="float">
            <text:p>0.134234444</text:p>
          </table:table-cell>
          <table:table-cell office:value-type="float" office:value="0.141640322" calcext:value-type="float">
            <text:p>0.141640322</text:p>
          </table:table-cell>
          <table:table-cell office:value-type="float" office:value="0.128277555" calcext:value-type="float">
            <text:p>0.12827755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5527" calcext:value-type="float">
            <text:p>0.001115527</text:p>
          </table:table-cell>
          <table:table-cell office:value-type="float" office:value="0.000274157" calcext:value-type="float">
            <text:p>0.000274157</text:p>
          </table:table-cell>
          <table:table-cell office:value-type="float" office:value="0.001096687" calcext:value-type="float">
            <text:p>0.001096687</text:p>
          </table:table-cell>
          <table:table-cell office:value-type="float" office:value="0.001157192" calcext:value-type="float">
            <text:p>0.001157192</text:p>
          </table:table-cell>
          <table:table-cell office:value-type="float" office:value="0.001048019" calcext:value-type="float">
            <text:p>0.00104801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3349" calcext:value-type="float">
            <text:p>0.000843349</text:p>
          </table:table-cell>
          <table:table-cell office:value-type="float" office:value="0.000001978" calcext:value-type="float">
            <text:p>1.978E-06</text:p>
          </table:table-cell>
          <table:table-cell office:value-type="float" office:value="0.000824508" calcext:value-type="float">
            <text:p>0.000824508</text:p>
          </table:table-cell>
          <table:table-cell office:value-type="float" office:value="0.000885013" calcext:value-type="float">
            <text:p>0.000885013</text:p>
          </table:table-cell>
          <table:table-cell office:value-type="float" office:value="0.00077584" calcext:value-type="float">
            <text:p>0.00077584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28861048" calcext:value-type="float">
            <text:p>24.028861048</text:p>
          </table:table-cell>
          <table:table-cell office:value-type="float" office:value="24.008077102" calcext:value-type="float">
            <text:p>24.008077102</text:p>
          </table:table-cell>
          <table:table-cell office:value-type="float" office:value="24.028395639" calcext:value-type="float">
            <text:p>24.028395639</text:p>
          </table:table-cell>
          <table:table-cell office:value-type="float" office:value="24.029890263" calcext:value-type="float">
            <text:p>24.029890263</text:p>
          </table:table-cell>
          <table:table-cell office:value-type="float" office:value="24.027193444" calcext:value-type="float">
            <text:p>24.027193444</text:p>
          </table:table-cell>
          <table:table-cell office:value-type="float" office:value="25.009947512" calcext:value-type="float">
            <text:p>25.009947512</text:p>
          </table:table-cell>
          <table:table-cell/>
          <table:table-cell office:value-type="float" office:value="0.021377253" calcext:value-type="float">
            <text:p>0.021377253</text:p>
          </table:table-cell>
          <table:table-cell office:value-type="float" office:value="0.000050095" calcext:value-type="float">
            <text:p>5.0095E-05</text:p>
          </table:table-cell>
          <table:table-cell office:value-type="float" office:value="0.020899683" calcext:value-type="float">
            <text:p>0.020899683</text:p>
          </table:table-cell>
          <table:table-cell office:value-type="float" office:value="0.022433364" calcext:value-type="float">
            <text:p>0.022433364</text:p>
          </table:table-cell>
          <table:table-cell office:value-type="float" office:value="0.01966607" calcext:value-type="float">
            <text:p>0.01966607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<text:s/>2019-12-03 11:12:25</text:p>
          </table:table-cell>
          <table:table-cell office:value-type="float" office:value="24.00803" calcext:value-type="float">
            <text:p>24.00803</text:p>
          </table:table-cell>
          <table:table-cell office:value-type="string" calcext:value-type="string">
            <text:p><text:s/></text:p>
          </table:table-cell>
          <table:table-cell office:value-type="float" office:value="0.136345641" calcext:value-type="float">
            <text:p>0.136345641</text:p>
          </table:table-cell>
          <table:table-cell office:value-type="float" office:value="0.033758883" calcext:value-type="float">
            <text:p>0.033758883</text:p>
          </table:table-cell>
          <table:table-cell office:value-type="float" office:value="0.134170667" calcext:value-type="float">
            <text:p>0.134170667</text:p>
          </table:table-cell>
          <table:table-cell office:value-type="float" office:value="0.141747611" calcext:value-type="float">
            <text:p>0.141747611</text:p>
          </table:table-cell>
          <table:table-cell office:value-type="float" office:value="0.128120199" calcext:value-type="float">
            <text:p>0.12812019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3935" calcext:value-type="float">
            <text:p>0.001113935</text:p>
          </table:table-cell>
          <table:table-cell office:value-type="float" office:value="0.000275808" calcext:value-type="float">
            <text:p>0.000275808</text:p>
          </table:table-cell>
          <table:table-cell office:value-type="float" office:value="0.001096166" calcext:value-type="float">
            <text:p>0.001096166</text:p>
          </table:table-cell>
          <table:table-cell office:value-type="float" office:value="0.001158069" calcext:value-type="float">
            <text:p>0.001158069</text:p>
          </table:table-cell>
          <table:table-cell office:value-type="float" office:value="0.001046734" calcext:value-type="float">
            <text:p>0.00104673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1756" calcext:value-type="float">
            <text:p>0.000841756</text:p>
          </table:table-cell>
          <table:table-cell office:value-type="float" office:value="0.000003629" calcext:value-type="float">
            <text:p>3.629E-06</text:p>
          </table:table-cell>
          <table:table-cell office:value-type="float" office:value="0.000823987" calcext:value-type="float">
            <text:p>0.000823987</text:p>
          </table:table-cell>
          <table:table-cell office:value-type="float" office:value="0.00088589" calcext:value-type="float">
            <text:p>0.00088589</text:p>
          </table:table-cell>
          <table:table-cell office:value-type="float" office:value="0.000774555" calcext:value-type="float">
            <text:p>0.000774555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28821712" calcext:value-type="float">
            <text:p>24.028821712</text:p>
          </table:table-cell>
          <table:table-cell office:value-type="float" office:value="24.008117881" calcext:value-type="float">
            <text:p>24.008117881</text:p>
          </table:table-cell>
          <table:table-cell office:value-type="float" office:value="24.028382768" calcext:value-type="float">
            <text:p>24.028382768</text:p>
          </table:table-cell>
          <table:table-cell office:value-type="float" office:value="24.029911915" calcext:value-type="float">
            <text:p>24.029911915</text:p>
          </table:table-cell>
          <table:table-cell office:value-type="float" office:value="24.027161687" calcext:value-type="float">
            <text:p>24.027161687</text:p>
          </table:table-cell>
          <table:table-cell office:value-type="float" office:value="25.009947512" calcext:value-type="float">
            <text:p>25.009947512</text:p>
          </table:table-cell>
          <table:table-cell/>
          <table:table-cell office:value-type="float" office:value="0.02133689" calcext:value-type="float">
            <text:p>0.02133689</text:p>
          </table:table-cell>
          <table:table-cell office:value-type="float" office:value="0.00009194" calcext:value-type="float">
            <text:p>9.194E-05</text:p>
          </table:table-cell>
          <table:table-cell office:value-type="float" office:value="0.020886475" calcext:value-type="float">
            <text:p>0.020886475</text:p>
          </table:table-cell>
          <table:table-cell office:value-type="float" office:value="0.022455582" calcext:value-type="float">
            <text:p>0.022455582</text:p>
          </table:table-cell>
          <table:table-cell office:value-type="float" office:value="0.019633483" calcext:value-type="float">
            <text:p>0.019633483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<text:s/>2019-12-03 11:12:26</text:p>
          </table:table-cell>
          <table:table-cell office:value-type="float" office:value="24.00803" calcext:value-type="float">
            <text:p>24.00803</text:p>
          </table:table-cell>
          <table:table-cell office:value-type="string" calcext:value-type="string">
            <text:p><text:s/></text:p>
          </table:table-cell>
          <table:table-cell office:value-type="float" office:value="0.136201994" calcext:value-type="float">
            <text:p>0.136201994</text:p>
          </table:table-cell>
          <table:table-cell office:value-type="float" office:value="0.033893589" calcext:value-type="float">
            <text:p>0.033893589</text:p>
          </table:table-cell>
          <table:table-cell office:value-type="float" office:value="0.135062949" calcext:value-type="float">
            <text:p>0.135062949</text:p>
          </table:table-cell>
          <table:table-cell office:value-type="float" office:value="0.141776817" calcext:value-type="float">
            <text:p>0.141776817</text:p>
          </table:table-cell>
          <table:table-cell office:value-type="float" office:value="0.127998606" calcext:value-type="float">
            <text:p>0.12799860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2761" calcext:value-type="float">
            <text:p>0.001112761</text:p>
          </table:table-cell>
          <table:table-cell office:value-type="float" office:value="0.000276908" calcext:value-type="float">
            <text:p>0.000276908</text:p>
          </table:table-cell>
          <table:table-cell office:value-type="float" office:value="0.001103455" calcext:value-type="float">
            <text:p>0.001103455</text:p>
          </table:table-cell>
          <table:table-cell office:value-type="float" office:value="0.001158307" calcext:value-type="float">
            <text:p>0.001158307</text:p>
          </table:table-cell>
          <table:table-cell office:value-type="float" office:value="0.00104574" calcext:value-type="float">
            <text:p>0.0010457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0583" calcext:value-type="float">
            <text:p>0.000840583</text:p>
          </table:table-cell>
          <table:table-cell office:value-type="float" office:value="0.00000473" calcext:value-type="float">
            <text:p>4.73E-06</text:p>
          </table:table-cell>
          <table:table-cell office:value-type="float" office:value="0.000831277" calcext:value-type="float">
            <text:p>0.000831277</text:p>
          </table:table-cell>
          <table:table-cell office:value-type="float" office:value="0.000886128" calcext:value-type="float">
            <text:p>0.000886128</text:p>
          </table:table-cell>
          <table:table-cell office:value-type="float" office:value="0.000773561" calcext:value-type="float">
            <text:p>0.000773561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28792722" calcext:value-type="float">
            <text:p>24.028792722</text:p>
          </table:table-cell>
          <table:table-cell office:value-type="float" office:value="24.008145068" calcext:value-type="float">
            <text:p>24.008145068</text:p>
          </table:table-cell>
          <table:table-cell office:value-type="float" office:value="24.028562845" calcext:value-type="float">
            <text:p>24.028562845</text:p>
          </table:table-cell>
          <table:table-cell office:value-type="float" office:value="24.029917809" calcext:value-type="float">
            <text:p>24.029917809</text:p>
          </table:table-cell>
          <table:table-cell office:value-type="float" office:value="24.027137147" calcext:value-type="float">
            <text:p>24.027137147</text:p>
          </table:table-cell>
          <table:table-cell office:value-type="float" office:value="25.009947512" calcext:value-type="float">
            <text:p>25.009947512</text:p>
          </table:table-cell>
          <table:table-cell/>
          <table:table-cell office:value-type="float" office:value="0.021307142" calcext:value-type="float">
            <text:p>0.021307142</text:p>
          </table:table-cell>
          <table:table-cell office:value-type="float" office:value="0.000119837" calcext:value-type="float">
            <text:p>0.000119837</text:p>
          </table:table-cell>
          <table:table-cell office:value-type="float" office:value="0.021071258" calcext:value-type="float">
            <text:p>0.021071258</text:p>
          </table:table-cell>
          <table:table-cell office:value-type="float" office:value="0.02246163" calcext:value-type="float">
            <text:p>0.02246163</text:p>
          </table:table-cell>
          <table:table-cell office:value-type="float" office:value="0.019608302" calcext:value-type="float">
            <text:p>0.019608302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<text:s/>2019-12-03 11:12:27</text:p>
          </table:table-cell>
          <table:table-cell office:value-type="float" office:value="24.01308" calcext:value-type="float">
            <text:p>24.01308</text:p>
          </table:table-cell>
          <table:table-cell office:value-type="string" calcext:value-type="string">
            <text:p><text:s/></text:p>
          </table:table-cell>
          <table:table-cell office:value-type="float" office:value="0.136259214" calcext:value-type="float">
            <text:p>0.136259214</text:p>
          </table:table-cell>
          <table:table-cell office:value-type="float" office:value="0.034700636" calcext:value-type="float">
            <text:p>0.034700636</text:p>
          </table:table-cell>
          <table:table-cell office:value-type="float" office:value="0.134996788" calcext:value-type="float">
            <text:p>0.134996788</text:p>
          </table:table-cell>
          <table:table-cell office:value-type="float" office:value="0.141762512" calcext:value-type="float">
            <text:p>0.141762512</text:p>
          </table:table-cell>
          <table:table-cell office:value-type="float" office:value="0.127397791" calcext:value-type="float">
            <text:p>0.12739779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3229" calcext:value-type="float">
            <text:p>0.001113229</text:p>
          </table:table-cell>
          <table:table-cell office:value-type="float" office:value="0.000283502" calcext:value-type="float">
            <text:p>0.000283502</text:p>
          </table:table-cell>
          <table:table-cell office:value-type="float" office:value="0.001102915" calcext:value-type="float">
            <text:p>0.001102915</text:p>
          </table:table-cell>
          <table:table-cell office:value-type="float" office:value="0.00115819" calcext:value-type="float">
            <text:p>0.00115819</text:p>
          </table:table-cell>
          <table:table-cell office:value-type="float" office:value="0.001040832" calcext:value-type="float">
            <text:p>0.00104083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105" calcext:value-type="float">
            <text:p>0.00084105</text:p>
          </table:table-cell>
          <table:table-cell office:value-type="float" office:value="0.000011323" calcext:value-type="float">
            <text:p>1.1323E-05</text:p>
          </table:table-cell>
          <table:table-cell office:value-type="float" office:value="0.000830736" calcext:value-type="float">
            <text:p>0.000830736</text:p>
          </table:table-cell>
          <table:table-cell office:value-type="float" office:value="0.000886012" calcext:value-type="float">
            <text:p>0.000886012</text:p>
          </table:table-cell>
          <table:table-cell office:value-type="float" office:value="0.000768653" calcext:value-type="float">
            <text:p>0.000768653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33858124" calcext:value-type="float">
            <text:p>24.033858124</text:p>
          </table:table-cell>
          <table:table-cell office:value-type="float" office:value="24.013361894" calcext:value-type="float">
            <text:p>24.013361894</text:p>
          </table:table-cell>
          <table:table-cell office:value-type="float" office:value="24.033603347" calcext:value-type="float">
            <text:p>24.033603347</text:p>
          </table:table-cell>
          <table:table-cell office:value-type="float" office:value="24.034968771" calcext:value-type="float">
            <text:p>24.034968771</text:p>
          </table:table-cell>
          <table:table-cell office:value-type="float" office:value="24.032069755" calcext:value-type="float">
            <text:p>24.032069755</text:p>
          </table:table-cell>
          <table:table-cell office:value-type="float" office:value="25.01499688" calcext:value-type="float">
            <text:p>25.01499688</text:p>
          </table:table-cell>
          <table:table-cell/>
          <table:table-cell office:value-type="float" office:value="0.021318992" calcext:value-type="float">
            <text:p>0.021318992</text:p>
          </table:table-cell>
          <table:table-cell office:value-type="float" office:value="0.000286973" calcext:value-type="float">
            <text:p>0.000286973</text:p>
          </table:table-cell>
          <table:table-cell office:value-type="float" office:value="0.021057556" calcext:value-type="float">
            <text:p>0.021057556</text:p>
          </table:table-cell>
          <table:table-cell office:value-type="float" office:value="0.022458668" calcext:value-type="float">
            <text:p>0.022458668</text:p>
          </table:table-cell>
          <table:table-cell office:value-type="float" office:value="0.019483879" calcext:value-type="float">
            <text:p>0.019483879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<text:s/>2019-12-03 11:12:29</text:p>
          </table:table-cell>
          <table:table-cell office:value-type="float" office:value="24.00297" calcext:value-type="float">
            <text:p>24.00297</text:p>
          </table:table-cell>
          <table:table-cell office:value-type="string" calcext:value-type="string">
            <text:p><text:s/></text:p>
          </table:table-cell>
          <table:table-cell office:value-type="float" office:value="0.136669294" calcext:value-type="float">
            <text:p>0.136669294</text:p>
          </table:table-cell>
          <table:table-cell office:value-type="float" office:value="0.034788851" calcext:value-type="float">
            <text:p>0.034788851</text:p>
          </table:table-cell>
          <table:table-cell office:value-type="float" office:value="0.135038511" calcext:value-type="float">
            <text:p>0.135038511</text:p>
          </table:table-cell>
          <table:table-cell office:value-type="float" office:value="0.141037123" calcext:value-type="float">
            <text:p>0.141037123</text:p>
          </table:table-cell>
          <table:table-cell office:value-type="float" office:value="0.127211824" calcext:value-type="float">
            <text:p>0.12721182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6579" calcext:value-type="float">
            <text:p>0.001116579</text:p>
          </table:table-cell>
          <table:table-cell office:value-type="float" office:value="0.000284223" calcext:value-type="float">
            <text:p>0.000284223</text:p>
          </table:table-cell>
          <table:table-cell office:value-type="float" office:value="0.001103256" calcext:value-type="float">
            <text:p>0.001103256</text:p>
          </table:table-cell>
          <table:table-cell office:value-type="float" office:value="0.001152264" calcext:value-type="float">
            <text:p>0.001152264</text:p>
          </table:table-cell>
          <table:table-cell office:value-type="float" office:value="0.001039312" calcext:value-type="float">
            <text:p>0.00103931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44" calcext:value-type="float">
            <text:p>0.0008444</text:p>
          </table:table-cell>
          <table:table-cell office:value-type="float" office:value="0.000012044" calcext:value-type="float">
            <text:p>1.2044E-05</text:p>
          </table:table-cell>
          <table:table-cell office:value-type="float" office:value="0.000831077" calcext:value-type="float">
            <text:p>0.000831077</text:p>
          </table:table-cell>
          <table:table-cell office:value-type="float" office:value="0.000880085" calcext:value-type="float">
            <text:p>0.000880085</text:p>
          </table:table-cell>
          <table:table-cell office:value-type="float" office:value="0.000767133" calcext:value-type="float">
            <text:p>0.000767133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23833178" calcext:value-type="float">
            <text:p>24.023833178</text:p>
          </table:table-cell>
          <table:table-cell office:value-type="float" office:value="24.003271801" calcext:value-type="float">
            <text:p>24.003271801</text:p>
          </table:table-cell>
          <table:table-cell office:value-type="float" office:value="24.023504058" calcext:value-type="float">
            <text:p>24.023504058</text:p>
          </table:table-cell>
          <table:table-cell office:value-type="float" office:value="24.024714679" calcext:value-type="float">
            <text:p>24.024714679</text:p>
          </table:table-cell>
          <table:table-cell office:value-type="float" office:value="24.0219245" calcext:value-type="float">
            <text:p>24.0219245</text:p>
          </table:table-cell>
          <table:table-cell office:value-type="float" office:value="25.004898145" calcext:value-type="float">
            <text:p>25.004898145</text:p>
          </table:table-cell>
          <table:table-cell/>
          <table:table-cell office:value-type="float" office:value="0.021403915" calcext:value-type="float">
            <text:p>0.021403915</text:p>
          </table:table-cell>
          <table:table-cell office:value-type="float" office:value="0.000305242" calcext:value-type="float">
            <text:p>0.000305242</text:p>
          </table:table-cell>
          <table:table-cell office:value-type="float" office:value="0.021066197" calcext:value-type="float">
            <text:p>0.021066197</text:p>
          </table:table-cell>
          <table:table-cell office:value-type="float" office:value="0.022308448" calcext:value-type="float">
            <text:p>0.022308448</text:p>
          </table:table-cell>
          <table:table-cell office:value-type="float" office:value="0.019445368" calcext:value-type="float">
            <text:p>0.019445368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<text:s/>2019-12-03 11:12:30</text:p>
          </table:table-cell>
          <table:table-cell office:value-type="float" office:value="23.99792" calcext:value-type="float">
            <text:p>23.99792</text:p>
          </table:table-cell>
          <table:table-cell office:value-type="string" calcext:value-type="string">
            <text:p><text:s/></text:p>
          </table:table-cell>
          <table:table-cell office:value-type="float" office:value="0.137035863" calcext:value-type="float">
            <text:p>0.137035863</text:p>
          </table:table-cell>
          <table:table-cell office:value-type="float" office:value="0.034765605" calcext:value-type="float">
            <text:p>0.034765605</text:p>
          </table:table-cell>
          <table:table-cell office:value-type="float" office:value="0.134430544" calcext:value-type="float">
            <text:p>0.134430544</text:p>
          </table:table-cell>
          <table:table-cell office:value-type="float" office:value="0.140660422" calcext:value-type="float">
            <text:p>0.140660422</text:p>
          </table:table-cell>
          <table:table-cell office:value-type="float" office:value="0.127452031" calcext:value-type="float">
            <text:p>0.12745203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9574" calcext:value-type="float">
            <text:p>0.001119574</text:p>
          </table:table-cell>
          <table:table-cell office:value-type="float" office:value="0.000284033" calcext:value-type="float">
            <text:p>0.000284033</text:p>
          </table:table-cell>
          <table:table-cell office:value-type="float" office:value="0.001098289" calcext:value-type="float">
            <text:p>0.001098289</text:p>
          </table:table-cell>
          <table:table-cell office:value-type="float" office:value="0.001149186" calcext:value-type="float">
            <text:p>0.001149186</text:p>
          </table:table-cell>
          <table:table-cell office:value-type="float" office:value="0.001041275" calcext:value-type="float">
            <text:p>0.00104127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7395" calcext:value-type="float">
            <text:p>0.000847395</text:p>
          </table:table-cell>
          <table:table-cell office:value-type="float" office:value="0.000011854" calcext:value-type="float">
            <text:p>1.1854E-05</text:p>
          </table:table-cell>
          <table:table-cell office:value-type="float" office:value="0.00082611" calcext:value-type="float">
            <text:p>0.00082611</text:p>
          </table:table-cell>
          <table:table-cell office:value-type="float" office:value="0.000877008" calcext:value-type="float">
            <text:p>0.000877008</text:p>
          </table:table-cell>
          <table:table-cell office:value-type="float" office:value="0.000769096" calcext:value-type="float">
            <text:p>0.000769096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18853305" calcext:value-type="float">
            <text:p>24.018853305</text:p>
          </table:table-cell>
          <table:table-cell office:value-type="float" office:value="23.998213163" calcext:value-type="float">
            <text:p>23.998213163</text:p>
          </table:table-cell>
          <table:table-cell office:value-type="float" office:value="24.018327506" calcext:value-type="float">
            <text:p>24.018327506</text:p>
          </table:table-cell>
          <table:table-cell office:value-type="float" office:value="24.019584805" calcext:value-type="float">
            <text:p>24.019584805</text:p>
          </table:table-cell>
          <table:table-cell office:value-type="float" office:value="24.016919117" calcext:value-type="float">
            <text:p>24.016919117</text:p>
          </table:table-cell>
          <table:table-cell office:value-type="float" office:value="24.999848778" calcext:value-type="float">
            <text:p>24.999848778</text:p>
          </table:table-cell>
          <table:table-cell/>
          <table:table-cell office:value-type="float" office:value="0.021479828" calcext:value-type="float">
            <text:p>0.021479828</text:p>
          </table:table-cell>
          <table:table-cell office:value-type="float" office:value="0.000300428" calcext:value-type="float">
            <text:p>0.000300428</text:p>
          </table:table-cell>
          <table:table-cell office:value-type="float" office:value="0.020940293" calcext:value-type="float">
            <text:p>0.020940293</text:p>
          </table:table-cell>
          <table:table-cell office:value-type="float" office:value="0.022230437" calcext:value-type="float">
            <text:p>0.022230437</text:p>
          </table:table-cell>
          <table:table-cell office:value-type="float" office:value="0.019495112" calcext:value-type="float">
            <text:p>0.019495112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<text:s/>2019-12-03 11:12:31</text:p>
          </table:table-cell>
          <table:table-cell office:value-type="float" office:value="24.00297" calcext:value-type="float">
            <text:p>24.00297</text:p>
          </table:table-cell>
          <table:table-cell office:value-type="string" calcext:value-type="string">
            <text:p><text:s/></text:p>
          </table:table-cell>
          <table:table-cell office:value-type="float" office:value="0.137030499" calcext:value-type="float">
            <text:p>0.137030499</text:p>
          </table:table-cell>
          <table:table-cell office:value-type="float" office:value="0.035504703" calcext:value-type="float">
            <text:p>0.035504703</text:p>
          </table:table-cell>
          <table:table-cell office:value-type="float" office:value="0.134877579" calcext:value-type="float">
            <text:p>0.134877579</text:p>
          </table:table-cell>
          <table:table-cell office:value-type="float" office:value="0.140393989" calcext:value-type="float">
            <text:p>0.140393989</text:p>
          </table:table-cell>
          <table:table-cell office:value-type="float" office:value="0.127093211" calcext:value-type="float">
            <text:p>0.1270932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953" calcext:value-type="float">
            <text:p>0.00111953</text:p>
          </table:table-cell>
          <table:table-cell office:value-type="float" office:value="0.000290071" calcext:value-type="float">
            <text:p>0.000290071</text:p>
          </table:table-cell>
          <table:table-cell office:value-type="float" office:value="0.001101941" calcext:value-type="float">
            <text:p>0.001101941</text:p>
          </table:table-cell>
          <table:table-cell office:value-type="float" office:value="0.00114701" calcext:value-type="float">
            <text:p>0.00114701</text:p>
          </table:table-cell>
          <table:table-cell office:value-type="float" office:value="0.001038343" calcext:value-type="float">
            <text:p>0.00103834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7351" calcext:value-type="float">
            <text:p>0.000847351</text:p>
          </table:table-cell>
          <table:table-cell office:value-type="float" office:value="0.000017892" calcext:value-type="float">
            <text:p>1.7892E-05</text:p>
          </table:table-cell>
          <table:table-cell office:value-type="float" office:value="0.000829762" calcext:value-type="float">
            <text:p>0.000829762</text:p>
          </table:table-cell>
          <table:table-cell office:value-type="float" office:value="0.000874831" calcext:value-type="float">
            <text:p>0.000874831</text:p>
          </table:table-cell>
          <table:table-cell office:value-type="float" office:value="0.000766164" calcext:value-type="float">
            <text:p>0.000766164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23906075" calcext:value-type="float">
            <text:p>24.023906075</text:p>
          </table:table-cell>
          <table:table-cell office:value-type="float" office:value="24.003416275" calcext:value-type="float">
            <text:p>24.003416275</text:p>
          </table:table-cell>
          <table:table-cell office:value-type="float" office:value="24.023471579" calcext:value-type="float">
            <text:p>24.023471579</text:p>
          </table:table-cell>
          <table:table-cell office:value-type="float" office:value="24.024584884" calcext:value-type="float">
            <text:p>24.024584884</text:p>
          </table:table-cell>
          <table:table-cell office:value-type="float" office:value="24.021900562" calcext:value-type="float">
            <text:p>24.021900562</text:p>
          </table:table-cell>
          <table:table-cell office:value-type="float" office:value="25.004898145" calcext:value-type="float">
            <text:p>25.004898145</text:p>
          </table:table-cell>
          <table:table-cell/>
          <table:table-cell office:value-type="float" office:value="0.021478717" calcext:value-type="float">
            <text:p>0.021478717</text:p>
          </table:table-cell>
          <table:table-cell office:value-type="float" office:value="0.000453491" calcext:value-type="float">
            <text:p>0.000453491</text:p>
          </table:table-cell>
          <table:table-cell office:value-type="float" office:value="0.021032869" calcext:value-type="float">
            <text:p>0.021032869</text:p>
          </table:table-cell>
          <table:table-cell office:value-type="float" office:value="0.022175261" calcext:value-type="float">
            <text:p>0.022175261</text:p>
          </table:table-cell>
          <table:table-cell office:value-type="float" office:value="0.019420804" calcext:value-type="float">
            <text:p>0.019420804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<text:s/>2019-12-03 11:12:33</text:p>
          </table:table-cell>
          <table:table-cell office:value-type="float" office:value="23.98276" calcext:value-type="float">
            <text:p>23.98276</text:p>
          </table:table-cell>
          <table:table-cell office:value-type="string" calcext:value-type="string">
            <text:p><text:s/></text:p>
          </table:table-cell>
          <table:table-cell office:value-type="float" office:value="0.13707997" calcext:value-type="float">
            <text:p>0.13707997</text:p>
          </table:table-cell>
          <table:table-cell office:value-type="float" office:value="0.033804778" calcext:value-type="float">
            <text:p>0.033804778</text:p>
          </table:table-cell>
          <table:table-cell office:value-type="float" office:value="0.135033147" calcext:value-type="float">
            <text:p>0.135033147</text:p>
          </table:table-cell>
          <table:table-cell office:value-type="float" office:value="0.139948742" calcext:value-type="float">
            <text:p>0.139948742</text:p>
          </table:table-cell>
          <table:table-cell office:value-type="float" office:value="0.128170267" calcext:value-type="float">
            <text:p>0.12817026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9934" calcext:value-type="float">
            <text:p>0.001119934</text:p>
          </table:table-cell>
          <table:table-cell office:value-type="float" office:value="0.000276183" calcext:value-type="float">
            <text:p>0.000276183</text:p>
          </table:table-cell>
          <table:table-cell office:value-type="float" office:value="0.001103212" calcext:value-type="float">
            <text:p>0.001103212</text:p>
          </table:table-cell>
          <table:table-cell office:value-type="float" office:value="0.001143372" calcext:value-type="float">
            <text:p>0.001143372</text:p>
          </table:table-cell>
          <table:table-cell office:value-type="float" office:value="0.001047143" calcext:value-type="float">
            <text:p>0.00104714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7756" calcext:value-type="float">
            <text:p>0.000847756</text:p>
          </table:table-cell>
          <table:table-cell office:value-type="float" office:value="0.000004004" calcext:value-type="float">
            <text:p>4.004E-06</text:p>
          </table:table-cell>
          <table:table-cell office:value-type="float" office:value="0.000831033" calcext:value-type="float">
            <text:p>0.000831033</text:p>
          </table:table-cell>
          <table:table-cell office:value-type="float" office:value="0.000871193" calcext:value-type="float">
            <text:p>0.000871193</text:p>
          </table:table-cell>
          <table:table-cell office:value-type="float" office:value="0.000774964" calcext:value-type="float">
            <text:p>0.000774964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03700652" calcext:value-type="float">
            <text:p>24.003700652</text:p>
          </table:table-cell>
          <table:table-cell office:value-type="float" office:value="23.982857404" calcext:value-type="float">
            <text:p>23.982857404</text:p>
          </table:table-cell>
          <table:table-cell office:value-type="float" office:value="24.003287561" calcext:value-type="float">
            <text:p>24.003287561</text:p>
          </table:table-cell>
          <table:table-cell office:value-type="float" office:value="24.004279629" calcext:value-type="float">
            <text:p>24.004279629</text:p>
          </table:table-cell>
          <table:table-cell office:value-type="float" office:value="24.00190249" calcext:value-type="float">
            <text:p>24.00190249</text:p>
          </table:table-cell>
          <table:table-cell office:value-type="float" office:value="24.984700681" calcext:value-type="float">
            <text:p>24.984700681</text:p>
          </table:table-cell>
          <table:table-cell/>
          <table:table-cell office:value-type="float" office:value="0.021488962" calcext:value-type="float">
            <text:p>0.021488962</text:p>
          </table:table-cell>
          <table:table-cell office:value-type="float" office:value="0.000101445" calcext:value-type="float">
            <text:p>0.000101445</text:p>
          </table:table-cell>
          <table:table-cell office:value-type="float" office:value="0.021065086" calcext:value-type="float">
            <text:p>0.021065086</text:p>
          </table:table-cell>
          <table:table-cell office:value-type="float" office:value="0.022083055" calcext:value-type="float">
            <text:p>0.022083055</text:p>
          </table:table-cell>
          <table:table-cell office:value-type="float" office:value="0.019643852" calcext:value-type="float">
            <text:p>0.019643852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<text:s/>2019-12-03 11:12:34</text:p>
          </table:table-cell>
          <table:table-cell office:value-type="float" office:value="23.99287" calcext:value-type="float">
            <text:p>23.99287</text:p>
          </table:table-cell>
          <table:table-cell office:value-type="string" calcext:value-type="string">
            <text:p><text:s/></text:p>
          </table:table-cell>
          <table:table-cell office:value-type="float" office:value="0.137148516" calcext:value-type="float">
            <text:p>0.137148516</text:p>
          </table:table-cell>
          <table:table-cell office:value-type="float" office:value="0.033831004" calcext:value-type="float">
            <text:p>0.033831004</text:p>
          </table:table-cell>
          <table:table-cell office:value-type="float" office:value="0.135205404" calcext:value-type="float">
            <text:p>0.135205404</text:p>
          </table:table-cell>
          <table:table-cell office:value-type="float" office:value="0.139818804" calcext:value-type="float">
            <text:p>0.139818804</text:p>
          </table:table-cell>
          <table:table-cell office:value-type="float" office:value="0.127756611" calcext:value-type="float">
            <text:p>0.1277566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0494" calcext:value-type="float">
            <text:p>0.001120494</text:p>
          </table:table-cell>
          <table:table-cell office:value-type="float" office:value="0.000276397" calcext:value-type="float">
            <text:p>0.000276397</text:p>
          </table:table-cell>
          <table:table-cell office:value-type="float" office:value="0.001104619" calcext:value-type="float">
            <text:p>0.001104619</text:p>
          </table:table-cell>
          <table:table-cell office:value-type="float" office:value="0.00114231" calcext:value-type="float">
            <text:p>0.00114231</text:p>
          </table:table-cell>
          <table:table-cell office:value-type="float" office:value="0.001043763" calcext:value-type="float">
            <text:p>0.00104376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8316" calcext:value-type="float">
            <text:p>0.000848316</text:p>
          </table:table-cell>
          <table:table-cell office:value-type="float" office:value="0.000004218" calcext:value-type="float">
            <text:p>4.218E-06</text:p>
          </table:table-cell>
          <table:table-cell office:value-type="float" office:value="0.00083244" calcext:value-type="float">
            <text:p>0.00083244</text:p>
          </table:table-cell>
          <table:table-cell office:value-type="float" office:value="0.000870132" calcext:value-type="float">
            <text:p>0.000870132</text:p>
          </table:table-cell>
          <table:table-cell office:value-type="float" office:value="0.000771584" calcext:value-type="float">
            <text:p>0.000771584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13822189" calcext:value-type="float">
            <text:p>24.013822189</text:p>
          </table:table-cell>
          <table:table-cell office:value-type="float" office:value="23.992970592" calcext:value-type="float">
            <text:p>23.992970592</text:p>
          </table:table-cell>
          <table:table-cell office:value-type="float" office:value="24.013430032" calcext:value-type="float">
            <text:p>24.013430032</text:p>
          </table:table-cell>
          <table:table-cell office:value-type="float" office:value="24.014361102" calcext:value-type="float">
            <text:p>24.014361102</text:p>
          </table:table-cell>
          <table:table-cell office:value-type="float" office:value="24.011926726" calcext:value-type="float">
            <text:p>24.011926726</text:p>
          </table:table-cell>
          <table:table-cell office:value-type="float" office:value="24.994799412" calcext:value-type="float">
            <text:p>24.994799412</text:p>
          </table:table-cell>
          <table:table-cell/>
          <table:table-cell office:value-type="float" office:value="0.021503157" calcext:value-type="float">
            <text:p>0.021503157</text:p>
          </table:table-cell>
          <table:table-cell office:value-type="float" office:value="0.000106876" calcext:value-type="float">
            <text:p>0.000106876</text:p>
          </table:table-cell>
          <table:table-cell office:value-type="float" office:value="0.021100759" calcext:value-type="float">
            <text:p>0.021100759</text:p>
          </table:table-cell>
          <table:table-cell office:value-type="float" office:value="0.022056146" calcext:value-type="float">
            <text:p>0.022056146</text:p>
          </table:table-cell>
          <table:table-cell office:value-type="float" office:value="0.019558188" calcext:value-type="float">
            <text:p>0.019558188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<text:s/>2019-12-03 11:12:35</text:p>
          </table:table-cell>
          <table:table-cell office:value-type="float" office:value="23.99287" calcext:value-type="float">
            <text:p>23.99287</text:p>
          </table:table-cell>
          <table:table-cell office:value-type="string" calcext:value-type="string">
            <text:p><text:s/></text:p>
          </table:table-cell>
          <table:table-cell office:value-type="float" office:value="0.137206928" calcext:value-type="float">
            <text:p>0.137206928</text:p>
          </table:table-cell>
          <table:table-cell office:value-type="float" office:value="0.033408407" calcext:value-type="float">
            <text:p>0.033408407</text:p>
          </table:table-cell>
          <table:table-cell office:value-type="float" office:value="0.13422312" calcext:value-type="float">
            <text:p>0.13422312</text:p>
          </table:table-cell>
          <table:table-cell office:value-type="float" office:value="0.139756219" calcext:value-type="float">
            <text:p>0.139756219</text:p>
          </table:table-cell>
          <table:table-cell office:value-type="float" office:value="0.128719822" calcext:value-type="float">
            <text:p>0.12871982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0972" calcext:value-type="float">
            <text:p>0.001120972</text:p>
          </table:table-cell>
          <table:table-cell office:value-type="float" office:value="0.000272945" calcext:value-type="float">
            <text:p>0.000272945</text:p>
          </table:table-cell>
          <table:table-cell office:value-type="float" office:value="0.001096594" calcext:value-type="float">
            <text:p>0.001096594</text:p>
          </table:table-cell>
          <table:table-cell office:value-type="float" office:value="0.001141799" calcext:value-type="float">
            <text:p>0.001141799</text:p>
          </table:table-cell>
          <table:table-cell office:value-type="float" office:value="0.001051633" calcext:value-type="float">
            <text:p>0.00105163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8793" calcext:value-type="float">
            <text:p>0.000848793</text:p>
          </table:table-cell>
          <table:table-cell office:value-type="float" office:value="0.000000766" calcext:value-type="float">
            <text:p>7.66E-07</text:p>
          </table:table-cell>
          <table:table-cell office:value-type="float" office:value="0.000824415" calcext:value-type="float">
            <text:p>0.000824415</text:p>
          </table:table-cell>
          <table:table-cell office:value-type="float" office:value="0.00086962" calcext:value-type="float">
            <text:p>0.00086962</text:p>
          </table:table-cell>
          <table:table-cell office:value-type="float" office:value="0.000779454" calcext:value-type="float">
            <text:p>0.000779454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13833977" calcext:value-type="float">
            <text:p>24.013833977</text:p>
          </table:table-cell>
          <table:table-cell office:value-type="float" office:value="23.992885302" calcext:value-type="float">
            <text:p>23.992885302</text:p>
          </table:table-cell>
          <table:table-cell office:value-type="float" office:value="24.013231789" calcext:value-type="float">
            <text:p>24.013231789</text:p>
          </table:table-cell>
          <table:table-cell office:value-type="float" office:value="24.014348472" calcext:value-type="float">
            <text:p>24.014348472</text:p>
          </table:table-cell>
          <table:table-cell office:value-type="float" office:value="24.01212112" calcext:value-type="float">
            <text:p>24.01212112</text:p>
          </table:table-cell>
          <table:table-cell office:value-type="float" office:value="24.994799412" calcext:value-type="float">
            <text:p>24.994799412</text:p>
          </table:table-cell>
          <table:table-cell/>
          <table:table-cell office:value-type="float" office:value="0.021515254" calcext:value-type="float">
            <text:p>0.021515254</text:p>
          </table:table-cell>
          <table:table-cell office:value-type="float" office:value="0.000019358" calcext:value-type="float">
            <text:p>1.9358E-05</text:p>
          </table:table-cell>
          <table:table-cell office:value-type="float" office:value="0.020897337" calcext:value-type="float">
            <text:p>0.020897337</text:p>
          </table:table-cell>
          <table:table-cell office:value-type="float" office:value="0.022043186" calcext:value-type="float">
            <text:p>0.022043186</text:p>
          </table:table-cell>
          <table:table-cell office:value-type="float" office:value="0.019757659" calcext:value-type="float">
            <text:p>0.019757659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<text:s/>2019-12-03 11:12:37</text:p>
          </table:table-cell>
          <table:table-cell office:value-type="float" office:value="23.99287" calcext:value-type="float">
            <text:p>23.99287</text:p>
          </table:table-cell>
          <table:table-cell office:value-type="string" calcext:value-type="string">
            <text:p><text:s/></text:p>
          </table:table-cell>
          <table:table-cell office:value-type="float" office:value="0.13728203" calcext:value-type="float">
            <text:p>0.13728203</text:p>
          </table:table-cell>
          <table:table-cell office:value-type="float" office:value="0.03518999" calcext:value-type="float">
            <text:p>0.03518999</text:p>
          </table:table-cell>
          <table:table-cell office:value-type="float" office:value="0.134953873" calcext:value-type="float">
            <text:p>0.134953873</text:p>
          </table:table-cell>
          <table:table-cell office:value-type="float" office:value="0.139761584" calcext:value-type="float">
            <text:p>0.139761584</text:p>
          </table:table-cell>
          <table:table-cell office:value-type="float" office:value="0.127136126" calcext:value-type="float">
            <text:p>0.12713612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1585" calcext:value-type="float">
            <text:p>0.001121585</text:p>
          </table:table-cell>
          <table:table-cell office:value-type="float" office:value="0.0002875" calcext:value-type="float">
            <text:p>0.0002875</text:p>
          </table:table-cell>
          <table:table-cell office:value-type="float" office:value="0.001102564" calcext:value-type="float">
            <text:p>0.001102564</text:p>
          </table:table-cell>
          <table:table-cell office:value-type="float" office:value="0.001141843" calcext:value-type="float">
            <text:p>0.001141843</text:p>
          </table:table-cell>
          <table:table-cell office:value-type="float" office:value="0.001038694" calcext:value-type="float">
            <text:p>0.00103869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9406" calcext:value-type="float">
            <text:p>0.000849406</text:p>
          </table:table-cell>
          <table:table-cell office:value-type="float" office:value="0.000015321" calcext:value-type="float">
            <text:p>1.5321E-05</text:p>
          </table:table-cell>
          <table:table-cell office:value-type="float" office:value="0.000830385" calcext:value-type="float">
            <text:p>0.000830385</text:p>
          </table:table-cell>
          <table:table-cell office:value-type="float" office:value="0.000869664" calcext:value-type="float">
            <text:p>0.000869664</text:p>
          </table:table-cell>
          <table:table-cell office:value-type="float" office:value="0.000766515" calcext:value-type="float">
            <text:p>0.000766515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13849134" calcext:value-type="float">
            <text:p>24.013849134</text:p>
          </table:table-cell>
          <table:table-cell office:value-type="float" office:value="23.993244866" calcext:value-type="float">
            <text:p>23.993244866</text:p>
          </table:table-cell>
          <table:table-cell office:value-type="float" office:value="24.013379269" calcext:value-type="float">
            <text:p>24.013379269</text:p>
          </table:table-cell>
          <table:table-cell office:value-type="float" office:value="24.014349554" calcext:value-type="float">
            <text:p>24.014349554</text:p>
          </table:table-cell>
          <table:table-cell office:value-type="float" office:value="24.0118015" calcext:value-type="float">
            <text:p>24.0118015</text:p>
          </table:table-cell>
          <table:table-cell office:value-type="float" office:value="24.994799412" calcext:value-type="float">
            <text:p>24.994799412</text:p>
          </table:table-cell>
          <table:table-cell/>
          <table:table-cell office:value-type="float" office:value="0.021530807" calcext:value-type="float">
            <text:p>0.021530807</text:p>
          </table:table-cell>
          <table:table-cell office:value-type="float" office:value="0.000388316" calcext:value-type="float">
            <text:p>0.000388316</text:p>
          </table:table-cell>
          <table:table-cell office:value-type="float" office:value="0.021048669" calcext:value-type="float">
            <text:p>0.021048669</text:p>
          </table:table-cell>
          <table:table-cell office:value-type="float" office:value="0.022044297" calcext:value-type="float">
            <text:p>0.022044297</text:p>
          </table:table-cell>
          <table:table-cell office:value-type="float" office:value="0.019429691" calcext:value-type="float">
            <text:p>0.019429691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<text:s/>2019-12-03 11:12:38</text:p>
          </table:table-cell>
          <table:table-cell office:value-type="float" office:value="23.99792" calcext:value-type="float">
            <text:p>23.99792</text:p>
          </table:table-cell>
          <table:table-cell office:value-type="string" calcext:value-type="string">
            <text:p><text:s/></text:p>
          </table:table-cell>
          <table:table-cell office:value-type="float" office:value="0.137382762" calcext:value-type="float">
            <text:p>0.137382762</text:p>
          </table:table-cell>
          <table:table-cell office:value-type="float" office:value="0.035473113" calcext:value-type="float">
            <text:p>0.035473113</text:p>
          </table:table-cell>
          <table:table-cell office:value-type="float" office:value="0.134630219" calcext:value-type="float">
            <text:p>0.134630219</text:p>
          </table:table-cell>
          <table:table-cell office:value-type="float" office:value="0.139715092" calcext:value-type="float">
            <text:p>0.139715092</text:p>
          </table:table-cell>
          <table:table-cell office:value-type="float" office:value="0.12734057" calcext:value-type="float">
            <text:p>0.1273405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2408" calcext:value-type="float">
            <text:p>0.001122408</text:p>
          </table:table-cell>
          <table:table-cell office:value-type="float" office:value="0.000289813" calcext:value-type="float">
            <text:p>0.000289813</text:p>
          </table:table-cell>
          <table:table-cell office:value-type="float" office:value="0.00109992" calcext:value-type="float">
            <text:p>0.00109992</text:p>
          </table:table-cell>
          <table:table-cell office:value-type="float" office:value="0.001141463" calcext:value-type="float">
            <text:p>0.001141463</text:p>
          </table:table-cell>
          <table:table-cell office:value-type="float" office:value="0.001040364" calcext:value-type="float">
            <text:p>0.00104036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0229" calcext:value-type="float">
            <text:p>0.000850229</text:p>
          </table:table-cell>
          <table:table-cell office:value-type="float" office:value="0.000017634" calcext:value-type="float">
            <text:p>1.7634E-05</text:p>
          </table:table-cell>
          <table:table-cell office:value-type="float" office:value="0.000827741" calcext:value-type="float">
            <text:p>0.000827741</text:p>
          </table:table-cell>
          <table:table-cell office:value-type="float" office:value="0.000869284" calcext:value-type="float">
            <text:p>0.000869284</text:p>
          </table:table-cell>
          <table:table-cell office:value-type="float" office:value="0.000768185" calcext:value-type="float">
            <text:p>0.000768185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18923316" calcext:value-type="float">
            <text:p>24.018923316</text:p>
          </table:table-cell>
          <table:table-cell office:value-type="float" office:value="23.998355953" calcext:value-type="float">
            <text:p>23.998355953</text:p>
          </table:table-cell>
          <table:table-cell office:value-type="float" office:value="24.018367804" calcext:value-type="float">
            <text:p>24.018367804</text:p>
          </table:table-cell>
          <table:table-cell office:value-type="float" office:value="24.019394021" calcext:value-type="float">
            <text:p>24.019394021</text:p>
          </table:table-cell>
          <table:table-cell office:value-type="float" office:value="24.016896622" calcext:value-type="float">
            <text:p>24.016896622</text:p>
          </table:table-cell>
          <table:table-cell office:value-type="float" office:value="24.999848778" calcext:value-type="float">
            <text:p>24.999848778</text:p>
          </table:table-cell>
          <table:table-cell/>
          <table:table-cell office:value-type="float" office:value="0.021551667" calcext:value-type="float">
            <text:p>0.021551667</text:p>
          </table:table-cell>
          <table:table-cell office:value-type="float" office:value="0.000446949" calcext:value-type="float">
            <text:p>0.000446949</text:p>
          </table:table-cell>
          <table:table-cell office:value-type="float" office:value="0.020981644" calcext:value-type="float">
            <text:p>0.020981644</text:p>
          </table:table-cell>
          <table:table-cell office:value-type="float" office:value="0.022034669" calcext:value-type="float">
            <text:p>0.022034669</text:p>
          </table:table-cell>
          <table:table-cell office:value-type="float" office:value="0.01947203" calcext:value-type="float">
            <text:p>0.01947203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<text:s/>2019-12-03 11:12:39</text:p>
          </table:table-cell>
          <table:table-cell office:value-type="float" office:value="23.99287" calcext:value-type="float">
            <text:p>23.99287</text:p>
          </table:table-cell>
          <table:table-cell office:value-type="string" calcext:value-type="string">
            <text:p><text:s/></text:p>
          </table:table-cell>
          <table:table-cell office:value-type="float" office:value="0.137369649" calcext:value-type="float">
            <text:p>0.137369649</text:p>
          </table:table-cell>
          <table:table-cell office:value-type="float" office:value="0.034307842" calcext:value-type="float">
            <text:p>0.034307842</text:p>
          </table:table-cell>
          <table:table-cell office:value-type="float" office:value="0.135118381" calcext:value-type="float">
            <text:p>0.135118381</text:p>
          </table:table-cell>
          <table:table-cell office:value-type="float" office:value="0.139625685" calcext:value-type="float">
            <text:p>0.139625685</text:p>
          </table:table-cell>
          <table:table-cell office:value-type="float" office:value="0.12749435" calcext:value-type="float">
            <text:p>0.1274943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2301" calcext:value-type="float">
            <text:p>0.001122301</text:p>
          </table:table-cell>
          <table:table-cell office:value-type="float" office:value="0.000280293" calcext:value-type="float">
            <text:p>0.000280293</text:p>
          </table:table-cell>
          <table:table-cell office:value-type="float" office:value="0.001103908" calcext:value-type="float">
            <text:p>0.001103908</text:p>
          </table:table-cell>
          <table:table-cell office:value-type="float" office:value="0.001140733" calcext:value-type="float">
            <text:p>0.001140733</text:p>
          </table:table-cell>
          <table:table-cell office:value-type="float" office:value="0.001041621" calcext:value-type="float">
            <text:p>0.00104162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0122" calcext:value-type="float">
            <text:p>0.000850122</text:p>
          </table:table-cell>
          <table:table-cell office:value-type="float" office:value="0.000008114" calcext:value-type="float">
            <text:p>8.114E-06</text:p>
          </table:table-cell>
          <table:table-cell office:value-type="float" office:value="0.00083173" calcext:value-type="float">
            <text:p>0.00083173</text:p>
          </table:table-cell>
          <table:table-cell office:value-type="float" office:value="0.000868554" calcext:value-type="float">
            <text:p>0.000868554</text:p>
          </table:table-cell>
          <table:table-cell office:value-type="float" office:value="0.000769442" calcext:value-type="float">
            <text:p>0.000769442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13866817" calcext:value-type="float">
            <text:p>24.013866817</text:p>
          </table:table-cell>
          <table:table-cell office:value-type="float" office:value="23.993066828" calcext:value-type="float">
            <text:p>23.993066828</text:p>
          </table:table-cell>
          <table:table-cell office:value-type="float" office:value="24.01341247" calcext:value-type="float">
            <text:p>24.01341247</text:p>
          </table:table-cell>
          <table:table-cell office:value-type="float" office:value="24.014322127" calcext:value-type="float">
            <text:p>24.014322127</text:p>
          </table:table-cell>
          <table:table-cell office:value-type="float" office:value="24.011873796" calcext:value-type="float">
            <text:p>24.011873796</text:p>
          </table:table-cell>
          <table:table-cell office:value-type="float" office:value="24.994799412" calcext:value-type="float">
            <text:p>24.994799412</text:p>
          </table:table-cell>
          <table:table-cell/>
          <table:table-cell office:value-type="float" office:value="0.021548952" calcext:value-type="float">
            <text:p>0.021548952</text:p>
          </table:table-cell>
          <table:table-cell office:value-type="float" office:value="0.000205627" calcext:value-type="float">
            <text:p>0.000205627</text:p>
          </table:table-cell>
          <table:table-cell office:value-type="float" office:value="0.021082737" calcext:value-type="float">
            <text:p>0.021082737</text:p>
          </table:table-cell>
          <table:table-cell office:value-type="float" office:value="0.022016153" calcext:value-type="float">
            <text:p>0.022016153</text:p>
          </table:table-cell>
          <table:table-cell office:value-type="float" office:value="0.019503876" calcext:value-type="float">
            <text:p>0.019503876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<text:s/>2019-12-03 11:12:41</text:p>
          </table:table-cell>
          <table:table-cell office:value-type="float" office:value="24.00297" calcext:value-type="float">
            <text:p>24.00297</text:p>
          </table:table-cell>
          <table:table-cell office:value-type="string" calcext:value-type="string">
            <text:p><text:s/></text:p>
          </table:table-cell>
          <table:table-cell office:value-type="float" office:value="0.13728501" calcext:value-type="float">
            <text:p>0.13728501</text:p>
          </table:table-cell>
          <table:table-cell office:value-type="float" office:value="0.033804182" calcext:value-type="float">
            <text:p>0.033804182</text:p>
          </table:table-cell>
          <table:table-cell office:value-type="float" office:value="0.135139243" calcext:value-type="float">
            <text:p>0.135139243</text:p>
          </table:table-cell>
          <table:table-cell office:value-type="float" office:value="0.139734762" calcext:value-type="float">
            <text:p>0.139734762</text:p>
          </table:table-cell>
          <table:table-cell office:value-type="float" office:value="0.128166095" calcext:value-type="float">
            <text:p>0.12816609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161" calcext:value-type="float">
            <text:p>0.00112161</text:p>
          </table:table-cell>
          <table:table-cell office:value-type="float" office:value="0.000276178" calcext:value-type="float">
            <text:p>0.000276178</text:p>
          </table:table-cell>
          <table:table-cell office:value-type="float" office:value="0.001104079" calcext:value-type="float">
            <text:p>0.001104079</text:p>
          </table:table-cell>
          <table:table-cell office:value-type="float" office:value="0.001141624" calcext:value-type="float">
            <text:p>0.001141624</text:p>
          </table:table-cell>
          <table:table-cell office:value-type="float" office:value="0.001047109" calcext:value-type="float">
            <text:p>0.00104710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9431" calcext:value-type="float">
            <text:p>0.000849431</text:p>
          </table:table-cell>
          <table:table-cell office:value-type="float" office:value="0.000003999" calcext:value-type="float">
            <text:p>3.999E-06</text:p>
          </table:table-cell>
          <table:table-cell office:value-type="float" office:value="0.0008319" calcext:value-type="float">
            <text:p>0.0008319</text:p>
          </table:table-cell>
          <table:table-cell office:value-type="float" office:value="0.000869445" calcext:value-type="float">
            <text:p>0.000869445</text:p>
          </table:table-cell>
          <table:table-cell office:value-type="float" office:value="0.00077493" calcext:value-type="float">
            <text:p>0.00077493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2395744" calcext:value-type="float">
            <text:p>24.02395744</text:p>
          </table:table-cell>
          <table:table-cell office:value-type="float" office:value="24.003073075" calcext:value-type="float">
            <text:p>24.003073075</text:p>
          </table:table-cell>
          <table:table-cell office:value-type="float" office:value="24.023524388" calcext:value-type="float">
            <text:p>24.023524388</text:p>
          </table:table-cell>
          <table:table-cell office:value-type="float" office:value="24.02445184" calcext:value-type="float">
            <text:p>24.02445184</text:p>
          </table:table-cell>
          <table:table-cell office:value-type="float" office:value="24.022117088" calcext:value-type="float">
            <text:p>24.022117088</text:p>
          </table:table-cell>
          <table:table-cell office:value-type="float" office:value="25.004898145" calcext:value-type="float">
            <text:p>25.004898145</text:p>
          </table:table-cell>
          <table:table-cell/>
          <table:table-cell office:value-type="float" office:value="0.021531424" calcext:value-type="float">
            <text:p>0.021531424</text:p>
          </table:table-cell>
          <table:table-cell office:value-type="float" office:value="0.000101321" calcext:value-type="float">
            <text:p>0.000101321</text:p>
          </table:table-cell>
          <table:table-cell office:value-type="float" office:value="0.021087057" calcext:value-type="float">
            <text:p>0.021087057</text:p>
          </table:table-cell>
          <table:table-cell office:value-type="float" office:value="0.022038742" calcext:value-type="float">
            <text:p>0.022038742</text:p>
          </table:table-cell>
          <table:table-cell office:value-type="float" office:value="0.019642988" calcext:value-type="float">
            <text:p>0.019642988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<text:s/>2019-12-03 11:12:42</text:p>
          </table:table-cell>
          <table:table-cell office:value-type="float" office:value="23.99792" calcext:value-type="float">
            <text:p>23.99792</text:p>
          </table:table-cell>
          <table:table-cell office:value-type="string" calcext:value-type="string">
            <text:p><text:s/></text:p>
          </table:table-cell>
          <table:table-cell office:value-type="float" office:value="0.137460248" calcext:value-type="float">
            <text:p>0.137460248</text:p>
          </table:table-cell>
          <table:table-cell office:value-type="float" office:value="0.033470992" calcext:value-type="float">
            <text:p>0.033470992</text:p>
          </table:table-cell>
          <table:table-cell office:value-type="float" office:value="0.134211199" calcext:value-type="float">
            <text:p>0.134211199</text:p>
          </table:table-cell>
          <table:table-cell office:value-type="float" office:value="0.139664428" calcext:value-type="float">
            <text:p>0.139664428</text:p>
          </table:table-cell>
          <table:table-cell office:value-type="float" office:value="0.128714458" calcext:value-type="float">
            <text:p>0.12871445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3041" calcext:value-type="float">
            <text:p>0.001123041</text:p>
          </table:table-cell>
          <table:table-cell office:value-type="float" office:value="0.000273456" calcext:value-type="float">
            <text:p>0.000273456</text:p>
          </table:table-cell>
          <table:table-cell office:value-type="float" office:value="0.001096497" calcext:value-type="float">
            <text:p>0.001096497</text:p>
          </table:table-cell>
          <table:table-cell office:value-type="float" office:value="0.001141049" calcext:value-type="float">
            <text:p>0.001141049</text:p>
          </table:table-cell>
          <table:table-cell office:value-type="float" office:value="0.001051589" calcext:value-type="float">
            <text:p>0.00105158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0862" calcext:value-type="float">
            <text:p>0.000850862</text:p>
          </table:table-cell>
          <table:table-cell office:value-type="float" office:value="0.000001277" calcext:value-type="float">
            <text:p>1.277E-06</text:p>
          </table:table-cell>
          <table:table-cell office:value-type="float" office:value="0.000824318" calcext:value-type="float">
            <text:p>0.000824318</text:p>
          </table:table-cell>
          <table:table-cell office:value-type="float" office:value="0.00086887" calcext:value-type="float">
            <text:p>0.00086887</text:p>
          </table:table-cell>
          <table:table-cell office:value-type="float" office:value="0.00077941" calcext:value-type="float">
            <text:p>0.00077941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18938954" calcext:value-type="float">
            <text:p>24.018938954</text:p>
          </table:table-cell>
          <table:table-cell office:value-type="float" office:value="23.997951882" calcext:value-type="float">
            <text:p>23.997951882</text:p>
          </table:table-cell>
          <table:table-cell office:value-type="float" office:value="24.018283238" calcext:value-type="float">
            <text:p>24.018283238</text:p>
          </table:table-cell>
          <table:table-cell office:value-type="float" office:value="24.019383796" calcext:value-type="float">
            <text:p>24.019383796</text:p>
          </table:table-cell>
          <table:table-cell office:value-type="float" office:value="24.017173897" calcext:value-type="float">
            <text:p>24.017173897</text:p>
          </table:table-cell>
          <table:table-cell office:value-type="float" office:value="24.999848778" calcext:value-type="float">
            <text:p>24.999848778</text:p>
          </table:table-cell>
          <table:table-cell/>
          <table:table-cell office:value-type="float" office:value="0.021567714" calcext:value-type="float">
            <text:p>0.021567714</text:p>
          </table:table-cell>
          <table:table-cell office:value-type="float" office:value="0.000032319" calcext:value-type="float">
            <text:p>3.2319E-05</text:p>
          </table:table-cell>
          <table:table-cell office:value-type="float" office:value="0.020894869" calcext:value-type="float">
            <text:p>0.020894869</text:p>
          </table:table-cell>
          <table:table-cell office:value-type="float" office:value="0.022024177" calcext:value-type="float">
            <text:p>0.022024177</text:p>
          </table:table-cell>
          <table:table-cell office:value-type="float" office:value="0.019756548" calcext:value-type="float">
            <text:p>0.019756548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<text:s/>2019-12-03 11:12:43</text:p>
          </table:table-cell>
          <table:table-cell office:value-type="float" office:value="23.99792" calcext:value-type="float">
            <text:p>23.99792</text:p>
          </table:table-cell>
          <table:table-cell office:value-type="string" calcext:value-type="string">
            <text:p><text:s/></text:p>
          </table:table-cell>
          <table:table-cell office:value-type="float" office:value="0.137547271" calcext:value-type="float">
            <text:p>0.137547271</text:p>
          </table:table-cell>
          <table:table-cell office:value-type="float" office:value="0.035178666" calcext:value-type="float">
            <text:p>0.035178666</text:p>
          </table:table-cell>
          <table:table-cell office:value-type="float" office:value="0.134550945" calcext:value-type="float">
            <text:p>0.134550945</text:p>
          </table:table-cell>
          <table:table-cell office:value-type="float" office:value="0.13966264" calcext:value-type="float">
            <text:p>0.13966264</text:p>
          </table:table-cell>
          <table:table-cell office:value-type="float" office:value="0.12723805" calcext:value-type="float">
            <text:p>0.1272380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3752" calcext:value-type="float">
            <text:p>0.001123752</text:p>
          </table:table-cell>
          <table:table-cell office:value-type="float" office:value="0.000287407" calcext:value-type="float">
            <text:p>0.000287407</text:p>
          </table:table-cell>
          <table:table-cell office:value-type="float" office:value="0.001099272" calcext:value-type="float">
            <text:p>0.001099272</text:p>
          </table:table-cell>
          <table:table-cell office:value-type="float" office:value="0.001141035" calcext:value-type="float">
            <text:p>0.001141035</text:p>
          </table:table-cell>
          <table:table-cell office:value-type="float" office:value="0.001039527" calcext:value-type="float">
            <text:p>0.00103952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1573" calcext:value-type="float">
            <text:p>0.000851573</text:p>
          </table:table-cell>
          <table:table-cell office:value-type="float" office:value="0.000015229" calcext:value-type="float">
            <text:p>1.5229E-05</text:p>
          </table:table-cell>
          <table:table-cell office:value-type="float" office:value="0.000827094" calcext:value-type="float">
            <text:p>0.000827094</text:p>
          </table:table-cell>
          <table:table-cell office:value-type="float" office:value="0.000868856" calcext:value-type="float">
            <text:p>0.000868856</text:p>
          </table:table-cell>
          <table:table-cell office:value-type="float" office:value="0.000767348" calcext:value-type="float">
            <text:p>0.000767348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18956516" calcext:value-type="float">
            <text:p>24.018956516</text:p>
          </table:table-cell>
          <table:table-cell office:value-type="float" office:value="23.998296527" calcext:value-type="float">
            <text:p>23.998296527</text:p>
          </table:table-cell>
          <table:table-cell office:value-type="float" office:value="24.018351805" calcext:value-type="float">
            <text:p>24.018351805</text:p>
          </table:table-cell>
          <table:table-cell office:value-type="float" office:value="24.019383435" calcext:value-type="float">
            <text:p>24.019383435</text:p>
          </table:table-cell>
          <table:table-cell office:value-type="float" office:value="24.016875931" calcext:value-type="float">
            <text:p>24.016875931</text:p>
          </table:table-cell>
          <table:table-cell office:value-type="float" office:value="24.999848778" calcext:value-type="float">
            <text:p>24.999848778</text:p>
          </table:table-cell>
          <table:table-cell/>
          <table:table-cell office:value-type="float" office:value="0.021585735" calcext:value-type="float">
            <text:p>0.021585735</text:p>
          </table:table-cell>
          <table:table-cell office:value-type="float" office:value="0.00038597" calcext:value-type="float">
            <text:p>0.00038597</text:p>
          </table:table-cell>
          <table:table-cell office:value-type="float" office:value="0.020965227" calcext:value-type="float">
            <text:p>0.020965227</text:p>
          </table:table-cell>
          <table:table-cell office:value-type="float" office:value="0.022023806" calcext:value-type="float">
            <text:p>0.022023806</text:p>
          </table:table-cell>
          <table:table-cell office:value-type="float" office:value="0.019450799" calcext:value-type="float">
            <text:p>0.019450799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<text:s/>2019-12-03 11:12:44</text:p>
          </table:table-cell>
          <table:table-cell office:value-type="float" office:value="24.00297" calcext:value-type="float">
            <text:p>24.00297</text:p>
          </table:table-cell>
          <table:table-cell office:value-type="string" calcext:value-type="string">
            <text:p><text:s/></text:p>
          </table:table-cell>
          <table:table-cell office:value-type="float" office:value="0.137525217" calcext:value-type="float">
            <text:p>0.137525217</text:p>
          </table:table-cell>
          <table:table-cell office:value-type="float" office:value="0.034176115" calcext:value-type="float">
            <text:p>0.034176115</text:p>
          </table:table-cell>
          <table:table-cell office:value-type="float" office:value="0.134304778" calcext:value-type="float">
            <text:p>0.134304778</text:p>
          </table:table-cell>
          <table:table-cell office:value-type="float" office:value="0.139412301" calcext:value-type="float">
            <text:p>0.139412301</text:p>
          </table:table-cell>
          <table:table-cell office:value-type="float" office:value="0.127813235" calcext:value-type="float">
            <text:p>0.12781323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3572" calcext:value-type="float">
            <text:p>0.001123572</text:p>
          </table:table-cell>
          <table:table-cell office:value-type="float" office:value="0.000279217" calcext:value-type="float">
            <text:p>0.000279217</text:p>
          </table:table-cell>
          <table:table-cell office:value-type="float" office:value="0.001097261" calcext:value-type="float">
            <text:p>0.001097261</text:p>
          </table:table-cell>
          <table:table-cell office:value-type="float" office:value="0.001138989" calcext:value-type="float">
            <text:p>0.001138989</text:p>
          </table:table-cell>
          <table:table-cell office:value-type="float" office:value="0.001044226" calcext:value-type="float">
            <text:p>0.00104422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1393" calcext:value-type="float">
            <text:p>0.000851393</text:p>
          </table:table-cell>
          <table:table-cell office:value-type="float" office:value="0.000007038" calcext:value-type="float">
            <text:p>7.038E-06</text:p>
          </table:table-cell>
          <table:table-cell office:value-type="float" office:value="0.000825082" calcext:value-type="float">
            <text:p>0.000825082</text:p>
          </table:table-cell>
          <table:table-cell office:value-type="float" office:value="0.000866811" calcext:value-type="float">
            <text:p>0.000866811</text:p>
          </table:table-cell>
          <table:table-cell office:value-type="float" office:value="0.000772047" calcext:value-type="float">
            <text:p>0.000772047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24005917" calcext:value-type="float">
            <text:p>24.024005917</text:p>
          </table:table-cell>
          <table:table-cell office:value-type="float" office:value="24.003148139" calcext:value-type="float">
            <text:p>24.003148139</text:p>
          </table:table-cell>
          <table:table-cell office:value-type="float" office:value="24.023355979" calcext:value-type="float">
            <text:p>24.023355979</text:p>
          </table:table-cell>
          <table:table-cell office:value-type="float" office:value="24.024386762" calcext:value-type="float">
            <text:p>24.024386762</text:p>
          </table:table-cell>
          <table:table-cell office:value-type="float" office:value="24.022045875" calcext:value-type="float">
            <text:p>24.022045875</text:p>
          </table:table-cell>
          <table:table-cell office:value-type="float" office:value="25.004898145" calcext:value-type="float">
            <text:p>25.004898145</text:p>
          </table:table-cell>
          <table:table-cell/>
          <table:table-cell office:value-type="float" office:value="0.021581168" calcext:value-type="float">
            <text:p>0.021581168</text:p>
          </table:table-cell>
          <table:table-cell office:value-type="float" office:value="0.000178347" calcext:value-type="float">
            <text:p>0.000178347</text:p>
          </table:table-cell>
          <table:table-cell office:value-type="float" office:value="0.020914248" calcext:value-type="float">
            <text:p>0.020914248</text:p>
          </table:table-cell>
          <table:table-cell office:value-type="float" office:value="0.021971964" calcext:value-type="float">
            <text:p>0.021971964</text:p>
          </table:table-cell>
          <table:table-cell office:value-type="float" office:value="0.019569914" calcext:value-type="float">
            <text:p>0.019569914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<text:s/>2019-12-03 11:12:46</text:p>
          </table:table-cell>
          <table:table-cell office:value-type="float" office:value="24.00297" calcext:value-type="float">
            <text:p>24.00297</text:p>
          </table:table-cell>
          <table:table-cell office:value-type="string" calcext:value-type="string">
            <text:p><text:s/></text:p>
          </table:table-cell>
          <table:table-cell office:value-type="float" office:value="0.137786882" calcext:value-type="float">
            <text:p>0.137786882</text:p>
          </table:table-cell>
          <table:table-cell office:value-type="float" office:value="0.035633449" calcext:value-type="float">
            <text:p>0.035633449</text:p>
          </table:table-cell>
          <table:table-cell office:value-type="float" office:value="0.134691016" calcext:value-type="float">
            <text:p>0.134691016</text:p>
          </table:table-cell>
          <table:table-cell office:value-type="float" office:value="0.139290707" calcext:value-type="float">
            <text:p>0.139290707</text:p>
          </table:table-cell>
          <table:table-cell office:value-type="float" office:value="0.127249971" calcext:value-type="float">
            <text:p>0.12724997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571" calcext:value-type="float">
            <text:p>0.00112571</text:p>
          </table:table-cell>
          <table:table-cell office:value-type="float" office:value="0.000291123" calcext:value-type="float">
            <text:p>0.000291123</text:p>
          </table:table-cell>
          <table:table-cell office:value-type="float" office:value="0.001100417" calcext:value-type="float">
            <text:p>0.001100417</text:p>
          </table:table-cell>
          <table:table-cell office:value-type="float" office:value="0.001137996" calcext:value-type="float">
            <text:p>0.001137996</text:p>
          </table:table-cell>
          <table:table-cell office:value-type="float" office:value="0.001039624" calcext:value-type="float">
            <text:p>0.00103962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3531" calcext:value-type="float">
            <text:p>0.000853531</text:p>
          </table:table-cell>
          <table:table-cell office:value-type="float" office:value="0.000018944" calcext:value-type="float">
            <text:p>1.8944E-05</text:p>
          </table:table-cell>
          <table:table-cell office:value-type="float" office:value="0.000828238" calcext:value-type="float">
            <text:p>0.000828238</text:p>
          </table:table-cell>
          <table:table-cell office:value-type="float" office:value="0.000865817" calcext:value-type="float">
            <text:p>0.000865817</text:p>
          </table:table-cell>
          <table:table-cell office:value-type="float" office:value="0.000767445" calcext:value-type="float">
            <text:p>0.000767445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24058726" calcext:value-type="float">
            <text:p>24.024058726</text:p>
          </table:table-cell>
          <table:table-cell office:value-type="float" office:value="24.003442259" calcext:value-type="float">
            <text:p>24.003442259</text:p>
          </table:table-cell>
          <table:table-cell office:value-type="float" office:value="24.023433928" calcext:value-type="float">
            <text:p>24.023433928</text:p>
          </table:table-cell>
          <table:table-cell office:value-type="float" office:value="24.024362223" calcext:value-type="float">
            <text:p>24.024362223</text:p>
          </table:table-cell>
          <table:table-cell office:value-type="float" office:value="24.021932199" calcext:value-type="float">
            <text:p>24.021932199</text:p>
          </table:table-cell>
          <table:table-cell office:value-type="float" office:value="25.004898145" calcext:value-type="float">
            <text:p>25.004898145</text:p>
          </table:table-cell>
          <table:table-cell/>
          <table:table-cell office:value-type="float" office:value="0.021635356" calcext:value-type="float">
            <text:p>0.021635356</text:p>
          </table:table-cell>
          <table:table-cell office:value-type="float" office:value="0.000480154" calcext:value-type="float">
            <text:p>0.000480154</text:p>
          </table:table-cell>
          <table:table-cell office:value-type="float" office:value="0.020994234" calcext:value-type="float">
            <text:p>0.020994234</text:p>
          </table:table-cell>
          <table:table-cell office:value-type="float" office:value="0.021946783" calcext:value-type="float">
            <text:p>0.021946783</text:p>
          </table:table-cell>
          <table:table-cell office:value-type="float" office:value="0.019453267" calcext:value-type="float">
            <text:p>0.019453267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<text:s/>2019-12-03 11:12:47</text:p>
          </table:table-cell>
          <table:table-cell office:value-type="float" office:value="24.01308" calcext:value-type="float">
            <text:p>24.01308</text:p>
          </table:table-cell>
          <table:table-cell office:value-type="string" calcext:value-type="string">
            <text:p><text:s/></text:p>
          </table:table-cell>
          <table:table-cell office:value-type="float" office:value="0.13779761" calcext:value-type="float">
            <text:p>0.13779761</text:p>
          </table:table-cell>
          <table:table-cell office:value-type="float" office:value="0.034022335" calcext:value-type="float">
            <text:p>0.034022335</text:p>
          </table:table-cell>
          <table:table-cell office:value-type="float" office:value="0.135292427" calcext:value-type="float">
            <text:p>0.135292427</text:p>
          </table:table-cell>
          <table:table-cell office:value-type="float" office:value="0.139508264" calcext:value-type="float">
            <text:p>0.139508264</text:p>
          </table:table-cell>
          <table:table-cell office:value-type="float" office:value="0.128069535" calcext:value-type="float">
            <text:p>0.12806953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5797" calcext:value-type="float">
            <text:p>0.001125797</text:p>
          </table:table-cell>
          <table:table-cell office:value-type="float" office:value="0.00027796" calcext:value-type="float">
            <text:p>0.00027796</text:p>
          </table:table-cell>
          <table:table-cell office:value-type="float" office:value="0.00110533" calcext:value-type="float">
            <text:p>0.00110533</text:p>
          </table:table-cell>
          <table:table-cell office:value-type="float" office:value="0.001139773" calcext:value-type="float">
            <text:p>0.001139773</text:p>
          </table:table-cell>
          <table:table-cell office:value-type="float" office:value="0.00104632" calcext:value-type="float">
            <text:p>0.0010463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3619" calcext:value-type="float">
            <text:p>0.000853619</text:p>
          </table:table-cell>
          <table:table-cell office:value-type="float" office:value="0.000005781" calcext:value-type="float">
            <text:p>5.781E-06</text:p>
          </table:table-cell>
          <table:table-cell office:value-type="float" office:value="0.000833151" calcext:value-type="float">
            <text:p>0.000833151</text:p>
          </table:table-cell>
          <table:table-cell office:value-type="float" office:value="0.000867595" calcext:value-type="float">
            <text:p>0.000867595</text:p>
          </table:table-cell>
          <table:table-cell office:value-type="float" office:value="0.000774141" calcext:value-type="float">
            <text:p>0.000774141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34168595" calcext:value-type="float">
            <text:p>24.034168595</text:p>
          </table:table-cell>
          <table:table-cell office:value-type="float" office:value="24.013225" calcext:value-type="float">
            <text:p>24.013225</text:p>
          </table:table-cell>
          <table:table-cell office:value-type="float" office:value="24.033663012" calcext:value-type="float">
            <text:p>24.033663012</text:p>
          </table:table-cell>
          <table:table-cell office:value-type="float" office:value="24.03451383" calcext:value-type="float">
            <text:p>24.03451383</text:p>
          </table:table-cell>
          <table:table-cell office:value-type="float" office:value="24.032205323" calcext:value-type="float">
            <text:p>24.032205323</text:p>
          </table:table-cell>
          <table:table-cell office:value-type="float" office:value="25.01499688" calcext:value-type="float">
            <text:p>25.01499688</text:p>
          </table:table-cell>
          <table:table-cell/>
          <table:table-cell office:value-type="float" office:value="0.021637578" calcext:value-type="float">
            <text:p>0.021637578</text:p>
          </table:table-cell>
          <table:table-cell office:value-type="float" office:value="0.0001465" calcext:value-type="float">
            <text:p>0.0001465</text:p>
          </table:table-cell>
          <table:table-cell office:value-type="float" office:value="0.02111878" calcext:value-type="float">
            <text:p>0.02111878</text:p>
          </table:table-cell>
          <table:table-cell office:value-type="float" office:value="0.021991837" calcext:value-type="float">
            <text:p>0.021991837</text:p>
          </table:table-cell>
          <table:table-cell office:value-type="float" office:value="0.019622991" calcext:value-type="float">
            <text:p>0.019622991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<text:s/>2019-12-03 11:12:48</text:p>
          </table:table-cell>
          <table:table-cell office:value-type="float" office:value="24.01308" calcext:value-type="float">
            <text:p>24.01308</text:p>
          </table:table-cell>
          <table:table-cell office:value-type="string" calcext:value-type="string">
            <text:p><text:s/></text:p>
          </table:table-cell>
          <table:table-cell office:value-type="float" office:value="0.137611048" calcext:value-type="float">
            <text:p>0.137611048</text:p>
          </table:table-cell>
          <table:table-cell office:value-type="float" office:value="0.033511523" calcext:value-type="float">
            <text:p>0.033511523</text:p>
          </table:table-cell>
          <table:table-cell office:value-type="float" office:value="0.13466777" calcext:value-type="float">
            <text:p>0.13466777</text:p>
          </table:table-cell>
          <table:table-cell office:value-type="float" office:value="0.139629261" calcext:value-type="float">
            <text:p>0.139629261</text:p>
          </table:table-cell>
          <table:table-cell office:value-type="float" office:value="0.128902212" calcext:value-type="float">
            <text:p>0.12890221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4273" calcext:value-type="float">
            <text:p>0.001124273</text:p>
          </table:table-cell>
          <table:table-cell office:value-type="float" office:value="0.000273787" calcext:value-type="float">
            <text:p>0.000273787</text:p>
          </table:table-cell>
          <table:table-cell office:value-type="float" office:value="0.001100227" calcext:value-type="float">
            <text:p>0.001100227</text:p>
          </table:table-cell>
          <table:table-cell office:value-type="float" office:value="0.001140762" calcext:value-type="float">
            <text:p>0.001140762</text:p>
          </table:table-cell>
          <table:table-cell office:value-type="float" office:value="0.001053123" calcext:value-type="float">
            <text:p>0.00105312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2094" calcext:value-type="float">
            <text:p>0.000852094</text:p>
          </table:table-cell>
          <table:table-cell office:value-type="float" office:value="0.000001608" calcext:value-type="float">
            <text:p>1.608E-06</text:p>
          </table:table-cell>
          <table:table-cell office:value-type="float" office:value="0.000828048" calcext:value-type="float">
            <text:p>0.000828048</text:p>
          </table:table-cell>
          <table:table-cell office:value-type="float" office:value="0.000868583" calcext:value-type="float">
            <text:p>0.000868583</text:p>
          </table:table-cell>
          <table:table-cell office:value-type="float" office:value="0.000780944" calcext:value-type="float">
            <text:p>0.000780944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34130944" calcext:value-type="float">
            <text:p>24.034130944</text:p>
          </table:table-cell>
          <table:table-cell office:value-type="float" office:value="24.013121909" calcext:value-type="float">
            <text:p>24.013121909</text:p>
          </table:table-cell>
          <table:table-cell office:value-type="float" office:value="24.033536947" calcext:value-type="float">
            <text:p>24.033536947</text:p>
          </table:table-cell>
          <table:table-cell office:value-type="float" office:value="24.034538249" calcext:value-type="float">
            <text:p>24.034538249</text:p>
          </table:table-cell>
          <table:table-cell office:value-type="float" office:value="24.03237337" calcext:value-type="float">
            <text:p>24.03237337</text:p>
          </table:table-cell>
          <table:table-cell office:value-type="float" office:value="25.01499688" calcext:value-type="float">
            <text:p>25.01499688</text:p>
          </table:table-cell>
          <table:table-cell/>
          <table:table-cell office:value-type="float" office:value="0.021598943" calcext:value-type="float">
            <text:p>0.021598943</text:p>
          </table:table-cell>
          <table:table-cell office:value-type="float" office:value="0.000040713" calcext:value-type="float">
            <text:p>4.0713E-05</text:p>
          </table:table-cell>
          <table:table-cell office:value-type="float" office:value="0.02098942" calcext:value-type="float">
            <text:p>0.02098942</text:p>
          </table:table-cell>
          <table:table-cell office:value-type="float" office:value="0.022016894" calcext:value-type="float">
            <text:p>0.022016894</text:p>
          </table:table-cell>
          <table:table-cell office:value-type="float" office:value="0.01979543" calcext:value-type="float">
            <text:p>0.01979543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<text:s/>2019-12-03 11:12:50</text:p>
          </table:table-cell>
          <table:table-cell office:value-type="float" office:value="24.01308" calcext:value-type="float">
            <text:p>24.01308</text:p>
          </table:table-cell>
          <table:table-cell office:value-type="string" calcext:value-type="string">
            <text:p><text:s/></text:p>
          </table:table-cell>
          <table:table-cell office:value-type="float" office:value="0.13756694" calcext:value-type="float">
            <text:p>0.13756694</text:p>
          </table:table-cell>
          <table:table-cell office:value-type="float" office:value="0.033603315" calcext:value-type="float">
            <text:p>0.033603315</text:p>
          </table:table-cell>
          <table:table-cell office:value-type="float" office:value="0.134075896" calcext:value-type="float">
            <text:p>0.134075896</text:p>
          </table:table-cell>
          <table:table-cell office:value-type="float" office:value="0.139988678" calcext:value-type="float">
            <text:p>0.139988678</text:p>
          </table:table-cell>
          <table:table-cell office:value-type="float" office:value="0.128119007" calcext:value-type="float">
            <text:p>0.12811900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3913" calcext:value-type="float">
            <text:p>0.001123913</text:p>
          </table:table-cell>
          <table:table-cell office:value-type="float" office:value="0.000274537" calcext:value-type="float">
            <text:p>0.000274537</text:p>
          </table:table-cell>
          <table:table-cell office:value-type="float" office:value="0.001095391" calcext:value-type="float">
            <text:p>0.001095391</text:p>
          </table:table-cell>
          <table:table-cell office:value-type="float" office:value="0.001143698" calcext:value-type="float">
            <text:p>0.001143698</text:p>
          </table:table-cell>
          <table:table-cell office:value-type="float" office:value="0.001046724" calcext:value-type="float">
            <text:p>0.00104672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1734" calcext:value-type="float">
            <text:p>0.000851734</text:p>
          </table:table-cell>
          <table:table-cell office:value-type="float" office:value="0.000002358" calcext:value-type="float">
            <text:p>2.358E-06</text:p>
          </table:table-cell>
          <table:table-cell office:value-type="float" office:value="0.000823212" calcext:value-type="float">
            <text:p>0.000823212</text:p>
          </table:table-cell>
          <table:table-cell office:value-type="float" office:value="0.00087152" calcext:value-type="float">
            <text:p>0.00087152</text:p>
          </table:table-cell>
          <table:table-cell office:value-type="float" office:value="0.000774545" calcext:value-type="float">
            <text:p>0.000774545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34122042" calcext:value-type="float">
            <text:p>24.034122042</text:p>
          </table:table-cell>
          <table:table-cell office:value-type="float" office:value="24.013140434" calcext:value-type="float">
            <text:p>24.013140434</text:p>
          </table:table-cell>
          <table:table-cell office:value-type="float" office:value="24.033417497" calcext:value-type="float">
            <text:p>24.033417497</text:p>
          </table:table-cell>
          <table:table-cell office:value-type="float" office:value="24.034610785" calcext:value-type="float">
            <text:p>24.034610785</text:p>
          </table:table-cell>
          <table:table-cell office:value-type="float" office:value="24.032215307" calcext:value-type="float">
            <text:p>24.032215307</text:p>
          </table:table-cell>
          <table:table-cell office:value-type="float" office:value="25.01499688" calcext:value-type="float">
            <text:p>25.01499688</text:p>
          </table:table-cell>
          <table:table-cell/>
          <table:table-cell office:value-type="float" office:value="0.021589809" calcext:value-type="float">
            <text:p>0.021589809</text:p>
          </table:table-cell>
          <table:table-cell office:value-type="float" office:value="0.000059723" calcext:value-type="float">
            <text:p>5.9723E-05</text:p>
          </table:table-cell>
          <table:table-cell office:value-type="float" office:value="0.020866849" calcext:value-type="float">
            <text:p>0.020866849</text:p>
          </table:table-cell>
          <table:table-cell office:value-type="float" office:value="0.022091325" calcext:value-type="float">
            <text:p>0.022091325</text:p>
          </table:table-cell>
          <table:table-cell office:value-type="float" office:value="0.019633236" calcext:value-type="float">
            <text:p>0.019633236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<text:s/>2019-12-03 11:12:51</text:p>
          </table:table-cell>
          <table:table-cell office:value-type="float" office:value="24.01814" calcext:value-type="float">
            <text:p>24.01814</text:p>
          </table:table-cell>
          <table:table-cell office:value-type="string" calcext:value-type="string">
            <text:p><text:s/></text:p>
          </table:table-cell>
          <table:table-cell office:value-type="float" office:value="0.137316601" calcext:value-type="float">
            <text:p>0.137316601</text:p>
          </table:table-cell>
          <table:table-cell office:value-type="float" office:value="0.035238866" calcext:value-type="float">
            <text:p>0.035238866</text:p>
          </table:table-cell>
          <table:table-cell office:value-type="float" office:value="0.134444253" calcext:value-type="float">
            <text:p>0.134444253</text:p>
          </table:table-cell>
          <table:table-cell office:value-type="float" office:value="0.140315907" calcext:value-type="float">
            <text:p>0.140315907</text:p>
          </table:table-cell>
          <table:table-cell office:value-type="float" office:value="0.127431765" calcext:value-type="float">
            <text:p>0.12743176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1868" calcext:value-type="float">
            <text:p>0.001121868</text:p>
          </table:table-cell>
          <table:table-cell office:value-type="float" office:value="0.000287899" calcext:value-type="float">
            <text:p>0.000287899</text:p>
          </table:table-cell>
          <table:table-cell office:value-type="float" office:value="0.001098401" calcext:value-type="float">
            <text:p>0.001098401</text:p>
          </table:table-cell>
          <table:table-cell office:value-type="float" office:value="0.001146372" calcext:value-type="float">
            <text:p>0.001146372</text:p>
          </table:table-cell>
          <table:table-cell office:value-type="float" office:value="0.001041109" calcext:value-type="float">
            <text:p>0.00104110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9689" calcext:value-type="float">
            <text:p>0.000849689</text:p>
          </table:table-cell>
          <table:table-cell office:value-type="float" office:value="0.00001572" calcext:value-type="float">
            <text:p>1.572E-05</text:p>
          </table:table-cell>
          <table:table-cell office:value-type="float" office:value="0.000826222" calcext:value-type="float">
            <text:p>0.000826222</text:p>
          </table:table-cell>
          <table:table-cell office:value-type="float" office:value="0.000874193" calcext:value-type="float">
            <text:p>0.000874193</text:p>
          </table:table-cell>
          <table:table-cell office:value-type="float" office:value="0.00076893" calcext:value-type="float">
            <text:p>0.00076893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39125373" calcext:value-type="float">
            <text:p>24.039125373</text:p>
          </table:table-cell>
          <table:table-cell office:value-type="float" office:value="24.018524467" calcext:value-type="float">
            <text:p>24.018524467</text:p>
          </table:table-cell>
          <table:table-cell office:value-type="float" office:value="24.038545693" calcext:value-type="float">
            <text:p>24.038545693</text:p>
          </table:table-cell>
          <table:table-cell office:value-type="float" office:value="24.039730675" calcext:value-type="float">
            <text:p>24.039730675</text:p>
          </table:table-cell>
          <table:table-cell office:value-type="float" office:value="24.037130473" calcext:value-type="float">
            <text:p>24.037130473</text:p>
          </table:table-cell>
          <table:table-cell office:value-type="float" office:value="25.020046249" calcext:value-type="float">
            <text:p>25.020046249</text:p>
          </table:table-cell>
          <table:table-cell/>
          <table:table-cell office:value-type="float" office:value="0.021537966" calcext:value-type="float">
            <text:p>0.021537966</text:p>
          </table:table-cell>
          <table:table-cell office:value-type="float" office:value="0.000398438" calcext:value-type="float">
            <text:p>0.000398438</text:p>
          </table:table-cell>
          <table:table-cell office:value-type="float" office:value="0.020943132" calcext:value-type="float">
            <text:p>0.020943132</text:p>
          </table:table-cell>
          <table:table-cell office:value-type="float" office:value="0.022159091" calcext:value-type="float">
            <text:p>0.022159091</text:p>
          </table:table-cell>
          <table:table-cell office:value-type="float" office:value="0.019490915" calcext:value-type="float">
            <text:p>0.019490915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<text:s/>2019-12-03 11:12:52</text:p>
          </table:table-cell>
          <table:table-cell office:value-type="float" office:value="24.01308" calcext:value-type="float">
            <text:p>24.01308</text:p>
          </table:table-cell>
          <table:table-cell office:value-type="string" calcext:value-type="string">
            <text:p><text:s/></text:p>
          </table:table-cell>
          <table:table-cell office:value-type="float" office:value="0.13702871" calcext:value-type="float">
            <text:p>0.13702871</text:p>
          </table:table-cell>
          <table:table-cell office:value-type="float" office:value="0.034462218" calcext:value-type="float">
            <text:p>0.034462218</text:p>
          </table:table-cell>
          <table:table-cell office:value-type="float" office:value="0.135166065" calcext:value-type="float">
            <text:p>0.135166065</text:p>
          </table:table-cell>
          <table:table-cell office:value-type="float" office:value="0.140398758" calcext:value-type="float">
            <text:p>0.140398758</text:p>
          </table:table-cell>
          <table:table-cell office:value-type="float" office:value="0.128022448" calcext:value-type="float">
            <text:p>0.12802244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9516" calcext:value-type="float">
            <text:p>0.001119516</text:p>
          </table:table-cell>
          <table:table-cell office:value-type="float" office:value="0.000281554" calcext:value-type="float">
            <text:p>0.000281554</text:p>
          </table:table-cell>
          <table:table-cell office:value-type="float" office:value="0.001104298" calcext:value-type="float">
            <text:p>0.001104298</text:p>
          </table:table-cell>
          <table:table-cell office:value-type="float" office:value="0.001147049" calcext:value-type="float">
            <text:p>0.001147049</text:p>
          </table:table-cell>
          <table:table-cell office:value-type="float" office:value="0.001045935" calcext:value-type="float">
            <text:p>0.00104593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7337" calcext:value-type="float">
            <text:p>0.000847337</text:p>
          </table:table-cell>
          <table:table-cell office:value-type="float" office:value="0.000009375" calcext:value-type="float">
            <text:p>9.375E-06</text:p>
          </table:table-cell>
          <table:table-cell office:value-type="float" office:value="0.000832119" calcext:value-type="float">
            <text:p>0.000832119</text:p>
          </table:table-cell>
          <table:table-cell office:value-type="float" office:value="0.00087487" calcext:value-type="float">
            <text:p>0.00087487</text:p>
          </table:table-cell>
          <table:table-cell office:value-type="float" office:value="0.000773756" calcext:value-type="float">
            <text:p>0.000773756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3401342" calcext:value-type="float">
            <text:p>24.03401342</text:p>
          </table:table-cell>
          <table:table-cell office:value-type="float" office:value="24.013313776" calcext:value-type="float">
            <text:p>24.013313776</text:p>
          </table:table-cell>
          <table:table-cell office:value-type="float" office:value="24.03363751" calcext:value-type="float">
            <text:p>24.03363751</text:p>
          </table:table-cell>
          <table:table-cell office:value-type="float" office:value="24.034693545" calcext:value-type="float">
            <text:p>24.034693545</text:p>
          </table:table-cell>
          <table:table-cell office:value-type="float" office:value="24.03219582" calcext:value-type="float">
            <text:p>24.03219582</text:p>
          </table:table-cell>
          <table:table-cell office:value-type="float" office:value="25.01499688" calcext:value-type="float">
            <text:p>25.01499688</text:p>
          </table:table-cell>
          <table:table-cell/>
          <table:table-cell office:value-type="float" office:value="0.021478347" calcext:value-type="float">
            <text:p>0.021478347</text:p>
          </table:table-cell>
          <table:table-cell office:value-type="float" office:value="0.000237597" calcext:value-type="float">
            <text:p>0.000237597</text:p>
          </table:table-cell>
          <table:table-cell office:value-type="float" office:value="0.021092612" calcext:value-type="float">
            <text:p>0.021092612</text:p>
          </table:table-cell>
          <table:table-cell office:value-type="float" office:value="0.022176249" calcext:value-type="float">
            <text:p>0.022176249</text:p>
          </table:table-cell>
          <table:table-cell office:value-type="float" office:value="0.01961324" calcext:value-type="float">
            <text:p>0.01961324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<text:s/>2019-12-03 11:12:54</text:p>
          </table:table-cell>
          <table:table-cell office:value-type="float" office:value="24.01814" calcext:value-type="float">
            <text:p>24.01814</text:p>
          </table:table-cell>
          <table:table-cell office:value-type="string" calcext:value-type="string">
            <text:p><text:s/></text:p>
          </table:table-cell>
          <table:table-cell office:value-type="float" office:value="0.13702275" calcext:value-type="float">
            <text:p>0.13702275</text:p>
          </table:table-cell>
          <table:table-cell office:value-type="float" office:value="0.034466986" calcext:value-type="float">
            <text:p>0.034466986</text:p>
          </table:table-cell>
          <table:table-cell office:value-type="float" office:value="0.134270803" calcext:value-type="float">
            <text:p>0.134270803</text:p>
          </table:table-cell>
          <table:table-cell office:value-type="float" office:value="0.14040293" calcext:value-type="float">
            <text:p>0.14040293</text:p>
          </table:table-cell>
          <table:table-cell office:value-type="float" office:value="0.127600447" calcext:value-type="float">
            <text:p>0.12760044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9467" calcext:value-type="float">
            <text:p>0.001119467</text:p>
          </table:table-cell>
          <table:table-cell office:value-type="float" office:value="0.000281593" calcext:value-type="float">
            <text:p>0.000281593</text:p>
          </table:table-cell>
          <table:table-cell office:value-type="float" office:value="0.001096984" calcext:value-type="float">
            <text:p>0.001096984</text:p>
          </table:table-cell>
          <table:table-cell office:value-type="float" office:value="0.001147083" calcext:value-type="float">
            <text:p>0.001147083</text:p>
          </table:table-cell>
          <table:table-cell office:value-type="float" office:value="0.001042487" calcext:value-type="float">
            <text:p>0.00104248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7288" calcext:value-type="float">
            <text:p>0.000847288</text:p>
          </table:table-cell>
          <table:table-cell office:value-type="float" office:value="0.000009414" calcext:value-type="float">
            <text:p>9.414E-06</text:p>
          </table:table-cell>
          <table:table-cell office:value-type="float" office:value="0.000824805" calcext:value-type="float">
            <text:p>0.000824805</text:p>
          </table:table-cell>
          <table:table-cell office:value-type="float" office:value="0.000874904" calcext:value-type="float">
            <text:p>0.000874904</text:p>
          </table:table-cell>
          <table:table-cell office:value-type="float" office:value="0.000770308" calcext:value-type="float">
            <text:p>0.000770308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3906607" calcext:value-type="float">
            <text:p>24.03906607</text:p>
          </table:table-cell>
          <table:table-cell office:value-type="float" office:value="24.018368687" calcext:value-type="float">
            <text:p>24.018368687</text:p>
          </table:table-cell>
          <table:table-cell office:value-type="float" office:value="24.038510688" calcext:value-type="float">
            <text:p>24.038510688</text:p>
          </table:table-cell>
          <table:table-cell office:value-type="float" office:value="24.039748237" calcext:value-type="float">
            <text:p>24.039748237</text:p>
          </table:table-cell>
          <table:table-cell office:value-type="float" office:value="24.037164516" calcext:value-type="float">
            <text:p>24.037164516</text:p>
          </table:table-cell>
          <table:table-cell office:value-type="float" office:value="25.020046249" calcext:value-type="float">
            <text:p>25.020046249</text:p>
          </table:table-cell>
          <table:table-cell/>
          <table:table-cell office:value-type="float" office:value="0.021477112" calcext:value-type="float">
            <text:p>0.021477112</text:p>
          </table:table-cell>
          <table:table-cell office:value-type="float" office:value="0.000238585" calcext:value-type="float">
            <text:p>0.000238585</text:p>
          </table:table-cell>
          <table:table-cell office:value-type="float" office:value="0.020907212" calcext:value-type="float">
            <text:p>0.020907212</text:p>
          </table:table-cell>
          <table:table-cell office:value-type="float" office:value="0.022177113" calcext:value-type="float">
            <text:p>0.022177113</text:p>
          </table:table-cell>
          <table:table-cell office:value-type="float" office:value="0.019525847" calcext:value-type="float">
            <text:p>0.019525847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<text:s/>2019-12-03 11:12:55</text:p>
          </table:table-cell>
          <table:table-cell office:value-type="float" office:value="24.00803" calcext:value-type="float">
            <text:p>24.00803</text:p>
          </table:table-cell>
          <table:table-cell office:value-type="string" calcext:value-type="string">
            <text:p><text:s/></text:p>
          </table:table-cell>
          <table:table-cell office:value-type="float" office:value="0.137063281" calcext:value-type="float">
            <text:p>0.137063281</text:p>
          </table:table-cell>
          <table:table-cell office:value-type="float" office:value="0.034467582" calcext:value-type="float">
            <text:p>0.034467582</text:p>
          </table:table-cell>
          <table:table-cell office:value-type="float" office:value="0.134299413" calcext:value-type="float">
            <text:p>0.134299413</text:p>
          </table:table-cell>
          <table:table-cell office:value-type="float" office:value="0.140472071" calcext:value-type="float">
            <text:p>0.140472071</text:p>
          </table:table-cell>
          <table:table-cell office:value-type="float" office:value="0.127599255" calcext:value-type="float">
            <text:p>0.12759925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9798" calcext:value-type="float">
            <text:p>0.001119798</text:p>
          </table:table-cell>
          <table:table-cell office:value-type="float" office:value="0.000281598" calcext:value-type="float">
            <text:p>0.000281598</text:p>
          </table:table-cell>
          <table:table-cell office:value-type="float" office:value="0.001097217" calcext:value-type="float">
            <text:p>0.001097217</text:p>
          </table:table-cell>
          <table:table-cell office:value-type="float" office:value="0.001147648" calcext:value-type="float">
            <text:p>0.001147648</text:p>
          </table:table-cell>
          <table:table-cell office:value-type="float" office:value="0.001042478" calcext:value-type="float">
            <text:p>0.00104247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7619" calcext:value-type="float">
            <text:p>0.000847619</text:p>
          </table:table-cell>
          <table:table-cell office:value-type="float" office:value="0.000009419" calcext:value-type="float">
            <text:p>9.419E-06</text:p>
          </table:table-cell>
          <table:table-cell office:value-type="float" office:value="0.000825039" calcext:value-type="float">
            <text:p>0.000825039</text:p>
          </table:table-cell>
          <table:table-cell office:value-type="float" office:value="0.000875469" calcext:value-type="float">
            <text:p>0.000875469</text:p>
          </table:table-cell>
          <table:table-cell office:value-type="float" office:value="0.000770299" calcext:value-type="float">
            <text:p>0.000770299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28966544" calcext:value-type="float">
            <text:p>24.028966544</text:p>
          </table:table-cell>
          <table:table-cell office:value-type="float" office:value="24.008260911" calcext:value-type="float">
            <text:p>24.008260911</text:p>
          </table:table-cell>
          <table:table-cell office:value-type="float" office:value="24.028408751" calcext:value-type="float">
            <text:p>24.028408751</text:p>
          </table:table-cell>
          <table:table-cell office:value-type="float" office:value="24.029654491" calcext:value-type="float">
            <text:p>24.029654491</text:p>
          </table:table-cell>
          <table:table-cell office:value-type="float" office:value="24.027056551" calcext:value-type="float">
            <text:p>24.027056551</text:p>
          </table:table-cell>
          <table:table-cell office:value-type="float" office:value="25.009947512" calcext:value-type="float">
            <text:p>25.009947512</text:p>
          </table:table-cell>
          <table:table-cell/>
          <table:table-cell office:value-type="float" office:value="0.021485506" calcext:value-type="float">
            <text:p>0.021485506</text:p>
          </table:table-cell>
          <table:table-cell office:value-type="float" office:value="0.000238708" calcext:value-type="float">
            <text:p>0.000238708</text:p>
          </table:table-cell>
          <table:table-cell office:value-type="float" office:value="0.020913137" calcext:value-type="float">
            <text:p>0.020913137</text:p>
          </table:table-cell>
          <table:table-cell office:value-type="float" office:value="0.022191431" calcext:value-type="float">
            <text:p>0.022191431</text:p>
          </table:table-cell>
          <table:table-cell office:value-type="float" office:value="0.019525601" calcext:value-type="float">
            <text:p>0.019525601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<text:s/>2019-12-03 11:12:56</text:p>
          </table:table-cell>
          <table:table-cell office:value-type="float" office:value="24.00803" calcext:value-type="float">
            <text:p>24.00803</text:p>
          </table:table-cell>
          <table:table-cell office:value-type="string" calcext:value-type="string">
            <text:p><text:s/></text:p>
          </table:table-cell>
          <table:table-cell office:value-type="float" office:value="0.136924402" calcext:value-type="float">
            <text:p>0.136924402</text:p>
          </table:table-cell>
          <table:table-cell office:value-type="float" office:value="0.033487086" calcext:value-type="float">
            <text:p>0.033487086</text:p>
          </table:table-cell>
          <table:table-cell office:value-type="float" office:value="0.134543197" calcext:value-type="float">
            <text:p>0.134543197</text:p>
          </table:table-cell>
          <table:table-cell office:value-type="float" office:value="0.140461342" calcext:value-type="float">
            <text:p>0.140461342</text:p>
          </table:table-cell>
          <table:table-cell office:value-type="float" office:value="0.128769294" calcext:value-type="float">
            <text:p>0.12876929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8663" calcext:value-type="float">
            <text:p>0.001118663</text:p>
          </table:table-cell>
          <table:table-cell office:value-type="float" office:value="0.000273587" calcext:value-type="float">
            <text:p>0.000273587</text:p>
          </table:table-cell>
          <table:table-cell office:value-type="float" office:value="0.001099209" calcext:value-type="float">
            <text:p>0.001099209</text:p>
          </table:table-cell>
          <table:table-cell office:value-type="float" office:value="0.00114756" calcext:value-type="float">
            <text:p>0.00114756</text:p>
          </table:table-cell>
          <table:table-cell office:value-type="float" office:value="0.001052037" calcext:value-type="float">
            <text:p>0.00105203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6485" calcext:value-type="float">
            <text:p>0.000846485</text:p>
          </table:table-cell>
          <table:table-cell office:value-type="float" office:value="0.000001408" calcext:value-type="float">
            <text:p>1.408E-06</text:p>
          </table:table-cell>
          <table:table-cell office:value-type="float" office:value="0.00082703" calcext:value-type="float">
            <text:p>0.00082703</text:p>
          </table:table-cell>
          <table:table-cell office:value-type="float" office:value="0.000875381" calcext:value-type="float">
            <text:p>0.000875381</text:p>
          </table:table-cell>
          <table:table-cell office:value-type="float" office:value="0.000779858" calcext:value-type="float">
            <text:p>0.000779858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28938516" calcext:value-type="float">
            <text:p>24.028938516</text:p>
          </table:table-cell>
          <table:table-cell office:value-type="float" office:value="24.008063027" calcext:value-type="float">
            <text:p>24.008063027</text:p>
          </table:table-cell>
          <table:table-cell office:value-type="float" office:value="24.02845795" calcext:value-type="float">
            <text:p>24.02845795</text:p>
          </table:table-cell>
          <table:table-cell office:value-type="float" office:value="24.029652326" calcext:value-type="float">
            <text:p>24.029652326</text:p>
          </table:table-cell>
          <table:table-cell office:value-type="float" office:value="24.027292684" calcext:value-type="float">
            <text:p>24.027292684</text:p>
          </table:table-cell>
          <table:table-cell office:value-type="float" office:value="25.009947512" calcext:value-type="float">
            <text:p>25.009947512</text:p>
          </table:table-cell>
          <table:table-cell/>
          <table:table-cell office:value-type="float" office:value="0.021456746" calcext:value-type="float">
            <text:p>0.021456746</text:p>
          </table:table-cell>
          <table:table-cell office:value-type="float" office:value="0.000035652" calcext:value-type="float">
            <text:p>3.5652E-05</text:p>
          </table:table-cell>
          <table:table-cell office:value-type="float" office:value="0.020963622" calcext:value-type="float">
            <text:p>0.020963622</text:p>
          </table:table-cell>
          <table:table-cell office:value-type="float" office:value="0.022189209" calcext:value-type="float">
            <text:p>0.022189209</text:p>
          </table:table-cell>
          <table:table-cell office:value-type="float" office:value="0.019767904" calcext:value-type="float">
            <text:p>0.019767904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<text:s/>2019-12-03 11:12:58</text:p>
          </table:table-cell>
          <table:table-cell office:value-type="float" office:value="24.00297" calcext:value-type="float">
            <text:p>24.00297</text:p>
          </table:table-cell>
          <table:table-cell office:value-type="string" calcext:value-type="string">
            <text:p><text:s/></text:p>
          </table:table-cell>
          <table:table-cell office:value-type="float" office:value="0.137077586" calcext:value-type="float">
            <text:p>0.137077586</text:p>
          </table:table-cell>
          <table:table-cell office:value-type="float" office:value="0.033960346" calcext:value-type="float">
            <text:p>0.033960346</text:p>
          </table:table-cell>
          <table:table-cell office:value-type="float" office:value="0.134347693" calcext:value-type="float">
            <text:p>0.134347693</text:p>
          </table:table-cell>
          <table:table-cell office:value-type="float" office:value="0.140466111" calcext:value-type="float">
            <text:p>0.140466111</text:p>
          </table:table-cell>
          <table:table-cell office:value-type="float" office:value="0.127837673" calcext:value-type="float">
            <text:p>0.12783767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9915" calcext:value-type="float">
            <text:p>0.001119915</text:p>
          </table:table-cell>
          <table:table-cell office:value-type="float" office:value="0.000277454" calcext:value-type="float">
            <text:p>0.000277454</text:p>
          </table:table-cell>
          <table:table-cell office:value-type="float" office:value="0.001097612" calcext:value-type="float">
            <text:p>0.001097612</text:p>
          </table:table-cell>
          <table:table-cell office:value-type="float" office:value="0.001147599" calcext:value-type="float">
            <text:p>0.001147599</text:p>
          </table:table-cell>
          <table:table-cell office:value-type="float" office:value="0.001044425" calcext:value-type="float">
            <text:p>0.00104442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7736" calcext:value-type="float">
            <text:p>0.000847736</text:p>
          </table:table-cell>
          <table:table-cell office:value-type="float" office:value="0.000005275" calcext:value-type="float">
            <text:p>5.275E-06</text:p>
          </table:table-cell>
          <table:table-cell office:value-type="float" office:value="0.000825433" calcext:value-type="float">
            <text:p>0.000825433</text:p>
          </table:table-cell>
          <table:table-cell office:value-type="float" office:value="0.00087542" calcext:value-type="float">
            <text:p>0.00087542</text:p>
          </table:table-cell>
          <table:table-cell office:value-type="float" office:value="0.000772247" calcext:value-type="float">
            <text:p>0.000772247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23915578" calcext:value-type="float">
            <text:p>24.023915578</text:p>
          </table:table-cell>
          <table:table-cell office:value-type="float" office:value="24.003104592" calcext:value-type="float">
            <text:p>24.003104592</text:p>
          </table:table-cell>
          <table:table-cell office:value-type="float" office:value="24.02336464" calcext:value-type="float">
            <text:p>24.02336464</text:p>
          </table:table-cell>
          <table:table-cell office:value-type="float" office:value="24.024599439" calcext:value-type="float">
            <text:p>24.024599439</text:p>
          </table:table-cell>
          <table:table-cell office:value-type="float" office:value="24.022050807" calcext:value-type="float">
            <text:p>24.022050807</text:p>
          </table:table-cell>
          <table:table-cell office:value-type="float" office:value="25.004898145" calcext:value-type="float">
            <text:p>25.004898145</text:p>
          </table:table-cell>
          <table:table-cell/>
          <table:table-cell office:value-type="float" office:value="0.021488468" calcext:value-type="float">
            <text:p>0.021488468</text:p>
          </table:table-cell>
          <table:table-cell office:value-type="float" office:value="0.000133662" calcext:value-type="float">
            <text:p>0.000133662</text:p>
          </table:table-cell>
          <table:table-cell office:value-type="float" office:value="0.020923135" calcext:value-type="float">
            <text:p>0.020923135</text:p>
          </table:table-cell>
          <table:table-cell office:value-type="float" office:value="0.022190197" calcext:value-type="float">
            <text:p>0.022190197</text:p>
          </table:table-cell>
          <table:table-cell office:value-type="float" office:value="0.019574975" calcext:value-type="float">
            <text:p>0.019574975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<text:s/>2019-12-03 11:12:59</text:p>
          </table:table-cell>
          <table:table-cell office:value-type="float" office:value="24.00297" calcext:value-type="float">
            <text:p>24.00297</text:p>
          </table:table-cell>
          <table:table-cell office:value-type="string" calcext:value-type="string">
            <text:p><text:s/></text:p>
          </table:table-cell>
          <table:table-cell office:value-type="float" office:value="0.13699712" calcext:value-type="float">
            <text:p>0.13699712</text:p>
          </table:table-cell>
          <table:table-cell office:value-type="float" office:value="0.035197143" calcext:value-type="float">
            <text:p>0.035197143</text:p>
          </table:table-cell>
          <table:table-cell office:value-type="float" office:value="0.134909765" calcext:value-type="float">
            <text:p>0.134909765</text:p>
          </table:table-cell>
          <table:table-cell office:value-type="float" office:value="0.140382068" calcext:value-type="float">
            <text:p>0.140382068</text:p>
          </table:table-cell>
          <table:table-cell office:value-type="float" office:value="0.127319709" calcext:value-type="float">
            <text:p>0.12731970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9258" calcext:value-type="float">
            <text:p>0.001119258</text:p>
          </table:table-cell>
          <table:table-cell office:value-type="float" office:value="0.000287558" calcext:value-type="float">
            <text:p>0.000287558</text:p>
          </table:table-cell>
          <table:table-cell office:value-type="float" office:value="0.001102204" calcext:value-type="float">
            <text:p>0.001102204</text:p>
          </table:table-cell>
          <table:table-cell office:value-type="float" office:value="0.001146912" calcext:value-type="float">
            <text:p>0.001146912</text:p>
          </table:table-cell>
          <table:table-cell office:value-type="float" office:value="0.001040194" calcext:value-type="float">
            <text:p>0.00104019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7079" calcext:value-type="float">
            <text:p>0.000847079</text:p>
          </table:table-cell>
          <table:table-cell office:value-type="float" office:value="0.00001538" calcext:value-type="float">
            <text:p>1.538E-05</text:p>
          </table:table-cell>
          <table:table-cell office:value-type="float" office:value="0.000830025" calcext:value-type="float">
            <text:p>0.000830025</text:p>
          </table:table-cell>
          <table:table-cell office:value-type="float" office:value="0.000874733" calcext:value-type="float">
            <text:p>0.000874733</text:p>
          </table:table-cell>
          <table:table-cell office:value-type="float" office:value="0.000768015" calcext:value-type="float">
            <text:p>0.000768015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23899339" calcext:value-type="float">
            <text:p>24.023899339</text:p>
          </table:table-cell>
          <table:table-cell office:value-type="float" office:value="24.003354203" calcext:value-type="float">
            <text:p>24.003354203</text:p>
          </table:table-cell>
          <table:table-cell office:value-type="float" office:value="24.023478075" calcext:value-type="float">
            <text:p>24.023478075</text:p>
          </table:table-cell>
          <table:table-cell office:value-type="float" office:value="24.024582478" calcext:value-type="float">
            <text:p>24.024582478</text:p>
          </table:table-cell>
          <table:table-cell office:value-type="float" office:value="24.021946273" calcext:value-type="float">
            <text:p>24.021946273</text:p>
          </table:table-cell>
          <table:table-cell office:value-type="float" office:value="25.004898145" calcext:value-type="float">
            <text:p>25.004898145</text:p>
          </table:table-cell>
          <table:table-cell/>
          <table:table-cell office:value-type="float" office:value="0.021471805" calcext:value-type="float">
            <text:p>0.021471805</text:p>
          </table:table-cell>
          <table:table-cell office:value-type="float" office:value="0.000389797" calcext:value-type="float">
            <text:p>0.000389797</text:p>
          </table:table-cell>
          <table:table-cell office:value-type="float" office:value="0.021039535" calcext:value-type="float">
            <text:p>0.021039535</text:p>
          </table:table-cell>
          <table:table-cell office:value-type="float" office:value="0.022172792" calcext:value-type="float">
            <text:p>0.022172792</text:p>
          </table:table-cell>
          <table:table-cell office:value-type="float" office:value="0.019467709" calcext:value-type="float">
            <text:p>0.019467709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<text:s/>2019-12-03 11:13:00</text:p>
          </table:table-cell>
          <table:table-cell office:value-type="float" office:value="24.00297" calcext:value-type="float">
            <text:p>24.00297</text:p>
          </table:table-cell>
          <table:table-cell office:value-type="string" calcext:value-type="string">
            <text:p><text:s/></text:p>
          </table:table-cell>
          <table:table-cell office:value-type="float" office:value="0.136955993" calcext:value-type="float">
            <text:p>0.136955993</text:p>
          </table:table-cell>
          <table:table-cell office:value-type="float" office:value="0.035299067" calcext:value-type="float">
            <text:p>0.035299067</text:p>
          </table:table-cell>
          <table:table-cell office:value-type="float" office:value="0.134876387" calcext:value-type="float">
            <text:p>0.134876387</text:p>
          </table:table-cell>
          <table:table-cell office:value-type="float" office:value="0.140331404" calcext:value-type="float">
            <text:p>0.140331404</text:p>
          </table:table-cell>
          <table:table-cell office:value-type="float" office:value="0.127303019" calcext:value-type="float">
            <text:p>0.12730301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8922" calcext:value-type="float">
            <text:p>0.001118922</text:p>
          </table:table-cell>
          <table:table-cell office:value-type="float" office:value="0.000288391" calcext:value-type="float">
            <text:p>0.000288391</text:p>
          </table:table-cell>
          <table:table-cell office:value-type="float" office:value="0.001101931" calcext:value-type="float">
            <text:p>0.001101931</text:p>
          </table:table-cell>
          <table:table-cell office:value-type="float" office:value="0.001146498" calcext:value-type="float">
            <text:p>0.001146498</text:p>
          </table:table-cell>
          <table:table-cell office:value-type="float" office:value="0.001040057" calcext:value-type="float">
            <text:p>0.00104005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6743" calcext:value-type="float">
            <text:p>0.000846743</text:p>
          </table:table-cell>
          <table:table-cell office:value-type="float" office:value="0.000016212" calcext:value-type="float">
            <text:p>1.6212E-05</text:p>
          </table:table-cell>
          <table:table-cell office:value-type="float" office:value="0.000829752" calcext:value-type="float">
            <text:p>0.000829752</text:p>
          </table:table-cell>
          <table:table-cell office:value-type="float" office:value="0.00087432" calcext:value-type="float">
            <text:p>0.00087432</text:p>
          </table:table-cell>
          <table:table-cell office:value-type="float" office:value="0.000767879" calcext:value-type="float">
            <text:p>0.000767879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23891038" calcext:value-type="float">
            <text:p>24.023891038</text:p>
          </table:table-cell>
          <table:table-cell office:value-type="float" office:value="24.003374774" calcext:value-type="float">
            <text:p>24.003374774</text:p>
          </table:table-cell>
          <table:table-cell office:value-type="float" office:value="24.023471339" calcext:value-type="float">
            <text:p>24.023471339</text:p>
          </table:table-cell>
          <table:table-cell office:value-type="float" office:value="24.024572253" calcext:value-type="float">
            <text:p>24.024572253</text:p>
          </table:table-cell>
          <table:table-cell office:value-type="float" office:value="24.021942905" calcext:value-type="float">
            <text:p>24.021942905</text:p>
          </table:table-cell>
          <table:table-cell office:value-type="float" office:value="25.004898145" calcext:value-type="float">
            <text:p>25.004898145</text:p>
          </table:table-cell>
          <table:table-cell/>
          <table:table-cell office:value-type="float" office:value="0.021463288" calcext:value-type="float">
            <text:p>0.021463288</text:p>
          </table:table-cell>
          <table:table-cell office:value-type="float" office:value="0.000410905" calcext:value-type="float">
            <text:p>0.000410905</text:p>
          </table:table-cell>
          <table:table-cell office:value-type="float" office:value="0.021032622" calcext:value-type="float">
            <text:p>0.021032622</text:p>
          </table:table-cell>
          <table:table-cell office:value-type="float" office:value="0.0221623" calcext:value-type="float">
            <text:p>0.0221623</text:p>
          </table:table-cell>
          <table:table-cell office:value-type="float" office:value="0.019464253" calcext:value-type="float">
            <text:p>0.019464253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<text:s/>2019-12-03 11:13:01</text:p>
          </table:table-cell>
          <table:table-cell office:value-type="float" office:value="24.00297" calcext:value-type="float">
            <text:p>24.00297</text:p>
          </table:table-cell>
          <table:table-cell office:value-type="string" calcext:value-type="string">
            <text:p><text:s/></text:p>
          </table:table-cell>
          <table:table-cell office:value-type="float" office:value="0.137066857" calcext:value-type="float">
            <text:p>0.137066857</text:p>
          </table:table-cell>
          <table:table-cell office:value-type="float" office:value="0.033474569" calcext:value-type="float">
            <text:p>0.033474569</text:p>
          </table:table-cell>
          <table:table-cell office:value-type="float" office:value="0.134236829" calcext:value-type="float">
            <text:p>0.134236829</text:p>
          </table:table-cell>
          <table:table-cell office:value-type="float" office:value="0.140250342" calcext:value-type="float">
            <text:p>0.140250342</text:p>
          </table:table-cell>
          <table:table-cell office:value-type="float" office:value="0.128467694" calcext:value-type="float">
            <text:p>0.12846769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9827" calcext:value-type="float">
            <text:p>0.001119827</text:p>
          </table:table-cell>
          <table:table-cell office:value-type="float" office:value="0.000273485" calcext:value-type="float">
            <text:p>0.000273485</text:p>
          </table:table-cell>
          <table:table-cell office:value-type="float" office:value="0.001096706" calcext:value-type="float">
            <text:p>0.001096706</text:p>
          </table:table-cell>
          <table:table-cell office:value-type="float" office:value="0.001145836" calcext:value-type="float">
            <text:p>0.001145836</text:p>
          </table:table-cell>
          <table:table-cell office:value-type="float" office:value="0.001049573" calcext:value-type="float">
            <text:p>0.00104957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7648" calcext:value-type="float">
            <text:p>0.000847648</text:p>
          </table:table-cell>
          <table:table-cell office:value-type="float" office:value="0.000001306" calcext:value-type="float">
            <text:p>1.306E-06</text:p>
          </table:table-cell>
          <table:table-cell office:value-type="float" office:value="0.000824527" calcext:value-type="float">
            <text:p>0.000824527</text:p>
          </table:table-cell>
          <table:table-cell office:value-type="float" office:value="0.000873657" calcext:value-type="float">
            <text:p>0.000873657</text:p>
          </table:table-cell>
          <table:table-cell office:value-type="float" office:value="0.000777394" calcext:value-type="float">
            <text:p>0.000777394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23913413" calcext:value-type="float">
            <text:p>24.023913413</text:p>
          </table:table-cell>
          <table:table-cell office:value-type="float" office:value="24.003006552" calcext:value-type="float">
            <text:p>24.003006552</text:p>
          </table:table-cell>
          <table:table-cell office:value-type="float" office:value="24.023342265" calcext:value-type="float">
            <text:p>24.023342265</text:p>
          </table:table-cell>
          <table:table-cell office:value-type="float" office:value="24.024555893" calcext:value-type="float">
            <text:p>24.024555893</text:p>
          </table:table-cell>
          <table:table-cell office:value-type="float" office:value="24.022177956" calcext:value-type="float">
            <text:p>24.022177956</text:p>
          </table:table-cell>
          <table:table-cell office:value-type="float" office:value="25.004898145" calcext:value-type="float">
            <text:p>25.004898145</text:p>
          </table:table-cell>
          <table:table-cell/>
          <table:table-cell office:value-type="float" office:value="0.021486247" calcext:value-type="float">
            <text:p>0.021486247</text:p>
          </table:table-cell>
          <table:table-cell office:value-type="float" office:value="0.00003306" calcext:value-type="float">
            <text:p>3.306E-05</text:p>
          </table:table-cell>
          <table:table-cell office:value-type="float" office:value="0.020900176" calcext:value-type="float">
            <text:p>0.020900176</text:p>
          </table:table-cell>
          <table:table-cell office:value-type="float" office:value="0.022145513" calcext:value-type="float">
            <text:p>0.022145513</text:p>
          </table:table-cell>
          <table:table-cell office:value-type="float" office:value="0.019705446" calcext:value-type="float">
            <text:p>0.019705446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<text:s/>2019-12-03 11:13:03</text:p>
          </table:table-cell>
          <table:table-cell office:value-type="float" office:value="24.00297" calcext:value-type="float">
            <text:p>24.00297</text:p>
          </table:table-cell>
          <table:table-cell office:value-type="string" calcext:value-type="string">
            <text:p><text:s/></text:p>
          </table:table-cell>
          <table:table-cell office:value-type="float" office:value="0.137100832" calcext:value-type="float">
            <text:p>0.137100832</text:p>
          </table:table-cell>
          <table:table-cell office:value-type="float" office:value="0.0335151" calcext:value-type="float">
            <text:p>0.0335151</text:p>
          </table:table-cell>
          <table:table-cell office:value-type="float" office:value="0.134368555" calcext:value-type="float">
            <text:p>0.134368555</text:p>
          </table:table-cell>
          <table:table-cell office:value-type="float" office:value="0.140108483" calcext:value-type="float">
            <text:p>0.140108483</text:p>
          </table:table-cell>
          <table:table-cell office:value-type="float" office:value="0.128633395" calcext:value-type="float">
            <text:p>0.12863339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0105" calcext:value-type="float">
            <text:p>0.001120105</text:p>
          </table:table-cell>
          <table:table-cell office:value-type="float" office:value="0.000273816" calcext:value-type="float">
            <text:p>0.000273816</text:p>
          </table:table-cell>
          <table:table-cell office:value-type="float" office:value="0.001097782" calcext:value-type="float">
            <text:p>0.001097782</text:p>
          </table:table-cell>
          <table:table-cell office:value-type="float" office:value="0.001144677" calcext:value-type="float">
            <text:p>0.001144677</text:p>
          </table:table-cell>
          <table:table-cell office:value-type="float" office:value="0.001050926" calcext:value-type="float">
            <text:p>0.00105092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7926" calcext:value-type="float">
            <text:p>0.000847926</text:p>
          </table:table-cell>
          <table:table-cell office:value-type="float" office:value="0.000001637" calcext:value-type="float">
            <text:p>1.637E-06</text:p>
          </table:table-cell>
          <table:table-cell office:value-type="float" office:value="0.000825603" calcext:value-type="float">
            <text:p>0.000825603</text:p>
          </table:table-cell>
          <table:table-cell office:value-type="float" office:value="0.000872498" calcext:value-type="float">
            <text:p>0.000872498</text:p>
          </table:table-cell>
          <table:table-cell office:value-type="float" office:value="0.000778748" calcext:value-type="float">
            <text:p>0.000778748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23920269" calcext:value-type="float">
            <text:p>24.023920269</text:p>
          </table:table-cell>
          <table:table-cell office:value-type="float" office:value="24.003014732" calcext:value-type="float">
            <text:p>24.003014732</text:p>
          </table:table-cell>
          <table:table-cell office:value-type="float" office:value="24.02336885" calcext:value-type="float">
            <text:p>24.02336885</text:p>
          </table:table-cell>
          <table:table-cell office:value-type="float" office:value="24.024527264" calcext:value-type="float">
            <text:p>24.024527264</text:p>
          </table:table-cell>
          <table:table-cell office:value-type="float" office:value="24.022211397" calcext:value-type="float">
            <text:p>24.022211397</text:p>
          </table:table-cell>
          <table:table-cell office:value-type="float" office:value="25.004898145" calcext:value-type="float">
            <text:p>25.004898145</text:p>
          </table:table-cell>
          <table:table-cell/>
          <table:table-cell office:value-type="float" office:value="0.021493282" calcext:value-type="float">
            <text:p>0.021493282</text:p>
          </table:table-cell>
          <table:table-cell office:value-type="float" office:value="0.000041454" calcext:value-type="float">
            <text:p>4.1454E-05</text:p>
          </table:table-cell>
          <table:table-cell office:value-type="float" office:value="0.020927456" calcext:value-type="float">
            <text:p>0.020927456</text:p>
          </table:table-cell>
          <table:table-cell office:value-type="float" office:value="0.022116136" calcext:value-type="float">
            <text:p>0.022116136</text:p>
          </table:table-cell>
          <table:table-cell office:value-type="float" office:value="0.019739761" calcext:value-type="float">
            <text:p>0.019739761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<text:s/>2019-12-03 11:13:04</text:p>
          </table:table-cell>
          <table:table-cell office:value-type="float" office:value="24.00803" calcext:value-type="float">
            <text:p>24.00803</text:p>
          </table:table-cell>
          <table:table-cell office:value-type="string" calcext:value-type="string">
            <text:p><text:s/></text:p>
          </table:table-cell>
          <table:table-cell office:value-type="float" office:value="0.137189047" calcext:value-type="float">
            <text:p>0.137189047</text:p>
          </table:table-cell>
          <table:table-cell office:value-type="float" office:value="0.034449701" calcext:value-type="float">
            <text:p>0.034449701</text:p>
          </table:table-cell>
          <table:table-cell office:value-type="float" office:value="0.134314315" calcext:value-type="float">
            <text:p>0.134314315</text:p>
          </table:table-cell>
          <table:table-cell office:value-type="float" office:value="0.140014308" calcext:value-type="float">
            <text:p>0.140014308</text:p>
          </table:table-cell>
          <table:table-cell office:value-type="float" office:value="0.127730385" calcext:value-type="float">
            <text:p>0.12773038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0826" calcext:value-type="float">
            <text:p>0.001120826</text:p>
          </table:table-cell>
          <table:table-cell office:value-type="float" office:value="0.000281452" calcext:value-type="float">
            <text:p>0.000281452</text:p>
          </table:table-cell>
          <table:table-cell office:value-type="float" office:value="0.001097339" calcext:value-type="float">
            <text:p>0.001097339</text:p>
          </table:table-cell>
          <table:table-cell office:value-type="float" office:value="0.001143908" calcext:value-type="float">
            <text:p>0.001143908</text:p>
          </table:table-cell>
          <table:table-cell office:value-type="float" office:value="0.001043549" calcext:value-type="float">
            <text:p>0.00104354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8647" calcext:value-type="float">
            <text:p>0.000848647</text:p>
          </table:table-cell>
          <table:table-cell office:value-type="float" office:value="0.000009273" calcext:value-type="float">
            <text:p>9.273E-06</text:p>
          </table:table-cell>
          <table:table-cell office:value-type="float" office:value="0.00082516" calcext:value-type="float">
            <text:p>0.00082516</text:p>
          </table:table-cell>
          <table:table-cell office:value-type="float" office:value="0.000871729" calcext:value-type="float">
            <text:p>0.000871729</text:p>
          </table:table-cell>
          <table:table-cell office:value-type="float" office:value="0.00077137" calcext:value-type="float">
            <text:p>0.00077137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28991925" calcext:value-type="float">
            <text:p>24.028991925</text:p>
          </table:table-cell>
          <table:table-cell office:value-type="float" office:value="24.008257302" calcext:value-type="float">
            <text:p>24.008257302</text:p>
          </table:table-cell>
          <table:table-cell office:value-type="float" office:value="24.028411758" calcext:value-type="float">
            <text:p>24.028411758</text:p>
          </table:table-cell>
          <table:table-cell office:value-type="float" office:value="24.029562107" calcext:value-type="float">
            <text:p>24.029562107</text:p>
          </table:table-cell>
          <table:table-cell office:value-type="float" office:value="24.027083016" calcext:value-type="float">
            <text:p>24.027083016</text:p>
          </table:table-cell>
          <table:table-cell office:value-type="float" office:value="25.009947512" calcext:value-type="float">
            <text:p>25.009947512</text:p>
          </table:table-cell>
          <table:table-cell/>
          <table:table-cell office:value-type="float" office:value="0.021511551" calcext:value-type="float">
            <text:p>0.021511551</text:p>
          </table:table-cell>
          <table:table-cell office:value-type="float" office:value="0.000235005" calcext:value-type="float">
            <text:p>0.000235005</text:p>
          </table:table-cell>
          <table:table-cell office:value-type="float" office:value="0.020916223" calcext:value-type="float">
            <text:p>0.020916223</text:p>
          </table:table-cell>
          <table:table-cell office:value-type="float" office:value="0.022096633" calcext:value-type="float">
            <text:p>0.022096633</text:p>
          </table:table-cell>
          <table:table-cell office:value-type="float" office:value="0.019552756" calcext:value-type="float">
            <text:p>0.019552756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<text:s/>2019-12-03 11:13:05</text:p>
          </table:table-cell>
          <table:table-cell office:value-type="float" office:value="24.00803" calcext:value-type="float">
            <text:p>24.00803</text:p>
          </table:table-cell>
          <table:table-cell office:value-type="string" calcext:value-type="string">
            <text:p><text:s/></text:p>
          </table:table-cell>
          <table:table-cell office:value-type="float" office:value="0.137145536" calcext:value-type="float">
            <text:p>0.137145536</text:p>
          </table:table-cell>
          <table:table-cell office:value-type="float" office:value="0.033474569" calcext:value-type="float">
            <text:p>0.033474569</text:p>
          </table:table-cell>
          <table:table-cell office:value-type="float" office:value="0.134362594" calcext:value-type="float">
            <text:p>0.134362594</text:p>
          </table:table-cell>
          <table:table-cell office:value-type="float" office:value="0.139952915" calcext:value-type="float">
            <text:p>0.139952915</text:p>
          </table:table-cell>
          <table:table-cell office:value-type="float" office:value="0.128680483" calcext:value-type="float">
            <text:p>0.12868048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047" calcext:value-type="float">
            <text:p>0.00112047</text:p>
          </table:table-cell>
          <table:table-cell office:value-type="float" office:value="0.000273485" calcext:value-type="float">
            <text:p>0.000273485</text:p>
          </table:table-cell>
          <table:table-cell office:value-type="float" office:value="0.001097734" calcext:value-type="float">
            <text:p>0.001097734</text:p>
          </table:table-cell>
          <table:table-cell office:value-type="float" office:value="0.001143406" calcext:value-type="float">
            <text:p>0.001143406</text:p>
          </table:table-cell>
          <table:table-cell office:value-type="float" office:value="0.001051311" calcext:value-type="float">
            <text:p>0.00105131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8291" calcext:value-type="float">
            <text:p>0.000848291</text:p>
          </table:table-cell>
          <table:table-cell office:value-type="float" office:value="0.000001306" calcext:value-type="float">
            <text:p>1.306E-06</text:p>
          </table:table-cell>
          <table:table-cell office:value-type="float" office:value="0.000825555" calcext:value-type="float">
            <text:p>0.000825555</text:p>
          </table:table-cell>
          <table:table-cell office:value-type="float" office:value="0.000871227" calcext:value-type="float">
            <text:p>0.000871227</text:p>
          </table:table-cell>
          <table:table-cell office:value-type="float" office:value="0.000779132" calcext:value-type="float">
            <text:p>0.000779132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28983144" calcext:value-type="float">
            <text:p>24.028983144</text:p>
          </table:table-cell>
          <table:table-cell office:value-type="float" office:value="24.008060501" calcext:value-type="float">
            <text:p>24.008060501</text:p>
          </table:table-cell>
          <table:table-cell office:value-type="float" office:value="24.028421502" calcext:value-type="float">
            <text:p>24.028421502</text:p>
          </table:table-cell>
          <table:table-cell office:value-type="float" office:value="24.029549717" calcext:value-type="float">
            <text:p>24.029549717</text:p>
          </table:table-cell>
          <table:table-cell office:value-type="float" office:value="24.027274761" calcext:value-type="float">
            <text:p>24.027274761</text:p>
          </table:table-cell>
          <table:table-cell office:value-type="float" office:value="25.009947512" calcext:value-type="float">
            <text:p>25.009947512</text:p>
          </table:table-cell>
          <table:table-cell/>
          <table:table-cell office:value-type="float" office:value="0.02150254" calcext:value-type="float">
            <text:p>0.02150254</text:p>
          </table:table-cell>
          <table:table-cell office:value-type="float" office:value="0.00003306" calcext:value-type="float">
            <text:p>3.306E-05</text:p>
          </table:table-cell>
          <table:table-cell office:value-type="float" office:value="0.020926221" calcext:value-type="float">
            <text:p>0.020926221</text:p>
          </table:table-cell>
          <table:table-cell office:value-type="float" office:value="0.022083919" calcext:value-type="float">
            <text:p>0.022083919</text:p>
          </table:table-cell>
          <table:table-cell office:value-type="float" office:value="0.019749512" calcext:value-type="float">
            <text:p>0.019749512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<text:s/>2019-12-03 11:13:07</text:p>
          </table:table-cell>
          <table:table-cell office:value-type="float" office:value="24.00297" calcext:value-type="float">
            <text:p>24.00297</text:p>
          </table:table-cell>
          <table:table-cell office:value-type="string" calcext:value-type="string">
            <text:p><text:s/></text:p>
          </table:table-cell>
          <table:table-cell office:value-type="float" office:value="0.137165205" calcext:value-type="float">
            <text:p>0.137165205</text:p>
          </table:table-cell>
          <table:table-cell office:value-type="float" office:value="0.034341816" calcext:value-type="float">
            <text:p>0.034341816</text:p>
          </table:table-cell>
          <table:table-cell office:value-type="float" office:value="0.134316699" calcext:value-type="float">
            <text:p>0.134316699</text:p>
          </table:table-cell>
          <table:table-cell office:value-type="float" office:value="0.139925497" calcext:value-type="float">
            <text:p>0.139925497</text:p>
          </table:table-cell>
          <table:table-cell office:value-type="float" office:value="0.127810851" calcext:value-type="float">
            <text:p>0.12781085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0631" calcext:value-type="float">
            <text:p>0.001120631</text:p>
          </table:table-cell>
          <table:table-cell office:value-type="float" office:value="0.00028057" calcext:value-type="float">
            <text:p>0.00028057</text:p>
          </table:table-cell>
          <table:table-cell office:value-type="float" office:value="0.001097359" calcext:value-type="float">
            <text:p>0.001097359</text:p>
          </table:table-cell>
          <table:table-cell office:value-type="float" office:value="0.001143182" calcext:value-type="float">
            <text:p>0.001143182</text:p>
          </table:table-cell>
          <table:table-cell office:value-type="float" office:value="0.001044206" calcext:value-type="float">
            <text:p>0.00104420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8452" calcext:value-type="float">
            <text:p>0.000848452</text:p>
          </table:table-cell>
          <table:table-cell office:value-type="float" office:value="0.000008392" calcext:value-type="float">
            <text:p>8.392E-06</text:p>
          </table:table-cell>
          <table:table-cell office:value-type="float" office:value="0.00082518" calcext:value-type="float">
            <text:p>0.00082518</text:p>
          </table:table-cell>
          <table:table-cell office:value-type="float" office:value="0.000871003" calcext:value-type="float">
            <text:p>0.000871003</text:p>
          </table:table-cell>
          <table:table-cell office:value-type="float" office:value="0.000772027" calcext:value-type="float">
            <text:p>0.000772027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23933261" calcext:value-type="float">
            <text:p>24.023933261</text:p>
          </table:table-cell>
          <table:table-cell office:value-type="float" office:value="24.003181581" calcext:value-type="float">
            <text:p>24.003181581</text:p>
          </table:table-cell>
          <table:table-cell office:value-type="float" office:value="24.023358384" calcext:value-type="float">
            <text:p>24.023358384</text:p>
          </table:table-cell>
          <table:table-cell office:value-type="float" office:value="24.024490334" calcext:value-type="float">
            <text:p>24.024490334</text:p>
          </table:table-cell>
          <table:table-cell office:value-type="float" office:value="24.022045394" calcext:value-type="float">
            <text:p>24.022045394</text:p>
          </table:table-cell>
          <table:table-cell office:value-type="float" office:value="25.004898145" calcext:value-type="float">
            <text:p>25.004898145</text:p>
          </table:table-cell>
          <table:table-cell/>
          <table:table-cell office:value-type="float" office:value="0.021506613" calcext:value-type="float">
            <text:p>0.021506613</text:p>
          </table:table-cell>
          <table:table-cell office:value-type="float" office:value="0.000212663" calcext:value-type="float">
            <text:p>0.000212663</text:p>
          </table:table-cell>
          <table:table-cell office:value-type="float" office:value="0.020916717" calcext:value-type="float">
            <text:p>0.020916717</text:p>
          </table:table-cell>
          <table:table-cell office:value-type="float" office:value="0.022078241" calcext:value-type="float">
            <text:p>0.022078241</text:p>
          </table:table-cell>
          <table:table-cell office:value-type="float" office:value="0.01956942" calcext:value-type="float">
            <text:p>0.01956942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<text:s/>2019-12-03 11:13:08</text:p>
          </table:table-cell>
          <table:table-cell office:value-type="float" office:value="24.00803" calcext:value-type="float">
            <text:p>24.00803</text:p>
          </table:table-cell>
          <table:table-cell office:value-type="string" calcext:value-type="string">
            <text:p><text:s/></text:p>
          </table:table-cell>
          <table:table-cell office:value-type="float" office:value="0.137186663" calcext:value-type="float">
            <text:p>0.137186663</text:p>
          </table:table-cell>
          <table:table-cell office:value-type="float" office:value="0.033833389" calcext:value-type="float">
            <text:p>0.033833389</text:p>
          </table:table-cell>
          <table:table-cell office:value-type="float" office:value="0.134903805" calcext:value-type="float">
            <text:p>0.134903805</text:p>
          </table:table-cell>
          <table:table-cell office:value-type="float" office:value="0.139931457" calcext:value-type="float">
            <text:p>0.139931457</text:p>
          </table:table-cell>
          <table:table-cell office:value-type="float" office:value="0.128127352" calcext:value-type="float">
            <text:p>0.12812735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0806" calcext:value-type="float">
            <text:p>0.001120806</text:p>
          </table:table-cell>
          <table:table-cell office:value-type="float" office:value="0.000276417" calcext:value-type="float">
            <text:p>0.000276417</text:p>
          </table:table-cell>
          <table:table-cell office:value-type="float" office:value="0.001102155" calcext:value-type="float">
            <text:p>0.001102155</text:p>
          </table:table-cell>
          <table:table-cell office:value-type="float" office:value="0.001143231" calcext:value-type="float">
            <text:p>0.001143231</text:p>
          </table:table-cell>
          <table:table-cell office:value-type="float" office:value="0.001046792" calcext:value-type="float">
            <text:p>0.00104679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8627" calcext:value-type="float">
            <text:p>0.000848627</text:p>
          </table:table-cell>
          <table:table-cell office:value-type="float" office:value="0.000004238" calcext:value-type="float">
            <text:p>4.238E-06</text:p>
          </table:table-cell>
          <table:table-cell office:value-type="float" office:value="0.000829976" calcext:value-type="float">
            <text:p>0.000829976</text:p>
          </table:table-cell>
          <table:table-cell office:value-type="float" office:value="0.000871052" calcext:value-type="float">
            <text:p>0.000871052</text:p>
          </table:table-cell>
          <table:table-cell office:value-type="float" office:value="0.000774613" calcext:value-type="float">
            <text:p>0.000774613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28991444" calcext:value-type="float">
            <text:p>24.028991444</text:p>
          </table:table-cell>
          <table:table-cell office:value-type="float" office:value="24.008132918" calcext:value-type="float">
            <text:p>24.008132918</text:p>
          </table:table-cell>
          <table:table-cell office:value-type="float" office:value="24.028530727" calcext:value-type="float">
            <text:p>24.028530727</text:p>
          </table:table-cell>
          <table:table-cell office:value-type="float" office:value="24.029545387" calcext:value-type="float">
            <text:p>24.029545387</text:p>
          </table:table-cell>
          <table:table-cell office:value-type="float" office:value="24.02716313" calcext:value-type="float">
            <text:p>24.02716313</text:p>
          </table:table-cell>
          <table:table-cell office:value-type="float" office:value="25.009947512" calcext:value-type="float">
            <text:p>25.009947512</text:p>
          </table:table-cell>
          <table:table-cell/>
          <table:table-cell office:value-type="float" office:value="0.021511057" calcext:value-type="float">
            <text:p>0.021511057</text:p>
          </table:table-cell>
          <table:table-cell office:value-type="float" office:value="0.00010737" calcext:value-type="float">
            <text:p>0.00010737</text:p>
          </table:table-cell>
          <table:table-cell office:value-type="float" office:value="0.0210383" calcext:value-type="float">
            <text:p>0.0210383</text:p>
          </table:table-cell>
          <table:table-cell office:value-type="float" office:value="0.022079476" calcext:value-type="float">
            <text:p>0.022079476</text:p>
          </table:table-cell>
          <table:table-cell office:value-type="float" office:value="0.019634964" calcext:value-type="float">
            <text:p>0.019634964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2019-12-03 11:13:09</text:p>
          </table:table-cell>
          <table:table-cell office:value-type="float" office:value="24.00297" calcext:value-type="float">
            <text:p>24.00297</text:p>
          </table:table-cell>
          <table:table-cell office:value-type="string" calcext:value-type="string">
            <text:p><text:s/></text:p>
          </table:table-cell>
          <table:table-cell office:value-type="float" office:value="0.137211697" calcext:value-type="float">
            <text:p>0.137211697</text:p>
          </table:table-cell>
          <table:table-cell office:value-type="float" office:value="0.033674244" calcext:value-type="float">
            <text:p>0.033674244</text:p>
          </table:table-cell>
          <table:table-cell office:value-type="float" office:value="0.13477029" calcext:value-type="float">
            <text:p>0.13477029</text:p>
          </table:table-cell>
          <table:table-cell office:value-type="float" office:value="0.139858143" calcext:value-type="float">
            <text:p>0.139858143</text:p>
          </table:table-cell>
          <table:table-cell office:value-type="float" office:value="0.128548757" calcext:value-type="float">
            <text:p>0.12854875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1011" calcext:value-type="float">
            <text:p>0.001121011</text:p>
          </table:table-cell>
          <table:table-cell office:value-type="float" office:value="0.000275116" calcext:value-type="float">
            <text:p>0.000275116</text:p>
          </table:table-cell>
          <table:table-cell office:value-type="float" office:value="0.001101064" calcext:value-type="float">
            <text:p>0.001101064</text:p>
          </table:table-cell>
          <table:table-cell office:value-type="float" office:value="0.001142632" calcext:value-type="float">
            <text:p>0.001142632</text:p>
          </table:table-cell>
          <table:table-cell office:value-type="float" office:value="0.001050235" calcext:value-type="float">
            <text:p>0.00105023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8832" calcext:value-type="float">
            <text:p>0.000848832</text:p>
          </table:table-cell>
          <table:table-cell office:value-type="float" office:value="0.000002938" calcext:value-type="float">
            <text:p>2.938E-06</text:p>
          </table:table-cell>
          <table:table-cell office:value-type="float" office:value="0.000828886" calcext:value-type="float">
            <text:p>0.000828886</text:p>
          </table:table-cell>
          <table:table-cell office:value-type="float" office:value="0.000870453" calcext:value-type="float">
            <text:p>0.000870453</text:p>
          </table:table-cell>
          <table:table-cell office:value-type="float" office:value="0.000778056" calcext:value-type="float">
            <text:p>0.000778056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23942644" calcext:value-type="float">
            <text:p>24.023942644</text:p>
          </table:table-cell>
          <table:table-cell office:value-type="float" office:value="24.003046851" calcext:value-type="float">
            <text:p>24.003046851</text:p>
          </table:table-cell>
          <table:table-cell office:value-type="float" office:value="24.023449927" calcext:value-type="float">
            <text:p>24.023449927</text:p>
          </table:table-cell>
          <table:table-cell office:value-type="float" office:value="24.024476741" calcext:value-type="float">
            <text:p>24.024476741</text:p>
          </table:table-cell>
          <table:table-cell office:value-type="float" office:value="24.022194316" calcext:value-type="float">
            <text:p>24.022194316</text:p>
          </table:table-cell>
          <table:table-cell office:value-type="float" office:value="25.004898145" calcext:value-type="float">
            <text:p>25.004898145</text:p>
          </table:table-cell>
          <table:table-cell/>
          <table:table-cell office:value-type="float" office:value="0.021516241" calcext:value-type="float">
            <text:p>0.021516241</text:p>
          </table:table-cell>
          <table:table-cell office:value-type="float" office:value="0.000074412" calcext:value-type="float">
            <text:p>7.4412E-05</text:p>
          </table:table-cell>
          <table:table-cell office:value-type="float" office:value="0.021010651" calcext:value-type="float">
            <text:p>0.021010651</text:p>
          </table:table-cell>
          <table:table-cell office:value-type="float" office:value="0.022064293" calcext:value-type="float">
            <text:p>0.022064293</text:p>
          </table:table-cell>
          <table:table-cell office:value-type="float" office:value="0.019722233" calcext:value-type="float">
            <text:p>0.019722233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<text:s/>2019-12-03 11:13:11</text:p>
          </table:table-cell>
          <table:table-cell office:value-type="float" office:value="24.00803" calcext:value-type="float">
            <text:p>24.00803</text:p>
          </table:table-cell>
          <table:table-cell office:value-type="string" calcext:value-type="string">
            <text:p><text:s/></text:p>
          </table:table-cell>
          <table:table-cell office:value-type="float" office:value="0.137363689" calcext:value-type="float">
            <text:p>0.137363689</text:p>
          </table:table-cell>
          <table:table-cell office:value-type="float" office:value="0.034569506" calcext:value-type="float">
            <text:p>0.034569506</text:p>
          </table:table-cell>
          <table:table-cell office:value-type="float" office:value="0.13436021" calcext:value-type="float">
            <text:p>0.13436021</text:p>
          </table:table-cell>
          <table:table-cell office:value-type="float" office:value="0.13945462" calcext:value-type="float">
            <text:p>0.13945462</text:p>
          </table:table-cell>
          <table:table-cell office:value-type="float" office:value="0.127711311" calcext:value-type="float">
            <text:p>0.1277113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2252" calcext:value-type="float">
            <text:p>0.001122252</text:p>
          </table:table-cell>
          <table:table-cell office:value-type="float" office:value="0.000282431" calcext:value-type="float">
            <text:p>0.000282431</text:p>
          </table:table-cell>
          <table:table-cell office:value-type="float" office:value="0.001097714" calcext:value-type="float">
            <text:p>0.001097714</text:p>
          </table:table-cell>
          <table:table-cell office:value-type="float" office:value="0.001139335" calcext:value-type="float">
            <text:p>0.001139335</text:p>
          </table:table-cell>
          <table:table-cell office:value-type="float" office:value="0.001043393" calcext:value-type="float">
            <text:p>0.00104339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0074" calcext:value-type="float">
            <text:p>0.000850074</text:p>
          </table:table-cell>
          <table:table-cell office:value-type="float" office:value="0.000010252" calcext:value-type="float">
            <text:p>1.0252E-05</text:p>
          </table:table-cell>
          <table:table-cell office:value-type="float" office:value="0.000825535" calcext:value-type="float">
            <text:p>0.000825535</text:p>
          </table:table-cell>
          <table:table-cell office:value-type="float" office:value="0.000867156" calcext:value-type="float">
            <text:p>0.000867156</text:p>
          </table:table-cell>
          <table:table-cell office:value-type="float" office:value="0.000771214" calcext:value-type="float">
            <text:p>0.000771214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29027171" calcext:value-type="float">
            <text:p>24.029027171</text:p>
          </table:table-cell>
          <table:table-cell office:value-type="float" office:value="24.008281481" calcext:value-type="float">
            <text:p>24.008281481</text:p>
          </table:table-cell>
          <table:table-cell office:value-type="float" office:value="24.028421021" calcext:value-type="float">
            <text:p>24.028421021</text:p>
          </table:table-cell>
          <table:table-cell office:value-type="float" office:value="24.029449154" calcext:value-type="float">
            <text:p>24.029449154</text:p>
          </table:table-cell>
          <table:table-cell office:value-type="float" office:value="24.027079166" calcext:value-type="float">
            <text:p>24.027079166</text:p>
          </table:table-cell>
          <table:table-cell office:value-type="float" office:value="25.009947512" calcext:value-type="float">
            <text:p>25.009947512</text:p>
          </table:table-cell>
          <table:table-cell/>
          <table:table-cell office:value-type="float" office:value="0.021547717" calcext:value-type="float">
            <text:p>0.021547717</text:p>
          </table:table-cell>
          <table:table-cell office:value-type="float" office:value="0.000259816" calcext:value-type="float">
            <text:p>0.000259816</text:p>
          </table:table-cell>
          <table:table-cell office:value-type="float" office:value="0.020925727" calcext:value-type="float">
            <text:p>0.020925727</text:p>
          </table:table-cell>
          <table:table-cell office:value-type="float" office:value="0.021980728" calcext:value-type="float">
            <text:p>0.021980728</text:p>
          </table:table-cell>
          <table:table-cell office:value-type="float" office:value="0.019548806" calcext:value-type="float">
            <text:p>0.019548806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<text:s/>2019-12-03 11:13:12</text:p>
          </table:table-cell>
          <table:table-cell office:value-type="float" office:value="24.00803" calcext:value-type="float">
            <text:p>24.00803</text:p>
          </table:table-cell>
          <table:table-cell office:value-type="string" calcext:value-type="string">
            <text:p><text:s/></text:p>
          </table:table-cell>
          <table:table-cell office:value-type="float" office:value="0.137423293" calcext:value-type="float">
            <text:p>0.137423293</text:p>
          </table:table-cell>
          <table:table-cell office:value-type="float" office:value="0.033990149" calcext:value-type="float">
            <text:p>0.033990149</text:p>
          </table:table-cell>
          <table:table-cell office:value-type="float" office:value="0.135110633" calcext:value-type="float">
            <text:p>0.135110633</text:p>
          </table:table-cell>
          <table:table-cell office:value-type="float" office:value="0.139380114" calcext:value-type="float">
            <text:p>0.139380114</text:p>
          </table:table-cell>
          <table:table-cell office:value-type="float" office:value="0.127790585" calcext:value-type="float">
            <text:p>0.12779058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2739" calcext:value-type="float">
            <text:p>0.001122739</text:p>
          </table:table-cell>
          <table:table-cell office:value-type="float" office:value="0.000277697" calcext:value-type="float">
            <text:p>0.000277697</text:p>
          </table:table-cell>
          <table:table-cell office:value-type="float" office:value="0.001103845" calcext:value-type="float">
            <text:p>0.001103845</text:p>
          </table:table-cell>
          <table:table-cell office:value-type="float" office:value="0.001138726" calcext:value-type="float">
            <text:p>0.001138726</text:p>
          </table:table-cell>
          <table:table-cell office:value-type="float" office:value="0.001044041" calcext:value-type="float">
            <text:p>0.00104404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056" calcext:value-type="float">
            <text:p>0.00085056</text:p>
          </table:table-cell>
          <table:table-cell office:value-type="float" office:value="0.000005518" calcext:value-type="float">
            <text:p>5.518E-06</text:p>
          </table:table-cell>
          <table:table-cell office:value-type="float" office:value="0.000831666" calcext:value-type="float">
            <text:p>0.000831666</text:p>
          </table:table-cell>
          <table:table-cell office:value-type="float" office:value="0.000866548" calcext:value-type="float">
            <text:p>0.000866548</text:p>
          </table:table-cell>
          <table:table-cell office:value-type="float" office:value="0.000771862" calcext:value-type="float">
            <text:p>0.000771862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290392" calcext:value-type="float">
            <text:p>24.0290392</text:p>
          </table:table-cell>
          <table:table-cell office:value-type="float" office:value="24.008164555" calcext:value-type="float">
            <text:p>24.008164555</text:p>
          </table:table-cell>
          <table:table-cell office:value-type="float" office:value="24.028572468" calcext:value-type="float">
            <text:p>24.028572468</text:p>
          </table:table-cell>
          <table:table-cell office:value-type="float" office:value="24.029434117" calcext:value-type="float">
            <text:p>24.029434117</text:p>
          </table:table-cell>
          <table:table-cell office:value-type="float" office:value="24.027095165" calcext:value-type="float">
            <text:p>24.027095165</text:p>
          </table:table-cell>
          <table:table-cell office:value-type="float" office:value="25.009947512" calcext:value-type="float">
            <text:p>25.009947512</text:p>
          </table:table-cell>
          <table:table-cell/>
          <table:table-cell office:value-type="float" office:value="0.021560061" calcext:value-type="float">
            <text:p>0.021560061</text:p>
          </table:table-cell>
          <table:table-cell office:value-type="float" office:value="0.000139834" calcext:value-type="float">
            <text:p>0.000139834</text:p>
          </table:table-cell>
          <table:table-cell office:value-type="float" office:value="0.021081132" calcext:value-type="float">
            <text:p>0.021081132</text:p>
          </table:table-cell>
          <table:table-cell office:value-type="float" office:value="0.021965298" calcext:value-type="float">
            <text:p>0.021965298</text:p>
          </table:table-cell>
          <table:table-cell office:value-type="float" office:value="0.019565223" calcext:value-type="float">
            <text:p>0.019565223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<text:s/>2019-12-03 11:13:13</text:p>
          </table:table-cell>
          <table:table-cell office:value-type="float" office:value="24.00297" calcext:value-type="float">
            <text:p>24.00297</text:p>
          </table:table-cell>
          <table:table-cell office:value-type="string" calcext:value-type="string">
            <text:p><text:s/></text:p>
          </table:table-cell>
          <table:table-cell office:value-type="float" office:value="0.137457864" calcext:value-type="float">
            <text:p>0.137457864</text:p>
          </table:table-cell>
          <table:table-cell office:value-type="float" office:value="0.034049157" calcext:value-type="float">
            <text:p>0.034049157</text:p>
          </table:table-cell>
          <table:table-cell office:value-type="float" office:value="0.134289877" calcext:value-type="float">
            <text:p>0.134289877</text:p>
          </table:table-cell>
          <table:table-cell office:value-type="float" office:value="0.139242427" calcext:value-type="float">
            <text:p>0.139242427</text:p>
          </table:table-cell>
          <table:table-cell office:value-type="float" office:value="0.12756528" calcext:value-type="float">
            <text:p>0.1275652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3022" calcext:value-type="float">
            <text:p>0.001123022</text:p>
          </table:table-cell>
          <table:table-cell office:value-type="float" office:value="0.000278179" calcext:value-type="float">
            <text:p>0.000278179</text:p>
          </table:table-cell>
          <table:table-cell office:value-type="float" office:value="0.00109714" calcext:value-type="float">
            <text:p>0.00109714</text:p>
          </table:table-cell>
          <table:table-cell office:value-type="float" office:value="0.001137602" calcext:value-type="float">
            <text:p>0.001137602</text:p>
          </table:table-cell>
          <table:table-cell office:value-type="float" office:value="0.0010422" calcext:value-type="float">
            <text:p>0.001042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0843" calcext:value-type="float">
            <text:p>0.000850843</text:p>
          </table:table-cell>
          <table:table-cell office:value-type="float" office:value="0.000006001" calcext:value-type="float">
            <text:p>6.001E-06</text:p>
          </table:table-cell>
          <table:table-cell office:value-type="float" office:value="0.000824961" calcext:value-type="float">
            <text:p>0.000824961</text:p>
          </table:table-cell>
          <table:table-cell office:value-type="float" office:value="0.000865423" calcext:value-type="float">
            <text:p>0.000865423</text:p>
          </table:table-cell>
          <table:table-cell office:value-type="float" office:value="0.000770021" calcext:value-type="float">
            <text:p>0.000770021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23992324" calcext:value-type="float">
            <text:p>24.023992324</text:p>
          </table:table-cell>
          <table:table-cell office:value-type="float" office:value="24.003122516" calcext:value-type="float">
            <text:p>24.003122516</text:p>
          </table:table-cell>
          <table:table-cell office:value-type="float" office:value="24.023352971" calcext:value-type="float">
            <text:p>24.023352971</text:p>
          </table:table-cell>
          <table:table-cell office:value-type="float" office:value="24.024352479" calcext:value-type="float">
            <text:p>24.024352479</text:p>
          </table:table-cell>
          <table:table-cell office:value-type="float" office:value="24.021995833" calcext:value-type="float">
            <text:p>24.021995833</text:p>
          </table:table-cell>
          <table:table-cell office:value-type="float" office:value="25.004898145" calcext:value-type="float">
            <text:p>25.004898145</text:p>
          </table:table-cell>
          <table:table-cell/>
          <table:table-cell office:value-type="float" office:value="0.02156722" calcext:value-type="float">
            <text:p>0.02156722</text:p>
          </table:table-cell>
          <table:table-cell office:value-type="float" office:value="0.000152055" calcext:value-type="float">
            <text:p>0.000152055</text:p>
          </table:table-cell>
          <table:table-cell office:value-type="float" office:value="0.020911162" calcext:value-type="float">
            <text:p>0.020911162</text:p>
          </table:table-cell>
          <table:table-cell office:value-type="float" office:value="0.021936785" calcext:value-type="float">
            <text:p>0.021936785</text:p>
          </table:table-cell>
          <table:table-cell office:value-type="float" office:value="0.019518565" calcext:value-type="float">
            <text:p>0.019518565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2019-12-03 11:13:15</text:p>
          </table:table-cell>
          <table:table-cell office:value-type="float" office:value="24.00297" calcext:value-type="float">
            <text:p>24.00297</text:p>
          </table:table-cell>
          <table:table-cell office:value-type="string" calcext:value-type="string">
            <text:p><text:s/></text:p>
          </table:table-cell>
          <table:table-cell office:value-type="float" office:value="0.137383954" calcext:value-type="float">
            <text:p>0.137383954</text:p>
          </table:table-cell>
          <table:table-cell office:value-type="float" office:value="0.033981804" calcext:value-type="float">
            <text:p>0.033981804</text:p>
          </table:table-cell>
          <table:table-cell office:value-type="float" office:value="0.135083811" calcext:value-type="float">
            <text:p>0.135083811</text:p>
          </table:table-cell>
          <table:table-cell office:value-type="float" office:value="0.139115469" calcext:value-type="float">
            <text:p>0.139115469</text:p>
          </table:table-cell>
          <table:table-cell office:value-type="float" office:value="0.12790443" calcext:value-type="float">
            <text:p>0.1279044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2418" calcext:value-type="float">
            <text:p>0.001122418</text:p>
          </table:table-cell>
          <table:table-cell office:value-type="float" office:value="0.000277629" calcext:value-type="float">
            <text:p>0.000277629</text:p>
          </table:table-cell>
          <table:table-cell office:value-type="float" office:value="0.001103626" calcext:value-type="float">
            <text:p>0.001103626</text:p>
          </table:table-cell>
          <table:table-cell office:value-type="float" office:value="0.001136564" calcext:value-type="float">
            <text:p>0.001136564</text:p>
          </table:table-cell>
          <table:table-cell office:value-type="float" office:value="0.001044971" calcext:value-type="float">
            <text:p>0.00104497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0239" calcext:value-type="float">
            <text:p>0.000850239</text:p>
          </table:table-cell>
          <table:table-cell office:value-type="float" office:value="0.00000545" calcext:value-type="float">
            <text:p>5.45E-06</text:p>
          </table:table-cell>
          <table:table-cell office:value-type="float" office:value="0.000831447" calcext:value-type="float">
            <text:p>0.000831447</text:p>
          </table:table-cell>
          <table:table-cell office:value-type="float" office:value="0.000864385" calcext:value-type="float">
            <text:p>0.000864385</text:p>
          </table:table-cell>
          <table:table-cell office:value-type="float" office:value="0.000772792" calcext:value-type="float">
            <text:p>0.000772792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23977408" calcext:value-type="float">
            <text:p>24.023977408</text:p>
          </table:table-cell>
          <table:table-cell office:value-type="float" office:value="24.003108923" calcext:value-type="float">
            <text:p>24.003108923</text:p>
          </table:table-cell>
          <table:table-cell office:value-type="float" office:value="24.023513201" calcext:value-type="float">
            <text:p>24.023513201</text:p>
          </table:table-cell>
          <table:table-cell office:value-type="float" office:value="24.024326857" calcext:value-type="float">
            <text:p>24.024326857</text:p>
          </table:table-cell>
          <table:table-cell office:value-type="float" office:value="24.02206428" calcext:value-type="float">
            <text:p>24.02206428</text:p>
          </table:table-cell>
          <table:table-cell office:value-type="float" office:value="25.004898145" calcext:value-type="float">
            <text:p>25.004898145</text:p>
          </table:table-cell>
          <table:table-cell/>
          <table:table-cell office:value-type="float" office:value="0.021551914" calcext:value-type="float">
            <text:p>0.021551914</text:p>
          </table:table-cell>
          <table:table-cell office:value-type="float" office:value="0.000138106" calcext:value-type="float">
            <text:p>0.000138106</text:p>
          </table:table-cell>
          <table:table-cell office:value-type="float" office:value="0.021075578" calcext:value-type="float">
            <text:p>0.021075578</text:p>
          </table:table-cell>
          <table:table-cell office:value-type="float" office:value="0.021910493" calcext:value-type="float">
            <text:p>0.021910493</text:p>
          </table:table-cell>
          <table:table-cell office:value-type="float" office:value="0.0195888" calcext:value-type="float">
            <text:p>0.0195888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<text:s/>2019-12-03 11:13:16</text:p>
          </table:table-cell>
          <table:table-cell office:value-type="float" office:value="24.00297" calcext:value-type="float">
            <text:p>24.00297</text:p>
          </table:table-cell>
          <table:table-cell office:value-type="string" calcext:value-type="string">
            <text:p><text:s/></text:p>
          </table:table-cell>
          <table:table-cell office:value-type="float" office:value="0.137510912" calcext:value-type="float">
            <text:p>0.137510912</text:p>
          </table:table-cell>
          <table:table-cell office:value-type="float" office:value="0.035548214" calcext:value-type="float">
            <text:p>0.035548214</text:p>
          </table:table-cell>
          <table:table-cell office:value-type="float" office:value="0.1345879" calcext:value-type="float">
            <text:p>0.1345879</text:p>
          </table:table-cell>
          <table:table-cell office:value-type="float" office:value="0.139002221" calcext:value-type="float">
            <text:p>0.139002221</text:p>
          </table:table-cell>
          <table:table-cell office:value-type="float" office:value="0.127535478" calcext:value-type="float">
            <text:p>0.12753547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3455" calcext:value-type="float">
            <text:p>0.001123455</text:p>
          </table:table-cell>
          <table:table-cell office:value-type="float" office:value="0.000290427" calcext:value-type="float">
            <text:p>0.000290427</text:p>
          </table:table-cell>
          <table:table-cell office:value-type="float" office:value="0.001099574" calcext:value-type="float">
            <text:p>0.001099574</text:p>
          </table:table-cell>
          <table:table-cell office:value-type="float" office:value="0.001135639" calcext:value-type="float">
            <text:p>0.001135639</text:p>
          </table:table-cell>
          <table:table-cell office:value-type="float" office:value="0.001041957" calcext:value-type="float">
            <text:p>0.00104195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1276" calcext:value-type="float">
            <text:p>0.000851276</text:p>
          </table:table-cell>
          <table:table-cell office:value-type="float" office:value="0.000018248" calcext:value-type="float">
            <text:p>1.8248E-05</text:p>
          </table:table-cell>
          <table:table-cell office:value-type="float" office:value="0.000827396" calcext:value-type="float">
            <text:p>0.000827396</text:p>
          </table:table-cell>
          <table:table-cell office:value-type="float" office:value="0.00086346" calcext:value-type="float">
            <text:p>0.00086346</text:p>
          </table:table-cell>
          <table:table-cell office:value-type="float" office:value="0.000769778" calcext:value-type="float">
            <text:p>0.000769778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2400303" calcext:value-type="float">
            <text:p>24.02400303</text:p>
          </table:table-cell>
          <table:table-cell office:value-type="float" office:value="24.003425057" calcext:value-type="float">
            <text:p>24.003425057</text:p>
          </table:table-cell>
          <table:table-cell office:value-type="float" office:value="24.023413117" calcext:value-type="float">
            <text:p>24.023413117</text:p>
          </table:table-cell>
          <table:table-cell office:value-type="float" office:value="24.024304001" calcext:value-type="float">
            <text:p>24.024304001</text:p>
          </table:table-cell>
          <table:table-cell office:value-type="float" office:value="24.021989819" calcext:value-type="float">
            <text:p>24.021989819</text:p>
          </table:table-cell>
          <table:table-cell office:value-type="float" office:value="25.004898145" calcext:value-type="float">
            <text:p>25.004898145</text:p>
          </table:table-cell>
          <table:table-cell/>
          <table:table-cell office:value-type="float" office:value="0.021578206" calcext:value-type="float">
            <text:p>0.021578206</text:p>
          </table:table-cell>
          <table:table-cell office:value-type="float" office:value="0.000462502" calcext:value-type="float">
            <text:p>0.000462502</text:p>
          </table:table-cell>
          <table:table-cell office:value-type="float" office:value="0.02097288" calcext:value-type="float">
            <text:p>0.02097288</text:p>
          </table:table-cell>
          <table:table-cell office:value-type="float" office:value="0.02188704" calcext:value-type="float">
            <text:p>0.02188704</text:p>
          </table:table-cell>
          <table:table-cell office:value-type="float" office:value="0.019512393" calcext:value-type="float">
            <text:p>0.019512393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<text:s/>2019-12-03 11:13:17</text:p>
          </table:table-cell>
          <table:table-cell office:value-type="float" office:value="24.00297" calcext:value-type="float">
            <text:p>24.00297</text:p>
          </table:table-cell>
          <table:table-cell office:value-type="string" calcext:value-type="string">
            <text:p><text:s/></text:p>
          </table:table-cell>
          <table:table-cell office:value-type="float" office:value="0.137543695" calcext:value-type="float">
            <text:p>0.137543695</text:p>
          </table:table-cell>
          <table:table-cell office:value-type="float" office:value="0.034340624" calcext:value-type="float">
            <text:p>0.034340624</text:p>
          </table:table-cell>
          <table:table-cell office:value-type="float" office:value="0.135107653" calcext:value-type="float">
            <text:p>0.135107653</text:p>
          </table:table-cell>
          <table:table-cell office:value-type="float" office:value="0.138936655" calcext:value-type="float">
            <text:p>0.138936655</text:p>
          </table:table-cell>
          <table:table-cell office:value-type="float" office:value="0.127617732" calcext:value-type="float">
            <text:p>0.12761773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3723" calcext:value-type="float">
            <text:p>0.001123723</text:p>
          </table:table-cell>
          <table:table-cell office:value-type="float" office:value="0.000280561" calcext:value-type="float">
            <text:p>0.000280561</text:p>
          </table:table-cell>
          <table:table-cell office:value-type="float" office:value="0.001103821" calcext:value-type="float">
            <text:p>0.001103821</text:p>
          </table:table-cell>
          <table:table-cell office:value-type="float" office:value="0.001135103" calcext:value-type="float">
            <text:p>0.001135103</text:p>
          </table:table-cell>
          <table:table-cell office:value-type="float" office:value="0.001042629" calcext:value-type="float">
            <text:p>0.00104262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1544" calcext:value-type="float">
            <text:p>0.000851544</text:p>
          </table:table-cell>
          <table:table-cell office:value-type="float" office:value="0.000008382" calcext:value-type="float">
            <text:p>8.382E-06</text:p>
          </table:table-cell>
          <table:table-cell office:value-type="float" office:value="0.000831642" calcext:value-type="float">
            <text:p>0.000831642</text:p>
          </table:table-cell>
          <table:table-cell office:value-type="float" office:value="0.000862925" calcext:value-type="float">
            <text:p>0.000862925</text:p>
          </table:table-cell>
          <table:table-cell office:value-type="float" office:value="0.00077045" calcext:value-type="float">
            <text:p>0.00077045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24009647" calcext:value-type="float">
            <text:p>24.024009647</text:p>
          </table:table-cell>
          <table:table-cell office:value-type="float" office:value="24.00318134" calcext:value-type="float">
            <text:p>24.00318134</text:p>
          </table:table-cell>
          <table:table-cell office:value-type="float" office:value="24.023518012" calcext:value-type="float">
            <text:p>24.023518012</text:p>
          </table:table-cell>
          <table:table-cell office:value-type="float" office:value="24.024290769" calcext:value-type="float">
            <text:p>24.024290769</text:p>
          </table:table-cell>
          <table:table-cell office:value-type="float" office:value="24.022006419" calcext:value-type="float">
            <text:p>24.022006419</text:p>
          </table:table-cell>
          <table:table-cell office:value-type="float" office:value="25.004898145" calcext:value-type="float">
            <text:p>25.004898145</text:p>
          </table:table-cell>
          <table:table-cell/>
          <table:table-cell office:value-type="float" office:value="0.021584995" calcext:value-type="float">
            <text:p>0.021584995</text:p>
          </table:table-cell>
          <table:table-cell office:value-type="float" office:value="0.000212416" calcext:value-type="float">
            <text:p>0.000212416</text:p>
          </table:table-cell>
          <table:table-cell office:value-type="float" office:value="0.021080515" calcext:value-type="float">
            <text:p>0.021080515</text:p>
          </table:table-cell>
          <table:table-cell office:value-type="float" office:value="0.021873462" calcext:value-type="float">
            <text:p>0.021873462</text:p>
          </table:table-cell>
          <table:table-cell office:value-type="float" office:value="0.019529427" calcext:value-type="float">
            <text:p>0.019529427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2019-12-03 11:13:18</text:p>
          </table:table-cell>
          <table:table-cell office:value-type="float" office:value="24.00803" calcext:value-type="float">
            <text:p>24.00803</text:p>
          </table:table-cell>
          <table:table-cell office:value-type="string" calcext:value-type="string">
            <text:p><text:s/></text:p>
          </table:table-cell>
          <table:table-cell office:value-type="float" office:value="0.137745158" calcext:value-type="float">
            <text:p>0.137745158</text:p>
          </table:table-cell>
          <table:table-cell office:value-type="float" office:value="0.033910875" calcext:value-type="float">
            <text:p>0.033910875</text:p>
          </table:table-cell>
          <table:table-cell office:value-type="float" office:value="0.135034339" calcext:value-type="float">
            <text:p>0.135034339</text:p>
          </table:table-cell>
          <table:table-cell office:value-type="float" office:value="0.138871686" calcext:value-type="float">
            <text:p>0.138871686</text:p>
          </table:table-cell>
          <table:table-cell office:value-type="float" office:value="0.128599421" calcext:value-type="float">
            <text:p>0.12859942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5369" calcext:value-type="float">
            <text:p>0.001125369</text:p>
          </table:table-cell>
          <table:table-cell office:value-type="float" office:value="0.00027705" calcext:value-type="float">
            <text:p>0.00027705</text:p>
          </table:table-cell>
          <table:table-cell office:value-type="float" office:value="0.001103222" calcext:value-type="float">
            <text:p>0.001103222</text:p>
          </table:table-cell>
          <table:table-cell office:value-type="float" office:value="0.001134573" calcext:value-type="float">
            <text:p>0.001134573</text:p>
          </table:table-cell>
          <table:table-cell office:value-type="float" office:value="0.001050649" calcext:value-type="float">
            <text:p>0.00105064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319" calcext:value-type="float">
            <text:p>0.00085319</text:p>
          </table:table-cell>
          <table:table-cell office:value-type="float" office:value="0.000004871" calcext:value-type="float">
            <text:p>4.871E-06</text:p>
          </table:table-cell>
          <table:table-cell office:value-type="float" office:value="0.000831043" calcext:value-type="float">
            <text:p>0.000831043</text:p>
          </table:table-cell>
          <table:table-cell office:value-type="float" office:value="0.000862394" calcext:value-type="float">
            <text:p>0.000862394</text:p>
          </table:table-cell>
          <table:table-cell office:value-type="float" office:value="0.00077847" calcext:value-type="float">
            <text:p>0.00077847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29104157" calcext:value-type="float">
            <text:p>24.029104157</text:p>
          </table:table-cell>
          <table:table-cell office:value-type="float" office:value="24.008148556" calcext:value-type="float">
            <text:p>24.008148556</text:p>
          </table:table-cell>
          <table:table-cell office:value-type="float" office:value="24.028557071" calcext:value-type="float">
            <text:p>24.028557071</text:p>
          </table:table-cell>
          <table:table-cell office:value-type="float" office:value="24.029331508" calcext:value-type="float">
            <text:p>24.029331508</text:p>
          </table:table-cell>
          <table:table-cell office:value-type="float" office:value="24.027258401" calcext:value-type="float">
            <text:p>24.027258401</text:p>
          </table:table-cell>
          <table:table-cell office:value-type="float" office:value="25.009947512" calcext:value-type="float">
            <text:p>25.009947512</text:p>
          </table:table-cell>
          <table:table-cell/>
          <table:table-cell office:value-type="float" office:value="0.021626716" calcext:value-type="float">
            <text:p>0.021626716</text:p>
          </table:table-cell>
          <table:table-cell office:value-type="float" office:value="0.000123417" calcext:value-type="float">
            <text:p>0.000123417</text:p>
          </table:table-cell>
          <table:table-cell office:value-type="float" office:value="0.021065333" calcext:value-type="float">
            <text:p>0.021065333</text:p>
          </table:table-cell>
          <table:table-cell office:value-type="float" office:value="0.021860008" calcext:value-type="float">
            <text:p>0.021860008</text:p>
          </table:table-cell>
          <table:table-cell office:value-type="float" office:value="0.019732725" calcext:value-type="float">
            <text:p>0.019732725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2019-12-03 11:13:20</text:p>
          </table:table-cell>
          <table:table-cell office:value-type="float" office:value="24.01308" calcext:value-type="float">
            <text:p>24.01308</text:p>
          </table:table-cell>
          <table:table-cell office:value-type="string" calcext:value-type="string">
            <text:p><text:s/></text:p>
          </table:table-cell>
          <table:table-cell office:value-type="float" office:value="0.138080733" calcext:value-type="float">
            <text:p>0.138080733</text:p>
          </table:table-cell>
          <table:table-cell office:value-type="float" office:value="0.033584241" calcext:value-type="float">
            <text:p>0.033584241</text:p>
          </table:table-cell>
          <table:table-cell office:value-type="float" office:value="0.134343521" calcext:value-type="float">
            <text:p>0.134343521</text:p>
          </table:table-cell>
          <table:table-cell office:value-type="float" office:value="0.138880031" calcext:value-type="float">
            <text:p>0.138880031</text:p>
          </table:table-cell>
          <table:table-cell office:value-type="float" office:value="0.128549353" calcext:value-type="float">
            <text:p>0.12854935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8111" calcext:value-type="float">
            <text:p>0.001128111</text:p>
          </table:table-cell>
          <table:table-cell office:value-type="float" office:value="0.000274381" calcext:value-type="float">
            <text:p>0.000274381</text:p>
          </table:table-cell>
          <table:table-cell office:value-type="float" office:value="0.001097578" calcext:value-type="float">
            <text:p>0.001097578</text:p>
          </table:table-cell>
          <table:table-cell office:value-type="float" office:value="0.001134641" calcext:value-type="float">
            <text:p>0.001134641</text:p>
          </table:table-cell>
          <table:table-cell office:value-type="float" office:value="0.00105024" calcext:value-type="float">
            <text:p>0.0010502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5932" calcext:value-type="float">
            <text:p>0.000855932</text:p>
          </table:table-cell>
          <table:table-cell office:value-type="float" office:value="0.000002202" calcext:value-type="float">
            <text:p>2.202E-06</text:p>
          </table:table-cell>
          <table:table-cell office:value-type="float" office:value="0.000825399" calcext:value-type="float">
            <text:p>0.000825399</text:p>
          </table:table-cell>
          <table:table-cell office:value-type="float" office:value="0.000862462" calcext:value-type="float">
            <text:p>0.000862462</text:p>
          </table:table-cell>
          <table:table-cell office:value-type="float" office:value="0.000778061" calcext:value-type="float">
            <text:p>0.000778061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34225733" calcext:value-type="float">
            <text:p>24.034225733</text:p>
          </table:table-cell>
          <table:table-cell office:value-type="float" office:value="24.013136584" calcext:value-type="float">
            <text:p>24.013136584</text:p>
          </table:table-cell>
          <table:table-cell office:value-type="float" office:value="24.033471508" calcext:value-type="float">
            <text:p>24.033471508</text:p>
          </table:table-cell>
          <table:table-cell office:value-type="float" office:value="24.034387044" calcext:value-type="float">
            <text:p>24.034387044</text:p>
          </table:table-cell>
          <table:table-cell office:value-type="float" office:value="24.032302157" calcext:value-type="float">
            <text:p>24.032302157</text:p>
          </table:table-cell>
          <table:table-cell office:value-type="float" office:value="25.01499688" calcext:value-type="float">
            <text:p>25.01499688</text:p>
          </table:table-cell>
          <table:table-cell/>
          <table:table-cell office:value-type="float" office:value="0.02169621" calcext:value-type="float">
            <text:p>0.02169621</text:p>
          </table:table-cell>
          <table:table-cell office:value-type="float" office:value="0.000055773" calcext:value-type="float">
            <text:p>5.5773E-05</text:p>
          </table:table-cell>
          <table:table-cell office:value-type="float" office:value="0.020922271" calcext:value-type="float">
            <text:p>0.020922271</text:p>
          </table:table-cell>
          <table:table-cell office:value-type="float" office:value="0.021861736" calcext:value-type="float">
            <text:p>0.021861736</text:p>
          </table:table-cell>
          <table:table-cell office:value-type="float" office:value="0.019722357" calcext:value-type="float">
            <text:p>0.019722357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<text:s/>2019-12-03 11:13:21</text:p>
          </table:table-cell>
          <table:table-cell office:value-type="float" office:value="24.00803" calcext:value-type="float">
            <text:p>24.00803</text:p>
          </table:table-cell>
          <table:table-cell office:value-type="string" calcext:value-type="string">
            <text:p><text:s/></text:p>
          </table:table-cell>
          <table:table-cell office:value-type="float" office:value="0.138152854" calcext:value-type="float">
            <text:p>0.138152854</text:p>
          </table:table-cell>
          <table:table-cell office:value-type="float" office:value="0.03574789" calcext:value-type="float">
            <text:p>0.03574789</text:p>
          </table:table-cell>
          <table:table-cell office:value-type="float" office:value="0.134711878" calcext:value-type="float">
            <text:p>0.134711878</text:p>
          </table:table-cell>
          <table:table-cell office:value-type="float" office:value="0.138874667" calcext:value-type="float">
            <text:p>0.138874667</text:p>
          </table:table-cell>
          <table:table-cell office:value-type="float" office:value="0.127412096" calcext:value-type="float">
            <text:p>0.12741209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87" calcext:value-type="float">
            <text:p>0.0011287</text:p>
          </table:table-cell>
          <table:table-cell office:value-type="float" office:value="0.000292058" calcext:value-type="float">
            <text:p>0.000292058</text:p>
          </table:table-cell>
          <table:table-cell office:value-type="float" office:value="0.001100587" calcext:value-type="float">
            <text:p>0.001100587</text:p>
          </table:table-cell>
          <table:table-cell office:value-type="float" office:value="0.001134597" calcext:value-type="float">
            <text:p>0.001134597</text:p>
          </table:table-cell>
          <table:table-cell office:value-type="float" office:value="0.001040948" calcext:value-type="float">
            <text:p>0.00104094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6521" calcext:value-type="float">
            <text:p>0.000856521</text:p>
          </table:table-cell>
          <table:table-cell office:value-type="float" office:value="0.000019879" calcext:value-type="float">
            <text:p>1.9879E-05</text:p>
          </table:table-cell>
          <table:table-cell office:value-type="float" office:value="0.000828408" calcext:value-type="float">
            <text:p>0.000828408</text:p>
          </table:table-cell>
          <table:table-cell office:value-type="float" office:value="0.000862418" calcext:value-type="float">
            <text:p>0.000862418</text:p>
          </table:table-cell>
          <table:table-cell office:value-type="float" office:value="0.00076877" calcext:value-type="float">
            <text:p>0.00076877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29186437" calcext:value-type="float">
            <text:p>24.029186437</text:p>
          </table:table-cell>
          <table:table-cell office:value-type="float" office:value="24.008519302" calcext:value-type="float">
            <text:p>24.008519302</text:p>
          </table:table-cell>
          <table:table-cell office:value-type="float" office:value="24.028491993" calcext:value-type="float">
            <text:p>24.028491993</text:p>
          </table:table-cell>
          <table:table-cell office:value-type="float" office:value="24.02933211" calcext:value-type="float">
            <text:p>24.02933211</text:p>
          </table:table-cell>
          <table:table-cell office:value-type="float" office:value="24.02701878" calcext:value-type="float">
            <text:p>24.02701878</text:p>
          </table:table-cell>
          <table:table-cell office:value-type="float" office:value="25.009947512" calcext:value-type="float">
            <text:p>25.009947512</text:p>
          </table:table-cell>
          <table:table-cell/>
          <table:table-cell office:value-type="float" office:value="0.021711145" calcext:value-type="float">
            <text:p>0.021711145</text:p>
          </table:table-cell>
          <table:table-cell office:value-type="float" office:value="0.000503854" calcext:value-type="float">
            <text:p>0.000503854</text:p>
          </table:table-cell>
          <table:table-cell office:value-type="float" office:value="0.020998554" calcext:value-type="float">
            <text:p>0.020998554</text:p>
          </table:table-cell>
          <table:table-cell office:value-type="float" office:value="0.021860625" calcext:value-type="float">
            <text:p>0.021860625</text:p>
          </table:table-cell>
          <table:table-cell office:value-type="float" office:value="0.019486842" calcext:value-type="float">
            <text:p>0.019486842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<text:s/>2019-12-03 11:13:22</text:p>
          </table:table-cell>
          <table:table-cell office:value-type="float" office:value="24.01308" calcext:value-type="float">
            <text:p>24.01308</text:p>
          </table:table-cell>
          <table:table-cell office:value-type="string" calcext:value-type="string">
            <text:p><text:s/></text:p>
          </table:table-cell>
          <table:table-cell office:value-type="float" office:value="0.137859599" calcext:value-type="float">
            <text:p>0.137859599</text:p>
          </table:table-cell>
          <table:table-cell office:value-type="float" office:value="0.033760671" calcext:value-type="float">
            <text:p>0.033760671</text:p>
          </table:table-cell>
          <table:table-cell office:value-type="float" office:value="0.134904997" calcext:value-type="float">
            <text:p>0.134904997</text:p>
          </table:table-cell>
          <table:table-cell office:value-type="float" office:value="0.138889568" calcext:value-type="float">
            <text:p>0.138889568</text:p>
          </table:table-cell>
          <table:table-cell office:value-type="float" office:value="0.128301993" calcext:value-type="float">
            <text:p>0.12830199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6304" calcext:value-type="float">
            <text:p>0.001126304</text:p>
          </table:table-cell>
          <table:table-cell office:value-type="float" office:value="0.000275822" calcext:value-type="float">
            <text:p>0.000275822</text:p>
          </table:table-cell>
          <table:table-cell office:value-type="float" office:value="0.001102165" calcext:value-type="float">
            <text:p>0.001102165</text:p>
          </table:table-cell>
          <table:table-cell office:value-type="float" office:value="0.001134719" calcext:value-type="float">
            <text:p>0.001134719</text:p>
          </table:table-cell>
          <table:table-cell office:value-type="float" office:value="0.001048219" calcext:value-type="float">
            <text:p>0.00104821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4125" calcext:value-type="float">
            <text:p>0.000854125</text:p>
          </table:table-cell>
          <table:table-cell office:value-type="float" office:value="0.000003644" calcext:value-type="float">
            <text:p>3.644E-06</text:p>
          </table:table-cell>
          <table:table-cell office:value-type="float" office:value="0.000829986" calcext:value-type="float">
            <text:p>0.000829986</text:p>
          </table:table-cell>
          <table:table-cell office:value-type="float" office:value="0.00086254" calcext:value-type="float">
            <text:p>0.00086254</text:p>
          </table:table-cell>
          <table:table-cell office:value-type="float" office:value="0.00077604" calcext:value-type="float">
            <text:p>0.00077604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34181105" calcext:value-type="float">
            <text:p>24.034181105</text:p>
          </table:table-cell>
          <table:table-cell office:value-type="float" office:value="24.013172191" calcext:value-type="float">
            <text:p>24.013172191</text:p>
          </table:table-cell>
          <table:table-cell office:value-type="float" office:value="24.033584822" calcext:value-type="float">
            <text:p>24.033584822</text:p>
          </table:table-cell>
          <table:table-cell office:value-type="float" office:value="24.034388968" calcext:value-type="float">
            <text:p>24.034388968</text:p>
          </table:table-cell>
          <table:table-cell office:value-type="float" office:value="24.032252237" calcext:value-type="float">
            <text:p>24.032252237</text:p>
          </table:table-cell>
          <table:table-cell office:value-type="float" office:value="25.01499688" calcext:value-type="float">
            <text:p>25.01499688</text:p>
          </table:table-cell>
          <table:table-cell/>
          <table:table-cell office:value-type="float" office:value="0.021650415" calcext:value-type="float">
            <text:p>0.021650415</text:p>
          </table:table-cell>
          <table:table-cell office:value-type="float" office:value="0.00009231" calcext:value-type="float">
            <text:p>9.231E-05</text:p>
          </table:table-cell>
          <table:table-cell office:value-type="float" office:value="0.021038547" calcext:value-type="float">
            <text:p>0.021038547</text:p>
          </table:table-cell>
          <table:table-cell office:value-type="float" office:value="0.021863711" calcext:value-type="float">
            <text:p>0.021863711</text:p>
          </table:table-cell>
          <table:table-cell office:value-type="float" office:value="0.019671131" calcext:value-type="float">
            <text:p>0.019671131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2019-12-03 11:13:24</text:p>
          </table:table-cell>
          <table:table-cell office:value-type="float" office:value="24.02319" calcext:value-type="float">
            <text:p>24.02319</text:p>
          </table:table-cell>
          <table:table-cell office:value-type="string" calcext:value-type="string">
            <text:p><text:s/></text:p>
          </table:table-cell>
          <table:table-cell office:value-type="float" office:value="0.137934701" calcext:value-type="float">
            <text:p>0.137934701</text:p>
          </table:table-cell>
          <table:table-cell office:value-type="float" office:value="0.034003262" calcext:value-type="float">
            <text:p>0.034003262</text:p>
          </table:table-cell>
          <table:table-cell office:value-type="float" office:value="0.134263651" calcext:value-type="float">
            <text:p>0.134263651</text:p>
          </table:table-cell>
          <table:table-cell office:value-type="float" office:value="0.138838308" calcext:value-type="float">
            <text:p>0.138838308</text:p>
          </table:table-cell>
          <table:table-cell office:value-type="float" office:value="0.128066555" calcext:value-type="float">
            <text:p>0.12806655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6917" calcext:value-type="float">
            <text:p>0.001126917</text:p>
          </table:table-cell>
          <table:table-cell office:value-type="float" office:value="0.000277804" calcext:value-type="float">
            <text:p>0.000277804</text:p>
          </table:table-cell>
          <table:table-cell office:value-type="float" office:value="0.001096925" calcext:value-type="float">
            <text:p>0.001096925</text:p>
          </table:table-cell>
          <table:table-cell office:value-type="float" office:value="0.0011343" calcext:value-type="float">
            <text:p>0.0011343</text:p>
          </table:table-cell>
          <table:table-cell office:value-type="float" office:value="0.001046295" calcext:value-type="float">
            <text:p>0.00104629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4739" calcext:value-type="float">
            <text:p>0.000854739</text:p>
          </table:table-cell>
          <table:table-cell office:value-type="float" office:value="0.000005626" calcext:value-type="float">
            <text:p>5.626E-06</text:p>
          </table:table-cell>
          <table:table-cell office:value-type="float" office:value="0.000824746" calcext:value-type="float">
            <text:p>0.000824746</text:p>
          </table:table-cell>
          <table:table-cell office:value-type="float" office:value="0.000862121" calcext:value-type="float">
            <text:p>0.000862121</text:p>
          </table:table-cell>
          <table:table-cell office:value-type="float" office:value="0.000774117" calcext:value-type="float">
            <text:p>0.000774117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44303967" calcext:value-type="float">
            <text:p>24.044303967</text:p>
          </table:table-cell>
          <table:table-cell office:value-type="float" office:value="24.023329049" calcext:value-type="float">
            <text:p>24.023329049</text:p>
          </table:table-cell>
          <table:table-cell office:value-type="float" office:value="24.043563101" calcext:value-type="float">
            <text:p>24.043563101</text:p>
          </table:table-cell>
          <table:table-cell office:value-type="float" office:value="24.044486327" calcext:value-type="float">
            <text:p>24.044486327</text:p>
          </table:table-cell>
          <table:table-cell office:value-type="float" office:value="24.042312445" calcext:value-type="float">
            <text:p>24.042312445</text:p>
          </table:table-cell>
          <table:table-cell office:value-type="float" office:value="25.025095618" calcext:value-type="float">
            <text:p>25.025095618</text:p>
          </table:table-cell>
          <table:table-cell/>
          <table:table-cell office:value-type="float" office:value="0.021665968" calcext:value-type="float">
            <text:p>0.021665968</text:p>
          </table:table-cell>
          <table:table-cell office:value-type="float" office:value="0.00014255" calcext:value-type="float">
            <text:p>0.00014255</text:p>
          </table:table-cell>
          <table:table-cell office:value-type="float" office:value="0.020905731" calcext:value-type="float">
            <text:p>0.020905731</text:p>
          </table:table-cell>
          <table:table-cell office:value-type="float" office:value="0.021853096" calcext:value-type="float">
            <text:p>0.021853096</text:p>
          </table:table-cell>
          <table:table-cell office:value-type="float" office:value="0.019622374" calcext:value-type="float">
            <text:p>0.019622374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2019-12-03 11:13:25</text:p>
          </table:table-cell>
          <table:table-cell office:value-type="float" office:value="24.01308" calcext:value-type="float">
            <text:p>24.01308</text:p>
          </table:table-cell>
          <table:table-cell office:value-type="string" calcext:value-type="string">
            <text:p><text:s/></text:p>
          </table:table-cell>
          <table:table-cell office:value-type="float" office:value="0.137787478" calcext:value-type="float">
            <text:p>0.137787478</text:p>
          </table:table-cell>
          <table:table-cell office:value-type="float" office:value="0.033682589" calcext:value-type="float">
            <text:p>0.033682589</text:p>
          </table:table-cell>
          <table:table-cell office:value-type="float" office:value="0.134630219" calcext:value-type="float">
            <text:p>0.134630219</text:p>
          </table:table-cell>
          <table:table-cell office:value-type="float" office:value="0.138975994" calcext:value-type="float">
            <text:p>0.138975994</text:p>
          </table:table-cell>
          <table:table-cell office:value-type="float" office:value="0.128688232" calcext:value-type="float">
            <text:p>0.12868823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5715" calcext:value-type="float">
            <text:p>0.001125715</text:p>
          </table:table-cell>
          <table:table-cell office:value-type="float" office:value="0.000275185" calcext:value-type="float">
            <text:p>0.000275185</text:p>
          </table:table-cell>
          <table:table-cell office:value-type="float" office:value="0.00109992" calcext:value-type="float">
            <text:p>0.00109992</text:p>
          </table:table-cell>
          <table:table-cell office:value-type="float" office:value="0.001135425" calcext:value-type="float">
            <text:p>0.001135425</text:p>
          </table:table-cell>
          <table:table-cell office:value-type="float" office:value="0.001051374" calcext:value-type="float">
            <text:p>0.00105137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3536" calcext:value-type="float">
            <text:p>0.000853536</text:p>
          </table:table-cell>
          <table:table-cell office:value-type="float" office:value="0.000003006" calcext:value-type="float">
            <text:p>3.006E-06</text:p>
          </table:table-cell>
          <table:table-cell office:value-type="float" office:value="0.000827741" calcext:value-type="float">
            <text:p>0.000827741</text:p>
          </table:table-cell>
          <table:table-cell office:value-type="float" office:value="0.000863246" calcext:value-type="float">
            <text:p>0.000863246</text:p>
          </table:table-cell>
          <table:table-cell office:value-type="float" office:value="0.000779196" calcext:value-type="float">
            <text:p>0.000779196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3416655" calcext:value-type="float">
            <text:p>24.03416655</text:p>
          </table:table-cell>
          <table:table-cell office:value-type="float" office:value="24.013156433" calcext:value-type="float">
            <text:p>24.013156433</text:p>
          </table:table-cell>
          <table:table-cell office:value-type="float" office:value="24.033529368" calcext:value-type="float">
            <text:p>24.033529368</text:p>
          </table:table-cell>
          <table:table-cell office:value-type="float" office:value="24.03440641" calcext:value-type="float">
            <text:p>24.03440641</text:p>
          </table:table-cell>
          <table:table-cell office:value-type="float" office:value="24.032330185" calcext:value-type="float">
            <text:p>24.032330185</text:p>
          </table:table-cell>
          <table:table-cell office:value-type="float" office:value="25.01499688" calcext:value-type="float">
            <text:p>25.01499688</text:p>
          </table:table-cell>
          <table:table-cell/>
          <table:table-cell office:value-type="float" office:value="0.02163548" calcext:value-type="float">
            <text:p>0.02163548</text:p>
          </table:table-cell>
          <table:table-cell office:value-type="float" office:value="0.00007614" calcext:value-type="float">
            <text:p>7.614E-05</text:p>
          </table:table-cell>
          <table:table-cell office:value-type="float" office:value="0.020981644" calcext:value-type="float">
            <text:p>0.020981644</text:p>
          </table:table-cell>
          <table:table-cell office:value-type="float" office:value="0.021881609" calcext:value-type="float">
            <text:p>0.021881609</text:p>
          </table:table-cell>
          <table:table-cell office:value-type="float" office:value="0.019751117" calcext:value-type="float">
            <text:p>0.019751117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<text:s/>2019-12-03 11:13:26</text:p>
          </table:table-cell>
          <table:table-cell office:value-type="float" office:value="24.01308" calcext:value-type="float">
            <text:p>24.01308</text:p>
          </table:table-cell>
          <table:table-cell office:value-type="string" calcext:value-type="string">
            <text:p><text:s/></text:p>
          </table:table-cell>
          <table:table-cell office:value-type="float" office:value="0.137859599" calcext:value-type="float">
            <text:p>0.137859599</text:p>
          </table:table-cell>
          <table:table-cell office:value-type="float" office:value="0.035458211" calcext:value-type="float">
            <text:p>0.035458211</text:p>
          </table:table-cell>
          <table:table-cell office:value-type="float" office:value="0.134960429" calcext:value-type="float">
            <text:p>0.134960429</text:p>
          </table:table-cell>
          <table:table-cell office:value-type="float" office:value="0.139004009" calcext:value-type="float">
            <text:p>0.139004009</text:p>
          </table:table-cell>
          <table:table-cell office:value-type="float" office:value="0.127372161" calcext:value-type="float">
            <text:p>0.12737216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6304" calcext:value-type="float">
            <text:p>0.001126304</text:p>
          </table:table-cell>
          <table:table-cell office:value-type="float" office:value="0.000289691" calcext:value-type="float">
            <text:p>0.000289691</text:p>
          </table:table-cell>
          <table:table-cell office:value-type="float" office:value="0.001102618" calcext:value-type="float">
            <text:p>0.001102618</text:p>
          </table:table-cell>
          <table:table-cell office:value-type="float" office:value="0.001135654" calcext:value-type="float">
            <text:p>0.001135654</text:p>
          </table:table-cell>
          <table:table-cell office:value-type="float" office:value="0.001040622" calcext:value-type="float">
            <text:p>0.00104062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4125" calcext:value-type="float">
            <text:p>0.000854125</text:p>
          </table:table-cell>
          <table:table-cell office:value-type="float" office:value="0.000017512" calcext:value-type="float">
            <text:p>1.7512E-05</text:p>
          </table:table-cell>
          <table:table-cell office:value-type="float" office:value="0.000830439" calcext:value-type="float">
            <text:p>0.000830439</text:p>
          </table:table-cell>
          <table:table-cell office:value-type="float" office:value="0.000863475" calcext:value-type="float">
            <text:p>0.000863475</text:p>
          </table:table-cell>
          <table:table-cell office:value-type="float" office:value="0.000768443" calcext:value-type="float">
            <text:p>0.000768443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34181105" calcext:value-type="float">
            <text:p>24.034181105</text:p>
          </table:table-cell>
          <table:table-cell office:value-type="float" office:value="24.013514787" calcext:value-type="float">
            <text:p>24.013514787</text:p>
          </table:table-cell>
          <table:table-cell office:value-type="float" office:value="24.03359601" calcext:value-type="float">
            <text:p>24.03359601</text:p>
          </table:table-cell>
          <table:table-cell office:value-type="float" office:value="24.034412064" calcext:value-type="float">
            <text:p>24.034412064</text:p>
          </table:table-cell>
          <table:table-cell office:value-type="float" office:value="24.032064582" calcext:value-type="float">
            <text:p>24.032064582</text:p>
          </table:table-cell>
          <table:table-cell office:value-type="float" office:value="25.01499688" calcext:value-type="float">
            <text:p>25.01499688</text:p>
          </table:table-cell>
          <table:table-cell/>
          <table:table-cell office:value-type="float" office:value="0.021650415" calcext:value-type="float">
            <text:p>0.021650415</text:p>
          </table:table-cell>
          <table:table-cell office:value-type="float" office:value="0.000443863" calcext:value-type="float">
            <text:p>0.000443863</text:p>
          </table:table-cell>
          <table:table-cell office:value-type="float" office:value="0.021050027" calcext:value-type="float">
            <text:p>0.021050027</text:p>
          </table:table-cell>
          <table:table-cell office:value-type="float" office:value="0.021887411" calcext:value-type="float">
            <text:p>0.021887411</text:p>
          </table:table-cell>
          <table:table-cell office:value-type="float" office:value="0.019478572" calcext:value-type="float">
            <text:p>0.019478572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<text:s/>2019-12-03 11:13:28</text:p>
          </table:table-cell>
          <table:table-cell office:value-type="float" office:value="24.01308" calcext:value-type="float">
            <text:p>24.01308</text:p>
          </table:table-cell>
          <table:table-cell office:value-type="string" calcext:value-type="string">
            <text:p><text:s/></text:p>
          </table:table-cell>
          <table:table-cell office:value-type="float" office:value="0.137801187" calcext:value-type="float">
            <text:p>0.137801187</text:p>
          </table:table-cell>
          <table:table-cell office:value-type="float" office:value="0.03451765" calcext:value-type="float">
            <text:p>0.03451765</text:p>
          </table:table-cell>
          <table:table-cell office:value-type="float" office:value="0.13510646" calcext:value-type="float">
            <text:p>0.13510646</text:p>
          </table:table-cell>
          <table:table-cell office:value-type="float" office:value="0.139119642" calcext:value-type="float">
            <text:p>0.139119642</text:p>
          </table:table-cell>
          <table:table-cell office:value-type="float" office:value="0.127607003" calcext:value-type="float">
            <text:p>0.12760700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5827" calcext:value-type="float">
            <text:p>0.001125827</text:p>
          </table:table-cell>
          <table:table-cell office:value-type="float" office:value="0.000282007" calcext:value-type="float">
            <text:p>0.000282007</text:p>
          </table:table-cell>
          <table:table-cell office:value-type="float" office:value="0.001103811" calcext:value-type="float">
            <text:p>0.001103811</text:p>
          </table:table-cell>
          <table:table-cell office:value-type="float" office:value="0.001136598" calcext:value-type="float">
            <text:p>0.001136598</text:p>
          </table:table-cell>
          <table:table-cell office:value-type="float" office:value="0.001042541" calcext:value-type="float">
            <text:p>0.00104254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3648" calcext:value-type="float">
            <text:p>0.000853648</text:p>
          </table:table-cell>
          <table:table-cell office:value-type="float" office:value="0.000009828" calcext:value-type="float">
            <text:p>9.828E-06</text:p>
          </table:table-cell>
          <table:table-cell office:value-type="float" office:value="0.000831632" calcext:value-type="float">
            <text:p>0.000831632</text:p>
          </table:table-cell>
          <table:table-cell office:value-type="float" office:value="0.00086442" calcext:value-type="float">
            <text:p>0.00086442</text:p>
          </table:table-cell>
          <table:table-cell office:value-type="float" office:value="0.000770362" calcext:value-type="float">
            <text:p>0.000770362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34169317" calcext:value-type="float">
            <text:p>24.034169317</text:p>
          </table:table-cell>
          <table:table-cell office:value-type="float" office:value="24.013324964" calcext:value-type="float">
            <text:p>24.013324964</text:p>
          </table:table-cell>
          <table:table-cell office:value-type="float" office:value="24.033625481" calcext:value-type="float">
            <text:p>24.033625481</text:p>
          </table:table-cell>
          <table:table-cell office:value-type="float" office:value="24.034435401" calcext:value-type="float">
            <text:p>24.034435401</text:p>
          </table:table-cell>
          <table:table-cell office:value-type="float" office:value="24.032111977" calcext:value-type="float">
            <text:p>24.032111977</text:p>
          </table:table-cell>
          <table:table-cell office:value-type="float" office:value="25.01499688" calcext:value-type="float">
            <text:p>25.01499688</text:p>
          </table:table-cell>
          <table:table-cell/>
          <table:table-cell office:value-type="float" office:value="0.021638319" calcext:value-type="float">
            <text:p>0.021638319</text:p>
          </table:table-cell>
          <table:table-cell office:value-type="float" office:value="0.000249077" calcext:value-type="float">
            <text:p>0.000249077</text:p>
          </table:table-cell>
          <table:table-cell office:value-type="float" office:value="0.021080268" calcext:value-type="float">
            <text:p>0.021080268</text:p>
          </table:table-cell>
          <table:table-cell office:value-type="float" office:value="0.021911357" calcext:value-type="float">
            <text:p>0.021911357</text:p>
          </table:table-cell>
          <table:table-cell office:value-type="float" office:value="0.019527205" calcext:value-type="float">
            <text:p>0.019527205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<text:s/>2019-12-03 11:13:29</text:p>
          </table:table-cell>
          <table:table-cell office:value-type="float" office:value="24.02319" calcext:value-type="float">
            <text:p>24.02319</text:p>
          </table:table-cell>
          <table:table-cell office:value-type="string" calcext:value-type="string">
            <text:p><text:s/></text:p>
          </table:table-cell>
          <table:table-cell office:value-type="float" office:value="0.137825625" calcext:value-type="float">
            <text:p>0.137825625</text:p>
          </table:table-cell>
          <table:table-cell office:value-type="float" office:value="0.034486656" calcext:value-type="float">
            <text:p>0.034486656</text:p>
          </table:table-cell>
          <table:table-cell office:value-type="float" office:value="0.135239379" calcext:value-type="float">
            <text:p>0.135239379</text:p>
          </table:table-cell>
          <table:table-cell office:value-type="float" office:value="0.139132159" calcext:value-type="float">
            <text:p>0.139132159</text:p>
          </table:table-cell>
          <table:table-cell office:value-type="float" office:value="0.127794758" calcext:value-type="float">
            <text:p>0.12779475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6026" calcext:value-type="float">
            <text:p>0.001126026</text:p>
          </table:table-cell>
          <table:table-cell office:value-type="float" office:value="0.000281754" calcext:value-type="float">
            <text:p>0.000281754</text:p>
          </table:table-cell>
          <table:table-cell office:value-type="float" office:value="0.001104897" calcext:value-type="float">
            <text:p>0.001104897</text:p>
          </table:table-cell>
          <table:table-cell office:value-type="float" office:value="0.001136701" calcext:value-type="float">
            <text:p>0.001136701</text:p>
          </table:table-cell>
          <table:table-cell office:value-type="float" office:value="0.001044075" calcext:value-type="float">
            <text:p>0.00104407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3848" calcext:value-type="float">
            <text:p>0.000853848</text:p>
          </table:table-cell>
          <table:table-cell office:value-type="float" office:value="0.000009575" calcext:value-type="float">
            <text:p>9.575E-06</text:p>
          </table:table-cell>
          <table:table-cell office:value-type="float" office:value="0.000832718" calcext:value-type="float">
            <text:p>0.000832718</text:p>
          </table:table-cell>
          <table:table-cell office:value-type="float" office:value="0.000864522" calcext:value-type="float">
            <text:p>0.000864522</text:p>
          </table:table-cell>
          <table:table-cell office:value-type="float" office:value="0.000771896" calcext:value-type="float">
            <text:p>0.000771896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44281954" calcext:value-type="float">
            <text:p>24.044281954</text:p>
          </table:table-cell>
          <table:table-cell office:value-type="float" office:value="24.023426606" calcext:value-type="float">
            <text:p>24.023426606</text:p>
          </table:table-cell>
          <table:table-cell office:value-type="float" office:value="24.043760016" calcext:value-type="float">
            <text:p>24.043760016</text:p>
          </table:table-cell>
          <table:table-cell office:value-type="float" office:value="24.04454563" calcext:value-type="float">
            <text:p>24.04454563</text:p>
          </table:table-cell>
          <table:table-cell office:value-type="float" office:value="24.042257593" calcext:value-type="float">
            <text:p>24.042257593</text:p>
          </table:table-cell>
          <table:table-cell office:value-type="float" office:value="25.025095618" calcext:value-type="float">
            <text:p>25.025095618</text:p>
          </table:table-cell>
          <table:table-cell/>
          <table:table-cell office:value-type="float" office:value="0.021643379" calcext:value-type="float">
            <text:p>0.021643379</text:p>
          </table:table-cell>
          <table:table-cell office:value-type="float" office:value="0.000242658" calcext:value-type="float">
            <text:p>0.000242658</text:p>
          </table:table-cell>
          <table:table-cell office:value-type="float" office:value="0.021107794" calcext:value-type="float">
            <text:p>0.021107794</text:p>
          </table:table-cell>
          <table:table-cell office:value-type="float" office:value="0.021913949" calcext:value-type="float">
            <text:p>0.021913949</text:p>
          </table:table-cell>
          <table:table-cell office:value-type="float" office:value="0.019566087" calcext:value-type="float">
            <text:p>0.019566087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<text:s/>2019-12-03 11:13:30</text:p>
          </table:table-cell>
          <table:table-cell office:value-type="float" office:value="24.02824" calcext:value-type="float">
            <text:p>24.02824</text:p>
          </table:table-cell>
          <table:table-cell office:value-type="string" calcext:value-type="string">
            <text:p><text:s/></text:p>
          </table:table-cell>
          <table:table-cell office:value-type="float" office:value="0.137768404" calcext:value-type="float">
            <text:p>0.137768404</text:p>
          </table:table-cell>
          <table:table-cell office:value-type="float" office:value="0.033577685" calcext:value-type="float">
            <text:p>0.033577685</text:p>
          </table:table-cell>
          <table:table-cell office:value-type="float" office:value="0.134531276" calcext:value-type="float">
            <text:p>0.134531276</text:p>
          </table:table-cell>
          <table:table-cell office:value-type="float" office:value="0.138885395" calcext:value-type="float">
            <text:p>0.138885395</text:p>
          </table:table-cell>
          <table:table-cell office:value-type="float" office:value="0.128769294" calcext:value-type="float">
            <text:p>0.12876929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5559" calcext:value-type="float">
            <text:p>0.001125559</text:p>
          </table:table-cell>
          <table:table-cell office:value-type="float" office:value="0.000274327" calcext:value-type="float">
            <text:p>0.000274327</text:p>
          </table:table-cell>
          <table:table-cell office:value-type="float" office:value="0.001099112" calcext:value-type="float">
            <text:p>0.001099112</text:p>
          </table:table-cell>
          <table:table-cell office:value-type="float" office:value="0.001134685" calcext:value-type="float">
            <text:p>0.001134685</text:p>
          </table:table-cell>
          <table:table-cell office:value-type="float" office:value="0.001052037" calcext:value-type="float">
            <text:p>0.00105203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338" calcext:value-type="float">
            <text:p>0.00085338</text:p>
          </table:table-cell>
          <table:table-cell office:value-type="float" office:value="0.000002149" calcext:value-type="float">
            <text:p>2.149E-06</text:p>
          </table:table-cell>
          <table:table-cell office:value-type="float" office:value="0.000826933" calcext:value-type="float">
            <text:p>0.000826933</text:p>
          </table:table-cell>
          <table:table-cell office:value-type="float" office:value="0.000862506" calcext:value-type="float">
            <text:p>0.000862506</text:p>
          </table:table-cell>
          <table:table-cell office:value-type="float" office:value="0.000779858" calcext:value-type="float">
            <text:p>0.000779858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49324259" calcext:value-type="float">
            <text:p>24.049324259</text:p>
          </table:table-cell>
          <table:table-cell office:value-type="float" office:value="24.02829711" calcext:value-type="float">
            <text:p>24.02829711</text:p>
          </table:table-cell>
          <table:table-cell office:value-type="float" office:value="24.048670967" calcext:value-type="float">
            <text:p>24.048670967</text:p>
          </table:table-cell>
          <table:table-cell office:value-type="float" office:value="24.049549682" calcext:value-type="float">
            <text:p>24.049549682</text:p>
          </table:table-cell>
          <table:table-cell office:value-type="float" office:value="24.047508129" calcext:value-type="float">
            <text:p>24.047508129</text:p>
          </table:table-cell>
          <table:table-cell office:value-type="float" office:value="25.030144988" calcext:value-type="float">
            <text:p>25.030144988</text:p>
          </table:table-cell>
          <table:table-cell/>
          <table:table-cell office:value-type="float" office:value="0.02163153" calcext:value-type="float">
            <text:p>0.02163153</text:p>
          </table:table-cell>
          <table:table-cell office:value-type="float" office:value="0.000054415" calcext:value-type="float">
            <text:p>5.4415E-05</text:p>
          </table:table-cell>
          <table:table-cell office:value-type="float" office:value="0.020961153" calcext:value-type="float">
            <text:p>0.020961153</text:p>
          </table:table-cell>
          <table:table-cell office:value-type="float" office:value="0.021862847" calcext:value-type="float">
            <text:p>0.021862847</text:p>
          </table:table-cell>
          <table:table-cell office:value-type="float" office:value="0.019767904" calcext:value-type="float">
            <text:p>0.019767904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2019-12-03 11:13:32</text:p>
          </table:table-cell>
          <table:table-cell office:value-type="float" office:value="24.0333" calcext:value-type="float">
            <text:p>24.0333</text:p>
          </table:table-cell>
          <table:table-cell office:value-type="string" calcext:value-type="string">
            <text:p><text:s/></text:p>
          </table:table-cell>
          <table:table-cell office:value-type="float" office:value="0.137732641" calcext:value-type="float">
            <text:p>0.137732641</text:p>
          </table:table-cell>
          <table:table-cell office:value-type="float" office:value="0.035077934" calcext:value-type="float">
            <text:p>0.035077934</text:p>
          </table:table-cell>
          <table:table-cell office:value-type="float" office:value="0.134589092" calcext:value-type="float">
            <text:p>0.134589092</text:p>
          </table:table-cell>
          <table:table-cell office:value-type="float" office:value="0.1390505" calcext:value-type="float">
            <text:p>0.1390505</text:p>
          </table:table-cell>
          <table:table-cell office:value-type="float" office:value="0.127761975" calcext:value-type="float">
            <text:p>0.12776197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5267" calcext:value-type="float">
            <text:p>0.001125267</text:p>
          </table:table-cell>
          <table:table-cell office:value-type="float" office:value="0.000286584" calcext:value-type="float">
            <text:p>0.000286584</text:p>
          </table:table-cell>
          <table:table-cell office:value-type="float" office:value="0.001099584" calcext:value-type="float">
            <text:p>0.001099584</text:p>
          </table:table-cell>
          <table:table-cell office:value-type="float" office:value="0.001136033" calcext:value-type="float">
            <text:p>0.001136033</text:p>
          </table:table-cell>
          <table:table-cell office:value-type="float" office:value="0.001043807" calcext:value-type="float">
            <text:p>0.00104380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3088" calcext:value-type="float">
            <text:p>0.000853088</text:p>
          </table:table-cell>
          <table:table-cell office:value-type="float" office:value="0.000014406" calcext:value-type="float">
            <text:p>1.4406E-05</text:p>
          </table:table-cell>
          <table:table-cell office:value-type="float" office:value="0.000827405" calcext:value-type="float">
            <text:p>0.000827405</text:p>
          </table:table-cell>
          <table:table-cell office:value-type="float" office:value="0.000863855" calcext:value-type="float">
            <text:p>0.000863855</text:p>
          </table:table-cell>
          <table:table-cell office:value-type="float" office:value="0.000771628" calcext:value-type="float">
            <text:p>0.000771628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54370895" calcext:value-type="float">
            <text:p>24.054370895</text:p>
          </table:table-cell>
          <table:table-cell office:value-type="float" office:value="24.033653833" calcext:value-type="float">
            <text:p>24.033653833</text:p>
          </table:table-cell>
          <table:table-cell office:value-type="float" office:value="24.053736492" calcext:value-type="float">
            <text:p>24.053736492</text:p>
          </table:table-cell>
          <table:table-cell office:value-type="float" office:value="24.054636854" calcext:value-type="float">
            <text:p>24.054636854</text:p>
          </table:table-cell>
          <table:table-cell office:value-type="float" office:value="24.052358702" calcext:value-type="float">
            <text:p>24.052358702</text:p>
          </table:table-cell>
          <table:table-cell office:value-type="float" office:value="25.035194359" calcext:value-type="float">
            <text:p>25.035194359</text:p>
          </table:table-cell>
          <table:table-cell/>
          <table:table-cell office:value-type="float" office:value="0.021624124" calcext:value-type="float">
            <text:p>0.021624124</text:p>
          </table:table-cell>
          <table:table-cell office:value-type="float" office:value="0.000365109" calcext:value-type="float">
            <text:p>0.000365109</text:p>
          </table:table-cell>
          <table:table-cell office:value-type="float" office:value="0.020973127" calcext:value-type="float">
            <text:p>0.020973127</text:p>
          </table:table-cell>
          <table:table-cell office:value-type="float" office:value="0.021897039" calcext:value-type="float">
            <text:p>0.021897039</text:p>
          </table:table-cell>
          <table:table-cell office:value-type="float" office:value="0.019559298" calcext:value-type="float">
            <text:p>0.019559298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2019-12-03 11:13:33</text:p>
          </table:table-cell>
          <table:table-cell office:value-type="float" office:value="24.0333" calcext:value-type="float">
            <text:p>24.0333</text:p>
          </table:table-cell>
          <table:table-cell office:value-type="string" calcext:value-type="string">
            <text:p><text:s/></text:p>
          </table:table-cell>
          <table:table-cell office:value-type="float" office:value="0.13765754" calcext:value-type="float">
            <text:p>0.13765754</text:p>
          </table:table-cell>
          <table:table-cell office:value-type="float" office:value="0.033575896" calcext:value-type="float">
            <text:p>0.033575896</text:p>
          </table:table-cell>
          <table:table-cell office:value-type="float" office:value="0.134362594" calcext:value-type="float">
            <text:p>0.134362594</text:p>
          </table:table-cell>
          <table:table-cell office:value-type="float" office:value="0.139359848" calcext:value-type="float">
            <text:p>0.139359848</text:p>
          </table:table-cell>
          <table:table-cell office:value-type="float" office:value="0.128156558" calcext:value-type="float">
            <text:p>0.12815655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4653" calcext:value-type="float">
            <text:p>0.001124653</text:p>
          </table:table-cell>
          <table:table-cell office:value-type="float" office:value="0.000274313" calcext:value-type="float">
            <text:p>0.000274313</text:p>
          </table:table-cell>
          <table:table-cell office:value-type="float" office:value="0.001097734" calcext:value-type="float">
            <text:p>0.001097734</text:p>
          </table:table-cell>
          <table:table-cell office:value-type="float" office:value="0.001138561" calcext:value-type="float">
            <text:p>0.001138561</text:p>
          </table:table-cell>
          <table:table-cell office:value-type="float" office:value="0.001047031" calcext:value-type="float">
            <text:p>0.00104703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2474" calcext:value-type="float">
            <text:p>0.000852474</text:p>
          </table:table-cell>
          <table:table-cell office:value-type="float" office:value="0.000002134" calcext:value-type="float">
            <text:p>2.134E-06</text:p>
          </table:table-cell>
          <table:table-cell office:value-type="float" office:value="0.000825555" calcext:value-type="float">
            <text:p>0.000825555</text:p>
          </table:table-cell>
          <table:table-cell office:value-type="float" office:value="0.000866382" calcext:value-type="float">
            <text:p>0.000866382</text:p>
          </table:table-cell>
          <table:table-cell office:value-type="float" office:value="0.000774852" calcext:value-type="float">
            <text:p>0.000774852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54355739" calcext:value-type="float">
            <text:p>24.054355739</text:p>
          </table:table-cell>
          <table:table-cell office:value-type="float" office:value="24.0333507" calcext:value-type="float">
            <text:p>24.0333507</text:p>
          </table:table-cell>
          <table:table-cell office:value-type="float" office:value="24.053690782" calcext:value-type="float">
            <text:p>24.053690782</text:p>
          </table:table-cell>
          <table:table-cell office:value-type="float" office:value="24.054699284" calcext:value-type="float">
            <text:p>24.054699284</text:p>
          </table:table-cell>
          <table:table-cell office:value-type="float" office:value="24.052438333" calcext:value-type="float">
            <text:p>24.052438333</text:p>
          </table:table-cell>
          <table:table-cell office:value-type="float" office:value="25.035194359" calcext:value-type="float">
            <text:p>25.035194359</text:p>
          </table:table-cell>
          <table:table-cell/>
          <table:table-cell office:value-type="float" office:value="0.021608571" calcext:value-type="float">
            <text:p>0.021608571</text:p>
          </table:table-cell>
          <table:table-cell office:value-type="float" office:value="0.000054045" calcext:value-type="float">
            <text:p>5.4045E-05</text:p>
          </table:table-cell>
          <table:table-cell office:value-type="float" office:value="0.020926221" calcext:value-type="float">
            <text:p>0.020926221</text:p>
          </table:table-cell>
          <table:table-cell office:value-type="float" office:value="0.021961101" calcext:value-type="float">
            <text:p>0.021961101</text:p>
          </table:table-cell>
          <table:table-cell office:value-type="float" office:value="0.019641013" calcext:value-type="float">
            <text:p>0.019641013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<text:s/>2019-12-03 11:13:34</text:p>
          </table:table-cell>
          <table:table-cell office:value-type="float" office:value="24.04341" calcext:value-type="float">
            <text:p>24.04341</text:p>
          </table:table-cell>
          <table:table-cell office:value-type="string" calcext:value-type="string">
            <text:p><text:s/></text:p>
          </table:table-cell>
          <table:table-cell office:value-type="float" office:value="0.137622373" calcext:value-type="float">
            <text:p>0.137622373</text:p>
          </table:table-cell>
          <table:table-cell office:value-type="float" office:value="0.035252575" calcext:value-type="float">
            <text:p>0.035252575</text:p>
          </table:table-cell>
          <table:table-cell office:value-type="float" office:value="0.134628431" calcext:value-type="float">
            <text:p>0.134628431</text:p>
          </table:table-cell>
          <table:table-cell office:value-type="float" office:value="0.139370577" calcext:value-type="float">
            <text:p>0.139370577</text:p>
          </table:table-cell>
          <table:table-cell office:value-type="float" office:value="0.127730981" calcext:value-type="float">
            <text:p>0.12773098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4366" calcext:value-type="float">
            <text:p>0.001124366</text:p>
          </table:table-cell>
          <table:table-cell office:value-type="float" office:value="0.000288011" calcext:value-type="float">
            <text:p>0.000288011</text:p>
          </table:table-cell>
          <table:table-cell office:value-type="float" office:value="0.001099905" calcext:value-type="float">
            <text:p>0.001099905</text:p>
          </table:table-cell>
          <table:table-cell office:value-type="float" office:value="0.001138649" calcext:value-type="float">
            <text:p>0.001138649</text:p>
          </table:table-cell>
          <table:table-cell office:value-type="float" office:value="0.001043554" calcext:value-type="float">
            <text:p>0.00104355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2187" calcext:value-type="float">
            <text:p>0.000852187</text:p>
          </table:table-cell>
          <table:table-cell office:value-type="float" office:value="0.000015832" calcext:value-type="float">
            <text:p>1.5832E-05</text:p>
          </table:table-cell>
          <table:table-cell office:value-type="float" office:value="0.000827727" calcext:value-type="float">
            <text:p>0.000827727</text:p>
          </table:table-cell>
          <table:table-cell office:value-type="float" office:value="0.00086647" calcext:value-type="float">
            <text:p>0.00086647</text:p>
          </table:table-cell>
          <table:table-cell office:value-type="float" office:value="0.000771375" calcext:value-type="float">
            <text:p>0.000771375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6445635" calcext:value-type="float">
            <text:p>24.06445635</text:p>
          </table:table-cell>
          <table:table-cell office:value-type="float" office:value="24.043796977" calcext:value-type="float">
            <text:p>24.043796977</text:p>
          </table:table-cell>
          <table:table-cell office:value-type="float" office:value="24.063852145" calcext:value-type="float">
            <text:p>24.063852145</text:p>
          </table:table-cell>
          <table:table-cell office:value-type="float" office:value="24.064809154" calcext:value-type="float">
            <text:p>24.064809154</text:p>
          </table:table-cell>
          <table:table-cell office:value-type="float" office:value="24.062460173" calcext:value-type="float">
            <text:p>24.062460173</text:p>
          </table:table-cell>
          <table:table-cell office:value-type="float" office:value="25.045293103" calcext:value-type="float">
            <text:p>25.045293103</text:p>
          </table:table-cell>
          <table:table-cell/>
          <table:table-cell office:value-type="float" office:value="0.021601288" calcext:value-type="float">
            <text:p>0.021601288</text:p>
          </table:table-cell>
          <table:table-cell office:value-type="float" office:value="0.000401277" calcext:value-type="float">
            <text:p>0.000401277</text:p>
          </table:table-cell>
          <table:table-cell office:value-type="float" office:value="0.020981273" calcext:value-type="float">
            <text:p>0.020981273</text:p>
          </table:table-cell>
          <table:table-cell office:value-type="float" office:value="0.021963323" calcext:value-type="float">
            <text:p>0.021963323</text:p>
          </table:table-cell>
          <table:table-cell office:value-type="float" office:value="0.01955288" calcext:value-type="float">
            <text:p>0.01955288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2019-12-03 11:13:35</text:p>
          </table:table-cell>
          <table:table-cell office:value-type="float" office:value="24.04846" calcext:value-type="float">
            <text:p>24.04846</text:p>
          </table:table-cell>
          <table:table-cell office:value-type="string" calcext:value-type="string">
            <text:p><text:s/></text:p>
          </table:table-cell>
          <table:table-cell office:value-type="float" office:value="0.137678401" calcext:value-type="float">
            <text:p>0.137678401</text:p>
          </table:table-cell>
          <table:table-cell office:value-type="float" office:value="0.03411055" calcext:value-type="float">
            <text:p>0.03411055</text:p>
          </table:table-cell>
          <table:table-cell office:value-type="float" office:value="0.134406106" calcext:value-type="float">
            <text:p>0.134406106</text:p>
          </table:table-cell>
          <table:table-cell office:value-type="float" office:value="0.139464157" calcext:value-type="float">
            <text:p>0.139464157</text:p>
          </table:table-cell>
          <table:table-cell office:value-type="float" office:value="0.128058806" calcext:value-type="float">
            <text:p>0.12805880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4824" calcext:value-type="float">
            <text:p>0.001124824</text:p>
          </table:table-cell>
          <table:table-cell office:value-type="float" office:value="0.000278681" calcext:value-type="float">
            <text:p>0.000278681</text:p>
          </table:table-cell>
          <table:table-cell office:value-type="float" office:value="0.001098089" calcext:value-type="float">
            <text:p>0.001098089</text:p>
          </table:table-cell>
          <table:table-cell office:value-type="float" office:value="0.001139413" calcext:value-type="float">
            <text:p>0.001139413</text:p>
          </table:table-cell>
          <table:table-cell office:value-type="float" office:value="0.001046232" calcext:value-type="float">
            <text:p>0.00104623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2645" calcext:value-type="float">
            <text:p>0.000852645</text:p>
          </table:table-cell>
          <table:table-cell office:value-type="float" office:value="0.000006502" calcext:value-type="float">
            <text:p>6.502E-06</text:p>
          </table:table-cell>
          <table:table-cell office:value-type="float" office:value="0.00082591" calcext:value-type="float">
            <text:p>0.00082591</text:p>
          </table:table-cell>
          <table:table-cell office:value-type="float" office:value="0.000867234" calcext:value-type="float">
            <text:p>0.000867234</text:p>
          </table:table-cell>
          <table:table-cell office:value-type="float" office:value="0.000774053" calcext:value-type="float">
            <text:p>0.000774053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69521511" calcext:value-type="float">
            <text:p>24.069521511</text:p>
          </table:table-cell>
          <table:table-cell office:value-type="float" office:value="24.048620452" calcext:value-type="float">
            <text:p>24.048620452</text:p>
          </table:table-cell>
          <table:table-cell office:value-type="float" office:value="24.068861135" calcext:value-type="float">
            <text:p>24.068861135</text:p>
          </table:table-cell>
          <table:table-cell office:value-type="float" office:value="24.069881892" calcext:value-type="float">
            <text:p>24.069881892</text:p>
          </table:table-cell>
          <table:table-cell office:value-type="float" office:value="24.067580195" calcext:value-type="float">
            <text:p>24.067580195</text:p>
          </table:table-cell>
          <table:table-cell office:value-type="float" office:value="25.050342475" calcext:value-type="float">
            <text:p>25.050342475</text:p>
          </table:table-cell>
          <table:table-cell/>
          <table:table-cell office:value-type="float" office:value="0.021612891" calcext:value-type="float">
            <text:p>0.021612891</text:p>
          </table:table-cell>
          <table:table-cell office:value-type="float" office:value="0.000164769" calcext:value-type="float">
            <text:p>0.000164769</text:p>
          </table:table-cell>
          <table:table-cell office:value-type="float" office:value="0.020935232" calcext:value-type="float">
            <text:p>0.020935232</text:p>
          </table:table-cell>
          <table:table-cell office:value-type="float" office:value="0.021982702" calcext:value-type="float">
            <text:p>0.021982702</text:p>
          </table:table-cell>
          <table:table-cell office:value-type="float" office:value="0.019620769" calcext:value-type="float">
            <text:p>0.019620769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2019-12-03 11:13:37</text:p>
          </table:table-cell>
          <table:table-cell office:value-type="float" office:value="24.05857" calcext:value-type="float">
            <text:p>24.05857</text:p>
          </table:table-cell>
          <table:table-cell office:value-type="string" calcext:value-type="string">
            <text:p><text:s/></text:p>
          </table:table-cell>
          <table:table-cell office:value-type="float" office:value="0.137568133" calcext:value-type="float">
            <text:p>0.137568133</text:p>
          </table:table-cell>
          <table:table-cell office:value-type="float" office:value="0.034218435" calcext:value-type="float">
            <text:p>0.034218435</text:p>
          </table:table-cell>
          <table:table-cell office:value-type="float" office:value="0.134438888" calcext:value-type="float">
            <text:p>0.134438888</text:p>
          </table:table-cell>
          <table:table-cell office:value-type="float" office:value="0.139651315" calcext:value-type="float">
            <text:p>0.139651315</text:p>
          </table:table-cell>
          <table:table-cell office:value-type="float" office:value="0.128073708" calcext:value-type="float">
            <text:p>0.12807370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3923" calcext:value-type="float">
            <text:p>0.001123923</text:p>
          </table:table-cell>
          <table:table-cell office:value-type="float" office:value="0.000279562" calcext:value-type="float">
            <text:p>0.000279562</text:p>
          </table:table-cell>
          <table:table-cell office:value-type="float" office:value="0.001098357" calcext:value-type="float">
            <text:p>0.001098357</text:p>
          </table:table-cell>
          <table:table-cell office:value-type="float" office:value="0.001140942" calcext:value-type="float">
            <text:p>0.001140942</text:p>
          </table:table-cell>
          <table:table-cell office:value-type="float" office:value="0.001046354" calcext:value-type="float">
            <text:p>0.00104635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1744" calcext:value-type="float">
            <text:p>0.000851744</text:p>
          </table:table-cell>
          <table:table-cell office:value-type="float" office:value="0.000007384" calcext:value-type="float">
            <text:p>7.384E-06</text:p>
          </table:table-cell>
          <table:table-cell office:value-type="float" office:value="0.000826178" calcext:value-type="float">
            <text:p>0.000826178</text:p>
          </table:table-cell>
          <table:table-cell office:value-type="float" office:value="0.000868763" calcext:value-type="float">
            <text:p>0.000868763</text:p>
          </table:table-cell>
          <table:table-cell office:value-type="float" office:value="0.000774175" calcext:value-type="float">
            <text:p>0.000774175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79606968" calcext:value-type="float">
            <text:p>24.079606968</text:p>
          </table:table-cell>
          <table:table-cell office:value-type="float" office:value="24.058750127" calcext:value-type="float">
            <text:p>24.058750127</text:p>
          </table:table-cell>
          <table:table-cell office:value-type="float" office:value="24.078975466" calcext:value-type="float">
            <text:p>24.078975466</text:p>
          </table:table-cell>
          <table:table-cell office:value-type="float" office:value="24.080027368" calcext:value-type="float">
            <text:p>24.080027368</text:p>
          </table:table-cell>
          <table:table-cell office:value-type="float" office:value="24.07769093" calcext:value-type="float">
            <text:p>24.07769093</text:p>
          </table:table-cell>
          <table:table-cell office:value-type="float" office:value="25.060441223" calcext:value-type="float">
            <text:p>25.060441223</text:p>
          </table:table-cell>
          <table:table-cell/>
          <table:table-cell office:value-type="float" office:value="0.021590055" calcext:value-type="float">
            <text:p>0.021590055</text:p>
          </table:table-cell>
          <table:table-cell office:value-type="float" office:value="0.000187111" calcext:value-type="float">
            <text:p>0.000187111</text:p>
          </table:table-cell>
          <table:table-cell office:value-type="float" office:value="0.020942021" calcext:value-type="float">
            <text:p>0.020942021</text:p>
          </table:table-cell>
          <table:table-cell office:value-type="float" office:value="0.022021461" calcext:value-type="float">
            <text:p>0.022021461</text:p>
          </table:table-cell>
          <table:table-cell office:value-type="float" office:value="0.019623855" calcext:value-type="float">
            <text:p>0.019623855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2019-12-03 11:13:38</text:p>
          </table:table-cell>
          <table:table-cell office:value-type="float" office:value="24.04846" calcext:value-type="float">
            <text:p>24.04846</text:p>
          </table:table-cell>
          <table:table-cell office:value-type="string" calcext:value-type="string">
            <text:p><text:s/></text:p>
          </table:table-cell>
          <table:table-cell office:value-type="float" office:value="0.137736218" calcext:value-type="float">
            <text:p>0.137736218</text:p>
          </table:table-cell>
          <table:table-cell office:value-type="float" office:value="0.035522584" calcext:value-type="float">
            <text:p>0.035522584</text:p>
          </table:table-cell>
          <table:table-cell office:value-type="float" office:value="0.134804861" calcext:value-type="float">
            <text:p>0.134804861</text:p>
          </table:table-cell>
          <table:table-cell office:value-type="float" office:value="0.139873044" calcext:value-type="float">
            <text:p>0.139873044</text:p>
          </table:table-cell>
          <table:table-cell office:value-type="float" office:value="0.127534285" calcext:value-type="float">
            <text:p>0.12753428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5296" calcext:value-type="float">
            <text:p>0.001125296</text:p>
          </table:table-cell>
          <table:table-cell office:value-type="float" office:value="0.000290217" calcext:value-type="float">
            <text:p>0.000290217</text:p>
          </table:table-cell>
          <table:table-cell office:value-type="float" office:value="0.001101347" calcext:value-type="float">
            <text:p>0.001101347</text:p>
          </table:table-cell>
          <table:table-cell office:value-type="float" office:value="0.001142754" calcext:value-type="float">
            <text:p>0.001142754</text:p>
          </table:table-cell>
          <table:table-cell office:value-type="float" office:value="0.001041947" calcext:value-type="float">
            <text:p>0.00104194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3117" calcext:value-type="float">
            <text:p>0.000853117</text:p>
          </table:table-cell>
          <table:table-cell office:value-type="float" office:value="0.000018038" calcext:value-type="float">
            <text:p>1.8038E-05</text:p>
          </table:table-cell>
          <table:table-cell office:value-type="float" office:value="0.000829168" calcext:value-type="float">
            <text:p>0.000829168</text:p>
          </table:table-cell>
          <table:table-cell office:value-type="float" office:value="0.000870575" calcext:value-type="float">
            <text:p>0.000870575</text:p>
          </table:table-cell>
          <table:table-cell office:value-type="float" office:value="0.000769768" calcext:value-type="float">
            <text:p>0.000769768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69533179" calcext:value-type="float">
            <text:p>24.069533179</text:p>
          </table:table-cell>
          <table:table-cell office:value-type="float" office:value="24.048905418" calcext:value-type="float">
            <text:p>24.048905418</text:p>
          </table:table-cell>
          <table:table-cell office:value-type="float" office:value="24.068941607" calcext:value-type="float">
            <text:p>24.068941607</text:p>
          </table:table-cell>
          <table:table-cell office:value-type="float" office:value="24.069964409" calcext:value-type="float">
            <text:p>24.069964409</text:p>
          </table:table-cell>
          <table:table-cell office:value-type="float" office:value="24.067474342" calcext:value-type="float">
            <text:p>24.067474342</text:p>
          </table:table-cell>
          <table:table-cell office:value-type="float" office:value="25.050342475" calcext:value-type="float">
            <text:p>25.050342475</text:p>
          </table:table-cell>
          <table:table-cell/>
          <table:table-cell office:value-type="float" office:value="0.021624864" calcext:value-type="float">
            <text:p>0.021624864</text:p>
          </table:table-cell>
          <table:table-cell office:value-type="float" office:value="0.000457194" calcext:value-type="float">
            <text:p>0.000457194</text:p>
          </table:table-cell>
          <table:table-cell office:value-type="float" office:value="0.02101781" calcext:value-type="float">
            <text:p>0.02101781</text:p>
          </table:table-cell>
          <table:table-cell office:value-type="float" office:value="0.022067379" calcext:value-type="float">
            <text:p>0.022067379</text:p>
          </table:table-cell>
          <table:table-cell office:value-type="float" office:value="0.019512146" calcext:value-type="float">
            <text:p>0.019512146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2019-12-03 11:13:39</text:p>
          </table:table-cell>
          <table:table-cell office:value-type="float" office:value="24.05351" calcext:value-type="float">
            <text:p>24.05351</text:p>
          </table:table-cell>
          <table:table-cell office:value-type="string" calcext:value-type="string">
            <text:p><text:s/></text:p>
          </table:table-cell>
          <table:table-cell office:value-type="float" office:value="0.13738753" calcext:value-type="float">
            <text:p>0.13738753</text:p>
          </table:table-cell>
          <table:table-cell office:value-type="float" office:value="0.033648614" calcext:value-type="float">
            <text:p>0.033648614</text:p>
          </table:table-cell>
          <table:table-cell office:value-type="float" office:value="0.134845988" calcext:value-type="float">
            <text:p>0.134845988</text:p>
          </table:table-cell>
          <table:table-cell office:value-type="float" office:value="0.139985101" calcext:value-type="float">
            <text:p>0.139985101</text:p>
          </table:table-cell>
          <table:table-cell office:value-type="float" office:value="0.128667966" calcext:value-type="float">
            <text:p>0.12866796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2447" calcext:value-type="float">
            <text:p>0.001122447</text:p>
          </table:table-cell>
          <table:table-cell office:value-type="float" office:value="0.000274907" calcext:value-type="float">
            <text:p>0.000274907</text:p>
          </table:table-cell>
          <table:table-cell office:value-type="float" office:value="0.001101683" calcext:value-type="float">
            <text:p>0.001101683</text:p>
          </table:table-cell>
          <table:table-cell office:value-type="float" office:value="0.001143669" calcext:value-type="float">
            <text:p>0.001143669</text:p>
          </table:table-cell>
          <table:table-cell office:value-type="float" office:value="0.001051209" calcext:value-type="float">
            <text:p>0.00105120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0268" calcext:value-type="float">
            <text:p>0.000850268</text:p>
          </table:table-cell>
          <table:table-cell office:value-type="float" office:value="0.000002728" calcext:value-type="float">
            <text:p>2.728E-06</text:p>
          </table:table-cell>
          <table:table-cell office:value-type="float" office:value="0.000829504" calcext:value-type="float">
            <text:p>0.000829504</text:p>
          </table:table-cell>
          <table:table-cell office:value-type="float" office:value="0.00087149" calcext:value-type="float">
            <text:p>0.00087149</text:p>
          </table:table-cell>
          <table:table-cell office:value-type="float" office:value="0.00077903" calcext:value-type="float">
            <text:p>0.00077903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74516666" calcext:value-type="float">
            <text:p>24.074516666</text:p>
          </table:table-cell>
          <table:table-cell office:value-type="float" office:value="24.053581179" calcext:value-type="float">
            <text:p>24.053581179</text:p>
          </table:table-cell>
          <table:table-cell office:value-type="float" office:value="24.074003764" calcext:value-type="float">
            <text:p>24.074003764</text:p>
          </table:table-cell>
          <table:table-cell office:value-type="float" office:value="24.075040875" calcext:value-type="float">
            <text:p>24.075040875</text:p>
          </table:table-cell>
          <table:table-cell office:value-type="float" office:value="24.072756992" calcext:value-type="float">
            <text:p>24.072756992</text:p>
          </table:table-cell>
          <table:table-cell office:value-type="float" office:value="25.055391849" calcext:value-type="float">
            <text:p>25.055391849</text:p>
          </table:table-cell>
          <table:table-cell/>
          <table:table-cell office:value-type="float" office:value="0.021552655" calcext:value-type="float">
            <text:p>0.021552655</text:p>
          </table:table-cell>
          <table:table-cell office:value-type="float" office:value="0.000069104" calcext:value-type="float">
            <text:p>6.9104E-05</text:p>
          </table:table-cell>
          <table:table-cell office:value-type="float" office:value="0.021026327" calcext:value-type="float">
            <text:p>0.021026327</text:p>
          </table:table-cell>
          <table:table-cell office:value-type="float" office:value="0.022090585" calcext:value-type="float">
            <text:p>0.022090585</text:p>
          </table:table-cell>
          <table:table-cell office:value-type="float" office:value="0.01974692" calcext:value-type="float">
            <text:p>0.01974692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<text:s/>2019-12-03 11:13:41</text:p>
          </table:table-cell>
          <table:table-cell office:value-type="float" office:value="24.06362" calcext:value-type="float">
            <text:p>24.06362</text:p>
          </table:table-cell>
          <table:table-cell office:value-type="string" calcext:value-type="string">
            <text:p><text:s/></text:p>
          </table:table-cell>
          <table:table-cell office:value-type="float" office:value="0.137313621" calcext:value-type="float">
            <text:p>0.137313621</text:p>
          </table:table-cell>
          <table:table-cell office:value-type="float" office:value="0.034018163" calcext:value-type="float">
            <text:p>0.034018163</text:p>
          </table:table-cell>
          <table:table-cell office:value-type="float" office:value="0.135224478" calcext:value-type="float">
            <text:p>0.135224478</text:p>
          </table:table-cell>
          <table:table-cell office:value-type="float" office:value="0.139939802" calcext:value-type="float">
            <text:p>0.139939802</text:p>
          </table:table-cell>
          <table:table-cell office:value-type="float" office:value="0.127994433" calcext:value-type="float">
            <text:p>0.12799443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1843" calcext:value-type="float">
            <text:p>0.001121843</text:p>
          </table:table-cell>
          <table:table-cell office:value-type="float" office:value="0.000277926" calcext:value-type="float">
            <text:p>0.000277926</text:p>
          </table:table-cell>
          <table:table-cell office:value-type="float" office:value="0.001104775" calcext:value-type="float">
            <text:p>0.001104775</text:p>
          </table:table-cell>
          <table:table-cell office:value-type="float" office:value="0.001143299" calcext:value-type="float">
            <text:p>0.001143299</text:p>
          </table:table-cell>
          <table:table-cell office:value-type="float" office:value="0.001045706" calcext:value-type="float">
            <text:p>0.00104570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9664" calcext:value-type="float">
            <text:p>0.000849664</text:p>
          </table:table-cell>
          <table:table-cell office:value-type="float" office:value="0.000005747" calcext:value-type="float">
            <text:p>5.747E-06</text:p>
          </table:table-cell>
          <table:table-cell office:value-type="float" office:value="0.000832596" calcext:value-type="float">
            <text:p>0.000832596</text:p>
          </table:table-cell>
          <table:table-cell office:value-type="float" office:value="0.00087112" calcext:value-type="float">
            <text:p>0.00087112</text:p>
          </table:table-cell>
          <table:table-cell office:value-type="float" office:value="0.000773527" calcext:value-type="float">
            <text:p>0.000773527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84609462" calcext:value-type="float">
            <text:p>24.084609462</text:p>
          </table:table-cell>
          <table:table-cell office:value-type="float" office:value="24.063763661" calcext:value-type="float">
            <text:p>24.063763661</text:p>
          </table:table-cell>
          <table:table-cell office:value-type="float" office:value="24.084187861" calcext:value-type="float">
            <text:p>24.084187861</text:p>
          </table:table-cell>
          <table:table-cell office:value-type="float" office:value="24.08513944" calcext:value-type="float">
            <text:p>24.08513944</text:p>
          </table:table-cell>
          <table:table-cell office:value-type="float" office:value="24.082728796" calcext:value-type="float">
            <text:p>24.082728796</text:p>
          </table:table-cell>
          <table:table-cell office:value-type="float" office:value="25.065490598" calcext:value-type="float">
            <text:p>25.065490598</text:p>
          </table:table-cell>
          <table:table-cell/>
          <table:table-cell office:value-type="float" office:value="0.021537349" calcext:value-type="float">
            <text:p>0.021537349</text:p>
          </table:table-cell>
          <table:table-cell office:value-type="float" office:value="0.000145636" calcext:value-type="float">
            <text:p>0.000145636</text:p>
          </table:table-cell>
          <table:table-cell office:value-type="float" office:value="0.021104708" calcext:value-type="float">
            <text:p>0.021104708</text:p>
          </table:table-cell>
          <table:table-cell office:value-type="float" office:value="0.022081204" calcext:value-type="float">
            <text:p>0.022081204</text:p>
          </table:table-cell>
          <table:table-cell office:value-type="float" office:value="0.019607438" calcext:value-type="float">
            <text:p>0.019607438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<text:s/>2019-12-03 11:13:42</text:p>
          </table:table-cell>
          <table:table-cell office:value-type="float" office:value="24.06362" calcext:value-type="float">
            <text:p>24.06362</text:p>
          </table:table-cell>
          <table:table-cell office:value-type="string" calcext:value-type="string">
            <text:p><text:s/></text:p>
          </table:table-cell>
          <table:table-cell office:value-type="float" office:value="0.137411372" calcext:value-type="float">
            <text:p>0.137411372</text:p>
          </table:table-cell>
          <table:table-cell office:value-type="float" office:value="0.03403664" calcext:value-type="float">
            <text:p>0.03403664</text:p>
          </table:table-cell>
          <table:table-cell office:value-type="float" office:value="0.134378688" calcext:value-type="float">
            <text:p>0.134378688</text:p>
          </table:table-cell>
          <table:table-cell office:value-type="float" office:value="0.140127556" calcext:value-type="float">
            <text:p>0.140127556</text:p>
          </table:table-cell>
          <table:table-cell office:value-type="float" office:value="0.128107086" calcext:value-type="float">
            <text:p>0.12810708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2642" calcext:value-type="float">
            <text:p>0.001122642</text:p>
          </table:table-cell>
          <table:table-cell office:value-type="float" office:value="0.000278077" calcext:value-type="float">
            <text:p>0.000278077</text:p>
          </table:table-cell>
          <table:table-cell office:value-type="float" office:value="0.001097865" calcext:value-type="float">
            <text:p>0.001097865</text:p>
          </table:table-cell>
          <table:table-cell office:value-type="float" office:value="0.001144833" calcext:value-type="float">
            <text:p>0.001144833</text:p>
          </table:table-cell>
          <table:table-cell office:value-type="float" office:value="0.001046627" calcext:value-type="float">
            <text:p>0.00104662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0463" calcext:value-type="float">
            <text:p>0.000850463</text:p>
          </table:table-cell>
          <table:table-cell office:value-type="float" office:value="0.000005898" calcext:value-type="float">
            <text:p>5.898E-06</text:p>
          </table:table-cell>
          <table:table-cell office:value-type="float" office:value="0.000825686" calcext:value-type="float">
            <text:p>0.000825686</text:p>
          </table:table-cell>
          <table:table-cell office:value-type="float" office:value="0.000872654" calcext:value-type="float">
            <text:p>0.000872654</text:p>
          </table:table-cell>
          <table:table-cell office:value-type="float" office:value="0.000774448" calcext:value-type="float">
            <text:p>0.000774448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84629189" calcext:value-type="float">
            <text:p>24.084629189</text:p>
          </table:table-cell>
          <table:table-cell office:value-type="float" office:value="24.06376739" calcext:value-type="float">
            <text:p>24.06376739</text:p>
          </table:table-cell>
          <table:table-cell office:value-type="float" office:value="24.084017176" calcext:value-type="float">
            <text:p>24.084017176</text:p>
          </table:table-cell>
          <table:table-cell office:value-type="float" office:value="24.08517733" calcext:value-type="float">
            <text:p>24.08517733</text:p>
          </table:table-cell>
          <table:table-cell office:value-type="float" office:value="24.08275153" calcext:value-type="float">
            <text:p>24.08275153</text:p>
          </table:table-cell>
          <table:table-cell office:value-type="float" office:value="25.065490598" calcext:value-type="float">
            <text:p>25.065490598</text:p>
          </table:table-cell>
          <table:table-cell/>
          <table:table-cell office:value-type="float" office:value="0.021557592" calcext:value-type="float">
            <text:p>0.021557592</text:p>
          </table:table-cell>
          <table:table-cell office:value-type="float" office:value="0.000149462" calcext:value-type="float">
            <text:p>0.000149462</text:p>
          </table:table-cell>
          <table:table-cell office:value-type="float" office:value="0.020929554" calcext:value-type="float">
            <text:p>0.020929554</text:p>
          </table:table-cell>
          <table:table-cell office:value-type="float" office:value="0.022120086" calcext:value-type="float">
            <text:p>0.022120086</text:p>
          </table:table-cell>
          <table:table-cell office:value-type="float" office:value="0.019630768" calcext:value-type="float">
            <text:p>0.019630768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<text:s/>2019-12-03 11:13:43</text:p>
          </table:table-cell>
          <table:table-cell office:value-type="float" office:value="24.07373" calcext:value-type="float">
            <text:p>24.07373</text:p>
          </table:table-cell>
          <table:table-cell office:value-type="string" calcext:value-type="string">
            <text:p><text:s/></text:p>
          </table:table-cell>
          <table:table-cell office:value-type="float" office:value="0.137652771" calcext:value-type="float">
            <text:p>0.137652771</text:p>
          </table:table-cell>
          <table:table-cell office:value-type="float" office:value="0.035073761" calcext:value-type="float">
            <text:p>0.035073761</text:p>
          </table:table-cell>
          <table:table-cell office:value-type="float" office:value="0.135076658" calcext:value-type="float">
            <text:p>0.135076658</text:p>
          </table:table-cell>
          <table:table-cell office:value-type="float" office:value="0.140099542" calcext:value-type="float">
            <text:p>0.140099542</text:p>
          </table:table-cell>
          <table:table-cell office:value-type="float" office:value="0.127460972" calcext:value-type="float">
            <text:p>0.12746097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4614" calcext:value-type="float">
            <text:p>0.001124614</text:p>
          </table:table-cell>
          <table:table-cell office:value-type="float" office:value="0.00028655" calcext:value-type="float">
            <text:p>0.00028655</text:p>
          </table:table-cell>
          <table:table-cell office:value-type="float" office:value="0.001103567" calcext:value-type="float">
            <text:p>0.001103567</text:p>
          </table:table-cell>
          <table:table-cell office:value-type="float" office:value="0.001144604" calcext:value-type="float">
            <text:p>0.001144604</text:p>
          </table:table-cell>
          <table:table-cell office:value-type="float" office:value="0.001041348" calcext:value-type="float">
            <text:p>0.00104134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2435" calcext:value-type="float">
            <text:p>0.000852435</text:p>
          </table:table-cell>
          <table:table-cell office:value-type="float" office:value="0.000014371" calcext:value-type="float">
            <text:p>1.4371E-05</text:p>
          </table:table-cell>
          <table:table-cell office:value-type="float" office:value="0.000831389" calcext:value-type="float">
            <text:p>0.000831389</text:p>
          </table:table-cell>
          <table:table-cell office:value-type="float" office:value="0.000872425" calcext:value-type="float">
            <text:p>0.000872425</text:p>
          </table:table-cell>
          <table:table-cell office:value-type="float" office:value="0.000769169" calcext:value-type="float">
            <text:p>0.000769169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94785616" calcext:value-type="float">
            <text:p>24.094785616</text:p>
          </table:table-cell>
          <table:table-cell office:value-type="float" office:value="24.074084593" calcext:value-type="float">
            <text:p>24.074084593</text:p>
          </table:table-cell>
          <table:table-cell office:value-type="float" office:value="24.094265746" calcext:value-type="float">
            <text:p>24.094265746</text:p>
          </table:table-cell>
          <table:table-cell office:value-type="float" office:value="24.095279383" calcext:value-type="float">
            <text:p>24.095279383</text:p>
          </table:table-cell>
          <table:table-cell office:value-type="float" office:value="24.092728871" calcext:value-type="float">
            <text:p>24.092728871</text:p>
          </table:table-cell>
          <table:table-cell office:value-type="float" office:value="25.075589349" calcext:value-type="float">
            <text:p>25.075589349</text:p>
          </table:table-cell>
          <table:table-cell/>
          <table:table-cell office:value-type="float" office:value="0.021607583" calcext:value-type="float">
            <text:p>0.021607583</text:p>
          </table:table-cell>
          <table:table-cell office:value-type="float" office:value="0.000364245" calcext:value-type="float">
            <text:p>0.000364245</text:p>
          </table:table-cell>
          <table:table-cell office:value-type="float" office:value="0.021074097" calcext:value-type="float">
            <text:p>0.021074097</text:p>
          </table:table-cell>
          <table:table-cell office:value-type="float" office:value="0.022114284" calcext:value-type="float">
            <text:p>0.022114284</text:p>
          </table:table-cell>
          <table:table-cell office:value-type="float" office:value="0.019496964" calcext:value-type="float">
            <text:p>0.019496964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2019-12-03 11:13:45</text:p>
          </table:table-cell>
          <table:table-cell office:value-type="float" office:value="24.06362" calcext:value-type="float">
            <text:p>24.06362</text:p>
          </table:table-cell>
          <table:table-cell office:value-type="string" calcext:value-type="string">
            <text:p><text:s/></text:p>
          </table:table-cell>
          <table:table-cell office:value-type="float" office:value="0.137556212" calcext:value-type="float">
            <text:p>0.137556212</text:p>
          </table:table-cell>
          <table:table-cell office:value-type="float" office:value="0.034197573" calcext:value-type="float">
            <text:p>0.034197573</text:p>
          </table:table-cell>
          <table:table-cell office:value-type="float" office:value="0.135304348" calcext:value-type="float">
            <text:p>0.135304348</text:p>
          </table:table-cell>
          <table:table-cell office:value-type="float" office:value="0.140056627" calcext:value-type="float">
            <text:p>0.140056627</text:p>
          </table:table-cell>
          <table:table-cell office:value-type="float" office:value="0.127939597" calcext:value-type="float">
            <text:p>0.12793959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3825" calcext:value-type="float">
            <text:p>0.001123825</text:p>
          </table:table-cell>
          <table:table-cell office:value-type="float" office:value="0.000279392" calcext:value-type="float">
            <text:p>0.000279392</text:p>
          </table:table-cell>
          <table:table-cell office:value-type="float" office:value="0.001105428" calcext:value-type="float">
            <text:p>0.001105428</text:p>
          </table:table-cell>
          <table:table-cell office:value-type="float" office:value="0.001144253" calcext:value-type="float">
            <text:p>0.001144253</text:p>
          </table:table-cell>
          <table:table-cell office:value-type="float" office:value="0.001045258" calcext:value-type="float">
            <text:p>0.00104525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1646" calcext:value-type="float">
            <text:p>0.000851646</text:p>
          </table:table-cell>
          <table:table-cell office:value-type="float" office:value="0.000007213" calcext:value-type="float">
            <text:p>7.213E-06</text:p>
          </table:table-cell>
          <table:table-cell office:value-type="float" office:value="0.000833249" calcext:value-type="float">
            <text:p>0.000833249</text:p>
          </table:table-cell>
          <table:table-cell office:value-type="float" office:value="0.000872075" calcext:value-type="float">
            <text:p>0.000872075</text:p>
          </table:table-cell>
          <table:table-cell office:value-type="float" office:value="0.000773079" calcext:value-type="float">
            <text:p>0.000773079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84658418" calcext:value-type="float">
            <text:p>24.084658418</text:p>
          </table:table-cell>
          <table:table-cell office:value-type="float" office:value="24.063799868" calcext:value-type="float">
            <text:p>24.063799868</text:p>
          </table:table-cell>
          <table:table-cell office:value-type="float" office:value="24.084203979" calcext:value-type="float">
            <text:p>24.084203979</text:p>
          </table:table-cell>
          <table:table-cell office:value-type="float" office:value="24.085163016" calcext:value-type="float">
            <text:p>24.085163016</text:p>
          </table:table-cell>
          <table:table-cell office:value-type="float" office:value="24.08271773" calcext:value-type="float">
            <text:p>24.08271773</text:p>
          </table:table-cell>
          <table:table-cell office:value-type="float" office:value="25.065490598" calcext:value-type="float">
            <text:p>25.065490598</text:p>
          </table:table-cell>
          <table:table-cell/>
          <table:table-cell office:value-type="float" office:value="0.021587587" calcext:value-type="float">
            <text:p>0.021587587</text:p>
          </table:table-cell>
          <table:table-cell office:value-type="float" office:value="0.000182791" calcext:value-type="float">
            <text:p>0.000182791</text:p>
          </table:table-cell>
          <table:table-cell office:value-type="float" office:value="0.021121249" calcext:value-type="float">
            <text:p>0.021121249</text:p>
          </table:table-cell>
          <table:table-cell office:value-type="float" office:value="0.022105397" calcext:value-type="float">
            <text:p>0.022105397</text:p>
          </table:table-cell>
          <table:table-cell office:value-type="float" office:value="0.019596082" calcext:value-type="float">
            <text:p>0.019596082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<text:s/>2019-12-03 11:13:46</text:p>
          </table:table-cell>
          <table:table-cell office:value-type="float" office:value="24.05857" calcext:value-type="float">
            <text:p>24.05857</text:p>
          </table:table-cell>
          <table:table-cell office:value-type="string" calcext:value-type="string">
            <text:p><text:s/></text:p>
          </table:table-cell>
          <table:table-cell office:value-type="float" office:value="0.137540714" calcext:value-type="float">
            <text:p>0.137540714</text:p>
          </table:table-cell>
          <table:table-cell office:value-type="float" office:value="0.033519272" calcext:value-type="float">
            <text:p>0.033519272</text:p>
          </table:table-cell>
          <table:table-cell office:value-type="float" office:value="0.134380476" calcext:value-type="float">
            <text:p>0.134380476</text:p>
          </table:table-cell>
          <table:table-cell office:value-type="float" office:value="0.140025036" calcext:value-type="float">
            <text:p>0.140025036</text:p>
          </table:table-cell>
          <table:table-cell office:value-type="float" office:value="0.128684655" calcext:value-type="float">
            <text:p>0.12868465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3699" calcext:value-type="float">
            <text:p>0.001123699</text:p>
          </table:table-cell>
          <table:table-cell office:value-type="float" office:value="0.00027385" calcext:value-type="float">
            <text:p>0.00027385</text:p>
          </table:table-cell>
          <table:table-cell office:value-type="float" office:value="0.00109788" calcext:value-type="float">
            <text:p>0.00109788</text:p>
          </table:table-cell>
          <table:table-cell office:value-type="float" office:value="0.001143995" calcext:value-type="float">
            <text:p>0.001143995</text:p>
          </table:table-cell>
          <table:table-cell office:value-type="float" office:value="0.001051345" calcext:value-type="float">
            <text:p>0.00105134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152" calcext:value-type="float">
            <text:p>0.00085152</text:p>
          </table:table-cell>
          <table:table-cell office:value-type="float" office:value="0.000001671" calcext:value-type="float">
            <text:p>1.671E-06</text:p>
          </table:table-cell>
          <table:table-cell office:value-type="float" office:value="0.000825701" calcext:value-type="float">
            <text:p>0.000825701</text:p>
          </table:table-cell>
          <table:table-cell office:value-type="float" office:value="0.000871817" calcext:value-type="float">
            <text:p>0.000871817</text:p>
          </table:table-cell>
          <table:table-cell office:value-type="float" office:value="0.000779166" calcext:value-type="float">
            <text:p>0.000779166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79601435" calcext:value-type="float">
            <text:p>24.079601435</text:p>
          </table:table-cell>
          <table:table-cell office:value-type="float" office:value="24.058609028" calcext:value-type="float">
            <text:p>24.058609028</text:p>
          </table:table-cell>
          <table:table-cell office:value-type="float" office:value="24.078963678" calcext:value-type="float">
            <text:p>24.078963678</text:p>
          </table:table-cell>
          <table:table-cell office:value-type="float" office:value="24.080102787" calcext:value-type="float">
            <text:p>24.080102787</text:p>
          </table:table-cell>
          <table:table-cell office:value-type="float" office:value="24.077814223" calcext:value-type="float">
            <text:p>24.077814223</text:p>
          </table:table-cell>
          <table:table-cell office:value-type="float" office:value="25.060441223" calcext:value-type="float">
            <text:p>25.060441223</text:p>
          </table:table-cell>
          <table:table-cell/>
          <table:table-cell office:value-type="float" office:value="0.021584377" calcext:value-type="float">
            <text:p>0.021584377</text:p>
          </table:table-cell>
          <table:table-cell office:value-type="float" office:value="0.000042318" calcext:value-type="float">
            <text:p>4.2318E-05</text:p>
          </table:table-cell>
          <table:table-cell office:value-type="float" office:value="0.020929924" calcext:value-type="float">
            <text:p>0.020929924</text:p>
          </table:table-cell>
          <table:table-cell office:value-type="float" office:value="0.022098855" calcext:value-type="float">
            <text:p>0.022098855</text:p>
          </table:table-cell>
          <table:table-cell office:value-type="float" office:value="0.019750376" calcext:value-type="float">
            <text:p>0.019750376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<text:s/>2019-12-03 11:13:47</text:p>
          </table:table-cell>
          <table:table-cell office:value-type="float" office:value="24.07878" calcext:value-type="float">
            <text:p>24.07878</text:p>
          </table:table-cell>
          <table:table-cell office:value-type="string" calcext:value-type="string">
            <text:p><text:s/></text:p>
          </table:table-cell>
          <table:table-cell office:value-type="float" office:value="0.137500779" calcext:value-type="float">
            <text:p>0.137500779</text:p>
          </table:table-cell>
          <table:table-cell office:value-type="float" office:value="0.033546094" calcext:value-type="float">
            <text:p>0.033546094</text:p>
          </table:table-cell>
          <table:table-cell office:value-type="float" office:value="0.134376303" calcext:value-type="float">
            <text:p>0.134376303</text:p>
          </table:table-cell>
          <table:table-cell office:value-type="float" office:value="0.140106695" calcext:value-type="float">
            <text:p>0.140106695</text:p>
          </table:table-cell>
          <table:table-cell office:value-type="float" office:value="0.128533259" calcext:value-type="float">
            <text:p>0.12853325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3372" calcext:value-type="float">
            <text:p>0.001123372</text:p>
          </table:table-cell>
          <table:table-cell office:value-type="float" office:value="0.000274069" calcext:value-type="float">
            <text:p>0.000274069</text:p>
          </table:table-cell>
          <table:table-cell office:value-type="float" office:value="0.001097846" calcext:value-type="float">
            <text:p>0.001097846</text:p>
          </table:table-cell>
          <table:table-cell office:value-type="float" office:value="0.001144663" calcext:value-type="float">
            <text:p>0.001144663</text:p>
          </table:table-cell>
          <table:table-cell office:value-type="float" office:value="0.001050108" calcext:value-type="float">
            <text:p>0.00105010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1194" calcext:value-type="float">
            <text:p>0.000851194</text:p>
          </table:table-cell>
          <table:table-cell office:value-type="float" office:value="0.000001891" calcext:value-type="float">
            <text:p>1.891E-06</text:p>
          </table:table-cell>
          <table:table-cell office:value-type="float" office:value="0.000825667" calcext:value-type="float">
            <text:p>0.000825667</text:p>
          </table:table-cell>
          <table:table-cell office:value-type="float" office:value="0.000872484" calcext:value-type="float">
            <text:p>0.000872484</text:p>
          </table:table-cell>
          <table:table-cell office:value-type="float" office:value="0.000777929" calcext:value-type="float">
            <text:p>0.000777929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998088" calcext:value-type="float">
            <text:p>24.0998088</text:p>
          </table:table-cell>
          <table:table-cell office:value-type="float" office:value="24.078830251" calcext:value-type="float">
            <text:p>24.078830251</text:p>
          </table:table-cell>
          <table:table-cell office:value-type="float" office:value="24.099178271" calcext:value-type="float">
            <text:p>24.099178271</text:p>
          </table:table-cell>
          <table:table-cell office:value-type="float" office:value="24.100334681" calcext:value-type="float">
            <text:p>24.100334681</text:p>
          </table:table-cell>
          <table:table-cell office:value-type="float" office:value="24.097999127" calcext:value-type="float">
            <text:p>24.097999127</text:p>
          </table:table-cell>
          <table:table-cell office:value-type="float" office:value="25.080638726" calcext:value-type="float">
            <text:p>25.080638726</text:p>
          </table:table-cell>
          <table:table-cell/>
          <table:table-cell office:value-type="float" office:value="0.021576107" calcext:value-type="float">
            <text:p>0.021576107</text:p>
          </table:table-cell>
          <table:table-cell office:value-type="float" office:value="0.000047873" calcext:value-type="float">
            <text:p>4.7873E-05</text:p>
          </table:table-cell>
          <table:table-cell office:value-type="float" office:value="0.02092906" calcext:value-type="float">
            <text:p>0.02092906</text:p>
          </table:table-cell>
          <table:table-cell office:value-type="float" office:value="0.022115765" calcext:value-type="float">
            <text:p>0.022115765</text:p>
          </table:table-cell>
          <table:table-cell office:value-type="float" office:value="0.019719024" calcext:value-type="float">
            <text:p>0.019719024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<text:s/>2019-12-03 11:13:49</text:p>
          </table:table-cell>
          <table:table-cell office:value-type="float" office:value="24.07373" calcext:value-type="float">
            <text:p>24.07373</text:p>
          </table:table-cell>
          <table:table-cell office:value-type="string" calcext:value-type="string">
            <text:p><text:s/></text:p>
          </table:table-cell>
          <table:table-cell office:value-type="float" office:value="0.137677209" calcext:value-type="float">
            <text:p>0.137677209</text:p>
          </table:table-cell>
          <table:table-cell office:value-type="float" office:value="0.034708385" calcext:value-type="float">
            <text:p>0.034708385</text:p>
          </table:table-cell>
          <table:table-cell office:value-type="float" office:value="0.134674923" calcext:value-type="float">
            <text:p>0.134674923</text:p>
          </table:table-cell>
          <table:table-cell office:value-type="float" office:value="0.140087025" calcext:value-type="float">
            <text:p>0.140087025</text:p>
          </table:table-cell>
          <table:table-cell office:value-type="float" office:value="0.127753035" calcext:value-type="float">
            <text:p>0.12775303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4814" calcext:value-type="float">
            <text:p>0.001124814</text:p>
          </table:table-cell>
          <table:table-cell office:value-type="float" office:value="0.000283565" calcext:value-type="float">
            <text:p>0.000283565</text:p>
          </table:table-cell>
          <table:table-cell office:value-type="float" office:value="0.001100285" calcext:value-type="float">
            <text:p>0.001100285</text:p>
          </table:table-cell>
          <table:table-cell office:value-type="float" office:value="0.001144502" calcext:value-type="float">
            <text:p>0.001144502</text:p>
          </table:table-cell>
          <table:table-cell office:value-type="float" office:value="0.001043734" calcext:value-type="float">
            <text:p>0.00104373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2635" calcext:value-type="float">
            <text:p>0.000852635</text:p>
          </table:table-cell>
          <table:table-cell office:value-type="float" office:value="0.000011386" calcext:value-type="float">
            <text:p>1.1386E-05</text:p>
          </table:table-cell>
          <table:table-cell office:value-type="float" office:value="0.000828106" calcext:value-type="float">
            <text:p>0.000828106</text:p>
          </table:table-cell>
          <table:table-cell office:value-type="float" office:value="0.000872323" calcext:value-type="float">
            <text:p>0.000872323</text:p>
          </table:table-cell>
          <table:table-cell office:value-type="float" office:value="0.000771555" calcext:value-type="float">
            <text:p>0.000771555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94790547" calcext:value-type="float">
            <text:p>24.094790547</text:p>
          </table:table-cell>
          <table:table-cell office:value-type="float" office:value="24.074010858" calcext:value-type="float">
            <text:p>24.074010858</text:p>
          </table:table-cell>
          <table:table-cell office:value-type="float" office:value="24.094184675" calcext:value-type="float">
            <text:p>24.094184675</text:p>
          </table:table-cell>
          <table:table-cell office:value-type="float" office:value="24.095276857" calcext:value-type="float">
            <text:p>24.095276857</text:p>
          </table:table-cell>
          <table:table-cell office:value-type="float" office:value="24.09278781" calcext:value-type="float">
            <text:p>24.09278781</text:p>
          </table:table-cell>
          <table:table-cell office:value-type="float" office:value="25.075589349" calcext:value-type="float">
            <text:p>25.075589349</text:p>
          </table:table-cell>
          <table:table-cell/>
          <table:table-cell office:value-type="float" office:value="0.021612644" calcext:value-type="float">
            <text:p>0.021612644</text:p>
          </table:table-cell>
          <table:table-cell office:value-type="float" office:value="0.000288578" calcext:value-type="float">
            <text:p>0.000288578</text:p>
          </table:table-cell>
          <table:table-cell office:value-type="float" office:value="0.020990901" calcext:value-type="float">
            <text:p>0.020990901</text:p>
          </table:table-cell>
          <table:table-cell office:value-type="float" office:value="0.022111692" calcext:value-type="float">
            <text:p>0.022111692</text:p>
          </table:table-cell>
          <table:table-cell office:value-type="float" office:value="0.019557447" calcext:value-type="float">
            <text:p>0.019557447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<text:s/>2019-12-03 11:13:50</text:p>
          </table:table-cell>
          <table:table-cell office:value-type="float" office:value="24.06868" calcext:value-type="float">
            <text:p>24.06868</text:p>
          </table:table-cell>
          <table:table-cell office:value-type="string" calcext:value-type="string">
            <text:p><text:s/></text:p>
          </table:table-cell>
          <table:table-cell office:value-type="float" office:value="0.137617008" calcext:value-type="float">
            <text:p>0.137617008</text:p>
          </table:table-cell>
          <table:table-cell office:value-type="float" office:value="0.034753684" calcext:value-type="float">
            <text:p>0.034753684</text:p>
          </table:table-cell>
          <table:table-cell office:value-type="float" office:value="0.135182158" calcext:value-type="float">
            <text:p>0.135182158</text:p>
          </table:table-cell>
          <table:table-cell office:value-type="float" office:value="0.139729993" calcext:value-type="float">
            <text:p>0.139729993</text:p>
          </table:table-cell>
          <table:table-cell office:value-type="float" office:value="0.127539054" calcext:value-type="float">
            <text:p>0.12753905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4322" calcext:value-type="float">
            <text:p>0.001124322</text:p>
          </table:table-cell>
          <table:table-cell office:value-type="float" office:value="0.000283935" calcext:value-type="float">
            <text:p>0.000283935</text:p>
          </table:table-cell>
          <table:table-cell office:value-type="float" office:value="0.001104429" calcext:value-type="float">
            <text:p>0.001104429</text:p>
          </table:table-cell>
          <table:table-cell office:value-type="float" office:value="0.001141585" calcext:value-type="float">
            <text:p>0.001141585</text:p>
          </table:table-cell>
          <table:table-cell office:value-type="float" office:value="0.001041986" calcext:value-type="float">
            <text:p>0.00104198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2143" calcext:value-type="float">
            <text:p>0.000852143</text:p>
          </table:table-cell>
          <table:table-cell office:value-type="float" office:value="0.000011756" calcext:value-type="float">
            <text:p>1.1756E-05</text:p>
          </table:table-cell>
          <table:table-cell office:value-type="float" office:value="0.000832251" calcext:value-type="float">
            <text:p>0.000832251</text:p>
          </table:table-cell>
          <table:table-cell office:value-type="float" office:value="0.000869406" calcext:value-type="float">
            <text:p>0.000869406</text:p>
          </table:table-cell>
          <table:table-cell office:value-type="float" office:value="0.000769807" calcext:value-type="float">
            <text:p>0.000769807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89724543" calcext:value-type="float">
            <text:p>24.089724543</text:p>
          </table:table-cell>
          <table:table-cell office:value-type="float" office:value="24.068966048" calcext:value-type="float">
            <text:p>24.068966048</text:p>
          </table:table-cell>
          <table:table-cell office:value-type="float" office:value="24.089233179" calcext:value-type="float">
            <text:p>24.089233179</text:p>
          </table:table-cell>
          <table:table-cell office:value-type="float" office:value="24.090150953" calcext:value-type="float">
            <text:p>24.090150953</text:p>
          </table:table-cell>
          <table:table-cell office:value-type="float" office:value="24.087690763" calcext:value-type="float">
            <text:p>24.087690763</text:p>
          </table:table-cell>
          <table:table-cell office:value-type="float" office:value="25.070539973" calcext:value-type="float">
            <text:p>25.070539973</text:p>
          </table:table-cell>
          <table:table-cell/>
          <table:table-cell office:value-type="float" office:value="0.021600177" calcext:value-type="float">
            <text:p>0.021600177</text:p>
          </table:table-cell>
          <table:table-cell office:value-type="float" office:value="0.000297959" calcext:value-type="float">
            <text:p>0.000297959</text:p>
          </table:table-cell>
          <table:table-cell office:value-type="float" office:value="0.021095945" calcext:value-type="float">
            <text:p>0.021095945</text:p>
          </table:table-cell>
          <table:table-cell office:value-type="float" office:value="0.022037754" calcext:value-type="float">
            <text:p>0.022037754</text:p>
          </table:table-cell>
          <table:table-cell office:value-type="float" office:value="0.019513134" calcext:value-type="float">
            <text:p>0.019513134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<text:s/>2019-12-03 11:13:51</text:p>
          </table:table-cell>
          <table:table-cell office:value-type="float" office:value="24.07878" calcext:value-type="float">
            <text:p>24.07878</text:p>
          </table:table-cell>
          <table:table-cell office:value-type="string" calcext:value-type="string">
            <text:p><text:s/></text:p>
          </table:table-cell>
          <table:table-cell office:value-type="float" office:value="0.137528197" calcext:value-type="float">
            <text:p>0.137528197</text:p>
          </table:table-cell>
          <table:table-cell office:value-type="float" office:value="0.033615832" calcext:value-type="float">
            <text:p>0.033615832</text:p>
          </table:table-cell>
          <table:table-cell office:value-type="float" office:value="0.134806649" calcext:value-type="float">
            <text:p>0.134806649</text:p>
          </table:table-cell>
          <table:table-cell office:value-type="float" office:value="0.139871852" calcext:value-type="float">
            <text:p>0.139871852</text:p>
          </table:table-cell>
          <table:table-cell office:value-type="float" office:value="0.128641144" calcext:value-type="float">
            <text:p>0.12864114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3596" calcext:value-type="float">
            <text:p>0.001123596</text:p>
          </table:table-cell>
          <table:table-cell office:value-type="float" office:value="0.000274639" calcext:value-type="float">
            <text:p>0.000274639</text:p>
          </table:table-cell>
          <table:table-cell office:value-type="float" office:value="0.001101362" calcext:value-type="float">
            <text:p>0.001101362</text:p>
          </table:table-cell>
          <table:table-cell office:value-type="float" office:value="0.001142744" calcext:value-type="float">
            <text:p>0.001142744</text:p>
          </table:table-cell>
          <table:table-cell office:value-type="float" office:value="0.00105099" calcext:value-type="float">
            <text:p>0.0010509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1418" calcext:value-type="float">
            <text:p>0.000851418</text:p>
          </table:table-cell>
          <table:table-cell office:value-type="float" office:value="0.00000246" calcext:value-type="float">
            <text:p>2.46E-06</text:p>
          </table:table-cell>
          <table:table-cell office:value-type="float" office:value="0.000829183" calcext:value-type="float">
            <text:p>0.000829183</text:p>
          </table:table-cell>
          <table:table-cell office:value-type="float" office:value="0.000870565" calcext:value-type="float">
            <text:p>0.000870565</text:p>
          </table:table-cell>
          <table:table-cell office:value-type="float" office:value="0.000778811" calcext:value-type="float">
            <text:p>0.000778811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99814333" calcext:value-type="float">
            <text:p>24.099814333</text:p>
          </table:table-cell>
          <table:table-cell office:value-type="float" office:value="24.078844325" calcext:value-type="float">
            <text:p>24.078844325</text:p>
          </table:table-cell>
          <table:table-cell office:value-type="float" office:value="24.099265116" calcext:value-type="float">
            <text:p>24.099265116</text:p>
          </table:table-cell>
          <table:table-cell office:value-type="float" office:value="24.100287289" calcext:value-type="float">
            <text:p>24.100287289</text:p>
          </table:table-cell>
          <table:table-cell office:value-type="float" office:value="24.098020899" calcext:value-type="float">
            <text:p>24.098020899</text:p>
          </table:table-cell>
          <table:table-cell office:value-type="float" office:value="25.080638726" calcext:value-type="float">
            <text:p>25.080638726</text:p>
          </table:table-cell>
          <table:table-cell/>
          <table:table-cell office:value-type="float" office:value="0.021581785" calcext:value-type="float">
            <text:p>0.021581785</text:p>
          </table:table-cell>
          <table:table-cell office:value-type="float" office:value="0.000062315" calcext:value-type="float">
            <text:p>6.2315E-05</text:p>
          </table:table-cell>
          <table:table-cell office:value-type="float" office:value="0.02101818" calcext:value-type="float">
            <text:p>0.02101818</text:p>
          </table:table-cell>
          <table:table-cell office:value-type="float" office:value="0.022067132" calcext:value-type="float">
            <text:p>0.022067132</text:p>
          </table:table-cell>
          <table:table-cell office:value-type="float" office:value="0.019741366" calcext:value-type="float">
            <text:p>0.019741366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<text:s/>2019-12-03 11:13:52</text:p>
          </table:table-cell>
          <table:table-cell office:value-type="float" office:value="24.07878" calcext:value-type="float">
            <text:p>24.07878</text:p>
          </table:table-cell>
          <table:table-cell office:value-type="string" calcext:value-type="string">
            <text:p><text:s/></text:p>
          </table:table-cell>
          <table:table-cell office:value-type="float" office:value="0.137613432" calcext:value-type="float">
            <text:p>0.137613432</text:p>
          </table:table-cell>
          <table:table-cell office:value-type="float" office:value="0.033493046" calcext:value-type="float">
            <text:p>0.033493046</text:p>
          </table:table-cell>
          <table:table-cell office:value-type="float" office:value="0.134481208" calcext:value-type="float">
            <text:p>0.134481208</text:p>
          </table:table-cell>
          <table:table-cell office:value-type="float" office:value="0.139902251" calcext:value-type="float">
            <text:p>0.139902251</text:p>
          </table:table-cell>
          <table:table-cell office:value-type="float" office:value="0.128762737" calcext:value-type="float">
            <text:p>0.12876273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4293" calcext:value-type="float">
            <text:p>0.001124293</text:p>
          </table:table-cell>
          <table:table-cell office:value-type="float" office:value="0.000273636" calcext:value-type="float">
            <text:p>0.000273636</text:p>
          </table:table-cell>
          <table:table-cell office:value-type="float" office:value="0.001098703" calcext:value-type="float">
            <text:p>0.001098703</text:p>
          </table:table-cell>
          <table:table-cell office:value-type="float" office:value="0.001142992" calcext:value-type="float">
            <text:p>0.001142992</text:p>
          </table:table-cell>
          <table:table-cell office:value-type="float" office:value="0.001051983" calcext:value-type="float">
            <text:p>0.00105198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2114" calcext:value-type="float">
            <text:p>0.000852114</text:p>
          </table:table-cell>
          <table:table-cell office:value-type="float" office:value="0.000001457" calcext:value-type="float">
            <text:p>1.457E-06</text:p>
          </table:table-cell>
          <table:table-cell office:value-type="float" office:value="0.000826524" calcext:value-type="float">
            <text:p>0.000826524</text:p>
          </table:table-cell>
          <table:table-cell office:value-type="float" office:value="0.000870813" calcext:value-type="float">
            <text:p>0.000870813</text:p>
          </table:table-cell>
          <table:table-cell office:value-type="float" office:value="0.000779804" calcext:value-type="float">
            <text:p>0.000779804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99831533" calcext:value-type="float">
            <text:p>24.099831533</text:p>
          </table:table-cell>
          <table:table-cell office:value-type="float" office:value="24.078819546" calcext:value-type="float">
            <text:p>24.078819546</text:p>
          </table:table-cell>
          <table:table-cell office:value-type="float" office:value="24.099199441" calcext:value-type="float">
            <text:p>24.099199441</text:p>
          </table:table-cell>
          <table:table-cell office:value-type="float" office:value="24.100293423" calcext:value-type="float">
            <text:p>24.100293423</text:p>
          </table:table-cell>
          <table:table-cell office:value-type="float" office:value="24.098045437" calcext:value-type="float">
            <text:p>24.098045437</text:p>
          </table:table-cell>
          <table:table-cell office:value-type="float" office:value="25.080638726" calcext:value-type="float">
            <text:p>25.080638726</text:p>
          </table:table-cell>
          <table:table-cell/>
          <table:table-cell office:value-type="float" office:value="0.021599437" calcext:value-type="float">
            <text:p>0.021599437</text:p>
          </table:table-cell>
          <table:table-cell office:value-type="float" office:value="0.000036887" calcext:value-type="float">
            <text:p>3.6887E-05</text:p>
          </table:table-cell>
          <table:table-cell office:value-type="float" office:value="0.020950785" calcext:value-type="float">
            <text:p>0.020950785</text:p>
          </table:table-cell>
          <table:table-cell office:value-type="float" office:value="0.022073427" calcext:value-type="float">
            <text:p>0.022073427</text:p>
          </table:table-cell>
          <table:table-cell office:value-type="float" office:value="0.019766547" calcext:value-type="float">
            <text:p>0.019766547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<text:s/>2019-12-03 11:13:54</text:p>
          </table:table-cell>
          <table:table-cell office:value-type="float" office:value="24.07373" calcext:value-type="float">
            <text:p>24.07373</text:p>
          </table:table-cell>
          <table:table-cell office:value-type="string" calcext:value-type="string">
            <text:p><text:s/></text:p>
          </table:table-cell>
          <table:table-cell office:value-type="float" office:value="0.137539522" calcext:value-type="float">
            <text:p>0.137539522</text:p>
          </table:table-cell>
          <table:table-cell office:value-type="float" office:value="0.033779148" calcext:value-type="float">
            <text:p>0.033779148</text:p>
          </table:table-cell>
          <table:table-cell office:value-type="float" office:value="0.135041491" calcext:value-type="float">
            <text:p>0.135041491</text:p>
          </table:table-cell>
          <table:table-cell office:value-type="float" office:value="0.139920132" calcext:value-type="float">
            <text:p>0.139920132</text:p>
          </table:table-cell>
          <table:table-cell office:value-type="float" office:value="0.128378883" calcext:value-type="float">
            <text:p>0.12837888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3689" calcext:value-type="float">
            <text:p>0.001123689</text:p>
          </table:table-cell>
          <table:table-cell office:value-type="float" office:value="0.000275973" calcext:value-type="float">
            <text:p>0.000275973</text:p>
          </table:table-cell>
          <table:table-cell office:value-type="float" office:value="0.00110328" calcext:value-type="float">
            <text:p>0.00110328</text:p>
          </table:table-cell>
          <table:table-cell office:value-type="float" office:value="0.001143138" calcext:value-type="float">
            <text:p>0.001143138</text:p>
          </table:table-cell>
          <table:table-cell office:value-type="float" office:value="0.001048847" calcext:value-type="float">
            <text:p>0.00104884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151" calcext:value-type="float">
            <text:p>0.00085151</text:p>
          </table:table-cell>
          <table:table-cell office:value-type="float" office:value="0.000003795" calcext:value-type="float">
            <text:p>3.795E-06</text:p>
          </table:table-cell>
          <table:table-cell office:value-type="float" office:value="0.000831101" calcext:value-type="float">
            <text:p>0.000831101</text:p>
          </table:table-cell>
          <table:table-cell office:value-type="float" office:value="0.000870959" calcext:value-type="float">
            <text:p>0.000870959</text:p>
          </table:table-cell>
          <table:table-cell office:value-type="float" office:value="0.000776668" calcext:value-type="float">
            <text:p>0.000776668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94762762" calcext:value-type="float">
            <text:p>24.094762762</text:p>
          </table:table-cell>
          <table:table-cell office:value-type="float" office:value="24.073823331" calcext:value-type="float">
            <text:p>24.073823331</text:p>
          </table:table-cell>
          <table:table-cell office:value-type="float" office:value="24.09425865" calcext:value-type="float">
            <text:p>24.09425865</text:p>
          </table:table-cell>
          <table:table-cell office:value-type="float" office:value="24.095243178" calcext:value-type="float">
            <text:p>24.095243178</text:p>
          </table:table-cell>
          <table:table-cell office:value-type="float" office:value="24.092914109" calcext:value-type="float">
            <text:p>24.092914109</text:p>
          </table:table-cell>
          <table:table-cell office:value-type="float" office:value="25.075589349" calcext:value-type="float">
            <text:p>25.075589349</text:p>
          </table:table-cell>
          <table:table-cell/>
          <table:table-cell office:value-type="float" office:value="0.021584131" calcext:value-type="float">
            <text:p>0.021584131</text:p>
          </table:table-cell>
          <table:table-cell office:value-type="float" office:value="0.000096137" calcext:value-type="float">
            <text:p>9.6137E-05</text:p>
          </table:table-cell>
          <table:table-cell office:value-type="float" office:value="0.021066814" calcext:value-type="float">
            <text:p>0.021066814</text:p>
          </table:table-cell>
          <table:table-cell office:value-type="float" office:value="0.02207713" calcext:value-type="float">
            <text:p>0.02207713</text:p>
          </table:table-cell>
          <table:table-cell office:value-type="float" office:value="0.019687054" calcext:value-type="float">
            <text:p>0.019687054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<text:s/>2019-12-03 11:13:55</text:p>
          </table:table-cell>
          <table:table-cell office:value-type="float" office:value="24.07878" calcext:value-type="float">
            <text:p>24.07878</text:p>
          </table:table-cell>
          <table:table-cell office:value-type="string" calcext:value-type="string">
            <text:p><text:s/></text:p>
          </table:table-cell>
          <table:table-cell office:value-type="float" office:value="0.137671845" calcext:value-type="float">
            <text:p>0.137671845</text:p>
          </table:table-cell>
          <table:table-cell office:value-type="float" office:value="0.033885841" calcext:value-type="float">
            <text:p>0.033885841</text:p>
          </table:table-cell>
          <table:table-cell office:value-type="float" office:value="0.135172026" calcext:value-type="float">
            <text:p>0.135172026</text:p>
          </table:table-cell>
          <table:table-cell office:value-type="float" office:value="0.139902847" calcext:value-type="float">
            <text:p>0.139902847</text:p>
          </table:table-cell>
          <table:table-cell office:value-type="float" office:value="0.128045097" calcext:value-type="float">
            <text:p>0.12804509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477" calcext:value-type="float">
            <text:p>0.00112477</text:p>
          </table:table-cell>
          <table:table-cell office:value-type="float" office:value="0.000276845" calcext:value-type="float">
            <text:p>0.000276845</text:p>
          </table:table-cell>
          <table:table-cell office:value-type="float" office:value="0.001104347" calcext:value-type="float">
            <text:p>0.001104347</text:p>
          </table:table-cell>
          <table:table-cell office:value-type="float" office:value="0.001142997" calcext:value-type="float">
            <text:p>0.001142997</text:p>
          </table:table-cell>
          <table:table-cell office:value-type="float" office:value="0.00104612" calcext:value-type="float">
            <text:p>0.0010461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2591" calcext:value-type="float">
            <text:p>0.000852591</text:p>
          </table:table-cell>
          <table:table-cell office:value-type="float" office:value="0.000004666" calcext:value-type="float">
            <text:p>4.666E-06</text:p>
          </table:table-cell>
          <table:table-cell office:value-type="float" office:value="0.000832168" calcext:value-type="float">
            <text:p>0.000832168</text:p>
          </table:table-cell>
          <table:table-cell office:value-type="float" office:value="0.000870818" calcext:value-type="float">
            <text:p>0.000870818</text:p>
          </table:table-cell>
          <table:table-cell office:value-type="float" office:value="0.000773941" calcext:value-type="float">
            <text:p>0.000773941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99843321" calcext:value-type="float">
            <text:p>24.099843321</text:p>
          </table:table-cell>
          <table:table-cell office:value-type="float" office:value="24.078898815" calcext:value-type="float">
            <text:p>24.078898815</text:p>
          </table:table-cell>
          <table:table-cell office:value-type="float" office:value="24.099338851" calcext:value-type="float">
            <text:p>24.099338851</text:p>
          </table:table-cell>
          <table:table-cell office:value-type="float" office:value="24.100293544" calcext:value-type="float">
            <text:p>24.100293544</text:p>
          </table:table-cell>
          <table:table-cell office:value-type="float" office:value="24.097900615" calcext:value-type="float">
            <text:p>24.097900615</text:p>
          </table:table-cell>
          <table:table-cell office:value-type="float" office:value="25.080638726" calcext:value-type="float">
            <text:p>25.080638726</text:p>
          </table:table-cell>
          <table:table-cell/>
          <table:table-cell office:value-type="float" office:value="0.021611533" calcext:value-type="float">
            <text:p>0.021611533</text:p>
          </table:table-cell>
          <table:table-cell office:value-type="float" office:value="0.000118233" calcext:value-type="float">
            <text:p>0.000118233</text:p>
          </table:table-cell>
          <table:table-cell office:value-type="float" office:value="0.021093846" calcext:value-type="float">
            <text:p>0.021093846</text:p>
          </table:table-cell>
          <table:table-cell office:value-type="float" office:value="0.022073551" calcext:value-type="float">
            <text:p>0.022073551</text:p>
          </table:table-cell>
          <table:table-cell office:value-type="float" office:value="0.01961793" calcext:value-type="float">
            <text:p>0.01961793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<text:s/>2019-12-03 11:13:56</text:p>
          </table:table-cell>
          <table:table-cell office:value-type="float" office:value="24.07878" calcext:value-type="float">
            <text:p>24.07878</text:p>
          </table:table-cell>
          <table:table-cell office:value-type="string" calcext:value-type="string">
            <text:p><text:s/></text:p>
          </table:table-cell>
          <table:table-cell office:value-type="float" office:value="0.137571709" calcext:value-type="float">
            <text:p>0.137571709</text:p>
          </table:table-cell>
          <table:table-cell office:value-type="float" office:value="0.033625964" calcext:value-type="float">
            <text:p>0.033625964</text:p>
          </table:table-cell>
          <table:table-cell office:value-type="float" office:value="0.134816782" calcext:value-type="float">
            <text:p>0.134816782</text:p>
          </table:table-cell>
          <table:table-cell office:value-type="float" office:value="0.139885561" calcext:value-type="float">
            <text:p>0.139885561</text:p>
          </table:table-cell>
          <table:table-cell office:value-type="float" office:value="0.128709689" calcext:value-type="float">
            <text:p>0.12870968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3952" calcext:value-type="float">
            <text:p>0.001123952</text:p>
          </table:table-cell>
          <table:table-cell office:value-type="float" office:value="0.000274722" calcext:value-type="float">
            <text:p>0.000274722</text:p>
          </table:table-cell>
          <table:table-cell office:value-type="float" office:value="0.001101444" calcext:value-type="float">
            <text:p>0.001101444</text:p>
          </table:table-cell>
          <table:table-cell office:value-type="float" office:value="0.001142856" calcext:value-type="float">
            <text:p>0.001142856</text:p>
          </table:table-cell>
          <table:table-cell office:value-type="float" office:value="0.00105155" calcext:value-type="float">
            <text:p>0.0010515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1773" calcext:value-type="float">
            <text:p>0.000851773</text:p>
          </table:table-cell>
          <table:table-cell office:value-type="float" office:value="0.000002543" calcext:value-type="float">
            <text:p>2.543E-06</text:p>
          </table:table-cell>
          <table:table-cell office:value-type="float" office:value="0.000829265" calcext:value-type="float">
            <text:p>0.000829265</text:p>
          </table:table-cell>
          <table:table-cell office:value-type="float" office:value="0.000870677" calcext:value-type="float">
            <text:p>0.000870677</text:p>
          </table:table-cell>
          <table:table-cell office:value-type="float" office:value="0.000779371" calcext:value-type="float">
            <text:p>0.000779371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99823113" calcext:value-type="float">
            <text:p>24.099823113</text:p>
          </table:table-cell>
          <table:table-cell office:value-type="float" office:value="24.07884637" calcext:value-type="float">
            <text:p>24.07884637</text:p>
          </table:table-cell>
          <table:table-cell office:value-type="float" office:value="24.099267161" calcext:value-type="float">
            <text:p>24.099267161</text:p>
          </table:table-cell>
          <table:table-cell office:value-type="float" office:value="24.100290055" calcext:value-type="float">
            <text:p>24.100290055</text:p>
          </table:table-cell>
          <table:table-cell office:value-type="float" office:value="24.098034732" calcext:value-type="float">
            <text:p>24.098034732</text:p>
          </table:table-cell>
          <table:table-cell office:value-type="float" office:value="25.080638726" calcext:value-type="float">
            <text:p>25.080638726</text:p>
          </table:table-cell>
          <table:table-cell/>
          <table:table-cell office:value-type="float" office:value="0.021590796" calcext:value-type="float">
            <text:p>0.021590796</text:p>
          </table:table-cell>
          <table:table-cell office:value-type="float" office:value="0.000064413" calcext:value-type="float">
            <text:p>6.4413E-05</text:p>
          </table:table-cell>
          <table:table-cell office:value-type="float" office:value="0.021020279" calcext:value-type="float">
            <text:p>0.021020279</text:p>
          </table:table-cell>
          <table:table-cell office:value-type="float" office:value="0.022069971" calcext:value-type="float">
            <text:p>0.022069971</text:p>
          </table:table-cell>
          <table:table-cell office:value-type="float" office:value="0.019755561" calcext:value-type="float">
            <text:p>0.019755561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2019-12-03 11:13:58</text:p>
          </table:table-cell>
          <table:table-cell office:value-type="float" office:value="24.07878" calcext:value-type="float">
            <text:p>24.07878</text:p>
          </table:table-cell>
          <table:table-cell office:value-type="string" calcext:value-type="string">
            <text:p><text:s/></text:p>
          </table:table-cell>
          <table:table-cell office:value-type="float" office:value="0.137528197" calcext:value-type="float">
            <text:p>0.137528197</text:p>
          </table:table-cell>
          <table:table-cell office:value-type="float" office:value="0.033575896" calcext:value-type="float">
            <text:p>0.033575896</text:p>
          </table:table-cell>
          <table:table-cell office:value-type="float" office:value="0.134750025" calcext:value-type="float">
            <text:p>0.134750025</text:p>
          </table:table-cell>
          <table:table-cell office:value-type="float" office:value="0.139996426" calcext:value-type="float">
            <text:p>0.139996426</text:p>
          </table:table-cell>
          <table:table-cell office:value-type="float" office:value="0.128752009" calcext:value-type="float">
            <text:p>0.12875200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3596" calcext:value-type="float">
            <text:p>0.001123596</text:p>
          </table:table-cell>
          <table:table-cell office:value-type="float" office:value="0.000274313" calcext:value-type="float">
            <text:p>0.000274313</text:p>
          </table:table-cell>
          <table:table-cell office:value-type="float" office:value="0.001100899" calcext:value-type="float">
            <text:p>0.001100899</text:p>
          </table:table-cell>
          <table:table-cell office:value-type="float" office:value="0.001143762" calcext:value-type="float">
            <text:p>0.001143762</text:p>
          </table:table-cell>
          <table:table-cell office:value-type="float" office:value="0.001051895" calcext:value-type="float">
            <text:p>0.00105189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1418" calcext:value-type="float">
            <text:p>0.000851418</text:p>
          </table:table-cell>
          <table:table-cell office:value-type="float" office:value="0.000002134" calcext:value-type="float">
            <text:p>2.134E-06</text:p>
          </table:table-cell>
          <table:table-cell office:value-type="float" office:value="0.00082872" calcext:value-type="float">
            <text:p>0.00082872</text:p>
          </table:table-cell>
          <table:table-cell office:value-type="float" office:value="0.000871583" calcext:value-type="float">
            <text:p>0.000871583</text:p>
          </table:table-cell>
          <table:table-cell office:value-type="float" office:value="0.000779717" calcext:value-type="float">
            <text:p>0.000779717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99814333" calcext:value-type="float">
            <text:p>24.099814333</text:p>
          </table:table-cell>
          <table:table-cell office:value-type="float" office:value="24.078836266" calcext:value-type="float">
            <text:p>24.078836266</text:p>
          </table:table-cell>
          <table:table-cell office:value-type="float" office:value="24.099253689" calcext:value-type="float">
            <text:p>24.099253689</text:p>
          </table:table-cell>
          <table:table-cell office:value-type="float" office:value="24.100312428" calcext:value-type="float">
            <text:p>24.100312428</text:p>
          </table:table-cell>
          <table:table-cell office:value-type="float" office:value="24.098043272" calcext:value-type="float">
            <text:p>24.098043272</text:p>
          </table:table-cell>
          <table:table-cell office:value-type="float" office:value="25.080638726" calcext:value-type="float">
            <text:p>25.080638726</text:p>
          </table:table-cell>
          <table:table-cell/>
          <table:table-cell office:value-type="float" office:value="0.021581785" calcext:value-type="float">
            <text:p>0.021581785</text:p>
          </table:table-cell>
          <table:table-cell office:value-type="float" office:value="0.000054045" calcext:value-type="float">
            <text:p>5.4045E-05</text:p>
          </table:table-cell>
          <table:table-cell office:value-type="float" office:value="0.021006454" calcext:value-type="float">
            <text:p>0.021006454</text:p>
          </table:table-cell>
          <table:table-cell office:value-type="float" office:value="0.02209293" calcext:value-type="float">
            <text:p>0.02209293</text:p>
          </table:table-cell>
          <table:table-cell office:value-type="float" office:value="0.019764325" calcext:value-type="float">
            <text:p>0.019764325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<text:s/>2019-12-03 11:13:59</text:p>
          </table:table-cell>
          <table:table-cell office:value-type="float" office:value="24.06868" calcext:value-type="float">
            <text:p>24.06868</text:p>
          </table:table-cell>
          <table:table-cell office:value-type="string" calcext:value-type="string">
            <text:p><text:s/></text:p>
          </table:table-cell>
          <table:table-cell office:value-type="float" office:value="0.137392895" calcext:value-type="float">
            <text:p>0.137392895</text:p>
          </table:table-cell>
          <table:table-cell office:value-type="float" office:value="0.033513312" calcext:value-type="float">
            <text:p>0.033513312</text:p>
          </table:table-cell>
          <table:table-cell office:value-type="float" office:value="0.134351866" calcext:value-type="float">
            <text:p>0.134351866</text:p>
          </table:table-cell>
          <table:table-cell office:value-type="float" office:value="0.140137093" calcext:value-type="float">
            <text:p>0.140137093</text:p>
          </table:table-cell>
          <table:table-cell office:value-type="float" office:value="0.128573195" calcext:value-type="float">
            <text:p>0.12857319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2491" calcext:value-type="float">
            <text:p>0.001122491</text:p>
          </table:table-cell>
          <table:table-cell office:value-type="float" office:value="0.000273802" calcext:value-type="float">
            <text:p>0.000273802</text:p>
          </table:table-cell>
          <table:table-cell office:value-type="float" office:value="0.001097646" calcext:value-type="float">
            <text:p>0.001097646</text:p>
          </table:table-cell>
          <table:table-cell office:value-type="float" office:value="0.001144911" calcext:value-type="float">
            <text:p>0.001144911</text:p>
          </table:table-cell>
          <table:table-cell office:value-type="float" office:value="0.001050435" calcext:value-type="float">
            <text:p>0.00105043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0312" calcext:value-type="float">
            <text:p>0.000850312</text:p>
          </table:table-cell>
          <table:table-cell office:value-type="float" office:value="0.000001623" calcext:value-type="float">
            <text:p>1.623E-06</text:p>
          </table:table-cell>
          <table:table-cell office:value-type="float" office:value="0.000825467" calcext:value-type="float">
            <text:p>0.000825467</text:p>
          </table:table-cell>
          <table:table-cell office:value-type="float" office:value="0.000872732" calcext:value-type="float">
            <text:p>0.000872732</text:p>
          </table:table-cell>
          <table:table-cell office:value-type="float" office:value="0.000778256" calcext:value-type="float">
            <text:p>0.000778256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89679316" calcext:value-type="float">
            <text:p>24.089679316</text:p>
          </table:table-cell>
          <table:table-cell office:value-type="float" office:value="24.06871573" calcext:value-type="float">
            <text:p>24.06871573</text:p>
          </table:table-cell>
          <table:table-cell office:value-type="float" office:value="24.089065622" calcext:value-type="float">
            <text:p>24.089065622</text:p>
          </table:table-cell>
          <table:table-cell office:value-type="float" office:value="24.090233108" calcext:value-type="float">
            <text:p>24.090233108</text:p>
          </table:table-cell>
          <table:table-cell office:value-type="float" office:value="24.087899457" calcext:value-type="float">
            <text:p>24.087899457</text:p>
          </table:table-cell>
          <table:table-cell office:value-type="float" office:value="25.070539973" calcext:value-type="float">
            <text:p>25.070539973</text:p>
          </table:table-cell>
          <table:table-cell/>
          <table:table-cell office:value-type="float" office:value="0.021553766" calcext:value-type="float">
            <text:p>0.021553766</text:p>
          </table:table-cell>
          <table:table-cell office:value-type="float" office:value="0.000041084" calcext:value-type="float">
            <text:p>4.1084E-05</text:p>
          </table:table-cell>
          <table:table-cell office:value-type="float" office:value="0.020923999" calcext:value-type="float">
            <text:p>0.020923999</text:p>
          </table:table-cell>
          <table:table-cell office:value-type="float" office:value="0.022122061" calcext:value-type="float">
            <text:p>0.022122061</text:p>
          </table:table-cell>
          <table:table-cell office:value-type="float" office:value="0.019727294" calcext:value-type="float">
            <text:p>0.019727294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<text:s/>2019-12-03 11:14:00</text:p>
          </table:table-cell>
          <table:table-cell office:value-type="float" office:value="24.07878" calcext:value-type="float">
            <text:p>24.07878</text:p>
          </table:table-cell>
          <table:table-cell office:value-type="string" calcext:value-type="string">
            <text:p><text:s/></text:p>
          </table:table-cell>
          <table:table-cell office:value-type="float" office:value="0.137108581" calcext:value-type="float">
            <text:p>0.137108581</text:p>
          </table:table-cell>
          <table:table-cell office:value-type="float" office:value="0.035558347" calcext:value-type="float">
            <text:p>0.035558347</text:p>
          </table:table-cell>
          <table:table-cell office:value-type="float" office:value="0.134955661" calcext:value-type="float">
            <text:p>0.134955661</text:p>
          </table:table-cell>
          <table:table-cell office:value-type="float" office:value="0.140462534" calcext:value-type="float">
            <text:p>0.140462534</text:p>
          </table:table-cell>
          <table:table-cell office:value-type="float" office:value="0.127421633" calcext:value-type="float">
            <text:p>0.12742163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0168" calcext:value-type="float">
            <text:p>0.001120168</text:p>
          </table:table-cell>
          <table:table-cell office:value-type="float" office:value="0.000290509" calcext:value-type="float">
            <text:p>0.000290509</text:p>
          </table:table-cell>
          <table:table-cell office:value-type="float" office:value="0.001102579" calcext:value-type="float">
            <text:p>0.001102579</text:p>
          </table:table-cell>
          <table:table-cell office:value-type="float" office:value="0.00114757" calcext:value-type="float">
            <text:p>0.00114757</text:p>
          </table:table-cell>
          <table:table-cell office:value-type="float" office:value="0.001041026" calcext:value-type="float">
            <text:p>0.00104102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7989" calcext:value-type="float">
            <text:p>0.000847989</text:p>
          </table:table-cell>
          <table:table-cell office:value-type="float" office:value="0.000018331" calcext:value-type="float">
            <text:p>1.8331E-05</text:p>
          </table:table-cell>
          <table:table-cell office:value-type="float" office:value="0.0008304" calcext:value-type="float">
            <text:p>0.0008304</text:p>
          </table:table-cell>
          <table:table-cell office:value-type="float" office:value="0.000875391" calcext:value-type="float">
            <text:p>0.000875391</text:p>
          </table:table-cell>
          <table:table-cell office:value-type="float" office:value="0.000768848" calcext:value-type="float">
            <text:p>0.000768848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99729653" calcext:value-type="float">
            <text:p>24.099729653</text:p>
          </table:table-cell>
          <table:table-cell office:value-type="float" office:value="24.079236337" calcext:value-type="float">
            <text:p>24.079236337</text:p>
          </table:table-cell>
          <table:table-cell office:value-type="float" office:value="24.099295187" calcext:value-type="float">
            <text:p>24.099295187</text:p>
          </table:table-cell>
          <table:table-cell office:value-type="float" office:value="24.10040649" calcext:value-type="float">
            <text:p>24.10040649</text:p>
          </table:table-cell>
          <table:table-cell office:value-type="float" office:value="24.097774798" calcext:value-type="float">
            <text:p>24.097774798</text:p>
          </table:table-cell>
          <table:table-cell office:value-type="float" office:value="25.080638726" calcext:value-type="float">
            <text:p>25.080638726</text:p>
          </table:table-cell>
          <table:table-cell/>
          <table:table-cell office:value-type="float" office:value="0.021494887" calcext:value-type="float">
            <text:p>0.021494887</text:p>
          </table:table-cell>
          <table:table-cell office:value-type="float" office:value="0.000464601" calcext:value-type="float">
            <text:p>0.000464601</text:p>
          </table:table-cell>
          <table:table-cell office:value-type="float" office:value="0.021049039" calcext:value-type="float">
            <text:p>0.021049039</text:p>
          </table:table-cell>
          <table:table-cell office:value-type="float" office:value="0.022189456" calcext:value-type="float">
            <text:p>0.022189456</text:p>
          </table:table-cell>
          <table:table-cell office:value-type="float" office:value="0.019488817" calcext:value-type="float">
            <text:p>0.019488817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<text:s/>2019-12-03 11:14:02</text:p>
          </table:table-cell>
          <table:table-cell office:value-type="float" office:value="24.07373" calcext:value-type="float">
            <text:p>24.07373</text:p>
          </table:table-cell>
          <table:table-cell office:value-type="string" calcext:value-type="string">
            <text:p><text:s/></text:p>
          </table:table-cell>
          <table:table-cell office:value-type="float" office:value="0.136691944" calcext:value-type="float">
            <text:p>0.136691944</text:p>
          </table:table-cell>
          <table:table-cell office:value-type="float" office:value="0.033804182" calcext:value-type="float">
            <text:p>0.033804182</text:p>
          </table:table-cell>
          <table:table-cell office:value-type="float" office:value="0.134446637" calcext:value-type="float">
            <text:p>0.134446637</text:p>
          </table:table-cell>
          <table:table-cell office:value-type="float" office:value="0.140678303" calcext:value-type="float">
            <text:p>0.140678303</text:p>
          </table:table-cell>
          <table:table-cell office:value-type="float" office:value="0.128016487" calcext:value-type="float">
            <text:p>0.12801648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6764" calcext:value-type="float">
            <text:p>0.001116764</text:p>
          </table:table-cell>
          <table:table-cell office:value-type="float" office:value="0.000276178" calcext:value-type="float">
            <text:p>0.000276178</text:p>
          </table:table-cell>
          <table:table-cell office:value-type="float" office:value="0.00109842" calcext:value-type="float">
            <text:p>0.00109842</text:p>
          </table:table-cell>
          <table:table-cell office:value-type="float" office:value="0.001149333" calcext:value-type="float">
            <text:p>0.001149333</text:p>
          </table:table-cell>
          <table:table-cell office:value-type="float" office:value="0.001045886" calcext:value-type="float">
            <text:p>0.00104588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4585" calcext:value-type="float">
            <text:p>0.000844585</text:p>
          </table:table-cell>
          <table:table-cell office:value-type="float" office:value="0.000003999" calcext:value-type="float">
            <text:p>3.999E-06</text:p>
          </table:table-cell>
          <table:table-cell office:value-type="float" office:value="0.000826241" calcext:value-type="float">
            <text:p>0.000826241</text:p>
          </table:table-cell>
          <table:table-cell office:value-type="float" office:value="0.000877154" calcext:value-type="float">
            <text:p>0.000877154</text:p>
          </table:table-cell>
          <table:table-cell office:value-type="float" office:value="0.000773707" calcext:value-type="float">
            <text:p>0.000773707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94591717" calcext:value-type="float">
            <text:p>24.094591717</text:p>
          </table:table-cell>
          <table:table-cell office:value-type="float" office:value="24.073828383" calcext:value-type="float">
            <text:p>24.073828383</text:p>
          </table:table-cell>
          <table:table-cell office:value-type="float" office:value="24.094138606" calcext:value-type="float">
            <text:p>24.094138606</text:p>
          </table:table-cell>
          <table:table-cell office:value-type="float" office:value="24.095396179" calcext:value-type="float">
            <text:p>24.095396179</text:p>
          </table:table-cell>
          <table:table-cell office:value-type="float" office:value="24.092840976" calcext:value-type="float">
            <text:p>24.092840976</text:p>
          </table:table-cell>
          <table:table-cell office:value-type="float" office:value="25.075589349" calcext:value-type="float">
            <text:p>25.075589349</text:p>
          </table:table-cell>
          <table:table-cell/>
          <table:table-cell office:value-type="float" office:value="0.021408606" calcext:value-type="float">
            <text:p>0.021408606</text:p>
          </table:table-cell>
          <table:table-cell office:value-type="float" office:value="0.000101321" calcext:value-type="float">
            <text:p>0.000101321</text:p>
          </table:table-cell>
          <table:table-cell office:value-type="float" office:value="0.020943626" calcext:value-type="float">
            <text:p>0.020943626</text:p>
          </table:table-cell>
          <table:table-cell office:value-type="float" office:value="0.02223414" calcext:value-type="float">
            <text:p>0.02223414</text:p>
          </table:table-cell>
          <table:table-cell office:value-type="float" office:value="0.019612005" calcext:value-type="float">
            <text:p>0.019612005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<text:s/>2019-12-03 11:14:03</text:p>
          </table:table-cell>
          <table:table-cell office:value-type="float" office:value="24.07373" calcext:value-type="float">
            <text:p>24.07373</text:p>
          </table:table-cell>
          <table:table-cell office:value-type="string" calcext:value-type="string">
            <text:p><text:s/></text:p>
          </table:table-cell>
          <table:table-cell office:value-type="float" office:value="0.136573331" calcext:value-type="float">
            <text:p>0.136573331</text:p>
          </table:table-cell>
          <table:table-cell office:value-type="float" office:value="0.034483675" calcext:value-type="float">
            <text:p>0.034483675</text:p>
          </table:table-cell>
          <table:table-cell office:value-type="float" office:value="0.135240571" calcext:value-type="float">
            <text:p>0.135240571</text:p>
          </table:table-cell>
          <table:table-cell office:value-type="float" office:value="0.141072886" calcext:value-type="float">
            <text:p>0.141072886</text:p>
          </table:table-cell>
          <table:table-cell office:value-type="float" office:value="0.127695814" calcext:value-type="float">
            <text:p>0.12769581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5795" calcext:value-type="float">
            <text:p>0.001115795</text:p>
          </table:table-cell>
          <table:table-cell office:value-type="float" office:value="0.000281729" calcext:value-type="float">
            <text:p>0.000281729</text:p>
          </table:table-cell>
          <table:table-cell office:value-type="float" office:value="0.001104907" calcext:value-type="float">
            <text:p>0.001104907</text:p>
          </table:table-cell>
          <table:table-cell office:value-type="float" office:value="0.001152556" calcext:value-type="float">
            <text:p>0.001152556</text:p>
          </table:table-cell>
          <table:table-cell office:value-type="float" office:value="0.001043266" calcext:value-type="float">
            <text:p>0.00104326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3616" calcext:value-type="float">
            <text:p>0.000843616</text:p>
          </table:table-cell>
          <table:table-cell office:value-type="float" office:value="0.000009551" calcext:value-type="float">
            <text:p>9.551E-06</text:p>
          </table:table-cell>
          <table:table-cell office:value-type="float" office:value="0.000832728" calcext:value-type="float">
            <text:p>0.000832728</text:p>
          </table:table-cell>
          <table:table-cell office:value-type="float" office:value="0.000880377" calcext:value-type="float">
            <text:p>0.000880377</text:p>
          </table:table-cell>
          <table:table-cell office:value-type="float" office:value="0.000771088" calcext:value-type="float">
            <text:p>0.000771088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94567781" calcext:value-type="float">
            <text:p>24.094567781</text:p>
          </table:table-cell>
          <table:table-cell office:value-type="float" office:value="24.073965509" calcext:value-type="float">
            <text:p>24.073965509</text:p>
          </table:table-cell>
          <table:table-cell office:value-type="float" office:value="24.094298825" calcext:value-type="float">
            <text:p>24.094298825</text:p>
          </table:table-cell>
          <table:table-cell office:value-type="float" office:value="24.095475808" calcext:value-type="float">
            <text:p>24.095475808</text:p>
          </table:table-cell>
          <table:table-cell office:value-type="float" office:value="24.092776263" calcext:value-type="float">
            <text:p>24.092776263</text:p>
          </table:table-cell>
          <table:table-cell office:value-type="float" office:value="25.075589349" calcext:value-type="float">
            <text:p>25.075589349</text:p>
          </table:table-cell>
          <table:table-cell/>
          <table:table-cell office:value-type="float" office:value="0.021384042" calcext:value-type="float">
            <text:p>0.021384042</text:p>
          </table:table-cell>
          <table:table-cell office:value-type="float" office:value="0.000242041" calcext:value-type="float">
            <text:p>0.000242041</text:p>
          </table:table-cell>
          <table:table-cell office:value-type="float" office:value="0.021108041" calcext:value-type="float">
            <text:p>0.021108041</text:p>
          </table:table-cell>
          <table:table-cell office:value-type="float" office:value="0.022315854" calcext:value-type="float">
            <text:p>0.022315854</text:p>
          </table:table-cell>
          <table:table-cell office:value-type="float" office:value="0.019545597" calcext:value-type="float">
            <text:p>0.019545597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<text:s/>2019-12-03 11:14:04</text:p>
          </table:table-cell>
          <table:table-cell office:value-type="float" office:value="24.08384" calcext:value-type="float">
            <text:p>24.08384</text:p>
          </table:table-cell>
          <table:table-cell office:value-type="string" calcext:value-type="string">
            <text:p><text:s/></text:p>
          </table:table-cell>
          <table:table-cell office:value-type="float" office:value="0.13655843" calcext:value-type="float">
            <text:p>0.13655843</text:p>
          </table:table-cell>
          <table:table-cell office:value-type="float" office:value="0.033867959" calcext:value-type="float">
            <text:p>0.033867959</text:p>
          </table:table-cell>
          <table:table-cell office:value-type="float" office:value="0.135098116" calcext:value-type="float">
            <text:p>0.135098116</text:p>
          </table:table-cell>
          <table:table-cell office:value-type="float" office:value="0.140988248" calcext:value-type="float">
            <text:p>0.140988248</text:p>
          </table:table-cell>
          <table:table-cell office:value-type="float" office:value="0.12800397" calcext:value-type="float">
            <text:p>0.1280039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5673" calcext:value-type="float">
            <text:p>0.001115673</text:p>
          </table:table-cell>
          <table:table-cell office:value-type="float" office:value="0.000276699" calcext:value-type="float">
            <text:p>0.000276699</text:p>
          </table:table-cell>
          <table:table-cell office:value-type="float" office:value="0.001103743" calcext:value-type="float">
            <text:p>0.001103743</text:p>
          </table:table-cell>
          <table:table-cell office:value-type="float" office:value="0.001151865" calcext:value-type="float">
            <text:p>0.001151865</text:p>
          </table:table-cell>
          <table:table-cell office:value-type="float" office:value="0.001045784" calcext:value-type="float">
            <text:p>0.00104578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3495" calcext:value-type="float">
            <text:p>0.000843495</text:p>
          </table:table-cell>
          <table:table-cell office:value-type="float" office:value="0.00000452" calcext:value-type="float">
            <text:p>4.52E-06</text:p>
          </table:table-cell>
          <table:table-cell office:value-type="float" office:value="0.000831564" calcext:value-type="float">
            <text:p>0.000831564</text:p>
          </table:table-cell>
          <table:table-cell office:value-type="float" office:value="0.000879686" calcext:value-type="float">
            <text:p>0.000879686</text:p>
          </table:table-cell>
          <table:table-cell office:value-type="float" office:value="0.000773605" calcext:value-type="float">
            <text:p>0.000773605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104672488" calcext:value-type="float">
            <text:p>24.104672488</text:p>
          </table:table-cell>
          <table:table-cell office:value-type="float" office:value="24.083949159" calcext:value-type="float">
            <text:p>24.083949159</text:p>
          </table:table-cell>
          <table:table-cell office:value-type="float" office:value="24.104377794" calcext:value-type="float">
            <text:p>24.104377794</text:p>
          </table:table-cell>
          <table:table-cell office:value-type="float" office:value="24.105566434" calcext:value-type="float">
            <text:p>24.105566434</text:p>
          </table:table-cell>
          <table:table-cell office:value-type="float" office:value="24.102946181" calcext:value-type="float">
            <text:p>24.102946181</text:p>
          </table:table-cell>
          <table:table-cell office:value-type="float" office:value="25.085688104" calcext:value-type="float">
            <text:p>25.085688104</text:p>
          </table:table-cell>
          <table:table-cell/>
          <table:table-cell office:value-type="float" office:value="0.021380956" calcext:value-type="float">
            <text:p>0.021380956</text:p>
          </table:table-cell>
          <table:table-cell office:value-type="float" office:value="0.000114529" calcext:value-type="float">
            <text:p>0.000114529</text:p>
          </table:table-cell>
          <table:table-cell office:value-type="float" office:value="0.02107854" calcext:value-type="float">
            <text:p>0.02107854</text:p>
          </table:table-cell>
          <table:table-cell office:value-type="float" office:value="0.022298326" calcext:value-type="float">
            <text:p>0.022298326</text:p>
          </table:table-cell>
          <table:table-cell office:value-type="float" office:value="0.019609413" calcext:value-type="float">
            <text:p>0.019609413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<text:s/>2019-12-03 11:14:05</text:p>
          </table:table-cell>
          <table:table-cell office:value-type="float" office:value="24.05351" calcext:value-type="float">
            <text:p>24.05351</text:p>
          </table:table-cell>
          <table:table-cell office:value-type="string" calcext:value-type="string">
            <text:p><text:s/></text:p>
          </table:table-cell>
          <table:table-cell office:value-type="float" office:value="0.136637108" calcext:value-type="float">
            <text:p>0.136637108</text:p>
          </table:table-cell>
          <table:table-cell office:value-type="float" office:value="0.033685569" calcext:value-type="float">
            <text:p>0.033685569</text:p>
          </table:table-cell>
          <table:table-cell office:value-type="float" office:value="0.134912149" calcext:value-type="float">
            <text:p>0.134912149</text:p>
          </table:table-cell>
          <table:table-cell office:value-type="float" office:value="0.140908377" calcext:value-type="float">
            <text:p>0.140908377</text:p>
          </table:table-cell>
          <table:table-cell office:value-type="float" office:value="0.128283516" calcext:value-type="float">
            <text:p>0.12828351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6316" calcext:value-type="float">
            <text:p>0.001116316</text:p>
          </table:table-cell>
          <table:table-cell office:value-type="float" office:value="0.000275209" calcext:value-type="float">
            <text:p>0.000275209</text:p>
          </table:table-cell>
          <table:table-cell office:value-type="float" office:value="0.001102223" calcext:value-type="float">
            <text:p>0.001102223</text:p>
          </table:table-cell>
          <table:table-cell office:value-type="float" office:value="0.001151212" calcext:value-type="float">
            <text:p>0.001151212</text:p>
          </table:table-cell>
          <table:table-cell office:value-type="float" office:value="0.001048068" calcext:value-type="float">
            <text:p>0.00104806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4137" calcext:value-type="float">
            <text:p>0.000844137</text:p>
          </table:table-cell>
          <table:table-cell office:value-type="float" office:value="0.00000303" calcext:value-type="float">
            <text:p>3.03E-06</text:p>
          </table:table-cell>
          <table:table-cell office:value-type="float" office:value="0.000830045" calcext:value-type="float">
            <text:p>0.000830045</text:p>
          </table:table-cell>
          <table:table-cell office:value-type="float" office:value="0.000879033" calcext:value-type="float">
            <text:p>0.000879033</text:p>
          </table:table-cell>
          <table:table-cell office:value-type="float" office:value="0.000775889" calcext:value-type="float">
            <text:p>0.000775889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74365225" calcext:value-type="float">
            <text:p>24.074365225</text:p>
          </table:table-cell>
          <table:table-cell office:value-type="float" office:value="24.053588637" calcext:value-type="float">
            <text:p>24.053588637</text:p>
          </table:table-cell>
          <table:table-cell office:value-type="float" office:value="24.074017116" calcext:value-type="float">
            <text:p>24.074017116</text:p>
          </table:table-cell>
          <table:table-cell office:value-type="float" office:value="24.075227199" calcext:value-type="float">
            <text:p>24.075227199</text:p>
          </table:table-cell>
          <table:table-cell office:value-type="float" office:value="24.072679407" calcext:value-type="float">
            <text:p>24.072679407</text:p>
          </table:table-cell>
          <table:table-cell office:value-type="float" office:value="25.055391849" calcext:value-type="float">
            <text:p>25.055391849</text:p>
          </table:table-cell>
          <table:table-cell/>
          <table:table-cell office:value-type="float" office:value="0.02139725" calcext:value-type="float">
            <text:p>0.02139725</text:p>
          </table:table-cell>
          <table:table-cell office:value-type="float" office:value="0.000076757" calcext:value-type="float">
            <text:p>7.6757E-05</text:p>
          </table:table-cell>
          <table:table-cell office:value-type="float" office:value="0.021040028" calcext:value-type="float">
            <text:p>0.021040028</text:p>
          </table:table-cell>
          <table:table-cell office:value-type="float" office:value="0.022281786" calcext:value-type="float">
            <text:p>0.022281786</text:p>
          </table:table-cell>
          <table:table-cell office:value-type="float" office:value="0.019667304" calcext:value-type="float">
            <text:p>0.019667304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<text:s/>2019-12-03 11:14:07</text:p>
          </table:table-cell>
          <table:table-cell office:value-type="float" office:value="24.06868" calcext:value-type="float">
            <text:p>24.06868</text:p>
          </table:table-cell>
          <table:table-cell office:value-type="string" calcext:value-type="string">
            <text:p><text:s/></text:p>
          </table:table-cell>
          <table:table-cell office:value-type="float" office:value="0.136710422" calcext:value-type="float">
            <text:p>0.136710422</text:p>
          </table:table-cell>
          <table:table-cell office:value-type="float" office:value="0.033900146" calcext:value-type="float">
            <text:p>0.033900146</text:p>
          </table:table-cell>
          <table:table-cell office:value-type="float" office:value="0.135079638" calcext:value-type="float">
            <text:p>0.135079638</text:p>
          </table:table-cell>
          <table:table-cell office:value-type="float" office:value="0.140927451" calcext:value-type="float">
            <text:p>0.140927451</text:p>
          </table:table-cell>
          <table:table-cell office:value-type="float" office:value="0.127889529" calcext:value-type="float">
            <text:p>0.12788952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6915" calcext:value-type="float">
            <text:p>0.001116915</text:p>
          </table:table-cell>
          <table:table-cell office:value-type="float" office:value="0.000276962" calcext:value-type="float">
            <text:p>0.000276962</text:p>
          </table:table-cell>
          <table:table-cell office:value-type="float" office:value="0.001103592" calcext:value-type="float">
            <text:p>0.001103592</text:p>
          </table:table-cell>
          <table:table-cell office:value-type="float" office:value="0.001151368" calcext:value-type="float">
            <text:p>0.001151368</text:p>
          </table:table-cell>
          <table:table-cell office:value-type="float" office:value="0.001044849" calcext:value-type="float">
            <text:p>0.00104484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4736" calcext:value-type="float">
            <text:p>0.000844736</text:p>
          </table:table-cell>
          <table:table-cell office:value-type="float" office:value="0.000004783" calcext:value-type="float">
            <text:p>4.783E-06</text:p>
          </table:table-cell>
          <table:table-cell office:value-type="float" office:value="0.000831413" calcext:value-type="float">
            <text:p>0.000831413</text:p>
          </table:table-cell>
          <table:table-cell office:value-type="float" office:value="0.000879189" calcext:value-type="float">
            <text:p>0.000879189</text:p>
          </table:table-cell>
          <table:table-cell office:value-type="float" office:value="0.00077267" calcext:value-type="float">
            <text:p>0.00077267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89541589" calcext:value-type="float">
            <text:p>24.089541589</text:p>
          </table:table-cell>
          <table:table-cell office:value-type="float" office:value="24.068793796" calcext:value-type="float">
            <text:p>24.068793796</text:p>
          </table:table-cell>
          <table:table-cell office:value-type="float" office:value="24.08921249" calcext:value-type="float">
            <text:p>24.08921249</text:p>
          </table:table-cell>
          <table:table-cell office:value-type="float" office:value="24.090392605" calcext:value-type="float">
            <text:p>24.090392605</text:p>
          </table:table-cell>
          <table:table-cell office:value-type="float" office:value="24.08776149" calcext:value-type="float">
            <text:p>24.08776149</text:p>
          </table:table-cell>
          <table:table-cell office:value-type="float" office:value="25.070539973" calcext:value-type="float">
            <text:p>25.070539973</text:p>
          </table:table-cell>
          <table:table-cell/>
          <table:table-cell office:value-type="float" office:value="0.021412432" calcext:value-type="float">
            <text:p>0.021412432</text:p>
          </table:table-cell>
          <table:table-cell office:value-type="float" office:value="0.000121195" calcext:value-type="float">
            <text:p>0.000121195</text:p>
          </table:table-cell>
          <table:table-cell office:value-type="float" office:value="0.021074714" calcext:value-type="float">
            <text:p>0.021074714</text:p>
          </table:table-cell>
          <table:table-cell office:value-type="float" office:value="0.022285735" calcext:value-type="float">
            <text:p>0.022285735</text:p>
          </table:table-cell>
          <table:table-cell office:value-type="float" office:value="0.019585714" calcext:value-type="float">
            <text:p>0.019585714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2019-12-03 11:14:08</text:p>
          </table:table-cell>
          <table:table-cell office:value-type="float" office:value="24.05857" calcext:value-type="float">
            <text:p>24.05857</text:p>
          </table:table-cell>
          <table:table-cell office:value-type="string" calcext:value-type="string">
            <text:p><text:s/></text:p>
          </table:table-cell>
          <table:table-cell office:value-type="float" office:value="0.136557834" calcext:value-type="float">
            <text:p>0.136557834</text:p>
          </table:table-cell>
          <table:table-cell office:value-type="float" office:value="0.033742789" calcext:value-type="float">
            <text:p>0.033742789</text:p>
          </table:table-cell>
          <table:table-cell office:value-type="float" office:value="0.135001556" calcext:value-type="float">
            <text:p>0.135001556</text:p>
          </table:table-cell>
          <table:table-cell office:value-type="float" office:value="0.140890496" calcext:value-type="float">
            <text:p>0.140890496</text:p>
          </table:table-cell>
          <table:table-cell office:value-type="float" office:value="0.128176228" calcext:value-type="float">
            <text:p>0.12817622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5669" calcext:value-type="float">
            <text:p>0.001115669</text:p>
          </table:table-cell>
          <table:table-cell office:value-type="float" office:value="0.000275676" calcext:value-type="float">
            <text:p>0.000275676</text:p>
          </table:table-cell>
          <table:table-cell office:value-type="float" office:value="0.001102954" calcext:value-type="float">
            <text:p>0.001102954</text:p>
          </table:table-cell>
          <table:table-cell office:value-type="float" office:value="0.001151066" calcext:value-type="float">
            <text:p>0.001151066</text:p>
          </table:table-cell>
          <table:table-cell office:value-type="float" office:value="0.001047191" calcext:value-type="float">
            <text:p>0.00104719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349" calcext:value-type="float">
            <text:p>0.00084349</text:p>
          </table:table-cell>
          <table:table-cell office:value-type="float" office:value="0.000003498" calcext:value-type="float">
            <text:p>3.498E-06</text:p>
          </table:table-cell>
          <table:table-cell office:value-type="float" office:value="0.000830775" calcext:value-type="float">
            <text:p>0.000830775</text:p>
          </table:table-cell>
          <table:table-cell office:value-type="float" office:value="0.000878887" calcext:value-type="float">
            <text:p>0.000878887</text:p>
          </table:table-cell>
          <table:table-cell office:value-type="float" office:value="0.000775013" calcext:value-type="float">
            <text:p>0.000775013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79403083" calcext:value-type="float">
            <text:p>24.079403083</text:p>
          </table:table-cell>
          <table:table-cell office:value-type="float" office:value="24.058654136" calcext:value-type="float">
            <text:p>24.058654136</text:p>
          </table:table-cell>
          <table:table-cell office:value-type="float" office:value="24.079089016" calcext:value-type="float">
            <text:p>24.079089016</text:p>
          </table:table-cell>
          <table:table-cell office:value-type="float" office:value="24.080277443" calcext:value-type="float">
            <text:p>24.080277443</text:p>
          </table:table-cell>
          <table:table-cell office:value-type="float" office:value="24.077711619" calcext:value-type="float">
            <text:p>24.077711619</text:p>
          </table:table-cell>
          <table:table-cell office:value-type="float" office:value="25.060441223" calcext:value-type="float">
            <text:p>25.060441223</text:p>
          </table:table-cell>
          <table:table-cell/>
          <table:table-cell office:value-type="float" office:value="0.021380833" calcext:value-type="float">
            <text:p>0.021380833</text:p>
          </table:table-cell>
          <table:table-cell office:value-type="float" office:value="0.000088607" calcext:value-type="float">
            <text:p>8.8607E-05</text:p>
          </table:table-cell>
          <table:table-cell office:value-type="float" office:value="0.021058544" calcext:value-type="float">
            <text:p>0.021058544</text:p>
          </table:table-cell>
          <table:table-cell office:value-type="float" office:value="0.022278082" calcext:value-type="float">
            <text:p>0.022278082</text:p>
          </table:table-cell>
          <table:table-cell office:value-type="float" office:value="0.019645086" calcext:value-type="float">
            <text:p>0.019645086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<text:s/>2019-12-03 11:14:09</text:p>
          </table:table-cell>
          <table:table-cell office:value-type="float" office:value="24.05351" calcext:value-type="float">
            <text:p>24.05351</text:p>
          </table:table-cell>
          <table:table-cell office:value-type="string" calcext:value-type="string">
            <text:p><text:s/></text:p>
          </table:table-cell>
          <table:table-cell office:value-type="float" office:value="0.13653876" calcext:value-type="float">
            <text:p>0.13653876</text:p>
          </table:table-cell>
          <table:table-cell office:value-type="float" office:value="0.033841733" calcext:value-type="float">
            <text:p>0.033841733</text:p>
          </table:table-cell>
          <table:table-cell office:value-type="float" office:value="0.135008113" calcext:value-type="float">
            <text:p>0.135008113</text:p>
          </table:table-cell>
          <table:table-cell office:value-type="float" office:value="0.140907781" calcext:value-type="float">
            <text:p>0.140907781</text:p>
          </table:table-cell>
          <table:table-cell office:value-type="float" office:value="0.128021852" calcext:value-type="float">
            <text:p>0.12802185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5513" calcext:value-type="float">
            <text:p>0.001115513</text:p>
          </table:table-cell>
          <table:table-cell office:value-type="float" office:value="0.000276485" calcext:value-type="float">
            <text:p>0.000276485</text:p>
          </table:table-cell>
          <table:table-cell office:value-type="float" office:value="0.001103007" calcext:value-type="float">
            <text:p>0.001103007</text:p>
          </table:table-cell>
          <table:table-cell office:value-type="float" office:value="0.001151207" calcext:value-type="float">
            <text:p>0.001151207</text:p>
          </table:table-cell>
          <table:table-cell office:value-type="float" office:value="0.00104593" calcext:value-type="float">
            <text:p>0.0010459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3334" calcext:value-type="float">
            <text:p>0.000843334</text:p>
          </table:table-cell>
          <table:table-cell office:value-type="float" office:value="0.000004306" calcext:value-type="float">
            <text:p>4.306E-06</text:p>
          </table:table-cell>
          <table:table-cell office:value-type="float" office:value="0.000830829" calcext:value-type="float">
            <text:p>0.000830829</text:p>
          </table:table-cell>
          <table:table-cell office:value-type="float" office:value="0.000879029" calcext:value-type="float">
            <text:p>0.000879029</text:p>
          </table:table-cell>
          <table:table-cell office:value-type="float" office:value="0.000773751" calcext:value-type="float">
            <text:p>0.000773751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74345378" calcext:value-type="float">
            <text:p>24.074345378</text:p>
          </table:table-cell>
          <table:table-cell office:value-type="float" office:value="24.053620153" calcext:value-type="float">
            <text:p>24.053620153</text:p>
          </table:table-cell>
          <table:table-cell office:value-type="float" office:value="24.074036482" calcext:value-type="float">
            <text:p>24.074036482</text:p>
          </table:table-cell>
          <table:table-cell office:value-type="float" office:value="24.075227079" calcext:value-type="float">
            <text:p>24.075227079</text:p>
          </table:table-cell>
          <table:table-cell office:value-type="float" office:value="24.072626601" calcext:value-type="float">
            <text:p>24.072626601</text:p>
          </table:table-cell>
          <table:table-cell office:value-type="float" office:value="25.055391849" calcext:value-type="float">
            <text:p>25.055391849</text:p>
          </table:table-cell>
          <table:table-cell/>
          <table:table-cell office:value-type="float" office:value="0.021376883" calcext:value-type="float">
            <text:p>0.021376883</text:p>
          </table:table-cell>
          <table:table-cell office:value-type="float" office:value="0.000109098" calcext:value-type="float">
            <text:p>0.000109098</text:p>
          </table:table-cell>
          <table:table-cell office:value-type="float" office:value="0.021059901" calcext:value-type="float">
            <text:p>0.021059901</text:p>
          </table:table-cell>
          <table:table-cell office:value-type="float" office:value="0.022281662" calcext:value-type="float">
            <text:p>0.022281662</text:p>
          </table:table-cell>
          <table:table-cell office:value-type="float" office:value="0.019613116" calcext:value-type="float">
            <text:p>0.019613116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<text:s/>2019-12-03 11:14:11</text:p>
          </table:table-cell>
          <table:table-cell office:value-type="float" office:value="24.06868" calcext:value-type="float">
            <text:p>24.06868</text:p>
          </table:table-cell>
          <table:table-cell office:value-type="string" calcext:value-type="string">
            <text:p><text:s/></text:p>
          </table:table-cell>
          <table:table-cell office:value-type="float" office:value="0.136537568" calcext:value-type="float">
            <text:p>0.136537568</text:p>
          </table:table-cell>
          <table:table-cell office:value-type="float" office:value="0.034028296" calcext:value-type="float">
            <text:p>0.034028296</text:p>
          </table:table-cell>
          <table:table-cell office:value-type="float" office:value="0.135095136" calcext:value-type="float">
            <text:p>0.135095136</text:p>
          </table:table-cell>
          <table:table-cell office:value-type="float" office:value="0.140863078" calcext:value-type="float">
            <text:p>0.140863078</text:p>
          </table:table-cell>
          <table:table-cell office:value-type="float" office:value="0.127654091" calcext:value-type="float">
            <text:p>0.12765409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5503" calcext:value-type="float">
            <text:p>0.001115503</text:p>
          </table:table-cell>
          <table:table-cell office:value-type="float" office:value="0.000278009" calcext:value-type="float">
            <text:p>0.000278009</text:p>
          </table:table-cell>
          <table:table-cell office:value-type="float" office:value="0.001103718" calcext:value-type="float">
            <text:p>0.001103718</text:p>
          </table:table-cell>
          <table:table-cell office:value-type="float" office:value="0.001150842" calcext:value-type="float">
            <text:p>0.001150842</text:p>
          </table:table-cell>
          <table:table-cell office:value-type="float" office:value="0.001042926" calcext:value-type="float">
            <text:p>0.00104292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3324" calcext:value-type="float">
            <text:p>0.000843324</text:p>
          </table:table-cell>
          <table:table-cell office:value-type="float" office:value="0.00000583" calcext:value-type="float">
            <text:p>5.83E-06</text:p>
          </table:table-cell>
          <table:table-cell office:value-type="float" office:value="0.00083154" calcext:value-type="float">
            <text:p>0.00083154</text:p>
          </table:table-cell>
          <table:table-cell office:value-type="float" office:value="0.000878663" calcext:value-type="float">
            <text:p>0.000878663</text:p>
          </table:table-cell>
          <table:table-cell office:value-type="float" office:value="0.000770747" calcext:value-type="float">
            <text:p>0.000770747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89506707" calcext:value-type="float">
            <text:p>24.089506707</text:p>
          </table:table-cell>
          <table:table-cell office:value-type="float" office:value="24.068819658" calcext:value-type="float">
            <text:p>24.068819658</text:p>
          </table:table-cell>
          <table:table-cell office:value-type="float" office:value="24.089215617" calcext:value-type="float">
            <text:p>24.089215617</text:p>
          </table:table-cell>
          <table:table-cell office:value-type="float" office:value="24.090379615" calcext:value-type="float">
            <text:p>24.090379615</text:p>
          </table:table-cell>
          <table:table-cell office:value-type="float" office:value="24.087713978" calcext:value-type="float">
            <text:p>24.087713978</text:p>
          </table:table-cell>
          <table:table-cell office:value-type="float" office:value="25.070539973" calcext:value-type="float">
            <text:p>25.070539973</text:p>
          </table:table-cell>
          <table:table-cell/>
          <table:table-cell office:value-type="float" office:value="0.021376636" calcext:value-type="float">
            <text:p>0.021376636</text:p>
          </table:table-cell>
          <table:table-cell office:value-type="float" office:value="0.000147734" calcext:value-type="float">
            <text:p>0.000147734</text:p>
          </table:table-cell>
          <table:table-cell office:value-type="float" office:value="0.021077923" calcext:value-type="float">
            <text:p>0.021077923</text:p>
          </table:table-cell>
          <table:table-cell office:value-type="float" office:value="0.022272404" calcext:value-type="float">
            <text:p>0.022272404</text:p>
          </table:table-cell>
          <table:table-cell office:value-type="float" office:value="0.019536957" calcext:value-type="float">
            <text:p>0.019536957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<text:s/>2019-12-03 11:14:12</text:p>
          </table:table-cell>
          <table:table-cell office:value-type="float" office:value="24.06362" calcext:value-type="float">
            <text:p>24.06362</text:p>
          </table:table-cell>
          <table:table-cell office:value-type="string" calcext:value-type="string">
            <text:p><text:s/></text:p>
          </table:table-cell>
          <table:table-cell office:value-type="float" office:value="0.13651313" calcext:value-type="float">
            <text:p>0.13651313</text:p>
          </table:table-cell>
          <table:table-cell office:value-type="float" office:value="0.034270887" calcext:value-type="float">
            <text:p>0.034270887</text:p>
          </table:table-cell>
          <table:table-cell office:value-type="float" office:value="0.134341733" calcext:value-type="float">
            <text:p>0.134341733</text:p>
          </table:table-cell>
          <table:table-cell office:value-type="float" office:value="0.141001361" calcext:value-type="float">
            <text:p>0.141001361</text:p>
          </table:table-cell>
          <table:table-cell office:value-type="float" office:value="0.127857343" calcext:value-type="float">
            <text:p>0.12785734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5303" calcext:value-type="float">
            <text:p>0.001115303</text:p>
          </table:table-cell>
          <table:table-cell office:value-type="float" office:value="0.000279991" calcext:value-type="float">
            <text:p>0.000279991</text:p>
          </table:table-cell>
          <table:table-cell office:value-type="float" office:value="0.001097563" calcext:value-type="float">
            <text:p>0.001097563</text:p>
          </table:table-cell>
          <table:table-cell office:value-type="float" office:value="0.001151972" calcext:value-type="float">
            <text:p>0.001151972</text:p>
          </table:table-cell>
          <table:table-cell office:value-type="float" office:value="0.001044586" calcext:value-type="float">
            <text:p>0.00104458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3125" calcext:value-type="float">
            <text:p>0.000843125</text:p>
          </table:table-cell>
          <table:table-cell office:value-type="float" office:value="0.000007812" calcext:value-type="float">
            <text:p>7.812E-06</text:p>
          </table:table-cell>
          <table:table-cell office:value-type="float" office:value="0.000825384" calcext:value-type="float">
            <text:p>0.000825384</text:p>
          </table:table-cell>
          <table:table-cell office:value-type="float" office:value="0.000879793" calcext:value-type="float">
            <text:p>0.000879793</text:p>
          </table:table-cell>
          <table:table-cell office:value-type="float" office:value="0.000772407" calcext:value-type="float">
            <text:p>0.000772407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84447918" calcext:value-type="float">
            <text:p>24.084447918</text:p>
          </table:table-cell>
          <table:table-cell office:value-type="float" office:value="24.063814663" calcext:value-type="float">
            <text:p>24.063814663</text:p>
          </table:table-cell>
          <table:table-cell office:value-type="float" office:value="24.084009718" calcext:value-type="float">
            <text:p>24.084009718</text:p>
          </table:table-cell>
          <table:table-cell office:value-type="float" office:value="24.085353668" calcext:value-type="float">
            <text:p>24.085353668</text:p>
          </table:table-cell>
          <table:table-cell office:value-type="float" office:value="24.08270113" calcext:value-type="float">
            <text:p>24.08270113</text:p>
          </table:table-cell>
          <table:table-cell office:value-type="float" office:value="25.065490598" calcext:value-type="float">
            <text:p>25.065490598</text:p>
          </table:table-cell>
          <table:table-cell/>
          <table:table-cell office:value-type="float" office:value="0.021371575" calcext:value-type="float">
            <text:p>0.021371575</text:p>
          </table:table-cell>
          <table:table-cell office:value-type="float" office:value="0.000197974" calcext:value-type="float">
            <text:p>0.000197974</text:p>
          </table:table-cell>
          <table:table-cell office:value-type="float" office:value="0.020921901" calcext:value-type="float">
            <text:p>0.020921901</text:p>
          </table:table-cell>
          <table:table-cell office:value-type="float" office:value="0.022301041" calcext:value-type="float">
            <text:p>0.022301041</text:p>
          </table:table-cell>
          <table:table-cell office:value-type="float" office:value="0.019579048" calcext:value-type="float">
            <text:p>0.019579048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<text:s/>2019-12-03 11:14:13</text:p>
          </table:table-cell>
          <table:table-cell office:value-type="float" office:value="24.05351" calcext:value-type="float">
            <text:p>24.05351</text:p>
          </table:table-cell>
          <table:table-cell office:value-type="string" calcext:value-type="string">
            <text:p><text:s/></text:p>
          </table:table-cell>
          <table:table-cell office:value-type="float" office:value="0.13653876" calcext:value-type="float">
            <text:p>0.13653876</text:p>
          </table:table-cell>
          <table:table-cell office:value-type="float" office:value="0.034939055" calcext:value-type="float">
            <text:p>0.034939055</text:p>
          </table:table-cell>
          <table:table-cell office:value-type="float" office:value="0.134469287" calcext:value-type="float">
            <text:p>0.134469287</text:p>
          </table:table-cell>
          <table:table-cell office:value-type="float" office:value="0.14094712" calcext:value-type="float">
            <text:p>0.14094712</text:p>
          </table:table-cell>
          <table:table-cell office:value-type="float" office:value="0.127718464" calcext:value-type="float">
            <text:p>0.12771846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5513" calcext:value-type="float">
            <text:p>0.001115513</text:p>
          </table:table-cell>
          <table:table-cell office:value-type="float" office:value="0.00028545" calcext:value-type="float">
            <text:p>0.00028545</text:p>
          </table:table-cell>
          <table:table-cell office:value-type="float" office:value="0.001098605" calcext:value-type="float">
            <text:p>0.001098605</text:p>
          </table:table-cell>
          <table:table-cell office:value-type="float" office:value="0.001151529" calcext:value-type="float">
            <text:p>0.001151529</text:p>
          </table:table-cell>
          <table:table-cell office:value-type="float" office:value="0.001043452" calcext:value-type="float">
            <text:p>0.00104345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3334" calcext:value-type="float">
            <text:p>0.000843334</text:p>
          </table:table-cell>
          <table:table-cell office:value-type="float" office:value="0.000013271" calcext:value-type="float">
            <text:p>1.3271E-05</text:p>
          </table:table-cell>
          <table:table-cell office:value-type="float" office:value="0.000826426" calcext:value-type="float">
            <text:p>0.000826426</text:p>
          </table:table-cell>
          <table:table-cell office:value-type="float" office:value="0.00087935" calcext:value-type="float">
            <text:p>0.00087935</text:p>
          </table:table-cell>
          <table:table-cell office:value-type="float" office:value="0.000771273" calcext:value-type="float">
            <text:p>0.000771273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74345378" calcext:value-type="float">
            <text:p>24.074345378</text:p>
          </table:table-cell>
          <table:table-cell office:value-type="float" office:value="24.053841605" calcext:value-type="float">
            <text:p>24.053841605</text:p>
          </table:table-cell>
          <table:table-cell office:value-type="float" office:value="24.073927743" calcext:value-type="float">
            <text:p>24.073927743</text:p>
          </table:table-cell>
          <table:table-cell office:value-type="float" office:value="24.075235018" calcext:value-type="float">
            <text:p>24.075235018</text:p>
          </table:table-cell>
          <table:table-cell office:value-type="float" office:value="24.072565375" calcext:value-type="float">
            <text:p>24.072565375</text:p>
          </table:table-cell>
          <table:table-cell office:value-type="float" office:value="25.055391849" calcext:value-type="float">
            <text:p>25.055391849</text:p>
          </table:table-cell>
          <table:table-cell/>
          <table:table-cell office:value-type="float" office:value="0.021376883" calcext:value-type="float">
            <text:p>0.021376883</text:p>
          </table:table-cell>
          <table:table-cell office:value-type="float" office:value="0.000336348" calcext:value-type="float">
            <text:p>0.000336348</text:p>
          </table:table-cell>
          <table:table-cell office:value-type="float" office:value="0.020948316" calcext:value-type="float">
            <text:p>0.020948316</text:p>
          </table:table-cell>
          <table:table-cell office:value-type="float" office:value="0.022289809" calcext:value-type="float">
            <text:p>0.022289809</text:p>
          </table:table-cell>
          <table:table-cell office:value-type="float" office:value="0.019550288" calcext:value-type="float">
            <text:p>0.019550288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<text:s/>2019-12-03 11:14:15</text:p>
          </table:table-cell>
          <table:table-cell office:value-type="float" office:value="24.06362" calcext:value-type="float">
            <text:p>24.06362</text:p>
          </table:table-cell>
          <table:table-cell office:value-type="string" calcext:value-type="string">
            <text:p><text:s/></text:p>
          </table:table-cell>
          <table:table-cell office:value-type="float" office:value="0.136485116" calcext:value-type="float">
            <text:p>0.136485116</text:p>
          </table:table-cell>
          <table:table-cell office:value-type="float" office:value="0.035613183" calcext:value-type="float">
            <text:p>0.035613183</text:p>
          </table:table-cell>
          <table:table-cell office:value-type="float" office:value="0.134776251" calcext:value-type="float">
            <text:p>0.134776251</text:p>
          </table:table-cell>
          <table:table-cell office:value-type="float" office:value="0.140925067" calcext:value-type="float">
            <text:p>0.140925067</text:p>
          </table:table-cell>
          <table:table-cell office:value-type="float" office:value="0.127338782" calcext:value-type="float">
            <text:p>0.12733878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5074" calcext:value-type="float">
            <text:p>0.001115074</text:p>
          </table:table-cell>
          <table:table-cell office:value-type="float" office:value="0.000290957" calcext:value-type="float">
            <text:p>0.000290957</text:p>
          </table:table-cell>
          <table:table-cell office:value-type="float" office:value="0.001101113" calcext:value-type="float">
            <text:p>0.001101113</text:p>
          </table:table-cell>
          <table:table-cell office:value-type="float" office:value="0.001151349" calcext:value-type="float">
            <text:p>0.001151349</text:p>
          </table:table-cell>
          <table:table-cell office:value-type="float" office:value="0.00104035" calcext:value-type="float">
            <text:p>0.0010403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2896" calcext:value-type="float">
            <text:p>0.000842896</text:p>
          </table:table-cell>
          <table:table-cell office:value-type="float" office:value="0.000018779" calcext:value-type="float">
            <text:p>1.8779E-05</text:p>
          </table:table-cell>
          <table:table-cell office:value-type="float" office:value="0.000828934" calcext:value-type="float">
            <text:p>0.000828934</text:p>
          </table:table-cell>
          <table:table-cell office:value-type="float" office:value="0.00087917" calcext:value-type="float">
            <text:p>0.00087917</text:p>
          </table:table-cell>
          <table:table-cell office:value-type="float" office:value="0.000768171" calcext:value-type="float">
            <text:p>0.000768171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84442265" calcext:value-type="float">
            <text:p>24.084442265</text:p>
          </table:table-cell>
          <table:table-cell office:value-type="float" office:value="24.064085552" calcext:value-type="float">
            <text:p>24.064085552</text:p>
          </table:table-cell>
          <table:table-cell office:value-type="float" office:value="24.084097406" calcext:value-type="float">
            <text:p>24.084097406</text:p>
          </table:table-cell>
          <table:table-cell office:value-type="float" office:value="24.085338272" calcext:value-type="float">
            <text:p>24.085338272</text:p>
          </table:table-cell>
          <table:table-cell office:value-type="float" office:value="24.082596482" calcext:value-type="float">
            <text:p>24.082596482</text:p>
          </table:table-cell>
          <table:table-cell office:value-type="float" office:value="25.065490598" calcext:value-type="float">
            <text:p>25.065490598</text:p>
          </table:table-cell>
          <table:table-cell/>
          <table:table-cell office:value-type="float" office:value="0.021365774" calcext:value-type="float">
            <text:p>0.021365774</text:p>
          </table:table-cell>
          <table:table-cell office:value-type="float" office:value="0.000475957" calcext:value-type="float">
            <text:p>0.000475957</text:p>
          </table:table-cell>
          <table:table-cell office:value-type="float" office:value="0.021011885" calcext:value-type="float">
            <text:p>0.021011885</text:p>
          </table:table-cell>
          <table:table-cell office:value-type="float" office:value="0.022285242" calcext:value-type="float">
            <text:p>0.022285242</text:p>
          </table:table-cell>
          <table:table-cell office:value-type="float" office:value="0.019471659" calcext:value-type="float">
            <text:p>0.019471659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<text:s/>2019-12-03 11:14:16</text:p>
          </table:table-cell>
          <table:table-cell office:value-type="float" office:value="24.04341" calcext:value-type="float">
            <text:p>24.04341</text:p>
          </table:table-cell>
          <table:table-cell office:value-type="string" calcext:value-type="string">
            <text:p><text:s/></text:p>
          </table:table-cell>
          <table:table-cell office:value-type="float" office:value="0.136522071" calcext:value-type="float">
            <text:p>0.136522071</text:p>
          </table:table-cell>
          <table:table-cell office:value-type="float" office:value="0.035175089" calcext:value-type="float">
            <text:p>0.035175089</text:p>
          </table:table-cell>
          <table:table-cell office:value-type="float" office:value="0.134502069" calcext:value-type="float">
            <text:p>0.134502069</text:p>
          </table:table-cell>
          <table:table-cell office:value-type="float" office:value="0.140776651" calcext:value-type="float">
            <text:p>0.140776651</text:p>
          </table:table-cell>
          <table:table-cell office:value-type="float" office:value="0.127579585" calcext:value-type="float">
            <text:p>0.12757958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5376" calcext:value-type="float">
            <text:p>0.001115376</text:p>
          </table:table-cell>
          <table:table-cell office:value-type="float" office:value="0.000287378" calcext:value-type="float">
            <text:p>0.000287378</text:p>
          </table:table-cell>
          <table:table-cell office:value-type="float" office:value="0.001098873" calcext:value-type="float">
            <text:p>0.001098873</text:p>
          </table:table-cell>
          <table:table-cell office:value-type="float" office:value="0.001150136" calcext:value-type="float">
            <text:p>0.001150136</text:p>
          </table:table-cell>
          <table:table-cell office:value-type="float" office:value="0.001042317" calcext:value-type="float">
            <text:p>0.00104231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3198" calcext:value-type="float">
            <text:p>0.000843198</text:p>
          </table:table-cell>
          <table:table-cell office:value-type="float" office:value="0.000015199" calcext:value-type="float">
            <text:p>1.5199E-05</text:p>
          </table:table-cell>
          <table:table-cell office:value-type="float" office:value="0.000826694" calcext:value-type="float">
            <text:p>0.000826694</text:p>
          </table:table-cell>
          <table:table-cell office:value-type="float" office:value="0.000877957" calcext:value-type="float">
            <text:p>0.000877957</text:p>
          </table:table-cell>
          <table:table-cell office:value-type="float" office:value="0.000770138" calcext:value-type="float">
            <text:p>0.000770138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64234299" calcext:value-type="float">
            <text:p>24.064234299</text:p>
          </table:table-cell>
          <table:table-cell office:value-type="float" office:value="24.043781339" calcext:value-type="float">
            <text:p>24.043781339</text:p>
          </table:table-cell>
          <table:table-cell office:value-type="float" office:value="24.063826644" calcext:value-type="float">
            <text:p>24.063826644</text:p>
          </table:table-cell>
          <table:table-cell office:value-type="float" office:value="24.065092913" calcext:value-type="float">
            <text:p>24.065092913</text:p>
          </table:table-cell>
          <table:table-cell office:value-type="float" office:value="24.06242962" calcext:value-type="float">
            <text:p>24.06242962</text:p>
          </table:table-cell>
          <table:table-cell office:value-type="float" office:value="25.045293103" calcext:value-type="float">
            <text:p>25.045293103</text:p>
          </table:table-cell>
          <table:table-cell/>
          <table:table-cell office:value-type="float" office:value="0.021373427" calcext:value-type="float">
            <text:p>0.021373427</text:p>
          </table:table-cell>
          <table:table-cell office:value-type="float" office:value="0.00038523" calcext:value-type="float">
            <text:p>0.00038523</text:p>
          </table:table-cell>
          <table:table-cell office:value-type="float" office:value="0.020955105" calcext:value-type="float">
            <text:p>0.020955105</text:p>
          </table:table-cell>
          <table:table-cell office:value-type="float" office:value="0.022254506" calcext:value-type="float">
            <text:p>0.022254506</text:p>
          </table:table-cell>
          <table:table-cell office:value-type="float" office:value="0.019521527" calcext:value-type="float">
            <text:p>0.019521527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<text:s/>2019-12-03 11:14:17</text:p>
          </table:table-cell>
          <table:table-cell office:value-type="float" office:value="24.04846" calcext:value-type="float">
            <text:p>24.04846</text:p>
          </table:table-cell>
          <table:table-cell office:value-type="string" calcext:value-type="string">
            <text:p><text:s/></text:p>
          </table:table-cell>
          <table:table-cell office:value-type="float" office:value="0.136447565" calcext:value-type="float">
            <text:p>0.136447565</text:p>
          </table:table-cell>
          <table:table-cell office:value-type="float" office:value="0.034017567" calcext:value-type="float">
            <text:p>0.034017567</text:p>
          </table:table-cell>
          <table:table-cell office:value-type="float" office:value="0.135137455" calcext:value-type="float">
            <text:p>0.135137455</text:p>
          </table:table-cell>
          <table:table-cell office:value-type="float" office:value="0.140782015" calcext:value-type="float">
            <text:p>0.140782015</text:p>
          </table:table-cell>
          <table:table-cell office:value-type="float" office:value="0.127694026" calcext:value-type="float">
            <text:p>0.12769402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4768" calcext:value-type="float">
            <text:p>0.001114768</text:p>
          </table:table-cell>
          <table:table-cell office:value-type="float" office:value="0.000277921" calcext:value-type="float">
            <text:p>0.000277921</text:p>
          </table:table-cell>
          <table:table-cell office:value-type="float" office:value="0.001104064" calcext:value-type="float">
            <text:p>0.001104064</text:p>
          </table:table-cell>
          <table:table-cell office:value-type="float" office:value="0.00115018" calcext:value-type="float">
            <text:p>0.00115018</text:p>
          </table:table-cell>
          <table:table-cell office:value-type="float" office:value="0.001043252" calcext:value-type="float">
            <text:p>0.00104325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2589" calcext:value-type="float">
            <text:p>0.000842589</text:p>
          </table:table-cell>
          <table:table-cell office:value-type="float" office:value="0.000005742" calcext:value-type="float">
            <text:p>5.742E-06</text:p>
          </table:table-cell>
          <table:table-cell office:value-type="float" office:value="0.000831885" calcext:value-type="float">
            <text:p>0.000831885</text:p>
          </table:table-cell>
          <table:table-cell office:value-type="float" office:value="0.000878001" calcext:value-type="float">
            <text:p>0.000878001</text:p>
          </table:table-cell>
          <table:table-cell office:value-type="float" office:value="0.000771073" calcext:value-type="float">
            <text:p>0.000771073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69273118" calcext:value-type="float">
            <text:p>24.069273118</text:p>
          </table:table-cell>
          <table:table-cell office:value-type="float" office:value="24.048601687" calcext:value-type="float">
            <text:p>24.048601687</text:p>
          </table:table-cell>
          <table:table-cell office:value-type="float" office:value="24.069008727" calcext:value-type="float">
            <text:p>24.069008727</text:p>
          </table:table-cell>
          <table:table-cell office:value-type="float" office:value="24.070147847" calcext:value-type="float">
            <text:p>24.070147847</text:p>
          </table:table-cell>
          <table:table-cell office:value-type="float" office:value="24.067506579" calcext:value-type="float">
            <text:p>24.067506579</text:p>
          </table:table-cell>
          <table:table-cell office:value-type="float" office:value="25.050342475" calcext:value-type="float">
            <text:p>25.050342475</text:p>
          </table:table-cell>
          <table:table-cell/>
          <table:table-cell office:value-type="float" office:value="0.021357997" calcext:value-type="float">
            <text:p>0.021357997</text:p>
          </table:table-cell>
          <table:table-cell office:value-type="float" office:value="0.000145512" calcext:value-type="float">
            <text:p>0.000145512</text:p>
          </table:table-cell>
          <table:table-cell office:value-type="float" office:value="0.021086687" calcext:value-type="float">
            <text:p>0.021086687</text:p>
          </table:table-cell>
          <table:table-cell office:value-type="float" office:value="0.022255617" calcext:value-type="float">
            <text:p>0.022255617</text:p>
          </table:table-cell>
          <table:table-cell office:value-type="float" office:value="0.019545227" calcext:value-type="float">
            <text:p>0.019545227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<text:s/>2019-12-03 11:14:19</text:p>
          </table:table-cell>
          <table:table-cell office:value-type="float" office:value="24.05351" calcext:value-type="float">
            <text:p>24.05351</text:p>
          </table:table-cell>
          <table:table-cell office:value-type="string" calcext:value-type="string">
            <text:p><text:s/></text:p>
          </table:table-cell>
          <table:table-cell office:value-type="float" office:value="0.136665122" calcext:value-type="float">
            <text:p>0.136665122</text:p>
          </table:table-cell>
          <table:table-cell office:value-type="float" office:value="0.033526425" calcext:value-type="float">
            <text:p>0.033526425</text:p>
          </table:table-cell>
          <table:table-cell office:value-type="float" office:value="0.134195105" calcext:value-type="float">
            <text:p>0.134195105</text:p>
          </table:table-cell>
          <table:table-cell office:value-type="float" office:value="0.140734332" calcext:value-type="float">
            <text:p>0.140734332</text:p>
          </table:table-cell>
          <table:table-cell office:value-type="float" office:value="0.128272191" calcext:value-type="float">
            <text:p>0.12827219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6545" calcext:value-type="float">
            <text:p>0.001116545</text:p>
          </table:table-cell>
          <table:table-cell office:value-type="float" office:value="0.000273909" calcext:value-type="float">
            <text:p>0.000273909</text:p>
          </table:table-cell>
          <table:table-cell office:value-type="float" office:value="0.001096365" calcext:value-type="float">
            <text:p>0.001096365</text:p>
          </table:table-cell>
          <table:table-cell office:value-type="float" office:value="0.00114979" calcext:value-type="float">
            <text:p>0.00114979</text:p>
          </table:table-cell>
          <table:table-cell office:value-type="float" office:value="0.001047975" calcext:value-type="float">
            <text:p>0.00104797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4366" calcext:value-type="float">
            <text:p>0.000844366</text:p>
          </table:table-cell>
          <table:table-cell office:value-type="float" office:value="0.00000173" calcext:value-type="float">
            <text:p>1.73E-06</text:p>
          </table:table-cell>
          <table:table-cell office:value-type="float" office:value="0.000824186" calcext:value-type="float">
            <text:p>0.000824186</text:p>
          </table:table-cell>
          <table:table-cell office:value-type="float" office:value="0.000877611" calcext:value-type="float">
            <text:p>0.000877611</text:p>
          </table:table-cell>
          <table:table-cell office:value-type="float" office:value="0.000775797" calcext:value-type="float">
            <text:p>0.000775797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74370879" calcext:value-type="float">
            <text:p>24.074370879</text:p>
          </table:table-cell>
          <table:table-cell office:value-type="float" office:value="24.05355652" calcext:value-type="float">
            <text:p>24.05355652</text:p>
          </table:table-cell>
          <table:table-cell office:value-type="float" office:value="24.073872411" calcext:value-type="float">
            <text:p>24.073872411</text:p>
          </table:table-cell>
          <table:table-cell office:value-type="float" office:value="24.075192076" calcext:value-type="float">
            <text:p>24.075192076</text:p>
          </table:table-cell>
          <table:table-cell office:value-type="float" office:value="24.072677121" calcext:value-type="float">
            <text:p>24.072677121</text:p>
          </table:table-cell>
          <table:table-cell office:value-type="float" office:value="25.055391849" calcext:value-type="float">
            <text:p>25.055391849</text:p>
          </table:table-cell>
          <table:table-cell/>
          <table:table-cell office:value-type="float" office:value="0.021403051" calcext:value-type="float">
            <text:p>0.021403051</text:p>
          </table:table-cell>
          <table:table-cell office:value-type="float" office:value="0.000043799" calcext:value-type="float">
            <text:p>4.3799E-05</text:p>
          </table:table-cell>
          <table:table-cell office:value-type="float" office:value="0.020891536" calcext:value-type="float">
            <text:p>0.020891536</text:p>
          </table:table-cell>
          <table:table-cell office:value-type="float" office:value="0.022245743" calcext:value-type="float">
            <text:p>0.022245743</text:p>
          </table:table-cell>
          <table:table-cell office:value-type="float" office:value="0.019664959" calcext:value-type="float">
            <text:p>0.019664959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<text:s/>2019-12-03 11:14:20</text:p>
          </table:table-cell>
          <table:table-cell office:value-type="float" office:value="24.04341" calcext:value-type="float">
            <text:p>24.04341</text:p>
          </table:table-cell>
          <table:table-cell office:value-type="string" calcext:value-type="string">
            <text:p><text:s/></text:p>
          </table:table-cell>
          <table:table-cell office:value-type="float" office:value="0.13664128" calcext:value-type="float">
            <text:p>0.13664128</text:p>
          </table:table-cell>
          <table:table-cell office:value-type="float" office:value="0.035655503" calcext:value-type="float">
            <text:p>0.035655503</text:p>
          </table:table-cell>
          <table:table-cell office:value-type="float" office:value="0.13471903" calcext:value-type="float">
            <text:p>0.13471903</text:p>
          </table:table-cell>
          <table:table-cell office:value-type="float" office:value="0.140650289" calcext:value-type="float">
            <text:p>0.140650289</text:p>
          </table:table-cell>
          <table:table-cell office:value-type="float" office:value="0.127331034" calcext:value-type="float">
            <text:p>0.12733103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635" calcext:value-type="float">
            <text:p>0.00111635</text:p>
          </table:table-cell>
          <table:table-cell office:value-type="float" office:value="0.000291303" calcext:value-type="float">
            <text:p>0.000291303</text:p>
          </table:table-cell>
          <table:table-cell office:value-type="float" office:value="0.001100646" calcext:value-type="float">
            <text:p>0.001100646</text:p>
          </table:table-cell>
          <table:table-cell office:value-type="float" office:value="0.001149104" calcext:value-type="float">
            <text:p>0.001149104</text:p>
          </table:table-cell>
          <table:table-cell office:value-type="float" office:value="0.001040286" calcext:value-type="float">
            <text:p>0.00104028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4171" calcext:value-type="float">
            <text:p>0.000844171</text:p>
          </table:table-cell>
          <table:table-cell office:value-type="float" office:value="0.000019124" calcext:value-type="float">
            <text:p>1.9124E-05</text:p>
          </table:table-cell>
          <table:table-cell office:value-type="float" office:value="0.000828467" calcext:value-type="float">
            <text:p>0.000828467</text:p>
          </table:table-cell>
          <table:table-cell office:value-type="float" office:value="0.000876925" calcext:value-type="float">
            <text:p>0.000876925</text:p>
          </table:table-cell>
          <table:table-cell office:value-type="float" office:value="0.000768107" calcext:value-type="float">
            <text:p>0.000768107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64258356" calcext:value-type="float">
            <text:p>24.064258356</text:p>
          </table:table-cell>
          <table:table-cell office:value-type="float" office:value="24.043878293" calcext:value-type="float">
            <text:p>24.043878293</text:p>
          </table:table-cell>
          <table:table-cell office:value-type="float" office:value="24.063870428" calcext:value-type="float">
            <text:p>24.063870428</text:p>
          </table:table-cell>
          <table:table-cell office:value-type="float" office:value="24.065067412" calcext:value-type="float">
            <text:p>24.065067412</text:p>
          </table:table-cell>
          <table:table-cell office:value-type="float" office:value="24.06237946" calcext:value-type="float">
            <text:p>24.06237946</text:p>
          </table:table-cell>
          <table:table-cell office:value-type="float" office:value="25.045293103" calcext:value-type="float">
            <text:p>25.045293103</text:p>
          </table:table-cell>
          <table:table-cell/>
          <table:table-cell office:value-type="float" office:value="0.021398114" calcext:value-type="float">
            <text:p>0.021398114</text:p>
          </table:table-cell>
          <table:table-cell office:value-type="float" office:value="0.000484721" calcext:value-type="float">
            <text:p>0.000484721</text:p>
          </table:table-cell>
          <table:table-cell office:value-type="float" office:value="0.021000035" calcext:value-type="float">
            <text:p>0.021000035</text:p>
          </table:table-cell>
          <table:table-cell office:value-type="float" office:value="0.022228338" calcext:value-type="float">
            <text:p>0.022228338</text:p>
          </table:table-cell>
          <table:table-cell office:value-type="float" office:value="0.019470055" calcext:value-type="float">
            <text:p>0.019470055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<text:s/>2019-12-03 11:14:21</text:p>
          </table:table-cell>
          <table:table-cell office:value-type="float" office:value="24.03835" calcext:value-type="float">
            <text:p>24.03835</text:p>
          </table:table-cell>
          <table:table-cell office:value-type="string" calcext:value-type="string">
            <text:p><text:s/></text:p>
          </table:table-cell>
          <table:table-cell office:value-type="float" office:value="0.13649048" calcext:value-type="float">
            <text:p>0.13649048</text:p>
          </table:table-cell>
          <table:table-cell office:value-type="float" office:value="0.033630137" calcext:value-type="float">
            <text:p>0.033630137</text:p>
          </table:table-cell>
          <table:table-cell office:value-type="float" office:value="0.134766714" calcext:value-type="float">
            <text:p>0.134766714</text:p>
          </table:table-cell>
          <table:table-cell office:value-type="float" office:value="0.140488761" calcext:value-type="float">
            <text:p>0.140488761</text:p>
          </table:table-cell>
          <table:table-cell office:value-type="float" office:value="0.128457562" calcext:value-type="float">
            <text:p>0.12845756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5118" calcext:value-type="float">
            <text:p>0.001115118</text:p>
          </table:table-cell>
          <table:table-cell office:value-type="float" office:value="0.000274756" calcext:value-type="float">
            <text:p>0.000274756</text:p>
          </table:table-cell>
          <table:table-cell office:value-type="float" office:value="0.001101035" calcext:value-type="float">
            <text:p>0.001101035</text:p>
          </table:table-cell>
          <table:table-cell office:value-type="float" office:value="0.001147784" calcext:value-type="float">
            <text:p>0.001147784</text:p>
          </table:table-cell>
          <table:table-cell office:value-type="float" office:value="0.00104949" calcext:value-type="float">
            <text:p>0.0010494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2939" calcext:value-type="float">
            <text:p>0.000842939</text:p>
          </table:table-cell>
          <table:table-cell office:value-type="float" office:value="0.000002577" calcext:value-type="float">
            <text:p>2.577E-06</text:p>
          </table:table-cell>
          <table:table-cell office:value-type="float" office:value="0.000828856" calcext:value-type="float">
            <text:p>0.000828856</text:p>
          </table:table-cell>
          <table:table-cell office:value-type="float" office:value="0.000875605" calcext:value-type="float">
            <text:p>0.000875605</text:p>
          </table:table-cell>
          <table:table-cell office:value-type="float" office:value="0.000777311" calcext:value-type="float">
            <text:p>0.000777311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59174068" calcext:value-type="float">
            <text:p>24.059174068</text:p>
          </table:table-cell>
          <table:table-cell office:value-type="float" office:value="24.038415597" calcext:value-type="float">
            <text:p>24.038415597</text:p>
          </table:table-cell>
          <table:table-cell office:value-type="float" office:value="24.058826195" calcext:value-type="float">
            <text:p>24.058826195</text:p>
          </table:table-cell>
          <table:table-cell office:value-type="float" office:value="24.059980962" calcext:value-type="float">
            <text:p>24.059980962</text:p>
          </table:table-cell>
          <table:table-cell office:value-type="float" office:value="24.057552942" calcext:value-type="float">
            <text:p>24.057552942</text:p>
          </table:table-cell>
          <table:table-cell office:value-type="float" office:value="25.040243731" calcext:value-type="float">
            <text:p>25.040243731</text:p>
          </table:table-cell>
          <table:table-cell/>
          <table:table-cell office:value-type="float" office:value="0.021366885" calcext:value-type="float">
            <text:p>0.021366885</text:p>
          </table:table-cell>
          <table:table-cell office:value-type="float" office:value="0.000065277" calcext:value-type="float">
            <text:p>6.5277E-05</text:p>
          </table:table-cell>
          <table:table-cell office:value-type="float" office:value="0.02100991" calcext:value-type="float">
            <text:p>0.02100991</text:p>
          </table:table-cell>
          <table:table-cell office:value-type="float" office:value="0.022194887" calcext:value-type="float">
            <text:p>0.022194887</text:p>
          </table:table-cell>
          <table:table-cell office:value-type="float" office:value="0.019703348" calcext:value-type="float">
            <text:p>0.019703348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<text:s/>2019-12-03 11:14:22</text:p>
          </table:table-cell>
          <table:table-cell office:value-type="float" office:value="24.03835" calcext:value-type="float">
            <text:p>24.03835</text:p>
          </table:table-cell>
          <table:table-cell office:value-type="string" calcext:value-type="string">
            <text:p><text:s/></text:p>
          </table:table-cell>
          <table:table-cell office:value-type="float" office:value="0.136523859" calcext:value-type="float">
            <text:p>0.136523859</text:p>
          </table:table-cell>
          <table:table-cell office:value-type="float" office:value="0.035506491" calcext:value-type="float">
            <text:p>0.035506491</text:p>
          </table:table-cell>
          <table:table-cell office:value-type="float" office:value="0.134575979" calcext:value-type="float">
            <text:p>0.134575979</text:p>
          </table:table-cell>
          <table:table-cell office:value-type="float" office:value="0.140521543" calcext:value-type="float">
            <text:p>0.140521543</text:p>
          </table:table-cell>
          <table:table-cell office:value-type="float" office:value="0.127540246" calcext:value-type="float">
            <text:p>0.12754024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5391" calcext:value-type="float">
            <text:p>0.001115391</text:p>
          </table:table-cell>
          <table:table-cell office:value-type="float" office:value="0.000290086" calcext:value-type="float">
            <text:p>0.000290086</text:p>
          </table:table-cell>
          <table:table-cell office:value-type="float" office:value="0.001099477" calcext:value-type="float">
            <text:p>0.001099477</text:p>
          </table:table-cell>
          <table:table-cell office:value-type="float" office:value="0.001148052" calcext:value-type="float">
            <text:p>0.001148052</text:p>
          </table:table-cell>
          <table:table-cell office:value-type="float" office:value="0.001041995" calcext:value-type="float">
            <text:p>0.00104199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3212" calcext:value-type="float">
            <text:p>0.000843212</text:p>
          </table:table-cell>
          <table:table-cell office:value-type="float" office:value="0.000017907" calcext:value-type="float">
            <text:p>1.7907E-05</text:p>
          </table:table-cell>
          <table:table-cell office:value-type="float" office:value="0.000827298" calcext:value-type="float">
            <text:p>0.000827298</text:p>
          </table:table-cell>
          <table:table-cell office:value-type="float" office:value="0.000875873" calcext:value-type="float">
            <text:p>0.000875873</text:p>
          </table:table-cell>
          <table:table-cell office:value-type="float" office:value="0.000769817" calcext:value-type="float">
            <text:p>0.000769817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59180805" calcext:value-type="float">
            <text:p>24.059180805</text:p>
          </table:table-cell>
          <table:table-cell office:value-type="float" office:value="24.038794272" calcext:value-type="float">
            <text:p>24.038794272</text:p>
          </table:table-cell>
          <table:table-cell office:value-type="float" office:value="24.058787702" calcext:value-type="float">
            <text:p>24.058787702</text:p>
          </table:table-cell>
          <table:table-cell office:value-type="float" office:value="24.059987578" calcext:value-type="float">
            <text:p>24.059987578</text:p>
          </table:table-cell>
          <table:table-cell office:value-type="float" office:value="24.057367818" calcext:value-type="float">
            <text:p>24.057367818</text:p>
          </table:table-cell>
          <table:table-cell office:value-type="float" office:value="25.040243731" calcext:value-type="float">
            <text:p>25.040243731</text:p>
          </table:table-cell>
          <table:table-cell/>
          <table:table-cell office:value-type="float" office:value="0.021373797" calcext:value-type="float">
            <text:p>0.021373797</text:p>
          </table:table-cell>
          <table:table-cell office:value-type="float" office:value="0.000453861" calcext:value-type="float">
            <text:p>0.000453861</text:p>
          </table:table-cell>
          <table:table-cell office:value-type="float" office:value="0.020970411" calcext:value-type="float">
            <text:p>0.020970411</text:p>
          </table:table-cell>
          <table:table-cell office:value-type="float" office:value="0.022201676" calcext:value-type="float">
            <text:p>0.022201676</text:p>
          </table:table-cell>
          <table:table-cell office:value-type="float" office:value="0.01951338" calcext:value-type="float">
            <text:p>0.01951338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2019-12-03 11:14:24</text:p>
          </table:table-cell>
          <table:table-cell office:value-type="float" office:value="24.03835" calcext:value-type="float">
            <text:p>24.03835</text:p>
          </table:table-cell>
          <table:table-cell office:value-type="string" calcext:value-type="string">
            <text:p><text:s/></text:p>
          </table:table-cell>
          <table:table-cell office:value-type="float" office:value="0.136600749" calcext:value-type="float">
            <text:p>0.136600749</text:p>
          </table:table-cell>
          <table:table-cell office:value-type="float" office:value="0.034739975" calcext:value-type="float">
            <text:p>0.034739975</text:p>
          </table:table-cell>
          <table:table-cell office:value-type="float" office:value="0.135003344" calcext:value-type="float">
            <text:p>0.135003344</text:p>
          </table:table-cell>
          <table:table-cell office:value-type="float" office:value="0.140538828" calcext:value-type="float">
            <text:p>0.140538828</text:p>
          </table:table-cell>
          <table:table-cell office:value-type="float" office:value="0.127354875" calcext:value-type="float">
            <text:p>0.12735487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6019" calcext:value-type="float">
            <text:p>0.001116019</text:p>
          </table:table-cell>
          <table:table-cell office:value-type="float" office:value="0.000283823" calcext:value-type="float">
            <text:p>0.000283823</text:p>
          </table:table-cell>
          <table:table-cell office:value-type="float" office:value="0.001102969" calcext:value-type="float">
            <text:p>0.001102969</text:p>
          </table:table-cell>
          <table:table-cell office:value-type="float" office:value="0.001148193" calcext:value-type="float">
            <text:p>0.001148193</text:p>
          </table:table-cell>
          <table:table-cell office:value-type="float" office:value="0.001040481" calcext:value-type="float">
            <text:p>0.00104048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384" calcext:value-type="float">
            <text:p>0.00084384</text:p>
          </table:table-cell>
          <table:table-cell office:value-type="float" office:value="0.000011644" calcext:value-type="float">
            <text:p>1.1644E-05</text:p>
          </table:table-cell>
          <table:table-cell office:value-type="float" office:value="0.00083079" calcext:value-type="float">
            <text:p>0.00083079</text:p>
          </table:table-cell>
          <table:table-cell office:value-type="float" office:value="0.000876014" calcext:value-type="float">
            <text:p>0.000876014</text:p>
          </table:table-cell>
          <table:table-cell office:value-type="float" office:value="0.000768302" calcext:value-type="float">
            <text:p>0.000768302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59196322" calcext:value-type="float">
            <text:p>24.059196322</text:p>
          </table:table-cell>
          <table:table-cell office:value-type="float" office:value="24.038639578" calcext:value-type="float">
            <text:p>24.038639578</text:p>
          </table:table-cell>
          <table:table-cell office:value-type="float" office:value="24.058873949" calcext:value-type="float">
            <text:p>24.058873949</text:p>
          </table:table-cell>
          <table:table-cell office:value-type="float" office:value="24.059991066" calcext:value-type="float">
            <text:p>24.059991066</text:p>
          </table:table-cell>
          <table:table-cell office:value-type="float" office:value="24.057330408" calcext:value-type="float">
            <text:p>24.057330408</text:p>
          </table:table-cell>
          <table:table-cell office:value-type="float" office:value="25.040243731" calcext:value-type="float">
            <text:p>25.040243731</text:p>
          </table:table-cell>
          <table:table-cell/>
          <table:table-cell office:value-type="float" office:value="0.02138972" calcext:value-type="float">
            <text:p>0.02138972</text:p>
          </table:table-cell>
          <table:table-cell office:value-type="float" office:value="0.00029512" calcext:value-type="float">
            <text:p>0.00029512</text:p>
          </table:table-cell>
          <table:table-cell office:value-type="float" office:value="0.021058914" calcext:value-type="float">
            <text:p>0.021058914</text:p>
          </table:table-cell>
          <table:table-cell office:value-type="float" office:value="0.022205256" calcext:value-type="float">
            <text:p>0.022205256</text:p>
          </table:table-cell>
          <table:table-cell office:value-type="float" office:value="0.019474992" calcext:value-type="float">
            <text:p>0.019474992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<text:s/>2019-12-03 11:14:25</text:p>
          </table:table-cell>
          <table:table-cell office:value-type="float" office:value="24.0333" calcext:value-type="float">
            <text:p>24.0333</text:p>
          </table:table-cell>
          <table:table-cell office:value-type="string" calcext:value-type="string">
            <text:p><text:s/></text:p>
          </table:table-cell>
          <table:table-cell office:value-type="float" office:value="0.136429684" calcext:value-type="float">
            <text:p>0.136429684</text:p>
          </table:table-cell>
          <table:table-cell office:value-type="float" office:value="0.033698682" calcext:value-type="float">
            <text:p>0.033698682</text:p>
          </table:table-cell>
          <table:table-cell office:value-type="float" office:value="0.134847776" calcext:value-type="float">
            <text:p>0.134847776</text:p>
          </table:table-cell>
          <table:table-cell office:value-type="float" office:value="0.140554326" calcext:value-type="float">
            <text:p>0.140554326</text:p>
          </table:table-cell>
          <table:table-cell office:value-type="float" office:value="0.128293053" calcext:value-type="float">
            <text:p>0.12829305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4622" calcext:value-type="float">
            <text:p>0.001114622</text:p>
          </table:table-cell>
          <table:table-cell office:value-type="float" office:value="0.000275316" calcext:value-type="float">
            <text:p>0.000275316</text:p>
          </table:table-cell>
          <table:table-cell office:value-type="float" office:value="0.001101698" calcext:value-type="float">
            <text:p>0.001101698</text:p>
          </table:table-cell>
          <table:table-cell office:value-type="float" office:value="0.00114832" calcext:value-type="float">
            <text:p>0.00114832</text:p>
          </table:table-cell>
          <table:table-cell office:value-type="float" office:value="0.001048146" calcext:value-type="float">
            <text:p>0.00104814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2443" calcext:value-type="float">
            <text:p>0.000842443</text:p>
          </table:table-cell>
          <table:table-cell office:value-type="float" office:value="0.000003137" calcext:value-type="float">
            <text:p>3.137E-06</text:p>
          </table:table-cell>
          <table:table-cell office:value-type="float" office:value="0.000829519" calcext:value-type="float">
            <text:p>0.000829519</text:p>
          </table:table-cell>
          <table:table-cell office:value-type="float" office:value="0.000876141" calcext:value-type="float">
            <text:p>0.000876141</text:p>
          </table:table-cell>
          <table:table-cell office:value-type="float" office:value="0.000775967" calcext:value-type="float">
            <text:p>0.000775967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54107944" calcext:value-type="float">
            <text:p>24.054107944</text:p>
          </table:table-cell>
          <table:table-cell office:value-type="float" office:value="24.03337548" calcext:value-type="float">
            <text:p>24.03337548</text:p>
          </table:table-cell>
          <table:table-cell office:value-type="float" office:value="24.053788697" calcext:value-type="float">
            <text:p>24.053788697</text:p>
          </table:table-cell>
          <table:table-cell office:value-type="float" office:value="24.054940343" calcext:value-type="float">
            <text:p>24.054940343</text:p>
          </table:table-cell>
          <table:table-cell office:value-type="float" office:value="24.052465879" calcext:value-type="float">
            <text:p>24.052465879</text:p>
          </table:table-cell>
          <table:table-cell office:value-type="float" office:value="25.035194359" calcext:value-type="float">
            <text:p>25.035194359</text:p>
          </table:table-cell>
          <table:table-cell/>
          <table:table-cell office:value-type="float" office:value="0.021354294" calcext:value-type="float">
            <text:p>0.021354294</text:p>
          </table:table-cell>
          <table:table-cell office:value-type="float" office:value="0.000079473" calcext:value-type="float">
            <text:p>7.9473E-05</text:p>
          </table:table-cell>
          <table:table-cell office:value-type="float" office:value="0.021026697" calcext:value-type="float">
            <text:p>0.021026697</text:p>
          </table:table-cell>
          <table:table-cell office:value-type="float" office:value="0.022208465" calcext:value-type="float">
            <text:p>0.022208465</text:p>
          </table:table-cell>
          <table:table-cell office:value-type="float" office:value="0.019669279" calcext:value-type="float">
            <text:p>0.019669279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<text:s/>2019-12-03 11:14:26</text:p>
          </table:table-cell>
          <table:table-cell office:value-type="float" office:value="24.0333" calcext:value-type="float">
            <text:p>24.0333</text:p>
          </table:table-cell>
          <table:table-cell office:value-type="string" calcext:value-type="string">
            <text:p><text:s/></text:p>
          </table:table-cell>
          <table:table-cell office:value-type="float" office:value="0.136626975" calcext:value-type="float">
            <text:p>0.136626975</text:p>
          </table:table-cell>
          <table:table-cell office:value-type="float" office:value="0.034121875" calcext:value-type="float">
            <text:p>0.034121875</text:p>
          </table:table-cell>
          <table:table-cell office:value-type="float" office:value="0.134313123" calcext:value-type="float">
            <text:p>0.134313123</text:p>
          </table:table-cell>
          <table:table-cell office:value-type="float" office:value="0.140486376" calcext:value-type="float">
            <text:p>0.140486376</text:p>
          </table:table-cell>
          <table:table-cell office:value-type="float" office:value="0.127857939" calcext:value-type="float">
            <text:p>0.12785793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6233" calcext:value-type="float">
            <text:p>0.001116233</text:p>
          </table:table-cell>
          <table:table-cell office:value-type="float" office:value="0.000278773" calcext:value-type="float">
            <text:p>0.000278773</text:p>
          </table:table-cell>
          <table:table-cell office:value-type="float" office:value="0.001097329" calcext:value-type="float">
            <text:p>0.001097329</text:p>
          </table:table-cell>
          <table:table-cell office:value-type="float" office:value="0.001147765" calcext:value-type="float">
            <text:p>0.001147765</text:p>
          </table:table-cell>
          <table:table-cell office:value-type="float" office:value="0.001044591" calcext:value-type="float">
            <text:p>0.00104459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4055" calcext:value-type="float">
            <text:p>0.000844055</text:p>
          </table:table-cell>
          <table:table-cell office:value-type="float" office:value="0.000006595" calcext:value-type="float">
            <text:p>6.595E-06</text:p>
          </table:table-cell>
          <table:table-cell office:value-type="float" office:value="0.000825151" calcext:value-type="float">
            <text:p>0.000825151</text:p>
          </table:table-cell>
          <table:table-cell office:value-type="float" office:value="0.000875586" calcext:value-type="float">
            <text:p>0.000875586</text:p>
          </table:table-cell>
          <table:table-cell office:value-type="float" office:value="0.000772412" calcext:value-type="float">
            <text:p>0.000772412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5414776" calcext:value-type="float">
            <text:p>24.05414776</text:p>
          </table:table-cell>
          <table:table-cell office:value-type="float" office:value="24.033460886" calcext:value-type="float">
            <text:p>24.033460886</text:p>
          </table:table-cell>
          <table:table-cell office:value-type="float" office:value="24.053680798" calcext:value-type="float">
            <text:p>24.053680798</text:p>
          </table:table-cell>
          <table:table-cell office:value-type="float" office:value="24.05492663" calcext:value-type="float">
            <text:p>24.05492663</text:p>
          </table:table-cell>
          <table:table-cell office:value-type="float" office:value="24.052378068" calcext:value-type="float">
            <text:p>24.052378068</text:p>
          </table:table-cell>
          <table:table-cell office:value-type="float" office:value="25.035194359" calcext:value-type="float">
            <text:p>25.035194359</text:p>
          </table:table-cell>
          <table:table-cell/>
          <table:table-cell office:value-type="float" office:value="0.021395151" calcext:value-type="float">
            <text:p>0.021395151</text:p>
          </table:table-cell>
          <table:table-cell office:value-type="float" office:value="0.000167114" calcext:value-type="float">
            <text:p>0.000167114</text:p>
          </table:table-cell>
          <table:table-cell office:value-type="float" office:value="0.020915976" calcext:value-type="float">
            <text:p>0.020915976</text:p>
          </table:table-cell>
          <table:table-cell office:value-type="float" office:value="0.022194394" calcext:value-type="float">
            <text:p>0.022194394</text:p>
          </table:table-cell>
          <table:table-cell office:value-type="float" office:value="0.019579172" calcext:value-type="float">
            <text:p>0.019579172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<text:s/>2019-12-03 11:14:28</text:p>
          </table:table-cell>
          <table:table-cell office:value-type="float" office:value="24.02319" calcext:value-type="float">
            <text:p>24.02319</text:p>
          </table:table-cell>
          <table:table-cell office:value-type="string" calcext:value-type="string">
            <text:p><text:s/></text:p>
          </table:table-cell>
          <table:table-cell office:value-type="float" office:value="0.136633532" calcext:value-type="float">
            <text:p>0.136633532</text:p>
          </table:table-cell>
          <table:table-cell office:value-type="float" office:value="0.035288934" calcext:value-type="float">
            <text:p>0.035288934</text:p>
          </table:table-cell>
          <table:table-cell office:value-type="float" office:value="0.134567038" calcext:value-type="float">
            <text:p>0.134567038</text:p>
          </table:table-cell>
          <table:table-cell office:value-type="float" office:value="0.140498297" calcext:value-type="float">
            <text:p>0.140498297</text:p>
          </table:table-cell>
          <table:table-cell office:value-type="float" office:value="0.127526537" calcext:value-type="float">
            <text:p>0.12752653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6287" calcext:value-type="float">
            <text:p>0.001116287</text:p>
          </table:table-cell>
          <table:table-cell office:value-type="float" office:value="0.000288308" calcext:value-type="float">
            <text:p>0.000288308</text:p>
          </table:table-cell>
          <table:table-cell office:value-type="float" office:value="0.001099404" calcext:value-type="float">
            <text:p>0.001099404</text:p>
          </table:table-cell>
          <table:table-cell office:value-type="float" office:value="0.001147862" calcext:value-type="float">
            <text:p>0.001147862</text:p>
          </table:table-cell>
          <table:table-cell office:value-type="float" office:value="0.001041883" calcext:value-type="float">
            <text:p>0.00104188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4108" calcext:value-type="float">
            <text:p>0.000844108</text:p>
          </table:table-cell>
          <table:table-cell office:value-type="float" office:value="0.000016129" calcext:value-type="float">
            <text:p>1.6129E-05</text:p>
          </table:table-cell>
          <table:table-cell office:value-type="float" office:value="0.000827225" calcext:value-type="float">
            <text:p>0.000827225</text:p>
          </table:table-cell>
          <table:table-cell office:value-type="float" office:value="0.000875683" calcext:value-type="float">
            <text:p>0.000875683</text:p>
          </table:table-cell>
          <table:table-cell office:value-type="float" office:value="0.000769705" calcext:value-type="float">
            <text:p>0.000769705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44041374" calcext:value-type="float">
            <text:p>24.044041374</text:p>
          </table:table-cell>
          <table:table-cell office:value-type="float" office:value="24.023588519" calcext:value-type="float">
            <text:p>24.023588519</text:p>
          </table:table-cell>
          <table:table-cell office:value-type="float" office:value="24.043624329" calcext:value-type="float">
            <text:p>24.043624329</text:p>
          </table:table-cell>
          <table:table-cell office:value-type="float" office:value="24.044821334" calcext:value-type="float">
            <text:p>24.044821334</text:p>
          </table:table-cell>
          <table:table-cell office:value-type="float" office:value="24.042203462" calcext:value-type="float">
            <text:p>24.042203462</text:p>
          </table:table-cell>
          <table:table-cell office:value-type="float" office:value="25.025095618" calcext:value-type="float">
            <text:p>25.025095618</text:p>
          </table:table-cell>
          <table:table-cell/>
          <table:table-cell office:value-type="float" office:value="0.021396509" calcext:value-type="float">
            <text:p>0.021396509</text:p>
          </table:table-cell>
          <table:table-cell office:value-type="float" office:value="0.000408806" calcext:value-type="float">
            <text:p>0.000408806</text:p>
          </table:table-cell>
          <table:table-cell office:value-type="float" office:value="0.020968559" calcext:value-type="float">
            <text:p>0.020968559</text:p>
          </table:table-cell>
          <table:table-cell office:value-type="float" office:value="0.022196862" calcext:value-type="float">
            <text:p>0.022196862</text:p>
          </table:table-cell>
          <table:table-cell office:value-type="float" office:value="0.019510541" calcext:value-type="float">
            <text:p>0.019510541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<text:s/>2019-12-03 11:14:29</text:p>
          </table:table-cell>
          <table:table-cell office:value-type="float" office:value="24.02319" calcext:value-type="float">
            <text:p>24.02319</text:p>
          </table:table-cell>
          <table:table-cell office:value-type="string" calcext:value-type="string">
            <text:p><text:s/></text:p>
          </table:table-cell>
          <table:table-cell office:value-type="float" office:value="0.1365328" calcext:value-type="float">
            <text:p>0.1365328</text:p>
          </table:table-cell>
          <table:table-cell office:value-type="float" office:value="0.034004454" calcext:value-type="float">
            <text:p>0.034004454</text:p>
          </table:table-cell>
          <table:table-cell office:value-type="float" office:value="0.135033147" calcext:value-type="float">
            <text:p>0.135033147</text:p>
          </table:table-cell>
          <table:table-cell office:value-type="float" office:value="0.140211599" calcext:value-type="float">
            <text:p>0.140211599</text:p>
          </table:table-cell>
          <table:table-cell office:value-type="float" office:value="0.127755419" calcext:value-type="float">
            <text:p>0.12775541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5464" calcext:value-type="float">
            <text:p>0.001115464</text:p>
          </table:table-cell>
          <table:table-cell office:value-type="float" office:value="0.000277814" calcext:value-type="float">
            <text:p>0.000277814</text:p>
          </table:table-cell>
          <table:table-cell office:value-type="float" office:value="0.001103212" calcext:value-type="float">
            <text:p>0.001103212</text:p>
          </table:table-cell>
          <table:table-cell office:value-type="float" office:value="0.00114552" calcext:value-type="float">
            <text:p>0.00114552</text:p>
          </table:table-cell>
          <table:table-cell office:value-type="float" office:value="0.001043753" calcext:value-type="float">
            <text:p>0.00104375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3285" calcext:value-type="float">
            <text:p>0.000843285</text:p>
          </table:table-cell>
          <table:table-cell office:value-type="float" office:value="0.000005635" calcext:value-type="float">
            <text:p>5.635E-06</text:p>
          </table:table-cell>
          <table:table-cell office:value-type="float" office:value="0.000831033" calcext:value-type="float">
            <text:p>0.000831033</text:p>
          </table:table-cell>
          <table:table-cell office:value-type="float" office:value="0.000873341" calcext:value-type="float">
            <text:p>0.000873341</text:p>
          </table:table-cell>
          <table:table-cell office:value-type="float" office:value="0.000771575" calcext:value-type="float">
            <text:p>0.000771575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44021045" calcext:value-type="float">
            <text:p>24.044021045</text:p>
          </table:table-cell>
          <table:table-cell office:value-type="float" office:value="24.02332929" calcext:value-type="float">
            <text:p>24.02332929</text:p>
          </table:table-cell>
          <table:table-cell office:value-type="float" office:value="24.043718395" calcext:value-type="float">
            <text:p>24.043718395</text:p>
          </table:table-cell>
          <table:table-cell office:value-type="float" office:value="24.044763475" calcext:value-type="float">
            <text:p>24.044763475</text:p>
          </table:table-cell>
          <table:table-cell office:value-type="float" office:value="24.042249653" calcext:value-type="float">
            <text:p>24.042249653</text:p>
          </table:table-cell>
          <table:table-cell office:value-type="float" office:value="25.025095618" calcext:value-type="float">
            <text:p>25.025095618</text:p>
          </table:table-cell>
          <table:table-cell/>
          <table:table-cell office:value-type="float" office:value="0.021375649" calcext:value-type="float">
            <text:p>0.021375649</text:p>
          </table:table-cell>
          <table:table-cell office:value-type="float" office:value="0.000142797" calcext:value-type="float">
            <text:p>0.000142797</text:p>
          </table:table-cell>
          <table:table-cell office:value-type="float" office:value="0.021065086" calcext:value-type="float">
            <text:p>0.021065086</text:p>
          </table:table-cell>
          <table:table-cell office:value-type="float" office:value="0.02213749" calcext:value-type="float">
            <text:p>0.02213749</text:p>
          </table:table-cell>
          <table:table-cell office:value-type="float" office:value="0.019557941" calcext:value-type="float">
            <text:p>0.019557941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<text:s/>2019-12-03 11:14:30</text:p>
          </table:table-cell>
          <table:table-cell office:value-type="float" office:value="24.02319" calcext:value-type="float">
            <text:p>24.02319</text:p>
          </table:table-cell>
          <table:table-cell office:value-type="string" calcext:value-type="string">
            <text:p><text:s/></text:p>
          </table:table-cell>
          <table:table-cell office:value-type="float" office:value="0.136563794" calcext:value-type="float">
            <text:p>0.136563794</text:p>
          </table:table-cell>
          <table:table-cell office:value-type="float" office:value="0.033522252" calcext:value-type="float">
            <text:p>0.033522252</text:p>
          </table:table-cell>
          <table:table-cell office:value-type="float" office:value="0.134478823" calcext:value-type="float">
            <text:p>0.134478823</text:p>
          </table:table-cell>
          <table:table-cell office:value-type="float" office:value="0.140211003" calcext:value-type="float">
            <text:p>0.140211003</text:p>
          </table:table-cell>
          <table:table-cell office:value-type="float" office:value="0.128619686" calcext:value-type="float">
            <text:p>0.12861968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5717" calcext:value-type="float">
            <text:p>0.001115717</text:p>
          </table:table-cell>
          <table:table-cell office:value-type="float" office:value="0.000273875" calcext:value-type="float">
            <text:p>0.000273875</text:p>
          </table:table-cell>
          <table:table-cell office:value-type="float" office:value="0.001098683" calcext:value-type="float">
            <text:p>0.001098683</text:p>
          </table:table-cell>
          <table:table-cell office:value-type="float" office:value="0.001145515" calcext:value-type="float">
            <text:p>0.001145515</text:p>
          </table:table-cell>
          <table:table-cell office:value-type="float" office:value="0.001050814" calcext:value-type="float">
            <text:p>0.00105081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3538" calcext:value-type="float">
            <text:p>0.000843538</text:p>
          </table:table-cell>
          <table:table-cell office:value-type="float" office:value="0.000001696" calcext:value-type="float">
            <text:p>1.696E-06</text:p>
          </table:table-cell>
          <table:table-cell office:value-type="float" office:value="0.000826504" calcext:value-type="float">
            <text:p>0.000826504</text:p>
          </table:table-cell>
          <table:table-cell office:value-type="float" office:value="0.000873336" calcext:value-type="float">
            <text:p>0.000873336</text:p>
          </table:table-cell>
          <table:table-cell office:value-type="float" office:value="0.000778636" calcext:value-type="float">
            <text:p>0.000778636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440273" calcext:value-type="float">
            <text:p>24.0440273</text:p>
          </table:table-cell>
          <table:table-cell office:value-type="float" office:value="24.023231973" calcext:value-type="float">
            <text:p>24.023231973</text:p>
          </table:table-cell>
          <table:table-cell office:value-type="float" office:value="24.043606526" calcext:value-type="float">
            <text:p>24.043606526</text:p>
          </table:table-cell>
          <table:table-cell office:value-type="float" office:value="24.044763354" calcext:value-type="float">
            <text:p>24.044763354</text:p>
          </table:table-cell>
          <table:table-cell office:value-type="float" office:value="24.042424074" calcext:value-type="float">
            <text:p>24.042424074</text:p>
          </table:table-cell>
          <table:table-cell office:value-type="float" office:value="25.025095618" calcext:value-type="float">
            <text:p>25.025095618</text:p>
          </table:table-cell>
          <table:table-cell/>
          <table:table-cell office:value-type="float" office:value="0.021382067" calcext:value-type="float">
            <text:p>0.021382067</text:p>
          </table:table-cell>
          <table:table-cell office:value-type="float" office:value="0.000042935" calcext:value-type="float">
            <text:p>4.2935E-05</text:p>
          </table:table-cell>
          <table:table-cell office:value-type="float" office:value="0.020950291" calcext:value-type="float">
            <text:p>0.020950291</text:p>
          </table:table-cell>
          <table:table-cell office:value-type="float" office:value="0.022137367" calcext:value-type="float">
            <text:p>0.022137367</text:p>
          </table:table-cell>
          <table:table-cell office:value-type="float" office:value="0.019736922" calcext:value-type="float">
            <text:p>0.019736922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<text:s/>2019-12-03 11:14:32</text:p>
          </table:table-cell>
          <table:table-cell office:value-type="float" office:value="24.02824" calcext:value-type="float">
            <text:p>24.02824</text:p>
          </table:table-cell>
          <table:table-cell office:value-type="string" calcext:value-type="string">
            <text:p><text:s/></text:p>
          </table:table-cell>
          <table:table-cell office:value-type="float" office:value="0.136539952" calcext:value-type="float">
            <text:p>0.136539952</text:p>
          </table:table-cell>
          <table:table-cell office:value-type="float" office:value="0.03357232" calcext:value-type="float">
            <text:p>0.03357232</text:p>
          </table:table-cell>
          <table:table-cell office:value-type="float" office:value="0.134655253" calcext:value-type="float">
            <text:p>0.134655253</text:p>
          </table:table-cell>
          <table:table-cell office:value-type="float" office:value="0.140150802" calcext:value-type="float">
            <text:p>0.140150802</text:p>
          </table:table-cell>
          <table:table-cell office:value-type="float" office:value="0.128608957" calcext:value-type="float">
            <text:p>0.12860895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5522" calcext:value-type="float">
            <text:p>0.001115522</text:p>
          </table:table-cell>
          <table:table-cell office:value-type="float" office:value="0.000274284" calcext:value-type="float">
            <text:p>0.000274284</text:p>
          </table:table-cell>
          <table:table-cell office:value-type="float" office:value="0.001100125" calcext:value-type="float">
            <text:p>0.001100125</text:p>
          </table:table-cell>
          <table:table-cell office:value-type="float" office:value="0.001145023" calcext:value-type="float">
            <text:p>0.001145023</text:p>
          </table:table-cell>
          <table:table-cell office:value-type="float" office:value="0.001050727" calcext:value-type="float">
            <text:p>0.00105072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3344" calcext:value-type="float">
            <text:p>0.000843344</text:p>
          </table:table-cell>
          <table:table-cell office:value-type="float" office:value="0.000002105" calcext:value-type="float">
            <text:p>2.105E-06</text:p>
          </table:table-cell>
          <table:table-cell office:value-type="float" office:value="0.000827946" calcext:value-type="float">
            <text:p>0.000827946</text:p>
          </table:table-cell>
          <table:table-cell office:value-type="float" office:value="0.000872844" calcext:value-type="float">
            <text:p>0.000872844</text:p>
          </table:table-cell>
          <table:table-cell office:value-type="float" office:value="0.000778548" calcext:value-type="float">
            <text:p>0.000778548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49076343" calcext:value-type="float">
            <text:p>24.049076343</text:p>
          </table:table-cell>
          <table:table-cell office:value-type="float" office:value="24.028296028" calcext:value-type="float">
            <text:p>24.028296028</text:p>
          </table:table-cell>
          <table:table-cell office:value-type="float" office:value="24.048695988" calcext:value-type="float">
            <text:p>24.048695988</text:p>
          </table:table-cell>
          <table:table-cell office:value-type="float" office:value="24.049805056" calcext:value-type="float">
            <text:p>24.049805056</text:p>
          </table:table-cell>
          <table:table-cell office:value-type="float" office:value="24.047475771" calcext:value-type="float">
            <text:p>24.047475771</text:p>
          </table:table-cell>
          <table:table-cell office:value-type="float" office:value="25.030144988" calcext:value-type="float">
            <text:p>25.030144988</text:p>
          </table:table-cell>
          <table:table-cell/>
          <table:table-cell office:value-type="float" office:value="0.02137713" calcext:value-type="float">
            <text:p>0.02137713</text:p>
          </table:table-cell>
          <table:table-cell office:value-type="float" office:value="0.000053304" calcext:value-type="float">
            <text:p>5.3304E-05</text:p>
          </table:table-cell>
          <table:table-cell office:value-type="float" office:value="0.020986828" calcext:value-type="float">
            <text:p>0.020986828</text:p>
          </table:table-cell>
          <table:table-cell office:value-type="float" office:value="0.0221249" calcext:value-type="float">
            <text:p>0.0221249</text:p>
          </table:table-cell>
          <table:table-cell office:value-type="float" office:value="0.0197347" calcext:value-type="float">
            <text:p>0.0197347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2019-12-03 11:14:33</text:p>
          </table:table-cell>
          <table:table-cell office:value-type="float" office:value="24.02319" calcext:value-type="float">
            <text:p>24.02319</text:p>
          </table:table-cell>
          <table:table-cell office:value-type="string" calcext:value-type="string">
            <text:p><text:s/></text:p>
          </table:table-cell>
          <table:table-cell office:value-type="float" office:value="0.136750357" calcext:value-type="float">
            <text:p>0.136750357</text:p>
          </table:table-cell>
          <table:table-cell office:value-type="float" office:value="0.033512119" calcext:value-type="float">
            <text:p>0.033512119</text:p>
          </table:table-cell>
          <table:table-cell office:value-type="float" office:value="0.134338157" calcext:value-type="float">
            <text:p>0.134338157</text:p>
          </table:table-cell>
          <table:table-cell office:value-type="float" office:value="0.139692442" calcext:value-type="float">
            <text:p>0.139692442</text:p>
          </table:table-cell>
          <table:table-cell office:value-type="float" office:value="0.128495709" calcext:value-type="float">
            <text:p>0.12849570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7241" calcext:value-type="float">
            <text:p>0.001117241</text:p>
          </table:table-cell>
          <table:table-cell office:value-type="float" office:value="0.000273792" calcext:value-type="float">
            <text:p>0.000273792</text:p>
          </table:table-cell>
          <table:table-cell office:value-type="float" office:value="0.001097534" calcext:value-type="float">
            <text:p>0.001097534</text:p>
          </table:table-cell>
          <table:table-cell office:value-type="float" office:value="0.001141278" calcext:value-type="float">
            <text:p>0.001141278</text:p>
          </table:table-cell>
          <table:table-cell office:value-type="float" office:value="0.001049802" calcext:value-type="float">
            <text:p>0.00104980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5063" calcext:value-type="float">
            <text:p>0.000845063</text:p>
          </table:table-cell>
          <table:table-cell office:value-type="float" office:value="0.000001613" calcext:value-type="float">
            <text:p>1.613E-06</text:p>
          </table:table-cell>
          <table:table-cell office:value-type="float" office:value="0.000825355" calcext:value-type="float">
            <text:p>0.000825355</text:p>
          </table:table-cell>
          <table:table-cell office:value-type="float" office:value="0.000869099" calcext:value-type="float">
            <text:p>0.000869099</text:p>
          </table:table-cell>
          <table:table-cell office:value-type="float" office:value="0.000777623" calcext:value-type="float">
            <text:p>0.000777623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44064951" calcext:value-type="float">
            <text:p>24.044064951</text:p>
          </table:table-cell>
          <table:table-cell office:value-type="float" office:value="24.023229928" calcext:value-type="float">
            <text:p>24.023229928</text:p>
          </table:table-cell>
          <table:table-cell office:value-type="float" office:value="24.043578137" calcext:value-type="float">
            <text:p>24.043578137</text:p>
          </table:table-cell>
          <table:table-cell office:value-type="float" office:value="24.044658702" calcext:value-type="float">
            <text:p>24.044658702</text:p>
          </table:table-cell>
          <table:table-cell office:value-type="float" office:value="24.042399054" calcext:value-type="float">
            <text:p>24.042399054</text:p>
          </table:table-cell>
          <table:table-cell office:value-type="float" office:value="25.025095618" calcext:value-type="float">
            <text:p>25.025095618</text:p>
          </table:table-cell>
          <table:table-cell/>
          <table:table-cell office:value-type="float" office:value="0.021420702" calcext:value-type="float">
            <text:p>0.021420702</text:p>
          </table:table-cell>
          <table:table-cell office:value-type="float" office:value="0.000040837" calcext:value-type="float">
            <text:p>4.0837E-05</text:p>
          </table:table-cell>
          <table:table-cell office:value-type="float" office:value="0.02092116" calcext:value-type="float">
            <text:p>0.02092116</text:p>
          </table:table-cell>
          <table:table-cell office:value-type="float" office:value="0.022029978" calcext:value-type="float">
            <text:p>0.022029978</text:p>
          </table:table-cell>
          <table:table-cell office:value-type="float" office:value="0.019711247" calcext:value-type="float">
            <text:p>0.019711247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2019-12-03 11:14:34</text:p>
          </table:table-cell>
          <table:table-cell office:value-type="float" office:value="24.01814" calcext:value-type="float">
            <text:p>24.01814</text:p>
          </table:table-cell>
          <table:table-cell office:value-type="string" calcext:value-type="string">
            <text:p><text:s/></text:p>
          </table:table-cell>
          <table:table-cell office:value-type="float" office:value="0.13687493" calcext:value-type="float">
            <text:p>0.13687493</text:p>
          </table:table-cell>
          <table:table-cell office:value-type="float" office:value="0.033533577" calcext:value-type="float">
            <text:p>0.033533577</text:p>
          </table:table-cell>
          <table:table-cell office:value-type="float" office:value="0.134287493" calcext:value-type="float">
            <text:p>0.134287493</text:p>
          </table:table-cell>
          <table:table-cell office:value-type="float" office:value="0.139653103" calcext:value-type="float">
            <text:p>0.139653103</text:p>
          </table:table-cell>
          <table:table-cell office:value-type="float" office:value="0.128378287" calcext:value-type="float">
            <text:p>0.12837828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8259" calcext:value-type="float">
            <text:p>0.001118259</text:p>
          </table:table-cell>
          <table:table-cell office:value-type="float" office:value="0.000273967" calcext:value-type="float">
            <text:p>0.000273967</text:p>
          </table:table-cell>
          <table:table-cell office:value-type="float" office:value="0.00109712" calcext:value-type="float">
            <text:p>0.00109712</text:p>
          </table:table-cell>
          <table:table-cell office:value-type="float" office:value="0.001140957" calcext:value-type="float">
            <text:p>0.001140957</text:p>
          </table:table-cell>
          <table:table-cell office:value-type="float" office:value="0.001048842" calcext:value-type="float">
            <text:p>0.00104884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608" calcext:value-type="float">
            <text:p>0.00084608</text:p>
          </table:table-cell>
          <table:table-cell office:value-type="float" office:value="0.000001788" calcext:value-type="float">
            <text:p>1.788E-06</text:p>
          </table:table-cell>
          <table:table-cell office:value-type="float" office:value="0.000824941" calcext:value-type="float">
            <text:p>0.000824941</text:p>
          </table:table-cell>
          <table:table-cell office:value-type="float" office:value="0.000868778" calcext:value-type="float">
            <text:p>0.000868778</text:p>
          </table:table-cell>
          <table:table-cell office:value-type="float" office:value="0.000776663" calcext:value-type="float">
            <text:p>0.000776663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39036238" calcext:value-type="float">
            <text:p>24.039036238</text:p>
          </table:table-cell>
          <table:table-cell office:value-type="float" office:value="24.018180309" calcext:value-type="float">
            <text:p>24.018180309</text:p>
          </table:table-cell>
          <table:table-cell office:value-type="float" office:value="24.038514057" calcext:value-type="float">
            <text:p>24.038514057</text:p>
          </table:table-cell>
          <table:table-cell office:value-type="float" office:value="24.039596912" calcext:value-type="float">
            <text:p>24.039596912</text:p>
          </table:table-cell>
          <table:table-cell office:value-type="float" office:value="24.037321495" calcext:value-type="float">
            <text:p>24.037321495</text:p>
          </table:table-cell>
          <table:table-cell office:value-type="float" office:value="25.020046249" calcext:value-type="float">
            <text:p>25.020046249</text:p>
          </table:table-cell>
          <table:table-cell/>
          <table:table-cell office:value-type="float" office:value="0.0214465" calcext:value-type="float">
            <text:p>0.0214465</text:p>
          </table:table-cell>
          <table:table-cell office:value-type="float" office:value="0.00004528" calcext:value-type="float">
            <text:p>4.528E-05</text:p>
          </table:table-cell>
          <table:table-cell office:value-type="float" office:value="0.020910668" calcext:value-type="float">
            <text:p>0.020910668</text:p>
          </table:table-cell>
          <table:table-cell office:value-type="float" office:value="0.022021831" calcext:value-type="float">
            <text:p>0.022021831</text:p>
          </table:table-cell>
          <table:table-cell office:value-type="float" office:value="0.019686931" calcext:value-type="float">
            <text:p>0.019686931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<text:s/>2019-12-03 11:14:36</text:p>
          </table:table-cell>
          <table:table-cell office:value-type="float" office:value="24.02824" calcext:value-type="float">
            <text:p>24.02824</text:p>
          </table:table-cell>
          <table:table-cell office:value-type="string" calcext:value-type="string">
            <text:p><text:s/></text:p>
          </table:table-cell>
          <table:table-cell office:value-type="float" office:value="0.137073414" calcext:value-type="float">
            <text:p>0.137073414</text:p>
          </table:table-cell>
          <table:table-cell office:value-type="float" office:value="0.035074357" calcext:value-type="float">
            <text:p>0.035074357</text:p>
          </table:table-cell>
          <table:table-cell office:value-type="float" office:value="0.134560482" calcext:value-type="float">
            <text:p>0.134560482</text:p>
          </table:table-cell>
          <table:table-cell office:value-type="float" office:value="0.139517205" calcext:value-type="float">
            <text:p>0.139517205</text:p>
          </table:table-cell>
          <table:table-cell office:value-type="float" office:value="0.127598659" calcext:value-type="float">
            <text:p>0.12759865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9881" calcext:value-type="float">
            <text:p>0.001119881</text:p>
          </table:table-cell>
          <table:table-cell office:value-type="float" office:value="0.000286555" calcext:value-type="float">
            <text:p>0.000286555</text:p>
          </table:table-cell>
          <table:table-cell office:value-type="float" office:value="0.00109935" calcext:value-type="float">
            <text:p>0.00109935</text:p>
          </table:table-cell>
          <table:table-cell office:value-type="float" office:value="0.001139846" calcext:value-type="float">
            <text:p>0.001139846</text:p>
          </table:table-cell>
          <table:table-cell office:value-type="float" office:value="0.001042473" calcext:value-type="float">
            <text:p>0.00104247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7702" calcext:value-type="float">
            <text:p>0.000847702</text:p>
          </table:table-cell>
          <table:table-cell office:value-type="float" office:value="0.000014376" calcext:value-type="float">
            <text:p>1.4376E-05</text:p>
          </table:table-cell>
          <table:table-cell office:value-type="float" office:value="0.000827172" calcext:value-type="float">
            <text:p>0.000827172</text:p>
          </table:table-cell>
          <table:table-cell office:value-type="float" office:value="0.000867668" calcext:value-type="float">
            <text:p>0.000867668</text:p>
          </table:table-cell>
          <table:table-cell office:value-type="float" office:value="0.000770294" calcext:value-type="float">
            <text:p>0.000770294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49184002" calcext:value-type="float">
            <text:p>24.049184002</text:p>
          </table:table-cell>
          <table:table-cell office:value-type="float" office:value="24.028599163" calcext:value-type="float">
            <text:p>24.028599163</text:p>
          </table:table-cell>
          <table:table-cell office:value-type="float" office:value="24.048676862" calcext:value-type="float">
            <text:p>24.048676862</text:p>
          </table:table-cell>
          <table:table-cell office:value-type="float" office:value="24.049677188" calcext:value-type="float">
            <text:p>24.049677188</text:p>
          </table:table-cell>
          <table:table-cell office:value-type="float" office:value="24.04727188" calcext:value-type="float">
            <text:p>24.04727188</text:p>
          </table:table-cell>
          <table:table-cell office:value-type="float" office:value="25.030144988" calcext:value-type="float">
            <text:p>25.030144988</text:p>
          </table:table-cell>
          <table:table-cell/>
          <table:table-cell office:value-type="float" office:value="0.021487604" calcext:value-type="float">
            <text:p>0.021487604</text:p>
          </table:table-cell>
          <table:table-cell office:value-type="float" office:value="0.000364369" calcext:value-type="float">
            <text:p>0.000364369</text:p>
          </table:table-cell>
          <table:table-cell office:value-type="float" office:value="0.020967202" calcext:value-type="float">
            <text:p>0.020967202</text:p>
          </table:table-cell>
          <table:table-cell office:value-type="float" office:value="0.021993688" calcext:value-type="float">
            <text:p>0.021993688</text:p>
          </table:table-cell>
          <table:table-cell office:value-type="float" office:value="0.019525477" calcext:value-type="float">
            <text:p>0.019525477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<text:s/>2019-12-03 11:14:37</text:p>
          </table:table-cell>
          <table:table-cell office:value-type="float" office:value="24.01814" calcext:value-type="float">
            <text:p>24.01814</text:p>
          </table:table-cell>
          <table:table-cell office:value-type="string" calcext:value-type="string">
            <text:p><text:s/></text:p>
          </table:table-cell>
          <table:table-cell office:value-type="float" office:value="0.137012021" calcext:value-type="float">
            <text:p>0.137012021</text:p>
          </table:table-cell>
          <table:table-cell office:value-type="float" office:value="0.034043793" calcext:value-type="float">
            <text:p>0.034043793</text:p>
          </table:table-cell>
          <table:table-cell office:value-type="float" office:value="0.134358422" calcext:value-type="float">
            <text:p>0.134358422</text:p>
          </table:table-cell>
          <table:table-cell office:value-type="float" office:value="0.139483826" calcext:value-type="float">
            <text:p>0.139483826</text:p>
          </table:table-cell>
          <table:table-cell office:value-type="float" office:value="0.127938405" calcext:value-type="float">
            <text:p>0.12793840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9379" calcext:value-type="float">
            <text:p>0.001119379</text:p>
          </table:table-cell>
          <table:table-cell office:value-type="float" office:value="0.000278136" calcext:value-type="float">
            <text:p>0.000278136</text:p>
          </table:table-cell>
          <table:table-cell office:value-type="float" office:value="0.0010977" calcext:value-type="float">
            <text:p>0.0010977</text:p>
          </table:table-cell>
          <table:table-cell office:value-type="float" office:value="0.001139574" calcext:value-type="float">
            <text:p>0.001139574</text:p>
          </table:table-cell>
          <table:table-cell office:value-type="float" office:value="0.001045248" calcext:value-type="float">
            <text:p>0.00104524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72" calcext:value-type="float">
            <text:p>0.0008472</text:p>
          </table:table-cell>
          <table:table-cell office:value-type="float" office:value="0.000005957" calcext:value-type="float">
            <text:p>5.957E-06</text:p>
          </table:table-cell>
          <table:table-cell office:value-type="float" office:value="0.000825521" calcext:value-type="float">
            <text:p>0.000825521</text:p>
          </table:table-cell>
          <table:table-cell office:value-type="float" office:value="0.000867395" calcext:value-type="float">
            <text:p>0.000867395</text:p>
          </table:table-cell>
          <table:table-cell office:value-type="float" office:value="0.00077307" calcext:value-type="float">
            <text:p>0.00077307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39063905" calcext:value-type="float">
            <text:p>24.039063905</text:p>
          </table:table-cell>
          <table:table-cell office:value-type="float" office:value="24.01828328" calcext:value-type="float">
            <text:p>24.01828328</text:p>
          </table:table-cell>
          <table:table-cell office:value-type="float" office:value="24.038528371" calcext:value-type="float">
            <text:p>24.038528371</text:p>
          </table:table-cell>
          <table:table-cell office:value-type="float" office:value="24.039562749" calcext:value-type="float">
            <text:p>24.039562749</text:p>
          </table:table-cell>
          <table:table-cell office:value-type="float" office:value="24.037232721" calcext:value-type="float">
            <text:p>24.037232721</text:p>
          </table:table-cell>
          <table:table-cell office:value-type="float" office:value="25.020046249" calcext:value-type="float">
            <text:p>25.020046249</text:p>
          </table:table-cell>
          <table:table-cell/>
          <table:table-cell office:value-type="float" office:value="0.021474891" calcext:value-type="float">
            <text:p>0.021474891</text:p>
          </table:table-cell>
          <table:table-cell office:value-type="float" office:value="0.000150944" calcext:value-type="float">
            <text:p>0.000150944</text:p>
          </table:table-cell>
          <table:table-cell office:value-type="float" office:value="0.020925357" calcext:value-type="float">
            <text:p>0.020925357</text:p>
          </table:table-cell>
          <table:table-cell office:value-type="float" office:value="0.021986776" calcext:value-type="float">
            <text:p>0.021986776</text:p>
          </table:table-cell>
          <table:table-cell office:value-type="float" office:value="0.019595835" calcext:value-type="float">
            <text:p>0.019595835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<text:s/>2019-12-03 11:14:38</text:p>
          </table:table-cell>
          <table:table-cell office:value-type="float" office:value="24.02319" calcext:value-type="float">
            <text:p>24.02319</text:p>
          </table:table-cell>
          <table:table-cell office:value-type="string" calcext:value-type="string">
            <text:p><text:s/></text:p>
          </table:table-cell>
          <table:table-cell office:value-type="float" office:value="0.137085931" calcext:value-type="float">
            <text:p>0.137085931</text:p>
          </table:table-cell>
          <table:table-cell office:value-type="float" office:value="0.03426433" calcext:value-type="float">
            <text:p>0.03426433</text:p>
          </table:table-cell>
          <table:table-cell office:value-type="float" office:value="0.134410874" calcext:value-type="float">
            <text:p>0.134410874</text:p>
          </table:table-cell>
          <table:table-cell office:value-type="float" office:value="0.139408128" calcext:value-type="float">
            <text:p>0.139408128</text:p>
          </table:table-cell>
          <table:table-cell office:value-type="float" office:value="0.127830521" calcext:value-type="float">
            <text:p>0.12783052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9983" calcext:value-type="float">
            <text:p>0.001119983</text:p>
          </table:table-cell>
          <table:table-cell office:value-type="float" office:value="0.000279937" calcext:value-type="float">
            <text:p>0.000279937</text:p>
          </table:table-cell>
          <table:table-cell office:value-type="float" office:value="0.001098128" calcext:value-type="float">
            <text:p>0.001098128</text:p>
          </table:table-cell>
          <table:table-cell office:value-type="float" office:value="0.001138955" calcext:value-type="float">
            <text:p>0.001138955</text:p>
          </table:table-cell>
          <table:table-cell office:value-type="float" office:value="0.001044367" calcext:value-type="float">
            <text:p>0.00104436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7804" calcext:value-type="float">
            <text:p>0.000847804</text:p>
          </table:table-cell>
          <table:table-cell office:value-type="float" office:value="0.000007758" calcext:value-type="float">
            <text:p>7.758E-06</text:p>
          </table:table-cell>
          <table:table-cell office:value-type="float" office:value="0.000825949" calcext:value-type="float">
            <text:p>0.000825949</text:p>
          </table:table-cell>
          <table:table-cell office:value-type="float" office:value="0.000866776" calcext:value-type="float">
            <text:p>0.000866776</text:p>
          </table:table-cell>
          <table:table-cell office:value-type="float" office:value="0.000772188" calcext:value-type="float">
            <text:p>0.000772188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44132674" calcext:value-type="float">
            <text:p>24.044132674</text:p>
          </table:table-cell>
          <table:table-cell office:value-type="float" office:value="24.023381737" calcext:value-type="float">
            <text:p>24.023381737</text:p>
          </table:table-cell>
          <table:table-cell office:value-type="float" office:value="24.043592813" calcext:value-type="float">
            <text:p>24.043592813</text:p>
          </table:table-cell>
          <table:table-cell office:value-type="float" office:value="24.044601324" calcext:value-type="float">
            <text:p>24.044601324</text:p>
          </table:table-cell>
          <table:table-cell office:value-type="float" office:value="24.04226481" calcext:value-type="float">
            <text:p>24.04226481</text:p>
          </table:table-cell>
          <table:table-cell office:value-type="float" office:value="25.025095618" calcext:value-type="float">
            <text:p>25.025095618</text:p>
          </table:table-cell>
          <table:table-cell/>
          <table:table-cell office:value-type="float" office:value="0.021490196" calcext:value-type="float">
            <text:p>0.021490196</text:p>
          </table:table-cell>
          <table:table-cell office:value-type="float" office:value="0.000196616" calcext:value-type="float">
            <text:p>0.000196616</text:p>
          </table:table-cell>
          <table:table-cell office:value-type="float" office:value="0.020936219" calcext:value-type="float">
            <text:p>0.020936219</text:p>
          </table:table-cell>
          <table:table-cell office:value-type="float" office:value="0.0219711" calcext:value-type="float">
            <text:p>0.0219711</text:p>
          </table:table-cell>
          <table:table-cell office:value-type="float" office:value="0.019573494" calcext:value-type="float">
            <text:p>0.019573494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<text:s/>2019-12-03 11:14:39</text:p>
          </table:table-cell>
          <table:table-cell office:value-type="float" office:value="24.02319" calcext:value-type="float">
            <text:p>24.02319</text:p>
          </table:table-cell>
          <table:table-cell office:value-type="string" calcext:value-type="string">
            <text:p><text:s/></text:p>
          </table:table-cell>
          <table:table-cell office:value-type="float" office:value="0.136959569" calcext:value-type="float">
            <text:p>0.136959569</text:p>
          </table:table-cell>
          <table:table-cell office:value-type="float" office:value="0.034304265" calcext:value-type="float">
            <text:p>0.034304265</text:p>
          </table:table-cell>
          <table:table-cell office:value-type="float" office:value="0.135169045" calcext:value-type="float">
            <text:p>0.135169045</text:p>
          </table:table-cell>
          <table:table-cell office:value-type="float" office:value="0.139405744" calcext:value-type="float">
            <text:p>0.139405744</text:p>
          </table:table-cell>
          <table:table-cell office:value-type="float" office:value="0.127598659" calcext:value-type="float">
            <text:p>0.12759865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8951" calcext:value-type="float">
            <text:p>0.001118951</text:p>
          </table:table-cell>
          <table:table-cell office:value-type="float" office:value="0.000280264" calcext:value-type="float">
            <text:p>0.000280264</text:p>
          </table:table-cell>
          <table:table-cell office:value-type="float" office:value="0.001104322" calcext:value-type="float">
            <text:p>0.001104322</text:p>
          </table:table-cell>
          <table:table-cell office:value-type="float" office:value="0.001138936" calcext:value-type="float">
            <text:p>0.001138936</text:p>
          </table:table-cell>
          <table:table-cell office:value-type="float" office:value="0.001042473" calcext:value-type="float">
            <text:p>0.00104247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6772" calcext:value-type="float">
            <text:p>0.000846772</text:p>
          </table:table-cell>
          <table:table-cell office:value-type="float" office:value="0.000008085" calcext:value-type="float">
            <text:p>8.085E-06</text:p>
          </table:table-cell>
          <table:table-cell office:value-type="float" office:value="0.000832143" calcext:value-type="float">
            <text:p>0.000832143</text:p>
          </table:table-cell>
          <table:table-cell office:value-type="float" office:value="0.000866757" calcext:value-type="float">
            <text:p>0.000866757</text:p>
          </table:table-cell>
          <table:table-cell office:value-type="float" office:value="0.000770294" calcext:value-type="float">
            <text:p>0.000770294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44107173" calcext:value-type="float">
            <text:p>24.044107173</text:p>
          </table:table-cell>
          <table:table-cell office:value-type="float" office:value="24.023389797" calcext:value-type="float">
            <text:p>24.023389797</text:p>
          </table:table-cell>
          <table:table-cell office:value-type="float" office:value="24.043745822" calcext:value-type="float">
            <text:p>24.043745822</text:p>
          </table:table-cell>
          <table:table-cell office:value-type="float" office:value="24.044600843" calcext:value-type="float">
            <text:p>24.044600843</text:p>
          </table:table-cell>
          <table:table-cell office:value-type="float" office:value="24.042218017" calcext:value-type="float">
            <text:p>24.042218017</text:p>
          </table:table-cell>
          <table:table-cell office:value-type="float" office:value="25.025095618" calcext:value-type="float">
            <text:p>25.025095618</text:p>
          </table:table-cell>
          <table:table-cell/>
          <table:table-cell office:value-type="float" office:value="0.021464028" calcext:value-type="float">
            <text:p>0.021464028</text:p>
          </table:table-cell>
          <table:table-cell office:value-type="float" office:value="0.000204886" calcext:value-type="float">
            <text:p>0.000204886</text:p>
          </table:table-cell>
          <table:table-cell office:value-type="float" office:value="0.021093229" calcext:value-type="float">
            <text:p>0.021093229</text:p>
          </table:table-cell>
          <table:table-cell office:value-type="float" office:value="0.021970606" calcext:value-type="float">
            <text:p>0.021970606</text:p>
          </table:table-cell>
          <table:table-cell office:value-type="float" office:value="0.019525477" calcext:value-type="float">
            <text:p>0.019525477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<text:s/>2019-12-03 11:14:41</text:p>
          </table:table-cell>
          <table:table-cell office:value-type="float" office:value="24.02824" calcext:value-type="float">
            <text:p>24.02824</text:p>
          </table:table-cell>
          <table:table-cell office:value-type="string" calcext:value-type="string">
            <text:p><text:s/></text:p>
          </table:table-cell>
          <table:table-cell office:value-type="float" office:value="0.137031691" calcext:value-type="float">
            <text:p>0.137031691</text:p>
          </table:table-cell>
          <table:table-cell office:value-type="float" office:value="0.033574704" calcext:value-type="float">
            <text:p>0.033574704</text:p>
          </table:table-cell>
          <table:table-cell office:value-type="float" office:value="0.134316103" calcext:value-type="float">
            <text:p>0.134316103</text:p>
          </table:table-cell>
          <table:table-cell office:value-type="float" office:value="0.139392035" calcext:value-type="float">
            <text:p>0.139392035</text:p>
          </table:table-cell>
          <table:table-cell office:value-type="float" office:value="0.128442064" calcext:value-type="float">
            <text:p>0.12844206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954" calcext:value-type="float">
            <text:p>0.00111954</text:p>
          </table:table-cell>
          <table:table-cell office:value-type="float" office:value="0.000274303" calcext:value-type="float">
            <text:p>0.000274303</text:p>
          </table:table-cell>
          <table:table-cell office:value-type="float" office:value="0.001097354" calcext:value-type="float">
            <text:p>0.001097354</text:p>
          </table:table-cell>
          <table:table-cell office:value-type="float" office:value="0.001138824" calcext:value-type="float">
            <text:p>0.001138824</text:p>
          </table:table-cell>
          <table:table-cell office:value-type="float" office:value="0.001049363" calcext:value-type="float">
            <text:p>0.00104936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7361" calcext:value-type="float">
            <text:p>0.000847361</text:p>
          </table:table-cell>
          <table:table-cell office:value-type="float" office:value="0.000002124" calcext:value-type="float">
            <text:p>2.124E-06</text:p>
          </table:table-cell>
          <table:table-cell office:value-type="float" office:value="0.000825175" calcext:value-type="float">
            <text:p>0.000825175</text:p>
          </table:table-cell>
          <table:table-cell office:value-type="float" office:value="0.000866645" calcext:value-type="float">
            <text:p>0.000866645</text:p>
          </table:table-cell>
          <table:table-cell office:value-type="float" office:value="0.000777184" calcext:value-type="float">
            <text:p>0.000777184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49175582" calcext:value-type="float">
            <text:p>24.049175582</text:p>
          </table:table-cell>
          <table:table-cell office:value-type="float" office:value="24.028296509" calcext:value-type="float">
            <text:p>24.028296509</text:p>
          </table:table-cell>
          <table:table-cell office:value-type="float" office:value="24.048627543" calcext:value-type="float">
            <text:p>24.048627543</text:p>
          </table:table-cell>
          <table:table-cell office:value-type="float" office:value="24.049651928" calcext:value-type="float">
            <text:p>24.049651928</text:p>
          </table:table-cell>
          <table:table-cell office:value-type="float" office:value="24.04744209" calcext:value-type="float">
            <text:p>24.04744209</text:p>
          </table:table-cell>
          <table:table-cell office:value-type="float" office:value="25.030144988" calcext:value-type="float">
            <text:p>25.030144988</text:p>
          </table:table-cell>
          <table:table-cell/>
          <table:table-cell office:value-type="float" office:value="0.021478964" calcext:value-type="float">
            <text:p>0.021478964</text:p>
          </table:table-cell>
          <table:table-cell office:value-type="float" office:value="0.000053798" calcext:value-type="float">
            <text:p>5.3798E-05</text:p>
          </table:table-cell>
          <table:table-cell office:value-type="float" office:value="0.020916593" calcext:value-type="float">
            <text:p>0.020916593</text:p>
          </table:table-cell>
          <table:table-cell office:value-type="float" office:value="0.021967767" calcext:value-type="float">
            <text:p>0.021967767</text:p>
          </table:table-cell>
          <table:table-cell office:value-type="float" office:value="0.019700138" calcext:value-type="float">
            <text:p>0.019700138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<text:s/>2019-12-03 11:14:42</text:p>
          </table:table-cell>
          <table:table-cell office:value-type="float" office:value="24.01814" calcext:value-type="float">
            <text:p>24.01814</text:p>
          </table:table-cell>
          <table:table-cell office:value-type="string" calcext:value-type="string">
            <text:p><text:s/></text:p>
          </table:table-cell>
          <table:table-cell office:value-type="float" office:value="0.137116329" calcext:value-type="float">
            <text:p>0.137116329</text:p>
          </table:table-cell>
          <table:table-cell office:value-type="float" office:value="0.035021309" calcext:value-type="float">
            <text:p>0.035021309</text:p>
          </table:table-cell>
          <table:table-cell office:value-type="float" office:value="0.134570615" calcext:value-type="float">
            <text:p>0.134570615</text:p>
          </table:table-cell>
          <table:table-cell office:value-type="float" office:value="0.139386671" calcext:value-type="float">
            <text:p>0.139386671</text:p>
          </table:table-cell>
          <table:table-cell office:value-type="float" office:value="0.127686873" calcext:value-type="float">
            <text:p>0.12768687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0231" calcext:value-type="float">
            <text:p>0.001120231</text:p>
          </table:table-cell>
          <table:table-cell office:value-type="float" office:value="0.000286122" calcext:value-type="float">
            <text:p>0.000286122</text:p>
          </table:table-cell>
          <table:table-cell office:value-type="float" office:value="0.001099433" calcext:value-type="float">
            <text:p>0.001099433</text:p>
          </table:table-cell>
          <table:table-cell office:value-type="float" office:value="0.00113878" calcext:value-type="float">
            <text:p>0.00113878</text:p>
          </table:table-cell>
          <table:table-cell office:value-type="float" office:value="0.001043193" calcext:value-type="float">
            <text:p>0.00104319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8053" calcext:value-type="float">
            <text:p>0.000848053</text:p>
          </table:table-cell>
          <table:table-cell office:value-type="float" office:value="0.000013943" calcext:value-type="float">
            <text:p>1.3943E-05</text:p>
          </table:table-cell>
          <table:table-cell office:value-type="float" office:value="0.000827254" calcext:value-type="float">
            <text:p>0.000827254</text:p>
          </table:table-cell>
          <table:table-cell office:value-type="float" office:value="0.000866601" calcext:value-type="float">
            <text:p>0.000866601</text:p>
          </table:table-cell>
          <table:table-cell office:value-type="float" office:value="0.000771015" calcext:value-type="float">
            <text:p>0.000771015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39084956" calcext:value-type="float">
            <text:p>24.039084956</text:p>
          </table:table-cell>
          <table:table-cell office:value-type="float" office:value="24.01848056" calcext:value-type="float">
            <text:p>24.01848056</text:p>
          </table:table-cell>
          <table:table-cell office:value-type="float" office:value="24.038571195" calcext:value-type="float">
            <text:p>24.038571195</text:p>
          </table:table-cell>
          <table:table-cell office:value-type="float" office:value="24.039543142" calcext:value-type="float">
            <text:p>24.039543142</text:p>
          </table:table-cell>
          <table:table-cell office:value-type="float" office:value="24.037181958" calcext:value-type="float">
            <text:p>24.037181958</text:p>
          </table:table-cell>
          <table:table-cell office:value-type="float" office:value="25.020046249" calcext:value-type="float">
            <text:p>25.020046249</text:p>
          </table:table-cell>
          <table:table-cell/>
          <table:table-cell office:value-type="float" office:value="0.021496492" calcext:value-type="float">
            <text:p>0.021496492</text:p>
          </table:table-cell>
          <table:table-cell office:value-type="float" office:value="0.000353383" calcext:value-type="float">
            <text:p>0.000353383</text:p>
          </table:table-cell>
          <table:table-cell office:value-type="float" office:value="0.0209693" calcext:value-type="float">
            <text:p>0.0209693</text:p>
          </table:table-cell>
          <table:table-cell office:value-type="float" office:value="0.021966656" calcext:value-type="float">
            <text:p>0.021966656</text:p>
          </table:table-cell>
          <table:table-cell office:value-type="float" office:value="0.019543746" calcext:value-type="float">
            <text:p>0.019543746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<text:s/>2019-12-03 11:14:43</text:p>
          </table:table-cell>
          <table:table-cell office:value-type="float" office:value="24.02319" calcext:value-type="float">
            <text:p>24.02319</text:p>
          </table:table-cell>
          <table:table-cell office:value-type="string" calcext:value-type="string">
            <text:p><text:s/></text:p>
          </table:table-cell>
          <table:table-cell office:value-type="float" office:value="0.137152688" calcext:value-type="float">
            <text:p>0.137152688</text:p>
          </table:table-cell>
          <table:table-cell office:value-type="float" office:value="0.034192805" calcext:value-type="float">
            <text:p>0.034192805</text:p>
          </table:table-cell>
          <table:table-cell office:value-type="float" office:value="0.135121958" calcext:value-type="float">
            <text:p>0.135121958</text:p>
          </table:table-cell>
          <table:table-cell office:value-type="float" office:value="0.139421241" calcext:value-type="float">
            <text:p>0.139421241</text:p>
          </table:table-cell>
          <table:table-cell office:value-type="float" office:value="0.128009931" calcext:value-type="float">
            <text:p>0.12800993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0528" calcext:value-type="float">
            <text:p>0.001120528</text:p>
          </table:table-cell>
          <table:table-cell office:value-type="float" office:value="0.000279353" calcext:value-type="float">
            <text:p>0.000279353</text:p>
          </table:table-cell>
          <table:table-cell office:value-type="float" office:value="0.001103938" calcext:value-type="float">
            <text:p>0.001103938</text:p>
          </table:table-cell>
          <table:table-cell office:value-type="float" office:value="0.001139062" calcext:value-type="float">
            <text:p>0.001139062</text:p>
          </table:table-cell>
          <table:table-cell office:value-type="float" office:value="0.001045833" calcext:value-type="float">
            <text:p>0.00104583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835" calcext:value-type="float">
            <text:p>0.00084835</text:p>
          </table:table-cell>
          <table:table-cell office:value-type="float" office:value="0.000007174" calcext:value-type="float">
            <text:p>7.174E-06</text:p>
          </table:table-cell>
          <table:table-cell office:value-type="float" office:value="0.000831759" calcext:value-type="float">
            <text:p>0.000831759</text:p>
          </table:table-cell>
          <table:table-cell office:value-type="float" office:value="0.000866884" calcext:value-type="float">
            <text:p>0.000866884</text:p>
          </table:table-cell>
          <table:table-cell office:value-type="float" office:value="0.000773654" calcext:value-type="float">
            <text:p>0.000773654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44146147" calcext:value-type="float">
            <text:p>24.044146147</text:p>
          </table:table-cell>
          <table:table-cell office:value-type="float" office:value="24.023367302" calcext:value-type="float">
            <text:p>24.023367302</text:p>
          </table:table-cell>
          <table:table-cell office:value-type="float" office:value="24.043736319" calcext:value-type="float">
            <text:p>24.043736319</text:p>
          </table:table-cell>
          <table:table-cell office:value-type="float" office:value="24.04460397" calcext:value-type="float">
            <text:p>24.04460397</text:p>
          </table:table-cell>
          <table:table-cell office:value-type="float" office:value="24.042301017" calcext:value-type="float">
            <text:p>24.042301017</text:p>
          </table:table-cell>
          <table:table-cell office:value-type="float" office:value="25.025095618" calcext:value-type="float">
            <text:p>25.025095618</text:p>
          </table:table-cell>
          <table:table-cell/>
          <table:table-cell office:value-type="float" office:value="0.021504021" calcext:value-type="float">
            <text:p>0.021504021</text:p>
          </table:table-cell>
          <table:table-cell office:value-type="float" office:value="0.000181803" calcext:value-type="float">
            <text:p>0.000181803</text:p>
          </table:table-cell>
          <table:table-cell office:value-type="float" office:value="0.021083478" calcext:value-type="float">
            <text:p>0.021083478</text:p>
          </table:table-cell>
          <table:table-cell office:value-type="float" office:value="0.021973815" calcext:value-type="float">
            <text:p>0.021973815</text:p>
          </table:table-cell>
          <table:table-cell office:value-type="float" office:value="0.019610648" calcext:value-type="float">
            <text:p>0.019610648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<text:s/>2019-12-03 11:14:45</text:p>
          </table:table-cell>
          <table:table-cell office:value-type="float" office:value="24.02319" calcext:value-type="float">
            <text:p>24.02319</text:p>
          </table:table-cell>
          <table:table-cell office:value-type="string" calcext:value-type="string">
            <text:p><text:s/></text:p>
          </table:table-cell>
          <table:table-cell office:value-type="float" office:value="0.137251632" calcext:value-type="float">
            <text:p>0.137251632</text:p>
          </table:table-cell>
          <table:table-cell office:value-type="float" office:value="0.033632521" calcext:value-type="float">
            <text:p>0.033632521</text:p>
          </table:table-cell>
          <table:table-cell office:value-type="float" office:value="0.134636776" calcext:value-type="float">
            <text:p>0.134636776</text:p>
          </table:table-cell>
          <table:table-cell office:value-type="float" office:value="0.139449851" calcext:value-type="float">
            <text:p>0.139449851</text:p>
          </table:table-cell>
          <table:table-cell office:value-type="float" office:value="0.128640548" calcext:value-type="float">
            <text:p>0.12864054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1337" calcext:value-type="float">
            <text:p>0.001121337</text:p>
          </table:table-cell>
          <table:table-cell office:value-type="float" office:value="0.000274775" calcext:value-type="float">
            <text:p>0.000274775</text:p>
          </table:table-cell>
          <table:table-cell office:value-type="float" office:value="0.001099974" calcext:value-type="float">
            <text:p>0.001099974</text:p>
          </table:table-cell>
          <table:table-cell office:value-type="float" office:value="0.001139296" calcext:value-type="float">
            <text:p>0.001139296</text:p>
          </table:table-cell>
          <table:table-cell office:value-type="float" office:value="0.001050985" calcext:value-type="float">
            <text:p>0.00105098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9158" calcext:value-type="float">
            <text:p>0.000849158</text:p>
          </table:table-cell>
          <table:table-cell office:value-type="float" office:value="0.000002597" calcext:value-type="float">
            <text:p>2.597E-06</text:p>
          </table:table-cell>
          <table:table-cell office:value-type="float" office:value="0.000827795" calcext:value-type="float">
            <text:p>0.000827795</text:p>
          </table:table-cell>
          <table:table-cell office:value-type="float" office:value="0.000867117" calcext:value-type="float">
            <text:p>0.000867117</text:p>
          </table:table-cell>
          <table:table-cell office:value-type="float" office:value="0.000778806" calcext:value-type="float">
            <text:p>0.000778806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44166115" calcext:value-type="float">
            <text:p>24.044166115</text:p>
          </table:table-cell>
          <table:table-cell office:value-type="float" office:value="24.023254227" calcext:value-type="float">
            <text:p>24.023254227</text:p>
          </table:table-cell>
          <table:table-cell office:value-type="float" office:value="24.043638403" calcext:value-type="float">
            <text:p>24.043638403</text:p>
          </table:table-cell>
          <table:table-cell office:value-type="float" office:value="24.044609744" calcext:value-type="float">
            <text:p>24.044609744</text:p>
          </table:table-cell>
          <table:table-cell office:value-type="float" office:value="24.042428284" calcext:value-type="float">
            <text:p>24.042428284</text:p>
          </table:table-cell>
          <table:table-cell office:value-type="float" office:value="25.025095618" calcext:value-type="float">
            <text:p>25.025095618</text:p>
          </table:table-cell>
          <table:table-cell/>
          <table:table-cell office:value-type="float" office:value="0.021524511" calcext:value-type="float">
            <text:p>0.021524511</text:p>
          </table:table-cell>
          <table:table-cell office:value-type="float" office:value="0.000065771" calcext:value-type="float">
            <text:p>6.5771E-05</text:p>
          </table:table-cell>
          <table:table-cell office:value-type="float" office:value="0.020983001" calcext:value-type="float">
            <text:p>0.020983001</text:p>
          </table:table-cell>
          <table:table-cell office:value-type="float" office:value="0.02197974" calcext:value-type="float">
            <text:p>0.02197974</text:p>
          </table:table-cell>
          <table:table-cell office:value-type="float" office:value="0.019741242" calcext:value-type="float">
            <text:p>0.019741242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<text:s/>2019-12-03 11:14:46</text:p>
          </table:table-cell>
          <table:table-cell office:value-type="float" office:value="24.02824" calcext:value-type="float">
            <text:p>24.02824</text:p>
          </table:table-cell>
          <table:table-cell office:value-type="string" calcext:value-type="string">
            <text:p><text:s/></text:p>
          </table:table-cell>
          <table:table-cell office:value-type="float" office:value="0.13724746" calcext:value-type="float">
            <text:p>0.13724746</text:p>
          </table:table-cell>
          <table:table-cell office:value-type="float" office:value="0.033592586" calcext:value-type="float">
            <text:p>0.033592586</text:p>
          </table:table-cell>
          <table:table-cell office:value-type="float" office:value="0.134307162" calcext:value-type="float">
            <text:p>0.134307162</text:p>
          </table:table-cell>
          <table:table-cell office:value-type="float" office:value="0.139363425" calcext:value-type="float">
            <text:p>0.139363425</text:p>
          </table:table-cell>
          <table:table-cell office:value-type="float" office:value="0.128457562" calcext:value-type="float">
            <text:p>0.12845756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1303" calcext:value-type="float">
            <text:p>0.001121303</text:p>
          </table:table-cell>
          <table:table-cell office:value-type="float" office:value="0.000274449" calcext:value-type="float">
            <text:p>0.000274449</text:p>
          </table:table-cell>
          <table:table-cell office:value-type="float" office:value="0.001097281" calcext:value-type="float">
            <text:p>0.001097281</text:p>
          </table:table-cell>
          <table:table-cell office:value-type="float" office:value="0.00113859" calcext:value-type="float">
            <text:p>0.00113859</text:p>
          </table:table-cell>
          <table:table-cell office:value-type="float" office:value="0.00104949" calcext:value-type="float">
            <text:p>0.0010494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9124" calcext:value-type="float">
            <text:p>0.000849124</text:p>
          </table:table-cell>
          <table:table-cell office:value-type="float" office:value="0.00000227" calcext:value-type="float">
            <text:p>2.27E-06</text:p>
          </table:table-cell>
          <table:table-cell office:value-type="float" office:value="0.000825102" calcext:value-type="float">
            <text:p>0.000825102</text:p>
          </table:table-cell>
          <table:table-cell office:value-type="float" office:value="0.000866411" calcext:value-type="float">
            <text:p>0.000866411</text:p>
          </table:table-cell>
          <table:table-cell office:value-type="float" office:value="0.000777311" calcext:value-type="float">
            <text:p>0.000777311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49219126" calcext:value-type="float">
            <text:p>24.049219126</text:p>
          </table:table-cell>
          <table:table-cell office:value-type="float" office:value="24.028300118" calcext:value-type="float">
            <text:p>24.028300118</text:p>
          </table:table-cell>
          <table:table-cell office:value-type="float" office:value="24.048625739" calcext:value-type="float">
            <text:p>24.048625739</text:p>
          </table:table-cell>
          <table:table-cell office:value-type="float" office:value="24.049646154" calcext:value-type="float">
            <text:p>24.049646154</text:p>
          </table:table-cell>
          <table:table-cell office:value-type="float" office:value="24.047445217" calcext:value-type="float">
            <text:p>24.047445217</text:p>
          </table:table-cell>
          <table:table-cell office:value-type="float" office:value="25.030144988" calcext:value-type="float">
            <text:p>25.030144988</text:p>
          </table:table-cell>
          <table:table-cell/>
          <table:table-cell office:value-type="float" office:value="0.021523647" calcext:value-type="float">
            <text:p>0.021523647</text:p>
          </table:table-cell>
          <table:table-cell office:value-type="float" office:value="0.000057501" calcext:value-type="float">
            <text:p>5.7501E-05</text:p>
          </table:table-cell>
          <table:table-cell office:value-type="float" office:value="0.020914742" calcext:value-type="float">
            <text:p>0.020914742</text:p>
          </table:table-cell>
          <table:table-cell office:value-type="float" office:value="0.021961842" calcext:value-type="float">
            <text:p>0.021961842</text:p>
          </table:table-cell>
          <table:table-cell office:value-type="float" office:value="0.019703348" calcext:value-type="float">
            <text:p>0.019703348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<text:s/>2019-12-03 11:14:47</text:p>
          </table:table-cell>
          <table:table-cell office:value-type="float" office:value="24.03835" calcext:value-type="float">
            <text:p>24.03835</text:p>
          </table:table-cell>
          <table:table-cell office:value-type="string" calcext:value-type="string">
            <text:p><text:s/></text:p>
          </table:table-cell>
          <table:table-cell office:value-type="float" office:value="0.1373017" calcext:value-type="float">
            <text:p>0.1373017</text:p>
          </table:table-cell>
          <table:table-cell office:value-type="float" office:value="0.033691529" calcext:value-type="float">
            <text:p>0.033691529</text:p>
          </table:table-cell>
          <table:table-cell office:value-type="float" office:value="0.13430001" calcext:value-type="float">
            <text:p>0.13430001</text:p>
          </table:table-cell>
          <table:table-cell office:value-type="float" office:value="0.139302628" calcext:value-type="float">
            <text:p>0.139302628</text:p>
          </table:table-cell>
          <table:table-cell office:value-type="float" office:value="0.128169075" calcext:value-type="float">
            <text:p>0.12816907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1746" calcext:value-type="float">
            <text:p>0.001121746</text:p>
          </table:table-cell>
          <table:table-cell office:value-type="float" office:value="0.000275258" calcext:value-type="float">
            <text:p>0.000275258</text:p>
          </table:table-cell>
          <table:table-cell office:value-type="float" office:value="0.001097222" calcext:value-type="float">
            <text:p>0.001097222</text:p>
          </table:table-cell>
          <table:table-cell office:value-type="float" office:value="0.001138093" calcext:value-type="float">
            <text:p>0.001138093</text:p>
          </table:table-cell>
          <table:table-cell office:value-type="float" office:value="0.001047133" calcext:value-type="float">
            <text:p>0.00104713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9567" calcext:value-type="float">
            <text:p>0.000849567</text:p>
          </table:table-cell>
          <table:table-cell office:value-type="float" office:value="0.000003079" calcext:value-type="float">
            <text:p>3.079E-06</text:p>
          </table:table-cell>
          <table:table-cell office:value-type="float" office:value="0.000825043" calcext:value-type="float">
            <text:p>0.000825043</text:p>
          </table:table-cell>
          <table:table-cell office:value-type="float" office:value="0.000865915" calcext:value-type="float">
            <text:p>0.000865915</text:p>
          </table:table-cell>
          <table:table-cell office:value-type="float" office:value="0.000774954" calcext:value-type="float">
            <text:p>0.000774954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59337781" calcext:value-type="float">
            <text:p>24.059337781</text:p>
          </table:table-cell>
          <table:table-cell office:value-type="float" office:value="24.038427987" calcext:value-type="float">
            <text:p>24.038427987</text:p>
          </table:table-cell>
          <table:table-cell office:value-type="float" office:value="24.058732009" calcext:value-type="float">
            <text:p>24.058732009</text:p>
          </table:table-cell>
          <table:table-cell office:value-type="float" office:value="24.059741589" calcext:value-type="float">
            <text:p>24.059741589</text:p>
          </table:table-cell>
          <table:table-cell office:value-type="float" office:value="24.057494722" calcext:value-type="float">
            <text:p>24.057494722</text:p>
          </table:table-cell>
          <table:table-cell office:value-type="float" office:value="25.040243731" calcext:value-type="float">
            <text:p>25.040243731</text:p>
          </table:table-cell>
          <table:table-cell/>
          <table:table-cell office:value-type="float" office:value="0.02153488" calcext:value-type="float">
            <text:p>0.02153488</text:p>
          </table:table-cell>
          <table:table-cell office:value-type="float" office:value="0.000077992" calcext:value-type="float">
            <text:p>7.7992E-05</text:p>
          </table:table-cell>
          <table:table-cell office:value-type="float" office:value="0.02091326" calcext:value-type="float">
            <text:p>0.02091326</text:p>
          </table:table-cell>
          <table:table-cell office:value-type="float" office:value="0.021949252" calcext:value-type="float">
            <text:p>0.021949252</text:p>
          </table:table-cell>
          <table:table-cell office:value-type="float" office:value="0.019643605" calcext:value-type="float">
            <text:p>0.019643605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<text:s/>2019-12-03 11:14:49</text:p>
          </table:table-cell>
          <table:table-cell office:value-type="float" office:value="24.02319" calcext:value-type="float">
            <text:p>24.02319</text:p>
          </table:table-cell>
          <table:table-cell office:value-type="string" calcext:value-type="string">
            <text:p><text:s/></text:p>
          </table:table-cell>
          <table:table-cell office:value-type="float" office:value="0.137331502" calcext:value-type="float">
            <text:p>0.137331502</text:p>
          </table:table-cell>
          <table:table-cell office:value-type="float" office:value="0.034120087" calcext:value-type="float">
            <text:p>0.034120087</text:p>
          </table:table-cell>
          <table:table-cell office:value-type="float" office:value="0.134382264" calcext:value-type="float">
            <text:p>0.134382264</text:p>
          </table:table-cell>
          <table:table-cell office:value-type="float" office:value="0.139306204" calcext:value-type="float">
            <text:p>0.139306204</text:p>
          </table:table-cell>
          <table:table-cell office:value-type="float" office:value="0.127955094" calcext:value-type="float">
            <text:p>0.12795509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1989" calcext:value-type="float">
            <text:p>0.001121989</text:p>
          </table:table-cell>
          <table:table-cell office:value-type="float" office:value="0.000278759" calcext:value-type="float">
            <text:p>0.000278759</text:p>
          </table:table-cell>
          <table:table-cell office:value-type="float" office:value="0.001097894" calcext:value-type="float">
            <text:p>0.001097894</text:p>
          </table:table-cell>
          <table:table-cell office:value-type="float" office:value="0.001138123" calcext:value-type="float">
            <text:p>0.001138123</text:p>
          </table:table-cell>
          <table:table-cell office:value-type="float" office:value="0.001045385" calcext:value-type="float">
            <text:p>0.00104538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9811" calcext:value-type="float">
            <text:p>0.000849811</text:p>
          </table:table-cell>
          <table:table-cell office:value-type="float" office:value="0.00000658" calcext:value-type="float">
            <text:p>6.58E-06</text:p>
          </table:table-cell>
          <table:table-cell office:value-type="float" office:value="0.000825715" calcext:value-type="float">
            <text:p>0.000825715</text:p>
          </table:table-cell>
          <table:table-cell office:value-type="float" office:value="0.000865944" calcext:value-type="float">
            <text:p>0.000865944</text:p>
          </table:table-cell>
          <table:table-cell office:value-type="float" office:value="0.000773206" calcext:value-type="float">
            <text:p>0.000773206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44182234" calcext:value-type="float">
            <text:p>24.044182234</text:p>
          </table:table-cell>
          <table:table-cell office:value-type="float" office:value="24.023352626" calcext:value-type="float">
            <text:p>24.023352626</text:p>
          </table:table-cell>
          <table:table-cell office:value-type="float" office:value="24.043587039" calcext:value-type="float">
            <text:p>24.043587039</text:p>
          </table:table-cell>
          <table:table-cell office:value-type="float" office:value="24.044580754" calcext:value-type="float">
            <text:p>24.044580754</text:p>
          </table:table-cell>
          <table:table-cell office:value-type="float" office:value="24.042289951" calcext:value-type="float">
            <text:p>24.042289951</text:p>
          </table:table-cell>
          <table:table-cell office:value-type="float" office:value="25.025095618" calcext:value-type="float">
            <text:p>25.025095618</text:p>
          </table:table-cell>
          <table:table-cell/>
          <table:table-cell office:value-type="float" office:value="0.021541052" calcext:value-type="float">
            <text:p>0.021541052</text:p>
          </table:table-cell>
          <table:table-cell office:value-type="float" office:value="0.000166744" calcext:value-type="float">
            <text:p>0.000166744</text:p>
          </table:table-cell>
          <table:table-cell office:value-type="float" office:value="0.020930295" calcext:value-type="float">
            <text:p>0.020930295</text:p>
          </table:table-cell>
          <table:table-cell office:value-type="float" office:value="0.021949992" calcext:value-type="float">
            <text:p>0.021949992</text:p>
          </table:table-cell>
          <table:table-cell office:value-type="float" office:value="0.019599292" calcext:value-type="float">
            <text:p>0.019599292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<text:s/>2019-12-03 11:14:50</text:p>
          </table:table-cell>
          <table:table-cell office:value-type="float" office:value="24.0333" calcext:value-type="float">
            <text:p>24.0333</text:p>
          </table:table-cell>
          <table:table-cell office:value-type="string" calcext:value-type="string">
            <text:p><text:s/></text:p>
          </table:table-cell>
          <table:table-cell office:value-type="float" office:value="0.137369053" calcext:value-type="float">
            <text:p>0.137369053</text:p>
          </table:table-cell>
          <table:table-cell office:value-type="float" office:value="0.033608083" calcext:value-type="float">
            <text:p>0.033608083</text:p>
          </table:table-cell>
          <table:table-cell office:value-type="float" office:value="0.134287493" calcext:value-type="float">
            <text:p>0.134287493</text:p>
          </table:table-cell>
          <table:table-cell office:value-type="float" office:value="0.13930084" calcext:value-type="float">
            <text:p>0.13930084</text:p>
          </table:table-cell>
          <table:table-cell office:value-type="float" office:value="0.128332988" calcext:value-type="float">
            <text:p>0.12833298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2296" calcext:value-type="float">
            <text:p>0.001122296</text:p>
          </table:table-cell>
          <table:table-cell office:value-type="float" office:value="0.000274576" calcext:value-type="float">
            <text:p>0.000274576</text:p>
          </table:table-cell>
          <table:table-cell office:value-type="float" office:value="0.00109712" calcext:value-type="float">
            <text:p>0.00109712</text:p>
          </table:table-cell>
          <table:table-cell office:value-type="float" office:value="0.001138079" calcext:value-type="float">
            <text:p>0.001138079</text:p>
          </table:table-cell>
          <table:table-cell office:value-type="float" office:value="0.001048472" calcext:value-type="float">
            <text:p>0.00104847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0117" calcext:value-type="float">
            <text:p>0.000850117</text:p>
          </table:table-cell>
          <table:table-cell office:value-type="float" office:value="0.000002397" calcext:value-type="float">
            <text:p>2.397E-06</text:p>
          </table:table-cell>
          <table:table-cell office:value-type="float" office:value="0.000824941" calcext:value-type="float">
            <text:p>0.000824941</text:p>
          </table:table-cell>
          <table:table-cell office:value-type="float" office:value="0.0008659" calcext:value-type="float">
            <text:p>0.0008659</text:p>
          </table:table-cell>
          <table:table-cell office:value-type="float" office:value="0.000776293" calcext:value-type="float">
            <text:p>0.000776293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54297519" calcext:value-type="float">
            <text:p>24.054297519</text:p>
          </table:table-cell>
          <table:table-cell office:value-type="float" office:value="24.033357196" calcext:value-type="float">
            <text:p>24.033357196</text:p>
          </table:table-cell>
          <table:table-cell office:value-type="float" office:value="24.053675626" calcext:value-type="float">
            <text:p>24.053675626</text:p>
          </table:table-cell>
          <table:table-cell office:value-type="float" office:value="24.054687375" calcext:value-type="float">
            <text:p>24.054687375</text:p>
          </table:table-cell>
          <table:table-cell office:value-type="float" office:value="24.052473939" calcext:value-type="float">
            <text:p>24.052473939</text:p>
          </table:table-cell>
          <table:table-cell office:value-type="float" office:value="25.035194359" calcext:value-type="float">
            <text:p>25.035194359</text:p>
          </table:table-cell>
          <table:table-cell/>
          <table:table-cell office:value-type="float" office:value="0.021548828" calcext:value-type="float">
            <text:p>0.021548828</text:p>
          </table:table-cell>
          <table:table-cell office:value-type="float" office:value="0.00006071" calcext:value-type="float">
            <text:p>6.071E-05</text:p>
          </table:table-cell>
          <table:table-cell office:value-type="float" office:value="0.020910668" calcext:value-type="float">
            <text:p>0.020910668</text:p>
          </table:table-cell>
          <table:table-cell office:value-type="float" office:value="0.021948881" calcext:value-type="float">
            <text:p>0.021948881</text:p>
          </table:table-cell>
          <table:table-cell office:value-type="float" office:value="0.01967755" calcext:value-type="float">
            <text:p>0.01967755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<text:s/>2019-12-03 11:14:51</text:p>
          </table:table-cell>
          <table:table-cell office:value-type="float" office:value="24.0333" calcext:value-type="float">
            <text:p>24.0333</text:p>
          </table:table-cell>
          <table:table-cell office:value-type="string" calcext:value-type="string">
            <text:p><text:s/></text:p>
          </table:table-cell>
          <table:table-cell office:value-type="float" office:value="0.137399451" calcext:value-type="float">
            <text:p>0.137399451</text:p>
          </table:table-cell>
          <table:table-cell office:value-type="float" office:value="0.035020713" calcext:value-type="float">
            <text:p>0.035020713</text:p>
          </table:table-cell>
          <table:table-cell office:value-type="float" office:value="0.134634988" calcext:value-type="float">
            <text:p>0.134634988</text:p>
          </table:table-cell>
          <table:table-cell office:value-type="float" office:value="0.139307992" calcext:value-type="float">
            <text:p>0.139307992</text:p>
          </table:table-cell>
          <table:table-cell office:value-type="float" office:value="0.127459184" calcext:value-type="float">
            <text:p>0.12745918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2545" calcext:value-type="float">
            <text:p>0.001122545</text:p>
          </table:table-cell>
          <table:table-cell office:value-type="float" office:value="0.000286117" calcext:value-type="float">
            <text:p>0.000286117</text:p>
          </table:table-cell>
          <table:table-cell office:value-type="float" office:value="0.001099959" calcext:value-type="float">
            <text:p>0.001099959</text:p>
          </table:table-cell>
          <table:table-cell office:value-type="float" office:value="0.001138137" calcext:value-type="float">
            <text:p>0.001138137</text:p>
          </table:table-cell>
          <table:table-cell office:value-type="float" office:value="0.001041333" calcext:value-type="float">
            <text:p>0.00104133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0366" calcext:value-type="float">
            <text:p>0.000850366</text:p>
          </table:table-cell>
          <table:table-cell office:value-type="float" office:value="0.000013938" calcext:value-type="float">
            <text:p>1.3938E-05</text:p>
          </table:table-cell>
          <table:table-cell office:value-type="float" office:value="0.00082778" calcext:value-type="float">
            <text:p>0.00082778</text:p>
          </table:table-cell>
          <table:table-cell office:value-type="float" office:value="0.000865958" calcext:value-type="float">
            <text:p>0.000865958</text:p>
          </table:table-cell>
          <table:table-cell office:value-type="float" office:value="0.000769154" calcext:value-type="float">
            <text:p>0.000769154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54303654" calcext:value-type="float">
            <text:p>24.054303654</text:p>
          </table:table-cell>
          <table:table-cell office:value-type="float" office:value="24.033642285" calcext:value-type="float">
            <text:p>24.033642285</text:p>
          </table:table-cell>
          <table:table-cell office:value-type="float" office:value="24.053745754" calcext:value-type="float">
            <text:p>24.053745754</text:p>
          </table:table-cell>
          <table:table-cell office:value-type="float" office:value="24.054688819" calcext:value-type="float">
            <text:p>24.054688819</text:p>
          </table:table-cell>
          <table:table-cell office:value-type="float" office:value="24.052297595" calcext:value-type="float">
            <text:p>24.052297595</text:p>
          </table:table-cell>
          <table:table-cell office:value-type="float" office:value="25.035194359" calcext:value-type="float">
            <text:p>25.035194359</text:p>
          </table:table-cell>
          <table:table-cell/>
          <table:table-cell office:value-type="float" office:value="0.021555123" calcext:value-type="float">
            <text:p>0.021555123</text:p>
          </table:table-cell>
          <table:table-cell office:value-type="float" office:value="0.000353259" calcext:value-type="float">
            <text:p>0.000353259</text:p>
          </table:table-cell>
          <table:table-cell office:value-type="float" office:value="0.020982631" calcext:value-type="float">
            <text:p>0.020982631</text:p>
          </table:table-cell>
          <table:table-cell office:value-type="float" office:value="0.021950362" calcext:value-type="float">
            <text:p>0.021950362</text:p>
          </table:table-cell>
          <table:table-cell office:value-type="float" office:value="0.019496593" calcext:value-type="float">
            <text:p>0.019496593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<text:s/>2019-12-03 11:14:52</text:p>
          </table:table-cell>
          <table:table-cell office:value-type="float" office:value="24.0333" calcext:value-type="float">
            <text:p>24.0333</text:p>
          </table:table-cell>
          <table:table-cell office:value-type="string" calcext:value-type="string">
            <text:p><text:s/></text:p>
          </table:table-cell>
          <table:table-cell office:value-type="float" office:value="0.137363689" calcext:value-type="float">
            <text:p>0.137363689</text:p>
          </table:table-cell>
          <table:table-cell office:value-type="float" office:value="0.034680967" calcext:value-type="float">
            <text:p>0.034680967</text:p>
          </table:table-cell>
          <table:table-cell office:value-type="float" office:value="0.135162489" calcext:value-type="float">
            <text:p>0.135162489</text:p>
          </table:table-cell>
          <table:table-cell office:value-type="float" office:value="0.13929786" calcext:value-type="float">
            <text:p>0.13929786</text:p>
          </table:table-cell>
          <table:table-cell office:value-type="float" office:value="0.127396599" calcext:value-type="float">
            <text:p>0.12739659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2252" calcext:value-type="float">
            <text:p>0.001122252</text:p>
          </table:table-cell>
          <table:table-cell office:value-type="float" office:value="0.000283341" calcext:value-type="float">
            <text:p>0.000283341</text:p>
          </table:table-cell>
          <table:table-cell office:value-type="float" office:value="0.001104269" calcext:value-type="float">
            <text:p>0.001104269</text:p>
          </table:table-cell>
          <table:table-cell office:value-type="float" office:value="0.001138054" calcext:value-type="float">
            <text:p>0.001138054</text:p>
          </table:table-cell>
          <table:table-cell office:value-type="float" office:value="0.001040822" calcext:value-type="float">
            <text:p>0.00104082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0074" calcext:value-type="float">
            <text:p>0.000850074</text:p>
          </table:table-cell>
          <table:table-cell office:value-type="float" office:value="0.000011162" calcext:value-type="float">
            <text:p>1.1162E-05</text:p>
          </table:table-cell>
          <table:table-cell office:value-type="float" office:value="0.00083209" calcext:value-type="float">
            <text:p>0.00083209</text:p>
          </table:table-cell>
          <table:table-cell office:value-type="float" office:value="0.000865876" calcext:value-type="float">
            <text:p>0.000865876</text:p>
          </table:table-cell>
          <table:table-cell office:value-type="float" office:value="0.000768643" calcext:value-type="float">
            <text:p>0.000768643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54296437" calcext:value-type="float">
            <text:p>24.054296437</text:p>
          </table:table-cell>
          <table:table-cell office:value-type="float" office:value="24.03357372" calcext:value-type="float">
            <text:p>24.03357372</text:p>
          </table:table-cell>
          <table:table-cell office:value-type="float" office:value="24.05385221" calcext:value-type="float">
            <text:p>24.05385221</text:p>
          </table:table-cell>
          <table:table-cell office:value-type="float" office:value="24.054686774" calcext:value-type="float">
            <text:p>24.054686774</text:p>
          </table:table-cell>
          <table:table-cell office:value-type="float" office:value="24.052284965" calcext:value-type="float">
            <text:p>24.052284965</text:p>
          </table:table-cell>
          <table:table-cell office:value-type="float" office:value="25.035194359" calcext:value-type="float">
            <text:p>25.035194359</text:p>
          </table:table-cell>
          <table:table-cell/>
          <table:table-cell office:value-type="float" office:value="0.021547717" calcext:value-type="float">
            <text:p>0.021547717</text:p>
          </table:table-cell>
          <table:table-cell office:value-type="float" office:value="0.000282899" calcext:value-type="float">
            <text:p>0.000282899</text:p>
          </table:table-cell>
          <table:table-cell office:value-type="float" office:value="0.021091871" calcext:value-type="float">
            <text:p>0.021091871</text:p>
          </table:table-cell>
          <table:table-cell office:value-type="float" office:value="0.021948264" calcext:value-type="float">
            <text:p>0.021948264</text:p>
          </table:table-cell>
          <table:table-cell office:value-type="float" office:value="0.019483633" calcext:value-type="float">
            <text:p>0.019483633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<text:s/>2019-12-03 11:14:54</text:p>
          </table:table-cell>
          <table:table-cell office:value-type="float" office:value="24.0333" calcext:value-type="float">
            <text:p>24.0333</text:p>
          </table:table-cell>
          <table:table-cell office:value-type="string" calcext:value-type="string">
            <text:p><text:s/></text:p>
          </table:table-cell>
          <table:table-cell office:value-type="float" office:value="0.137367861" calcext:value-type="float">
            <text:p>0.137367861</text:p>
          </table:table-cell>
          <table:table-cell office:value-type="float" office:value="0.033875708" calcext:value-type="float">
            <text:p>0.033875708</text:p>
          </table:table-cell>
          <table:table-cell office:value-type="float" office:value="0.135054604" calcext:value-type="float">
            <text:p>0.135054604</text:p>
          </table:table-cell>
          <table:table-cell office:value-type="float" office:value="0.139288919" calcext:value-type="float">
            <text:p>0.139288919</text:p>
          </table:table-cell>
          <table:table-cell office:value-type="float" office:value="0.128202454" calcext:value-type="float">
            <text:p>0.12820245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2286" calcext:value-type="float">
            <text:p>0.001122286</text:p>
          </table:table-cell>
          <table:table-cell office:value-type="float" office:value="0.000276762" calcext:value-type="float">
            <text:p>0.000276762</text:p>
          </table:table-cell>
          <table:table-cell office:value-type="float" office:value="0.001103387" calcext:value-type="float">
            <text:p>0.001103387</text:p>
          </table:table-cell>
          <table:table-cell office:value-type="float" office:value="0.001137981" calcext:value-type="float">
            <text:p>0.001137981</text:p>
          </table:table-cell>
          <table:table-cell office:value-type="float" office:value="0.001047406" calcext:value-type="float">
            <text:p>0.00104740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0108" calcext:value-type="float">
            <text:p>0.000850108</text:p>
          </table:table-cell>
          <table:table-cell office:value-type="float" office:value="0.000004583" calcext:value-type="float">
            <text:p>4.583E-06</text:p>
          </table:table-cell>
          <table:table-cell office:value-type="float" office:value="0.000831208" calcext:value-type="float">
            <text:p>0.000831208</text:p>
          </table:table-cell>
          <table:table-cell office:value-type="float" office:value="0.000865803" calcext:value-type="float">
            <text:p>0.000865803</text:p>
          </table:table-cell>
          <table:table-cell office:value-type="float" office:value="0.000775227" calcext:value-type="float">
            <text:p>0.000775227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54297279" calcext:value-type="float">
            <text:p>24.054297279</text:p>
          </table:table-cell>
          <table:table-cell office:value-type="float" office:value="24.033411206" calcext:value-type="float">
            <text:p>24.033411206</text:p>
          </table:table-cell>
          <table:table-cell office:value-type="float" office:value="24.053830438" calcext:value-type="float">
            <text:p>24.053830438</text:p>
          </table:table-cell>
          <table:table-cell office:value-type="float" office:value="24.05468497" calcext:value-type="float">
            <text:p>24.05468497</text:p>
          </table:table-cell>
          <table:table-cell office:value-type="float" office:value="24.052447595" calcext:value-type="float">
            <text:p>24.052447595</text:p>
          </table:table-cell>
          <table:table-cell office:value-type="float" office:value="25.035194359" calcext:value-type="float">
            <text:p>25.035194359</text:p>
          </table:table-cell>
          <table:table-cell/>
          <table:table-cell office:value-type="float" office:value="0.021548581" calcext:value-type="float">
            <text:p>0.021548581</text:p>
          </table:table-cell>
          <table:table-cell office:value-type="float" office:value="0.000116134" calcext:value-type="float">
            <text:p>0.000116134</text:p>
          </table:table-cell>
          <table:table-cell office:value-type="float" office:value="0.021069529" calcext:value-type="float">
            <text:p>0.021069529</text:p>
          </table:table-cell>
          <table:table-cell office:value-type="float" office:value="0.021946413" calcext:value-type="float">
            <text:p>0.021946413</text:p>
          </table:table-cell>
          <table:table-cell office:value-type="float" office:value="0.019650517" calcext:value-type="float">
            <text:p>0.019650517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<text:s/>2019-12-03 11:14:55</text:p>
          </table:table-cell>
          <table:table-cell office:value-type="float" office:value="24.0333" calcext:value-type="float">
            <text:p>24.0333</text:p>
          </table:table-cell>
          <table:table-cell office:value-type="string" calcext:value-type="string">
            <text:p><text:s/></text:p>
          </table:table-cell>
          <table:table-cell office:value-type="float" office:value="0.137236135" calcext:value-type="float">
            <text:p>0.137236135</text:p>
          </table:table-cell>
          <table:table-cell office:value-type="float" office:value="0.033742789" calcext:value-type="float">
            <text:p>0.033742789</text:p>
          </table:table-cell>
          <table:table-cell office:value-type="float" office:value="0.134909765" calcext:value-type="float">
            <text:p>0.134909765</text:p>
          </table:table-cell>
          <table:table-cell office:value-type="float" office:value="0.139193551" calcext:value-type="float">
            <text:p>0.139193551</text:p>
          </table:table-cell>
          <table:table-cell office:value-type="float" office:value="0.128383056" calcext:value-type="float">
            <text:p>0.12838305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121" calcext:value-type="float">
            <text:p>0.00112121</text:p>
          </table:table-cell>
          <table:table-cell office:value-type="float" office:value="0.000275676" calcext:value-type="float">
            <text:p>0.000275676</text:p>
          </table:table-cell>
          <table:table-cell office:value-type="float" office:value="0.001102204" calcext:value-type="float">
            <text:p>0.001102204</text:p>
          </table:table-cell>
          <table:table-cell office:value-type="float" office:value="0.001137202" calcext:value-type="float">
            <text:p>0.001137202</text:p>
          </table:table-cell>
          <table:table-cell office:value-type="float" office:value="0.001048881" calcext:value-type="float">
            <text:p>0.00104888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9031" calcext:value-type="float">
            <text:p>0.000849031</text:p>
          </table:table-cell>
          <table:table-cell office:value-type="float" office:value="0.000003498" calcext:value-type="float">
            <text:p>3.498E-06</text:p>
          </table:table-cell>
          <table:table-cell office:value-type="float" office:value="0.000830025" calcext:value-type="float">
            <text:p>0.000830025</text:p>
          </table:table-cell>
          <table:table-cell office:value-type="float" office:value="0.000865023" calcext:value-type="float">
            <text:p>0.000865023</text:p>
          </table:table-cell>
          <table:table-cell office:value-type="float" office:value="0.000776702" calcext:value-type="float">
            <text:p>0.000776702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54270695" calcext:value-type="float">
            <text:p>24.054270695</text:p>
          </table:table-cell>
          <table:table-cell office:value-type="float" office:value="24.033384381" calcext:value-type="float">
            <text:p>24.033384381</text:p>
          </table:table-cell>
          <table:table-cell office:value-type="float" office:value="24.053801207" calcext:value-type="float">
            <text:p>24.053801207</text:p>
          </table:table-cell>
          <table:table-cell office:value-type="float" office:value="24.054665723" calcext:value-type="float">
            <text:p>24.054665723</text:p>
          </table:table-cell>
          <table:table-cell office:value-type="float" office:value="24.052484043" calcext:value-type="float">
            <text:p>24.052484043</text:p>
          </table:table-cell>
          <table:table-cell office:value-type="float" office:value="25.035194359" calcext:value-type="float">
            <text:p>25.035194359</text:p>
          </table:table-cell>
          <table:table-cell/>
          <table:table-cell office:value-type="float" office:value="0.021521302" calcext:value-type="float">
            <text:p>0.021521302</text:p>
          </table:table-cell>
          <table:table-cell office:value-type="float" office:value="0.000088607" calcext:value-type="float">
            <text:p>8.8607E-05</text:p>
          </table:table-cell>
          <table:table-cell office:value-type="float" office:value="0.021039535" calcext:value-type="float">
            <text:p>0.021039535</text:p>
          </table:table-cell>
          <table:table-cell office:value-type="float" office:value="0.021926663" calcext:value-type="float">
            <text:p>0.021926663</text:p>
          </table:table-cell>
          <table:table-cell office:value-type="float" office:value="0.019687918" calcext:value-type="float">
            <text:p>0.019687918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<text:s/>2019-12-03 11:14:56</text:p>
          </table:table-cell>
          <table:table-cell office:value-type="float" office:value="24.04341" calcext:value-type="float">
            <text:p>24.04341</text:p>
          </table:table-cell>
          <table:table-cell office:value-type="string" calcext:value-type="string">
            <text:p><text:s/></text:p>
          </table:table-cell>
          <table:table-cell office:value-type="float" office:value="0.137252228" calcext:value-type="float">
            <text:p>0.137252228</text:p>
          </table:table-cell>
          <table:table-cell office:value-type="float" office:value="0.033737425" calcext:value-type="float">
            <text:p>0.033737425</text:p>
          </table:table-cell>
          <table:table-cell office:value-type="float" office:value="0.134885923" calcext:value-type="float">
            <text:p>0.134885923</text:p>
          </table:table-cell>
          <table:table-cell office:value-type="float" office:value="0.139330642" calcext:value-type="float">
            <text:p>0.139330642</text:p>
          </table:table-cell>
          <table:table-cell office:value-type="float" office:value="0.128489748" calcext:value-type="float">
            <text:p>0.12848974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1342" calcext:value-type="float">
            <text:p>0.001121342</text:p>
          </table:table-cell>
          <table:table-cell office:value-type="float" office:value="0.000275633" calcext:value-type="float">
            <text:p>0.000275633</text:p>
          </table:table-cell>
          <table:table-cell office:value-type="float" office:value="0.001102009" calcext:value-type="float">
            <text:p>0.001102009</text:p>
          </table:table-cell>
          <table:table-cell office:value-type="float" office:value="0.001138322" calcext:value-type="float">
            <text:p>0.001138322</text:p>
          </table:table-cell>
          <table:table-cell office:value-type="float" office:value="0.001049753" calcext:value-type="float">
            <text:p>0.00104975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9163" calcext:value-type="float">
            <text:p>0.000849163</text:p>
          </table:table-cell>
          <table:table-cell office:value-type="float" office:value="0.000003454" calcext:value-type="float">
            <text:p>3.454E-06</text:p>
          </table:table-cell>
          <table:table-cell office:value-type="float" office:value="0.00082983" calcext:value-type="float">
            <text:p>0.00082983</text:p>
          </table:table-cell>
          <table:table-cell office:value-type="float" office:value="0.000866143" calcext:value-type="float">
            <text:p>0.000866143</text:p>
          </table:table-cell>
          <table:table-cell office:value-type="float" office:value="0.000777574" calcext:value-type="float">
            <text:p>0.000777574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64381651" calcext:value-type="float">
            <text:p>24.064381651</text:p>
          </table:table-cell>
          <table:table-cell office:value-type="float" office:value="24.0434912" calcext:value-type="float">
            <text:p>24.0434912</text:p>
          </table:table-cell>
          <table:table-cell office:value-type="float" office:value="24.063904109" calcext:value-type="float">
            <text:p>24.063904109</text:p>
          </table:table-cell>
          <table:table-cell office:value-type="float" office:value="24.064801095" calcext:value-type="float">
            <text:p>24.064801095</text:p>
          </table:table-cell>
          <table:table-cell office:value-type="float" office:value="24.0626133" calcext:value-type="float">
            <text:p>24.0626133</text:p>
          </table:table-cell>
          <table:table-cell office:value-type="float" office:value="25.045293103" calcext:value-type="float">
            <text:p>25.045293103</text:p>
          </table:table-cell>
          <table:table-cell/>
          <table:table-cell office:value-type="float" office:value="0.021524635" calcext:value-type="float">
            <text:p>0.021524635</text:p>
          </table:table-cell>
          <table:table-cell office:value-type="float" office:value="0.000087496" calcext:value-type="float">
            <text:p>8.7496E-05</text:p>
          </table:table-cell>
          <table:table-cell office:value-type="float" office:value="0.021034597" calcext:value-type="float">
            <text:p>0.021034597</text:p>
          </table:table-cell>
          <table:table-cell office:value-type="float" office:value="0.021955053" calcext:value-type="float">
            <text:p>0.021955053</text:p>
          </table:table-cell>
          <table:table-cell office:value-type="float" office:value="0.019710013" calcext:value-type="float">
            <text:p>0.019710013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<text:s/>2019-12-03 11:14:58</text:p>
          </table:table-cell>
          <table:table-cell office:value-type="float" office:value="24.04341" calcext:value-type="float">
            <text:p>24.04341</text:p>
          </table:table-cell>
          <table:table-cell office:value-type="string" calcext:value-type="string">
            <text:p><text:s/></text:p>
          </table:table-cell>
          <table:table-cell office:value-type="float" office:value="0.137362497" calcext:value-type="float">
            <text:p>0.137362497</text:p>
          </table:table-cell>
          <table:table-cell office:value-type="float" office:value="0.034416918" calcext:value-type="float">
            <text:p>0.034416918</text:p>
          </table:table-cell>
          <table:table-cell office:value-type="float" office:value="0.13520898" calcext:value-type="float">
            <text:p>0.13520898</text:p>
          </table:table-cell>
          <table:table-cell office:value-type="float" office:value="0.139394419" calcext:value-type="float">
            <text:p>0.139394419</text:p>
          </table:table-cell>
          <table:table-cell office:value-type="float" office:value="0.127865091" calcext:value-type="float">
            <text:p>0.12786509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2243" calcext:value-type="float">
            <text:p>0.001122243</text:p>
          </table:table-cell>
          <table:table-cell office:value-type="float" office:value="0.000281184" calcext:value-type="float">
            <text:p>0.000281184</text:p>
          </table:table-cell>
          <table:table-cell office:value-type="float" office:value="0.001104649" calcext:value-type="float">
            <text:p>0.001104649</text:p>
          </table:table-cell>
          <table:table-cell office:value-type="float" office:value="0.001138843" calcext:value-type="float">
            <text:p>0.001138843</text:p>
          </table:table-cell>
          <table:table-cell office:value-type="float" office:value="0.001044649" calcext:value-type="float">
            <text:p>0.00104464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0064" calcext:value-type="float">
            <text:p>0.000850064</text:p>
          </table:table-cell>
          <table:table-cell office:value-type="float" office:value="0.000009005" calcext:value-type="float">
            <text:p>9.005E-06</text:p>
          </table:table-cell>
          <table:table-cell office:value-type="float" office:value="0.00083247" calcext:value-type="float">
            <text:p>0.00083247</text:p>
          </table:table-cell>
          <table:table-cell office:value-type="float" office:value="0.000866664" calcext:value-type="float">
            <text:p>0.000866664</text:p>
          </table:table-cell>
          <table:table-cell office:value-type="float" office:value="0.000772471" calcext:value-type="float">
            <text:p>0.000772471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64403905" calcext:value-type="float">
            <text:p>24.064403905</text:p>
          </table:table-cell>
          <table:table-cell office:value-type="float" office:value="24.043628331" calcext:value-type="float">
            <text:p>24.043628331</text:p>
          </table:table-cell>
          <table:table-cell office:value-type="float" office:value="24.063969305" calcext:value-type="float">
            <text:p>24.063969305</text:p>
          </table:table-cell>
          <table:table-cell office:value-type="float" office:value="24.064813965" calcext:value-type="float">
            <text:p>24.064813965</text:p>
          </table:table-cell>
          <table:table-cell office:value-type="float" office:value="24.062487238" calcext:value-type="float">
            <text:p>24.062487238</text:p>
          </table:table-cell>
          <table:table-cell office:value-type="float" office:value="25.045293103" calcext:value-type="float">
            <text:p>25.045293103</text:p>
          </table:table-cell>
          <table:table-cell/>
          <table:table-cell office:value-type="float" office:value="0.02154747" calcext:value-type="float">
            <text:p>0.02154747</text:p>
          </table:table-cell>
          <table:table-cell office:value-type="float" office:value="0.000228216" calcext:value-type="float">
            <text:p>0.000228216</text:p>
          </table:table-cell>
          <table:table-cell office:value-type="float" office:value="0.021101499" calcext:value-type="float">
            <text:p>0.021101499</text:p>
          </table:table-cell>
          <table:table-cell office:value-type="float" office:value="0.021968261" calcext:value-type="float">
            <text:p>0.021968261</text:p>
          </table:table-cell>
          <table:table-cell office:value-type="float" office:value="0.019580653" calcext:value-type="float">
            <text:p>0.019580653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<text:s/>2019-12-03 11:14:59</text:p>
          </table:table-cell>
          <table:table-cell office:value-type="float" office:value="24.04341" calcext:value-type="float">
            <text:p>24.04341</text:p>
          </table:table-cell>
          <table:table-cell office:value-type="string" calcext:value-type="string">
            <text:p><text:s/></text:p>
          </table:table-cell>
          <table:table-cell office:value-type="float" office:value="0.137284414" calcext:value-type="float">
            <text:p>0.137284414</text:p>
          </table:table-cell>
          <table:table-cell office:value-type="float" office:value="0.033591394" calcext:value-type="float">
            <text:p>0.033591394</text:p>
          </table:table-cell>
          <table:table-cell office:value-type="float" office:value="0.134608166" calcext:value-type="float">
            <text:p>0.134608166</text:p>
          </table:table-cell>
          <table:table-cell office:value-type="float" office:value="0.139552371" calcext:value-type="float">
            <text:p>0.139552371</text:p>
          </table:table-cell>
          <table:table-cell office:value-type="float" office:value="0.128672138" calcext:value-type="float">
            <text:p>0.12867213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1605" calcext:value-type="float">
            <text:p>0.001121605</text:p>
          </table:table-cell>
          <table:table-cell office:value-type="float" office:value="0.000274439" calcext:value-type="float">
            <text:p>0.000274439</text:p>
          </table:table-cell>
          <table:table-cell office:value-type="float" office:value="0.00109974" calcext:value-type="float">
            <text:p>0.00109974</text:p>
          </table:table-cell>
          <table:table-cell office:value-type="float" office:value="0.001140134" calcext:value-type="float">
            <text:p>0.001140134</text:p>
          </table:table-cell>
          <table:table-cell office:value-type="float" office:value="0.001051243" calcext:value-type="float">
            <text:p>0.00105124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9426" calcext:value-type="float">
            <text:p>0.000849426</text:p>
          </table:table-cell>
          <table:table-cell office:value-type="float" office:value="0.000002261" calcext:value-type="float">
            <text:p>2.261E-06</text:p>
          </table:table-cell>
          <table:table-cell office:value-type="float" office:value="0.000827561" calcext:value-type="float">
            <text:p>0.000827561</text:p>
          </table:table-cell>
          <table:table-cell office:value-type="float" office:value="0.000867955" calcext:value-type="float">
            <text:p>0.000867955</text:p>
          </table:table-cell>
          <table:table-cell office:value-type="float" office:value="0.000779064" calcext:value-type="float">
            <text:p>0.000779064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64388147" calcext:value-type="float">
            <text:p>24.064388147</text:p>
          </table:table-cell>
          <table:table-cell office:value-type="float" office:value="24.043461729" calcext:value-type="float">
            <text:p>24.043461729</text:p>
          </table:table-cell>
          <table:table-cell office:value-type="float" office:value="24.063848055" calcext:value-type="float">
            <text:p>24.063848055</text:p>
          </table:table-cell>
          <table:table-cell office:value-type="float" office:value="24.064845842" calcext:value-type="float">
            <text:p>24.064845842</text:p>
          </table:table-cell>
          <table:table-cell office:value-type="float" office:value="24.062650108" calcext:value-type="float">
            <text:p>24.062650108</text:p>
          </table:table-cell>
          <table:table-cell office:value-type="float" office:value="25.045293103" calcext:value-type="float">
            <text:p>25.045293103</text:p>
          </table:table-cell>
          <table:table-cell/>
          <table:table-cell office:value-type="float" office:value="0.0215313" calcext:value-type="float">
            <text:p>0.0215313</text:p>
          </table:table-cell>
          <table:table-cell office:value-type="float" office:value="0.000057254" calcext:value-type="float">
            <text:p>5.7254E-05</text:p>
          </table:table-cell>
          <table:table-cell office:value-type="float" office:value="0.020977076" calcext:value-type="float">
            <text:p>0.020977076</text:p>
          </table:table-cell>
          <table:table-cell office:value-type="float" office:value="0.022000971" calcext:value-type="float">
            <text:p>0.022000971</text:p>
          </table:table-cell>
          <table:table-cell office:value-type="float" office:value="0.019747784" calcext:value-type="float">
            <text:p>0.019747784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2019-12-03 11:15:00</text:p>
          </table:table-cell>
          <table:table-cell office:value-type="float" office:value="24.03835" calcext:value-type="float">
            <text:p>24.03835</text:p>
          </table:table-cell>
          <table:table-cell office:value-type="string" calcext:value-type="string">
            <text:p><text:s/></text:p>
          </table:table-cell>
          <table:table-cell office:value-type="float" office:value="0.137240307" calcext:value-type="float">
            <text:p>0.137240307</text:p>
          </table:table-cell>
          <table:table-cell office:value-type="float" office:value="0.033740405" calcext:value-type="float">
            <text:p>0.033740405</text:p>
          </table:table-cell>
          <table:table-cell office:value-type="float" office:value="0.134723799" calcext:value-type="float">
            <text:p>0.134723799</text:p>
          </table:table-cell>
          <table:table-cell office:value-type="float" office:value="0.139565484" calcext:value-type="float">
            <text:p>0.139565484</text:p>
          </table:table-cell>
          <table:table-cell office:value-type="float" office:value="0.128731147" calcext:value-type="float">
            <text:p>0.12873114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1244" calcext:value-type="float">
            <text:p>0.001121244</text:p>
          </table:table-cell>
          <table:table-cell office:value-type="float" office:value="0.000275657" calcext:value-type="float">
            <text:p>0.000275657</text:p>
          </table:table-cell>
          <table:table-cell office:value-type="float" office:value="0.001100685" calcext:value-type="float">
            <text:p>0.001100685</text:p>
          </table:table-cell>
          <table:table-cell office:value-type="float" office:value="0.001140241" calcext:value-type="float">
            <text:p>0.001140241</text:p>
          </table:table-cell>
          <table:table-cell office:value-type="float" office:value="0.001051725" calcext:value-type="float">
            <text:p>0.00105172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9065" calcext:value-type="float">
            <text:p>0.000849065</text:p>
          </table:table-cell>
          <table:table-cell office:value-type="float" office:value="0.000003478" calcext:value-type="float">
            <text:p>3.478E-06</text:p>
          </table:table-cell>
          <table:table-cell office:value-type="float" office:value="0.000828506" calcext:value-type="float">
            <text:p>0.000828506</text:p>
          </table:table-cell>
          <table:table-cell office:value-type="float" office:value="0.000868062" calcext:value-type="float">
            <text:p>0.000868062</text:p>
          </table:table-cell>
          <table:table-cell office:value-type="float" office:value="0.000779546" calcext:value-type="float">
            <text:p>0.000779546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59325391" calcext:value-type="float">
            <text:p>24.059325391</text:p>
          </table:table-cell>
          <table:table-cell office:value-type="float" office:value="24.038437851" calcext:value-type="float">
            <text:p>24.038437851</text:p>
          </table:table-cell>
          <table:table-cell office:value-type="float" office:value="24.058817534" calcext:value-type="float">
            <text:p>24.058817534</text:p>
          </table:table-cell>
          <table:table-cell office:value-type="float" office:value="24.059794636" calcext:value-type="float">
            <text:p>24.059794636</text:p>
          </table:table-cell>
          <table:table-cell office:value-type="float" office:value="24.057608154" calcext:value-type="float">
            <text:p>24.057608154</text:p>
          </table:table-cell>
          <table:table-cell office:value-type="float" office:value="25.040243731" calcext:value-type="float">
            <text:p>25.040243731</text:p>
          </table:table-cell>
          <table:table-cell/>
          <table:table-cell office:value-type="float" office:value="0.021522166" calcext:value-type="float">
            <text:p>0.021522166</text:p>
          </table:table-cell>
          <table:table-cell office:value-type="float" office:value="0.000088114" calcext:value-type="float">
            <text:p>8.8114E-05</text:p>
          </table:table-cell>
          <table:table-cell office:value-type="float" office:value="0.021001023" calcext:value-type="float">
            <text:p>0.021001023</text:p>
          </table:table-cell>
          <table:table-cell office:value-type="float" office:value="0.022003686" calcext:value-type="float">
            <text:p>0.022003686</text:p>
          </table:table-cell>
          <table:table-cell office:value-type="float" office:value="0.019760004" calcext:value-type="float">
            <text:p>0.019760004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<text:s/>2019-12-03 11:15:02</text:p>
          </table:table-cell>
          <table:table-cell office:value-type="float" office:value="24.03835" calcext:value-type="float">
            <text:p>24.03835</text:p>
          </table:table-cell>
          <table:table-cell office:value-type="string" calcext:value-type="string">
            <text:p><text:s/></text:p>
          </table:table-cell>
          <table:table-cell office:value-type="float" office:value="0.13735892" calcext:value-type="float">
            <text:p>0.13735892</text:p>
          </table:table-cell>
          <table:table-cell office:value-type="float" office:value="0.033622984" calcext:value-type="float">
            <text:p>0.033622984</text:p>
          </table:table-cell>
          <table:table-cell office:value-type="float" office:value="0.134385244" calcext:value-type="float">
            <text:p>0.134385244</text:p>
          </table:table-cell>
          <table:table-cell office:value-type="float" office:value="0.13953747" calcext:value-type="float">
            <text:p>0.13953747</text:p>
          </table:table-cell>
          <table:table-cell office:value-type="float" office:value="0.12849094" calcext:value-type="float">
            <text:p>0.1284909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2213" calcext:value-type="float">
            <text:p>0.001122213</text:p>
          </table:table-cell>
          <table:table-cell office:value-type="float" office:value="0.000274698" calcext:value-type="float">
            <text:p>0.000274698</text:p>
          </table:table-cell>
          <table:table-cell office:value-type="float" office:value="0.001097919" calcext:value-type="float">
            <text:p>0.001097919</text:p>
          </table:table-cell>
          <table:table-cell office:value-type="float" office:value="0.001140012" calcext:value-type="float">
            <text:p>0.001140012</text:p>
          </table:table-cell>
          <table:table-cell office:value-type="float" office:value="0.001049763" calcext:value-type="float">
            <text:p>0.00104976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0035" calcext:value-type="float">
            <text:p>0.000850035</text:p>
          </table:table-cell>
          <table:table-cell office:value-type="float" office:value="0.000002519" calcext:value-type="float">
            <text:p>2.519E-06</text:p>
          </table:table-cell>
          <table:table-cell office:value-type="float" office:value="0.00082574" calcext:value-type="float">
            <text:p>0.00082574</text:p>
          </table:table-cell>
          <table:table-cell office:value-type="float" office:value="0.000867833" calcext:value-type="float">
            <text:p>0.000867833</text:p>
          </table:table-cell>
          <table:table-cell office:value-type="float" office:value="0.000777584" calcext:value-type="float">
            <text:p>0.000777584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59349328" calcext:value-type="float">
            <text:p>24.059349328</text:p>
          </table:table-cell>
          <table:table-cell office:value-type="float" office:value="24.038414153" calcext:value-type="float">
            <text:p>24.038414153</text:p>
          </table:table-cell>
          <table:table-cell office:value-type="float" office:value="24.05874921" calcext:value-type="float">
            <text:p>24.05874921</text:p>
          </table:table-cell>
          <table:table-cell office:value-type="float" office:value="24.059788982" calcext:value-type="float">
            <text:p>24.059788982</text:p>
          </table:table-cell>
          <table:table-cell office:value-type="float" office:value="24.057559678" calcext:value-type="float">
            <text:p>24.057559678</text:p>
          </table:table-cell>
          <table:table-cell office:value-type="float" office:value="25.040243731" calcext:value-type="float">
            <text:p>25.040243731</text:p>
          </table:table-cell>
          <table:table-cell/>
          <table:table-cell office:value-type="float" office:value="0.02154673" calcext:value-type="float">
            <text:p>0.02154673</text:p>
          </table:table-cell>
          <table:table-cell office:value-type="float" office:value="0.000063796" calcext:value-type="float">
            <text:p>6.3796E-05</text:p>
          </table:table-cell>
          <table:table-cell office:value-type="float" office:value="0.020930912" calcext:value-type="float">
            <text:p>0.020930912</text:p>
          </table:table-cell>
          <table:table-cell office:value-type="float" office:value="0.021997885" calcext:value-type="float">
            <text:p>0.021997885</text:p>
          </table:table-cell>
          <table:table-cell office:value-type="float" office:value="0.01971026" calcext:value-type="float">
            <text:p>0.01971026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<text:s/>2019-12-03 11:15:03</text:p>
          </table:table-cell>
          <table:table-cell office:value-type="float" office:value="24.05351" calcext:value-type="float">
            <text:p>24.05351</text:p>
          </table:table-cell>
          <table:table-cell office:value-type="string" calcext:value-type="string">
            <text:p><text:s/></text:p>
          </table:table-cell>
          <table:table-cell office:value-type="float" office:value="0.137501971" calcext:value-type="float">
            <text:p>0.137501971</text:p>
          </table:table-cell>
          <table:table-cell office:value-type="float" office:value="0.033988361" calcext:value-type="float">
            <text:p>0.033988361</text:p>
          </table:table-cell>
          <table:table-cell office:value-type="float" office:value="0.134455578" calcext:value-type="float">
            <text:p>0.134455578</text:p>
          </table:table-cell>
          <table:table-cell office:value-type="float" office:value="0.139532106" calcext:value-type="float">
            <text:p>0.139532106</text:p>
          </table:table-cell>
          <table:table-cell office:value-type="float" office:value="0.127896682" calcext:value-type="float">
            <text:p>0.12789668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3382" calcext:value-type="float">
            <text:p>0.001123382</text:p>
          </table:table-cell>
          <table:table-cell office:value-type="float" office:value="0.000277683" calcext:value-type="float">
            <text:p>0.000277683</text:p>
          </table:table-cell>
          <table:table-cell office:value-type="float" office:value="0.001098493" calcext:value-type="float">
            <text:p>0.001098493</text:p>
          </table:table-cell>
          <table:table-cell office:value-type="float" office:value="0.001139968" calcext:value-type="float">
            <text:p>0.001139968</text:p>
          </table:table-cell>
          <table:table-cell office:value-type="float" office:value="0.001044908" calcext:value-type="float">
            <text:p>0.00104490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1203" calcext:value-type="float">
            <text:p>0.000851203</text:p>
          </table:table-cell>
          <table:table-cell office:value-type="float" office:value="0.000005504" calcext:value-type="float">
            <text:p>5.504E-06</text:p>
          </table:table-cell>
          <table:table-cell office:value-type="float" office:value="0.000826314" calcext:value-type="float">
            <text:p>0.000826314</text:p>
          </table:table-cell>
          <table:table-cell office:value-type="float" office:value="0.000867789" calcext:value-type="float">
            <text:p>0.000867789</text:p>
          </table:table-cell>
          <table:table-cell office:value-type="float" office:value="0.000772729" calcext:value-type="float">
            <text:p>0.000772729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74539761" calcext:value-type="float">
            <text:p>24.074539761</text:p>
          </table:table-cell>
          <table:table-cell office:value-type="float" office:value="24.053649744" calcext:value-type="float">
            <text:p>24.053649744</text:p>
          </table:table-cell>
          <table:table-cell office:value-type="float" office:value="24.073924976" calcext:value-type="float">
            <text:p>24.073924976</text:p>
          </table:table-cell>
          <table:table-cell office:value-type="float" office:value="24.074949458" calcext:value-type="float">
            <text:p>24.074949458</text:p>
          </table:table-cell>
          <table:table-cell office:value-type="float" office:value="24.072601341" calcext:value-type="float">
            <text:p>24.072601341</text:p>
          </table:table-cell>
          <table:table-cell office:value-type="float" office:value="25.055391849" calcext:value-type="float">
            <text:p>25.055391849</text:p>
          </table:table-cell>
          <table:table-cell/>
          <table:table-cell office:value-type="float" office:value="0.021576354" calcext:value-type="float">
            <text:p>0.021576354</text:p>
          </table:table-cell>
          <table:table-cell office:value-type="float" office:value="0.000139464" calcext:value-type="float">
            <text:p>0.000139464</text:p>
          </table:table-cell>
          <table:table-cell office:value-type="float" office:value="0.020945477" calcext:value-type="float">
            <text:p>0.020945477</text:p>
          </table:table-cell>
          <table:table-cell office:value-type="float" office:value="0.021996774" calcext:value-type="float">
            <text:p>0.021996774</text:p>
          </table:table-cell>
          <table:table-cell office:value-type="float" office:value="0.019587195" calcext:value-type="float">
            <text:p>0.019587195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<text:s/>2019-12-03 11:15:04</text:p>
          </table:table-cell>
          <table:table-cell office:value-type="float" office:value="24.04846" calcext:value-type="float">
            <text:p>24.04846</text:p>
          </table:table-cell>
          <table:table-cell office:value-type="string" calcext:value-type="string">
            <text:p><text:s/></text:p>
          </table:table-cell>
          <table:table-cell office:value-type="float" office:value="0.137423293" calcext:value-type="float">
            <text:p>0.137423293</text:p>
          </table:table-cell>
          <table:table-cell office:value-type="float" office:value="0.035737757" calcext:value-type="float">
            <text:p>0.035737757</text:p>
          </table:table-cell>
          <table:table-cell office:value-type="float" office:value="0.134742872" calcext:value-type="float">
            <text:p>0.134742872</text:p>
          </table:table-cell>
          <table:table-cell office:value-type="float" office:value="0.13946058" calcext:value-type="float">
            <text:p>0.13946058</text:p>
          </table:table-cell>
          <table:table-cell office:value-type="float" office:value="0.127507463" calcext:value-type="float">
            <text:p>0.12750746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2739" calcext:value-type="float">
            <text:p>0.001122739</text:p>
          </table:table-cell>
          <table:table-cell office:value-type="float" office:value="0.000291975" calcext:value-type="float">
            <text:p>0.000291975</text:p>
          </table:table-cell>
          <table:table-cell office:value-type="float" office:value="0.00110084" calcext:value-type="float">
            <text:p>0.00110084</text:p>
          </table:table-cell>
          <table:table-cell office:value-type="float" office:value="0.001139384" calcext:value-type="float">
            <text:p>0.001139384</text:p>
          </table:table-cell>
          <table:table-cell office:value-type="float" office:value="0.001041728" calcext:value-type="float">
            <text:p>0.00104172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056" calcext:value-type="float">
            <text:p>0.00085056</text:p>
          </table:table-cell>
          <table:table-cell office:value-type="float" office:value="0.000019796" calcext:value-type="float">
            <text:p>1.9796E-05</text:p>
          </table:table-cell>
          <table:table-cell office:value-type="float" office:value="0.000828662" calcext:value-type="float">
            <text:p>0.000828662</text:p>
          </table:table-cell>
          <table:table-cell office:value-type="float" office:value="0.000867205" calcext:value-type="float">
            <text:p>0.000867205</text:p>
          </table:table-cell>
          <table:table-cell office:value-type="float" office:value="0.000769549" calcext:value-type="float">
            <text:p>0.000769549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69470029" calcext:value-type="float">
            <text:p>24.069470029</text:p>
          </table:table-cell>
          <table:table-cell office:value-type="float" office:value="24.048948842" calcext:value-type="float">
            <text:p>24.048948842</text:p>
          </table:table-cell>
          <table:table-cell office:value-type="float" office:value="24.068929097" calcext:value-type="float">
            <text:p>24.068929097</text:p>
          </table:table-cell>
          <table:table-cell office:value-type="float" office:value="24.06988117" calcext:value-type="float">
            <text:p>24.06988117</text:p>
          </table:table-cell>
          <table:table-cell office:value-type="float" office:value="24.067468929" calcext:value-type="float">
            <text:p>24.067468929</text:p>
          </table:table-cell>
          <table:table-cell office:value-type="float" office:value="25.050342475" calcext:value-type="float">
            <text:p>25.050342475</text:p>
          </table:table-cell>
          <table:table-cell/>
          <table:table-cell office:value-type="float" office:value="0.021560061" calcext:value-type="float">
            <text:p>0.021560061</text:p>
          </table:table-cell>
          <table:table-cell office:value-type="float" office:value="0.000501756" calcext:value-type="float">
            <text:p>0.000501756</text:p>
          </table:table-cell>
          <table:table-cell office:value-type="float" office:value="0.021004973" calcext:value-type="float">
            <text:p>0.021004973</text:p>
          </table:table-cell>
          <table:table-cell office:value-type="float" office:value="0.021981962" calcext:value-type="float">
            <text:p>0.021981962</text:p>
          </table:table-cell>
          <table:table-cell office:value-type="float" office:value="0.019506592" calcext:value-type="float">
            <text:p>0.019506592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<text:s/>2019-12-03 11:15:06</text:p>
          </table:table-cell>
          <table:table-cell office:value-type="float" office:value="24.05351" calcext:value-type="float">
            <text:p>24.05351</text:p>
          </table:table-cell>
          <table:table-cell office:value-type="string" calcext:value-type="string">
            <text:p><text:s/></text:p>
          </table:table-cell>
          <table:table-cell office:value-type="float" office:value="0.137571709" calcext:value-type="float">
            <text:p>0.137571709</text:p>
          </table:table-cell>
          <table:table-cell office:value-type="float" office:value="0.034667854" calcext:value-type="float">
            <text:p>0.034667854</text:p>
          </table:table-cell>
          <table:table-cell office:value-type="float" office:value="0.135251896" calcext:value-type="float">
            <text:p>0.135251896</text:p>
          </table:table-cell>
          <table:table-cell office:value-type="float" office:value="0.13945164" calcext:value-type="float">
            <text:p>0.13945164</text:p>
          </table:table-cell>
          <table:table-cell office:value-type="float" office:value="0.127697602" calcext:value-type="float">
            <text:p>0.1276976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3952" calcext:value-type="float">
            <text:p>0.001123952</text:p>
          </table:table-cell>
          <table:table-cell office:value-type="float" office:value="0.000283234" calcext:value-type="float">
            <text:p>0.000283234</text:p>
          </table:table-cell>
          <table:table-cell office:value-type="float" office:value="0.001104999" calcext:value-type="float">
            <text:p>0.001104999</text:p>
          </table:table-cell>
          <table:table-cell office:value-type="float" office:value="0.001139311" calcext:value-type="float">
            <text:p>0.001139311</text:p>
          </table:table-cell>
          <table:table-cell office:value-type="float" office:value="0.001043281" calcext:value-type="float">
            <text:p>0.00104328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1773" calcext:value-type="float">
            <text:p>0.000851773</text:p>
          </table:table-cell>
          <table:table-cell office:value-type="float" office:value="0.000011055" calcext:value-type="float">
            <text:p>1.1055E-05</text:p>
          </table:table-cell>
          <table:table-cell office:value-type="float" office:value="0.00083282" calcext:value-type="float">
            <text:p>0.00083282</text:p>
          </table:table-cell>
          <table:table-cell office:value-type="float" office:value="0.000867132" calcext:value-type="float">
            <text:p>0.000867132</text:p>
          </table:table-cell>
          <table:table-cell office:value-type="float" office:value="0.000771102" calcext:value-type="float">
            <text:p>0.000771102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74553835" calcext:value-type="float">
            <text:p>24.074553835</text:p>
          </table:table-cell>
          <table:table-cell office:value-type="float" office:value="24.053786873" calcext:value-type="float">
            <text:p>24.053786873</text:p>
          </table:table-cell>
          <table:table-cell office:value-type="float" office:value="24.074085679" calcext:value-type="float">
            <text:p>24.074085679</text:p>
          </table:table-cell>
          <table:table-cell office:value-type="float" office:value="24.074933219" calcext:value-type="float">
            <text:p>24.074933219</text:p>
          </table:table-cell>
          <table:table-cell office:value-type="float" office:value="24.072561165" calcext:value-type="float">
            <text:p>24.072561165</text:p>
          </table:table-cell>
          <table:table-cell office:value-type="float" office:value="25.055391849" calcext:value-type="float">
            <text:p>25.055391849</text:p>
          </table:table-cell>
          <table:table-cell/>
          <table:table-cell office:value-type="float" office:value="0.021590796" calcext:value-type="float">
            <text:p>0.021590796</text:p>
          </table:table-cell>
          <table:table-cell office:value-type="float" office:value="0.000280184" calcext:value-type="float">
            <text:p>0.000280184</text:p>
          </table:table-cell>
          <table:table-cell office:value-type="float" office:value="0.021110386" calcext:value-type="float">
            <text:p>0.021110386</text:p>
          </table:table-cell>
          <table:table-cell office:value-type="float" office:value="0.02198011" calcext:value-type="float">
            <text:p>0.02198011</text:p>
          </table:table-cell>
          <table:table-cell office:value-type="float" office:value="0.019545967" calcext:value-type="float">
            <text:p>0.019545967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<text:s/>2019-12-03 11:15:07</text:p>
          </table:table-cell>
          <table:table-cell office:value-type="float" office:value="24.05857" calcext:value-type="float">
            <text:p>24.05857</text:p>
          </table:table-cell>
          <table:table-cell office:value-type="string" calcext:value-type="string">
            <text:p><text:s/></text:p>
          </table:table-cell>
          <table:table-cell office:value-type="float" office:value="0.13752939" calcext:value-type="float">
            <text:p>0.13752939</text:p>
          </table:table-cell>
          <table:table-cell office:value-type="float" office:value="0.033597354" calcext:value-type="float">
            <text:p>0.033597354</text:p>
          </table:table-cell>
          <table:table-cell office:value-type="float" office:value="0.134454386" calcext:value-type="float">
            <text:p>0.134454386</text:p>
          </table:table-cell>
          <table:table-cell office:value-type="float" office:value="0.139412301" calcext:value-type="float">
            <text:p>0.139412301</text:p>
          </table:table-cell>
          <table:table-cell office:value-type="float" office:value="0.128632203" calcext:value-type="float">
            <text:p>0.12863220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3606" calcext:value-type="float">
            <text:p>0.001123606</text:p>
          </table:table-cell>
          <table:table-cell office:value-type="float" office:value="0.000274488" calcext:value-type="float">
            <text:p>0.000274488</text:p>
          </table:table-cell>
          <table:table-cell office:value-type="float" office:value="0.001098484" calcext:value-type="float">
            <text:p>0.001098484</text:p>
          </table:table-cell>
          <table:table-cell office:value-type="float" office:value="0.001138989" calcext:value-type="float">
            <text:p>0.001138989</text:p>
          </table:table-cell>
          <table:table-cell office:value-type="float" office:value="0.001050917" calcext:value-type="float">
            <text:p>0.00105091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1427" calcext:value-type="float">
            <text:p>0.000851427</text:p>
          </table:table-cell>
          <table:table-cell office:value-type="float" office:value="0.000002309" calcext:value-type="float">
            <text:p>2.309E-06</text:p>
          </table:table-cell>
          <table:table-cell office:value-type="float" office:value="0.000826305" calcext:value-type="float">
            <text:p>0.000826305</text:p>
          </table:table-cell>
          <table:table-cell office:value-type="float" office:value="0.000866811" calcext:value-type="float">
            <text:p>0.000866811</text:p>
          </table:table-cell>
          <table:table-cell office:value-type="float" office:value="0.000778738" calcext:value-type="float">
            <text:p>0.000778738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7959915" calcext:value-type="float">
            <text:p>24.07959915</text:p>
          </table:table-cell>
          <table:table-cell office:value-type="float" office:value="24.058624786" calcext:value-type="float">
            <text:p>24.058624786</text:p>
          </table:table-cell>
          <table:table-cell office:value-type="float" office:value="24.078978594" calcext:value-type="float">
            <text:p>24.078978594</text:p>
          </table:table-cell>
          <table:table-cell office:value-type="float" office:value="24.079979133" calcext:value-type="float">
            <text:p>24.079979133</text:p>
          </table:table-cell>
          <table:table-cell office:value-type="float" office:value="24.077803638" calcext:value-type="float">
            <text:p>24.077803638</text:p>
          </table:table-cell>
          <table:table-cell office:value-type="float" office:value="25.060441223" calcext:value-type="float">
            <text:p>25.060441223</text:p>
          </table:table-cell>
          <table:table-cell/>
          <table:table-cell office:value-type="float" office:value="0.021582032" calcext:value-type="float">
            <text:p>0.021582032</text:p>
          </table:table-cell>
          <table:table-cell office:value-type="float" office:value="0.000058488" calcext:value-type="float">
            <text:p>5.8488E-05</text:p>
          </table:table-cell>
          <table:table-cell office:value-type="float" office:value="0.02094523" calcext:value-type="float">
            <text:p>0.02094523</text:p>
          </table:table-cell>
          <table:table-cell office:value-type="float" office:value="0.021971964" calcext:value-type="float">
            <text:p>0.021971964</text:p>
          </table:table-cell>
          <table:table-cell office:value-type="float" office:value="0.019739514" calcext:value-type="float">
            <text:p>0.019739514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<text:s/>2019-12-03 11:15:08</text:p>
          </table:table-cell>
          <table:table-cell office:value-type="float" office:value="24.06868" calcext:value-type="float">
            <text:p>24.06868</text:p>
          </table:table-cell>
          <table:table-cell office:value-type="string" calcext:value-type="string">
            <text:p><text:s/></text:p>
          </table:table-cell>
          <table:table-cell office:value-type="float" office:value="0.137442367" calcext:value-type="float">
            <text:p>0.137442367</text:p>
          </table:table-cell>
          <table:table-cell office:value-type="float" office:value="0.0338316" calcext:value-type="float">
            <text:p>0.0338316</text:p>
          </table:table-cell>
          <table:table-cell office:value-type="float" office:value="0.13507189" calcext:value-type="float">
            <text:p>0.13507189</text:p>
          </table:table-cell>
          <table:table-cell office:value-type="float" office:value="0.139114277" calcext:value-type="float">
            <text:p>0.139114277</text:p>
          </table:table-cell>
          <table:table-cell office:value-type="float" office:value="0.12822868" calcext:value-type="float">
            <text:p>0.1282286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2895" calcext:value-type="float">
            <text:p>0.001122895</text:p>
          </table:table-cell>
          <table:table-cell office:value-type="float" office:value="0.000276402" calcext:value-type="float">
            <text:p>0.000276402</text:p>
          </table:table-cell>
          <table:table-cell office:value-type="float" office:value="0.001103529" calcext:value-type="float">
            <text:p>0.001103529</text:p>
          </table:table-cell>
          <table:table-cell office:value-type="float" office:value="0.001136555" calcext:value-type="float">
            <text:p>0.001136555</text:p>
          </table:table-cell>
          <table:table-cell office:value-type="float" office:value="0.00104762" calcext:value-type="float">
            <text:p>0.0010476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0716" calcext:value-type="float">
            <text:p>0.000850716</text:p>
          </table:table-cell>
          <table:table-cell office:value-type="float" office:value="0.000004223" calcext:value-type="float">
            <text:p>4.223E-06</text:p>
          </table:table-cell>
          <table:table-cell office:value-type="float" office:value="0.00083135" calcext:value-type="float">
            <text:p>0.00083135</text:p>
          </table:table-cell>
          <table:table-cell office:value-type="float" office:value="0.000864376" calcext:value-type="float">
            <text:p>0.000864376</text:p>
          </table:table-cell>
          <table:table-cell office:value-type="float" office:value="0.000775441" calcext:value-type="float">
            <text:p>0.000775441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89689299" calcext:value-type="float">
            <text:p>24.089689299</text:p>
          </table:table-cell>
          <table:table-cell office:value-type="float" office:value="24.068779963" calcext:value-type="float">
            <text:p>24.068779963</text:p>
          </table:table-cell>
          <table:table-cell office:value-type="float" office:value="24.089210926" calcext:value-type="float">
            <text:p>24.089210926</text:p>
          </table:table-cell>
          <table:table-cell office:value-type="float" office:value="24.090026699" calcext:value-type="float">
            <text:p>24.090026699</text:p>
          </table:table-cell>
          <table:table-cell office:value-type="float" office:value="24.087829933" calcext:value-type="float">
            <text:p>24.087829933</text:p>
          </table:table-cell>
          <table:table-cell office:value-type="float" office:value="25.070539973" calcext:value-type="float">
            <text:p>25.070539973</text:p>
          </table:table-cell>
          <table:table-cell/>
          <table:table-cell office:value-type="float" office:value="0.021564011" calcext:value-type="float">
            <text:p>0.021564011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.021073109" calcext:value-type="float">
            <text:p>0.021073109</text:p>
          </table:table-cell>
          <table:table-cell office:value-type="float" office:value="0.021910246" calcext:value-type="float">
            <text:p>0.021910246</text:p>
          </table:table-cell>
          <table:table-cell office:value-type="float" office:value="0.019655948" calcext:value-type="float">
            <text:p>0.019655948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<text:s/>2019-12-03 11:15:09</text:p>
          </table:table-cell>
          <table:table-cell office:value-type="float" office:value="24.07373" calcext:value-type="float">
            <text:p>24.07373</text:p>
          </table:table-cell>
          <table:table-cell office:value-type="string" calcext:value-type="string">
            <text:p><text:s/></text:p>
          </table:table-cell>
          <table:table-cell office:value-type="float" office:value="0.137571113" calcext:value-type="float">
            <text:p>0.137571113</text:p>
          </table:table-cell>
          <table:table-cell office:value-type="float" office:value="0.035806303" calcext:value-type="float">
            <text:p>0.035806303</text:p>
          </table:table-cell>
          <table:table-cell office:value-type="float" office:value="0.134825127" calcext:value-type="float">
            <text:p>0.134825127</text:p>
          </table:table-cell>
          <table:table-cell office:value-type="float" office:value="0.139148252" calcext:value-type="float">
            <text:p>0.139148252</text:p>
          </table:table-cell>
          <table:table-cell office:value-type="float" office:value="0.127437726" calcext:value-type="float">
            <text:p>0.12743772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3947" calcext:value-type="float">
            <text:p>0.001123947</text:p>
          </table:table-cell>
          <table:table-cell office:value-type="float" office:value="0.000292535" calcext:value-type="float">
            <text:p>0.000292535</text:p>
          </table:table-cell>
          <table:table-cell office:value-type="float" office:value="0.001101512" calcext:value-type="float">
            <text:p>0.001101512</text:p>
          </table:table-cell>
          <table:table-cell office:value-type="float" office:value="0.001136832" calcext:value-type="float">
            <text:p>0.001136832</text:p>
          </table:table-cell>
          <table:table-cell office:value-type="float" office:value="0.001041158" calcext:value-type="float">
            <text:p>0.00104115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1768" calcext:value-type="float">
            <text:p>0.000851768</text:p>
          </table:table-cell>
          <table:table-cell office:value-type="float" office:value="0.000020356" calcext:value-type="float">
            <text:p>2.0356E-05</text:p>
          </table:table-cell>
          <table:table-cell office:value-type="float" office:value="0.000829334" calcext:value-type="float">
            <text:p>0.000829334</text:p>
          </table:table-cell>
          <table:table-cell office:value-type="float" office:value="0.000864653" calcext:value-type="float">
            <text:p>0.000864653</text:p>
          </table:table-cell>
          <table:table-cell office:value-type="float" office:value="0.000768979" calcext:value-type="float">
            <text:p>0.000768979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94769137" calcext:value-type="float">
            <text:p>24.094769137</text:p>
          </table:table-cell>
          <table:table-cell office:value-type="float" office:value="24.074232426" calcext:value-type="float">
            <text:p>24.074232426</text:p>
          </table:table-cell>
          <table:table-cell office:value-type="float" office:value="24.094214986" calcext:value-type="float">
            <text:p>24.094214986</text:p>
          </table:table-cell>
          <table:table-cell office:value-type="float" office:value="24.095087409" calcext:value-type="float">
            <text:p>24.095087409</text:p>
          </table:table-cell>
          <table:table-cell office:value-type="float" office:value="24.09272418" calcext:value-type="float">
            <text:p>24.09272418</text:p>
          </table:table-cell>
          <table:table-cell office:value-type="float" office:value="25.075589349" calcext:value-type="float">
            <text:p>25.075589349</text:p>
          </table:table-cell>
          <table:table-cell/>
          <table:table-cell office:value-type="float" office:value="0.021590673" calcext:value-type="float">
            <text:p>0.021590673</text:p>
          </table:table-cell>
          <table:table-cell office:value-type="float" office:value="0.000515951" calcext:value-type="float">
            <text:p>0.000515951</text:p>
          </table:table-cell>
          <table:table-cell office:value-type="float" office:value="0.021022007" calcext:value-type="float">
            <text:p>0.021022007</text:p>
          </table:table-cell>
          <table:table-cell office:value-type="float" office:value="0.021917282" calcext:value-type="float">
            <text:p>0.021917282</text:p>
          </table:table-cell>
          <table:table-cell office:value-type="float" office:value="0.01949215" calcext:value-type="float">
            <text:p>0.01949215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<text:s/>2019-12-03 11:15:11</text:p>
          </table:table-cell>
          <table:table-cell office:value-type="float" office:value="24.06362" calcext:value-type="float">
            <text:p>24.06362</text:p>
          </table:table-cell>
          <table:table-cell office:value-type="string" calcext:value-type="string">
            <text:p><text:s/></text:p>
          </table:table-cell>
          <table:table-cell office:value-type="float" office:value="0.137654559" calcext:value-type="float">
            <text:p>0.137654559</text:p>
          </table:table-cell>
          <table:table-cell office:value-type="float" office:value="0.033662919" calcext:value-type="float">
            <text:p>0.033662919</text:p>
          </table:table-cell>
          <table:table-cell office:value-type="float" office:value="0.134342329" calcext:value-type="float">
            <text:p>0.134342329</text:p>
          </table:table-cell>
          <table:table-cell office:value-type="float" office:value="0.139199512" calcext:value-type="float">
            <text:p>0.139199512</text:p>
          </table:table-cell>
          <table:table-cell office:value-type="float" office:value="0.128294245" calcext:value-type="float">
            <text:p>0.12829424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4629" calcext:value-type="float">
            <text:p>0.001124629</text:p>
          </table:table-cell>
          <table:table-cell office:value-type="float" office:value="0.000275024" calcext:value-type="float">
            <text:p>0.000275024</text:p>
          </table:table-cell>
          <table:table-cell office:value-type="float" office:value="0.001097568" calcext:value-type="float">
            <text:p>0.001097568</text:p>
          </table:table-cell>
          <table:table-cell office:value-type="float" office:value="0.001137251" calcext:value-type="float">
            <text:p>0.001137251</text:p>
          </table:table-cell>
          <table:table-cell office:value-type="float" office:value="0.001048156" calcext:value-type="float">
            <text:p>0.00104815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245" calcext:value-type="float">
            <text:p>0.00085245</text:p>
          </table:table-cell>
          <table:table-cell office:value-type="float" office:value="0.000002845" calcext:value-type="float">
            <text:p>2.845E-06</text:p>
          </table:table-cell>
          <table:table-cell office:value-type="float" office:value="0.000825389" calcext:value-type="float">
            <text:p>0.000825389</text:p>
          </table:table-cell>
          <table:table-cell office:value-type="float" office:value="0.000865072" calcext:value-type="float">
            <text:p>0.000865072</text:p>
          </table:table-cell>
          <table:table-cell office:value-type="float" office:value="0.000775977" calcext:value-type="float">
            <text:p>0.000775977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84678265" calcext:value-type="float">
            <text:p>24.084678265</text:p>
          </table:table-cell>
          <table:table-cell office:value-type="float" office:value="24.06369197" calcext:value-type="float">
            <text:p>24.06369197</text:p>
          </table:table-cell>
          <table:table-cell office:value-type="float" office:value="24.084009838" calcext:value-type="float">
            <text:p>24.084009838</text:p>
          </table:table-cell>
          <table:table-cell office:value-type="float" office:value="24.084990045" calcext:value-type="float">
            <text:p>24.084990045</text:p>
          </table:table-cell>
          <table:table-cell office:value-type="float" office:value="24.0827893" calcext:value-type="float">
            <text:p>24.0827893</text:p>
          </table:table-cell>
          <table:table-cell office:value-type="float" office:value="25.065490598" calcext:value-type="float">
            <text:p>25.065490598</text:p>
          </table:table-cell>
          <table:table-cell/>
          <table:table-cell office:value-type="float" office:value="0.021607954" calcext:value-type="float">
            <text:p>0.021607954</text:p>
          </table:table-cell>
          <table:table-cell office:value-type="float" office:value="0.000072067" calcext:value-type="float">
            <text:p>7.2067E-05</text:p>
          </table:table-cell>
          <table:table-cell office:value-type="float" office:value="0.020922024" calcext:value-type="float">
            <text:p>0.020922024</text:p>
          </table:table-cell>
          <table:table-cell office:value-type="float" office:value="0.021927897" calcext:value-type="float">
            <text:p>0.021927897</text:p>
          </table:table-cell>
          <table:table-cell office:value-type="float" office:value="0.019669526" calcext:value-type="float">
            <text:p>0.019669526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<text:s/>2019-12-03 11:15:12</text:p>
          </table:table-cell>
          <table:table-cell office:value-type="float" office:value="24.05857" calcext:value-type="float">
            <text:p>24.05857</text:p>
          </table:table-cell>
          <table:table-cell office:value-type="string" calcext:value-type="string">
            <text:p><text:s/></text:p>
          </table:table-cell>
          <table:table-cell office:value-type="float" office:value="0.137556808" calcext:value-type="float">
            <text:p>0.137556808</text:p>
          </table:table-cell>
          <table:table-cell office:value-type="float" office:value="0.035588149" calcext:value-type="float">
            <text:p>0.035588149</text:p>
          </table:table-cell>
          <table:table-cell office:value-type="float" office:value="0.135009305" calcext:value-type="float">
            <text:p>0.135009305</text:p>
          </table:table-cell>
          <table:table-cell office:value-type="float" office:value="0.139178054" calcext:value-type="float">
            <text:p>0.139178054</text:p>
          </table:table-cell>
          <table:table-cell office:value-type="float" office:value="0.127370373" calcext:value-type="float">
            <text:p>0.12737037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383" calcext:value-type="float">
            <text:p>0.00112383</text:p>
          </table:table-cell>
          <table:table-cell office:value-type="float" office:value="0.000290753" calcext:value-type="float">
            <text:p>0.000290753</text:p>
          </table:table-cell>
          <table:table-cell office:value-type="float" office:value="0.001103017" calcext:value-type="float">
            <text:p>0.001103017</text:p>
          </table:table-cell>
          <table:table-cell office:value-type="float" office:value="0.001137076" calcext:value-type="float">
            <text:p>0.001137076</text:p>
          </table:table-cell>
          <table:table-cell office:value-type="float" office:value="0.001040608" calcext:value-type="float">
            <text:p>0.00104060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1651" calcext:value-type="float">
            <text:p>0.000851651</text:p>
          </table:table-cell>
          <table:table-cell office:value-type="float" office:value="0.000018574" calcext:value-type="float">
            <text:p>1.8574E-05</text:p>
          </table:table-cell>
          <table:table-cell office:value-type="float" office:value="0.000830838" calcext:value-type="float">
            <text:p>0.000830838</text:p>
          </table:table-cell>
          <table:table-cell office:value-type="float" office:value="0.000864897" calcext:value-type="float">
            <text:p>0.000864897</text:p>
          </table:table-cell>
          <table:table-cell office:value-type="float" office:value="0.000768429" calcext:value-type="float">
            <text:p>0.000768429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79604683" calcext:value-type="float">
            <text:p>24.079604683</text:p>
          </table:table-cell>
          <table:table-cell office:value-type="float" office:value="24.059026549" calcext:value-type="float">
            <text:p>24.059026549</text:p>
          </table:table-cell>
          <table:table-cell office:value-type="float" office:value="24.07909058" calcext:value-type="float">
            <text:p>24.07909058</text:p>
          </table:table-cell>
          <table:table-cell office:value-type="float" office:value="24.079931861" calcext:value-type="float">
            <text:p>24.079931861</text:p>
          </table:table-cell>
          <table:table-cell office:value-type="float" office:value="24.077548992" calcext:value-type="float">
            <text:p>24.077548992</text:p>
          </table:table-cell>
          <table:table-cell office:value-type="float" office:value="25.060441223" calcext:value-type="float">
            <text:p>25.060441223</text:p>
          </table:table-cell>
          <table:table-cell/>
          <table:table-cell office:value-type="float" office:value="0.02158771" calcext:value-type="float">
            <text:p>0.02158771</text:p>
          </table:table-cell>
          <table:table-cell office:value-type="float" office:value="0.000470773" calcext:value-type="float">
            <text:p>0.000470773</text:p>
          </table:table-cell>
          <table:table-cell office:value-type="float" office:value="0.021060148" calcext:value-type="float">
            <text:p>0.021060148</text:p>
          </table:table-cell>
          <table:table-cell office:value-type="float" office:value="0.021923454" calcext:value-type="float">
            <text:p>0.021923454</text:p>
          </table:table-cell>
          <table:table-cell office:value-type="float" office:value="0.019478201" calcext:value-type="float">
            <text:p>0.019478201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2019-12-03 11:15:13</text:p>
          </table:table-cell>
          <table:table-cell office:value-type="float" office:value="24.06362" calcext:value-type="float">
            <text:p>24.06362</text:p>
          </table:table-cell>
          <table:table-cell office:value-type="string" calcext:value-type="string">
            <text:p><text:s/></text:p>
          </table:table-cell>
          <table:table-cell office:value-type="float" office:value="0.137502567" calcext:value-type="float">
            <text:p>0.137502567</text:p>
          </table:table-cell>
          <table:table-cell office:value-type="float" office:value="0.034663085" calcext:value-type="float">
            <text:p>0.034663085</text:p>
          </table:table-cell>
          <table:table-cell office:value-type="float" office:value="0.135235803" calcext:value-type="float">
            <text:p>0.135235803</text:p>
          </table:table-cell>
          <table:table-cell office:value-type="float" office:value="0.139272826" calcext:value-type="float">
            <text:p>0.139272826</text:p>
          </table:table-cell>
          <table:table-cell office:value-type="float" office:value="0.127813235" calcext:value-type="float">
            <text:p>0.12781323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3387" calcext:value-type="float">
            <text:p>0.001123387</text:p>
          </table:table-cell>
          <table:table-cell office:value-type="float" office:value="0.000283195" calcext:value-type="float">
            <text:p>0.000283195</text:p>
          </table:table-cell>
          <table:table-cell office:value-type="float" office:value="0.001104868" calcext:value-type="float">
            <text:p>0.001104868</text:p>
          </table:table-cell>
          <table:table-cell office:value-type="float" office:value="0.00113785" calcext:value-type="float">
            <text:p>0.00113785</text:p>
          </table:table-cell>
          <table:table-cell office:value-type="float" office:value="0.001044226" calcext:value-type="float">
            <text:p>0.00104422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1208" calcext:value-type="float">
            <text:p>0.000851208</text:p>
          </table:table-cell>
          <table:table-cell office:value-type="float" office:value="0.000011016" calcext:value-type="float">
            <text:p>1.1016E-05</text:p>
          </table:table-cell>
          <table:table-cell office:value-type="float" office:value="0.000832689" calcext:value-type="float">
            <text:p>0.000832689</text:p>
          </table:table-cell>
          <table:table-cell office:value-type="float" office:value="0.000865671" calcext:value-type="float">
            <text:p>0.000865671</text:p>
          </table:table-cell>
          <table:table-cell office:value-type="float" office:value="0.000772047" calcext:value-type="float">
            <text:p>0.000772047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84647592" calcext:value-type="float">
            <text:p>24.084647592</text:p>
          </table:table-cell>
          <table:table-cell office:value-type="float" office:value="24.063893813" calcext:value-type="float">
            <text:p>24.063893813</text:p>
          </table:table-cell>
          <table:table-cell office:value-type="float" office:value="24.084190146" calcext:value-type="float">
            <text:p>24.084190146</text:p>
          </table:table-cell>
          <table:table-cell office:value-type="float" office:value="24.08500484" calcext:value-type="float">
            <text:p>24.08500484</text:p>
          </table:table-cell>
          <table:table-cell office:value-type="float" office:value="24.082692229" calcext:value-type="float">
            <text:p>24.082692229</text:p>
          </table:table-cell>
          <table:table-cell office:value-type="float" office:value="25.065490598" calcext:value-type="float">
            <text:p>25.065490598</text:p>
          </table:table-cell>
          <table:table-cell/>
          <table:table-cell office:value-type="float" office:value="0.021576478" calcext:value-type="float">
            <text:p>0.021576478</text:p>
          </table:table-cell>
          <table:table-cell office:value-type="float" office:value="0.000279196" calcext:value-type="float">
            <text:p>0.000279196</text:p>
          </table:table-cell>
          <table:table-cell office:value-type="float" office:value="0.021107054" calcext:value-type="float">
            <text:p>0.021107054</text:p>
          </table:table-cell>
          <table:table-cell office:value-type="float" office:value="0.02194308" calcext:value-type="float">
            <text:p>0.02194308</text:p>
          </table:table-cell>
          <table:table-cell office:value-type="float" office:value="0.019569914" calcext:value-type="float">
            <text:p>0.019569914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<text:s/>2019-12-03 11:15:15</text:p>
          </table:table-cell>
          <table:table-cell office:value-type="float" office:value="24.06868" calcext:value-type="float">
            <text:p>24.06868</text:p>
          </table:table-cell>
          <table:table-cell office:value-type="string" calcext:value-type="string">
            <text:p><text:s/></text:p>
          </table:table-cell>
          <table:table-cell office:value-type="float" office:value="0.137599723" calcext:value-type="float">
            <text:p>0.137599723</text:p>
          </table:table-cell>
          <table:table-cell office:value-type="float" office:value="0.033828024" calcext:value-type="float">
            <text:p>0.033828024</text:p>
          </table:table-cell>
          <table:table-cell office:value-type="float" office:value="0.135028974" calcext:value-type="float">
            <text:p>0.135028974</text:p>
          </table:table-cell>
          <table:table-cell office:value-type="float" office:value="0.139250772" calcext:value-type="float">
            <text:p>0.139250772</text:p>
          </table:table-cell>
          <table:table-cell office:value-type="float" office:value="0.128358022" calcext:value-type="float">
            <text:p>0.12835802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4181" calcext:value-type="float">
            <text:p>0.001124181</text:p>
          </table:table-cell>
          <table:table-cell office:value-type="float" office:value="0.000276373" calcext:value-type="float">
            <text:p>0.000276373</text:p>
          </table:table-cell>
          <table:table-cell office:value-type="float" office:value="0.001103178" calcext:value-type="float">
            <text:p>0.001103178</text:p>
          </table:table-cell>
          <table:table-cell office:value-type="float" office:value="0.00113767" calcext:value-type="float">
            <text:p>0.00113767</text:p>
          </table:table-cell>
          <table:table-cell office:value-type="float" office:value="0.001048677" calcext:value-type="float">
            <text:p>0.00104867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2002" calcext:value-type="float">
            <text:p>0.000852002</text:p>
          </table:table-cell>
          <table:table-cell office:value-type="float" office:value="0.000004194" calcext:value-type="float">
            <text:p>4.194E-06</text:p>
          </table:table-cell>
          <table:table-cell office:value-type="float" office:value="0.000830999" calcext:value-type="float">
            <text:p>0.000830999</text:p>
          </table:table-cell>
          <table:table-cell office:value-type="float" office:value="0.000865491" calcext:value-type="float">
            <text:p>0.000865491</text:p>
          </table:table-cell>
          <table:table-cell office:value-type="float" office:value="0.000776498" calcext:value-type="float">
            <text:p>0.000776498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89721055" calcext:value-type="float">
            <text:p>24.089721055</text:p>
          </table:table-cell>
          <table:table-cell office:value-type="float" office:value="24.068779242" calcext:value-type="float">
            <text:p>24.068779242</text:p>
          </table:table-cell>
          <table:table-cell office:value-type="float" office:value="24.089202265" calcext:value-type="float">
            <text:p>24.089202265</text:p>
          </table:table-cell>
          <table:table-cell office:value-type="float" office:value="24.090054244" calcext:value-type="float">
            <text:p>24.090054244</text:p>
          </table:table-cell>
          <table:table-cell office:value-type="float" office:value="24.087856034" calcext:value-type="float">
            <text:p>24.087856034</text:p>
          </table:table-cell>
          <table:table-cell office:value-type="float" office:value="25.070539973" calcext:value-type="float">
            <text:p>25.070539973</text:p>
          </table:table-cell>
          <table:table-cell/>
          <table:table-cell office:value-type="float" office:value="0.021596598" calcext:value-type="float">
            <text:p>0.021596598</text:p>
          </table:table-cell>
          <table:table-cell office:value-type="float" office:value="0.000106259" calcext:value-type="float">
            <text:p>0.000106259</text:p>
          </table:table-cell>
          <table:table-cell office:value-type="float" office:value="0.021064222" calcext:value-type="float">
            <text:p>0.021064222</text:p>
          </table:table-cell>
          <table:table-cell office:value-type="float" office:value="0.021938513" calcext:value-type="float">
            <text:p>0.021938513</text:p>
          </table:table-cell>
          <table:table-cell office:value-type="float" office:value="0.019682734" calcext:value-type="float">
            <text:p>0.019682734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<text:s/>2019-12-03 11:15:16</text:p>
          </table:table-cell>
          <table:table-cell office:value-type="float" office:value="24.06868" calcext:value-type="float">
            <text:p>24.06868</text:p>
          </table:table-cell>
          <table:table-cell office:value-type="string" calcext:value-type="string">
            <text:p><text:s/></text:p>
          </table:table-cell>
          <table:table-cell office:value-type="float" office:value="0.137611048" calcext:value-type="float">
            <text:p>0.137611048</text:p>
          </table:table-cell>
          <table:table-cell office:value-type="float" office:value="0.033649806" calcext:value-type="float">
            <text:p>0.033649806</text:p>
          </table:table-cell>
          <table:table-cell office:value-type="float" office:value="0.134423987" calcext:value-type="float">
            <text:p>0.134423987</text:p>
          </table:table-cell>
          <table:table-cell office:value-type="float" office:value="0.139309184" calcext:value-type="float">
            <text:p>0.139309184</text:p>
          </table:table-cell>
          <table:table-cell office:value-type="float" office:value="0.128529087" calcext:value-type="float">
            <text:p>0.12852908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4273" calcext:value-type="float">
            <text:p>0.001124273</text:p>
          </table:table-cell>
          <table:table-cell office:value-type="float" office:value="0.000274917" calcext:value-type="float">
            <text:p>0.000274917</text:p>
          </table:table-cell>
          <table:table-cell office:value-type="float" office:value="0.001098235" calcext:value-type="float">
            <text:p>0.001098235</text:p>
          </table:table-cell>
          <table:table-cell office:value-type="float" office:value="0.001138147" calcext:value-type="float">
            <text:p>0.001138147</text:p>
          </table:table-cell>
          <table:table-cell office:value-type="float" office:value="0.001050074" calcext:value-type="float">
            <text:p>0.00105007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2094" calcext:value-type="float">
            <text:p>0.000852094</text:p>
          </table:table-cell>
          <table:table-cell office:value-type="float" office:value="0.000002738" calcext:value-type="float">
            <text:p>2.738E-06</text:p>
          </table:table-cell>
          <table:table-cell office:value-type="float" office:value="0.000826056" calcext:value-type="float">
            <text:p>0.000826056</text:p>
          </table:table-cell>
          <table:table-cell office:value-type="float" office:value="0.000865968" calcext:value-type="float">
            <text:p>0.000865968</text:p>
          </table:table-cell>
          <table:table-cell office:value-type="float" office:value="0.000777895" calcext:value-type="float">
            <text:p>0.000777895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8972334" calcext:value-type="float">
            <text:p>24.08972334</text:p>
          </table:table-cell>
          <table:table-cell office:value-type="float" office:value="24.068743276" calcext:value-type="float">
            <text:p>24.068743276</text:p>
          </table:table-cell>
          <table:table-cell office:value-type="float" office:value="24.089080176" calcext:value-type="float">
            <text:p>24.089080176</text:p>
          </table:table-cell>
          <table:table-cell office:value-type="float" office:value="24.090066032" calcext:value-type="float">
            <text:p>24.090066032</text:p>
          </table:table-cell>
          <table:table-cell office:value-type="float" office:value="24.087890556" calcext:value-type="float">
            <text:p>24.087890556</text:p>
          </table:table-cell>
          <table:table-cell office:value-type="float" office:value="25.070539973" calcext:value-type="float">
            <text:p>25.070539973</text:p>
          </table:table-cell>
          <table:table-cell/>
          <table:table-cell office:value-type="float" office:value="0.021598943" calcext:value-type="float">
            <text:p>0.021598943</text:p>
          </table:table-cell>
          <table:table-cell office:value-type="float" office:value="0.000069351" calcext:value-type="float">
            <text:p>6.9351E-05</text:p>
          </table:table-cell>
          <table:table-cell office:value-type="float" office:value="0.020938935" calcext:value-type="float">
            <text:p>0.020938935</text:p>
          </table:table-cell>
          <table:table-cell office:value-type="float" office:value="0.021950609" calcext:value-type="float">
            <text:p>0.021950609</text:p>
          </table:table-cell>
          <table:table-cell office:value-type="float" office:value="0.01971816" calcext:value-type="float">
            <text:p>0.01971816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 office:value-type="string" calcext:value-type="string">
            <text:p>Seconds</text:p>
          </table:table-cell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TempC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ad2</text:p>
          </table:table-cell>
          <table:table-cell office:value-type="string" calcext:value-type="string">
            <text:p><text:s/>ad3</text:p>
          </table:table-cell>
          <table:table-cell office:value-type="string" calcext:value-type="string">
            <text:p><text:s/>ad4</text:p>
          </table:table-cell>
          <table:table-cell office:value-type="string" calcext:value-type="string">
            <text:p><text:s/>ad5</text:p>
          </table:table-cell>
          <table:table-cell office:value-type="string" calcext:value-type="string">
            <text:p><text:s/>ad6</text:p>
          </table:table-cell>
          <table:table-cell office:value-type="string" calcext:value-type="string">
            <text:p><text:s/>ad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m1.0</text:p>
          </table:table-cell>
          <table:table-cell office:value-type="string" calcext:value-type="string">
            <text:p><text:s/>m1.1</text:p>
          </table:table-cell>
          <table:table-cell office:value-type="string" calcext:value-type="string">
            <text:p><text:s/>m1.2</text:p>
          </table:table-cell>
          <table:table-cell office:value-type="string" calcext:value-type="string">
            <text:p><text:s/>m1.3</text:p>
          </table:table-cell>
          <table:table-cell office:value-type="string" calcext:value-type="string">
            <text:p><text:s/>m1.4</text:p>
          </table:table-cell>
          <table:table-cell office:value-type="string" calcext:value-type="string">
            <text:p><text:s/>m1.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mv.0</text:p>
          </table:table-cell>
          <table:table-cell office:value-type="string" calcext:value-type="string">
            <text:p><text:s/>mv.1</text:p>
          </table:table-cell>
          <table:table-cell office:value-type="string" calcext:value-type="string">
            <text:p><text:s/>mv.2</text:p>
          </table:table-cell>
          <table:table-cell office:value-type="string" calcext:value-type="string">
            <text:p><text:s/>mv.3</text:p>
          </table:table-cell>
          <table:table-cell office:value-type="string" calcext:value-type="string">
            <text:p><text:s/>mv.4</text:p>
          </table:table-cell>
          <table:table-cell office:value-type="string" calcext:value-type="string">
            <text:p><text:s/>mv.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KR.0</text:p>
          </table:table-cell>
          <table:table-cell office:value-type="string" calcext:value-type="string">
            <text:p><text:s/>KR.1</text:p>
          </table:table-cell>
          <table:table-cell office:value-type="string" calcext:value-type="string">
            <text:p><text:s/>KR.2</text:p>
          </table:table-cell>
          <table:table-cell office:value-type="string" calcext:value-type="string">
            <text:p><text:s/>KR.3</text:p>
          </table:table-cell>
          <table:table-cell office:value-type="string" calcext:value-type="string">
            <text:p><text:s/>KR.4</text:p>
          </table:table-cell>
          <table:table-cell office:value-type="string" calcext:value-type="string">
            <text:p><text:s/>KR.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K0.0</text:p>
          </table:table-cell>
          <table:table-cell office:value-type="string" calcext:value-type="string">
            <text:p><text:s/>K0.1</text:p>
          </table:table-cell>
          <table:table-cell office:value-type="string" calcext:value-type="string">
            <text:p><text:s/>K0.2</text:p>
          </table:table-cell>
          <table:table-cell office:value-type="string" calcext:value-type="string">
            <text:p><text:s/>K0.3</text:p>
          </table:table-cell>
          <table:table-cell office:value-type="string" calcext:value-type="string">
            <text:p><text:s/>K0.4</text:p>
          </table:table-cell>
          <table:table-cell office:value-type="string" calcext:value-type="string">
            <text:p><text:s/>K0.5</text:p>
          </table:table-cell>
        </table:table-row>
        <table:table-row table:style-name="ro1">
          <table:table-cell/>
          <table:table-cell table:style-name="Default" office:value-type="string" calcext:value-type="string">
            <text:p>dataMax</text:p>
          </table:table-cell>
          <table:table-cell office:value-type="float" office:value="24.346643488" calcext:value-type="float">
            <text:p>24.346643488</text:p>
          </table:table-cell>
          <table:table-cell/>
          <table:table-cell office:value-type="float" office:value="0.138283388" calcext:value-type="float">
            <text:p>0.138283388</text:p>
          </table:table-cell>
          <table:table-cell office:value-type="float" office:value="0.035806303" calcext:value-type="float">
            <text:p>0.035806303</text:p>
          </table:table-cell>
          <table:table-cell office:value-type="float" office:value="0.135324017" calcext:value-type="float">
            <text:p>0.135324017</text:p>
          </table:table-cell>
          <table:table-cell office:value-type="float" office:value="0.142734664" calcext:value-type="float">
            <text:p>0.142734664</text:p>
          </table:table-cell>
          <table:table-cell office:value-type="float" office:value="0.129550115" calcext:value-type="float">
            <text:p>0.12955011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9766" calcext:value-type="float">
            <text:p>0.001129766</text:p>
          </table:table-cell>
          <table:table-cell office:value-type="float" office:value="0.000292535" calcext:value-type="float">
            <text:p>0.000292535</text:p>
          </table:table-cell>
          <table:table-cell office:value-type="float" office:value="0.001105588" calcext:value-type="float">
            <text:p>0.001105588</text:p>
          </table:table-cell>
          <table:table-cell office:value-type="float" office:value="0.001166133" calcext:value-type="float">
            <text:p>0.001166133</text:p>
          </table:table-cell>
          <table:table-cell office:value-type="float" office:value="0.001058416" calcext:value-type="float">
            <text:p>0.00105841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57587" calcext:value-type="float">
            <text:p>0.000857587</text:p>
          </table:table-cell>
          <table:table-cell office:value-type="float" office:value="0.000020356" calcext:value-type="float">
            <text:p>2.0356E-05</text:p>
          </table:table-cell>
          <table:table-cell office:value-type="float" office:value="0.00083341" calcext:value-type="float">
            <text:p>0.00083341</text:p>
          </table:table-cell>
          <table:table-cell office:value-type="float" office:value="0.000893954" calcext:value-type="float">
            <text:p>0.000893954</text:p>
          </table:table-cell>
          <table:table-cell office:value-type="float" office:value="0.000786237" calcext:value-type="float">
            <text:p>0.000786237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367815617" calcext:value-type="float">
            <text:p>24.367815617</text:p>
          </table:table-cell>
          <table:table-cell office:value-type="float" office:value="24.347029059" calcext:value-type="float">
            <text:p>24.347029059</text:p>
          </table:table-cell>
          <table:table-cell office:value-type="float" office:value="24.367052842" calcext:value-type="float">
            <text:p>24.367052842</text:p>
          </table:table-cell>
          <table:table-cell office:value-type="float" office:value="24.368529327" calcext:value-type="float">
            <text:p>24.368529327</text:p>
          </table:table-cell>
          <table:table-cell office:value-type="float" office:value="24.366036449" calcext:value-type="float">
            <text:p>24.366036449</text:p>
          </table:table-cell>
          <table:table-cell office:value-type="float" office:value="25.34825665" calcext:value-type="float">
            <text:p>25.34825665</text:p>
          </table:table-cell>
          <table:table-cell/>
          <table:table-cell office:value-type="float" office:value="0.021738178" calcext:value-type="float">
            <text:p>0.021738178</text:p>
          </table:table-cell>
          <table:table-cell office:value-type="float" office:value="0.000515951" calcext:value-type="float">
            <text:p>0.000515951</text:p>
          </table:table-cell>
          <table:table-cell office:value-type="float" office:value="0.021125322" calcext:value-type="float">
            <text:p>0.021125322</text:p>
          </table:table-cell>
          <table:table-cell office:value-type="float" office:value="0.02265999" calcext:value-type="float">
            <text:p>0.02265999</text:p>
          </table:table-cell>
          <table:table-cell office:value-type="float" office:value="0.019929605" calcext:value-type="float">
            <text:p>0.019929605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/>
          <table:table-cell table:style-name="Default" office:value-type="string" calcext:value-type="string">
            <text:p>dataMin</text:p>
          </table:table-cell>
          <table:table-cell office:value-type="float" office:value="23.982758492" calcext:value-type="float">
            <text:p>23.982758492</text:p>
          </table:table-cell>
          <table:table-cell/>
          <table:table-cell office:value-type="float" office:value="0.135767476" calcext:value-type="float">
            <text:p>0.135767476</text:p>
          </table:table-cell>
          <table:table-cell office:value-type="float" office:value="0.033196811" calcext:value-type="float">
            <text:p>0.033196811</text:p>
          </table:table-cell>
          <table:table-cell office:value-type="float" office:value="0.133982317" calcext:value-type="float">
            <text:p>0.133982317</text:p>
          </table:table-cell>
          <table:table-cell office:value-type="float" office:value="0.138838308" calcext:value-type="float">
            <text:p>0.138838308</text:p>
          </table:table-cell>
          <table:table-cell office:value-type="float" office:value="0.127093211" calcext:value-type="float">
            <text:p>0.1270932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9211" calcext:value-type="float">
            <text:p>0.001109211</text:p>
          </table:table-cell>
          <table:table-cell office:value-type="float" office:value="0.000271216" calcext:value-type="float">
            <text:p>0.000271216</text:p>
          </table:table-cell>
          <table:table-cell office:value-type="float" office:value="0.001094627" calcext:value-type="float">
            <text:p>0.001094627</text:p>
          </table:table-cell>
          <table:table-cell office:value-type="float" office:value="0.0011343" calcext:value-type="float">
            <text:p>0.0011343</text:p>
          </table:table-cell>
          <table:table-cell office:value-type="float" office:value="0.001038343" calcext:value-type="float">
            <text:p>0.00103834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37033" calcext:value-type="float">
            <text:p>0.000837033</text:p>
          </table:table-cell>
          <table:table-cell office:value-type="float" office:value="-0.000000963" calcext:value-type="float">
            <text:p>-9.63E-07</text:p>
          </table:table-cell>
          <table:table-cell office:value-type="float" office:value="0.000822448" calcext:value-type="float">
            <text:p>0.000822448</text:p>
          </table:table-cell>
          <table:table-cell office:value-type="float" office:value="0.000862121" calcext:value-type="float">
            <text:p>0.000862121</text:p>
          </table:table-cell>
          <table:table-cell office:value-type="float" office:value="0.000766164" calcext:value-type="float">
            <text:p>0.000766164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003700652" calcext:value-type="float">
            <text:p>24.003700652</text:p>
          </table:table-cell>
          <table:table-cell office:value-type="float" office:value="23.982857404" calcext:value-type="float">
            <text:p>23.982857404</text:p>
          </table:table-cell>
          <table:table-cell office:value-type="float" office:value="24.003287561" calcext:value-type="float">
            <text:p>24.003287561</text:p>
          </table:table-cell>
          <table:table-cell office:value-type="float" office:value="24.004279629" calcext:value-type="float">
            <text:p>24.004279629</text:p>
          </table:table-cell>
          <table:table-cell office:value-type="float" office:value="24.00190249" calcext:value-type="float">
            <text:p>24.00190249</text:p>
          </table:table-cell>
          <table:table-cell office:value-type="float" office:value="24.984700681" calcext:value-type="float">
            <text:p>24.984700681</text:p>
          </table:table-cell>
          <table:table-cell/>
          <table:table-cell office:value-type="float" office:value="0.021217158" calcext:value-type="float">
            <text:p>0.021217158</text:p>
          </table:table-cell>
          <table:table-cell office:value-type="float" office:value="-0.000024412" calcext:value-type="float">
            <text:p>-2.4412E-05</text:p>
          </table:table-cell>
          <table:table-cell office:value-type="float" office:value="0.02084747" calcext:value-type="float">
            <text:p>0.02084747</text:p>
          </table:table-cell>
          <table:table-cell office:value-type="float" office:value="0.021853096" calcext:value-type="float">
            <text:p>0.021853096</text:p>
          </table:table-cell>
          <table:table-cell office:value-type="float" office:value="0.019420804" calcext:value-type="float">
            <text:p>0.019420804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/>
          <table:table-cell table:style-name="Default" office:value-type="string" calcext:value-type="string">
            <text:p>dataMean</text:p>
          </table:table-cell>
          <table:table-cell office:value-type="float" office:value="24.175667951" calcext:value-type="float">
            <text:p>24.175667951</text:p>
          </table:table-cell>
          <table:table-cell/>
          <table:table-cell office:value-type="float" office:value="0.137156996" calcext:value-type="float">
            <text:p>0.137156996</text:p>
          </table:table-cell>
          <table:table-cell office:value-type="float" office:value="0.034089855" calcext:value-type="float">
            <text:p>0.034089855</text:p>
          </table:table-cell>
          <table:table-cell office:value-type="float" office:value="0.134671813" calcext:value-type="float">
            <text:p>0.134671813</text:p>
          </table:table-cell>
          <table:table-cell office:value-type="float" office:value="0.140999216" calcext:value-type="float">
            <text:p>0.140999216</text:p>
          </table:table-cell>
          <table:table-cell office:value-type="float" office:value="0.128424347" calcext:value-type="float">
            <text:p>0.12842434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0564" calcext:value-type="float">
            <text:p>0.001120564</text:p>
          </table:table-cell>
          <table:table-cell office:value-type="float" office:value="0.000278512" calcext:value-type="float">
            <text:p>0.000278512</text:p>
          </table:table-cell>
          <table:table-cell office:value-type="float" office:value="0.00110026" calcext:value-type="float">
            <text:p>0.00110026</text:p>
          </table:table-cell>
          <table:table-cell office:value-type="float" office:value="0.001151954" calcext:value-type="float">
            <text:p>0.001151954</text:p>
          </table:table-cell>
          <table:table-cell office:value-type="float" office:value="0.001049219" calcext:value-type="float">
            <text:p>0.00104921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8385" calcext:value-type="float">
            <text:p>0.000848385</text:p>
          </table:table-cell>
          <table:table-cell office:value-type="float" office:value="0.000006333" calcext:value-type="float">
            <text:p>6.333E-06</text:p>
          </table:table-cell>
          <table:table-cell office:value-type="float" office:value="0.000828081" calcext:value-type="float">
            <text:p>0.000828081</text:p>
          </table:table-cell>
          <table:table-cell office:value-type="float" office:value="0.000879776" calcext:value-type="float">
            <text:p>0.000879776</text:p>
          </table:table-cell>
          <table:table-cell office:value-type="float" office:value="0.00077704" calcext:value-type="float">
            <text:p>0.00077704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196621972" calcext:value-type="float">
            <text:p>24.196621972</text:p>
          </table:table-cell>
          <table:table-cell office:value-type="float" office:value="24.175824372" calcext:value-type="float">
            <text:p>24.175824372</text:p>
          </table:table-cell>
          <table:table-cell office:value-type="float" office:value="24.196120503" calcext:value-type="float">
            <text:p>24.196120503</text:p>
          </table:table-cell>
          <table:table-cell office:value-type="float" office:value="24.19739727" calcext:value-type="float">
            <text:p>24.19739727</text:p>
          </table:table-cell>
          <table:table-cell office:value-type="float" office:value="24.19485985" calcext:value-type="float">
            <text:p>24.19485985</text:p>
          </table:table-cell>
          <table:table-cell office:value-type="float" office:value="25.177435545" calcext:value-type="float">
            <text:p>25.177435545</text:p>
          </table:table-cell>
          <table:table-cell/>
          <table:table-cell office:value-type="float" office:value="0.021504913" calcext:value-type="float">
            <text:p>0.021504913</text:p>
          </table:table-cell>
          <table:table-cell office:value-type="float" office:value="0.000160486" calcext:value-type="float">
            <text:p>0.000160486</text:p>
          </table:table-cell>
          <table:table-cell office:value-type="float" office:value="0.020990257" calcext:value-type="float">
            <text:p>0.020990257</text:p>
          </table:table-cell>
          <table:table-cell office:value-type="float" office:value="0.022300597" calcext:value-type="float">
            <text:p>0.022300597</text:p>
          </table:table-cell>
          <table:table-cell office:value-type="float" office:value="0.019696469" calcext:value-type="float">
            <text:p>0.019696469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/>
          <table:table-cell table:style-name="Default" office:value-type="string" calcext:value-type="string">
            <text:p>dataMedian</text:p>
          </table:table-cell>
          <table:table-cell office:value-type="float" office:value="24.195024556" calcext:value-type="float">
            <text:p>24.195024556</text:p>
          </table:table-cell>
          <table:table-cell/>
          <table:table-cell office:value-type="float" office:value="0.137169974" calcext:value-type="float">
            <text:p>0.137169974</text:p>
          </table:table-cell>
          <table:table-cell office:value-type="float" office:value="0.033825044" calcext:value-type="float">
            <text:p>0.033825044</text:p>
          </table:table-cell>
          <table:table-cell office:value-type="float" office:value="0.134668068" calcext:value-type="float">
            <text:p>0.134668068</text:p>
          </table:table-cell>
          <table:table-cell office:value-type="float" office:value="0.141137855" calcext:value-type="float">
            <text:p>0.141137855</text:p>
          </table:table-cell>
          <table:table-cell office:value-type="float" office:value="0.128407792" calcext:value-type="float">
            <text:p>0.12840779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067" calcext:value-type="float">
            <text:p>0.00112067</text:p>
          </table:table-cell>
          <table:table-cell office:value-type="float" office:value="0.000276348" calcext:value-type="float">
            <text:p>0.000276348</text:p>
          </table:table-cell>
          <table:table-cell office:value-type="float" office:value="0.001100229" calcext:value-type="float">
            <text:p>0.001100229</text:p>
          </table:table-cell>
          <table:table-cell office:value-type="float" office:value="0.001153087" calcext:value-type="float">
            <text:p>0.001153087</text:p>
          </table:table-cell>
          <table:table-cell office:value-type="float" office:value="0.001049083" calcext:value-type="float">
            <text:p>0.00104908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8491" calcext:value-type="float">
            <text:p>0.000848491</text:p>
          </table:table-cell>
          <table:table-cell office:value-type="float" office:value="0.00000417" calcext:value-type="float">
            <text:p>4.17E-06</text:p>
          </table:table-cell>
          <table:table-cell office:value-type="float" office:value="0.00082805" calcext:value-type="float">
            <text:p>0.00082805</text:p>
          </table:table-cell>
          <table:table-cell office:value-type="float" office:value="0.000880908" calcext:value-type="float">
            <text:p>0.000880908</text:p>
          </table:table-cell>
          <table:table-cell office:value-type="float" office:value="0.000776904" calcext:value-type="float">
            <text:p>0.000776904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215944386" calcext:value-type="float">
            <text:p>24.215944386</text:p>
          </table:table-cell>
          <table:table-cell office:value-type="float" office:value="24.195139806" calcext:value-type="float">
            <text:p>24.195139806</text:p>
          </table:table-cell>
          <table:table-cell office:value-type="float" office:value="24.215456205" calcext:value-type="float">
            <text:p>24.215456205</text:p>
          </table:table-cell>
          <table:table-cell office:value-type="float" office:value="24.216822546" calcext:value-type="float">
            <text:p>24.216822546</text:p>
          </table:table-cell>
          <table:table-cell office:value-type="float" office:value="24.21422577" calcext:value-type="float">
            <text:p>24.21422577</text:p>
          </table:table-cell>
          <table:table-cell office:value-type="float" office:value="25.196774576" calcext:value-type="float">
            <text:p>25.196774576</text:p>
          </table:table-cell>
          <table:table-cell/>
          <table:table-cell office:value-type="float" office:value="0.021507601" calcext:value-type="float">
            <text:p>0.021507601</text:p>
          </table:table-cell>
          <table:table-cell office:value-type="float" office:value="0.000105642" calcext:value-type="float">
            <text:p>0.000105642</text:p>
          </table:table-cell>
          <table:table-cell office:value-type="float" office:value="0.020989482" calcext:value-type="float">
            <text:p>0.020989482</text:p>
          </table:table-cell>
          <table:table-cell office:value-type="float" office:value="0.022329308" calcext:value-type="float">
            <text:p>0.022329308</text:p>
          </table:table-cell>
          <table:table-cell office:value-type="float" office:value="0.019693041" calcext:value-type="float">
            <text:p>0.019693041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/>
          <table:table-cell table:style-name="Default" office:value-type="string" calcext:value-type="string">
            <text:p>dataAverage</text:p>
          </table:table-cell>
          <table:table-cell office:value-type="float" office:value="24.175667951" calcext:value-type="float">
            <text:p>24.175667951</text:p>
          </table:table-cell>
          <table:table-cell/>
          <table:table-cell office:value-type="float" office:value="0.137156996" calcext:value-type="float">
            <text:p>0.137156996</text:p>
          </table:table-cell>
          <table:table-cell office:value-type="float" office:value="0.034089855" calcext:value-type="float">
            <text:p>0.034089855</text:p>
          </table:table-cell>
          <table:table-cell office:value-type="float" office:value="0.134671813" calcext:value-type="float">
            <text:p>0.134671813</text:p>
          </table:table-cell>
          <table:table-cell office:value-type="float" office:value="0.140999216" calcext:value-type="float">
            <text:p>0.140999216</text:p>
          </table:table-cell>
          <table:table-cell office:value-type="float" office:value="0.128424347" calcext:value-type="float">
            <text:p>0.12842434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0564" calcext:value-type="float">
            <text:p>0.001120564</text:p>
          </table:table-cell>
          <table:table-cell office:value-type="float" office:value="0.000278512" calcext:value-type="float">
            <text:p>0.000278512</text:p>
          </table:table-cell>
          <table:table-cell office:value-type="float" office:value="0.00110026" calcext:value-type="float">
            <text:p>0.00110026</text:p>
          </table:table-cell>
          <table:table-cell office:value-type="float" office:value="0.001151954" calcext:value-type="float">
            <text:p>0.001151954</text:p>
          </table:table-cell>
          <table:table-cell office:value-type="float" office:value="0.001049219" calcext:value-type="float">
            <text:p>0.00104921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848385" calcext:value-type="float">
            <text:p>0.000848385</text:p>
          </table:table-cell>
          <table:table-cell office:value-type="float" office:value="0.000006333" calcext:value-type="float">
            <text:p>6.333E-06</text:p>
          </table:table-cell>
          <table:table-cell office:value-type="float" office:value="0.000828081" calcext:value-type="float">
            <text:p>0.000828081</text:p>
          </table:table-cell>
          <table:table-cell office:value-type="float" office:value="0.000879776" calcext:value-type="float">
            <text:p>0.000879776</text:p>
          </table:table-cell>
          <table:table-cell office:value-type="float" office:value="0.00077704" calcext:value-type="float">
            <text:p>0.00077704</text:p>
          </table:table-cell>
          <table:table-cell office:value-type="float" office:value="0.040577494" calcext:value-type="float">
            <text:p>0.040577494</text:p>
          </table:table-cell>
          <table:table-cell/>
          <table:table-cell office:value-type="float" office:value="24.196621972" calcext:value-type="float">
            <text:p>24.196621972</text:p>
          </table:table-cell>
          <table:table-cell office:value-type="float" office:value="24.175824372" calcext:value-type="float">
            <text:p>24.175824372</text:p>
          </table:table-cell>
          <table:table-cell office:value-type="float" office:value="24.196120503" calcext:value-type="float">
            <text:p>24.196120503</text:p>
          </table:table-cell>
          <table:table-cell office:value-type="float" office:value="24.19739727" calcext:value-type="float">
            <text:p>24.19739727</text:p>
          </table:table-cell>
          <table:table-cell office:value-type="float" office:value="24.19485985" calcext:value-type="float">
            <text:p>24.19485985</text:p>
          </table:table-cell>
          <table:table-cell office:value-type="float" office:value="25.177435545" calcext:value-type="float">
            <text:p>25.177435545</text:p>
          </table:table-cell>
          <table:table-cell/>
          <table:table-cell office:value-type="float" office:value="0.021504913" calcext:value-type="float">
            <text:p>0.021504913</text:p>
          </table:table-cell>
          <table:table-cell office:value-type="float" office:value="0.000160486" calcext:value-type="float">
            <text:p>0.000160486</text:p>
          </table:table-cell>
          <table:table-cell office:value-type="float" office:value="0.020990257" calcext:value-type="float">
            <text:p>0.020990257</text:p>
          </table:table-cell>
          <table:table-cell office:value-type="float" office:value="0.022300597" calcext:value-type="float">
            <text:p>0.022300597</text:p>
          </table:table-cell>
          <table:table-cell office:value-type="float" office:value="0.019696469" calcext:value-type="float">
            <text:p>0.019696469</text:p>
          </table:table-cell>
          <table:table-cell office:value-type="float" office:value="1.02792506" calcext:value-type="float">
            <text:p>1.02792506</text:p>
          </table:table-cell>
        </table:table-row>
        <table:table-row table:style-name="ro1">
          <table:table-cell/>
          <table:table-cell table:style-name="Default" office:value-type="string" calcext:value-type="string">
            <text:p>dataStdDev</text:p>
          </table:table-cell>
          <table:table-cell office:value-type="float" office:value="0.102314597" calcext:value-type="float">
            <text:p>0.102314597</text:p>
          </table:table-cell>
          <table:table-cell/>
          <table:table-cell office:value-type="float" office:value="0.00051964" calcext:value-type="float">
            <text:p>0.00051964</text:p>
          </table:table-cell>
          <table:table-cell office:value-type="float" office:value="0.000709793" calcext:value-type="float">
            <text:p>0.000709793</text:p>
          </table:table-cell>
          <table:table-cell office:value-type="float" office:value="0.000329624" calcext:value-type="float">
            <text:p>0.000329624</text:p>
          </table:table-cell>
          <table:table-cell office:value-type="float" office:value="0.000885322" calcext:value-type="float">
            <text:p>0.000885322</text:p>
          </table:table-cell>
          <table:table-cell office:value-type="float" office:value="0.000558532" calcext:value-type="float">
            <text:p>0.0005585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0004245" calcext:value-type="float">
            <text:p>4.245E-06</text:p>
          </table:table-cell>
          <table:table-cell office:value-type="float" office:value="0.000005799" calcext:value-type="float">
            <text:p>5.799E-06</text:p>
          </table:table-cell>
          <table:table-cell office:value-type="float" office:value="0.000002693" calcext:value-type="float">
            <text:p>2.693E-06</text:p>
          </table:table-cell>
          <table:table-cell office:value-type="float" office:value="0.000007233" calcext:value-type="float">
            <text:p>7.233E-06</text:p>
          </table:table-cell>
          <table:table-cell office:value-type="float" office:value="0.000004563" calcext:value-type="float">
            <text:p>4.563E-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0004245" calcext:value-type="float">
            <text:p>4.245E-06</text:p>
          </table:table-cell>
          <table:table-cell office:value-type="float" office:value="0.000005799" calcext:value-type="float">
            <text:p>5.799E-06</text:p>
          </table:table-cell>
          <table:table-cell office:value-type="float" office:value="0.000002693" calcext:value-type="float">
            <text:p>2.693E-06</text:p>
          </table:table-cell>
          <table:table-cell office:value-type="float" office:value="0.000007233" calcext:value-type="float">
            <text:p>7.233E-06</text:p>
          </table:table-cell>
          <table:table-cell office:value-type="float" office:value="0.000004563" calcext:value-type="float">
            <text:p>4.563E-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102348708" calcext:value-type="float">
            <text:p>0.102348708</text:p>
          </table:table-cell>
          <table:table-cell office:value-type="float" office:value="0.102295156" calcext:value-type="float">
            <text:p>0.102295156</text:p>
          </table:table-cell>
          <table:table-cell office:value-type="float" office:value="0.102307581" calcext:value-type="float">
            <text:p>0.102307581</text:p>
          </table:table-cell>
          <table:table-cell office:value-type="float" office:value="0.102385823" calcext:value-type="float">
            <text:p>0.102385823</text:p>
          </table:table-cell>
          <table:table-cell office:value-type="float" office:value="0.102371738" calcext:value-type="float">
            <text:p>0.102371738</text:p>
          </table:table-cell>
          <table:table-cell office:value-type="float" office:value="0.102222071" calcext:value-type="float">
            <text:p>0.102222071</text:p>
          </table:table-cell>
          <table:table-cell/>
          <table:table-cell office:value-type="float" office:value="0.000107612" calcext:value-type="float">
            <text:p>0.000107612</text:p>
          </table:table-cell>
          <table:table-cell office:value-type="float" office:value="0.000146992" calcext:value-type="float">
            <text:p>0.000146992</text:p>
          </table:table-cell>
          <table:table-cell office:value-type="float" office:value="0.000068262" calcext:value-type="float">
            <text:p>6.8262E-05</text:p>
          </table:table-cell>
          <table:table-cell office:value-type="float" office:value="0.000183341" calcext:value-type="float">
            <text:p>0.000183341</text:p>
          </table:table-cell>
          <table:table-cell office:value-type="float" office:value="0.000115667" calcext:value-type="float">
            <text:p>0.000115667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ARM_EABI LibreOffice_project/20m0$Build-2</meta:generator>
    <dc:date>2019-12-03T11:27:14.198407486</dc:date>
    <meta:editing-duration>PT3M6S</meta:editing-duration>
    <meta:editing-cycles>1</meta:editing-cycles>
    <meta:document-statistic meta:table-count="1" meta:cell-count="20668" meta:object-count="0"/>
  </office:meta>
</office:document-meta>
</file>